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6.69395833333333cm"/>
    </style:style>
    <style:style style:name="co10" style:family="table-column">
      <style:table-column-properties fo:break-before="auto" style:column-width="7.43479166666667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Input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office:value-type="string" table:style-name="ce3">
            <text:p>Parsed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table:style-name="ce6"/>
          <table:table-cell table:number-columns-repeated="16377"/>
        </table:table-row>
        <table:table-row table:style-name="ro1">
          <table:table-cell table:number-columns-repeated="2" table:style-name="ce3"/>
          <table:table-cell office:value-type="float" office:value="142" table:formula="of:=SUMIF([.C3:.C6]; &quot;&lt;&gt;#Value!&quot;)" table:style-name="ce5">
            <text:p>142</text:p>
          </table:table-cell>
          <table:table-cell table:number-columns-repeated="2" table:style-name="ce4"/>
          <table:table-cell office:value-type="float" office:value="142" table:formula="of:=SUMIF([.F3:.F6]; &quot;&lt;&gt;#Value!&quot;)" table:style-name="ce5">
            <text:p>142</text:p>
          </table:table-cell>
          <table:table-cell office:value-type="float" office:value="142" table:formula="of:=SUMIF([.G3:.G6]; &quot;&lt;&gt;#Value!&quot;)" table:style-name="ce2">
            <text:p>1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abc2</text:p>
          </table:table-cell>
          <table:table-cell office:value-type="string" office:string-value="12" table:formula="of:=COM.MICROSOFT.TEXTJOIN(&quot;&quot;;TRUE;IFERROR(MID([.A3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3];1)*10+RIGHT([.B3];1)" table:style-name="ce1">
            <text:p>12</text:p>
          </table:table-cell>
          <table:table-cell office:value-type="string" office:string-value="1abc2" table:formula="of:=COM.MICROSOFT.REDUCE([.A3];[NumberText.$A$1]:[NumberText.$A$9];COM.MICROSOFT.LAMBDA(_xlpm.a;_xlpm.b;SUBSTITUTE(_xlpm.a;_xlpm.b;VLOOKUP(_xlpm.b;[NumberText.$A$1:.$B$9];2;FALSE))))" table:number-matrix-columns-spanned="1" table:number-matrix-rows-spanned="1" table:style-name="ce1">
            <text:p>1abc2</text:p>
          </table:table-cell>
          <table:table-cell office:value-type="string" office:string-value="12" table:formula="of:=COM.MICROSOFT.TEXTJOIN(&quot;&quot;;TRUE;IFERROR(MID([.D3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E3];1)*10+RIGHT([.E3];1)" table:style-name="ce1">
            <text:p>12</text:p>
          </table:table-cell>
          <table:table-cell office:value-type="float" office:value="12" table:formula="of:=LEFT([.F3];1)*10+RIGHT([.F3];1)" table:style-name="ce1">
            <text:p>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qr3stu8vwx</text:p>
          </table:table-cell>
          <table:table-cell office:value-type="string" office:string-value="38" table:formula="of:=COM.MICROSOFT.TEXTJOIN(&quot;&quot;;TRUE;IFERROR(MID([.A4];ROW(INDIRECT(&quot;1:100&quot;));1)+0;&quot;&quot;))" table:number-matrix-columns-spanned="1" table:number-matrix-rows-spanned="1" table:style-name="ce1">
            <text:p>38</text:p>
          </table:table-cell>
          <table:table-cell office:value-type="float" office:value="38" table:formula="of:=LEFT([.B4];1)*10+RIGHT([.B4];1)" table:style-name="ce1">
            <text:p>38</text:p>
          </table:table-cell>
          <table:table-cell office:value-type="string" office:string-value="pqr3stu8vwx" table:formula="of:=COM.MICROSOFT.REDUCE([.A4];[NumberText.$A$1]:[NumberText.$A$9];COM.MICROSOFT.LAMBDA(_xlpm.a;_xlpm.b;SUBSTITUTE(_xlpm.a;_xlpm.b;VLOOKUP(_xlpm.b;[NumberText.$A$1:.$B$9];2;FALSE))))" table:number-matrix-columns-spanned="1" table:number-matrix-rows-spanned="1" table:style-name="ce1">
            <text:p>pqr3stu8vwx</text:p>
          </table:table-cell>
          <table:table-cell office:value-type="string" office:string-value="38" table:formula="of:=COM.MICROSOFT.TEXTJOIN(&quot;&quot;;TRUE;IFERROR(MID([.D4];ROW(INDIRECT(&quot;1:100&quot;));1)+0;&quot;&quot;))" table:number-matrix-columns-spanned="1" table:number-matrix-rows-spanned="1" table:style-name="ce1">
            <text:p>38</text:p>
          </table:table-cell>
          <table:table-cell office:value-type="float" office:value="38" table:formula="of:=LEFT([.E4];1)*10+RIGHT([.E4];1)" table:style-name="ce1">
            <text:p>38</text:p>
          </table:table-cell>
          <table:table-cell office:value-type="float" office:value="38" table:formula="of:=LEFT([.F4];1)*10+RIGHT([.F4];1)" table:style-name="ce1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1b2c3d4e5f</text:p>
          </table:table-cell>
          <table:table-cell office:value-type="string" office:string-value="12345" table:formula="of:=COM.MICROSOFT.TEXTJOIN(&quot;&quot;;TRUE;IFERROR(MID([.A5];ROW(INDIRECT(&quot;1:100&quot;));1)+0;&quot;&quot;))" table:number-matrix-columns-spanned="1" table:number-matrix-rows-spanned="1" table:style-name="ce1">
            <text:p>12345</text:p>
          </table:table-cell>
          <table:table-cell office:value-type="float" office:value="15" table:formula="of:=LEFT([.B5];1)*10+RIGHT([.B5];1)" table:style-name="ce1">
            <text:p>15</text:p>
          </table:table-cell>
          <table:table-cell office:value-type="string" office:string-value="a1b2c3d4e5f" table:formula="of:=COM.MICROSOFT.REDUCE([.A5];[NumberText.$A$1]:[NumberText.$A$9];COM.MICROSOFT.LAMBDA(_xlpm.a;_xlpm.b;SUBSTITUTE(_xlpm.a;_xlpm.b;VLOOKUP(_xlpm.b;[NumberText.$A$1:.$B$9];2;FALSE))))" table:number-matrix-columns-spanned="1" table:number-matrix-rows-spanned="1" table:style-name="ce1">
            <text:p>a1b2c3d4e5f</text:p>
          </table:table-cell>
          <table:table-cell office:value-type="string" office:string-value="12345" table:formula="of:=COM.MICROSOFT.TEXTJOIN(&quot;&quot;;TRUE;IFERROR(MID([.D5];ROW(INDIRECT(&quot;1:100&quot;));1)+0;&quot;&quot;))" table:number-matrix-columns-spanned="1" table:number-matrix-rows-spanned="1" table:style-name="ce1">
            <text:p>12345</text:p>
          </table:table-cell>
          <table:table-cell office:value-type="float" office:value="15" table:formula="of:=LEFT([.E5];1)*10+RIGHT([.E5];1)" table:style-name="ce1">
            <text:p>15</text:p>
          </table:table-cell>
          <table:table-cell office:value-type="float" office:value="15" table:formula="of:=LEFT([.F5];1)*10+RIGHT([.F5];1)" table:style-name="ce1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b7uchet</text:p>
          </table:table-cell>
          <table:table-cell office:value-type="string" office:string-value="7" table:formula="of:=COM.MICROSOFT.TEXTJOIN(&quot;&quot;;TRUE;IFERROR(MID([.A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6];1)*10+RIGHT([.B6];1)" table:style-name="ce1">
            <text:p>77</text:p>
          </table:table-cell>
          <table:table-cell office:value-type="string" office:string-value="treb7uchet" table:formula="of:=COM.MICROSOFT.REDUCE([.A6];[NumberText.$A$1]:[NumberText.$A$9];COM.MICROSOFT.LAMBDA(_xlpm.a;_xlpm.b;SUBSTITUTE(_xlpm.a;_xlpm.b;VLOOKUP(_xlpm.b;[NumberText.$A$1:.$B$9];2;FALSE))))" table:number-matrix-columns-spanned="1" table:number-matrix-rows-spanned="1" table:style-name="ce1">
            <text:p>treb7uchet</text:p>
          </table:table-cell>
          <table:table-cell office:value-type="string" office:string-value="7" table:formula="of:=COM.MICROSOFT.TEXTJOIN(&quot;&quot;;TRUE;IFERROR(MID([.D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6];1)*10+RIGHT([.E6];1)" table:style-name="ce1">
            <text:p>77</text:p>
          </table:table-cell>
          <table:table-cell office:value-type="float" office:value="77" table:formula="of:=LEFT([.F6];1)*10+RIGHT([.F6];1)" table:style-name="ce1">
            <text:p>77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Test2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3">
            <text:p>Input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office:value-type="string" table:style-name="ce3">
            <text:p>Parsed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float" office:value="66" table:formula="of:=SUMIF([.C3:.C6]; &quot;&lt;&gt;#Value!&quot;)" table:style-name="ce5">
            <text:p>66</text:p>
          </table:table-cell>
          <table:table-cell table:number-columns-repeated="2" table:style-name="ce4"/>
          <table:table-cell office:value-type="float" office:value="281" table:formula="of:=SUMIF([.F3:.F9]; &quot;&lt;&gt;#Value!&quot;)" table:style-name="ce5">
            <text:p>2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1nine</text:p>
          </table:table-cell>
          <table:table-cell office:value-type="string" office:string-value="1" table:formula="of:=COM.MICROSOFT.TEXTJOIN(&quot;&quot;;TRUE;IFERROR(MID([.A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];1)*10+RIGHT([.B3];1)" table:style-name="ce1">
            <text:p>11</text:p>
          </table:table-cell>
          <table:table-cell office:value-type="string" office:string-value="two2two1nine9nine" table:formula="of:=COM.MICROSOFT.REDUCE([.A3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1nine9nine</text:p>
          </table:table-cell>
          <table:table-cell office:value-type="string" office:string-value="219" table:formula="of:=COM.MICROSOFT.TEXTJOIN(&quot;&quot;;TRUE;IFERROR(MID([.D3];ROW(INDIRECT(&quot;1:100&quot;));1)+0;&quot;&quot;))" table:number-matrix-columns-spanned="1" table:number-matrix-rows-spanned="1" table:style-name="ce1">
            <text:p>219</text:p>
          </table:table-cell>
          <table:table-cell office:value-type="float" office:value="29" table:formula="of:=LEFT([.E3];1)*10+RIGHT([.E3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wothree</text:p>
          </table:table-cell>
          <table:table-cell office:value-type="string" office:string-value="" table:formula="of:=COM.MICROSOFT.TEXTJOIN(&quot;&quot;;TRUE;IFERROR(MID([.A4];ROW(INDIRECT(&quot;1:100&quot;));1)+0;&quot;&quot;))" table:number-matrix-columns-spanned="1" table:number-matrix-rows-spanned="1" table:style-name="ce1"/>
          <table:table-cell office:value-type="float" office:value="0" table:formula="of:=LEFT([.B4];1)*10+RIGHT([.B4];1)" table:style-name="ce1">
            <text:p>#VALUE!</text:p>
          </table:table-cell>
          <table:table-cell office:value-type="string" office:string-value="eight8eightwo2twothree3three" table:formula="of:=COM.MICROSOFT.REDUCE([.A4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wo2twothree3three</text:p>
          </table:table-cell>
          <table:table-cell office:value-type="string" office:string-value="823" table:formula="of:=COM.MICROSOFT.TEXTJOIN(&quot;&quot;;TRUE;IFERROR(MID([.D4];ROW(INDIRECT(&quot;1:100&quot;));1)+0;&quot;&quot;))" table:number-matrix-columns-spanned="1" table:number-matrix-rows-spanned="1" table:style-name="ce1">
            <text:p>823</text:p>
          </table:table-cell>
          <table:table-cell office:value-type="float" office:value="83" table:formula="of:=LEFT([.E4];1)*10+RIGHT([.E4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one2threexyz</text:p>
          </table:table-cell>
          <table:table-cell office:value-type="string" office:string-value="2" table:formula="of:=COM.MICROSOFT.TEXTJOIN(&quot;&quot;;TRUE;IFERROR(MID([.A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];1)*10+RIGHT([.B5];1)" table:style-name="ce1">
            <text:p>22</text:p>
          </table:table-cell>
          <table:table-cell office:value-type="string" office:string-value="abcone1one2three3threexyz" table:formula="of:=COM.MICROSOFT.REDUCE([.A5];[NumberText.$A$1]:[NumberText.$A$9];COM.MICROSOFT.LAMBDA(_xlpm.a;_xlpm.b;SUBSTITUTE(_xlpm.a;_xlpm.b;VLOOKUP(_xlpm.b;[NumberText.$A$1:.$B$9];2;FALSE))))" table:number-matrix-columns-spanned="1" table:number-matrix-rows-spanned="1" table:style-name="ce1">
            <text:p>abcone1one2three3threexyz</text:p>
          </table:table-cell>
          <table:table-cell office:value-type="string" office:string-value="123" table:formula="of:=COM.MICROSOFT.TEXTJOIN(&quot;&quot;;TRUE;IFERROR(MID([.D5];ROW(INDIRECT(&quot;1:100&quot;));1)+0;&quot;&quot;))" table:number-matrix-columns-spanned="1" table:number-matrix-rows-spanned="1" table:style-name="ce1">
            <text:p>123</text:p>
          </table:table-cell>
          <table:table-cell office:value-type="float" office:value="13" table:formula="of:=LEFT([.E5];1)*10+RIGHT([.E5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twone3four</text:p>
          </table:table-cell>
          <table:table-cell office:value-type="string" office:string-value="3" table:formula="of:=COM.MICROSOFT.TEXTJOIN(&quot;&quot;;TRUE;IFERROR(MID([.A6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];1)*10+RIGHT([.B6];1)" table:style-name="ce1">
            <text:p>33</text:p>
          </table:table-cell>
          <table:table-cell office:value-type="string" office:string-value="xtwo2twone1one3four4four" table:formula="of:=COM.MICROSOFT.REDUCE([.A6];[NumberText.$A$1]:[NumberText.$A$9];COM.MICROSOFT.LAMBDA(_xlpm.a;_xlpm.b;SUBSTITUTE(_xlpm.a;_xlpm.b;VLOOKUP(_xlpm.b;[NumberText.$A$1:.$B$9];2;FALSE))))" table:number-matrix-columns-spanned="1" table:number-matrix-rows-spanned="1" table:style-name="ce1">
            <text:p>xtwo2twone1one3four4four</text:p>
          </table:table-cell>
          <table:table-cell office:value-type="string" office:string-value="2134" table:formula="of:=COM.MICROSOFT.TEXTJOIN(&quot;&quot;;TRUE;IFERROR(MID([.D6];ROW(INDIRECT(&quot;1:100&quot;));1)+0;&quot;&quot;))" table:number-matrix-columns-spanned="1" table:number-matrix-rows-spanned="1" table:style-name="ce1">
            <text:p>2134</text:p>
          </table:table-cell>
          <table:table-cell office:value-type="float" office:value="24" table:formula="of:=LEFT([.E6];1)*10+RIGHT([.E6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nineeightseven2</text:p>
          </table:table-cell>
          <table:table-cell office:value-type="string" office:string-value="42" table:formula="of:=COM.MICROSOFT.TEXTJOIN(&quot;&quot;;TRUE;IFERROR(MID([.A7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B7];1)*10+RIGHT([.B7];1)" table:style-name="ce1">
            <text:p>42</text:p>
          </table:table-cell>
          <table:table-cell office:value-type="string" office:string-value="4nine9nineeight8eightseven7seven2" table:formula="of:=COM.MICROSOFT.REDUCE([.A7];[NumberText.$A$1]:[NumberText.$A$9];COM.MICROSOFT.LAMBDA(_xlpm.a;_xlpm.b;SUBSTITUTE(_xlpm.a;_xlpm.b;VLOOKUP(_xlpm.b;[NumberText.$A$1:.$B$9];2;FALSE))))" table:number-matrix-columns-spanned="1" table:number-matrix-rows-spanned="1" table:style-name="ce1">
            <text:p>4nine9nineeight8eightseven7seven2</text:p>
          </table:table-cell>
          <table:table-cell office:value-type="string" office:string-value="49872" table:formula="of:=COM.MICROSOFT.TEXTJOIN(&quot;&quot;;TRUE;IFERROR(MID([.D7];ROW(INDIRECT(&quot;1:100&quot;));1)+0;&quot;&quot;))" table:number-matrix-columns-spanned="1" table:number-matrix-rows-spanned="1" table:style-name="ce1">
            <text:p>49872</text:p>
          </table:table-cell>
          <table:table-cell office:value-type="float" office:value="42" table:formula="of:=LEFT([.E7];1)*10+RIGHT([.E7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ight234</text:p>
          </table:table-cell>
          <table:table-cell office:value-type="string" office:string-value="234" table:formula="of:=COM.MICROSOFT.TEXTJOIN(&quot;&quot;;TRUE;IFERROR(MID([.A8];ROW(INDIRECT(&quot;1:100&quot;));1)+0;&quot;&quot;))" table:number-matrix-columns-spanned="1" table:number-matrix-rows-spanned="1" table:style-name="ce1">
            <text:p>234</text:p>
          </table:table-cell>
          <table:table-cell office:value-type="float" office:value="24" table:formula="of:=LEFT([.B8];1)*10+RIGHT([.B8];1)" table:style-name="ce1">
            <text:p>24</text:p>
          </table:table-cell>
          <table:table-cell office:value-type="string" office:string-value="zone1oneight8eight234" table:formula="of:=COM.MICROSOFT.REDUCE([.A8];[NumberText.$A$1]:[NumberText.$A$9];COM.MICROSOFT.LAMBDA(_xlpm.a;_xlpm.b;SUBSTITUTE(_xlpm.a;_xlpm.b;VLOOKUP(_xlpm.b;[NumberText.$A$1:.$B$9];2;FALSE))))" table:number-matrix-columns-spanned="1" table:number-matrix-rows-spanned="1" table:style-name="ce1">
            <text:p>zone1oneight8eight234</text:p>
          </table:table-cell>
          <table:table-cell office:value-type="string" office:string-value="18234" table:formula="of:=COM.MICROSOFT.TEXTJOIN(&quot;&quot;;TRUE;IFERROR(MID([.D8];ROW(INDIRECT(&quot;1:100&quot;));1)+0;&quot;&quot;))" table:number-matrix-columns-spanned="1" table:number-matrix-rows-spanned="1" table:style-name="ce1">
            <text:p>18234</text:p>
          </table:table-cell>
          <table:table-cell office:value-type="float" office:value="14" table:formula="of:=LEFT([.E8];1)*10+RIGHT([.E8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pqrstsixteen</text:p>
          </table:table-cell>
          <table:table-cell office:value-type="string" office:string-value="7" table:formula="of:=COM.MICROSOFT.TEXTJOIN(&quot;&quot;;TRUE;IFERROR(MID([.A9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];1)*10+RIGHT([.B9];1)" table:style-name="ce1">
            <text:p>77</text:p>
          </table:table-cell>
          <table:table-cell office:value-type="string" office:string-value="7pqrstsix6sixteen" table:formula="of:=COM.MICROSOFT.REDUCE([.A9];[NumberText.$A$1]:[NumberText.$A$9];COM.MICROSOFT.LAMBDA(_xlpm.a;_xlpm.b;SUBSTITUTE(_xlpm.a;_xlpm.b;VLOOKUP(_xlpm.b;[NumberText.$A$1:.$B$9];2;FALSE))))" table:number-matrix-columns-spanned="1" table:number-matrix-rows-spanned="1" table:style-name="ce1">
            <text:p>7pqrstsix6sixteen</text:p>
          </table:table-cell>
          <table:table-cell office:value-type="string" office:string-value="76" table:formula="of:=COM.MICROSOFT.TEXTJOIN(&quot;&quot;;TRUE;IFERROR(MID([.D9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E9];1)*10+RIGHT([.E9];1)" table:style-name="ce1">
            <text:p>7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office:string-value="" table:formula="of:=COM.MICROSOFT.TEXTJOIN(&quot;&quot;;TRUE;IFERROR(MID([.A10];ROW(INDIRECT(&quot;1:100&quot;));1)+0;&quot;&quot;))" table:number-matrix-columns-spanned="1" table:number-matrix-rows-spanned="1" table:style-name="ce1"/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Input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2">
            <text:p>Input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office:value-type="string" table:style-name="ce3">
            <text:p>Parsed</text:p>
          </table:table-cell>
          <table:table-cell office:value-type="string" table:style-name="ce3">
            <text:p>Stripped</text:p>
          </table:table-cell>
          <table:table-cell office:value-type="string" table:style-name="ce3">
            <text:p>Number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office:value-type="float" office:value="55386" table:formula="of:=SUMIF([.C3:.C1002]; &quot;&lt;&gt;#Value!&quot;)" table:style-name="ce5">
            <text:p>55386</text:p>
          </table:table-cell>
          <table:table-cell table:number-columns-repeated="2" table:style-name="ce4"/>
          <table:table-cell office:value-type="float" office:value="54824" table:formula="of:=SUMIF([.F3:.F1002]; &quot;&lt;&gt;#Value!&quot;)" table:style-name="ce5">
            <text:p>548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dlvndqbddghpxc</text:p>
          </table:table-cell>
          <table:table-cell office:value-type="string" office:string-value="9" table:formula="of:=COM.MICROSOFT.TEXTJOIN(&quot;&quot;;TRUE;IFERROR(MID([.A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];1)*10+RIGHT([.B3];1)" table:style-name="ce1">
            <text:p>99</text:p>
          </table:table-cell>
          <table:table-cell office:value-type="string" office:string-value="9dlvndqbddghpxc" table:formula="of:=COM.MICROSOFT.REDUCE([.A3];[NumberText.$A$1]:[NumberText.$A$9];COM.MICROSOFT.LAMBDA(_xlpm.a;_xlpm.b;SUBSTITUTE(_xlpm.a;_xlpm.b;VLOOKUP(_xlpm.b;[NumberText.$A$1:.$B$9];2;FALSE))))" table:number-matrix-columns-spanned="1" table:number-matrix-rows-spanned="1" table:style-name="ce1">
            <text:p>9dlvndqbddghpxc</text:p>
          </table:table-cell>
          <table:table-cell office:value-type="string" office:string-value="9" table:formula="of:=COM.MICROSOFT.TEXTJOIN(&quot;&quot;;TRUE;IFERROR(MID([.D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3];1)*10+RIGHT([.E3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tkrbtthree8sixfoureight6</text:p>
          </table:table-cell>
          <table:table-cell office:value-type="string" office:string-value="86" table:formula="of:=COM.MICROSOFT.TEXTJOIN(&quot;&quot;;TRUE;IFERROR(MID([.A4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4];1)*10+RIGHT([.B4];1)" table:style-name="ce1">
            <text:p>86</text:p>
          </table:table-cell>
          <table:table-cell office:value-type="string" office:string-value="rtkrbtthree3three8six6sixfour4foureight8eight6" table:formula="of:=COM.MICROSOFT.REDUCE([.A4];[NumberText.$A$1]:[NumberText.$A$9];COM.MICROSOFT.LAMBDA(_xlpm.a;_xlpm.b;SUBSTITUTE(_xlpm.a;_xlpm.b;VLOOKUP(_xlpm.b;[NumberText.$A$1:.$B$9];2;FALSE))))" table:number-matrix-columns-spanned="1" table:number-matrix-rows-spanned="1" table:style-name="ce1">
            <text:p>rtkrbtthree3three8six6sixfour4foureight8eight6</text:p>
          </table:table-cell>
          <table:table-cell office:value-type="string" office:string-value="386486" table:formula="of:=COM.MICROSOFT.TEXTJOIN(&quot;&quot;;TRUE;IFERROR(MID([.D4];ROW(INDIRECT(&quot;1:100&quot;));1)+0;&quot;&quot;))" table:number-matrix-columns-spanned="1" table:number-matrix-rows-spanned="1" table:style-name="ce1">
            <text:p>386486</text:p>
          </table:table-cell>
          <table:table-cell office:value-type="float" office:value="36" table:formula="of:=LEFT([.E4];1)*10+RIGHT([.E4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xrqmfxdkstpmcj7lmphgsmqqnmjrtwo3tcbc</text:p>
          </table:table-cell>
          <table:table-cell office:value-type="string" office:string-value="73" table:formula="of:=COM.MICROSOFT.TEXTJOIN(&quot;&quot;;TRUE;IFERROR(MID([.A5];ROW(INDIRECT(&quot;1:100&quot;));1)+0;&quot;&quot;))" table:number-matrix-columns-spanned="1" table:number-matrix-rows-spanned="1" table:style-name="ce1">
            <text:p>73</text:p>
          </table:table-cell>
          <table:table-cell office:value-type="float" office:value="73" table:formula="of:=LEFT([.B5];1)*10+RIGHT([.B5];1)" table:style-name="ce1">
            <text:p>73</text:p>
          </table:table-cell>
          <table:table-cell office:value-type="string" office:string-value="fdxrqmfxdkstpmcj7lmphgsmqqnmjrtwo2two3tcbc" table:formula="of:=COM.MICROSOFT.REDUCE([.A5];[NumberText.$A$1]:[NumberText.$A$9];COM.MICROSOFT.LAMBDA(_xlpm.a;_xlpm.b;SUBSTITUTE(_xlpm.a;_xlpm.b;VLOOKUP(_xlpm.b;[NumberText.$A$1:.$B$9];2;FALSE))))" table:number-matrix-columns-spanned="1" table:number-matrix-rows-spanned="1" table:style-name="ce1">
            <text:p>fdxrqmfxdkstpmcj7lmphgsmqqnmjrtwo2two3tcbc</text:p>
          </table:table-cell>
          <table:table-cell office:value-type="string" office:string-value="723" table:formula="of:=COM.MICROSOFT.TEXTJOIN(&quot;&quot;;TRUE;IFERROR(MID([.D5];ROW(INDIRECT(&quot;1:100&quot;));1)+0;&quot;&quot;))" table:number-matrix-columns-spanned="1" table:number-matrix-rows-spanned="1" table:style-name="ce1">
            <text:p>723</text:p>
          </table:table-cell>
          <table:table-cell office:value-type="float" office:value="73" table:formula="of:=LEFT([.E5];1)*10+RIGHT([.E5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tjcsmgk57nvmkvcvkdtqtsksgpchsfsjzkkmb</text:p>
          </table:table-cell>
          <table:table-cell office:value-type="string" office:string-value="57" table:formula="of:=COM.MICROSOFT.TEXTJOIN(&quot;&quot;;TRUE;IFERROR(MID([.A6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B6];1)*10+RIGHT([.B6];1)" table:style-name="ce1">
            <text:p>57</text:p>
          </table:table-cell>
          <table:table-cell office:value-type="string" office:string-value="one1onetjcsmgk57nvmkvcvkdtqtsksgpchsfsjzkkmb" table:formula="of:=COM.MICROSOFT.REDUCE([.A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tjcsmgk57nvmkvcvkdtqtsksgpchsfsjzkkmb</text:p>
          </table:table-cell>
          <table:table-cell office:value-type="string" office:string-value="157" table:formula="of:=COM.MICROSOFT.TEXTJOIN(&quot;&quot;;TRUE;IFERROR(MID([.D6];ROW(INDIRECT(&quot;1:100&quot;));1)+0;&quot;&quot;))" table:number-matrix-columns-spanned="1" table:number-matrix-rows-spanned="1" table:style-name="ce1">
            <text:p>157</text:p>
          </table:table-cell>
          <table:table-cell office:value-type="float" office:value="17" table:formula="of:=LEFT([.E6];1)*10+RIGHT([.E6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8threepvlxttc85two</text:p>
          </table:table-cell>
          <table:table-cell office:value-type="string" office:string-value="885" table:formula="of:=COM.MICROSOFT.TEXTJOIN(&quot;&quot;;TRUE;IFERROR(MID([.A7];ROW(INDIRECT(&quot;1:100&quot;));1)+0;&quot;&quot;))" table:number-matrix-columns-spanned="1" table:number-matrix-rows-spanned="1" table:style-name="ce1">
            <text:p>885</text:p>
          </table:table-cell>
          <table:table-cell office:value-type="float" office:value="85" table:formula="of:=LEFT([.B7];1)*10+RIGHT([.B7];1)" table:style-name="ce1">
            <text:p>85</text:p>
          </table:table-cell>
          <table:table-cell office:value-type="string" office:string-value="six6six8three3threepvlxttc85two2two" table:formula="of:=COM.MICROSOFT.REDUCE([.A7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8three3threepvlxttc85two2two</text:p>
          </table:table-cell>
          <table:table-cell office:value-type="string" office:string-value="683852" table:formula="of:=COM.MICROSOFT.TEXTJOIN(&quot;&quot;;TRUE;IFERROR(MID([.D7];ROW(INDIRECT(&quot;1:100&quot;));1)+0;&quot;&quot;))" table:number-matrix-columns-spanned="1" table:number-matrix-rows-spanned="1" table:style-name="ce1">
            <text:p>683852</text:p>
          </table:table-cell>
          <table:table-cell office:value-type="float" office:value="62" table:formula="of:=LEFT([.E7];1)*10+RIGHT([.E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five9ttqst2one2vz</text:p>
          </table:table-cell>
          <table:table-cell office:value-type="string" office:string-value="8922" table:formula="of:=COM.MICROSOFT.TEXTJOIN(&quot;&quot;;TRUE;IFERROR(MID([.A8];ROW(INDIRECT(&quot;1:100&quot;));1)+0;&quot;&quot;))" table:number-matrix-columns-spanned="1" table:number-matrix-rows-spanned="1" table:style-name="ce1">
            <text:p>8922</text:p>
          </table:table-cell>
          <table:table-cell office:value-type="float" office:value="82" table:formula="of:=LEFT([.B8];1)*10+RIGHT([.B8];1)" table:style-name="ce1">
            <text:p>82</text:p>
          </table:table-cell>
          <table:table-cell office:value-type="string" office:string-value="8five5five9ttqst2one1one2vz" table:formula="of:=COM.MICROSOFT.REDUCE([.A8];[NumberText.$A$1]:[NumberText.$A$9];COM.MICROSOFT.LAMBDA(_xlpm.a;_xlpm.b;SUBSTITUTE(_xlpm.a;_xlpm.b;VLOOKUP(_xlpm.b;[NumberText.$A$1:.$B$9];2;FALSE))))" table:number-matrix-columns-spanned="1" table:number-matrix-rows-spanned="1" table:style-name="ce1">
            <text:p>8five5five9ttqst2one1one2vz</text:p>
          </table:table-cell>
          <table:table-cell office:value-type="string" office:string-value="859212" table:formula="of:=COM.MICROSOFT.TEXTJOIN(&quot;&quot;;TRUE;IFERROR(MID([.D8];ROW(INDIRECT(&quot;1:100&quot;));1)+0;&quot;&quot;))" table:number-matrix-columns-spanned="1" table:number-matrix-rows-spanned="1" table:style-name="ce1">
            <text:p>859212</text:p>
          </table:table-cell>
          <table:table-cell office:value-type="float" office:value="82" table:formula="of:=LEFT([.E8];1)*10+RIGHT([.E8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rmhsnjeight64dgdnvdbspk7ninetzbvjczqrj</text:p>
          </table:table-cell>
          <table:table-cell office:value-type="string" office:string-value="647" table:formula="of:=COM.MICROSOFT.TEXTJOIN(&quot;&quot;;TRUE;IFERROR(MID([.A9];ROW(INDIRECT(&quot;1:100&quot;));1)+0;&quot;&quot;))" table:number-matrix-columns-spanned="1" table:number-matrix-rows-spanned="1" table:style-name="ce1">
            <text:p>647</text:p>
          </table:table-cell>
          <table:table-cell office:value-type="float" office:value="67" table:formula="of:=LEFT([.B9];1)*10+RIGHT([.B9];1)" table:style-name="ce1">
            <text:p>67</text:p>
          </table:table-cell>
          <table:table-cell office:value-type="string" office:string-value="hbrmhsnjeight8eight64dgdnvdbspk7nine9ninetzbvjczqrj" table:formula="of:=COM.MICROSOFT.REDUCE([.A9];[NumberText.$A$1]:[NumberText.$A$9];COM.MICROSOFT.LAMBDA(_xlpm.a;_xlpm.b;SUBSTITUTE(_xlpm.a;_xlpm.b;VLOOKUP(_xlpm.b;[NumberText.$A$1:.$B$9];2;FALSE))))" table:number-matrix-columns-spanned="1" table:number-matrix-rows-spanned="1" table:style-name="ce1">
            <text:p>hbrmhsnjeight8eight64dgdnvdbspk7nine9ninetzbvjczqrj</text:p>
          </table:table-cell>
          <table:table-cell office:value-type="string" office:string-value="86479" table:formula="of:=COM.MICROSOFT.TEXTJOIN(&quot;&quot;;TRUE;IFERROR(MID([.D9];ROW(INDIRECT(&quot;1:100&quot;));1)+0;&quot;&quot;))" table:number-matrix-columns-spanned="1" table:number-matrix-rows-spanned="1" table:style-name="ce1">
            <text:p>86479</text:p>
          </table:table-cell>
          <table:table-cell office:value-type="float" office:value="89" table:formula="of:=LEFT([.E9];1)*10+RIGHT([.E9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twofivesix5</text:p>
          </table:table-cell>
          <table:table-cell office:value-type="string" office:string-value="5" table:formula="of:=COM.MICROSOFT.TEXTJOIN(&quot;&quot;;TRUE;IFERROR(MID([.A1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0];1)*10+RIGHT([.B10];1)" table:style-name="ce1">
            <text:p>55</text:p>
          </table:table-cell>
          <table:table-cell office:value-type="string" office:string-value="four4fourtwo2twofive5fivesix6six5" table:formula="of:=COM.MICROSOFT.REDUCE([.A10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two2twofive5fivesix6six5</text:p>
          </table:table-cell>
          <table:table-cell office:value-type="string" office:string-value="42565" table:formula="of:=COM.MICROSOFT.TEXTJOIN(&quot;&quot;;TRUE;IFERROR(MID([.D10];ROW(INDIRECT(&quot;1:100&quot;));1)+0;&quot;&quot;))" table:number-matrix-columns-spanned="1" table:number-matrix-rows-spanned="1" table:style-name="ce1">
            <text:p>42565</text:p>
          </table:table-cell>
          <table:table-cell office:value-type="float" office:value="45" table:formula="of:=LEFT([.E10];1)*10+RIGHT([.E10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gksfourqf48</text:p>
          </table:table-cell>
          <table:table-cell office:value-type="string" office:string-value="348" table:formula="of:=COM.MICROSOFT.TEXTJOIN(&quot;&quot;;TRUE;IFERROR(MID([.A11];ROW(INDIRECT(&quot;1:100&quot;));1)+0;&quot;&quot;))" table:number-matrix-columns-spanned="1" table:number-matrix-rows-spanned="1" table:style-name="ce1">
            <text:p>348</text:p>
          </table:table-cell>
          <table:table-cell office:value-type="float" office:value="38" table:formula="of:=LEFT([.B11];1)*10+RIGHT([.B11];1)" table:style-name="ce1">
            <text:p>38</text:p>
          </table:table-cell>
          <table:table-cell office:value-type="string" office:string-value="3gksfour4fourqf48" table:formula="of:=COM.MICROSOFT.REDUCE([.A11];[NumberText.$A$1]:[NumberText.$A$9];COM.MICROSOFT.LAMBDA(_xlpm.a;_xlpm.b;SUBSTITUTE(_xlpm.a;_xlpm.b;VLOOKUP(_xlpm.b;[NumberText.$A$1:.$B$9];2;FALSE))))" table:number-matrix-columns-spanned="1" table:number-matrix-rows-spanned="1" table:style-name="ce1">
            <text:p>3gksfour4fourqf48</text:p>
          </table:table-cell>
          <table:table-cell office:value-type="string" office:string-value="3448" table:formula="of:=COM.MICROSOFT.TEXTJOIN(&quot;&quot;;TRUE;IFERROR(MID([.D11];ROW(INDIRECT(&quot;1:100&quot;));1)+0;&quot;&quot;))" table:number-matrix-columns-spanned="1" table:number-matrix-rows-spanned="1" table:style-name="ce1">
            <text:p>3448</text:p>
          </table:table-cell>
          <table:table-cell office:value-type="float" office:value="38" table:formula="of:=LEFT([.E11];1)*10+RIGHT([.E11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one1tnqxfvhmjvjzfive</text:p>
          </table:table-cell>
          <table:table-cell office:value-type="string" office:string-value="71" table:formula="of:=COM.MICROSOFT.TEXTJOIN(&quot;&quot;;TRUE;IFERROR(MID([.A12];ROW(INDIRECT(&quot;1:100&quot;));1)+0;&quot;&quot;))" table:number-matrix-columns-spanned="1" table:number-matrix-rows-spanned="1" table:style-name="ce1">
            <text:p>71</text:p>
          </table:table-cell>
          <table:table-cell office:value-type="float" office:value="71" table:formula="of:=LEFT([.B12];1)*10+RIGHT([.B12];1)" table:style-name="ce1">
            <text:p>71</text:p>
          </table:table-cell>
          <table:table-cell office:value-type="string" office:string-value="7one1one1tnqxfvhmjvjzfive5five" table:formula="of:=COM.MICROSOFT.REDUCE([.A12];[NumberText.$A$1]:[NumberText.$A$9];COM.MICROSOFT.LAMBDA(_xlpm.a;_xlpm.b;SUBSTITUTE(_xlpm.a;_xlpm.b;VLOOKUP(_xlpm.b;[NumberText.$A$1:.$B$9];2;FALSE))))" table:number-matrix-columns-spanned="1" table:number-matrix-rows-spanned="1" table:style-name="ce1">
            <text:p>7one1one1tnqxfvhmjvjzfive5five</text:p>
          </table:table-cell>
          <table:table-cell office:value-type="string" office:string-value="7115" table:formula="of:=COM.MICROSOFT.TEXTJOIN(&quot;&quot;;TRUE;IFERROR(MID([.D12];ROW(INDIRECT(&quot;1:100&quot;));1)+0;&quot;&quot;))" table:number-matrix-columns-spanned="1" table:number-matrix-rows-spanned="1" table:style-name="ce1">
            <text:p>7115</text:p>
          </table:table-cell>
          <table:table-cell office:value-type="float" office:value="75" table:formula="of:=LEFT([.E12];1)*10+RIGHT([.E12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mcjs3lmlmxmcgptwobjggfive6four</text:p>
          </table:table-cell>
          <table:table-cell office:value-type="string" office:string-value="36" table:formula="of:=COM.MICROSOFT.TEXTJOIN(&quot;&quot;;TRUE;IFERROR(MID([.A13];ROW(INDIRECT(&quot;1:100&quot;));1)+0;&quot;&quot;))" table:number-matrix-columns-spanned="1" table:number-matrix-rows-spanned="1" table:style-name="ce1">
            <text:p>36</text:p>
          </table:table-cell>
          <table:table-cell office:value-type="float" office:value="36" table:formula="of:=LEFT([.B13];1)*10+RIGHT([.B13];1)" table:style-name="ce1">
            <text:p>36</text:p>
          </table:table-cell>
          <table:table-cell office:value-type="string" office:string-value="seven7sevenmcjs3lmlmxmcgptwo2twobjggfive5five6four4four" table:formula="of:=COM.MICROSOFT.REDUCE([.A13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mcjs3lmlmxmcgptwo2twobjggfive5five6four4four</text:p>
          </table:table-cell>
          <table:table-cell office:value-type="string" office:string-value="732564" table:formula="of:=COM.MICROSOFT.TEXTJOIN(&quot;&quot;;TRUE;IFERROR(MID([.D13];ROW(INDIRECT(&quot;1:100&quot;));1)+0;&quot;&quot;))" table:number-matrix-columns-spanned="1" table:number-matrix-rows-spanned="1" table:style-name="ce1">
            <text:p>732564</text:p>
          </table:table-cell>
          <table:table-cell office:value-type="float" office:value="74" table:formula="of:=LEFT([.E13];1)*10+RIGHT([.E13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8five3</text:p>
          </table:table-cell>
          <table:table-cell office:value-type="string" office:string-value="83" table:formula="of:=COM.MICROSOFT.TEXTJOIN(&quot;&quot;;TRUE;IFERROR(MID([.A14];ROW(INDIRECT(&quot;1:100&quot;));1)+0;&quot;&quot;))" table:number-matrix-columns-spanned="1" table:number-matrix-rows-spanned="1" table:style-name="ce1">
            <text:p>83</text:p>
          </table:table-cell>
          <table:table-cell office:value-type="float" office:value="83" table:formula="of:=LEFT([.B14];1)*10+RIGHT([.B14];1)" table:style-name="ce1">
            <text:p>83</text:p>
          </table:table-cell>
          <table:table-cell office:value-type="string" office:string-value="seven7seven8five5five3" table:formula="of:=COM.MICROSOFT.REDUCE([.A14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8five5five3</text:p>
          </table:table-cell>
          <table:table-cell office:value-type="string" office:string-value="7853" table:formula="of:=COM.MICROSOFT.TEXTJOIN(&quot;&quot;;TRUE;IFERROR(MID([.D14];ROW(INDIRECT(&quot;1:100&quot;));1)+0;&quot;&quot;))" table:number-matrix-columns-spanned="1" table:number-matrix-rows-spanned="1" table:style-name="ce1">
            <text:p>7853</text:p>
          </table:table-cell>
          <table:table-cell office:value-type="float" office:value="73" table:formula="of:=LEFT([.E14];1)*10+RIGHT([.E14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fknxsn5sevenfour446</text:p>
          </table:table-cell>
          <table:table-cell office:value-type="string" office:string-value="55446" table:formula="of:=COM.MICROSOFT.TEXTJOIN(&quot;&quot;;TRUE;IFERROR(MID([.A15];ROW(INDIRECT(&quot;1:100&quot;));1)+0;&quot;&quot;))" table:number-matrix-columns-spanned="1" table:number-matrix-rows-spanned="1" table:style-name="ce1">
            <text:p>55446</text:p>
          </table:table-cell>
          <table:table-cell office:value-type="float" office:value="56" table:formula="of:=LEFT([.B15];1)*10+RIGHT([.B15];1)" table:style-name="ce1">
            <text:p>56</text:p>
          </table:table-cell>
          <table:table-cell office:value-type="string" office:string-value="5sfknxsn5seven7sevenfour4four446" table:formula="of:=COM.MICROSOFT.REDUCE([.A15];[NumberText.$A$1]:[NumberText.$A$9];COM.MICROSOFT.LAMBDA(_xlpm.a;_xlpm.b;SUBSTITUTE(_xlpm.a;_xlpm.b;VLOOKUP(_xlpm.b;[NumberText.$A$1:.$B$9];2;FALSE))))" table:number-matrix-columns-spanned="1" table:number-matrix-rows-spanned="1" table:style-name="ce1">
            <text:p>5sfknxsn5seven7sevenfour4four446</text:p>
          </table:table-cell>
          <table:table-cell office:value-type="string" office:string-value="5574446" table:formula="of:=COM.MICROSOFT.TEXTJOIN(&quot;&quot;;TRUE;IFERROR(MID([.D15];ROW(INDIRECT(&quot;1:100&quot;));1)+0;&quot;&quot;))" table:number-matrix-columns-spanned="1" table:number-matrix-rows-spanned="1" table:style-name="ce1">
            <text:p>5574446</text:p>
          </table:table-cell>
          <table:table-cell office:value-type="float" office:value="56" table:formula="of:=LEFT([.E15];1)*10+RIGHT([.E15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xc5two67seven2</text:p>
          </table:table-cell>
          <table:table-cell office:value-type="string" office:string-value="5672" table:formula="of:=COM.MICROSOFT.TEXTJOIN(&quot;&quot;;TRUE;IFERROR(MID([.A16];ROW(INDIRECT(&quot;1:100&quot;));1)+0;&quot;&quot;))" table:number-matrix-columns-spanned="1" table:number-matrix-rows-spanned="1" table:style-name="ce1">
            <text:p>5672</text:p>
          </table:table-cell>
          <table:table-cell office:value-type="float" office:value="52" table:formula="of:=LEFT([.B16];1)*10+RIGHT([.B16];1)" table:style-name="ce1">
            <text:p>52</text:p>
          </table:table-cell>
          <table:table-cell office:value-type="string" office:string-value="bxc5two2two67seven7seven2" table:formula="of:=COM.MICROSOFT.REDUCE([.A16];[NumberText.$A$1]:[NumberText.$A$9];COM.MICROSOFT.LAMBDA(_xlpm.a;_xlpm.b;SUBSTITUTE(_xlpm.a;_xlpm.b;VLOOKUP(_xlpm.b;[NumberText.$A$1:.$B$9];2;FALSE))))" table:number-matrix-columns-spanned="1" table:number-matrix-rows-spanned="1" table:style-name="ce1">
            <text:p>bxc5two2two67seven7seven2</text:p>
          </table:table-cell>
          <table:table-cell office:value-type="string" office:string-value="526772" table:formula="of:=COM.MICROSOFT.TEXTJOIN(&quot;&quot;;TRUE;IFERROR(MID([.D16];ROW(INDIRECT(&quot;1:100&quot;));1)+0;&quot;&quot;))" table:number-matrix-columns-spanned="1" table:number-matrix-rows-spanned="1" table:style-name="ce1">
            <text:p>526772</text:p>
          </table:table-cell>
          <table:table-cell office:value-type="float" office:value="52" table:formula="of:=LEFT([.E16];1)*10+RIGHT([.E16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csfivefive89seven85</text:p>
          </table:table-cell>
          <table:table-cell office:value-type="string" office:string-value="8985" table:formula="of:=COM.MICROSOFT.TEXTJOIN(&quot;&quot;;TRUE;IFERROR(MID([.A17];ROW(INDIRECT(&quot;1:100&quot;));1)+0;&quot;&quot;))" table:number-matrix-columns-spanned="1" table:number-matrix-rows-spanned="1" table:style-name="ce1">
            <text:p>8985</text:p>
          </table:table-cell>
          <table:table-cell office:value-type="float" office:value="85" table:formula="of:=LEFT([.B17];1)*10+RIGHT([.B17];1)" table:style-name="ce1">
            <text:p>85</text:p>
          </table:table-cell>
          <table:table-cell office:value-type="string" office:string-value="jcsfive5fivefive5five89seven7seven85" table:formula="of:=COM.MICROSOFT.REDUCE([.A17];[NumberText.$A$1]:[NumberText.$A$9];COM.MICROSOFT.LAMBDA(_xlpm.a;_xlpm.b;SUBSTITUTE(_xlpm.a;_xlpm.b;VLOOKUP(_xlpm.b;[NumberText.$A$1:.$B$9];2;FALSE))))" table:number-matrix-columns-spanned="1" table:number-matrix-rows-spanned="1" table:style-name="ce1">
            <text:p>jcsfive5fivefive5five89seven7seven85</text:p>
          </table:table-cell>
          <table:table-cell office:value-type="string" office:string-value="5589785" table:formula="of:=COM.MICROSOFT.TEXTJOIN(&quot;&quot;;TRUE;IFERROR(MID([.D17];ROW(INDIRECT(&quot;1:100&quot;));1)+0;&quot;&quot;))" table:number-matrix-columns-spanned="1" table:number-matrix-rows-spanned="1" table:style-name="ce1">
            <text:p>5589785</text:p>
          </table:table-cell>
          <table:table-cell office:value-type="float" office:value="55" table:formula="of:=LEFT([.E17];1)*10+RIGHT([.E17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296</text:p>
          </table:table-cell>
          <table:table-cell office:value-type="string" office:string-value="296" table:formula="of:=COM.MICROSOFT.TEXTJOIN(&quot;&quot;;TRUE;IFERROR(MID([.A18];ROW(INDIRECT(&quot;1:100&quot;));1)+0;&quot;&quot;))" table:number-matrix-columns-spanned="1" table:number-matrix-rows-spanned="1" table:style-name="ce1">
            <text:p>296</text:p>
          </table:table-cell>
          <table:table-cell office:value-type="float" office:value="26" table:formula="of:=LEFT([.B18];1)*10+RIGHT([.B18];1)" table:style-name="ce1">
            <text:p>26</text:p>
          </table:table-cell>
          <table:table-cell office:value-type="string" office:string-value="nine9nine296" table:formula="of:=COM.MICROSOFT.REDUCE([.A18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296</text:p>
          </table:table-cell>
          <table:table-cell office:value-type="string" office:string-value="9296" table:formula="of:=COM.MICROSOFT.TEXTJOIN(&quot;&quot;;TRUE;IFERROR(MID([.D18];ROW(INDIRECT(&quot;1:100&quot;));1)+0;&quot;&quot;))" table:number-matrix-columns-spanned="1" table:number-matrix-rows-spanned="1" table:style-name="ce1">
            <text:p>9296</text:p>
          </table:table-cell>
          <table:table-cell office:value-type="float" office:value="96" table:formula="of:=LEFT([.E18];1)*10+RIGHT([.E18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5twoeight</text:p>
          </table:table-cell>
          <table:table-cell office:value-type="string" office:string-value="5" table:formula="of:=COM.MICROSOFT.TEXTJOIN(&quot;&quot;;TRUE;IFERROR(MID([.A19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9];1)*10+RIGHT([.B19];1)" table:style-name="ce1">
            <text:p>55</text:p>
          </table:table-cell>
          <table:table-cell office:value-type="string" office:string-value="seven7seven5two2twoeight8eight" table:formula="of:=COM.MICROSOFT.REDUCE([.A19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5two2twoeight8eight</text:p>
          </table:table-cell>
          <table:table-cell office:value-type="string" office:string-value="7528" table:formula="of:=COM.MICROSOFT.TEXTJOIN(&quot;&quot;;TRUE;IFERROR(MID([.D19];ROW(INDIRECT(&quot;1:100&quot;));1)+0;&quot;&quot;))" table:number-matrix-columns-spanned="1" table:number-matrix-rows-spanned="1" table:style-name="ce1">
            <text:p>7528</text:p>
          </table:table-cell>
          <table:table-cell office:value-type="float" office:value="78" table:formula="of:=LEFT([.E19];1)*10+RIGHT([.E19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eighttwo8jfnhmfivefivezdsxqxqsjkone</text:p>
          </table:table-cell>
          <table:table-cell office:value-type="string" office:string-value="18" table:formula="of:=COM.MICROSOFT.TEXTJOIN(&quot;&quot;;TRUE;IFERROR(MID([.A20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20];1)*10+RIGHT([.B20];1)" table:style-name="ce1">
            <text:p>18</text:p>
          </table:table-cell>
          <table:table-cell office:value-type="string" office:string-value="1eight8eighttwo2two8jfnhmfive5fivefive5fivezdsxqxqsjkone1one" table:formula="of:=COM.MICROSOFT.REDUCE([.A20];[NumberText.$A$1]:[NumberText.$A$9];COM.MICROSOFT.LAMBDA(_xlpm.a;_xlpm.b;SUBSTITUTE(_xlpm.a;_xlpm.b;VLOOKUP(_xlpm.b;[NumberText.$A$1:.$B$9];2;FALSE))))" table:number-matrix-columns-spanned="1" table:number-matrix-rows-spanned="1" table:style-name="ce1">
            <text:p>1eight8eighttwo2two8jfnhmfive5fivefive5fivezdsxqxqsjkone1one</text:p>
          </table:table-cell>
          <table:table-cell office:value-type="string" office:string-value="1828551" table:formula="of:=COM.MICROSOFT.TEXTJOIN(&quot;&quot;;TRUE;IFERROR(MID([.D20];ROW(INDIRECT(&quot;1:100&quot;));1)+0;&quot;&quot;))" table:number-matrix-columns-spanned="1" table:number-matrix-rows-spanned="1" table:style-name="ce1">
            <text:p>1828551</text:p>
          </table:table-cell>
          <table:table-cell office:value-type="float" office:value="11" table:formula="of:=LEFT([.E20];1)*10+RIGHT([.E20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eight48sbkkvc17zbksgvcbb</text:p>
          </table:table-cell>
          <table:table-cell office:value-type="string" office:string-value="4817" table:formula="of:=COM.MICROSOFT.TEXTJOIN(&quot;&quot;;TRUE;IFERROR(MID([.A21];ROW(INDIRECT(&quot;1:100&quot;));1)+0;&quot;&quot;))" table:number-matrix-columns-spanned="1" table:number-matrix-rows-spanned="1" table:style-name="ce1">
            <text:p>4817</text:p>
          </table:table-cell>
          <table:table-cell office:value-type="float" office:value="47" table:formula="of:=LEFT([.B21];1)*10+RIGHT([.B21];1)" table:style-name="ce1">
            <text:p>47</text:p>
          </table:table-cell>
          <table:table-cell office:value-type="string" office:string-value="four4foureight8eight48sbkkvc17zbksgvcbb" table:formula="of:=COM.MICROSOFT.REDUCE([.A21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eight8eight48sbkkvc17zbksgvcbb</text:p>
          </table:table-cell>
          <table:table-cell office:value-type="string" office:string-value="484817" table:formula="of:=COM.MICROSOFT.TEXTJOIN(&quot;&quot;;TRUE;IFERROR(MID([.D21];ROW(INDIRECT(&quot;1:100&quot;));1)+0;&quot;&quot;))" table:number-matrix-columns-spanned="1" table:number-matrix-rows-spanned="1" table:style-name="ce1">
            <text:p>484817</text:p>
          </table:table-cell>
          <table:table-cell office:value-type="float" office:value="47" table:formula="of:=LEFT([.E21];1)*10+RIGHT([.E21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nzgspccsn4cxqqdbkj</text:p>
          </table:table-cell>
          <table:table-cell office:value-type="string" office:string-value="4" table:formula="of:=COM.MICROSOFT.TEXTJOIN(&quot;&quot;;TRUE;IFERROR(MID([.A2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2];1)*10+RIGHT([.B22];1)" table:style-name="ce1">
            <text:p>44</text:p>
          </table:table-cell>
          <table:table-cell office:value-type="string" office:string-value="lnzgspccsn4cxqqdbkj" table:formula="of:=COM.MICROSOFT.REDUCE([.A22];[NumberText.$A$1]:[NumberText.$A$9];COM.MICROSOFT.LAMBDA(_xlpm.a;_xlpm.b;SUBSTITUTE(_xlpm.a;_xlpm.b;VLOOKUP(_xlpm.b;[NumberText.$A$1:.$B$9];2;FALSE))))" table:number-matrix-columns-spanned="1" table:number-matrix-rows-spanned="1" table:style-name="ce1">
            <text:p>lnzgspccsn4cxqqdbkj</text:p>
          </table:table-cell>
          <table:table-cell office:value-type="string" office:string-value="4" table:formula="of:=COM.MICROSOFT.TEXTJOIN(&quot;&quot;;TRUE;IFERROR(MID([.D2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E22];1)*10+RIGHT([.E22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lxrxkpeight48xbgqnlkpkoneseven</text:p>
          </table:table-cell>
          <table:table-cell office:value-type="string" office:string-value="48" table:formula="of:=COM.MICROSOFT.TEXTJOIN(&quot;&quot;;TRUE;IFERROR(MID([.A23];ROW(INDIRECT(&quot;1:100&quot;));1)+0;&quot;&quot;))" table:number-matrix-columns-spanned="1" table:number-matrix-rows-spanned="1" table:style-name="ce1">
            <text:p>48</text:p>
          </table:table-cell>
          <table:table-cell office:value-type="float" office:value="48" table:formula="of:=LEFT([.B23];1)*10+RIGHT([.B23];1)" table:style-name="ce1">
            <text:p>48</text:p>
          </table:table-cell>
          <table:table-cell office:value-type="string" office:string-value="qlxrxkpeight8eight48xbgqnlkpkone1oneseven7seven" table:formula="of:=COM.MICROSOFT.REDUCE([.A23];[NumberText.$A$1]:[NumberText.$A$9];COM.MICROSOFT.LAMBDA(_xlpm.a;_xlpm.b;SUBSTITUTE(_xlpm.a;_xlpm.b;VLOOKUP(_xlpm.b;[NumberText.$A$1:.$B$9];2;FALSE))))" table:number-matrix-columns-spanned="1" table:number-matrix-rows-spanned="1" table:style-name="ce1">
            <text:p>qlxrxkpeight8eight48xbgqnlkpkone1oneseven7seven</text:p>
          </table:table-cell>
          <table:table-cell office:value-type="string" office:string-value="84817" table:formula="of:=COM.MICROSOFT.TEXTJOIN(&quot;&quot;;TRUE;IFERROR(MID([.D23];ROW(INDIRECT(&quot;1:100&quot;));1)+0;&quot;&quot;))" table:number-matrix-columns-spanned="1" table:number-matrix-rows-spanned="1" table:style-name="ce1">
            <text:p>84817</text:p>
          </table:table-cell>
          <table:table-cell office:value-type="float" office:value="87" table:formula="of:=LEFT([.E23];1)*10+RIGHT([.E23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7onetwonec</text:p>
          </table:table-cell>
          <table:table-cell office:value-type="string" office:string-value="7" table:formula="of:=COM.MICROSOFT.TEXTJOIN(&quot;&quot;;TRUE;IFERROR(MID([.A24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24];1)*10+RIGHT([.B24];1)" table:style-name="ce1">
            <text:p>77</text:p>
          </table:table-cell>
          <table:table-cell office:value-type="string" office:string-value="z7one1onetwo2twone1onec" table:formula="of:=COM.MICROSOFT.REDUCE([.A24];[NumberText.$A$1]:[NumberText.$A$9];COM.MICROSOFT.LAMBDA(_xlpm.a;_xlpm.b;SUBSTITUTE(_xlpm.a;_xlpm.b;VLOOKUP(_xlpm.b;[NumberText.$A$1:.$B$9];2;FALSE))))" table:number-matrix-columns-spanned="1" table:number-matrix-rows-spanned="1" table:style-name="ce1">
            <text:p>z7one1onetwo2twone1onec</text:p>
          </table:table-cell>
          <table:table-cell office:value-type="string" office:string-value="7121" table:formula="of:=COM.MICROSOFT.TEXTJOIN(&quot;&quot;;TRUE;IFERROR(MID([.D24];ROW(INDIRECT(&quot;1:100&quot;));1)+0;&quot;&quot;))" table:number-matrix-columns-spanned="1" table:number-matrix-rows-spanned="1" table:style-name="ce1">
            <text:p>7121</text:p>
          </table:table-cell>
          <table:table-cell office:value-type="float" office:value="71" table:formula="of:=LEFT([.E24];1)*10+RIGHT([.E24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cns</text:p>
          </table:table-cell>
          <table:table-cell office:value-type="string" office:string-value="7" table:formula="of:=COM.MICROSOFT.TEXTJOIN(&quot;&quot;;TRUE;IFERROR(MID([.A2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25];1)*10+RIGHT([.B25];1)" table:style-name="ce1">
            <text:p>77</text:p>
          </table:table-cell>
          <table:table-cell office:value-type="string" office:string-value="7cns" table:formula="of:=COM.MICROSOFT.REDUCE([.A25];[NumberText.$A$1]:[NumberText.$A$9];COM.MICROSOFT.LAMBDA(_xlpm.a;_xlpm.b;SUBSTITUTE(_xlpm.a;_xlpm.b;VLOOKUP(_xlpm.b;[NumberText.$A$1:.$B$9];2;FALSE))))" table:number-matrix-columns-spanned="1" table:number-matrix-rows-spanned="1" table:style-name="ce1">
            <text:p>7cns</text:p>
          </table:table-cell>
          <table:table-cell office:value-type="string" office:string-value="7" table:formula="of:=COM.MICROSOFT.TEXTJOIN(&quot;&quot;;TRUE;IFERROR(MID([.D2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25];1)*10+RIGHT([.E25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npfninefive79twoone7</text:p>
          </table:table-cell>
          <table:table-cell office:value-type="string" office:string-value="797" table:formula="of:=COM.MICROSOFT.TEXTJOIN(&quot;&quot;;TRUE;IFERROR(MID([.A26];ROW(INDIRECT(&quot;1:100&quot;));1)+0;&quot;&quot;))" table:number-matrix-columns-spanned="1" table:number-matrix-rows-spanned="1" table:style-name="ce1">
            <text:p>797</text:p>
          </table:table-cell>
          <table:table-cell office:value-type="float" office:value="77" table:formula="of:=LEFT([.B26];1)*10+RIGHT([.B26];1)" table:style-name="ce1">
            <text:p>77</text:p>
          </table:table-cell>
          <table:table-cell office:value-type="string" office:string-value="pnpfnine9ninefive5five79two2twoone1one7" table:formula="of:=COM.MICROSOFT.REDUCE([.A26];[NumberText.$A$1]:[NumberText.$A$9];COM.MICROSOFT.LAMBDA(_xlpm.a;_xlpm.b;SUBSTITUTE(_xlpm.a;_xlpm.b;VLOOKUP(_xlpm.b;[NumberText.$A$1:.$B$9];2;FALSE))))" table:number-matrix-columns-spanned="1" table:number-matrix-rows-spanned="1" table:style-name="ce1">
            <text:p>pnpfnine9ninefive5five79two2twoone1one7</text:p>
          </table:table-cell>
          <table:table-cell office:value-type="string" office:string-value="9579217" table:formula="of:=COM.MICROSOFT.TEXTJOIN(&quot;&quot;;TRUE;IFERROR(MID([.D26];ROW(INDIRECT(&quot;1:100&quot;));1)+0;&quot;&quot;))" table:number-matrix-columns-spanned="1" table:number-matrix-rows-spanned="1" table:style-name="ce1">
            <text:p>9579217</text:p>
          </table:table-cell>
          <table:table-cell office:value-type="float" office:value="97" table:formula="of:=LEFT([.E26];1)*10+RIGHT([.E26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rqpjjjbn</text:p>
          </table:table-cell>
          <table:table-cell office:value-type="string" office:string-value="2" table:formula="of:=COM.MICROSOFT.TEXTJOIN(&quot;&quot;;TRUE;IFERROR(MID([.A2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7];1)*10+RIGHT([.B27];1)" table:style-name="ce1">
            <text:p>22</text:p>
          </table:table-cell>
          <table:table-cell office:value-type="string" office:string-value="2hrqpjjjbn" table:formula="of:=COM.MICROSOFT.REDUCE([.A27];[NumberText.$A$1]:[NumberText.$A$9];COM.MICROSOFT.LAMBDA(_xlpm.a;_xlpm.b;SUBSTITUTE(_xlpm.a;_xlpm.b;VLOOKUP(_xlpm.b;[NumberText.$A$1:.$B$9];2;FALSE))))" table:number-matrix-columns-spanned="1" table:number-matrix-rows-spanned="1" table:style-name="ce1">
            <text:p>2hrqpjjjbn</text:p>
          </table:table-cell>
          <table:table-cell office:value-type="string" office:string-value="2" table:formula="of:=COM.MICROSOFT.TEXTJOIN(&quot;&quot;;TRUE;IFERROR(MID([.D2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27];1)*10+RIGHT([.E27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gmlttgdzrhxbxnnine</text:p>
          </table:table-cell>
          <table:table-cell office:value-type="string" office:string-value="4" table:formula="of:=COM.MICROSOFT.TEXTJOIN(&quot;&quot;;TRUE;IFERROR(MID([.A2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8];1)*10+RIGHT([.B28];1)" table:style-name="ce1">
            <text:p>44</text:p>
          </table:table-cell>
          <table:table-cell office:value-type="string" office:string-value="4gmlttgdzrhxbxnnine9nine" table:formula="of:=COM.MICROSOFT.REDUCE([.A28];[NumberText.$A$1]:[NumberText.$A$9];COM.MICROSOFT.LAMBDA(_xlpm.a;_xlpm.b;SUBSTITUTE(_xlpm.a;_xlpm.b;VLOOKUP(_xlpm.b;[NumberText.$A$1:.$B$9];2;FALSE))))" table:number-matrix-columns-spanned="1" table:number-matrix-rows-spanned="1" table:style-name="ce1">
            <text:p>4gmlttgdzrhxbxnnine9nine</text:p>
          </table:table-cell>
          <table:table-cell office:value-type="string" office:string-value="49" table:formula="of:=COM.MICROSOFT.TEXTJOIN(&quot;&quot;;TRUE;IFERROR(MID([.D28];ROW(INDIRECT(&quot;1:100&quot;));1)+0;&quot;&quot;))" table:number-matrix-columns-spanned="1" table:number-matrix-rows-spanned="1" table:style-name="ce1">
            <text:p>49</text:p>
          </table:table-cell>
          <table:table-cell office:value-type="float" office:value="49" table:formula="of:=LEFT([.E28];1)*10+RIGHT([.E28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sixfiveone76jctmjsxdh5jrkv</text:p>
          </table:table-cell>
          <table:table-cell office:value-type="string" office:string-value="4765" table:formula="of:=COM.MICROSOFT.TEXTJOIN(&quot;&quot;;TRUE;IFERROR(MID([.A29];ROW(INDIRECT(&quot;1:100&quot;));1)+0;&quot;&quot;))" table:number-matrix-columns-spanned="1" table:number-matrix-rows-spanned="1" table:style-name="ce1">
            <text:p>4765</text:p>
          </table:table-cell>
          <table:table-cell office:value-type="float" office:value="45" table:formula="of:=LEFT([.B29];1)*10+RIGHT([.B29];1)" table:style-name="ce1">
            <text:p>45</text:p>
          </table:table-cell>
          <table:table-cell office:value-type="string" office:string-value="4six6sixfive5fiveone1one76jctmjsxdh5jrkv" table:formula="of:=COM.MICROSOFT.REDUCE([.A29];[NumberText.$A$1]:[NumberText.$A$9];COM.MICROSOFT.LAMBDA(_xlpm.a;_xlpm.b;SUBSTITUTE(_xlpm.a;_xlpm.b;VLOOKUP(_xlpm.b;[NumberText.$A$1:.$B$9];2;FALSE))))" table:number-matrix-columns-spanned="1" table:number-matrix-rows-spanned="1" table:style-name="ce1">
            <text:p>4six6sixfive5fiveone1one76jctmjsxdh5jrkv</text:p>
          </table:table-cell>
          <table:table-cell office:value-type="string" office:string-value="4651765" table:formula="of:=COM.MICROSOFT.TEXTJOIN(&quot;&quot;;TRUE;IFERROR(MID([.D29];ROW(INDIRECT(&quot;1:100&quot;));1)+0;&quot;&quot;))" table:number-matrix-columns-spanned="1" table:number-matrix-rows-spanned="1" table:style-name="ce1">
            <text:p>4651765</text:p>
          </table:table-cell>
          <table:table-cell office:value-type="float" office:value="45" table:formula="of:=LEFT([.E29];1)*10+RIGHT([.E29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kvjmhpmglrdgmdnine</text:p>
          </table:table-cell>
          <table:table-cell office:value-type="string" office:string-value="3" table:formula="of:=COM.MICROSOFT.TEXTJOIN(&quot;&quot;;TRUE;IFERROR(MID([.A3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30];1)*10+RIGHT([.B30];1)" table:style-name="ce1">
            <text:p>33</text:p>
          </table:table-cell>
          <table:table-cell office:value-type="string" office:string-value="3kvjmhpmglrdgmdnine9nine" table:formula="of:=COM.MICROSOFT.REDUCE([.A30];[NumberText.$A$1]:[NumberText.$A$9];COM.MICROSOFT.LAMBDA(_xlpm.a;_xlpm.b;SUBSTITUTE(_xlpm.a;_xlpm.b;VLOOKUP(_xlpm.b;[NumberText.$A$1:.$B$9];2;FALSE))))" table:number-matrix-columns-spanned="1" table:number-matrix-rows-spanned="1" table:style-name="ce1">
            <text:p>3kvjmhpmglrdgmdnine9nine</text:p>
          </table:table-cell>
          <table:table-cell office:value-type="string" office:string-value="39" table:formula="of:=COM.MICROSOFT.TEXTJOIN(&quot;&quot;;TRUE;IFERROR(MID([.D30];ROW(INDIRECT(&quot;1:100&quot;));1)+0;&quot;&quot;))" table:number-matrix-columns-spanned="1" table:number-matrix-rows-spanned="1" table:style-name="ce1">
            <text:p>39</text:p>
          </table:table-cell>
          <table:table-cell office:value-type="float" office:value="39" table:formula="of:=LEFT([.E30];1)*10+RIGHT([.E30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63sevensevenone</text:p>
          </table:table-cell>
          <table:table-cell office:value-type="string" office:string-value="63" table:formula="of:=COM.MICROSOFT.TEXTJOIN(&quot;&quot;;TRUE;IFERROR(MID([.A31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31];1)*10+RIGHT([.B31];1)" table:style-name="ce1">
            <text:p>63</text:p>
          </table:table-cell>
          <table:table-cell office:value-type="string" office:string-value="four4four63seven7sevenseven7sevenone1one" table:formula="of:=COM.MICROSOFT.REDUCE([.A31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63seven7sevenseven7sevenone1one</text:p>
          </table:table-cell>
          <table:table-cell office:value-type="string" office:string-value="463771" table:formula="of:=COM.MICROSOFT.TEXTJOIN(&quot;&quot;;TRUE;IFERROR(MID([.D31];ROW(INDIRECT(&quot;1:100&quot;));1)+0;&quot;&quot;))" table:number-matrix-columns-spanned="1" table:number-matrix-rows-spanned="1" table:style-name="ce1">
            <text:p>463771</text:p>
          </table:table-cell>
          <table:table-cell office:value-type="float" office:value="41" table:formula="of:=LEFT([.E31];1)*10+RIGHT([.E31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mz1eight4threej1</text:p>
          </table:table-cell>
          <table:table-cell office:value-type="string" office:string-value="141" table:formula="of:=COM.MICROSOFT.TEXTJOIN(&quot;&quot;;TRUE;IFERROR(MID([.A32];ROW(INDIRECT(&quot;1:100&quot;));1)+0;&quot;&quot;))" table:number-matrix-columns-spanned="1" table:number-matrix-rows-spanned="1" table:style-name="ce1">
            <text:p>141</text:p>
          </table:table-cell>
          <table:table-cell office:value-type="float" office:value="11" table:formula="of:=LEFT([.B32];1)*10+RIGHT([.B32];1)" table:style-name="ce1">
            <text:p>11</text:p>
          </table:table-cell>
          <table:table-cell office:value-type="string" office:string-value="jmz1eight8eight4three3threej1" table:formula="of:=COM.MICROSOFT.REDUCE([.A32];[NumberText.$A$1]:[NumberText.$A$9];COM.MICROSOFT.LAMBDA(_xlpm.a;_xlpm.b;SUBSTITUTE(_xlpm.a;_xlpm.b;VLOOKUP(_xlpm.b;[NumberText.$A$1:.$B$9];2;FALSE))))" table:number-matrix-columns-spanned="1" table:number-matrix-rows-spanned="1" table:style-name="ce1">
            <text:p>jmz1eight8eight4three3threej1</text:p>
          </table:table-cell>
          <table:table-cell office:value-type="string" office:string-value="18431" table:formula="of:=COM.MICROSOFT.TEXTJOIN(&quot;&quot;;TRUE;IFERROR(MID([.D32];ROW(INDIRECT(&quot;1:100&quot;));1)+0;&quot;&quot;))" table:number-matrix-columns-spanned="1" table:number-matrix-rows-spanned="1" table:style-name="ce1">
            <text:p>18431</text:p>
          </table:table-cell>
          <table:table-cell office:value-type="float" office:value="11" table:formula="of:=LEFT([.E32];1)*10+RIGHT([.E32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21zxksf9jxdvjmtn337</text:p>
          </table:table-cell>
          <table:table-cell office:value-type="string" office:string-value="219337" table:formula="of:=COM.MICROSOFT.TEXTJOIN(&quot;&quot;;TRUE;IFERROR(MID([.A33];ROW(INDIRECT(&quot;1:100&quot;));1)+0;&quot;&quot;))" table:number-matrix-columns-spanned="1" table:number-matrix-rows-spanned="1" table:style-name="ce1">
            <text:p>219337</text:p>
          </table:table-cell>
          <table:table-cell office:value-type="float" office:value="27" table:formula="of:=LEFT([.B33];1)*10+RIGHT([.B33];1)" table:style-name="ce1">
            <text:p>27</text:p>
          </table:table-cell>
          <table:table-cell office:value-type="string" office:string-value="four4four21zxksf9jxdvjmtn337" table:formula="of:=COM.MICROSOFT.REDUCE([.A33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21zxksf9jxdvjmtn337</text:p>
          </table:table-cell>
          <table:table-cell office:value-type="string" office:string-value="4219337" table:formula="of:=COM.MICROSOFT.TEXTJOIN(&quot;&quot;;TRUE;IFERROR(MID([.D33];ROW(INDIRECT(&quot;1:100&quot;));1)+0;&quot;&quot;))" table:number-matrix-columns-spanned="1" table:number-matrix-rows-spanned="1" table:style-name="ce1">
            <text:p>4219337</text:p>
          </table:table-cell>
          <table:table-cell office:value-type="float" office:value="47" table:formula="of:=LEFT([.E33];1)*10+RIGHT([.E33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nronenine43three1threefrv</text:p>
          </table:table-cell>
          <table:table-cell office:value-type="string" office:string-value="431" table:formula="of:=COM.MICROSOFT.TEXTJOIN(&quot;&quot;;TRUE;IFERROR(MID([.A34];ROW(INDIRECT(&quot;1:100&quot;));1)+0;&quot;&quot;))" table:number-matrix-columns-spanned="1" table:number-matrix-rows-spanned="1" table:style-name="ce1">
            <text:p>431</text:p>
          </table:table-cell>
          <table:table-cell office:value-type="float" office:value="41" table:formula="of:=LEFT([.B34];1)*10+RIGHT([.B34];1)" table:style-name="ce1">
            <text:p>41</text:p>
          </table:table-cell>
          <table:table-cell office:value-type="string" office:string-value="msnrone1onenine9nine43three3three1three3threefrv" table:formula="of:=COM.MICROSOFT.REDUCE([.A34];[NumberText.$A$1]:[NumberText.$A$9];COM.MICROSOFT.LAMBDA(_xlpm.a;_xlpm.b;SUBSTITUTE(_xlpm.a;_xlpm.b;VLOOKUP(_xlpm.b;[NumberText.$A$1:.$B$9];2;FALSE))))" table:number-matrix-columns-spanned="1" table:number-matrix-rows-spanned="1" table:style-name="ce1">
            <text:p>msnrone1onenine9nine43three3three1three3threefrv</text:p>
          </table:table-cell>
          <table:table-cell office:value-type="string" office:string-value="1943313" table:formula="of:=COM.MICROSOFT.TEXTJOIN(&quot;&quot;;TRUE;IFERROR(MID([.D34];ROW(INDIRECT(&quot;1:100&quot;));1)+0;&quot;&quot;))" table:number-matrix-columns-spanned="1" table:number-matrix-rows-spanned="1" table:style-name="ce1">
            <text:p>1943313</text:p>
          </table:table-cell>
          <table:table-cell office:value-type="float" office:value="13" table:formula="of:=LEFT([.E34];1)*10+RIGHT([.E34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jfhd6eight4</text:p>
          </table:table-cell>
          <table:table-cell office:value-type="string" office:string-value="64" table:formula="of:=COM.MICROSOFT.TEXTJOIN(&quot;&quot;;TRUE;IFERROR(MID([.A35];ROW(INDIRECT(&quot;1:100&quot;));1)+0;&quot;&quot;))" table:number-matrix-columns-spanned="1" table:number-matrix-rows-spanned="1" table:style-name="ce1">
            <text:p>64</text:p>
          </table:table-cell>
          <table:table-cell office:value-type="float" office:value="64" table:formula="of:=LEFT([.B35];1)*10+RIGHT([.B35];1)" table:style-name="ce1">
            <text:p>64</text:p>
          </table:table-cell>
          <table:table-cell office:value-type="string" office:string-value="rjfhd6eight8eight4" table:formula="of:=COM.MICROSOFT.REDUCE([.A35];[NumberText.$A$1]:[NumberText.$A$9];COM.MICROSOFT.LAMBDA(_xlpm.a;_xlpm.b;SUBSTITUTE(_xlpm.a;_xlpm.b;VLOOKUP(_xlpm.b;[NumberText.$A$1:.$B$9];2;FALSE))))" table:number-matrix-columns-spanned="1" table:number-matrix-rows-spanned="1" table:style-name="ce1">
            <text:p>rjfhd6eight8eight4</text:p>
          </table:table-cell>
          <table:table-cell office:value-type="string" office:string-value="684" table:formula="of:=COM.MICROSOFT.TEXTJOIN(&quot;&quot;;TRUE;IFERROR(MID([.D35];ROW(INDIRECT(&quot;1:100&quot;));1)+0;&quot;&quot;))" table:number-matrix-columns-spanned="1" table:number-matrix-rows-spanned="1" table:style-name="ce1">
            <text:p>684</text:p>
          </table:table-cell>
          <table:table-cell office:value-type="float" office:value="64" table:formula="of:=LEFT([.E35];1)*10+RIGHT([.E35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blgveightfiveone7bnsfnrmxsmtwonemrb</text:p>
          </table:table-cell>
          <table:table-cell office:value-type="string" office:string-value="787" table:formula="of:=COM.MICROSOFT.TEXTJOIN(&quot;&quot;;TRUE;IFERROR(MID([.A36];ROW(INDIRECT(&quot;1:100&quot;));1)+0;&quot;&quot;))" table:number-matrix-columns-spanned="1" table:number-matrix-rows-spanned="1" table:style-name="ce1">
            <text:p>787</text:p>
          </table:table-cell>
          <table:table-cell office:value-type="float" office:value="77" table:formula="of:=LEFT([.B36];1)*10+RIGHT([.B36];1)" table:style-name="ce1">
            <text:p>77</text:p>
          </table:table-cell>
          <table:table-cell office:value-type="string" office:string-value="78blgveight8eightfive5fiveone1one7bnsfnrmxsmtwo2twone1onemrb" table:formula="of:=COM.MICROSOFT.REDUCE([.A36];[NumberText.$A$1]:[NumberText.$A$9];COM.MICROSOFT.LAMBDA(_xlpm.a;_xlpm.b;SUBSTITUTE(_xlpm.a;_xlpm.b;VLOOKUP(_xlpm.b;[NumberText.$A$1:.$B$9];2;FALSE))))" table:number-matrix-columns-spanned="1" table:number-matrix-rows-spanned="1" table:style-name="ce1">
            <text:p>78blgveight8eightfive5fiveone1one7bnsfnrmxsmtwo2twone1onemrb</text:p>
          </table:table-cell>
          <table:table-cell office:value-type="string" office:string-value="78851721" table:formula="of:=COM.MICROSOFT.TEXTJOIN(&quot;&quot;;TRUE;IFERROR(MID([.D36];ROW(INDIRECT(&quot;1:100&quot;));1)+0;&quot;&quot;))" table:number-matrix-columns-spanned="1" table:number-matrix-rows-spanned="1" table:style-name="ce1">
            <text:p>78851721</text:p>
          </table:table-cell>
          <table:table-cell office:value-type="float" office:value="71" table:formula="of:=LEFT([.E36];1)*10+RIGHT([.E36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seven6four6</text:p>
          </table:table-cell>
          <table:table-cell office:value-type="string" office:string-value="66" table:formula="of:=COM.MICROSOFT.TEXTJOIN(&quot;&quot;;TRUE;IFERROR(MID([.A37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37];1)*10+RIGHT([.B37];1)" table:style-name="ce1">
            <text:p>66</text:p>
          </table:table-cell>
          <table:table-cell office:value-type="string" office:string-value="six6sixseven7seven6four4four6" table:formula="of:=COM.MICROSOFT.REDUCE([.A37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seven7seven6four4four6</text:p>
          </table:table-cell>
          <table:table-cell office:value-type="string" office:string-value="67646" table:formula="of:=COM.MICROSOFT.TEXTJOIN(&quot;&quot;;TRUE;IFERROR(MID([.D37];ROW(INDIRECT(&quot;1:100&quot;));1)+0;&quot;&quot;))" table:number-matrix-columns-spanned="1" table:number-matrix-rows-spanned="1" table:style-name="ce1">
            <text:p>67646</text:p>
          </table:table-cell>
          <table:table-cell office:value-type="float" office:value="66" table:formula="of:=LEFT([.E37];1)*10+RIGHT([.E37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jphcm9</text:p>
          </table:table-cell>
          <table:table-cell office:value-type="string" office:string-value="9" table:formula="of:=COM.MICROSOFT.TEXTJOIN(&quot;&quot;;TRUE;IFERROR(MID([.A3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8];1)*10+RIGHT([.B38];1)" table:style-name="ce1">
            <text:p>99</text:p>
          </table:table-cell>
          <table:table-cell office:value-type="string" office:string-value="mdjphcm9" table:formula="of:=COM.MICROSOFT.REDUCE([.A38];[NumberText.$A$1]:[NumberText.$A$9];COM.MICROSOFT.LAMBDA(_xlpm.a;_xlpm.b;SUBSTITUTE(_xlpm.a;_xlpm.b;VLOOKUP(_xlpm.b;[NumberText.$A$1:.$B$9];2;FALSE))))" table:number-matrix-columns-spanned="1" table:number-matrix-rows-spanned="1" table:style-name="ce1">
            <text:p>mdjphcm9</text:p>
          </table:table-cell>
          <table:table-cell office:value-type="string" office:string-value="9" table:formula="of:=COM.MICROSOFT.TEXTJOIN(&quot;&quot;;TRUE;IFERROR(MID([.D3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38];1)*10+RIGHT([.E38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sjmgdgqtwolg1nine45eight</text:p>
          </table:table-cell>
          <table:table-cell office:value-type="string" office:string-value="145" table:formula="of:=COM.MICROSOFT.TEXTJOIN(&quot;&quot;;TRUE;IFERROR(MID([.A39];ROW(INDIRECT(&quot;1:100&quot;));1)+0;&quot;&quot;))" table:number-matrix-columns-spanned="1" table:number-matrix-rows-spanned="1" table:style-name="ce1">
            <text:p>145</text:p>
          </table:table-cell>
          <table:table-cell office:value-type="float" office:value="15" table:formula="of:=LEFT([.B39];1)*10+RIGHT([.B39];1)" table:style-name="ce1">
            <text:p>15</text:p>
          </table:table-cell>
          <table:table-cell office:value-type="string" office:string-value="xsjmgdgqtwo2twolg1nine9nine45eight8eight" table:formula="of:=COM.MICROSOFT.REDUCE([.A39];[NumberText.$A$1]:[NumberText.$A$9];COM.MICROSOFT.LAMBDA(_xlpm.a;_xlpm.b;SUBSTITUTE(_xlpm.a;_xlpm.b;VLOOKUP(_xlpm.b;[NumberText.$A$1:.$B$9];2;FALSE))))" table:number-matrix-columns-spanned="1" table:number-matrix-rows-spanned="1" table:style-name="ce1">
            <text:p>xsjmgdgqtwo2twolg1nine9nine45eight8eight</text:p>
          </table:table-cell>
          <table:table-cell office:value-type="string" office:string-value="219458" table:formula="of:=COM.MICROSOFT.TEXTJOIN(&quot;&quot;;TRUE;IFERROR(MID([.D39];ROW(INDIRECT(&quot;1:100&quot;));1)+0;&quot;&quot;))" table:number-matrix-columns-spanned="1" table:number-matrix-rows-spanned="1" table:style-name="ce1">
            <text:p>219458</text:p>
          </table:table-cell>
          <table:table-cell office:value-type="float" office:value="28" table:formula="of:=LEFT([.E39];1)*10+RIGHT([.E39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2six85npdqxgrshdjs4</text:p>
          </table:table-cell>
          <table:table-cell office:value-type="string" office:string-value="2854" table:formula="of:=COM.MICROSOFT.TEXTJOIN(&quot;&quot;;TRUE;IFERROR(MID([.A40];ROW(INDIRECT(&quot;1:100&quot;));1)+0;&quot;&quot;))" table:number-matrix-columns-spanned="1" table:number-matrix-rows-spanned="1" table:style-name="ce1">
            <text:p>2854</text:p>
          </table:table-cell>
          <table:table-cell office:value-type="float" office:value="24" table:formula="of:=LEFT([.B40];1)*10+RIGHT([.B40];1)" table:style-name="ce1">
            <text:p>24</text:p>
          </table:table-cell>
          <table:table-cell office:value-type="string" office:string-value="five5five2six6six85npdqxgrshdjs4" table:formula="of:=COM.MICROSOFT.REDUCE([.A40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2six6six85npdqxgrshdjs4</text:p>
          </table:table-cell>
          <table:table-cell office:value-type="string" office:string-value="526854" table:formula="of:=COM.MICROSOFT.TEXTJOIN(&quot;&quot;;TRUE;IFERROR(MID([.D40];ROW(INDIRECT(&quot;1:100&quot;));1)+0;&quot;&quot;))" table:number-matrix-columns-spanned="1" table:number-matrix-rows-spanned="1" table:style-name="ce1">
            <text:p>526854</text:p>
          </table:table-cell>
          <table:table-cell office:value-type="float" office:value="54" table:formula="of:=LEFT([.E40];1)*10+RIGHT([.E40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bbnine2ttrktc2hxpxfdxgf</text:p>
          </table:table-cell>
          <table:table-cell office:value-type="string" office:string-value="22" table:formula="of:=COM.MICROSOFT.TEXTJOIN(&quot;&quot;;TRUE;IFERROR(MID([.A41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41];1)*10+RIGHT([.B41];1)" table:style-name="ce1">
            <text:p>22</text:p>
          </table:table-cell>
          <table:table-cell office:value-type="string" office:string-value="jbbnine9nine2ttrktc2hxpxfdxgf" table:formula="of:=COM.MICROSOFT.REDUCE([.A41];[NumberText.$A$1]:[NumberText.$A$9];COM.MICROSOFT.LAMBDA(_xlpm.a;_xlpm.b;SUBSTITUTE(_xlpm.a;_xlpm.b;VLOOKUP(_xlpm.b;[NumberText.$A$1:.$B$9];2;FALSE))))" table:number-matrix-columns-spanned="1" table:number-matrix-rows-spanned="1" table:style-name="ce1">
            <text:p>jbbnine9nine2ttrktc2hxpxfdxgf</text:p>
          </table:table-cell>
          <table:table-cell office:value-type="string" office:string-value="922" table:formula="of:=COM.MICROSOFT.TEXTJOIN(&quot;&quot;;TRUE;IFERROR(MID([.D41];ROW(INDIRECT(&quot;1:100&quot;));1)+0;&quot;&quot;))" table:number-matrix-columns-spanned="1" table:number-matrix-rows-spanned="1" table:style-name="ce1">
            <text:p>922</text:p>
          </table:table-cell>
          <table:table-cell office:value-type="float" office:value="92" table:formula="of:=LEFT([.E41];1)*10+RIGHT([.E41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gvqsgmjfmfslrmone2vtpsstpkhr2jmmxk</text:p>
          </table:table-cell>
          <table:table-cell office:value-type="string" office:string-value="22" table:formula="of:=COM.MICROSOFT.TEXTJOIN(&quot;&quot;;TRUE;IFERROR(MID([.A42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42];1)*10+RIGHT([.B42];1)" table:style-name="ce1">
            <text:p>22</text:p>
          </table:table-cell>
          <table:table-cell office:value-type="string" office:string-value="fngvqsgmjfmfslrmone1one2vtpsstpkhr2jmmxk" table:formula="of:=COM.MICROSOFT.REDUCE([.A42];[NumberText.$A$1]:[NumberText.$A$9];COM.MICROSOFT.LAMBDA(_xlpm.a;_xlpm.b;SUBSTITUTE(_xlpm.a;_xlpm.b;VLOOKUP(_xlpm.b;[NumberText.$A$1:.$B$9];2;FALSE))))" table:number-matrix-columns-spanned="1" table:number-matrix-rows-spanned="1" table:style-name="ce1">
            <text:p>fngvqsgmjfmfslrmone1one2vtpsstpkhr2jmmxk</text:p>
          </table:table-cell>
          <table:table-cell office:value-type="string" office:string-value="122" table:formula="of:=COM.MICROSOFT.TEXTJOIN(&quot;&quot;;TRUE;IFERROR(MID([.D42];ROW(INDIRECT(&quot;1:100&quot;));1)+0;&quot;&quot;))" table:number-matrix-columns-spanned="1" table:number-matrix-rows-spanned="1" table:style-name="ce1">
            <text:p>122</text:p>
          </table:table-cell>
          <table:table-cell office:value-type="float" office:value="12" table:formula="of:=LEFT([.E42];1)*10+RIGHT([.E42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683glvfsdvnsghvrzcdmxnx81</text:p>
          </table:table-cell>
          <table:table-cell office:value-type="string" office:string-value="68381" table:formula="of:=COM.MICROSOFT.TEXTJOIN(&quot;&quot;;TRUE;IFERROR(MID([.A43];ROW(INDIRECT(&quot;1:100&quot;));1)+0;&quot;&quot;))" table:number-matrix-columns-spanned="1" table:number-matrix-rows-spanned="1" table:style-name="ce1">
            <text:p>68381</text:p>
          </table:table-cell>
          <table:table-cell office:value-type="float" office:value="61" table:formula="of:=LEFT([.B43];1)*10+RIGHT([.B43];1)" table:style-name="ce1">
            <text:p>61</text:p>
          </table:table-cell>
          <table:table-cell office:value-type="string" office:string-value="f683glvfsdvnsghvrzcdmxnx81" table:formula="of:=COM.MICROSOFT.REDUCE([.A43];[NumberText.$A$1]:[NumberText.$A$9];COM.MICROSOFT.LAMBDA(_xlpm.a;_xlpm.b;SUBSTITUTE(_xlpm.a;_xlpm.b;VLOOKUP(_xlpm.b;[NumberText.$A$1:.$B$9];2;FALSE))))" table:number-matrix-columns-spanned="1" table:number-matrix-rows-spanned="1" table:style-name="ce1">
            <text:p>f683glvfsdvnsghvrzcdmxnx81</text:p>
          </table:table-cell>
          <table:table-cell office:value-type="string" office:string-value="68381" table:formula="of:=COM.MICROSOFT.TEXTJOIN(&quot;&quot;;TRUE;IFERROR(MID([.D43];ROW(INDIRECT(&quot;1:100&quot;));1)+0;&quot;&quot;))" table:number-matrix-columns-spanned="1" table:number-matrix-rows-spanned="1" table:style-name="ce1">
            <text:p>68381</text:p>
          </table:table-cell>
          <table:table-cell office:value-type="float" office:value="61" table:formula="of:=LEFT([.E43];1)*10+RIGHT([.E43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qblzgj322kqfsjrbxgcgsct</text:p>
          </table:table-cell>
          <table:table-cell office:value-type="string" office:string-value="322" table:formula="of:=COM.MICROSOFT.TEXTJOIN(&quot;&quot;;TRUE;IFERROR(MID([.A44];ROW(INDIRECT(&quot;1:100&quot;));1)+0;&quot;&quot;))" table:number-matrix-columns-spanned="1" table:number-matrix-rows-spanned="1" table:style-name="ce1">
            <text:p>322</text:p>
          </table:table-cell>
          <table:table-cell office:value-type="float" office:value="32" table:formula="of:=LEFT([.B44];1)*10+RIGHT([.B44];1)" table:style-name="ce1">
            <text:p>32</text:p>
          </table:table-cell>
          <table:table-cell office:value-type="string" office:string-value="lqblzgj322kqfsjrbxgcgsct" table:formula="of:=COM.MICROSOFT.REDUCE([.A44];[NumberText.$A$1]:[NumberText.$A$9];COM.MICROSOFT.LAMBDA(_xlpm.a;_xlpm.b;SUBSTITUTE(_xlpm.a;_xlpm.b;VLOOKUP(_xlpm.b;[NumberText.$A$1:.$B$9];2;FALSE))))" table:number-matrix-columns-spanned="1" table:number-matrix-rows-spanned="1" table:style-name="ce1">
            <text:p>lqblzgj322kqfsjrbxgcgsct</text:p>
          </table:table-cell>
          <table:table-cell office:value-type="string" office:string-value="322" table:formula="of:=COM.MICROSOFT.TEXTJOIN(&quot;&quot;;TRUE;IFERROR(MID([.D44];ROW(INDIRECT(&quot;1:100&quot;));1)+0;&quot;&quot;))" table:number-matrix-columns-spanned="1" table:number-matrix-rows-spanned="1" table:style-name="ce1">
            <text:p>322</text:p>
          </table:table-cell>
          <table:table-cell office:value-type="float" office:value="32" table:formula="of:=LEFT([.E44];1)*10+RIGHT([.E44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ldfnrbstbxqdpxpkbztbp84eight</text:p>
          </table:table-cell>
          <table:table-cell office:value-type="string" office:string-value="84" table:formula="of:=COM.MICROSOFT.TEXTJOIN(&quot;&quot;;TRUE;IFERROR(MID([.A45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45];1)*10+RIGHT([.B45];1)" table:style-name="ce1">
            <text:p>84</text:p>
          </table:table-cell>
          <table:table-cell office:value-type="string" office:string-value="three3threeldfnrbstbxqdpxpkbztbp84eight8eight" table:formula="of:=COM.MICROSOFT.REDUCE([.A45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ldfnrbstbxqdpxpkbztbp84eight8eight</text:p>
          </table:table-cell>
          <table:table-cell office:value-type="string" office:string-value="3848" table:formula="of:=COM.MICROSOFT.TEXTJOIN(&quot;&quot;;TRUE;IFERROR(MID([.D45];ROW(INDIRECT(&quot;1:100&quot;));1)+0;&quot;&quot;))" table:number-matrix-columns-spanned="1" table:number-matrix-rows-spanned="1" table:style-name="ce1">
            <text:p>3848</text:p>
          </table:table-cell>
          <table:table-cell office:value-type="float" office:value="38" table:formula="of:=LEFT([.E45];1)*10+RIGHT([.E45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sevenmthprqg9six</text:p>
          </table:table-cell>
          <table:table-cell office:value-type="string" office:string-value="9" table:formula="of:=COM.MICROSOFT.TEXTJOIN(&quot;&quot;;TRUE;IFERROR(MID([.A4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46];1)*10+RIGHT([.B46];1)" table:style-name="ce1">
            <text:p>99</text:p>
          </table:table-cell>
          <table:table-cell office:value-type="string" office:string-value="seven7sevenseven7sevenmthprqg9six6six" table:formula="of:=COM.MICROSOFT.REDUCE([.A46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seven7sevenmthprqg9six6six</text:p>
          </table:table-cell>
          <table:table-cell office:value-type="string" office:string-value="7796" table:formula="of:=COM.MICROSOFT.TEXTJOIN(&quot;&quot;;TRUE;IFERROR(MID([.D46];ROW(INDIRECT(&quot;1:100&quot;));1)+0;&quot;&quot;))" table:number-matrix-columns-spanned="1" table:number-matrix-rows-spanned="1" table:style-name="ce1">
            <text:p>7796</text:p>
          </table:table-cell>
          <table:table-cell office:value-type="float" office:value="76" table:formula="of:=LEFT([.E46];1)*10+RIGHT([.E46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ldknljthdjthreeklttd6six</text:p>
          </table:table-cell>
          <table:table-cell office:value-type="string" office:string-value="6" table:formula="of:=COM.MICROSOFT.TEXTJOIN(&quot;&quot;;TRUE;IFERROR(MID([.A4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47];1)*10+RIGHT([.B47];1)" table:style-name="ce1">
            <text:p>66</text:p>
          </table:table-cell>
          <table:table-cell office:value-type="string" office:string-value="qldknljthdjthree3threeklttd6six6six" table:formula="of:=COM.MICROSOFT.REDUCE([.A47];[NumberText.$A$1]:[NumberText.$A$9];COM.MICROSOFT.LAMBDA(_xlpm.a;_xlpm.b;SUBSTITUTE(_xlpm.a;_xlpm.b;VLOOKUP(_xlpm.b;[NumberText.$A$1:.$B$9];2;FALSE))))" table:number-matrix-columns-spanned="1" table:number-matrix-rows-spanned="1" table:style-name="ce1">
            <text:p>qldknljthdjthree3threeklttd6six6six</text:p>
          </table:table-cell>
          <table:table-cell office:value-type="string" office:string-value="366" table:formula="of:=COM.MICROSOFT.TEXTJOIN(&quot;&quot;;TRUE;IFERROR(MID([.D47];ROW(INDIRECT(&quot;1:100&quot;));1)+0;&quot;&quot;))" table:number-matrix-columns-spanned="1" table:number-matrix-rows-spanned="1" table:style-name="ce1">
            <text:p>366</text:p>
          </table:table-cell>
          <table:table-cell office:value-type="float" office:value="36" table:formula="of:=LEFT([.E47];1)*10+RIGHT([.E47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eightcdqxcftbgbfbnvqfive</text:p>
          </table:table-cell>
          <table:table-cell office:value-type="string" office:string-value="7" table:formula="of:=COM.MICROSOFT.TEXTJOIN(&quot;&quot;;TRUE;IFERROR(MID([.A48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48];1)*10+RIGHT([.B48];1)" table:style-name="ce1">
            <text:p>77</text:p>
          </table:table-cell>
          <table:table-cell office:value-type="string" office:string-value="7eight8eightcdqxcftbgbfbnvqfive5five" table:formula="of:=COM.MICROSOFT.REDUCE([.A48];[NumberText.$A$1]:[NumberText.$A$9];COM.MICROSOFT.LAMBDA(_xlpm.a;_xlpm.b;SUBSTITUTE(_xlpm.a;_xlpm.b;VLOOKUP(_xlpm.b;[NumberText.$A$1:.$B$9];2;FALSE))))" table:number-matrix-columns-spanned="1" table:number-matrix-rows-spanned="1" table:style-name="ce1">
            <text:p>7eight8eightcdqxcftbgbfbnvqfive5five</text:p>
          </table:table-cell>
          <table:table-cell office:value-type="string" office:string-value="785" table:formula="of:=COM.MICROSOFT.TEXTJOIN(&quot;&quot;;TRUE;IFERROR(MID([.D48];ROW(INDIRECT(&quot;1:100&quot;));1)+0;&quot;&quot;))" table:number-matrix-columns-spanned="1" table:number-matrix-rows-spanned="1" table:style-name="ce1">
            <text:p>785</text:p>
          </table:table-cell>
          <table:table-cell office:value-type="float" office:value="75" table:formula="of:=LEFT([.E48];1)*10+RIGHT([.E48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xjzhvkbcjhscdxhjdqxnhsevenxrdrjbcl5fvlvlxjjvb</text:p>
          </table:table-cell>
          <table:table-cell office:value-type="string" office:string-value="5" table:formula="of:=COM.MICROSOFT.TEXTJOIN(&quot;&quot;;TRUE;IFERROR(MID([.A49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49];1)*10+RIGHT([.B49];1)" table:style-name="ce1">
            <text:p>55</text:p>
          </table:table-cell>
          <table:table-cell office:value-type="string" office:string-value="gxjzhvkbcjhscdxhjdqxnhseven7sevenxrdrjbcl5fvlvlxjjvb" table:formula="of:=COM.MICROSOFT.REDUCE([.A49];[NumberText.$A$1]:[NumberText.$A$9];COM.MICROSOFT.LAMBDA(_xlpm.a;_xlpm.b;SUBSTITUTE(_xlpm.a;_xlpm.b;VLOOKUP(_xlpm.b;[NumberText.$A$1:.$B$9];2;FALSE))))" table:number-matrix-columns-spanned="1" table:number-matrix-rows-spanned="1" table:style-name="ce1">
            <text:p>gxjzhvkbcjhscdxhjdqxnhseven7sevenxrdrjbcl5fvlvlxjjvb</text:p>
          </table:table-cell>
          <table:table-cell office:value-type="string" office:string-value="75" table:formula="of:=COM.MICROSOFT.TEXTJOIN(&quot;&quot;;TRUE;IFERROR(MID([.D49];ROW(INDIRECT(&quot;1:100&quot;));1)+0;&quot;&quot;))" table:number-matrix-columns-spanned="1" table:number-matrix-rows-spanned="1" table:style-name="ce1">
            <text:p>75</text:p>
          </table:table-cell>
          <table:table-cell office:value-type="float" office:value="75" table:formula="of:=LEFT([.E49];1)*10+RIGHT([.E49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ixqnine9jk9six</text:p>
          </table:table-cell>
          <table:table-cell office:value-type="string" office:string-value="999" table:formula="of:=COM.MICROSOFT.TEXTJOIN(&quot;&quot;;TRUE;IFERROR(MID([.A50];ROW(INDIRECT(&quot;1:100&quot;));1)+0;&quot;&quot;))" table:number-matrix-columns-spanned="1" table:number-matrix-rows-spanned="1" table:style-name="ce1">
            <text:p>999</text:p>
          </table:table-cell>
          <table:table-cell office:value-type="float" office:value="99" table:formula="of:=LEFT([.B50];1)*10+RIGHT([.B50];1)" table:style-name="ce1">
            <text:p>99</text:p>
          </table:table-cell>
          <table:table-cell office:value-type="string" office:string-value="9six6sixqnine9nine9jk9six6six" table:formula="of:=COM.MICROSOFT.REDUCE([.A50];[NumberText.$A$1]:[NumberText.$A$9];COM.MICROSOFT.LAMBDA(_xlpm.a;_xlpm.b;SUBSTITUTE(_xlpm.a;_xlpm.b;VLOOKUP(_xlpm.b;[NumberText.$A$1:.$B$9];2;FALSE))))" table:number-matrix-columns-spanned="1" table:number-matrix-rows-spanned="1" table:style-name="ce1">
            <text:p>9six6sixqnine9nine9jk9six6six</text:p>
          </table:table-cell>
          <table:table-cell office:value-type="string" office:string-value="969996" table:formula="of:=COM.MICROSOFT.TEXTJOIN(&quot;&quot;;TRUE;IFERROR(MID([.D50];ROW(INDIRECT(&quot;1:100&quot;));1)+0;&quot;&quot;))" table:number-matrix-columns-spanned="1" table:number-matrix-rows-spanned="1" table:style-name="ce1">
            <text:p>969996</text:p>
          </table:table-cell>
          <table:table-cell office:value-type="float" office:value="96" table:formula="of:=LEFT([.E50];1)*10+RIGHT([.E50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jtdbzr6njdgflrmpshxn</text:p>
          </table:table-cell>
          <table:table-cell office:value-type="string" office:string-value="6" table:formula="of:=COM.MICROSOFT.TEXTJOIN(&quot;&quot;;TRUE;IFERROR(MID([.A5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1];1)*10+RIGHT([.B51];1)" table:style-name="ce1">
            <text:p>66</text:p>
          </table:table-cell>
          <table:table-cell office:value-type="string" office:string-value="zjtdbzr6njdgflrmpshxn" table:formula="of:=COM.MICROSOFT.REDUCE([.A51];[NumberText.$A$1]:[NumberText.$A$9];COM.MICROSOFT.LAMBDA(_xlpm.a;_xlpm.b;SUBSTITUTE(_xlpm.a;_xlpm.b;VLOOKUP(_xlpm.b;[NumberText.$A$1:.$B$9];2;FALSE))))" table:number-matrix-columns-spanned="1" table:number-matrix-rows-spanned="1" table:style-name="ce1">
            <text:p>zjtdbzr6njdgflrmpshxn</text:p>
          </table:table-cell>
          <table:table-cell office:value-type="string" office:string-value="6" table:formula="of:=COM.MICROSOFT.TEXTJOIN(&quot;&quot;;TRUE;IFERROR(MID([.D5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51];1)*10+RIGHT([.E51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ktpknvmjknb7threefourhdxhcdtgtkvone</text:p>
          </table:table-cell>
          <table:table-cell office:value-type="string" office:string-value="7" table:formula="of:=COM.MICROSOFT.TEXTJOIN(&quot;&quot;;TRUE;IFERROR(MID([.A52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52];1)*10+RIGHT([.B52];1)" table:style-name="ce1">
            <text:p>77</text:p>
          </table:table-cell>
          <table:table-cell office:value-type="string" office:string-value="rktpknvmjknb7three3threefour4fourhdxhcdtgtkvone1one" table:formula="of:=COM.MICROSOFT.REDUCE([.A52];[NumberText.$A$1]:[NumberText.$A$9];COM.MICROSOFT.LAMBDA(_xlpm.a;_xlpm.b;SUBSTITUTE(_xlpm.a;_xlpm.b;VLOOKUP(_xlpm.b;[NumberText.$A$1:.$B$9];2;FALSE))))" table:number-matrix-columns-spanned="1" table:number-matrix-rows-spanned="1" table:style-name="ce1">
            <text:p>rktpknvmjknb7three3threefour4fourhdxhcdtgtkvone1one</text:p>
          </table:table-cell>
          <table:table-cell office:value-type="string" office:string-value="7341" table:formula="of:=COM.MICROSOFT.TEXTJOIN(&quot;&quot;;TRUE;IFERROR(MID([.D52];ROW(INDIRECT(&quot;1:100&quot;));1)+0;&quot;&quot;))" table:number-matrix-columns-spanned="1" table:number-matrix-rows-spanned="1" table:style-name="ce1">
            <text:p>7341</text:p>
          </table:table-cell>
          <table:table-cell office:value-type="float" office:value="71" table:formula="of:=LEFT([.E52];1)*10+RIGHT([.E52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6lzxhone3two2</text:p>
          </table:table-cell>
          <table:table-cell office:value-type="string" office:string-value="27632" table:formula="of:=COM.MICROSOFT.TEXTJOIN(&quot;&quot;;TRUE;IFERROR(MID([.A53];ROW(INDIRECT(&quot;1:100&quot;));1)+0;&quot;&quot;))" table:number-matrix-columns-spanned="1" table:number-matrix-rows-spanned="1" table:style-name="ce1">
            <text:p>27632</text:p>
          </table:table-cell>
          <table:table-cell office:value-type="float" office:value="22" table:formula="of:=LEFT([.B53];1)*10+RIGHT([.B53];1)" table:style-name="ce1">
            <text:p>22</text:p>
          </table:table-cell>
          <table:table-cell office:value-type="string" office:string-value="276lzxhone1one3two2two2" table:formula="of:=COM.MICROSOFT.REDUCE([.A53];[NumberText.$A$1]:[NumberText.$A$9];COM.MICROSOFT.LAMBDA(_xlpm.a;_xlpm.b;SUBSTITUTE(_xlpm.a;_xlpm.b;VLOOKUP(_xlpm.b;[NumberText.$A$1:.$B$9];2;FALSE))))" table:number-matrix-columns-spanned="1" table:number-matrix-rows-spanned="1" table:style-name="ce1">
            <text:p>276lzxhone1one3two2two2</text:p>
          </table:table-cell>
          <table:table-cell office:value-type="string" office:string-value="2761322" table:formula="of:=COM.MICROSOFT.TEXTJOIN(&quot;&quot;;TRUE;IFERROR(MID([.D53];ROW(INDIRECT(&quot;1:100&quot;));1)+0;&quot;&quot;))" table:number-matrix-columns-spanned="1" table:number-matrix-rows-spanned="1" table:style-name="ce1">
            <text:p>2761322</text:p>
          </table:table-cell>
          <table:table-cell office:value-type="float" office:value="22" table:formula="of:=LEFT([.E53];1)*10+RIGHT([.E53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fivelppqzjq</text:p>
          </table:table-cell>
          <table:table-cell office:value-type="string" office:string-value="82" table:formula="of:=COM.MICROSOFT.TEXTJOIN(&quot;&quot;;TRUE;IFERROR(MID([.A54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54];1)*10+RIGHT([.B54];1)" table:style-name="ce1">
            <text:p>82</text:p>
          </table:table-cell>
          <table:table-cell office:value-type="string" office:string-value="82five5fivelppqzjq" table:formula="of:=COM.MICROSOFT.REDUCE([.A54];[NumberText.$A$1]:[NumberText.$A$9];COM.MICROSOFT.LAMBDA(_xlpm.a;_xlpm.b;SUBSTITUTE(_xlpm.a;_xlpm.b;VLOOKUP(_xlpm.b;[NumberText.$A$1:.$B$9];2;FALSE))))" table:number-matrix-columns-spanned="1" table:number-matrix-rows-spanned="1" table:style-name="ce1">
            <text:p>82five5fivelppqzjq</text:p>
          </table:table-cell>
          <table:table-cell office:value-type="string" office:string-value="825" table:formula="of:=COM.MICROSOFT.TEXTJOIN(&quot;&quot;;TRUE;IFERROR(MID([.D54];ROW(INDIRECT(&quot;1:100&quot;));1)+0;&quot;&quot;))" table:number-matrix-columns-spanned="1" table:number-matrix-rows-spanned="1" table:style-name="ce1">
            <text:p>825</text:p>
          </table:table-cell>
          <table:table-cell office:value-type="float" office:value="85" table:formula="of:=LEFT([.E54];1)*10+RIGHT([.E54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chslxtwohslsztgps5pdssctclhdkqtwo</text:p>
          </table:table-cell>
          <table:table-cell office:value-type="string" office:string-value="5" table:formula="of:=COM.MICROSOFT.TEXTJOIN(&quot;&quot;;TRUE;IFERROR(MID([.A55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5];1)*10+RIGHT([.B55];1)" table:style-name="ce1">
            <text:p>55</text:p>
          </table:table-cell>
          <table:table-cell office:value-type="string" office:string-value="lchslxtwo2twohslsztgps5pdssctclhdkqtwo2two" table:formula="of:=COM.MICROSOFT.REDUCE([.A55];[NumberText.$A$1]:[NumberText.$A$9];COM.MICROSOFT.LAMBDA(_xlpm.a;_xlpm.b;SUBSTITUTE(_xlpm.a;_xlpm.b;VLOOKUP(_xlpm.b;[NumberText.$A$1:.$B$9];2;FALSE))))" table:number-matrix-columns-spanned="1" table:number-matrix-rows-spanned="1" table:style-name="ce1">
            <text:p>lchslxtwo2twohslsztgps5pdssctclhdkqtwo2two</text:p>
          </table:table-cell>
          <table:table-cell office:value-type="string" office:string-value="252" table:formula="of:=COM.MICROSOFT.TEXTJOIN(&quot;&quot;;TRUE;IFERROR(MID([.D55];ROW(INDIRECT(&quot;1:100&quot;));1)+0;&quot;&quot;))" table:number-matrix-columns-spanned="1" table:number-matrix-rows-spanned="1" table:style-name="ce1">
            <text:p>252</text:p>
          </table:table-cell>
          <table:table-cell office:value-type="float" office:value="22" table:formula="of:=LEFT([.E55];1)*10+RIGHT([.E55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ive8three9dnine8</text:p>
          </table:table-cell>
          <table:table-cell office:value-type="string" office:string-value="2898" table:formula="of:=COM.MICROSOFT.TEXTJOIN(&quot;&quot;;TRUE;IFERROR(MID([.A56];ROW(INDIRECT(&quot;1:100&quot;));1)+0;&quot;&quot;))" table:number-matrix-columns-spanned="1" table:number-matrix-rows-spanned="1" table:style-name="ce1">
            <text:p>2898</text:p>
          </table:table-cell>
          <table:table-cell office:value-type="float" office:value="28" table:formula="of:=LEFT([.B56];1)*10+RIGHT([.B56];1)" table:style-name="ce1">
            <text:p>28</text:p>
          </table:table-cell>
          <table:table-cell office:value-type="string" office:string-value="2five5five8three3three9dnine9nine8" table:formula="of:=COM.MICROSOFT.REDUCE([.A56];[NumberText.$A$1]:[NumberText.$A$9];COM.MICROSOFT.LAMBDA(_xlpm.a;_xlpm.b;SUBSTITUTE(_xlpm.a;_xlpm.b;VLOOKUP(_xlpm.b;[NumberText.$A$1:.$B$9];2;FALSE))))" table:number-matrix-columns-spanned="1" table:number-matrix-rows-spanned="1" table:style-name="ce1">
            <text:p>2five5five8three3three9dnine9nine8</text:p>
          </table:table-cell>
          <table:table-cell office:value-type="string" office:string-value="2583998" table:formula="of:=COM.MICROSOFT.TEXTJOIN(&quot;&quot;;TRUE;IFERROR(MID([.D56];ROW(INDIRECT(&quot;1:100&quot;));1)+0;&quot;&quot;))" table:number-matrix-columns-spanned="1" table:number-matrix-rows-spanned="1" table:style-name="ce1">
            <text:p>2583998</text:p>
          </table:table-cell>
          <table:table-cell office:value-type="float" office:value="28" table:formula="of:=LEFT([.E56];1)*10+RIGHT([.E56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8jpnqldjgfnpcmvbxnszhz2252</text:p>
          </table:table-cell>
          <table:table-cell office:value-type="string" office:string-value="682252" table:formula="of:=COM.MICROSOFT.TEXTJOIN(&quot;&quot;;TRUE;IFERROR(MID([.A57];ROW(INDIRECT(&quot;1:100&quot;));1)+0;&quot;&quot;))" table:number-matrix-columns-spanned="1" table:number-matrix-rows-spanned="1" table:style-name="ce1">
            <text:p>682252</text:p>
          </table:table-cell>
          <table:table-cell office:value-type="float" office:value="62" table:formula="of:=LEFT([.B57];1)*10+RIGHT([.B57];1)" table:style-name="ce1">
            <text:p>62</text:p>
          </table:table-cell>
          <table:table-cell office:value-type="string" office:string-value="68jpnqldjgfnpcmvbxnszhz2252" table:formula="of:=COM.MICROSOFT.REDUCE([.A57];[NumberText.$A$1]:[NumberText.$A$9];COM.MICROSOFT.LAMBDA(_xlpm.a;_xlpm.b;SUBSTITUTE(_xlpm.a;_xlpm.b;VLOOKUP(_xlpm.b;[NumberText.$A$1:.$B$9];2;FALSE))))" table:number-matrix-columns-spanned="1" table:number-matrix-rows-spanned="1" table:style-name="ce1">
            <text:p>68jpnqldjgfnpcmvbxnszhz2252</text:p>
          </table:table-cell>
          <table:table-cell office:value-type="string" office:string-value="682252" table:formula="of:=COM.MICROSOFT.TEXTJOIN(&quot;&quot;;TRUE;IFERROR(MID([.D57];ROW(INDIRECT(&quot;1:100&quot;));1)+0;&quot;&quot;))" table:number-matrix-columns-spanned="1" table:number-matrix-rows-spanned="1" table:style-name="ce1">
            <text:p>682252</text:p>
          </table:table-cell>
          <table:table-cell office:value-type="float" office:value="62" table:formula="of:=LEFT([.E57];1)*10+RIGHT([.E5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32</text:p>
          </table:table-cell>
          <table:table-cell office:value-type="string" office:string-value="32" table:formula="of:=COM.MICROSOFT.TEXTJOIN(&quot;&quot;;TRUE;IFERROR(MID([.A58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B58];1)*10+RIGHT([.B58];1)" table:style-name="ce1">
            <text:p>32</text:p>
          </table:table-cell>
          <table:table-cell office:value-type="string" office:string-value="q32" table:formula="of:=COM.MICROSOFT.REDUCE([.A58];[NumberText.$A$1]:[NumberText.$A$9];COM.MICROSOFT.LAMBDA(_xlpm.a;_xlpm.b;SUBSTITUTE(_xlpm.a;_xlpm.b;VLOOKUP(_xlpm.b;[NumberText.$A$1:.$B$9];2;FALSE))))" table:number-matrix-columns-spanned="1" table:number-matrix-rows-spanned="1" table:style-name="ce1">
            <text:p>q32</text:p>
          </table:table-cell>
          <table:table-cell office:value-type="string" office:string-value="32" table:formula="of:=COM.MICROSOFT.TEXTJOIN(&quot;&quot;;TRUE;IFERROR(MID([.D58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E58];1)*10+RIGHT([.E58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ixtwo87</text:p>
          </table:table-cell>
          <table:table-cell office:value-type="string" office:string-value="287" table:formula="of:=COM.MICROSOFT.TEXTJOIN(&quot;&quot;;TRUE;IFERROR(MID([.A59];ROW(INDIRECT(&quot;1:100&quot;));1)+0;&quot;&quot;))" table:number-matrix-columns-spanned="1" table:number-matrix-rows-spanned="1" table:style-name="ce1">
            <text:p>287</text:p>
          </table:table-cell>
          <table:table-cell office:value-type="float" office:value="27" table:formula="of:=LEFT([.B59];1)*10+RIGHT([.B59];1)" table:style-name="ce1">
            <text:p>27</text:p>
          </table:table-cell>
          <table:table-cell office:value-type="string" office:string-value="2six6sixtwo2two87" table:formula="of:=COM.MICROSOFT.REDUCE([.A59];[NumberText.$A$1]:[NumberText.$A$9];COM.MICROSOFT.LAMBDA(_xlpm.a;_xlpm.b;SUBSTITUTE(_xlpm.a;_xlpm.b;VLOOKUP(_xlpm.b;[NumberText.$A$1:.$B$9];2;FALSE))))" table:number-matrix-columns-spanned="1" table:number-matrix-rows-spanned="1" table:style-name="ce1">
            <text:p>2six6sixtwo2two87</text:p>
          </table:table-cell>
          <table:table-cell office:value-type="string" office:string-value="26287" table:formula="of:=COM.MICROSOFT.TEXTJOIN(&quot;&quot;;TRUE;IFERROR(MID([.D59];ROW(INDIRECT(&quot;1:100&quot;));1)+0;&quot;&quot;))" table:number-matrix-columns-spanned="1" table:number-matrix-rows-spanned="1" table:style-name="ce1">
            <text:p>26287</text:p>
          </table:table-cell>
          <table:table-cell office:value-type="float" office:value="27" table:formula="of:=LEFT([.E59];1)*10+RIGHT([.E59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mdvlrqlrjdshone3five</text:p>
          </table:table-cell>
          <table:table-cell office:value-type="string" office:string-value="3" table:formula="of:=COM.MICROSOFT.TEXTJOIN(&quot;&quot;;TRUE;IFERROR(MID([.A6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0];1)*10+RIGHT([.B60];1)" table:style-name="ce1">
            <text:p>33</text:p>
          </table:table-cell>
          <table:table-cell office:value-type="string" office:string-value="hlmdvlrqlrjdshone1one3five5five" table:formula="of:=COM.MICROSOFT.REDUCE([.A60];[NumberText.$A$1]:[NumberText.$A$9];COM.MICROSOFT.LAMBDA(_xlpm.a;_xlpm.b;SUBSTITUTE(_xlpm.a;_xlpm.b;VLOOKUP(_xlpm.b;[NumberText.$A$1:.$B$9];2;FALSE))))" table:number-matrix-columns-spanned="1" table:number-matrix-rows-spanned="1" table:style-name="ce1">
            <text:p>hlmdvlrqlrjdshone1one3five5five</text:p>
          </table:table-cell>
          <table:table-cell office:value-type="string" office:string-value="135" table:formula="of:=COM.MICROSOFT.TEXTJOIN(&quot;&quot;;TRUE;IFERROR(MID([.D60];ROW(INDIRECT(&quot;1:100&quot;));1)+0;&quot;&quot;))" table:number-matrix-columns-spanned="1" table:number-matrix-rows-spanned="1" table:style-name="ce1">
            <text:p>135</text:p>
          </table:table-cell>
          <table:table-cell office:value-type="float" office:value="15" table:formula="of:=LEFT([.E60];1)*10+RIGHT([.E60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two7</text:p>
          </table:table-cell>
          <table:table-cell office:value-type="string" office:string-value="7" table:formula="of:=COM.MICROSOFT.TEXTJOIN(&quot;&quot;;TRUE;IFERROR(MID([.A61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61];1)*10+RIGHT([.B61];1)" table:style-name="ce1">
            <text:p>77</text:p>
          </table:table-cell>
          <table:table-cell office:value-type="string" office:string-value="five5fivetwo2two7" table:formula="of:=COM.MICROSOFT.REDUCE([.A61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two2two7</text:p>
          </table:table-cell>
          <table:table-cell office:value-type="string" office:string-value="527" table:formula="of:=COM.MICROSOFT.TEXTJOIN(&quot;&quot;;TRUE;IFERROR(MID([.D61];ROW(INDIRECT(&quot;1:100&quot;));1)+0;&quot;&quot;))" table:number-matrix-columns-spanned="1" table:number-matrix-rows-spanned="1" table:style-name="ce1">
            <text:p>527</text:p>
          </table:table-cell>
          <table:table-cell office:value-type="float" office:value="57" table:formula="of:=LEFT([.E61];1)*10+RIGHT([.E61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sdcktrone29</text:p>
          </table:table-cell>
          <table:table-cell office:value-type="string" office:string-value="29" table:formula="of:=COM.MICROSOFT.TEXTJOIN(&quot;&quot;;TRUE;IFERROR(MID([.A62];ROW(INDIRECT(&quot;1:100&quot;));1)+0;&quot;&quot;))" table:number-matrix-columns-spanned="1" table:number-matrix-rows-spanned="1" table:style-name="ce1">
            <text:p>29</text:p>
          </table:table-cell>
          <table:table-cell office:value-type="float" office:value="29" table:formula="of:=LEFT([.B62];1)*10+RIGHT([.B62];1)" table:style-name="ce1">
            <text:p>29</text:p>
          </table:table-cell>
          <table:table-cell office:value-type="string" office:string-value="xsdcktrone1one29" table:formula="of:=COM.MICROSOFT.REDUCE([.A62];[NumberText.$A$1]:[NumberText.$A$9];COM.MICROSOFT.LAMBDA(_xlpm.a;_xlpm.b;SUBSTITUTE(_xlpm.a;_xlpm.b;VLOOKUP(_xlpm.b;[NumberText.$A$1:.$B$9];2;FALSE))))" table:number-matrix-columns-spanned="1" table:number-matrix-rows-spanned="1" table:style-name="ce1">
            <text:p>xsdcktrone1one29</text:p>
          </table:table-cell>
          <table:table-cell office:value-type="string" office:string-value="129" table:formula="of:=COM.MICROSOFT.TEXTJOIN(&quot;&quot;;TRUE;IFERROR(MID([.D62];ROW(INDIRECT(&quot;1:100&quot;));1)+0;&quot;&quot;))" table:number-matrix-columns-spanned="1" table:number-matrix-rows-spanned="1" table:style-name="ce1">
            <text:p>129</text:p>
          </table:table-cell>
          <table:table-cell office:value-type="float" office:value="19" table:formula="of:=LEFT([.E62];1)*10+RIGHT([.E62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four9eighttwoxvhdth9lndg4</text:p>
          </table:table-cell>
          <table:table-cell office:value-type="string" office:string-value="994" table:formula="of:=COM.MICROSOFT.TEXTJOIN(&quot;&quot;;TRUE;IFERROR(MID([.A63];ROW(INDIRECT(&quot;1:100&quot;));1)+0;&quot;&quot;))" table:number-matrix-columns-spanned="1" table:number-matrix-rows-spanned="1" table:style-name="ce1">
            <text:p>994</text:p>
          </table:table-cell>
          <table:table-cell office:value-type="float" office:value="94" table:formula="of:=LEFT([.B63];1)*10+RIGHT([.B63];1)" table:style-name="ce1">
            <text:p>94</text:p>
          </table:table-cell>
          <table:table-cell office:value-type="string" office:string-value="eight8eightfour4four9eight8eighttwo2twoxvhdth9lndg4" table:formula="of:=COM.MICROSOFT.REDUCE([.A63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four4four9eight8eighttwo2twoxvhdth9lndg4</text:p>
          </table:table-cell>
          <table:table-cell office:value-type="string" office:string-value="8498294" table:formula="of:=COM.MICROSOFT.TEXTJOIN(&quot;&quot;;TRUE;IFERROR(MID([.D63];ROW(INDIRECT(&quot;1:100&quot;));1)+0;&quot;&quot;))" table:number-matrix-columns-spanned="1" table:number-matrix-rows-spanned="1" table:style-name="ce1">
            <text:p>8498294</text:p>
          </table:table-cell>
          <table:table-cell office:value-type="float" office:value="84" table:formula="of:=LEFT([.E63];1)*10+RIGHT([.E63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8jgddjhcj67eight</text:p>
          </table:table-cell>
          <table:table-cell office:value-type="string" office:string-value="867" table:formula="of:=COM.MICROSOFT.TEXTJOIN(&quot;&quot;;TRUE;IFERROR(MID([.A64];ROW(INDIRECT(&quot;1:100&quot;));1)+0;&quot;&quot;))" table:number-matrix-columns-spanned="1" table:number-matrix-rows-spanned="1" table:style-name="ce1">
            <text:p>867</text:p>
          </table:table-cell>
          <table:table-cell office:value-type="float" office:value="87" table:formula="of:=LEFT([.B64];1)*10+RIGHT([.B64];1)" table:style-name="ce1">
            <text:p>87</text:p>
          </table:table-cell>
          <table:table-cell office:value-type="string" office:string-value="two2two8jgddjhcj67eight8eight" table:formula="of:=COM.MICROSOFT.REDUCE([.A64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8jgddjhcj67eight8eight</text:p>
          </table:table-cell>
          <table:table-cell office:value-type="string" office:string-value="28678" table:formula="of:=COM.MICROSOFT.TEXTJOIN(&quot;&quot;;TRUE;IFERROR(MID([.D64];ROW(INDIRECT(&quot;1:100&quot;));1)+0;&quot;&quot;))" table:number-matrix-columns-spanned="1" table:number-matrix-rows-spanned="1" table:style-name="ce1">
            <text:p>28678</text:p>
          </table:table-cell>
          <table:table-cell office:value-type="float" office:value="28" table:formula="of:=LEFT([.E64];1)*10+RIGHT([.E64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nrkrcrqhr21stqtvqn</text:p>
          </table:table-cell>
          <table:table-cell office:value-type="string" office:string-value="821" table:formula="of:=COM.MICROSOFT.TEXTJOIN(&quot;&quot;;TRUE;IFERROR(MID([.A65];ROW(INDIRECT(&quot;1:100&quot;));1)+0;&quot;&quot;))" table:number-matrix-columns-spanned="1" table:number-matrix-rows-spanned="1" table:style-name="ce1">
            <text:p>821</text:p>
          </table:table-cell>
          <table:table-cell office:value-type="float" office:value="81" table:formula="of:=LEFT([.B65];1)*10+RIGHT([.B65];1)" table:style-name="ce1">
            <text:p>81</text:p>
          </table:table-cell>
          <table:table-cell office:value-type="string" office:string-value="8nrkrcrqhr21stqtvqn" table:formula="of:=COM.MICROSOFT.REDUCE([.A65];[NumberText.$A$1]:[NumberText.$A$9];COM.MICROSOFT.LAMBDA(_xlpm.a;_xlpm.b;SUBSTITUTE(_xlpm.a;_xlpm.b;VLOOKUP(_xlpm.b;[NumberText.$A$1:.$B$9];2;FALSE))))" table:number-matrix-columns-spanned="1" table:number-matrix-rows-spanned="1" table:style-name="ce1">
            <text:p>8nrkrcrqhr21stqtvqn</text:p>
          </table:table-cell>
          <table:table-cell office:value-type="string" office:string-value="821" table:formula="of:=COM.MICROSOFT.TEXTJOIN(&quot;&quot;;TRUE;IFERROR(MID([.D65];ROW(INDIRECT(&quot;1:100&quot;));1)+0;&quot;&quot;))" table:number-matrix-columns-spanned="1" table:number-matrix-rows-spanned="1" table:style-name="ce1">
            <text:p>821</text:p>
          </table:table-cell>
          <table:table-cell office:value-type="float" office:value="81" table:formula="of:=LEFT([.E65];1)*10+RIGHT([.E65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vbonepzrrklninexmpxrlkcpgg9qgrkcjt</text:p>
          </table:table-cell>
          <table:table-cell office:value-type="string" office:string-value="9" table:formula="of:=COM.MICROSOFT.TEXTJOIN(&quot;&quot;;TRUE;IFERROR(MID([.A6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6];1)*10+RIGHT([.B66];1)" table:style-name="ce1">
            <text:p>99</text:p>
          </table:table-cell>
          <table:table-cell office:value-type="string" office:string-value="tvbone1onepzrrklnine9ninexmpxrlkcpgg9qgrkcjt" table:formula="of:=COM.MICROSOFT.REDUCE([.A66];[NumberText.$A$1]:[NumberText.$A$9];COM.MICROSOFT.LAMBDA(_xlpm.a;_xlpm.b;SUBSTITUTE(_xlpm.a;_xlpm.b;VLOOKUP(_xlpm.b;[NumberText.$A$1:.$B$9];2;FALSE))))" table:number-matrix-columns-spanned="1" table:number-matrix-rows-spanned="1" table:style-name="ce1">
            <text:p>tvbone1onepzrrklnine9ninexmpxrlkcpgg9qgrkcjt</text:p>
          </table:table-cell>
          <table:table-cell office:value-type="string" office:string-value="199" table:formula="of:=COM.MICROSOFT.TEXTJOIN(&quot;&quot;;TRUE;IFERROR(MID([.D66];ROW(INDIRECT(&quot;1:100&quot;));1)+0;&quot;&quot;))" table:number-matrix-columns-spanned="1" table:number-matrix-rows-spanned="1" table:style-name="ce1">
            <text:p>199</text:p>
          </table:table-cell>
          <table:table-cell office:value-type="float" office:value="19" table:formula="of:=LEFT([.E66];1)*10+RIGHT([.E66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wo5qjmoneclfhzhkxbntmvmdrc</text:p>
          </table:table-cell>
          <table:table-cell office:value-type="string" office:string-value="65" table:formula="of:=COM.MICROSOFT.TEXTJOIN(&quot;&quot;;TRUE;IFERROR(MID([.A67];ROW(INDIRECT(&quot;1:100&quot;));1)+0;&quot;&quot;))" table:number-matrix-columns-spanned="1" table:number-matrix-rows-spanned="1" table:style-name="ce1">
            <text:p>65</text:p>
          </table:table-cell>
          <table:table-cell office:value-type="float" office:value="65" table:formula="of:=LEFT([.B67];1)*10+RIGHT([.B67];1)" table:style-name="ce1">
            <text:p>65</text:p>
          </table:table-cell>
          <table:table-cell office:value-type="string" office:string-value="6two2two5qjmone1oneclfhzhkxbntmvmdrc" table:formula="of:=COM.MICROSOFT.REDUCE([.A67];[NumberText.$A$1]:[NumberText.$A$9];COM.MICROSOFT.LAMBDA(_xlpm.a;_xlpm.b;SUBSTITUTE(_xlpm.a;_xlpm.b;VLOOKUP(_xlpm.b;[NumberText.$A$1:.$B$9];2;FALSE))))" table:number-matrix-columns-spanned="1" table:number-matrix-rows-spanned="1" table:style-name="ce1">
            <text:p>6two2two5qjmone1oneclfhzhkxbntmvmdrc</text:p>
          </table:table-cell>
          <table:table-cell office:value-type="string" office:string-value="6251" table:formula="of:=COM.MICROSOFT.TEXTJOIN(&quot;&quot;;TRUE;IFERROR(MID([.D67];ROW(INDIRECT(&quot;1:100&quot;));1)+0;&quot;&quot;))" table:number-matrix-columns-spanned="1" table:number-matrix-rows-spanned="1" table:style-name="ce1">
            <text:p>6251</text:p>
          </table:table-cell>
          <table:table-cell office:value-type="float" office:value="61" table:formula="of:=LEFT([.E67];1)*10+RIGHT([.E67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hmt4xvlg</text:p>
          </table:table-cell>
          <table:table-cell office:value-type="string" office:string-value="4" table:formula="of:=COM.MICROSOFT.TEXTJOIN(&quot;&quot;;TRUE;IFERROR(MID([.A6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68];1)*10+RIGHT([.B68];1)" table:style-name="ce1">
            <text:p>44</text:p>
          </table:table-cell>
          <table:table-cell office:value-type="string" office:string-value="prhmt4xvlg" table:formula="of:=COM.MICROSOFT.REDUCE([.A68];[NumberText.$A$1]:[NumberText.$A$9];COM.MICROSOFT.LAMBDA(_xlpm.a;_xlpm.b;SUBSTITUTE(_xlpm.a;_xlpm.b;VLOOKUP(_xlpm.b;[NumberText.$A$1:.$B$9];2;FALSE))))" table:number-matrix-columns-spanned="1" table:number-matrix-rows-spanned="1" table:style-name="ce1">
            <text:p>prhmt4xvlg</text:p>
          </table:table-cell>
          <table:table-cell office:value-type="string" office:string-value="4" table:formula="of:=COM.MICROSOFT.TEXTJOIN(&quot;&quot;;TRUE;IFERROR(MID([.D6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E68];1)*10+RIGHT([.E68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mghfgrhzkj5</text:p>
          </table:table-cell>
          <table:table-cell office:value-type="string" office:string-value="35" table:formula="of:=COM.MICROSOFT.TEXTJOIN(&quot;&quot;;TRUE;IFERROR(MID([.A69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69];1)*10+RIGHT([.B69];1)" table:style-name="ce1">
            <text:p>35</text:p>
          </table:table-cell>
          <table:table-cell office:value-type="string" office:string-value="3mghfgrhzkj5" table:formula="of:=COM.MICROSOFT.REDUCE([.A69];[NumberText.$A$1]:[NumberText.$A$9];COM.MICROSOFT.LAMBDA(_xlpm.a;_xlpm.b;SUBSTITUTE(_xlpm.a;_xlpm.b;VLOOKUP(_xlpm.b;[NumberText.$A$1:.$B$9];2;FALSE))))" table:number-matrix-columns-spanned="1" table:number-matrix-rows-spanned="1" table:style-name="ce1">
            <text:p>3mghfgrhzkj5</text:p>
          </table:table-cell>
          <table:table-cell office:value-type="string" office:string-value="35" table:formula="of:=COM.MICROSOFT.TEXTJOIN(&quot;&quot;;TRUE;IFERROR(MID([.D69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E69];1)*10+RIGHT([.E69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q2lnrcj1pnlh</text:p>
          </table:table-cell>
          <table:table-cell office:value-type="string" office:string-value="21" table:formula="of:=COM.MICROSOFT.TEXTJOIN(&quot;&quot;;TRUE;IFERROR(MID([.A70];ROW(INDIRECT(&quot;1:100&quot;));1)+0;&quot;&quot;))" table:number-matrix-columns-spanned="1" table:number-matrix-rows-spanned="1" table:style-name="ce1">
            <text:p>21</text:p>
          </table:table-cell>
          <table:table-cell office:value-type="float" office:value="21" table:formula="of:=LEFT([.B70];1)*10+RIGHT([.B70];1)" table:style-name="ce1">
            <text:p>21</text:p>
          </table:table-cell>
          <table:table-cell office:value-type="string" office:string-value="lq2lnrcj1pnlh" table:formula="of:=COM.MICROSOFT.REDUCE([.A70];[NumberText.$A$1]:[NumberText.$A$9];COM.MICROSOFT.LAMBDA(_xlpm.a;_xlpm.b;SUBSTITUTE(_xlpm.a;_xlpm.b;VLOOKUP(_xlpm.b;[NumberText.$A$1:.$B$9];2;FALSE))))" table:number-matrix-columns-spanned="1" table:number-matrix-rows-spanned="1" table:style-name="ce1">
            <text:p>lq2lnrcj1pnlh</text:p>
          </table:table-cell>
          <table:table-cell office:value-type="string" office:string-value="21" table:formula="of:=COM.MICROSOFT.TEXTJOIN(&quot;&quot;;TRUE;IFERROR(MID([.D70];ROW(INDIRECT(&quot;1:100&quot;));1)+0;&quot;&quot;))" table:number-matrix-columns-spanned="1" table:number-matrix-rows-spanned="1" table:style-name="ce1">
            <text:p>21</text:p>
          </table:table-cell>
          <table:table-cell office:value-type="float" office:value="21" table:formula="of:=LEFT([.E70];1)*10+RIGHT([.E70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qhfqrmf8fivenkkcqpgf85lone</text:p>
          </table:table-cell>
          <table:table-cell office:value-type="string" office:string-value="885" table:formula="of:=COM.MICROSOFT.TEXTJOIN(&quot;&quot;;TRUE;IFERROR(MID([.A71];ROW(INDIRECT(&quot;1:100&quot;));1)+0;&quot;&quot;))" table:number-matrix-columns-spanned="1" table:number-matrix-rows-spanned="1" table:style-name="ce1">
            <text:p>885</text:p>
          </table:table-cell>
          <table:table-cell office:value-type="float" office:value="85" table:formula="of:=LEFT([.B71];1)*10+RIGHT([.B71];1)" table:style-name="ce1">
            <text:p>85</text:p>
          </table:table-cell>
          <table:table-cell office:value-type="string" office:string-value="six6sixqhfqrmf8five5fivenkkcqpgf85lone1one" table:formula="of:=COM.MICROSOFT.REDUCE([.A71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qhfqrmf8five5fivenkkcqpgf85lone1one</text:p>
          </table:table-cell>
          <table:table-cell office:value-type="string" office:string-value="685851" table:formula="of:=COM.MICROSOFT.TEXTJOIN(&quot;&quot;;TRUE;IFERROR(MID([.D71];ROW(INDIRECT(&quot;1:100&quot;));1)+0;&quot;&quot;))" table:number-matrix-columns-spanned="1" table:number-matrix-rows-spanned="1" table:style-name="ce1">
            <text:p>685851</text:p>
          </table:table-cell>
          <table:table-cell office:value-type="float" office:value="61" table:formula="of:=LEFT([.E71];1)*10+RIGHT([.E71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lrlcbhdvd5</text:p>
          </table:table-cell>
          <table:table-cell office:value-type="string" office:string-value="5" table:formula="of:=COM.MICROSOFT.TEXTJOIN(&quot;&quot;;TRUE;IFERROR(MID([.A7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72];1)*10+RIGHT([.B72];1)" table:style-name="ce1">
            <text:p>55</text:p>
          </table:table-cell>
          <table:table-cell office:value-type="string" office:string-value="tlrlcbhdvd5" table:formula="of:=COM.MICROSOFT.REDUCE([.A72];[NumberText.$A$1]:[NumberText.$A$9];COM.MICROSOFT.LAMBDA(_xlpm.a;_xlpm.b;SUBSTITUTE(_xlpm.a;_xlpm.b;VLOOKUP(_xlpm.b;[NumberText.$A$1:.$B$9];2;FALSE))))" table:number-matrix-columns-spanned="1" table:number-matrix-rows-spanned="1" table:style-name="ce1">
            <text:p>tlrlcbhdvd5</text:p>
          </table:table-cell>
          <table:table-cell office:value-type="string" office:string-value="5" table:formula="of:=COM.MICROSOFT.TEXTJOIN(&quot;&quot;;TRUE;IFERROR(MID([.D7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72];1)*10+RIGHT([.E72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8seven</text:p>
          </table:table-cell>
          <table:table-cell office:value-type="string" office:string-value="8" table:formula="of:=COM.MICROSOFT.TEXTJOIN(&quot;&quot;;TRUE;IFERROR(MID([.A73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73];1)*10+RIGHT([.B73];1)" table:style-name="ce1">
            <text:p>88</text:p>
          </table:table-cell>
          <table:table-cell office:value-type="string" office:string-value="three3three8seven7seven" table:formula="of:=COM.MICROSOFT.REDUCE([.A73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8seven7seven</text:p>
          </table:table-cell>
          <table:table-cell office:value-type="string" office:string-value="387" table:formula="of:=COM.MICROSOFT.TEXTJOIN(&quot;&quot;;TRUE;IFERROR(MID([.D73];ROW(INDIRECT(&quot;1:100&quot;));1)+0;&quot;&quot;))" table:number-matrix-columns-spanned="1" table:number-matrix-rows-spanned="1" table:style-name="ce1">
            <text:p>387</text:p>
          </table:table-cell>
          <table:table-cell office:value-type="float" office:value="37" table:formula="of:=LEFT([.E73];1)*10+RIGHT([.E73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fns325threefpvlntfvrf</text:p>
          </table:table-cell>
          <table:table-cell office:value-type="string" office:string-value="325" table:formula="of:=COM.MICROSOFT.TEXTJOIN(&quot;&quot;;TRUE;IFERROR(MID([.A74];ROW(INDIRECT(&quot;1:100&quot;));1)+0;&quot;&quot;))" table:number-matrix-columns-spanned="1" table:number-matrix-rows-spanned="1" table:style-name="ce1">
            <text:p>325</text:p>
          </table:table-cell>
          <table:table-cell office:value-type="float" office:value="35" table:formula="of:=LEFT([.B74];1)*10+RIGHT([.B74];1)" table:style-name="ce1">
            <text:p>35</text:p>
          </table:table-cell>
          <table:table-cell office:value-type="string" office:string-value="thfns325three3threefpvlntfvrf" table:formula="of:=COM.MICROSOFT.REDUCE([.A74];[NumberText.$A$1]:[NumberText.$A$9];COM.MICROSOFT.LAMBDA(_xlpm.a;_xlpm.b;SUBSTITUTE(_xlpm.a;_xlpm.b;VLOOKUP(_xlpm.b;[NumberText.$A$1:.$B$9];2;FALSE))))" table:number-matrix-columns-spanned="1" table:number-matrix-rows-spanned="1" table:style-name="ce1">
            <text:p>thfns325three3threefpvlntfvrf</text:p>
          </table:table-cell>
          <table:table-cell office:value-type="string" office:string-value="3253" table:formula="of:=COM.MICROSOFT.TEXTJOIN(&quot;&quot;;TRUE;IFERROR(MID([.D74];ROW(INDIRECT(&quot;1:100&quot;));1)+0;&quot;&quot;))" table:number-matrix-columns-spanned="1" table:number-matrix-rows-spanned="1" table:style-name="ce1">
            <text:p>3253</text:p>
          </table:table-cell>
          <table:table-cell office:value-type="float" office:value="33" table:formula="of:=LEFT([.E74];1)*10+RIGHT([.E74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blkldr2mmrsxpqxcms39seven6</text:p>
          </table:table-cell>
          <table:table-cell office:value-type="string" office:string-value="2396" table:formula="of:=COM.MICROSOFT.TEXTJOIN(&quot;&quot;;TRUE;IFERROR(MID([.A75];ROW(INDIRECT(&quot;1:100&quot;));1)+0;&quot;&quot;))" table:number-matrix-columns-spanned="1" table:number-matrix-rows-spanned="1" table:style-name="ce1">
            <text:p>2396</text:p>
          </table:table-cell>
          <table:table-cell office:value-type="float" office:value="26" table:formula="of:=LEFT([.B75];1)*10+RIGHT([.B75];1)" table:style-name="ce1">
            <text:p>26</text:p>
          </table:table-cell>
          <table:table-cell office:value-type="string" office:string-value="two2twoblkldr2mmrsxpqxcms39seven7seven6" table:formula="of:=COM.MICROSOFT.REDUCE([.A75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blkldr2mmrsxpqxcms39seven7seven6</text:p>
          </table:table-cell>
          <table:table-cell office:value-type="string" office:string-value="223976" table:formula="of:=COM.MICROSOFT.TEXTJOIN(&quot;&quot;;TRUE;IFERROR(MID([.D75];ROW(INDIRECT(&quot;1:100&quot;));1)+0;&quot;&quot;))" table:number-matrix-columns-spanned="1" table:number-matrix-rows-spanned="1" table:style-name="ce1">
            <text:p>223976</text:p>
          </table:table-cell>
          <table:table-cell office:value-type="float" office:value="26" table:formula="of:=LEFT([.E75];1)*10+RIGHT([.E75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mpcvttntg31mkznplfkbcgccsix</text:p>
          </table:table-cell>
          <table:table-cell office:value-type="string" office:string-value="231" table:formula="of:=COM.MICROSOFT.TEXTJOIN(&quot;&quot;;TRUE;IFERROR(MID([.A76];ROW(INDIRECT(&quot;1:100&quot;));1)+0;&quot;&quot;))" table:number-matrix-columns-spanned="1" table:number-matrix-rows-spanned="1" table:style-name="ce1">
            <text:p>231</text:p>
          </table:table-cell>
          <table:table-cell office:value-type="float" office:value="21" table:formula="of:=LEFT([.B76];1)*10+RIGHT([.B76];1)" table:style-name="ce1">
            <text:p>21</text:p>
          </table:table-cell>
          <table:table-cell office:value-type="string" office:string-value="2mpcvttntg31mkznplfkbcgccsix6six" table:formula="of:=COM.MICROSOFT.REDUCE([.A76];[NumberText.$A$1]:[NumberText.$A$9];COM.MICROSOFT.LAMBDA(_xlpm.a;_xlpm.b;SUBSTITUTE(_xlpm.a;_xlpm.b;VLOOKUP(_xlpm.b;[NumberText.$A$1:.$B$9];2;FALSE))))" table:number-matrix-columns-spanned="1" table:number-matrix-rows-spanned="1" table:style-name="ce1">
            <text:p>2mpcvttntg31mkznplfkbcgccsix6six</text:p>
          </table:table-cell>
          <table:table-cell office:value-type="string" office:string-value="2316" table:formula="of:=COM.MICROSOFT.TEXTJOIN(&quot;&quot;;TRUE;IFERROR(MID([.D76];ROW(INDIRECT(&quot;1:100&quot;));1)+0;&quot;&quot;))" table:number-matrix-columns-spanned="1" table:number-matrix-rows-spanned="1" table:style-name="ce1">
            <text:p>2316</text:p>
          </table:table-cell>
          <table:table-cell office:value-type="float" office:value="26" table:formula="of:=LEFT([.E76];1)*10+RIGHT([.E76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bs</text:p>
          </table:table-cell>
          <table:table-cell office:value-type="string" office:string-value="2" table:formula="of:=COM.MICROSOFT.TEXTJOIN(&quot;&quot;;TRUE;IFERROR(MID([.A7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7];1)*10+RIGHT([.B77];1)" table:style-name="ce1">
            <text:p>22</text:p>
          </table:table-cell>
          <table:table-cell office:value-type="string" office:string-value="2sbs" table:formula="of:=COM.MICROSOFT.REDUCE([.A77];[NumberText.$A$1]:[NumberText.$A$9];COM.MICROSOFT.LAMBDA(_xlpm.a;_xlpm.b;SUBSTITUTE(_xlpm.a;_xlpm.b;VLOOKUP(_xlpm.b;[NumberText.$A$1:.$B$9];2;FALSE))))" table:number-matrix-columns-spanned="1" table:number-matrix-rows-spanned="1" table:style-name="ce1">
            <text:p>2sbs</text:p>
          </table:table-cell>
          <table:table-cell office:value-type="string" office:string-value="2" table:formula="of:=COM.MICROSOFT.TEXTJOIN(&quot;&quot;;TRUE;IFERROR(MID([.D7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77];1)*10+RIGHT([.E77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jnvjnbgrs1</text:p>
          </table:table-cell>
          <table:table-cell office:value-type="string" office:string-value="8281" table:formula="of:=COM.MICROSOFT.TEXTJOIN(&quot;&quot;;TRUE;IFERROR(MID([.A78];ROW(INDIRECT(&quot;1:100&quot;));1)+0;&quot;&quot;))" table:number-matrix-columns-spanned="1" table:number-matrix-rows-spanned="1" table:style-name="ce1">
            <text:p>8281</text:p>
          </table:table-cell>
          <table:table-cell office:value-type="float" office:value="81" table:formula="of:=LEFT([.B78];1)*10+RIGHT([.B78];1)" table:style-name="ce1">
            <text:p>81</text:p>
          </table:table-cell>
          <table:table-cell office:value-type="string" office:string-value="828jnvjnbgrs1" table:formula="of:=COM.MICROSOFT.REDUCE([.A78];[NumberText.$A$1]:[NumberText.$A$9];COM.MICROSOFT.LAMBDA(_xlpm.a;_xlpm.b;SUBSTITUTE(_xlpm.a;_xlpm.b;VLOOKUP(_xlpm.b;[NumberText.$A$1:.$B$9];2;FALSE))))" table:number-matrix-columns-spanned="1" table:number-matrix-rows-spanned="1" table:style-name="ce1">
            <text:p>828jnvjnbgrs1</text:p>
          </table:table-cell>
          <table:table-cell office:value-type="string" office:string-value="8281" table:formula="of:=COM.MICROSOFT.TEXTJOIN(&quot;&quot;;TRUE;IFERROR(MID([.D78];ROW(INDIRECT(&quot;1:100&quot;));1)+0;&quot;&quot;))" table:number-matrix-columns-spanned="1" table:number-matrix-rows-spanned="1" table:style-name="ce1">
            <text:p>8281</text:p>
          </table:table-cell>
          <table:table-cell office:value-type="float" office:value="81" table:formula="of:=LEFT([.E78];1)*10+RIGHT([.E78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cglnxzss23bxfnpczvthree2</text:p>
          </table:table-cell>
          <table:table-cell office:value-type="string" office:string-value="232" table:formula="of:=COM.MICROSOFT.TEXTJOIN(&quot;&quot;;TRUE;IFERROR(MID([.A79];ROW(INDIRECT(&quot;1:100&quot;));1)+0;&quot;&quot;))" table:number-matrix-columns-spanned="1" table:number-matrix-rows-spanned="1" table:style-name="ce1">
            <text:p>232</text:p>
          </table:table-cell>
          <table:table-cell office:value-type="float" office:value="22" table:formula="of:=LEFT([.B79];1)*10+RIGHT([.B79];1)" table:style-name="ce1">
            <text:p>22</text:p>
          </table:table-cell>
          <table:table-cell office:value-type="string" office:string-value="fhcglnxzss23bxfnpczvthree3three2" table:formula="of:=COM.MICROSOFT.REDUCE([.A79];[NumberText.$A$1]:[NumberText.$A$9];COM.MICROSOFT.LAMBDA(_xlpm.a;_xlpm.b;SUBSTITUTE(_xlpm.a;_xlpm.b;VLOOKUP(_xlpm.b;[NumberText.$A$1:.$B$9];2;FALSE))))" table:number-matrix-columns-spanned="1" table:number-matrix-rows-spanned="1" table:style-name="ce1">
            <text:p>fhcglnxzss23bxfnpczvthree3three2</text:p>
          </table:table-cell>
          <table:table-cell office:value-type="string" office:string-value="2332" table:formula="of:=COM.MICROSOFT.TEXTJOIN(&quot;&quot;;TRUE;IFERROR(MID([.D79];ROW(INDIRECT(&quot;1:100&quot;));1)+0;&quot;&quot;))" table:number-matrix-columns-spanned="1" table:number-matrix-rows-spanned="1" table:style-name="ce1">
            <text:p>2332</text:p>
          </table:table-cell>
          <table:table-cell office:value-type="float" office:value="22" table:formula="of:=LEFT([.E79];1)*10+RIGHT([.E7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hghprqvrbx1nxml2one32</text:p>
          </table:table-cell>
          <table:table-cell office:value-type="string" office:string-value="71232" table:formula="of:=COM.MICROSOFT.TEXTJOIN(&quot;&quot;;TRUE;IFERROR(MID([.A80];ROW(INDIRECT(&quot;1:100&quot;));1)+0;&quot;&quot;))" table:number-matrix-columns-spanned="1" table:number-matrix-rows-spanned="1" table:style-name="ce1">
            <text:p>71232</text:p>
          </table:table-cell>
          <table:table-cell office:value-type="float" office:value="72" table:formula="of:=LEFT([.B80];1)*10+RIGHT([.B80];1)" table:style-name="ce1">
            <text:p>72</text:p>
          </table:table-cell>
          <table:table-cell office:value-type="string" office:string-value="7fhghprqvrbx1nxml2one1one32" table:formula="of:=COM.MICROSOFT.REDUCE([.A80];[NumberText.$A$1]:[NumberText.$A$9];COM.MICROSOFT.LAMBDA(_xlpm.a;_xlpm.b;SUBSTITUTE(_xlpm.a;_xlpm.b;VLOOKUP(_xlpm.b;[NumberText.$A$1:.$B$9];2;FALSE))))" table:number-matrix-columns-spanned="1" table:number-matrix-rows-spanned="1" table:style-name="ce1">
            <text:p>7fhghprqvrbx1nxml2one1one32</text:p>
          </table:table-cell>
          <table:table-cell office:value-type="string" office:string-value="712132" table:formula="of:=COM.MICROSOFT.TEXTJOIN(&quot;&quot;;TRUE;IFERROR(MID([.D80];ROW(INDIRECT(&quot;1:100&quot;));1)+0;&quot;&quot;))" table:number-matrix-columns-spanned="1" table:number-matrix-rows-spanned="1" table:style-name="ce1">
            <text:p>712132</text:p>
          </table:table-cell>
          <table:table-cell office:value-type="float" office:value="72" table:formula="of:=LEFT([.E80];1)*10+RIGHT([.E80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ivethree7qrsixmcdveight6</text:p>
          </table:table-cell>
          <table:table-cell office:value-type="string" office:string-value="576" table:formula="of:=COM.MICROSOFT.TEXTJOIN(&quot;&quot;;TRUE;IFERROR(MID([.A81];ROW(INDIRECT(&quot;1:100&quot;));1)+0;&quot;&quot;))" table:number-matrix-columns-spanned="1" table:number-matrix-rows-spanned="1" table:style-name="ce1">
            <text:p>576</text:p>
          </table:table-cell>
          <table:table-cell office:value-type="float" office:value="56" table:formula="of:=LEFT([.B81];1)*10+RIGHT([.B81];1)" table:style-name="ce1">
            <text:p>56</text:p>
          </table:table-cell>
          <table:table-cell office:value-type="string" office:string-value="5five5fivethree3three7qrsix6sixmcdveight8eight6" table:formula="of:=COM.MICROSOFT.REDUCE([.A81];[NumberText.$A$1]:[NumberText.$A$9];COM.MICROSOFT.LAMBDA(_xlpm.a;_xlpm.b;SUBSTITUTE(_xlpm.a;_xlpm.b;VLOOKUP(_xlpm.b;[NumberText.$A$1:.$B$9];2;FALSE))))" table:number-matrix-columns-spanned="1" table:number-matrix-rows-spanned="1" table:style-name="ce1">
            <text:p>5five5fivethree3three7qrsix6sixmcdveight8eight6</text:p>
          </table:table-cell>
          <table:table-cell office:value-type="string" office:string-value="5537686" table:formula="of:=COM.MICROSOFT.TEXTJOIN(&quot;&quot;;TRUE;IFERROR(MID([.D81];ROW(INDIRECT(&quot;1:100&quot;));1)+0;&quot;&quot;))" table:number-matrix-columns-spanned="1" table:number-matrix-rows-spanned="1" table:style-name="ce1">
            <text:p>5537686</text:p>
          </table:table-cell>
          <table:table-cell office:value-type="float" office:value="56" table:formula="of:=LEFT([.E81];1)*10+RIGHT([.E81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4seven</text:p>
          </table:table-cell>
          <table:table-cell office:value-type="string" office:string-value="4" table:formula="of:=COM.MICROSOFT.TEXTJOIN(&quot;&quot;;TRUE;IFERROR(MID([.A8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82];1)*10+RIGHT([.B82];1)" table:style-name="ce1">
            <text:p>44</text:p>
          </table:table-cell>
          <table:table-cell office:value-type="string" office:string-value="five5five4seven7seven" table:formula="of:=COM.MICROSOFT.REDUCE([.A82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4seven7seven</text:p>
          </table:table-cell>
          <table:table-cell office:value-type="string" office:string-value="547" table:formula="of:=COM.MICROSOFT.TEXTJOIN(&quot;&quot;;TRUE;IFERROR(MID([.D82];ROW(INDIRECT(&quot;1:100&quot;));1)+0;&quot;&quot;))" table:number-matrix-columns-spanned="1" table:number-matrix-rows-spanned="1" table:style-name="ce1">
            <text:p>547</text:p>
          </table:table-cell>
          <table:table-cell office:value-type="float" office:value="57" table:formula="of:=LEFT([.E82];1)*10+RIGHT([.E82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cfcfdzfjphsevenmdvnzh</text:p>
          </table:table-cell>
          <table:table-cell office:value-type="string" office:string-value="1" table:formula="of:=COM.MICROSOFT.TEXTJOIN(&quot;&quot;;TRUE;IFERROR(MID([.A8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83];1)*10+RIGHT([.B83];1)" table:style-name="ce1">
            <text:p>11</text:p>
          </table:table-cell>
          <table:table-cell office:value-type="string" office:string-value="1cfcfdzfjphseven7sevenmdvnzh" table:formula="of:=COM.MICROSOFT.REDUCE([.A83];[NumberText.$A$1]:[NumberText.$A$9];COM.MICROSOFT.LAMBDA(_xlpm.a;_xlpm.b;SUBSTITUTE(_xlpm.a;_xlpm.b;VLOOKUP(_xlpm.b;[NumberText.$A$1:.$B$9];2;FALSE))))" table:number-matrix-columns-spanned="1" table:number-matrix-rows-spanned="1" table:style-name="ce1">
            <text:p>1cfcfdzfjphseven7sevenmdvnzh</text:p>
          </table:table-cell>
          <table:table-cell office:value-type="string" office:string-value="17" table:formula="of:=COM.MICROSOFT.TEXTJOIN(&quot;&quot;;TRUE;IFERROR(MID([.D83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E83];1)*10+RIGHT([.E83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hmnleightbhbcntwojjfxpvlxt2spponenine</text:p>
          </table:table-cell>
          <table:table-cell office:value-type="string" office:string-value="2" table:formula="of:=COM.MICROSOFT.TEXTJOIN(&quot;&quot;;TRUE;IFERROR(MID([.A8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4];1)*10+RIGHT([.B84];1)" table:style-name="ce1">
            <text:p>22</text:p>
          </table:table-cell>
          <table:table-cell office:value-type="string" office:string-value="qhmnleight8eightbhbcntwo2twojjfxpvlxt2sppone1onenine9nine" table:formula="of:=COM.MICROSOFT.REDUCE([.A84];[NumberText.$A$1]:[NumberText.$A$9];COM.MICROSOFT.LAMBDA(_xlpm.a;_xlpm.b;SUBSTITUTE(_xlpm.a;_xlpm.b;VLOOKUP(_xlpm.b;[NumberText.$A$1:.$B$9];2;FALSE))))" table:number-matrix-columns-spanned="1" table:number-matrix-rows-spanned="1" table:style-name="ce1">
            <text:p>qhmnleight8eightbhbcntwo2twojjfxpvlxt2sppone1onenine9nine</text:p>
          </table:table-cell>
          <table:table-cell office:value-type="string" office:string-value="82219" table:formula="of:=COM.MICROSOFT.TEXTJOIN(&quot;&quot;;TRUE;IFERROR(MID([.D84];ROW(INDIRECT(&quot;1:100&quot;));1)+0;&quot;&quot;))" table:number-matrix-columns-spanned="1" table:number-matrix-rows-spanned="1" table:style-name="ce1">
            <text:p>82219</text:p>
          </table:table-cell>
          <table:table-cell office:value-type="float" office:value="89" table:formula="of:=LEFT([.E84];1)*10+RIGHT([.E84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lskzvzsix5xtqkfl1</text:p>
          </table:table-cell>
          <table:table-cell office:value-type="string" office:string-value="51" table:formula="of:=COM.MICROSOFT.TEXTJOIN(&quot;&quot;;TRUE;IFERROR(MID([.A85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B85];1)*10+RIGHT([.B85];1)" table:style-name="ce1">
            <text:p>51</text:p>
          </table:table-cell>
          <table:table-cell office:value-type="string" office:string-value="five5fivelskzvzsix6six5xtqkfl1" table:formula="of:=COM.MICROSOFT.REDUCE([.A85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lskzvzsix6six5xtqkfl1</text:p>
          </table:table-cell>
          <table:table-cell office:value-type="string" office:string-value="5651" table:formula="of:=COM.MICROSOFT.TEXTJOIN(&quot;&quot;;TRUE;IFERROR(MID([.D85];ROW(INDIRECT(&quot;1:100&quot;));1)+0;&quot;&quot;))" table:number-matrix-columns-spanned="1" table:number-matrix-rows-spanned="1" table:style-name="ce1">
            <text:p>5651</text:p>
          </table:table-cell>
          <table:table-cell office:value-type="float" office:value="51" table:formula="of:=LEFT([.E85];1)*10+RIGHT([.E85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jfgpmdncvpjmqcgvnzpqlstzgfdvfxrlscjkzczsf</text:p>
          </table:table-cell>
          <table:table-cell office:value-type="string" office:string-value="2" table:formula="of:=COM.MICROSOFT.TEXTJOIN(&quot;&quot;;TRUE;IFERROR(MID([.A8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6];1)*10+RIGHT([.B86];1)" table:style-name="ce1">
            <text:p>22</text:p>
          </table:table-cell>
          <table:table-cell office:value-type="string" office:string-value="2jfgpmdncvpjmqcgvnzpqlstzgfdvfxrlscjkzczsf" table:formula="of:=COM.MICROSOFT.REDUCE([.A86];[NumberText.$A$1]:[NumberText.$A$9];COM.MICROSOFT.LAMBDA(_xlpm.a;_xlpm.b;SUBSTITUTE(_xlpm.a;_xlpm.b;VLOOKUP(_xlpm.b;[NumberText.$A$1:.$B$9];2;FALSE))))" table:number-matrix-columns-spanned="1" table:number-matrix-rows-spanned="1" table:style-name="ce1">
            <text:p>2jfgpmdncvpjmqcgvnzpqlstzgfdvfxrlscjkzczsf</text:p>
          </table:table-cell>
          <table:table-cell office:value-type="string" office:string-value="2" table:formula="of:=COM.MICROSOFT.TEXTJOIN(&quot;&quot;;TRUE;IFERROR(MID([.D8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86];1)*10+RIGHT([.E86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zzplmzsfivetxbhcqnzdq4</text:p>
          </table:table-cell>
          <table:table-cell office:value-type="string" office:string-value="4" table:formula="of:=COM.MICROSOFT.TEXTJOIN(&quot;&quot;;TRUE;IFERROR(MID([.A87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87];1)*10+RIGHT([.B87];1)" table:style-name="ce1">
            <text:p>44</text:p>
          </table:table-cell>
          <table:table-cell office:value-type="string" office:string-value="rzzplmzsfive5fivetxbhcqnzdq4" table:formula="of:=COM.MICROSOFT.REDUCE([.A87];[NumberText.$A$1]:[NumberText.$A$9];COM.MICROSOFT.LAMBDA(_xlpm.a;_xlpm.b;SUBSTITUTE(_xlpm.a;_xlpm.b;VLOOKUP(_xlpm.b;[NumberText.$A$1:.$B$9];2;FALSE))))" table:number-matrix-columns-spanned="1" table:number-matrix-rows-spanned="1" table:style-name="ce1">
            <text:p>rzzplmzsfive5fivetxbhcqnzdq4</text:p>
          </table:table-cell>
          <table:table-cell office:value-type="string" office:string-value="54" table:formula="of:=COM.MICROSOFT.TEXTJOIN(&quot;&quot;;TRUE;IFERROR(MID([.D87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E87];1)*10+RIGHT([.E87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vrvfour9eightseventhree</text:p>
          </table:table-cell>
          <table:table-cell office:value-type="string" office:string-value="9" table:formula="of:=COM.MICROSOFT.TEXTJOIN(&quot;&quot;;TRUE;IFERROR(MID([.A8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88];1)*10+RIGHT([.B88];1)" table:style-name="ce1">
            <text:p>99</text:p>
          </table:table-cell>
          <table:table-cell office:value-type="string" office:string-value="mvrvfour4four9eight8eightseven7seventhree3three" table:formula="of:=COM.MICROSOFT.REDUCE([.A88];[NumberText.$A$1]:[NumberText.$A$9];COM.MICROSOFT.LAMBDA(_xlpm.a;_xlpm.b;SUBSTITUTE(_xlpm.a;_xlpm.b;VLOOKUP(_xlpm.b;[NumberText.$A$1:.$B$9];2;FALSE))))" table:number-matrix-columns-spanned="1" table:number-matrix-rows-spanned="1" table:style-name="ce1">
            <text:p>mvrvfour4four9eight8eightseven7seventhree3three</text:p>
          </table:table-cell>
          <table:table-cell office:value-type="string" office:string-value="49873" table:formula="of:=COM.MICROSOFT.TEXTJOIN(&quot;&quot;;TRUE;IFERROR(MID([.D88];ROW(INDIRECT(&quot;1:100&quot;));1)+0;&quot;&quot;))" table:number-matrix-columns-spanned="1" table:number-matrix-rows-spanned="1" table:style-name="ce1">
            <text:p>49873</text:p>
          </table:table-cell>
          <table:table-cell office:value-type="float" office:value="43" table:formula="of:=LEFT([.E88];1)*10+RIGHT([.E88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smrdqkrh8qlzc</text:p>
          </table:table-cell>
          <table:table-cell office:value-type="string" office:string-value="78" table:formula="of:=COM.MICROSOFT.TEXTJOIN(&quot;&quot;;TRUE;IFERROR(MID([.A89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B89];1)*10+RIGHT([.B89];1)" table:style-name="ce1">
            <text:p>78</text:p>
          </table:table-cell>
          <table:table-cell office:value-type="string" office:string-value="7smrdqkrh8qlzc" table:formula="of:=COM.MICROSOFT.REDUCE([.A89];[NumberText.$A$1]:[NumberText.$A$9];COM.MICROSOFT.LAMBDA(_xlpm.a;_xlpm.b;SUBSTITUTE(_xlpm.a;_xlpm.b;VLOOKUP(_xlpm.b;[NumberText.$A$1:.$B$9];2;FALSE))))" table:number-matrix-columns-spanned="1" table:number-matrix-rows-spanned="1" table:style-name="ce1">
            <text:p>7smrdqkrh8qlzc</text:p>
          </table:table-cell>
          <table:table-cell office:value-type="string" office:string-value="78" table:formula="of:=COM.MICROSOFT.TEXTJOIN(&quot;&quot;;TRUE;IFERROR(MID([.D89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E89];1)*10+RIGHT([.E89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pf2fivefivefivepgm</text:p>
          </table:table-cell>
          <table:table-cell office:value-type="string" office:string-value="2" table:formula="of:=COM.MICROSOFT.TEXTJOIN(&quot;&quot;;TRUE;IFERROR(MID([.A9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0];1)*10+RIGHT([.B90];1)" table:style-name="ce1">
            <text:p>22</text:p>
          </table:table-cell>
          <table:table-cell office:value-type="string" office:string-value="mpf2five5fivefive5fivefive5fivepgm" table:formula="of:=COM.MICROSOFT.REDUCE([.A90];[NumberText.$A$1]:[NumberText.$A$9];COM.MICROSOFT.LAMBDA(_xlpm.a;_xlpm.b;SUBSTITUTE(_xlpm.a;_xlpm.b;VLOOKUP(_xlpm.b;[NumberText.$A$1:.$B$9];2;FALSE))))" table:number-matrix-columns-spanned="1" table:number-matrix-rows-spanned="1" table:style-name="ce1">
            <text:p>mpf2five5fivefive5fivefive5fivepgm</text:p>
          </table:table-cell>
          <table:table-cell office:value-type="string" office:string-value="2555" table:formula="of:=COM.MICROSOFT.TEXTJOIN(&quot;&quot;;TRUE;IFERROR(MID([.D90];ROW(INDIRECT(&quot;1:100&quot;));1)+0;&quot;&quot;))" table:number-matrix-columns-spanned="1" table:number-matrix-rows-spanned="1" table:style-name="ce1">
            <text:p>2555</text:p>
          </table:table-cell>
          <table:table-cell office:value-type="float" office:value="25" table:formula="of:=LEFT([.E90];1)*10+RIGHT([.E90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ixpkrdjlszgdnccnllfsevenksdkvqbxbpbblthqpzqf</text:p>
          </table:table-cell>
          <table:table-cell office:value-type="string" office:string-value="1" table:formula="of:=COM.MICROSOFT.TEXTJOIN(&quot;&quot;;TRUE;IFERROR(MID([.A9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91];1)*10+RIGHT([.B91];1)" table:style-name="ce1">
            <text:p>11</text:p>
          </table:table-cell>
          <table:table-cell office:value-type="string" office:string-value="1six6sixpkrdjlszgdnccnllfseven7sevenksdkvqbxbpbblthqpzqf" table:formula="of:=COM.MICROSOFT.REDUCE([.A91];[NumberText.$A$1]:[NumberText.$A$9];COM.MICROSOFT.LAMBDA(_xlpm.a;_xlpm.b;SUBSTITUTE(_xlpm.a;_xlpm.b;VLOOKUP(_xlpm.b;[NumberText.$A$1:.$B$9];2;FALSE))))" table:number-matrix-columns-spanned="1" table:number-matrix-rows-spanned="1" table:style-name="ce1">
            <text:p>1six6sixpkrdjlszgdnccnllfseven7sevenksdkvqbxbpbblthqpzqf</text:p>
          </table:table-cell>
          <table:table-cell office:value-type="string" office:string-value="167" table:formula="of:=COM.MICROSOFT.TEXTJOIN(&quot;&quot;;TRUE;IFERROR(MID([.D91];ROW(INDIRECT(&quot;1:100&quot;));1)+0;&quot;&quot;))" table:number-matrix-columns-spanned="1" table:number-matrix-rows-spanned="1" table:style-name="ce1">
            <text:p>167</text:p>
          </table:table-cell>
          <table:table-cell office:value-type="float" office:value="17" table:formula="of:=LEFT([.E91];1)*10+RIGHT([.E91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91dxxdhrxcbmqpqm</text:p>
          </table:table-cell>
          <table:table-cell office:value-type="string" office:string-value="91" table:formula="of:=COM.MICROSOFT.TEXTJOIN(&quot;&quot;;TRUE;IFERROR(MID([.A92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92];1)*10+RIGHT([.B92];1)" table:style-name="ce1">
            <text:p>91</text:p>
          </table:table-cell>
          <table:table-cell office:value-type="string" office:string-value="six6six91dxxdhrxcbmqpqm" table:formula="of:=COM.MICROSOFT.REDUCE([.A92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91dxxdhrxcbmqpqm</text:p>
          </table:table-cell>
          <table:table-cell office:value-type="string" office:string-value="691" table:formula="of:=COM.MICROSOFT.TEXTJOIN(&quot;&quot;;TRUE;IFERROR(MID([.D92];ROW(INDIRECT(&quot;1:100&quot;));1)+0;&quot;&quot;))" table:number-matrix-columns-spanned="1" table:number-matrix-rows-spanned="1" table:style-name="ce1">
            <text:p>691</text:p>
          </table:table-cell>
          <table:table-cell office:value-type="float" office:value="61" table:formula="of:=LEFT([.E92];1)*10+RIGHT([.E92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four8nine7</text:p>
          </table:table-cell>
          <table:table-cell office:value-type="string" office:string-value="87" table:formula="of:=COM.MICROSOFT.TEXTJOIN(&quot;&quot;;TRUE;IFERROR(MID([.A93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B93];1)*10+RIGHT([.B93];1)" table:style-name="ce1">
            <text:p>87</text:p>
          </table:table-cell>
          <table:table-cell office:value-type="string" office:string-value="seven7sevenfour4four8nine9nine7" table:formula="of:=COM.MICROSOFT.REDUCE([.A93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four4four8nine9nine7</text:p>
          </table:table-cell>
          <table:table-cell office:value-type="string" office:string-value="74897" table:formula="of:=COM.MICROSOFT.TEXTJOIN(&quot;&quot;;TRUE;IFERROR(MID([.D93];ROW(INDIRECT(&quot;1:100&quot;));1)+0;&quot;&quot;))" table:number-matrix-columns-spanned="1" table:number-matrix-rows-spanned="1" table:style-name="ce1">
            <text:p>74897</text:p>
          </table:table-cell>
          <table:table-cell office:value-type="float" office:value="77" table:formula="of:=LEFT([.E93];1)*10+RIGHT([.E93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2hnfvh</text:p>
          </table:table-cell>
          <table:table-cell office:value-type="string" office:string-value="2" table:formula="of:=COM.MICROSOFT.TEXTJOIN(&quot;&quot;;TRUE;IFERROR(MID([.A9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4];1)*10+RIGHT([.B94];1)" table:style-name="ce1">
            <text:p>22</text:p>
          </table:table-cell>
          <table:table-cell office:value-type="string" office:string-value="one1one2hnfvh" table:formula="of:=COM.MICROSOFT.REDUCE([.A9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2hnfvh</text:p>
          </table:table-cell>
          <table:table-cell office:value-type="string" office:string-value="12" table:formula="of:=COM.MICROSOFT.TEXTJOIN(&quot;&quot;;TRUE;IFERROR(MID([.D94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E94];1)*10+RIGHT([.E94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jmqkqgvsgqcrzvmzqhone8twopsrtgmqrj</text:p>
          </table:table-cell>
          <table:table-cell office:value-type="string" office:string-value="558" table:formula="of:=COM.MICROSOFT.TEXTJOIN(&quot;&quot;;TRUE;IFERROR(MID([.A95];ROW(INDIRECT(&quot;1:100&quot;));1)+0;&quot;&quot;))" table:number-matrix-columns-spanned="1" table:number-matrix-rows-spanned="1" table:style-name="ce1">
            <text:p>558</text:p>
          </table:table-cell>
          <table:table-cell office:value-type="float" office:value="58" table:formula="of:=LEFT([.B95];1)*10+RIGHT([.B95];1)" table:style-name="ce1">
            <text:p>58</text:p>
          </table:table-cell>
          <table:table-cell office:value-type="string" office:string-value="55jmqkqgvsgqcrzvmzqhone1one8two2twopsrtgmqrj" table:formula="of:=COM.MICROSOFT.REDUCE([.A95];[NumberText.$A$1]:[NumberText.$A$9];COM.MICROSOFT.LAMBDA(_xlpm.a;_xlpm.b;SUBSTITUTE(_xlpm.a;_xlpm.b;VLOOKUP(_xlpm.b;[NumberText.$A$1:.$B$9];2;FALSE))))" table:number-matrix-columns-spanned="1" table:number-matrix-rows-spanned="1" table:style-name="ce1">
            <text:p>55jmqkqgvsgqcrzvmzqhone1one8two2twopsrtgmqrj</text:p>
          </table:table-cell>
          <table:table-cell office:value-type="string" office:string-value="55182" table:formula="of:=COM.MICROSOFT.TEXTJOIN(&quot;&quot;;TRUE;IFERROR(MID([.D95];ROW(INDIRECT(&quot;1:100&quot;));1)+0;&quot;&quot;))" table:number-matrix-columns-spanned="1" table:number-matrix-rows-spanned="1" table:style-name="ce1">
            <text:p>55182</text:p>
          </table:table-cell>
          <table:table-cell office:value-type="float" office:value="52" table:formula="of:=LEFT([.E95];1)*10+RIGHT([.E95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nfjxqlrsjmgk68kvpptczxhkxcvrpgctddjklrmhzjgtcjh</text:p>
          </table:table-cell>
          <table:table-cell office:value-type="string" office:string-value="68" table:formula="of:=COM.MICROSOFT.TEXTJOIN(&quot;&quot;;TRUE;IFERROR(MID([.A96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B96];1)*10+RIGHT([.B96];1)" table:style-name="ce1">
            <text:p>68</text:p>
          </table:table-cell>
          <table:table-cell office:value-type="string" office:string-value="xnfjxqlrsjmgk68kvpptczxhkxcvrpgctddjklrmhzjgtcjh" table:formula="of:=COM.MICROSOFT.REDUCE([.A96];[NumberText.$A$1]:[NumberText.$A$9];COM.MICROSOFT.LAMBDA(_xlpm.a;_xlpm.b;SUBSTITUTE(_xlpm.a;_xlpm.b;VLOOKUP(_xlpm.b;[NumberText.$A$1:.$B$9];2;FALSE))))" table:number-matrix-columns-spanned="1" table:number-matrix-rows-spanned="1" table:style-name="ce1">
            <text:p>xnfjxqlrsjmgk68kvpptczxhkxcvrpgctddjklrmhzjgtcjh</text:p>
          </table:table-cell>
          <table:table-cell office:value-type="string" office:string-value="68" table:formula="of:=COM.MICROSOFT.TEXTJOIN(&quot;&quot;;TRUE;IFERROR(MID([.D96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E96];1)*10+RIGHT([.E96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g6two</text:p>
          </table:table-cell>
          <table:table-cell office:value-type="string" office:string-value="6" table:formula="of:=COM.MICROSOFT.TEXTJOIN(&quot;&quot;;TRUE;IFERROR(MID([.A9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97];1)*10+RIGHT([.B97];1)" table:style-name="ce1">
            <text:p>66</text:p>
          </table:table-cell>
          <table:table-cell office:value-type="string" office:string-value="seven7seveng6two2two" table:formula="of:=COM.MICROSOFT.REDUCE([.A97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g6two2two</text:p>
          </table:table-cell>
          <table:table-cell office:value-type="string" office:string-value="762" table:formula="of:=COM.MICROSOFT.TEXTJOIN(&quot;&quot;;TRUE;IFERROR(MID([.D97];ROW(INDIRECT(&quot;1:100&quot;));1)+0;&quot;&quot;))" table:number-matrix-columns-spanned="1" table:number-matrix-rows-spanned="1" table:style-name="ce1">
            <text:p>762</text:p>
          </table:table-cell>
          <table:table-cell office:value-type="float" office:value="72" table:formula="of:=LEFT([.E97];1)*10+RIGHT([.E97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hreexrzqcrknhc3</text:p>
          </table:table-cell>
          <table:table-cell office:value-type="string" office:string-value="13" table:formula="of:=COM.MICROSOFT.TEXTJOIN(&quot;&quot;;TRUE;IFERROR(MID([.A98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98];1)*10+RIGHT([.B98];1)" table:style-name="ce1">
            <text:p>13</text:p>
          </table:table-cell>
          <table:table-cell office:value-type="string" office:string-value="1three3threexrzqcrknhc3" table:formula="of:=COM.MICROSOFT.REDUCE([.A98];[NumberText.$A$1]:[NumberText.$A$9];COM.MICROSOFT.LAMBDA(_xlpm.a;_xlpm.b;SUBSTITUTE(_xlpm.a;_xlpm.b;VLOOKUP(_xlpm.b;[NumberText.$A$1:.$B$9];2;FALSE))))" table:number-matrix-columns-spanned="1" table:number-matrix-rows-spanned="1" table:style-name="ce1">
            <text:p>1three3threexrzqcrknhc3</text:p>
          </table:table-cell>
          <table:table-cell office:value-type="string" office:string-value="133" table:formula="of:=COM.MICROSOFT.TEXTJOIN(&quot;&quot;;TRUE;IFERROR(MID([.D98];ROW(INDIRECT(&quot;1:100&quot;));1)+0;&quot;&quot;))" table:number-matrix-columns-spanned="1" table:number-matrix-rows-spanned="1" table:style-name="ce1">
            <text:p>133</text:p>
          </table:table-cell>
          <table:table-cell office:value-type="float" office:value="13" table:formula="of:=LEFT([.E98];1)*10+RIGHT([.E98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8qtpqqz58888cmhs</text:p>
          </table:table-cell>
          <table:table-cell office:value-type="string" office:string-value="5858888" table:formula="of:=COM.MICROSOFT.TEXTJOIN(&quot;&quot;;TRUE;IFERROR(MID([.A99];ROW(INDIRECT(&quot;1:100&quot;));1)+0;&quot;&quot;))" table:number-matrix-columns-spanned="1" table:number-matrix-rows-spanned="1" table:style-name="ce1">
            <text:p>5858888</text:p>
          </table:table-cell>
          <table:table-cell office:value-type="float" office:value="58" table:formula="of:=LEFT([.B99];1)*10+RIGHT([.B99];1)" table:style-name="ce1">
            <text:p>58</text:p>
          </table:table-cell>
          <table:table-cell office:value-type="string" office:string-value="58qtpqqz58888cmhs" table:formula="of:=COM.MICROSOFT.REDUCE([.A99];[NumberText.$A$1]:[NumberText.$A$9];COM.MICROSOFT.LAMBDA(_xlpm.a;_xlpm.b;SUBSTITUTE(_xlpm.a;_xlpm.b;VLOOKUP(_xlpm.b;[NumberText.$A$1:.$B$9];2;FALSE))))" table:number-matrix-columns-spanned="1" table:number-matrix-rows-spanned="1" table:style-name="ce1">
            <text:p>58qtpqqz58888cmhs</text:p>
          </table:table-cell>
          <table:table-cell office:value-type="string" office:string-value="5858888" table:formula="of:=COM.MICROSOFT.TEXTJOIN(&quot;&quot;;TRUE;IFERROR(MID([.D99];ROW(INDIRECT(&quot;1:100&quot;));1)+0;&quot;&quot;))" table:number-matrix-columns-spanned="1" table:number-matrix-rows-spanned="1" table:style-name="ce1">
            <text:p>5858888</text:p>
          </table:table-cell>
          <table:table-cell office:value-type="float" office:value="58" table:formula="of:=LEFT([.E99];1)*10+RIGHT([.E99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vbhmczrvpnjnsrcdrnrjvzzpjnbgbxdseven6</text:p>
          </table:table-cell>
          <table:table-cell office:value-type="string" office:string-value="6" table:formula="of:=COM.MICROSOFT.TEXTJOIN(&quot;&quot;;TRUE;IFERROR(MID([.A10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100];1)*10+RIGHT([.B100];1)" table:style-name="ce1">
            <text:p>66</text:p>
          </table:table-cell>
          <table:table-cell office:value-type="string" office:string-value="pxvbhmczrvpnjnsrcdrnrjvzzpjnbgbxdseven7seven6" table:formula="of:=COM.MICROSOFT.REDUCE([.A100];[NumberText.$A$1]:[NumberText.$A$9];COM.MICROSOFT.LAMBDA(_xlpm.a;_xlpm.b;SUBSTITUTE(_xlpm.a;_xlpm.b;VLOOKUP(_xlpm.b;[NumberText.$A$1:.$B$9];2;FALSE))))" table:number-matrix-columns-spanned="1" table:number-matrix-rows-spanned="1" table:style-name="ce1">
            <text:p>pxvbhmczrvpnjnsrcdrnrjvzzpjnbgbxdseven7seven6</text:p>
          </table:table-cell>
          <table:table-cell office:value-type="string" office:string-value="76" table:formula="of:=COM.MICROSOFT.TEXTJOIN(&quot;&quot;;TRUE;IFERROR(MID([.D100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E100];1)*10+RIGHT([.E100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4two565</text:p>
          </table:table-cell>
          <table:table-cell office:value-type="string" office:string-value="34565" table:formula="of:=COM.MICROSOFT.TEXTJOIN(&quot;&quot;;TRUE;IFERROR(MID([.A101];ROW(INDIRECT(&quot;1:100&quot;));1)+0;&quot;&quot;))" table:number-matrix-columns-spanned="1" table:number-matrix-rows-spanned="1" table:style-name="ce1">
            <text:p>34565</text:p>
          </table:table-cell>
          <table:table-cell office:value-type="float" office:value="35" table:formula="of:=LEFT([.B101];1)*10+RIGHT([.B101];1)" table:style-name="ce1">
            <text:p>35</text:p>
          </table:table-cell>
          <table:table-cell office:value-type="string" office:string-value="34two2two565" table:formula="of:=COM.MICROSOFT.REDUCE([.A101];[NumberText.$A$1]:[NumberText.$A$9];COM.MICROSOFT.LAMBDA(_xlpm.a;_xlpm.b;SUBSTITUTE(_xlpm.a;_xlpm.b;VLOOKUP(_xlpm.b;[NumberText.$A$1:.$B$9];2;FALSE))))" table:number-matrix-columns-spanned="1" table:number-matrix-rows-spanned="1" table:style-name="ce1">
            <text:p>34two2two565</text:p>
          </table:table-cell>
          <table:table-cell office:value-type="string" office:string-value="342565" table:formula="of:=COM.MICROSOFT.TEXTJOIN(&quot;&quot;;TRUE;IFERROR(MID([.D101];ROW(INDIRECT(&quot;1:100&quot;));1)+0;&quot;&quot;))" table:number-matrix-columns-spanned="1" table:number-matrix-rows-spanned="1" table:style-name="ce1">
            <text:p>342565</text:p>
          </table:table-cell>
          <table:table-cell office:value-type="float" office:value="35" table:formula="of:=LEFT([.E101];1)*10+RIGHT([.E101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4six</text:p>
          </table:table-cell>
          <table:table-cell office:value-type="string" office:string-value="4" table:formula="of:=COM.MICROSOFT.TEXTJOIN(&quot;&quot;;TRUE;IFERROR(MID([.A10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102];1)*10+RIGHT([.B102];1)" table:style-name="ce1">
            <text:p>44</text:p>
          </table:table-cell>
          <table:table-cell office:value-type="string" office:string-value="four4four4six6six" table:formula="of:=COM.MICROSOFT.REDUCE([.A102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4six6six</text:p>
          </table:table-cell>
          <table:table-cell office:value-type="string" office:string-value="446" table:formula="of:=COM.MICROSOFT.TEXTJOIN(&quot;&quot;;TRUE;IFERROR(MID([.D102];ROW(INDIRECT(&quot;1:100&quot;));1)+0;&quot;&quot;))" table:number-matrix-columns-spanned="1" table:number-matrix-rows-spanned="1" table:style-name="ce1">
            <text:p>446</text:p>
          </table:table-cell>
          <table:table-cell office:value-type="float" office:value="46" table:formula="of:=LEFT([.E102];1)*10+RIGHT([.E102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txsjsix54</text:p>
          </table:table-cell>
          <table:table-cell office:value-type="string" office:string-value="54" table:formula="of:=COM.MICROSOFT.TEXTJOIN(&quot;&quot;;TRUE;IFERROR(MID([.A103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103];1)*10+RIGHT([.B103];1)" table:style-name="ce1">
            <text:p>54</text:p>
          </table:table-cell>
          <table:table-cell office:value-type="string" office:string-value="sqtxsjsix6six54" table:formula="of:=COM.MICROSOFT.REDUCE([.A103];[NumberText.$A$1]:[NumberText.$A$9];COM.MICROSOFT.LAMBDA(_xlpm.a;_xlpm.b;SUBSTITUTE(_xlpm.a;_xlpm.b;VLOOKUP(_xlpm.b;[NumberText.$A$1:.$B$9];2;FALSE))))" table:number-matrix-columns-spanned="1" table:number-matrix-rows-spanned="1" table:style-name="ce1">
            <text:p>sqtxsjsix6six54</text:p>
          </table:table-cell>
          <table:table-cell office:value-type="string" office:string-value="654" table:formula="of:=COM.MICROSOFT.TEXTJOIN(&quot;&quot;;TRUE;IFERROR(MID([.D103];ROW(INDIRECT(&quot;1:100&quot;));1)+0;&quot;&quot;))" table:number-matrix-columns-spanned="1" table:number-matrix-rows-spanned="1" table:style-name="ce1">
            <text:p>654</text:p>
          </table:table-cell>
          <table:table-cell office:value-type="float" office:value="64" table:formula="of:=LEFT([.E103];1)*10+RIGHT([.E103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3xrxmrkn4nrcsmljqrninethreeone</text:p>
          </table:table-cell>
          <table:table-cell office:value-type="string" office:string-value="34" table:formula="of:=COM.MICROSOFT.TEXTJOIN(&quot;&quot;;TRUE;IFERROR(MID([.A104];ROW(INDIRECT(&quot;1:100&quot;));1)+0;&quot;&quot;))" table:number-matrix-columns-spanned="1" table:number-matrix-rows-spanned="1" table:style-name="ce1">
            <text:p>34</text:p>
          </table:table-cell>
          <table:table-cell office:value-type="float" office:value="34" table:formula="of:=LEFT([.B104];1)*10+RIGHT([.B104];1)" table:style-name="ce1">
            <text:p>34</text:p>
          </table:table-cell>
          <table:table-cell office:value-type="string" office:string-value="four4four3xrxmrkn4nrcsmljqrnine9ninethree3threeone1one" table:formula="of:=COM.MICROSOFT.REDUCE([.A104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3xrxmrkn4nrcsmljqrnine9ninethree3threeone1one</text:p>
          </table:table-cell>
          <table:table-cell office:value-type="string" office:string-value="434931" table:formula="of:=COM.MICROSOFT.TEXTJOIN(&quot;&quot;;TRUE;IFERROR(MID([.D104];ROW(INDIRECT(&quot;1:100&quot;));1)+0;&quot;&quot;))" table:number-matrix-columns-spanned="1" table:number-matrix-rows-spanned="1" table:style-name="ce1">
            <text:p>434931</text:p>
          </table:table-cell>
          <table:table-cell office:value-type="float" office:value="41" table:formula="of:=LEFT([.E104];1)*10+RIGHT([.E104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six4bqddfivejnfrhnqqsgqhj</text:p>
          </table:table-cell>
          <table:table-cell office:value-type="string" office:string-value="34" table:formula="of:=COM.MICROSOFT.TEXTJOIN(&quot;&quot;;TRUE;IFERROR(MID([.A105];ROW(INDIRECT(&quot;1:100&quot;));1)+0;&quot;&quot;))" table:number-matrix-columns-spanned="1" table:number-matrix-rows-spanned="1" table:style-name="ce1">
            <text:p>34</text:p>
          </table:table-cell>
          <table:table-cell office:value-type="float" office:value="34" table:formula="of:=LEFT([.B105];1)*10+RIGHT([.B105];1)" table:style-name="ce1">
            <text:p>34</text:p>
          </table:table-cell>
          <table:table-cell office:value-type="string" office:string-value="3six6six4bqddfive5fivejnfrhnqqsgqhj" table:formula="of:=COM.MICROSOFT.REDUCE([.A105];[NumberText.$A$1]:[NumberText.$A$9];COM.MICROSOFT.LAMBDA(_xlpm.a;_xlpm.b;SUBSTITUTE(_xlpm.a;_xlpm.b;VLOOKUP(_xlpm.b;[NumberText.$A$1:.$B$9];2;FALSE))))" table:number-matrix-columns-spanned="1" table:number-matrix-rows-spanned="1" table:style-name="ce1">
            <text:p>3six6six4bqddfive5fivejnfrhnqqsgqhj</text:p>
          </table:table-cell>
          <table:table-cell office:value-type="string" office:string-value="3645" table:formula="of:=COM.MICROSOFT.TEXTJOIN(&quot;&quot;;TRUE;IFERROR(MID([.D105];ROW(INDIRECT(&quot;1:100&quot;));1)+0;&quot;&quot;))" table:number-matrix-columns-spanned="1" table:number-matrix-rows-spanned="1" table:style-name="ce1">
            <text:p>3645</text:p>
          </table:table-cell>
          <table:table-cell office:value-type="float" office:value="35" table:formula="of:=LEFT([.E105];1)*10+RIGHT([.E105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tbtrtzp8seveneight3seven4xzdnfrvzgn</text:p>
          </table:table-cell>
          <table:table-cell office:value-type="string" office:string-value="834" table:formula="of:=COM.MICROSOFT.TEXTJOIN(&quot;&quot;;TRUE;IFERROR(MID([.A106];ROW(INDIRECT(&quot;1:100&quot;));1)+0;&quot;&quot;))" table:number-matrix-columns-spanned="1" table:number-matrix-rows-spanned="1" table:style-name="ce1">
            <text:p>834</text:p>
          </table:table-cell>
          <table:table-cell office:value-type="float" office:value="84" table:formula="of:=LEFT([.B106];1)*10+RIGHT([.B106];1)" table:style-name="ce1">
            <text:p>84</text:p>
          </table:table-cell>
          <table:table-cell office:value-type="string" office:string-value="gtbtrtzp8seven7seveneight8eight3seven7seven4xzdnfrvzgn" table:formula="of:=COM.MICROSOFT.REDUCE([.A106];[NumberText.$A$1]:[NumberText.$A$9];COM.MICROSOFT.LAMBDA(_xlpm.a;_xlpm.b;SUBSTITUTE(_xlpm.a;_xlpm.b;VLOOKUP(_xlpm.b;[NumberText.$A$1:.$B$9];2;FALSE))))" table:number-matrix-columns-spanned="1" table:number-matrix-rows-spanned="1" table:style-name="ce1">
            <text:p>gtbtrtzp8seven7seveneight8eight3seven7seven4xzdnfrvzgn</text:p>
          </table:table-cell>
          <table:table-cell office:value-type="string" office:string-value="878374" table:formula="of:=COM.MICROSOFT.TEXTJOIN(&quot;&quot;;TRUE;IFERROR(MID([.D106];ROW(INDIRECT(&quot;1:100&quot;));1)+0;&quot;&quot;))" table:number-matrix-columns-spanned="1" table:number-matrix-rows-spanned="1" table:style-name="ce1">
            <text:p>878374</text:p>
          </table:table-cell>
          <table:table-cell office:value-type="float" office:value="84" table:formula="of:=LEFT([.E106];1)*10+RIGHT([.E106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ggfdfvlrgvqqvjhkmxfsfbdpqfivexs16</text:p>
          </table:table-cell>
          <table:table-cell office:value-type="string" office:string-value="16" table:formula="of:=COM.MICROSOFT.TEXTJOIN(&quot;&quot;;TRUE;IFERROR(MID([.A107];ROW(INDIRECT(&quot;1:100&quot;));1)+0;&quot;&quot;))" table:number-matrix-columns-spanned="1" table:number-matrix-rows-spanned="1" table:style-name="ce1">
            <text:p>16</text:p>
          </table:table-cell>
          <table:table-cell office:value-type="float" office:value="16" table:formula="of:=LEFT([.B107];1)*10+RIGHT([.B107];1)" table:style-name="ce1">
            <text:p>16</text:p>
          </table:table-cell>
          <table:table-cell office:value-type="string" office:string-value="vggfdfvlrgvqqvjhkmxfsfbdpqfive5fivexs16" table:formula="of:=COM.MICROSOFT.REDUCE([.A107];[NumberText.$A$1]:[NumberText.$A$9];COM.MICROSOFT.LAMBDA(_xlpm.a;_xlpm.b;SUBSTITUTE(_xlpm.a;_xlpm.b;VLOOKUP(_xlpm.b;[NumberText.$A$1:.$B$9];2;FALSE))))" table:number-matrix-columns-spanned="1" table:number-matrix-rows-spanned="1" table:style-name="ce1">
            <text:p>vggfdfvlrgvqqvjhkmxfsfbdpqfive5fivexs16</text:p>
          </table:table-cell>
          <table:table-cell office:value-type="string" office:string-value="516" table:formula="of:=COM.MICROSOFT.TEXTJOIN(&quot;&quot;;TRUE;IFERROR(MID([.D107];ROW(INDIRECT(&quot;1:100&quot;));1)+0;&quot;&quot;))" table:number-matrix-columns-spanned="1" table:number-matrix-rows-spanned="1" table:style-name="ce1">
            <text:p>516</text:p>
          </table:table-cell>
          <table:table-cell office:value-type="float" office:value="56" table:formula="of:=LEFT([.E107];1)*10+RIGHT([.E107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gkvdhrfninerndk46nine</text:p>
          </table:table-cell>
          <table:table-cell office:value-type="string" office:string-value="46" table:formula="of:=COM.MICROSOFT.TEXTJOIN(&quot;&quot;;TRUE;IFERROR(MID([.A108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B108];1)*10+RIGHT([.B108];1)" table:style-name="ce1">
            <text:p>46</text:p>
          </table:table-cell>
          <table:table-cell office:value-type="string" office:string-value="one1onegkvdhrfnine9ninerndk46nine9nine" table:formula="of:=COM.MICROSOFT.REDUCE([.A108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gkvdhrfnine9ninerndk46nine9nine</text:p>
          </table:table-cell>
          <table:table-cell office:value-type="string" office:string-value="19469" table:formula="of:=COM.MICROSOFT.TEXTJOIN(&quot;&quot;;TRUE;IFERROR(MID([.D108];ROW(INDIRECT(&quot;1:100&quot;));1)+0;&quot;&quot;))" table:number-matrix-columns-spanned="1" table:number-matrix-rows-spanned="1" table:style-name="ce1">
            <text:p>19469</text:p>
          </table:table-cell>
          <table:table-cell office:value-type="float" office:value="19" table:formula="of:=LEFT([.E108];1)*10+RIGHT([.E108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iveeighthnrlzln</text:p>
          </table:table-cell>
          <table:table-cell office:value-type="string" office:string-value="5" table:formula="of:=COM.MICROSOFT.TEXTJOIN(&quot;&quot;;TRUE;IFERROR(MID([.A109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09];1)*10+RIGHT([.B109];1)" table:style-name="ce1">
            <text:p>55</text:p>
          </table:table-cell>
          <table:table-cell office:value-type="string" office:string-value="5five5fiveeight8eighthnrlzln" table:formula="of:=COM.MICROSOFT.REDUCE([.A109];[NumberText.$A$1]:[NumberText.$A$9];COM.MICROSOFT.LAMBDA(_xlpm.a;_xlpm.b;SUBSTITUTE(_xlpm.a;_xlpm.b;VLOOKUP(_xlpm.b;[NumberText.$A$1:.$B$9];2;FALSE))))" table:number-matrix-columns-spanned="1" table:number-matrix-rows-spanned="1" table:style-name="ce1">
            <text:p>5five5fiveeight8eighthnrlzln</text:p>
          </table:table-cell>
          <table:table-cell office:value-type="string" office:string-value="558" table:formula="of:=COM.MICROSOFT.TEXTJOIN(&quot;&quot;;TRUE;IFERROR(MID([.D109];ROW(INDIRECT(&quot;1:100&quot;));1)+0;&quot;&quot;))" table:number-matrix-columns-spanned="1" table:number-matrix-rows-spanned="1" table:style-name="ce1">
            <text:p>558</text:p>
          </table:table-cell>
          <table:table-cell office:value-type="float" office:value="58" table:formula="of:=LEFT([.E109];1)*10+RIGHT([.E109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qctjkpxjx39six89two2</text:p>
          </table:table-cell>
          <table:table-cell office:value-type="string" office:string-value="39892" table:formula="of:=COM.MICROSOFT.TEXTJOIN(&quot;&quot;;TRUE;IFERROR(MID([.A110];ROW(INDIRECT(&quot;1:100&quot;));1)+0;&quot;&quot;))" table:number-matrix-columns-spanned="1" table:number-matrix-rows-spanned="1" table:style-name="ce1">
            <text:p>39892</text:p>
          </table:table-cell>
          <table:table-cell office:value-type="float" office:value="32" table:formula="of:=LEFT([.B110];1)*10+RIGHT([.B110];1)" table:style-name="ce1">
            <text:p>32</text:p>
          </table:table-cell>
          <table:table-cell office:value-type="string" office:string-value="three3threeqctjkpxjx39six6six89two2two2" table:formula="of:=COM.MICROSOFT.REDUCE([.A110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qctjkpxjx39six6six89two2two2</text:p>
          </table:table-cell>
          <table:table-cell office:value-type="string" office:string-value="33968922" table:formula="of:=COM.MICROSOFT.TEXTJOIN(&quot;&quot;;TRUE;IFERROR(MID([.D110];ROW(INDIRECT(&quot;1:100&quot;));1)+0;&quot;&quot;))" table:number-matrix-columns-spanned="1" table:number-matrix-rows-spanned="1" table:style-name="ce1">
            <text:p>33968922</text:p>
          </table:table-cell>
          <table:table-cell office:value-type="float" office:value="32" table:formula="of:=LEFT([.E110];1)*10+RIGHT([.E110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9ninecbzck</text:p>
          </table:table-cell>
          <table:table-cell office:value-type="string" office:string-value="99" table:formula="of:=COM.MICROSOFT.TEXTJOIN(&quot;&quot;;TRUE;IFERROR(MID([.A111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111];1)*10+RIGHT([.B111];1)" table:style-name="ce1">
            <text:p>99</text:p>
          </table:table-cell>
          <table:table-cell office:value-type="string" office:string-value="99nine9ninecbzck" table:formula="of:=COM.MICROSOFT.REDUCE([.A111];[NumberText.$A$1]:[NumberText.$A$9];COM.MICROSOFT.LAMBDA(_xlpm.a;_xlpm.b;SUBSTITUTE(_xlpm.a;_xlpm.b;VLOOKUP(_xlpm.b;[NumberText.$A$1:.$B$9];2;FALSE))))" table:number-matrix-columns-spanned="1" table:number-matrix-rows-spanned="1" table:style-name="ce1">
            <text:p>99nine9ninecbzck</text:p>
          </table:table-cell>
          <table:table-cell office:value-type="string" office:string-value="999" table:formula="of:=COM.MICROSOFT.TEXTJOIN(&quot;&quot;;TRUE;IFERROR(MID([.D111];ROW(INDIRECT(&quot;1:100&quot;));1)+0;&quot;&quot;))" table:number-matrix-columns-spanned="1" table:number-matrix-rows-spanned="1" table:style-name="ce1">
            <text:p>999</text:p>
          </table:table-cell>
          <table:table-cell office:value-type="float" office:value="99" table:formula="of:=LEFT([.E111];1)*10+RIGHT([.E111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xqlhpgnine6pvrrpfjpssix6seven</text:p>
          </table:table-cell>
          <table:table-cell office:value-type="string" office:string-value="66" table:formula="of:=COM.MICROSOFT.TEXTJOIN(&quot;&quot;;TRUE;IFERROR(MID([.A112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112];1)*10+RIGHT([.B112];1)" table:style-name="ce1">
            <text:p>66</text:p>
          </table:table-cell>
          <table:table-cell office:value-type="string" office:string-value="nxqlhpgnine9nine6pvrrpfjpssix6six6seven7seven" table:formula="of:=COM.MICROSOFT.REDUCE([.A112];[NumberText.$A$1]:[NumberText.$A$9];COM.MICROSOFT.LAMBDA(_xlpm.a;_xlpm.b;SUBSTITUTE(_xlpm.a;_xlpm.b;VLOOKUP(_xlpm.b;[NumberText.$A$1:.$B$9];2;FALSE))))" table:number-matrix-columns-spanned="1" table:number-matrix-rows-spanned="1" table:style-name="ce1">
            <text:p>nxqlhpgnine9nine6pvrrpfjpssix6six6seven7seven</text:p>
          </table:table-cell>
          <table:table-cell office:value-type="string" office:string-value="96667" table:formula="of:=COM.MICROSOFT.TEXTJOIN(&quot;&quot;;TRUE;IFERROR(MID([.D112];ROW(INDIRECT(&quot;1:100&quot;));1)+0;&quot;&quot;))" table:number-matrix-columns-spanned="1" table:number-matrix-rows-spanned="1" table:style-name="ce1">
            <text:p>96667</text:p>
          </table:table-cell>
          <table:table-cell office:value-type="float" office:value="97" table:formula="of:=LEFT([.E112];1)*10+RIGHT([.E112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dbrzjkckthm5sixsix</text:p>
          </table:table-cell>
          <table:table-cell office:value-type="string" office:string-value="15" table:formula="of:=COM.MICROSOFT.TEXTJOIN(&quot;&quot;;TRUE;IFERROR(MID([.A113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113];1)*10+RIGHT([.B113];1)" table:style-name="ce1">
            <text:p>15</text:p>
          </table:table-cell>
          <table:table-cell office:value-type="string" office:string-value="1dbrzjkckthm5six6sixsix6six" table:formula="of:=COM.MICROSOFT.REDUCE([.A113];[NumberText.$A$1]:[NumberText.$A$9];COM.MICROSOFT.LAMBDA(_xlpm.a;_xlpm.b;SUBSTITUTE(_xlpm.a;_xlpm.b;VLOOKUP(_xlpm.b;[NumberText.$A$1:.$B$9];2;FALSE))))" table:number-matrix-columns-spanned="1" table:number-matrix-rows-spanned="1" table:style-name="ce1">
            <text:p>1dbrzjkckthm5six6sixsix6six</text:p>
          </table:table-cell>
          <table:table-cell office:value-type="string" office:string-value="1566" table:formula="of:=COM.MICROSOFT.TEXTJOIN(&quot;&quot;;TRUE;IFERROR(MID([.D113];ROW(INDIRECT(&quot;1:100&quot;));1)+0;&quot;&quot;))" table:number-matrix-columns-spanned="1" table:number-matrix-rows-spanned="1" table:style-name="ce1">
            <text:p>1566</text:p>
          </table:table-cell>
          <table:table-cell office:value-type="float" office:value="16" table:formula="of:=LEFT([.E113];1)*10+RIGHT([.E113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fmfqcsj19nhnzg</text:p>
          </table:table-cell>
          <table:table-cell office:value-type="string" office:string-value="19" table:formula="of:=COM.MICROSOFT.TEXTJOIN(&quot;&quot;;TRUE;IFERROR(MID([.A114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B114];1)*10+RIGHT([.B114];1)" table:style-name="ce1">
            <text:p>19</text:p>
          </table:table-cell>
          <table:table-cell office:value-type="string" office:string-value="five5fivefmfqcsj19nhnzg" table:formula="of:=COM.MICROSOFT.REDUCE([.A114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fmfqcsj19nhnzg</text:p>
          </table:table-cell>
          <table:table-cell office:value-type="string" office:string-value="519" table:formula="of:=COM.MICROSOFT.TEXTJOIN(&quot;&quot;;TRUE;IFERROR(MID([.D114];ROW(INDIRECT(&quot;1:100&quot;));1)+0;&quot;&quot;))" table:number-matrix-columns-spanned="1" table:number-matrix-rows-spanned="1" table:style-name="ce1">
            <text:p>519</text:p>
          </table:table-cell>
          <table:table-cell office:value-type="float" office:value="59" table:formula="of:=LEFT([.E114];1)*10+RIGHT([.E114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91eightninecn</text:p>
          </table:table-cell>
          <table:table-cell office:value-type="string" office:string-value="91" table:formula="of:=COM.MICROSOFT.TEXTJOIN(&quot;&quot;;TRUE;IFERROR(MID([.A115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115];1)*10+RIGHT([.B115];1)" table:style-name="ce1">
            <text:p>91</text:p>
          </table:table-cell>
          <table:table-cell office:value-type="string" office:string-value="five5five91eight8eightnine9ninecn" table:formula="of:=COM.MICROSOFT.REDUCE([.A115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91eight8eightnine9ninecn</text:p>
          </table:table-cell>
          <table:table-cell office:value-type="string" office:string-value="59189" table:formula="of:=COM.MICROSOFT.TEXTJOIN(&quot;&quot;;TRUE;IFERROR(MID([.D115];ROW(INDIRECT(&quot;1:100&quot;));1)+0;&quot;&quot;))" table:number-matrix-columns-spanned="1" table:number-matrix-rows-spanned="1" table:style-name="ce1">
            <text:p>59189</text:p>
          </table:table-cell>
          <table:table-cell office:value-type="float" office:value="59" table:formula="of:=LEFT([.E115];1)*10+RIGHT([.E115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ljnl71eight7mzhzfht</text:p>
          </table:table-cell>
          <table:table-cell office:value-type="string" office:string-value="7717" table:formula="of:=COM.MICROSOFT.TEXTJOIN(&quot;&quot;;TRUE;IFERROR(MID([.A116];ROW(INDIRECT(&quot;1:100&quot;));1)+0;&quot;&quot;))" table:number-matrix-columns-spanned="1" table:number-matrix-rows-spanned="1" table:style-name="ce1">
            <text:p>7717</text:p>
          </table:table-cell>
          <table:table-cell office:value-type="float" office:value="77" table:formula="of:=LEFT([.B116];1)*10+RIGHT([.B116];1)" table:style-name="ce1">
            <text:p>77</text:p>
          </table:table-cell>
          <table:table-cell office:value-type="string" office:string-value="7ljnl71eight8eight7mzhzfht" table:formula="of:=COM.MICROSOFT.REDUCE([.A116];[NumberText.$A$1]:[NumberText.$A$9];COM.MICROSOFT.LAMBDA(_xlpm.a;_xlpm.b;SUBSTITUTE(_xlpm.a;_xlpm.b;VLOOKUP(_xlpm.b;[NumberText.$A$1:.$B$9];2;FALSE))))" table:number-matrix-columns-spanned="1" table:number-matrix-rows-spanned="1" table:style-name="ce1">
            <text:p>7ljnl71eight8eight7mzhzfht</text:p>
          </table:table-cell>
          <table:table-cell office:value-type="string" office:string-value="77187" table:formula="of:=COM.MICROSOFT.TEXTJOIN(&quot;&quot;;TRUE;IFERROR(MID([.D116];ROW(INDIRECT(&quot;1:100&quot;));1)+0;&quot;&quot;))" table:number-matrix-columns-spanned="1" table:number-matrix-rows-spanned="1" table:style-name="ce1">
            <text:p>77187</text:p>
          </table:table-cell>
          <table:table-cell office:value-type="float" office:value="77" table:formula="of:=LEFT([.E116];1)*10+RIGHT([.E116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sevenzrqvkxszdhg66</text:p>
          </table:table-cell>
          <table:table-cell office:value-type="string" office:string-value="8466" table:formula="of:=COM.MICROSOFT.TEXTJOIN(&quot;&quot;;TRUE;IFERROR(MID([.A117];ROW(INDIRECT(&quot;1:100&quot;));1)+0;&quot;&quot;))" table:number-matrix-columns-spanned="1" table:number-matrix-rows-spanned="1" table:style-name="ce1">
            <text:p>8466</text:p>
          </table:table-cell>
          <table:table-cell office:value-type="float" office:value="86" table:formula="of:=LEFT([.B117];1)*10+RIGHT([.B117];1)" table:style-name="ce1">
            <text:p>86</text:p>
          </table:table-cell>
          <table:table-cell office:value-type="string" office:string-value="84seven7sevenzrqvkxszdhg66" table:formula="of:=COM.MICROSOFT.REDUCE([.A117];[NumberText.$A$1]:[NumberText.$A$9];COM.MICROSOFT.LAMBDA(_xlpm.a;_xlpm.b;SUBSTITUTE(_xlpm.a;_xlpm.b;VLOOKUP(_xlpm.b;[NumberText.$A$1:.$B$9];2;FALSE))))" table:number-matrix-columns-spanned="1" table:number-matrix-rows-spanned="1" table:style-name="ce1">
            <text:p>84seven7sevenzrqvkxszdhg66</text:p>
          </table:table-cell>
          <table:table-cell office:value-type="string" office:string-value="84766" table:formula="of:=COM.MICROSOFT.TEXTJOIN(&quot;&quot;;TRUE;IFERROR(MID([.D117];ROW(INDIRECT(&quot;1:100&quot;));1)+0;&quot;&quot;))" table:number-matrix-columns-spanned="1" table:number-matrix-rows-spanned="1" table:style-name="ce1">
            <text:p>84766</text:p>
          </table:table-cell>
          <table:table-cell office:value-type="float" office:value="86" table:formula="of:=LEFT([.E117];1)*10+RIGHT([.E117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skktpm5mphd1</text:p>
          </table:table-cell>
          <table:table-cell office:value-type="string" office:string-value="51" table:formula="of:=COM.MICROSOFT.TEXTJOIN(&quot;&quot;;TRUE;IFERROR(MID([.A118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B118];1)*10+RIGHT([.B118];1)" table:style-name="ce1">
            <text:p>51</text:p>
          </table:table-cell>
          <table:table-cell office:value-type="string" office:string-value="jskktpm5mphd1" table:formula="of:=COM.MICROSOFT.REDUCE([.A118];[NumberText.$A$1]:[NumberText.$A$9];COM.MICROSOFT.LAMBDA(_xlpm.a;_xlpm.b;SUBSTITUTE(_xlpm.a;_xlpm.b;VLOOKUP(_xlpm.b;[NumberText.$A$1:.$B$9];2;FALSE))))" table:number-matrix-columns-spanned="1" table:number-matrix-rows-spanned="1" table:style-name="ce1">
            <text:p>jskktpm5mphd1</text:p>
          </table:table-cell>
          <table:table-cell office:value-type="string" office:string-value="51" table:formula="of:=COM.MICROSOFT.TEXTJOIN(&quot;&quot;;TRUE;IFERROR(MID([.D118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E118];1)*10+RIGHT([.E118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eightfournq6ndnqpdbm97five</text:p>
          </table:table-cell>
          <table:table-cell office:value-type="string" office:string-value="697" table:formula="of:=COM.MICROSOFT.TEXTJOIN(&quot;&quot;;TRUE;IFERROR(MID([.A119];ROW(INDIRECT(&quot;1:100&quot;));1)+0;&quot;&quot;))" table:number-matrix-columns-spanned="1" table:number-matrix-rows-spanned="1" table:style-name="ce1">
            <text:p>697</text:p>
          </table:table-cell>
          <table:table-cell office:value-type="float" office:value="67" table:formula="of:=LEFT([.B119];1)*10+RIGHT([.B119];1)" table:style-name="ce1">
            <text:p>67</text:p>
          </table:table-cell>
          <table:table-cell office:value-type="string" office:string-value="bone1oneight8eightfour4fournq6ndnqpdbm97five5five" table:formula="of:=COM.MICROSOFT.REDUCE([.A119];[NumberText.$A$1]:[NumberText.$A$9];COM.MICROSOFT.LAMBDA(_xlpm.a;_xlpm.b;SUBSTITUTE(_xlpm.a;_xlpm.b;VLOOKUP(_xlpm.b;[NumberText.$A$1:.$B$9];2;FALSE))))" table:number-matrix-columns-spanned="1" table:number-matrix-rows-spanned="1" table:style-name="ce1">
            <text:p>bone1oneight8eightfour4fournq6ndnqpdbm97five5five</text:p>
          </table:table-cell>
          <table:table-cell office:value-type="string" office:string-value="1846975" table:formula="of:=COM.MICROSOFT.TEXTJOIN(&quot;&quot;;TRUE;IFERROR(MID([.D119];ROW(INDIRECT(&quot;1:100&quot;));1)+0;&quot;&quot;))" table:number-matrix-columns-spanned="1" table:number-matrix-rows-spanned="1" table:style-name="ce1">
            <text:p>1846975</text:p>
          </table:table-cell>
          <table:table-cell office:value-type="float" office:value="15" table:formula="of:=LEFT([.E119];1)*10+RIGHT([.E119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twonine</text:p>
          </table:table-cell>
          <table:table-cell office:value-type="string" office:string-value="5" table:formula="of:=COM.MICROSOFT.TEXTJOIN(&quot;&quot;;TRUE;IFERROR(MID([.A12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20];1)*10+RIGHT([.B120];1)" table:style-name="ce1">
            <text:p>55</text:p>
          </table:table-cell>
          <table:table-cell office:value-type="string" office:string-value="5two2twonine9nine" table:formula="of:=COM.MICROSOFT.REDUCE([.A120];[NumberText.$A$1]:[NumberText.$A$9];COM.MICROSOFT.LAMBDA(_xlpm.a;_xlpm.b;SUBSTITUTE(_xlpm.a;_xlpm.b;VLOOKUP(_xlpm.b;[NumberText.$A$1:.$B$9];2;FALSE))))" table:number-matrix-columns-spanned="1" table:number-matrix-rows-spanned="1" table:style-name="ce1">
            <text:p>5two2twonine9nine</text:p>
          </table:table-cell>
          <table:table-cell office:value-type="string" office:string-value="529" table:formula="of:=COM.MICROSOFT.TEXTJOIN(&quot;&quot;;TRUE;IFERROR(MID([.D120];ROW(INDIRECT(&quot;1:100&quot;));1)+0;&quot;&quot;))" table:number-matrix-columns-spanned="1" table:number-matrix-rows-spanned="1" table:style-name="ce1">
            <text:p>529</text:p>
          </table:table-cell>
          <table:table-cell office:value-type="float" office:value="59" table:formula="of:=LEFT([.E120];1)*10+RIGHT([.E120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qpkxrjtwo8foureight11</text:p>
          </table:table-cell>
          <table:table-cell office:value-type="string" office:string-value="811" table:formula="of:=COM.MICROSOFT.TEXTJOIN(&quot;&quot;;TRUE;IFERROR(MID([.A121];ROW(INDIRECT(&quot;1:100&quot;));1)+0;&quot;&quot;))" table:number-matrix-columns-spanned="1" table:number-matrix-rows-spanned="1" table:style-name="ce1">
            <text:p>811</text:p>
          </table:table-cell>
          <table:table-cell office:value-type="float" office:value="81" table:formula="of:=LEFT([.B121];1)*10+RIGHT([.B121];1)" table:style-name="ce1">
            <text:p>81</text:p>
          </table:table-cell>
          <table:table-cell office:value-type="string" office:string-value="scqpkxrjtwo2two8four4foureight8eight11" table:formula="of:=COM.MICROSOFT.REDUCE([.A121];[NumberText.$A$1]:[NumberText.$A$9];COM.MICROSOFT.LAMBDA(_xlpm.a;_xlpm.b;SUBSTITUTE(_xlpm.a;_xlpm.b;VLOOKUP(_xlpm.b;[NumberText.$A$1:.$B$9];2;FALSE))))" table:number-matrix-columns-spanned="1" table:number-matrix-rows-spanned="1" table:style-name="ce1">
            <text:p>scqpkxrjtwo2two8four4foureight8eight11</text:p>
          </table:table-cell>
          <table:table-cell office:value-type="string" office:string-value="284811" table:formula="of:=COM.MICROSOFT.TEXTJOIN(&quot;&quot;;TRUE;IFERROR(MID([.D121];ROW(INDIRECT(&quot;1:100&quot;));1)+0;&quot;&quot;))" table:number-matrix-columns-spanned="1" table:number-matrix-rows-spanned="1" table:style-name="ce1">
            <text:p>284811</text:p>
          </table:table-cell>
          <table:table-cell office:value-type="float" office:value="21" table:formula="of:=LEFT([.E121];1)*10+RIGHT([.E121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eight7brgqfivezpgclhfj</text:p>
          </table:table-cell>
          <table:table-cell office:value-type="string" office:string-value="37" table:formula="of:=COM.MICROSOFT.TEXTJOIN(&quot;&quot;;TRUE;IFERROR(MID([.A122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B122];1)*10+RIGHT([.B122];1)" table:style-name="ce1">
            <text:p>37</text:p>
          </table:table-cell>
          <table:table-cell office:value-type="string" office:string-value="3eight8eight7brgqfive5fivezpgclhfj" table:formula="of:=COM.MICROSOFT.REDUCE([.A122];[NumberText.$A$1]:[NumberText.$A$9];COM.MICROSOFT.LAMBDA(_xlpm.a;_xlpm.b;SUBSTITUTE(_xlpm.a;_xlpm.b;VLOOKUP(_xlpm.b;[NumberText.$A$1:.$B$9];2;FALSE))))" table:number-matrix-columns-spanned="1" table:number-matrix-rows-spanned="1" table:style-name="ce1">
            <text:p>3eight8eight7brgqfive5fivezpgclhfj</text:p>
          </table:table-cell>
          <table:table-cell office:value-type="string" office:string-value="3875" table:formula="of:=COM.MICROSOFT.TEXTJOIN(&quot;&quot;;TRUE;IFERROR(MID([.D122];ROW(INDIRECT(&quot;1:100&quot;));1)+0;&quot;&quot;))" table:number-matrix-columns-spanned="1" table:number-matrix-rows-spanned="1" table:style-name="ce1">
            <text:p>3875</text:p>
          </table:table-cell>
          <table:table-cell office:value-type="float" office:value="35" table:formula="of:=LEFT([.E122];1)*10+RIGHT([.E122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kfrsdgbmczlrzchvfql78ftsdqk8vmqccbn</text:p>
          </table:table-cell>
          <table:table-cell office:value-type="string" office:string-value="788" table:formula="of:=COM.MICROSOFT.TEXTJOIN(&quot;&quot;;TRUE;IFERROR(MID([.A123];ROW(INDIRECT(&quot;1:100&quot;));1)+0;&quot;&quot;))" table:number-matrix-columns-spanned="1" table:number-matrix-rows-spanned="1" table:style-name="ce1">
            <text:p>788</text:p>
          </table:table-cell>
          <table:table-cell office:value-type="float" office:value="78" table:formula="of:=LEFT([.B123];1)*10+RIGHT([.B123];1)" table:style-name="ce1">
            <text:p>78</text:p>
          </table:table-cell>
          <table:table-cell office:value-type="string" office:string-value="zkfrsdgbmczlrzchvfql78ftsdqk8vmqccbn" table:formula="of:=COM.MICROSOFT.REDUCE([.A123];[NumberText.$A$1]:[NumberText.$A$9];COM.MICROSOFT.LAMBDA(_xlpm.a;_xlpm.b;SUBSTITUTE(_xlpm.a;_xlpm.b;VLOOKUP(_xlpm.b;[NumberText.$A$1:.$B$9];2;FALSE))))" table:number-matrix-columns-spanned="1" table:number-matrix-rows-spanned="1" table:style-name="ce1">
            <text:p>zkfrsdgbmczlrzchvfql78ftsdqk8vmqccbn</text:p>
          </table:table-cell>
          <table:table-cell office:value-type="string" office:string-value="788" table:formula="of:=COM.MICROSOFT.TEXTJOIN(&quot;&quot;;TRUE;IFERROR(MID([.D123];ROW(INDIRECT(&quot;1:100&quot;));1)+0;&quot;&quot;))" table:number-matrix-columns-spanned="1" table:number-matrix-rows-spanned="1" table:style-name="ce1">
            <text:p>788</text:p>
          </table:table-cell>
          <table:table-cell office:value-type="float" office:value="78" table:formula="of:=LEFT([.E123];1)*10+RIGHT([.E123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seven3kgdkjzkmq94</text:p>
          </table:table-cell>
          <table:table-cell office:value-type="string" office:string-value="394" table:formula="of:=COM.MICROSOFT.TEXTJOIN(&quot;&quot;;TRUE;IFERROR(MID([.A124];ROW(INDIRECT(&quot;1:100&quot;));1)+0;&quot;&quot;))" table:number-matrix-columns-spanned="1" table:number-matrix-rows-spanned="1" table:style-name="ce1">
            <text:p>394</text:p>
          </table:table-cell>
          <table:table-cell office:value-type="float" office:value="34" table:formula="of:=LEFT([.B124];1)*10+RIGHT([.B124];1)" table:style-name="ce1">
            <text:p>34</text:p>
          </table:table-cell>
          <table:table-cell office:value-type="string" office:string-value="one1oneseven7seven3kgdkjzkmq94" table:formula="of:=COM.MICROSOFT.REDUCE([.A12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seven7seven3kgdkjzkmq94</text:p>
          </table:table-cell>
          <table:table-cell office:value-type="string" office:string-value="17394" table:formula="of:=COM.MICROSOFT.TEXTJOIN(&quot;&quot;;TRUE;IFERROR(MID([.D124];ROW(INDIRECT(&quot;1:100&quot;));1)+0;&quot;&quot;))" table:number-matrix-columns-spanned="1" table:number-matrix-rows-spanned="1" table:style-name="ce1">
            <text:p>17394</text:p>
          </table:table-cell>
          <table:table-cell office:value-type="float" office:value="14" table:formula="of:=LEFT([.E124];1)*10+RIGHT([.E124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two59kdmhbndzd</text:p>
          </table:table-cell>
          <table:table-cell office:value-type="string" office:string-value="59" table:formula="of:=COM.MICROSOFT.TEXTJOIN(&quot;&quot;;TRUE;IFERROR(MID([.A125];ROW(INDIRECT(&quot;1:100&quot;));1)+0;&quot;&quot;))" table:number-matrix-columns-spanned="1" table:number-matrix-rows-spanned="1" table:style-name="ce1">
            <text:p>59</text:p>
          </table:table-cell>
          <table:table-cell office:value-type="float" office:value="59" table:formula="of:=LEFT([.B125];1)*10+RIGHT([.B125];1)" table:style-name="ce1">
            <text:p>59</text:p>
          </table:table-cell>
          <table:table-cell office:value-type="string" office:string-value="sgtwo2two59kdmhbndzd" table:formula="of:=COM.MICROSOFT.REDUCE([.A125];[NumberText.$A$1]:[NumberText.$A$9];COM.MICROSOFT.LAMBDA(_xlpm.a;_xlpm.b;SUBSTITUTE(_xlpm.a;_xlpm.b;VLOOKUP(_xlpm.b;[NumberText.$A$1:.$B$9];2;FALSE))))" table:number-matrix-columns-spanned="1" table:number-matrix-rows-spanned="1" table:style-name="ce1">
            <text:p>sgtwo2two59kdmhbndzd</text:p>
          </table:table-cell>
          <table:table-cell office:value-type="string" office:string-value="259" table:formula="of:=COM.MICROSOFT.TEXTJOIN(&quot;&quot;;TRUE;IFERROR(MID([.D125];ROW(INDIRECT(&quot;1:100&quot;));1)+0;&quot;&quot;))" table:number-matrix-columns-spanned="1" table:number-matrix-rows-spanned="1" table:style-name="ce1">
            <text:p>259</text:p>
          </table:table-cell>
          <table:table-cell office:value-type="float" office:value="29" table:formula="of:=LEFT([.E125];1)*10+RIGHT([.E125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one37</text:p>
          </table:table-cell>
          <table:table-cell office:value-type="string" office:string-value="37" table:formula="of:=COM.MICROSOFT.TEXTJOIN(&quot;&quot;;TRUE;IFERROR(MID([.A126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B126];1)*10+RIGHT([.B126];1)" table:style-name="ce1">
            <text:p>37</text:p>
          </table:table-cell>
          <table:table-cell office:value-type="string" office:string-value="three3threeone1one37" table:formula="of:=COM.MICROSOFT.REDUCE([.A126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one1one37</text:p>
          </table:table-cell>
          <table:table-cell office:value-type="string" office:string-value="3137" table:formula="of:=COM.MICROSOFT.TEXTJOIN(&quot;&quot;;TRUE;IFERROR(MID([.D126];ROW(INDIRECT(&quot;1:100&quot;));1)+0;&quot;&quot;))" table:number-matrix-columns-spanned="1" table:number-matrix-rows-spanned="1" table:style-name="ce1">
            <text:p>3137</text:p>
          </table:table-cell>
          <table:table-cell office:value-type="float" office:value="37" table:formula="of:=LEFT([.E126];1)*10+RIGHT([.E126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qxvrhmrpqnltvt9lrpplmttkhdvtln9</text:p>
          </table:table-cell>
          <table:table-cell office:value-type="string" office:string-value="99" table:formula="of:=COM.MICROSOFT.TEXTJOIN(&quot;&quot;;TRUE;IFERROR(MID([.A127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127];1)*10+RIGHT([.B127];1)" table:style-name="ce1">
            <text:p>99</text:p>
          </table:table-cell>
          <table:table-cell office:value-type="string" office:string-value="mqxvrhmrpqnltvt9lrpplmttkhdvtln9" table:formula="of:=COM.MICROSOFT.REDUCE([.A127];[NumberText.$A$1]:[NumberText.$A$9];COM.MICROSOFT.LAMBDA(_xlpm.a;_xlpm.b;SUBSTITUTE(_xlpm.a;_xlpm.b;VLOOKUP(_xlpm.b;[NumberText.$A$1:.$B$9];2;FALSE))))" table:number-matrix-columns-spanned="1" table:number-matrix-rows-spanned="1" table:style-name="ce1">
            <text:p>mqxvrhmrpqnltvt9lrpplmttkhdvtln9</text:p>
          </table:table-cell>
          <table:table-cell office:value-type="string" office:string-value="99" table:formula="of:=COM.MICROSOFT.TEXTJOIN(&quot;&quot;;TRUE;IFERROR(MID([.D127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E127];1)*10+RIGHT([.E127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cxqvr48six2</text:p>
          </table:table-cell>
          <table:table-cell office:value-type="string" office:string-value="482" table:formula="of:=COM.MICROSOFT.TEXTJOIN(&quot;&quot;;TRUE;IFERROR(MID([.A128];ROW(INDIRECT(&quot;1:100&quot;));1)+0;&quot;&quot;))" table:number-matrix-columns-spanned="1" table:number-matrix-rows-spanned="1" table:style-name="ce1">
            <text:p>482</text:p>
          </table:table-cell>
          <table:table-cell office:value-type="float" office:value="42" table:formula="of:=LEFT([.B128];1)*10+RIGHT([.B128];1)" table:style-name="ce1">
            <text:p>42</text:p>
          </table:table-cell>
          <table:table-cell office:value-type="string" office:string-value="one1onecxqvr48six6six2" table:formula="of:=COM.MICROSOFT.REDUCE([.A128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cxqvr48six6six2</text:p>
          </table:table-cell>
          <table:table-cell office:value-type="string" office:string-value="14862" table:formula="of:=COM.MICROSOFT.TEXTJOIN(&quot;&quot;;TRUE;IFERROR(MID([.D128];ROW(INDIRECT(&quot;1:100&quot;));1)+0;&quot;&quot;))" table:number-matrix-columns-spanned="1" table:number-matrix-rows-spanned="1" table:style-name="ce1">
            <text:p>14862</text:p>
          </table:table-cell>
          <table:table-cell office:value-type="float" office:value="12" table:formula="of:=LEFT([.E128];1)*10+RIGHT([.E128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jnx2eight7five</text:p>
          </table:table-cell>
          <table:table-cell office:value-type="string" office:string-value="27" table:formula="of:=COM.MICROSOFT.TEXTJOIN(&quot;&quot;;TRUE;IFERROR(MID([.A129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129];1)*10+RIGHT([.B129];1)" table:style-name="ce1">
            <text:p>27</text:p>
          </table:table-cell>
          <table:table-cell office:value-type="string" office:string-value="pjnx2eight8eight7five5five" table:formula="of:=COM.MICROSOFT.REDUCE([.A129];[NumberText.$A$1]:[NumberText.$A$9];COM.MICROSOFT.LAMBDA(_xlpm.a;_xlpm.b;SUBSTITUTE(_xlpm.a;_xlpm.b;VLOOKUP(_xlpm.b;[NumberText.$A$1:.$B$9];2;FALSE))))" table:number-matrix-columns-spanned="1" table:number-matrix-rows-spanned="1" table:style-name="ce1">
            <text:p>pjnx2eight8eight7five5five</text:p>
          </table:table-cell>
          <table:table-cell office:value-type="string" office:string-value="2875" table:formula="of:=COM.MICROSOFT.TEXTJOIN(&quot;&quot;;TRUE;IFERROR(MID([.D129];ROW(INDIRECT(&quot;1:100&quot;));1)+0;&quot;&quot;))" table:number-matrix-columns-spanned="1" table:number-matrix-rows-spanned="1" table:style-name="ce1">
            <text:p>2875</text:p>
          </table:table-cell>
          <table:table-cell office:value-type="float" office:value="25" table:formula="of:=LEFT([.E129];1)*10+RIGHT([.E129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189one6gbqvllzb35</text:p>
          </table:table-cell>
          <table:table-cell office:value-type="string" office:string-value="189635" table:formula="of:=COM.MICROSOFT.TEXTJOIN(&quot;&quot;;TRUE;IFERROR(MID([.A130];ROW(INDIRECT(&quot;1:100&quot;));1)+0;&quot;&quot;))" table:number-matrix-columns-spanned="1" table:number-matrix-rows-spanned="1" table:style-name="ce1">
            <text:p>189635</text:p>
          </table:table-cell>
          <table:table-cell office:value-type="float" office:value="15" table:formula="of:=LEFT([.B130];1)*10+RIGHT([.B130];1)" table:style-name="ce1">
            <text:p>15</text:p>
          </table:table-cell>
          <table:table-cell office:value-type="string" office:string-value="two2two189one1one6gbqvllzb35" table:formula="of:=COM.MICROSOFT.REDUCE([.A130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189one1one6gbqvllzb35</text:p>
          </table:table-cell>
          <table:table-cell office:value-type="string" office:string-value="21891635" table:formula="of:=COM.MICROSOFT.TEXTJOIN(&quot;&quot;;TRUE;IFERROR(MID([.D130];ROW(INDIRECT(&quot;1:100&quot;));1)+0;&quot;&quot;))" table:number-matrix-columns-spanned="1" table:number-matrix-rows-spanned="1" table:style-name="ce1">
            <text:p>21891635</text:p>
          </table:table-cell>
          <table:table-cell office:value-type="float" office:value="25" table:formula="of:=LEFT([.E130];1)*10+RIGHT([.E130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svxjhscstjfkbpxhbbb4zvdjbcdxqrqzqlzp</text:p>
          </table:table-cell>
          <table:table-cell office:value-type="string" office:string-value="4" table:formula="of:=COM.MICROSOFT.TEXTJOIN(&quot;&quot;;TRUE;IFERROR(MID([.A13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131];1)*10+RIGHT([.B131];1)" table:style-name="ce1">
            <text:p>44</text:p>
          </table:table-cell>
          <table:table-cell office:value-type="string" office:string-value="psvxjhscstjfkbpxhbbb4zvdjbcdxqrqzqlzp" table:formula="of:=COM.MICROSOFT.REDUCE([.A131];[NumberText.$A$1]:[NumberText.$A$9];COM.MICROSOFT.LAMBDA(_xlpm.a;_xlpm.b;SUBSTITUTE(_xlpm.a;_xlpm.b;VLOOKUP(_xlpm.b;[NumberText.$A$1:.$B$9];2;FALSE))))" table:number-matrix-columns-spanned="1" table:number-matrix-rows-spanned="1" table:style-name="ce1">
            <text:p>psvxjhscstjfkbpxhbbb4zvdjbcdxqrqzqlzp</text:p>
          </table:table-cell>
          <table:table-cell office:value-type="string" office:string-value="4" table:formula="of:=COM.MICROSOFT.TEXTJOIN(&quot;&quot;;TRUE;IFERROR(MID([.D13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E131];1)*10+RIGHT([.E131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18hmhzrqjrpcxztwo</text:p>
          </table:table-cell>
          <table:table-cell office:value-type="string" office:string-value="18" table:formula="of:=COM.MICROSOFT.TEXTJOIN(&quot;&quot;;TRUE;IFERROR(MID([.A132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132];1)*10+RIGHT([.B132];1)" table:style-name="ce1">
            <text:p>18</text:p>
          </table:table-cell>
          <table:table-cell office:value-type="string" office:string-value="n18hmhzrqjrpcxztwo2two" table:formula="of:=COM.MICROSOFT.REDUCE([.A132];[NumberText.$A$1]:[NumberText.$A$9];COM.MICROSOFT.LAMBDA(_xlpm.a;_xlpm.b;SUBSTITUTE(_xlpm.a;_xlpm.b;VLOOKUP(_xlpm.b;[NumberText.$A$1:.$B$9];2;FALSE))))" table:number-matrix-columns-spanned="1" table:number-matrix-rows-spanned="1" table:style-name="ce1">
            <text:p>n18hmhzrqjrpcxztwo2two</text:p>
          </table:table-cell>
          <table:table-cell office:value-type="string" office:string-value="182" table:formula="of:=COM.MICROSOFT.TEXTJOIN(&quot;&quot;;TRUE;IFERROR(MID([.D132];ROW(INDIRECT(&quot;1:100&quot;));1)+0;&quot;&quot;))" table:number-matrix-columns-spanned="1" table:number-matrix-rows-spanned="1" table:style-name="ce1">
            <text:p>182</text:p>
          </table:table-cell>
          <table:table-cell office:value-type="float" office:value="12" table:formula="of:=LEFT([.E132];1)*10+RIGHT([.E132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wo46zblgrbmjcqbnxqcnbf</text:p>
          </table:table-cell>
          <table:table-cell office:value-type="string" office:string-value="646" table:formula="of:=COM.MICROSOFT.TEXTJOIN(&quot;&quot;;TRUE;IFERROR(MID([.A133];ROW(INDIRECT(&quot;1:100&quot;));1)+0;&quot;&quot;))" table:number-matrix-columns-spanned="1" table:number-matrix-rows-spanned="1" table:style-name="ce1">
            <text:p>646</text:p>
          </table:table-cell>
          <table:table-cell office:value-type="float" office:value="66" table:formula="of:=LEFT([.B133];1)*10+RIGHT([.B133];1)" table:style-name="ce1">
            <text:p>66</text:p>
          </table:table-cell>
          <table:table-cell office:value-type="string" office:string-value="6two2two46zblgrbmjcqbnxqcnbf" table:formula="of:=COM.MICROSOFT.REDUCE([.A133];[NumberText.$A$1]:[NumberText.$A$9];COM.MICROSOFT.LAMBDA(_xlpm.a;_xlpm.b;SUBSTITUTE(_xlpm.a;_xlpm.b;VLOOKUP(_xlpm.b;[NumberText.$A$1:.$B$9];2;FALSE))))" table:number-matrix-columns-spanned="1" table:number-matrix-rows-spanned="1" table:style-name="ce1">
            <text:p>6two2two46zblgrbmjcqbnxqcnbf</text:p>
          </table:table-cell>
          <table:table-cell office:value-type="string" office:string-value="6246" table:formula="of:=COM.MICROSOFT.TEXTJOIN(&quot;&quot;;TRUE;IFERROR(MID([.D133];ROW(INDIRECT(&quot;1:100&quot;));1)+0;&quot;&quot;))" table:number-matrix-columns-spanned="1" table:number-matrix-rows-spanned="1" table:style-name="ce1">
            <text:p>6246</text:p>
          </table:table-cell>
          <table:table-cell office:value-type="float" office:value="66" table:formula="of:=LEFT([.E133];1)*10+RIGHT([.E133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kxsjdqcmxrvmdtscvxgrnhrmrfour</text:p>
          </table:table-cell>
          <table:table-cell office:value-type="string" office:string-value="7" table:formula="of:=COM.MICROSOFT.TEXTJOIN(&quot;&quot;;TRUE;IFERROR(MID([.A134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134];1)*10+RIGHT([.B134];1)" table:style-name="ce1">
            <text:p>77</text:p>
          </table:table-cell>
          <table:table-cell office:value-type="string" office:string-value="7kxsjdqcmxrvmdtscvxgrnhrmrfour4four" table:formula="of:=COM.MICROSOFT.REDUCE([.A134];[NumberText.$A$1]:[NumberText.$A$9];COM.MICROSOFT.LAMBDA(_xlpm.a;_xlpm.b;SUBSTITUTE(_xlpm.a;_xlpm.b;VLOOKUP(_xlpm.b;[NumberText.$A$1:.$B$9];2;FALSE))))" table:number-matrix-columns-spanned="1" table:number-matrix-rows-spanned="1" table:style-name="ce1">
            <text:p>7kxsjdqcmxrvmdtscvxgrnhrmrfour4four</text:p>
          </table:table-cell>
          <table:table-cell office:value-type="string" office:string-value="74" table:formula="of:=COM.MICROSOFT.TEXTJOIN(&quot;&quot;;TRUE;IFERROR(MID([.D134];ROW(INDIRECT(&quot;1:100&quot;));1)+0;&quot;&quot;))" table:number-matrix-columns-spanned="1" table:number-matrix-rows-spanned="1" table:style-name="ce1">
            <text:p>74</text:p>
          </table:table-cell>
          <table:table-cell office:value-type="float" office:value="74" table:formula="of:=LEFT([.E134];1)*10+RIGHT([.E134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dzeight8qfive2</text:p>
          </table:table-cell>
          <table:table-cell office:value-type="string" office:string-value="82" table:formula="of:=COM.MICROSOFT.TEXTJOIN(&quot;&quot;;TRUE;IFERROR(MID([.A135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135];1)*10+RIGHT([.B135];1)" table:style-name="ce1">
            <text:p>82</text:p>
          </table:table-cell>
          <table:table-cell office:value-type="string" office:string-value="one1onedzeight8eight8qfive5five2" table:formula="of:=COM.MICROSOFT.REDUCE([.A135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dzeight8eight8qfive5five2</text:p>
          </table:table-cell>
          <table:table-cell office:value-type="string" office:string-value="18852" table:formula="of:=COM.MICROSOFT.TEXTJOIN(&quot;&quot;;TRUE;IFERROR(MID([.D135];ROW(INDIRECT(&quot;1:100&quot;));1)+0;&quot;&quot;))" table:number-matrix-columns-spanned="1" table:number-matrix-rows-spanned="1" table:style-name="ce1">
            <text:p>18852</text:p>
          </table:table-cell>
          <table:table-cell office:value-type="float" office:value="12" table:formula="of:=LEFT([.E135];1)*10+RIGHT([.E135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9bkjone2sixqnztq21</text:p>
          </table:table-cell>
          <table:table-cell office:value-type="string" office:string-value="9221" table:formula="of:=COM.MICROSOFT.TEXTJOIN(&quot;&quot;;TRUE;IFERROR(MID([.A136];ROW(INDIRECT(&quot;1:100&quot;));1)+0;&quot;&quot;))" table:number-matrix-columns-spanned="1" table:number-matrix-rows-spanned="1" table:style-name="ce1">
            <text:p>9221</text:p>
          </table:table-cell>
          <table:table-cell office:value-type="float" office:value="91" table:formula="of:=LEFT([.B136];1)*10+RIGHT([.B136];1)" table:style-name="ce1">
            <text:p>91</text:p>
          </table:table-cell>
          <table:table-cell office:value-type="string" office:string-value="seven7seven9bkjone1one2six6sixqnztq21" table:formula="of:=COM.MICROSOFT.REDUCE([.A136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9bkjone1one2six6sixqnztq21</text:p>
          </table:table-cell>
          <table:table-cell office:value-type="string" office:string-value="7912621" table:formula="of:=COM.MICROSOFT.TEXTJOIN(&quot;&quot;;TRUE;IFERROR(MID([.D136];ROW(INDIRECT(&quot;1:100&quot;));1)+0;&quot;&quot;))" table:number-matrix-columns-spanned="1" table:number-matrix-rows-spanned="1" table:style-name="ce1">
            <text:p>7912621</text:p>
          </table:table-cell>
          <table:table-cell office:value-type="float" office:value="71" table:formula="of:=LEFT([.E136];1)*10+RIGHT([.E136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ninesixfkzlsn8fivembfjnx4threetwonexb</text:p>
          </table:table-cell>
          <table:table-cell office:value-type="string" office:string-value="84" table:formula="of:=COM.MICROSOFT.TEXTJOIN(&quot;&quot;;TRUE;IFERROR(MID([.A137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137];1)*10+RIGHT([.B137];1)" table:style-name="ce1">
            <text:p>84</text:p>
          </table:table-cell>
          <table:table-cell office:value-type="string" office:string-value="five5fivenine9ninesix6sixfkzlsn8five5fivembfjnx4three3threetwo2twone1onexb" table:formula="of:=COM.MICROSOFT.REDUCE([.A137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nine9ninesix6sixfkzlsn8five5fivembfjnx4three3threetwo2twone1onexb</text:p>
          </table:table-cell>
          <table:table-cell office:value-type="string" office:string-value="596854321" table:formula="of:=COM.MICROSOFT.TEXTJOIN(&quot;&quot;;TRUE;IFERROR(MID([.D137];ROW(INDIRECT(&quot;1:100&quot;));1)+0;&quot;&quot;))" table:number-matrix-columns-spanned="1" table:number-matrix-rows-spanned="1" table:style-name="ce1">
            <text:p>596854321</text:p>
          </table:table-cell>
          <table:table-cell office:value-type="float" office:value="51" table:formula="of:=LEFT([.E137];1)*10+RIGHT([.E137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zmxtcmzqqdthreetczccnxhkxrbntmfoursixjhhrsdxthree</text:p>
          </table:table-cell>
          <table:table-cell office:value-type="string" office:string-value="5" table:formula="of:=COM.MICROSOFT.TEXTJOIN(&quot;&quot;;TRUE;IFERROR(MID([.A13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38];1)*10+RIGHT([.B138];1)" table:style-name="ce1">
            <text:p>55</text:p>
          </table:table-cell>
          <table:table-cell office:value-type="string" office:string-value="5zmxtcmzqqdthree3threetczccnxhkxrbntmfour4foursix6sixjhhrsdxthree3three" table:formula="of:=COM.MICROSOFT.REDUCE([.A138];[NumberText.$A$1]:[NumberText.$A$9];COM.MICROSOFT.LAMBDA(_xlpm.a;_xlpm.b;SUBSTITUTE(_xlpm.a;_xlpm.b;VLOOKUP(_xlpm.b;[NumberText.$A$1:.$B$9];2;FALSE))))" table:number-matrix-columns-spanned="1" table:number-matrix-rows-spanned="1" table:style-name="ce1">
            <text:p>5zmxtcmzqqdthree3threetczccnxhkxrbntmfour4foursix6sixjhhrsdxthree3three</text:p>
          </table:table-cell>
          <table:table-cell office:value-type="string" office:string-value="53463" table:formula="of:=COM.MICROSOFT.TEXTJOIN(&quot;&quot;;TRUE;IFERROR(MID([.D138];ROW(INDIRECT(&quot;1:100&quot;));1)+0;&quot;&quot;))" table:number-matrix-columns-spanned="1" table:number-matrix-rows-spanned="1" table:style-name="ce1">
            <text:p>53463</text:p>
          </table:table-cell>
          <table:table-cell office:value-type="float" office:value="53" table:formula="of:=LEFT([.E138];1)*10+RIGHT([.E138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four2xpkfgcn</text:p>
          </table:table-cell>
          <table:table-cell office:value-type="string" office:string-value="12" table:formula="of:=COM.MICROSOFT.TEXTJOIN(&quot;&quot;;TRUE;IFERROR(MID([.A139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139];1)*10+RIGHT([.B139];1)" table:style-name="ce1">
            <text:p>12</text:p>
          </table:table-cell>
          <table:table-cell office:value-type="string" office:string-value="1four4four2xpkfgcn" table:formula="of:=COM.MICROSOFT.REDUCE([.A139];[NumberText.$A$1]:[NumberText.$A$9];COM.MICROSOFT.LAMBDA(_xlpm.a;_xlpm.b;SUBSTITUTE(_xlpm.a;_xlpm.b;VLOOKUP(_xlpm.b;[NumberText.$A$1:.$B$9];2;FALSE))))" table:number-matrix-columns-spanned="1" table:number-matrix-rows-spanned="1" table:style-name="ce1">
            <text:p>1four4four2xpkfgcn</text:p>
          </table:table-cell>
          <table:table-cell office:value-type="string" office:string-value="142" table:formula="of:=COM.MICROSOFT.TEXTJOIN(&quot;&quot;;TRUE;IFERROR(MID([.D139];ROW(INDIRECT(&quot;1:100&quot;));1)+0;&quot;&quot;))" table:number-matrix-columns-spanned="1" table:number-matrix-rows-spanned="1" table:style-name="ce1">
            <text:p>142</text:p>
          </table:table-cell>
          <table:table-cell office:value-type="float" office:value="12" table:formula="of:=LEFT([.E139];1)*10+RIGHT([.E139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trnvjtqsmseight8</text:p>
          </table:table-cell>
          <table:table-cell office:value-type="string" office:string-value="888" table:formula="of:=COM.MICROSOFT.TEXTJOIN(&quot;&quot;;TRUE;IFERROR(MID([.A140];ROW(INDIRECT(&quot;1:100&quot;));1)+0;&quot;&quot;))" table:number-matrix-columns-spanned="1" table:number-matrix-rows-spanned="1" table:style-name="ce1">
            <text:p>888</text:p>
          </table:table-cell>
          <table:table-cell office:value-type="float" office:value="88" table:formula="of:=LEFT([.B140];1)*10+RIGHT([.B140];1)" table:style-name="ce1">
            <text:p>88</text:p>
          </table:table-cell>
          <table:table-cell office:value-type="string" office:string-value="88trnvjtqsmseight8eight8" table:formula="of:=COM.MICROSOFT.REDUCE([.A140];[NumberText.$A$1]:[NumberText.$A$9];COM.MICROSOFT.LAMBDA(_xlpm.a;_xlpm.b;SUBSTITUTE(_xlpm.a;_xlpm.b;VLOOKUP(_xlpm.b;[NumberText.$A$1:.$B$9];2;FALSE))))" table:number-matrix-columns-spanned="1" table:number-matrix-rows-spanned="1" table:style-name="ce1">
            <text:p>88trnvjtqsmseight8eight8</text:p>
          </table:table-cell>
          <table:table-cell office:value-type="string" office:string-value="8888" table:formula="of:=COM.MICROSOFT.TEXTJOIN(&quot;&quot;;TRUE;IFERROR(MID([.D140];ROW(INDIRECT(&quot;1:100&quot;));1)+0;&quot;&quot;))" table:number-matrix-columns-spanned="1" table:number-matrix-rows-spanned="1" table:style-name="ce1">
            <text:p>8888</text:p>
          </table:table-cell>
          <table:table-cell office:value-type="float" office:value="88" table:formula="of:=LEFT([.E140];1)*10+RIGHT([.E140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bbpbfgsrst5five</text:p>
          </table:table-cell>
          <table:table-cell office:value-type="string" office:string-value="5" table:formula="of:=COM.MICROSOFT.TEXTJOIN(&quot;&quot;;TRUE;IFERROR(MID([.A141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41];1)*10+RIGHT([.B141];1)" table:style-name="ce1">
            <text:p>55</text:p>
          </table:table-cell>
          <table:table-cell office:value-type="string" office:string-value="pbbpbfgsrst5five5five" table:formula="of:=COM.MICROSOFT.REDUCE([.A141];[NumberText.$A$1]:[NumberText.$A$9];COM.MICROSOFT.LAMBDA(_xlpm.a;_xlpm.b;SUBSTITUTE(_xlpm.a;_xlpm.b;VLOOKUP(_xlpm.b;[NumberText.$A$1:.$B$9];2;FALSE))))" table:number-matrix-columns-spanned="1" table:number-matrix-rows-spanned="1" table:style-name="ce1">
            <text:p>pbbpbfgsrst5five5five</text:p>
          </table:table-cell>
          <table:table-cell office:value-type="string" office:string-value="55" table:formula="of:=COM.MICROSOFT.TEXTJOIN(&quot;&quot;;TRUE;IFERROR(MID([.D141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E141];1)*10+RIGHT([.E141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vgvdseven2two</text:p>
          </table:table-cell>
          <table:table-cell office:value-type="string" office:string-value="2" table:formula="of:=COM.MICROSOFT.TEXTJOIN(&quot;&quot;;TRUE;IFERROR(MID([.A142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142];1)*10+RIGHT([.B142];1)" table:style-name="ce1">
            <text:p>22</text:p>
          </table:table-cell>
          <table:table-cell office:value-type="string" office:string-value="jvgvdseven7seven2two2two" table:formula="of:=COM.MICROSOFT.REDUCE([.A142];[NumberText.$A$1]:[NumberText.$A$9];COM.MICROSOFT.LAMBDA(_xlpm.a;_xlpm.b;SUBSTITUTE(_xlpm.a;_xlpm.b;VLOOKUP(_xlpm.b;[NumberText.$A$1:.$B$9];2;FALSE))))" table:number-matrix-columns-spanned="1" table:number-matrix-rows-spanned="1" table:style-name="ce1">
            <text:p>jvgvdseven7seven2two2two</text:p>
          </table:table-cell>
          <table:table-cell office:value-type="string" office:string-value="722" table:formula="of:=COM.MICROSOFT.TEXTJOIN(&quot;&quot;;TRUE;IFERROR(MID([.D142];ROW(INDIRECT(&quot;1:100&quot;));1)+0;&quot;&quot;))" table:number-matrix-columns-spanned="1" table:number-matrix-rows-spanned="1" table:style-name="ce1">
            <text:p>722</text:p>
          </table:table-cell>
          <table:table-cell office:value-type="float" office:value="72" table:formula="of:=LEFT([.E142];1)*10+RIGHT([.E142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62sixoneonectfgpknl8nine</text:p>
          </table:table-cell>
          <table:table-cell office:value-type="string" office:string-value="9628" table:formula="of:=COM.MICROSOFT.TEXTJOIN(&quot;&quot;;TRUE;IFERROR(MID([.A143];ROW(INDIRECT(&quot;1:100&quot;));1)+0;&quot;&quot;))" table:number-matrix-columns-spanned="1" table:number-matrix-rows-spanned="1" table:style-name="ce1">
            <text:p>9628</text:p>
          </table:table-cell>
          <table:table-cell office:value-type="float" office:value="98" table:formula="of:=LEFT([.B143];1)*10+RIGHT([.B143];1)" table:style-name="ce1">
            <text:p>98</text:p>
          </table:table-cell>
          <table:table-cell office:value-type="string" office:string-value="962six6sixone1oneone1onectfgpknl8nine9nine" table:formula="of:=COM.MICROSOFT.REDUCE([.A143];[NumberText.$A$1]:[NumberText.$A$9];COM.MICROSOFT.LAMBDA(_xlpm.a;_xlpm.b;SUBSTITUTE(_xlpm.a;_xlpm.b;VLOOKUP(_xlpm.b;[NumberText.$A$1:.$B$9];2;FALSE))))" table:number-matrix-columns-spanned="1" table:number-matrix-rows-spanned="1" table:style-name="ce1">
            <text:p>962six6sixone1oneone1onectfgpknl8nine9nine</text:p>
          </table:table-cell>
          <table:table-cell office:value-type="string" office:string-value="96261189" table:formula="of:=COM.MICROSOFT.TEXTJOIN(&quot;&quot;;TRUE;IFERROR(MID([.D143];ROW(INDIRECT(&quot;1:100&quot;));1)+0;&quot;&quot;))" table:number-matrix-columns-spanned="1" table:number-matrix-rows-spanned="1" table:style-name="ce1">
            <text:p>96261189</text:p>
          </table:table-cell>
          <table:table-cell office:value-type="float" office:value="99" table:formula="of:=LEFT([.E143];1)*10+RIGHT([.E143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kbnzz1l42eightflb4</text:p>
          </table:table-cell>
          <table:table-cell office:value-type="string" office:string-value="1424" table:formula="of:=COM.MICROSOFT.TEXTJOIN(&quot;&quot;;TRUE;IFERROR(MID([.A144];ROW(INDIRECT(&quot;1:100&quot;));1)+0;&quot;&quot;))" table:number-matrix-columns-spanned="1" table:number-matrix-rows-spanned="1" table:style-name="ce1">
            <text:p>1424</text:p>
          </table:table-cell>
          <table:table-cell office:value-type="float" office:value="14" table:formula="of:=LEFT([.B144];1)*10+RIGHT([.B144];1)" table:style-name="ce1">
            <text:p>14</text:p>
          </table:table-cell>
          <table:table-cell office:value-type="string" office:string-value="rkbnzz1l42eight8eightflb4" table:formula="of:=COM.MICROSOFT.REDUCE([.A144];[NumberText.$A$1]:[NumberText.$A$9];COM.MICROSOFT.LAMBDA(_xlpm.a;_xlpm.b;SUBSTITUTE(_xlpm.a;_xlpm.b;VLOOKUP(_xlpm.b;[NumberText.$A$1:.$B$9];2;FALSE))))" table:number-matrix-columns-spanned="1" table:number-matrix-rows-spanned="1" table:style-name="ce1">
            <text:p>rkbnzz1l42eight8eightflb4</text:p>
          </table:table-cell>
          <table:table-cell office:value-type="string" office:string-value="14284" table:formula="of:=COM.MICROSOFT.TEXTJOIN(&quot;&quot;;TRUE;IFERROR(MID([.D144];ROW(INDIRECT(&quot;1:100&quot;));1)+0;&quot;&quot;))" table:number-matrix-columns-spanned="1" table:number-matrix-rows-spanned="1" table:style-name="ce1">
            <text:p>14284</text:p>
          </table:table-cell>
          <table:table-cell office:value-type="float" office:value="14" table:formula="of:=LEFT([.E144];1)*10+RIGHT([.E144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xfll2fourbjfjgxfbtk</text:p>
          </table:table-cell>
          <table:table-cell office:value-type="string" office:string-value="2" table:formula="of:=COM.MICROSOFT.TEXTJOIN(&quot;&quot;;TRUE;IFERROR(MID([.A14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145];1)*10+RIGHT([.B145];1)" table:style-name="ce1">
            <text:p>22</text:p>
          </table:table-cell>
          <table:table-cell office:value-type="string" office:string-value="two2twoxfll2four4fourbjfjgxfbtk" table:formula="of:=COM.MICROSOFT.REDUCE([.A145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xfll2four4fourbjfjgxfbtk</text:p>
          </table:table-cell>
          <table:table-cell office:value-type="string" office:string-value="224" table:formula="of:=COM.MICROSOFT.TEXTJOIN(&quot;&quot;;TRUE;IFERROR(MID([.D145];ROW(INDIRECT(&quot;1:100&quot;));1)+0;&quot;&quot;))" table:number-matrix-columns-spanned="1" table:number-matrix-rows-spanned="1" table:style-name="ce1">
            <text:p>224</text:p>
          </table:table-cell>
          <table:table-cell office:value-type="float" office:value="24" table:formula="of:=LEFT([.E145];1)*10+RIGHT([.E145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fourtwo</text:p>
          </table:table-cell>
          <table:table-cell office:value-type="string" office:string-value="35" table:formula="of:=COM.MICROSOFT.TEXTJOIN(&quot;&quot;;TRUE;IFERROR(MID([.A146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146];1)*10+RIGHT([.B146];1)" table:style-name="ce1">
            <text:p>35</text:p>
          </table:table-cell>
          <table:table-cell office:value-type="string" office:string-value="35four4fourtwo2two" table:formula="of:=COM.MICROSOFT.REDUCE([.A146];[NumberText.$A$1]:[NumberText.$A$9];COM.MICROSOFT.LAMBDA(_xlpm.a;_xlpm.b;SUBSTITUTE(_xlpm.a;_xlpm.b;VLOOKUP(_xlpm.b;[NumberText.$A$1:.$B$9];2;FALSE))))" table:number-matrix-columns-spanned="1" table:number-matrix-rows-spanned="1" table:style-name="ce1">
            <text:p>35four4fourtwo2two</text:p>
          </table:table-cell>
          <table:table-cell office:value-type="string" office:string-value="3542" table:formula="of:=COM.MICROSOFT.TEXTJOIN(&quot;&quot;;TRUE;IFERROR(MID([.D146];ROW(INDIRECT(&quot;1:100&quot;));1)+0;&quot;&quot;))" table:number-matrix-columns-spanned="1" table:number-matrix-rows-spanned="1" table:style-name="ce1">
            <text:p>3542</text:p>
          </table:table-cell>
          <table:table-cell office:value-type="float" office:value="32" table:formula="of:=LEFT([.E146];1)*10+RIGHT([.E146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q56ninefour1three</text:p>
          </table:table-cell>
          <table:table-cell office:value-type="string" office:string-value="561" table:formula="of:=COM.MICROSOFT.TEXTJOIN(&quot;&quot;;TRUE;IFERROR(MID([.A147];ROW(INDIRECT(&quot;1:100&quot;));1)+0;&quot;&quot;))" table:number-matrix-columns-spanned="1" table:number-matrix-rows-spanned="1" table:style-name="ce1">
            <text:p>561</text:p>
          </table:table-cell>
          <table:table-cell office:value-type="float" office:value="51" table:formula="of:=LEFT([.B147];1)*10+RIGHT([.B147];1)" table:style-name="ce1">
            <text:p>51</text:p>
          </table:table-cell>
          <table:table-cell office:value-type="string" office:string-value="lq56nine9ninefour4four1three3three" table:formula="of:=COM.MICROSOFT.REDUCE([.A147];[NumberText.$A$1]:[NumberText.$A$9];COM.MICROSOFT.LAMBDA(_xlpm.a;_xlpm.b;SUBSTITUTE(_xlpm.a;_xlpm.b;VLOOKUP(_xlpm.b;[NumberText.$A$1:.$B$9];2;FALSE))))" table:number-matrix-columns-spanned="1" table:number-matrix-rows-spanned="1" table:style-name="ce1">
            <text:p>lq56nine9ninefour4four1three3three</text:p>
          </table:table-cell>
          <table:table-cell office:value-type="string" office:string-value="569413" table:formula="of:=COM.MICROSOFT.TEXTJOIN(&quot;&quot;;TRUE;IFERROR(MID([.D147];ROW(INDIRECT(&quot;1:100&quot;));1)+0;&quot;&quot;))" table:number-matrix-columns-spanned="1" table:number-matrix-rows-spanned="1" table:style-name="ce1">
            <text:p>569413</text:p>
          </table:table-cell>
          <table:table-cell office:value-type="float" office:value="53" table:formula="of:=LEFT([.E147];1)*10+RIGHT([.E147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ztlmqxcxrj745</text:p>
          </table:table-cell>
          <table:table-cell office:value-type="string" office:string-value="77745" table:formula="of:=COM.MICROSOFT.TEXTJOIN(&quot;&quot;;TRUE;IFERROR(MID([.A148];ROW(INDIRECT(&quot;1:100&quot;));1)+0;&quot;&quot;))" table:number-matrix-columns-spanned="1" table:number-matrix-rows-spanned="1" table:style-name="ce1">
            <text:p>77745</text:p>
          </table:table-cell>
          <table:table-cell office:value-type="float" office:value="75" table:formula="of:=LEFT([.B148];1)*10+RIGHT([.B148];1)" table:style-name="ce1">
            <text:p>75</text:p>
          </table:table-cell>
          <table:table-cell office:value-type="string" office:string-value="77ztlmqxcxrj745" table:formula="of:=COM.MICROSOFT.REDUCE([.A148];[NumberText.$A$1]:[NumberText.$A$9];COM.MICROSOFT.LAMBDA(_xlpm.a;_xlpm.b;SUBSTITUTE(_xlpm.a;_xlpm.b;VLOOKUP(_xlpm.b;[NumberText.$A$1:.$B$9];2;FALSE))))" table:number-matrix-columns-spanned="1" table:number-matrix-rows-spanned="1" table:style-name="ce1">
            <text:p>77ztlmqxcxrj745</text:p>
          </table:table-cell>
          <table:table-cell office:value-type="string" office:string-value="77745" table:formula="of:=COM.MICROSOFT.TEXTJOIN(&quot;&quot;;TRUE;IFERROR(MID([.D148];ROW(INDIRECT(&quot;1:100&quot;));1)+0;&quot;&quot;))" table:number-matrix-columns-spanned="1" table:number-matrix-rows-spanned="1" table:style-name="ce1">
            <text:p>77745</text:p>
          </table:table-cell>
          <table:table-cell office:value-type="float" office:value="75" table:formula="of:=LEFT([.E148];1)*10+RIGHT([.E148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nvqrthreedt2eight6hvrlnpbts</text:p>
          </table:table-cell>
          <table:table-cell office:value-type="string" office:string-value="26" table:formula="of:=COM.MICROSOFT.TEXTJOIN(&quot;&quot;;TRUE;IFERROR(MID([.A149];ROW(INDIRECT(&quot;1:100&quot;));1)+0;&quot;&quot;))" table:number-matrix-columns-spanned="1" table:number-matrix-rows-spanned="1" table:style-name="ce1">
            <text:p>26</text:p>
          </table:table-cell>
          <table:table-cell office:value-type="float" office:value="26" table:formula="of:=LEFT([.B149];1)*10+RIGHT([.B149];1)" table:style-name="ce1">
            <text:p>26</text:p>
          </table:table-cell>
          <table:table-cell office:value-type="string" office:string-value="nnvqrthree3threedt2eight8eight6hvrlnpbts" table:formula="of:=COM.MICROSOFT.REDUCE([.A149];[NumberText.$A$1]:[NumberText.$A$9];COM.MICROSOFT.LAMBDA(_xlpm.a;_xlpm.b;SUBSTITUTE(_xlpm.a;_xlpm.b;VLOOKUP(_xlpm.b;[NumberText.$A$1:.$B$9];2;FALSE))))" table:number-matrix-columns-spanned="1" table:number-matrix-rows-spanned="1" table:style-name="ce1">
            <text:p>nnvqrthree3threedt2eight8eight6hvrlnpbts</text:p>
          </table:table-cell>
          <table:table-cell office:value-type="string" office:string-value="3286" table:formula="of:=COM.MICROSOFT.TEXTJOIN(&quot;&quot;;TRUE;IFERROR(MID([.D149];ROW(INDIRECT(&quot;1:100&quot;));1)+0;&quot;&quot;))" table:number-matrix-columns-spanned="1" table:number-matrix-rows-spanned="1" table:style-name="ce1">
            <text:p>3286</text:p>
          </table:table-cell>
          <table:table-cell office:value-type="float" office:value="36" table:formula="of:=LEFT([.E149];1)*10+RIGHT([.E149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ive6225sixfnzzbh</text:p>
          </table:table-cell>
          <table:table-cell office:value-type="string" office:string-value="66225" table:formula="of:=COM.MICROSOFT.TEXTJOIN(&quot;&quot;;TRUE;IFERROR(MID([.A150];ROW(INDIRECT(&quot;1:100&quot;));1)+0;&quot;&quot;))" table:number-matrix-columns-spanned="1" table:number-matrix-rows-spanned="1" table:style-name="ce1">
            <text:p>66225</text:p>
          </table:table-cell>
          <table:table-cell office:value-type="float" office:value="65" table:formula="of:=LEFT([.B150];1)*10+RIGHT([.B150];1)" table:style-name="ce1">
            <text:p>65</text:p>
          </table:table-cell>
          <table:table-cell office:value-type="string" office:string-value="6five5five6225six6sixfnzzbh" table:formula="of:=COM.MICROSOFT.REDUCE([.A150];[NumberText.$A$1]:[NumberText.$A$9];COM.MICROSOFT.LAMBDA(_xlpm.a;_xlpm.b;SUBSTITUTE(_xlpm.a;_xlpm.b;VLOOKUP(_xlpm.b;[NumberText.$A$1:.$B$9];2;FALSE))))" table:number-matrix-columns-spanned="1" table:number-matrix-rows-spanned="1" table:style-name="ce1">
            <text:p>6five5five6225six6sixfnzzbh</text:p>
          </table:table-cell>
          <table:table-cell office:value-type="string" office:string-value="6562256" table:formula="of:=COM.MICROSOFT.TEXTJOIN(&quot;&quot;;TRUE;IFERROR(MID([.D150];ROW(INDIRECT(&quot;1:100&quot;));1)+0;&quot;&quot;))" table:number-matrix-columns-spanned="1" table:number-matrix-rows-spanned="1" table:style-name="ce1">
            <text:p>6562256</text:p>
          </table:table-cell>
          <table:table-cell office:value-type="float" office:value="66" table:formula="of:=LEFT([.E150];1)*10+RIGHT([.E150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1three</text:p>
          </table:table-cell>
          <table:table-cell office:value-type="string" office:string-value="1" table:formula="of:=COM.MICROSOFT.TEXTJOIN(&quot;&quot;;TRUE;IFERROR(MID([.A15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151];1)*10+RIGHT([.B151];1)" table:style-name="ce1">
            <text:p>11</text:p>
          </table:table-cell>
          <table:table-cell office:value-type="string" office:string-value="nine9nine1three3three" table:formula="of:=COM.MICROSOFT.REDUCE([.A151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1three3three</text:p>
          </table:table-cell>
          <table:table-cell office:value-type="string" office:string-value="913" table:formula="of:=COM.MICROSOFT.TEXTJOIN(&quot;&quot;;TRUE;IFERROR(MID([.D151];ROW(INDIRECT(&quot;1:100&quot;));1)+0;&quot;&quot;))" table:number-matrix-columns-spanned="1" table:number-matrix-rows-spanned="1" table:style-name="ce1">
            <text:p>913</text:p>
          </table:table-cell>
          <table:table-cell office:value-type="float" office:value="93" table:formula="of:=LEFT([.E151];1)*10+RIGHT([.E151];1)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xgdsdfgcfourlhn</text:p>
          </table:table-cell>
          <table:table-cell office:value-type="string" office:string-value="8" table:formula="of:=COM.MICROSOFT.TEXTJOIN(&quot;&quot;;TRUE;IFERROR(MID([.A152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152];1)*10+RIGHT([.B152];1)" table:style-name="ce1">
            <text:p>88</text:p>
          </table:table-cell>
          <table:table-cell office:value-type="string" office:string-value="8xgdsdfgcfour4fourlhn" table:formula="of:=COM.MICROSOFT.REDUCE([.A152];[NumberText.$A$1]:[NumberText.$A$9];COM.MICROSOFT.LAMBDA(_xlpm.a;_xlpm.b;SUBSTITUTE(_xlpm.a;_xlpm.b;VLOOKUP(_xlpm.b;[NumberText.$A$1:.$B$9];2;FALSE))))" table:number-matrix-columns-spanned="1" table:number-matrix-rows-spanned="1" table:style-name="ce1">
            <text:p>8xgdsdfgcfour4fourlhn</text:p>
          </table:table-cell>
          <table:table-cell office:value-type="string" office:string-value="84" table:formula="of:=COM.MICROSOFT.TEXTJOIN(&quot;&quot;;TRUE;IFERROR(MID([.D152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E152];1)*10+RIGHT([.E152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three3ninelckpddbmdrfournine</text:p>
          </table:table-cell>
          <table:table-cell office:value-type="string" office:string-value="23" table:formula="of:=COM.MICROSOFT.TEXTJOIN(&quot;&quot;;TRUE;IFERROR(MID([.A153];ROW(INDIRECT(&quot;1:100&quot;));1)+0;&quot;&quot;))" table:number-matrix-columns-spanned="1" table:number-matrix-rows-spanned="1" table:style-name="ce1">
            <text:p>23</text:p>
          </table:table-cell>
          <table:table-cell office:value-type="float" office:value="23" table:formula="of:=LEFT([.B153];1)*10+RIGHT([.B153];1)" table:style-name="ce1">
            <text:p>23</text:p>
          </table:table-cell>
          <table:table-cell office:value-type="string" office:string-value="2three3three3nine9ninelckpddbmdrfour4fournine9nine" table:formula="of:=COM.MICROSOFT.REDUCE([.A153];[NumberText.$A$1]:[NumberText.$A$9];COM.MICROSOFT.LAMBDA(_xlpm.a;_xlpm.b;SUBSTITUTE(_xlpm.a;_xlpm.b;VLOOKUP(_xlpm.b;[NumberText.$A$1:.$B$9];2;FALSE))))" table:number-matrix-columns-spanned="1" table:number-matrix-rows-spanned="1" table:style-name="ce1">
            <text:p>2three3three3nine9ninelckpddbmdrfour4fournine9nine</text:p>
          </table:table-cell>
          <table:table-cell office:value-type="string" office:string-value="233949" table:formula="of:=COM.MICROSOFT.TEXTJOIN(&quot;&quot;;TRUE;IFERROR(MID([.D153];ROW(INDIRECT(&quot;1:100&quot;));1)+0;&quot;&quot;))" table:number-matrix-columns-spanned="1" table:number-matrix-rows-spanned="1" table:style-name="ce1">
            <text:p>233949</text:p>
          </table:table-cell>
          <table:table-cell office:value-type="float" office:value="29" table:formula="of:=LEFT([.E153];1)*10+RIGHT([.E153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zmvxnlrj7658kjdjchq</text:p>
          </table:table-cell>
          <table:table-cell office:value-type="string" office:string-value="897658" table:formula="of:=COM.MICROSOFT.TEXTJOIN(&quot;&quot;;TRUE;IFERROR(MID([.A154];ROW(INDIRECT(&quot;1:100&quot;));1)+0;&quot;&quot;))" table:number-matrix-columns-spanned="1" table:number-matrix-rows-spanned="1" table:style-name="ce1">
            <text:p>897658</text:p>
          </table:table-cell>
          <table:table-cell office:value-type="float" office:value="88" table:formula="of:=LEFT([.B154];1)*10+RIGHT([.B154];1)" table:style-name="ce1">
            <text:p>88</text:p>
          </table:table-cell>
          <table:table-cell office:value-type="string" office:string-value="89zmvxnlrj7658kjdjchq" table:formula="of:=COM.MICROSOFT.REDUCE([.A154];[NumberText.$A$1]:[NumberText.$A$9];COM.MICROSOFT.LAMBDA(_xlpm.a;_xlpm.b;SUBSTITUTE(_xlpm.a;_xlpm.b;VLOOKUP(_xlpm.b;[NumberText.$A$1:.$B$9];2;FALSE))))" table:number-matrix-columns-spanned="1" table:number-matrix-rows-spanned="1" table:style-name="ce1">
            <text:p>89zmvxnlrj7658kjdjchq</text:p>
          </table:table-cell>
          <table:table-cell office:value-type="string" office:string-value="897658" table:formula="of:=COM.MICROSOFT.TEXTJOIN(&quot;&quot;;TRUE;IFERROR(MID([.D154];ROW(INDIRECT(&quot;1:100&quot;));1)+0;&quot;&quot;))" table:number-matrix-columns-spanned="1" table:number-matrix-rows-spanned="1" table:style-name="ce1">
            <text:p>897658</text:p>
          </table:table-cell>
          <table:table-cell office:value-type="float" office:value="88" table:formula="of:=LEFT([.E154];1)*10+RIGHT([.E154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fhbgpb66twogpn7twobpvrbmmrvp</text:p>
          </table:table-cell>
          <table:table-cell office:value-type="string" office:string-value="667" table:formula="of:=COM.MICROSOFT.TEXTJOIN(&quot;&quot;;TRUE;IFERROR(MID([.A155];ROW(INDIRECT(&quot;1:100&quot;));1)+0;&quot;&quot;))" table:number-matrix-columns-spanned="1" table:number-matrix-rows-spanned="1" table:style-name="ce1">
            <text:p>667</text:p>
          </table:table-cell>
          <table:table-cell office:value-type="float" office:value="67" table:formula="of:=LEFT([.B155];1)*10+RIGHT([.B155];1)" table:style-name="ce1">
            <text:p>67</text:p>
          </table:table-cell>
          <table:table-cell office:value-type="string" office:string-value="pfhbgpb66two2twogpn7two2twobpvrbmmrvp" table:formula="of:=COM.MICROSOFT.REDUCE([.A155];[NumberText.$A$1]:[NumberText.$A$9];COM.MICROSOFT.LAMBDA(_xlpm.a;_xlpm.b;SUBSTITUTE(_xlpm.a;_xlpm.b;VLOOKUP(_xlpm.b;[NumberText.$A$1:.$B$9];2;FALSE))))" table:number-matrix-columns-spanned="1" table:number-matrix-rows-spanned="1" table:style-name="ce1">
            <text:p>pfhbgpb66two2twogpn7two2twobpvrbmmrvp</text:p>
          </table:table-cell>
          <table:table-cell office:value-type="string" office:string-value="66272" table:formula="of:=COM.MICROSOFT.TEXTJOIN(&quot;&quot;;TRUE;IFERROR(MID([.D155];ROW(INDIRECT(&quot;1:100&quot;));1)+0;&quot;&quot;))" table:number-matrix-columns-spanned="1" table:number-matrix-rows-spanned="1" table:style-name="ce1">
            <text:p>66272</text:p>
          </table:table-cell>
          <table:table-cell office:value-type="float" office:value="62" table:formula="of:=LEFT([.E155];1)*10+RIGHT([.E155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hgqmztnmhkcr6xrxrbhj</text:p>
          </table:table-cell>
          <table:table-cell office:value-type="string" office:string-value="86" table:formula="of:=COM.MICROSOFT.TEXTJOIN(&quot;&quot;;TRUE;IFERROR(MID([.A156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156];1)*10+RIGHT([.B156];1)" table:style-name="ce1">
            <text:p>86</text:p>
          </table:table-cell>
          <table:table-cell office:value-type="string" office:string-value="8hgqmztnmhkcr6xrxrbhj" table:formula="of:=COM.MICROSOFT.REDUCE([.A156];[NumberText.$A$1]:[NumberText.$A$9];COM.MICROSOFT.LAMBDA(_xlpm.a;_xlpm.b;SUBSTITUTE(_xlpm.a;_xlpm.b;VLOOKUP(_xlpm.b;[NumberText.$A$1:.$B$9];2;FALSE))))" table:number-matrix-columns-spanned="1" table:number-matrix-rows-spanned="1" table:style-name="ce1">
            <text:p>8hgqmztnmhkcr6xrxrbhj</text:p>
          </table:table-cell>
          <table:table-cell office:value-type="string" office:string-value="86" table:formula="of:=COM.MICROSOFT.TEXTJOIN(&quot;&quot;;TRUE;IFERROR(MID([.D156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E156];1)*10+RIGHT([.E156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ivemnfcvvx8</text:p>
          </table:table-cell>
          <table:table-cell office:value-type="string" office:string-value="68" table:formula="of:=COM.MICROSOFT.TEXTJOIN(&quot;&quot;;TRUE;IFERROR(MID([.A157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B157];1)*10+RIGHT([.B157];1)" table:style-name="ce1">
            <text:p>68</text:p>
          </table:table-cell>
          <table:table-cell office:value-type="string" office:string-value="6five5fivemnfcvvx8" table:formula="of:=COM.MICROSOFT.REDUCE([.A157];[NumberText.$A$1]:[NumberText.$A$9];COM.MICROSOFT.LAMBDA(_xlpm.a;_xlpm.b;SUBSTITUTE(_xlpm.a;_xlpm.b;VLOOKUP(_xlpm.b;[NumberText.$A$1:.$B$9];2;FALSE))))" table:number-matrix-columns-spanned="1" table:number-matrix-rows-spanned="1" table:style-name="ce1">
            <text:p>6five5fivemnfcvvx8</text:p>
          </table:table-cell>
          <table:table-cell office:value-type="string" office:string-value="658" table:formula="of:=COM.MICROSOFT.TEXTJOIN(&quot;&quot;;TRUE;IFERROR(MID([.D157];ROW(INDIRECT(&quot;1:100&quot;));1)+0;&quot;&quot;))" table:number-matrix-columns-spanned="1" table:number-matrix-rows-spanned="1" table:style-name="ce1">
            <text:p>658</text:p>
          </table:table-cell>
          <table:table-cell office:value-type="float" office:value="68" table:formula="of:=LEFT([.E157];1)*10+RIGHT([.E157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mxpvgzq9ninebmlktwo</text:p>
          </table:table-cell>
          <table:table-cell office:value-type="string" office:string-value="39" table:formula="of:=COM.MICROSOFT.TEXTJOIN(&quot;&quot;;TRUE;IFERROR(MID([.A158];ROW(INDIRECT(&quot;1:100&quot;));1)+0;&quot;&quot;))" table:number-matrix-columns-spanned="1" table:number-matrix-rows-spanned="1" table:style-name="ce1">
            <text:p>39</text:p>
          </table:table-cell>
          <table:table-cell office:value-type="float" office:value="39" table:formula="of:=LEFT([.B158];1)*10+RIGHT([.B158];1)" table:style-name="ce1">
            <text:p>39</text:p>
          </table:table-cell>
          <table:table-cell office:value-type="string" office:string-value="3mxpvgzq9nine9ninebmlktwo2two" table:formula="of:=COM.MICROSOFT.REDUCE([.A158];[NumberText.$A$1]:[NumberText.$A$9];COM.MICROSOFT.LAMBDA(_xlpm.a;_xlpm.b;SUBSTITUTE(_xlpm.a;_xlpm.b;VLOOKUP(_xlpm.b;[NumberText.$A$1:.$B$9];2;FALSE))))" table:number-matrix-columns-spanned="1" table:number-matrix-rows-spanned="1" table:style-name="ce1">
            <text:p>3mxpvgzq9nine9ninebmlktwo2two</text:p>
          </table:table-cell>
          <table:table-cell office:value-type="string" office:string-value="3992" table:formula="of:=COM.MICROSOFT.TEXTJOIN(&quot;&quot;;TRUE;IFERROR(MID([.D158];ROW(INDIRECT(&quot;1:100&quot;));1)+0;&quot;&quot;))" table:number-matrix-columns-spanned="1" table:number-matrix-rows-spanned="1" table:style-name="ce1">
            <text:p>3992</text:p>
          </table:table-cell>
          <table:table-cell office:value-type="float" office:value="32" table:formula="of:=LEFT([.E158];1)*10+RIGHT([.E158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zhbsl49seventhree1bdxcrgjq</text:p>
          </table:table-cell>
          <table:table-cell office:value-type="string" office:string-value="491" table:formula="of:=COM.MICROSOFT.TEXTJOIN(&quot;&quot;;TRUE;IFERROR(MID([.A159];ROW(INDIRECT(&quot;1:100&quot;));1)+0;&quot;&quot;))" table:number-matrix-columns-spanned="1" table:number-matrix-rows-spanned="1" table:style-name="ce1">
            <text:p>491</text:p>
          </table:table-cell>
          <table:table-cell office:value-type="float" office:value="41" table:formula="of:=LEFT([.B159];1)*10+RIGHT([.B159];1)" table:style-name="ce1">
            <text:p>41</text:p>
          </table:table-cell>
          <table:table-cell office:value-type="string" office:string-value="thzhbsl49seven7seventhree3three1bdxcrgjq" table:formula="of:=COM.MICROSOFT.REDUCE([.A159];[NumberText.$A$1]:[NumberText.$A$9];COM.MICROSOFT.LAMBDA(_xlpm.a;_xlpm.b;SUBSTITUTE(_xlpm.a;_xlpm.b;VLOOKUP(_xlpm.b;[NumberText.$A$1:.$B$9];2;FALSE))))" table:number-matrix-columns-spanned="1" table:number-matrix-rows-spanned="1" table:style-name="ce1">
            <text:p>thzhbsl49seven7seventhree3three1bdxcrgjq</text:p>
          </table:table-cell>
          <table:table-cell office:value-type="string" office:string-value="49731" table:formula="of:=COM.MICROSOFT.TEXTJOIN(&quot;&quot;;TRUE;IFERROR(MID([.D159];ROW(INDIRECT(&quot;1:100&quot;));1)+0;&quot;&quot;))" table:number-matrix-columns-spanned="1" table:number-matrix-rows-spanned="1" table:style-name="ce1">
            <text:p>49731</text:p>
          </table:table-cell>
          <table:table-cell office:value-type="float" office:value="41" table:formula="of:=LEFT([.E159];1)*10+RIGHT([.E159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lcfour3ffkxxrhb</text:p>
          </table:table-cell>
          <table:table-cell office:value-type="string" office:string-value="3" table:formula="of:=COM.MICROSOFT.TEXTJOIN(&quot;&quot;;TRUE;IFERROR(MID([.A16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160];1)*10+RIGHT([.B160];1)" table:style-name="ce1">
            <text:p>33</text:p>
          </table:table-cell>
          <table:table-cell office:value-type="string" office:string-value="rlcfour4four3ffkxxrhb" table:formula="of:=COM.MICROSOFT.REDUCE([.A160];[NumberText.$A$1]:[NumberText.$A$9];COM.MICROSOFT.LAMBDA(_xlpm.a;_xlpm.b;SUBSTITUTE(_xlpm.a;_xlpm.b;VLOOKUP(_xlpm.b;[NumberText.$A$1:.$B$9];2;FALSE))))" table:number-matrix-columns-spanned="1" table:number-matrix-rows-spanned="1" table:style-name="ce1">
            <text:p>rlcfour4four3ffkxxrhb</text:p>
          </table:table-cell>
          <table:table-cell office:value-type="string" office:string-value="43" table:formula="of:=COM.MICROSOFT.TEXTJOIN(&quot;&quot;;TRUE;IFERROR(MID([.D160];ROW(INDIRECT(&quot;1:100&quot;));1)+0;&quot;&quot;))" table:number-matrix-columns-spanned="1" table:number-matrix-rows-spanned="1" table:style-name="ce1">
            <text:p>43</text:p>
          </table:table-cell>
          <table:table-cell office:value-type="float" office:value="43" table:formula="of:=LEFT([.E160];1)*10+RIGHT([.E160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kj2eightfive</text:p>
          </table:table-cell>
          <table:table-cell office:value-type="string" office:string-value="2" table:formula="of:=COM.MICROSOFT.TEXTJOIN(&quot;&quot;;TRUE;IFERROR(MID([.A16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161];1)*10+RIGHT([.B161];1)" table:style-name="ce1">
            <text:p>22</text:p>
          </table:table-cell>
          <table:table-cell office:value-type="string" office:string-value="rkj2eight8eightfive5five" table:formula="of:=COM.MICROSOFT.REDUCE([.A161];[NumberText.$A$1]:[NumberText.$A$9];COM.MICROSOFT.LAMBDA(_xlpm.a;_xlpm.b;SUBSTITUTE(_xlpm.a;_xlpm.b;VLOOKUP(_xlpm.b;[NumberText.$A$1:.$B$9];2;FALSE))))" table:number-matrix-columns-spanned="1" table:number-matrix-rows-spanned="1" table:style-name="ce1">
            <text:p>rkj2eight8eightfive5five</text:p>
          </table:table-cell>
          <table:table-cell office:value-type="string" office:string-value="285" table:formula="of:=COM.MICROSOFT.TEXTJOIN(&quot;&quot;;TRUE;IFERROR(MID([.D161];ROW(INDIRECT(&quot;1:100&quot;));1)+0;&quot;&quot;))" table:number-matrix-columns-spanned="1" table:number-matrix-rows-spanned="1" table:style-name="ce1">
            <text:p>285</text:p>
          </table:table-cell>
          <table:table-cell office:value-type="float" office:value="25" table:formula="of:=LEFT([.E161];1)*10+RIGHT([.E161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qncfnhkcqxqjgbsjhnrgm6</text:p>
          </table:table-cell>
          <table:table-cell office:value-type="string" office:string-value="6" table:formula="of:=COM.MICROSOFT.TEXTJOIN(&quot;&quot;;TRUE;IFERROR(MID([.A16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162];1)*10+RIGHT([.B162];1)" table:style-name="ce1">
            <text:p>66</text:p>
          </table:table-cell>
          <table:table-cell office:value-type="string" office:string-value="xqncfnhkcqxqjgbsjhnrgm6" table:formula="of:=COM.MICROSOFT.REDUCE([.A162];[NumberText.$A$1]:[NumberText.$A$9];COM.MICROSOFT.LAMBDA(_xlpm.a;_xlpm.b;SUBSTITUTE(_xlpm.a;_xlpm.b;VLOOKUP(_xlpm.b;[NumberText.$A$1:.$B$9];2;FALSE))))" table:number-matrix-columns-spanned="1" table:number-matrix-rows-spanned="1" table:style-name="ce1">
            <text:p>xqncfnhkcqxqjgbsjhnrgm6</text:p>
          </table:table-cell>
          <table:table-cell office:value-type="string" office:string-value="6" table:formula="of:=COM.MICROSOFT.TEXTJOIN(&quot;&quot;;TRUE;IFERROR(MID([.D16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162];1)*10+RIGHT([.E162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four52ninefourtworhsix</text:p>
          </table:table-cell>
          <table:table-cell office:value-type="string" office:string-value="52" table:formula="of:=COM.MICROSOFT.TEXTJOIN(&quot;&quot;;TRUE;IFERROR(MID([.A163];ROW(INDIRECT(&quot;1:100&quot;));1)+0;&quot;&quot;))" table:number-matrix-columns-spanned="1" table:number-matrix-rows-spanned="1" table:style-name="ce1">
            <text:p>52</text:p>
          </table:table-cell>
          <table:table-cell office:value-type="float" office:value="52" table:formula="of:=LEFT([.B163];1)*10+RIGHT([.B163];1)" table:style-name="ce1">
            <text:p>52</text:p>
          </table:table-cell>
          <table:table-cell office:value-type="string" office:string-value="nine9ninefour4four52nine9ninefour4fourtwo2tworhsix6six" table:formula="of:=COM.MICROSOFT.REDUCE([.A16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four4four52nine9ninefour4fourtwo2tworhsix6six</text:p>
          </table:table-cell>
          <table:table-cell office:value-type="string" office:string-value="94529426" table:formula="of:=COM.MICROSOFT.TEXTJOIN(&quot;&quot;;TRUE;IFERROR(MID([.D163];ROW(INDIRECT(&quot;1:100&quot;));1)+0;&quot;&quot;))" table:number-matrix-columns-spanned="1" table:number-matrix-rows-spanned="1" table:style-name="ce1">
            <text:p>94529426</text:p>
          </table:table-cell>
          <table:table-cell office:value-type="float" office:value="96" table:formula="of:=LEFT([.E163];1)*10+RIGHT([.E163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pzcmxt97mlkjhlcone</text:p>
          </table:table-cell>
          <table:table-cell office:value-type="string" office:string-value="97" table:formula="of:=COM.MICROSOFT.TEXTJOIN(&quot;&quot;;TRUE;IFERROR(MID([.A164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B164];1)*10+RIGHT([.B164];1)" table:style-name="ce1">
            <text:p>97</text:p>
          </table:table-cell>
          <table:table-cell office:value-type="string" office:string-value="lpzcmxt97mlkjhlcone1one" table:formula="of:=COM.MICROSOFT.REDUCE([.A164];[NumberText.$A$1]:[NumberText.$A$9];COM.MICROSOFT.LAMBDA(_xlpm.a;_xlpm.b;SUBSTITUTE(_xlpm.a;_xlpm.b;VLOOKUP(_xlpm.b;[NumberText.$A$1:.$B$9];2;FALSE))))" table:number-matrix-columns-spanned="1" table:number-matrix-rows-spanned="1" table:style-name="ce1">
            <text:p>lpzcmxt97mlkjhlcone1one</text:p>
          </table:table-cell>
          <table:table-cell office:value-type="string" office:string-value="971" table:formula="of:=COM.MICROSOFT.TEXTJOIN(&quot;&quot;;TRUE;IFERROR(MID([.D164];ROW(INDIRECT(&quot;1:100&quot;));1)+0;&quot;&quot;))" table:number-matrix-columns-spanned="1" table:number-matrix-rows-spanned="1" table:style-name="ce1">
            <text:p>971</text:p>
          </table:table-cell>
          <table:table-cell office:value-type="float" office:value="91" table:formula="of:=LEFT([.E164];1)*10+RIGHT([.E164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4qkmqgrpltkrdsctpnsqmbtptklprx6ncfpseven</text:p>
          </table:table-cell>
          <table:table-cell office:value-type="string" office:string-value="46" table:formula="of:=COM.MICROSOFT.TEXTJOIN(&quot;&quot;;TRUE;IFERROR(MID([.A165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B165];1)*10+RIGHT([.B165];1)" table:style-name="ce1">
            <text:p>46</text:p>
          </table:table-cell>
          <table:table-cell office:value-type="string" office:string-value="two2two4qkmqgrpltkrdsctpnsqmbtptklprx6ncfpseven7seven" table:formula="of:=COM.MICROSOFT.REDUCE([.A165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4qkmqgrpltkrdsctpnsqmbtptklprx6ncfpseven7seven</text:p>
          </table:table-cell>
          <table:table-cell office:value-type="string" office:string-value="2467" table:formula="of:=COM.MICROSOFT.TEXTJOIN(&quot;&quot;;TRUE;IFERROR(MID([.D165];ROW(INDIRECT(&quot;1:100&quot;));1)+0;&quot;&quot;))" table:number-matrix-columns-spanned="1" table:number-matrix-rows-spanned="1" table:style-name="ce1">
            <text:p>2467</text:p>
          </table:table-cell>
          <table:table-cell office:value-type="float" office:value="27" table:formula="of:=LEFT([.E165];1)*10+RIGHT([.E165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1shxgxdqqqzngnnzeightkhmgrxprb2sixjx</text:p>
          </table:table-cell>
          <table:table-cell office:value-type="string" office:string-value="612" table:formula="of:=COM.MICROSOFT.TEXTJOIN(&quot;&quot;;TRUE;IFERROR(MID([.A166];ROW(INDIRECT(&quot;1:100&quot;));1)+0;&quot;&quot;))" table:number-matrix-columns-spanned="1" table:number-matrix-rows-spanned="1" table:style-name="ce1">
            <text:p>612</text:p>
          </table:table-cell>
          <table:table-cell office:value-type="float" office:value="62" table:formula="of:=LEFT([.B166];1)*10+RIGHT([.B166];1)" table:style-name="ce1">
            <text:p>62</text:p>
          </table:table-cell>
          <table:table-cell office:value-type="string" office:string-value="61shxgxdqqqzngnnzeight8eightkhmgrxprb2six6sixjx" table:formula="of:=COM.MICROSOFT.REDUCE([.A166];[NumberText.$A$1]:[NumberText.$A$9];COM.MICROSOFT.LAMBDA(_xlpm.a;_xlpm.b;SUBSTITUTE(_xlpm.a;_xlpm.b;VLOOKUP(_xlpm.b;[NumberText.$A$1:.$B$9];2;FALSE))))" table:number-matrix-columns-spanned="1" table:number-matrix-rows-spanned="1" table:style-name="ce1">
            <text:p>61shxgxdqqqzngnnzeight8eightkhmgrxprb2six6sixjx</text:p>
          </table:table-cell>
          <table:table-cell office:value-type="string" office:string-value="61826" table:formula="of:=COM.MICROSOFT.TEXTJOIN(&quot;&quot;;TRUE;IFERROR(MID([.D166];ROW(INDIRECT(&quot;1:100&quot;));1)+0;&quot;&quot;))" table:number-matrix-columns-spanned="1" table:number-matrix-rows-spanned="1" table:style-name="ce1">
            <text:p>61826</text:p>
          </table:table-cell>
          <table:table-cell office:value-type="float" office:value="66" table:formula="of:=LEFT([.E166];1)*10+RIGHT([.E166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ightfour3one6seven</text:p>
          </table:table-cell>
          <table:table-cell office:value-type="string" office:string-value="936" table:formula="of:=COM.MICROSOFT.TEXTJOIN(&quot;&quot;;TRUE;IFERROR(MID([.A167];ROW(INDIRECT(&quot;1:100&quot;));1)+0;&quot;&quot;))" table:number-matrix-columns-spanned="1" table:number-matrix-rows-spanned="1" table:style-name="ce1">
            <text:p>936</text:p>
          </table:table-cell>
          <table:table-cell office:value-type="float" office:value="96" table:formula="of:=LEFT([.B167];1)*10+RIGHT([.B167];1)" table:style-name="ce1">
            <text:p>96</text:p>
          </table:table-cell>
          <table:table-cell office:value-type="string" office:string-value="9eight8eightfour4four3one1one6seven7seven" table:formula="of:=COM.MICROSOFT.REDUCE([.A167];[NumberText.$A$1]:[NumberText.$A$9];COM.MICROSOFT.LAMBDA(_xlpm.a;_xlpm.b;SUBSTITUTE(_xlpm.a;_xlpm.b;VLOOKUP(_xlpm.b;[NumberText.$A$1:.$B$9];2;FALSE))))" table:number-matrix-columns-spanned="1" table:number-matrix-rows-spanned="1" table:style-name="ce1">
            <text:p>9eight8eightfour4four3one1one6seven7seven</text:p>
          </table:table-cell>
          <table:table-cell office:value-type="string" office:string-value="9843167" table:formula="of:=COM.MICROSOFT.TEXTJOIN(&quot;&quot;;TRUE;IFERROR(MID([.D167];ROW(INDIRECT(&quot;1:100&quot;));1)+0;&quot;&quot;))" table:number-matrix-columns-spanned="1" table:number-matrix-rows-spanned="1" table:style-name="ce1">
            <text:p>9843167</text:p>
          </table:table-cell>
          <table:table-cell office:value-type="float" office:value="97" table:formula="of:=LEFT([.E167];1)*10+RIGHT([.E167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4sixqjxdjnzmkfflpfmkf</text:p>
          </table:table-cell>
          <table:table-cell office:value-type="string" office:string-value="4" table:formula="of:=COM.MICROSOFT.TEXTJOIN(&quot;&quot;;TRUE;IFERROR(MID([.A16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168];1)*10+RIGHT([.B168];1)" table:style-name="ce1">
            <text:p>44</text:p>
          </table:table-cell>
          <table:table-cell office:value-type="string" office:string-value="eight8eight4six6sixqjxdjnzmkfflpfmkf" table:formula="of:=COM.MICROSOFT.REDUCE([.A16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4six6sixqjxdjnzmkfflpfmkf</text:p>
          </table:table-cell>
          <table:table-cell office:value-type="string" office:string-value="846" table:formula="of:=COM.MICROSOFT.TEXTJOIN(&quot;&quot;;TRUE;IFERROR(MID([.D168];ROW(INDIRECT(&quot;1:100&quot;));1)+0;&quot;&quot;))" table:number-matrix-columns-spanned="1" table:number-matrix-rows-spanned="1" table:style-name="ce1">
            <text:p>846</text:p>
          </table:table-cell>
          <table:table-cell office:value-type="float" office:value="86" table:formula="of:=LEFT([.E168];1)*10+RIGHT([.E168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bfc71</text:p>
          </table:table-cell>
          <table:table-cell office:value-type="string" office:string-value="371" table:formula="of:=COM.MICROSOFT.TEXTJOIN(&quot;&quot;;TRUE;IFERROR(MID([.A169];ROW(INDIRECT(&quot;1:100&quot;));1)+0;&quot;&quot;))" table:number-matrix-columns-spanned="1" table:number-matrix-rows-spanned="1" table:style-name="ce1">
            <text:p>371</text:p>
          </table:table-cell>
          <table:table-cell office:value-type="float" office:value="31" table:formula="of:=LEFT([.B169];1)*10+RIGHT([.B169];1)" table:style-name="ce1">
            <text:p>31</text:p>
          </table:table-cell>
          <table:table-cell office:value-type="string" office:string-value="3bfc71" table:formula="of:=COM.MICROSOFT.REDUCE([.A169];[NumberText.$A$1]:[NumberText.$A$9];COM.MICROSOFT.LAMBDA(_xlpm.a;_xlpm.b;SUBSTITUTE(_xlpm.a;_xlpm.b;VLOOKUP(_xlpm.b;[NumberText.$A$1:.$B$9];2;FALSE))))" table:number-matrix-columns-spanned="1" table:number-matrix-rows-spanned="1" table:style-name="ce1">
            <text:p>3bfc71</text:p>
          </table:table-cell>
          <table:table-cell office:value-type="string" office:string-value="371" table:formula="of:=COM.MICROSOFT.TEXTJOIN(&quot;&quot;;TRUE;IFERROR(MID([.D169];ROW(INDIRECT(&quot;1:100&quot;));1)+0;&quot;&quot;))" table:number-matrix-columns-spanned="1" table:number-matrix-rows-spanned="1" table:style-name="ce1">
            <text:p>371</text:p>
          </table:table-cell>
          <table:table-cell office:value-type="float" office:value="31" table:formula="of:=LEFT([.E169];1)*10+RIGHT([.E169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sevenfivezzmt8cpptl</text:p>
          </table:table-cell>
          <table:table-cell office:value-type="string" office:string-value="148" table:formula="of:=COM.MICROSOFT.TEXTJOIN(&quot;&quot;;TRUE;IFERROR(MID([.A170];ROW(INDIRECT(&quot;1:100&quot;));1)+0;&quot;&quot;))" table:number-matrix-columns-spanned="1" table:number-matrix-rows-spanned="1" table:style-name="ce1">
            <text:p>148</text:p>
          </table:table-cell>
          <table:table-cell office:value-type="float" office:value="18" table:formula="of:=LEFT([.B170];1)*10+RIGHT([.B170];1)" table:style-name="ce1">
            <text:p>18</text:p>
          </table:table-cell>
          <table:table-cell office:value-type="string" office:string-value="14seven7sevenfive5fivezzmt8cpptl" table:formula="of:=COM.MICROSOFT.REDUCE([.A170];[NumberText.$A$1]:[NumberText.$A$9];COM.MICROSOFT.LAMBDA(_xlpm.a;_xlpm.b;SUBSTITUTE(_xlpm.a;_xlpm.b;VLOOKUP(_xlpm.b;[NumberText.$A$1:.$B$9];2;FALSE))))" table:number-matrix-columns-spanned="1" table:number-matrix-rows-spanned="1" table:style-name="ce1">
            <text:p>14seven7sevenfive5fivezzmt8cpptl</text:p>
          </table:table-cell>
          <table:table-cell office:value-type="string" office:string-value="14758" table:formula="of:=COM.MICROSOFT.TEXTJOIN(&quot;&quot;;TRUE;IFERROR(MID([.D170];ROW(INDIRECT(&quot;1:100&quot;));1)+0;&quot;&quot;))" table:number-matrix-columns-spanned="1" table:number-matrix-rows-spanned="1" table:style-name="ce1">
            <text:p>14758</text:p>
          </table:table-cell>
          <table:table-cell office:value-type="float" office:value="18" table:formula="of:=LEFT([.E170];1)*10+RIGHT([.E170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grzdqdndsevenninembzvfive</text:p>
          </table:table-cell>
          <table:table-cell office:value-type="string" office:string-value="1" table:formula="of:=COM.MICROSOFT.TEXTJOIN(&quot;&quot;;TRUE;IFERROR(MID([.A17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171];1)*10+RIGHT([.B171];1)" table:style-name="ce1">
            <text:p>11</text:p>
          </table:table-cell>
          <table:table-cell office:value-type="string" office:string-value="1sgrzdqdndseven7sevennine9ninembzvfive5five" table:formula="of:=COM.MICROSOFT.REDUCE([.A171];[NumberText.$A$1]:[NumberText.$A$9];COM.MICROSOFT.LAMBDA(_xlpm.a;_xlpm.b;SUBSTITUTE(_xlpm.a;_xlpm.b;VLOOKUP(_xlpm.b;[NumberText.$A$1:.$B$9];2;FALSE))))" table:number-matrix-columns-spanned="1" table:number-matrix-rows-spanned="1" table:style-name="ce1">
            <text:p>1sgrzdqdndseven7sevennine9ninembzvfive5five</text:p>
          </table:table-cell>
          <table:table-cell office:value-type="string" office:string-value="1795" table:formula="of:=COM.MICROSOFT.TEXTJOIN(&quot;&quot;;TRUE;IFERROR(MID([.D171];ROW(INDIRECT(&quot;1:100&quot;));1)+0;&quot;&quot;))" table:number-matrix-columns-spanned="1" table:number-matrix-rows-spanned="1" table:style-name="ce1">
            <text:p>1795</text:p>
          </table:table-cell>
          <table:table-cell office:value-type="float" office:value="15" table:formula="of:=LEFT([.E171];1)*10+RIGHT([.E171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xftrbfcqfoneeightrsdxlnp1x2jsgn2</text:p>
          </table:table-cell>
          <table:table-cell office:value-type="string" office:string-value="122" table:formula="of:=COM.MICROSOFT.TEXTJOIN(&quot;&quot;;TRUE;IFERROR(MID([.A172];ROW(INDIRECT(&quot;1:100&quot;));1)+0;&quot;&quot;))" table:number-matrix-columns-spanned="1" table:number-matrix-rows-spanned="1" table:style-name="ce1">
            <text:p>122</text:p>
          </table:table-cell>
          <table:table-cell office:value-type="float" office:value="12" table:formula="of:=LEFT([.B172];1)*10+RIGHT([.B172];1)" table:style-name="ce1">
            <text:p>12</text:p>
          </table:table-cell>
          <table:table-cell office:value-type="string" office:string-value="lxftrbfcqfone1oneeight8eightrsdxlnp1x2jsgn2" table:formula="of:=COM.MICROSOFT.REDUCE([.A172];[NumberText.$A$1]:[NumberText.$A$9];COM.MICROSOFT.LAMBDA(_xlpm.a;_xlpm.b;SUBSTITUTE(_xlpm.a;_xlpm.b;VLOOKUP(_xlpm.b;[NumberText.$A$1:.$B$9];2;FALSE))))" table:number-matrix-columns-spanned="1" table:number-matrix-rows-spanned="1" table:style-name="ce1">
            <text:p>lxftrbfcqfone1oneeight8eightrsdxlnp1x2jsgn2</text:p>
          </table:table-cell>
          <table:table-cell office:value-type="string" office:string-value="18122" table:formula="of:=COM.MICROSOFT.TEXTJOIN(&quot;&quot;;TRUE;IFERROR(MID([.D172];ROW(INDIRECT(&quot;1:100&quot;));1)+0;&quot;&quot;))" table:number-matrix-columns-spanned="1" table:number-matrix-rows-spanned="1" table:style-name="ce1">
            <text:p>18122</text:p>
          </table:table-cell>
          <table:table-cell office:value-type="float" office:value="12" table:formula="of:=LEFT([.E172];1)*10+RIGHT([.E172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lfcjfourmtxbcngpjvkcctvbgkgpvvqpsg1</text:p>
          </table:table-cell>
          <table:table-cell office:value-type="string" office:string-value="1" table:formula="of:=COM.MICROSOFT.TEXTJOIN(&quot;&quot;;TRUE;IFERROR(MID([.A17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173];1)*10+RIGHT([.B173];1)" table:style-name="ce1">
            <text:p>11</text:p>
          </table:table-cell>
          <table:table-cell office:value-type="string" office:string-value="vlfcjfour4fourmtxbcngpjvkcctvbgkgpvvqpsg1" table:formula="of:=COM.MICROSOFT.REDUCE([.A173];[NumberText.$A$1]:[NumberText.$A$9];COM.MICROSOFT.LAMBDA(_xlpm.a;_xlpm.b;SUBSTITUTE(_xlpm.a;_xlpm.b;VLOOKUP(_xlpm.b;[NumberText.$A$1:.$B$9];2;FALSE))))" table:number-matrix-columns-spanned="1" table:number-matrix-rows-spanned="1" table:style-name="ce1">
            <text:p>vlfcjfour4fourmtxbcngpjvkcctvbgkgpvvqpsg1</text:p>
          </table:table-cell>
          <table:table-cell office:value-type="string" office:string-value="41" table:formula="of:=COM.MICROSOFT.TEXTJOIN(&quot;&quot;;TRUE;IFERROR(MID([.D173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E173];1)*10+RIGHT([.E173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6five132seven</text:p>
          </table:table-cell>
          <table:table-cell office:value-type="string" office:string-value="116132" table:formula="of:=COM.MICROSOFT.TEXTJOIN(&quot;&quot;;TRUE;IFERROR(MID([.A174];ROW(INDIRECT(&quot;1:100&quot;));1)+0;&quot;&quot;))" table:number-matrix-columns-spanned="1" table:number-matrix-rows-spanned="1" table:style-name="ce1">
            <text:p>116132</text:p>
          </table:table-cell>
          <table:table-cell office:value-type="float" office:value="12" table:formula="of:=LEFT([.B174];1)*10+RIGHT([.B174];1)" table:style-name="ce1">
            <text:p>12</text:p>
          </table:table-cell>
          <table:table-cell office:value-type="string" office:string-value="116five5five132seven7seven" table:formula="of:=COM.MICROSOFT.REDUCE([.A174];[NumberText.$A$1]:[NumberText.$A$9];COM.MICROSOFT.LAMBDA(_xlpm.a;_xlpm.b;SUBSTITUTE(_xlpm.a;_xlpm.b;VLOOKUP(_xlpm.b;[NumberText.$A$1:.$B$9];2;FALSE))))" table:number-matrix-columns-spanned="1" table:number-matrix-rows-spanned="1" table:style-name="ce1">
            <text:p>116five5five132seven7seven</text:p>
          </table:table-cell>
          <table:table-cell office:value-type="string" office:string-value="11651327" table:formula="of:=COM.MICROSOFT.TEXTJOIN(&quot;&quot;;TRUE;IFERROR(MID([.D174];ROW(INDIRECT(&quot;1:100&quot;));1)+0;&quot;&quot;))" table:number-matrix-columns-spanned="1" table:number-matrix-rows-spanned="1" table:style-name="ce1">
            <text:p>11651327</text:p>
          </table:table-cell>
          <table:table-cell office:value-type="float" office:value="17" table:formula="of:=LEFT([.E174];1)*10+RIGHT([.E174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pvfsfbfzjcdcvh8kbrcz357</text:p>
          </table:table-cell>
          <table:table-cell office:value-type="string" office:string-value="8357" table:formula="of:=COM.MICROSOFT.TEXTJOIN(&quot;&quot;;TRUE;IFERROR(MID([.A175];ROW(INDIRECT(&quot;1:100&quot;));1)+0;&quot;&quot;))" table:number-matrix-columns-spanned="1" table:number-matrix-rows-spanned="1" table:style-name="ce1">
            <text:p>8357</text:p>
          </table:table-cell>
          <table:table-cell office:value-type="float" office:value="87" table:formula="of:=LEFT([.B175];1)*10+RIGHT([.B175];1)" table:style-name="ce1">
            <text:p>87</text:p>
          </table:table-cell>
          <table:table-cell office:value-type="string" office:string-value="eight8eightpvfsfbfzjcdcvh8kbrcz357" table:formula="of:=COM.MICROSOFT.REDUCE([.A175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pvfsfbfzjcdcvh8kbrcz357</text:p>
          </table:table-cell>
          <table:table-cell office:value-type="string" office:string-value="88357" table:formula="of:=COM.MICROSOFT.TEXTJOIN(&quot;&quot;;TRUE;IFERROR(MID([.D175];ROW(INDIRECT(&quot;1:100&quot;));1)+0;&quot;&quot;))" table:number-matrix-columns-spanned="1" table:number-matrix-rows-spanned="1" table:style-name="ce1">
            <text:p>88357</text:p>
          </table:table-cell>
          <table:table-cell office:value-type="float" office:value="87" table:formula="of:=LEFT([.E175];1)*10+RIGHT([.E175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9two</text:p>
          </table:table-cell>
          <table:table-cell office:value-type="string" office:string-value="99" table:formula="of:=COM.MICROSOFT.TEXTJOIN(&quot;&quot;;TRUE;IFERROR(MID([.A176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176];1)*10+RIGHT([.B176];1)" table:style-name="ce1">
            <text:p>99</text:p>
          </table:table-cell>
          <table:table-cell office:value-type="string" office:string-value="99two2two" table:formula="of:=COM.MICROSOFT.REDUCE([.A176];[NumberText.$A$1]:[NumberText.$A$9];COM.MICROSOFT.LAMBDA(_xlpm.a;_xlpm.b;SUBSTITUTE(_xlpm.a;_xlpm.b;VLOOKUP(_xlpm.b;[NumberText.$A$1:.$B$9];2;FALSE))))" table:number-matrix-columns-spanned="1" table:number-matrix-rows-spanned="1" table:style-name="ce1">
            <text:p>99two2two</text:p>
          </table:table-cell>
          <table:table-cell office:value-type="string" office:string-value="992" table:formula="of:=COM.MICROSOFT.TEXTJOIN(&quot;&quot;;TRUE;IFERROR(MID([.D176];ROW(INDIRECT(&quot;1:100&quot;));1)+0;&quot;&quot;))" table:number-matrix-columns-spanned="1" table:number-matrix-rows-spanned="1" table:style-name="ce1">
            <text:p>992</text:p>
          </table:table-cell>
          <table:table-cell office:value-type="float" office:value="92" table:formula="of:=LEFT([.E176];1)*10+RIGHT([.E176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6six</text:p>
          </table:table-cell>
          <table:table-cell office:value-type="string" office:string-value="6" table:formula="of:=COM.MICROSOFT.TEXTJOIN(&quot;&quot;;TRUE;IFERROR(MID([.A17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177];1)*10+RIGHT([.B177];1)" table:style-name="ce1">
            <text:p>66</text:p>
          </table:table-cell>
          <table:table-cell office:value-type="string" office:string-value="four4four6six6six" table:formula="of:=COM.MICROSOFT.REDUCE([.A177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6six6six</text:p>
          </table:table-cell>
          <table:table-cell office:value-type="string" office:string-value="466" table:formula="of:=COM.MICROSOFT.TEXTJOIN(&quot;&quot;;TRUE;IFERROR(MID([.D177];ROW(INDIRECT(&quot;1:100&quot;));1)+0;&quot;&quot;))" table:number-matrix-columns-spanned="1" table:number-matrix-rows-spanned="1" table:style-name="ce1">
            <text:p>466</text:p>
          </table:table-cell>
          <table:table-cell office:value-type="float" office:value="46" table:formula="of:=LEFT([.E177];1)*10+RIGHT([.E177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zzklmnxvfrhd62xmftbrhgsslrlqv</text:p>
          </table:table-cell>
          <table:table-cell office:value-type="string" office:string-value="62" table:formula="of:=COM.MICROSOFT.TEXTJOIN(&quot;&quot;;TRUE;IFERROR(MID([.A178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B178];1)*10+RIGHT([.B178];1)" table:style-name="ce1">
            <text:p>62</text:p>
          </table:table-cell>
          <table:table-cell office:value-type="string" office:string-value="fzzklmnxvfrhd62xmftbrhgsslrlqv" table:formula="of:=COM.MICROSOFT.REDUCE([.A178];[NumberText.$A$1]:[NumberText.$A$9];COM.MICROSOFT.LAMBDA(_xlpm.a;_xlpm.b;SUBSTITUTE(_xlpm.a;_xlpm.b;VLOOKUP(_xlpm.b;[NumberText.$A$1:.$B$9];2;FALSE))))" table:number-matrix-columns-spanned="1" table:number-matrix-rows-spanned="1" table:style-name="ce1">
            <text:p>fzzklmnxvfrhd62xmftbrhgsslrlqv</text:p>
          </table:table-cell>
          <table:table-cell office:value-type="string" office:string-value="62" table:formula="of:=COM.MICROSOFT.TEXTJOIN(&quot;&quot;;TRUE;IFERROR(MID([.D178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E178];1)*10+RIGHT([.E178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ix55zbdlgc</text:p>
          </table:table-cell>
          <table:table-cell office:value-type="string" office:string-value="555" table:formula="of:=COM.MICROSOFT.TEXTJOIN(&quot;&quot;;TRUE;IFERROR(MID([.A179];ROW(INDIRECT(&quot;1:100&quot;));1)+0;&quot;&quot;))" table:number-matrix-columns-spanned="1" table:number-matrix-rows-spanned="1" table:style-name="ce1">
            <text:p>555</text:p>
          </table:table-cell>
          <table:table-cell office:value-type="float" office:value="55" table:formula="of:=LEFT([.B179];1)*10+RIGHT([.B179];1)" table:style-name="ce1">
            <text:p>55</text:p>
          </table:table-cell>
          <table:table-cell office:value-type="string" office:string-value="5six6six55zbdlgc" table:formula="of:=COM.MICROSOFT.REDUCE([.A179];[NumberText.$A$1]:[NumberText.$A$9];COM.MICROSOFT.LAMBDA(_xlpm.a;_xlpm.b;SUBSTITUTE(_xlpm.a;_xlpm.b;VLOOKUP(_xlpm.b;[NumberText.$A$1:.$B$9];2;FALSE))))" table:number-matrix-columns-spanned="1" table:number-matrix-rows-spanned="1" table:style-name="ce1">
            <text:p>5six6six55zbdlgc</text:p>
          </table:table-cell>
          <table:table-cell office:value-type="string" office:string-value="5655" table:formula="of:=COM.MICROSOFT.TEXTJOIN(&quot;&quot;;TRUE;IFERROR(MID([.D179];ROW(INDIRECT(&quot;1:100&quot;));1)+0;&quot;&quot;))" table:number-matrix-columns-spanned="1" table:number-matrix-rows-spanned="1" table:style-name="ce1">
            <text:p>5655</text:p>
          </table:table-cell>
          <table:table-cell office:value-type="float" office:value="55" table:formula="of:=LEFT([.E179];1)*10+RIGHT([.E179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2nineone8qcglr1</text:p>
          </table:table-cell>
          <table:table-cell office:value-type="string" office:string-value="6281" table:formula="of:=COM.MICROSOFT.TEXTJOIN(&quot;&quot;;TRUE;IFERROR(MID([.A180];ROW(INDIRECT(&quot;1:100&quot;));1)+0;&quot;&quot;))" table:number-matrix-columns-spanned="1" table:number-matrix-rows-spanned="1" table:style-name="ce1">
            <text:p>6281</text:p>
          </table:table-cell>
          <table:table-cell office:value-type="float" office:value="61" table:formula="of:=LEFT([.B180];1)*10+RIGHT([.B180];1)" table:style-name="ce1">
            <text:p>61</text:p>
          </table:table-cell>
          <table:table-cell office:value-type="string" office:string-value="62nine9nineone1one8qcglr1" table:formula="of:=COM.MICROSOFT.REDUCE([.A180];[NumberText.$A$1]:[NumberText.$A$9];COM.MICROSOFT.LAMBDA(_xlpm.a;_xlpm.b;SUBSTITUTE(_xlpm.a;_xlpm.b;VLOOKUP(_xlpm.b;[NumberText.$A$1:.$B$9];2;FALSE))))" table:number-matrix-columns-spanned="1" table:number-matrix-rows-spanned="1" table:style-name="ce1">
            <text:p>62nine9nineone1one8qcglr1</text:p>
          </table:table-cell>
          <table:table-cell office:value-type="string" office:string-value="629181" table:formula="of:=COM.MICROSOFT.TEXTJOIN(&quot;&quot;;TRUE;IFERROR(MID([.D180];ROW(INDIRECT(&quot;1:100&quot;));1)+0;&quot;&quot;))" table:number-matrix-columns-spanned="1" table:number-matrix-rows-spanned="1" table:style-name="ce1">
            <text:p>629181</text:p>
          </table:table-cell>
          <table:table-cell office:value-type="float" office:value="61" table:formula="of:=LEFT([.E180];1)*10+RIGHT([.E180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dddseven55fourlpqzbgzfive5</text:p>
          </table:table-cell>
          <table:table-cell office:value-type="string" office:string-value="555" table:formula="of:=COM.MICROSOFT.TEXTJOIN(&quot;&quot;;TRUE;IFERROR(MID([.A181];ROW(INDIRECT(&quot;1:100&quot;));1)+0;&quot;&quot;))" table:number-matrix-columns-spanned="1" table:number-matrix-rows-spanned="1" table:style-name="ce1">
            <text:p>555</text:p>
          </table:table-cell>
          <table:table-cell office:value-type="float" office:value="55" table:formula="of:=LEFT([.B181];1)*10+RIGHT([.B181];1)" table:style-name="ce1">
            <text:p>55</text:p>
          </table:table-cell>
          <table:table-cell office:value-type="string" office:string-value="sddddseven7seven55four4fourlpqzbgzfive5five5" table:formula="of:=COM.MICROSOFT.REDUCE([.A181];[NumberText.$A$1]:[NumberText.$A$9];COM.MICROSOFT.LAMBDA(_xlpm.a;_xlpm.b;SUBSTITUTE(_xlpm.a;_xlpm.b;VLOOKUP(_xlpm.b;[NumberText.$A$1:.$B$9];2;FALSE))))" table:number-matrix-columns-spanned="1" table:number-matrix-rows-spanned="1" table:style-name="ce1">
            <text:p>sddddseven7seven55four4fourlpqzbgzfive5five5</text:p>
          </table:table-cell>
          <table:table-cell office:value-type="string" office:string-value="755455" table:formula="of:=COM.MICROSOFT.TEXTJOIN(&quot;&quot;;TRUE;IFERROR(MID([.D181];ROW(INDIRECT(&quot;1:100&quot;));1)+0;&quot;&quot;))" table:number-matrix-columns-spanned="1" table:number-matrix-rows-spanned="1" table:style-name="ce1">
            <text:p>755455</text:p>
          </table:table-cell>
          <table:table-cell office:value-type="float" office:value="75" table:formula="of:=LEFT([.E181];1)*10+RIGHT([.E181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eight17</text:p>
          </table:table-cell>
          <table:table-cell office:value-type="string" office:string-value="17" table:formula="of:=COM.MICROSOFT.TEXTJOIN(&quot;&quot;;TRUE;IFERROR(MID([.A182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B182];1)*10+RIGHT([.B182];1)" table:style-name="ce1">
            <text:p>17</text:p>
          </table:table-cell>
          <table:table-cell office:value-type="string" office:string-value="eight8eighteight8eight17" table:formula="of:=COM.MICROSOFT.REDUCE([.A182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eight8eight17</text:p>
          </table:table-cell>
          <table:table-cell office:value-type="string" office:string-value="8817" table:formula="of:=COM.MICROSOFT.TEXTJOIN(&quot;&quot;;TRUE;IFERROR(MID([.D182];ROW(INDIRECT(&quot;1:100&quot;));1)+0;&quot;&quot;))" table:number-matrix-columns-spanned="1" table:number-matrix-rows-spanned="1" table:style-name="ce1">
            <text:p>8817</text:p>
          </table:table-cell>
          <table:table-cell office:value-type="float" office:value="87" table:formula="of:=LEFT([.E182];1)*10+RIGHT([.E182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98</text:p>
          </table:table-cell>
          <table:table-cell office:value-type="string" office:string-value="98" table:formula="of:=COM.MICROSOFT.TEXTJOIN(&quot;&quot;;TRUE;IFERROR(MID([.A183];ROW(INDIRECT(&quot;1:100&quot;));1)+0;&quot;&quot;))" table:number-matrix-columns-spanned="1" table:number-matrix-rows-spanned="1" table:style-name="ce1">
            <text:p>98</text:p>
          </table:table-cell>
          <table:table-cell office:value-type="float" office:value="98" table:formula="of:=LEFT([.B183];1)*10+RIGHT([.B183];1)" table:style-name="ce1">
            <text:p>98</text:p>
          </table:table-cell>
          <table:table-cell office:value-type="string" office:string-value="nine9nine98" table:formula="of:=COM.MICROSOFT.REDUCE([.A18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98</text:p>
          </table:table-cell>
          <table:table-cell office:value-type="string" office:string-value="998" table:formula="of:=COM.MICROSOFT.TEXTJOIN(&quot;&quot;;TRUE;IFERROR(MID([.D183];ROW(INDIRECT(&quot;1:100&quot;));1)+0;&quot;&quot;))" table:number-matrix-columns-spanned="1" table:number-matrix-rows-spanned="1" table:style-name="ce1">
            <text:p>998</text:p>
          </table:table-cell>
          <table:table-cell office:value-type="float" office:value="98" table:formula="of:=LEFT([.E183];1)*10+RIGHT([.E183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9qqxgfpjfkeight81nine2</text:p>
          </table:table-cell>
          <table:table-cell office:value-type="string" office:string-value="9812" table:formula="of:=COM.MICROSOFT.TEXTJOIN(&quot;&quot;;TRUE;IFERROR(MID([.A184];ROW(INDIRECT(&quot;1:100&quot;));1)+0;&quot;&quot;))" table:number-matrix-columns-spanned="1" table:number-matrix-rows-spanned="1" table:style-name="ce1">
            <text:p>9812</text:p>
          </table:table-cell>
          <table:table-cell office:value-type="float" office:value="92" table:formula="of:=LEFT([.B184];1)*10+RIGHT([.B184];1)" table:style-name="ce1">
            <text:p>92</text:p>
          </table:table-cell>
          <table:table-cell office:value-type="string" office:string-value="three3three9qqxgfpjfkeight8eight81nine9nine2" table:formula="of:=COM.MICROSOFT.REDUCE([.A184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9qqxgfpjfkeight8eight81nine9nine2</text:p>
          </table:table-cell>
          <table:table-cell office:value-type="string" office:string-value="3988192" table:formula="of:=COM.MICROSOFT.TEXTJOIN(&quot;&quot;;TRUE;IFERROR(MID([.D184];ROW(INDIRECT(&quot;1:100&quot;));1)+0;&quot;&quot;))" table:number-matrix-columns-spanned="1" table:number-matrix-rows-spanned="1" table:style-name="ce1">
            <text:p>3988192</text:p>
          </table:table-cell>
          <table:table-cell office:value-type="float" office:value="32" table:formula="of:=LEFT([.E184];1)*10+RIGHT([.E184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twosevenvkzzhrpgninecqvf9</text:p>
          </table:table-cell>
          <table:table-cell office:value-type="string" office:string-value="9" table:formula="of:=COM.MICROSOFT.TEXTJOIN(&quot;&quot;;TRUE;IFERROR(MID([.A18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185];1)*10+RIGHT([.B185];1)" table:style-name="ce1">
            <text:p>99</text:p>
          </table:table-cell>
          <table:table-cell office:value-type="string" office:string-value="two2twotwo2twoseven7sevenvkzzhrpgnine9ninecqvf9" table:formula="of:=COM.MICROSOFT.REDUCE([.A185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two2twoseven7sevenvkzzhrpgnine9ninecqvf9</text:p>
          </table:table-cell>
          <table:table-cell office:value-type="string" office:string-value="22799" table:formula="of:=COM.MICROSOFT.TEXTJOIN(&quot;&quot;;TRUE;IFERROR(MID([.D185];ROW(INDIRECT(&quot;1:100&quot;));1)+0;&quot;&quot;))" table:number-matrix-columns-spanned="1" table:number-matrix-rows-spanned="1" table:style-name="ce1">
            <text:p>22799</text:p>
          </table:table-cell>
          <table:table-cell office:value-type="float" office:value="29" table:formula="of:=LEFT([.E185];1)*10+RIGHT([.E185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khf5onexsrtwo</text:p>
          </table:table-cell>
          <table:table-cell office:value-type="string" office:string-value="5" table:formula="of:=COM.MICROSOFT.TEXTJOIN(&quot;&quot;;TRUE;IFERROR(MID([.A18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86];1)*10+RIGHT([.B186];1)" table:style-name="ce1">
            <text:p>55</text:p>
          </table:table-cell>
          <table:table-cell office:value-type="string" office:string-value="lkhf5one1onexsrtwo2two" table:formula="of:=COM.MICROSOFT.REDUCE([.A186];[NumberText.$A$1]:[NumberText.$A$9];COM.MICROSOFT.LAMBDA(_xlpm.a;_xlpm.b;SUBSTITUTE(_xlpm.a;_xlpm.b;VLOOKUP(_xlpm.b;[NumberText.$A$1:.$B$9];2;FALSE))))" table:number-matrix-columns-spanned="1" table:number-matrix-rows-spanned="1" table:style-name="ce1">
            <text:p>lkhf5one1onexsrtwo2two</text:p>
          </table:table-cell>
          <table:table-cell office:value-type="string" office:string-value="512" table:formula="of:=COM.MICROSOFT.TEXTJOIN(&quot;&quot;;TRUE;IFERROR(MID([.D186];ROW(INDIRECT(&quot;1:100&quot;));1)+0;&quot;&quot;))" table:number-matrix-columns-spanned="1" table:number-matrix-rows-spanned="1" table:style-name="ce1">
            <text:p>512</text:p>
          </table:table-cell>
          <table:table-cell office:value-type="float" office:value="52" table:formula="of:=LEFT([.E186];1)*10+RIGHT([.E186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hfzvnzrd</text:p>
          </table:table-cell>
          <table:table-cell office:value-type="string" office:string-value="8" table:formula="of:=COM.MICROSOFT.TEXTJOIN(&quot;&quot;;TRUE;IFERROR(MID([.A18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187];1)*10+RIGHT([.B187];1)" table:style-name="ce1">
            <text:p>88</text:p>
          </table:table-cell>
          <table:table-cell office:value-type="string" office:string-value="8hfzvnzrd" table:formula="of:=COM.MICROSOFT.REDUCE([.A187];[NumberText.$A$1]:[NumberText.$A$9];COM.MICROSOFT.LAMBDA(_xlpm.a;_xlpm.b;SUBSTITUTE(_xlpm.a;_xlpm.b;VLOOKUP(_xlpm.b;[NumberText.$A$1:.$B$9];2;FALSE))))" table:number-matrix-columns-spanned="1" table:number-matrix-rows-spanned="1" table:style-name="ce1">
            <text:p>8hfzvnzrd</text:p>
          </table:table-cell>
          <table:table-cell office:value-type="string" office:string-value="8" table:formula="of:=COM.MICROSOFT.TEXTJOIN(&quot;&quot;;TRUE;IFERROR(MID([.D18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E187];1)*10+RIGHT([.E187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threeninethreeseven</text:p>
          </table:table-cell>
          <table:table-cell office:value-type="string" office:string-value="9" table:formula="of:=COM.MICROSOFT.TEXTJOIN(&quot;&quot;;TRUE;IFERROR(MID([.A18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188];1)*10+RIGHT([.B188];1)" table:style-name="ce1">
            <text:p>99</text:p>
          </table:table-cell>
          <table:table-cell office:value-type="string" office:string-value="9three3threenine9ninethree3threeseven7seven" table:formula="of:=COM.MICROSOFT.REDUCE([.A188];[NumberText.$A$1]:[NumberText.$A$9];COM.MICROSOFT.LAMBDA(_xlpm.a;_xlpm.b;SUBSTITUTE(_xlpm.a;_xlpm.b;VLOOKUP(_xlpm.b;[NumberText.$A$1:.$B$9];2;FALSE))))" table:number-matrix-columns-spanned="1" table:number-matrix-rows-spanned="1" table:style-name="ce1">
            <text:p>9three3threenine9ninethree3threeseven7seven</text:p>
          </table:table-cell>
          <table:table-cell office:value-type="string" office:string-value="93937" table:formula="of:=COM.MICROSOFT.TEXTJOIN(&quot;&quot;;TRUE;IFERROR(MID([.D188];ROW(INDIRECT(&quot;1:100&quot;));1)+0;&quot;&quot;))" table:number-matrix-columns-spanned="1" table:number-matrix-rows-spanned="1" table:style-name="ce1">
            <text:p>93937</text:p>
          </table:table-cell>
          <table:table-cell office:value-type="float" office:value="97" table:formula="of:=LEFT([.E188];1)*10+RIGHT([.E188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dpgjzsixxs4cg5jlvzcsbd</text:p>
          </table:table-cell>
          <table:table-cell office:value-type="string" office:string-value="45" table:formula="of:=COM.MICROSOFT.TEXTJOIN(&quot;&quot;;TRUE;IFERROR(MID([.A189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189];1)*10+RIGHT([.B189];1)" table:style-name="ce1">
            <text:p>45</text:p>
          </table:table-cell>
          <table:table-cell office:value-type="string" office:string-value="one1onedpgjzsix6sixxs4cg5jlvzcsbd" table:formula="of:=COM.MICROSOFT.REDUCE([.A189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dpgjzsix6sixxs4cg5jlvzcsbd</text:p>
          </table:table-cell>
          <table:table-cell office:value-type="string" office:string-value="1645" table:formula="of:=COM.MICROSOFT.TEXTJOIN(&quot;&quot;;TRUE;IFERROR(MID([.D189];ROW(INDIRECT(&quot;1:100&quot;));1)+0;&quot;&quot;))" table:number-matrix-columns-spanned="1" table:number-matrix-rows-spanned="1" table:style-name="ce1">
            <text:p>1645</text:p>
          </table:table-cell>
          <table:table-cell office:value-type="float" office:value="15" table:formula="of:=LEFT([.E189];1)*10+RIGHT([.E189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mfive97</text:p>
          </table:table-cell>
          <table:table-cell office:value-type="string" office:string-value="97" table:formula="of:=COM.MICROSOFT.TEXTJOIN(&quot;&quot;;TRUE;IFERROR(MID([.A190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B190];1)*10+RIGHT([.B190];1)" table:style-name="ce1">
            <text:p>97</text:p>
          </table:table-cell>
          <table:table-cell office:value-type="string" office:string-value="fgmfive5five97" table:formula="of:=COM.MICROSOFT.REDUCE([.A190];[NumberText.$A$1]:[NumberText.$A$9];COM.MICROSOFT.LAMBDA(_xlpm.a;_xlpm.b;SUBSTITUTE(_xlpm.a;_xlpm.b;VLOOKUP(_xlpm.b;[NumberText.$A$1:.$B$9];2;FALSE))))" table:number-matrix-columns-spanned="1" table:number-matrix-rows-spanned="1" table:style-name="ce1">
            <text:p>fgmfive5five97</text:p>
          </table:table-cell>
          <table:table-cell office:value-type="string" office:string-value="597" table:formula="of:=COM.MICROSOFT.TEXTJOIN(&quot;&quot;;TRUE;IFERROR(MID([.D190];ROW(INDIRECT(&quot;1:100&quot;));1)+0;&quot;&quot;))" table:number-matrix-columns-spanned="1" table:number-matrix-rows-spanned="1" table:style-name="ce1">
            <text:p>597</text:p>
          </table:table-cell>
          <table:table-cell office:value-type="float" office:value="57" table:formula="of:=LEFT([.E190];1)*10+RIGHT([.E190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fivefourckthree</text:p>
          </table:table-cell>
          <table:table-cell office:value-type="string" office:string-value="4" table:formula="of:=COM.MICROSOFT.TEXTJOIN(&quot;&quot;;TRUE;IFERROR(MID([.A19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191];1)*10+RIGHT([.B191];1)" table:style-name="ce1">
            <text:p>44</text:p>
          </table:table-cell>
          <table:table-cell office:value-type="string" office:string-value="4five5fivefour4fourckthree3three" table:formula="of:=COM.MICROSOFT.REDUCE([.A191];[NumberText.$A$1]:[NumberText.$A$9];COM.MICROSOFT.LAMBDA(_xlpm.a;_xlpm.b;SUBSTITUTE(_xlpm.a;_xlpm.b;VLOOKUP(_xlpm.b;[NumberText.$A$1:.$B$9];2;FALSE))))" table:number-matrix-columns-spanned="1" table:number-matrix-rows-spanned="1" table:style-name="ce1">
            <text:p>4five5fivefour4fourckthree3three</text:p>
          </table:table-cell>
          <table:table-cell office:value-type="string" office:string-value="4543" table:formula="of:=COM.MICROSOFT.TEXTJOIN(&quot;&quot;;TRUE;IFERROR(MID([.D191];ROW(INDIRECT(&quot;1:100&quot;));1)+0;&quot;&quot;))" table:number-matrix-columns-spanned="1" table:number-matrix-rows-spanned="1" table:style-name="ce1">
            <text:p>4543</text:p>
          </table:table-cell>
          <table:table-cell office:value-type="float" office:value="43" table:formula="of:=LEFT([.E191];1)*10+RIGHT([.E191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1fivefour</text:p>
          </table:table-cell>
          <table:table-cell office:value-type="string" office:string-value="1" table:formula="of:=COM.MICROSOFT.TEXTJOIN(&quot;&quot;;TRUE;IFERROR(MID([.A192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192];1)*10+RIGHT([.B192];1)" table:style-name="ce1">
            <text:p>11</text:p>
          </table:table-cell>
          <table:table-cell office:value-type="string" office:string-value="nine9nine1five5fivefour4four" table:formula="of:=COM.MICROSOFT.REDUCE([.A192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1five5fivefour4four</text:p>
          </table:table-cell>
          <table:table-cell office:value-type="string" office:string-value="9154" table:formula="of:=COM.MICROSOFT.TEXTJOIN(&quot;&quot;;TRUE;IFERROR(MID([.D192];ROW(INDIRECT(&quot;1:100&quot;));1)+0;&quot;&quot;))" table:number-matrix-columns-spanned="1" table:number-matrix-rows-spanned="1" table:style-name="ce1">
            <text:p>9154</text:p>
          </table:table-cell>
          <table:table-cell office:value-type="float" office:value="94" table:formula="of:=LEFT([.E192];1)*10+RIGHT([.E192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qlchtvd</text:p>
          </table:table-cell>
          <table:table-cell office:value-type="string" office:string-value="7" table:formula="of:=COM.MICROSOFT.TEXTJOIN(&quot;&quot;;TRUE;IFERROR(MID([.A19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193];1)*10+RIGHT([.B193];1)" table:style-name="ce1">
            <text:p>77</text:p>
          </table:table-cell>
          <table:table-cell office:value-type="string" office:string-value="7qlchtvd" table:formula="of:=COM.MICROSOFT.REDUCE([.A193];[NumberText.$A$1]:[NumberText.$A$9];COM.MICROSOFT.LAMBDA(_xlpm.a;_xlpm.b;SUBSTITUTE(_xlpm.a;_xlpm.b;VLOOKUP(_xlpm.b;[NumberText.$A$1:.$B$9];2;FALSE))))" table:number-matrix-columns-spanned="1" table:number-matrix-rows-spanned="1" table:style-name="ce1">
            <text:p>7qlchtvd</text:p>
          </table:table-cell>
          <table:table-cell office:value-type="string" office:string-value="7" table:formula="of:=COM.MICROSOFT.TEXTJOIN(&quot;&quot;;TRUE;IFERROR(MID([.D19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193];1)*10+RIGHT([.E193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mtmtnxdpsvfour4621four6</text:p>
          </table:table-cell>
          <table:table-cell office:value-type="string" office:string-value="46216" table:formula="of:=COM.MICROSOFT.TEXTJOIN(&quot;&quot;;TRUE;IFERROR(MID([.A194];ROW(INDIRECT(&quot;1:100&quot;));1)+0;&quot;&quot;))" table:number-matrix-columns-spanned="1" table:number-matrix-rows-spanned="1" table:style-name="ce1">
            <text:p>46216</text:p>
          </table:table-cell>
          <table:table-cell office:value-type="float" office:value="46" table:formula="of:=LEFT([.B194];1)*10+RIGHT([.B194];1)" table:style-name="ce1">
            <text:p>46</text:p>
          </table:table-cell>
          <table:table-cell office:value-type="string" office:string-value="tmtmtnxdpsvfour4four4621four4four6" table:formula="of:=COM.MICROSOFT.REDUCE([.A194];[NumberText.$A$1]:[NumberText.$A$9];COM.MICROSOFT.LAMBDA(_xlpm.a;_xlpm.b;SUBSTITUTE(_xlpm.a;_xlpm.b;VLOOKUP(_xlpm.b;[NumberText.$A$1:.$B$9];2;FALSE))))" table:number-matrix-columns-spanned="1" table:number-matrix-rows-spanned="1" table:style-name="ce1">
            <text:p>tmtmtnxdpsvfour4four4621four4four6</text:p>
          </table:table-cell>
          <table:table-cell office:value-type="string" office:string-value="4462146" table:formula="of:=COM.MICROSOFT.TEXTJOIN(&quot;&quot;;TRUE;IFERROR(MID([.D194];ROW(INDIRECT(&quot;1:100&quot;));1)+0;&quot;&quot;))" table:number-matrix-columns-spanned="1" table:number-matrix-rows-spanned="1" table:style-name="ce1">
            <text:p>4462146</text:p>
          </table:table-cell>
          <table:table-cell office:value-type="float" office:value="46" table:formula="of:=LEFT([.E194];1)*10+RIGHT([.E194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qfvzh7seven</text:p>
          </table:table-cell>
          <table:table-cell office:value-type="string" office:string-value="57" table:formula="of:=COM.MICROSOFT.TEXTJOIN(&quot;&quot;;TRUE;IFERROR(MID([.A195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B195];1)*10+RIGHT([.B195];1)" table:style-name="ce1">
            <text:p>57</text:p>
          </table:table-cell>
          <table:table-cell office:value-type="string" office:string-value="5qfvzh7seven7seven" table:formula="of:=COM.MICROSOFT.REDUCE([.A195];[NumberText.$A$1]:[NumberText.$A$9];COM.MICROSOFT.LAMBDA(_xlpm.a;_xlpm.b;SUBSTITUTE(_xlpm.a;_xlpm.b;VLOOKUP(_xlpm.b;[NumberText.$A$1:.$B$9];2;FALSE))))" table:number-matrix-columns-spanned="1" table:number-matrix-rows-spanned="1" table:style-name="ce1">
            <text:p>5qfvzh7seven7seven</text:p>
          </table:table-cell>
          <table:table-cell office:value-type="string" office:string-value="577" table:formula="of:=COM.MICROSOFT.TEXTJOIN(&quot;&quot;;TRUE;IFERROR(MID([.D195];ROW(INDIRECT(&quot;1:100&quot;));1)+0;&quot;&quot;))" table:number-matrix-columns-spanned="1" table:number-matrix-rows-spanned="1" table:style-name="ce1">
            <text:p>577</text:p>
          </table:table-cell>
          <table:table-cell office:value-type="float" office:value="57" table:formula="of:=LEFT([.E195];1)*10+RIGHT([.E195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fivebqnpzbg8three</text:p>
          </table:table-cell>
          <table:table-cell office:value-type="string" office:string-value="8" table:formula="of:=COM.MICROSOFT.TEXTJOIN(&quot;&quot;;TRUE;IFERROR(MID([.A196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196];1)*10+RIGHT([.B196];1)" table:style-name="ce1">
            <text:p>88</text:p>
          </table:table-cell>
          <table:table-cell office:value-type="string" office:string-value="four4fourfive5fivebqnpzbg8three3three" table:formula="of:=COM.MICROSOFT.REDUCE([.A196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five5fivebqnpzbg8three3three</text:p>
          </table:table-cell>
          <table:table-cell office:value-type="string" office:string-value="4583" table:formula="of:=COM.MICROSOFT.TEXTJOIN(&quot;&quot;;TRUE;IFERROR(MID([.D196];ROW(INDIRECT(&quot;1:100&quot;));1)+0;&quot;&quot;))" table:number-matrix-columns-spanned="1" table:number-matrix-rows-spanned="1" table:style-name="ce1">
            <text:p>4583</text:p>
          </table:table-cell>
          <table:table-cell office:value-type="float" office:value="43" table:formula="of:=LEFT([.E196];1)*10+RIGHT([.E196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4kd9four5seven8three</text:p>
          </table:table-cell>
          <table:table-cell office:value-type="string" office:string-value="34958" table:formula="of:=COM.MICROSOFT.TEXTJOIN(&quot;&quot;;TRUE;IFERROR(MID([.A197];ROW(INDIRECT(&quot;1:100&quot;));1)+0;&quot;&quot;))" table:number-matrix-columns-spanned="1" table:number-matrix-rows-spanned="1" table:style-name="ce1">
            <text:p>34958</text:p>
          </table:table-cell>
          <table:table-cell office:value-type="float" office:value="38" table:formula="of:=LEFT([.B197];1)*10+RIGHT([.B197];1)" table:style-name="ce1">
            <text:p>38</text:p>
          </table:table-cell>
          <table:table-cell office:value-type="string" office:string-value="34kd9four4four5seven7seven8three3three" table:formula="of:=COM.MICROSOFT.REDUCE([.A197];[NumberText.$A$1]:[NumberText.$A$9];COM.MICROSOFT.LAMBDA(_xlpm.a;_xlpm.b;SUBSTITUTE(_xlpm.a;_xlpm.b;VLOOKUP(_xlpm.b;[NumberText.$A$1:.$B$9];2;FALSE))))" table:number-matrix-columns-spanned="1" table:number-matrix-rows-spanned="1" table:style-name="ce1">
            <text:p>34kd9four4four5seven7seven8three3three</text:p>
          </table:table-cell>
          <table:table-cell office:value-type="string" office:string-value="34945783" table:formula="of:=COM.MICROSOFT.TEXTJOIN(&quot;&quot;;TRUE;IFERROR(MID([.D197];ROW(INDIRECT(&quot;1:100&quot;));1)+0;&quot;&quot;))" table:number-matrix-columns-spanned="1" table:number-matrix-rows-spanned="1" table:style-name="ce1">
            <text:p>34945783</text:p>
          </table:table-cell>
          <table:table-cell office:value-type="float" office:value="33" table:formula="of:=LEFT([.E197];1)*10+RIGHT([.E197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qcxzmnkdt5twojdggp</text:p>
          </table:table-cell>
          <table:table-cell office:value-type="string" office:string-value="5" table:formula="of:=COM.MICROSOFT.TEXTJOIN(&quot;&quot;;TRUE;IFERROR(MID([.A19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198];1)*10+RIGHT([.B198];1)" table:style-name="ce1">
            <text:p>55</text:p>
          </table:table-cell>
          <table:table-cell office:value-type="string" office:string-value="kcqcxzmnkdt5two2twojdggp" table:formula="of:=COM.MICROSOFT.REDUCE([.A198];[NumberText.$A$1]:[NumberText.$A$9];COM.MICROSOFT.LAMBDA(_xlpm.a;_xlpm.b;SUBSTITUTE(_xlpm.a;_xlpm.b;VLOOKUP(_xlpm.b;[NumberText.$A$1:.$B$9];2;FALSE))))" table:number-matrix-columns-spanned="1" table:number-matrix-rows-spanned="1" table:style-name="ce1">
            <text:p>kcqcxzmnkdt5two2twojdggp</text:p>
          </table:table-cell>
          <table:table-cell office:value-type="string" office:string-value="52" table:formula="of:=COM.MICROSOFT.TEXTJOIN(&quot;&quot;;TRUE;IFERROR(MID([.D198];ROW(INDIRECT(&quot;1:100&quot;));1)+0;&quot;&quot;))" table:number-matrix-columns-spanned="1" table:number-matrix-rows-spanned="1" table:style-name="ce1">
            <text:p>52</text:p>
          </table:table-cell>
          <table:table-cell office:value-type="float" office:value="52" table:formula="of:=LEFT([.E198];1)*10+RIGHT([.E198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lvbfdpzjsdthreeldvkcbqrspktwo</text:p>
          </table:table-cell>
          <table:table-cell office:value-type="string" office:string-value="4" table:formula="of:=COM.MICROSOFT.TEXTJOIN(&quot;&quot;;TRUE;IFERROR(MID([.A199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199];1)*10+RIGHT([.B199];1)" table:style-name="ce1">
            <text:p>44</text:p>
          </table:table-cell>
          <table:table-cell office:value-type="string" office:string-value="4lvbfdpzjsdthree3threeldvkcbqrspktwo2two" table:formula="of:=COM.MICROSOFT.REDUCE([.A199];[NumberText.$A$1]:[NumberText.$A$9];COM.MICROSOFT.LAMBDA(_xlpm.a;_xlpm.b;SUBSTITUTE(_xlpm.a;_xlpm.b;VLOOKUP(_xlpm.b;[NumberText.$A$1:.$B$9];2;FALSE))))" table:number-matrix-columns-spanned="1" table:number-matrix-rows-spanned="1" table:style-name="ce1">
            <text:p>4lvbfdpzjsdthree3threeldvkcbqrspktwo2two</text:p>
          </table:table-cell>
          <table:table-cell office:value-type="string" office:string-value="432" table:formula="of:=COM.MICROSOFT.TEXTJOIN(&quot;&quot;;TRUE;IFERROR(MID([.D199];ROW(INDIRECT(&quot;1:100&quot;));1)+0;&quot;&quot;))" table:number-matrix-columns-spanned="1" table:number-matrix-rows-spanned="1" table:style-name="ce1">
            <text:p>432</text:p>
          </table:table-cell>
          <table:table-cell office:value-type="float" office:value="42" table:formula="of:=LEFT([.E199];1)*10+RIGHT([.E199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nine93foursixnine5</text:p>
          </table:table-cell>
          <table:table-cell office:value-type="string" office:string-value="2935" table:formula="of:=COM.MICROSOFT.TEXTJOIN(&quot;&quot;;TRUE;IFERROR(MID([.A200];ROW(INDIRECT(&quot;1:100&quot;));1)+0;&quot;&quot;))" table:number-matrix-columns-spanned="1" table:number-matrix-rows-spanned="1" table:style-name="ce1">
            <text:p>2935</text:p>
          </table:table-cell>
          <table:table-cell office:value-type="float" office:value="25" table:formula="of:=LEFT([.B200];1)*10+RIGHT([.B200];1)" table:style-name="ce1">
            <text:p>25</text:p>
          </table:table-cell>
          <table:table-cell office:value-type="string" office:string-value="2nine9nine93four4foursix6sixnine9nine5" table:formula="of:=COM.MICROSOFT.REDUCE([.A200];[NumberText.$A$1]:[NumberText.$A$9];COM.MICROSOFT.LAMBDA(_xlpm.a;_xlpm.b;SUBSTITUTE(_xlpm.a;_xlpm.b;VLOOKUP(_xlpm.b;[NumberText.$A$1:.$B$9];2;FALSE))))" table:number-matrix-columns-spanned="1" table:number-matrix-rows-spanned="1" table:style-name="ce1">
            <text:p>2nine9nine93four4foursix6sixnine9nine5</text:p>
          </table:table-cell>
          <table:table-cell office:value-type="string" office:string-value="29934695" table:formula="of:=COM.MICROSOFT.TEXTJOIN(&quot;&quot;;TRUE;IFERROR(MID([.D200];ROW(INDIRECT(&quot;1:100&quot;));1)+0;&quot;&quot;))" table:number-matrix-columns-spanned="1" table:number-matrix-rows-spanned="1" table:style-name="ce1">
            <text:p>29934695</text:p>
          </table:table-cell>
          <table:table-cell office:value-type="float" office:value="25" table:formula="of:=LEFT([.E200];1)*10+RIGHT([.E200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bpjgmxltwojlpbnsvqhsjfcjcfvcrjqppdb5seven</text:p>
          </table:table-cell>
          <table:table-cell office:value-type="string" office:string-value="85" table:formula="of:=COM.MICROSOFT.TEXTJOIN(&quot;&quot;;TRUE;IFERROR(MID([.A201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B201];1)*10+RIGHT([.B201];1)" table:style-name="ce1">
            <text:p>85</text:p>
          </table:table-cell>
          <table:table-cell office:value-type="string" office:string-value="8tbpjgmxltwo2twojlpbnsvqhsjfcjcfvcrjqppdb5seven7seven" table:formula="of:=COM.MICROSOFT.REDUCE([.A201];[NumberText.$A$1]:[NumberText.$A$9];COM.MICROSOFT.LAMBDA(_xlpm.a;_xlpm.b;SUBSTITUTE(_xlpm.a;_xlpm.b;VLOOKUP(_xlpm.b;[NumberText.$A$1:.$B$9];2;FALSE))))" table:number-matrix-columns-spanned="1" table:number-matrix-rows-spanned="1" table:style-name="ce1">
            <text:p>8tbpjgmxltwo2twojlpbnsvqhsjfcjcfvcrjqppdb5seven7seven</text:p>
          </table:table-cell>
          <table:table-cell office:value-type="string" office:string-value="8257" table:formula="of:=COM.MICROSOFT.TEXTJOIN(&quot;&quot;;TRUE;IFERROR(MID([.D201];ROW(INDIRECT(&quot;1:100&quot;));1)+0;&quot;&quot;))" table:number-matrix-columns-spanned="1" table:number-matrix-rows-spanned="1" table:style-name="ce1">
            <text:p>8257</text:p>
          </table:table-cell>
          <table:table-cell office:value-type="float" office:value="87" table:formula="of:=LEFT([.E201];1)*10+RIGHT([.E201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wodcpglrxcq23sixfour</text:p>
          </table:table-cell>
          <table:table-cell office:value-type="string" office:string-value="823" table:formula="of:=COM.MICROSOFT.TEXTJOIN(&quot;&quot;;TRUE;IFERROR(MID([.A202];ROW(INDIRECT(&quot;1:100&quot;));1)+0;&quot;&quot;))" table:number-matrix-columns-spanned="1" table:number-matrix-rows-spanned="1" table:style-name="ce1">
            <text:p>823</text:p>
          </table:table-cell>
          <table:table-cell office:value-type="float" office:value="83" table:formula="of:=LEFT([.B202];1)*10+RIGHT([.B202];1)" table:style-name="ce1">
            <text:p>83</text:p>
          </table:table-cell>
          <table:table-cell office:value-type="string" office:string-value="8two2twodcpglrxcq23six6sixfour4four" table:formula="of:=COM.MICROSOFT.REDUCE([.A202];[NumberText.$A$1]:[NumberText.$A$9];COM.MICROSOFT.LAMBDA(_xlpm.a;_xlpm.b;SUBSTITUTE(_xlpm.a;_xlpm.b;VLOOKUP(_xlpm.b;[NumberText.$A$1:.$B$9];2;FALSE))))" table:number-matrix-columns-spanned="1" table:number-matrix-rows-spanned="1" table:style-name="ce1">
            <text:p>8two2twodcpglrxcq23six6sixfour4four</text:p>
          </table:table-cell>
          <table:table-cell office:value-type="string" office:string-value="822364" table:formula="of:=COM.MICROSOFT.TEXTJOIN(&quot;&quot;;TRUE;IFERROR(MID([.D202];ROW(INDIRECT(&quot;1:100&quot;));1)+0;&quot;&quot;))" table:number-matrix-columns-spanned="1" table:number-matrix-rows-spanned="1" table:style-name="ce1">
            <text:p>822364</text:p>
          </table:table-cell>
          <table:table-cell office:value-type="float" office:value="84" table:formula="of:=LEFT([.E202];1)*10+RIGHT([.E202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sixvczzqsfive</text:p>
          </table:table-cell>
          <table:table-cell office:value-type="string" office:string-value="3" table:formula="of:=COM.MICROSOFT.TEXTJOIN(&quot;&quot;;TRUE;IFERROR(MID([.A20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203];1)*10+RIGHT([.B203];1)" table:style-name="ce1">
            <text:p>33</text:p>
          </table:table-cell>
          <table:table-cell office:value-type="string" office:string-value="3six6sixvczzqsfive5five" table:formula="of:=COM.MICROSOFT.REDUCE([.A203];[NumberText.$A$1]:[NumberText.$A$9];COM.MICROSOFT.LAMBDA(_xlpm.a;_xlpm.b;SUBSTITUTE(_xlpm.a;_xlpm.b;VLOOKUP(_xlpm.b;[NumberText.$A$1:.$B$9];2;FALSE))))" table:number-matrix-columns-spanned="1" table:number-matrix-rows-spanned="1" table:style-name="ce1">
            <text:p>3six6sixvczzqsfive5five</text:p>
          </table:table-cell>
          <table:table-cell office:value-type="string" office:string-value="365" table:formula="of:=COM.MICROSOFT.TEXTJOIN(&quot;&quot;;TRUE;IFERROR(MID([.D203];ROW(INDIRECT(&quot;1:100&quot;));1)+0;&quot;&quot;))" table:number-matrix-columns-spanned="1" table:number-matrix-rows-spanned="1" table:style-name="ce1">
            <text:p>365</text:p>
          </table:table-cell>
          <table:table-cell office:value-type="float" office:value="35" table:formula="of:=LEFT([.E203];1)*10+RIGHT([.E203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hree45jh54tbdvkj</text:p>
          </table:table-cell>
          <table:table-cell office:value-type="string" office:string-value="14554" table:formula="of:=COM.MICROSOFT.TEXTJOIN(&quot;&quot;;TRUE;IFERROR(MID([.A204];ROW(INDIRECT(&quot;1:100&quot;));1)+0;&quot;&quot;))" table:number-matrix-columns-spanned="1" table:number-matrix-rows-spanned="1" table:style-name="ce1">
            <text:p>14554</text:p>
          </table:table-cell>
          <table:table-cell office:value-type="float" office:value="14" table:formula="of:=LEFT([.B204];1)*10+RIGHT([.B204];1)" table:style-name="ce1">
            <text:p>14</text:p>
          </table:table-cell>
          <table:table-cell office:value-type="string" office:string-value="1three3three45jh54tbdvkj" table:formula="of:=COM.MICROSOFT.REDUCE([.A204];[NumberText.$A$1]:[NumberText.$A$9];COM.MICROSOFT.LAMBDA(_xlpm.a;_xlpm.b;SUBSTITUTE(_xlpm.a;_xlpm.b;VLOOKUP(_xlpm.b;[NumberText.$A$1:.$B$9];2;FALSE))))" table:number-matrix-columns-spanned="1" table:number-matrix-rows-spanned="1" table:style-name="ce1">
            <text:p>1three3three45jh54tbdvkj</text:p>
          </table:table-cell>
          <table:table-cell office:value-type="string" office:string-value="134554" table:formula="of:=COM.MICROSOFT.TEXTJOIN(&quot;&quot;;TRUE;IFERROR(MID([.D204];ROW(INDIRECT(&quot;1:100&quot;));1)+0;&quot;&quot;))" table:number-matrix-columns-spanned="1" table:number-matrix-rows-spanned="1" table:style-name="ce1">
            <text:p>134554</text:p>
          </table:table-cell>
          <table:table-cell office:value-type="float" office:value="14" table:formula="of:=LEFT([.E204];1)*10+RIGHT([.E204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drzqxdtcnbrnine8zvffmrtwo11</text:p>
          </table:table-cell>
          <table:table-cell office:value-type="string" office:string-value="811" table:formula="of:=COM.MICROSOFT.TEXTJOIN(&quot;&quot;;TRUE;IFERROR(MID([.A205];ROW(INDIRECT(&quot;1:100&quot;));1)+0;&quot;&quot;))" table:number-matrix-columns-spanned="1" table:number-matrix-rows-spanned="1" table:style-name="ce1">
            <text:p>811</text:p>
          </table:table-cell>
          <table:table-cell office:value-type="float" office:value="81" table:formula="of:=LEFT([.B205];1)*10+RIGHT([.B205];1)" table:style-name="ce1">
            <text:p>81</text:p>
          </table:table-cell>
          <table:table-cell office:value-type="string" office:string-value="pdrzqxdtcnbrnine9nine8zvffmrtwo2two11" table:formula="of:=COM.MICROSOFT.REDUCE([.A205];[NumberText.$A$1]:[NumberText.$A$9];COM.MICROSOFT.LAMBDA(_xlpm.a;_xlpm.b;SUBSTITUTE(_xlpm.a;_xlpm.b;VLOOKUP(_xlpm.b;[NumberText.$A$1:.$B$9];2;FALSE))))" table:number-matrix-columns-spanned="1" table:number-matrix-rows-spanned="1" table:style-name="ce1">
            <text:p>pdrzqxdtcnbrnine9nine8zvffmrtwo2two11</text:p>
          </table:table-cell>
          <table:table-cell office:value-type="string" office:string-value="98211" table:formula="of:=COM.MICROSOFT.TEXTJOIN(&quot;&quot;;TRUE;IFERROR(MID([.D205];ROW(INDIRECT(&quot;1:100&quot;));1)+0;&quot;&quot;))" table:number-matrix-columns-spanned="1" table:number-matrix-rows-spanned="1" table:style-name="ce1">
            <text:p>98211</text:p>
          </table:table-cell>
          <table:table-cell office:value-type="float" office:value="91" table:formula="of:=LEFT([.E205];1)*10+RIGHT([.E205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eight54sksqfxhzcdfour</text:p>
          </table:table-cell>
          <table:table-cell office:value-type="string" office:string-value="354" table:formula="of:=COM.MICROSOFT.TEXTJOIN(&quot;&quot;;TRUE;IFERROR(MID([.A206];ROW(INDIRECT(&quot;1:100&quot;));1)+0;&quot;&quot;))" table:number-matrix-columns-spanned="1" table:number-matrix-rows-spanned="1" table:style-name="ce1">
            <text:p>354</text:p>
          </table:table-cell>
          <table:table-cell office:value-type="float" office:value="34" table:formula="of:=LEFT([.B206];1)*10+RIGHT([.B206];1)" table:style-name="ce1">
            <text:p>34</text:p>
          </table:table-cell>
          <table:table-cell office:value-type="string" office:string-value="3eight8eight54sksqfxhzcdfour4four" table:formula="of:=COM.MICROSOFT.REDUCE([.A206];[NumberText.$A$1]:[NumberText.$A$9];COM.MICROSOFT.LAMBDA(_xlpm.a;_xlpm.b;SUBSTITUTE(_xlpm.a;_xlpm.b;VLOOKUP(_xlpm.b;[NumberText.$A$1:.$B$9];2;FALSE))))" table:number-matrix-columns-spanned="1" table:number-matrix-rows-spanned="1" table:style-name="ce1">
            <text:p>3eight8eight54sksqfxhzcdfour4four</text:p>
          </table:table-cell>
          <table:table-cell office:value-type="string" office:string-value="38544" table:formula="of:=COM.MICROSOFT.TEXTJOIN(&quot;&quot;;TRUE;IFERROR(MID([.D206];ROW(INDIRECT(&quot;1:100&quot;));1)+0;&quot;&quot;))" table:number-matrix-columns-spanned="1" table:number-matrix-rows-spanned="1" table:style-name="ce1">
            <text:p>38544</text:p>
          </table:table-cell>
          <table:table-cell office:value-type="float" office:value="34" table:formula="of:=LEFT([.E206];1)*10+RIGHT([.E206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hsllsjtxtwo9jhjlhthreekdfssninetcjjrm</text:p>
          </table:table-cell>
          <table:table-cell office:value-type="string" office:string-value="79" table:formula="of:=COM.MICROSOFT.TEXTJOIN(&quot;&quot;;TRUE;IFERROR(MID([.A207];ROW(INDIRECT(&quot;1:100&quot;));1)+0;&quot;&quot;))" table:number-matrix-columns-spanned="1" table:number-matrix-rows-spanned="1" table:style-name="ce1">
            <text:p>79</text:p>
          </table:table-cell>
          <table:table-cell office:value-type="float" office:value="79" table:formula="of:=LEFT([.B207];1)*10+RIGHT([.B207];1)" table:style-name="ce1">
            <text:p>79</text:p>
          </table:table-cell>
          <table:table-cell office:value-type="string" office:string-value="7hsllsjtxtwo2two9jhjlhthree3threekdfssnine9ninetcjjrm" table:formula="of:=COM.MICROSOFT.REDUCE([.A207];[NumberText.$A$1]:[NumberText.$A$9];COM.MICROSOFT.LAMBDA(_xlpm.a;_xlpm.b;SUBSTITUTE(_xlpm.a;_xlpm.b;VLOOKUP(_xlpm.b;[NumberText.$A$1:.$B$9];2;FALSE))))" table:number-matrix-columns-spanned="1" table:number-matrix-rows-spanned="1" table:style-name="ce1">
            <text:p>7hsllsjtxtwo2two9jhjlhthree3threekdfssnine9ninetcjjrm</text:p>
          </table:table-cell>
          <table:table-cell office:value-type="string" office:string-value="72939" table:formula="of:=COM.MICROSOFT.TEXTJOIN(&quot;&quot;;TRUE;IFERROR(MID([.D207];ROW(INDIRECT(&quot;1:100&quot;));1)+0;&quot;&quot;))" table:number-matrix-columns-spanned="1" table:number-matrix-rows-spanned="1" table:style-name="ce1">
            <text:p>72939</text:p>
          </table:table-cell>
          <table:table-cell office:value-type="float" office:value="79" table:formula="of:=LEFT([.E207];1)*10+RIGHT([.E207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gmnine1kjmhjthree</text:p>
          </table:table-cell>
          <table:table-cell office:value-type="string" office:string-value="91" table:formula="of:=COM.MICROSOFT.TEXTJOIN(&quot;&quot;;TRUE;IFERROR(MID([.A208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208];1)*10+RIGHT([.B208];1)" table:style-name="ce1">
            <text:p>91</text:p>
          </table:table-cell>
          <table:table-cell office:value-type="string" office:string-value="9sgmnine9nine1kjmhjthree3three" table:formula="of:=COM.MICROSOFT.REDUCE([.A208];[NumberText.$A$1]:[NumberText.$A$9];COM.MICROSOFT.LAMBDA(_xlpm.a;_xlpm.b;SUBSTITUTE(_xlpm.a;_xlpm.b;VLOOKUP(_xlpm.b;[NumberText.$A$1:.$B$9];2;FALSE))))" table:number-matrix-columns-spanned="1" table:number-matrix-rows-spanned="1" table:style-name="ce1">
            <text:p>9sgmnine9nine1kjmhjthree3three</text:p>
          </table:table-cell>
          <table:table-cell office:value-type="string" office:string-value="9913" table:formula="of:=COM.MICROSOFT.TEXTJOIN(&quot;&quot;;TRUE;IFERROR(MID([.D208];ROW(INDIRECT(&quot;1:100&quot;));1)+0;&quot;&quot;))" table:number-matrix-columns-spanned="1" table:number-matrix-rows-spanned="1" table:style-name="ce1">
            <text:p>9913</text:p>
          </table:table-cell>
          <table:table-cell office:value-type="float" office:value="93" table:formula="of:=LEFT([.E208];1)*10+RIGHT([.E208];1)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seven9five</text:p>
          </table:table-cell>
          <table:table-cell office:value-type="string" office:string-value="9" table:formula="of:=COM.MICROSOFT.TEXTJOIN(&quot;&quot;;TRUE;IFERROR(MID([.A209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209];1)*10+RIGHT([.B209];1)" table:style-name="ce1">
            <text:p>99</text:p>
          </table:table-cell>
          <table:table-cell office:value-type="string" office:string-value="nine9nineseven7seven9five5five" table:formula="of:=COM.MICROSOFT.REDUCE([.A209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seven7seven9five5five</text:p>
          </table:table-cell>
          <table:table-cell office:value-type="string" office:string-value="9795" table:formula="of:=COM.MICROSOFT.TEXTJOIN(&quot;&quot;;TRUE;IFERROR(MID([.D209];ROW(INDIRECT(&quot;1:100&quot;));1)+0;&quot;&quot;))" table:number-matrix-columns-spanned="1" table:number-matrix-rows-spanned="1" table:style-name="ce1">
            <text:p>9795</text:p>
          </table:table-cell>
          <table:table-cell office:value-type="float" office:value="95" table:formula="of:=LEFT([.E209];1)*10+RIGHT([.E209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dcphlstwoonethreeffgmrseven2xsbsf2</text:p>
          </table:table-cell>
          <table:table-cell office:value-type="string" office:string-value="22" table:formula="of:=COM.MICROSOFT.TEXTJOIN(&quot;&quot;;TRUE;IFERROR(MID([.A210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210];1)*10+RIGHT([.B210];1)" table:style-name="ce1">
            <text:p>22</text:p>
          </table:table-cell>
          <table:table-cell office:value-type="string" office:string-value="ggdcphlstwo2twoone1onethree3threeffgmrseven7seven2xsbsf2" table:formula="of:=COM.MICROSOFT.REDUCE([.A210];[NumberText.$A$1]:[NumberText.$A$9];COM.MICROSOFT.LAMBDA(_xlpm.a;_xlpm.b;SUBSTITUTE(_xlpm.a;_xlpm.b;VLOOKUP(_xlpm.b;[NumberText.$A$1:.$B$9];2;FALSE))))" table:number-matrix-columns-spanned="1" table:number-matrix-rows-spanned="1" table:style-name="ce1">
            <text:p>ggdcphlstwo2twoone1onethree3threeffgmrseven7seven2xsbsf2</text:p>
          </table:table-cell>
          <table:table-cell office:value-type="string" office:string-value="213722" table:formula="of:=COM.MICROSOFT.TEXTJOIN(&quot;&quot;;TRUE;IFERROR(MID([.D210];ROW(INDIRECT(&quot;1:100&quot;));1)+0;&quot;&quot;))" table:number-matrix-columns-spanned="1" table:number-matrix-rows-spanned="1" table:style-name="ce1">
            <text:p>213722</text:p>
          </table:table-cell>
          <table:table-cell office:value-type="float" office:value="22" table:formula="of:=LEFT([.E210];1)*10+RIGHT([.E210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ssbccflrrf4lpmptcqjcmfbpklqc</text:p>
          </table:table-cell>
          <table:table-cell office:value-type="string" office:string-value="754" table:formula="of:=COM.MICROSOFT.TEXTJOIN(&quot;&quot;;TRUE;IFERROR(MID([.A211];ROW(INDIRECT(&quot;1:100&quot;));1)+0;&quot;&quot;))" table:number-matrix-columns-spanned="1" table:number-matrix-rows-spanned="1" table:style-name="ce1">
            <text:p>754</text:p>
          </table:table-cell>
          <table:table-cell office:value-type="float" office:value="74" table:formula="of:=LEFT([.B211];1)*10+RIGHT([.B211];1)" table:style-name="ce1">
            <text:p>74</text:p>
          </table:table-cell>
          <table:table-cell office:value-type="string" office:string-value="75ssbccflrrf4lpmptcqjcmfbpklqc" table:formula="of:=COM.MICROSOFT.REDUCE([.A211];[NumberText.$A$1]:[NumberText.$A$9];COM.MICROSOFT.LAMBDA(_xlpm.a;_xlpm.b;SUBSTITUTE(_xlpm.a;_xlpm.b;VLOOKUP(_xlpm.b;[NumberText.$A$1:.$B$9];2;FALSE))))" table:number-matrix-columns-spanned="1" table:number-matrix-rows-spanned="1" table:style-name="ce1">
            <text:p>75ssbccflrrf4lpmptcqjcmfbpklqc</text:p>
          </table:table-cell>
          <table:table-cell office:value-type="string" office:string-value="754" table:formula="of:=COM.MICROSOFT.TEXTJOIN(&quot;&quot;;TRUE;IFERROR(MID([.D211];ROW(INDIRECT(&quot;1:100&quot;));1)+0;&quot;&quot;))" table:number-matrix-columns-spanned="1" table:number-matrix-rows-spanned="1" table:style-name="ce1">
            <text:p>754</text:p>
          </table:table-cell>
          <table:table-cell office:value-type="float" office:value="74" table:formula="of:=LEFT([.E211];1)*10+RIGHT([.E211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ix2threedvvlxdxsixvxxghpddn8pbnr</text:p>
          </table:table-cell>
          <table:table-cell office:value-type="string" office:string-value="528" table:formula="of:=COM.MICROSOFT.TEXTJOIN(&quot;&quot;;TRUE;IFERROR(MID([.A212];ROW(INDIRECT(&quot;1:100&quot;));1)+0;&quot;&quot;))" table:number-matrix-columns-spanned="1" table:number-matrix-rows-spanned="1" table:style-name="ce1">
            <text:p>528</text:p>
          </table:table-cell>
          <table:table-cell office:value-type="float" office:value="58" table:formula="of:=LEFT([.B212];1)*10+RIGHT([.B212];1)" table:style-name="ce1">
            <text:p>58</text:p>
          </table:table-cell>
          <table:table-cell office:value-type="string" office:string-value="5six6six2three3threedvvlxdxsix6sixvxxghpddn8pbnr" table:formula="of:=COM.MICROSOFT.REDUCE([.A212];[NumberText.$A$1]:[NumberText.$A$9];COM.MICROSOFT.LAMBDA(_xlpm.a;_xlpm.b;SUBSTITUTE(_xlpm.a;_xlpm.b;VLOOKUP(_xlpm.b;[NumberText.$A$1:.$B$9];2;FALSE))))" table:number-matrix-columns-spanned="1" table:number-matrix-rows-spanned="1" table:style-name="ce1">
            <text:p>5six6six2three3threedvvlxdxsix6sixvxxghpddn8pbnr</text:p>
          </table:table-cell>
          <table:table-cell office:value-type="string" office:string-value="562368" table:formula="of:=COM.MICROSOFT.TEXTJOIN(&quot;&quot;;TRUE;IFERROR(MID([.D212];ROW(INDIRECT(&quot;1:100&quot;));1)+0;&quot;&quot;))" table:number-matrix-columns-spanned="1" table:number-matrix-rows-spanned="1" table:style-name="ce1">
            <text:p>562368</text:p>
          </table:table-cell>
          <table:table-cell office:value-type="float" office:value="58" table:formula="of:=LEFT([.E212];1)*10+RIGHT([.E212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lbjnlxfxvnine4grhj71hnf6</text:p>
          </table:table-cell>
          <table:table-cell office:value-type="string" office:string-value="4716" table:formula="of:=COM.MICROSOFT.TEXTJOIN(&quot;&quot;;TRUE;IFERROR(MID([.A213];ROW(INDIRECT(&quot;1:100&quot;));1)+0;&quot;&quot;))" table:number-matrix-columns-spanned="1" table:number-matrix-rows-spanned="1" table:style-name="ce1">
            <text:p>4716</text:p>
          </table:table-cell>
          <table:table-cell office:value-type="float" office:value="46" table:formula="of:=LEFT([.B213];1)*10+RIGHT([.B213];1)" table:style-name="ce1">
            <text:p>46</text:p>
          </table:table-cell>
          <table:table-cell office:value-type="string" office:string-value="tlbjnlxfxvnine9nine4grhj71hnf6" table:formula="of:=COM.MICROSOFT.REDUCE([.A213];[NumberText.$A$1]:[NumberText.$A$9];COM.MICROSOFT.LAMBDA(_xlpm.a;_xlpm.b;SUBSTITUTE(_xlpm.a;_xlpm.b;VLOOKUP(_xlpm.b;[NumberText.$A$1:.$B$9];2;FALSE))))" table:number-matrix-columns-spanned="1" table:number-matrix-rows-spanned="1" table:style-name="ce1">
            <text:p>tlbjnlxfxvnine9nine4grhj71hnf6</text:p>
          </table:table-cell>
          <table:table-cell office:value-type="string" office:string-value="94716" table:formula="of:=COM.MICROSOFT.TEXTJOIN(&quot;&quot;;TRUE;IFERROR(MID([.D213];ROW(INDIRECT(&quot;1:100&quot;));1)+0;&quot;&quot;))" table:number-matrix-columns-spanned="1" table:number-matrix-rows-spanned="1" table:style-name="ce1">
            <text:p>94716</text:p>
          </table:table-cell>
          <table:table-cell office:value-type="float" office:value="96" table:formula="of:=LEFT([.E213];1)*10+RIGHT([.E213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64eighteight4eight6t</text:p>
          </table:table-cell>
          <table:table-cell office:value-type="string" office:string-value="96446" table:formula="of:=COM.MICROSOFT.TEXTJOIN(&quot;&quot;;TRUE;IFERROR(MID([.A214];ROW(INDIRECT(&quot;1:100&quot;));1)+0;&quot;&quot;))" table:number-matrix-columns-spanned="1" table:number-matrix-rows-spanned="1" table:style-name="ce1">
            <text:p>96446</text:p>
          </table:table-cell>
          <table:table-cell office:value-type="float" office:value="96" table:formula="of:=LEFT([.B214];1)*10+RIGHT([.B214];1)" table:style-name="ce1">
            <text:p>96</text:p>
          </table:table-cell>
          <table:table-cell office:value-type="string" office:string-value="964eight8eighteight8eight4eight8eight6t" table:formula="of:=COM.MICROSOFT.REDUCE([.A214];[NumberText.$A$1]:[NumberText.$A$9];COM.MICROSOFT.LAMBDA(_xlpm.a;_xlpm.b;SUBSTITUTE(_xlpm.a;_xlpm.b;VLOOKUP(_xlpm.b;[NumberText.$A$1:.$B$9];2;FALSE))))" table:number-matrix-columns-spanned="1" table:number-matrix-rows-spanned="1" table:style-name="ce1">
            <text:p>964eight8eighteight8eight4eight8eight6t</text:p>
          </table:table-cell>
          <table:table-cell office:value-type="string" office:string-value="96488486" table:formula="of:=COM.MICROSOFT.TEXTJOIN(&quot;&quot;;TRUE;IFERROR(MID([.D214];ROW(INDIRECT(&quot;1:100&quot;));1)+0;&quot;&quot;))" table:number-matrix-columns-spanned="1" table:number-matrix-rows-spanned="1" table:style-name="ce1">
            <text:p>96488486</text:p>
          </table:table-cell>
          <table:table-cell office:value-type="float" office:value="96" table:formula="of:=LEFT([.E214];1)*10+RIGHT([.E214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qbmnsone1fourseventwo</text:p>
          </table:table-cell>
          <table:table-cell office:value-type="string" office:string-value="51" table:formula="of:=COM.MICROSOFT.TEXTJOIN(&quot;&quot;;TRUE;IFERROR(MID([.A215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B215];1)*10+RIGHT([.B215];1)" table:style-name="ce1">
            <text:p>51</text:p>
          </table:table-cell>
          <table:table-cell office:value-type="string" office:string-value="5qbmnsone1one1four4fourseven7seventwo2two" table:formula="of:=COM.MICROSOFT.REDUCE([.A215];[NumberText.$A$1]:[NumberText.$A$9];COM.MICROSOFT.LAMBDA(_xlpm.a;_xlpm.b;SUBSTITUTE(_xlpm.a;_xlpm.b;VLOOKUP(_xlpm.b;[NumberText.$A$1:.$B$9];2;FALSE))))" table:number-matrix-columns-spanned="1" table:number-matrix-rows-spanned="1" table:style-name="ce1">
            <text:p>5qbmnsone1one1four4fourseven7seventwo2two</text:p>
          </table:table-cell>
          <table:table-cell office:value-type="string" office:string-value="511472" table:formula="of:=COM.MICROSOFT.TEXTJOIN(&quot;&quot;;TRUE;IFERROR(MID([.D215];ROW(INDIRECT(&quot;1:100&quot;));1)+0;&quot;&quot;))" table:number-matrix-columns-spanned="1" table:number-matrix-rows-spanned="1" table:style-name="ce1">
            <text:p>511472</text:p>
          </table:table-cell>
          <table:table-cell office:value-type="float" office:value="52" table:formula="of:=LEFT([.E215];1)*10+RIGHT([.E215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seven1five9two</text:p>
          </table:table-cell>
          <table:table-cell office:value-type="string" office:string-value="19" table:formula="of:=COM.MICROSOFT.TEXTJOIN(&quot;&quot;;TRUE;IFERROR(MID([.A216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B216];1)*10+RIGHT([.B216];1)" table:style-name="ce1">
            <text:p>19</text:p>
          </table:table-cell>
          <table:table-cell office:value-type="string" office:string-value="one1oneseven7seven1five5five9two2two" table:formula="of:=COM.MICROSOFT.REDUCE([.A21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seven7seven1five5five9two2two</text:p>
          </table:table-cell>
          <table:table-cell office:value-type="string" office:string-value="171592" table:formula="of:=COM.MICROSOFT.TEXTJOIN(&quot;&quot;;TRUE;IFERROR(MID([.D216];ROW(INDIRECT(&quot;1:100&quot;));1)+0;&quot;&quot;))" table:number-matrix-columns-spanned="1" table:number-matrix-rows-spanned="1" table:style-name="ce1">
            <text:p>171592</text:p>
          </table:table-cell>
          <table:table-cell office:value-type="float" office:value="12" table:formula="of:=LEFT([.E216];1)*10+RIGHT([.E216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dpl37vklxpth672</text:p>
          </table:table-cell>
          <table:table-cell office:value-type="string" office:string-value="537672" table:formula="of:=COM.MICROSOFT.TEXTJOIN(&quot;&quot;;TRUE;IFERROR(MID([.A217];ROW(INDIRECT(&quot;1:100&quot;));1)+0;&quot;&quot;))" table:number-matrix-columns-spanned="1" table:number-matrix-rows-spanned="1" table:style-name="ce1">
            <text:p>537672</text:p>
          </table:table-cell>
          <table:table-cell office:value-type="float" office:value="52" table:formula="of:=LEFT([.B217];1)*10+RIGHT([.B217];1)" table:style-name="ce1">
            <text:p>52</text:p>
          </table:table-cell>
          <table:table-cell office:value-type="string" office:string-value="5fdpl37vklxpth672" table:formula="of:=COM.MICROSOFT.REDUCE([.A217];[NumberText.$A$1]:[NumberText.$A$9];COM.MICROSOFT.LAMBDA(_xlpm.a;_xlpm.b;SUBSTITUTE(_xlpm.a;_xlpm.b;VLOOKUP(_xlpm.b;[NumberText.$A$1:.$B$9];2;FALSE))))" table:number-matrix-columns-spanned="1" table:number-matrix-rows-spanned="1" table:style-name="ce1">
            <text:p>5fdpl37vklxpth672</text:p>
          </table:table-cell>
          <table:table-cell office:value-type="string" office:string-value="537672" table:formula="of:=COM.MICROSOFT.TEXTJOIN(&quot;&quot;;TRUE;IFERROR(MID([.D217];ROW(INDIRECT(&quot;1:100&quot;));1)+0;&quot;&quot;))" table:number-matrix-columns-spanned="1" table:number-matrix-rows-spanned="1" table:style-name="ce1">
            <text:p>537672</text:p>
          </table:table-cell>
          <table:table-cell office:value-type="float" office:value="52" table:formula="of:=LEFT([.E217];1)*10+RIGHT([.E217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czvrnxtlfiveseven74</text:p>
          </table:table-cell>
          <table:table-cell office:value-type="string" office:string-value="474" table:formula="of:=COM.MICROSOFT.TEXTJOIN(&quot;&quot;;TRUE;IFERROR(MID([.A218];ROW(INDIRECT(&quot;1:100&quot;));1)+0;&quot;&quot;))" table:number-matrix-columns-spanned="1" table:number-matrix-rows-spanned="1" table:style-name="ce1">
            <text:p>474</text:p>
          </table:table-cell>
          <table:table-cell office:value-type="float" office:value="44" table:formula="of:=LEFT([.B218];1)*10+RIGHT([.B218];1)" table:style-name="ce1">
            <text:p>44</text:p>
          </table:table-cell>
          <table:table-cell office:value-type="string" office:string-value="4czvrnxtlfive5fiveseven7seven74" table:formula="of:=COM.MICROSOFT.REDUCE([.A218];[NumberText.$A$1]:[NumberText.$A$9];COM.MICROSOFT.LAMBDA(_xlpm.a;_xlpm.b;SUBSTITUTE(_xlpm.a;_xlpm.b;VLOOKUP(_xlpm.b;[NumberText.$A$1:.$B$9];2;FALSE))))" table:number-matrix-columns-spanned="1" table:number-matrix-rows-spanned="1" table:style-name="ce1">
            <text:p>4czvrnxtlfive5fiveseven7seven74</text:p>
          </table:table-cell>
          <table:table-cell office:value-type="string" office:string-value="45774" table:formula="of:=COM.MICROSOFT.TEXTJOIN(&quot;&quot;;TRUE;IFERROR(MID([.D218];ROW(INDIRECT(&quot;1:100&quot;));1)+0;&quot;&quot;))" table:number-matrix-columns-spanned="1" table:number-matrix-rows-spanned="1" table:style-name="ce1">
            <text:p>45774</text:p>
          </table:table-cell>
          <table:table-cell office:value-type="float" office:value="44" table:formula="of:=LEFT([.E218];1)*10+RIGHT([.E218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dgqbsd5fourfive</text:p>
          </table:table-cell>
          <table:table-cell office:value-type="string" office:string-value="5" table:formula="of:=COM.MICROSOFT.TEXTJOIN(&quot;&quot;;TRUE;IFERROR(MID([.A219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219];1)*10+RIGHT([.B219];1)" table:style-name="ce1">
            <text:p>55</text:p>
          </table:table-cell>
          <table:table-cell office:value-type="string" office:string-value="qdgqbsd5four4fourfive5five" table:formula="of:=COM.MICROSOFT.REDUCE([.A219];[NumberText.$A$1]:[NumberText.$A$9];COM.MICROSOFT.LAMBDA(_xlpm.a;_xlpm.b;SUBSTITUTE(_xlpm.a;_xlpm.b;VLOOKUP(_xlpm.b;[NumberText.$A$1:.$B$9];2;FALSE))))" table:number-matrix-columns-spanned="1" table:number-matrix-rows-spanned="1" table:style-name="ce1">
            <text:p>qdgqbsd5four4fourfive5five</text:p>
          </table:table-cell>
          <table:table-cell office:value-type="string" office:string-value="545" table:formula="of:=COM.MICROSOFT.TEXTJOIN(&quot;&quot;;TRUE;IFERROR(MID([.D219];ROW(INDIRECT(&quot;1:100&quot;));1)+0;&quot;&quot;))" table:number-matrix-columns-spanned="1" table:number-matrix-rows-spanned="1" table:style-name="ce1">
            <text:p>545</text:p>
          </table:table-cell>
          <table:table-cell office:value-type="float" office:value="55" table:formula="of:=LEFT([.E219];1)*10+RIGHT([.E219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rqjnkbq87six2fourmtghdtvtl7</text:p>
          </table:table-cell>
          <table:table-cell office:value-type="string" office:string-value="8727" table:formula="of:=COM.MICROSOFT.TEXTJOIN(&quot;&quot;;TRUE;IFERROR(MID([.A220];ROW(INDIRECT(&quot;1:100&quot;));1)+0;&quot;&quot;))" table:number-matrix-columns-spanned="1" table:number-matrix-rows-spanned="1" table:style-name="ce1">
            <text:p>8727</text:p>
          </table:table-cell>
          <table:table-cell office:value-type="float" office:value="87" table:formula="of:=LEFT([.B220];1)*10+RIGHT([.B220];1)" table:style-name="ce1">
            <text:p>87</text:p>
          </table:table-cell>
          <table:table-cell office:value-type="string" office:string-value="ddrqjnkbq87six6six2four4fourmtghdtvtl7" table:formula="of:=COM.MICROSOFT.REDUCE([.A220];[NumberText.$A$1]:[NumberText.$A$9];COM.MICROSOFT.LAMBDA(_xlpm.a;_xlpm.b;SUBSTITUTE(_xlpm.a;_xlpm.b;VLOOKUP(_xlpm.b;[NumberText.$A$1:.$B$9];2;FALSE))))" table:number-matrix-columns-spanned="1" table:number-matrix-rows-spanned="1" table:style-name="ce1">
            <text:p>ddrqjnkbq87six6six2four4fourmtghdtvtl7</text:p>
          </table:table-cell>
          <table:table-cell office:value-type="string" office:string-value="876247" table:formula="of:=COM.MICROSOFT.TEXTJOIN(&quot;&quot;;TRUE;IFERROR(MID([.D220];ROW(INDIRECT(&quot;1:100&quot;));1)+0;&quot;&quot;))" table:number-matrix-columns-spanned="1" table:number-matrix-rows-spanned="1" table:style-name="ce1">
            <text:p>876247</text:p>
          </table:table-cell>
          <table:table-cell office:value-type="float" office:value="87" table:formula="of:=LEFT([.E220];1)*10+RIGHT([.E220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dldjnfxms692rbdfgvtsevenxzfjpnsf</text:p>
          </table:table-cell>
          <table:table-cell office:value-type="string" office:string-value="692" table:formula="of:=COM.MICROSOFT.TEXTJOIN(&quot;&quot;;TRUE;IFERROR(MID([.A221];ROW(INDIRECT(&quot;1:100&quot;));1)+0;&quot;&quot;))" table:number-matrix-columns-spanned="1" table:number-matrix-rows-spanned="1" table:style-name="ce1">
            <text:p>692</text:p>
          </table:table-cell>
          <table:table-cell office:value-type="float" office:value="62" table:formula="of:=LEFT([.B221];1)*10+RIGHT([.B221];1)" table:style-name="ce1">
            <text:p>62</text:p>
          </table:table-cell>
          <table:table-cell office:value-type="string" office:string-value="zdldjnfxms692rbdfgvtseven7sevenxzfjpnsf" table:formula="of:=COM.MICROSOFT.REDUCE([.A221];[NumberText.$A$1]:[NumberText.$A$9];COM.MICROSOFT.LAMBDA(_xlpm.a;_xlpm.b;SUBSTITUTE(_xlpm.a;_xlpm.b;VLOOKUP(_xlpm.b;[NumberText.$A$1:.$B$9];2;FALSE))))" table:number-matrix-columns-spanned="1" table:number-matrix-rows-spanned="1" table:style-name="ce1">
            <text:p>zdldjnfxms692rbdfgvtseven7sevenxzfjpnsf</text:p>
          </table:table-cell>
          <table:table-cell office:value-type="string" office:string-value="6927" table:formula="of:=COM.MICROSOFT.TEXTJOIN(&quot;&quot;;TRUE;IFERROR(MID([.D221];ROW(INDIRECT(&quot;1:100&quot;));1)+0;&quot;&quot;))" table:number-matrix-columns-spanned="1" table:number-matrix-rows-spanned="1" table:style-name="ce1">
            <text:p>6927</text:p>
          </table:table-cell>
          <table:table-cell office:value-type="float" office:value="67" table:formula="of:=LEFT([.E221];1)*10+RIGHT([.E221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sqtkbbfhn8threesix3fivefoursix6</text:p>
          </table:table-cell>
          <table:table-cell office:value-type="string" office:string-value="836" table:formula="of:=COM.MICROSOFT.TEXTJOIN(&quot;&quot;;TRUE;IFERROR(MID([.A222];ROW(INDIRECT(&quot;1:100&quot;));1)+0;&quot;&quot;))" table:number-matrix-columns-spanned="1" table:number-matrix-rows-spanned="1" table:style-name="ce1">
            <text:p>836</text:p>
          </table:table-cell>
          <table:table-cell office:value-type="float" office:value="86" table:formula="of:=LEFT([.B222];1)*10+RIGHT([.B222];1)" table:style-name="ce1">
            <text:p>86</text:p>
          </table:table-cell>
          <table:table-cell office:value-type="string" office:string-value="nsqtkbbfhn8three3threesix6six3five5fivefour4foursix6six6" table:formula="of:=COM.MICROSOFT.REDUCE([.A222];[NumberText.$A$1]:[NumberText.$A$9];COM.MICROSOFT.LAMBDA(_xlpm.a;_xlpm.b;SUBSTITUTE(_xlpm.a;_xlpm.b;VLOOKUP(_xlpm.b;[NumberText.$A$1:.$B$9];2;FALSE))))" table:number-matrix-columns-spanned="1" table:number-matrix-rows-spanned="1" table:style-name="ce1">
            <text:p>nsqtkbbfhn8three3threesix6six3five5fivefour4foursix6six6</text:p>
          </table:table-cell>
          <table:table-cell office:value-type="string" office:string-value="83635466" table:formula="of:=COM.MICROSOFT.TEXTJOIN(&quot;&quot;;TRUE;IFERROR(MID([.D222];ROW(INDIRECT(&quot;1:100&quot;));1)+0;&quot;&quot;))" table:number-matrix-columns-spanned="1" table:number-matrix-rows-spanned="1" table:style-name="ce1">
            <text:p>83635466</text:p>
          </table:table-cell>
          <table:table-cell office:value-type="float" office:value="86" table:formula="of:=LEFT([.E222];1)*10+RIGHT([.E222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xjzhpqqslfourmpph44threetwo</text:p>
          </table:table-cell>
          <table:table-cell office:value-type="string" office:string-value="44" table:formula="of:=COM.MICROSOFT.TEXTJOIN(&quot;&quot;;TRUE;IFERROR(MID([.A223];ROW(INDIRECT(&quot;1:100&quot;));1)+0;&quot;&quot;))" table:number-matrix-columns-spanned="1" table:number-matrix-rows-spanned="1" table:style-name="ce1">
            <text:p>44</text:p>
          </table:table-cell>
          <table:table-cell office:value-type="float" office:value="44" table:formula="of:=LEFT([.B223];1)*10+RIGHT([.B223];1)" table:style-name="ce1">
            <text:p>44</text:p>
          </table:table-cell>
          <table:table-cell office:value-type="string" office:string-value="sfxjzhpqqslfour4fourmpph44three3threetwo2two" table:formula="of:=COM.MICROSOFT.REDUCE([.A223];[NumberText.$A$1]:[NumberText.$A$9];COM.MICROSOFT.LAMBDA(_xlpm.a;_xlpm.b;SUBSTITUTE(_xlpm.a;_xlpm.b;VLOOKUP(_xlpm.b;[NumberText.$A$1:.$B$9];2;FALSE))))" table:number-matrix-columns-spanned="1" table:number-matrix-rows-spanned="1" table:style-name="ce1">
            <text:p>sfxjzhpqqslfour4fourmpph44three3threetwo2two</text:p>
          </table:table-cell>
          <table:table-cell office:value-type="string" office:string-value="44432" table:formula="of:=COM.MICROSOFT.TEXTJOIN(&quot;&quot;;TRUE;IFERROR(MID([.D223];ROW(INDIRECT(&quot;1:100&quot;));1)+0;&quot;&quot;))" table:number-matrix-columns-spanned="1" table:number-matrix-rows-spanned="1" table:style-name="ce1">
            <text:p>44432</text:p>
          </table:table-cell>
          <table:table-cell office:value-type="float" office:value="42" table:formula="of:=LEFT([.E223];1)*10+RIGHT([.E223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five3seven21</text:p>
          </table:table-cell>
          <table:table-cell office:value-type="string" office:string-value="321" table:formula="of:=COM.MICROSOFT.TEXTJOIN(&quot;&quot;;TRUE;IFERROR(MID([.A224];ROW(INDIRECT(&quot;1:100&quot;));1)+0;&quot;&quot;))" table:number-matrix-columns-spanned="1" table:number-matrix-rows-spanned="1" table:style-name="ce1">
            <text:p>321</text:p>
          </table:table-cell>
          <table:table-cell office:value-type="float" office:value="31" table:formula="of:=LEFT([.B224];1)*10+RIGHT([.B224];1)" table:style-name="ce1">
            <text:p>31</text:p>
          </table:table-cell>
          <table:table-cell office:value-type="string" office:string-value="one1onefive5five3seven7seven21" table:formula="of:=COM.MICROSOFT.REDUCE([.A22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five5five3seven7seven21</text:p>
          </table:table-cell>
          <table:table-cell office:value-type="string" office:string-value="153721" table:formula="of:=COM.MICROSOFT.TEXTJOIN(&quot;&quot;;TRUE;IFERROR(MID([.D224];ROW(INDIRECT(&quot;1:100&quot;));1)+0;&quot;&quot;))" table:number-matrix-columns-spanned="1" table:number-matrix-rows-spanned="1" table:style-name="ce1">
            <text:p>153721</text:p>
          </table:table-cell>
          <table:table-cell office:value-type="float" office:value="11" table:formula="of:=LEFT([.E224];1)*10+RIGHT([.E224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ight1sevenfive7nine</text:p>
          </table:table-cell>
          <table:table-cell office:value-type="string" office:string-value="917" table:formula="of:=COM.MICROSOFT.TEXTJOIN(&quot;&quot;;TRUE;IFERROR(MID([.A225];ROW(INDIRECT(&quot;1:100&quot;));1)+0;&quot;&quot;))" table:number-matrix-columns-spanned="1" table:number-matrix-rows-spanned="1" table:style-name="ce1">
            <text:p>917</text:p>
          </table:table-cell>
          <table:table-cell office:value-type="float" office:value="97" table:formula="of:=LEFT([.B225];1)*10+RIGHT([.B225];1)" table:style-name="ce1">
            <text:p>97</text:p>
          </table:table-cell>
          <table:table-cell office:value-type="string" office:string-value="9eight8eight1seven7sevenfive5five7nine9nine" table:formula="of:=COM.MICROSOFT.REDUCE([.A225];[NumberText.$A$1]:[NumberText.$A$9];COM.MICROSOFT.LAMBDA(_xlpm.a;_xlpm.b;SUBSTITUTE(_xlpm.a;_xlpm.b;VLOOKUP(_xlpm.b;[NumberText.$A$1:.$B$9];2;FALSE))))" table:number-matrix-columns-spanned="1" table:number-matrix-rows-spanned="1" table:style-name="ce1">
            <text:p>9eight8eight1seven7sevenfive5five7nine9nine</text:p>
          </table:table-cell>
          <table:table-cell office:value-type="string" office:string-value="9817579" table:formula="of:=COM.MICROSOFT.TEXTJOIN(&quot;&quot;;TRUE;IFERROR(MID([.D225];ROW(INDIRECT(&quot;1:100&quot;));1)+0;&quot;&quot;))" table:number-matrix-columns-spanned="1" table:number-matrix-rows-spanned="1" table:style-name="ce1">
            <text:p>9817579</text:p>
          </table:table-cell>
          <table:table-cell office:value-type="float" office:value="99" table:formula="of:=LEFT([.E225];1)*10+RIGHT([.E225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twonrthgr73vzb</text:p>
          </table:table-cell>
          <table:table-cell office:value-type="string" office:string-value="773" table:formula="of:=COM.MICROSOFT.TEXTJOIN(&quot;&quot;;TRUE;IFERROR(MID([.A226];ROW(INDIRECT(&quot;1:100&quot;));1)+0;&quot;&quot;))" table:number-matrix-columns-spanned="1" table:number-matrix-rows-spanned="1" table:style-name="ce1">
            <text:p>773</text:p>
          </table:table-cell>
          <table:table-cell office:value-type="float" office:value="73" table:formula="of:=LEFT([.B226];1)*10+RIGHT([.B226];1)" table:style-name="ce1">
            <text:p>73</text:p>
          </table:table-cell>
          <table:table-cell office:value-type="string" office:string-value="7two2twonrthgr73vzb" table:formula="of:=COM.MICROSOFT.REDUCE([.A226];[NumberText.$A$1]:[NumberText.$A$9];COM.MICROSOFT.LAMBDA(_xlpm.a;_xlpm.b;SUBSTITUTE(_xlpm.a;_xlpm.b;VLOOKUP(_xlpm.b;[NumberText.$A$1:.$B$9];2;FALSE))))" table:number-matrix-columns-spanned="1" table:number-matrix-rows-spanned="1" table:style-name="ce1">
            <text:p>7two2twonrthgr73vzb</text:p>
          </table:table-cell>
          <table:table-cell office:value-type="string" office:string-value="7273" table:formula="of:=COM.MICROSOFT.TEXTJOIN(&quot;&quot;;TRUE;IFERROR(MID([.D226];ROW(INDIRECT(&quot;1:100&quot;));1)+0;&quot;&quot;))" table:number-matrix-columns-spanned="1" table:number-matrix-rows-spanned="1" table:style-name="ce1">
            <text:p>7273</text:p>
          </table:table-cell>
          <table:table-cell office:value-type="float" office:value="73" table:formula="of:=LEFT([.E226];1)*10+RIGHT([.E226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8onefourhxxm</text:p>
          </table:table-cell>
          <table:table-cell office:value-type="string" office:string-value="18" table:formula="of:=COM.MICROSOFT.TEXTJOIN(&quot;&quot;;TRUE;IFERROR(MID([.A227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227];1)*10+RIGHT([.B227];1)" table:style-name="ce1">
            <text:p>18</text:p>
          </table:table-cell>
          <table:table-cell office:value-type="string" office:string-value="18one1onefour4fourhxxm" table:formula="of:=COM.MICROSOFT.REDUCE([.A227];[NumberText.$A$1]:[NumberText.$A$9];COM.MICROSOFT.LAMBDA(_xlpm.a;_xlpm.b;SUBSTITUTE(_xlpm.a;_xlpm.b;VLOOKUP(_xlpm.b;[NumberText.$A$1:.$B$9];2;FALSE))))" table:number-matrix-columns-spanned="1" table:number-matrix-rows-spanned="1" table:style-name="ce1">
            <text:p>18one1onefour4fourhxxm</text:p>
          </table:table-cell>
          <table:table-cell office:value-type="string" office:string-value="1814" table:formula="of:=COM.MICROSOFT.TEXTJOIN(&quot;&quot;;TRUE;IFERROR(MID([.D227];ROW(INDIRECT(&quot;1:100&quot;));1)+0;&quot;&quot;))" table:number-matrix-columns-spanned="1" table:number-matrix-rows-spanned="1" table:style-name="ce1">
            <text:p>1814</text:p>
          </table:table-cell>
          <table:table-cell office:value-type="float" office:value="14" table:formula="of:=LEFT([.E227];1)*10+RIGHT([.E227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xvboneightlb</text:p>
          </table:table-cell>
          <table:table-cell office:value-type="string" office:string-value="3" table:formula="of:=COM.MICROSOFT.TEXTJOIN(&quot;&quot;;TRUE;IFERROR(MID([.A228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228];1)*10+RIGHT([.B228];1)" table:style-name="ce1">
            <text:p>33</text:p>
          </table:table-cell>
          <table:table-cell office:value-type="string" office:string-value="3xvbone1oneight8eightlb" table:formula="of:=COM.MICROSOFT.REDUCE([.A228];[NumberText.$A$1]:[NumberText.$A$9];COM.MICROSOFT.LAMBDA(_xlpm.a;_xlpm.b;SUBSTITUTE(_xlpm.a;_xlpm.b;VLOOKUP(_xlpm.b;[NumberText.$A$1:.$B$9];2;FALSE))))" table:number-matrix-columns-spanned="1" table:number-matrix-rows-spanned="1" table:style-name="ce1">
            <text:p>3xvbone1oneight8eightlb</text:p>
          </table:table-cell>
          <table:table-cell office:value-type="string" office:string-value="318" table:formula="of:=COM.MICROSOFT.TEXTJOIN(&quot;&quot;;TRUE;IFERROR(MID([.D228];ROW(INDIRECT(&quot;1:100&quot;));1)+0;&quot;&quot;))" table:number-matrix-columns-spanned="1" table:number-matrix-rows-spanned="1" table:style-name="ce1">
            <text:p>318</text:p>
          </table:table-cell>
          <table:table-cell office:value-type="float" office:value="38" table:formula="of:=LEFT([.E228];1)*10+RIGHT([.E228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ftqct9</text:p>
          </table:table-cell>
          <table:table-cell office:value-type="string" office:string-value="39" table:formula="of:=COM.MICROSOFT.TEXTJOIN(&quot;&quot;;TRUE;IFERROR(MID([.A229];ROW(INDIRECT(&quot;1:100&quot;));1)+0;&quot;&quot;))" table:number-matrix-columns-spanned="1" table:number-matrix-rows-spanned="1" table:style-name="ce1">
            <text:p>39</text:p>
          </table:table-cell>
          <table:table-cell office:value-type="float" office:value="39" table:formula="of:=LEFT([.B229];1)*10+RIGHT([.B229];1)" table:style-name="ce1">
            <text:p>39</text:p>
          </table:table-cell>
          <table:table-cell office:value-type="string" office:string-value="3ftqct9" table:formula="of:=COM.MICROSOFT.REDUCE([.A229];[NumberText.$A$1]:[NumberText.$A$9];COM.MICROSOFT.LAMBDA(_xlpm.a;_xlpm.b;SUBSTITUTE(_xlpm.a;_xlpm.b;VLOOKUP(_xlpm.b;[NumberText.$A$1:.$B$9];2;FALSE))))" table:number-matrix-columns-spanned="1" table:number-matrix-rows-spanned="1" table:style-name="ce1">
            <text:p>3ftqct9</text:p>
          </table:table-cell>
          <table:table-cell office:value-type="string" office:string-value="39" table:formula="of:=COM.MICROSOFT.TEXTJOIN(&quot;&quot;;TRUE;IFERROR(MID([.D229];ROW(INDIRECT(&quot;1:100&quot;));1)+0;&quot;&quot;))" table:number-matrix-columns-spanned="1" table:number-matrix-rows-spanned="1" table:style-name="ce1">
            <text:p>39</text:p>
          </table:table-cell>
          <table:table-cell office:value-type="float" office:value="39" table:formula="of:=LEFT([.E229];1)*10+RIGHT([.E229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five55</text:p>
          </table:table-cell>
          <table:table-cell office:value-type="string" office:string-value="855" table:formula="of:=COM.MICROSOFT.TEXTJOIN(&quot;&quot;;TRUE;IFERROR(MID([.A230];ROW(INDIRECT(&quot;1:100&quot;));1)+0;&quot;&quot;))" table:number-matrix-columns-spanned="1" table:number-matrix-rows-spanned="1" table:style-name="ce1">
            <text:p>855</text:p>
          </table:table-cell>
          <table:table-cell office:value-type="float" office:value="85" table:formula="of:=LEFT([.B230];1)*10+RIGHT([.B230];1)" table:style-name="ce1">
            <text:p>85</text:p>
          </table:table-cell>
          <table:table-cell office:value-type="string" office:string-value="8five5five55" table:formula="of:=COM.MICROSOFT.REDUCE([.A230];[NumberText.$A$1]:[NumberText.$A$9];COM.MICROSOFT.LAMBDA(_xlpm.a;_xlpm.b;SUBSTITUTE(_xlpm.a;_xlpm.b;VLOOKUP(_xlpm.b;[NumberText.$A$1:.$B$9];2;FALSE))))" table:number-matrix-columns-spanned="1" table:number-matrix-rows-spanned="1" table:style-name="ce1">
            <text:p>8five5five55</text:p>
          </table:table-cell>
          <table:table-cell office:value-type="string" office:string-value="8555" table:formula="of:=COM.MICROSOFT.TEXTJOIN(&quot;&quot;;TRUE;IFERROR(MID([.D230];ROW(INDIRECT(&quot;1:100&quot;));1)+0;&quot;&quot;))" table:number-matrix-columns-spanned="1" table:number-matrix-rows-spanned="1" table:style-name="ce1">
            <text:p>8555</text:p>
          </table:table-cell>
          <table:table-cell office:value-type="float" office:value="85" table:formula="of:=LEFT([.E230];1)*10+RIGHT([.E230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eightmzrlfjqqddffgmfl</text:p>
          </table:table-cell>
          <table:table-cell office:value-type="string" office:string-value="4" table:formula="of:=COM.MICROSOFT.TEXTJOIN(&quot;&quot;;TRUE;IFERROR(MID([.A23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31];1)*10+RIGHT([.B231];1)" table:style-name="ce1">
            <text:p>44</text:p>
          </table:table-cell>
          <table:table-cell office:value-type="string" office:string-value="4eight8eightmzrlfjqqddffgmfl" table:formula="of:=COM.MICROSOFT.REDUCE([.A231];[NumberText.$A$1]:[NumberText.$A$9];COM.MICROSOFT.LAMBDA(_xlpm.a;_xlpm.b;SUBSTITUTE(_xlpm.a;_xlpm.b;VLOOKUP(_xlpm.b;[NumberText.$A$1:.$B$9];2;FALSE))))" table:number-matrix-columns-spanned="1" table:number-matrix-rows-spanned="1" table:style-name="ce1">
            <text:p>4eight8eightmzrlfjqqddffgmfl</text:p>
          </table:table-cell>
          <table:table-cell office:value-type="string" office:string-value="48" table:formula="of:=COM.MICROSOFT.TEXTJOIN(&quot;&quot;;TRUE;IFERROR(MID([.D231];ROW(INDIRECT(&quot;1:100&quot;));1)+0;&quot;&quot;))" table:number-matrix-columns-spanned="1" table:number-matrix-rows-spanned="1" table:style-name="ce1">
            <text:p>48</text:p>
          </table:table-cell>
          <table:table-cell office:value-type="float" office:value="48" table:formula="of:=LEFT([.E231];1)*10+RIGHT([.E231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4mhzvktwolgpvrvnphc</text:p>
          </table:table-cell>
          <table:table-cell office:value-type="string" office:string-value="74" table:formula="of:=COM.MICROSOFT.TEXTJOIN(&quot;&quot;;TRUE;IFERROR(MID([.A232];ROW(INDIRECT(&quot;1:100&quot;));1)+0;&quot;&quot;))" table:number-matrix-columns-spanned="1" table:number-matrix-rows-spanned="1" table:style-name="ce1">
            <text:p>74</text:p>
          </table:table-cell>
          <table:table-cell office:value-type="float" office:value="74" table:formula="of:=LEFT([.B232];1)*10+RIGHT([.B232];1)" table:style-name="ce1">
            <text:p>74</text:p>
          </table:table-cell>
          <table:table-cell office:value-type="string" office:string-value="74mhzvktwo2twolgpvrvnphc" table:formula="of:=COM.MICROSOFT.REDUCE([.A232];[NumberText.$A$1]:[NumberText.$A$9];COM.MICROSOFT.LAMBDA(_xlpm.a;_xlpm.b;SUBSTITUTE(_xlpm.a;_xlpm.b;VLOOKUP(_xlpm.b;[NumberText.$A$1:.$B$9];2;FALSE))))" table:number-matrix-columns-spanned="1" table:number-matrix-rows-spanned="1" table:style-name="ce1">
            <text:p>74mhzvktwo2twolgpvrvnphc</text:p>
          </table:table-cell>
          <table:table-cell office:value-type="string" office:string-value="742" table:formula="of:=COM.MICROSOFT.TEXTJOIN(&quot;&quot;;TRUE;IFERROR(MID([.D232];ROW(INDIRECT(&quot;1:100&quot;));1)+0;&quot;&quot;))" table:number-matrix-columns-spanned="1" table:number-matrix-rows-spanned="1" table:style-name="ce1">
            <text:p>742</text:p>
          </table:table-cell>
          <table:table-cell office:value-type="float" office:value="72" table:formula="of:=LEFT([.E232];1)*10+RIGHT([.E232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nine694ninetwo</text:p>
          </table:table-cell>
          <table:table-cell office:value-type="string" office:string-value="694" table:formula="of:=COM.MICROSOFT.TEXTJOIN(&quot;&quot;;TRUE;IFERROR(MID([.A233];ROW(INDIRECT(&quot;1:100&quot;));1)+0;&quot;&quot;))" table:number-matrix-columns-spanned="1" table:number-matrix-rows-spanned="1" table:style-name="ce1">
            <text:p>694</text:p>
          </table:table-cell>
          <table:table-cell office:value-type="float" office:value="64" table:formula="of:=LEFT([.B233];1)*10+RIGHT([.B233];1)" table:style-name="ce1">
            <text:p>64</text:p>
          </table:table-cell>
          <table:table-cell office:value-type="string" office:string-value="six6sixnine9nine694nine9ninetwo2two" table:formula="of:=COM.MICROSOFT.REDUCE([.A233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nine9nine694nine9ninetwo2two</text:p>
          </table:table-cell>
          <table:table-cell office:value-type="string" office:string-value="6969492" table:formula="of:=COM.MICROSOFT.TEXTJOIN(&quot;&quot;;TRUE;IFERROR(MID([.D233];ROW(INDIRECT(&quot;1:100&quot;));1)+0;&quot;&quot;))" table:number-matrix-columns-spanned="1" table:number-matrix-rows-spanned="1" table:style-name="ce1">
            <text:p>6969492</text:p>
          </table:table-cell>
          <table:table-cell office:value-type="float" office:value="62" table:formula="of:=LEFT([.E233];1)*10+RIGHT([.E233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zpnktvcqleight2</text:p>
          </table:table-cell>
          <table:table-cell office:value-type="string" office:string-value="2" table:formula="of:=COM.MICROSOFT.TEXTJOIN(&quot;&quot;;TRUE;IFERROR(MID([.A23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34];1)*10+RIGHT([.B234];1)" table:style-name="ce1">
            <text:p>22</text:p>
          </table:table-cell>
          <table:table-cell office:value-type="string" office:string-value="bzpnktvcqleight8eight2" table:formula="of:=COM.MICROSOFT.REDUCE([.A234];[NumberText.$A$1]:[NumberText.$A$9];COM.MICROSOFT.LAMBDA(_xlpm.a;_xlpm.b;SUBSTITUTE(_xlpm.a;_xlpm.b;VLOOKUP(_xlpm.b;[NumberText.$A$1:.$B$9];2;FALSE))))" table:number-matrix-columns-spanned="1" table:number-matrix-rows-spanned="1" table:style-name="ce1">
            <text:p>bzpnktvcqleight8eight2</text:p>
          </table:table-cell>
          <table:table-cell office:value-type="string" office:string-value="82" table:formula="of:=COM.MICROSOFT.TEXTJOIN(&quot;&quot;;TRUE;IFERROR(MID([.D234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E234];1)*10+RIGHT([.E234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oneeight1five2dszthreedncqzmhc</text:p>
          </table:table-cell>
          <table:table-cell office:value-type="string" office:string-value="512" table:formula="of:=COM.MICROSOFT.TEXTJOIN(&quot;&quot;;TRUE;IFERROR(MID([.A235];ROW(INDIRECT(&quot;1:100&quot;));1)+0;&quot;&quot;))" table:number-matrix-columns-spanned="1" table:number-matrix-rows-spanned="1" table:style-name="ce1">
            <text:p>512</text:p>
          </table:table-cell>
          <table:table-cell office:value-type="float" office:value="52" table:formula="of:=LEFT([.B235];1)*10+RIGHT([.B235];1)" table:style-name="ce1">
            <text:p>52</text:p>
          </table:table-cell>
          <table:table-cell office:value-type="string" office:string-value="5one1oneeight8eight1five5five2dszthree3threedncqzmhc" table:formula="of:=COM.MICROSOFT.REDUCE([.A235];[NumberText.$A$1]:[NumberText.$A$9];COM.MICROSOFT.LAMBDA(_xlpm.a;_xlpm.b;SUBSTITUTE(_xlpm.a;_xlpm.b;VLOOKUP(_xlpm.b;[NumberText.$A$1:.$B$9];2;FALSE))))" table:number-matrix-columns-spanned="1" table:number-matrix-rows-spanned="1" table:style-name="ce1">
            <text:p>5one1oneeight8eight1five5five2dszthree3threedncqzmhc</text:p>
          </table:table-cell>
          <table:table-cell office:value-type="string" office:string-value="5181523" table:formula="of:=COM.MICROSOFT.TEXTJOIN(&quot;&quot;;TRUE;IFERROR(MID([.D235];ROW(INDIRECT(&quot;1:100&quot;));1)+0;&quot;&quot;))" table:number-matrix-columns-spanned="1" table:number-matrix-rows-spanned="1" table:style-name="ce1">
            <text:p>5181523</text:p>
          </table:table-cell>
          <table:table-cell office:value-type="float" office:value="53" table:formula="of:=LEFT([.E235];1)*10+RIGHT([.E235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frbmcblrghgmpkrdnh7fournzbvtrzvhchsix</text:p>
          </table:table-cell>
          <table:table-cell office:value-type="string" office:string-value="7" table:formula="of:=COM.MICROSOFT.TEXTJOIN(&quot;&quot;;TRUE;IFERROR(MID([.A23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236];1)*10+RIGHT([.B236];1)" table:style-name="ce1">
            <text:p>77</text:p>
          </table:table-cell>
          <table:table-cell office:value-type="string" office:string-value="eight8eightfrbmcblrghgmpkrdnh7four4fournzbvtrzvhchsix6six" table:formula="of:=COM.MICROSOFT.REDUCE([.A236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frbmcblrghgmpkrdnh7four4fournzbvtrzvhchsix6six</text:p>
          </table:table-cell>
          <table:table-cell office:value-type="string" office:string-value="8746" table:formula="of:=COM.MICROSOFT.TEXTJOIN(&quot;&quot;;TRUE;IFERROR(MID([.D236];ROW(INDIRECT(&quot;1:100&quot;));1)+0;&quot;&quot;))" table:number-matrix-columns-spanned="1" table:number-matrix-rows-spanned="1" table:style-name="ce1">
            <text:p>8746</text:p>
          </table:table-cell>
          <table:table-cell office:value-type="float" office:value="86" table:formula="of:=LEFT([.E236];1)*10+RIGHT([.E236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threeoneone6kbghfst</text:p>
          </table:table-cell>
          <table:table-cell office:value-type="string" office:string-value="6" table:formula="of:=COM.MICROSOFT.TEXTJOIN(&quot;&quot;;TRUE;IFERROR(MID([.A23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237];1)*10+RIGHT([.B237];1)" table:style-name="ce1">
            <text:p>66</text:p>
          </table:table-cell>
          <table:table-cell office:value-type="string" office:string-value="three3threethree3threeone1oneone1one6kbghfst" table:formula="of:=COM.MICROSOFT.REDUCE([.A237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three3threeone1oneone1one6kbghfst</text:p>
          </table:table-cell>
          <table:table-cell office:value-type="string" office:string-value="33116" table:formula="of:=COM.MICROSOFT.TEXTJOIN(&quot;&quot;;TRUE;IFERROR(MID([.D237];ROW(INDIRECT(&quot;1:100&quot;));1)+0;&quot;&quot;))" table:number-matrix-columns-spanned="1" table:number-matrix-rows-spanned="1" table:style-name="ce1">
            <text:p>33116</text:p>
          </table:table-cell>
          <table:table-cell office:value-type="float" office:value="36" table:formula="of:=LEFT([.E237];1)*10+RIGHT([.E237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fiveonexfchmclqhqfive</text:p>
          </table:table-cell>
          <table:table-cell office:value-type="string" office:string-value="4" table:formula="of:=COM.MICROSOFT.TEXTJOIN(&quot;&quot;;TRUE;IFERROR(MID([.A23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38];1)*10+RIGHT([.B238];1)" table:style-name="ce1">
            <text:p>44</text:p>
          </table:table-cell>
          <table:table-cell office:value-type="string" office:string-value="4five5fiveone1onexfchmclqhqfive5five" table:formula="of:=COM.MICROSOFT.REDUCE([.A238];[NumberText.$A$1]:[NumberText.$A$9];COM.MICROSOFT.LAMBDA(_xlpm.a;_xlpm.b;SUBSTITUTE(_xlpm.a;_xlpm.b;VLOOKUP(_xlpm.b;[NumberText.$A$1:.$B$9];2;FALSE))))" table:number-matrix-columns-spanned="1" table:number-matrix-rows-spanned="1" table:style-name="ce1">
            <text:p>4five5fiveone1onexfchmclqhqfive5five</text:p>
          </table:table-cell>
          <table:table-cell office:value-type="string" office:string-value="4515" table:formula="of:=COM.MICROSOFT.TEXTJOIN(&quot;&quot;;TRUE;IFERROR(MID([.D238];ROW(INDIRECT(&quot;1:100&quot;));1)+0;&quot;&quot;))" table:number-matrix-columns-spanned="1" table:number-matrix-rows-spanned="1" table:style-name="ce1">
            <text:p>4515</text:p>
          </table:table-cell>
          <table:table-cell office:value-type="float" office:value="45" table:formula="of:=LEFT([.E238];1)*10+RIGHT([.E238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3nine</text:p>
          </table:table-cell>
          <table:table-cell office:value-type="string" office:string-value="13" table:formula="of:=COM.MICROSOFT.TEXTJOIN(&quot;&quot;;TRUE;IFERROR(MID([.A239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239];1)*10+RIGHT([.B239];1)" table:style-name="ce1">
            <text:p>13</text:p>
          </table:table-cell>
          <table:table-cell office:value-type="string" office:string-value="1t3nine9nine" table:formula="of:=COM.MICROSOFT.REDUCE([.A239];[NumberText.$A$1]:[NumberText.$A$9];COM.MICROSOFT.LAMBDA(_xlpm.a;_xlpm.b;SUBSTITUTE(_xlpm.a;_xlpm.b;VLOOKUP(_xlpm.b;[NumberText.$A$1:.$B$9];2;FALSE))))" table:number-matrix-columns-spanned="1" table:number-matrix-rows-spanned="1" table:style-name="ce1">
            <text:p>1t3nine9nine</text:p>
          </table:table-cell>
          <table:table-cell office:value-type="string" office:string-value="139" table:formula="of:=COM.MICROSOFT.TEXTJOIN(&quot;&quot;;TRUE;IFERROR(MID([.D239];ROW(INDIRECT(&quot;1:100&quot;));1)+0;&quot;&quot;))" table:number-matrix-columns-spanned="1" table:number-matrix-rows-spanned="1" table:style-name="ce1">
            <text:p>139</text:p>
          </table:table-cell>
          <table:table-cell office:value-type="float" office:value="19" table:formula="of:=LEFT([.E239];1)*10+RIGHT([.E239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jclthreefourbtdgsggzh</text:p>
          </table:table-cell>
          <table:table-cell office:value-type="string" office:string-value="57" table:formula="of:=COM.MICROSOFT.TEXTJOIN(&quot;&quot;;TRUE;IFERROR(MID([.A240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B240];1)*10+RIGHT([.B240];1)" table:style-name="ce1">
            <text:p>57</text:p>
          </table:table-cell>
          <table:table-cell office:value-type="string" office:string-value="57jclthree3threefour4fourbtdgsggzh" table:formula="of:=COM.MICROSOFT.REDUCE([.A240];[NumberText.$A$1]:[NumberText.$A$9];COM.MICROSOFT.LAMBDA(_xlpm.a;_xlpm.b;SUBSTITUTE(_xlpm.a;_xlpm.b;VLOOKUP(_xlpm.b;[NumberText.$A$1:.$B$9];2;FALSE))))" table:number-matrix-columns-spanned="1" table:number-matrix-rows-spanned="1" table:style-name="ce1">
            <text:p>57jclthree3threefour4fourbtdgsggzh</text:p>
          </table:table-cell>
          <table:table-cell office:value-type="string" office:string-value="5734" table:formula="of:=COM.MICROSOFT.TEXTJOIN(&quot;&quot;;TRUE;IFERROR(MID([.D240];ROW(INDIRECT(&quot;1:100&quot;));1)+0;&quot;&quot;))" table:number-matrix-columns-spanned="1" table:number-matrix-rows-spanned="1" table:style-name="ce1">
            <text:p>5734</text:p>
          </table:table-cell>
          <table:table-cell office:value-type="float" office:value="54" table:formula="of:=LEFT([.E240];1)*10+RIGHT([.E240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pc9fhddthreefive</text:p>
          </table:table-cell>
          <table:table-cell office:value-type="string" office:string-value="9" table:formula="of:=COM.MICROSOFT.TEXTJOIN(&quot;&quot;;TRUE;IFERROR(MID([.A241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241];1)*10+RIGHT([.B241];1)" table:style-name="ce1">
            <text:p>99</text:p>
          </table:table-cell>
          <table:table-cell office:value-type="string" office:string-value="qpc9fhddthree3threefive5five" table:formula="of:=COM.MICROSOFT.REDUCE([.A241];[NumberText.$A$1]:[NumberText.$A$9];COM.MICROSOFT.LAMBDA(_xlpm.a;_xlpm.b;SUBSTITUTE(_xlpm.a;_xlpm.b;VLOOKUP(_xlpm.b;[NumberText.$A$1:.$B$9];2;FALSE))))" table:number-matrix-columns-spanned="1" table:number-matrix-rows-spanned="1" table:style-name="ce1">
            <text:p>qpc9fhddthree3threefive5five</text:p>
          </table:table-cell>
          <table:table-cell office:value-type="string" office:string-value="935" table:formula="of:=COM.MICROSOFT.TEXTJOIN(&quot;&quot;;TRUE;IFERROR(MID([.D241];ROW(INDIRECT(&quot;1:100&quot;));1)+0;&quot;&quot;))" table:number-matrix-columns-spanned="1" table:number-matrix-rows-spanned="1" table:style-name="ce1">
            <text:p>935</text:p>
          </table:table-cell>
          <table:table-cell office:value-type="float" office:value="95" table:formula="of:=LEFT([.E241];1)*10+RIGHT([.E241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ightnine7cgpbbnine8</text:p>
          </table:table-cell>
          <table:table-cell office:value-type="string" office:string-value="978" table:formula="of:=COM.MICROSOFT.TEXTJOIN(&quot;&quot;;TRUE;IFERROR(MID([.A242];ROW(INDIRECT(&quot;1:100&quot;));1)+0;&quot;&quot;))" table:number-matrix-columns-spanned="1" table:number-matrix-rows-spanned="1" table:style-name="ce1">
            <text:p>978</text:p>
          </table:table-cell>
          <table:table-cell office:value-type="float" office:value="98" table:formula="of:=LEFT([.B242];1)*10+RIGHT([.B242];1)" table:style-name="ce1">
            <text:p>98</text:p>
          </table:table-cell>
          <table:table-cell office:value-type="string" office:string-value="9eight8eightnine9nine7cgpbbnine9nine8" table:formula="of:=COM.MICROSOFT.REDUCE([.A242];[NumberText.$A$1]:[NumberText.$A$9];COM.MICROSOFT.LAMBDA(_xlpm.a;_xlpm.b;SUBSTITUTE(_xlpm.a;_xlpm.b;VLOOKUP(_xlpm.b;[NumberText.$A$1:.$B$9];2;FALSE))))" table:number-matrix-columns-spanned="1" table:number-matrix-rows-spanned="1" table:style-name="ce1">
            <text:p>9eight8eightnine9nine7cgpbbnine9nine8</text:p>
          </table:table-cell>
          <table:table-cell office:value-type="string" office:string-value="989798" table:formula="of:=COM.MICROSOFT.TEXTJOIN(&quot;&quot;;TRUE;IFERROR(MID([.D242];ROW(INDIRECT(&quot;1:100&quot;));1)+0;&quot;&quot;))" table:number-matrix-columns-spanned="1" table:number-matrix-rows-spanned="1" table:style-name="ce1">
            <text:p>989798</text:p>
          </table:table-cell>
          <table:table-cell office:value-type="float" office:value="98" table:formula="of:=LEFT([.E242];1)*10+RIGHT([.E242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twoxbzjp6fmqlznzgpgdqmmnpmkvctm</text:p>
          </table:table-cell>
          <table:table-cell office:value-type="string" office:string-value="886" table:formula="of:=COM.MICROSOFT.TEXTJOIN(&quot;&quot;;TRUE;IFERROR(MID([.A243];ROW(INDIRECT(&quot;1:100&quot;));1)+0;&quot;&quot;))" table:number-matrix-columns-spanned="1" table:number-matrix-rows-spanned="1" table:style-name="ce1">
            <text:p>886</text:p>
          </table:table-cell>
          <table:table-cell office:value-type="float" office:value="86" table:formula="of:=LEFT([.B243];1)*10+RIGHT([.B243];1)" table:style-name="ce1">
            <text:p>86</text:p>
          </table:table-cell>
          <table:table-cell office:value-type="string" office:string-value="88two2twoxbzjp6fmqlznzgpgdqmmnpmkvctm" table:formula="of:=COM.MICROSOFT.REDUCE([.A243];[NumberText.$A$1]:[NumberText.$A$9];COM.MICROSOFT.LAMBDA(_xlpm.a;_xlpm.b;SUBSTITUTE(_xlpm.a;_xlpm.b;VLOOKUP(_xlpm.b;[NumberText.$A$1:.$B$9];2;FALSE))))" table:number-matrix-columns-spanned="1" table:number-matrix-rows-spanned="1" table:style-name="ce1">
            <text:p>88two2twoxbzjp6fmqlznzgpgdqmmnpmkvctm</text:p>
          </table:table-cell>
          <table:table-cell office:value-type="string" office:string-value="8826" table:formula="of:=COM.MICROSOFT.TEXTJOIN(&quot;&quot;;TRUE;IFERROR(MID([.D243];ROW(INDIRECT(&quot;1:100&quot;));1)+0;&quot;&quot;))" table:number-matrix-columns-spanned="1" table:number-matrix-rows-spanned="1" table:style-name="ce1">
            <text:p>8826</text:p>
          </table:table-cell>
          <table:table-cell office:value-type="float" office:value="86" table:formula="of:=LEFT([.E243];1)*10+RIGHT([.E243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lb9four168qpchgnfn</text:p>
          </table:table-cell>
          <table:table-cell office:value-type="string" office:string-value="9168" table:formula="of:=COM.MICROSOFT.TEXTJOIN(&quot;&quot;;TRUE;IFERROR(MID([.A244];ROW(INDIRECT(&quot;1:100&quot;));1)+0;&quot;&quot;))" table:number-matrix-columns-spanned="1" table:number-matrix-rows-spanned="1" table:style-name="ce1">
            <text:p>9168</text:p>
          </table:table-cell>
          <table:table-cell office:value-type="float" office:value="98" table:formula="of:=LEFT([.B244];1)*10+RIGHT([.B244];1)" table:style-name="ce1">
            <text:p>98</text:p>
          </table:table-cell>
          <table:table-cell office:value-type="string" office:string-value="three3threelb9four4four168qpchgnfn" table:formula="of:=COM.MICROSOFT.REDUCE([.A244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lb9four4four168qpchgnfn</text:p>
          </table:table-cell>
          <table:table-cell office:value-type="string" office:string-value="394168" table:formula="of:=COM.MICROSOFT.TEXTJOIN(&quot;&quot;;TRUE;IFERROR(MID([.D244];ROW(INDIRECT(&quot;1:100&quot;));1)+0;&quot;&quot;))" table:number-matrix-columns-spanned="1" table:number-matrix-rows-spanned="1" table:style-name="ce1">
            <text:p>394168</text:p>
          </table:table-cell>
          <table:table-cell office:value-type="float" office:value="38" table:formula="of:=LEFT([.E244];1)*10+RIGHT([.E244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onekrlmslkd7five</text:p>
          </table:table-cell>
          <table:table-cell office:value-type="string" office:string-value="47" table:formula="of:=COM.MICROSOFT.TEXTJOIN(&quot;&quot;;TRUE;IFERROR(MID([.A245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B245];1)*10+RIGHT([.B245];1)" table:style-name="ce1">
            <text:p>47</text:p>
          </table:table-cell>
          <table:table-cell office:value-type="string" office:string-value="4one1onekrlmslkd7five5five" table:formula="of:=COM.MICROSOFT.REDUCE([.A245];[NumberText.$A$1]:[NumberText.$A$9];COM.MICROSOFT.LAMBDA(_xlpm.a;_xlpm.b;SUBSTITUTE(_xlpm.a;_xlpm.b;VLOOKUP(_xlpm.b;[NumberText.$A$1:.$B$9];2;FALSE))))" table:number-matrix-columns-spanned="1" table:number-matrix-rows-spanned="1" table:style-name="ce1">
            <text:p>4one1onekrlmslkd7five5five</text:p>
          </table:table-cell>
          <table:table-cell office:value-type="string" office:string-value="4175" table:formula="of:=COM.MICROSOFT.TEXTJOIN(&quot;&quot;;TRUE;IFERROR(MID([.D245];ROW(INDIRECT(&quot;1:100&quot;));1)+0;&quot;&quot;))" table:number-matrix-columns-spanned="1" table:number-matrix-rows-spanned="1" table:style-name="ce1">
            <text:p>4175</text:p>
          </table:table-cell>
          <table:table-cell office:value-type="float" office:value="45" table:formula="of:=LEFT([.E245];1)*10+RIGHT([.E245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jfxtsseven</text:p>
          </table:table-cell>
          <table:table-cell office:value-type="string" office:string-value="4" table:formula="of:=COM.MICROSOFT.TEXTJOIN(&quot;&quot;;TRUE;IFERROR(MID([.A246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46];1)*10+RIGHT([.B246];1)" table:style-name="ce1">
            <text:p>44</text:p>
          </table:table-cell>
          <table:table-cell office:value-type="string" office:string-value="4jfxtsseven7seven" table:formula="of:=COM.MICROSOFT.REDUCE([.A246];[NumberText.$A$1]:[NumberText.$A$9];COM.MICROSOFT.LAMBDA(_xlpm.a;_xlpm.b;SUBSTITUTE(_xlpm.a;_xlpm.b;VLOOKUP(_xlpm.b;[NumberText.$A$1:.$B$9];2;FALSE))))" table:number-matrix-columns-spanned="1" table:number-matrix-rows-spanned="1" table:style-name="ce1">
            <text:p>4jfxtsseven7seven</text:p>
          </table:table-cell>
          <table:table-cell office:value-type="string" office:string-value="47" table:formula="of:=COM.MICROSOFT.TEXTJOIN(&quot;&quot;;TRUE;IFERROR(MID([.D246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E246];1)*10+RIGHT([.E246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sthvnxpf7</text:p>
          </table:table-cell>
          <table:table-cell office:value-type="string" office:string-value="7" table:formula="of:=COM.MICROSOFT.TEXTJOIN(&quot;&quot;;TRUE;IFERROR(MID([.A247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247];1)*10+RIGHT([.B247];1)" table:style-name="ce1">
            <text:p>77</text:p>
          </table:table-cell>
          <table:table-cell office:value-type="string" office:string-value="zsthvnxpf7" table:formula="of:=COM.MICROSOFT.REDUCE([.A247];[NumberText.$A$1]:[NumberText.$A$9];COM.MICROSOFT.LAMBDA(_xlpm.a;_xlpm.b;SUBSTITUTE(_xlpm.a;_xlpm.b;VLOOKUP(_xlpm.b;[NumberText.$A$1:.$B$9];2;FALSE))))" table:number-matrix-columns-spanned="1" table:number-matrix-rows-spanned="1" table:style-name="ce1">
            <text:p>zsthvnxpf7</text:p>
          </table:table-cell>
          <table:table-cell office:value-type="string" office:string-value="7" table:formula="of:=COM.MICROSOFT.TEXTJOIN(&quot;&quot;;TRUE;IFERROR(MID([.D247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247];1)*10+RIGHT([.E247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6three</text:p>
          </table:table-cell>
          <table:table-cell office:value-type="string" office:string-value="656" table:formula="of:=COM.MICROSOFT.TEXTJOIN(&quot;&quot;;TRUE;IFERROR(MID([.A248];ROW(INDIRECT(&quot;1:100&quot;));1)+0;&quot;&quot;))" table:number-matrix-columns-spanned="1" table:number-matrix-rows-spanned="1" table:style-name="ce1">
            <text:p>656</text:p>
          </table:table-cell>
          <table:table-cell office:value-type="float" office:value="66" table:formula="of:=LEFT([.B248];1)*10+RIGHT([.B248];1)" table:style-name="ce1">
            <text:p>66</text:p>
          </table:table-cell>
          <table:table-cell office:value-type="string" office:string-value="656three3three" table:formula="of:=COM.MICROSOFT.REDUCE([.A248];[NumberText.$A$1]:[NumberText.$A$9];COM.MICROSOFT.LAMBDA(_xlpm.a;_xlpm.b;SUBSTITUTE(_xlpm.a;_xlpm.b;VLOOKUP(_xlpm.b;[NumberText.$A$1:.$B$9];2;FALSE))))" table:number-matrix-columns-spanned="1" table:number-matrix-rows-spanned="1" table:style-name="ce1">
            <text:p>656three3three</text:p>
          </table:table-cell>
          <table:table-cell office:value-type="string" office:string-value="6563" table:formula="of:=COM.MICROSOFT.TEXTJOIN(&quot;&quot;;TRUE;IFERROR(MID([.D248];ROW(INDIRECT(&quot;1:100&quot;));1)+0;&quot;&quot;))" table:number-matrix-columns-spanned="1" table:number-matrix-rows-spanned="1" table:style-name="ce1">
            <text:p>6563</text:p>
          </table:table-cell>
          <table:table-cell office:value-type="float" office:value="63" table:formula="of:=LEFT([.E248];1)*10+RIGHT([.E248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3seven</text:p>
          </table:table-cell>
          <table:table-cell office:value-type="string" office:string-value="453" table:formula="of:=COM.MICROSOFT.TEXTJOIN(&quot;&quot;;TRUE;IFERROR(MID([.A249];ROW(INDIRECT(&quot;1:100&quot;));1)+0;&quot;&quot;))" table:number-matrix-columns-spanned="1" table:number-matrix-rows-spanned="1" table:style-name="ce1">
            <text:p>453</text:p>
          </table:table-cell>
          <table:table-cell office:value-type="float" office:value="43" table:formula="of:=LEFT([.B249];1)*10+RIGHT([.B249];1)" table:style-name="ce1">
            <text:p>43</text:p>
          </table:table-cell>
          <table:table-cell office:value-type="string" office:string-value="453seven7seven" table:formula="of:=COM.MICROSOFT.REDUCE([.A249];[NumberText.$A$1]:[NumberText.$A$9];COM.MICROSOFT.LAMBDA(_xlpm.a;_xlpm.b;SUBSTITUTE(_xlpm.a;_xlpm.b;VLOOKUP(_xlpm.b;[NumberText.$A$1:.$B$9];2;FALSE))))" table:number-matrix-columns-spanned="1" table:number-matrix-rows-spanned="1" table:style-name="ce1">
            <text:p>453seven7seven</text:p>
          </table:table-cell>
          <table:table-cell office:value-type="string" office:string-value="4537" table:formula="of:=COM.MICROSOFT.TEXTJOIN(&quot;&quot;;TRUE;IFERROR(MID([.D249];ROW(INDIRECT(&quot;1:100&quot;));1)+0;&quot;&quot;))" table:number-matrix-columns-spanned="1" table:number-matrix-rows-spanned="1" table:style-name="ce1">
            <text:p>4537</text:p>
          </table:table-cell>
          <table:table-cell office:value-type="float" office:value="47" table:formula="of:=LEFT([.E249];1)*10+RIGHT([.E249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xmr55hgnvtjbbqhfsxssjxzshcbkvsbzg1</text:p>
          </table:table-cell>
          <table:table-cell office:value-type="string" office:string-value="551" table:formula="of:=COM.MICROSOFT.TEXTJOIN(&quot;&quot;;TRUE;IFERROR(MID([.A250];ROW(INDIRECT(&quot;1:100&quot;));1)+0;&quot;&quot;))" table:number-matrix-columns-spanned="1" table:number-matrix-rows-spanned="1" table:style-name="ce1">
            <text:p>551</text:p>
          </table:table-cell>
          <table:table-cell office:value-type="float" office:value="51" table:formula="of:=LEFT([.B250];1)*10+RIGHT([.B250];1)" table:style-name="ce1">
            <text:p>51</text:p>
          </table:table-cell>
          <table:table-cell office:value-type="string" office:string-value="zxmr55hgnvtjbbqhfsxssjxzshcbkvsbzg1" table:formula="of:=COM.MICROSOFT.REDUCE([.A250];[NumberText.$A$1]:[NumberText.$A$9];COM.MICROSOFT.LAMBDA(_xlpm.a;_xlpm.b;SUBSTITUTE(_xlpm.a;_xlpm.b;VLOOKUP(_xlpm.b;[NumberText.$A$1:.$B$9];2;FALSE))))" table:number-matrix-columns-spanned="1" table:number-matrix-rows-spanned="1" table:style-name="ce1">
            <text:p>zxmr55hgnvtjbbqhfsxssjxzshcbkvsbzg1</text:p>
          </table:table-cell>
          <table:table-cell office:value-type="string" office:string-value="551" table:formula="of:=COM.MICROSOFT.TEXTJOIN(&quot;&quot;;TRUE;IFERROR(MID([.D250];ROW(INDIRECT(&quot;1:100&quot;));1)+0;&quot;&quot;))" table:number-matrix-columns-spanned="1" table:number-matrix-rows-spanned="1" table:style-name="ce1">
            <text:p>551</text:p>
          </table:table-cell>
          <table:table-cell office:value-type="float" office:value="51" table:formula="of:=LEFT([.E250];1)*10+RIGHT([.E250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bkffqzrbvxvqjfgkpmp5</text:p>
          </table:table-cell>
          <table:table-cell office:value-type="string" office:string-value="5" table:formula="of:=COM.MICROSOFT.TEXTJOIN(&quot;&quot;;TRUE;IFERROR(MID([.A251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251];1)*10+RIGHT([.B251];1)" table:style-name="ce1">
            <text:p>55</text:p>
          </table:table-cell>
          <table:table-cell office:value-type="string" office:string-value="pbkffqzrbvxvqjfgkpmp5" table:formula="of:=COM.MICROSOFT.REDUCE([.A251];[NumberText.$A$1]:[NumberText.$A$9];COM.MICROSOFT.LAMBDA(_xlpm.a;_xlpm.b;SUBSTITUTE(_xlpm.a;_xlpm.b;VLOOKUP(_xlpm.b;[NumberText.$A$1:.$B$9];2;FALSE))))" table:number-matrix-columns-spanned="1" table:number-matrix-rows-spanned="1" table:style-name="ce1">
            <text:p>pbkffqzrbvxvqjfgkpmp5</text:p>
          </table:table-cell>
          <table:table-cell office:value-type="string" office:string-value="5" table:formula="of:=COM.MICROSOFT.TEXTJOIN(&quot;&quot;;TRUE;IFERROR(MID([.D251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251];1)*10+RIGHT([.E251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six677lpqpgmc</text:p>
          </table:table-cell>
          <table:table-cell office:value-type="string" office:string-value="677" table:formula="of:=COM.MICROSOFT.TEXTJOIN(&quot;&quot;;TRUE;IFERROR(MID([.A252];ROW(INDIRECT(&quot;1:100&quot;));1)+0;&quot;&quot;))" table:number-matrix-columns-spanned="1" table:number-matrix-rows-spanned="1" table:style-name="ce1">
            <text:p>677</text:p>
          </table:table-cell>
          <table:table-cell office:value-type="float" office:value="67" table:formula="of:=LEFT([.B252];1)*10+RIGHT([.B252];1)" table:style-name="ce1">
            <text:p>67</text:p>
          </table:table-cell>
          <table:table-cell office:value-type="string" office:string-value="nine9ninesix6six677lpqpgmc" table:formula="of:=COM.MICROSOFT.REDUCE([.A252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six6six677lpqpgmc</text:p>
          </table:table-cell>
          <table:table-cell office:value-type="string" office:string-value="96677" table:formula="of:=COM.MICROSOFT.TEXTJOIN(&quot;&quot;;TRUE;IFERROR(MID([.D252];ROW(INDIRECT(&quot;1:100&quot;));1)+0;&quot;&quot;))" table:number-matrix-columns-spanned="1" table:number-matrix-rows-spanned="1" table:style-name="ce1">
            <text:p>96677</text:p>
          </table:table-cell>
          <table:table-cell office:value-type="float" office:value="97" table:formula="of:=LEFT([.E252];1)*10+RIGHT([.E252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gmb67fzdhnnfk7</text:p>
          </table:table-cell>
          <table:table-cell office:value-type="string" office:string-value="677" table:formula="of:=COM.MICROSOFT.TEXTJOIN(&quot;&quot;;TRUE;IFERROR(MID([.A253];ROW(INDIRECT(&quot;1:100&quot;));1)+0;&quot;&quot;))" table:number-matrix-columns-spanned="1" table:number-matrix-rows-spanned="1" table:style-name="ce1">
            <text:p>677</text:p>
          </table:table-cell>
          <table:table-cell office:value-type="float" office:value="67" table:formula="of:=LEFT([.B253];1)*10+RIGHT([.B253];1)" table:style-name="ce1">
            <text:p>67</text:p>
          </table:table-cell>
          <table:table-cell office:value-type="string" office:string-value="six6sixgmb67fzdhnnfk7" table:formula="of:=COM.MICROSOFT.REDUCE([.A253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gmb67fzdhnnfk7</text:p>
          </table:table-cell>
          <table:table-cell office:value-type="string" office:string-value="6677" table:formula="of:=COM.MICROSOFT.TEXTJOIN(&quot;&quot;;TRUE;IFERROR(MID([.D253];ROW(INDIRECT(&quot;1:100&quot;));1)+0;&quot;&quot;))" table:number-matrix-columns-spanned="1" table:number-matrix-rows-spanned="1" table:style-name="ce1">
            <text:p>6677</text:p>
          </table:table-cell>
          <table:table-cell office:value-type="float" office:value="67" table:formula="of:=LEFT([.E253];1)*10+RIGHT([.E253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lgjbltbtwotwoeight9sixninevlngvvj</text:p>
          </table:table-cell>
          <table:table-cell office:value-type="string" office:string-value="9" table:formula="of:=COM.MICROSOFT.TEXTJOIN(&quot;&quot;;TRUE;IFERROR(MID([.A25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254];1)*10+RIGHT([.B254];1)" table:style-name="ce1">
            <text:p>99</text:p>
          </table:table-cell>
          <table:table-cell office:value-type="string" office:string-value="jlgjbltbtwo2twotwo2twoeight8eight9six6sixnine9ninevlngvvj" table:formula="of:=COM.MICROSOFT.REDUCE([.A254];[NumberText.$A$1]:[NumberText.$A$9];COM.MICROSOFT.LAMBDA(_xlpm.a;_xlpm.b;SUBSTITUTE(_xlpm.a;_xlpm.b;VLOOKUP(_xlpm.b;[NumberText.$A$1:.$B$9];2;FALSE))))" table:number-matrix-columns-spanned="1" table:number-matrix-rows-spanned="1" table:style-name="ce1">
            <text:p>jlgjbltbtwo2twotwo2twoeight8eight9six6sixnine9ninevlngvvj</text:p>
          </table:table-cell>
          <table:table-cell office:value-type="string" office:string-value="228969" table:formula="of:=COM.MICROSOFT.TEXTJOIN(&quot;&quot;;TRUE;IFERROR(MID([.D254];ROW(INDIRECT(&quot;1:100&quot;));1)+0;&quot;&quot;))" table:number-matrix-columns-spanned="1" table:number-matrix-rows-spanned="1" table:style-name="ce1">
            <text:p>228969</text:p>
          </table:table-cell>
          <table:table-cell office:value-type="float" office:value="29" table:formula="of:=LEFT([.E254];1)*10+RIGHT([.E254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dxqdhps9sevenzmzdlnvsix3oneightj</text:p>
          </table:table-cell>
          <table:table-cell office:value-type="string" office:string-value="93" table:formula="of:=COM.MICROSOFT.TEXTJOIN(&quot;&quot;;TRUE;IFERROR(MID([.A255];ROW(INDIRECT(&quot;1:100&quot;));1)+0;&quot;&quot;))" table:number-matrix-columns-spanned="1" table:number-matrix-rows-spanned="1" table:style-name="ce1">
            <text:p>93</text:p>
          </table:table-cell>
          <table:table-cell office:value-type="float" office:value="93" table:formula="of:=LEFT([.B255];1)*10+RIGHT([.B255];1)" table:style-name="ce1">
            <text:p>93</text:p>
          </table:table-cell>
          <table:table-cell office:value-type="string" office:string-value="xdxqdhps9seven7sevenzmzdlnvsix6six3one1oneight8eightj" table:formula="of:=COM.MICROSOFT.REDUCE([.A255];[NumberText.$A$1]:[NumberText.$A$9];COM.MICROSOFT.LAMBDA(_xlpm.a;_xlpm.b;SUBSTITUTE(_xlpm.a;_xlpm.b;VLOOKUP(_xlpm.b;[NumberText.$A$1:.$B$9];2;FALSE))))" table:number-matrix-columns-spanned="1" table:number-matrix-rows-spanned="1" table:style-name="ce1">
            <text:p>xdxqdhps9seven7sevenzmzdlnvsix6six3one1oneight8eightj</text:p>
          </table:table-cell>
          <table:table-cell office:value-type="string" office:string-value="976318" table:formula="of:=COM.MICROSOFT.TEXTJOIN(&quot;&quot;;TRUE;IFERROR(MID([.D255];ROW(INDIRECT(&quot;1:100&quot;));1)+0;&quot;&quot;))" table:number-matrix-columns-spanned="1" table:number-matrix-rows-spanned="1" table:style-name="ce1">
            <text:p>976318</text:p>
          </table:table-cell>
          <table:table-cell office:value-type="float" office:value="98" table:formula="of:=LEFT([.E255];1)*10+RIGHT([.E255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twokpzvvqlgtcfx2</text:p>
          </table:table-cell>
          <table:table-cell office:value-type="string" office:string-value="2" table:formula="of:=COM.MICROSOFT.TEXTJOIN(&quot;&quot;;TRUE;IFERROR(MID([.A25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56];1)*10+RIGHT([.B256];1)" table:style-name="ce1">
            <text:p>22</text:p>
          </table:table-cell>
          <table:table-cell office:value-type="string" office:string-value="nine9ninetwo2twokpzvvqlgtcfx2" table:formula="of:=COM.MICROSOFT.REDUCE([.A256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two2twokpzvvqlgtcfx2</text:p>
          </table:table-cell>
          <table:table-cell office:value-type="string" office:string-value="922" table:formula="of:=COM.MICROSOFT.TEXTJOIN(&quot;&quot;;TRUE;IFERROR(MID([.D256];ROW(INDIRECT(&quot;1:100&quot;));1)+0;&quot;&quot;))" table:number-matrix-columns-spanned="1" table:number-matrix-rows-spanned="1" table:style-name="ce1">
            <text:p>922</text:p>
          </table:table-cell>
          <table:table-cell office:value-type="float" office:value="92" table:formula="of:=LEFT([.E256];1)*10+RIGHT([.E256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qmjchlbj7sevenfive</text:p>
          </table:table-cell>
          <table:table-cell office:value-type="string" office:string-value="7" table:formula="of:=COM.MICROSOFT.TEXTJOIN(&quot;&quot;;TRUE;IFERROR(MID([.A257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257];1)*10+RIGHT([.B257];1)" table:style-name="ce1">
            <text:p>77</text:p>
          </table:table-cell>
          <table:table-cell office:value-type="string" office:string-value="dqmjchlbj7seven7sevenfive5five" table:formula="of:=COM.MICROSOFT.REDUCE([.A257];[NumberText.$A$1]:[NumberText.$A$9];COM.MICROSOFT.LAMBDA(_xlpm.a;_xlpm.b;SUBSTITUTE(_xlpm.a;_xlpm.b;VLOOKUP(_xlpm.b;[NumberText.$A$1:.$B$9];2;FALSE))))" table:number-matrix-columns-spanned="1" table:number-matrix-rows-spanned="1" table:style-name="ce1">
            <text:p>dqmjchlbj7seven7sevenfive5five</text:p>
          </table:table-cell>
          <table:table-cell office:value-type="string" office:string-value="775" table:formula="of:=COM.MICROSOFT.TEXTJOIN(&quot;&quot;;TRUE;IFERROR(MID([.D257];ROW(INDIRECT(&quot;1:100&quot;));1)+0;&quot;&quot;))" table:number-matrix-columns-spanned="1" table:number-matrix-rows-spanned="1" table:style-name="ce1">
            <text:p>775</text:p>
          </table:table-cell>
          <table:table-cell office:value-type="float" office:value="75" table:formula="of:=LEFT([.E257];1)*10+RIGHT([.E257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1eight9kjmxclvdrdmvnthree</text:p>
          </table:table-cell>
          <table:table-cell office:value-type="string" office:string-value="619" table:formula="of:=COM.MICROSOFT.TEXTJOIN(&quot;&quot;;TRUE;IFERROR(MID([.A258];ROW(INDIRECT(&quot;1:100&quot;));1)+0;&quot;&quot;))" table:number-matrix-columns-spanned="1" table:number-matrix-rows-spanned="1" table:style-name="ce1">
            <text:p>619</text:p>
          </table:table-cell>
          <table:table-cell office:value-type="float" office:value="69" table:formula="of:=LEFT([.B258];1)*10+RIGHT([.B258];1)" table:style-name="ce1">
            <text:p>69</text:p>
          </table:table-cell>
          <table:table-cell office:value-type="string" office:string-value="61eight8eight9kjmxclvdrdmvnthree3three" table:formula="of:=COM.MICROSOFT.REDUCE([.A258];[NumberText.$A$1]:[NumberText.$A$9];COM.MICROSOFT.LAMBDA(_xlpm.a;_xlpm.b;SUBSTITUTE(_xlpm.a;_xlpm.b;VLOOKUP(_xlpm.b;[NumberText.$A$1:.$B$9];2;FALSE))))" table:number-matrix-columns-spanned="1" table:number-matrix-rows-spanned="1" table:style-name="ce1">
            <text:p>61eight8eight9kjmxclvdrdmvnthree3three</text:p>
          </table:table-cell>
          <table:table-cell office:value-type="string" office:string-value="61893" table:formula="of:=COM.MICROSOFT.TEXTJOIN(&quot;&quot;;TRUE;IFERROR(MID([.D258];ROW(INDIRECT(&quot;1:100&quot;));1)+0;&quot;&quot;))" table:number-matrix-columns-spanned="1" table:number-matrix-rows-spanned="1" table:style-name="ce1">
            <text:p>61893</text:p>
          </table:table-cell>
          <table:table-cell office:value-type="float" office:value="63" table:formula="of:=LEFT([.E258];1)*10+RIGHT([.E258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nine6three</text:p>
          </table:table-cell>
          <table:table-cell office:value-type="string" office:string-value="86" table:formula="of:=COM.MICROSOFT.TEXTJOIN(&quot;&quot;;TRUE;IFERROR(MID([.A259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259];1)*10+RIGHT([.B259];1)" table:style-name="ce1">
            <text:p>86</text:p>
          </table:table-cell>
          <table:table-cell office:value-type="string" office:string-value="8nine9nine6three3three" table:formula="of:=COM.MICROSOFT.REDUCE([.A259];[NumberText.$A$1]:[NumberText.$A$9];COM.MICROSOFT.LAMBDA(_xlpm.a;_xlpm.b;SUBSTITUTE(_xlpm.a;_xlpm.b;VLOOKUP(_xlpm.b;[NumberText.$A$1:.$B$9];2;FALSE))))" table:number-matrix-columns-spanned="1" table:number-matrix-rows-spanned="1" table:style-name="ce1">
            <text:p>8nine9nine6three3three</text:p>
          </table:table-cell>
          <table:table-cell office:value-type="string" office:string-value="8963" table:formula="of:=COM.MICROSOFT.TEXTJOIN(&quot;&quot;;TRUE;IFERROR(MID([.D259];ROW(INDIRECT(&quot;1:100&quot;));1)+0;&quot;&quot;))" table:number-matrix-columns-spanned="1" table:number-matrix-rows-spanned="1" table:style-name="ce1">
            <text:p>8963</text:p>
          </table:table-cell>
          <table:table-cell office:value-type="float" office:value="83" table:formula="of:=LEFT([.E259];1)*10+RIGHT([.E259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ndpknone</text:p>
          </table:table-cell>
          <table:table-cell office:value-type="string" office:string-value="3" table:formula="of:=COM.MICROSOFT.TEXTJOIN(&quot;&quot;;TRUE;IFERROR(MID([.A26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260];1)*10+RIGHT([.B260];1)" table:style-name="ce1">
            <text:p>33</text:p>
          </table:table-cell>
          <table:table-cell office:value-type="string" office:string-value="3ndpknone1one" table:formula="of:=COM.MICROSOFT.REDUCE([.A260];[NumberText.$A$1]:[NumberText.$A$9];COM.MICROSOFT.LAMBDA(_xlpm.a;_xlpm.b;SUBSTITUTE(_xlpm.a;_xlpm.b;VLOOKUP(_xlpm.b;[NumberText.$A$1:.$B$9];2;FALSE))))" table:number-matrix-columns-spanned="1" table:number-matrix-rows-spanned="1" table:style-name="ce1">
            <text:p>3ndpknone1one</text:p>
          </table:table-cell>
          <table:table-cell office:value-type="string" office:string-value="31" table:formula="of:=COM.MICROSOFT.TEXTJOIN(&quot;&quot;;TRUE;IFERROR(MID([.D260];ROW(INDIRECT(&quot;1:100&quot;));1)+0;&quot;&quot;))" table:number-matrix-columns-spanned="1" table:number-matrix-rows-spanned="1" table:style-name="ce1">
            <text:p>31</text:p>
          </table:table-cell>
          <table:table-cell office:value-type="float" office:value="31" table:formula="of:=LEFT([.E260];1)*10+RIGHT([.E260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4one</text:p>
          </table:table-cell>
          <table:table-cell office:value-type="string" office:string-value="4" table:formula="of:=COM.MICROSOFT.TEXTJOIN(&quot;&quot;;TRUE;IFERROR(MID([.A26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261];1)*10+RIGHT([.B261];1)" table:style-name="ce1">
            <text:p>44</text:p>
          </table:table-cell>
          <table:table-cell office:value-type="string" office:string-value="seven7seven4one1one" table:formula="of:=COM.MICROSOFT.REDUCE([.A261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4one1one</text:p>
          </table:table-cell>
          <table:table-cell office:value-type="string" office:string-value="741" table:formula="of:=COM.MICROSOFT.TEXTJOIN(&quot;&quot;;TRUE;IFERROR(MID([.D261];ROW(INDIRECT(&quot;1:100&quot;));1)+0;&quot;&quot;))" table:number-matrix-columns-spanned="1" table:number-matrix-rows-spanned="1" table:style-name="ce1">
            <text:p>741</text:p>
          </table:table-cell>
          <table:table-cell office:value-type="float" office:value="71" table:formula="of:=LEFT([.E261];1)*10+RIGHT([.E261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dxljzpk8twoxfmhbqnmqeightdhxvpgxcnine5</text:p>
          </table:table-cell>
          <table:table-cell office:value-type="string" office:string-value="885" table:formula="of:=COM.MICROSOFT.TEXTJOIN(&quot;&quot;;TRUE;IFERROR(MID([.A262];ROW(INDIRECT(&quot;1:100&quot;));1)+0;&quot;&quot;))" table:number-matrix-columns-spanned="1" table:number-matrix-rows-spanned="1" table:style-name="ce1">
            <text:p>885</text:p>
          </table:table-cell>
          <table:table-cell office:value-type="float" office:value="85" table:formula="of:=LEFT([.B262];1)*10+RIGHT([.B262];1)" table:style-name="ce1">
            <text:p>85</text:p>
          </table:table-cell>
          <table:table-cell office:value-type="string" office:string-value="8dxljzpk8two2twoxfmhbqnmqeight8eightdhxvpgxcnine9nine5" table:formula="of:=COM.MICROSOFT.REDUCE([.A262];[NumberText.$A$1]:[NumberText.$A$9];COM.MICROSOFT.LAMBDA(_xlpm.a;_xlpm.b;SUBSTITUTE(_xlpm.a;_xlpm.b;VLOOKUP(_xlpm.b;[NumberText.$A$1:.$B$9];2;FALSE))))" table:number-matrix-columns-spanned="1" table:number-matrix-rows-spanned="1" table:style-name="ce1">
            <text:p>8dxljzpk8two2twoxfmhbqnmqeight8eightdhxvpgxcnine9nine5</text:p>
          </table:table-cell>
          <table:table-cell office:value-type="string" office:string-value="882895" table:formula="of:=COM.MICROSOFT.TEXTJOIN(&quot;&quot;;TRUE;IFERROR(MID([.D262];ROW(INDIRECT(&quot;1:100&quot;));1)+0;&quot;&quot;))" table:number-matrix-columns-spanned="1" table:number-matrix-rows-spanned="1" table:style-name="ce1">
            <text:p>882895</text:p>
          </table:table-cell>
          <table:table-cell office:value-type="float" office:value="85" table:formula="of:=LEFT([.E262];1)*10+RIGHT([.E262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ive3seven</text:p>
          </table:table-cell>
          <table:table-cell office:value-type="string" office:string-value="63" table:formula="of:=COM.MICROSOFT.TEXTJOIN(&quot;&quot;;TRUE;IFERROR(MID([.A263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263];1)*10+RIGHT([.B263];1)" table:style-name="ce1">
            <text:p>63</text:p>
          </table:table-cell>
          <table:table-cell office:value-type="string" office:string-value="6five5five3seven7seven" table:formula="of:=COM.MICROSOFT.REDUCE([.A263];[NumberText.$A$1]:[NumberText.$A$9];COM.MICROSOFT.LAMBDA(_xlpm.a;_xlpm.b;SUBSTITUTE(_xlpm.a;_xlpm.b;VLOOKUP(_xlpm.b;[NumberText.$A$1:.$B$9];2;FALSE))))" table:number-matrix-columns-spanned="1" table:number-matrix-rows-spanned="1" table:style-name="ce1">
            <text:p>6five5five3seven7seven</text:p>
          </table:table-cell>
          <table:table-cell office:value-type="string" office:string-value="6537" table:formula="of:=COM.MICROSOFT.TEXTJOIN(&quot;&quot;;TRUE;IFERROR(MID([.D263];ROW(INDIRECT(&quot;1:100&quot;));1)+0;&quot;&quot;))" table:number-matrix-columns-spanned="1" table:number-matrix-rows-spanned="1" table:style-name="ce1">
            <text:p>6537</text:p>
          </table:table-cell>
          <table:table-cell office:value-type="float" office:value="67" table:formula="of:=LEFT([.E263];1)*10+RIGHT([.E263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zgfivenxhpr6gxqflrskhjhvoneonegzbclk</text:p>
          </table:table-cell>
          <table:table-cell office:value-type="string" office:string-value="6" table:formula="of:=COM.MICROSOFT.TEXTJOIN(&quot;&quot;;TRUE;IFERROR(MID([.A26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264];1)*10+RIGHT([.B264];1)" table:style-name="ce1">
            <text:p>66</text:p>
          </table:table-cell>
          <table:table-cell office:value-type="string" office:string-value="rzgfive5fivenxhpr6gxqflrskhjhvone1oneone1onegzbclk" table:formula="of:=COM.MICROSOFT.REDUCE([.A264];[NumberText.$A$1]:[NumberText.$A$9];COM.MICROSOFT.LAMBDA(_xlpm.a;_xlpm.b;SUBSTITUTE(_xlpm.a;_xlpm.b;VLOOKUP(_xlpm.b;[NumberText.$A$1:.$B$9];2;FALSE))))" table:number-matrix-columns-spanned="1" table:number-matrix-rows-spanned="1" table:style-name="ce1">
            <text:p>rzgfive5fivenxhpr6gxqflrskhjhvone1oneone1onegzbclk</text:p>
          </table:table-cell>
          <table:table-cell office:value-type="string" office:string-value="5611" table:formula="of:=COM.MICROSOFT.TEXTJOIN(&quot;&quot;;TRUE;IFERROR(MID([.D264];ROW(INDIRECT(&quot;1:100&quot;));1)+0;&quot;&quot;))" table:number-matrix-columns-spanned="1" table:number-matrix-rows-spanned="1" table:style-name="ce1">
            <text:p>5611</text:p>
          </table:table-cell>
          <table:table-cell office:value-type="float" office:value="51" table:formula="of:=LEFT([.E264];1)*10+RIGHT([.E264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rvjhkfv7sqnsz86five5skvvmspvjd3</text:p>
          </table:table-cell>
          <table:table-cell office:value-type="string" office:string-value="78653" table:formula="of:=COM.MICROSOFT.TEXTJOIN(&quot;&quot;;TRUE;IFERROR(MID([.A265];ROW(INDIRECT(&quot;1:100&quot;));1)+0;&quot;&quot;))" table:number-matrix-columns-spanned="1" table:number-matrix-rows-spanned="1" table:style-name="ce1">
            <text:p>78653</text:p>
          </table:table-cell>
          <table:table-cell office:value-type="float" office:value="73" table:formula="of:=LEFT([.B265];1)*10+RIGHT([.B265];1)" table:style-name="ce1">
            <text:p>73</text:p>
          </table:table-cell>
          <table:table-cell office:value-type="string" office:string-value="jrvjhkfv7sqnsz86five5five5skvvmspvjd3" table:formula="of:=COM.MICROSOFT.REDUCE([.A265];[NumberText.$A$1]:[NumberText.$A$9];COM.MICROSOFT.LAMBDA(_xlpm.a;_xlpm.b;SUBSTITUTE(_xlpm.a;_xlpm.b;VLOOKUP(_xlpm.b;[NumberText.$A$1:.$B$9];2;FALSE))))" table:number-matrix-columns-spanned="1" table:number-matrix-rows-spanned="1" table:style-name="ce1">
            <text:p>jrvjhkfv7sqnsz86five5five5skvvmspvjd3</text:p>
          </table:table-cell>
          <table:table-cell office:value-type="string" office:string-value="786553" table:formula="of:=COM.MICROSOFT.TEXTJOIN(&quot;&quot;;TRUE;IFERROR(MID([.D265];ROW(INDIRECT(&quot;1:100&quot;));1)+0;&quot;&quot;))" table:number-matrix-columns-spanned="1" table:number-matrix-rows-spanned="1" table:style-name="ce1">
            <text:p>786553</text:p>
          </table:table-cell>
          <table:table-cell office:value-type="float" office:value="73" table:formula="of:=LEFT([.E265];1)*10+RIGHT([.E265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six3c6llkmsmmssf3</text:p>
          </table:table-cell>
          <table:table-cell office:value-type="string" office:string-value="363" table:formula="of:=COM.MICROSOFT.TEXTJOIN(&quot;&quot;;TRUE;IFERROR(MID([.A266];ROW(INDIRECT(&quot;1:100&quot;));1)+0;&quot;&quot;))" table:number-matrix-columns-spanned="1" table:number-matrix-rows-spanned="1" table:style-name="ce1">
            <text:p>363</text:p>
          </table:table-cell>
          <table:table-cell office:value-type="float" office:value="33" table:formula="of:=LEFT([.B266];1)*10+RIGHT([.B266];1)" table:style-name="ce1">
            <text:p>33</text:p>
          </table:table-cell>
          <table:table-cell office:value-type="string" office:string-value="seven7sevensix6six3c6llkmsmmssf3" table:formula="of:=COM.MICROSOFT.REDUCE([.A266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six6six3c6llkmsmmssf3</text:p>
          </table:table-cell>
          <table:table-cell office:value-type="string" office:string-value="76363" table:formula="of:=COM.MICROSOFT.TEXTJOIN(&quot;&quot;;TRUE;IFERROR(MID([.D266];ROW(INDIRECT(&quot;1:100&quot;));1)+0;&quot;&quot;))" table:number-matrix-columns-spanned="1" table:number-matrix-rows-spanned="1" table:style-name="ce1">
            <text:p>76363</text:p>
          </table:table-cell>
          <table:table-cell office:value-type="float" office:value="73" table:formula="of:=LEFT([.E266];1)*10+RIGHT([.E266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df73eight74</text:p>
          </table:table-cell>
          <table:table-cell office:value-type="string" office:string-value="7374" table:formula="of:=COM.MICROSOFT.TEXTJOIN(&quot;&quot;;TRUE;IFERROR(MID([.A267];ROW(INDIRECT(&quot;1:100&quot;));1)+0;&quot;&quot;))" table:number-matrix-columns-spanned="1" table:number-matrix-rows-spanned="1" table:style-name="ce1">
            <text:p>7374</text:p>
          </table:table-cell>
          <table:table-cell office:value-type="float" office:value="74" table:formula="of:=LEFT([.B267];1)*10+RIGHT([.B267];1)" table:style-name="ce1">
            <text:p>74</text:p>
          </table:table-cell>
          <table:table-cell office:value-type="string" office:string-value="seven7sevendf73eight8eight74" table:formula="of:=COM.MICROSOFT.REDUCE([.A267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df73eight8eight74</text:p>
          </table:table-cell>
          <table:table-cell office:value-type="string" office:string-value="773874" table:formula="of:=COM.MICROSOFT.TEXTJOIN(&quot;&quot;;TRUE;IFERROR(MID([.D267];ROW(INDIRECT(&quot;1:100&quot;));1)+0;&quot;&quot;))" table:number-matrix-columns-spanned="1" table:number-matrix-rows-spanned="1" table:style-name="ce1">
            <text:p>773874</text:p>
          </table:table-cell>
          <table:table-cell office:value-type="float" office:value="74" table:formula="of:=LEFT([.E267];1)*10+RIGHT([.E267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bqbbvmq2krkbhlsh</text:p>
          </table:table-cell>
          <table:table-cell office:value-type="string" office:string-value="72" table:formula="of:=COM.MICROSOFT.TEXTJOIN(&quot;&quot;;TRUE;IFERROR(MID([.A268];ROW(INDIRECT(&quot;1:100&quot;));1)+0;&quot;&quot;))" table:number-matrix-columns-spanned="1" table:number-matrix-rows-spanned="1" table:style-name="ce1">
            <text:p>72</text:p>
          </table:table-cell>
          <table:table-cell office:value-type="float" office:value="72" table:formula="of:=LEFT([.B268];1)*10+RIGHT([.B268];1)" table:style-name="ce1">
            <text:p>72</text:p>
          </table:table-cell>
          <table:table-cell office:value-type="string" office:string-value="7bqbbvmq2krkbhlsh" table:formula="of:=COM.MICROSOFT.REDUCE([.A268];[NumberText.$A$1]:[NumberText.$A$9];COM.MICROSOFT.LAMBDA(_xlpm.a;_xlpm.b;SUBSTITUTE(_xlpm.a;_xlpm.b;VLOOKUP(_xlpm.b;[NumberText.$A$1:.$B$9];2;FALSE))))" table:number-matrix-columns-spanned="1" table:number-matrix-rows-spanned="1" table:style-name="ce1">
            <text:p>7bqbbvmq2krkbhlsh</text:p>
          </table:table-cell>
          <table:table-cell office:value-type="string" office:string-value="72" table:formula="of:=COM.MICROSOFT.TEXTJOIN(&quot;&quot;;TRUE;IFERROR(MID([.D268];ROW(INDIRECT(&quot;1:100&quot;));1)+0;&quot;&quot;))" table:number-matrix-columns-spanned="1" table:number-matrix-rows-spanned="1" table:style-name="ce1">
            <text:p>72</text:p>
          </table:table-cell>
          <table:table-cell office:value-type="float" office:value="72" table:formula="of:=LEFT([.E268];1)*10+RIGHT([.E268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qq55eightcptwo</text:p>
          </table:table-cell>
          <table:table-cell office:value-type="string" office:string-value="355" table:formula="of:=COM.MICROSOFT.TEXTJOIN(&quot;&quot;;TRUE;IFERROR(MID([.A269];ROW(INDIRECT(&quot;1:100&quot;));1)+0;&quot;&quot;))" table:number-matrix-columns-spanned="1" table:number-matrix-rows-spanned="1" table:style-name="ce1">
            <text:p>355</text:p>
          </table:table-cell>
          <table:table-cell office:value-type="float" office:value="35" table:formula="of:=LEFT([.B269];1)*10+RIGHT([.B269];1)" table:style-name="ce1">
            <text:p>35</text:p>
          </table:table-cell>
          <table:table-cell office:value-type="string" office:string-value="3dqq55eight8eightcptwo2two" table:formula="of:=COM.MICROSOFT.REDUCE([.A269];[NumberText.$A$1]:[NumberText.$A$9];COM.MICROSOFT.LAMBDA(_xlpm.a;_xlpm.b;SUBSTITUTE(_xlpm.a;_xlpm.b;VLOOKUP(_xlpm.b;[NumberText.$A$1:.$B$9];2;FALSE))))" table:number-matrix-columns-spanned="1" table:number-matrix-rows-spanned="1" table:style-name="ce1">
            <text:p>3dqq55eight8eightcptwo2two</text:p>
          </table:table-cell>
          <table:table-cell office:value-type="string" office:string-value="35582" table:formula="of:=COM.MICROSOFT.TEXTJOIN(&quot;&quot;;TRUE;IFERROR(MID([.D269];ROW(INDIRECT(&quot;1:100&quot;));1)+0;&quot;&quot;))" table:number-matrix-columns-spanned="1" table:number-matrix-rows-spanned="1" table:style-name="ce1">
            <text:p>35582</text:p>
          </table:table-cell>
          <table:table-cell office:value-type="float" office:value="32" table:formula="of:=LEFT([.E269];1)*10+RIGHT([.E269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jgfrgrtgnfour</text:p>
          </table:table-cell>
          <table:table-cell office:value-type="string" office:string-value="2" table:formula="of:=COM.MICROSOFT.TEXTJOIN(&quot;&quot;;TRUE;IFERROR(MID([.A27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70];1)*10+RIGHT([.B270];1)" table:style-name="ce1">
            <text:p>22</text:p>
          </table:table-cell>
          <table:table-cell office:value-type="string" office:string-value="2bjgfrgrtgnfour4four" table:formula="of:=COM.MICROSOFT.REDUCE([.A270];[NumberText.$A$1]:[NumberText.$A$9];COM.MICROSOFT.LAMBDA(_xlpm.a;_xlpm.b;SUBSTITUTE(_xlpm.a;_xlpm.b;VLOOKUP(_xlpm.b;[NumberText.$A$1:.$B$9];2;FALSE))))" table:number-matrix-columns-spanned="1" table:number-matrix-rows-spanned="1" table:style-name="ce1">
            <text:p>2bjgfrgrtgnfour4four</text:p>
          </table:table-cell>
          <table:table-cell office:value-type="string" office:string-value="24" table:formula="of:=COM.MICROSOFT.TEXTJOIN(&quot;&quot;;TRUE;IFERROR(MID([.D270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E270];1)*10+RIGHT([.E270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4xznjjvlhzclsix</text:p>
          </table:table-cell>
          <table:table-cell office:value-type="string" office:string-value="44" table:formula="of:=COM.MICROSOFT.TEXTJOIN(&quot;&quot;;TRUE;IFERROR(MID([.A271];ROW(INDIRECT(&quot;1:100&quot;));1)+0;&quot;&quot;))" table:number-matrix-columns-spanned="1" table:number-matrix-rows-spanned="1" table:style-name="ce1">
            <text:p>44</text:p>
          </table:table-cell>
          <table:table-cell office:value-type="float" office:value="44" table:formula="of:=LEFT([.B271];1)*10+RIGHT([.B271];1)" table:style-name="ce1">
            <text:p>44</text:p>
          </table:table-cell>
          <table:table-cell office:value-type="string" office:string-value="44xznjjvlhzclsix6six" table:formula="of:=COM.MICROSOFT.REDUCE([.A271];[NumberText.$A$1]:[NumberText.$A$9];COM.MICROSOFT.LAMBDA(_xlpm.a;_xlpm.b;SUBSTITUTE(_xlpm.a;_xlpm.b;VLOOKUP(_xlpm.b;[NumberText.$A$1:.$B$9];2;FALSE))))" table:number-matrix-columns-spanned="1" table:number-matrix-rows-spanned="1" table:style-name="ce1">
            <text:p>44xznjjvlhzclsix6six</text:p>
          </table:table-cell>
          <table:table-cell office:value-type="string" office:string-value="446" table:formula="of:=COM.MICROSOFT.TEXTJOIN(&quot;&quot;;TRUE;IFERROR(MID([.D271];ROW(INDIRECT(&quot;1:100&quot;));1)+0;&quot;&quot;))" table:number-matrix-columns-spanned="1" table:number-matrix-rows-spanned="1" table:style-name="ce1">
            <text:p>446</text:p>
          </table:table-cell>
          <table:table-cell office:value-type="float" office:value="46" table:formula="of:=LEFT([.E271];1)*10+RIGHT([.E271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6rtzponeseven</text:p>
          </table:table-cell>
          <table:table-cell office:value-type="string" office:string-value="6" table:formula="of:=COM.MICROSOFT.TEXTJOIN(&quot;&quot;;TRUE;IFERROR(MID([.A27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272];1)*10+RIGHT([.B272];1)" table:style-name="ce1">
            <text:p>66</text:p>
          </table:table-cell>
          <table:table-cell office:value-type="string" office:string-value="seven7seven6rtzpone1oneseven7seven" table:formula="of:=COM.MICROSOFT.REDUCE([.A272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6rtzpone1oneseven7seven</text:p>
          </table:table-cell>
          <table:table-cell office:value-type="string" office:string-value="7617" table:formula="of:=COM.MICROSOFT.TEXTJOIN(&quot;&quot;;TRUE;IFERROR(MID([.D272];ROW(INDIRECT(&quot;1:100&quot;));1)+0;&quot;&quot;))" table:number-matrix-columns-spanned="1" table:number-matrix-rows-spanned="1" table:style-name="ce1">
            <text:p>7617</text:p>
          </table:table-cell>
          <table:table-cell office:value-type="float" office:value="77" table:formula="of:=LEFT([.E272];1)*10+RIGHT([.E272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ghvvkhrzvjzpxlbkonejlmrhq</text:p>
          </table:table-cell>
          <table:table-cell office:value-type="string" office:string-value="6" table:formula="of:=COM.MICROSOFT.TEXTJOIN(&quot;&quot;;TRUE;IFERROR(MID([.A273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273];1)*10+RIGHT([.B273];1)" table:style-name="ce1">
            <text:p>66</text:p>
          </table:table-cell>
          <table:table-cell office:value-type="string" office:string-value="6ghvvkhrzvjzpxlbkone1onejlmrhq" table:formula="of:=COM.MICROSOFT.REDUCE([.A273];[NumberText.$A$1]:[NumberText.$A$9];COM.MICROSOFT.LAMBDA(_xlpm.a;_xlpm.b;SUBSTITUTE(_xlpm.a;_xlpm.b;VLOOKUP(_xlpm.b;[NumberText.$A$1:.$B$9];2;FALSE))))" table:number-matrix-columns-spanned="1" table:number-matrix-rows-spanned="1" table:style-name="ce1">
            <text:p>6ghvvkhrzvjzpxlbkone1onejlmrhq</text:p>
          </table:table-cell>
          <table:table-cell office:value-type="string" office:string-value="61" table:formula="of:=COM.MICROSOFT.TEXTJOIN(&quot;&quot;;TRUE;IFERROR(MID([.D273];ROW(INDIRECT(&quot;1:100&quot;));1)+0;&quot;&quot;))" table:number-matrix-columns-spanned="1" table:number-matrix-rows-spanned="1" table:style-name="ce1">
            <text:p>61</text:p>
          </table:table-cell>
          <table:table-cell office:value-type="float" office:value="61" table:formula="of:=LEFT([.E273];1)*10+RIGHT([.E273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gsxthree6</text:p>
          </table:table-cell>
          <table:table-cell office:value-type="string" office:string-value="6" table:formula="of:=COM.MICROSOFT.TEXTJOIN(&quot;&quot;;TRUE;IFERROR(MID([.A27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274];1)*10+RIGHT([.B274];1)" table:style-name="ce1">
            <text:p>66</text:p>
          </table:table-cell>
          <table:table-cell office:value-type="string" office:string-value="zgsxthree3three6" table:formula="of:=COM.MICROSOFT.REDUCE([.A274];[NumberText.$A$1]:[NumberText.$A$9];COM.MICROSOFT.LAMBDA(_xlpm.a;_xlpm.b;SUBSTITUTE(_xlpm.a;_xlpm.b;VLOOKUP(_xlpm.b;[NumberText.$A$1:.$B$9];2;FALSE))))" table:number-matrix-columns-spanned="1" table:number-matrix-rows-spanned="1" table:style-name="ce1">
            <text:p>zgsxthree3three6</text:p>
          </table:table-cell>
          <table:table-cell office:value-type="string" office:string-value="36" table:formula="of:=COM.MICROSOFT.TEXTJOIN(&quot;&quot;;TRUE;IFERROR(MID([.D274];ROW(INDIRECT(&quot;1:100&quot;));1)+0;&quot;&quot;))" table:number-matrix-columns-spanned="1" table:number-matrix-rows-spanned="1" table:style-name="ce1">
            <text:p>36</text:p>
          </table:table-cell>
          <table:table-cell office:value-type="float" office:value="36" table:formula="of:=LEFT([.E274];1)*10+RIGHT([.E274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crzdvbnhtsgldjvbpsixbjmlxsv3vrzjtv</text:p>
          </table:table-cell>
          <table:table-cell office:value-type="string" office:string-value="33" table:formula="of:=COM.MICROSOFT.TEXTJOIN(&quot;&quot;;TRUE;IFERROR(MID([.A275];ROW(INDIRECT(&quot;1:100&quot;));1)+0;&quot;&quot;))" table:number-matrix-columns-spanned="1" table:number-matrix-rows-spanned="1" table:style-name="ce1">
            <text:p>33</text:p>
          </table:table-cell>
          <table:table-cell office:value-type="float" office:value="33" table:formula="of:=LEFT([.B275];1)*10+RIGHT([.B275];1)" table:style-name="ce1">
            <text:p>33</text:p>
          </table:table-cell>
          <table:table-cell office:value-type="string" office:string-value="3crzdvbnhtsgldjvbpsix6sixbjmlxsv3vrzjtv" table:formula="of:=COM.MICROSOFT.REDUCE([.A275];[NumberText.$A$1]:[NumberText.$A$9];COM.MICROSOFT.LAMBDA(_xlpm.a;_xlpm.b;SUBSTITUTE(_xlpm.a;_xlpm.b;VLOOKUP(_xlpm.b;[NumberText.$A$1:.$B$9];2;FALSE))))" table:number-matrix-columns-spanned="1" table:number-matrix-rows-spanned="1" table:style-name="ce1">
            <text:p>3crzdvbnhtsgldjvbpsix6sixbjmlxsv3vrzjtv</text:p>
          </table:table-cell>
          <table:table-cell office:value-type="string" office:string-value="363" table:formula="of:=COM.MICROSOFT.TEXTJOIN(&quot;&quot;;TRUE;IFERROR(MID([.D275];ROW(INDIRECT(&quot;1:100&quot;));1)+0;&quot;&quot;))" table:number-matrix-columns-spanned="1" table:number-matrix-rows-spanned="1" table:style-name="ce1">
            <text:p>363</text:p>
          </table:table-cell>
          <table:table-cell office:value-type="float" office:value="33" table:formula="of:=LEFT([.E275];1)*10+RIGHT([.E275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cpnbsevengpffknsv84sixsixseven</text:p>
          </table:table-cell>
          <table:table-cell office:value-type="string" office:string-value="84" table:formula="of:=COM.MICROSOFT.TEXTJOIN(&quot;&quot;;TRUE;IFERROR(MID([.A276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276];1)*10+RIGHT([.B276];1)" table:style-name="ce1">
            <text:p>84</text:p>
          </table:table-cell>
          <table:table-cell office:value-type="string" office:string-value="xcpnbseven7sevengpffknsv84six6sixsix6sixseven7seven" table:formula="of:=COM.MICROSOFT.REDUCE([.A276];[NumberText.$A$1]:[NumberText.$A$9];COM.MICROSOFT.LAMBDA(_xlpm.a;_xlpm.b;SUBSTITUTE(_xlpm.a;_xlpm.b;VLOOKUP(_xlpm.b;[NumberText.$A$1:.$B$9];2;FALSE))))" table:number-matrix-columns-spanned="1" table:number-matrix-rows-spanned="1" table:style-name="ce1">
            <text:p>xcpnbseven7sevengpffknsv84six6sixsix6sixseven7seven</text:p>
          </table:table-cell>
          <table:table-cell office:value-type="string" office:string-value="784667" table:formula="of:=COM.MICROSOFT.TEXTJOIN(&quot;&quot;;TRUE;IFERROR(MID([.D276];ROW(INDIRECT(&quot;1:100&quot;));1)+0;&quot;&quot;))" table:number-matrix-columns-spanned="1" table:number-matrix-rows-spanned="1" table:style-name="ce1">
            <text:p>784667</text:p>
          </table:table-cell>
          <table:table-cell office:value-type="float" office:value="77" table:formula="of:=LEFT([.E276];1)*10+RIGHT([.E276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898xkqnhspbqmtcs</text:p>
          </table:table-cell>
          <table:table-cell office:value-type="string" office:string-value="898" table:formula="of:=COM.MICROSOFT.TEXTJOIN(&quot;&quot;;TRUE;IFERROR(MID([.A277];ROW(INDIRECT(&quot;1:100&quot;));1)+0;&quot;&quot;))" table:number-matrix-columns-spanned="1" table:number-matrix-rows-spanned="1" table:style-name="ce1">
            <text:p>898</text:p>
          </table:table-cell>
          <table:table-cell office:value-type="float" office:value="88" table:formula="of:=LEFT([.B277];1)*10+RIGHT([.B277];1)" table:style-name="ce1">
            <text:p>88</text:p>
          </table:table-cell>
          <table:table-cell office:value-type="string" office:string-value="four4four898xkqnhspbqmtcs" table:formula="of:=COM.MICROSOFT.REDUCE([.A277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898xkqnhspbqmtcs</text:p>
          </table:table-cell>
          <table:table-cell office:value-type="string" office:string-value="4898" table:formula="of:=COM.MICROSOFT.TEXTJOIN(&quot;&quot;;TRUE;IFERROR(MID([.D277];ROW(INDIRECT(&quot;1:100&quot;));1)+0;&quot;&quot;))" table:number-matrix-columns-spanned="1" table:number-matrix-rows-spanned="1" table:style-name="ce1">
            <text:p>4898</text:p>
          </table:table-cell>
          <table:table-cell office:value-type="float" office:value="48" table:formula="of:=LEFT([.E277];1)*10+RIGHT([.E277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twonine</text:p>
          </table:table-cell>
          <table:table-cell office:value-type="string" office:string-value="5" table:formula="of:=COM.MICROSOFT.TEXTJOIN(&quot;&quot;;TRUE;IFERROR(MID([.A27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278];1)*10+RIGHT([.B278];1)" table:style-name="ce1">
            <text:p>55</text:p>
          </table:table-cell>
          <table:table-cell office:value-type="string" office:string-value="5two2twonine9nine" table:formula="of:=COM.MICROSOFT.REDUCE([.A278];[NumberText.$A$1]:[NumberText.$A$9];COM.MICROSOFT.LAMBDA(_xlpm.a;_xlpm.b;SUBSTITUTE(_xlpm.a;_xlpm.b;VLOOKUP(_xlpm.b;[NumberText.$A$1:.$B$9];2;FALSE))))" table:number-matrix-columns-spanned="1" table:number-matrix-rows-spanned="1" table:style-name="ce1">
            <text:p>5two2twonine9nine</text:p>
          </table:table-cell>
          <table:table-cell office:value-type="string" office:string-value="529" table:formula="of:=COM.MICROSOFT.TEXTJOIN(&quot;&quot;;TRUE;IFERROR(MID([.D278];ROW(INDIRECT(&quot;1:100&quot;));1)+0;&quot;&quot;))" table:number-matrix-columns-spanned="1" table:number-matrix-rows-spanned="1" table:style-name="ce1">
            <text:p>529</text:p>
          </table:table-cell>
          <table:table-cell office:value-type="float" office:value="59" table:formula="of:=LEFT([.E278];1)*10+RIGHT([.E278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2ltwosix</text:p>
          </table:table-cell>
          <table:table-cell office:value-type="string" office:string-value="2" table:formula="of:=COM.MICROSOFT.TEXTJOIN(&quot;&quot;;TRUE;IFERROR(MID([.A27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79];1)*10+RIGHT([.B279];1)" table:style-name="ce1">
            <text:p>22</text:p>
          </table:table-cell>
          <table:table-cell office:value-type="string" office:string-value="six6six2ltwo2twosix6six" table:formula="of:=COM.MICROSOFT.REDUCE([.A279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2ltwo2twosix6six</text:p>
          </table:table-cell>
          <table:table-cell office:value-type="string" office:string-value="6226" table:formula="of:=COM.MICROSOFT.TEXTJOIN(&quot;&quot;;TRUE;IFERROR(MID([.D279];ROW(INDIRECT(&quot;1:100&quot;));1)+0;&quot;&quot;))" table:number-matrix-columns-spanned="1" table:number-matrix-rows-spanned="1" table:style-name="ce1">
            <text:p>6226</text:p>
          </table:table-cell>
          <table:table-cell office:value-type="float" office:value="66" table:formula="of:=LEFT([.E279];1)*10+RIGHT([.E279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nine22sixeightwost</text:p>
          </table:table-cell>
          <table:table-cell office:value-type="string" office:string-value="22" table:formula="of:=COM.MICROSOFT.TEXTJOIN(&quot;&quot;;TRUE;IFERROR(MID([.A280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280];1)*10+RIGHT([.B280];1)" table:style-name="ce1">
            <text:p>22</text:p>
          </table:table-cell>
          <table:table-cell office:value-type="string" office:string-value="cnine9nine22six6sixeight8eightwo2twost" table:formula="of:=COM.MICROSOFT.REDUCE([.A280];[NumberText.$A$1]:[NumberText.$A$9];COM.MICROSOFT.LAMBDA(_xlpm.a;_xlpm.b;SUBSTITUTE(_xlpm.a;_xlpm.b;VLOOKUP(_xlpm.b;[NumberText.$A$1:.$B$9];2;FALSE))))" table:number-matrix-columns-spanned="1" table:number-matrix-rows-spanned="1" table:style-name="ce1">
            <text:p>cnine9nine22six6sixeight8eightwo2twost</text:p>
          </table:table-cell>
          <table:table-cell office:value-type="string" office:string-value="922682" table:formula="of:=COM.MICROSOFT.TEXTJOIN(&quot;&quot;;TRUE;IFERROR(MID([.D280];ROW(INDIRECT(&quot;1:100&quot;));1)+0;&quot;&quot;))" table:number-matrix-columns-spanned="1" table:number-matrix-rows-spanned="1" table:style-name="ce1">
            <text:p>922682</text:p>
          </table:table-cell>
          <table:table-cell office:value-type="float" office:value="92" table:formula="of:=LEFT([.E280];1)*10+RIGHT([.E280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lx63two</text:p>
          </table:table-cell>
          <table:table-cell office:value-type="string" office:string-value="663" table:formula="of:=COM.MICROSOFT.TEXTJOIN(&quot;&quot;;TRUE;IFERROR(MID([.A281];ROW(INDIRECT(&quot;1:100&quot;));1)+0;&quot;&quot;))" table:number-matrix-columns-spanned="1" table:number-matrix-rows-spanned="1" table:style-name="ce1">
            <text:p>663</text:p>
          </table:table-cell>
          <table:table-cell office:value-type="float" office:value="63" table:formula="of:=LEFT([.B281];1)*10+RIGHT([.B281];1)" table:style-name="ce1">
            <text:p>63</text:p>
          </table:table-cell>
          <table:table-cell office:value-type="string" office:string-value="6lx63two2two" table:formula="of:=COM.MICROSOFT.REDUCE([.A281];[NumberText.$A$1]:[NumberText.$A$9];COM.MICROSOFT.LAMBDA(_xlpm.a;_xlpm.b;SUBSTITUTE(_xlpm.a;_xlpm.b;VLOOKUP(_xlpm.b;[NumberText.$A$1:.$B$9];2;FALSE))))" table:number-matrix-columns-spanned="1" table:number-matrix-rows-spanned="1" table:style-name="ce1">
            <text:p>6lx63two2two</text:p>
          </table:table-cell>
          <table:table-cell office:value-type="string" office:string-value="6632" table:formula="of:=COM.MICROSOFT.TEXTJOIN(&quot;&quot;;TRUE;IFERROR(MID([.D281];ROW(INDIRECT(&quot;1:100&quot;));1)+0;&quot;&quot;))" table:number-matrix-columns-spanned="1" table:number-matrix-rows-spanned="1" table:style-name="ce1">
            <text:p>6632</text:p>
          </table:table-cell>
          <table:table-cell office:value-type="float" office:value="62" table:formula="of:=LEFT([.E281];1)*10+RIGHT([.E281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qoneight3five</text:p>
          </table:table-cell>
          <table:table-cell office:value-type="string" office:string-value="3" table:formula="of:=COM.MICROSOFT.TEXTJOIN(&quot;&quot;;TRUE;IFERROR(MID([.A282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282];1)*10+RIGHT([.B282];1)" table:style-name="ce1">
            <text:p>33</text:p>
          </table:table-cell>
          <table:table-cell office:value-type="string" office:string-value="fbqone1oneight8eight3five5five" table:formula="of:=COM.MICROSOFT.REDUCE([.A282];[NumberText.$A$1]:[NumberText.$A$9];COM.MICROSOFT.LAMBDA(_xlpm.a;_xlpm.b;SUBSTITUTE(_xlpm.a;_xlpm.b;VLOOKUP(_xlpm.b;[NumberText.$A$1:.$B$9];2;FALSE))))" table:number-matrix-columns-spanned="1" table:number-matrix-rows-spanned="1" table:style-name="ce1">
            <text:p>fbqone1oneight8eight3five5five</text:p>
          </table:table-cell>
          <table:table-cell office:value-type="string" office:string-value="1835" table:formula="of:=COM.MICROSOFT.TEXTJOIN(&quot;&quot;;TRUE;IFERROR(MID([.D282];ROW(INDIRECT(&quot;1:100&quot;));1)+0;&quot;&quot;))" table:number-matrix-columns-spanned="1" table:number-matrix-rows-spanned="1" table:style-name="ce1">
            <text:p>1835</text:p>
          </table:table-cell>
          <table:table-cell office:value-type="float" office:value="15" table:formula="of:=LEFT([.E282];1)*10+RIGHT([.E282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btwone2eight8</text:p>
          </table:table-cell>
          <table:table-cell office:value-type="string" office:string-value="28" table:formula="of:=COM.MICROSOFT.TEXTJOIN(&quot;&quot;;TRUE;IFERROR(MID([.A283];ROW(INDIRECT(&quot;1:100&quot;));1)+0;&quot;&quot;))" table:number-matrix-columns-spanned="1" table:number-matrix-rows-spanned="1" table:style-name="ce1">
            <text:p>28</text:p>
          </table:table-cell>
          <table:table-cell office:value-type="float" office:value="28" table:formula="of:=LEFT([.B283];1)*10+RIGHT([.B283];1)" table:style-name="ce1">
            <text:p>28</text:p>
          </table:table-cell>
          <table:table-cell office:value-type="string" office:string-value="rbtwo2twone1one2eight8eight8" table:formula="of:=COM.MICROSOFT.REDUCE([.A283];[NumberText.$A$1]:[NumberText.$A$9];COM.MICROSOFT.LAMBDA(_xlpm.a;_xlpm.b;SUBSTITUTE(_xlpm.a;_xlpm.b;VLOOKUP(_xlpm.b;[NumberText.$A$1:.$B$9];2;FALSE))))" table:number-matrix-columns-spanned="1" table:number-matrix-rows-spanned="1" table:style-name="ce1">
            <text:p>rbtwo2twone1one2eight8eight8</text:p>
          </table:table-cell>
          <table:table-cell office:value-type="string" office:string-value="21288" table:formula="of:=COM.MICROSOFT.TEXTJOIN(&quot;&quot;;TRUE;IFERROR(MID([.D283];ROW(INDIRECT(&quot;1:100&quot;));1)+0;&quot;&quot;))" table:number-matrix-columns-spanned="1" table:number-matrix-rows-spanned="1" table:style-name="ce1">
            <text:p>21288</text:p>
          </table:table-cell>
          <table:table-cell office:value-type="float" office:value="28" table:formula="of:=LEFT([.E283];1)*10+RIGHT([.E283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fivezrsdfkdlqone1nthjvdlmxhqvj</text:p>
          </table:table-cell>
          <table:table-cell office:value-type="string" office:string-value="91" table:formula="of:=COM.MICROSOFT.TEXTJOIN(&quot;&quot;;TRUE;IFERROR(MID([.A284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284];1)*10+RIGHT([.B284];1)" table:style-name="ce1">
            <text:p>91</text:p>
          </table:table-cell>
          <table:table-cell office:value-type="string" office:string-value="9five5fivezrsdfkdlqone1one1nthjvdlmxhqvj" table:formula="of:=COM.MICROSOFT.REDUCE([.A284];[NumberText.$A$1]:[NumberText.$A$9];COM.MICROSOFT.LAMBDA(_xlpm.a;_xlpm.b;SUBSTITUTE(_xlpm.a;_xlpm.b;VLOOKUP(_xlpm.b;[NumberText.$A$1:.$B$9];2;FALSE))))" table:number-matrix-columns-spanned="1" table:number-matrix-rows-spanned="1" table:style-name="ce1">
            <text:p>9five5fivezrsdfkdlqone1one1nthjvdlmxhqvj</text:p>
          </table:table-cell>
          <table:table-cell office:value-type="string" office:string-value="9511" table:formula="of:=COM.MICROSOFT.TEXTJOIN(&quot;&quot;;TRUE;IFERROR(MID([.D284];ROW(INDIRECT(&quot;1:100&quot;));1)+0;&quot;&quot;))" table:number-matrix-columns-spanned="1" table:number-matrix-rows-spanned="1" table:style-name="ce1">
            <text:p>9511</text:p>
          </table:table-cell>
          <table:table-cell office:value-type="float" office:value="91" table:formula="of:=LEFT([.E284];1)*10+RIGHT([.E284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mmfp8seven</text:p>
          </table:table-cell>
          <table:table-cell office:value-type="string" office:string-value="8" table:formula="of:=COM.MICROSOFT.TEXTJOIN(&quot;&quot;;TRUE;IFERROR(MID([.A285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285];1)*10+RIGHT([.B285];1)" table:style-name="ce1">
            <text:p>88</text:p>
          </table:table-cell>
          <table:table-cell office:value-type="string" office:string-value="pmmfp8seven7seven" table:formula="of:=COM.MICROSOFT.REDUCE([.A285];[NumberText.$A$1]:[NumberText.$A$9];COM.MICROSOFT.LAMBDA(_xlpm.a;_xlpm.b;SUBSTITUTE(_xlpm.a;_xlpm.b;VLOOKUP(_xlpm.b;[NumberText.$A$1:.$B$9];2;FALSE))))" table:number-matrix-columns-spanned="1" table:number-matrix-rows-spanned="1" table:style-name="ce1">
            <text:p>pmmfp8seven7seven</text:p>
          </table:table-cell>
          <table:table-cell office:value-type="string" office:string-value="87" table:formula="of:=COM.MICROSOFT.TEXTJOIN(&quot;&quot;;TRUE;IFERROR(MID([.D285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E285];1)*10+RIGHT([.E285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qmttlsjpxjbsrzmbtlxqzfzvrs968</text:p>
          </table:table-cell>
          <table:table-cell office:value-type="string" office:string-value="1968" table:formula="of:=COM.MICROSOFT.TEXTJOIN(&quot;&quot;;TRUE;IFERROR(MID([.A286];ROW(INDIRECT(&quot;1:100&quot;));1)+0;&quot;&quot;))" table:number-matrix-columns-spanned="1" table:number-matrix-rows-spanned="1" table:style-name="ce1">
            <text:p>1968</text:p>
          </table:table-cell>
          <table:table-cell office:value-type="float" office:value="18" table:formula="of:=LEFT([.B286];1)*10+RIGHT([.B286];1)" table:style-name="ce1">
            <text:p>18</text:p>
          </table:table-cell>
          <table:table-cell office:value-type="string" office:string-value="1qmttlsjpxjbsrzmbtlxqzfzvrs968" table:formula="of:=COM.MICROSOFT.REDUCE([.A286];[NumberText.$A$1]:[NumberText.$A$9];COM.MICROSOFT.LAMBDA(_xlpm.a;_xlpm.b;SUBSTITUTE(_xlpm.a;_xlpm.b;VLOOKUP(_xlpm.b;[NumberText.$A$1:.$B$9];2;FALSE))))" table:number-matrix-columns-spanned="1" table:number-matrix-rows-spanned="1" table:style-name="ce1">
            <text:p>1qmttlsjpxjbsrzmbtlxqzfzvrs968</text:p>
          </table:table-cell>
          <table:table-cell office:value-type="string" office:string-value="1968" table:formula="of:=COM.MICROSOFT.TEXTJOIN(&quot;&quot;;TRUE;IFERROR(MID([.D286];ROW(INDIRECT(&quot;1:100&quot;));1)+0;&quot;&quot;))" table:number-matrix-columns-spanned="1" table:number-matrix-rows-spanned="1" table:style-name="ce1">
            <text:p>1968</text:p>
          </table:table-cell>
          <table:table-cell office:value-type="float" office:value="18" table:formula="of:=LEFT([.E286];1)*10+RIGHT([.E286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donexgvvnine5jsm</text:p>
          </table:table-cell>
          <table:table-cell office:value-type="string" office:string-value="5" table:formula="of:=COM.MICROSOFT.TEXTJOIN(&quot;&quot;;TRUE;IFERROR(MID([.A287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287];1)*10+RIGHT([.B287];1)" table:style-name="ce1">
            <text:p>55</text:p>
          </table:table-cell>
          <table:table-cell office:value-type="string" office:string-value="fgdone1onexgvvnine9nine5jsm" table:formula="of:=COM.MICROSOFT.REDUCE([.A287];[NumberText.$A$1]:[NumberText.$A$9];COM.MICROSOFT.LAMBDA(_xlpm.a;_xlpm.b;SUBSTITUTE(_xlpm.a;_xlpm.b;VLOOKUP(_xlpm.b;[NumberText.$A$1:.$B$9];2;FALSE))))" table:number-matrix-columns-spanned="1" table:number-matrix-rows-spanned="1" table:style-name="ce1">
            <text:p>fgdone1onexgvvnine9nine5jsm</text:p>
          </table:table-cell>
          <table:table-cell office:value-type="string" office:string-value="195" table:formula="of:=COM.MICROSOFT.TEXTJOIN(&quot;&quot;;TRUE;IFERROR(MID([.D287];ROW(INDIRECT(&quot;1:100&quot;));1)+0;&quot;&quot;))" table:number-matrix-columns-spanned="1" table:number-matrix-rows-spanned="1" table:style-name="ce1">
            <text:p>195</text:p>
          </table:table-cell>
          <table:table-cell office:value-type="float" office:value="15" table:formula="of:=LEFT([.E287];1)*10+RIGHT([.E287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bgmbtwo9fsntcthreesix76</text:p>
          </table:table-cell>
          <table:table-cell office:value-type="string" office:string-value="976" table:formula="of:=COM.MICROSOFT.TEXTJOIN(&quot;&quot;;TRUE;IFERROR(MID([.A288];ROW(INDIRECT(&quot;1:100&quot;));1)+0;&quot;&quot;))" table:number-matrix-columns-spanned="1" table:number-matrix-rows-spanned="1" table:style-name="ce1">
            <text:p>976</text:p>
          </table:table-cell>
          <table:table-cell office:value-type="float" office:value="96" table:formula="of:=LEFT([.B288];1)*10+RIGHT([.B288];1)" table:style-name="ce1">
            <text:p>96</text:p>
          </table:table-cell>
          <table:table-cell office:value-type="string" office:string-value="rbgmbtwo2two9fsntcthree3threesix6six76" table:formula="of:=COM.MICROSOFT.REDUCE([.A288];[NumberText.$A$1]:[NumberText.$A$9];COM.MICROSOFT.LAMBDA(_xlpm.a;_xlpm.b;SUBSTITUTE(_xlpm.a;_xlpm.b;VLOOKUP(_xlpm.b;[NumberText.$A$1:.$B$9];2;FALSE))))" table:number-matrix-columns-spanned="1" table:number-matrix-rows-spanned="1" table:style-name="ce1">
            <text:p>rbgmbtwo2two9fsntcthree3threesix6six76</text:p>
          </table:table-cell>
          <table:table-cell office:value-type="string" office:string-value="293676" table:formula="of:=COM.MICROSOFT.TEXTJOIN(&quot;&quot;;TRUE;IFERROR(MID([.D288];ROW(INDIRECT(&quot;1:100&quot;));1)+0;&quot;&quot;))" table:number-matrix-columns-spanned="1" table:number-matrix-rows-spanned="1" table:style-name="ce1">
            <text:p>293676</text:p>
          </table:table-cell>
          <table:table-cell office:value-type="float" office:value="26" table:formula="of:=LEFT([.E288];1)*10+RIGHT([.E288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rsxxshseven3gtv</text:p>
          </table:table-cell>
          <table:table-cell office:value-type="string" office:string-value="3" table:formula="of:=COM.MICROSOFT.TEXTJOIN(&quot;&quot;;TRUE;IFERROR(MID([.A289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289];1)*10+RIGHT([.B289];1)" table:style-name="ce1">
            <text:p>33</text:p>
          </table:table-cell>
          <table:table-cell office:value-type="string" office:string-value="fbrsxxshseven7seven3gtv" table:formula="of:=COM.MICROSOFT.REDUCE([.A289];[NumberText.$A$1]:[NumberText.$A$9];COM.MICROSOFT.LAMBDA(_xlpm.a;_xlpm.b;SUBSTITUTE(_xlpm.a;_xlpm.b;VLOOKUP(_xlpm.b;[NumberText.$A$1:.$B$9];2;FALSE))))" table:number-matrix-columns-spanned="1" table:number-matrix-rows-spanned="1" table:style-name="ce1">
            <text:p>fbrsxxshseven7seven3gtv</text:p>
          </table:table-cell>
          <table:table-cell office:value-type="string" office:string-value="73" table:formula="of:=COM.MICROSOFT.TEXTJOIN(&quot;&quot;;TRUE;IFERROR(MID([.D289];ROW(INDIRECT(&quot;1:100&quot;));1)+0;&quot;&quot;))" table:number-matrix-columns-spanned="1" table:number-matrix-rows-spanned="1" table:style-name="ce1">
            <text:p>73</text:p>
          </table:table-cell>
          <table:table-cell office:value-type="float" office:value="73" table:formula="of:=LEFT([.E289];1)*10+RIGHT([.E289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kxfour66one9n</text:p>
          </table:table-cell>
          <table:table-cell office:value-type="string" office:string-value="669" table:formula="of:=COM.MICROSOFT.TEXTJOIN(&quot;&quot;;TRUE;IFERROR(MID([.A290];ROW(INDIRECT(&quot;1:100&quot;));1)+0;&quot;&quot;))" table:number-matrix-columns-spanned="1" table:number-matrix-rows-spanned="1" table:style-name="ce1">
            <text:p>669</text:p>
          </table:table-cell>
          <table:table-cell office:value-type="float" office:value="69" table:formula="of:=LEFT([.B290];1)*10+RIGHT([.B290];1)" table:style-name="ce1">
            <text:p>69</text:p>
          </table:table-cell>
          <table:table-cell office:value-type="string" office:string-value="mkxfour4four66one1one9n" table:formula="of:=COM.MICROSOFT.REDUCE([.A290];[NumberText.$A$1]:[NumberText.$A$9];COM.MICROSOFT.LAMBDA(_xlpm.a;_xlpm.b;SUBSTITUTE(_xlpm.a;_xlpm.b;VLOOKUP(_xlpm.b;[NumberText.$A$1:.$B$9];2;FALSE))))" table:number-matrix-columns-spanned="1" table:number-matrix-rows-spanned="1" table:style-name="ce1">
            <text:p>mkxfour4four66one1one9n</text:p>
          </table:table-cell>
          <table:table-cell office:value-type="string" office:string-value="46619" table:formula="of:=COM.MICROSOFT.TEXTJOIN(&quot;&quot;;TRUE;IFERROR(MID([.D290];ROW(INDIRECT(&quot;1:100&quot;));1)+0;&quot;&quot;))" table:number-matrix-columns-spanned="1" table:number-matrix-rows-spanned="1" table:style-name="ce1">
            <text:p>46619</text:p>
          </table:table-cell>
          <table:table-cell office:value-type="float" office:value="49" table:formula="of:=LEFT([.E290];1)*10+RIGHT([.E290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nine1fivecsixlqds2</text:p>
          </table:table-cell>
          <table:table-cell office:value-type="string" office:string-value="12" table:formula="of:=COM.MICROSOFT.TEXTJOIN(&quot;&quot;;TRUE;IFERROR(MID([.A291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291];1)*10+RIGHT([.B291];1)" table:style-name="ce1">
            <text:p>12</text:p>
          </table:table-cell>
          <table:table-cell office:value-type="string" office:string-value="eight8eightnine9nine1five5fivecsix6sixlqds2" table:formula="of:=COM.MICROSOFT.REDUCE([.A291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nine9nine1five5fivecsix6sixlqds2</text:p>
          </table:table-cell>
          <table:table-cell office:value-type="string" office:string-value="891562" table:formula="of:=COM.MICROSOFT.TEXTJOIN(&quot;&quot;;TRUE;IFERROR(MID([.D291];ROW(INDIRECT(&quot;1:100&quot;));1)+0;&quot;&quot;))" table:number-matrix-columns-spanned="1" table:number-matrix-rows-spanned="1" table:style-name="ce1">
            <text:p>891562</text:p>
          </table:table-cell>
          <table:table-cell office:value-type="float" office:value="82" table:formula="of:=LEFT([.E291];1)*10+RIGHT([.E291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hxnxhfnmlmhxkcxndmnine1kfpb5eight</text:p>
          </table:table-cell>
          <table:table-cell office:value-type="string" office:string-value="15" table:formula="of:=COM.MICROSOFT.TEXTJOIN(&quot;&quot;;TRUE;IFERROR(MID([.A292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292];1)*10+RIGHT([.B292];1)" table:style-name="ce1">
            <text:p>15</text:p>
          </table:table-cell>
          <table:table-cell office:value-type="string" office:string-value="lhxnxhfnmlmhxkcxndmnine9nine1kfpb5eight8eight" table:formula="of:=COM.MICROSOFT.REDUCE([.A292];[NumberText.$A$1]:[NumberText.$A$9];COM.MICROSOFT.LAMBDA(_xlpm.a;_xlpm.b;SUBSTITUTE(_xlpm.a;_xlpm.b;VLOOKUP(_xlpm.b;[NumberText.$A$1:.$B$9];2;FALSE))))" table:number-matrix-columns-spanned="1" table:number-matrix-rows-spanned="1" table:style-name="ce1">
            <text:p>lhxnxhfnmlmhxkcxndmnine9nine1kfpb5eight8eight</text:p>
          </table:table-cell>
          <table:table-cell office:value-type="string" office:string-value="9158" table:formula="of:=COM.MICROSOFT.TEXTJOIN(&quot;&quot;;TRUE;IFERROR(MID([.D292];ROW(INDIRECT(&quot;1:100&quot;));1)+0;&quot;&quot;))" table:number-matrix-columns-spanned="1" table:number-matrix-rows-spanned="1" table:style-name="ce1">
            <text:p>9158</text:p>
          </table:table-cell>
          <table:table-cell office:value-type="float" office:value="98" table:formula="of:=LEFT([.E292];1)*10+RIGHT([.E292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eight13rseven6</text:p>
          </table:table-cell>
          <table:table-cell office:value-type="string" office:string-value="6136" table:formula="of:=COM.MICROSOFT.TEXTJOIN(&quot;&quot;;TRUE;IFERROR(MID([.A293];ROW(INDIRECT(&quot;1:100&quot;));1)+0;&quot;&quot;))" table:number-matrix-columns-spanned="1" table:number-matrix-rows-spanned="1" table:style-name="ce1">
            <text:p>6136</text:p>
          </table:table-cell>
          <table:table-cell office:value-type="float" office:value="66" table:formula="of:=LEFT([.B293];1)*10+RIGHT([.B293];1)" table:style-name="ce1">
            <text:p>66</text:p>
          </table:table-cell>
          <table:table-cell office:value-type="string" office:string-value="6eight8eight13rseven7seven6" table:formula="of:=COM.MICROSOFT.REDUCE([.A293];[NumberText.$A$1]:[NumberText.$A$9];COM.MICROSOFT.LAMBDA(_xlpm.a;_xlpm.b;SUBSTITUTE(_xlpm.a;_xlpm.b;VLOOKUP(_xlpm.b;[NumberText.$A$1:.$B$9];2;FALSE))))" table:number-matrix-columns-spanned="1" table:number-matrix-rows-spanned="1" table:style-name="ce1">
            <text:p>6eight8eight13rseven7seven6</text:p>
          </table:table-cell>
          <table:table-cell office:value-type="string" office:string-value="681376" table:formula="of:=COM.MICROSOFT.TEXTJOIN(&quot;&quot;;TRUE;IFERROR(MID([.D293];ROW(INDIRECT(&quot;1:100&quot;));1)+0;&quot;&quot;))" table:number-matrix-columns-spanned="1" table:number-matrix-rows-spanned="1" table:style-name="ce1">
            <text:p>681376</text:p>
          </table:table-cell>
          <table:table-cell office:value-type="float" office:value="66" table:formula="of:=LEFT([.E293];1)*10+RIGHT([.E293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cfone64ninesevenbgsnrqppqmnnineeightwof</text:p>
          </table:table-cell>
          <table:table-cell office:value-type="string" office:string-value="64" table:formula="of:=COM.MICROSOFT.TEXTJOIN(&quot;&quot;;TRUE;IFERROR(MID([.A294];ROW(INDIRECT(&quot;1:100&quot;));1)+0;&quot;&quot;))" table:number-matrix-columns-spanned="1" table:number-matrix-rows-spanned="1" table:style-name="ce1">
            <text:p>64</text:p>
          </table:table-cell>
          <table:table-cell office:value-type="float" office:value="64" table:formula="of:=LEFT([.B294];1)*10+RIGHT([.B294];1)" table:style-name="ce1">
            <text:p>64</text:p>
          </table:table-cell>
          <table:table-cell office:value-type="string" office:string-value="hxcfone1one64nine9nineseven7sevenbgsnrqppqmnnine9nineeight8eightwo2twof" table:formula="of:=COM.MICROSOFT.REDUCE([.A294];[NumberText.$A$1]:[NumberText.$A$9];COM.MICROSOFT.LAMBDA(_xlpm.a;_xlpm.b;SUBSTITUTE(_xlpm.a;_xlpm.b;VLOOKUP(_xlpm.b;[NumberText.$A$1:.$B$9];2;FALSE))))" table:number-matrix-columns-spanned="1" table:number-matrix-rows-spanned="1" table:style-name="ce1">
            <text:p>hxcfone1one64nine9nineseven7sevenbgsnrqppqmnnine9nineeight8eightwo2twof</text:p>
          </table:table-cell>
          <table:table-cell office:value-type="string" office:string-value="16497982" table:formula="of:=COM.MICROSOFT.TEXTJOIN(&quot;&quot;;TRUE;IFERROR(MID([.D294];ROW(INDIRECT(&quot;1:100&quot;));1)+0;&quot;&quot;))" table:number-matrix-columns-spanned="1" table:number-matrix-rows-spanned="1" table:style-name="ce1">
            <text:p>16497982</text:p>
          </table:table-cell>
          <table:table-cell office:value-type="float" office:value="12" table:formula="of:=LEFT([.E294];1)*10+RIGHT([.E294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bjpbtpzgx5mnthreensixoneightz</text:p>
          </table:table-cell>
          <table:table-cell office:value-type="string" office:string-value="5" table:formula="of:=COM.MICROSOFT.TEXTJOIN(&quot;&quot;;TRUE;IFERROR(MID([.A295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295];1)*10+RIGHT([.B295];1)" table:style-name="ce1">
            <text:p>55</text:p>
          </table:table-cell>
          <table:table-cell office:value-type="string" office:string-value="three3threebjpbtpzgx5mnthree3threensix6sixone1oneight8eightz" table:formula="of:=COM.MICROSOFT.REDUCE([.A295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bjpbtpzgx5mnthree3threensix6sixone1oneight8eightz</text:p>
          </table:table-cell>
          <table:table-cell office:value-type="string" office:string-value="353618" table:formula="of:=COM.MICROSOFT.TEXTJOIN(&quot;&quot;;TRUE;IFERROR(MID([.D295];ROW(INDIRECT(&quot;1:100&quot;));1)+0;&quot;&quot;))" table:number-matrix-columns-spanned="1" table:number-matrix-rows-spanned="1" table:style-name="ce1">
            <text:p>353618</text:p>
          </table:table-cell>
          <table:table-cell office:value-type="float" office:value="38" table:formula="of:=LEFT([.E295];1)*10+RIGHT([.E295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dvfqlzthree2vvcmvzllqfbgjgp</text:p>
          </table:table-cell>
          <table:table-cell office:value-type="string" office:string-value="2" table:formula="of:=COM.MICROSOFT.TEXTJOIN(&quot;&quot;;TRUE;IFERROR(MID([.A29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296];1)*10+RIGHT([.B296];1)" table:style-name="ce1">
            <text:p>22</text:p>
          </table:table-cell>
          <table:table-cell office:value-type="string" office:string-value="bpdvfqlzthree3three2vvcmvzllqfbgjgp" table:formula="of:=COM.MICROSOFT.REDUCE([.A296];[NumberText.$A$1]:[NumberText.$A$9];COM.MICROSOFT.LAMBDA(_xlpm.a;_xlpm.b;SUBSTITUTE(_xlpm.a;_xlpm.b;VLOOKUP(_xlpm.b;[NumberText.$A$1:.$B$9];2;FALSE))))" table:number-matrix-columns-spanned="1" table:number-matrix-rows-spanned="1" table:style-name="ce1">
            <text:p>bpdvfqlzthree3three2vvcmvzllqfbgjgp</text:p>
          </table:table-cell>
          <table:table-cell office:value-type="string" office:string-value="32" table:formula="of:=COM.MICROSOFT.TEXTJOIN(&quot;&quot;;TRUE;IFERROR(MID([.D296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E296];1)*10+RIGHT([.E296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926sixeightdsvdmnxthreetnqvktdbn</text:p>
          </table:table-cell>
          <table:table-cell office:value-type="string" office:string-value="926" table:formula="of:=COM.MICROSOFT.TEXTJOIN(&quot;&quot;;TRUE;IFERROR(MID([.A297];ROW(INDIRECT(&quot;1:100&quot;));1)+0;&quot;&quot;))" table:number-matrix-columns-spanned="1" table:number-matrix-rows-spanned="1" table:style-name="ce1">
            <text:p>926</text:p>
          </table:table-cell>
          <table:table-cell office:value-type="float" office:value="96" table:formula="of:=LEFT([.B297];1)*10+RIGHT([.B297];1)" table:style-name="ce1">
            <text:p>96</text:p>
          </table:table-cell>
          <table:table-cell office:value-type="string" office:string-value="two2two926six6sixeight8eightdsvdmnxthree3threetnqvktdbn" table:formula="of:=COM.MICROSOFT.REDUCE([.A297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926six6sixeight8eightdsvdmnxthree3threetnqvktdbn</text:p>
          </table:table-cell>
          <table:table-cell office:value-type="string" office:string-value="2926683" table:formula="of:=COM.MICROSOFT.TEXTJOIN(&quot;&quot;;TRUE;IFERROR(MID([.D297];ROW(INDIRECT(&quot;1:100&quot;));1)+0;&quot;&quot;))" table:number-matrix-columns-spanned="1" table:number-matrix-rows-spanned="1" table:style-name="ce1">
            <text:p>2926683</text:p>
          </table:table-cell>
          <table:table-cell office:value-type="float" office:value="23" table:formula="of:=LEFT([.E297];1)*10+RIGHT([.E297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ntwonefourninejjcmlfphzpseven95</text:p>
          </table:table-cell>
          <table:table-cell office:value-type="string" office:string-value="95" table:formula="of:=COM.MICROSOFT.TEXTJOIN(&quot;&quot;;TRUE;IFERROR(MID([.A298];ROW(INDIRECT(&quot;1:100&quot;));1)+0;&quot;&quot;))" table:number-matrix-columns-spanned="1" table:number-matrix-rows-spanned="1" table:style-name="ce1">
            <text:p>95</text:p>
          </table:table-cell>
          <table:table-cell office:value-type="float" office:value="95" table:formula="of:=LEFT([.B298];1)*10+RIGHT([.B298];1)" table:style-name="ce1">
            <text:p>95</text:p>
          </table:table-cell>
          <table:table-cell office:value-type="string" office:string-value="bhntwo2twone1onefour4fournine9ninejjcmlfphzpseven7seven95" table:formula="of:=COM.MICROSOFT.REDUCE([.A298];[NumberText.$A$1]:[NumberText.$A$9];COM.MICROSOFT.LAMBDA(_xlpm.a;_xlpm.b;SUBSTITUTE(_xlpm.a;_xlpm.b;VLOOKUP(_xlpm.b;[NumberText.$A$1:.$B$9];2;FALSE))))" table:number-matrix-columns-spanned="1" table:number-matrix-rows-spanned="1" table:style-name="ce1">
            <text:p>bhntwo2twone1onefour4fournine9ninejjcmlfphzpseven7seven95</text:p>
          </table:table-cell>
          <table:table-cell office:value-type="string" office:string-value="2149795" table:formula="of:=COM.MICROSOFT.TEXTJOIN(&quot;&quot;;TRUE;IFERROR(MID([.D298];ROW(INDIRECT(&quot;1:100&quot;));1)+0;&quot;&quot;))" table:number-matrix-columns-spanned="1" table:number-matrix-rows-spanned="1" table:style-name="ce1">
            <text:p>2149795</text:p>
          </table:table-cell>
          <table:table-cell office:value-type="float" office:value="25" table:formula="of:=LEFT([.E298];1)*10+RIGHT([.E298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qoneightseven1nbcxnqjfourfivecmj2</text:p>
          </table:table-cell>
          <table:table-cell office:value-type="string" office:string-value="12" table:formula="of:=COM.MICROSOFT.TEXTJOIN(&quot;&quot;;TRUE;IFERROR(MID([.A299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299];1)*10+RIGHT([.B299];1)" table:style-name="ce1">
            <text:p>12</text:p>
          </table:table-cell>
          <table:table-cell office:value-type="string" office:string-value="prqone1oneight8eightseven7seven1nbcxnqjfour4fourfive5fivecmj2" table:formula="of:=COM.MICROSOFT.REDUCE([.A299];[NumberText.$A$1]:[NumberText.$A$9];COM.MICROSOFT.LAMBDA(_xlpm.a;_xlpm.b;SUBSTITUTE(_xlpm.a;_xlpm.b;VLOOKUP(_xlpm.b;[NumberText.$A$1:.$B$9];2;FALSE))))" table:number-matrix-columns-spanned="1" table:number-matrix-rows-spanned="1" table:style-name="ce1">
            <text:p>prqone1oneight8eightseven7seven1nbcxnqjfour4fourfive5fivecmj2</text:p>
          </table:table-cell>
          <table:table-cell office:value-type="string" office:string-value="1871452" table:formula="of:=COM.MICROSOFT.TEXTJOIN(&quot;&quot;;TRUE;IFERROR(MID([.D299];ROW(INDIRECT(&quot;1:100&quot;));1)+0;&quot;&quot;))" table:number-matrix-columns-spanned="1" table:number-matrix-rows-spanned="1" table:style-name="ce1">
            <text:p>1871452</text:p>
          </table:table-cell>
          <table:table-cell office:value-type="float" office:value="12" table:formula="of:=LEFT([.E299];1)*10+RIGHT([.E299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wone1oneninevcrfzpfourfivetwo</text:p>
          </table:table-cell>
          <table:table-cell office:value-type="string" office:string-value="1" table:formula="of:=COM.MICROSOFT.TEXTJOIN(&quot;&quot;;TRUE;IFERROR(MID([.A300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00];1)*10+RIGHT([.B300];1)" table:style-name="ce1">
            <text:p>11</text:p>
          </table:table-cell>
          <table:table-cell office:value-type="string" office:string-value="stwo2twone1one1one1onenine9ninevcrfzpfour4fourfive5fivetwo2two" table:formula="of:=COM.MICROSOFT.REDUCE([.A300];[NumberText.$A$1]:[NumberText.$A$9];COM.MICROSOFT.LAMBDA(_xlpm.a;_xlpm.b;SUBSTITUTE(_xlpm.a;_xlpm.b;VLOOKUP(_xlpm.b;[NumberText.$A$1:.$B$9];2;FALSE))))" table:number-matrix-columns-spanned="1" table:number-matrix-rows-spanned="1" table:style-name="ce1">
            <text:p>stwo2twone1one1one1onenine9ninevcrfzpfour4fourfive5fivetwo2two</text:p>
          </table:table-cell>
          <table:table-cell office:value-type="string" office:string-value="21119452" table:formula="of:=COM.MICROSOFT.TEXTJOIN(&quot;&quot;;TRUE;IFERROR(MID([.D300];ROW(INDIRECT(&quot;1:100&quot;));1)+0;&quot;&quot;))" table:number-matrix-columns-spanned="1" table:number-matrix-rows-spanned="1" table:style-name="ce1">
            <text:p>21119452</text:p>
          </table:table-cell>
          <table:table-cell office:value-type="float" office:value="22" table:formula="of:=LEFT([.E300];1)*10+RIGHT([.E300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tkknhjr9six8</text:p>
          </table:table-cell>
          <table:table-cell office:value-type="string" office:string-value="98" table:formula="of:=COM.MICROSOFT.TEXTJOIN(&quot;&quot;;TRUE;IFERROR(MID([.A301];ROW(INDIRECT(&quot;1:100&quot;));1)+0;&quot;&quot;))" table:number-matrix-columns-spanned="1" table:number-matrix-rows-spanned="1" table:style-name="ce1">
            <text:p>98</text:p>
          </table:table-cell>
          <table:table-cell office:value-type="float" office:value="98" table:formula="of:=LEFT([.B301];1)*10+RIGHT([.B301];1)" table:style-name="ce1">
            <text:p>98</text:p>
          </table:table-cell>
          <table:table-cell office:value-type="string" office:string-value="ztkknhjr9six6six8" table:formula="of:=COM.MICROSOFT.REDUCE([.A301];[NumberText.$A$1]:[NumberText.$A$9];COM.MICROSOFT.LAMBDA(_xlpm.a;_xlpm.b;SUBSTITUTE(_xlpm.a;_xlpm.b;VLOOKUP(_xlpm.b;[NumberText.$A$1:.$B$9];2;FALSE))))" table:number-matrix-columns-spanned="1" table:number-matrix-rows-spanned="1" table:style-name="ce1">
            <text:p>ztkknhjr9six6six8</text:p>
          </table:table-cell>
          <table:table-cell office:value-type="string" office:string-value="968" table:formula="of:=COM.MICROSOFT.TEXTJOIN(&quot;&quot;;TRUE;IFERROR(MID([.D301];ROW(INDIRECT(&quot;1:100&quot;));1)+0;&quot;&quot;))" table:number-matrix-columns-spanned="1" table:number-matrix-rows-spanned="1" table:style-name="ce1">
            <text:p>968</text:p>
          </table:table-cell>
          <table:table-cell office:value-type="float" office:value="98" table:formula="of:=LEFT([.E301];1)*10+RIGHT([.E301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mlvrzm934seveneight</text:p>
          </table:table-cell>
          <table:table-cell office:value-type="string" office:string-value="934" table:formula="of:=COM.MICROSOFT.TEXTJOIN(&quot;&quot;;TRUE;IFERROR(MID([.A302];ROW(INDIRECT(&quot;1:100&quot;));1)+0;&quot;&quot;))" table:number-matrix-columns-spanned="1" table:number-matrix-rows-spanned="1" table:style-name="ce1">
            <text:p>934</text:p>
          </table:table-cell>
          <table:table-cell office:value-type="float" office:value="94" table:formula="of:=LEFT([.B302];1)*10+RIGHT([.B302];1)" table:style-name="ce1">
            <text:p>94</text:p>
          </table:table-cell>
          <table:table-cell office:value-type="string" office:string-value="two2twomlvrzm934seven7seveneight8eight" table:formula="of:=COM.MICROSOFT.REDUCE([.A302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mlvrzm934seven7seveneight8eight</text:p>
          </table:table-cell>
          <table:table-cell office:value-type="string" office:string-value="293478" table:formula="of:=COM.MICROSOFT.TEXTJOIN(&quot;&quot;;TRUE;IFERROR(MID([.D302];ROW(INDIRECT(&quot;1:100&quot;));1)+0;&quot;&quot;))" table:number-matrix-columns-spanned="1" table:number-matrix-rows-spanned="1" table:style-name="ce1">
            <text:p>293478</text:p>
          </table:table-cell>
          <table:table-cell office:value-type="float" office:value="28" table:formula="of:=LEFT([.E302];1)*10+RIGHT([.E302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tnn1bqgbxf13rqdqtcrbpeighttwo</text:p>
          </table:table-cell>
          <table:table-cell office:value-type="string" office:string-value="113" table:formula="of:=COM.MICROSOFT.TEXTJOIN(&quot;&quot;;TRUE;IFERROR(MID([.A303];ROW(INDIRECT(&quot;1:100&quot;));1)+0;&quot;&quot;))" table:number-matrix-columns-spanned="1" table:number-matrix-rows-spanned="1" table:style-name="ce1">
            <text:p>113</text:p>
          </table:table-cell>
          <table:table-cell office:value-type="float" office:value="13" table:formula="of:=LEFT([.B303];1)*10+RIGHT([.B303];1)" table:style-name="ce1">
            <text:p>13</text:p>
          </table:table-cell>
          <table:table-cell office:value-type="string" office:string-value="ntnn1bqgbxf13rqdqtcrbpeight8eighttwo2two" table:formula="of:=COM.MICROSOFT.REDUCE([.A303];[NumberText.$A$1]:[NumberText.$A$9];COM.MICROSOFT.LAMBDA(_xlpm.a;_xlpm.b;SUBSTITUTE(_xlpm.a;_xlpm.b;VLOOKUP(_xlpm.b;[NumberText.$A$1:.$B$9];2;FALSE))))" table:number-matrix-columns-spanned="1" table:number-matrix-rows-spanned="1" table:style-name="ce1">
            <text:p>ntnn1bqgbxf13rqdqtcrbpeight8eighttwo2two</text:p>
          </table:table-cell>
          <table:table-cell office:value-type="string" office:string-value="11382" table:formula="of:=COM.MICROSOFT.TEXTJOIN(&quot;&quot;;TRUE;IFERROR(MID([.D303];ROW(INDIRECT(&quot;1:100&quot;));1)+0;&quot;&quot;))" table:number-matrix-columns-spanned="1" table:number-matrix-rows-spanned="1" table:style-name="ce1">
            <text:p>11382</text:p>
          </table:table-cell>
          <table:table-cell office:value-type="float" office:value="12" table:formula="of:=LEFT([.E303];1)*10+RIGHT([.E303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58ninemdqonecrkbdblone</text:p>
          </table:table-cell>
          <table:table-cell office:value-type="string" office:string-value="58" table:formula="of:=COM.MICROSOFT.TEXTJOIN(&quot;&quot;;TRUE;IFERROR(MID([.A304];ROW(INDIRECT(&quot;1:100&quot;));1)+0;&quot;&quot;))" table:number-matrix-columns-spanned="1" table:number-matrix-rows-spanned="1" table:style-name="ce1">
            <text:p>58</text:p>
          </table:table-cell>
          <table:table-cell office:value-type="float" office:value="58" table:formula="of:=LEFT([.B304];1)*10+RIGHT([.B304];1)" table:style-name="ce1">
            <text:p>58</text:p>
          </table:table-cell>
          <table:table-cell office:value-type="string" office:string-value="seven7seven58nine9ninemdqone1onecrkbdblone1one" table:formula="of:=COM.MICROSOFT.REDUCE([.A304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58nine9ninemdqone1onecrkbdblone1one</text:p>
          </table:table-cell>
          <table:table-cell office:value-type="string" office:string-value="758911" table:formula="of:=COM.MICROSOFT.TEXTJOIN(&quot;&quot;;TRUE;IFERROR(MID([.D304];ROW(INDIRECT(&quot;1:100&quot;));1)+0;&quot;&quot;))" table:number-matrix-columns-spanned="1" table:number-matrix-rows-spanned="1" table:style-name="ce1">
            <text:p>758911</text:p>
          </table:table-cell>
          <table:table-cell office:value-type="float" office:value="71" table:formula="of:=LEFT([.E304];1)*10+RIGHT([.E304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sixthree1oneeightone62</text:p>
          </table:table-cell>
          <table:table-cell office:value-type="string" office:string-value="162" table:formula="of:=COM.MICROSOFT.TEXTJOIN(&quot;&quot;;TRUE;IFERROR(MID([.A305];ROW(INDIRECT(&quot;1:100&quot;));1)+0;&quot;&quot;))" table:number-matrix-columns-spanned="1" table:number-matrix-rows-spanned="1" table:style-name="ce1">
            <text:p>162</text:p>
          </table:table-cell>
          <table:table-cell office:value-type="float" office:value="12" table:formula="of:=LEFT([.B305];1)*10+RIGHT([.B305];1)" table:style-name="ce1">
            <text:p>12</text:p>
          </table:table-cell>
          <table:table-cell office:value-type="string" office:string-value="four4foursix6sixthree3three1one1oneeight8eightone1one62" table:formula="of:=COM.MICROSOFT.REDUCE([.A305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six6sixthree3three1one1oneeight8eightone1one62</text:p>
          </table:table-cell>
          <table:table-cell office:value-type="string" office:string-value="463118162" table:formula="of:=COM.MICROSOFT.TEXTJOIN(&quot;&quot;;TRUE;IFERROR(MID([.D305];ROW(INDIRECT(&quot;1:100&quot;));1)+0;&quot;&quot;))" table:number-matrix-columns-spanned="1" table:number-matrix-rows-spanned="1" table:style-name="ce1">
            <text:p>463118162</text:p>
          </table:table-cell>
          <table:table-cell office:value-type="float" office:value="42" table:formula="of:=LEFT([.E305];1)*10+RIGHT([.E305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5dhgcqjtrsixtwo8</text:p>
          </table:table-cell>
          <table:table-cell office:value-type="string" office:string-value="83858" table:formula="of:=COM.MICROSOFT.TEXTJOIN(&quot;&quot;;TRUE;IFERROR(MID([.A306];ROW(INDIRECT(&quot;1:100&quot;));1)+0;&quot;&quot;))" table:number-matrix-columns-spanned="1" table:number-matrix-rows-spanned="1" table:style-name="ce1">
            <text:p>83858</text:p>
          </table:table-cell>
          <table:table-cell office:value-type="float" office:value="88" table:formula="of:=LEFT([.B306];1)*10+RIGHT([.B306];1)" table:style-name="ce1">
            <text:p>88</text:p>
          </table:table-cell>
          <table:table-cell office:value-type="string" office:string-value="8385dhgcqjtrsix6sixtwo2two8" table:formula="of:=COM.MICROSOFT.REDUCE([.A306];[NumberText.$A$1]:[NumberText.$A$9];COM.MICROSOFT.LAMBDA(_xlpm.a;_xlpm.b;SUBSTITUTE(_xlpm.a;_xlpm.b;VLOOKUP(_xlpm.b;[NumberText.$A$1:.$B$9];2;FALSE))))" table:number-matrix-columns-spanned="1" table:number-matrix-rows-spanned="1" table:style-name="ce1">
            <text:p>8385dhgcqjtrsix6sixtwo2two8</text:p>
          </table:table-cell>
          <table:table-cell office:value-type="string" office:string-value="8385628" table:formula="of:=COM.MICROSOFT.TEXTJOIN(&quot;&quot;;TRUE;IFERROR(MID([.D306];ROW(INDIRECT(&quot;1:100&quot;));1)+0;&quot;&quot;))" table:number-matrix-columns-spanned="1" table:number-matrix-rows-spanned="1" table:style-name="ce1">
            <text:p>8385628</text:p>
          </table:table-cell>
          <table:table-cell office:value-type="float" office:value="88" table:formula="of:=LEFT([.E306];1)*10+RIGHT([.E306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pzxstwosevenqbdhkb8sfggkbdhx5rzftqsf</text:p>
          </table:table-cell>
          <table:table-cell office:value-type="string" office:string-value="85" table:formula="of:=COM.MICROSOFT.TEXTJOIN(&quot;&quot;;TRUE;IFERROR(MID([.A307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B307];1)*10+RIGHT([.B307];1)" table:style-name="ce1">
            <text:p>85</text:p>
          </table:table-cell>
          <table:table-cell office:value-type="string" office:string-value="blpzxstwo2twoseven7sevenqbdhkb8sfggkbdhx5rzftqsf" table:formula="of:=COM.MICROSOFT.REDUCE([.A307];[NumberText.$A$1]:[NumberText.$A$9];COM.MICROSOFT.LAMBDA(_xlpm.a;_xlpm.b;SUBSTITUTE(_xlpm.a;_xlpm.b;VLOOKUP(_xlpm.b;[NumberText.$A$1:.$B$9];2;FALSE))))" table:number-matrix-columns-spanned="1" table:number-matrix-rows-spanned="1" table:style-name="ce1">
            <text:p>blpzxstwo2twoseven7sevenqbdhkb8sfggkbdhx5rzftqsf</text:p>
          </table:table-cell>
          <table:table-cell office:value-type="string" office:string-value="2785" table:formula="of:=COM.MICROSOFT.TEXTJOIN(&quot;&quot;;TRUE;IFERROR(MID([.D307];ROW(INDIRECT(&quot;1:100&quot;));1)+0;&quot;&quot;))" table:number-matrix-columns-spanned="1" table:number-matrix-rows-spanned="1" table:style-name="ce1">
            <text:p>2785</text:p>
          </table:table-cell>
          <table:table-cell office:value-type="float" office:value="25" table:formula="of:=LEFT([.E307];1)*10+RIGHT([.E307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qbeightwoninefourlgcj9</text:p>
          </table:table-cell>
          <table:table-cell office:value-type="string" office:string-value="9" table:formula="of:=COM.MICROSOFT.TEXTJOIN(&quot;&quot;;TRUE;IFERROR(MID([.A30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08];1)*10+RIGHT([.B308];1)" table:style-name="ce1">
            <text:p>99</text:p>
          </table:table-cell>
          <table:table-cell office:value-type="string" office:string-value="mqbeight8eightwo2twonine9ninefour4fourlgcj9" table:formula="of:=COM.MICROSOFT.REDUCE([.A308];[NumberText.$A$1]:[NumberText.$A$9];COM.MICROSOFT.LAMBDA(_xlpm.a;_xlpm.b;SUBSTITUTE(_xlpm.a;_xlpm.b;VLOOKUP(_xlpm.b;[NumberText.$A$1:.$B$9];2;FALSE))))" table:number-matrix-columns-spanned="1" table:number-matrix-rows-spanned="1" table:style-name="ce1">
            <text:p>mqbeight8eightwo2twonine9ninefour4fourlgcj9</text:p>
          </table:table-cell>
          <table:table-cell office:value-type="string" office:string-value="82949" table:formula="of:=COM.MICROSOFT.TEXTJOIN(&quot;&quot;;TRUE;IFERROR(MID([.D308];ROW(INDIRECT(&quot;1:100&quot;));1)+0;&quot;&quot;))" table:number-matrix-columns-spanned="1" table:number-matrix-rows-spanned="1" table:style-name="ce1">
            <text:p>82949</text:p>
          </table:table-cell>
          <table:table-cell office:value-type="float" office:value="89" table:formula="of:=LEFT([.E308];1)*10+RIGHT([.E308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jvpkpvjpmvmbsrdgdvx7frrgvnfrmmrfrhqdtwothree8</text:p>
          </table:table-cell>
          <table:table-cell office:value-type="string" office:string-value="78" table:formula="of:=COM.MICROSOFT.TEXTJOIN(&quot;&quot;;TRUE;IFERROR(MID([.A309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B309];1)*10+RIGHT([.B309];1)" table:style-name="ce1">
            <text:p>78</text:p>
          </table:table-cell>
          <table:table-cell office:value-type="string" office:string-value="njvpkpvjpmvmbsrdgdvx7frrgvnfrmmrfrhqdtwo2twothree3three8" table:formula="of:=COM.MICROSOFT.REDUCE([.A309];[NumberText.$A$1]:[NumberText.$A$9];COM.MICROSOFT.LAMBDA(_xlpm.a;_xlpm.b;SUBSTITUTE(_xlpm.a;_xlpm.b;VLOOKUP(_xlpm.b;[NumberText.$A$1:.$B$9];2;FALSE))))" table:number-matrix-columns-spanned="1" table:number-matrix-rows-spanned="1" table:style-name="ce1">
            <text:p>njvpkpvjpmvmbsrdgdvx7frrgvnfrmmrfrhqdtwo2twothree3three8</text:p>
          </table:table-cell>
          <table:table-cell office:value-type="string" office:string-value="7238" table:formula="of:=COM.MICROSOFT.TEXTJOIN(&quot;&quot;;TRUE;IFERROR(MID([.D309];ROW(INDIRECT(&quot;1:100&quot;));1)+0;&quot;&quot;))" table:number-matrix-columns-spanned="1" table:number-matrix-rows-spanned="1" table:style-name="ce1">
            <text:p>7238</text:p>
          </table:table-cell>
          <table:table-cell office:value-type="float" office:value="78" table:formula="of:=LEFT([.E309];1)*10+RIGHT([.E309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twonesxxone8tnine</text:p>
          </table:table-cell>
          <table:table-cell office:value-type="string" office:string-value="8" table:formula="of:=COM.MICROSOFT.TEXTJOIN(&quot;&quot;;TRUE;IFERROR(MID([.A310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310];1)*10+RIGHT([.B310];1)" table:style-name="ce1">
            <text:p>88</text:p>
          </table:table-cell>
          <table:table-cell office:value-type="string" office:string-value="rtwo2twone1onesxxone1one8tnine9nine" table:formula="of:=COM.MICROSOFT.REDUCE([.A310];[NumberText.$A$1]:[NumberText.$A$9];COM.MICROSOFT.LAMBDA(_xlpm.a;_xlpm.b;SUBSTITUTE(_xlpm.a;_xlpm.b;VLOOKUP(_xlpm.b;[NumberText.$A$1:.$B$9];2;FALSE))))" table:number-matrix-columns-spanned="1" table:number-matrix-rows-spanned="1" table:style-name="ce1">
            <text:p>rtwo2twone1onesxxone1one8tnine9nine</text:p>
          </table:table-cell>
          <table:table-cell office:value-type="string" office:string-value="21189" table:formula="of:=COM.MICROSOFT.TEXTJOIN(&quot;&quot;;TRUE;IFERROR(MID([.D310];ROW(INDIRECT(&quot;1:100&quot;));1)+0;&quot;&quot;))" table:number-matrix-columns-spanned="1" table:number-matrix-rows-spanned="1" table:style-name="ce1">
            <text:p>21189</text:p>
          </table:table-cell>
          <table:table-cell office:value-type="float" office:value="29" table:formula="of:=LEFT([.E310];1)*10+RIGHT([.E310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xqgrqmone73five</text:p>
          </table:table-cell>
          <table:table-cell office:value-type="string" office:string-value="273" table:formula="of:=COM.MICROSOFT.TEXTJOIN(&quot;&quot;;TRUE;IFERROR(MID([.A311];ROW(INDIRECT(&quot;1:100&quot;));1)+0;&quot;&quot;))" table:number-matrix-columns-spanned="1" table:number-matrix-rows-spanned="1" table:style-name="ce1">
            <text:p>273</text:p>
          </table:table-cell>
          <table:table-cell office:value-type="float" office:value="23" table:formula="of:=LEFT([.B311];1)*10+RIGHT([.B311];1)" table:style-name="ce1">
            <text:p>23</text:p>
          </table:table-cell>
          <table:table-cell office:value-type="string" office:string-value="2xqgrqmone1one73five5five" table:formula="of:=COM.MICROSOFT.REDUCE([.A311];[NumberText.$A$1]:[NumberText.$A$9];COM.MICROSOFT.LAMBDA(_xlpm.a;_xlpm.b;SUBSTITUTE(_xlpm.a;_xlpm.b;VLOOKUP(_xlpm.b;[NumberText.$A$1:.$B$9];2;FALSE))))" table:number-matrix-columns-spanned="1" table:number-matrix-rows-spanned="1" table:style-name="ce1">
            <text:p>2xqgrqmone1one73five5five</text:p>
          </table:table-cell>
          <table:table-cell office:value-type="string" office:string-value="21735" table:formula="of:=COM.MICROSOFT.TEXTJOIN(&quot;&quot;;TRUE;IFERROR(MID([.D311];ROW(INDIRECT(&quot;1:100&quot;));1)+0;&quot;&quot;))" table:number-matrix-columns-spanned="1" table:number-matrix-rows-spanned="1" table:style-name="ce1">
            <text:p>21735</text:p>
          </table:table-cell>
          <table:table-cell office:value-type="float" office:value="25" table:formula="of:=LEFT([.E311];1)*10+RIGHT([.E311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ggzdxvptwonineeightdj</text:p>
          </table:table-cell>
          <table:table-cell office:value-type="string" office:string-value="5" table:formula="of:=COM.MICROSOFT.TEXTJOIN(&quot;&quot;;TRUE;IFERROR(MID([.A31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12];1)*10+RIGHT([.B312];1)" table:style-name="ce1">
            <text:p>55</text:p>
          </table:table-cell>
          <table:table-cell office:value-type="string" office:string-value="5ggzdxvptwo2twonine9nineeight8eightdj" table:formula="of:=COM.MICROSOFT.REDUCE([.A312];[NumberText.$A$1]:[NumberText.$A$9];COM.MICROSOFT.LAMBDA(_xlpm.a;_xlpm.b;SUBSTITUTE(_xlpm.a;_xlpm.b;VLOOKUP(_xlpm.b;[NumberText.$A$1:.$B$9];2;FALSE))))" table:number-matrix-columns-spanned="1" table:number-matrix-rows-spanned="1" table:style-name="ce1">
            <text:p>5ggzdxvptwo2twonine9nineeight8eightdj</text:p>
          </table:table-cell>
          <table:table-cell office:value-type="string" office:string-value="5298" table:formula="of:=COM.MICROSOFT.TEXTJOIN(&quot;&quot;;TRUE;IFERROR(MID([.D312];ROW(INDIRECT(&quot;1:100&quot;));1)+0;&quot;&quot;))" table:number-matrix-columns-spanned="1" table:number-matrix-rows-spanned="1" table:style-name="ce1">
            <text:p>5298</text:p>
          </table:table-cell>
          <table:table-cell office:value-type="float" office:value="58" table:formula="of:=LEFT([.E312];1)*10+RIGHT([.E312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qhzhzbsmhljxeight7hljd</text:p>
          </table:table-cell>
          <table:table-cell office:value-type="string" office:string-value="7" table:formula="of:=COM.MICROSOFT.TEXTJOIN(&quot;&quot;;TRUE;IFERROR(MID([.A31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313];1)*10+RIGHT([.B313];1)" table:style-name="ce1">
            <text:p>77</text:p>
          </table:table-cell>
          <table:table-cell office:value-type="string" office:string-value="svqhzhzbsmhljxeight8eight7hljd" table:formula="of:=COM.MICROSOFT.REDUCE([.A313];[NumberText.$A$1]:[NumberText.$A$9];COM.MICROSOFT.LAMBDA(_xlpm.a;_xlpm.b;SUBSTITUTE(_xlpm.a;_xlpm.b;VLOOKUP(_xlpm.b;[NumberText.$A$1:.$B$9];2;FALSE))))" table:number-matrix-columns-spanned="1" table:number-matrix-rows-spanned="1" table:style-name="ce1">
            <text:p>svqhzhzbsmhljxeight8eight7hljd</text:p>
          </table:table-cell>
          <table:table-cell office:value-type="string" office:string-value="87" table:formula="of:=COM.MICROSOFT.TEXTJOIN(&quot;&quot;;TRUE;IFERROR(MID([.D313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E313];1)*10+RIGHT([.E313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81kmnmpmfkseven</text:p>
          </table:table-cell>
          <table:table-cell office:value-type="string" office:string-value="81" table:formula="of:=COM.MICROSOFT.TEXTJOIN(&quot;&quot;;TRUE;IFERROR(MID([.A314];ROW(INDIRECT(&quot;1:100&quot;));1)+0;&quot;&quot;))" table:number-matrix-columns-spanned="1" table:number-matrix-rows-spanned="1" table:style-name="ce1">
            <text:p>81</text:p>
          </table:table-cell>
          <table:table-cell office:value-type="float" office:value="81" table:formula="of:=LEFT([.B314];1)*10+RIGHT([.B314];1)" table:style-name="ce1">
            <text:p>81</text:p>
          </table:table-cell>
          <table:table-cell office:value-type="string" office:string-value="one1one81kmnmpmfkseven7seven" table:formula="of:=COM.MICROSOFT.REDUCE([.A31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81kmnmpmfkseven7seven</text:p>
          </table:table-cell>
          <table:table-cell office:value-type="string" office:string-value="1817" table:formula="of:=COM.MICROSOFT.TEXTJOIN(&quot;&quot;;TRUE;IFERROR(MID([.D314];ROW(INDIRECT(&quot;1:100&quot;));1)+0;&quot;&quot;))" table:number-matrix-columns-spanned="1" table:number-matrix-rows-spanned="1" table:style-name="ce1">
            <text:p>1817</text:p>
          </table:table-cell>
          <table:table-cell office:value-type="float" office:value="17" table:formula="of:=LEFT([.E314];1)*10+RIGHT([.E314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ninefourbvbpljb3nineqxnkgzgj</text:p>
          </table:table-cell>
          <table:table-cell office:value-type="string" office:string-value="93" table:formula="of:=COM.MICROSOFT.TEXTJOIN(&quot;&quot;;TRUE;IFERROR(MID([.A315];ROW(INDIRECT(&quot;1:100&quot;));1)+0;&quot;&quot;))" table:number-matrix-columns-spanned="1" table:number-matrix-rows-spanned="1" table:style-name="ce1">
            <text:p>93</text:p>
          </table:table-cell>
          <table:table-cell office:value-type="float" office:value="93" table:formula="of:=LEFT([.B315];1)*10+RIGHT([.B315];1)" table:style-name="ce1">
            <text:p>93</text:p>
          </table:table-cell>
          <table:table-cell office:value-type="string" office:string-value="9nine9ninefour4fourbvbpljb3nine9nineqxnkgzgj" table:formula="of:=COM.MICROSOFT.REDUCE([.A315];[NumberText.$A$1]:[NumberText.$A$9];COM.MICROSOFT.LAMBDA(_xlpm.a;_xlpm.b;SUBSTITUTE(_xlpm.a;_xlpm.b;VLOOKUP(_xlpm.b;[NumberText.$A$1:.$B$9];2;FALSE))))" table:number-matrix-columns-spanned="1" table:number-matrix-rows-spanned="1" table:style-name="ce1">
            <text:p>9nine9ninefour4fourbvbpljb3nine9nineqxnkgzgj</text:p>
          </table:table-cell>
          <table:table-cell office:value-type="string" office:string-value="99439" table:formula="of:=COM.MICROSOFT.TEXTJOIN(&quot;&quot;;TRUE;IFERROR(MID([.D315];ROW(INDIRECT(&quot;1:100&quot;));1)+0;&quot;&quot;))" table:number-matrix-columns-spanned="1" table:number-matrix-rows-spanned="1" table:style-name="ce1">
            <text:p>99439</text:p>
          </table:table-cell>
          <table:table-cell office:value-type="float" office:value="99" table:formula="of:=LEFT([.E315];1)*10+RIGHT([.E315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four7nvdfhnd</text:p>
          </table:table-cell>
          <table:table-cell office:value-type="string" office:string-value="7" table:formula="of:=COM.MICROSOFT.TEXTJOIN(&quot;&quot;;TRUE;IFERROR(MID([.A31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316];1)*10+RIGHT([.B316];1)" table:style-name="ce1">
            <text:p>77</text:p>
          </table:table-cell>
          <table:table-cell office:value-type="string" office:string-value="six6sixfour4four7nvdfhnd" table:formula="of:=COM.MICROSOFT.REDUCE([.A316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four4four7nvdfhnd</text:p>
          </table:table-cell>
          <table:table-cell office:value-type="string" office:string-value="647" table:formula="of:=COM.MICROSOFT.TEXTJOIN(&quot;&quot;;TRUE;IFERROR(MID([.D316];ROW(INDIRECT(&quot;1:100&quot;));1)+0;&quot;&quot;))" table:number-matrix-columns-spanned="1" table:number-matrix-rows-spanned="1" table:style-name="ce1">
            <text:p>647</text:p>
          </table:table-cell>
          <table:table-cell office:value-type="float" office:value="67" table:formula="of:=LEFT([.E316];1)*10+RIGHT([.E316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twoseven52</text:p>
          </table:table-cell>
          <table:table-cell office:value-type="string" office:string-value="2452" table:formula="of:=COM.MICROSOFT.TEXTJOIN(&quot;&quot;;TRUE;IFERROR(MID([.A317];ROW(INDIRECT(&quot;1:100&quot;));1)+0;&quot;&quot;))" table:number-matrix-columns-spanned="1" table:number-matrix-rows-spanned="1" table:style-name="ce1">
            <text:p>2452</text:p>
          </table:table-cell>
          <table:table-cell office:value-type="float" office:value="22" table:formula="of:=LEFT([.B317];1)*10+RIGHT([.B317];1)" table:style-name="ce1">
            <text:p>22</text:p>
          </table:table-cell>
          <table:table-cell office:value-type="string" office:string-value="24two2twoseven7seven52" table:formula="of:=COM.MICROSOFT.REDUCE([.A317];[NumberText.$A$1]:[NumberText.$A$9];COM.MICROSOFT.LAMBDA(_xlpm.a;_xlpm.b;SUBSTITUTE(_xlpm.a;_xlpm.b;VLOOKUP(_xlpm.b;[NumberText.$A$1:.$B$9];2;FALSE))))" table:number-matrix-columns-spanned="1" table:number-matrix-rows-spanned="1" table:style-name="ce1">
            <text:p>24two2twoseven7seven52</text:p>
          </table:table-cell>
          <table:table-cell office:value-type="string" office:string-value="242752" table:formula="of:=COM.MICROSOFT.TEXTJOIN(&quot;&quot;;TRUE;IFERROR(MID([.D317];ROW(INDIRECT(&quot;1:100&quot;));1)+0;&quot;&quot;))" table:number-matrix-columns-spanned="1" table:number-matrix-rows-spanned="1" table:style-name="ce1">
            <text:p>242752</text:p>
          </table:table-cell>
          <table:table-cell office:value-type="float" office:value="22" table:formula="of:=LEFT([.E317];1)*10+RIGHT([.E317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25vqnhmrpxthreenine3bkjpvs</text:p>
          </table:table-cell>
          <table:table-cell office:value-type="string" office:string-value="4253" table:formula="of:=COM.MICROSOFT.TEXTJOIN(&quot;&quot;;TRUE;IFERROR(MID([.A318];ROW(INDIRECT(&quot;1:100&quot;));1)+0;&quot;&quot;))" table:number-matrix-columns-spanned="1" table:number-matrix-rows-spanned="1" table:style-name="ce1">
            <text:p>4253</text:p>
          </table:table-cell>
          <table:table-cell office:value-type="float" office:value="43" table:formula="of:=LEFT([.B318];1)*10+RIGHT([.B318];1)" table:style-name="ce1">
            <text:p>43</text:p>
          </table:table-cell>
          <table:table-cell office:value-type="string" office:string-value="425vqnhmrpxthree3threenine9nine3bkjpvs" table:formula="of:=COM.MICROSOFT.REDUCE([.A318];[NumberText.$A$1]:[NumberText.$A$9];COM.MICROSOFT.LAMBDA(_xlpm.a;_xlpm.b;SUBSTITUTE(_xlpm.a;_xlpm.b;VLOOKUP(_xlpm.b;[NumberText.$A$1:.$B$9];2;FALSE))))" table:number-matrix-columns-spanned="1" table:number-matrix-rows-spanned="1" table:style-name="ce1">
            <text:p>425vqnhmrpxthree3threenine9nine3bkjpvs</text:p>
          </table:table-cell>
          <table:table-cell office:value-type="string" office:string-value="425393" table:formula="of:=COM.MICROSOFT.TEXTJOIN(&quot;&quot;;TRUE;IFERROR(MID([.D318];ROW(INDIRECT(&quot;1:100&quot;));1)+0;&quot;&quot;))" table:number-matrix-columns-spanned="1" table:number-matrix-rows-spanned="1" table:style-name="ce1">
            <text:p>425393</text:p>
          </table:table-cell>
          <table:table-cell office:value-type="float" office:value="43" table:formula="of:=LEFT([.E318];1)*10+RIGHT([.E318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fzqqspdp6</text:p>
          </table:table-cell>
          <table:table-cell office:value-type="string" office:string-value="86" table:formula="of:=COM.MICROSOFT.TEXTJOIN(&quot;&quot;;TRUE;IFERROR(MID([.A319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319];1)*10+RIGHT([.B319];1)" table:style-name="ce1">
            <text:p>86</text:p>
          </table:table-cell>
          <table:table-cell office:value-type="string" office:string-value="8fzqqspdp6" table:formula="of:=COM.MICROSOFT.REDUCE([.A319];[NumberText.$A$1]:[NumberText.$A$9];COM.MICROSOFT.LAMBDA(_xlpm.a;_xlpm.b;SUBSTITUTE(_xlpm.a;_xlpm.b;VLOOKUP(_xlpm.b;[NumberText.$A$1:.$B$9];2;FALSE))))" table:number-matrix-columns-spanned="1" table:number-matrix-rows-spanned="1" table:style-name="ce1">
            <text:p>8fzqqspdp6</text:p>
          </table:table-cell>
          <table:table-cell office:value-type="string" office:string-value="86" table:formula="of:=COM.MICROSOFT.TEXTJOIN(&quot;&quot;;TRUE;IFERROR(MID([.D319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E319];1)*10+RIGHT([.E319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27five9zhbxpbr</text:p>
          </table:table-cell>
          <table:table-cell office:value-type="string" office:string-value="4279" table:formula="of:=COM.MICROSOFT.TEXTJOIN(&quot;&quot;;TRUE;IFERROR(MID([.A320];ROW(INDIRECT(&quot;1:100&quot;));1)+0;&quot;&quot;))" table:number-matrix-columns-spanned="1" table:number-matrix-rows-spanned="1" table:style-name="ce1">
            <text:p>4279</text:p>
          </table:table-cell>
          <table:table-cell office:value-type="float" office:value="49" table:formula="of:=LEFT([.B320];1)*10+RIGHT([.B320];1)" table:style-name="ce1">
            <text:p>49</text:p>
          </table:table-cell>
          <table:table-cell office:value-type="string" office:string-value="427five5five9zhbxpbr" table:formula="of:=COM.MICROSOFT.REDUCE([.A320];[NumberText.$A$1]:[NumberText.$A$9];COM.MICROSOFT.LAMBDA(_xlpm.a;_xlpm.b;SUBSTITUTE(_xlpm.a;_xlpm.b;VLOOKUP(_xlpm.b;[NumberText.$A$1:.$B$9];2;FALSE))))" table:number-matrix-columns-spanned="1" table:number-matrix-rows-spanned="1" table:style-name="ce1">
            <text:p>427five5five9zhbxpbr</text:p>
          </table:table-cell>
          <table:table-cell office:value-type="string" office:string-value="42759" table:formula="of:=COM.MICROSOFT.TEXTJOIN(&quot;&quot;;TRUE;IFERROR(MID([.D320];ROW(INDIRECT(&quot;1:100&quot;));1)+0;&quot;&quot;))" table:number-matrix-columns-spanned="1" table:number-matrix-rows-spanned="1" table:style-name="ce1">
            <text:p>42759</text:p>
          </table:table-cell>
          <table:table-cell office:value-type="float" office:value="49" table:formula="of:=LEFT([.E320];1)*10+RIGHT([.E320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qjnxxkgqhp</text:p>
          </table:table-cell>
          <table:table-cell office:value-type="string" office:string-value="1" table:formula="of:=COM.MICROSOFT.TEXTJOIN(&quot;&quot;;TRUE;IFERROR(MID([.A32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21];1)*10+RIGHT([.B321];1)" table:style-name="ce1">
            <text:p>11</text:p>
          </table:table-cell>
          <table:table-cell office:value-type="string" office:string-value="1qjnxxkgqhp" table:formula="of:=COM.MICROSOFT.REDUCE([.A321];[NumberText.$A$1]:[NumberText.$A$9];COM.MICROSOFT.LAMBDA(_xlpm.a;_xlpm.b;SUBSTITUTE(_xlpm.a;_xlpm.b;VLOOKUP(_xlpm.b;[NumberText.$A$1:.$B$9];2;FALSE))))" table:number-matrix-columns-spanned="1" table:number-matrix-rows-spanned="1" table:style-name="ce1">
            <text:p>1qjnxxkgqhp</text:p>
          </table:table-cell>
          <table:table-cell office:value-type="string" office:string-value="1" table:formula="of:=COM.MICROSOFT.TEXTJOIN(&quot;&quot;;TRUE;IFERROR(MID([.D32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E321];1)*10+RIGHT([.E321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xzthreelrbgfbvmrpmtgvrfgqmjlshbqv5</text:p>
          </table:table-cell>
          <table:table-cell office:value-type="string" office:string-value="5" table:formula="of:=COM.MICROSOFT.TEXTJOIN(&quot;&quot;;TRUE;IFERROR(MID([.A32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22];1)*10+RIGHT([.B322];1)" table:style-name="ce1">
            <text:p>55</text:p>
          </table:table-cell>
          <table:table-cell office:value-type="string" office:string-value="eight8eightxzthree3threelrbgfbvmrpmtgvrfgqmjlshbqv5" table:formula="of:=COM.MICROSOFT.REDUCE([.A322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xzthree3threelrbgfbvmrpmtgvrfgqmjlshbqv5</text:p>
          </table:table-cell>
          <table:table-cell office:value-type="string" office:string-value="835" table:formula="of:=COM.MICROSOFT.TEXTJOIN(&quot;&quot;;TRUE;IFERROR(MID([.D322];ROW(INDIRECT(&quot;1:100&quot;));1)+0;&quot;&quot;))" table:number-matrix-columns-spanned="1" table:number-matrix-rows-spanned="1" table:style-name="ce1">
            <text:p>835</text:p>
          </table:table-cell>
          <table:table-cell office:value-type="float" office:value="85" table:formula="of:=LEFT([.E322];1)*10+RIGHT([.E322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two4</text:p>
          </table:table-cell>
          <table:table-cell office:value-type="string" office:string-value="4" table:formula="of:=COM.MICROSOFT.TEXTJOIN(&quot;&quot;;TRUE;IFERROR(MID([.A323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323];1)*10+RIGHT([.B323];1)" table:style-name="ce1">
            <text:p>44</text:p>
          </table:table-cell>
          <table:table-cell office:value-type="string" office:string-value="one1onetwo2two4" table:formula="of:=COM.MICROSOFT.REDUCE([.A323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two2two4</text:p>
          </table:table-cell>
          <table:table-cell office:value-type="string" office:string-value="124" table:formula="of:=COM.MICROSOFT.TEXTJOIN(&quot;&quot;;TRUE;IFERROR(MID([.D323];ROW(INDIRECT(&quot;1:100&quot;));1)+0;&quot;&quot;))" table:number-matrix-columns-spanned="1" table:number-matrix-rows-spanned="1" table:style-name="ce1">
            <text:p>124</text:p>
          </table:table-cell>
          <table:table-cell office:value-type="float" office:value="14" table:formula="of:=LEFT([.E323];1)*10+RIGHT([.E323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194bfivevknbqxv</text:p>
          </table:table-cell>
          <table:table-cell office:value-type="string" office:string-value="194" table:formula="of:=COM.MICROSOFT.TEXTJOIN(&quot;&quot;;TRUE;IFERROR(MID([.A324];ROW(INDIRECT(&quot;1:100&quot;));1)+0;&quot;&quot;))" table:number-matrix-columns-spanned="1" table:number-matrix-rows-spanned="1" table:style-name="ce1">
            <text:p>194</text:p>
          </table:table-cell>
          <table:table-cell office:value-type="float" office:value="14" table:formula="of:=LEFT([.B324];1)*10+RIGHT([.B324];1)" table:style-name="ce1">
            <text:p>14</text:p>
          </table:table-cell>
          <table:table-cell office:value-type="string" office:string-value="three3three194bfive5fivevknbqxv" table:formula="of:=COM.MICROSOFT.REDUCE([.A324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194bfive5fivevknbqxv</text:p>
          </table:table-cell>
          <table:table-cell office:value-type="string" office:string-value="31945" table:formula="of:=COM.MICROSOFT.TEXTJOIN(&quot;&quot;;TRUE;IFERROR(MID([.D324];ROW(INDIRECT(&quot;1:100&quot;));1)+0;&quot;&quot;))" table:number-matrix-columns-spanned="1" table:number-matrix-rows-spanned="1" table:style-name="ce1">
            <text:p>31945</text:p>
          </table:table-cell>
          <table:table-cell office:value-type="float" office:value="35" table:formula="of:=LEFT([.E324];1)*10+RIGHT([.E324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mjhplcvheightlnvn7two</text:p>
          </table:table-cell>
          <table:table-cell office:value-type="string" office:string-value="17" table:formula="of:=COM.MICROSOFT.TEXTJOIN(&quot;&quot;;TRUE;IFERROR(MID([.A325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B325];1)*10+RIGHT([.B325];1)" table:style-name="ce1">
            <text:p>17</text:p>
          </table:table-cell>
          <table:table-cell office:value-type="string" office:string-value="1mjhplcvheight8eightlnvn7two2two" table:formula="of:=COM.MICROSOFT.REDUCE([.A325];[NumberText.$A$1]:[NumberText.$A$9];COM.MICROSOFT.LAMBDA(_xlpm.a;_xlpm.b;SUBSTITUTE(_xlpm.a;_xlpm.b;VLOOKUP(_xlpm.b;[NumberText.$A$1:.$B$9];2;FALSE))))" table:number-matrix-columns-spanned="1" table:number-matrix-rows-spanned="1" table:style-name="ce1">
            <text:p>1mjhplcvheight8eightlnvn7two2two</text:p>
          </table:table-cell>
          <table:table-cell office:value-type="string" office:string-value="1872" table:formula="of:=COM.MICROSOFT.TEXTJOIN(&quot;&quot;;TRUE;IFERROR(MID([.D325];ROW(INDIRECT(&quot;1:100&quot;));1)+0;&quot;&quot;))" table:number-matrix-columns-spanned="1" table:number-matrix-rows-spanned="1" table:style-name="ce1">
            <text:p>1872</text:p>
          </table:table-cell>
          <table:table-cell office:value-type="float" office:value="12" table:formula="of:=LEFT([.E325];1)*10+RIGHT([.E325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mptjk5seventhreeonesevenkdxfkvdz</text:p>
          </table:table-cell>
          <table:table-cell office:value-type="string" office:string-value="5" table:formula="of:=COM.MICROSOFT.TEXTJOIN(&quot;&quot;;TRUE;IFERROR(MID([.A32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26];1)*10+RIGHT([.B326];1)" table:style-name="ce1">
            <text:p>55</text:p>
          </table:table-cell>
          <table:table-cell office:value-type="string" office:string-value="rmptjk5seven7seventhree3threeone1oneseven7sevenkdxfkvdz" table:formula="of:=COM.MICROSOFT.REDUCE([.A326];[NumberText.$A$1]:[NumberText.$A$9];COM.MICROSOFT.LAMBDA(_xlpm.a;_xlpm.b;SUBSTITUTE(_xlpm.a;_xlpm.b;VLOOKUP(_xlpm.b;[NumberText.$A$1:.$B$9];2;FALSE))))" table:number-matrix-columns-spanned="1" table:number-matrix-rows-spanned="1" table:style-name="ce1">
            <text:p>rmptjk5seven7seventhree3threeone1oneseven7sevenkdxfkvdz</text:p>
          </table:table-cell>
          <table:table-cell office:value-type="string" office:string-value="57317" table:formula="of:=COM.MICROSOFT.TEXTJOIN(&quot;&quot;;TRUE;IFERROR(MID([.D326];ROW(INDIRECT(&quot;1:100&quot;));1)+0;&quot;&quot;))" table:number-matrix-columns-spanned="1" table:number-matrix-rows-spanned="1" table:style-name="ce1">
            <text:p>57317</text:p>
          </table:table-cell>
          <table:table-cell office:value-type="float" office:value="57" table:formula="of:=LEFT([.E326];1)*10+RIGHT([.E326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six8kpmrvgkpsix</text:p>
          </table:table-cell>
          <table:table-cell office:value-type="string" office:string-value="8" table:formula="of:=COM.MICROSOFT.TEXTJOIN(&quot;&quot;;TRUE;IFERROR(MID([.A32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327];1)*10+RIGHT([.B327];1)" table:style-name="ce1">
            <text:p>88</text:p>
          </table:table-cell>
          <table:table-cell office:value-type="string" office:string-value="three3threesix6six8kpmrvgkpsix6six" table:formula="of:=COM.MICROSOFT.REDUCE([.A327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six6six8kpmrvgkpsix6six</text:p>
          </table:table-cell>
          <table:table-cell office:value-type="string" office:string-value="3686" table:formula="of:=COM.MICROSOFT.TEXTJOIN(&quot;&quot;;TRUE;IFERROR(MID([.D327];ROW(INDIRECT(&quot;1:100&quot;));1)+0;&quot;&quot;))" table:number-matrix-columns-spanned="1" table:number-matrix-rows-spanned="1" table:style-name="ce1">
            <text:p>3686</text:p>
          </table:table-cell>
          <table:table-cell office:value-type="float" office:value="36" table:formula="of:=LEFT([.E327];1)*10+RIGHT([.E327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fbx6eight3fourninesp</text:p>
          </table:table-cell>
          <table:table-cell office:value-type="string" office:string-value="63" table:formula="of:=COM.MICROSOFT.TEXTJOIN(&quot;&quot;;TRUE;IFERROR(MID([.A328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328];1)*10+RIGHT([.B328];1)" table:style-name="ce1">
            <text:p>63</text:p>
          </table:table-cell>
          <table:table-cell office:value-type="string" office:string-value="fjfbx6eight8eight3four4fournine9ninesp" table:formula="of:=COM.MICROSOFT.REDUCE([.A328];[NumberText.$A$1]:[NumberText.$A$9];COM.MICROSOFT.LAMBDA(_xlpm.a;_xlpm.b;SUBSTITUTE(_xlpm.a;_xlpm.b;VLOOKUP(_xlpm.b;[NumberText.$A$1:.$B$9];2;FALSE))))" table:number-matrix-columns-spanned="1" table:number-matrix-rows-spanned="1" table:style-name="ce1">
            <text:p>fjfbx6eight8eight3four4fournine9ninesp</text:p>
          </table:table-cell>
          <table:table-cell office:value-type="string" office:string-value="68349" table:formula="of:=COM.MICROSOFT.TEXTJOIN(&quot;&quot;;TRUE;IFERROR(MID([.D328];ROW(INDIRECT(&quot;1:100&quot;));1)+0;&quot;&quot;))" table:number-matrix-columns-spanned="1" table:number-matrix-rows-spanned="1" table:style-name="ce1">
            <text:p>68349</text:p>
          </table:table-cell>
          <table:table-cell office:value-type="float" office:value="69" table:formula="of:=LEFT([.E328];1)*10+RIGHT([.E328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3nhonebtdzppnxkr</text:p>
          </table:table-cell>
          <table:table-cell office:value-type="string" office:string-value="3" table:formula="of:=COM.MICROSOFT.TEXTJOIN(&quot;&quot;;TRUE;IFERROR(MID([.A329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329];1)*10+RIGHT([.B329];1)" table:style-name="ce1">
            <text:p>33</text:p>
          </table:table-cell>
          <table:table-cell office:value-type="string" office:string-value="six6six3nhone1onebtdzppnxkr" table:formula="of:=COM.MICROSOFT.REDUCE([.A329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3nhone1onebtdzppnxkr</text:p>
          </table:table-cell>
          <table:table-cell office:value-type="string" office:string-value="631" table:formula="of:=COM.MICROSOFT.TEXTJOIN(&quot;&quot;;TRUE;IFERROR(MID([.D329];ROW(INDIRECT(&quot;1:100&quot;));1)+0;&quot;&quot;))" table:number-matrix-columns-spanned="1" table:number-matrix-rows-spanned="1" table:style-name="ce1">
            <text:p>631</text:p>
          </table:table-cell>
          <table:table-cell office:value-type="float" office:value="61" table:formula="of:=LEFT([.E329];1)*10+RIGHT([.E329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gtltdtwoninesix62szphpcmtv6</text:p>
          </table:table-cell>
          <table:table-cell office:value-type="string" office:string-value="626" table:formula="of:=COM.MICROSOFT.TEXTJOIN(&quot;&quot;;TRUE;IFERROR(MID([.A330];ROW(INDIRECT(&quot;1:100&quot;));1)+0;&quot;&quot;))" table:number-matrix-columns-spanned="1" table:number-matrix-rows-spanned="1" table:style-name="ce1">
            <text:p>626</text:p>
          </table:table-cell>
          <table:table-cell office:value-type="float" office:value="66" table:formula="of:=LEFT([.B330];1)*10+RIGHT([.B330];1)" table:style-name="ce1">
            <text:p>66</text:p>
          </table:table-cell>
          <table:table-cell office:value-type="string" office:string-value="xgtltdtwo2twonine9ninesix6six62szphpcmtv6" table:formula="of:=COM.MICROSOFT.REDUCE([.A330];[NumberText.$A$1]:[NumberText.$A$9];COM.MICROSOFT.LAMBDA(_xlpm.a;_xlpm.b;SUBSTITUTE(_xlpm.a;_xlpm.b;VLOOKUP(_xlpm.b;[NumberText.$A$1:.$B$9];2;FALSE))))" table:number-matrix-columns-spanned="1" table:number-matrix-rows-spanned="1" table:style-name="ce1">
            <text:p>xgtltdtwo2twonine9ninesix6six62szphpcmtv6</text:p>
          </table:table-cell>
          <table:table-cell office:value-type="string" office:string-value="296626" table:formula="of:=COM.MICROSOFT.TEXTJOIN(&quot;&quot;;TRUE;IFERROR(MID([.D330];ROW(INDIRECT(&quot;1:100&quot;));1)+0;&quot;&quot;))" table:number-matrix-columns-spanned="1" table:number-matrix-rows-spanned="1" table:style-name="ce1">
            <text:p>296626</text:p>
          </table:table-cell>
          <table:table-cell office:value-type="float" office:value="26" table:formula="of:=LEFT([.E330];1)*10+RIGHT([.E330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eight9seventhreesevengndgdfv</text:p>
          </table:table-cell>
          <table:table-cell office:value-type="string" office:string-value="9" table:formula="of:=COM.MICROSOFT.TEXTJOIN(&quot;&quot;;TRUE;IFERROR(MID([.A331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31];1)*10+RIGHT([.B331];1)" table:style-name="ce1">
            <text:p>99</text:p>
          </table:table-cell>
          <table:table-cell office:value-type="string" office:string-value="five5fiveeight8eight9seven7seventhree3threeseven7sevengndgdfv" table:formula="of:=COM.MICROSOFT.REDUCE([.A331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eight8eight9seven7seventhree3threeseven7sevengndgdfv</text:p>
          </table:table-cell>
          <table:table-cell office:value-type="string" office:string-value="589737" table:formula="of:=COM.MICROSOFT.TEXTJOIN(&quot;&quot;;TRUE;IFERROR(MID([.D331];ROW(INDIRECT(&quot;1:100&quot;));1)+0;&quot;&quot;))" table:number-matrix-columns-spanned="1" table:number-matrix-rows-spanned="1" table:style-name="ce1">
            <text:p>589737</text:p>
          </table:table-cell>
          <table:table-cell office:value-type="float" office:value="57" table:formula="of:=LEFT([.E331];1)*10+RIGHT([.E331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twosmcbfkvf5hvksvfbr3ssbntlk2</text:p>
          </table:table-cell>
          <table:table-cell office:value-type="string" office:string-value="532" table:formula="of:=COM.MICROSOFT.TEXTJOIN(&quot;&quot;;TRUE;IFERROR(MID([.A332];ROW(INDIRECT(&quot;1:100&quot;));1)+0;&quot;&quot;))" table:number-matrix-columns-spanned="1" table:number-matrix-rows-spanned="1" table:style-name="ce1">
            <text:p>532</text:p>
          </table:table-cell>
          <table:table-cell office:value-type="float" office:value="52" table:formula="of:=LEFT([.B332];1)*10+RIGHT([.B332];1)" table:style-name="ce1">
            <text:p>52</text:p>
          </table:table-cell>
          <table:table-cell office:value-type="string" office:string-value="nine9ninetwo2twosmcbfkvf5hvksvfbr3ssbntlk2" table:formula="of:=COM.MICROSOFT.REDUCE([.A332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two2twosmcbfkvf5hvksvfbr3ssbntlk2</text:p>
          </table:table-cell>
          <table:table-cell office:value-type="string" office:string-value="92532" table:formula="of:=COM.MICROSOFT.TEXTJOIN(&quot;&quot;;TRUE;IFERROR(MID([.D332];ROW(INDIRECT(&quot;1:100&quot;));1)+0;&quot;&quot;))" table:number-matrix-columns-spanned="1" table:number-matrix-rows-spanned="1" table:style-name="ce1">
            <text:p>92532</text:p>
          </table:table-cell>
          <table:table-cell office:value-type="float" office:value="92" table:formula="of:=LEFT([.E332];1)*10+RIGHT([.E332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jrdlmone7tqrzlvfourvfbvtkjxfpkffdpjnine</text:p>
          </table:table-cell>
          <table:table-cell office:value-type="string" office:string-value="7" table:formula="of:=COM.MICROSOFT.TEXTJOIN(&quot;&quot;;TRUE;IFERROR(MID([.A33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333];1)*10+RIGHT([.B333];1)" table:style-name="ce1">
            <text:p>77</text:p>
          </table:table-cell>
          <table:table-cell office:value-type="string" office:string-value="qjrdlmone1one7tqrzlvfour4fourvfbvtkjxfpkffdpjnine9nine" table:formula="of:=COM.MICROSOFT.REDUCE([.A333];[NumberText.$A$1]:[NumberText.$A$9];COM.MICROSOFT.LAMBDA(_xlpm.a;_xlpm.b;SUBSTITUTE(_xlpm.a;_xlpm.b;VLOOKUP(_xlpm.b;[NumberText.$A$1:.$B$9];2;FALSE))))" table:number-matrix-columns-spanned="1" table:number-matrix-rows-spanned="1" table:style-name="ce1">
            <text:p>qjrdlmone1one7tqrzlvfour4fourvfbvtkjxfpkffdpjnine9nine</text:p>
          </table:table-cell>
          <table:table-cell office:value-type="string" office:string-value="1749" table:formula="of:=COM.MICROSOFT.TEXTJOIN(&quot;&quot;;TRUE;IFERROR(MID([.D333];ROW(INDIRECT(&quot;1:100&quot;));1)+0;&quot;&quot;))" table:number-matrix-columns-spanned="1" table:number-matrix-rows-spanned="1" table:style-name="ce1">
            <text:p>1749</text:p>
          </table:table-cell>
          <table:table-cell office:value-type="float" office:value="19" table:formula="of:=LEFT([.E333];1)*10+RIGHT([.E333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fqnsnqt89five5</text:p>
          </table:table-cell>
          <table:table-cell office:value-type="string" office:string-value="895" table:formula="of:=COM.MICROSOFT.TEXTJOIN(&quot;&quot;;TRUE;IFERROR(MID([.A334];ROW(INDIRECT(&quot;1:100&quot;));1)+0;&quot;&quot;))" table:number-matrix-columns-spanned="1" table:number-matrix-rows-spanned="1" table:style-name="ce1">
            <text:p>895</text:p>
          </table:table-cell>
          <table:table-cell office:value-type="float" office:value="85" table:formula="of:=LEFT([.B334];1)*10+RIGHT([.B334];1)" table:style-name="ce1">
            <text:p>85</text:p>
          </table:table-cell>
          <table:table-cell office:value-type="string" office:string-value="seven7sevenfqnsnqt89five5five5" table:formula="of:=COM.MICROSOFT.REDUCE([.A334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fqnsnqt89five5five5</text:p>
          </table:table-cell>
          <table:table-cell office:value-type="string" office:string-value="78955" table:formula="of:=COM.MICROSOFT.TEXTJOIN(&quot;&quot;;TRUE;IFERROR(MID([.D334];ROW(INDIRECT(&quot;1:100&quot;));1)+0;&quot;&quot;))" table:number-matrix-columns-spanned="1" table:number-matrix-rows-spanned="1" table:style-name="ce1">
            <text:p>78955</text:p>
          </table:table-cell>
          <table:table-cell office:value-type="float" office:value="75" table:formula="of:=LEFT([.E334];1)*10+RIGHT([.E334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sevenxtdrtmdzrxhneightwot</text:p>
          </table:table-cell>
          <table:table-cell office:value-type="string" office:string-value="16" table:formula="of:=COM.MICROSOFT.TEXTJOIN(&quot;&quot;;TRUE;IFERROR(MID([.A335];ROW(INDIRECT(&quot;1:100&quot;));1)+0;&quot;&quot;))" table:number-matrix-columns-spanned="1" table:number-matrix-rows-spanned="1" table:style-name="ce1">
            <text:p>16</text:p>
          </table:table-cell>
          <table:table-cell office:value-type="float" office:value="16" table:formula="of:=LEFT([.B335];1)*10+RIGHT([.B335];1)" table:style-name="ce1">
            <text:p>16</text:p>
          </table:table-cell>
          <table:table-cell office:value-type="string" office:string-value="16seven7sevenxtdrtmdzrxhneight8eightwo2twot" table:formula="of:=COM.MICROSOFT.REDUCE([.A335];[NumberText.$A$1]:[NumberText.$A$9];COM.MICROSOFT.LAMBDA(_xlpm.a;_xlpm.b;SUBSTITUTE(_xlpm.a;_xlpm.b;VLOOKUP(_xlpm.b;[NumberText.$A$1:.$B$9];2;FALSE))))" table:number-matrix-columns-spanned="1" table:number-matrix-rows-spanned="1" table:style-name="ce1">
            <text:p>16seven7sevenxtdrtmdzrxhneight8eightwo2twot</text:p>
          </table:table-cell>
          <table:table-cell office:value-type="string" office:string-value="16782" table:formula="of:=COM.MICROSOFT.TEXTJOIN(&quot;&quot;;TRUE;IFERROR(MID([.D335];ROW(INDIRECT(&quot;1:100&quot;));1)+0;&quot;&quot;))" table:number-matrix-columns-spanned="1" table:number-matrix-rows-spanned="1" table:style-name="ce1">
            <text:p>16782</text:p>
          </table:table-cell>
          <table:table-cell office:value-type="float" office:value="12" table:formula="of:=LEFT([.E335];1)*10+RIGHT([.E335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treight4eight</text:p>
          </table:table-cell>
          <table:table-cell office:value-type="string" office:string-value="84" table:formula="of:=COM.MICROSOFT.TEXTJOIN(&quot;&quot;;TRUE;IFERROR(MID([.A336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336];1)*10+RIGHT([.B336];1)" table:style-name="ce1">
            <text:p>84</text:p>
          </table:table-cell>
          <table:table-cell office:value-type="string" office:string-value="8ttreight8eight4eight8eight" table:formula="of:=COM.MICROSOFT.REDUCE([.A336];[NumberText.$A$1]:[NumberText.$A$9];COM.MICROSOFT.LAMBDA(_xlpm.a;_xlpm.b;SUBSTITUTE(_xlpm.a;_xlpm.b;VLOOKUP(_xlpm.b;[NumberText.$A$1:.$B$9];2;FALSE))))" table:number-matrix-columns-spanned="1" table:number-matrix-rows-spanned="1" table:style-name="ce1">
            <text:p>8ttreight8eight4eight8eight</text:p>
          </table:table-cell>
          <table:table-cell office:value-type="string" office:string-value="8848" table:formula="of:=COM.MICROSOFT.TEXTJOIN(&quot;&quot;;TRUE;IFERROR(MID([.D336];ROW(INDIRECT(&quot;1:100&quot;));1)+0;&quot;&quot;))" table:number-matrix-columns-spanned="1" table:number-matrix-rows-spanned="1" table:style-name="ce1">
            <text:p>8848</text:p>
          </table:table-cell>
          <table:table-cell office:value-type="float" office:value="88" table:formula="of:=LEFT([.E336];1)*10+RIGHT([.E336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9nine3832four</text:p>
          </table:table-cell>
          <table:table-cell office:value-type="string" office:string-value="93832" table:formula="of:=COM.MICROSOFT.TEXTJOIN(&quot;&quot;;TRUE;IFERROR(MID([.A337];ROW(INDIRECT(&quot;1:100&quot;));1)+0;&quot;&quot;))" table:number-matrix-columns-spanned="1" table:number-matrix-rows-spanned="1" table:style-name="ce1">
            <text:p>93832</text:p>
          </table:table-cell>
          <table:table-cell office:value-type="float" office:value="92" table:formula="of:=LEFT([.B337];1)*10+RIGHT([.B337];1)" table:style-name="ce1">
            <text:p>92</text:p>
          </table:table-cell>
          <table:table-cell office:value-type="string" office:string-value="three3three9nine9nine3832four4four" table:formula="of:=COM.MICROSOFT.REDUCE([.A337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9nine9nine3832four4four</text:p>
          </table:table-cell>
          <table:table-cell office:value-type="string" office:string-value="39938324" table:formula="of:=COM.MICROSOFT.TEXTJOIN(&quot;&quot;;TRUE;IFERROR(MID([.D337];ROW(INDIRECT(&quot;1:100&quot;));1)+0;&quot;&quot;))" table:number-matrix-columns-spanned="1" table:number-matrix-rows-spanned="1" table:style-name="ce1">
            <text:p>39938324</text:p>
          </table:table-cell>
          <table:table-cell office:value-type="float" office:value="34" table:formula="of:=LEFT([.E337];1)*10+RIGHT([.E337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sncggngss8qzfvj</text:p>
          </table:table-cell>
          <table:table-cell office:value-type="string" office:string-value="8" table:formula="of:=COM.MICROSOFT.TEXTJOIN(&quot;&quot;;TRUE;IFERROR(MID([.A338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338];1)*10+RIGHT([.B338];1)" table:style-name="ce1">
            <text:p>88</text:p>
          </table:table-cell>
          <table:table-cell office:value-type="string" office:string-value="five5fivesncggngss8qzfvj" table:formula="of:=COM.MICROSOFT.REDUCE([.A338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sncggngss8qzfvj</text:p>
          </table:table-cell>
          <table:table-cell office:value-type="string" office:string-value="58" table:formula="of:=COM.MICROSOFT.TEXTJOIN(&quot;&quot;;TRUE;IFERROR(MID([.D338];ROW(INDIRECT(&quot;1:100&quot;));1)+0;&quot;&quot;))" table:number-matrix-columns-spanned="1" table:number-matrix-rows-spanned="1" table:style-name="ce1">
            <text:p>58</text:p>
          </table:table-cell>
          <table:table-cell office:value-type="float" office:value="58" table:formula="of:=LEFT([.E338];1)*10+RIGHT([.E338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two7sgtcgrmdnr545</text:p>
          </table:table-cell>
          <table:table-cell office:value-type="string" office:string-value="7545" table:formula="of:=COM.MICROSOFT.TEXTJOIN(&quot;&quot;;TRUE;IFERROR(MID([.A339];ROW(INDIRECT(&quot;1:100&quot;));1)+0;&quot;&quot;))" table:number-matrix-columns-spanned="1" table:number-matrix-rows-spanned="1" table:style-name="ce1">
            <text:p>7545</text:p>
          </table:table-cell>
          <table:table-cell office:value-type="float" office:value="75" table:formula="of:=LEFT([.B339];1)*10+RIGHT([.B339];1)" table:style-name="ce1">
            <text:p>75</text:p>
          </table:table-cell>
          <table:table-cell office:value-type="string" office:string-value="two2twotwo2two7sgtcgrmdnr545" table:formula="of:=COM.MICROSOFT.REDUCE([.A339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two2two7sgtcgrmdnr545</text:p>
          </table:table-cell>
          <table:table-cell office:value-type="string" office:string-value="227545" table:formula="of:=COM.MICROSOFT.TEXTJOIN(&quot;&quot;;TRUE;IFERROR(MID([.D339];ROW(INDIRECT(&quot;1:100&quot;));1)+0;&quot;&quot;))" table:number-matrix-columns-spanned="1" table:number-matrix-rows-spanned="1" table:style-name="ce1">
            <text:p>227545</text:p>
          </table:table-cell>
          <table:table-cell office:value-type="float" office:value="25" table:formula="of:=LEFT([.E339];1)*10+RIGHT([.E339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xk7threejmgnqnsevenmczscqxqxfour</text:p>
          </table:table-cell>
          <table:table-cell office:value-type="string" office:string-value="67" table:formula="of:=COM.MICROSOFT.TEXTJOIN(&quot;&quot;;TRUE;IFERROR(MID([.A340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B340];1)*10+RIGHT([.B340];1)" table:style-name="ce1">
            <text:p>67</text:p>
          </table:table-cell>
          <table:table-cell office:value-type="string" office:string-value="6xk7three3threejmgnqnseven7sevenmczscqxqxfour4four" table:formula="of:=COM.MICROSOFT.REDUCE([.A340];[NumberText.$A$1]:[NumberText.$A$9];COM.MICROSOFT.LAMBDA(_xlpm.a;_xlpm.b;SUBSTITUTE(_xlpm.a;_xlpm.b;VLOOKUP(_xlpm.b;[NumberText.$A$1:.$B$9];2;FALSE))))" table:number-matrix-columns-spanned="1" table:number-matrix-rows-spanned="1" table:style-name="ce1">
            <text:p>6xk7three3threejmgnqnseven7sevenmczscqxqxfour4four</text:p>
          </table:table-cell>
          <table:table-cell office:value-type="string" office:string-value="67374" table:formula="of:=COM.MICROSOFT.TEXTJOIN(&quot;&quot;;TRUE;IFERROR(MID([.D340];ROW(INDIRECT(&quot;1:100&quot;));1)+0;&quot;&quot;))" table:number-matrix-columns-spanned="1" table:number-matrix-rows-spanned="1" table:style-name="ce1">
            <text:p>67374</text:p>
          </table:table-cell>
          <table:table-cell office:value-type="float" office:value="64" table:formula="of:=LEFT([.E340];1)*10+RIGHT([.E340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six4eight</text:p>
          </table:table-cell>
          <table:table-cell office:value-type="string" office:string-value="4" table:formula="of:=COM.MICROSOFT.TEXTJOIN(&quot;&quot;;TRUE;IFERROR(MID([.A34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341];1)*10+RIGHT([.B341];1)" table:style-name="ce1">
            <text:p>44</text:p>
          </table:table-cell>
          <table:table-cell office:value-type="string" office:string-value="two2twosix6six4eight8eight" table:formula="of:=COM.MICROSOFT.REDUCE([.A341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six6six4eight8eight</text:p>
          </table:table-cell>
          <table:table-cell office:value-type="string" office:string-value="2648" table:formula="of:=COM.MICROSOFT.TEXTJOIN(&quot;&quot;;TRUE;IFERROR(MID([.D341];ROW(INDIRECT(&quot;1:100&quot;));1)+0;&quot;&quot;))" table:number-matrix-columns-spanned="1" table:number-matrix-rows-spanned="1" table:style-name="ce1">
            <text:p>2648</text:p>
          </table:table-cell>
          <table:table-cell office:value-type="float" office:value="28" table:formula="of:=LEFT([.E341];1)*10+RIGHT([.E341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xm15two844eight</text:p>
          </table:table-cell>
          <table:table-cell office:value-type="string" office:string-value="15844" table:formula="of:=COM.MICROSOFT.TEXTJOIN(&quot;&quot;;TRUE;IFERROR(MID([.A342];ROW(INDIRECT(&quot;1:100&quot;));1)+0;&quot;&quot;))" table:number-matrix-columns-spanned="1" table:number-matrix-rows-spanned="1" table:style-name="ce1">
            <text:p>15844</text:p>
          </table:table-cell>
          <table:table-cell office:value-type="float" office:value="14" table:formula="of:=LEFT([.B342];1)*10+RIGHT([.B342];1)" table:style-name="ce1">
            <text:p>14</text:p>
          </table:table-cell>
          <table:table-cell office:value-type="string" office:string-value="kxm15two2two844eight8eight" table:formula="of:=COM.MICROSOFT.REDUCE([.A342];[NumberText.$A$1]:[NumberText.$A$9];COM.MICROSOFT.LAMBDA(_xlpm.a;_xlpm.b;SUBSTITUTE(_xlpm.a;_xlpm.b;VLOOKUP(_xlpm.b;[NumberText.$A$1:.$B$9];2;FALSE))))" table:number-matrix-columns-spanned="1" table:number-matrix-rows-spanned="1" table:style-name="ce1">
            <text:p>kxm15two2two844eight8eight</text:p>
          </table:table-cell>
          <table:table-cell office:value-type="string" office:string-value="1528448" table:formula="of:=COM.MICROSOFT.TEXTJOIN(&quot;&quot;;TRUE;IFERROR(MID([.D342];ROW(INDIRECT(&quot;1:100&quot;));1)+0;&quot;&quot;))" table:number-matrix-columns-spanned="1" table:number-matrix-rows-spanned="1" table:style-name="ce1">
            <text:p>1528448</text:p>
          </table:table-cell>
          <table:table-cell office:value-type="float" office:value="18" table:formula="of:=LEFT([.E342];1)*10+RIGHT([.E342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eight5sevenfour</text:p>
          </table:table-cell>
          <table:table-cell office:value-type="string" office:string-value="5" table:formula="of:=COM.MICROSOFT.TEXTJOIN(&quot;&quot;;TRUE;IFERROR(MID([.A343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43];1)*10+RIGHT([.B343];1)" table:style-name="ce1">
            <text:p>55</text:p>
          </table:table-cell>
          <table:table-cell office:value-type="string" office:string-value="two2twoeight8eight5seven7sevenfour4four" table:formula="of:=COM.MICROSOFT.REDUCE([.A343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eight8eight5seven7sevenfour4four</text:p>
          </table:table-cell>
          <table:table-cell office:value-type="string" office:string-value="28574" table:formula="of:=COM.MICROSOFT.TEXTJOIN(&quot;&quot;;TRUE;IFERROR(MID([.D343];ROW(INDIRECT(&quot;1:100&quot;));1)+0;&quot;&quot;))" table:number-matrix-columns-spanned="1" table:number-matrix-rows-spanned="1" table:style-name="ce1">
            <text:p>28574</text:p>
          </table:table-cell>
          <table:table-cell office:value-type="float" office:value="24" table:formula="of:=LEFT([.E343];1)*10+RIGHT([.E343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56three</text:p>
          </table:table-cell>
          <table:table-cell office:value-type="string" office:string-value="56" table:formula="of:=COM.MICROSOFT.TEXTJOIN(&quot;&quot;;TRUE;IFERROR(MID([.A344];ROW(INDIRECT(&quot;1:100&quot;));1)+0;&quot;&quot;))" table:number-matrix-columns-spanned="1" table:number-matrix-rows-spanned="1" table:style-name="ce1">
            <text:p>56</text:p>
          </table:table-cell>
          <table:table-cell office:value-type="float" office:value="56" table:formula="of:=LEFT([.B344];1)*10+RIGHT([.B344];1)" table:style-name="ce1">
            <text:p>56</text:p>
          </table:table-cell>
          <table:table-cell office:value-type="string" office:string-value="five5five56three3three" table:formula="of:=COM.MICROSOFT.REDUCE([.A344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56three3three</text:p>
          </table:table-cell>
          <table:table-cell office:value-type="string" office:string-value="5563" table:formula="of:=COM.MICROSOFT.TEXTJOIN(&quot;&quot;;TRUE;IFERROR(MID([.D344];ROW(INDIRECT(&quot;1:100&quot;));1)+0;&quot;&quot;))" table:number-matrix-columns-spanned="1" table:number-matrix-rows-spanned="1" table:style-name="ce1">
            <text:p>5563</text:p>
          </table:table-cell>
          <table:table-cell office:value-type="float" office:value="53" table:formula="of:=LEFT([.E344];1)*10+RIGHT([.E344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kdjgcdd6one</text:p>
          </table:table-cell>
          <table:table-cell office:value-type="string" office:string-value="6" table:formula="of:=COM.MICROSOFT.TEXTJOIN(&quot;&quot;;TRUE;IFERROR(MID([.A345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345];1)*10+RIGHT([.B345];1)" table:style-name="ce1">
            <text:p>66</text:p>
          </table:table-cell>
          <table:table-cell office:value-type="string" office:string-value="three3threekdjgcdd6one1one" table:formula="of:=COM.MICROSOFT.REDUCE([.A345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kdjgcdd6one1one</text:p>
          </table:table-cell>
          <table:table-cell office:value-type="string" office:string-value="361" table:formula="of:=COM.MICROSOFT.TEXTJOIN(&quot;&quot;;TRUE;IFERROR(MID([.D345];ROW(INDIRECT(&quot;1:100&quot;));1)+0;&quot;&quot;))" table:number-matrix-columns-spanned="1" table:number-matrix-rows-spanned="1" table:style-name="ce1">
            <text:p>361</text:p>
          </table:table-cell>
          <table:table-cell office:value-type="float" office:value="31" table:formula="of:=LEFT([.E345];1)*10+RIGHT([.E345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chjoneeightrqgk8bdsdmzm</text:p>
          </table:table-cell>
          <table:table-cell office:value-type="string" office:string-value="8" table:formula="of:=COM.MICROSOFT.TEXTJOIN(&quot;&quot;;TRUE;IFERROR(MID([.A346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346];1)*10+RIGHT([.B346];1)" table:style-name="ce1">
            <text:p>88</text:p>
          </table:table-cell>
          <table:table-cell office:value-type="string" office:string-value="clchjone1oneeight8eightrqgk8bdsdmzm" table:formula="of:=COM.MICROSOFT.REDUCE([.A346];[NumberText.$A$1]:[NumberText.$A$9];COM.MICROSOFT.LAMBDA(_xlpm.a;_xlpm.b;SUBSTITUTE(_xlpm.a;_xlpm.b;VLOOKUP(_xlpm.b;[NumberText.$A$1:.$B$9];2;FALSE))))" table:number-matrix-columns-spanned="1" table:number-matrix-rows-spanned="1" table:style-name="ce1">
            <text:p>clchjone1oneeight8eightrqgk8bdsdmzm</text:p>
          </table:table-cell>
          <table:table-cell office:value-type="string" office:string-value="188" table:formula="of:=COM.MICROSOFT.TEXTJOIN(&quot;&quot;;TRUE;IFERROR(MID([.D346];ROW(INDIRECT(&quot;1:100&quot;));1)+0;&quot;&quot;))" table:number-matrix-columns-spanned="1" table:number-matrix-rows-spanned="1" table:style-name="ce1">
            <text:p>188</text:p>
          </table:table-cell>
          <table:table-cell office:value-type="float" office:value="18" table:formula="of:=LEFT([.E346];1)*10+RIGHT([.E346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g546two6x</text:p>
          </table:table-cell>
          <table:table-cell office:value-type="string" office:string-value="5466" table:formula="of:=COM.MICROSOFT.TEXTJOIN(&quot;&quot;;TRUE;IFERROR(MID([.A347];ROW(INDIRECT(&quot;1:100&quot;));1)+0;&quot;&quot;))" table:number-matrix-columns-spanned="1" table:number-matrix-rows-spanned="1" table:style-name="ce1">
            <text:p>5466</text:p>
          </table:table-cell>
          <table:table-cell office:value-type="float" office:value="56" table:formula="of:=LEFT([.B347];1)*10+RIGHT([.B347];1)" table:style-name="ce1">
            <text:p>56</text:p>
          </table:table-cell>
          <table:table-cell office:value-type="string" office:string-value="two2twog546two2two6x" table:formula="of:=COM.MICROSOFT.REDUCE([.A347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g546two2two6x</text:p>
          </table:table-cell>
          <table:table-cell office:value-type="string" office:string-value="254626" table:formula="of:=COM.MICROSOFT.TEXTJOIN(&quot;&quot;;TRUE;IFERROR(MID([.D347];ROW(INDIRECT(&quot;1:100&quot;));1)+0;&quot;&quot;))" table:number-matrix-columns-spanned="1" table:number-matrix-rows-spanned="1" table:style-name="ce1">
            <text:p>254626</text:p>
          </table:table-cell>
          <table:table-cell office:value-type="float" office:value="26" table:formula="of:=LEFT([.E347];1)*10+RIGHT([.E347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nine4bmhbtbksxreightoneightkg</text:p>
          </table:table-cell>
          <table:table-cell office:value-type="string" office:string-value="54" table:formula="of:=COM.MICROSOFT.TEXTJOIN(&quot;&quot;;TRUE;IFERROR(MID([.A348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348];1)*10+RIGHT([.B348];1)" table:style-name="ce1">
            <text:p>54</text:p>
          </table:table-cell>
          <table:table-cell office:value-type="string" office:string-value="5nine9nine4bmhbtbksxreight8eightone1oneight8eightkg" table:formula="of:=COM.MICROSOFT.REDUCE([.A348];[NumberText.$A$1]:[NumberText.$A$9];COM.MICROSOFT.LAMBDA(_xlpm.a;_xlpm.b;SUBSTITUTE(_xlpm.a;_xlpm.b;VLOOKUP(_xlpm.b;[NumberText.$A$1:.$B$9];2;FALSE))))" table:number-matrix-columns-spanned="1" table:number-matrix-rows-spanned="1" table:style-name="ce1">
            <text:p>5nine9nine4bmhbtbksxreight8eightone1oneight8eightkg</text:p>
          </table:table-cell>
          <table:table-cell office:value-type="string" office:string-value="594818" table:formula="of:=COM.MICROSOFT.TEXTJOIN(&quot;&quot;;TRUE;IFERROR(MID([.D348];ROW(INDIRECT(&quot;1:100&quot;));1)+0;&quot;&quot;))" table:number-matrix-columns-spanned="1" table:number-matrix-rows-spanned="1" table:style-name="ce1">
            <text:p>594818</text:p>
          </table:table-cell>
          <table:table-cell office:value-type="float" office:value="58" table:formula="of:=LEFT([.E348];1)*10+RIGHT([.E348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jfkbsr1gvtvlnbzqrlfour</text:p>
          </table:table-cell>
          <table:table-cell office:value-type="string" office:string-value="1" table:formula="of:=COM.MICROSOFT.TEXTJOIN(&quot;&quot;;TRUE;IFERROR(MID([.A349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49];1)*10+RIGHT([.B349];1)" table:style-name="ce1">
            <text:p>11</text:p>
          </table:table-cell>
          <table:table-cell office:value-type="string" office:string-value="gjfkbsr1gvtvlnbzqrlfour4four" table:formula="of:=COM.MICROSOFT.REDUCE([.A349];[NumberText.$A$1]:[NumberText.$A$9];COM.MICROSOFT.LAMBDA(_xlpm.a;_xlpm.b;SUBSTITUTE(_xlpm.a;_xlpm.b;VLOOKUP(_xlpm.b;[NumberText.$A$1:.$B$9];2;FALSE))))" table:number-matrix-columns-spanned="1" table:number-matrix-rows-spanned="1" table:style-name="ce1">
            <text:p>gjfkbsr1gvtvlnbzqrlfour4four</text:p>
          </table:table-cell>
          <table:table-cell office:value-type="string" office:string-value="14" table:formula="of:=COM.MICROSOFT.TEXTJOIN(&quot;&quot;;TRUE;IFERROR(MID([.D349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E349];1)*10+RIGHT([.E349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48vpone</text:p>
          </table:table-cell>
          <table:table-cell office:value-type="string" office:string-value="48" table:formula="of:=COM.MICROSOFT.TEXTJOIN(&quot;&quot;;TRUE;IFERROR(MID([.A350];ROW(INDIRECT(&quot;1:100&quot;));1)+0;&quot;&quot;))" table:number-matrix-columns-spanned="1" table:number-matrix-rows-spanned="1" table:style-name="ce1">
            <text:p>48</text:p>
          </table:table-cell>
          <table:table-cell office:value-type="float" office:value="48" table:formula="of:=LEFT([.B350];1)*10+RIGHT([.B350];1)" table:style-name="ce1">
            <text:p>48</text:p>
          </table:table-cell>
          <table:table-cell office:value-type="string" office:string-value="one1one48vpone1one" table:formula="of:=COM.MICROSOFT.REDUCE([.A350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48vpone1one</text:p>
          </table:table-cell>
          <table:table-cell office:value-type="string" office:string-value="1481" table:formula="of:=COM.MICROSOFT.TEXTJOIN(&quot;&quot;;TRUE;IFERROR(MID([.D350];ROW(INDIRECT(&quot;1:100&quot;));1)+0;&quot;&quot;))" table:number-matrix-columns-spanned="1" table:number-matrix-rows-spanned="1" table:style-name="ce1">
            <text:p>1481</text:p>
          </table:table-cell>
          <table:table-cell office:value-type="float" office:value="11" table:formula="of:=LEFT([.E350];1)*10+RIGHT([.E350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bcklnvtgvthreeninefivetmgtbjrqnn3</text:p>
          </table:table-cell>
          <table:table-cell office:value-type="string" office:string-value="3" table:formula="of:=COM.MICROSOFT.TEXTJOIN(&quot;&quot;;TRUE;IFERROR(MID([.A351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351];1)*10+RIGHT([.B351];1)" table:style-name="ce1">
            <text:p>33</text:p>
          </table:table-cell>
          <table:table-cell office:value-type="string" office:string-value="eight8eightbcklnvtgvthree3threenine9ninefive5fivetmgtbjrqnn3" table:formula="of:=COM.MICROSOFT.REDUCE([.A351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bcklnvtgvthree3threenine9ninefive5fivetmgtbjrqnn3</text:p>
          </table:table-cell>
          <table:table-cell office:value-type="string" office:string-value="83953" table:formula="of:=COM.MICROSOFT.TEXTJOIN(&quot;&quot;;TRUE;IFERROR(MID([.D351];ROW(INDIRECT(&quot;1:100&quot;));1)+0;&quot;&quot;))" table:number-matrix-columns-spanned="1" table:number-matrix-rows-spanned="1" table:style-name="ce1">
            <text:p>83953</text:p>
          </table:table-cell>
          <table:table-cell office:value-type="float" office:value="83" table:formula="of:=LEFT([.E351];1)*10+RIGHT([.E351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kclzcvbbq8nineznbtkntgndnine1xrg</text:p>
          </table:table-cell>
          <table:table-cell office:value-type="string" office:string-value="81" table:formula="of:=COM.MICROSOFT.TEXTJOIN(&quot;&quot;;TRUE;IFERROR(MID([.A352];ROW(INDIRECT(&quot;1:100&quot;));1)+0;&quot;&quot;))" table:number-matrix-columns-spanned="1" table:number-matrix-rows-spanned="1" table:style-name="ce1">
            <text:p>81</text:p>
          </table:table-cell>
          <table:table-cell office:value-type="float" office:value="81" table:formula="of:=LEFT([.B352];1)*10+RIGHT([.B352];1)" table:style-name="ce1">
            <text:p>81</text:p>
          </table:table-cell>
          <table:table-cell office:value-type="string" office:string-value="nkclzcvbbq8nine9nineznbtkntgndnine9nine1xrg" table:formula="of:=COM.MICROSOFT.REDUCE([.A352];[NumberText.$A$1]:[NumberText.$A$9];COM.MICROSOFT.LAMBDA(_xlpm.a;_xlpm.b;SUBSTITUTE(_xlpm.a;_xlpm.b;VLOOKUP(_xlpm.b;[NumberText.$A$1:.$B$9];2;FALSE))))" table:number-matrix-columns-spanned="1" table:number-matrix-rows-spanned="1" table:style-name="ce1">
            <text:p>nkclzcvbbq8nine9nineznbtkntgndnine9nine1xrg</text:p>
          </table:table-cell>
          <table:table-cell office:value-type="string" office:string-value="8991" table:formula="of:=COM.MICROSOFT.TEXTJOIN(&quot;&quot;;TRUE;IFERROR(MID([.D352];ROW(INDIRECT(&quot;1:100&quot;));1)+0;&quot;&quot;))" table:number-matrix-columns-spanned="1" table:number-matrix-rows-spanned="1" table:style-name="ce1">
            <text:p>8991</text:p>
          </table:table-cell>
          <table:table-cell office:value-type="float" office:value="81" table:formula="of:=LEFT([.E352];1)*10+RIGHT([.E352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qpfhmrlmg32xtddcfffdbxbjckvlzghpldfgvhfhdhr</text:p>
          </table:table-cell>
          <table:table-cell office:value-type="string" office:string-value="32" table:formula="of:=COM.MICROSOFT.TEXTJOIN(&quot;&quot;;TRUE;IFERROR(MID([.A353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B353];1)*10+RIGHT([.B353];1)" table:style-name="ce1">
            <text:p>32</text:p>
          </table:table-cell>
          <table:table-cell office:value-type="string" office:string-value="lqpfhmrlmg32xtddcfffdbxbjckvlzghpldfgvhfhdhr" table:formula="of:=COM.MICROSOFT.REDUCE([.A353];[NumberText.$A$1]:[NumberText.$A$9];COM.MICROSOFT.LAMBDA(_xlpm.a;_xlpm.b;SUBSTITUTE(_xlpm.a;_xlpm.b;VLOOKUP(_xlpm.b;[NumberText.$A$1:.$B$9];2;FALSE))))" table:number-matrix-columns-spanned="1" table:number-matrix-rows-spanned="1" table:style-name="ce1">
            <text:p>lqpfhmrlmg32xtddcfffdbxbjckvlzghpldfgvhfhdhr</text:p>
          </table:table-cell>
          <table:table-cell office:value-type="string" office:string-value="32" table:formula="of:=COM.MICROSOFT.TEXTJOIN(&quot;&quot;;TRUE;IFERROR(MID([.D353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E353];1)*10+RIGHT([.E353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pkcppxtmqz5</text:p>
          </table:table-cell>
          <table:table-cell office:value-type="string" office:string-value="5" table:formula="of:=COM.MICROSOFT.TEXTJOIN(&quot;&quot;;TRUE;IFERROR(MID([.A354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54];1)*10+RIGHT([.B354];1)" table:style-name="ce1">
            <text:p>55</text:p>
          </table:table-cell>
          <table:table-cell office:value-type="string" office:string-value="four4fourpkcppxtmqz5" table:formula="of:=COM.MICROSOFT.REDUCE([.A354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pkcppxtmqz5</text:p>
          </table:table-cell>
          <table:table-cell office:value-type="string" office:string-value="45" table:formula="of:=COM.MICROSOFT.TEXTJOIN(&quot;&quot;;TRUE;IFERROR(MID([.D354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E354];1)*10+RIGHT([.E354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vb6sixvhdrzzjk</text:p>
          </table:table-cell>
          <table:table-cell office:value-type="string" office:string-value="6" table:formula="of:=COM.MICROSOFT.TEXTJOIN(&quot;&quot;;TRUE;IFERROR(MID([.A355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355];1)*10+RIGHT([.B355];1)" table:style-name="ce1">
            <text:p>66</text:p>
          </table:table-cell>
          <table:table-cell office:value-type="string" office:string-value="dvb6six6sixvhdrzzjk" table:formula="of:=COM.MICROSOFT.REDUCE([.A355];[NumberText.$A$1]:[NumberText.$A$9];COM.MICROSOFT.LAMBDA(_xlpm.a;_xlpm.b;SUBSTITUTE(_xlpm.a;_xlpm.b;VLOOKUP(_xlpm.b;[NumberText.$A$1:.$B$9];2;FALSE))))" table:number-matrix-columns-spanned="1" table:number-matrix-rows-spanned="1" table:style-name="ce1">
            <text:p>dvb6six6sixvhdrzzjk</text:p>
          </table:table-cell>
          <table:table-cell office:value-type="string" office:string-value="66" table:formula="of:=COM.MICROSOFT.TEXTJOIN(&quot;&quot;;TRUE;IFERROR(MID([.D355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E355];1)*10+RIGHT([.E355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twokhl99nine</text:p>
          </table:table-cell>
          <table:table-cell office:value-type="string" office:string-value="99" table:formula="of:=COM.MICROSOFT.TEXTJOIN(&quot;&quot;;TRUE;IFERROR(MID([.A356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356];1)*10+RIGHT([.B356];1)" table:style-name="ce1">
            <text:p>99</text:p>
          </table:table-cell>
          <table:table-cell office:value-type="string" office:string-value="btwo2twokhl99nine9nine" table:formula="of:=COM.MICROSOFT.REDUCE([.A356];[NumberText.$A$1]:[NumberText.$A$9];COM.MICROSOFT.LAMBDA(_xlpm.a;_xlpm.b;SUBSTITUTE(_xlpm.a;_xlpm.b;VLOOKUP(_xlpm.b;[NumberText.$A$1:.$B$9];2;FALSE))))" table:number-matrix-columns-spanned="1" table:number-matrix-rows-spanned="1" table:style-name="ce1">
            <text:p>btwo2twokhl99nine9nine</text:p>
          </table:table-cell>
          <table:table-cell office:value-type="string" office:string-value="2999" table:formula="of:=COM.MICROSOFT.TEXTJOIN(&quot;&quot;;TRUE;IFERROR(MID([.D356];ROW(INDIRECT(&quot;1:100&quot;));1)+0;&quot;&quot;))" table:number-matrix-columns-spanned="1" table:number-matrix-rows-spanned="1" table:style-name="ce1">
            <text:p>2999</text:p>
          </table:table-cell>
          <table:table-cell office:value-type="float" office:value="29" table:formula="of:=LEFT([.E356];1)*10+RIGHT([.E356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3rkgbsqgz7koneonemlhrbtxc</text:p>
          </table:table-cell>
          <table:table-cell office:value-type="string" office:string-value="737" table:formula="of:=COM.MICROSOFT.TEXTJOIN(&quot;&quot;;TRUE;IFERROR(MID([.A357];ROW(INDIRECT(&quot;1:100&quot;));1)+0;&quot;&quot;))" table:number-matrix-columns-spanned="1" table:number-matrix-rows-spanned="1" table:style-name="ce1">
            <text:p>737</text:p>
          </table:table-cell>
          <table:table-cell office:value-type="float" office:value="77" table:formula="of:=LEFT([.B357];1)*10+RIGHT([.B357];1)" table:style-name="ce1">
            <text:p>77</text:p>
          </table:table-cell>
          <table:table-cell office:value-type="string" office:string-value="73rkgbsqgz7kone1oneone1onemlhrbtxc" table:formula="of:=COM.MICROSOFT.REDUCE([.A357];[NumberText.$A$1]:[NumberText.$A$9];COM.MICROSOFT.LAMBDA(_xlpm.a;_xlpm.b;SUBSTITUTE(_xlpm.a;_xlpm.b;VLOOKUP(_xlpm.b;[NumberText.$A$1:.$B$9];2;FALSE))))" table:number-matrix-columns-spanned="1" table:number-matrix-rows-spanned="1" table:style-name="ce1">
            <text:p>73rkgbsqgz7kone1oneone1onemlhrbtxc</text:p>
          </table:table-cell>
          <table:table-cell office:value-type="string" office:string-value="73711" table:formula="of:=COM.MICROSOFT.TEXTJOIN(&quot;&quot;;TRUE;IFERROR(MID([.D357];ROW(INDIRECT(&quot;1:100&quot;));1)+0;&quot;&quot;))" table:number-matrix-columns-spanned="1" table:number-matrix-rows-spanned="1" table:style-name="ce1">
            <text:p>73711</text:p>
          </table:table-cell>
          <table:table-cell office:value-type="float" office:value="71" table:formula="of:=LEFT([.E357];1)*10+RIGHT([.E357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hlqqt4onenine</text:p>
          </table:table-cell>
          <table:table-cell office:value-type="string" office:string-value="4" table:formula="of:=COM.MICROSOFT.TEXTJOIN(&quot;&quot;;TRUE;IFERROR(MID([.A35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358];1)*10+RIGHT([.B358];1)" table:style-name="ce1">
            <text:p>44</text:p>
          </table:table-cell>
          <table:table-cell office:value-type="string" office:string-value="eight8eighthlqqt4one1onenine9nine" table:formula="of:=COM.MICROSOFT.REDUCE([.A35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hlqqt4one1onenine9nine</text:p>
          </table:table-cell>
          <table:table-cell office:value-type="string" office:string-value="8419" table:formula="of:=COM.MICROSOFT.TEXTJOIN(&quot;&quot;;TRUE;IFERROR(MID([.D358];ROW(INDIRECT(&quot;1:100&quot;));1)+0;&quot;&quot;))" table:number-matrix-columns-spanned="1" table:number-matrix-rows-spanned="1" table:style-name="ce1">
            <text:p>8419</text:p>
          </table:table-cell>
          <table:table-cell office:value-type="float" office:value="89" table:formula="of:=LEFT([.E358];1)*10+RIGHT([.E358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61oneightx</text:p>
          </table:table-cell>
          <table:table-cell office:value-type="string" office:string-value="61" table:formula="of:=COM.MICROSOFT.TEXTJOIN(&quot;&quot;;TRUE;IFERROR(MID([.A359];ROW(INDIRECT(&quot;1:100&quot;));1)+0;&quot;&quot;))" table:number-matrix-columns-spanned="1" table:number-matrix-rows-spanned="1" table:style-name="ce1">
            <text:p>61</text:p>
          </table:table-cell>
          <table:table-cell office:value-type="float" office:value="61" table:formula="of:=LEFT([.B359];1)*10+RIGHT([.B359];1)" table:style-name="ce1">
            <text:p>61</text:p>
          </table:table-cell>
          <table:table-cell office:value-type="string" office:string-value="eight8eight61one1oneight8eightx" table:formula="of:=COM.MICROSOFT.REDUCE([.A359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61one1oneight8eightx</text:p>
          </table:table-cell>
          <table:table-cell office:value-type="string" office:string-value="86118" table:formula="of:=COM.MICROSOFT.TEXTJOIN(&quot;&quot;;TRUE;IFERROR(MID([.D359];ROW(INDIRECT(&quot;1:100&quot;));1)+0;&quot;&quot;))" table:number-matrix-columns-spanned="1" table:number-matrix-rows-spanned="1" table:style-name="ce1">
            <text:p>86118</text:p>
          </table:table-cell>
          <table:table-cell office:value-type="float" office:value="88" table:formula="of:=LEFT([.E359];1)*10+RIGHT([.E359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bbtcjjlqkthreenfvbcc4three946</text:p>
          </table:table-cell>
          <table:table-cell office:value-type="string" office:string-value="4946" table:formula="of:=COM.MICROSOFT.TEXTJOIN(&quot;&quot;;TRUE;IFERROR(MID([.A360];ROW(INDIRECT(&quot;1:100&quot;));1)+0;&quot;&quot;))" table:number-matrix-columns-spanned="1" table:number-matrix-rows-spanned="1" table:style-name="ce1">
            <text:p>4946</text:p>
          </table:table-cell>
          <table:table-cell office:value-type="float" office:value="46" table:formula="of:=LEFT([.B360];1)*10+RIGHT([.B360];1)" table:style-name="ce1">
            <text:p>46</text:p>
          </table:table-cell>
          <table:table-cell office:value-type="string" office:string-value="nine9ninebbtcjjlqkthree3threenfvbcc4three3three946" table:formula="of:=COM.MICROSOFT.REDUCE([.A360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bbtcjjlqkthree3threenfvbcc4three3three946</text:p>
          </table:table-cell>
          <table:table-cell office:value-type="string" office:string-value="9343946" table:formula="of:=COM.MICROSOFT.TEXTJOIN(&quot;&quot;;TRUE;IFERROR(MID([.D360];ROW(INDIRECT(&quot;1:100&quot;));1)+0;&quot;&quot;))" table:number-matrix-columns-spanned="1" table:number-matrix-rows-spanned="1" table:style-name="ce1">
            <text:p>9343946</text:p>
          </table:table-cell>
          <table:table-cell office:value-type="float" office:value="96" table:formula="of:=LEFT([.E360];1)*10+RIGHT([.E360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pqtlffxvclgn7fqdhqbpmkkseveneighttwo</text:p>
          </table:table-cell>
          <table:table-cell office:value-type="string" office:string-value="7" table:formula="of:=COM.MICROSOFT.TEXTJOIN(&quot;&quot;;TRUE;IFERROR(MID([.A361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361];1)*10+RIGHT([.B361];1)" table:style-name="ce1">
            <text:p>77</text:p>
          </table:table-cell>
          <table:table-cell office:value-type="string" office:string-value="nine9ninepqtlffxvclgn7fqdhqbpmkkseven7seveneight8eighttwo2two" table:formula="of:=COM.MICROSOFT.REDUCE([.A361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pqtlffxvclgn7fqdhqbpmkkseven7seveneight8eighttwo2two</text:p>
          </table:table-cell>
          <table:table-cell office:value-type="string" office:string-value="97782" table:formula="of:=COM.MICROSOFT.TEXTJOIN(&quot;&quot;;TRUE;IFERROR(MID([.D361];ROW(INDIRECT(&quot;1:100&quot;));1)+0;&quot;&quot;))" table:number-matrix-columns-spanned="1" table:number-matrix-rows-spanned="1" table:style-name="ce1">
            <text:p>97782</text:p>
          </table:table-cell>
          <table:table-cell office:value-type="float" office:value="92" table:formula="of:=LEFT([.E361];1)*10+RIGHT([.E361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qzpfxntnkhhfkv98fhrqslfs9four</text:p>
          </table:table-cell>
          <table:table-cell office:value-type="string" office:string-value="989" table:formula="of:=COM.MICROSOFT.TEXTJOIN(&quot;&quot;;TRUE;IFERROR(MID([.A362];ROW(INDIRECT(&quot;1:100&quot;));1)+0;&quot;&quot;))" table:number-matrix-columns-spanned="1" table:number-matrix-rows-spanned="1" table:style-name="ce1">
            <text:p>989</text:p>
          </table:table-cell>
          <table:table-cell office:value-type="float" office:value="99" table:formula="of:=LEFT([.B362];1)*10+RIGHT([.B362];1)" table:style-name="ce1">
            <text:p>99</text:p>
          </table:table-cell>
          <table:table-cell office:value-type="string" office:string-value="bqzpfxntnkhhfkv98fhrqslfs9four4four" table:formula="of:=COM.MICROSOFT.REDUCE([.A362];[NumberText.$A$1]:[NumberText.$A$9];COM.MICROSOFT.LAMBDA(_xlpm.a;_xlpm.b;SUBSTITUTE(_xlpm.a;_xlpm.b;VLOOKUP(_xlpm.b;[NumberText.$A$1:.$B$9];2;FALSE))))" table:number-matrix-columns-spanned="1" table:number-matrix-rows-spanned="1" table:style-name="ce1">
            <text:p>bqzpfxntnkhhfkv98fhrqslfs9four4four</text:p>
          </table:table-cell>
          <table:table-cell office:value-type="string" office:string-value="9894" table:formula="of:=COM.MICROSOFT.TEXTJOIN(&quot;&quot;;TRUE;IFERROR(MID([.D362];ROW(INDIRECT(&quot;1:100&quot;));1)+0;&quot;&quot;))" table:number-matrix-columns-spanned="1" table:number-matrix-rows-spanned="1" table:style-name="ce1">
            <text:p>9894</text:p>
          </table:table-cell>
          <table:table-cell office:value-type="float" office:value="94" table:formula="of:=LEFT([.E362];1)*10+RIGHT([.E362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ktprrljbthreethreethree3blmddptfour</text:p>
          </table:table-cell>
          <table:table-cell office:value-type="string" office:string-value="43" table:formula="of:=COM.MICROSOFT.TEXTJOIN(&quot;&quot;;TRUE;IFERROR(MID([.A363];ROW(INDIRECT(&quot;1:100&quot;));1)+0;&quot;&quot;))" table:number-matrix-columns-spanned="1" table:number-matrix-rows-spanned="1" table:style-name="ce1">
            <text:p>43</text:p>
          </table:table-cell>
          <table:table-cell office:value-type="float" office:value="43" table:formula="of:=LEFT([.B363];1)*10+RIGHT([.B363];1)" table:style-name="ce1">
            <text:p>43</text:p>
          </table:table-cell>
          <table:table-cell office:value-type="string" office:string-value="4ktprrljbthree3threethree3threethree3three3blmddptfour4four" table:formula="of:=COM.MICROSOFT.REDUCE([.A363];[NumberText.$A$1]:[NumberText.$A$9];COM.MICROSOFT.LAMBDA(_xlpm.a;_xlpm.b;SUBSTITUTE(_xlpm.a;_xlpm.b;VLOOKUP(_xlpm.b;[NumberText.$A$1:.$B$9];2;FALSE))))" table:number-matrix-columns-spanned="1" table:number-matrix-rows-spanned="1" table:style-name="ce1">
            <text:p>4ktprrljbthree3threethree3threethree3three3blmddptfour4four</text:p>
          </table:table-cell>
          <table:table-cell office:value-type="string" office:string-value="433334" table:formula="of:=COM.MICROSOFT.TEXTJOIN(&quot;&quot;;TRUE;IFERROR(MID([.D363];ROW(INDIRECT(&quot;1:100&quot;));1)+0;&quot;&quot;))" table:number-matrix-columns-spanned="1" table:number-matrix-rows-spanned="1" table:style-name="ce1">
            <text:p>433334</text:p>
          </table:table-cell>
          <table:table-cell office:value-type="float" office:value="44" table:formula="of:=LEFT([.E363];1)*10+RIGHT([.E363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ourone</text:p>
          </table:table-cell>
          <table:table-cell office:value-type="string" office:string-value="5" table:formula="of:=COM.MICROSOFT.TEXTJOIN(&quot;&quot;;TRUE;IFERROR(MID([.A364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64];1)*10+RIGHT([.B364];1)" table:style-name="ce1">
            <text:p>55</text:p>
          </table:table-cell>
          <table:table-cell office:value-type="string" office:string-value="5four4fourone1one" table:formula="of:=COM.MICROSOFT.REDUCE([.A364];[NumberText.$A$1]:[NumberText.$A$9];COM.MICROSOFT.LAMBDA(_xlpm.a;_xlpm.b;SUBSTITUTE(_xlpm.a;_xlpm.b;VLOOKUP(_xlpm.b;[NumberText.$A$1:.$B$9];2;FALSE))))" table:number-matrix-columns-spanned="1" table:number-matrix-rows-spanned="1" table:style-name="ce1">
            <text:p>5four4fourone1one</text:p>
          </table:table-cell>
          <table:table-cell office:value-type="string" office:string-value="541" table:formula="of:=COM.MICROSOFT.TEXTJOIN(&quot;&quot;;TRUE;IFERROR(MID([.D364];ROW(INDIRECT(&quot;1:100&quot;));1)+0;&quot;&quot;))" table:number-matrix-columns-spanned="1" table:number-matrix-rows-spanned="1" table:style-name="ce1">
            <text:p>541</text:p>
          </table:table-cell>
          <table:table-cell office:value-type="float" office:value="51" table:formula="of:=LEFT([.E364];1)*10+RIGHT([.E364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zhvgleightseven5nbcmscqms2two</text:p>
          </table:table-cell>
          <table:table-cell office:value-type="string" office:string-value="952" table:formula="of:=COM.MICROSOFT.TEXTJOIN(&quot;&quot;;TRUE;IFERROR(MID([.A365];ROW(INDIRECT(&quot;1:100&quot;));1)+0;&quot;&quot;))" table:number-matrix-columns-spanned="1" table:number-matrix-rows-spanned="1" table:style-name="ce1">
            <text:p>952</text:p>
          </table:table-cell>
          <table:table-cell office:value-type="float" office:value="92" table:formula="of:=LEFT([.B365];1)*10+RIGHT([.B365];1)" table:style-name="ce1">
            <text:p>92</text:p>
          </table:table-cell>
          <table:table-cell office:value-type="string" office:string-value="9zhvgleight8eightseven7seven5nbcmscqms2two2two" table:formula="of:=COM.MICROSOFT.REDUCE([.A365];[NumberText.$A$1]:[NumberText.$A$9];COM.MICROSOFT.LAMBDA(_xlpm.a;_xlpm.b;SUBSTITUTE(_xlpm.a;_xlpm.b;VLOOKUP(_xlpm.b;[NumberText.$A$1:.$B$9];2;FALSE))))" table:number-matrix-columns-spanned="1" table:number-matrix-rows-spanned="1" table:style-name="ce1">
            <text:p>9zhvgleight8eightseven7seven5nbcmscqms2two2two</text:p>
          </table:table-cell>
          <table:table-cell office:value-type="string" office:string-value="987522" table:formula="of:=COM.MICROSOFT.TEXTJOIN(&quot;&quot;;TRUE;IFERROR(MID([.D365];ROW(INDIRECT(&quot;1:100&quot;));1)+0;&quot;&quot;))" table:number-matrix-columns-spanned="1" table:number-matrix-rows-spanned="1" table:style-name="ce1">
            <text:p>987522</text:p>
          </table:table-cell>
          <table:table-cell office:value-type="float" office:value="92" table:formula="of:=LEFT([.E365];1)*10+RIGHT([.E365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czngsp895</text:p>
          </table:table-cell>
          <table:table-cell office:value-type="string" office:string-value="6895" table:formula="of:=COM.MICROSOFT.TEXTJOIN(&quot;&quot;;TRUE;IFERROR(MID([.A366];ROW(INDIRECT(&quot;1:100&quot;));1)+0;&quot;&quot;))" table:number-matrix-columns-spanned="1" table:number-matrix-rows-spanned="1" table:style-name="ce1">
            <text:p>6895</text:p>
          </table:table-cell>
          <table:table-cell office:value-type="float" office:value="65" table:formula="of:=LEFT([.B366];1)*10+RIGHT([.B366];1)" table:style-name="ce1">
            <text:p>65</text:p>
          </table:table-cell>
          <table:table-cell office:value-type="string" office:string-value="6czngsp895" table:formula="of:=COM.MICROSOFT.REDUCE([.A366];[NumberText.$A$1]:[NumberText.$A$9];COM.MICROSOFT.LAMBDA(_xlpm.a;_xlpm.b;SUBSTITUTE(_xlpm.a;_xlpm.b;VLOOKUP(_xlpm.b;[NumberText.$A$1:.$B$9];2;FALSE))))" table:number-matrix-columns-spanned="1" table:number-matrix-rows-spanned="1" table:style-name="ce1">
            <text:p>6czngsp895</text:p>
          </table:table-cell>
          <table:table-cell office:value-type="string" office:string-value="6895" table:formula="of:=COM.MICROSOFT.TEXTJOIN(&quot;&quot;;TRUE;IFERROR(MID([.D366];ROW(INDIRECT(&quot;1:100&quot;));1)+0;&quot;&quot;))" table:number-matrix-columns-spanned="1" table:number-matrix-rows-spanned="1" table:style-name="ce1">
            <text:p>6895</text:p>
          </table:table-cell>
          <table:table-cell office:value-type="float" office:value="65" table:formula="of:=LEFT([.E366];1)*10+RIGHT([.E366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threekrxmtfrr2ppfrzqkqgfoureightlf</text:p>
          </table:table-cell>
          <table:table-cell office:value-type="string" office:string-value="22" table:formula="of:=COM.MICROSOFT.TEXTJOIN(&quot;&quot;;TRUE;IFERROR(MID([.A367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367];1)*10+RIGHT([.B367];1)" table:style-name="ce1">
            <text:p>22</text:p>
          </table:table-cell>
          <table:table-cell office:value-type="string" office:string-value="2three3threekrxmtfrr2ppfrzqkqgfour4foureight8eightlf" table:formula="of:=COM.MICROSOFT.REDUCE([.A367];[NumberText.$A$1]:[NumberText.$A$9];COM.MICROSOFT.LAMBDA(_xlpm.a;_xlpm.b;SUBSTITUTE(_xlpm.a;_xlpm.b;VLOOKUP(_xlpm.b;[NumberText.$A$1:.$B$9];2;FALSE))))" table:number-matrix-columns-spanned="1" table:number-matrix-rows-spanned="1" table:style-name="ce1">
            <text:p>2three3threekrxmtfrr2ppfrzqkqgfour4foureight8eightlf</text:p>
          </table:table-cell>
          <table:table-cell office:value-type="string" office:string-value="23248" table:formula="of:=COM.MICROSOFT.TEXTJOIN(&quot;&quot;;TRUE;IFERROR(MID([.D367];ROW(INDIRECT(&quot;1:100&quot;));1)+0;&quot;&quot;))" table:number-matrix-columns-spanned="1" table:number-matrix-rows-spanned="1" table:style-name="ce1">
            <text:p>23248</text:p>
          </table:table-cell>
          <table:table-cell office:value-type="float" office:value="28" table:formula="of:=LEFT([.E367];1)*10+RIGHT([.E367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8eight6seventxgl</text:p>
          </table:table-cell>
          <table:table-cell office:value-type="string" office:string-value="86" table:formula="of:=COM.MICROSOFT.TEXTJOIN(&quot;&quot;;TRUE;IFERROR(MID([.A368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368];1)*10+RIGHT([.B368];1)" table:style-name="ce1">
            <text:p>86</text:p>
          </table:table-cell>
          <table:table-cell office:value-type="string" office:string-value="six6six8eight8eight6seven7seventxgl" table:formula="of:=COM.MICROSOFT.REDUCE([.A368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8eight8eight6seven7seventxgl</text:p>
          </table:table-cell>
          <table:table-cell office:value-type="string" office:string-value="68867" table:formula="of:=COM.MICROSOFT.TEXTJOIN(&quot;&quot;;TRUE;IFERROR(MID([.D368];ROW(INDIRECT(&quot;1:100&quot;));1)+0;&quot;&quot;))" table:number-matrix-columns-spanned="1" table:number-matrix-rows-spanned="1" table:style-name="ce1">
            <text:p>68867</text:p>
          </table:table-cell>
          <table:table-cell office:value-type="float" office:value="67" table:formula="of:=LEFT([.E368];1)*10+RIGHT([.E368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one9</text:p>
          </table:table-cell>
          <table:table-cell office:value-type="string" office:string-value="19" table:formula="of:=COM.MICROSOFT.TEXTJOIN(&quot;&quot;;TRUE;IFERROR(MID([.A369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B369];1)*10+RIGHT([.B369];1)" table:style-name="ce1">
            <text:p>19</text:p>
          </table:table-cell>
          <table:table-cell office:value-type="string" office:string-value="1one1one9" table:formula="of:=COM.MICROSOFT.REDUCE([.A369];[NumberText.$A$1]:[NumberText.$A$9];COM.MICROSOFT.LAMBDA(_xlpm.a;_xlpm.b;SUBSTITUTE(_xlpm.a;_xlpm.b;VLOOKUP(_xlpm.b;[NumberText.$A$1:.$B$9];2;FALSE))))" table:number-matrix-columns-spanned="1" table:number-matrix-rows-spanned="1" table:style-name="ce1">
            <text:p>1one1one9</text:p>
          </table:table-cell>
          <table:table-cell office:value-type="string" office:string-value="119" table:formula="of:=COM.MICROSOFT.TEXTJOIN(&quot;&quot;;TRUE;IFERROR(MID([.D369];ROW(INDIRECT(&quot;1:100&quot;));1)+0;&quot;&quot;))" table:number-matrix-columns-spanned="1" table:number-matrix-rows-spanned="1" table:style-name="ce1">
            <text:p>119</text:p>
          </table:table-cell>
          <table:table-cell office:value-type="float" office:value="19" table:formula="of:=LEFT([.E369];1)*10+RIGHT([.E369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qpmrtzsvgkjxsevengzdkjkbbdltlrjkznbbkmpb</text:p>
          </table:table-cell>
          <table:table-cell office:value-type="string" office:string-value="3" table:formula="of:=COM.MICROSOFT.TEXTJOIN(&quot;&quot;;TRUE;IFERROR(MID([.A37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370];1)*10+RIGHT([.B370];1)" table:style-name="ce1">
            <text:p>33</text:p>
          </table:table-cell>
          <table:table-cell office:value-type="string" office:string-value="3qpmrtzsvgkjxseven7sevengzdkjkbbdltlrjkznbbkmpb" table:formula="of:=COM.MICROSOFT.REDUCE([.A370];[NumberText.$A$1]:[NumberText.$A$9];COM.MICROSOFT.LAMBDA(_xlpm.a;_xlpm.b;SUBSTITUTE(_xlpm.a;_xlpm.b;VLOOKUP(_xlpm.b;[NumberText.$A$1:.$B$9];2;FALSE))))" table:number-matrix-columns-spanned="1" table:number-matrix-rows-spanned="1" table:style-name="ce1">
            <text:p>3qpmrtzsvgkjxseven7sevengzdkjkbbdltlrjkznbbkmpb</text:p>
          </table:table-cell>
          <table:table-cell office:value-type="string" office:string-value="37" table:formula="of:=COM.MICROSOFT.TEXTJOIN(&quot;&quot;;TRUE;IFERROR(MID([.D370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E370];1)*10+RIGHT([.E370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lxoneeightfoursfbfm4rbxssmgngfxrvcv</text:p>
          </table:table-cell>
          <table:table-cell office:value-type="string" office:string-value="4" table:formula="of:=COM.MICROSOFT.TEXTJOIN(&quot;&quot;;TRUE;IFERROR(MID([.A37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371];1)*10+RIGHT([.B371];1)" table:style-name="ce1">
            <text:p>44</text:p>
          </table:table-cell>
          <table:table-cell office:value-type="string" office:string-value="sclxone1oneeight8eightfour4foursfbfm4rbxssmgngfxrvcv" table:formula="of:=COM.MICROSOFT.REDUCE([.A371];[NumberText.$A$1]:[NumberText.$A$9];COM.MICROSOFT.LAMBDA(_xlpm.a;_xlpm.b;SUBSTITUTE(_xlpm.a;_xlpm.b;VLOOKUP(_xlpm.b;[NumberText.$A$1:.$B$9];2;FALSE))))" table:number-matrix-columns-spanned="1" table:number-matrix-rows-spanned="1" table:style-name="ce1">
            <text:p>sclxone1oneeight8eightfour4foursfbfm4rbxssmgngfxrvcv</text:p>
          </table:table-cell>
          <table:table-cell office:value-type="string" office:string-value="1844" table:formula="of:=COM.MICROSOFT.TEXTJOIN(&quot;&quot;;TRUE;IFERROR(MID([.D371];ROW(INDIRECT(&quot;1:100&quot;));1)+0;&quot;&quot;))" table:number-matrix-columns-spanned="1" table:number-matrix-rows-spanned="1" table:style-name="ce1">
            <text:p>1844</text:p>
          </table:table-cell>
          <table:table-cell office:value-type="float" office:value="14" table:formula="of:=LEFT([.E371];1)*10+RIGHT([.E371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ctmnpxdrfivemndlr3sdp</text:p>
          </table:table-cell>
          <table:table-cell office:value-type="string" office:string-value="3" table:formula="of:=COM.MICROSOFT.TEXTJOIN(&quot;&quot;;TRUE;IFERROR(MID([.A372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372];1)*10+RIGHT([.B372];1)" table:style-name="ce1">
            <text:p>33</text:p>
          </table:table-cell>
          <table:table-cell office:value-type="string" office:string-value="fhctmnpxdrfive5fivemndlr3sdp" table:formula="of:=COM.MICROSOFT.REDUCE([.A372];[NumberText.$A$1]:[NumberText.$A$9];COM.MICROSOFT.LAMBDA(_xlpm.a;_xlpm.b;SUBSTITUTE(_xlpm.a;_xlpm.b;VLOOKUP(_xlpm.b;[NumberText.$A$1:.$B$9];2;FALSE))))" table:number-matrix-columns-spanned="1" table:number-matrix-rows-spanned="1" table:style-name="ce1">
            <text:p>fhctmnpxdrfive5fivemndlr3sdp</text:p>
          </table:table-cell>
          <table:table-cell office:value-type="string" office:string-value="53" table:formula="of:=COM.MICROSOFT.TEXTJOIN(&quot;&quot;;TRUE;IFERROR(MID([.D372];ROW(INDIRECT(&quot;1:100&quot;));1)+0;&quot;&quot;))" table:number-matrix-columns-spanned="1" table:number-matrix-rows-spanned="1" table:style-name="ce1">
            <text:p>53</text:p>
          </table:table-cell>
          <table:table-cell office:value-type="float" office:value="53" table:formula="of:=LEFT([.E372];1)*10+RIGHT([.E372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seven9sixlp</text:p>
          </table:table-cell>
          <table:table-cell office:value-type="string" office:string-value="9" table:formula="of:=COM.MICROSOFT.TEXTJOIN(&quot;&quot;;TRUE;IFERROR(MID([.A37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73];1)*10+RIGHT([.B373];1)" table:style-name="ce1">
            <text:p>99</text:p>
          </table:table-cell>
          <table:table-cell office:value-type="string" office:string-value="two2twoseven7seven9six6sixlp" table:formula="of:=COM.MICROSOFT.REDUCE([.A373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seven7seven9six6sixlp</text:p>
          </table:table-cell>
          <table:table-cell office:value-type="string" office:string-value="2796" table:formula="of:=COM.MICROSOFT.TEXTJOIN(&quot;&quot;;TRUE;IFERROR(MID([.D373];ROW(INDIRECT(&quot;1:100&quot;));1)+0;&quot;&quot;))" table:number-matrix-columns-spanned="1" table:number-matrix-rows-spanned="1" table:style-name="ce1">
            <text:p>2796</text:p>
          </table:table-cell>
          <table:table-cell office:value-type="float" office:value="26" table:formula="of:=LEFT([.E373];1)*10+RIGHT([.E373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office:string-value="962" table:formula="of:=COM.MICROSOFT.TEXTJOIN(&quot;&quot;;TRUE;IFERROR(MID([.A374];ROW(INDIRECT(&quot;1:100&quot;));1)+0;&quot;&quot;))" table:number-matrix-columns-spanned="1" table:number-matrix-rows-spanned="1" table:style-name="ce1">
            <text:p>962</text:p>
          </table:table-cell>
          <table:table-cell office:value-type="float" office:value="92" table:formula="of:=LEFT([.B374];1)*10+RIGHT([.B374];1)" table:style-name="ce1">
            <text:p>92</text:p>
          </table:table-cell>
          <table:table-cell office:value-type="string" office:string-value="962" table:formula="of:=COM.MICROSOFT.REDUCE([.A374];[NumberText.$A$1]:[NumberText.$A$9];COM.MICROSOFT.LAMBDA(_xlpm.a;_xlpm.b;SUBSTITUTE(_xlpm.a;_xlpm.b;VLOOKUP(_xlpm.b;[NumberText.$A$1:.$B$9];2;FALSE))))" table:number-matrix-columns-spanned="1" table:number-matrix-rows-spanned="1" table:style-name="ce1">
            <text:p>962</text:p>
          </table:table-cell>
          <table:table-cell office:value-type="string" office:string-value="962" table:formula="of:=COM.MICROSOFT.TEXTJOIN(&quot;&quot;;TRUE;IFERROR(MID([.D374];ROW(INDIRECT(&quot;1:100&quot;));1)+0;&quot;&quot;))" table:number-matrix-columns-spanned="1" table:number-matrix-rows-spanned="1" table:style-name="ce1">
            <text:p>962</text:p>
          </table:table-cell>
          <table:table-cell office:value-type="float" office:value="92" table:formula="of:=LEFT([.E374];1)*10+RIGHT([.E374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snsndjtrp27cbtsjdlkrqmtctxvxvnx</text:p>
          </table:table-cell>
          <table:table-cell office:value-type="string" office:string-value="27" table:formula="of:=COM.MICROSOFT.TEXTJOIN(&quot;&quot;;TRUE;IFERROR(MID([.A375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375];1)*10+RIGHT([.B375];1)" table:style-name="ce1">
            <text:p>27</text:p>
          </table:table-cell>
          <table:table-cell office:value-type="string" office:string-value="tsnsndjtrp27cbtsjdlkrqmtctxvxvnx" table:formula="of:=COM.MICROSOFT.REDUCE([.A375];[NumberText.$A$1]:[NumberText.$A$9];COM.MICROSOFT.LAMBDA(_xlpm.a;_xlpm.b;SUBSTITUTE(_xlpm.a;_xlpm.b;VLOOKUP(_xlpm.b;[NumberText.$A$1:.$B$9];2;FALSE))))" table:number-matrix-columns-spanned="1" table:number-matrix-rows-spanned="1" table:style-name="ce1">
            <text:p>tsnsndjtrp27cbtsjdlkrqmtctxvxvnx</text:p>
          </table:table-cell>
          <table:table-cell office:value-type="string" office:string-value="27" table:formula="of:=COM.MICROSOFT.TEXTJOIN(&quot;&quot;;TRUE;IFERROR(MID([.D375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E375];1)*10+RIGHT([.E375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mnine</text:p>
          </table:table-cell>
          <table:table-cell office:value-type="string" office:string-value="5" table:formula="of:=COM.MICROSOFT.TEXTJOIN(&quot;&quot;;TRUE;IFERROR(MID([.A37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376];1)*10+RIGHT([.B376];1)" table:style-name="ce1">
            <text:p>55</text:p>
          </table:table-cell>
          <table:table-cell office:value-type="string" office:string-value="5mnine9nine" table:formula="of:=COM.MICROSOFT.REDUCE([.A376];[NumberText.$A$1]:[NumberText.$A$9];COM.MICROSOFT.LAMBDA(_xlpm.a;_xlpm.b;SUBSTITUTE(_xlpm.a;_xlpm.b;VLOOKUP(_xlpm.b;[NumberText.$A$1:.$B$9];2;FALSE))))" table:number-matrix-columns-spanned="1" table:number-matrix-rows-spanned="1" table:style-name="ce1">
            <text:p>5mnine9nine</text:p>
          </table:table-cell>
          <table:table-cell office:value-type="string" office:string-value="59" table:formula="of:=COM.MICROSOFT.TEXTJOIN(&quot;&quot;;TRUE;IFERROR(MID([.D376];ROW(INDIRECT(&quot;1:100&quot;));1)+0;&quot;&quot;))" table:number-matrix-columns-spanned="1" table:number-matrix-rows-spanned="1" table:style-name="ce1">
            <text:p>59</text:p>
          </table:table-cell>
          <table:table-cell office:value-type="float" office:value="59" table:formula="of:=LEFT([.E376];1)*10+RIGHT([.E376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gt6</text:p>
          </table:table-cell>
          <table:table-cell office:value-type="string" office:string-value="76" table:formula="of:=COM.MICROSOFT.TEXTJOIN(&quot;&quot;;TRUE;IFERROR(MID([.A377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377];1)*10+RIGHT([.B377];1)" table:style-name="ce1">
            <text:p>76</text:p>
          </table:table-cell>
          <table:table-cell office:value-type="string" office:string-value="7fgt6" table:formula="of:=COM.MICROSOFT.REDUCE([.A377];[NumberText.$A$1]:[NumberText.$A$9];COM.MICROSOFT.LAMBDA(_xlpm.a;_xlpm.b;SUBSTITUTE(_xlpm.a;_xlpm.b;VLOOKUP(_xlpm.b;[NumberText.$A$1:.$B$9];2;FALSE))))" table:number-matrix-columns-spanned="1" table:number-matrix-rows-spanned="1" table:style-name="ce1">
            <text:p>7fgt6</text:p>
          </table:table-cell>
          <table:table-cell office:value-type="string" office:string-value="76" table:formula="of:=COM.MICROSOFT.TEXTJOIN(&quot;&quot;;TRUE;IFERROR(MID([.D377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E377];1)*10+RIGHT([.E377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1ninertghhbhbcnjdsknine</text:p>
          </table:table-cell>
          <table:table-cell office:value-type="string" office:string-value="1" table:formula="of:=COM.MICROSOFT.TEXTJOIN(&quot;&quot;;TRUE;IFERROR(MID([.A378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78];1)*10+RIGHT([.B378];1)" table:style-name="ce1">
            <text:p>11</text:p>
          </table:table-cell>
          <table:table-cell office:value-type="string" office:string-value="three3three1nine9ninertghhbhbcnjdsknine9nine" table:formula="of:=COM.MICROSOFT.REDUCE([.A378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1nine9ninertghhbhbcnjdsknine9nine</text:p>
          </table:table-cell>
          <table:table-cell office:value-type="string" office:string-value="3199" table:formula="of:=COM.MICROSOFT.TEXTJOIN(&quot;&quot;;TRUE;IFERROR(MID([.D378];ROW(INDIRECT(&quot;1:100&quot;));1)+0;&quot;&quot;))" table:number-matrix-columns-spanned="1" table:number-matrix-rows-spanned="1" table:style-name="ce1">
            <text:p>3199</text:p>
          </table:table-cell>
          <table:table-cell office:value-type="float" office:value="39" table:formula="of:=LEFT([.E378];1)*10+RIGHT([.E378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8ninefxcqmxdhtnmcmjvtds6fivebnm</text:p>
          </table:table-cell>
          <table:table-cell office:value-type="string" office:string-value="86" table:formula="of:=COM.MICROSOFT.TEXTJOIN(&quot;&quot;;TRUE;IFERROR(MID([.A379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379];1)*10+RIGHT([.B379];1)" table:style-name="ce1">
            <text:p>86</text:p>
          </table:table-cell>
          <table:table-cell office:value-type="string" office:string-value="two2two8nine9ninefxcqmxdhtnmcmjvtds6five5fivebnm" table:formula="of:=COM.MICROSOFT.REDUCE([.A379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8nine9ninefxcqmxdhtnmcmjvtds6five5fivebnm</text:p>
          </table:table-cell>
          <table:table-cell office:value-type="string" office:string-value="28965" table:formula="of:=COM.MICROSOFT.TEXTJOIN(&quot;&quot;;TRUE;IFERROR(MID([.D379];ROW(INDIRECT(&quot;1:100&quot;));1)+0;&quot;&quot;))" table:number-matrix-columns-spanned="1" table:number-matrix-rows-spanned="1" table:style-name="ce1">
            <text:p>28965</text:p>
          </table:table-cell>
          <table:table-cell office:value-type="float" office:value="25" table:formula="of:=LEFT([.E379];1)*10+RIGHT([.E379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phdp</text:p>
          </table:table-cell>
          <table:table-cell office:value-type="string" office:string-value="7" table:formula="of:=COM.MICROSOFT.TEXTJOIN(&quot;&quot;;TRUE;IFERROR(MID([.A380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380];1)*10+RIGHT([.B380];1)" table:style-name="ce1">
            <text:p>77</text:p>
          </table:table-cell>
          <table:table-cell office:value-type="string" office:string-value="7phdp" table:formula="of:=COM.MICROSOFT.REDUCE([.A380];[NumberText.$A$1]:[NumberText.$A$9];COM.MICROSOFT.LAMBDA(_xlpm.a;_xlpm.b;SUBSTITUTE(_xlpm.a;_xlpm.b;VLOOKUP(_xlpm.b;[NumberText.$A$1:.$B$9];2;FALSE))))" table:number-matrix-columns-spanned="1" table:number-matrix-rows-spanned="1" table:style-name="ce1">
            <text:p>7phdp</text:p>
          </table:table-cell>
          <table:table-cell office:value-type="string" office:string-value="7" table:formula="of:=COM.MICROSOFT.TEXTJOIN(&quot;&quot;;TRUE;IFERROR(MID([.D380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380];1)*10+RIGHT([.E380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hnszbksg</text:p>
          </table:table-cell>
          <table:table-cell office:value-type="string" office:string-value="2" table:formula="of:=COM.MICROSOFT.TEXTJOIN(&quot;&quot;;TRUE;IFERROR(MID([.A38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381];1)*10+RIGHT([.B381];1)" table:style-name="ce1">
            <text:p>22</text:p>
          </table:table-cell>
          <table:table-cell office:value-type="string" office:string-value="2hnszbksg" table:formula="of:=COM.MICROSOFT.REDUCE([.A381];[NumberText.$A$1]:[NumberText.$A$9];COM.MICROSOFT.LAMBDA(_xlpm.a;_xlpm.b;SUBSTITUTE(_xlpm.a;_xlpm.b;VLOOKUP(_xlpm.b;[NumberText.$A$1:.$B$9];2;FALSE))))" table:number-matrix-columns-spanned="1" table:number-matrix-rows-spanned="1" table:style-name="ce1">
            <text:p>2hnszbksg</text:p>
          </table:table-cell>
          <table:table-cell office:value-type="string" office:string-value="2" table:formula="of:=COM.MICROSOFT.TEXTJOIN(&quot;&quot;;TRUE;IFERROR(MID([.D38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381];1)*10+RIGHT([.E381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ninedcnjbcxnrmoneeight1</text:p>
          </table:table-cell>
          <table:table-cell office:value-type="string" office:string-value="41" table:formula="of:=COM.MICROSOFT.TEXTJOIN(&quot;&quot;;TRUE;IFERROR(MID([.A382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B382];1)*10+RIGHT([.B382];1)" table:style-name="ce1">
            <text:p>41</text:p>
          </table:table-cell>
          <table:table-cell office:value-type="string" office:string-value="4nine9ninedcnjbcxnrmone1oneeight8eight1" table:formula="of:=COM.MICROSOFT.REDUCE([.A382];[NumberText.$A$1]:[NumberText.$A$9];COM.MICROSOFT.LAMBDA(_xlpm.a;_xlpm.b;SUBSTITUTE(_xlpm.a;_xlpm.b;VLOOKUP(_xlpm.b;[NumberText.$A$1:.$B$9];2;FALSE))))" table:number-matrix-columns-spanned="1" table:number-matrix-rows-spanned="1" table:style-name="ce1">
            <text:p>4nine9ninedcnjbcxnrmone1oneeight8eight1</text:p>
          </table:table-cell>
          <table:table-cell office:value-type="string" office:string-value="49181" table:formula="of:=COM.MICROSOFT.TEXTJOIN(&quot;&quot;;TRUE;IFERROR(MID([.D382];ROW(INDIRECT(&quot;1:100&quot;));1)+0;&quot;&quot;))" table:number-matrix-columns-spanned="1" table:number-matrix-rows-spanned="1" table:style-name="ce1">
            <text:p>49181</text:p>
          </table:table-cell>
          <table:table-cell office:value-type="float" office:value="41" table:formula="of:=LEFT([.E382];1)*10+RIGHT([.E382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sszlsx7414two4</text:p>
          </table:table-cell>
          <table:table-cell office:value-type="string" office:string-value="74144" table:formula="of:=COM.MICROSOFT.TEXTJOIN(&quot;&quot;;TRUE;IFERROR(MID([.A383];ROW(INDIRECT(&quot;1:100&quot;));1)+0;&quot;&quot;))" table:number-matrix-columns-spanned="1" table:number-matrix-rows-spanned="1" table:style-name="ce1">
            <text:p>74144</text:p>
          </table:table-cell>
          <table:table-cell office:value-type="float" office:value="74" table:formula="of:=LEFT([.B383];1)*10+RIGHT([.B383];1)" table:style-name="ce1">
            <text:p>74</text:p>
          </table:table-cell>
          <table:table-cell office:value-type="string" office:string-value="hnsszlsx7414two2two4" table:formula="of:=COM.MICROSOFT.REDUCE([.A383];[NumberText.$A$1]:[NumberText.$A$9];COM.MICROSOFT.LAMBDA(_xlpm.a;_xlpm.b;SUBSTITUTE(_xlpm.a;_xlpm.b;VLOOKUP(_xlpm.b;[NumberText.$A$1:.$B$9];2;FALSE))))" table:number-matrix-columns-spanned="1" table:number-matrix-rows-spanned="1" table:style-name="ce1">
            <text:p>hnsszlsx7414two2two4</text:p>
          </table:table-cell>
          <table:table-cell office:value-type="string" office:string-value="741424" table:formula="of:=COM.MICROSOFT.TEXTJOIN(&quot;&quot;;TRUE;IFERROR(MID([.D383];ROW(INDIRECT(&quot;1:100&quot;));1)+0;&quot;&quot;))" table:number-matrix-columns-spanned="1" table:number-matrix-rows-spanned="1" table:style-name="ce1">
            <text:p>741424</text:p>
          </table:table-cell>
          <table:table-cell office:value-type="float" office:value="74" table:formula="of:=LEFT([.E383];1)*10+RIGHT([.E383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mkrn9gcgmffrvbfivethreefive2seven</text:p>
          </table:table-cell>
          <table:table-cell office:value-type="string" office:string-value="92" table:formula="of:=COM.MICROSOFT.TEXTJOIN(&quot;&quot;;TRUE;IFERROR(MID([.A384];ROW(INDIRECT(&quot;1:100&quot;));1)+0;&quot;&quot;))" table:number-matrix-columns-spanned="1" table:number-matrix-rows-spanned="1" table:style-name="ce1">
            <text:p>92</text:p>
          </table:table-cell>
          <table:table-cell office:value-type="float" office:value="92" table:formula="of:=LEFT([.B384];1)*10+RIGHT([.B384];1)" table:style-name="ce1">
            <text:p>92</text:p>
          </table:table-cell>
          <table:table-cell office:value-type="string" office:string-value="gmkrn9gcgmffrvbfive5fivethree3threefive5five2seven7seven" table:formula="of:=COM.MICROSOFT.REDUCE([.A384];[NumberText.$A$1]:[NumberText.$A$9];COM.MICROSOFT.LAMBDA(_xlpm.a;_xlpm.b;SUBSTITUTE(_xlpm.a;_xlpm.b;VLOOKUP(_xlpm.b;[NumberText.$A$1:.$B$9];2;FALSE))))" table:number-matrix-columns-spanned="1" table:number-matrix-rows-spanned="1" table:style-name="ce1">
            <text:p>gmkrn9gcgmffrvbfive5fivethree3threefive5five2seven7seven</text:p>
          </table:table-cell>
          <table:table-cell office:value-type="string" office:string-value="953527" table:formula="of:=COM.MICROSOFT.TEXTJOIN(&quot;&quot;;TRUE;IFERROR(MID([.D384];ROW(INDIRECT(&quot;1:100&quot;));1)+0;&quot;&quot;))" table:number-matrix-columns-spanned="1" table:number-matrix-rows-spanned="1" table:style-name="ce1">
            <text:p>953527</text:p>
          </table:table-cell>
          <table:table-cell office:value-type="float" office:value="97" table:formula="of:=LEFT([.E384];1)*10+RIGHT([.E384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knqdqmrxpfftptwo2vmqffgmzr</text:p>
          </table:table-cell>
          <table:table-cell office:value-type="string" office:string-value="22" table:formula="of:=COM.MICROSOFT.TEXTJOIN(&quot;&quot;;TRUE;IFERROR(MID([.A385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385];1)*10+RIGHT([.B385];1)" table:style-name="ce1">
            <text:p>22</text:p>
          </table:table-cell>
          <table:table-cell office:value-type="string" office:string-value="2bknqdqmrxpfftptwo2two2vmqffgmzr" table:formula="of:=COM.MICROSOFT.REDUCE([.A385];[NumberText.$A$1]:[NumberText.$A$9];COM.MICROSOFT.LAMBDA(_xlpm.a;_xlpm.b;SUBSTITUTE(_xlpm.a;_xlpm.b;VLOOKUP(_xlpm.b;[NumberText.$A$1:.$B$9];2;FALSE))))" table:number-matrix-columns-spanned="1" table:number-matrix-rows-spanned="1" table:style-name="ce1">
            <text:p>2bknqdqmrxpfftptwo2two2vmqffgmzr</text:p>
          </table:table-cell>
          <table:table-cell office:value-type="string" office:string-value="222" table:formula="of:=COM.MICROSOFT.TEXTJOIN(&quot;&quot;;TRUE;IFERROR(MID([.D385];ROW(INDIRECT(&quot;1:100&quot;));1)+0;&quot;&quot;))" table:number-matrix-columns-spanned="1" table:number-matrix-rows-spanned="1" table:style-name="ce1">
            <text:p>222</text:p>
          </table:table-cell>
          <table:table-cell office:value-type="float" office:value="22" table:formula="of:=LEFT([.E385];1)*10+RIGHT([.E385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svf3nv14zklptjnhv</text:p>
          </table:table-cell>
          <table:table-cell office:value-type="string" office:string-value="314" table:formula="of:=COM.MICROSOFT.TEXTJOIN(&quot;&quot;;TRUE;IFERROR(MID([.A386];ROW(INDIRECT(&quot;1:100&quot;));1)+0;&quot;&quot;))" table:number-matrix-columns-spanned="1" table:number-matrix-rows-spanned="1" table:style-name="ce1">
            <text:p>314</text:p>
          </table:table-cell>
          <table:table-cell office:value-type="float" office:value="34" table:formula="of:=LEFT([.B386];1)*10+RIGHT([.B386];1)" table:style-name="ce1">
            <text:p>34</text:p>
          </table:table-cell>
          <table:table-cell office:value-type="string" office:string-value="dsvf3nv14zklptjnhv" table:formula="of:=COM.MICROSOFT.REDUCE([.A386];[NumberText.$A$1]:[NumberText.$A$9];COM.MICROSOFT.LAMBDA(_xlpm.a;_xlpm.b;SUBSTITUTE(_xlpm.a;_xlpm.b;VLOOKUP(_xlpm.b;[NumberText.$A$1:.$B$9];2;FALSE))))" table:number-matrix-columns-spanned="1" table:number-matrix-rows-spanned="1" table:style-name="ce1">
            <text:p>dsvf3nv14zklptjnhv</text:p>
          </table:table-cell>
          <table:table-cell office:value-type="string" office:string-value="314" table:formula="of:=COM.MICROSOFT.TEXTJOIN(&quot;&quot;;TRUE;IFERROR(MID([.D386];ROW(INDIRECT(&quot;1:100&quot;));1)+0;&quot;&quot;))" table:number-matrix-columns-spanned="1" table:number-matrix-rows-spanned="1" table:style-name="ce1">
            <text:p>314</text:p>
          </table:table-cell>
          <table:table-cell office:value-type="float" office:value="34" table:formula="of:=LEFT([.E386];1)*10+RIGHT([.E386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nchsnpknkx</text:p>
          </table:table-cell>
          <table:table-cell office:value-type="string" office:string-value="54" table:formula="of:=COM.MICROSOFT.TEXTJOIN(&quot;&quot;;TRUE;IFERROR(MID([.A387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387];1)*10+RIGHT([.B387];1)" table:style-name="ce1">
            <text:p>54</text:p>
          </table:table-cell>
          <table:table-cell office:value-type="string" office:string-value="54nchsnpknkx" table:formula="of:=COM.MICROSOFT.REDUCE([.A387];[NumberText.$A$1]:[NumberText.$A$9];COM.MICROSOFT.LAMBDA(_xlpm.a;_xlpm.b;SUBSTITUTE(_xlpm.a;_xlpm.b;VLOOKUP(_xlpm.b;[NumberText.$A$1:.$B$9];2;FALSE))))" table:number-matrix-columns-spanned="1" table:number-matrix-rows-spanned="1" table:style-name="ce1">
            <text:p>54nchsnpknkx</text:p>
          </table:table-cell>
          <table:table-cell office:value-type="string" office:string-value="54" table:formula="of:=COM.MICROSOFT.TEXTJOIN(&quot;&quot;;TRUE;IFERROR(MID([.D387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E387];1)*10+RIGHT([.E387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one15</text:p>
          </table:table-cell>
          <table:table-cell office:value-type="string" office:string-value="15" table:formula="of:=COM.MICROSOFT.TEXTJOIN(&quot;&quot;;TRUE;IFERROR(MID([.A388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388];1)*10+RIGHT([.B388];1)" table:style-name="ce1">
            <text:p>15</text:p>
          </table:table-cell>
          <table:table-cell office:value-type="string" office:string-value="one1oneone1one15" table:formula="of:=COM.MICROSOFT.REDUCE([.A388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one1one15</text:p>
          </table:table-cell>
          <table:table-cell office:value-type="string" office:string-value="1115" table:formula="of:=COM.MICROSOFT.TEXTJOIN(&quot;&quot;;TRUE;IFERROR(MID([.D388];ROW(INDIRECT(&quot;1:100&quot;));1)+0;&quot;&quot;))" table:number-matrix-columns-spanned="1" table:number-matrix-rows-spanned="1" table:style-name="ce1">
            <text:p>1115</text:p>
          </table:table-cell>
          <table:table-cell office:value-type="float" office:value="15" table:formula="of:=LEFT([.E388];1)*10+RIGHT([.E388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fvmxnzp575sixpxnpndqf</text:p>
          </table:table-cell>
          <table:table-cell office:value-type="string" office:string-value="575" table:formula="of:=COM.MICROSOFT.TEXTJOIN(&quot;&quot;;TRUE;IFERROR(MID([.A389];ROW(INDIRECT(&quot;1:100&quot;));1)+0;&quot;&quot;))" table:number-matrix-columns-spanned="1" table:number-matrix-rows-spanned="1" table:style-name="ce1">
            <text:p>575</text:p>
          </table:table-cell>
          <table:table-cell office:value-type="float" office:value="55" table:formula="of:=LEFT([.B389];1)*10+RIGHT([.B389];1)" table:style-name="ce1">
            <text:p>55</text:p>
          </table:table-cell>
          <table:table-cell office:value-type="string" office:string-value="one1onefvmxnzp575six6sixpxnpndqf" table:formula="of:=COM.MICROSOFT.REDUCE([.A389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fvmxnzp575six6sixpxnpndqf</text:p>
          </table:table-cell>
          <table:table-cell office:value-type="string" office:string-value="15756" table:formula="of:=COM.MICROSOFT.TEXTJOIN(&quot;&quot;;TRUE;IFERROR(MID([.D389];ROW(INDIRECT(&quot;1:100&quot;));1)+0;&quot;&quot;))" table:number-matrix-columns-spanned="1" table:number-matrix-rows-spanned="1" table:style-name="ce1">
            <text:p>15756</text:p>
          </table:table-cell>
          <table:table-cell office:value-type="float" office:value="16" table:formula="of:=LEFT([.E389];1)*10+RIGHT([.E389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qrzsbbxg3735</text:p>
          </table:table-cell>
          <table:table-cell office:value-type="string" office:string-value="63735" table:formula="of:=COM.MICROSOFT.TEXTJOIN(&quot;&quot;;TRUE;IFERROR(MID([.A390];ROW(INDIRECT(&quot;1:100&quot;));1)+0;&quot;&quot;))" table:number-matrix-columns-spanned="1" table:number-matrix-rows-spanned="1" table:style-name="ce1">
            <text:p>63735</text:p>
          </table:table-cell>
          <table:table-cell office:value-type="float" office:value="65" table:formula="of:=LEFT([.B390];1)*10+RIGHT([.B390];1)" table:style-name="ce1">
            <text:p>65</text:p>
          </table:table-cell>
          <table:table-cell office:value-type="string" office:string-value="6vqrzsbbxg3735" table:formula="of:=COM.MICROSOFT.REDUCE([.A390];[NumberText.$A$1]:[NumberText.$A$9];COM.MICROSOFT.LAMBDA(_xlpm.a;_xlpm.b;SUBSTITUTE(_xlpm.a;_xlpm.b;VLOOKUP(_xlpm.b;[NumberText.$A$1:.$B$9];2;FALSE))))" table:number-matrix-columns-spanned="1" table:number-matrix-rows-spanned="1" table:style-name="ce1">
            <text:p>6vqrzsbbxg3735</text:p>
          </table:table-cell>
          <table:table-cell office:value-type="string" office:string-value="63735" table:formula="of:=COM.MICROSOFT.TEXTJOIN(&quot;&quot;;TRUE;IFERROR(MID([.D390];ROW(INDIRECT(&quot;1:100&quot;));1)+0;&quot;&quot;))" table:number-matrix-columns-spanned="1" table:number-matrix-rows-spanned="1" table:style-name="ce1">
            <text:p>63735</text:p>
          </table:table-cell>
          <table:table-cell office:value-type="float" office:value="65" table:formula="of:=LEFT([.E390];1)*10+RIGHT([.E390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jbldk2hfqqzgone5</text:p>
          </table:table-cell>
          <table:table-cell office:value-type="string" office:string-value="25" table:formula="of:=COM.MICROSOFT.TEXTJOIN(&quot;&quot;;TRUE;IFERROR(MID([.A391];ROW(INDIRECT(&quot;1:100&quot;));1)+0;&quot;&quot;))" table:number-matrix-columns-spanned="1" table:number-matrix-rows-spanned="1" table:style-name="ce1">
            <text:p>25</text:p>
          </table:table-cell>
          <table:table-cell office:value-type="float" office:value="25" table:formula="of:=LEFT([.B391];1)*10+RIGHT([.B391];1)" table:style-name="ce1">
            <text:p>25</text:p>
          </table:table-cell>
          <table:table-cell office:value-type="string" office:string-value="two2twojbldk2hfqqzgone1one5" table:formula="of:=COM.MICROSOFT.REDUCE([.A391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jbldk2hfqqzgone1one5</text:p>
          </table:table-cell>
          <table:table-cell office:value-type="string" office:string-value="2215" table:formula="of:=COM.MICROSOFT.TEXTJOIN(&quot;&quot;;TRUE;IFERROR(MID([.D391];ROW(INDIRECT(&quot;1:100&quot;));1)+0;&quot;&quot;))" table:number-matrix-columns-spanned="1" table:number-matrix-rows-spanned="1" table:style-name="ce1">
            <text:p>2215</text:p>
          </table:table-cell>
          <table:table-cell office:value-type="float" office:value="25" table:formula="of:=LEFT([.E391];1)*10+RIGHT([.E391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sixlzznvc8nineseven359</text:p>
          </table:table-cell>
          <table:table-cell office:value-type="string" office:string-value="8359" table:formula="of:=COM.MICROSOFT.TEXTJOIN(&quot;&quot;;TRUE;IFERROR(MID([.A392];ROW(INDIRECT(&quot;1:100&quot;));1)+0;&quot;&quot;))" table:number-matrix-columns-spanned="1" table:number-matrix-rows-spanned="1" table:style-name="ce1">
            <text:p>8359</text:p>
          </table:table-cell>
          <table:table-cell office:value-type="float" office:value="89" table:formula="of:=LEFT([.B392];1)*10+RIGHT([.B392];1)" table:style-name="ce1">
            <text:p>89</text:p>
          </table:table-cell>
          <table:table-cell office:value-type="string" office:string-value="one1onesix6sixlzznvc8nine9nineseven7seven359" table:formula="of:=COM.MICROSOFT.REDUCE([.A392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six6sixlzznvc8nine9nineseven7seven359</text:p>
          </table:table-cell>
          <table:table-cell office:value-type="string" office:string-value="16897359" table:formula="of:=COM.MICROSOFT.TEXTJOIN(&quot;&quot;;TRUE;IFERROR(MID([.D392];ROW(INDIRECT(&quot;1:100&quot;));1)+0;&quot;&quot;))" table:number-matrix-columns-spanned="1" table:number-matrix-rows-spanned="1" table:style-name="ce1">
            <text:p>16897359</text:p>
          </table:table-cell>
          <table:table-cell office:value-type="float" office:value="19" table:formula="of:=LEFT([.E392];1)*10+RIGHT([.E392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jbr7</text:p>
          </table:table-cell>
          <table:table-cell office:value-type="string" office:string-value="67" table:formula="of:=COM.MICROSOFT.TEXTJOIN(&quot;&quot;;TRUE;IFERROR(MID([.A393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B393];1)*10+RIGHT([.B393];1)" table:style-name="ce1">
            <text:p>67</text:p>
          </table:table-cell>
          <table:table-cell office:value-type="string" office:string-value="6vjbr7" table:formula="of:=COM.MICROSOFT.REDUCE([.A393];[NumberText.$A$1]:[NumberText.$A$9];COM.MICROSOFT.LAMBDA(_xlpm.a;_xlpm.b;SUBSTITUTE(_xlpm.a;_xlpm.b;VLOOKUP(_xlpm.b;[NumberText.$A$1:.$B$9];2;FALSE))))" table:number-matrix-columns-spanned="1" table:number-matrix-rows-spanned="1" table:style-name="ce1">
            <text:p>6vjbr7</text:p>
          </table:table-cell>
          <table:table-cell office:value-type="string" office:string-value="67" table:formula="of:=COM.MICROSOFT.TEXTJOIN(&quot;&quot;;TRUE;IFERROR(MID([.D393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E393];1)*10+RIGHT([.E393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one32nmkszsthreefpscxcqtwofour</text:p>
          </table:table-cell>
          <table:table-cell office:value-type="string" office:string-value="32" table:formula="of:=COM.MICROSOFT.TEXTJOIN(&quot;&quot;;TRUE;IFERROR(MID([.A394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B394];1)*10+RIGHT([.B394];1)" table:style-name="ce1">
            <text:p>32</text:p>
          </table:table-cell>
          <table:table-cell office:value-type="string" office:string-value="nine9nineone1one32nmkszsthree3threefpscxcqtwo2twofour4four" table:formula="of:=COM.MICROSOFT.REDUCE([.A394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one1one32nmkszsthree3threefpscxcqtwo2twofour4four</text:p>
          </table:table-cell>
          <table:table-cell office:value-type="string" office:string-value="9132324" table:formula="of:=COM.MICROSOFT.TEXTJOIN(&quot;&quot;;TRUE;IFERROR(MID([.D394];ROW(INDIRECT(&quot;1:100&quot;));1)+0;&quot;&quot;))" table:number-matrix-columns-spanned="1" table:number-matrix-rows-spanned="1" table:style-name="ce1">
            <text:p>9132324</text:p>
          </table:table-cell>
          <table:table-cell office:value-type="float" office:value="94" table:formula="of:=LEFT([.E394];1)*10+RIGHT([.E394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v1zpqrxvdlzqmeighthhbbbzt</text:p>
          </table:table-cell>
          <table:table-cell office:value-type="string" office:string-value="1" table:formula="of:=COM.MICROSOFT.TEXTJOIN(&quot;&quot;;TRUE;IFERROR(MID([.A395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395];1)*10+RIGHT([.B395];1)" table:style-name="ce1">
            <text:p>11</text:p>
          </table:table-cell>
          <table:table-cell office:value-type="string" office:string-value="fv1zpqrxvdlzqmeight8eighthhbbbzt" table:formula="of:=COM.MICROSOFT.REDUCE([.A395];[NumberText.$A$1]:[NumberText.$A$9];COM.MICROSOFT.LAMBDA(_xlpm.a;_xlpm.b;SUBSTITUTE(_xlpm.a;_xlpm.b;VLOOKUP(_xlpm.b;[NumberText.$A$1:.$B$9];2;FALSE))))" table:number-matrix-columns-spanned="1" table:number-matrix-rows-spanned="1" table:style-name="ce1">
            <text:p>fv1zpqrxvdlzqmeight8eighthhbbbzt</text:p>
          </table:table-cell>
          <table:table-cell office:value-type="string" office:string-value="18" table:formula="of:=COM.MICROSOFT.TEXTJOIN(&quot;&quot;;TRUE;IFERROR(MID([.D395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E395];1)*10+RIGHT([.E395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skvllzszxzk9</text:p>
          </table:table-cell>
          <table:table-cell office:value-type="string" office:string-value="9" table:formula="of:=COM.MICROSOFT.TEXTJOIN(&quot;&quot;;TRUE;IFERROR(MID([.A39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396];1)*10+RIGHT([.B396];1)" table:style-name="ce1">
            <text:p>99</text:p>
          </table:table-cell>
          <table:table-cell office:value-type="string" office:string-value="cskvllzszxzk9" table:formula="of:=COM.MICROSOFT.REDUCE([.A396];[NumberText.$A$1]:[NumberText.$A$9];COM.MICROSOFT.LAMBDA(_xlpm.a;_xlpm.b;SUBSTITUTE(_xlpm.a;_xlpm.b;VLOOKUP(_xlpm.b;[NumberText.$A$1:.$B$9];2;FALSE))))" table:number-matrix-columns-spanned="1" table:number-matrix-rows-spanned="1" table:style-name="ce1">
            <text:p>cskvllzszxzk9</text:p>
          </table:table-cell>
          <table:table-cell office:value-type="string" office:string-value="9" table:formula="of:=COM.MICROSOFT.TEXTJOIN(&quot;&quot;;TRUE;IFERROR(MID([.D39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396];1)*10+RIGHT([.E396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ninebrlggdzqk7ninelvddrtt1</text:p>
          </table:table-cell>
          <table:table-cell office:value-type="string" office:string-value="771" table:formula="of:=COM.MICROSOFT.TEXTJOIN(&quot;&quot;;TRUE;IFERROR(MID([.A397];ROW(INDIRECT(&quot;1:100&quot;));1)+0;&quot;&quot;))" table:number-matrix-columns-spanned="1" table:number-matrix-rows-spanned="1" table:style-name="ce1">
            <text:p>771</text:p>
          </table:table-cell>
          <table:table-cell office:value-type="float" office:value="71" table:formula="of:=LEFT([.B397];1)*10+RIGHT([.B397];1)" table:style-name="ce1">
            <text:p>71</text:p>
          </table:table-cell>
          <table:table-cell office:value-type="string" office:string-value="7nine9ninebrlggdzqk7nine9ninelvddrtt1" table:formula="of:=COM.MICROSOFT.REDUCE([.A397];[NumberText.$A$1]:[NumberText.$A$9];COM.MICROSOFT.LAMBDA(_xlpm.a;_xlpm.b;SUBSTITUTE(_xlpm.a;_xlpm.b;VLOOKUP(_xlpm.b;[NumberText.$A$1:.$B$9];2;FALSE))))" table:number-matrix-columns-spanned="1" table:number-matrix-rows-spanned="1" table:style-name="ce1">
            <text:p>7nine9ninebrlggdzqk7nine9ninelvddrtt1</text:p>
          </table:table-cell>
          <table:table-cell office:value-type="string" office:string-value="79791" table:formula="of:=COM.MICROSOFT.TEXTJOIN(&quot;&quot;;TRUE;IFERROR(MID([.D397];ROW(INDIRECT(&quot;1:100&quot;));1)+0;&quot;&quot;))" table:number-matrix-columns-spanned="1" table:number-matrix-rows-spanned="1" table:style-name="ce1">
            <text:p>79791</text:p>
          </table:table-cell>
          <table:table-cell office:value-type="float" office:value="71" table:formula="of:=LEFT([.E397];1)*10+RIGHT([.E397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pttpbq6b7ninefour3five</text:p>
          </table:table-cell>
          <table:table-cell office:value-type="string" office:string-value="2673" table:formula="of:=COM.MICROSOFT.TEXTJOIN(&quot;&quot;;TRUE;IFERROR(MID([.A398];ROW(INDIRECT(&quot;1:100&quot;));1)+0;&quot;&quot;))" table:number-matrix-columns-spanned="1" table:number-matrix-rows-spanned="1" table:style-name="ce1">
            <text:p>2673</text:p>
          </table:table-cell>
          <table:table-cell office:value-type="float" office:value="23" table:formula="of:=LEFT([.B398];1)*10+RIGHT([.B398];1)" table:style-name="ce1">
            <text:p>23</text:p>
          </table:table-cell>
          <table:table-cell office:value-type="string" office:string-value="2fpttpbq6b7nine9ninefour4four3five5five" table:formula="of:=COM.MICROSOFT.REDUCE([.A398];[NumberText.$A$1]:[NumberText.$A$9];COM.MICROSOFT.LAMBDA(_xlpm.a;_xlpm.b;SUBSTITUTE(_xlpm.a;_xlpm.b;VLOOKUP(_xlpm.b;[NumberText.$A$1:.$B$9];2;FALSE))))" table:number-matrix-columns-spanned="1" table:number-matrix-rows-spanned="1" table:style-name="ce1">
            <text:p>2fpttpbq6b7nine9ninefour4four3five5five</text:p>
          </table:table-cell>
          <table:table-cell office:value-type="string" office:string-value="2679435" table:formula="of:=COM.MICROSOFT.TEXTJOIN(&quot;&quot;;TRUE;IFERROR(MID([.D398];ROW(INDIRECT(&quot;1:100&quot;));1)+0;&quot;&quot;))" table:number-matrix-columns-spanned="1" table:number-matrix-rows-spanned="1" table:style-name="ce1">
            <text:p>2679435</text:p>
          </table:table-cell>
          <table:table-cell office:value-type="float" office:value="25" table:formula="of:=LEFT([.E398];1)*10+RIGHT([.E398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slmmmhfxc6</text:p>
          </table:table-cell>
          <table:table-cell office:value-type="string" office:string-value="6" table:formula="of:=COM.MICROSOFT.TEXTJOIN(&quot;&quot;;TRUE;IFERROR(MID([.A399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399];1)*10+RIGHT([.B399];1)" table:style-name="ce1">
            <text:p>66</text:p>
          </table:table-cell>
          <table:table-cell office:value-type="string" office:string-value="bsslmmmhfxc6" table:formula="of:=COM.MICROSOFT.REDUCE([.A399];[NumberText.$A$1]:[NumberText.$A$9];COM.MICROSOFT.LAMBDA(_xlpm.a;_xlpm.b;SUBSTITUTE(_xlpm.a;_xlpm.b;VLOOKUP(_xlpm.b;[NumberText.$A$1:.$B$9];2;FALSE))))" table:number-matrix-columns-spanned="1" table:number-matrix-rows-spanned="1" table:style-name="ce1">
            <text:p>bsslmmmhfxc6</text:p>
          </table:table-cell>
          <table:table-cell office:value-type="string" office:string-value="6" table:formula="of:=COM.MICROSOFT.TEXTJOIN(&quot;&quot;;TRUE;IFERROR(MID([.D399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399];1)*10+RIGHT([.E399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fjkdzdm9eightkbdhrkpcnzcftlggh</text:p>
          </table:table-cell>
          <table:table-cell office:value-type="string" office:string-value="9" table:formula="of:=COM.MICROSOFT.TEXTJOIN(&quot;&quot;;TRUE;IFERROR(MID([.A400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400];1)*10+RIGHT([.B400];1)" table:style-name="ce1">
            <text:p>99</text:p>
          </table:table-cell>
          <table:table-cell office:value-type="string" office:string-value="lfjkdzdm9eight8eightkbdhrkpcnzcftlggh" table:formula="of:=COM.MICROSOFT.REDUCE([.A400];[NumberText.$A$1]:[NumberText.$A$9];COM.MICROSOFT.LAMBDA(_xlpm.a;_xlpm.b;SUBSTITUTE(_xlpm.a;_xlpm.b;VLOOKUP(_xlpm.b;[NumberText.$A$1:.$B$9];2;FALSE))))" table:number-matrix-columns-spanned="1" table:number-matrix-rows-spanned="1" table:style-name="ce1">
            <text:p>lfjkdzdm9eight8eightkbdhrkpcnzcftlggh</text:p>
          </table:table-cell>
          <table:table-cell office:value-type="string" office:string-value="98" table:formula="of:=COM.MICROSOFT.TEXTJOIN(&quot;&quot;;TRUE;IFERROR(MID([.D400];ROW(INDIRECT(&quot;1:100&quot;));1)+0;&quot;&quot;))" table:number-matrix-columns-spanned="1" table:number-matrix-rows-spanned="1" table:style-name="ce1">
            <text:p>98</text:p>
          </table:table-cell>
          <table:table-cell office:value-type="float" office:value="98" table:formula="of:=LEFT([.E400];1)*10+RIGHT([.E400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nineninelmbhfour88onevfzhcmneightwofp</text:p>
          </table:table-cell>
          <table:table-cell office:value-type="string" office:string-value="88" table:formula="of:=COM.MICROSOFT.TEXTJOIN(&quot;&quot;;TRUE;IFERROR(MID([.A401];ROW(INDIRECT(&quot;1:100&quot;));1)+0;&quot;&quot;))" table:number-matrix-columns-spanned="1" table:number-matrix-rows-spanned="1" table:style-name="ce1">
            <text:p>88</text:p>
          </table:table-cell>
          <table:table-cell office:value-type="float" office:value="88" table:formula="of:=LEFT([.B401];1)*10+RIGHT([.B401];1)" table:style-name="ce1">
            <text:p>88</text:p>
          </table:table-cell>
          <table:table-cell office:value-type="string" office:string-value="rnine9ninenine9ninelmbhfour4four88one1onevfzhcmneight8eightwo2twofp" table:formula="of:=COM.MICROSOFT.REDUCE([.A401];[NumberText.$A$1]:[NumberText.$A$9];COM.MICROSOFT.LAMBDA(_xlpm.a;_xlpm.b;SUBSTITUTE(_xlpm.a;_xlpm.b;VLOOKUP(_xlpm.b;[NumberText.$A$1:.$B$9];2;FALSE))))" table:number-matrix-columns-spanned="1" table:number-matrix-rows-spanned="1" table:style-name="ce1">
            <text:p>rnine9ninenine9ninelmbhfour4four88one1onevfzhcmneight8eightwo2twofp</text:p>
          </table:table-cell>
          <table:table-cell office:value-type="string" office:string-value="99488182" table:formula="of:=COM.MICROSOFT.TEXTJOIN(&quot;&quot;;TRUE;IFERROR(MID([.D401];ROW(INDIRECT(&quot;1:100&quot;));1)+0;&quot;&quot;))" table:number-matrix-columns-spanned="1" table:number-matrix-rows-spanned="1" table:style-name="ce1">
            <text:p>99488182</text:p>
          </table:table-cell>
          <table:table-cell office:value-type="float" office:value="92" table:formula="of:=LEFT([.E401];1)*10+RIGHT([.E401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59ktxrdrhc8six9</text:p>
          </table:table-cell>
          <table:table-cell office:value-type="string" office:string-value="5989" table:formula="of:=COM.MICROSOFT.TEXTJOIN(&quot;&quot;;TRUE;IFERROR(MID([.A402];ROW(INDIRECT(&quot;1:100&quot;));1)+0;&quot;&quot;))" table:number-matrix-columns-spanned="1" table:number-matrix-rows-spanned="1" table:style-name="ce1">
            <text:p>5989</text:p>
          </table:table-cell>
          <table:table-cell office:value-type="float" office:value="59" table:formula="of:=LEFT([.B402];1)*10+RIGHT([.B402];1)" table:style-name="ce1">
            <text:p>59</text:p>
          </table:table-cell>
          <table:table-cell office:value-type="string" office:string-value="one1one59ktxrdrhc8six6six9" table:formula="of:=COM.MICROSOFT.REDUCE([.A402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59ktxrdrhc8six6six9</text:p>
          </table:table-cell>
          <table:table-cell office:value-type="string" office:string-value="159869" table:formula="of:=COM.MICROSOFT.TEXTJOIN(&quot;&quot;;TRUE;IFERROR(MID([.D402];ROW(INDIRECT(&quot;1:100&quot;));1)+0;&quot;&quot;))" table:number-matrix-columns-spanned="1" table:number-matrix-rows-spanned="1" table:style-name="ce1">
            <text:p>159869</text:p>
          </table:table-cell>
          <table:table-cell office:value-type="float" office:value="19" table:formula="of:=LEFT([.E402];1)*10+RIGHT([.E402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nxnfzzsixgmxxglvfivezmkdvmhjfzone</text:p>
          </table:table-cell>
          <table:table-cell office:value-type="string" office:string-value="86" table:formula="of:=COM.MICROSOFT.TEXTJOIN(&quot;&quot;;TRUE;IFERROR(MID([.A403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403];1)*10+RIGHT([.B403];1)" table:style-name="ce1">
            <text:p>86</text:p>
          </table:table-cell>
          <table:table-cell office:value-type="string" office:string-value="86nxnfzzsix6sixgmxxglvfive5fivezmkdvmhjfzone1one" table:formula="of:=COM.MICROSOFT.REDUCE([.A403];[NumberText.$A$1]:[NumberText.$A$9];COM.MICROSOFT.LAMBDA(_xlpm.a;_xlpm.b;SUBSTITUTE(_xlpm.a;_xlpm.b;VLOOKUP(_xlpm.b;[NumberText.$A$1:.$B$9];2;FALSE))))" table:number-matrix-columns-spanned="1" table:number-matrix-rows-spanned="1" table:style-name="ce1">
            <text:p>86nxnfzzsix6sixgmxxglvfive5fivezmkdvmhjfzone1one</text:p>
          </table:table-cell>
          <table:table-cell office:value-type="string" office:string-value="86651" table:formula="of:=COM.MICROSOFT.TEXTJOIN(&quot;&quot;;TRUE;IFERROR(MID([.D403];ROW(INDIRECT(&quot;1:100&quot;));1)+0;&quot;&quot;))" table:number-matrix-columns-spanned="1" table:number-matrix-rows-spanned="1" table:style-name="ce1">
            <text:p>86651</text:p>
          </table:table-cell>
          <table:table-cell office:value-type="float" office:value="81" table:formula="of:=LEFT([.E403];1)*10+RIGHT([.E403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threefourfourrbxqpqbtbzxstwo</text:p>
          </table:table-cell>
          <table:table-cell office:value-type="string" office:string-value="9" table:formula="of:=COM.MICROSOFT.TEXTJOIN(&quot;&quot;;TRUE;IFERROR(MID([.A40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404];1)*10+RIGHT([.B404];1)" table:style-name="ce1">
            <text:p>99</text:p>
          </table:table-cell>
          <table:table-cell office:value-type="string" office:string-value="9three3threefour4fourfour4fourrbxqpqbtbzxstwo2two" table:formula="of:=COM.MICROSOFT.REDUCE([.A404];[NumberText.$A$1]:[NumberText.$A$9];COM.MICROSOFT.LAMBDA(_xlpm.a;_xlpm.b;SUBSTITUTE(_xlpm.a;_xlpm.b;VLOOKUP(_xlpm.b;[NumberText.$A$1:.$B$9];2;FALSE))))" table:number-matrix-columns-spanned="1" table:number-matrix-rows-spanned="1" table:style-name="ce1">
            <text:p>9three3threefour4fourfour4fourrbxqpqbtbzxstwo2two</text:p>
          </table:table-cell>
          <table:table-cell office:value-type="string" office:string-value="93442" table:formula="of:=COM.MICROSOFT.TEXTJOIN(&quot;&quot;;TRUE;IFERROR(MID([.D404];ROW(INDIRECT(&quot;1:100&quot;));1)+0;&quot;&quot;))" table:number-matrix-columns-spanned="1" table:number-matrix-rows-spanned="1" table:style-name="ce1">
            <text:p>93442</text:p>
          </table:table-cell>
          <table:table-cell office:value-type="float" office:value="92" table:formula="of:=LEFT([.E404];1)*10+RIGHT([.E404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pvgtcxrfvthree39bjfivenxvbjone</text:p>
          </table:table-cell>
          <table:table-cell office:value-type="string" office:string-value="339" table:formula="of:=COM.MICROSOFT.TEXTJOIN(&quot;&quot;;TRUE;IFERROR(MID([.A405];ROW(INDIRECT(&quot;1:100&quot;));1)+0;&quot;&quot;))" table:number-matrix-columns-spanned="1" table:number-matrix-rows-spanned="1" table:style-name="ce1">
            <text:p>339</text:p>
          </table:table-cell>
          <table:table-cell office:value-type="float" office:value="39" table:formula="of:=LEFT([.B405];1)*10+RIGHT([.B405];1)" table:style-name="ce1">
            <text:p>39</text:p>
          </table:table-cell>
          <table:table-cell office:value-type="string" office:string-value="3pvgtcxrfvthree3three39bjfive5fivenxvbjone1one" table:formula="of:=COM.MICROSOFT.REDUCE([.A405];[NumberText.$A$1]:[NumberText.$A$9];COM.MICROSOFT.LAMBDA(_xlpm.a;_xlpm.b;SUBSTITUTE(_xlpm.a;_xlpm.b;VLOOKUP(_xlpm.b;[NumberText.$A$1:.$B$9];2;FALSE))))" table:number-matrix-columns-spanned="1" table:number-matrix-rows-spanned="1" table:style-name="ce1">
            <text:p>3pvgtcxrfvthree3three39bjfive5fivenxvbjone1one</text:p>
          </table:table-cell>
          <table:table-cell office:value-type="string" office:string-value="333951" table:formula="of:=COM.MICROSOFT.TEXTJOIN(&quot;&quot;;TRUE;IFERROR(MID([.D405];ROW(INDIRECT(&quot;1:100&quot;));1)+0;&quot;&quot;))" table:number-matrix-columns-spanned="1" table:number-matrix-rows-spanned="1" table:style-name="ce1">
            <text:p>333951</text:p>
          </table:table-cell>
          <table:table-cell office:value-type="float" office:value="31" table:formula="of:=LEFT([.E405];1)*10+RIGHT([.E405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kmngfour3bfive</text:p>
          </table:table-cell>
          <table:table-cell office:value-type="string" office:string-value="3" table:formula="of:=COM.MICROSOFT.TEXTJOIN(&quot;&quot;;TRUE;IFERROR(MID([.A406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406];1)*10+RIGHT([.B406];1)" table:style-name="ce1">
            <text:p>33</text:p>
          </table:table-cell>
          <table:table-cell office:value-type="string" office:string-value="six6sixkmngfour4four3bfive5five" table:formula="of:=COM.MICROSOFT.REDUCE([.A406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kmngfour4four3bfive5five</text:p>
          </table:table-cell>
          <table:table-cell office:value-type="string" office:string-value="6435" table:formula="of:=COM.MICROSOFT.TEXTJOIN(&quot;&quot;;TRUE;IFERROR(MID([.D406];ROW(INDIRECT(&quot;1:100&quot;));1)+0;&quot;&quot;))" table:number-matrix-columns-spanned="1" table:number-matrix-rows-spanned="1" table:style-name="ce1">
            <text:p>6435</text:p>
          </table:table-cell>
          <table:table-cell office:value-type="float" office:value="65" table:formula="of:=LEFT([.E406];1)*10+RIGHT([.E406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hreehntsjhjpmqhl345</text:p>
          </table:table-cell>
          <table:table-cell office:value-type="string" office:string-value="6345" table:formula="of:=COM.MICROSOFT.TEXTJOIN(&quot;&quot;;TRUE;IFERROR(MID([.A407];ROW(INDIRECT(&quot;1:100&quot;));1)+0;&quot;&quot;))" table:number-matrix-columns-spanned="1" table:number-matrix-rows-spanned="1" table:style-name="ce1">
            <text:p>6345</text:p>
          </table:table-cell>
          <table:table-cell office:value-type="float" office:value="65" table:formula="of:=LEFT([.B407];1)*10+RIGHT([.B407];1)" table:style-name="ce1">
            <text:p>65</text:p>
          </table:table-cell>
          <table:table-cell office:value-type="string" office:string-value="6three3threehntsjhjpmqhl345" table:formula="of:=COM.MICROSOFT.REDUCE([.A407];[NumberText.$A$1]:[NumberText.$A$9];COM.MICROSOFT.LAMBDA(_xlpm.a;_xlpm.b;SUBSTITUTE(_xlpm.a;_xlpm.b;VLOOKUP(_xlpm.b;[NumberText.$A$1:.$B$9];2;FALSE))))" table:number-matrix-columns-spanned="1" table:number-matrix-rows-spanned="1" table:style-name="ce1">
            <text:p>6three3threehntsjhjpmqhl345</text:p>
          </table:table-cell>
          <table:table-cell office:value-type="string" office:string-value="63345" table:formula="of:=COM.MICROSOFT.TEXTJOIN(&quot;&quot;;TRUE;IFERROR(MID([.D407];ROW(INDIRECT(&quot;1:100&quot;));1)+0;&quot;&quot;))" table:number-matrix-columns-spanned="1" table:number-matrix-rows-spanned="1" table:style-name="ce1">
            <text:p>63345</text:p>
          </table:table-cell>
          <table:table-cell office:value-type="float" office:value="65" table:formula="of:=LEFT([.E407];1)*10+RIGHT([.E407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jcnd49fivexqfbj</text:p>
          </table:table-cell>
          <table:table-cell office:value-type="string" office:string-value="49" table:formula="of:=COM.MICROSOFT.TEXTJOIN(&quot;&quot;;TRUE;IFERROR(MID([.A408];ROW(INDIRECT(&quot;1:100&quot;));1)+0;&quot;&quot;))" table:number-matrix-columns-spanned="1" table:number-matrix-rows-spanned="1" table:style-name="ce1">
            <text:p>49</text:p>
          </table:table-cell>
          <table:table-cell office:value-type="float" office:value="49" table:formula="of:=LEFT([.B408];1)*10+RIGHT([.B408];1)" table:style-name="ce1">
            <text:p>49</text:p>
          </table:table-cell>
          <table:table-cell office:value-type="string" office:string-value="four4fourjcnd49five5fivexqfbj" table:formula="of:=COM.MICROSOFT.REDUCE([.A408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jcnd49five5fivexqfbj</text:p>
          </table:table-cell>
          <table:table-cell office:value-type="string" office:string-value="4495" table:formula="of:=COM.MICROSOFT.TEXTJOIN(&quot;&quot;;TRUE;IFERROR(MID([.D408];ROW(INDIRECT(&quot;1:100&quot;));1)+0;&quot;&quot;))" table:number-matrix-columns-spanned="1" table:number-matrix-rows-spanned="1" table:style-name="ce1">
            <text:p>4495</text:p>
          </table:table-cell>
          <table:table-cell office:value-type="float" office:value="45" table:formula="of:=LEFT([.E408];1)*10+RIGHT([.E408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smszhfive7rrphsxxhgm</text:p>
          </table:table-cell>
          <table:table-cell office:value-type="string" office:string-value="7" table:formula="of:=COM.MICROSOFT.TEXTJOIN(&quot;&quot;;TRUE;IFERROR(MID([.A409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409];1)*10+RIGHT([.B409];1)" table:style-name="ce1">
            <text:p>77</text:p>
          </table:table-cell>
          <table:table-cell office:value-type="string" office:string-value="ksmszhfive5five7rrphsxxhgm" table:formula="of:=COM.MICROSOFT.REDUCE([.A409];[NumberText.$A$1]:[NumberText.$A$9];COM.MICROSOFT.LAMBDA(_xlpm.a;_xlpm.b;SUBSTITUTE(_xlpm.a;_xlpm.b;VLOOKUP(_xlpm.b;[NumberText.$A$1:.$B$9];2;FALSE))))" table:number-matrix-columns-spanned="1" table:number-matrix-rows-spanned="1" table:style-name="ce1">
            <text:p>ksmszhfive5five7rrphsxxhgm</text:p>
          </table:table-cell>
          <table:table-cell office:value-type="string" office:string-value="57" table:formula="of:=COM.MICROSOFT.TEXTJOIN(&quot;&quot;;TRUE;IFERROR(MID([.D409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E409];1)*10+RIGHT([.E409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qtdztkhveightninepnctbcgqsb6</text:p>
          </table:table-cell>
          <table:table-cell office:value-type="string" office:string-value="6" table:formula="of:=COM.MICROSOFT.TEXTJOIN(&quot;&quot;;TRUE;IFERROR(MID([.A41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410];1)*10+RIGHT([.B410];1)" table:style-name="ce1">
            <text:p>66</text:p>
          </table:table-cell>
          <table:table-cell office:value-type="string" office:string-value="zqtdztkhveight8eightnine9ninepnctbcgqsb6" table:formula="of:=COM.MICROSOFT.REDUCE([.A410];[NumberText.$A$1]:[NumberText.$A$9];COM.MICROSOFT.LAMBDA(_xlpm.a;_xlpm.b;SUBSTITUTE(_xlpm.a;_xlpm.b;VLOOKUP(_xlpm.b;[NumberText.$A$1:.$B$9];2;FALSE))))" table:number-matrix-columns-spanned="1" table:number-matrix-rows-spanned="1" table:style-name="ce1">
            <text:p>zqtdztkhveight8eightnine9ninepnctbcgqsb6</text:p>
          </table:table-cell>
          <table:table-cell office:value-type="string" office:string-value="896" table:formula="of:=COM.MICROSOFT.TEXTJOIN(&quot;&quot;;TRUE;IFERROR(MID([.D410];ROW(INDIRECT(&quot;1:100&quot;));1)+0;&quot;&quot;))" table:number-matrix-columns-spanned="1" table:number-matrix-rows-spanned="1" table:style-name="ce1">
            <text:p>896</text:p>
          </table:table-cell>
          <table:table-cell office:value-type="float" office:value="86" table:formula="of:=LEFT([.E410];1)*10+RIGHT([.E410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mlvzfcljfkeight1tppxrqtdzp2</text:p>
          </table:table-cell>
          <table:table-cell office:value-type="string" office:string-value="12" table:formula="of:=COM.MICROSOFT.TEXTJOIN(&quot;&quot;;TRUE;IFERROR(MID([.A411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411];1)*10+RIGHT([.B411];1)" table:style-name="ce1">
            <text:p>12</text:p>
          </table:table-cell>
          <table:table-cell office:value-type="string" office:string-value="nine9ninemlvzfcljfkeight8eight1tppxrqtdzp2" table:formula="of:=COM.MICROSOFT.REDUCE([.A411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mlvzfcljfkeight8eight1tppxrqtdzp2</text:p>
          </table:table-cell>
          <table:table-cell office:value-type="string" office:string-value="9812" table:formula="of:=COM.MICROSOFT.TEXTJOIN(&quot;&quot;;TRUE;IFERROR(MID([.D411];ROW(INDIRECT(&quot;1:100&quot;));1)+0;&quot;&quot;))" table:number-matrix-columns-spanned="1" table:number-matrix-rows-spanned="1" table:style-name="ce1">
            <text:p>9812</text:p>
          </table:table-cell>
          <table:table-cell office:value-type="float" office:value="92" table:formula="of:=LEFT([.E411];1)*10+RIGHT([.E411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twoeightnine5frzk3</text:p>
          </table:table-cell>
          <table:table-cell office:value-type="string" office:string-value="53" table:formula="of:=COM.MICROSOFT.TEXTJOIN(&quot;&quot;;TRUE;IFERROR(MID([.A412];ROW(INDIRECT(&quot;1:100&quot;));1)+0;&quot;&quot;))" table:number-matrix-columns-spanned="1" table:number-matrix-rows-spanned="1" table:style-name="ce1">
            <text:p>53</text:p>
          </table:table-cell>
          <table:table-cell office:value-type="float" office:value="53" table:formula="of:=LEFT([.B412];1)*10+RIGHT([.B412];1)" table:style-name="ce1">
            <text:p>53</text:p>
          </table:table-cell>
          <table:table-cell office:value-type="string" office:string-value="two2twotwo2twoeight8eightnine9nine5frzk3" table:formula="of:=COM.MICROSOFT.REDUCE([.A412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two2twoeight8eightnine9nine5frzk3</text:p>
          </table:table-cell>
          <table:table-cell office:value-type="string" office:string-value="228953" table:formula="of:=COM.MICROSOFT.TEXTJOIN(&quot;&quot;;TRUE;IFERROR(MID([.D412];ROW(INDIRECT(&quot;1:100&quot;));1)+0;&quot;&quot;))" table:number-matrix-columns-spanned="1" table:number-matrix-rows-spanned="1" table:style-name="ce1">
            <text:p>228953</text:p>
          </table:table-cell>
          <table:table-cell office:value-type="float" office:value="23" table:formula="of:=LEFT([.E412];1)*10+RIGHT([.E412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fvqtzbsix3</text:p>
          </table:table-cell>
          <table:table-cell office:value-type="string" office:string-value="3" table:formula="of:=COM.MICROSOFT.TEXTJOIN(&quot;&quot;;TRUE;IFERROR(MID([.A41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413];1)*10+RIGHT([.B413];1)" table:style-name="ce1">
            <text:p>33</text:p>
          </table:table-cell>
          <table:table-cell office:value-type="string" office:string-value="lfvqtzbsix6six3" table:formula="of:=COM.MICROSOFT.REDUCE([.A413];[NumberText.$A$1]:[NumberText.$A$9];COM.MICROSOFT.LAMBDA(_xlpm.a;_xlpm.b;SUBSTITUTE(_xlpm.a;_xlpm.b;VLOOKUP(_xlpm.b;[NumberText.$A$1:.$B$9];2;FALSE))))" table:number-matrix-columns-spanned="1" table:number-matrix-rows-spanned="1" table:style-name="ce1">
            <text:p>lfvqtzbsix6six3</text:p>
          </table:table-cell>
          <table:table-cell office:value-type="string" office:string-value="63" table:formula="of:=COM.MICROSOFT.TEXTJOIN(&quot;&quot;;TRUE;IFERROR(MID([.D413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E413];1)*10+RIGHT([.E413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3bsgft28</text:p>
          </table:table-cell>
          <table:table-cell office:value-type="string" office:string-value="328" table:formula="of:=COM.MICROSOFT.TEXTJOIN(&quot;&quot;;TRUE;IFERROR(MID([.A414];ROW(INDIRECT(&quot;1:100&quot;));1)+0;&quot;&quot;))" table:number-matrix-columns-spanned="1" table:number-matrix-rows-spanned="1" table:style-name="ce1">
            <text:p>328</text:p>
          </table:table-cell>
          <table:table-cell office:value-type="float" office:value="38" table:formula="of:=LEFT([.B414];1)*10+RIGHT([.B414];1)" table:style-name="ce1">
            <text:p>38</text:p>
          </table:table-cell>
          <table:table-cell office:value-type="string" office:string-value="four4four3bsgft28" table:formula="of:=COM.MICROSOFT.REDUCE([.A414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3bsgft28</text:p>
          </table:table-cell>
          <table:table-cell office:value-type="string" office:string-value="4328" table:formula="of:=COM.MICROSOFT.TEXTJOIN(&quot;&quot;;TRUE;IFERROR(MID([.D414];ROW(INDIRECT(&quot;1:100&quot;));1)+0;&quot;&quot;))" table:number-matrix-columns-spanned="1" table:number-matrix-rows-spanned="1" table:style-name="ce1">
            <text:p>4328</text:p>
          </table:table-cell>
          <table:table-cell office:value-type="float" office:value="48" table:formula="of:=LEFT([.E414];1)*10+RIGHT([.E414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gksnkrmsix2rbjmfmnfzfiveeight</text:p>
          </table:table-cell>
          <table:table-cell office:value-type="string" office:string-value="2" table:formula="of:=COM.MICROSOFT.TEXTJOIN(&quot;&quot;;TRUE;IFERROR(MID([.A41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415];1)*10+RIGHT([.B415];1)" table:style-name="ce1">
            <text:p>22</text:p>
          </table:table-cell>
          <table:table-cell office:value-type="string" office:string-value="six6sixgksnkrmsix6six2rbjmfmnfzfive5fiveeight8eight" table:formula="of:=COM.MICROSOFT.REDUCE([.A415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gksnkrmsix6six2rbjmfmnfzfive5fiveeight8eight</text:p>
          </table:table-cell>
          <table:table-cell office:value-type="string" office:string-value="66258" table:formula="of:=COM.MICROSOFT.TEXTJOIN(&quot;&quot;;TRUE;IFERROR(MID([.D415];ROW(INDIRECT(&quot;1:100&quot;));1)+0;&quot;&quot;))" table:number-matrix-columns-spanned="1" table:number-matrix-rows-spanned="1" table:style-name="ce1">
            <text:p>66258</text:p>
          </table:table-cell>
          <table:table-cell office:value-type="float" office:value="68" table:formula="of:=LEFT([.E415];1)*10+RIGHT([.E415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rtffvbtcmszfdc2sevenhvpfour8</text:p>
          </table:table-cell>
          <table:table-cell office:value-type="string" office:string-value="28" table:formula="of:=COM.MICROSOFT.TEXTJOIN(&quot;&quot;;TRUE;IFERROR(MID([.A416];ROW(INDIRECT(&quot;1:100&quot;));1)+0;&quot;&quot;))" table:number-matrix-columns-spanned="1" table:number-matrix-rows-spanned="1" table:style-name="ce1">
            <text:p>28</text:p>
          </table:table-cell>
          <table:table-cell office:value-type="float" office:value="28" table:formula="of:=LEFT([.B416];1)*10+RIGHT([.B416];1)" table:style-name="ce1">
            <text:p>28</text:p>
          </table:table-cell>
          <table:table-cell office:value-type="string" office:string-value="vrtffvbtcmszfdc2seven7sevenhvpfour4four8" table:formula="of:=COM.MICROSOFT.REDUCE([.A416];[NumberText.$A$1]:[NumberText.$A$9];COM.MICROSOFT.LAMBDA(_xlpm.a;_xlpm.b;SUBSTITUTE(_xlpm.a;_xlpm.b;VLOOKUP(_xlpm.b;[NumberText.$A$1:.$B$9];2;FALSE))))" table:number-matrix-columns-spanned="1" table:number-matrix-rows-spanned="1" table:style-name="ce1">
            <text:p>vrtffvbtcmszfdc2seven7sevenhvpfour4four8</text:p>
          </table:table-cell>
          <table:table-cell office:value-type="string" office:string-value="2748" table:formula="of:=COM.MICROSOFT.TEXTJOIN(&quot;&quot;;TRUE;IFERROR(MID([.D416];ROW(INDIRECT(&quot;1:100&quot;));1)+0;&quot;&quot;))" table:number-matrix-columns-spanned="1" table:number-matrix-rows-spanned="1" table:style-name="ce1">
            <text:p>2748</text:p>
          </table:table-cell>
          <table:table-cell office:value-type="float" office:value="28" table:formula="of:=LEFT([.E416];1)*10+RIGHT([.E416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pvgzmthree3</text:p>
          </table:table-cell>
          <table:table-cell office:value-type="string" office:string-value="3" table:formula="of:=COM.MICROSOFT.TEXTJOIN(&quot;&quot;;TRUE;IFERROR(MID([.A417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417];1)*10+RIGHT([.B417];1)" table:style-name="ce1">
            <text:p>33</text:p>
          </table:table-cell>
          <table:table-cell office:value-type="string" office:string-value="two2twopvgzmthree3three3" table:formula="of:=COM.MICROSOFT.REDUCE([.A417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pvgzmthree3three3</text:p>
          </table:table-cell>
          <table:table-cell office:value-type="string" office:string-value="233" table:formula="of:=COM.MICROSOFT.TEXTJOIN(&quot;&quot;;TRUE;IFERROR(MID([.D417];ROW(INDIRECT(&quot;1:100&quot;));1)+0;&quot;&quot;))" table:number-matrix-columns-spanned="1" table:number-matrix-rows-spanned="1" table:style-name="ce1">
            <text:p>233</text:p>
          </table:table-cell>
          <table:table-cell office:value-type="float" office:value="23" table:formula="of:=LEFT([.E417];1)*10+RIGHT([.E417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qffprzsrjqkcbsevenczlbc5</text:p>
          </table:table-cell>
          <table:table-cell office:value-type="string" office:string-value="5" table:formula="of:=COM.MICROSOFT.TEXTJOIN(&quot;&quot;;TRUE;IFERROR(MID([.A41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418];1)*10+RIGHT([.B418];1)" table:style-name="ce1">
            <text:p>55</text:p>
          </table:table-cell>
          <table:table-cell office:value-type="string" office:string-value="xqffprzsrjqkcbseven7sevenczlbc5" table:formula="of:=COM.MICROSOFT.REDUCE([.A418];[NumberText.$A$1]:[NumberText.$A$9];COM.MICROSOFT.LAMBDA(_xlpm.a;_xlpm.b;SUBSTITUTE(_xlpm.a;_xlpm.b;VLOOKUP(_xlpm.b;[NumberText.$A$1:.$B$9];2;FALSE))))" table:number-matrix-columns-spanned="1" table:number-matrix-rows-spanned="1" table:style-name="ce1">
            <text:p>xqffprzsrjqkcbseven7sevenczlbc5</text:p>
          </table:table-cell>
          <table:table-cell office:value-type="string" office:string-value="75" table:formula="of:=COM.MICROSOFT.TEXTJOIN(&quot;&quot;;TRUE;IFERROR(MID([.D418];ROW(INDIRECT(&quot;1:100&quot;));1)+0;&quot;&quot;))" table:number-matrix-columns-spanned="1" table:number-matrix-rows-spanned="1" table:style-name="ce1">
            <text:p>75</text:p>
          </table:table-cell>
          <table:table-cell office:value-type="float" office:value="75" table:formula="of:=LEFT([.E418];1)*10+RIGHT([.E418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ninefournmvninetwommnrctqjhg</text:p>
          </table:table-cell>
          <table:table-cell office:value-type="string" office:string-value="4" table:formula="of:=COM.MICROSOFT.TEXTJOIN(&quot;&quot;;TRUE;IFERROR(MID([.A419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419];1)*10+RIGHT([.B419];1)" table:style-name="ce1">
            <text:p>44</text:p>
          </table:table-cell>
          <table:table-cell office:value-type="string" office:string-value="4nine9ninefour4fournmvnine9ninetwo2twommnrctqjhg" table:formula="of:=COM.MICROSOFT.REDUCE([.A419];[NumberText.$A$1]:[NumberText.$A$9];COM.MICROSOFT.LAMBDA(_xlpm.a;_xlpm.b;SUBSTITUTE(_xlpm.a;_xlpm.b;VLOOKUP(_xlpm.b;[NumberText.$A$1:.$B$9];2;FALSE))))" table:number-matrix-columns-spanned="1" table:number-matrix-rows-spanned="1" table:style-name="ce1">
            <text:p>4nine9ninefour4fournmvnine9ninetwo2twommnrctqjhg</text:p>
          </table:table-cell>
          <table:table-cell office:value-type="string" office:string-value="49492" table:formula="of:=COM.MICROSOFT.TEXTJOIN(&quot;&quot;;TRUE;IFERROR(MID([.D419];ROW(INDIRECT(&quot;1:100&quot;));1)+0;&quot;&quot;))" table:number-matrix-columns-spanned="1" table:number-matrix-rows-spanned="1" table:style-name="ce1">
            <text:p>49492</text:p>
          </table:table-cell>
          <table:table-cell office:value-type="float" office:value="42" table:formula="of:=LEFT([.E419];1)*10+RIGHT([.E419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four</text:p>
          </table:table-cell>
          <table:table-cell office:value-type="string" office:string-value="27" table:formula="of:=COM.MICROSOFT.TEXTJOIN(&quot;&quot;;TRUE;IFERROR(MID([.A420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420];1)*10+RIGHT([.B420];1)" table:style-name="ce1">
            <text:p>27</text:p>
          </table:table-cell>
          <table:table-cell office:value-type="string" office:string-value="27four4four" table:formula="of:=COM.MICROSOFT.REDUCE([.A420];[NumberText.$A$1]:[NumberText.$A$9];COM.MICROSOFT.LAMBDA(_xlpm.a;_xlpm.b;SUBSTITUTE(_xlpm.a;_xlpm.b;VLOOKUP(_xlpm.b;[NumberText.$A$1:.$B$9];2;FALSE))))" table:number-matrix-columns-spanned="1" table:number-matrix-rows-spanned="1" table:style-name="ce1">
            <text:p>27four4four</text:p>
          </table:table-cell>
          <table:table-cell office:value-type="string" office:string-value="274" table:formula="of:=COM.MICROSOFT.TEXTJOIN(&quot;&quot;;TRUE;IFERROR(MID([.D420];ROW(INDIRECT(&quot;1:100&quot;));1)+0;&quot;&quot;))" table:number-matrix-columns-spanned="1" table:number-matrix-rows-spanned="1" table:style-name="ce1">
            <text:p>274</text:p>
          </table:table-cell>
          <table:table-cell office:value-type="float" office:value="24" table:formula="of:=LEFT([.E420];1)*10+RIGHT([.E420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eightwod4</text:p>
          </table:table-cell>
          <table:table-cell office:value-type="string" office:string-value="4" table:formula="of:=COM.MICROSOFT.TEXTJOIN(&quot;&quot;;TRUE;IFERROR(MID([.A421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421];1)*10+RIGHT([.B421];1)" table:style-name="ce1">
            <text:p>44</text:p>
          </table:table-cell>
          <table:table-cell office:value-type="string" office:string-value="fheight8eightwo2twod4" table:formula="of:=COM.MICROSOFT.REDUCE([.A421];[NumberText.$A$1]:[NumberText.$A$9];COM.MICROSOFT.LAMBDA(_xlpm.a;_xlpm.b;SUBSTITUTE(_xlpm.a;_xlpm.b;VLOOKUP(_xlpm.b;[NumberText.$A$1:.$B$9];2;FALSE))))" table:number-matrix-columns-spanned="1" table:number-matrix-rows-spanned="1" table:style-name="ce1">
            <text:p>fheight8eightwo2twod4</text:p>
          </table:table-cell>
          <table:table-cell office:value-type="string" office:string-value="824" table:formula="of:=COM.MICROSOFT.TEXTJOIN(&quot;&quot;;TRUE;IFERROR(MID([.D421];ROW(INDIRECT(&quot;1:100&quot;));1)+0;&quot;&quot;))" table:number-matrix-columns-spanned="1" table:number-matrix-rows-spanned="1" table:style-name="ce1">
            <text:p>824</text:p>
          </table:table-cell>
          <table:table-cell office:value-type="float" office:value="84" table:formula="of:=LEFT([.E421];1)*10+RIGHT([.E421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8zkgvdpgjzqfivenlr7mdxd</text:p>
          </table:table-cell>
          <table:table-cell office:value-type="string" office:string-value="387" table:formula="of:=COM.MICROSOFT.TEXTJOIN(&quot;&quot;;TRUE;IFERROR(MID([.A422];ROW(INDIRECT(&quot;1:100&quot;));1)+0;&quot;&quot;))" table:number-matrix-columns-spanned="1" table:number-matrix-rows-spanned="1" table:style-name="ce1">
            <text:p>387</text:p>
          </table:table-cell>
          <table:table-cell office:value-type="float" office:value="37" table:formula="of:=LEFT([.B422];1)*10+RIGHT([.B422];1)" table:style-name="ce1">
            <text:p>37</text:p>
          </table:table-cell>
          <table:table-cell office:value-type="string" office:string-value="38zkgvdpgjzqfive5fivenlr7mdxd" table:formula="of:=COM.MICROSOFT.REDUCE([.A422];[NumberText.$A$1]:[NumberText.$A$9];COM.MICROSOFT.LAMBDA(_xlpm.a;_xlpm.b;SUBSTITUTE(_xlpm.a;_xlpm.b;VLOOKUP(_xlpm.b;[NumberText.$A$1:.$B$9];2;FALSE))))" table:number-matrix-columns-spanned="1" table:number-matrix-rows-spanned="1" table:style-name="ce1">
            <text:p>38zkgvdpgjzqfive5fivenlr7mdxd</text:p>
          </table:table-cell>
          <table:table-cell office:value-type="string" office:string-value="3857" table:formula="of:=COM.MICROSOFT.TEXTJOIN(&quot;&quot;;TRUE;IFERROR(MID([.D422];ROW(INDIRECT(&quot;1:100&quot;));1)+0;&quot;&quot;))" table:number-matrix-columns-spanned="1" table:number-matrix-rows-spanned="1" table:style-name="ce1">
            <text:p>3857</text:p>
          </table:table-cell>
          <table:table-cell office:value-type="float" office:value="37" table:formula="of:=LEFT([.E422];1)*10+RIGHT([.E422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xxvninesevenfivedpzfgpbv5</text:p>
          </table:table-cell>
          <table:table-cell office:value-type="string" office:string-value="5" table:formula="of:=COM.MICROSOFT.TEXTJOIN(&quot;&quot;;TRUE;IFERROR(MID([.A423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423];1)*10+RIGHT([.B423];1)" table:style-name="ce1">
            <text:p>55</text:p>
          </table:table-cell>
          <table:table-cell office:value-type="string" office:string-value="nine9ninexxvnine9nineseven7sevenfive5fivedpzfgpbv5" table:formula="of:=COM.MICROSOFT.REDUCE([.A42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xxvnine9nineseven7sevenfive5fivedpzfgpbv5</text:p>
          </table:table-cell>
          <table:table-cell office:value-type="string" office:string-value="99755" table:formula="of:=COM.MICROSOFT.TEXTJOIN(&quot;&quot;;TRUE;IFERROR(MID([.D423];ROW(INDIRECT(&quot;1:100&quot;));1)+0;&quot;&quot;))" table:number-matrix-columns-spanned="1" table:number-matrix-rows-spanned="1" table:style-name="ce1">
            <text:p>99755</text:p>
          </table:table-cell>
          <table:table-cell office:value-type="float" office:value="95" table:formula="of:=LEFT([.E423];1)*10+RIGHT([.E423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jzgznvfsevensixthree3rgfqhkxbfp5vfrjcdncfkjk</text:p>
          </table:table-cell>
          <table:table-cell office:value-type="string" office:string-value="35" table:formula="of:=COM.MICROSOFT.TEXTJOIN(&quot;&quot;;TRUE;IFERROR(MID([.A424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424];1)*10+RIGHT([.B424];1)" table:style-name="ce1">
            <text:p>35</text:p>
          </table:table-cell>
          <table:table-cell office:value-type="string" office:string-value="xjzgznvfseven7sevensix6sixthree3three3rgfqhkxbfp5vfrjcdncfkjk" table:formula="of:=COM.MICROSOFT.REDUCE([.A424];[NumberText.$A$1]:[NumberText.$A$9];COM.MICROSOFT.LAMBDA(_xlpm.a;_xlpm.b;SUBSTITUTE(_xlpm.a;_xlpm.b;VLOOKUP(_xlpm.b;[NumberText.$A$1:.$B$9];2;FALSE))))" table:number-matrix-columns-spanned="1" table:number-matrix-rows-spanned="1" table:style-name="ce1">
            <text:p>xjzgznvfseven7sevensix6sixthree3three3rgfqhkxbfp5vfrjcdncfkjk</text:p>
          </table:table-cell>
          <table:table-cell office:value-type="string" office:string-value="76335" table:formula="of:=COM.MICROSOFT.TEXTJOIN(&quot;&quot;;TRUE;IFERROR(MID([.D424];ROW(INDIRECT(&quot;1:100&quot;));1)+0;&quot;&quot;))" table:number-matrix-columns-spanned="1" table:number-matrix-rows-spanned="1" table:style-name="ce1">
            <text:p>76335</text:p>
          </table:table-cell>
          <table:table-cell office:value-type="float" office:value="75" table:formula="of:=LEFT([.E424];1)*10+RIGHT([.E424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kcbprjfhns68</text:p>
          </table:table-cell>
          <table:table-cell office:value-type="string" office:string-value="268" table:formula="of:=COM.MICROSOFT.TEXTJOIN(&quot;&quot;;TRUE;IFERROR(MID([.A425];ROW(INDIRECT(&quot;1:100&quot;));1)+0;&quot;&quot;))" table:number-matrix-columns-spanned="1" table:number-matrix-rows-spanned="1" table:style-name="ce1">
            <text:p>268</text:p>
          </table:table-cell>
          <table:table-cell office:value-type="float" office:value="28" table:formula="of:=LEFT([.B425];1)*10+RIGHT([.B425];1)" table:style-name="ce1">
            <text:p>28</text:p>
          </table:table-cell>
          <table:table-cell office:value-type="string" office:string-value="2kcbprjfhns68" table:formula="of:=COM.MICROSOFT.REDUCE([.A425];[NumberText.$A$1]:[NumberText.$A$9];COM.MICROSOFT.LAMBDA(_xlpm.a;_xlpm.b;SUBSTITUTE(_xlpm.a;_xlpm.b;VLOOKUP(_xlpm.b;[NumberText.$A$1:.$B$9];2;FALSE))))" table:number-matrix-columns-spanned="1" table:number-matrix-rows-spanned="1" table:style-name="ce1">
            <text:p>2kcbprjfhns68</text:p>
          </table:table-cell>
          <table:table-cell office:value-type="string" office:string-value="268" table:formula="of:=COM.MICROSOFT.TEXTJOIN(&quot;&quot;;TRUE;IFERROR(MID([.D425];ROW(INDIRECT(&quot;1:100&quot;));1)+0;&quot;&quot;))" table:number-matrix-columns-spanned="1" table:number-matrix-rows-spanned="1" table:style-name="ce1">
            <text:p>268</text:p>
          </table:table-cell>
          <table:table-cell office:value-type="float" office:value="28" table:formula="of:=LEFT([.E425];1)*10+RIGHT([.E425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ndqgcmnine4qbzfgxmlffive</text:p>
          </table:table-cell>
          <table:table-cell office:value-type="string" office:string-value="4" table:formula="of:=COM.MICROSOFT.TEXTJOIN(&quot;&quot;;TRUE;IFERROR(MID([.A426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426];1)*10+RIGHT([.B426];1)" table:style-name="ce1">
            <text:p>44</text:p>
          </table:table-cell>
          <table:table-cell office:value-type="string" office:string-value="bndqgcmnine9nine4qbzfgxmlffive5five" table:formula="of:=COM.MICROSOFT.REDUCE([.A426];[NumberText.$A$1]:[NumberText.$A$9];COM.MICROSOFT.LAMBDA(_xlpm.a;_xlpm.b;SUBSTITUTE(_xlpm.a;_xlpm.b;VLOOKUP(_xlpm.b;[NumberText.$A$1:.$B$9];2;FALSE))))" table:number-matrix-columns-spanned="1" table:number-matrix-rows-spanned="1" table:style-name="ce1">
            <text:p>bndqgcmnine9nine4qbzfgxmlffive5five</text:p>
          </table:table-cell>
          <table:table-cell office:value-type="string" office:string-value="945" table:formula="of:=COM.MICROSOFT.TEXTJOIN(&quot;&quot;;TRUE;IFERROR(MID([.D426];ROW(INDIRECT(&quot;1:100&quot;));1)+0;&quot;&quot;))" table:number-matrix-columns-spanned="1" table:number-matrix-rows-spanned="1" table:style-name="ce1">
            <text:p>945</text:p>
          </table:table-cell>
          <table:table-cell office:value-type="float" office:value="95" table:formula="of:=LEFT([.E426];1)*10+RIGHT([.E426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ctnxgtwobldqhsix8djfmdnpgmt</text:p>
          </table:table-cell>
          <table:table-cell office:value-type="string" office:string-value="8" table:formula="of:=COM.MICROSOFT.TEXTJOIN(&quot;&quot;;TRUE;IFERROR(MID([.A42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427];1)*10+RIGHT([.B427];1)" table:style-name="ce1">
            <text:p>88</text:p>
          </table:table-cell>
          <table:table-cell office:value-type="string" office:string-value="ffctnxgtwo2twobldqhsix6six8djfmdnpgmt" table:formula="of:=COM.MICROSOFT.REDUCE([.A427];[NumberText.$A$1]:[NumberText.$A$9];COM.MICROSOFT.LAMBDA(_xlpm.a;_xlpm.b;SUBSTITUTE(_xlpm.a;_xlpm.b;VLOOKUP(_xlpm.b;[NumberText.$A$1:.$B$9];2;FALSE))))" table:number-matrix-columns-spanned="1" table:number-matrix-rows-spanned="1" table:style-name="ce1">
            <text:p>ffctnxgtwo2twobldqhsix6six8djfmdnpgmt</text:p>
          </table:table-cell>
          <table:table-cell office:value-type="string" office:string-value="268" table:formula="of:=COM.MICROSOFT.TEXTJOIN(&quot;&quot;;TRUE;IFERROR(MID([.D427];ROW(INDIRECT(&quot;1:100&quot;));1)+0;&quot;&quot;))" table:number-matrix-columns-spanned="1" table:number-matrix-rows-spanned="1" table:style-name="ce1">
            <text:p>268</text:p>
          </table:table-cell>
          <table:table-cell office:value-type="float" office:value="28" table:formula="of:=LEFT([.E427];1)*10+RIGHT([.E427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seven91ninesevenpksgt3</text:p>
          </table:table-cell>
          <table:table-cell office:value-type="string" office:string-value="913" table:formula="of:=COM.MICROSOFT.TEXTJOIN(&quot;&quot;;TRUE;IFERROR(MID([.A428];ROW(INDIRECT(&quot;1:100&quot;));1)+0;&quot;&quot;))" table:number-matrix-columns-spanned="1" table:number-matrix-rows-spanned="1" table:style-name="ce1">
            <text:p>913</text:p>
          </table:table-cell>
          <table:table-cell office:value-type="float" office:value="93" table:formula="of:=LEFT([.B428];1)*10+RIGHT([.B428];1)" table:style-name="ce1">
            <text:p>93</text:p>
          </table:table-cell>
          <table:table-cell office:value-type="string" office:string-value="four4fourseven7seven91nine9nineseven7sevenpksgt3" table:formula="of:=COM.MICROSOFT.REDUCE([.A428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seven7seven91nine9nineseven7sevenpksgt3</text:p>
          </table:table-cell>
          <table:table-cell office:value-type="string" office:string-value="4791973" table:formula="of:=COM.MICROSOFT.TEXTJOIN(&quot;&quot;;TRUE;IFERROR(MID([.D428];ROW(INDIRECT(&quot;1:100&quot;));1)+0;&quot;&quot;))" table:number-matrix-columns-spanned="1" table:number-matrix-rows-spanned="1" table:style-name="ce1">
            <text:p>4791973</text:p>
          </table:table-cell>
          <table:table-cell office:value-type="float" office:value="43" table:formula="of:=LEFT([.E428];1)*10+RIGHT([.E428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ninesznvtbq5zqmthzrcntskdthree7</text:p>
          </table:table-cell>
          <table:table-cell office:value-type="string" office:string-value="57" table:formula="of:=COM.MICROSOFT.TEXTJOIN(&quot;&quot;;TRUE;IFERROR(MID([.A429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B429];1)*10+RIGHT([.B429];1)" table:style-name="ce1">
            <text:p>57</text:p>
          </table:table-cell>
          <table:table-cell office:value-type="string" office:string-value="rnine9ninesznvtbq5zqmthzrcntskdthree3three7" table:formula="of:=COM.MICROSOFT.REDUCE([.A429];[NumberText.$A$1]:[NumberText.$A$9];COM.MICROSOFT.LAMBDA(_xlpm.a;_xlpm.b;SUBSTITUTE(_xlpm.a;_xlpm.b;VLOOKUP(_xlpm.b;[NumberText.$A$1:.$B$9];2;FALSE))))" table:number-matrix-columns-spanned="1" table:number-matrix-rows-spanned="1" table:style-name="ce1">
            <text:p>rnine9ninesznvtbq5zqmthzrcntskdthree3three7</text:p>
          </table:table-cell>
          <table:table-cell office:value-type="string" office:string-value="9537" table:formula="of:=COM.MICROSOFT.TEXTJOIN(&quot;&quot;;TRUE;IFERROR(MID([.D429];ROW(INDIRECT(&quot;1:100&quot;));1)+0;&quot;&quot;))" table:number-matrix-columns-spanned="1" table:number-matrix-rows-spanned="1" table:style-name="ce1">
            <text:p>9537</text:p>
          </table:table-cell>
          <table:table-cell office:value-type="float" office:value="97" table:formula="of:=LEFT([.E429];1)*10+RIGHT([.E429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eight7</text:p>
          </table:table-cell>
          <table:table-cell office:value-type="string" office:string-value="87" table:formula="of:=COM.MICROSOFT.TEXTJOIN(&quot;&quot;;TRUE;IFERROR(MID([.A430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B430];1)*10+RIGHT([.B430];1)" table:style-name="ce1">
            <text:p>87</text:p>
          </table:table-cell>
          <table:table-cell office:value-type="string" office:string-value="8eight8eight7" table:formula="of:=COM.MICROSOFT.REDUCE([.A430];[NumberText.$A$1]:[NumberText.$A$9];COM.MICROSOFT.LAMBDA(_xlpm.a;_xlpm.b;SUBSTITUTE(_xlpm.a;_xlpm.b;VLOOKUP(_xlpm.b;[NumberText.$A$1:.$B$9];2;FALSE))))" table:number-matrix-columns-spanned="1" table:number-matrix-rows-spanned="1" table:style-name="ce1">
            <text:p>8eight8eight7</text:p>
          </table:table-cell>
          <table:table-cell office:value-type="string" office:string-value="887" table:formula="of:=COM.MICROSOFT.TEXTJOIN(&quot;&quot;;TRUE;IFERROR(MID([.D430];ROW(INDIRECT(&quot;1:100&quot;));1)+0;&quot;&quot;))" table:number-matrix-columns-spanned="1" table:number-matrix-rows-spanned="1" table:style-name="ce1">
            <text:p>887</text:p>
          </table:table-cell>
          <table:table-cell office:value-type="float" office:value="87" table:formula="of:=LEFT([.E430];1)*10+RIGHT([.E430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hnlnp79</text:p>
          </table:table-cell>
          <table:table-cell office:value-type="string" office:string-value="179" table:formula="of:=COM.MICROSOFT.TEXTJOIN(&quot;&quot;;TRUE;IFERROR(MID([.A431];ROW(INDIRECT(&quot;1:100&quot;));1)+0;&quot;&quot;))" table:number-matrix-columns-spanned="1" table:number-matrix-rows-spanned="1" table:style-name="ce1">
            <text:p>179</text:p>
          </table:table-cell>
          <table:table-cell office:value-type="float" office:value="19" table:formula="of:=LEFT([.B431];1)*10+RIGHT([.B431];1)" table:style-name="ce1">
            <text:p>19</text:p>
          </table:table-cell>
          <table:table-cell office:value-type="string" office:string-value="1hnlnp79" table:formula="of:=COM.MICROSOFT.REDUCE([.A431];[NumberText.$A$1]:[NumberText.$A$9];COM.MICROSOFT.LAMBDA(_xlpm.a;_xlpm.b;SUBSTITUTE(_xlpm.a;_xlpm.b;VLOOKUP(_xlpm.b;[NumberText.$A$1:.$B$9];2;FALSE))))" table:number-matrix-columns-spanned="1" table:number-matrix-rows-spanned="1" table:style-name="ce1">
            <text:p>1hnlnp79</text:p>
          </table:table-cell>
          <table:table-cell office:value-type="string" office:string-value="179" table:formula="of:=COM.MICROSOFT.TEXTJOIN(&quot;&quot;;TRUE;IFERROR(MID([.D431];ROW(INDIRECT(&quot;1:100&quot;));1)+0;&quot;&quot;))" table:number-matrix-columns-spanned="1" table:number-matrix-rows-spanned="1" table:style-name="ce1">
            <text:p>179</text:p>
          </table:table-cell>
          <table:table-cell office:value-type="float" office:value="19" table:formula="of:=LEFT([.E431];1)*10+RIGHT([.E431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hree3</text:p>
          </table:table-cell>
          <table:table-cell office:value-type="string" office:string-value="13" table:formula="of:=COM.MICROSOFT.TEXTJOIN(&quot;&quot;;TRUE;IFERROR(MID([.A432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432];1)*10+RIGHT([.B432];1)" table:style-name="ce1">
            <text:p>13</text:p>
          </table:table-cell>
          <table:table-cell office:value-type="string" office:string-value="1three3three3" table:formula="of:=COM.MICROSOFT.REDUCE([.A432];[NumberText.$A$1]:[NumberText.$A$9];COM.MICROSOFT.LAMBDA(_xlpm.a;_xlpm.b;SUBSTITUTE(_xlpm.a;_xlpm.b;VLOOKUP(_xlpm.b;[NumberText.$A$1:.$B$9];2;FALSE))))" table:number-matrix-columns-spanned="1" table:number-matrix-rows-spanned="1" table:style-name="ce1">
            <text:p>1three3three3</text:p>
          </table:table-cell>
          <table:table-cell office:value-type="string" office:string-value="133" table:formula="of:=COM.MICROSOFT.TEXTJOIN(&quot;&quot;;TRUE;IFERROR(MID([.D432];ROW(INDIRECT(&quot;1:100&quot;));1)+0;&quot;&quot;))" table:number-matrix-columns-spanned="1" table:number-matrix-rows-spanned="1" table:style-name="ce1">
            <text:p>133</text:p>
          </table:table-cell>
          <table:table-cell office:value-type="float" office:value="13" table:formula="of:=LEFT([.E432];1)*10+RIGHT([.E432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4ninevqrccrf6lmzqmsjc6</text:p>
          </table:table-cell>
          <table:table-cell office:value-type="string" office:string-value="41466" table:formula="of:=COM.MICROSOFT.TEXTJOIN(&quot;&quot;;TRUE;IFERROR(MID([.A433];ROW(INDIRECT(&quot;1:100&quot;));1)+0;&quot;&quot;))" table:number-matrix-columns-spanned="1" table:number-matrix-rows-spanned="1" table:style-name="ce1">
            <text:p>41466</text:p>
          </table:table-cell>
          <table:table-cell office:value-type="float" office:value="46" table:formula="of:=LEFT([.B433];1)*10+RIGHT([.B433];1)" table:style-name="ce1">
            <text:p>46</text:p>
          </table:table-cell>
          <table:table-cell office:value-type="string" office:string-value="414nine9ninevqrccrf6lmzqmsjc6" table:formula="of:=COM.MICROSOFT.REDUCE([.A433];[NumberText.$A$1]:[NumberText.$A$9];COM.MICROSOFT.LAMBDA(_xlpm.a;_xlpm.b;SUBSTITUTE(_xlpm.a;_xlpm.b;VLOOKUP(_xlpm.b;[NumberText.$A$1:.$B$9];2;FALSE))))" table:number-matrix-columns-spanned="1" table:number-matrix-rows-spanned="1" table:style-name="ce1">
            <text:p>414nine9ninevqrccrf6lmzqmsjc6</text:p>
          </table:table-cell>
          <table:table-cell office:value-type="string" office:string-value="414966" table:formula="of:=COM.MICROSOFT.TEXTJOIN(&quot;&quot;;TRUE;IFERROR(MID([.D433];ROW(INDIRECT(&quot;1:100&quot;));1)+0;&quot;&quot;))" table:number-matrix-columns-spanned="1" table:number-matrix-rows-spanned="1" table:style-name="ce1">
            <text:p>414966</text:p>
          </table:table-cell>
          <table:table-cell office:value-type="float" office:value="46" table:formula="of:=LEFT([.E433];1)*10+RIGHT([.E433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mpeightxmhxlxjmn</text:p>
          </table:table-cell>
          <table:table-cell office:value-type="string" office:string-value="15" table:formula="of:=COM.MICROSOFT.TEXTJOIN(&quot;&quot;;TRUE;IFERROR(MID([.A434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434];1)*10+RIGHT([.B434];1)" table:style-name="ce1">
            <text:p>15</text:p>
          </table:table-cell>
          <table:table-cell office:value-type="string" office:string-value="15mpeight8eightxmhxlxjmn" table:formula="of:=COM.MICROSOFT.REDUCE([.A434];[NumberText.$A$1]:[NumberText.$A$9];COM.MICROSOFT.LAMBDA(_xlpm.a;_xlpm.b;SUBSTITUTE(_xlpm.a;_xlpm.b;VLOOKUP(_xlpm.b;[NumberText.$A$1:.$B$9];2;FALSE))))" table:number-matrix-columns-spanned="1" table:number-matrix-rows-spanned="1" table:style-name="ce1">
            <text:p>15mpeight8eightxmhxlxjmn</text:p>
          </table:table-cell>
          <table:table-cell office:value-type="string" office:string-value="158" table:formula="of:=COM.MICROSOFT.TEXTJOIN(&quot;&quot;;TRUE;IFERROR(MID([.D434];ROW(INDIRECT(&quot;1:100&quot;));1)+0;&quot;&quot;))" table:number-matrix-columns-spanned="1" table:number-matrix-rows-spanned="1" table:style-name="ce1">
            <text:p>158</text:p>
          </table:table-cell>
          <table:table-cell office:value-type="float" office:value="18" table:formula="of:=LEFT([.E434];1)*10+RIGHT([.E434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tdblrmqqxmktvqfour87</text:p>
          </table:table-cell>
          <table:table-cell office:value-type="string" office:string-value="87" table:formula="of:=COM.MICROSOFT.TEXTJOIN(&quot;&quot;;TRUE;IFERROR(MID([.A435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B435];1)*10+RIGHT([.B435];1)" table:style-name="ce1">
            <text:p>87</text:p>
          </table:table-cell>
          <table:table-cell office:value-type="string" office:string-value="ktdblrmqqxmktvqfour4four87" table:formula="of:=COM.MICROSOFT.REDUCE([.A435];[NumberText.$A$1]:[NumberText.$A$9];COM.MICROSOFT.LAMBDA(_xlpm.a;_xlpm.b;SUBSTITUTE(_xlpm.a;_xlpm.b;VLOOKUP(_xlpm.b;[NumberText.$A$1:.$B$9];2;FALSE))))" table:number-matrix-columns-spanned="1" table:number-matrix-rows-spanned="1" table:style-name="ce1">
            <text:p>ktdblrmqqxmktvqfour4four87</text:p>
          </table:table-cell>
          <table:table-cell office:value-type="string" office:string-value="487" table:formula="of:=COM.MICROSOFT.TEXTJOIN(&quot;&quot;;TRUE;IFERROR(MID([.D435];ROW(INDIRECT(&quot;1:100&quot;));1)+0;&quot;&quot;))" table:number-matrix-columns-spanned="1" table:number-matrix-rows-spanned="1" table:style-name="ce1">
            <text:p>487</text:p>
          </table:table-cell>
          <table:table-cell office:value-type="float" office:value="47" table:formula="of:=LEFT([.E435];1)*10+RIGHT([.E435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four121three56</text:p>
          </table:table-cell>
          <table:table-cell office:value-type="string" office:string-value="112156" table:formula="of:=COM.MICROSOFT.TEXTJOIN(&quot;&quot;;TRUE;IFERROR(MID([.A436];ROW(INDIRECT(&quot;1:100&quot;));1)+0;&quot;&quot;))" table:number-matrix-columns-spanned="1" table:number-matrix-rows-spanned="1" table:style-name="ce1">
            <text:p>112156</text:p>
          </table:table-cell>
          <table:table-cell office:value-type="float" office:value="16" table:formula="of:=LEFT([.B436];1)*10+RIGHT([.B436];1)" table:style-name="ce1">
            <text:p>16</text:p>
          </table:table-cell>
          <table:table-cell office:value-type="string" office:string-value="1four4four121three3three56" table:formula="of:=COM.MICROSOFT.REDUCE([.A436];[NumberText.$A$1]:[NumberText.$A$9];COM.MICROSOFT.LAMBDA(_xlpm.a;_xlpm.b;SUBSTITUTE(_xlpm.a;_xlpm.b;VLOOKUP(_xlpm.b;[NumberText.$A$1:.$B$9];2;FALSE))))" table:number-matrix-columns-spanned="1" table:number-matrix-rows-spanned="1" table:style-name="ce1">
            <text:p>1four4four121three3three56</text:p>
          </table:table-cell>
          <table:table-cell office:value-type="string" office:string-value="14121356" table:formula="of:=COM.MICROSOFT.TEXTJOIN(&quot;&quot;;TRUE;IFERROR(MID([.D436];ROW(INDIRECT(&quot;1:100&quot;));1)+0;&quot;&quot;))" table:number-matrix-columns-spanned="1" table:number-matrix-rows-spanned="1" table:style-name="ce1">
            <text:p>14121356</text:p>
          </table:table-cell>
          <table:table-cell office:value-type="float" office:value="16" table:formula="of:=LEFT([.E436];1)*10+RIGHT([.E436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dfdgfqkr22nxtsrsntlsevenxxrcclrhtl6five</text:p>
          </table:table-cell>
          <table:table-cell office:value-type="string" office:string-value="226" table:formula="of:=COM.MICROSOFT.TEXTJOIN(&quot;&quot;;TRUE;IFERROR(MID([.A437];ROW(INDIRECT(&quot;1:100&quot;));1)+0;&quot;&quot;))" table:number-matrix-columns-spanned="1" table:number-matrix-rows-spanned="1" table:style-name="ce1">
            <text:p>226</text:p>
          </table:table-cell>
          <table:table-cell office:value-type="float" office:value="26" table:formula="of:=LEFT([.B437];1)*10+RIGHT([.B437];1)" table:style-name="ce1">
            <text:p>26</text:p>
          </table:table-cell>
          <table:table-cell office:value-type="string" office:string-value="ldfdgfqkr22nxtsrsntlseven7sevenxxrcclrhtl6five5five" table:formula="of:=COM.MICROSOFT.REDUCE([.A437];[NumberText.$A$1]:[NumberText.$A$9];COM.MICROSOFT.LAMBDA(_xlpm.a;_xlpm.b;SUBSTITUTE(_xlpm.a;_xlpm.b;VLOOKUP(_xlpm.b;[NumberText.$A$1:.$B$9];2;FALSE))))" table:number-matrix-columns-spanned="1" table:number-matrix-rows-spanned="1" table:style-name="ce1">
            <text:p>ldfdgfqkr22nxtsrsntlseven7sevenxxrcclrhtl6five5five</text:p>
          </table:table-cell>
          <table:table-cell office:value-type="string" office:string-value="22765" table:formula="of:=COM.MICROSOFT.TEXTJOIN(&quot;&quot;;TRUE;IFERROR(MID([.D437];ROW(INDIRECT(&quot;1:100&quot;));1)+0;&quot;&quot;))" table:number-matrix-columns-spanned="1" table:number-matrix-rows-spanned="1" table:style-name="ce1">
            <text:p>22765</text:p>
          </table:table-cell>
          <table:table-cell office:value-type="float" office:value="25" table:formula="of:=LEFT([.E437];1)*10+RIGHT([.E437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fourthree8pvlkkbmbrfnfr6</text:p>
          </table:table-cell>
          <table:table-cell office:value-type="string" office:string-value="86" table:formula="of:=COM.MICROSOFT.TEXTJOIN(&quot;&quot;;TRUE;IFERROR(MID([.A438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438];1)*10+RIGHT([.B438];1)" table:style-name="ce1">
            <text:p>86</text:p>
          </table:table-cell>
          <table:table-cell office:value-type="string" office:string-value="eight8eightfour4fourthree3three8pvlkkbmbrfnfr6" table:formula="of:=COM.MICROSOFT.REDUCE([.A43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four4fourthree3three8pvlkkbmbrfnfr6</text:p>
          </table:table-cell>
          <table:table-cell office:value-type="string" office:string-value="84386" table:formula="of:=COM.MICROSOFT.TEXTJOIN(&quot;&quot;;TRUE;IFERROR(MID([.D438];ROW(INDIRECT(&quot;1:100&quot;));1)+0;&quot;&quot;))" table:number-matrix-columns-spanned="1" table:number-matrix-rows-spanned="1" table:style-name="ce1">
            <text:p>84386</text:p>
          </table:table-cell>
          <table:table-cell office:value-type="float" office:value="86" table:formula="of:=LEFT([.E438];1)*10+RIGHT([.E438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ixninefiveqcmjhpx</text:p>
          </table:table-cell>
          <table:table-cell office:value-type="string" office:string-value="8" table:formula="of:=COM.MICROSOFT.TEXTJOIN(&quot;&quot;;TRUE;IFERROR(MID([.A439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439];1)*10+RIGHT([.B439];1)" table:style-name="ce1">
            <text:p>88</text:p>
          </table:table-cell>
          <table:table-cell office:value-type="string" office:string-value="8six6sixnine9ninefive5fiveqcmjhpx" table:formula="of:=COM.MICROSOFT.REDUCE([.A439];[NumberText.$A$1]:[NumberText.$A$9];COM.MICROSOFT.LAMBDA(_xlpm.a;_xlpm.b;SUBSTITUTE(_xlpm.a;_xlpm.b;VLOOKUP(_xlpm.b;[NumberText.$A$1:.$B$9];2;FALSE))))" table:number-matrix-columns-spanned="1" table:number-matrix-rows-spanned="1" table:style-name="ce1">
            <text:p>8six6sixnine9ninefive5fiveqcmjhpx</text:p>
          </table:table-cell>
          <table:table-cell office:value-type="string" office:string-value="8695" table:formula="of:=COM.MICROSOFT.TEXTJOIN(&quot;&quot;;TRUE;IFERROR(MID([.D439];ROW(INDIRECT(&quot;1:100&quot;));1)+0;&quot;&quot;))" table:number-matrix-columns-spanned="1" table:number-matrix-rows-spanned="1" table:style-name="ce1">
            <text:p>8695</text:p>
          </table:table-cell>
          <table:table-cell office:value-type="float" office:value="85" table:formula="of:=LEFT([.E439];1)*10+RIGHT([.E439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eveneight85lskjhn7</text:p>
          </table:table-cell>
          <table:table-cell office:value-type="string" office:string-value="2857" table:formula="of:=COM.MICROSOFT.TEXTJOIN(&quot;&quot;;TRUE;IFERROR(MID([.A440];ROW(INDIRECT(&quot;1:100&quot;));1)+0;&quot;&quot;))" table:number-matrix-columns-spanned="1" table:number-matrix-rows-spanned="1" table:style-name="ce1">
            <text:p>2857</text:p>
          </table:table-cell>
          <table:table-cell office:value-type="float" office:value="27" table:formula="of:=LEFT([.B440];1)*10+RIGHT([.B440];1)" table:style-name="ce1">
            <text:p>27</text:p>
          </table:table-cell>
          <table:table-cell office:value-type="string" office:string-value="2seven7seveneight8eight85lskjhn7" table:formula="of:=COM.MICROSOFT.REDUCE([.A440];[NumberText.$A$1]:[NumberText.$A$9];COM.MICROSOFT.LAMBDA(_xlpm.a;_xlpm.b;SUBSTITUTE(_xlpm.a;_xlpm.b;VLOOKUP(_xlpm.b;[NumberText.$A$1:.$B$9];2;FALSE))))" table:number-matrix-columns-spanned="1" table:number-matrix-rows-spanned="1" table:style-name="ce1">
            <text:p>2seven7seveneight8eight85lskjhn7</text:p>
          </table:table-cell>
          <table:table-cell office:value-type="string" office:string-value="278857" table:formula="of:=COM.MICROSOFT.TEXTJOIN(&quot;&quot;;TRUE;IFERROR(MID([.D440];ROW(INDIRECT(&quot;1:100&quot;));1)+0;&quot;&quot;))" table:number-matrix-columns-spanned="1" table:number-matrix-rows-spanned="1" table:style-name="ce1">
            <text:p>278857</text:p>
          </table:table-cell>
          <table:table-cell office:value-type="float" office:value="27" table:formula="of:=LEFT([.E440];1)*10+RIGHT([.E440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1c3</text:p>
          </table:table-cell>
          <table:table-cell office:value-type="string" office:string-value="313" table:formula="of:=COM.MICROSOFT.TEXTJOIN(&quot;&quot;;TRUE;IFERROR(MID([.A441];ROW(INDIRECT(&quot;1:100&quot;));1)+0;&quot;&quot;))" table:number-matrix-columns-spanned="1" table:number-matrix-rows-spanned="1" table:style-name="ce1">
            <text:p>313</text:p>
          </table:table-cell>
          <table:table-cell office:value-type="float" office:value="33" table:formula="of:=LEFT([.B441];1)*10+RIGHT([.B441];1)" table:style-name="ce1">
            <text:p>33</text:p>
          </table:table-cell>
          <table:table-cell office:value-type="string" office:string-value="31c3" table:formula="of:=COM.MICROSOFT.REDUCE([.A441];[NumberText.$A$1]:[NumberText.$A$9];COM.MICROSOFT.LAMBDA(_xlpm.a;_xlpm.b;SUBSTITUTE(_xlpm.a;_xlpm.b;VLOOKUP(_xlpm.b;[NumberText.$A$1:.$B$9];2;FALSE))))" table:number-matrix-columns-spanned="1" table:number-matrix-rows-spanned="1" table:style-name="ce1">
            <text:p>31c3</text:p>
          </table:table-cell>
          <table:table-cell office:value-type="string" office:string-value="313" table:formula="of:=COM.MICROSOFT.TEXTJOIN(&quot;&quot;;TRUE;IFERROR(MID([.D441];ROW(INDIRECT(&quot;1:100&quot;));1)+0;&quot;&quot;))" table:number-matrix-columns-spanned="1" table:number-matrix-rows-spanned="1" table:style-name="ce1">
            <text:p>313</text:p>
          </table:table-cell>
          <table:table-cell office:value-type="float" office:value="33" table:formula="of:=LEFT([.E441];1)*10+RIGHT([.E441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pgmpmjmnk4twothree</text:p>
          </table:table-cell>
          <table:table-cell office:value-type="string" office:string-value="4" table:formula="of:=COM.MICROSOFT.TEXTJOIN(&quot;&quot;;TRUE;IFERROR(MID([.A44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442];1)*10+RIGHT([.B442];1)" table:style-name="ce1">
            <text:p>44</text:p>
          </table:table-cell>
          <table:table-cell office:value-type="string" office:string-value="hpgmpmjmnk4two2twothree3three" table:formula="of:=COM.MICROSOFT.REDUCE([.A442];[NumberText.$A$1]:[NumberText.$A$9];COM.MICROSOFT.LAMBDA(_xlpm.a;_xlpm.b;SUBSTITUTE(_xlpm.a;_xlpm.b;VLOOKUP(_xlpm.b;[NumberText.$A$1:.$B$9];2;FALSE))))" table:number-matrix-columns-spanned="1" table:number-matrix-rows-spanned="1" table:style-name="ce1">
            <text:p>hpgmpmjmnk4two2twothree3three</text:p>
          </table:table-cell>
          <table:table-cell office:value-type="string" office:string-value="423" table:formula="of:=COM.MICROSOFT.TEXTJOIN(&quot;&quot;;TRUE;IFERROR(MID([.D442];ROW(INDIRECT(&quot;1:100&quot;));1)+0;&quot;&quot;))" table:number-matrix-columns-spanned="1" table:number-matrix-rows-spanned="1" table:style-name="ce1">
            <text:p>423</text:p>
          </table:table-cell>
          <table:table-cell office:value-type="float" office:value="43" table:formula="of:=LEFT([.E442];1)*10+RIGHT([.E442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qsxgbj23six11</text:p>
          </table:table-cell>
          <table:table-cell office:value-type="string" office:string-value="2311" table:formula="of:=COM.MICROSOFT.TEXTJOIN(&quot;&quot;;TRUE;IFERROR(MID([.A443];ROW(INDIRECT(&quot;1:100&quot;));1)+0;&quot;&quot;))" table:number-matrix-columns-spanned="1" table:number-matrix-rows-spanned="1" table:style-name="ce1">
            <text:p>2311</text:p>
          </table:table-cell>
          <table:table-cell office:value-type="float" office:value="21" table:formula="of:=LEFT([.B443];1)*10+RIGHT([.B443];1)" table:style-name="ce1">
            <text:p>21</text:p>
          </table:table-cell>
          <table:table-cell office:value-type="string" office:string-value="cqsxgbj23six6six11" table:formula="of:=COM.MICROSOFT.REDUCE([.A443];[NumberText.$A$1]:[NumberText.$A$9];COM.MICROSOFT.LAMBDA(_xlpm.a;_xlpm.b;SUBSTITUTE(_xlpm.a;_xlpm.b;VLOOKUP(_xlpm.b;[NumberText.$A$1:.$B$9];2;FALSE))))" table:number-matrix-columns-spanned="1" table:number-matrix-rows-spanned="1" table:style-name="ce1">
            <text:p>cqsxgbj23six6six11</text:p>
          </table:table-cell>
          <table:table-cell office:value-type="string" office:string-value="23611" table:formula="of:=COM.MICROSOFT.TEXTJOIN(&quot;&quot;;TRUE;IFERROR(MID([.D443];ROW(INDIRECT(&quot;1:100&quot;));1)+0;&quot;&quot;))" table:number-matrix-columns-spanned="1" table:number-matrix-rows-spanned="1" table:style-name="ce1">
            <text:p>23611</text:p>
          </table:table-cell>
          <table:table-cell office:value-type="float" office:value="21" table:formula="of:=LEFT([.E443];1)*10+RIGHT([.E443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sxzmgtvhhheight99xsix</text:p>
          </table:table-cell>
          <table:table-cell office:value-type="string" office:string-value="99" table:formula="of:=COM.MICROSOFT.TEXTJOIN(&quot;&quot;;TRUE;IFERROR(MID([.A444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444];1)*10+RIGHT([.B444];1)" table:style-name="ce1">
            <text:p>99</text:p>
          </table:table-cell>
          <table:table-cell office:value-type="string" office:string-value="three3threesxzmgtvhhheight8eight99xsix6six" table:formula="of:=COM.MICROSOFT.REDUCE([.A444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sxzmgtvhhheight8eight99xsix6six</text:p>
          </table:table-cell>
          <table:table-cell office:value-type="string" office:string-value="38996" table:formula="of:=COM.MICROSOFT.TEXTJOIN(&quot;&quot;;TRUE;IFERROR(MID([.D444];ROW(INDIRECT(&quot;1:100&quot;));1)+0;&quot;&quot;))" table:number-matrix-columns-spanned="1" table:number-matrix-rows-spanned="1" table:style-name="ce1">
            <text:p>38996</text:p>
          </table:table-cell>
          <table:table-cell office:value-type="float" office:value="36" table:formula="of:=LEFT([.E444];1)*10+RIGHT([.E444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jlpt6rnsprllqhgbvhtqtjvft217</text:p>
          </table:table-cell>
          <table:table-cell office:value-type="string" office:string-value="66217" table:formula="of:=COM.MICROSOFT.TEXTJOIN(&quot;&quot;;TRUE;IFERROR(MID([.A445];ROW(INDIRECT(&quot;1:100&quot;));1)+0;&quot;&quot;))" table:number-matrix-columns-spanned="1" table:number-matrix-rows-spanned="1" table:style-name="ce1">
            <text:p>66217</text:p>
          </table:table-cell>
          <table:table-cell office:value-type="float" office:value="67" table:formula="of:=LEFT([.B445];1)*10+RIGHT([.B445];1)" table:style-name="ce1">
            <text:p>67</text:p>
          </table:table-cell>
          <table:table-cell office:value-type="string" office:string-value="6jlpt6rnsprllqhgbvhtqtjvft217" table:formula="of:=COM.MICROSOFT.REDUCE([.A445];[NumberText.$A$1]:[NumberText.$A$9];COM.MICROSOFT.LAMBDA(_xlpm.a;_xlpm.b;SUBSTITUTE(_xlpm.a;_xlpm.b;VLOOKUP(_xlpm.b;[NumberText.$A$1:.$B$9];2;FALSE))))" table:number-matrix-columns-spanned="1" table:number-matrix-rows-spanned="1" table:style-name="ce1">
            <text:p>6jlpt6rnsprllqhgbvhtqtjvft217</text:p>
          </table:table-cell>
          <table:table-cell office:value-type="string" office:string-value="66217" table:formula="of:=COM.MICROSOFT.TEXTJOIN(&quot;&quot;;TRUE;IFERROR(MID([.D445];ROW(INDIRECT(&quot;1:100&quot;));1)+0;&quot;&quot;))" table:number-matrix-columns-spanned="1" table:number-matrix-rows-spanned="1" table:style-name="ce1">
            <text:p>66217</text:p>
          </table:table-cell>
          <table:table-cell office:value-type="float" office:value="67" table:formula="of:=LEFT([.E445];1)*10+RIGHT([.E445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onesevenfour4sevenseven</text:p>
          </table:table-cell>
          <table:table-cell office:value-type="string" office:string-value="224" table:formula="of:=COM.MICROSOFT.TEXTJOIN(&quot;&quot;;TRUE;IFERROR(MID([.A446];ROW(INDIRECT(&quot;1:100&quot;));1)+0;&quot;&quot;))" table:number-matrix-columns-spanned="1" table:number-matrix-rows-spanned="1" table:style-name="ce1">
            <text:p>224</text:p>
          </table:table-cell>
          <table:table-cell office:value-type="float" office:value="24" table:formula="of:=LEFT([.B446];1)*10+RIGHT([.B446];1)" table:style-name="ce1">
            <text:p>24</text:p>
          </table:table-cell>
          <table:table-cell office:value-type="string" office:string-value="22one1oneseven7sevenfour4four4seven7sevenseven7seven" table:formula="of:=COM.MICROSOFT.REDUCE([.A446];[NumberText.$A$1]:[NumberText.$A$9];COM.MICROSOFT.LAMBDA(_xlpm.a;_xlpm.b;SUBSTITUTE(_xlpm.a;_xlpm.b;VLOOKUP(_xlpm.b;[NumberText.$A$1:.$B$9];2;FALSE))))" table:number-matrix-columns-spanned="1" table:number-matrix-rows-spanned="1" table:style-name="ce1">
            <text:p>22one1oneseven7sevenfour4four4seven7sevenseven7seven</text:p>
          </table:table-cell>
          <table:table-cell office:value-type="string" office:string-value="22174477" table:formula="of:=COM.MICROSOFT.TEXTJOIN(&quot;&quot;;TRUE;IFERROR(MID([.D446];ROW(INDIRECT(&quot;1:100&quot;));1)+0;&quot;&quot;))" table:number-matrix-columns-spanned="1" table:number-matrix-rows-spanned="1" table:style-name="ce1">
            <text:p>22174477</text:p>
          </table:table-cell>
          <table:table-cell office:value-type="float" office:value="27" table:formula="of:=LEFT([.E446];1)*10+RIGHT([.E446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njszzkdleight6three</text:p>
          </table:table-cell>
          <table:table-cell office:value-type="string" office:string-value="6" table:formula="of:=COM.MICROSOFT.TEXTJOIN(&quot;&quot;;TRUE;IFERROR(MID([.A44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447];1)*10+RIGHT([.B447];1)" table:style-name="ce1">
            <text:p>66</text:p>
          </table:table-cell>
          <table:table-cell office:value-type="string" office:string-value="sbnjszzkdleight8eight6three3three" table:formula="of:=COM.MICROSOFT.REDUCE([.A447];[NumberText.$A$1]:[NumberText.$A$9];COM.MICROSOFT.LAMBDA(_xlpm.a;_xlpm.b;SUBSTITUTE(_xlpm.a;_xlpm.b;VLOOKUP(_xlpm.b;[NumberText.$A$1:.$B$9];2;FALSE))))" table:number-matrix-columns-spanned="1" table:number-matrix-rows-spanned="1" table:style-name="ce1">
            <text:p>sbnjszzkdleight8eight6three3three</text:p>
          </table:table-cell>
          <table:table-cell office:value-type="string" office:string-value="863" table:formula="of:=COM.MICROSOFT.TEXTJOIN(&quot;&quot;;TRUE;IFERROR(MID([.D447];ROW(INDIRECT(&quot;1:100&quot;));1)+0;&quot;&quot;))" table:number-matrix-columns-spanned="1" table:number-matrix-rows-spanned="1" table:style-name="ce1">
            <text:p>863</text:p>
          </table:table-cell>
          <table:table-cell office:value-type="float" office:value="83" table:formula="of:=LEFT([.E447];1)*10+RIGHT([.E447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twofourdmrsqqtnzgng1two</text:p>
          </table:table-cell>
          <table:table-cell office:value-type="string" office:string-value="31" table:formula="of:=COM.MICROSOFT.TEXTJOIN(&quot;&quot;;TRUE;IFERROR(MID([.A448];ROW(INDIRECT(&quot;1:100&quot;));1)+0;&quot;&quot;))" table:number-matrix-columns-spanned="1" table:number-matrix-rows-spanned="1" table:style-name="ce1">
            <text:p>31</text:p>
          </table:table-cell>
          <table:table-cell office:value-type="float" office:value="31" table:formula="of:=LEFT([.B448];1)*10+RIGHT([.B448];1)" table:style-name="ce1">
            <text:p>31</text:p>
          </table:table-cell>
          <table:table-cell office:value-type="string" office:string-value="3two2twofour4fourdmrsqqtnzgng1two2two" table:formula="of:=COM.MICROSOFT.REDUCE([.A448];[NumberText.$A$1]:[NumberText.$A$9];COM.MICROSOFT.LAMBDA(_xlpm.a;_xlpm.b;SUBSTITUTE(_xlpm.a;_xlpm.b;VLOOKUP(_xlpm.b;[NumberText.$A$1:.$B$9];2;FALSE))))" table:number-matrix-columns-spanned="1" table:number-matrix-rows-spanned="1" table:style-name="ce1">
            <text:p>3two2twofour4fourdmrsqqtnzgng1two2two</text:p>
          </table:table-cell>
          <table:table-cell office:value-type="string" office:string-value="32412" table:formula="of:=COM.MICROSOFT.TEXTJOIN(&quot;&quot;;TRUE;IFERROR(MID([.D448];ROW(INDIRECT(&quot;1:100&quot;));1)+0;&quot;&quot;))" table:number-matrix-columns-spanned="1" table:number-matrix-rows-spanned="1" table:style-name="ce1">
            <text:p>32412</text:p>
          </table:table-cell>
          <table:table-cell office:value-type="float" office:value="32" table:formula="of:=LEFT([.E448];1)*10+RIGHT([.E448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dcvxqbsfqpgql9ngsbhfrmszhgvznnnjhnm5</text:p>
          </table:table-cell>
          <table:table-cell office:value-type="string" office:string-value="95" table:formula="of:=COM.MICROSOFT.TEXTJOIN(&quot;&quot;;TRUE;IFERROR(MID([.A449];ROW(INDIRECT(&quot;1:100&quot;));1)+0;&quot;&quot;))" table:number-matrix-columns-spanned="1" table:number-matrix-rows-spanned="1" table:style-name="ce1">
            <text:p>95</text:p>
          </table:table-cell>
          <table:table-cell office:value-type="float" office:value="95" table:formula="of:=LEFT([.B449];1)*10+RIGHT([.B449];1)" table:style-name="ce1">
            <text:p>95</text:p>
          </table:table-cell>
          <table:table-cell office:value-type="string" office:string-value="ldcvxqbsfqpgql9ngsbhfrmszhgvznnnjhnm5" table:formula="of:=COM.MICROSOFT.REDUCE([.A449];[NumberText.$A$1]:[NumberText.$A$9];COM.MICROSOFT.LAMBDA(_xlpm.a;_xlpm.b;SUBSTITUTE(_xlpm.a;_xlpm.b;VLOOKUP(_xlpm.b;[NumberText.$A$1:.$B$9];2;FALSE))))" table:number-matrix-columns-spanned="1" table:number-matrix-rows-spanned="1" table:style-name="ce1">
            <text:p>ldcvxqbsfqpgql9ngsbhfrmszhgvznnnjhnm5</text:p>
          </table:table-cell>
          <table:table-cell office:value-type="string" office:string-value="95" table:formula="of:=COM.MICROSOFT.TEXTJOIN(&quot;&quot;;TRUE;IFERROR(MID([.D449];ROW(INDIRECT(&quot;1:100&quot;));1)+0;&quot;&quot;))" table:number-matrix-columns-spanned="1" table:number-matrix-rows-spanned="1" table:style-name="ce1">
            <text:p>95</text:p>
          </table:table-cell>
          <table:table-cell office:value-type="float" office:value="95" table:formula="of:=LEFT([.E449];1)*10+RIGHT([.E449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oneseven28seven</text:p>
          </table:table-cell>
          <table:table-cell office:value-type="string" office:string-value="128" table:formula="of:=COM.MICROSOFT.TEXTJOIN(&quot;&quot;;TRUE;IFERROR(MID([.A450];ROW(INDIRECT(&quot;1:100&quot;));1)+0;&quot;&quot;))" table:number-matrix-columns-spanned="1" table:number-matrix-rows-spanned="1" table:style-name="ce1">
            <text:p>128</text:p>
          </table:table-cell>
          <table:table-cell office:value-type="float" office:value="18" table:formula="of:=LEFT([.B450];1)*10+RIGHT([.B450];1)" table:style-name="ce1">
            <text:p>18</text:p>
          </table:table-cell>
          <table:table-cell office:value-type="string" office:string-value="1one1oneseven7seven28seven7seven" table:formula="of:=COM.MICROSOFT.REDUCE([.A450];[NumberText.$A$1]:[NumberText.$A$9];COM.MICROSOFT.LAMBDA(_xlpm.a;_xlpm.b;SUBSTITUTE(_xlpm.a;_xlpm.b;VLOOKUP(_xlpm.b;[NumberText.$A$1:.$B$9];2;FALSE))))" table:number-matrix-columns-spanned="1" table:number-matrix-rows-spanned="1" table:style-name="ce1">
            <text:p>1one1oneseven7seven28seven7seven</text:p>
          </table:table-cell>
          <table:table-cell office:value-type="string" office:string-value="117287" table:formula="of:=COM.MICROSOFT.TEXTJOIN(&quot;&quot;;TRUE;IFERROR(MID([.D450];ROW(INDIRECT(&quot;1:100&quot;));1)+0;&quot;&quot;))" table:number-matrix-columns-spanned="1" table:number-matrix-rows-spanned="1" table:style-name="ce1">
            <text:p>117287</text:p>
          </table:table-cell>
          <table:table-cell office:value-type="float" office:value="17" table:formula="of:=LEFT([.E450];1)*10+RIGHT([.E450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svhqtfivemjgcdqpbtwo1nine2</text:p>
          </table:table-cell>
          <table:table-cell office:value-type="string" office:string-value="12" table:formula="of:=COM.MICROSOFT.TEXTJOIN(&quot;&quot;;TRUE;IFERROR(MID([.A451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451];1)*10+RIGHT([.B451];1)" table:style-name="ce1">
            <text:p>12</text:p>
          </table:table-cell>
          <table:table-cell office:value-type="string" office:string-value="nsvhqtfive5fivemjgcdqpbtwo2two1nine9nine2" table:formula="of:=COM.MICROSOFT.REDUCE([.A451];[NumberText.$A$1]:[NumberText.$A$9];COM.MICROSOFT.LAMBDA(_xlpm.a;_xlpm.b;SUBSTITUTE(_xlpm.a;_xlpm.b;VLOOKUP(_xlpm.b;[NumberText.$A$1:.$B$9];2;FALSE))))" table:number-matrix-columns-spanned="1" table:number-matrix-rows-spanned="1" table:style-name="ce1">
            <text:p>nsvhqtfive5fivemjgcdqpbtwo2two1nine9nine2</text:p>
          </table:table-cell>
          <table:table-cell office:value-type="string" office:string-value="52192" table:formula="of:=COM.MICROSOFT.TEXTJOIN(&quot;&quot;;TRUE;IFERROR(MID([.D451];ROW(INDIRECT(&quot;1:100&quot;));1)+0;&quot;&quot;))" table:number-matrix-columns-spanned="1" table:number-matrix-rows-spanned="1" table:style-name="ce1">
            <text:p>52192</text:p>
          </table:table-cell>
          <table:table-cell office:value-type="float" office:value="52" table:formula="of:=LEFT([.E451];1)*10+RIGHT([.E451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8dj</text:p>
          </table:table-cell>
          <table:table-cell office:value-type="string" office:string-value="8" table:formula="of:=COM.MICROSOFT.TEXTJOIN(&quot;&quot;;TRUE;IFERROR(MID([.A452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452];1)*10+RIGHT([.B452];1)" table:style-name="ce1">
            <text:p>88</text:p>
          </table:table-cell>
          <table:table-cell office:value-type="string" office:string-value="six6six8dj" table:formula="of:=COM.MICROSOFT.REDUCE([.A452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8dj</text:p>
          </table:table-cell>
          <table:table-cell office:value-type="string" office:string-value="68" table:formula="of:=COM.MICROSOFT.TEXTJOIN(&quot;&quot;;TRUE;IFERROR(MID([.D452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E452];1)*10+RIGHT([.E452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doneight67fivesevencqlr</text:p>
          </table:table-cell>
          <table:table-cell office:value-type="string" office:string-value="67" table:formula="of:=COM.MICROSOFT.TEXTJOIN(&quot;&quot;;TRUE;IFERROR(MID([.A453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B453];1)*10+RIGHT([.B453];1)" table:style-name="ce1">
            <text:p>67</text:p>
          </table:table-cell>
          <table:table-cell office:value-type="string" office:string-value="zdone1oneight8eight67five5fiveseven7sevencqlr" table:formula="of:=COM.MICROSOFT.REDUCE([.A453];[NumberText.$A$1]:[NumberText.$A$9];COM.MICROSOFT.LAMBDA(_xlpm.a;_xlpm.b;SUBSTITUTE(_xlpm.a;_xlpm.b;VLOOKUP(_xlpm.b;[NumberText.$A$1:.$B$9];2;FALSE))))" table:number-matrix-columns-spanned="1" table:number-matrix-rows-spanned="1" table:style-name="ce1">
            <text:p>zdone1oneight8eight67five5fiveseven7sevencqlr</text:p>
          </table:table-cell>
          <table:table-cell office:value-type="string" office:string-value="186757" table:formula="of:=COM.MICROSOFT.TEXTJOIN(&quot;&quot;;TRUE;IFERROR(MID([.D453];ROW(INDIRECT(&quot;1:100&quot;));1)+0;&quot;&quot;))" table:number-matrix-columns-spanned="1" table:number-matrix-rows-spanned="1" table:style-name="ce1">
            <text:p>186757</text:p>
          </table:table-cell>
          <table:table-cell office:value-type="float" office:value="17" table:formula="of:=LEFT([.E453];1)*10+RIGHT([.E453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lzrkgjrhmszmkzlkkmrxjdnzrtlzssfpcxkbxvp6jghldhvr9</text:p>
          </table:table-cell>
          <table:table-cell office:value-type="string" office:string-value="69" table:formula="of:=COM.MICROSOFT.TEXTJOIN(&quot;&quot;;TRUE;IFERROR(MID([.A454];ROW(INDIRECT(&quot;1:100&quot;));1)+0;&quot;&quot;))" table:number-matrix-columns-spanned="1" table:number-matrix-rows-spanned="1" table:style-name="ce1">
            <text:p>69</text:p>
          </table:table-cell>
          <table:table-cell office:value-type="float" office:value="69" table:formula="of:=LEFT([.B454];1)*10+RIGHT([.B454];1)" table:style-name="ce1">
            <text:p>69</text:p>
          </table:table-cell>
          <table:table-cell office:value-type="string" office:string-value="xlzrkgjrhmszmkzlkkmrxjdnzrtlzssfpcxkbxvp6jghldhvr9" table:formula="of:=COM.MICROSOFT.REDUCE([.A454];[NumberText.$A$1]:[NumberText.$A$9];COM.MICROSOFT.LAMBDA(_xlpm.a;_xlpm.b;SUBSTITUTE(_xlpm.a;_xlpm.b;VLOOKUP(_xlpm.b;[NumberText.$A$1:.$B$9];2;FALSE))))" table:number-matrix-columns-spanned="1" table:number-matrix-rows-spanned="1" table:style-name="ce1">
            <text:p>xlzrkgjrhmszmkzlkkmrxjdnzrtlzssfpcxkbxvp6jghldhvr9</text:p>
          </table:table-cell>
          <table:table-cell office:value-type="string" office:string-value="69" table:formula="of:=COM.MICROSOFT.TEXTJOIN(&quot;&quot;;TRUE;IFERROR(MID([.D454];ROW(INDIRECT(&quot;1:100&quot;));1)+0;&quot;&quot;))" table:number-matrix-columns-spanned="1" table:number-matrix-rows-spanned="1" table:style-name="ce1">
            <text:p>69</text:p>
          </table:table-cell>
          <table:table-cell office:value-type="float" office:value="69" table:formula="of:=LEFT([.E454];1)*10+RIGHT([.E454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evenbzbnnx</text:p>
          </table:table-cell>
          <table:table-cell office:value-type="string" office:string-value="8" table:formula="of:=COM.MICROSOFT.TEXTJOIN(&quot;&quot;;TRUE;IFERROR(MID([.A455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455];1)*10+RIGHT([.B455];1)" table:style-name="ce1">
            <text:p>88</text:p>
          </table:table-cell>
          <table:table-cell office:value-type="string" office:string-value="8seven7sevenbzbnnx" table:formula="of:=COM.MICROSOFT.REDUCE([.A455];[NumberText.$A$1]:[NumberText.$A$9];COM.MICROSOFT.LAMBDA(_xlpm.a;_xlpm.b;SUBSTITUTE(_xlpm.a;_xlpm.b;VLOOKUP(_xlpm.b;[NumberText.$A$1:.$B$9];2;FALSE))))" table:number-matrix-columns-spanned="1" table:number-matrix-rows-spanned="1" table:style-name="ce1">
            <text:p>8seven7sevenbzbnnx</text:p>
          </table:table-cell>
          <table:table-cell office:value-type="string" office:string-value="87" table:formula="of:=COM.MICROSOFT.TEXTJOIN(&quot;&quot;;TRUE;IFERROR(MID([.D455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E455];1)*10+RIGHT([.E455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zrmcfvc9shkxfblfkf</text:p>
          </table:table-cell>
          <table:table-cell office:value-type="string" office:string-value="9" table:formula="of:=COM.MICROSOFT.TEXTJOIN(&quot;&quot;;TRUE;IFERROR(MID([.A45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456];1)*10+RIGHT([.B456];1)" table:style-name="ce1">
            <text:p>99</text:p>
          </table:table-cell>
          <table:table-cell office:value-type="string" office:string-value="vzrmcfvc9shkxfblfkf" table:formula="of:=COM.MICROSOFT.REDUCE([.A456];[NumberText.$A$1]:[NumberText.$A$9];COM.MICROSOFT.LAMBDA(_xlpm.a;_xlpm.b;SUBSTITUTE(_xlpm.a;_xlpm.b;VLOOKUP(_xlpm.b;[NumberText.$A$1:.$B$9];2;FALSE))))" table:number-matrix-columns-spanned="1" table:number-matrix-rows-spanned="1" table:style-name="ce1">
            <text:p>vzrmcfvc9shkxfblfkf</text:p>
          </table:table-cell>
          <table:table-cell office:value-type="string" office:string-value="9" table:formula="of:=COM.MICROSOFT.TEXTJOIN(&quot;&quot;;TRUE;IFERROR(MID([.D45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456];1)*10+RIGHT([.E456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twoshzmktntwo5nqp</text:p>
          </table:table-cell>
          <table:table-cell office:value-type="string" office:string-value="95" table:formula="of:=COM.MICROSOFT.TEXTJOIN(&quot;&quot;;TRUE;IFERROR(MID([.A457];ROW(INDIRECT(&quot;1:100&quot;));1)+0;&quot;&quot;))" table:number-matrix-columns-spanned="1" table:number-matrix-rows-spanned="1" table:style-name="ce1">
            <text:p>95</text:p>
          </table:table-cell>
          <table:table-cell office:value-type="float" office:value="95" table:formula="of:=LEFT([.B457];1)*10+RIGHT([.B457];1)" table:style-name="ce1">
            <text:p>95</text:p>
          </table:table-cell>
          <table:table-cell office:value-type="string" office:string-value="9two2twoshzmktntwo2two5nqp" table:formula="of:=COM.MICROSOFT.REDUCE([.A457];[NumberText.$A$1]:[NumberText.$A$9];COM.MICROSOFT.LAMBDA(_xlpm.a;_xlpm.b;SUBSTITUTE(_xlpm.a;_xlpm.b;VLOOKUP(_xlpm.b;[NumberText.$A$1:.$B$9];2;FALSE))))" table:number-matrix-columns-spanned="1" table:number-matrix-rows-spanned="1" table:style-name="ce1">
            <text:p>9two2twoshzmktntwo2two5nqp</text:p>
          </table:table-cell>
          <table:table-cell office:value-type="string" office:string-value="9225" table:formula="of:=COM.MICROSOFT.TEXTJOIN(&quot;&quot;;TRUE;IFERROR(MID([.D457];ROW(INDIRECT(&quot;1:100&quot;));1)+0;&quot;&quot;))" table:number-matrix-columns-spanned="1" table:number-matrix-rows-spanned="1" table:style-name="ce1">
            <text:p>9225</text:p>
          </table:table-cell>
          <table:table-cell office:value-type="float" office:value="95" table:formula="of:=LEFT([.E457];1)*10+RIGHT([.E457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fourvpdfs3eightword</text:p>
          </table:table-cell>
          <table:table-cell office:value-type="string" office:string-value="33" table:formula="of:=COM.MICROSOFT.TEXTJOIN(&quot;&quot;;TRUE;IFERROR(MID([.A458];ROW(INDIRECT(&quot;1:100&quot;));1)+0;&quot;&quot;))" table:number-matrix-columns-spanned="1" table:number-matrix-rows-spanned="1" table:style-name="ce1">
            <text:p>33</text:p>
          </table:table-cell>
          <table:table-cell office:value-type="float" office:value="33" table:formula="of:=LEFT([.B458];1)*10+RIGHT([.B458];1)" table:style-name="ce1">
            <text:p>33</text:p>
          </table:table-cell>
          <table:table-cell office:value-type="string" office:string-value="3four4fourvpdfs3eight8eightwo2tword" table:formula="of:=COM.MICROSOFT.REDUCE([.A458];[NumberText.$A$1]:[NumberText.$A$9];COM.MICROSOFT.LAMBDA(_xlpm.a;_xlpm.b;SUBSTITUTE(_xlpm.a;_xlpm.b;VLOOKUP(_xlpm.b;[NumberText.$A$1:.$B$9];2;FALSE))))" table:number-matrix-columns-spanned="1" table:number-matrix-rows-spanned="1" table:style-name="ce1">
            <text:p>3four4fourvpdfs3eight8eightwo2tword</text:p>
          </table:table-cell>
          <table:table-cell office:value-type="string" office:string-value="34382" table:formula="of:=COM.MICROSOFT.TEXTJOIN(&quot;&quot;;TRUE;IFERROR(MID([.D458];ROW(INDIRECT(&quot;1:100&quot;));1)+0;&quot;&quot;))" table:number-matrix-columns-spanned="1" table:number-matrix-rows-spanned="1" table:style-name="ce1">
            <text:p>34382</text:p>
          </table:table-cell>
          <table:table-cell office:value-type="float" office:value="32" table:formula="of:=LEFT([.E458];1)*10+RIGHT([.E458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24onesixgdzgkspgsjprjgn7eight</text:p>
          </table:table-cell>
          <table:table-cell office:value-type="string" office:string-value="247" table:formula="of:=COM.MICROSOFT.TEXTJOIN(&quot;&quot;;TRUE;IFERROR(MID([.A459];ROW(INDIRECT(&quot;1:100&quot;));1)+0;&quot;&quot;))" table:number-matrix-columns-spanned="1" table:number-matrix-rows-spanned="1" table:style-name="ce1">
            <text:p>247</text:p>
          </table:table-cell>
          <table:table-cell office:value-type="float" office:value="27" table:formula="of:=LEFT([.B459];1)*10+RIGHT([.B459];1)" table:style-name="ce1">
            <text:p>27</text:p>
          </table:table-cell>
          <table:table-cell office:value-type="string" office:string-value="three3three24one1onesix6sixgdzgkspgsjprjgn7eight8eight" table:formula="of:=COM.MICROSOFT.REDUCE([.A459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24one1onesix6sixgdzgkspgsjprjgn7eight8eight</text:p>
          </table:table-cell>
          <table:table-cell office:value-type="string" office:string-value="3241678" table:formula="of:=COM.MICROSOFT.TEXTJOIN(&quot;&quot;;TRUE;IFERROR(MID([.D459];ROW(INDIRECT(&quot;1:100&quot;));1)+0;&quot;&quot;))" table:number-matrix-columns-spanned="1" table:number-matrix-rows-spanned="1" table:style-name="ce1">
            <text:p>3241678</text:p>
          </table:table-cell>
          <table:table-cell office:value-type="float" office:value="38" table:formula="of:=LEFT([.E459];1)*10+RIGHT([.E459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tz2sixsixqbqfsr4twonine</text:p>
          </table:table-cell>
          <table:table-cell office:value-type="string" office:string-value="424" table:formula="of:=COM.MICROSOFT.TEXTJOIN(&quot;&quot;;TRUE;IFERROR(MID([.A460];ROW(INDIRECT(&quot;1:100&quot;));1)+0;&quot;&quot;))" table:number-matrix-columns-spanned="1" table:number-matrix-rows-spanned="1" table:style-name="ce1">
            <text:p>424</text:p>
          </table:table-cell>
          <table:table-cell office:value-type="float" office:value="44" table:formula="of:=LEFT([.B460];1)*10+RIGHT([.B460];1)" table:style-name="ce1">
            <text:p>44</text:p>
          </table:table-cell>
          <table:table-cell office:value-type="string" office:string-value="4tz2six6sixsix6sixqbqfsr4two2twonine9nine" table:formula="of:=COM.MICROSOFT.REDUCE([.A460];[NumberText.$A$1]:[NumberText.$A$9];COM.MICROSOFT.LAMBDA(_xlpm.a;_xlpm.b;SUBSTITUTE(_xlpm.a;_xlpm.b;VLOOKUP(_xlpm.b;[NumberText.$A$1:.$B$9];2;FALSE))))" table:number-matrix-columns-spanned="1" table:number-matrix-rows-spanned="1" table:style-name="ce1">
            <text:p>4tz2six6sixsix6sixqbqfsr4two2twonine9nine</text:p>
          </table:table-cell>
          <table:table-cell office:value-type="string" office:string-value="4266429" table:formula="of:=COM.MICROSOFT.TEXTJOIN(&quot;&quot;;TRUE;IFERROR(MID([.D460];ROW(INDIRECT(&quot;1:100&quot;));1)+0;&quot;&quot;))" table:number-matrix-columns-spanned="1" table:number-matrix-rows-spanned="1" table:style-name="ce1">
            <text:p>4266429</text:p>
          </table:table-cell>
          <table:table-cell office:value-type="float" office:value="49" table:formula="of:=LEFT([.E460];1)*10+RIGHT([.E460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q2eight</text:p>
          </table:table-cell>
          <table:table-cell office:value-type="string" office:string-value="2" table:formula="of:=COM.MICROSOFT.TEXTJOIN(&quot;&quot;;TRUE;IFERROR(MID([.A46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461];1)*10+RIGHT([.B461];1)" table:style-name="ce1">
            <text:p>22</text:p>
          </table:table-cell>
          <table:table-cell office:value-type="string" office:string-value="two2twoq2eight8eight" table:formula="of:=COM.MICROSOFT.REDUCE([.A461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q2eight8eight</text:p>
          </table:table-cell>
          <table:table-cell office:value-type="string" office:string-value="228" table:formula="of:=COM.MICROSOFT.TEXTJOIN(&quot;&quot;;TRUE;IFERROR(MID([.D461];ROW(INDIRECT(&quot;1:100&quot;));1)+0;&quot;&quot;))" table:number-matrix-columns-spanned="1" table:number-matrix-rows-spanned="1" table:style-name="ce1">
            <text:p>228</text:p>
          </table:table-cell>
          <table:table-cell office:value-type="float" office:value="28" table:formula="of:=LEFT([.E461];1)*10+RIGHT([.E461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ccxnvtqnhdlgzqfzcnrmqtjqonesix732</text:p>
          </table:table-cell>
          <table:table-cell office:value-type="string" office:string-value="732" table:formula="of:=COM.MICROSOFT.TEXTJOIN(&quot;&quot;;TRUE;IFERROR(MID([.A462];ROW(INDIRECT(&quot;1:100&quot;));1)+0;&quot;&quot;))" table:number-matrix-columns-spanned="1" table:number-matrix-rows-spanned="1" table:style-name="ce1">
            <text:p>732</text:p>
          </table:table-cell>
          <table:table-cell office:value-type="float" office:value="72" table:formula="of:=LEFT([.B462];1)*10+RIGHT([.B462];1)" table:style-name="ce1">
            <text:p>72</text:p>
          </table:table-cell>
          <table:table-cell office:value-type="string" office:string-value="rccxnvtqnhdlgzqfzcnrmqtjqone1onesix6six732" table:formula="of:=COM.MICROSOFT.REDUCE([.A462];[NumberText.$A$1]:[NumberText.$A$9];COM.MICROSOFT.LAMBDA(_xlpm.a;_xlpm.b;SUBSTITUTE(_xlpm.a;_xlpm.b;VLOOKUP(_xlpm.b;[NumberText.$A$1:.$B$9];2;FALSE))))" table:number-matrix-columns-spanned="1" table:number-matrix-rows-spanned="1" table:style-name="ce1">
            <text:p>rccxnvtqnhdlgzqfzcnrmqtjqone1onesix6six732</text:p>
          </table:table-cell>
          <table:table-cell office:value-type="string" office:string-value="16732" table:formula="of:=COM.MICROSOFT.TEXTJOIN(&quot;&quot;;TRUE;IFERROR(MID([.D462];ROW(INDIRECT(&quot;1:100&quot;));1)+0;&quot;&quot;))" table:number-matrix-columns-spanned="1" table:number-matrix-rows-spanned="1" table:style-name="ce1">
            <text:p>16732</text:p>
          </table:table-cell>
          <table:table-cell office:value-type="float" office:value="12" table:formula="of:=LEFT([.E462];1)*10+RIGHT([.E462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ightwo8ninekndqrdtbfp</text:p>
          </table:table-cell>
          <table:table-cell office:value-type="string" office:string-value="8" table:formula="of:=COM.MICROSOFT.TEXTJOIN(&quot;&quot;;TRUE;IFERROR(MID([.A463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463];1)*10+RIGHT([.B463];1)" table:style-name="ce1">
            <text:p>88</text:p>
          </table:table-cell>
          <table:table-cell office:value-type="string" office:string-value="seight8eightwo2two8nine9ninekndqrdtbfp" table:formula="of:=COM.MICROSOFT.REDUCE([.A463];[NumberText.$A$1]:[NumberText.$A$9];COM.MICROSOFT.LAMBDA(_xlpm.a;_xlpm.b;SUBSTITUTE(_xlpm.a;_xlpm.b;VLOOKUP(_xlpm.b;[NumberText.$A$1:.$B$9];2;FALSE))))" table:number-matrix-columns-spanned="1" table:number-matrix-rows-spanned="1" table:style-name="ce1">
            <text:p>seight8eightwo2two8nine9ninekndqrdtbfp</text:p>
          </table:table-cell>
          <table:table-cell office:value-type="string" office:string-value="8289" table:formula="of:=COM.MICROSOFT.TEXTJOIN(&quot;&quot;;TRUE;IFERROR(MID([.D463];ROW(INDIRECT(&quot;1:100&quot;));1)+0;&quot;&quot;))" table:number-matrix-columns-spanned="1" table:number-matrix-rows-spanned="1" table:style-name="ce1">
            <text:p>8289</text:p>
          </table:table-cell>
          <table:table-cell office:value-type="float" office:value="89" table:formula="of:=LEFT([.E463];1)*10+RIGHT([.E463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nmrkcjvbgfmpbpjckhfrzrtnine2sevenfivesxhqk</text:p>
          </table:table-cell>
          <table:table-cell office:value-type="string" office:string-value="2" table:formula="of:=COM.MICROSOFT.TEXTJOIN(&quot;&quot;;TRUE;IFERROR(MID([.A46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464];1)*10+RIGHT([.B464];1)" table:style-name="ce1">
            <text:p>22</text:p>
          </table:table-cell>
          <table:table-cell office:value-type="string" office:string-value="cgnmrkcjvbgfmpbpjckhfrzrtnine9nine2seven7sevenfive5fivesxhqk" table:formula="of:=COM.MICROSOFT.REDUCE([.A464];[NumberText.$A$1]:[NumberText.$A$9];COM.MICROSOFT.LAMBDA(_xlpm.a;_xlpm.b;SUBSTITUTE(_xlpm.a;_xlpm.b;VLOOKUP(_xlpm.b;[NumberText.$A$1:.$B$9];2;FALSE))))" table:number-matrix-columns-spanned="1" table:number-matrix-rows-spanned="1" table:style-name="ce1">
            <text:p>cgnmrkcjvbgfmpbpjckhfrzrtnine9nine2seven7sevenfive5fivesxhqk</text:p>
          </table:table-cell>
          <table:table-cell office:value-type="string" office:string-value="9275" table:formula="of:=COM.MICROSOFT.TEXTJOIN(&quot;&quot;;TRUE;IFERROR(MID([.D464];ROW(INDIRECT(&quot;1:100&quot;));1)+0;&quot;&quot;))" table:number-matrix-columns-spanned="1" table:number-matrix-rows-spanned="1" table:style-name="ce1">
            <text:p>9275</text:p>
          </table:table-cell>
          <table:table-cell office:value-type="float" office:value="95" table:formula="of:=LEFT([.E464];1)*10+RIGHT([.E464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xsncktrjtpnine6ccbgpl</text:p>
          </table:table-cell>
          <table:table-cell office:value-type="string" office:string-value="6" table:formula="of:=COM.MICROSOFT.TEXTJOIN(&quot;&quot;;TRUE;IFERROR(MID([.A465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465];1)*10+RIGHT([.B465];1)" table:style-name="ce1">
            <text:p>66</text:p>
          </table:table-cell>
          <table:table-cell office:value-type="string" office:string-value="four4fourxsncktrjtpnine9nine6ccbgpl" table:formula="of:=COM.MICROSOFT.REDUCE([.A465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xsncktrjtpnine9nine6ccbgpl</text:p>
          </table:table-cell>
          <table:table-cell office:value-type="string" office:string-value="496" table:formula="of:=COM.MICROSOFT.TEXTJOIN(&quot;&quot;;TRUE;IFERROR(MID([.D465];ROW(INDIRECT(&quot;1:100&quot;));1)+0;&quot;&quot;))" table:number-matrix-columns-spanned="1" table:number-matrix-rows-spanned="1" table:style-name="ce1">
            <text:p>496</text:p>
          </table:table-cell>
          <table:table-cell office:value-type="float" office:value="46" table:formula="of:=LEFT([.E465];1)*10+RIGHT([.E465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ixone5vkzxnhgdlbsevendtwo</text:p>
          </table:table-cell>
          <table:table-cell office:value-type="string" office:string-value="15" table:formula="of:=COM.MICROSOFT.TEXTJOIN(&quot;&quot;;TRUE;IFERROR(MID([.A466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466];1)*10+RIGHT([.B466];1)" table:style-name="ce1">
            <text:p>15</text:p>
          </table:table-cell>
          <table:table-cell office:value-type="string" office:string-value="1six6sixone1one5vkzxnhgdlbseven7sevendtwo2two" table:formula="of:=COM.MICROSOFT.REDUCE([.A466];[NumberText.$A$1]:[NumberText.$A$9];COM.MICROSOFT.LAMBDA(_xlpm.a;_xlpm.b;SUBSTITUTE(_xlpm.a;_xlpm.b;VLOOKUP(_xlpm.b;[NumberText.$A$1:.$B$9];2;FALSE))))" table:number-matrix-columns-spanned="1" table:number-matrix-rows-spanned="1" table:style-name="ce1">
            <text:p>1six6sixone1one5vkzxnhgdlbseven7sevendtwo2two</text:p>
          </table:table-cell>
          <table:table-cell office:value-type="string" office:string-value="161572" table:formula="of:=COM.MICROSOFT.TEXTJOIN(&quot;&quot;;TRUE;IFERROR(MID([.D466];ROW(INDIRECT(&quot;1:100&quot;));1)+0;&quot;&quot;))" table:number-matrix-columns-spanned="1" table:number-matrix-rows-spanned="1" table:style-name="ce1">
            <text:p>161572</text:p>
          </table:table-cell>
          <table:table-cell office:value-type="float" office:value="12" table:formula="of:=LEFT([.E466];1)*10+RIGHT([.E466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jbnineppf7</text:p>
          </table:table-cell>
          <table:table-cell office:value-type="string" office:string-value="97" table:formula="of:=COM.MICROSOFT.TEXTJOIN(&quot;&quot;;TRUE;IFERROR(MID([.A467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B467];1)*10+RIGHT([.B467];1)" table:style-name="ce1">
            <text:p>97</text:p>
          </table:table-cell>
          <table:table-cell office:value-type="string" office:string-value="9jbnine9nineppf7" table:formula="of:=COM.MICROSOFT.REDUCE([.A467];[NumberText.$A$1]:[NumberText.$A$9];COM.MICROSOFT.LAMBDA(_xlpm.a;_xlpm.b;SUBSTITUTE(_xlpm.a;_xlpm.b;VLOOKUP(_xlpm.b;[NumberText.$A$1:.$B$9];2;FALSE))))" table:number-matrix-columns-spanned="1" table:number-matrix-rows-spanned="1" table:style-name="ce1">
            <text:p>9jbnine9nineppf7</text:p>
          </table:table-cell>
          <table:table-cell office:value-type="string" office:string-value="997" table:formula="of:=COM.MICROSOFT.TEXTJOIN(&quot;&quot;;TRUE;IFERROR(MID([.D467];ROW(INDIRECT(&quot;1:100&quot;));1)+0;&quot;&quot;))" table:number-matrix-columns-spanned="1" table:number-matrix-rows-spanned="1" table:style-name="ce1">
            <text:p>997</text:p>
          </table:table-cell>
          <table:table-cell office:value-type="float" office:value="97" table:formula="of:=LEFT([.E467];1)*10+RIGHT([.E467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oursixlrn5vdgdbvnfhg</text:p>
          </table:table-cell>
          <table:table-cell office:value-type="string" office:string-value="55" table:formula="of:=COM.MICROSOFT.TEXTJOIN(&quot;&quot;;TRUE;IFERROR(MID([.A468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B468];1)*10+RIGHT([.B468];1)" table:style-name="ce1">
            <text:p>55</text:p>
          </table:table-cell>
          <table:table-cell office:value-type="string" office:string-value="5four4foursix6sixlrn5vdgdbvnfhg" table:formula="of:=COM.MICROSOFT.REDUCE([.A468];[NumberText.$A$1]:[NumberText.$A$9];COM.MICROSOFT.LAMBDA(_xlpm.a;_xlpm.b;SUBSTITUTE(_xlpm.a;_xlpm.b;VLOOKUP(_xlpm.b;[NumberText.$A$1:.$B$9];2;FALSE))))" table:number-matrix-columns-spanned="1" table:number-matrix-rows-spanned="1" table:style-name="ce1">
            <text:p>5four4foursix6sixlrn5vdgdbvnfhg</text:p>
          </table:table-cell>
          <table:table-cell office:value-type="string" office:string-value="5465" table:formula="of:=COM.MICROSOFT.TEXTJOIN(&quot;&quot;;TRUE;IFERROR(MID([.D468];ROW(INDIRECT(&quot;1:100&quot;));1)+0;&quot;&quot;))" table:number-matrix-columns-spanned="1" table:number-matrix-rows-spanned="1" table:style-name="ce1">
            <text:p>5465</text:p>
          </table:table-cell>
          <table:table-cell office:value-type="float" office:value="55" table:formula="of:=LEFT([.E468];1)*10+RIGHT([.E468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crtwo8zbqrvjgpfivenine2</text:p>
          </table:table-cell>
          <table:table-cell office:value-type="string" office:string-value="82" table:formula="of:=COM.MICROSOFT.TEXTJOIN(&quot;&quot;;TRUE;IFERROR(MID([.A469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469];1)*10+RIGHT([.B469];1)" table:style-name="ce1">
            <text:p>82</text:p>
          </table:table-cell>
          <table:table-cell office:value-type="string" office:string-value="five5fivecrtwo2two8zbqrvjgpfive5fivenine9nine2" table:formula="of:=COM.MICROSOFT.REDUCE([.A469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crtwo2two8zbqrvjgpfive5fivenine9nine2</text:p>
          </table:table-cell>
          <table:table-cell office:value-type="string" office:string-value="528592" table:formula="of:=COM.MICROSOFT.TEXTJOIN(&quot;&quot;;TRUE;IFERROR(MID([.D469];ROW(INDIRECT(&quot;1:100&quot;));1)+0;&quot;&quot;))" table:number-matrix-columns-spanned="1" table:number-matrix-rows-spanned="1" table:style-name="ce1">
            <text:p>528592</text:p>
          </table:table-cell>
          <table:table-cell office:value-type="float" office:value="52" table:formula="of:=LEFT([.E469];1)*10+RIGHT([.E469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tvdhgvone6dbrvj5sqbr5</text:p>
          </table:table-cell>
          <table:table-cell office:value-type="string" office:string-value="655" table:formula="of:=COM.MICROSOFT.TEXTJOIN(&quot;&quot;;TRUE;IFERROR(MID([.A470];ROW(INDIRECT(&quot;1:100&quot;));1)+0;&quot;&quot;))" table:number-matrix-columns-spanned="1" table:number-matrix-rows-spanned="1" table:style-name="ce1">
            <text:p>655</text:p>
          </table:table-cell>
          <table:table-cell office:value-type="float" office:value="65" table:formula="of:=LEFT([.B470];1)*10+RIGHT([.B470];1)" table:style-name="ce1">
            <text:p>65</text:p>
          </table:table-cell>
          <table:table-cell office:value-type="string" office:string-value="ktvdhgvone1one6dbrvj5sqbr5" table:formula="of:=COM.MICROSOFT.REDUCE([.A470];[NumberText.$A$1]:[NumberText.$A$9];COM.MICROSOFT.LAMBDA(_xlpm.a;_xlpm.b;SUBSTITUTE(_xlpm.a;_xlpm.b;VLOOKUP(_xlpm.b;[NumberText.$A$1:.$B$9];2;FALSE))))" table:number-matrix-columns-spanned="1" table:number-matrix-rows-spanned="1" table:style-name="ce1">
            <text:p>ktvdhgvone1one6dbrvj5sqbr5</text:p>
          </table:table-cell>
          <table:table-cell office:value-type="string" office:string-value="1655" table:formula="of:=COM.MICROSOFT.TEXTJOIN(&quot;&quot;;TRUE;IFERROR(MID([.D470];ROW(INDIRECT(&quot;1:100&quot;));1)+0;&quot;&quot;))" table:number-matrix-columns-spanned="1" table:number-matrix-rows-spanned="1" table:style-name="ce1">
            <text:p>1655</text:p>
          </table:table-cell>
          <table:table-cell office:value-type="float" office:value="15" table:formula="of:=LEFT([.E470];1)*10+RIGHT([.E470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jtwonesixthree7dzdfrgqrkstwo4xvfmtsbpqjgxsgqcpc</text:p>
          </table:table-cell>
          <table:table-cell office:value-type="string" office:string-value="74" table:formula="of:=COM.MICROSOFT.TEXTJOIN(&quot;&quot;;TRUE;IFERROR(MID([.A471];ROW(INDIRECT(&quot;1:100&quot;));1)+0;&quot;&quot;))" table:number-matrix-columns-spanned="1" table:number-matrix-rows-spanned="1" table:style-name="ce1">
            <text:p>74</text:p>
          </table:table-cell>
          <table:table-cell office:value-type="float" office:value="74" table:formula="of:=LEFT([.B471];1)*10+RIGHT([.B471];1)" table:style-name="ce1">
            <text:p>74</text:p>
          </table:table-cell>
          <table:table-cell office:value-type="string" office:string-value="bljtwo2twone1onesix6sixthree3three7dzdfrgqrkstwo2two4xvfmtsbpqjgxsgqcpc" table:formula="of:=COM.MICROSOFT.REDUCE([.A471];[NumberText.$A$1]:[NumberText.$A$9];COM.MICROSOFT.LAMBDA(_xlpm.a;_xlpm.b;SUBSTITUTE(_xlpm.a;_xlpm.b;VLOOKUP(_xlpm.b;[NumberText.$A$1:.$B$9];2;FALSE))))" table:number-matrix-columns-spanned="1" table:number-matrix-rows-spanned="1" table:style-name="ce1">
            <text:p>bljtwo2twone1onesix6sixthree3three7dzdfrgqrkstwo2two4xvfmtsbpqjgxsgqcpc</text:p>
          </table:table-cell>
          <table:table-cell office:value-type="string" office:string-value="2163724" table:formula="of:=COM.MICROSOFT.TEXTJOIN(&quot;&quot;;TRUE;IFERROR(MID([.D471];ROW(INDIRECT(&quot;1:100&quot;));1)+0;&quot;&quot;))" table:number-matrix-columns-spanned="1" table:number-matrix-rows-spanned="1" table:style-name="ce1">
            <text:p>2163724</text:p>
          </table:table-cell>
          <table:table-cell office:value-type="float" office:value="24" table:formula="of:=LEFT([.E471];1)*10+RIGHT([.E471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gg5</text:p>
          </table:table-cell>
          <table:table-cell office:value-type="string" office:string-value="5" table:formula="of:=COM.MICROSOFT.TEXTJOIN(&quot;&quot;;TRUE;IFERROR(MID([.A47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472];1)*10+RIGHT([.B472];1)" table:style-name="ce1">
            <text:p>55</text:p>
          </table:table-cell>
          <table:table-cell office:value-type="string" office:string-value="six6sixgg5" table:formula="of:=COM.MICROSOFT.REDUCE([.A472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gg5</text:p>
          </table:table-cell>
          <table:table-cell office:value-type="string" office:string-value="65" table:formula="of:=COM.MICROSOFT.TEXTJOIN(&quot;&quot;;TRUE;IFERROR(MID([.D472];ROW(INDIRECT(&quot;1:100&quot;));1)+0;&quot;&quot;))" table:number-matrix-columns-spanned="1" table:number-matrix-rows-spanned="1" table:style-name="ce1">
            <text:p>65</text:p>
          </table:table-cell>
          <table:table-cell office:value-type="float" office:value="65" table:formula="of:=LEFT([.E472];1)*10+RIGHT([.E472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rbqdqdrqtwo2onez</text:p>
          </table:table-cell>
          <table:table-cell office:value-type="string" office:string-value="2" table:formula="of:=COM.MICROSOFT.TEXTJOIN(&quot;&quot;;TRUE;IFERROR(MID([.A473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473];1)*10+RIGHT([.B473];1)" table:style-name="ce1">
            <text:p>22</text:p>
          </table:table-cell>
          <table:table-cell office:value-type="string" office:string-value="vmrbqdqdrqtwo2two2one1onez" table:formula="of:=COM.MICROSOFT.REDUCE([.A473];[NumberText.$A$1]:[NumberText.$A$9];COM.MICROSOFT.LAMBDA(_xlpm.a;_xlpm.b;SUBSTITUTE(_xlpm.a;_xlpm.b;VLOOKUP(_xlpm.b;[NumberText.$A$1:.$B$9];2;FALSE))))" table:number-matrix-columns-spanned="1" table:number-matrix-rows-spanned="1" table:style-name="ce1">
            <text:p>vmrbqdqdrqtwo2two2one1onez</text:p>
          </table:table-cell>
          <table:table-cell office:value-type="string" office:string-value="221" table:formula="of:=COM.MICROSOFT.TEXTJOIN(&quot;&quot;;TRUE;IFERROR(MID([.D473];ROW(INDIRECT(&quot;1:100&quot;));1)+0;&quot;&quot;))" table:number-matrix-columns-spanned="1" table:number-matrix-rows-spanned="1" table:style-name="ce1">
            <text:p>221</text:p>
          </table:table-cell>
          <table:table-cell office:value-type="float" office:value="21" table:formula="of:=LEFT([.E473];1)*10+RIGHT([.E473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hlgrgndk9ninefsntwo1rnclttm</text:p>
          </table:table-cell>
          <table:table-cell office:value-type="string" office:string-value="91" table:formula="of:=COM.MICROSOFT.TEXTJOIN(&quot;&quot;;TRUE;IFERROR(MID([.A474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474];1)*10+RIGHT([.B474];1)" table:style-name="ce1">
            <text:p>91</text:p>
          </table:table-cell>
          <table:table-cell office:value-type="string" office:string-value="one1onehlgrgndk9nine9ninefsntwo2two1rnclttm" table:formula="of:=COM.MICROSOFT.REDUCE([.A47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hlgrgndk9nine9ninefsntwo2two1rnclttm</text:p>
          </table:table-cell>
          <table:table-cell office:value-type="string" office:string-value="19921" table:formula="of:=COM.MICROSOFT.TEXTJOIN(&quot;&quot;;TRUE;IFERROR(MID([.D474];ROW(INDIRECT(&quot;1:100&quot;));1)+0;&quot;&quot;))" table:number-matrix-columns-spanned="1" table:number-matrix-rows-spanned="1" table:style-name="ce1">
            <text:p>19921</text:p>
          </table:table-cell>
          <table:table-cell office:value-type="float" office:value="11" table:formula="of:=LEFT([.E474];1)*10+RIGHT([.E474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tqzjbhdhkm1</text:p>
          </table:table-cell>
          <table:table-cell office:value-type="string" office:string-value="41" table:formula="of:=COM.MICROSOFT.TEXTJOIN(&quot;&quot;;TRUE;IFERROR(MID([.A475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B475];1)*10+RIGHT([.B475];1)" table:style-name="ce1">
            <text:p>41</text:p>
          </table:table-cell>
          <table:table-cell office:value-type="string" office:string-value="4tqzjbhdhkm1" table:formula="of:=COM.MICROSOFT.REDUCE([.A475];[NumberText.$A$1]:[NumberText.$A$9];COM.MICROSOFT.LAMBDA(_xlpm.a;_xlpm.b;SUBSTITUTE(_xlpm.a;_xlpm.b;VLOOKUP(_xlpm.b;[NumberText.$A$1:.$B$9];2;FALSE))))" table:number-matrix-columns-spanned="1" table:number-matrix-rows-spanned="1" table:style-name="ce1">
            <text:p>4tqzjbhdhkm1</text:p>
          </table:table-cell>
          <table:table-cell office:value-type="string" office:string-value="41" table:formula="of:=COM.MICROSOFT.TEXTJOIN(&quot;&quot;;TRUE;IFERROR(MID([.D475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E475];1)*10+RIGHT([.E475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1kffxzcrn189</text:p>
          </table:table-cell>
          <table:table-cell office:value-type="string" office:string-value="1189" table:formula="of:=COM.MICROSOFT.TEXTJOIN(&quot;&quot;;TRUE;IFERROR(MID([.A476];ROW(INDIRECT(&quot;1:100&quot;));1)+0;&quot;&quot;))" table:number-matrix-columns-spanned="1" table:number-matrix-rows-spanned="1" table:style-name="ce1">
            <text:p>1189</text:p>
          </table:table-cell>
          <table:table-cell office:value-type="float" office:value="19" table:formula="of:=LEFT([.B476];1)*10+RIGHT([.B476];1)" table:style-name="ce1">
            <text:p>19</text:p>
          </table:table-cell>
          <table:table-cell office:value-type="string" office:string-value="nine9nine1kffxzcrn189" table:formula="of:=COM.MICROSOFT.REDUCE([.A476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1kffxzcrn189</text:p>
          </table:table-cell>
          <table:table-cell office:value-type="string" office:string-value="91189" table:formula="of:=COM.MICROSOFT.TEXTJOIN(&quot;&quot;;TRUE;IFERROR(MID([.D476];ROW(INDIRECT(&quot;1:100&quot;));1)+0;&quot;&quot;))" table:number-matrix-columns-spanned="1" table:number-matrix-rows-spanned="1" table:style-name="ce1">
            <text:p>91189</text:p>
          </table:table-cell>
          <table:table-cell office:value-type="float" office:value="99" table:formula="of:=LEFT([.E476];1)*10+RIGHT([.E476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rxr9ninemqb8</text:p>
          </table:table-cell>
          <table:table-cell office:value-type="string" office:string-value="98" table:formula="of:=COM.MICROSOFT.TEXTJOIN(&quot;&quot;;TRUE;IFERROR(MID([.A477];ROW(INDIRECT(&quot;1:100&quot;));1)+0;&quot;&quot;))" table:number-matrix-columns-spanned="1" table:number-matrix-rows-spanned="1" table:style-name="ce1">
            <text:p>98</text:p>
          </table:table-cell>
          <table:table-cell office:value-type="float" office:value="98" table:formula="of:=LEFT([.B477];1)*10+RIGHT([.B477];1)" table:style-name="ce1">
            <text:p>98</text:p>
          </table:table-cell>
          <table:table-cell office:value-type="string" office:string-value="sbrxr9nine9ninemqb8" table:formula="of:=COM.MICROSOFT.REDUCE([.A477];[NumberText.$A$1]:[NumberText.$A$9];COM.MICROSOFT.LAMBDA(_xlpm.a;_xlpm.b;SUBSTITUTE(_xlpm.a;_xlpm.b;VLOOKUP(_xlpm.b;[NumberText.$A$1:.$B$9];2;FALSE))))" table:number-matrix-columns-spanned="1" table:number-matrix-rows-spanned="1" table:style-name="ce1">
            <text:p>sbrxr9nine9ninemqb8</text:p>
          </table:table-cell>
          <table:table-cell office:value-type="string" office:string-value="998" table:formula="of:=COM.MICROSOFT.TEXTJOIN(&quot;&quot;;TRUE;IFERROR(MID([.D477];ROW(INDIRECT(&quot;1:100&quot;));1)+0;&quot;&quot;))" table:number-matrix-columns-spanned="1" table:number-matrix-rows-spanned="1" table:style-name="ce1">
            <text:p>998</text:p>
          </table:table-cell>
          <table:table-cell office:value-type="float" office:value="98" table:formula="of:=LEFT([.E477];1)*10+RIGHT([.E477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528mslnf</text:p>
          </table:table-cell>
          <table:table-cell office:value-type="string" office:string-value="528" table:formula="of:=COM.MICROSOFT.TEXTJOIN(&quot;&quot;;TRUE;IFERROR(MID([.A478];ROW(INDIRECT(&quot;1:100&quot;));1)+0;&quot;&quot;))" table:number-matrix-columns-spanned="1" table:number-matrix-rows-spanned="1" table:style-name="ce1">
            <text:p>528</text:p>
          </table:table-cell>
          <table:table-cell office:value-type="float" office:value="58" table:formula="of:=LEFT([.B478];1)*10+RIGHT([.B478];1)" table:style-name="ce1">
            <text:p>58</text:p>
          </table:table-cell>
          <table:table-cell office:value-type="string" office:string-value="six6six528mslnf" table:formula="of:=COM.MICROSOFT.REDUCE([.A478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528mslnf</text:p>
          </table:table-cell>
          <table:table-cell office:value-type="string" office:string-value="6528" table:formula="of:=COM.MICROSOFT.TEXTJOIN(&quot;&quot;;TRUE;IFERROR(MID([.D478];ROW(INDIRECT(&quot;1:100&quot;));1)+0;&quot;&quot;))" table:number-matrix-columns-spanned="1" table:number-matrix-rows-spanned="1" table:style-name="ce1">
            <text:p>6528</text:p>
          </table:table-cell>
          <table:table-cell office:value-type="float" office:value="68" table:formula="of:=LEFT([.E478];1)*10+RIGHT([.E478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vthree7dfivenine918</text:p>
          </table:table-cell>
          <table:table-cell office:value-type="string" office:string-value="7918" table:formula="of:=COM.MICROSOFT.TEXTJOIN(&quot;&quot;;TRUE;IFERROR(MID([.A479];ROW(INDIRECT(&quot;1:100&quot;));1)+0;&quot;&quot;))" table:number-matrix-columns-spanned="1" table:number-matrix-rows-spanned="1" table:style-name="ce1">
            <text:p>7918</text:p>
          </table:table-cell>
          <table:table-cell office:value-type="float" office:value="78" table:formula="of:=LEFT([.B479];1)*10+RIGHT([.B479];1)" table:style-name="ce1">
            <text:p>78</text:p>
          </table:table-cell>
          <table:table-cell office:value-type="string" office:string-value="sdvthree3three7dfive5fivenine9nine918" table:formula="of:=COM.MICROSOFT.REDUCE([.A479];[NumberText.$A$1]:[NumberText.$A$9];COM.MICROSOFT.LAMBDA(_xlpm.a;_xlpm.b;SUBSTITUTE(_xlpm.a;_xlpm.b;VLOOKUP(_xlpm.b;[NumberText.$A$1:.$B$9];2;FALSE))))" table:number-matrix-columns-spanned="1" table:number-matrix-rows-spanned="1" table:style-name="ce1">
            <text:p>sdvthree3three7dfive5fivenine9nine918</text:p>
          </table:table-cell>
          <table:table-cell office:value-type="string" office:string-value="3759918" table:formula="of:=COM.MICROSOFT.TEXTJOIN(&quot;&quot;;TRUE;IFERROR(MID([.D479];ROW(INDIRECT(&quot;1:100&quot;));1)+0;&quot;&quot;))" table:number-matrix-columns-spanned="1" table:number-matrix-rows-spanned="1" table:style-name="ce1">
            <text:p>3759918</text:p>
          </table:table-cell>
          <table:table-cell office:value-type="float" office:value="38" table:formula="of:=LEFT([.E479];1)*10+RIGHT([.E479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kvzqqkonepmghblzvljnineone47twonesdf</text:p>
          </table:table-cell>
          <table:table-cell office:value-type="string" office:string-value="347" table:formula="of:=COM.MICROSOFT.TEXTJOIN(&quot;&quot;;TRUE;IFERROR(MID([.A480];ROW(INDIRECT(&quot;1:100&quot;));1)+0;&quot;&quot;))" table:number-matrix-columns-spanned="1" table:number-matrix-rows-spanned="1" table:style-name="ce1">
            <text:p>347</text:p>
          </table:table-cell>
          <table:table-cell office:value-type="float" office:value="37" table:formula="of:=LEFT([.B480];1)*10+RIGHT([.B480];1)" table:style-name="ce1">
            <text:p>37</text:p>
          </table:table-cell>
          <table:table-cell office:value-type="string" office:string-value="3kvzqqkone1onepmghblzvljnine9nineone1one47two2twone1onesdf" table:formula="of:=COM.MICROSOFT.REDUCE([.A480];[NumberText.$A$1]:[NumberText.$A$9];COM.MICROSOFT.LAMBDA(_xlpm.a;_xlpm.b;SUBSTITUTE(_xlpm.a;_xlpm.b;VLOOKUP(_xlpm.b;[NumberText.$A$1:.$B$9];2;FALSE))))" table:number-matrix-columns-spanned="1" table:number-matrix-rows-spanned="1" table:style-name="ce1">
            <text:p>3kvzqqkone1onepmghblzvljnine9nineone1one47two2twone1onesdf</text:p>
          </table:table-cell>
          <table:table-cell office:value-type="string" office:string-value="31914721" table:formula="of:=COM.MICROSOFT.TEXTJOIN(&quot;&quot;;TRUE;IFERROR(MID([.D480];ROW(INDIRECT(&quot;1:100&quot;));1)+0;&quot;&quot;))" table:number-matrix-columns-spanned="1" table:number-matrix-rows-spanned="1" table:style-name="ce1">
            <text:p>31914721</text:p>
          </table:table-cell>
          <table:table-cell office:value-type="float" office:value="31" table:formula="of:=LEFT([.E480];1)*10+RIGHT([.E480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9sevenfourjhmjjslqgd8</text:p>
          </table:table-cell>
          <table:table-cell office:value-type="string" office:string-value="98" table:formula="of:=COM.MICROSOFT.TEXTJOIN(&quot;&quot;;TRUE;IFERROR(MID([.A481];ROW(INDIRECT(&quot;1:100&quot;));1)+0;&quot;&quot;))" table:number-matrix-columns-spanned="1" table:number-matrix-rows-spanned="1" table:style-name="ce1">
            <text:p>98</text:p>
          </table:table-cell>
          <table:table-cell office:value-type="float" office:value="98" table:formula="of:=LEFT([.B481];1)*10+RIGHT([.B481];1)" table:style-name="ce1">
            <text:p>98</text:p>
          </table:table-cell>
          <table:table-cell office:value-type="string" office:string-value="four4four9seven7sevenfour4fourjhmjjslqgd8" table:formula="of:=COM.MICROSOFT.REDUCE([.A481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9seven7sevenfour4fourjhmjjslqgd8</text:p>
          </table:table-cell>
          <table:table-cell office:value-type="string" office:string-value="49748" table:formula="of:=COM.MICROSOFT.TEXTJOIN(&quot;&quot;;TRUE;IFERROR(MID([.D481];ROW(INDIRECT(&quot;1:100&quot;));1)+0;&quot;&quot;))" table:number-matrix-columns-spanned="1" table:number-matrix-rows-spanned="1" table:style-name="ce1">
            <text:p>49748</text:p>
          </table:table-cell>
          <table:table-cell office:value-type="float" office:value="48" table:formula="of:=LEFT([.E481];1)*10+RIGHT([.E481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fkfmgqf6fourbldjfvbhr</text:p>
          </table:table-cell>
          <table:table-cell office:value-type="string" office:string-value="36" table:formula="of:=COM.MICROSOFT.TEXTJOIN(&quot;&quot;;TRUE;IFERROR(MID([.A482];ROW(INDIRECT(&quot;1:100&quot;));1)+0;&quot;&quot;))" table:number-matrix-columns-spanned="1" table:number-matrix-rows-spanned="1" table:style-name="ce1">
            <text:p>36</text:p>
          </table:table-cell>
          <table:table-cell office:value-type="float" office:value="36" table:formula="of:=LEFT([.B482];1)*10+RIGHT([.B482];1)" table:style-name="ce1">
            <text:p>36</text:p>
          </table:table-cell>
          <table:table-cell office:value-type="string" office:string-value="3fkfmgqf6four4fourbldjfvbhr" table:formula="of:=COM.MICROSOFT.REDUCE([.A482];[NumberText.$A$1]:[NumberText.$A$9];COM.MICROSOFT.LAMBDA(_xlpm.a;_xlpm.b;SUBSTITUTE(_xlpm.a;_xlpm.b;VLOOKUP(_xlpm.b;[NumberText.$A$1:.$B$9];2;FALSE))))" table:number-matrix-columns-spanned="1" table:number-matrix-rows-spanned="1" table:style-name="ce1">
            <text:p>3fkfmgqf6four4fourbldjfvbhr</text:p>
          </table:table-cell>
          <table:table-cell office:value-type="string" office:string-value="364" table:formula="of:=COM.MICROSOFT.TEXTJOIN(&quot;&quot;;TRUE;IFERROR(MID([.D482];ROW(INDIRECT(&quot;1:100&quot;));1)+0;&quot;&quot;))" table:number-matrix-columns-spanned="1" table:number-matrix-rows-spanned="1" table:style-name="ce1">
            <text:p>364</text:p>
          </table:table-cell>
          <table:table-cell office:value-type="float" office:value="34" table:formula="of:=LEFT([.E482];1)*10+RIGHT([.E482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txpddhsnzrkplzqc1ninezpvqgnhxzftwo</text:p>
          </table:table-cell>
          <table:table-cell office:value-type="string" office:string-value="1" table:formula="of:=COM.MICROSOFT.TEXTJOIN(&quot;&quot;;TRUE;IFERROR(MID([.A48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483];1)*10+RIGHT([.B483];1)" table:style-name="ce1">
            <text:p>11</text:p>
          </table:table-cell>
          <table:table-cell office:value-type="string" office:string-value="eight8eighttxpddhsnzrkplzqc1nine9ninezpvqgnhxzftwo2two" table:formula="of:=COM.MICROSOFT.REDUCE([.A483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txpddhsnzrkplzqc1nine9ninezpvqgnhxzftwo2two</text:p>
          </table:table-cell>
          <table:table-cell office:value-type="string" office:string-value="8192" table:formula="of:=COM.MICROSOFT.TEXTJOIN(&quot;&quot;;TRUE;IFERROR(MID([.D483];ROW(INDIRECT(&quot;1:100&quot;));1)+0;&quot;&quot;))" table:number-matrix-columns-spanned="1" table:number-matrix-rows-spanned="1" table:style-name="ce1">
            <text:p>8192</text:p>
          </table:table-cell>
          <table:table-cell office:value-type="float" office:value="82" table:formula="of:=LEFT([.E483];1)*10+RIGHT([.E483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6lsxmkfpghsqptvhmmmzhcmfdeightsix</text:p>
          </table:table-cell>
          <table:table-cell office:value-type="string" office:string-value="56" table:formula="of:=COM.MICROSOFT.TEXTJOIN(&quot;&quot;;TRUE;IFERROR(MID([.A484];ROW(INDIRECT(&quot;1:100&quot;));1)+0;&quot;&quot;))" table:number-matrix-columns-spanned="1" table:number-matrix-rows-spanned="1" table:style-name="ce1">
            <text:p>56</text:p>
          </table:table-cell>
          <table:table-cell office:value-type="float" office:value="56" table:formula="of:=LEFT([.B484];1)*10+RIGHT([.B484];1)" table:style-name="ce1">
            <text:p>56</text:p>
          </table:table-cell>
          <table:table-cell office:value-type="string" office:string-value="56lsxmkfpghsqptvhmmmzhcmfdeight8eightsix6six" table:formula="of:=COM.MICROSOFT.REDUCE([.A484];[NumberText.$A$1]:[NumberText.$A$9];COM.MICROSOFT.LAMBDA(_xlpm.a;_xlpm.b;SUBSTITUTE(_xlpm.a;_xlpm.b;VLOOKUP(_xlpm.b;[NumberText.$A$1:.$B$9];2;FALSE))))" table:number-matrix-columns-spanned="1" table:number-matrix-rows-spanned="1" table:style-name="ce1">
            <text:p>56lsxmkfpghsqptvhmmmzhcmfdeight8eightsix6six</text:p>
          </table:table-cell>
          <table:table-cell office:value-type="string" office:string-value="5686" table:formula="of:=COM.MICROSOFT.TEXTJOIN(&quot;&quot;;TRUE;IFERROR(MID([.D484];ROW(INDIRECT(&quot;1:100&quot;));1)+0;&quot;&quot;))" table:number-matrix-columns-spanned="1" table:number-matrix-rows-spanned="1" table:style-name="ce1">
            <text:p>5686</text:p>
          </table:table-cell>
          <table:table-cell office:value-type="float" office:value="56" table:formula="of:=LEFT([.E484];1)*10+RIGHT([.E484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72kdfdrtwothree8</text:p>
          </table:table-cell>
          <table:table-cell office:value-type="string" office:string-value="728" table:formula="of:=COM.MICROSOFT.TEXTJOIN(&quot;&quot;;TRUE;IFERROR(MID([.A485];ROW(INDIRECT(&quot;1:100&quot;));1)+0;&quot;&quot;))" table:number-matrix-columns-spanned="1" table:number-matrix-rows-spanned="1" table:style-name="ce1">
            <text:p>728</text:p>
          </table:table-cell>
          <table:table-cell office:value-type="float" office:value="78" table:formula="of:=LEFT([.B485];1)*10+RIGHT([.B485];1)" table:style-name="ce1">
            <text:p>78</text:p>
          </table:table-cell>
          <table:table-cell office:value-type="string" office:string-value="one1one72kdfdrtwo2twothree3three8" table:formula="of:=COM.MICROSOFT.REDUCE([.A485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72kdfdrtwo2twothree3three8</text:p>
          </table:table-cell>
          <table:table-cell office:value-type="string" office:string-value="172238" table:formula="of:=COM.MICROSOFT.TEXTJOIN(&quot;&quot;;TRUE;IFERROR(MID([.D485];ROW(INDIRECT(&quot;1:100&quot;));1)+0;&quot;&quot;))" table:number-matrix-columns-spanned="1" table:number-matrix-rows-spanned="1" table:style-name="ce1">
            <text:p>172238</text:p>
          </table:table-cell>
          <table:table-cell office:value-type="float" office:value="18" table:formula="of:=LEFT([.E485];1)*10+RIGHT([.E485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kpgjhpnthree7</text:p>
          </table:table-cell>
          <table:table-cell office:value-type="string" office:string-value="77" table:formula="of:=COM.MICROSOFT.TEXTJOIN(&quot;&quot;;TRUE;IFERROR(MID([.A486];ROW(INDIRECT(&quot;1:100&quot;));1)+0;&quot;&quot;))" table:number-matrix-columns-spanned="1" table:number-matrix-rows-spanned="1" table:style-name="ce1">
            <text:p>77</text:p>
          </table:table-cell>
          <table:table-cell office:value-type="float" office:value="77" table:formula="of:=LEFT([.B486];1)*10+RIGHT([.B486];1)" table:style-name="ce1">
            <text:p>77</text:p>
          </table:table-cell>
          <table:table-cell office:value-type="string" office:string-value="7kpgjhpnthree3three7" table:formula="of:=COM.MICROSOFT.REDUCE([.A486];[NumberText.$A$1]:[NumberText.$A$9];COM.MICROSOFT.LAMBDA(_xlpm.a;_xlpm.b;SUBSTITUTE(_xlpm.a;_xlpm.b;VLOOKUP(_xlpm.b;[NumberText.$A$1:.$B$9];2;FALSE))))" table:number-matrix-columns-spanned="1" table:number-matrix-rows-spanned="1" table:style-name="ce1">
            <text:p>7kpgjhpnthree3three7</text:p>
          </table:table-cell>
          <table:table-cell office:value-type="string" office:string-value="737" table:formula="of:=COM.MICROSOFT.TEXTJOIN(&quot;&quot;;TRUE;IFERROR(MID([.D486];ROW(INDIRECT(&quot;1:100&quot;));1)+0;&quot;&quot;))" table:number-matrix-columns-spanned="1" table:number-matrix-rows-spanned="1" table:style-name="ce1">
            <text:p>737</text:p>
          </table:table-cell>
          <table:table-cell office:value-type="float" office:value="77" table:formula="of:=LEFT([.E486];1)*10+RIGHT([.E486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7j2mtwo</text:p>
          </table:table-cell>
          <table:table-cell office:value-type="string" office:string-value="372" table:formula="of:=COM.MICROSOFT.TEXTJOIN(&quot;&quot;;TRUE;IFERROR(MID([.A487];ROW(INDIRECT(&quot;1:100&quot;));1)+0;&quot;&quot;))" table:number-matrix-columns-spanned="1" table:number-matrix-rows-spanned="1" table:style-name="ce1">
            <text:p>372</text:p>
          </table:table-cell>
          <table:table-cell office:value-type="float" office:value="32" table:formula="of:=LEFT([.B487];1)*10+RIGHT([.B487];1)" table:style-name="ce1">
            <text:p>32</text:p>
          </table:table-cell>
          <table:table-cell office:value-type="string" office:string-value="37j2mtwo2two" table:formula="of:=COM.MICROSOFT.REDUCE([.A487];[NumberText.$A$1]:[NumberText.$A$9];COM.MICROSOFT.LAMBDA(_xlpm.a;_xlpm.b;SUBSTITUTE(_xlpm.a;_xlpm.b;VLOOKUP(_xlpm.b;[NumberText.$A$1:.$B$9];2;FALSE))))" table:number-matrix-columns-spanned="1" table:number-matrix-rows-spanned="1" table:style-name="ce1">
            <text:p>37j2mtwo2two</text:p>
          </table:table-cell>
          <table:table-cell office:value-type="string" office:string-value="3722" table:formula="of:=COM.MICROSOFT.TEXTJOIN(&quot;&quot;;TRUE;IFERROR(MID([.D487];ROW(INDIRECT(&quot;1:100&quot;));1)+0;&quot;&quot;))" table:number-matrix-columns-spanned="1" table:number-matrix-rows-spanned="1" table:style-name="ce1">
            <text:p>3722</text:p>
          </table:table-cell>
          <table:table-cell office:value-type="float" office:value="32" table:formula="of:=LEFT([.E487];1)*10+RIGHT([.E487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4mjponefivesdgncqm2gkklsqvthfeight</text:p>
          </table:table-cell>
          <table:table-cell office:value-type="string" office:string-value="42" table:formula="of:=COM.MICROSOFT.TEXTJOIN(&quot;&quot;;TRUE;IFERROR(MID([.A488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B488];1)*10+RIGHT([.B488];1)" table:style-name="ce1">
            <text:p>42</text:p>
          </table:table-cell>
          <table:table-cell office:value-type="string" office:string-value="seven7seven4mjpone1onefive5fivesdgncqm2gkklsqvthfeight8eight" table:formula="of:=COM.MICROSOFT.REDUCE([.A488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4mjpone1onefive5fivesdgncqm2gkklsqvthfeight8eight</text:p>
          </table:table-cell>
          <table:table-cell office:value-type="string" office:string-value="741528" table:formula="of:=COM.MICROSOFT.TEXTJOIN(&quot;&quot;;TRUE;IFERROR(MID([.D488];ROW(INDIRECT(&quot;1:100&quot;));1)+0;&quot;&quot;))" table:number-matrix-columns-spanned="1" table:number-matrix-rows-spanned="1" table:style-name="ce1">
            <text:p>741528</text:p>
          </table:table-cell>
          <table:table-cell office:value-type="float" office:value="78" table:formula="of:=LEFT([.E488];1)*10+RIGHT([.E488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gckktt9six4eightwol</text:p>
          </table:table-cell>
          <table:table-cell office:value-type="string" office:string-value="94" table:formula="of:=COM.MICROSOFT.TEXTJOIN(&quot;&quot;;TRUE;IFERROR(MID([.A489];ROW(INDIRECT(&quot;1:100&quot;));1)+0;&quot;&quot;))" table:number-matrix-columns-spanned="1" table:number-matrix-rows-spanned="1" table:style-name="ce1">
            <text:p>94</text:p>
          </table:table-cell>
          <table:table-cell office:value-type="float" office:value="94" table:formula="of:=LEFT([.B489];1)*10+RIGHT([.B489];1)" table:style-name="ce1">
            <text:p>94</text:p>
          </table:table-cell>
          <table:table-cell office:value-type="string" office:string-value="mgckktt9six6six4eight8eightwo2twol" table:formula="of:=COM.MICROSOFT.REDUCE([.A489];[NumberText.$A$1]:[NumberText.$A$9];COM.MICROSOFT.LAMBDA(_xlpm.a;_xlpm.b;SUBSTITUTE(_xlpm.a;_xlpm.b;VLOOKUP(_xlpm.b;[NumberText.$A$1:.$B$9];2;FALSE))))" table:number-matrix-columns-spanned="1" table:number-matrix-rows-spanned="1" table:style-name="ce1">
            <text:p>mgckktt9six6six4eight8eightwo2twol</text:p>
          </table:table-cell>
          <table:table-cell office:value-type="string" office:string-value="96482" table:formula="of:=COM.MICROSOFT.TEXTJOIN(&quot;&quot;;TRUE;IFERROR(MID([.D489];ROW(INDIRECT(&quot;1:100&quot;));1)+0;&quot;&quot;))" table:number-matrix-columns-spanned="1" table:number-matrix-rows-spanned="1" table:style-name="ce1">
            <text:p>96482</text:p>
          </table:table-cell>
          <table:table-cell office:value-type="float" office:value="92" table:formula="of:=LEFT([.E489];1)*10+RIGHT([.E489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grzfdm499ninetbt</text:p>
          </table:table-cell>
          <table:table-cell office:value-type="string" office:string-value="4499" table:formula="of:=COM.MICROSOFT.TEXTJOIN(&quot;&quot;;TRUE;IFERROR(MID([.A490];ROW(INDIRECT(&quot;1:100&quot;));1)+0;&quot;&quot;))" table:number-matrix-columns-spanned="1" table:number-matrix-rows-spanned="1" table:style-name="ce1">
            <text:p>4499</text:p>
          </table:table-cell>
          <table:table-cell office:value-type="float" office:value="49" table:formula="of:=LEFT([.B490];1)*10+RIGHT([.B490];1)" table:style-name="ce1">
            <text:p>49</text:p>
          </table:table-cell>
          <table:table-cell office:value-type="string" office:string-value="4grzfdm499nine9ninetbt" table:formula="of:=COM.MICROSOFT.REDUCE([.A490];[NumberText.$A$1]:[NumberText.$A$9];COM.MICROSOFT.LAMBDA(_xlpm.a;_xlpm.b;SUBSTITUTE(_xlpm.a;_xlpm.b;VLOOKUP(_xlpm.b;[NumberText.$A$1:.$B$9];2;FALSE))))" table:number-matrix-columns-spanned="1" table:number-matrix-rows-spanned="1" table:style-name="ce1">
            <text:p>4grzfdm499nine9ninetbt</text:p>
          </table:table-cell>
          <table:table-cell office:value-type="string" office:string-value="44999" table:formula="of:=COM.MICROSOFT.TEXTJOIN(&quot;&quot;;TRUE;IFERROR(MID([.D490];ROW(INDIRECT(&quot;1:100&quot;));1)+0;&quot;&quot;))" table:number-matrix-columns-spanned="1" table:number-matrix-rows-spanned="1" table:style-name="ce1">
            <text:p>44999</text:p>
          </table:table-cell>
          <table:table-cell office:value-type="float" office:value="49" table:formula="of:=LEFT([.E490];1)*10+RIGHT([.E490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zmbtv84b</text:p>
          </table:table-cell>
          <table:table-cell office:value-type="string" office:string-value="84" table:formula="of:=COM.MICROSOFT.TEXTJOIN(&quot;&quot;;TRUE;IFERROR(MID([.A491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491];1)*10+RIGHT([.B491];1)" table:style-name="ce1">
            <text:p>84</text:p>
          </table:table-cell>
          <table:table-cell office:value-type="string" office:string-value="tzmbtv84b" table:formula="of:=COM.MICROSOFT.REDUCE([.A491];[NumberText.$A$1]:[NumberText.$A$9];COM.MICROSOFT.LAMBDA(_xlpm.a;_xlpm.b;SUBSTITUTE(_xlpm.a;_xlpm.b;VLOOKUP(_xlpm.b;[NumberText.$A$1:.$B$9];2;FALSE))))" table:number-matrix-columns-spanned="1" table:number-matrix-rows-spanned="1" table:style-name="ce1">
            <text:p>tzmbtv84b</text:p>
          </table:table-cell>
          <table:table-cell office:value-type="string" office:string-value="84" table:formula="of:=COM.MICROSOFT.TEXTJOIN(&quot;&quot;;TRUE;IFERROR(MID([.D491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E491];1)*10+RIGHT([.E491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vzltd75dhpjckmpdrkgglskqrhd5</text:p>
          </table:table-cell>
          <table:table-cell office:value-type="string" office:string-value="755" table:formula="of:=COM.MICROSOFT.TEXTJOIN(&quot;&quot;;TRUE;IFERROR(MID([.A492];ROW(INDIRECT(&quot;1:100&quot;));1)+0;&quot;&quot;))" table:number-matrix-columns-spanned="1" table:number-matrix-rows-spanned="1" table:style-name="ce1">
            <text:p>755</text:p>
          </table:table-cell>
          <table:table-cell office:value-type="float" office:value="75" table:formula="of:=LEFT([.B492];1)*10+RIGHT([.B492];1)" table:style-name="ce1">
            <text:p>75</text:p>
          </table:table-cell>
          <table:table-cell office:value-type="string" office:string-value="xvzltd75dhpjckmpdrkgglskqrhd5" table:formula="of:=COM.MICROSOFT.REDUCE([.A492];[NumberText.$A$1]:[NumberText.$A$9];COM.MICROSOFT.LAMBDA(_xlpm.a;_xlpm.b;SUBSTITUTE(_xlpm.a;_xlpm.b;VLOOKUP(_xlpm.b;[NumberText.$A$1:.$B$9];2;FALSE))))" table:number-matrix-columns-spanned="1" table:number-matrix-rows-spanned="1" table:style-name="ce1">
            <text:p>xvzltd75dhpjckmpdrkgglskqrhd5</text:p>
          </table:table-cell>
          <table:table-cell office:value-type="string" office:string-value="755" table:formula="of:=COM.MICROSOFT.TEXTJOIN(&quot;&quot;;TRUE;IFERROR(MID([.D492];ROW(INDIRECT(&quot;1:100&quot;));1)+0;&quot;&quot;))" table:number-matrix-columns-spanned="1" table:number-matrix-rows-spanned="1" table:style-name="ce1">
            <text:p>755</text:p>
          </table:table-cell>
          <table:table-cell office:value-type="float" office:value="75" table:formula="of:=LEFT([.E492];1)*10+RIGHT([.E492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nbhmdlj24</text:p>
          </table:table-cell>
          <table:table-cell office:value-type="string" office:string-value="24" table:formula="of:=COM.MICROSOFT.TEXTJOIN(&quot;&quot;;TRUE;IFERROR(MID([.A493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B493];1)*10+RIGHT([.B493];1)" table:style-name="ce1">
            <text:p>24</text:p>
          </table:table-cell>
          <table:table-cell office:value-type="string" office:string-value="cgnbhmdlj24" table:formula="of:=COM.MICROSOFT.REDUCE([.A493];[NumberText.$A$1]:[NumberText.$A$9];COM.MICROSOFT.LAMBDA(_xlpm.a;_xlpm.b;SUBSTITUTE(_xlpm.a;_xlpm.b;VLOOKUP(_xlpm.b;[NumberText.$A$1:.$B$9];2;FALSE))))" table:number-matrix-columns-spanned="1" table:number-matrix-rows-spanned="1" table:style-name="ce1">
            <text:p>cgnbhmdlj24</text:p>
          </table:table-cell>
          <table:table-cell office:value-type="string" office:string-value="24" table:formula="of:=COM.MICROSOFT.TEXTJOIN(&quot;&quot;;TRUE;IFERROR(MID([.D493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E493];1)*10+RIGHT([.E493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ivetpbtmone</text:p>
          </table:table-cell>
          <table:table-cell office:value-type="string" office:string-value="7" table:formula="of:=COM.MICROSOFT.TEXTJOIN(&quot;&quot;;TRUE;IFERROR(MID([.A494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494];1)*10+RIGHT([.B494];1)" table:style-name="ce1">
            <text:p>77</text:p>
          </table:table-cell>
          <table:table-cell office:value-type="string" office:string-value="7five5fivetpbtmone1one" table:formula="of:=COM.MICROSOFT.REDUCE([.A494];[NumberText.$A$1]:[NumberText.$A$9];COM.MICROSOFT.LAMBDA(_xlpm.a;_xlpm.b;SUBSTITUTE(_xlpm.a;_xlpm.b;VLOOKUP(_xlpm.b;[NumberText.$A$1:.$B$9];2;FALSE))))" table:number-matrix-columns-spanned="1" table:number-matrix-rows-spanned="1" table:style-name="ce1">
            <text:p>7five5fivetpbtmone1one</text:p>
          </table:table-cell>
          <table:table-cell office:value-type="string" office:string-value="751" table:formula="of:=COM.MICROSOFT.TEXTJOIN(&quot;&quot;;TRUE;IFERROR(MID([.D494];ROW(INDIRECT(&quot;1:100&quot;));1)+0;&quot;&quot;))" table:number-matrix-columns-spanned="1" table:number-matrix-rows-spanned="1" table:style-name="ce1">
            <text:p>751</text:p>
          </table:table-cell>
          <table:table-cell office:value-type="float" office:value="71" table:formula="of:=LEFT([.E494];1)*10+RIGHT([.E494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lpmbxvhktzkkonexsxktlzthgbgqkgcj94</text:p>
          </table:table-cell>
          <table:table-cell office:value-type="string" office:string-value="94" table:formula="of:=COM.MICROSOFT.TEXTJOIN(&quot;&quot;;TRUE;IFERROR(MID([.A495];ROW(INDIRECT(&quot;1:100&quot;));1)+0;&quot;&quot;))" table:number-matrix-columns-spanned="1" table:number-matrix-rows-spanned="1" table:style-name="ce1">
            <text:p>94</text:p>
          </table:table-cell>
          <table:table-cell office:value-type="float" office:value="94" table:formula="of:=LEFT([.B495];1)*10+RIGHT([.B495];1)" table:style-name="ce1">
            <text:p>94</text:p>
          </table:table-cell>
          <table:table-cell office:value-type="string" office:string-value="five5fivelpmbxvhktzkkone1onexsxktlzthgbgqkgcj94" table:formula="of:=COM.MICROSOFT.REDUCE([.A495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lpmbxvhktzkkone1onexsxktlzthgbgqkgcj94</text:p>
          </table:table-cell>
          <table:table-cell office:value-type="string" office:string-value="5194" table:formula="of:=COM.MICROSOFT.TEXTJOIN(&quot;&quot;;TRUE;IFERROR(MID([.D495];ROW(INDIRECT(&quot;1:100&quot;));1)+0;&quot;&quot;))" table:number-matrix-columns-spanned="1" table:number-matrix-rows-spanned="1" table:style-name="ce1">
            <text:p>5194</text:p>
          </table:table-cell>
          <table:table-cell office:value-type="float" office:value="54" table:formula="of:=LEFT([.E495];1)*10+RIGHT([.E495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ixhggcbrft</text:p>
          </table:table-cell>
          <table:table-cell office:value-type="string" office:string-value="5" table:formula="of:=COM.MICROSOFT.TEXTJOIN(&quot;&quot;;TRUE;IFERROR(MID([.A49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496];1)*10+RIGHT([.B496];1)" table:style-name="ce1">
            <text:p>55</text:p>
          </table:table-cell>
          <table:table-cell office:value-type="string" office:string-value="5six6sixhggcbrft" table:formula="of:=COM.MICROSOFT.REDUCE([.A496];[NumberText.$A$1]:[NumberText.$A$9];COM.MICROSOFT.LAMBDA(_xlpm.a;_xlpm.b;SUBSTITUTE(_xlpm.a;_xlpm.b;VLOOKUP(_xlpm.b;[NumberText.$A$1:.$B$9];2;FALSE))))" table:number-matrix-columns-spanned="1" table:number-matrix-rows-spanned="1" table:style-name="ce1">
            <text:p>5six6sixhggcbrft</text:p>
          </table:table-cell>
          <table:table-cell office:value-type="string" office:string-value="56" table:formula="of:=COM.MICROSOFT.TEXTJOIN(&quot;&quot;;TRUE;IFERROR(MID([.D496];ROW(INDIRECT(&quot;1:100&quot;));1)+0;&quot;&quot;))" table:number-matrix-columns-spanned="1" table:number-matrix-rows-spanned="1" table:style-name="ce1">
            <text:p>56</text:p>
          </table:table-cell>
          <table:table-cell office:value-type="float" office:value="56" table:formula="of:=LEFT([.E496];1)*10+RIGHT([.E496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3five7122tqlkhssczsr</text:p>
          </table:table-cell>
          <table:table-cell office:value-type="string" office:string-value="437122" table:formula="of:=COM.MICROSOFT.TEXTJOIN(&quot;&quot;;TRUE;IFERROR(MID([.A497];ROW(INDIRECT(&quot;1:100&quot;));1)+0;&quot;&quot;))" table:number-matrix-columns-spanned="1" table:number-matrix-rows-spanned="1" table:style-name="ce1">
            <text:p>437122</text:p>
          </table:table-cell>
          <table:table-cell office:value-type="float" office:value="42" table:formula="of:=LEFT([.B497];1)*10+RIGHT([.B497];1)" table:style-name="ce1">
            <text:p>42</text:p>
          </table:table-cell>
          <table:table-cell office:value-type="string" office:string-value="43five5five7122tqlkhssczsr" table:formula="of:=COM.MICROSOFT.REDUCE([.A497];[NumberText.$A$1]:[NumberText.$A$9];COM.MICROSOFT.LAMBDA(_xlpm.a;_xlpm.b;SUBSTITUTE(_xlpm.a;_xlpm.b;VLOOKUP(_xlpm.b;[NumberText.$A$1:.$B$9];2;FALSE))))" table:number-matrix-columns-spanned="1" table:number-matrix-rows-spanned="1" table:style-name="ce1">
            <text:p>43five5five7122tqlkhssczsr</text:p>
          </table:table-cell>
          <table:table-cell office:value-type="string" office:string-value="4357122" table:formula="of:=COM.MICROSOFT.TEXTJOIN(&quot;&quot;;TRUE;IFERROR(MID([.D497];ROW(INDIRECT(&quot;1:100&quot;));1)+0;&quot;&quot;))" table:number-matrix-columns-spanned="1" table:number-matrix-rows-spanned="1" table:style-name="ce1">
            <text:p>4357122</text:p>
          </table:table-cell>
          <table:table-cell office:value-type="float" office:value="42" table:formula="of:=LEFT([.E497];1)*10+RIGHT([.E497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1seven3</text:p>
          </table:table-cell>
          <table:table-cell office:value-type="string" office:string-value="13" table:formula="of:=COM.MICROSOFT.TEXTJOIN(&quot;&quot;;TRUE;IFERROR(MID([.A498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498];1)*10+RIGHT([.B498];1)" table:style-name="ce1">
            <text:p>13</text:p>
          </table:table-cell>
          <table:table-cell office:value-type="string" office:string-value="eight8eight1seven7seven3" table:formula="of:=COM.MICROSOFT.REDUCE([.A49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1seven7seven3</text:p>
          </table:table-cell>
          <table:table-cell office:value-type="string" office:string-value="8173" table:formula="of:=COM.MICROSOFT.TEXTJOIN(&quot;&quot;;TRUE;IFERROR(MID([.D498];ROW(INDIRECT(&quot;1:100&quot;));1)+0;&quot;&quot;))" table:number-matrix-columns-spanned="1" table:number-matrix-rows-spanned="1" table:style-name="ce1">
            <text:p>8173</text:p>
          </table:table-cell>
          <table:table-cell office:value-type="float" office:value="83" table:formula="of:=LEFT([.E498];1)*10+RIGHT([.E498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two134fourmzpxspr9</text:p>
          </table:table-cell>
          <table:table-cell office:value-type="string" office:string-value="1349" table:formula="of:=COM.MICROSOFT.TEXTJOIN(&quot;&quot;;TRUE;IFERROR(MID([.A499];ROW(INDIRECT(&quot;1:100&quot;));1)+0;&quot;&quot;))" table:number-matrix-columns-spanned="1" table:number-matrix-rows-spanned="1" table:style-name="ce1">
            <text:p>1349</text:p>
          </table:table-cell>
          <table:table-cell office:value-type="float" office:value="19" table:formula="of:=LEFT([.B499];1)*10+RIGHT([.B499];1)" table:style-name="ce1">
            <text:p>19</text:p>
          </table:table-cell>
          <table:table-cell office:value-type="string" office:string-value="four4fourtwo2two134four4fourmzpxspr9" table:formula="of:=COM.MICROSOFT.REDUCE([.A499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two2two134four4fourmzpxspr9</text:p>
          </table:table-cell>
          <table:table-cell office:value-type="string" office:string-value="4213449" table:formula="of:=COM.MICROSOFT.TEXTJOIN(&quot;&quot;;TRUE;IFERROR(MID([.D499];ROW(INDIRECT(&quot;1:100&quot;));1)+0;&quot;&quot;))" table:number-matrix-columns-spanned="1" table:number-matrix-rows-spanned="1" table:style-name="ce1">
            <text:p>4213449</text:p>
          </table:table-cell>
          <table:table-cell office:value-type="float" office:value="49" table:formula="of:=LEFT([.E499];1)*10+RIGHT([.E499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xjqnf8ctcnvjknghxpkpbrt2</text:p>
          </table:table-cell>
          <table:table-cell office:value-type="string" office:string-value="82" table:formula="of:=COM.MICROSOFT.TEXTJOIN(&quot;&quot;;TRUE;IFERROR(MID([.A500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500];1)*10+RIGHT([.B500];1)" table:style-name="ce1">
            <text:p>82</text:p>
          </table:table-cell>
          <table:table-cell office:value-type="string" office:string-value="snxjqnf8ctcnvjknghxpkpbrt2" table:formula="of:=COM.MICROSOFT.REDUCE([.A500];[NumberText.$A$1]:[NumberText.$A$9];COM.MICROSOFT.LAMBDA(_xlpm.a;_xlpm.b;SUBSTITUTE(_xlpm.a;_xlpm.b;VLOOKUP(_xlpm.b;[NumberText.$A$1:.$B$9];2;FALSE))))" table:number-matrix-columns-spanned="1" table:number-matrix-rows-spanned="1" table:style-name="ce1">
            <text:p>snxjqnf8ctcnvjknghxpkpbrt2</text:p>
          </table:table-cell>
          <table:table-cell office:value-type="string" office:string-value="82" table:formula="of:=COM.MICROSOFT.TEXTJOIN(&quot;&quot;;TRUE;IFERROR(MID([.D500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E500];1)*10+RIGHT([.E500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qj2xtwoghknine</text:p>
          </table:table-cell>
          <table:table-cell office:value-type="string" office:string-value="42" table:formula="of:=COM.MICROSOFT.TEXTJOIN(&quot;&quot;;TRUE;IFERROR(MID([.A501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B501];1)*10+RIGHT([.B501];1)" table:style-name="ce1">
            <text:p>42</text:p>
          </table:table-cell>
          <table:table-cell office:value-type="string" office:string-value="4qj2xtwo2twoghknine9nine" table:formula="of:=COM.MICROSOFT.REDUCE([.A501];[NumberText.$A$1]:[NumberText.$A$9];COM.MICROSOFT.LAMBDA(_xlpm.a;_xlpm.b;SUBSTITUTE(_xlpm.a;_xlpm.b;VLOOKUP(_xlpm.b;[NumberText.$A$1:.$B$9];2;FALSE))))" table:number-matrix-columns-spanned="1" table:number-matrix-rows-spanned="1" table:style-name="ce1">
            <text:p>4qj2xtwo2twoghknine9nine</text:p>
          </table:table-cell>
          <table:table-cell office:value-type="string" office:string-value="4229" table:formula="of:=COM.MICROSOFT.TEXTJOIN(&quot;&quot;;TRUE;IFERROR(MID([.D501];ROW(INDIRECT(&quot;1:100&quot;));1)+0;&quot;&quot;))" table:number-matrix-columns-spanned="1" table:number-matrix-rows-spanned="1" table:style-name="ce1">
            <text:p>4229</text:p>
          </table:table-cell>
          <table:table-cell office:value-type="float" office:value="49" table:formula="of:=LEFT([.E501];1)*10+RIGHT([.E501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zjfivegtwotqgndnineg</text:p>
          </table:table-cell>
          <table:table-cell office:value-type="string" office:string-value="1" table:formula="of:=COM.MICROSOFT.TEXTJOIN(&quot;&quot;;TRUE;IFERROR(MID([.A502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502];1)*10+RIGHT([.B502];1)" table:style-name="ce1">
            <text:p>11</text:p>
          </table:table-cell>
          <table:table-cell office:value-type="string" office:string-value="1zjfive5fivegtwo2twotqgndnine9nineg" table:formula="of:=COM.MICROSOFT.REDUCE([.A502];[NumberText.$A$1]:[NumberText.$A$9];COM.MICROSOFT.LAMBDA(_xlpm.a;_xlpm.b;SUBSTITUTE(_xlpm.a;_xlpm.b;VLOOKUP(_xlpm.b;[NumberText.$A$1:.$B$9];2;FALSE))))" table:number-matrix-columns-spanned="1" table:number-matrix-rows-spanned="1" table:style-name="ce1">
            <text:p>1zjfive5fivegtwo2twotqgndnine9nineg</text:p>
          </table:table-cell>
          <table:table-cell office:value-type="string" office:string-value="1529" table:formula="of:=COM.MICROSOFT.TEXTJOIN(&quot;&quot;;TRUE;IFERROR(MID([.D502];ROW(INDIRECT(&quot;1:100&quot;));1)+0;&quot;&quot;))" table:number-matrix-columns-spanned="1" table:number-matrix-rows-spanned="1" table:style-name="ce1">
            <text:p>1529</text:p>
          </table:table-cell>
          <table:table-cell office:value-type="float" office:value="19" table:formula="of:=LEFT([.E502];1)*10+RIGHT([.E502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mmznxkrml7fiveninelfvkqtrg6</text:p>
          </table:table-cell>
          <table:table-cell office:value-type="string" office:string-value="76" table:formula="of:=COM.MICROSOFT.TEXTJOIN(&quot;&quot;;TRUE;IFERROR(MID([.A503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503];1)*10+RIGHT([.B503];1)" table:style-name="ce1">
            <text:p>76</text:p>
          </table:table-cell>
          <table:table-cell office:value-type="string" office:string-value="fjmmznxkrml7five5fivenine9ninelfvkqtrg6" table:formula="of:=COM.MICROSOFT.REDUCE([.A503];[NumberText.$A$1]:[NumberText.$A$9];COM.MICROSOFT.LAMBDA(_xlpm.a;_xlpm.b;SUBSTITUTE(_xlpm.a;_xlpm.b;VLOOKUP(_xlpm.b;[NumberText.$A$1:.$B$9];2;FALSE))))" table:number-matrix-columns-spanned="1" table:number-matrix-rows-spanned="1" table:style-name="ce1">
            <text:p>fjmmznxkrml7five5fivenine9ninelfvkqtrg6</text:p>
          </table:table-cell>
          <table:table-cell office:value-type="string" office:string-value="7596" table:formula="of:=COM.MICROSOFT.TEXTJOIN(&quot;&quot;;TRUE;IFERROR(MID([.D503];ROW(INDIRECT(&quot;1:100&quot;));1)+0;&quot;&quot;))" table:number-matrix-columns-spanned="1" table:number-matrix-rows-spanned="1" table:style-name="ce1">
            <text:p>7596</text:p>
          </table:table-cell>
          <table:table-cell office:value-type="float" office:value="76" table:formula="of:=LEFT([.E503];1)*10+RIGHT([.E503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xjlqgqj395nineninefive</text:p>
          </table:table-cell>
          <table:table-cell office:value-type="string" office:string-value="8395" table:formula="of:=COM.MICROSOFT.TEXTJOIN(&quot;&quot;;TRUE;IFERROR(MID([.A504];ROW(INDIRECT(&quot;1:100&quot;));1)+0;&quot;&quot;))" table:number-matrix-columns-spanned="1" table:number-matrix-rows-spanned="1" table:style-name="ce1">
            <text:p>8395</text:p>
          </table:table-cell>
          <table:table-cell office:value-type="float" office:value="85" table:formula="of:=LEFT([.B504];1)*10+RIGHT([.B504];1)" table:style-name="ce1">
            <text:p>85</text:p>
          </table:table-cell>
          <table:table-cell office:value-type="string" office:string-value="8xjlqgqj395nine9ninenine9ninefive5five" table:formula="of:=COM.MICROSOFT.REDUCE([.A504];[NumberText.$A$1]:[NumberText.$A$9];COM.MICROSOFT.LAMBDA(_xlpm.a;_xlpm.b;SUBSTITUTE(_xlpm.a;_xlpm.b;VLOOKUP(_xlpm.b;[NumberText.$A$1:.$B$9];2;FALSE))))" table:number-matrix-columns-spanned="1" table:number-matrix-rows-spanned="1" table:style-name="ce1">
            <text:p>8xjlqgqj395nine9ninenine9ninefive5five</text:p>
          </table:table-cell>
          <table:table-cell office:value-type="string" office:string-value="8395995" table:formula="of:=COM.MICROSOFT.TEXTJOIN(&quot;&quot;;TRUE;IFERROR(MID([.D504];ROW(INDIRECT(&quot;1:100&quot;));1)+0;&quot;&quot;))" table:number-matrix-columns-spanned="1" table:number-matrix-rows-spanned="1" table:style-name="ce1">
            <text:p>8395995</text:p>
          </table:table-cell>
          <table:table-cell office:value-type="float" office:value="85" table:formula="of:=LEFT([.E504];1)*10+RIGHT([.E504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x47sixtwothdphj</text:p>
          </table:table-cell>
          <table:table-cell office:value-type="string" office:string-value="47" table:formula="of:=COM.MICROSOFT.TEXTJOIN(&quot;&quot;;TRUE;IFERROR(MID([.A505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B505];1)*10+RIGHT([.B505];1)" table:style-name="ce1">
            <text:p>47</text:p>
          </table:table-cell>
          <table:table-cell office:value-type="string" office:string-value="dx47six6sixtwo2twothdphj" table:formula="of:=COM.MICROSOFT.REDUCE([.A505];[NumberText.$A$1]:[NumberText.$A$9];COM.MICROSOFT.LAMBDA(_xlpm.a;_xlpm.b;SUBSTITUTE(_xlpm.a;_xlpm.b;VLOOKUP(_xlpm.b;[NumberText.$A$1:.$B$9];2;FALSE))))" table:number-matrix-columns-spanned="1" table:number-matrix-rows-spanned="1" table:style-name="ce1">
            <text:p>dx47six6sixtwo2twothdphj</text:p>
          </table:table-cell>
          <table:table-cell office:value-type="string" office:string-value="4762" table:formula="of:=COM.MICROSOFT.TEXTJOIN(&quot;&quot;;TRUE;IFERROR(MID([.D505];ROW(INDIRECT(&quot;1:100&quot;));1)+0;&quot;&quot;))" table:number-matrix-columns-spanned="1" table:number-matrix-rows-spanned="1" table:style-name="ce1">
            <text:p>4762</text:p>
          </table:table-cell>
          <table:table-cell office:value-type="float" office:value="42" table:formula="of:=LEFT([.E505];1)*10+RIGHT([.E505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sevenxgsfb235cvgmspdgg6</text:p>
          </table:table-cell>
          <table:table-cell office:value-type="string" office:string-value="2356" table:formula="of:=COM.MICROSOFT.TEXTJOIN(&quot;&quot;;TRUE;IFERROR(MID([.A506];ROW(INDIRECT(&quot;1:100&quot;));1)+0;&quot;&quot;))" table:number-matrix-columns-spanned="1" table:number-matrix-rows-spanned="1" table:style-name="ce1">
            <text:p>2356</text:p>
          </table:table-cell>
          <table:table-cell office:value-type="float" office:value="26" table:formula="of:=LEFT([.B506];1)*10+RIGHT([.B506];1)" table:style-name="ce1">
            <text:p>26</text:p>
          </table:table-cell>
          <table:table-cell office:value-type="string" office:string-value="five5fiveseven7sevenxgsfb235cvgmspdgg6" table:formula="of:=COM.MICROSOFT.REDUCE([.A506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seven7sevenxgsfb235cvgmspdgg6</text:p>
          </table:table-cell>
          <table:table-cell office:value-type="string" office:string-value="572356" table:formula="of:=COM.MICROSOFT.TEXTJOIN(&quot;&quot;;TRUE;IFERROR(MID([.D506];ROW(INDIRECT(&quot;1:100&quot;));1)+0;&quot;&quot;))" table:number-matrix-columns-spanned="1" table:number-matrix-rows-spanned="1" table:style-name="ce1">
            <text:p>572356</text:p>
          </table:table-cell>
          <table:table-cell office:value-type="float" office:value="56" table:formula="of:=LEFT([.E506];1)*10+RIGHT([.E506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ttfzvfg78dmzzdzcrt</text:p>
          </table:table-cell>
          <table:table-cell office:value-type="string" office:string-value="78" table:formula="of:=COM.MICROSOFT.TEXTJOIN(&quot;&quot;;TRUE;IFERROR(MID([.A507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B507];1)*10+RIGHT([.B507];1)" table:style-name="ce1">
            <text:p>78</text:p>
          </table:table-cell>
          <table:table-cell office:value-type="string" office:string-value="five5fivettfzvfg78dmzzdzcrt" table:formula="of:=COM.MICROSOFT.REDUCE([.A507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ttfzvfg78dmzzdzcrt</text:p>
          </table:table-cell>
          <table:table-cell office:value-type="string" office:string-value="578" table:formula="of:=COM.MICROSOFT.TEXTJOIN(&quot;&quot;;TRUE;IFERROR(MID([.D507];ROW(INDIRECT(&quot;1:100&quot;));1)+0;&quot;&quot;))" table:number-matrix-columns-spanned="1" table:number-matrix-rows-spanned="1" table:style-name="ce1">
            <text:p>578</text:p>
          </table:table-cell>
          <table:table-cell office:value-type="float" office:value="58" table:formula="of:=LEFT([.E507];1)*10+RIGHT([.E507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nvxp1</text:p>
          </table:table-cell>
          <table:table-cell office:value-type="string" office:string-value="1" table:formula="of:=COM.MICROSOFT.TEXTJOIN(&quot;&quot;;TRUE;IFERROR(MID([.A508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508];1)*10+RIGHT([.B508];1)" table:style-name="ce1">
            <text:p>11</text:p>
          </table:table-cell>
          <table:table-cell office:value-type="string" office:string-value="fpnvxp1" table:formula="of:=COM.MICROSOFT.REDUCE([.A508];[NumberText.$A$1]:[NumberText.$A$9];COM.MICROSOFT.LAMBDA(_xlpm.a;_xlpm.b;SUBSTITUTE(_xlpm.a;_xlpm.b;VLOOKUP(_xlpm.b;[NumberText.$A$1:.$B$9];2;FALSE))))" table:number-matrix-columns-spanned="1" table:number-matrix-rows-spanned="1" table:style-name="ce1">
            <text:p>fpnvxp1</text:p>
          </table:table-cell>
          <table:table-cell office:value-type="string" office:string-value="1" table:formula="of:=COM.MICROSOFT.TEXTJOIN(&quot;&quot;;TRUE;IFERROR(MID([.D508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E508];1)*10+RIGHT([.E508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24</text:p>
          </table:table-cell>
          <table:table-cell office:value-type="string" office:string-value="24" table:formula="of:=COM.MICROSOFT.TEXTJOIN(&quot;&quot;;TRUE;IFERROR(MID([.A509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B509];1)*10+RIGHT([.B509];1)" table:style-name="ce1">
            <text:p>24</text:p>
          </table:table-cell>
          <table:table-cell office:value-type="string" office:string-value="seven7seven24" table:formula="of:=COM.MICROSOFT.REDUCE([.A509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24</text:p>
          </table:table-cell>
          <table:table-cell office:value-type="string" office:string-value="724" table:formula="of:=COM.MICROSOFT.TEXTJOIN(&quot;&quot;;TRUE;IFERROR(MID([.D509];ROW(INDIRECT(&quot;1:100&quot;));1)+0;&quot;&quot;))" table:number-matrix-columns-spanned="1" table:number-matrix-rows-spanned="1" table:style-name="ce1">
            <text:p>724</text:p>
          </table:table-cell>
          <table:table-cell office:value-type="float" office:value="74" table:formula="of:=LEFT([.E509];1)*10+RIGHT([.E509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hree8oneeight</text:p>
          </table:table-cell>
          <table:table-cell office:value-type="string" office:string-value="18" table:formula="of:=COM.MICROSOFT.TEXTJOIN(&quot;&quot;;TRUE;IFERROR(MID([.A510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510];1)*10+RIGHT([.B510];1)" table:style-name="ce1">
            <text:p>18</text:p>
          </table:table-cell>
          <table:table-cell office:value-type="string" office:string-value="1three3three8one1oneeight8eight" table:formula="of:=COM.MICROSOFT.REDUCE([.A510];[NumberText.$A$1]:[NumberText.$A$9];COM.MICROSOFT.LAMBDA(_xlpm.a;_xlpm.b;SUBSTITUTE(_xlpm.a;_xlpm.b;VLOOKUP(_xlpm.b;[NumberText.$A$1:.$B$9];2;FALSE))))" table:number-matrix-columns-spanned="1" table:number-matrix-rows-spanned="1" table:style-name="ce1">
            <text:p>1three3three8one1oneeight8eight</text:p>
          </table:table-cell>
          <table:table-cell office:value-type="string" office:string-value="13818" table:formula="of:=COM.MICROSOFT.TEXTJOIN(&quot;&quot;;TRUE;IFERROR(MID([.D510];ROW(INDIRECT(&quot;1:100&quot;));1)+0;&quot;&quot;))" table:number-matrix-columns-spanned="1" table:number-matrix-rows-spanned="1" table:style-name="ce1">
            <text:p>13818</text:p>
          </table:table-cell>
          <table:table-cell office:value-type="float" office:value="18" table:formula="of:=LEFT([.E510];1)*10+RIGHT([.E510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xglzsqrtb8fhgthmgdcdtwo</text:p>
          </table:table-cell>
          <table:table-cell office:value-type="string" office:string-value="78" table:formula="of:=COM.MICROSOFT.TEXTJOIN(&quot;&quot;;TRUE;IFERROR(MID([.A511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B511];1)*10+RIGHT([.B511];1)" table:style-name="ce1">
            <text:p>78</text:p>
          </table:table-cell>
          <table:table-cell office:value-type="string" office:string-value="7xglzsqrtb8fhgthmgdcdtwo2two" table:formula="of:=COM.MICROSOFT.REDUCE([.A511];[NumberText.$A$1]:[NumberText.$A$9];COM.MICROSOFT.LAMBDA(_xlpm.a;_xlpm.b;SUBSTITUTE(_xlpm.a;_xlpm.b;VLOOKUP(_xlpm.b;[NumberText.$A$1:.$B$9];2;FALSE))))" table:number-matrix-columns-spanned="1" table:number-matrix-rows-spanned="1" table:style-name="ce1">
            <text:p>7xglzsqrtb8fhgthmgdcdtwo2two</text:p>
          </table:table-cell>
          <table:table-cell office:value-type="string" office:string-value="782" table:formula="of:=COM.MICROSOFT.TEXTJOIN(&quot;&quot;;TRUE;IFERROR(MID([.D511];ROW(INDIRECT(&quot;1:100&quot;));1)+0;&quot;&quot;))" table:number-matrix-columns-spanned="1" table:number-matrix-rows-spanned="1" table:style-name="ce1">
            <text:p>782</text:p>
          </table:table-cell>
          <table:table-cell office:value-type="float" office:value="72" table:formula="of:=LEFT([.E511];1)*10+RIGHT([.E511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8gdtfgd4fivepdq</text:p>
          </table:table-cell>
          <table:table-cell office:value-type="string" office:string-value="84" table:formula="of:=COM.MICROSOFT.TEXTJOIN(&quot;&quot;;TRUE;IFERROR(MID([.A512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512];1)*10+RIGHT([.B512];1)" table:style-name="ce1">
            <text:p>84</text:p>
          </table:table-cell>
          <table:table-cell office:value-type="string" office:string-value="seven7seven8gdtfgd4five5fivepdq" table:formula="of:=COM.MICROSOFT.REDUCE([.A512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8gdtfgd4five5fivepdq</text:p>
          </table:table-cell>
          <table:table-cell office:value-type="string" office:string-value="7845" table:formula="of:=COM.MICROSOFT.TEXTJOIN(&quot;&quot;;TRUE;IFERROR(MID([.D512];ROW(INDIRECT(&quot;1:100&quot;));1)+0;&quot;&quot;))" table:number-matrix-columns-spanned="1" table:number-matrix-rows-spanned="1" table:style-name="ce1">
            <text:p>7845</text:p>
          </table:table-cell>
          <table:table-cell office:value-type="float" office:value="75" table:formula="of:=LEFT([.E512];1)*10+RIGHT([.E512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six1qtttvvstmqbrhh</text:p>
          </table:table-cell>
          <table:table-cell office:value-type="string" office:string-value="1" table:formula="of:=COM.MICROSOFT.TEXTJOIN(&quot;&quot;;TRUE;IFERROR(MID([.A51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513];1)*10+RIGHT([.B513];1)" table:style-name="ce1">
            <text:p>11</text:p>
          </table:table-cell>
          <table:table-cell office:value-type="string" office:string-value="two2twosix6six1qtttvvstmqbrhh" table:formula="of:=COM.MICROSOFT.REDUCE([.A513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six6six1qtttvvstmqbrhh</text:p>
          </table:table-cell>
          <table:table-cell office:value-type="string" office:string-value="261" table:formula="of:=COM.MICROSOFT.TEXTJOIN(&quot;&quot;;TRUE;IFERROR(MID([.D513];ROW(INDIRECT(&quot;1:100&quot;));1)+0;&quot;&quot;))" table:number-matrix-columns-spanned="1" table:number-matrix-rows-spanned="1" table:style-name="ce1">
            <text:p>261</text:p>
          </table:table-cell>
          <table:table-cell office:value-type="float" office:value="21" table:formula="of:=LEFT([.E513];1)*10+RIGHT([.E513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womnjhlzjjkztwo4kdkgxv</text:p>
          </table:table-cell>
          <table:table-cell office:value-type="string" office:string-value="4" table:formula="of:=COM.MICROSOFT.TEXTJOIN(&quot;&quot;;TRUE;IFERROR(MID([.A514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514];1)*10+RIGHT([.B514];1)" table:style-name="ce1">
            <text:p>44</text:p>
          </table:table-cell>
          <table:table-cell office:value-type="string" office:string-value="ptwo2twomnjhlzjjkztwo2two4kdkgxv" table:formula="of:=COM.MICROSOFT.REDUCE([.A514];[NumberText.$A$1]:[NumberText.$A$9];COM.MICROSOFT.LAMBDA(_xlpm.a;_xlpm.b;SUBSTITUTE(_xlpm.a;_xlpm.b;VLOOKUP(_xlpm.b;[NumberText.$A$1:.$B$9];2;FALSE))))" table:number-matrix-columns-spanned="1" table:number-matrix-rows-spanned="1" table:style-name="ce1">
            <text:p>ptwo2twomnjhlzjjkztwo2two4kdkgxv</text:p>
          </table:table-cell>
          <table:table-cell office:value-type="string" office:string-value="224" table:formula="of:=COM.MICROSOFT.TEXTJOIN(&quot;&quot;;TRUE;IFERROR(MID([.D514];ROW(INDIRECT(&quot;1:100&quot;));1)+0;&quot;&quot;))" table:number-matrix-columns-spanned="1" table:number-matrix-rows-spanned="1" table:style-name="ce1">
            <text:p>224</text:p>
          </table:table-cell>
          <table:table-cell office:value-type="float" office:value="24" table:formula="of:=LEFT([.E514];1)*10+RIGHT([.E514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zkvrhmrhdbmfourzdpss</text:p>
          </table:table-cell>
          <table:table-cell office:value-type="string" office:string-value="89" table:formula="of:=COM.MICROSOFT.TEXTJOIN(&quot;&quot;;TRUE;IFERROR(MID([.A515];ROW(INDIRECT(&quot;1:100&quot;));1)+0;&quot;&quot;))" table:number-matrix-columns-spanned="1" table:number-matrix-rows-spanned="1" table:style-name="ce1">
            <text:p>89</text:p>
          </table:table-cell>
          <table:table-cell office:value-type="float" office:value="89" table:formula="of:=LEFT([.B515];1)*10+RIGHT([.B515];1)" table:style-name="ce1">
            <text:p>89</text:p>
          </table:table-cell>
          <table:table-cell office:value-type="string" office:string-value="89zkvrhmrhdbmfour4fourzdpss" table:formula="of:=COM.MICROSOFT.REDUCE([.A515];[NumberText.$A$1]:[NumberText.$A$9];COM.MICROSOFT.LAMBDA(_xlpm.a;_xlpm.b;SUBSTITUTE(_xlpm.a;_xlpm.b;VLOOKUP(_xlpm.b;[NumberText.$A$1:.$B$9];2;FALSE))))" table:number-matrix-columns-spanned="1" table:number-matrix-rows-spanned="1" table:style-name="ce1">
            <text:p>89zkvrhmrhdbmfour4fourzdpss</text:p>
          </table:table-cell>
          <table:table-cell office:value-type="string" office:string-value="894" table:formula="of:=COM.MICROSOFT.TEXTJOIN(&quot;&quot;;TRUE;IFERROR(MID([.D515];ROW(INDIRECT(&quot;1:100&quot;));1)+0;&quot;&quot;))" table:number-matrix-columns-spanned="1" table:number-matrix-rows-spanned="1" table:style-name="ce1">
            <text:p>894</text:p>
          </table:table-cell>
          <table:table-cell office:value-type="float" office:value="84" table:formula="of:=LEFT([.E515];1)*10+RIGHT([.E515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dsvnxflgqxgpzkmrptlvmvlkchjxrt67</text:p>
          </table:table-cell>
          <table:table-cell office:value-type="string" office:string-value="67" table:formula="of:=COM.MICROSOFT.TEXTJOIN(&quot;&quot;;TRUE;IFERROR(MID([.A516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B516];1)*10+RIGHT([.B516];1)" table:style-name="ce1">
            <text:p>67</text:p>
          </table:table-cell>
          <table:table-cell office:value-type="string" office:string-value="bfdsvnxflgqxgpzkmrptlvmvlkchjxrt67" table:formula="of:=COM.MICROSOFT.REDUCE([.A516];[NumberText.$A$1]:[NumberText.$A$9];COM.MICROSOFT.LAMBDA(_xlpm.a;_xlpm.b;SUBSTITUTE(_xlpm.a;_xlpm.b;VLOOKUP(_xlpm.b;[NumberText.$A$1:.$B$9];2;FALSE))))" table:number-matrix-columns-spanned="1" table:number-matrix-rows-spanned="1" table:style-name="ce1">
            <text:p>bfdsvnxflgqxgpzkmrptlvmvlkchjxrt67</text:p>
          </table:table-cell>
          <table:table-cell office:value-type="string" office:string-value="67" table:formula="of:=COM.MICROSOFT.TEXTJOIN(&quot;&quot;;TRUE;IFERROR(MID([.D516];ROW(INDIRECT(&quot;1:100&quot;));1)+0;&quot;&quot;))" table:number-matrix-columns-spanned="1" table:number-matrix-rows-spanned="1" table:style-name="ce1">
            <text:p>67</text:p>
          </table:table-cell>
          <table:table-cell office:value-type="float" office:value="67" table:formula="of:=LEFT([.E516];1)*10+RIGHT([.E516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mmhxsevennvvdngznine17twofive</text:p>
          </table:table-cell>
          <table:table-cell office:value-type="string" office:string-value="917" table:formula="of:=COM.MICROSOFT.TEXTJOIN(&quot;&quot;;TRUE;IFERROR(MID([.A517];ROW(INDIRECT(&quot;1:100&quot;));1)+0;&quot;&quot;))" table:number-matrix-columns-spanned="1" table:number-matrix-rows-spanned="1" table:style-name="ce1">
            <text:p>917</text:p>
          </table:table-cell>
          <table:table-cell office:value-type="float" office:value="97" table:formula="of:=LEFT([.B517];1)*10+RIGHT([.B517];1)" table:style-name="ce1">
            <text:p>97</text:p>
          </table:table-cell>
          <table:table-cell office:value-type="string" office:string-value="9mmhxseven7sevennvvdngznine9nine17two2twofive5five" table:formula="of:=COM.MICROSOFT.REDUCE([.A517];[NumberText.$A$1]:[NumberText.$A$9];COM.MICROSOFT.LAMBDA(_xlpm.a;_xlpm.b;SUBSTITUTE(_xlpm.a;_xlpm.b;VLOOKUP(_xlpm.b;[NumberText.$A$1:.$B$9];2;FALSE))))" table:number-matrix-columns-spanned="1" table:number-matrix-rows-spanned="1" table:style-name="ce1">
            <text:p>9mmhxseven7sevennvvdngznine9nine17two2twofive5five</text:p>
          </table:table-cell>
          <table:table-cell office:value-type="string" office:string-value="9791725" table:formula="of:=COM.MICROSOFT.TEXTJOIN(&quot;&quot;;TRUE;IFERROR(MID([.D517];ROW(INDIRECT(&quot;1:100&quot;));1)+0;&quot;&quot;))" table:number-matrix-columns-spanned="1" table:number-matrix-rows-spanned="1" table:style-name="ce1">
            <text:p>9791725</text:p>
          </table:table-cell>
          <table:table-cell office:value-type="float" office:value="95" table:formula="of:=LEFT([.E517];1)*10+RIGHT([.E517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szmqdmxz87mqbv51</text:p>
          </table:table-cell>
          <table:table-cell office:value-type="string" office:string-value="8751" table:formula="of:=COM.MICROSOFT.TEXTJOIN(&quot;&quot;;TRUE;IFERROR(MID([.A518];ROW(INDIRECT(&quot;1:100&quot;));1)+0;&quot;&quot;))" table:number-matrix-columns-spanned="1" table:number-matrix-rows-spanned="1" table:style-name="ce1">
            <text:p>8751</text:p>
          </table:table-cell>
          <table:table-cell office:value-type="float" office:value="81" table:formula="of:=LEFT([.B518];1)*10+RIGHT([.B518];1)" table:style-name="ce1">
            <text:p>81</text:p>
          </table:table-cell>
          <table:table-cell office:value-type="string" office:string-value="lszmqdmxz87mqbv51" table:formula="of:=COM.MICROSOFT.REDUCE([.A518];[NumberText.$A$1]:[NumberText.$A$9];COM.MICROSOFT.LAMBDA(_xlpm.a;_xlpm.b;SUBSTITUTE(_xlpm.a;_xlpm.b;VLOOKUP(_xlpm.b;[NumberText.$A$1:.$B$9];2;FALSE))))" table:number-matrix-columns-spanned="1" table:number-matrix-rows-spanned="1" table:style-name="ce1">
            <text:p>lszmqdmxz87mqbv51</text:p>
          </table:table-cell>
          <table:table-cell office:value-type="string" office:string-value="8751" table:formula="of:=COM.MICROSOFT.TEXTJOIN(&quot;&quot;;TRUE;IFERROR(MID([.D518];ROW(INDIRECT(&quot;1:100&quot;));1)+0;&quot;&quot;))" table:number-matrix-columns-spanned="1" table:number-matrix-rows-spanned="1" table:style-name="ce1">
            <text:p>8751</text:p>
          </table:table-cell>
          <table:table-cell office:value-type="float" office:value="81" table:formula="of:=LEFT([.E518];1)*10+RIGHT([.E518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6sevenninencccndnr4</text:p>
          </table:table-cell>
          <table:table-cell office:value-type="string" office:string-value="5464" table:formula="of:=COM.MICROSOFT.TEXTJOIN(&quot;&quot;;TRUE;IFERROR(MID([.A519];ROW(INDIRECT(&quot;1:100&quot;));1)+0;&quot;&quot;))" table:number-matrix-columns-spanned="1" table:number-matrix-rows-spanned="1" table:style-name="ce1">
            <text:p>5464</text:p>
          </table:table-cell>
          <table:table-cell office:value-type="float" office:value="54" table:formula="of:=LEFT([.B519];1)*10+RIGHT([.B519];1)" table:style-name="ce1">
            <text:p>54</text:p>
          </table:table-cell>
          <table:table-cell office:value-type="string" office:string-value="546seven7sevennine9ninencccndnr4" table:formula="of:=COM.MICROSOFT.REDUCE([.A519];[NumberText.$A$1]:[NumberText.$A$9];COM.MICROSOFT.LAMBDA(_xlpm.a;_xlpm.b;SUBSTITUTE(_xlpm.a;_xlpm.b;VLOOKUP(_xlpm.b;[NumberText.$A$1:.$B$9];2;FALSE))))" table:number-matrix-columns-spanned="1" table:number-matrix-rows-spanned="1" table:style-name="ce1">
            <text:p>546seven7sevennine9ninencccndnr4</text:p>
          </table:table-cell>
          <table:table-cell office:value-type="string" office:string-value="546794" table:formula="of:=COM.MICROSOFT.TEXTJOIN(&quot;&quot;;TRUE;IFERROR(MID([.D519];ROW(INDIRECT(&quot;1:100&quot;));1)+0;&quot;&quot;))" table:number-matrix-columns-spanned="1" table:number-matrix-rows-spanned="1" table:style-name="ce1">
            <text:p>546794</text:p>
          </table:table-cell>
          <table:table-cell office:value-type="float" office:value="54" table:formula="of:=LEFT([.E519];1)*10+RIGHT([.E519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eightsqgrpkrqlmzrlxm6hxchcjspnx</text:p>
          </table:table-cell>
          <table:table-cell office:value-type="string" office:string-value="6" table:formula="of:=COM.MICROSOFT.TEXTJOIN(&quot;&quot;;TRUE;IFERROR(MID([.A52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20];1)*10+RIGHT([.B520];1)" table:style-name="ce1">
            <text:p>66</text:p>
          </table:table-cell>
          <table:table-cell office:value-type="string" office:string-value="nine9nineeight8eightsqgrpkrqlmzrlxm6hxchcjspnx" table:formula="of:=COM.MICROSOFT.REDUCE([.A520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eight8eightsqgrpkrqlmzrlxm6hxchcjspnx</text:p>
          </table:table-cell>
          <table:table-cell office:value-type="string" office:string-value="986" table:formula="of:=COM.MICROSOFT.TEXTJOIN(&quot;&quot;;TRUE;IFERROR(MID([.D520];ROW(INDIRECT(&quot;1:100&quot;));1)+0;&quot;&quot;))" table:number-matrix-columns-spanned="1" table:number-matrix-rows-spanned="1" table:style-name="ce1">
            <text:p>986</text:p>
          </table:table-cell>
          <table:table-cell office:value-type="float" office:value="96" table:formula="of:=LEFT([.E520];1)*10+RIGHT([.E520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woccdnbfive</text:p>
          </table:table-cell>
          <table:table-cell office:value-type="string" office:string-value="8" table:formula="of:=COM.MICROSOFT.TEXTJOIN(&quot;&quot;;TRUE;IFERROR(MID([.A52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521];1)*10+RIGHT([.B521];1)" table:style-name="ce1">
            <text:p>88</text:p>
          </table:table-cell>
          <table:table-cell office:value-type="string" office:string-value="8two2twoccdnbfive5five" table:formula="of:=COM.MICROSOFT.REDUCE([.A521];[NumberText.$A$1]:[NumberText.$A$9];COM.MICROSOFT.LAMBDA(_xlpm.a;_xlpm.b;SUBSTITUTE(_xlpm.a;_xlpm.b;VLOOKUP(_xlpm.b;[NumberText.$A$1:.$B$9];2;FALSE))))" table:number-matrix-columns-spanned="1" table:number-matrix-rows-spanned="1" table:style-name="ce1">
            <text:p>8two2twoccdnbfive5five</text:p>
          </table:table-cell>
          <table:table-cell office:value-type="string" office:string-value="825" table:formula="of:=COM.MICROSOFT.TEXTJOIN(&quot;&quot;;TRUE;IFERROR(MID([.D521];ROW(INDIRECT(&quot;1:100&quot;));1)+0;&quot;&quot;))" table:number-matrix-columns-spanned="1" table:number-matrix-rows-spanned="1" table:style-name="ce1">
            <text:p>825</text:p>
          </table:table-cell>
          <table:table-cell office:value-type="float" office:value="85" table:formula="of:=LEFT([.E521];1)*10+RIGHT([.E521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ks98</text:p>
          </table:table-cell>
          <table:table-cell office:value-type="string" office:string-value="198" table:formula="of:=COM.MICROSOFT.TEXTJOIN(&quot;&quot;;TRUE;IFERROR(MID([.A522];ROW(INDIRECT(&quot;1:100&quot;));1)+0;&quot;&quot;))" table:number-matrix-columns-spanned="1" table:number-matrix-rows-spanned="1" table:style-name="ce1">
            <text:p>198</text:p>
          </table:table-cell>
          <table:table-cell office:value-type="float" office:value="18" table:formula="of:=LEFT([.B522];1)*10+RIGHT([.B522];1)" table:style-name="ce1">
            <text:p>18</text:p>
          </table:table-cell>
          <table:table-cell office:value-type="string" office:string-value="1ks98" table:formula="of:=COM.MICROSOFT.REDUCE([.A522];[NumberText.$A$1]:[NumberText.$A$9];COM.MICROSOFT.LAMBDA(_xlpm.a;_xlpm.b;SUBSTITUTE(_xlpm.a;_xlpm.b;VLOOKUP(_xlpm.b;[NumberText.$A$1:.$B$9];2;FALSE))))" table:number-matrix-columns-spanned="1" table:number-matrix-rows-spanned="1" table:style-name="ce1">
            <text:p>1ks98</text:p>
          </table:table-cell>
          <table:table-cell office:value-type="string" office:string-value="198" table:formula="of:=COM.MICROSOFT.TEXTJOIN(&quot;&quot;;TRUE;IFERROR(MID([.D522];ROW(INDIRECT(&quot;1:100&quot;));1)+0;&quot;&quot;))" table:number-matrix-columns-spanned="1" table:number-matrix-rows-spanned="1" table:style-name="ce1">
            <text:p>198</text:p>
          </table:table-cell>
          <table:table-cell office:value-type="float" office:value="18" table:formula="of:=LEFT([.E522];1)*10+RIGHT([.E522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three6</text:p>
          </table:table-cell>
          <table:table-cell office:value-type="string" office:string-value="6" table:formula="of:=COM.MICROSOFT.TEXTJOIN(&quot;&quot;;TRUE;IFERROR(MID([.A523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23];1)*10+RIGHT([.B523];1)" table:style-name="ce1">
            <text:p>66</text:p>
          </table:table-cell>
          <table:table-cell office:value-type="string" office:string-value="two2twothree3three6" table:formula="of:=COM.MICROSOFT.REDUCE([.A523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three3three6</text:p>
          </table:table-cell>
          <table:table-cell office:value-type="string" office:string-value="236" table:formula="of:=COM.MICROSOFT.TEXTJOIN(&quot;&quot;;TRUE;IFERROR(MID([.D523];ROW(INDIRECT(&quot;1:100&quot;));1)+0;&quot;&quot;))" table:number-matrix-columns-spanned="1" table:number-matrix-rows-spanned="1" table:style-name="ce1">
            <text:p>236</text:p>
          </table:table-cell>
          <table:table-cell office:value-type="float" office:value="26" table:formula="of:=LEFT([.E523];1)*10+RIGHT([.E523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xsixtqdpp6dcclzgfvkv1</text:p>
          </table:table-cell>
          <table:table-cell office:value-type="string" office:string-value="61" table:formula="of:=COM.MICROSOFT.TEXTJOIN(&quot;&quot;;TRUE;IFERROR(MID([.A524];ROW(INDIRECT(&quot;1:100&quot;));1)+0;&quot;&quot;))" table:number-matrix-columns-spanned="1" table:number-matrix-rows-spanned="1" table:style-name="ce1">
            <text:p>61</text:p>
          </table:table-cell>
          <table:table-cell office:value-type="float" office:value="61" table:formula="of:=LEFT([.B524];1)*10+RIGHT([.B524];1)" table:style-name="ce1">
            <text:p>61</text:p>
          </table:table-cell>
          <table:table-cell office:value-type="string" office:string-value="two2twoxsix6sixtqdpp6dcclzgfvkv1" table:formula="of:=COM.MICROSOFT.REDUCE([.A524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xsix6sixtqdpp6dcclzgfvkv1</text:p>
          </table:table-cell>
          <table:table-cell office:value-type="string" office:string-value="2661" table:formula="of:=COM.MICROSOFT.TEXTJOIN(&quot;&quot;;TRUE;IFERROR(MID([.D524];ROW(INDIRECT(&quot;1:100&quot;));1)+0;&quot;&quot;))" table:number-matrix-columns-spanned="1" table:number-matrix-rows-spanned="1" table:style-name="ce1">
            <text:p>2661</text:p>
          </table:table-cell>
          <table:table-cell office:value-type="float" office:value="21" table:formula="of:=LEFT([.E524];1)*10+RIGHT([.E524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one7scvsgvmcdsixjtzszzrxdzzgv</text:p>
          </table:table-cell>
          <table:table-cell office:value-type="string" office:string-value="167" table:formula="of:=COM.MICROSOFT.TEXTJOIN(&quot;&quot;;TRUE;IFERROR(MID([.A525];ROW(INDIRECT(&quot;1:100&quot;));1)+0;&quot;&quot;))" table:number-matrix-columns-spanned="1" table:number-matrix-rows-spanned="1" table:style-name="ce1">
            <text:p>167</text:p>
          </table:table-cell>
          <table:table-cell office:value-type="float" office:value="17" table:formula="of:=LEFT([.B525];1)*10+RIGHT([.B525];1)" table:style-name="ce1">
            <text:p>17</text:p>
          </table:table-cell>
          <table:table-cell office:value-type="string" office:string-value="16one1one7scvsgvmcdsix6sixjtzszzrxdzzgv" table:formula="of:=COM.MICROSOFT.REDUCE([.A525];[NumberText.$A$1]:[NumberText.$A$9];COM.MICROSOFT.LAMBDA(_xlpm.a;_xlpm.b;SUBSTITUTE(_xlpm.a;_xlpm.b;VLOOKUP(_xlpm.b;[NumberText.$A$1:.$B$9];2;FALSE))))" table:number-matrix-columns-spanned="1" table:number-matrix-rows-spanned="1" table:style-name="ce1">
            <text:p>16one1one7scvsgvmcdsix6sixjtzszzrxdzzgv</text:p>
          </table:table-cell>
          <table:table-cell office:value-type="string" office:string-value="16176" table:formula="of:=COM.MICROSOFT.TEXTJOIN(&quot;&quot;;TRUE;IFERROR(MID([.D525];ROW(INDIRECT(&quot;1:100&quot;));1)+0;&quot;&quot;))" table:number-matrix-columns-spanned="1" table:number-matrix-rows-spanned="1" table:style-name="ce1">
            <text:p>16176</text:p>
          </table:table-cell>
          <table:table-cell office:value-type="float" office:value="16" table:formula="of:=LEFT([.E525];1)*10+RIGHT([.E525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jxzdsixkvqgjfzbbjnrtn212jplvrj4</text:p>
          </table:table-cell>
          <table:table-cell office:value-type="string" office:string-value="2124" table:formula="of:=COM.MICROSOFT.TEXTJOIN(&quot;&quot;;TRUE;IFERROR(MID([.A526];ROW(INDIRECT(&quot;1:100&quot;));1)+0;&quot;&quot;))" table:number-matrix-columns-spanned="1" table:number-matrix-rows-spanned="1" table:style-name="ce1">
            <text:p>2124</text:p>
          </table:table-cell>
          <table:table-cell office:value-type="float" office:value="24" table:formula="of:=LEFT([.B526];1)*10+RIGHT([.B526];1)" table:style-name="ce1">
            <text:p>24</text:p>
          </table:table-cell>
          <table:table-cell office:value-type="string" office:string-value="bjxzdsix6sixkvqgjfzbbjnrtn212jplvrj4" table:formula="of:=COM.MICROSOFT.REDUCE([.A526];[NumberText.$A$1]:[NumberText.$A$9];COM.MICROSOFT.LAMBDA(_xlpm.a;_xlpm.b;SUBSTITUTE(_xlpm.a;_xlpm.b;VLOOKUP(_xlpm.b;[NumberText.$A$1:.$B$9];2;FALSE))))" table:number-matrix-columns-spanned="1" table:number-matrix-rows-spanned="1" table:style-name="ce1">
            <text:p>bjxzdsix6sixkvqgjfzbbjnrtn212jplvrj4</text:p>
          </table:table-cell>
          <table:table-cell office:value-type="string" office:string-value="62124" table:formula="of:=COM.MICROSOFT.TEXTJOIN(&quot;&quot;;TRUE;IFERROR(MID([.D526];ROW(INDIRECT(&quot;1:100&quot;));1)+0;&quot;&quot;))" table:number-matrix-columns-spanned="1" table:number-matrix-rows-spanned="1" table:style-name="ce1">
            <text:p>62124</text:p>
          </table:table-cell>
          <table:table-cell office:value-type="float" office:value="64" table:formula="of:=LEFT([.E526];1)*10+RIGHT([.E526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b2three5cngqfczc1</text:p>
          </table:table-cell>
          <table:table-cell office:value-type="string" office:string-value="251" table:formula="of:=COM.MICROSOFT.TEXTJOIN(&quot;&quot;;TRUE;IFERROR(MID([.A527];ROW(INDIRECT(&quot;1:100&quot;));1)+0;&quot;&quot;))" table:number-matrix-columns-spanned="1" table:number-matrix-rows-spanned="1" table:style-name="ce1">
            <text:p>251</text:p>
          </table:table-cell>
          <table:table-cell office:value-type="float" office:value="21" table:formula="of:=LEFT([.B527];1)*10+RIGHT([.B527];1)" table:style-name="ce1">
            <text:p>21</text:p>
          </table:table-cell>
          <table:table-cell office:value-type="string" office:string-value="zb2three3three5cngqfczc1" table:formula="of:=COM.MICROSOFT.REDUCE([.A527];[NumberText.$A$1]:[NumberText.$A$9];COM.MICROSOFT.LAMBDA(_xlpm.a;_xlpm.b;SUBSTITUTE(_xlpm.a;_xlpm.b;VLOOKUP(_xlpm.b;[NumberText.$A$1:.$B$9];2;FALSE))))" table:number-matrix-columns-spanned="1" table:number-matrix-rows-spanned="1" table:style-name="ce1">
            <text:p>zb2three3three5cngqfczc1</text:p>
          </table:table-cell>
          <table:table-cell office:value-type="string" office:string-value="2351" table:formula="of:=COM.MICROSOFT.TEXTJOIN(&quot;&quot;;TRUE;IFERROR(MID([.D527];ROW(INDIRECT(&quot;1:100&quot;));1)+0;&quot;&quot;))" table:number-matrix-columns-spanned="1" table:number-matrix-rows-spanned="1" table:style-name="ce1">
            <text:p>2351</text:p>
          </table:table-cell>
          <table:table-cell office:value-type="float" office:value="21" table:formula="of:=LEFT([.E527];1)*10+RIGHT([.E527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nine99zxvfourjgmn</text:p>
          </table:table-cell>
          <table:table-cell office:value-type="string" office:string-value="599" table:formula="of:=COM.MICROSOFT.TEXTJOIN(&quot;&quot;;TRUE;IFERROR(MID([.A528];ROW(INDIRECT(&quot;1:100&quot;));1)+0;&quot;&quot;))" table:number-matrix-columns-spanned="1" table:number-matrix-rows-spanned="1" table:style-name="ce1">
            <text:p>599</text:p>
          </table:table-cell>
          <table:table-cell office:value-type="float" office:value="59" table:formula="of:=LEFT([.B528];1)*10+RIGHT([.B528];1)" table:style-name="ce1">
            <text:p>59</text:p>
          </table:table-cell>
          <table:table-cell office:value-type="string" office:string-value="5fnine9nine99zxvfour4fourjgmn" table:formula="of:=COM.MICROSOFT.REDUCE([.A528];[NumberText.$A$1]:[NumberText.$A$9];COM.MICROSOFT.LAMBDA(_xlpm.a;_xlpm.b;SUBSTITUTE(_xlpm.a;_xlpm.b;VLOOKUP(_xlpm.b;[NumberText.$A$1:.$B$9];2;FALSE))))" table:number-matrix-columns-spanned="1" table:number-matrix-rows-spanned="1" table:style-name="ce1">
            <text:p>5fnine9nine99zxvfour4fourjgmn</text:p>
          </table:table-cell>
          <table:table-cell office:value-type="string" office:string-value="59994" table:formula="of:=COM.MICROSOFT.TEXTJOIN(&quot;&quot;;TRUE;IFERROR(MID([.D528];ROW(INDIRECT(&quot;1:100&quot;));1)+0;&quot;&quot;))" table:number-matrix-columns-spanned="1" table:number-matrix-rows-spanned="1" table:style-name="ce1">
            <text:p>59994</text:p>
          </table:table-cell>
          <table:table-cell office:value-type="float" office:value="54" table:formula="of:=LEFT([.E528];1)*10+RIGHT([.E528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634rteightfoureight1</text:p>
          </table:table-cell>
          <table:table-cell office:value-type="string" office:string-value="6341" table:formula="of:=COM.MICROSOFT.TEXTJOIN(&quot;&quot;;TRUE;IFERROR(MID([.A529];ROW(INDIRECT(&quot;1:100&quot;));1)+0;&quot;&quot;))" table:number-matrix-columns-spanned="1" table:number-matrix-rows-spanned="1" table:style-name="ce1">
            <text:p>6341</text:p>
          </table:table-cell>
          <table:table-cell office:value-type="float" office:value="61" table:formula="of:=LEFT([.B529];1)*10+RIGHT([.B529];1)" table:style-name="ce1">
            <text:p>61</text:p>
          </table:table-cell>
          <table:table-cell office:value-type="string" office:string-value="one1one634rteight8eightfour4foureight8eight1" table:formula="of:=COM.MICROSOFT.REDUCE([.A529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634rteight8eightfour4foureight8eight1</text:p>
          </table:table-cell>
          <table:table-cell office:value-type="string" office:string-value="16348481" table:formula="of:=COM.MICROSOFT.TEXTJOIN(&quot;&quot;;TRUE;IFERROR(MID([.D529];ROW(INDIRECT(&quot;1:100&quot;));1)+0;&quot;&quot;))" table:number-matrix-columns-spanned="1" table:number-matrix-rows-spanned="1" table:style-name="ce1">
            <text:p>16348481</text:p>
          </table:table-cell>
          <table:table-cell office:value-type="float" office:value="11" table:formula="of:=LEFT([.E529];1)*10+RIGHT([.E529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gvcdfourgtbzdlltzsjnxqg</text:p>
          </table:table-cell>
          <table:table-cell office:value-type="string" office:string-value="76" table:formula="of:=COM.MICROSOFT.TEXTJOIN(&quot;&quot;;TRUE;IFERROR(MID([.A530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530];1)*10+RIGHT([.B530];1)" table:style-name="ce1">
            <text:p>76</text:p>
          </table:table-cell>
          <table:table-cell office:value-type="string" office:string-value="76gvcdfour4fourgtbzdlltzsjnxqg" table:formula="of:=COM.MICROSOFT.REDUCE([.A530];[NumberText.$A$1]:[NumberText.$A$9];COM.MICROSOFT.LAMBDA(_xlpm.a;_xlpm.b;SUBSTITUTE(_xlpm.a;_xlpm.b;VLOOKUP(_xlpm.b;[NumberText.$A$1:.$B$9];2;FALSE))))" table:number-matrix-columns-spanned="1" table:number-matrix-rows-spanned="1" table:style-name="ce1">
            <text:p>76gvcdfour4fourgtbzdlltzsjnxqg</text:p>
          </table:table-cell>
          <table:table-cell office:value-type="string" office:string-value="764" table:formula="of:=COM.MICROSOFT.TEXTJOIN(&quot;&quot;;TRUE;IFERROR(MID([.D530];ROW(INDIRECT(&quot;1:100&quot;));1)+0;&quot;&quot;))" table:number-matrix-columns-spanned="1" table:number-matrix-rows-spanned="1" table:style-name="ce1">
            <text:p>764</text:p>
          </table:table-cell>
          <table:table-cell office:value-type="float" office:value="74" table:formula="of:=LEFT([.E530];1)*10+RIGHT([.E530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tmdrkqqnfour9eightpckdvbhlkvxlpdtp</text:p>
          </table:table-cell>
          <table:table-cell office:value-type="string" office:string-value="9" table:formula="of:=COM.MICROSOFT.TEXTJOIN(&quot;&quot;;TRUE;IFERROR(MID([.A531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531];1)*10+RIGHT([.B531];1)" table:style-name="ce1">
            <text:p>99</text:p>
          </table:table-cell>
          <table:table-cell office:value-type="string" office:string-value="ltmdrkqqnfour4four9eight8eightpckdvbhlkvxlpdtp" table:formula="of:=COM.MICROSOFT.REDUCE([.A531];[NumberText.$A$1]:[NumberText.$A$9];COM.MICROSOFT.LAMBDA(_xlpm.a;_xlpm.b;SUBSTITUTE(_xlpm.a;_xlpm.b;VLOOKUP(_xlpm.b;[NumberText.$A$1:.$B$9];2;FALSE))))" table:number-matrix-columns-spanned="1" table:number-matrix-rows-spanned="1" table:style-name="ce1">
            <text:p>ltmdrkqqnfour4four9eight8eightpckdvbhlkvxlpdtp</text:p>
          </table:table-cell>
          <table:table-cell office:value-type="string" office:string-value="498" table:formula="of:=COM.MICROSOFT.TEXTJOIN(&quot;&quot;;TRUE;IFERROR(MID([.D531];ROW(INDIRECT(&quot;1:100&quot;));1)+0;&quot;&quot;))" table:number-matrix-columns-spanned="1" table:number-matrix-rows-spanned="1" table:style-name="ce1">
            <text:p>498</text:p>
          </table:table-cell>
          <table:table-cell office:value-type="float" office:value="48" table:formula="of:=LEFT([.E531];1)*10+RIGHT([.E531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wo5kgncpnzkdsgnpspb</text:p>
          </table:table-cell>
          <table:table-cell office:value-type="string" office:string-value="65" table:formula="of:=COM.MICROSOFT.TEXTJOIN(&quot;&quot;;TRUE;IFERROR(MID([.A532];ROW(INDIRECT(&quot;1:100&quot;));1)+0;&quot;&quot;))" table:number-matrix-columns-spanned="1" table:number-matrix-rows-spanned="1" table:style-name="ce1">
            <text:p>65</text:p>
          </table:table-cell>
          <table:table-cell office:value-type="float" office:value="65" table:formula="of:=LEFT([.B532];1)*10+RIGHT([.B532];1)" table:style-name="ce1">
            <text:p>65</text:p>
          </table:table-cell>
          <table:table-cell office:value-type="string" office:string-value="6two2two5kgncpnzkdsgnpspb" table:formula="of:=COM.MICROSOFT.REDUCE([.A532];[NumberText.$A$1]:[NumberText.$A$9];COM.MICROSOFT.LAMBDA(_xlpm.a;_xlpm.b;SUBSTITUTE(_xlpm.a;_xlpm.b;VLOOKUP(_xlpm.b;[NumberText.$A$1:.$B$9];2;FALSE))))" table:number-matrix-columns-spanned="1" table:number-matrix-rows-spanned="1" table:style-name="ce1">
            <text:p>6two2two5kgncpnzkdsgnpspb</text:p>
          </table:table-cell>
          <table:table-cell office:value-type="string" office:string-value="625" table:formula="of:=COM.MICROSOFT.TEXTJOIN(&quot;&quot;;TRUE;IFERROR(MID([.D532];ROW(INDIRECT(&quot;1:100&quot;));1)+0;&quot;&quot;))" table:number-matrix-columns-spanned="1" table:number-matrix-rows-spanned="1" table:style-name="ce1">
            <text:p>625</text:p>
          </table:table-cell>
          <table:table-cell office:value-type="float" office:value="65" table:formula="of:=LEFT([.E532];1)*10+RIGHT([.E532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8vjninekbbnnfrdstprcmklrgpkfpmbs</text:p>
          </table:table-cell>
          <table:table-cell office:value-type="string" office:string-value="8" table:formula="of:=COM.MICROSOFT.TEXTJOIN(&quot;&quot;;TRUE;IFERROR(MID([.A533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533];1)*10+RIGHT([.B533];1)" table:style-name="ce1">
            <text:p>88</text:p>
          </table:table-cell>
          <table:table-cell office:value-type="string" office:string-value="three3three8vjnine9ninekbbnnfrdstprcmklrgpkfpmbs" table:formula="of:=COM.MICROSOFT.REDUCE([.A533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8vjnine9ninekbbnnfrdstprcmklrgpkfpmbs</text:p>
          </table:table-cell>
          <table:table-cell office:value-type="string" office:string-value="389" table:formula="of:=COM.MICROSOFT.TEXTJOIN(&quot;&quot;;TRUE;IFERROR(MID([.D533];ROW(INDIRECT(&quot;1:100&quot;));1)+0;&quot;&quot;))" table:number-matrix-columns-spanned="1" table:number-matrix-rows-spanned="1" table:style-name="ce1">
            <text:p>389</text:p>
          </table:table-cell>
          <table:table-cell office:value-type="float" office:value="39" table:formula="of:=LEFT([.E533];1)*10+RIGHT([.E533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kvvqjqzbpfhf52fivefivefour</text:p>
          </table:table-cell>
          <table:table-cell office:value-type="string" office:string-value="52" table:formula="of:=COM.MICROSOFT.TEXTJOIN(&quot;&quot;;TRUE;IFERROR(MID([.A534];ROW(INDIRECT(&quot;1:100&quot;));1)+0;&quot;&quot;))" table:number-matrix-columns-spanned="1" table:number-matrix-rows-spanned="1" table:style-name="ce1">
            <text:p>52</text:p>
          </table:table-cell>
          <table:table-cell office:value-type="float" office:value="52" table:formula="of:=LEFT([.B534];1)*10+RIGHT([.B534];1)" table:style-name="ce1">
            <text:p>52</text:p>
          </table:table-cell>
          <table:table-cell office:value-type="string" office:string-value="ckvvqjqzbpfhf52five5fivefive5fivefour4four" table:formula="of:=COM.MICROSOFT.REDUCE([.A534];[NumberText.$A$1]:[NumberText.$A$9];COM.MICROSOFT.LAMBDA(_xlpm.a;_xlpm.b;SUBSTITUTE(_xlpm.a;_xlpm.b;VLOOKUP(_xlpm.b;[NumberText.$A$1:.$B$9];2;FALSE))))" table:number-matrix-columns-spanned="1" table:number-matrix-rows-spanned="1" table:style-name="ce1">
            <text:p>ckvvqjqzbpfhf52five5fivefive5fivefour4four</text:p>
          </table:table-cell>
          <table:table-cell office:value-type="string" office:string-value="52554" table:formula="of:=COM.MICROSOFT.TEXTJOIN(&quot;&quot;;TRUE;IFERROR(MID([.D534];ROW(INDIRECT(&quot;1:100&quot;));1)+0;&quot;&quot;))" table:number-matrix-columns-spanned="1" table:number-matrix-rows-spanned="1" table:style-name="ce1">
            <text:p>52554</text:p>
          </table:table-cell>
          <table:table-cell office:value-type="float" office:value="54" table:formula="of:=LEFT([.E534];1)*10+RIGHT([.E534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ngxpdqptksix</text:p>
          </table:table-cell>
          <table:table-cell office:value-type="string" office:string-value="7" table:formula="of:=COM.MICROSOFT.TEXTJOIN(&quot;&quot;;TRUE;IFERROR(MID([.A53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535];1)*10+RIGHT([.B535];1)" table:style-name="ce1">
            <text:p>77</text:p>
          </table:table-cell>
          <table:table-cell office:value-type="string" office:string-value="7ngxpdqptksix6six" table:formula="of:=COM.MICROSOFT.REDUCE([.A535];[NumberText.$A$1]:[NumberText.$A$9];COM.MICROSOFT.LAMBDA(_xlpm.a;_xlpm.b;SUBSTITUTE(_xlpm.a;_xlpm.b;VLOOKUP(_xlpm.b;[NumberText.$A$1:.$B$9];2;FALSE))))" table:number-matrix-columns-spanned="1" table:number-matrix-rows-spanned="1" table:style-name="ce1">
            <text:p>7ngxpdqptksix6six</text:p>
          </table:table-cell>
          <table:table-cell office:value-type="string" office:string-value="76" table:formula="of:=COM.MICROSOFT.TEXTJOIN(&quot;&quot;;TRUE;IFERROR(MID([.D535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E535];1)*10+RIGHT([.E535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p2eight</text:p>
          </table:table-cell>
          <table:table-cell office:value-type="string" office:string-value="2" table:formula="of:=COM.MICROSOFT.TEXTJOIN(&quot;&quot;;TRUE;IFERROR(MID([.A53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36];1)*10+RIGHT([.B536];1)" table:style-name="ce1">
            <text:p>22</text:p>
          </table:table-cell>
          <table:table-cell office:value-type="string" office:string-value="ftp2eight8eight" table:formula="of:=COM.MICROSOFT.REDUCE([.A536];[NumberText.$A$1]:[NumberText.$A$9];COM.MICROSOFT.LAMBDA(_xlpm.a;_xlpm.b;SUBSTITUTE(_xlpm.a;_xlpm.b;VLOOKUP(_xlpm.b;[NumberText.$A$1:.$B$9];2;FALSE))))" table:number-matrix-columns-spanned="1" table:number-matrix-rows-spanned="1" table:style-name="ce1">
            <text:p>ftp2eight8eight</text:p>
          </table:table-cell>
          <table:table-cell office:value-type="string" office:string-value="28" table:formula="of:=COM.MICROSOFT.TEXTJOIN(&quot;&quot;;TRUE;IFERROR(MID([.D536];ROW(INDIRECT(&quot;1:100&quot;));1)+0;&quot;&quot;))" table:number-matrix-columns-spanned="1" table:number-matrix-rows-spanned="1" table:style-name="ce1">
            <text:p>28</text:p>
          </table:table-cell>
          <table:table-cell office:value-type="float" office:value="28" table:formula="of:=LEFT([.E536];1)*10+RIGHT([.E536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lnmpbqldqstwo</text:p>
          </table:table-cell>
          <table:table-cell office:value-type="string" office:string-value="8" table:formula="of:=COM.MICROSOFT.TEXTJOIN(&quot;&quot;;TRUE;IFERROR(MID([.A53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537];1)*10+RIGHT([.B537];1)" table:style-name="ce1">
            <text:p>88</text:p>
          </table:table-cell>
          <table:table-cell office:value-type="string" office:string-value="8lnmpbqldqstwo2two" table:formula="of:=COM.MICROSOFT.REDUCE([.A537];[NumberText.$A$1]:[NumberText.$A$9];COM.MICROSOFT.LAMBDA(_xlpm.a;_xlpm.b;SUBSTITUTE(_xlpm.a;_xlpm.b;VLOOKUP(_xlpm.b;[NumberText.$A$1:.$B$9];2;FALSE))))" table:number-matrix-columns-spanned="1" table:number-matrix-rows-spanned="1" table:style-name="ce1">
            <text:p>8lnmpbqldqstwo2two</text:p>
          </table:table-cell>
          <table:table-cell office:value-type="string" office:string-value="82" table:formula="of:=COM.MICROSOFT.TEXTJOIN(&quot;&quot;;TRUE;IFERROR(MID([.D537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E537];1)*10+RIGHT([.E537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two153644</text:p>
          </table:table-cell>
          <table:table-cell office:value-type="string" office:string-value="153644" table:formula="of:=COM.MICROSOFT.TEXTJOIN(&quot;&quot;;TRUE;IFERROR(MID([.A538];ROW(INDIRECT(&quot;1:100&quot;));1)+0;&quot;&quot;))" table:number-matrix-columns-spanned="1" table:number-matrix-rows-spanned="1" table:style-name="ce1">
            <text:p>153644</text:p>
          </table:table-cell>
          <table:table-cell office:value-type="float" office:value="14" table:formula="of:=LEFT([.B538];1)*10+RIGHT([.B538];1)" table:style-name="ce1">
            <text:p>14</text:p>
          </table:table-cell>
          <table:table-cell office:value-type="string" office:string-value="three3threetwo2two153644" table:formula="of:=COM.MICROSOFT.REDUCE([.A538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two2two153644</text:p>
          </table:table-cell>
          <table:table-cell office:value-type="string" office:string-value="32153644" table:formula="of:=COM.MICROSOFT.TEXTJOIN(&quot;&quot;;TRUE;IFERROR(MID([.D538];ROW(INDIRECT(&quot;1:100&quot;));1)+0;&quot;&quot;))" table:number-matrix-columns-spanned="1" table:number-matrix-rows-spanned="1" table:style-name="ce1">
            <text:p>32153644</text:p>
          </table:table-cell>
          <table:table-cell office:value-type="float" office:value="34" table:formula="of:=LEFT([.E538];1)*10+RIGHT([.E538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office:string-value="914" table:formula="of:=COM.MICROSOFT.TEXTJOIN(&quot;&quot;;TRUE;IFERROR(MID([.A539];ROW(INDIRECT(&quot;1:100&quot;));1)+0;&quot;&quot;))" table:number-matrix-columns-spanned="1" table:number-matrix-rows-spanned="1" table:style-name="ce1">
            <text:p>914</text:p>
          </table:table-cell>
          <table:table-cell office:value-type="float" office:value="94" table:formula="of:=LEFT([.B539];1)*10+RIGHT([.B539];1)" table:style-name="ce1">
            <text:p>94</text:p>
          </table:table-cell>
          <table:table-cell office:value-type="string" office:string-value="914" table:formula="of:=COM.MICROSOFT.REDUCE([.A539];[NumberText.$A$1]:[NumberText.$A$9];COM.MICROSOFT.LAMBDA(_xlpm.a;_xlpm.b;SUBSTITUTE(_xlpm.a;_xlpm.b;VLOOKUP(_xlpm.b;[NumberText.$A$1:.$B$9];2;FALSE))))" table:number-matrix-columns-spanned="1" table:number-matrix-rows-spanned="1" table:style-name="ce1">
            <text:p>914</text:p>
          </table:table-cell>
          <table:table-cell office:value-type="string" office:string-value="914" table:formula="of:=COM.MICROSOFT.TEXTJOIN(&quot;&quot;;TRUE;IFERROR(MID([.D539];ROW(INDIRECT(&quot;1:100&quot;));1)+0;&quot;&quot;))" table:number-matrix-columns-spanned="1" table:number-matrix-rows-spanned="1" table:style-name="ce1">
            <text:p>914</text:p>
          </table:table-cell>
          <table:table-cell office:value-type="float" office:value="94" table:formula="of:=LEFT([.E539];1)*10+RIGHT([.E539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xjdxghsix17</text:p>
          </table:table-cell>
          <table:table-cell office:value-type="string" office:string-value="17" table:formula="of:=COM.MICROSOFT.TEXTJOIN(&quot;&quot;;TRUE;IFERROR(MID([.A540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B540];1)*10+RIGHT([.B540];1)" table:style-name="ce1">
            <text:p>17</text:p>
          </table:table-cell>
          <table:table-cell office:value-type="string" office:string-value="plxjdxghsix6six17" table:formula="of:=COM.MICROSOFT.REDUCE([.A540];[NumberText.$A$1]:[NumberText.$A$9];COM.MICROSOFT.LAMBDA(_xlpm.a;_xlpm.b;SUBSTITUTE(_xlpm.a;_xlpm.b;VLOOKUP(_xlpm.b;[NumberText.$A$1:.$B$9];2;FALSE))))" table:number-matrix-columns-spanned="1" table:number-matrix-rows-spanned="1" table:style-name="ce1">
            <text:p>plxjdxghsix6six17</text:p>
          </table:table-cell>
          <table:table-cell office:value-type="string" office:string-value="617" table:formula="of:=COM.MICROSOFT.TEXTJOIN(&quot;&quot;;TRUE;IFERROR(MID([.D540];ROW(INDIRECT(&quot;1:100&quot;));1)+0;&quot;&quot;))" table:number-matrix-columns-spanned="1" table:number-matrix-rows-spanned="1" table:style-name="ce1">
            <text:p>617</text:p>
          </table:table-cell>
          <table:table-cell office:value-type="float" office:value="67" table:formula="of:=LEFT([.E540];1)*10+RIGHT([.E540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onesevennine4three2seven</text:p>
          </table:table-cell>
          <table:table-cell office:value-type="string" office:string-value="42" table:formula="of:=COM.MICROSOFT.TEXTJOIN(&quot;&quot;;TRUE;IFERROR(MID([.A541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B541];1)*10+RIGHT([.B541];1)" table:style-name="ce1">
            <text:p>42</text:p>
          </table:table-cell>
          <table:table-cell office:value-type="string" office:string-value="seven7sevenone1oneseven7sevennine9nine4three3three2seven7seven" table:formula="of:=COM.MICROSOFT.REDUCE([.A541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one1oneseven7sevennine9nine4three3three2seven7seven</text:p>
          </table:table-cell>
          <table:table-cell office:value-type="string" office:string-value="71794327" table:formula="of:=COM.MICROSOFT.TEXTJOIN(&quot;&quot;;TRUE;IFERROR(MID([.D541];ROW(INDIRECT(&quot;1:100&quot;));1)+0;&quot;&quot;))" table:number-matrix-columns-spanned="1" table:number-matrix-rows-spanned="1" table:style-name="ce1">
            <text:p>71794327</text:p>
          </table:table-cell>
          <table:table-cell office:value-type="float" office:value="77" table:formula="of:=LEFT([.E541];1)*10+RIGHT([.E541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bvdgpghzhpeight512vxbnfqjctb</text:p>
          </table:table-cell>
          <table:table-cell office:value-type="string" office:string-value="7512" table:formula="of:=COM.MICROSOFT.TEXTJOIN(&quot;&quot;;TRUE;IFERROR(MID([.A542];ROW(INDIRECT(&quot;1:100&quot;));1)+0;&quot;&quot;))" table:number-matrix-columns-spanned="1" table:number-matrix-rows-spanned="1" table:style-name="ce1">
            <text:p>7512</text:p>
          </table:table-cell>
          <table:table-cell office:value-type="float" office:value="72" table:formula="of:=LEFT([.B542];1)*10+RIGHT([.B542];1)" table:style-name="ce1">
            <text:p>72</text:p>
          </table:table-cell>
          <table:table-cell office:value-type="string" office:string-value="7bvdgpghzhpeight8eight512vxbnfqjctb" table:formula="of:=COM.MICROSOFT.REDUCE([.A542];[NumberText.$A$1]:[NumberText.$A$9];COM.MICROSOFT.LAMBDA(_xlpm.a;_xlpm.b;SUBSTITUTE(_xlpm.a;_xlpm.b;VLOOKUP(_xlpm.b;[NumberText.$A$1:.$B$9];2;FALSE))))" table:number-matrix-columns-spanned="1" table:number-matrix-rows-spanned="1" table:style-name="ce1">
            <text:p>7bvdgpghzhpeight8eight512vxbnfqjctb</text:p>
          </table:table-cell>
          <table:table-cell office:value-type="string" office:string-value="78512" table:formula="of:=COM.MICROSOFT.TEXTJOIN(&quot;&quot;;TRUE;IFERROR(MID([.D542];ROW(INDIRECT(&quot;1:100&quot;));1)+0;&quot;&quot;))" table:number-matrix-columns-spanned="1" table:number-matrix-rows-spanned="1" table:style-name="ce1">
            <text:p>78512</text:p>
          </table:table-cell>
          <table:table-cell office:value-type="float" office:value="72" table:formula="of:=LEFT([.E542];1)*10+RIGHT([.E542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qptzkfive4xqbjzpqfkfspqv5kgqbdtfive</text:p>
          </table:table-cell>
          <table:table-cell office:value-type="string" office:string-value="45" table:formula="of:=COM.MICROSOFT.TEXTJOIN(&quot;&quot;;TRUE;IFERROR(MID([.A543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543];1)*10+RIGHT([.B543];1)" table:style-name="ce1">
            <text:p>45</text:p>
          </table:table-cell>
          <table:table-cell office:value-type="string" office:string-value="xqptzkfive5five4xqbjzpqfkfspqv5kgqbdtfive5five" table:formula="of:=COM.MICROSOFT.REDUCE([.A543];[NumberText.$A$1]:[NumberText.$A$9];COM.MICROSOFT.LAMBDA(_xlpm.a;_xlpm.b;SUBSTITUTE(_xlpm.a;_xlpm.b;VLOOKUP(_xlpm.b;[NumberText.$A$1:.$B$9];2;FALSE))))" table:number-matrix-columns-spanned="1" table:number-matrix-rows-spanned="1" table:style-name="ce1">
            <text:p>xqptzkfive5five4xqbjzpqfkfspqv5kgqbdtfive5five</text:p>
          </table:table-cell>
          <table:table-cell office:value-type="string" office:string-value="5455" table:formula="of:=COM.MICROSOFT.TEXTJOIN(&quot;&quot;;TRUE;IFERROR(MID([.D543];ROW(INDIRECT(&quot;1:100&quot;));1)+0;&quot;&quot;))" table:number-matrix-columns-spanned="1" table:number-matrix-rows-spanned="1" table:style-name="ce1">
            <text:p>5455</text:p>
          </table:table-cell>
          <table:table-cell office:value-type="float" office:value="55" table:formula="of:=LEFT([.E543];1)*10+RIGHT([.E543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ltkhjsckhrc7two8nzdpkjjpnfive</text:p>
          </table:table-cell>
          <table:table-cell office:value-type="string" office:string-value="78" table:formula="of:=COM.MICROSOFT.TEXTJOIN(&quot;&quot;;TRUE;IFERROR(MID([.A544];ROW(INDIRECT(&quot;1:100&quot;));1)+0;&quot;&quot;))" table:number-matrix-columns-spanned="1" table:number-matrix-rows-spanned="1" table:style-name="ce1">
            <text:p>78</text:p>
          </table:table-cell>
          <table:table-cell office:value-type="float" office:value="78" table:formula="of:=LEFT([.B544];1)*10+RIGHT([.B544];1)" table:style-name="ce1">
            <text:p>78</text:p>
          </table:table-cell>
          <table:table-cell office:value-type="string" office:string-value="bmltkhjsckhrc7two2two8nzdpkjjpnfive5five" table:formula="of:=COM.MICROSOFT.REDUCE([.A544];[NumberText.$A$1]:[NumberText.$A$9];COM.MICROSOFT.LAMBDA(_xlpm.a;_xlpm.b;SUBSTITUTE(_xlpm.a;_xlpm.b;VLOOKUP(_xlpm.b;[NumberText.$A$1:.$B$9];2;FALSE))))" table:number-matrix-columns-spanned="1" table:number-matrix-rows-spanned="1" table:style-name="ce1">
            <text:p>bmltkhjsckhrc7two2two8nzdpkjjpnfive5five</text:p>
          </table:table-cell>
          <table:table-cell office:value-type="string" office:string-value="7285" table:formula="of:=COM.MICROSOFT.TEXTJOIN(&quot;&quot;;TRUE;IFERROR(MID([.D544];ROW(INDIRECT(&quot;1:100&quot;));1)+0;&quot;&quot;))" table:number-matrix-columns-spanned="1" table:number-matrix-rows-spanned="1" table:style-name="ce1">
            <text:p>7285</text:p>
          </table:table-cell>
          <table:table-cell office:value-type="float" office:value="75" table:formula="of:=LEFT([.E544];1)*10+RIGHT([.E544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nhppfvlhcmnmrjxhrbtzdflseventwojfprxmfn7</text:p>
          </table:table-cell>
          <table:table-cell office:value-type="string" office:string-value="7" table:formula="of:=COM.MICROSOFT.TEXTJOIN(&quot;&quot;;TRUE;IFERROR(MID([.A54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545];1)*10+RIGHT([.B545];1)" table:style-name="ce1">
            <text:p>77</text:p>
          </table:table-cell>
          <table:table-cell office:value-type="string" office:string-value="nnhppfvlhcmnmrjxhrbtzdflseven7seventwo2twojfprxmfn7" table:formula="of:=COM.MICROSOFT.REDUCE([.A545];[NumberText.$A$1]:[NumberText.$A$9];COM.MICROSOFT.LAMBDA(_xlpm.a;_xlpm.b;SUBSTITUTE(_xlpm.a;_xlpm.b;VLOOKUP(_xlpm.b;[NumberText.$A$1:.$B$9];2;FALSE))))" table:number-matrix-columns-spanned="1" table:number-matrix-rows-spanned="1" table:style-name="ce1">
            <text:p>nnhppfvlhcmnmrjxhrbtzdflseven7seventwo2twojfprxmfn7</text:p>
          </table:table-cell>
          <table:table-cell office:value-type="string" office:string-value="727" table:formula="of:=COM.MICROSOFT.TEXTJOIN(&quot;&quot;;TRUE;IFERROR(MID([.D545];ROW(INDIRECT(&quot;1:100&quot;));1)+0;&quot;&quot;))" table:number-matrix-columns-spanned="1" table:number-matrix-rows-spanned="1" table:style-name="ce1">
            <text:p>727</text:p>
          </table:table-cell>
          <table:table-cell office:value-type="float" office:value="77" table:formula="of:=LEFT([.E545];1)*10+RIGHT([.E545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nfdtjtsbthree54fpzsq</text:p>
          </table:table-cell>
          <table:table-cell office:value-type="string" office:string-value="54" table:formula="of:=COM.MICROSOFT.TEXTJOIN(&quot;&quot;;TRUE;IFERROR(MID([.A546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546];1)*10+RIGHT([.B546];1)" table:style-name="ce1">
            <text:p>54</text:p>
          </table:table-cell>
          <table:table-cell office:value-type="string" office:string-value="four4fournfdtjtsbthree3three54fpzsq" table:formula="of:=COM.MICROSOFT.REDUCE([.A546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nfdtjtsbthree3three54fpzsq</text:p>
          </table:table-cell>
          <table:table-cell office:value-type="string" office:string-value="4354" table:formula="of:=COM.MICROSOFT.TEXTJOIN(&quot;&quot;;TRUE;IFERROR(MID([.D546];ROW(INDIRECT(&quot;1:100&quot;));1)+0;&quot;&quot;))" table:number-matrix-columns-spanned="1" table:number-matrix-rows-spanned="1" table:style-name="ce1">
            <text:p>4354</text:p>
          </table:table-cell>
          <table:table-cell office:value-type="float" office:value="44" table:formula="of:=LEFT([.E546];1)*10+RIGHT([.E546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nineone5two</text:p>
          </table:table-cell>
          <table:table-cell office:value-type="string" office:string-value="5" table:formula="of:=COM.MICROSOFT.TEXTJOIN(&quot;&quot;;TRUE;IFERROR(MID([.A547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47];1)*10+RIGHT([.B547];1)" table:style-name="ce1">
            <text:p>55</text:p>
          </table:table-cell>
          <table:table-cell office:value-type="string" office:string-value="nine9ninenine9nineone1one5two2two" table:formula="of:=COM.MICROSOFT.REDUCE([.A547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nine9nineone1one5two2two</text:p>
          </table:table-cell>
          <table:table-cell office:value-type="string" office:string-value="99152" table:formula="of:=COM.MICROSOFT.TEXTJOIN(&quot;&quot;;TRUE;IFERROR(MID([.D547];ROW(INDIRECT(&quot;1:100&quot;));1)+0;&quot;&quot;))" table:number-matrix-columns-spanned="1" table:number-matrix-rows-spanned="1" table:style-name="ce1">
            <text:p>99152</text:p>
          </table:table-cell>
          <table:table-cell office:value-type="float" office:value="92" table:formula="of:=LEFT([.E547];1)*10+RIGHT([.E547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4twomgxxzfxr6</text:p>
          </table:table-cell>
          <table:table-cell office:value-type="string" office:string-value="86946" table:formula="of:=COM.MICROSOFT.TEXTJOIN(&quot;&quot;;TRUE;IFERROR(MID([.A548];ROW(INDIRECT(&quot;1:100&quot;));1)+0;&quot;&quot;))" table:number-matrix-columns-spanned="1" table:number-matrix-rows-spanned="1" table:style-name="ce1">
            <text:p>86946</text:p>
          </table:table-cell>
          <table:table-cell office:value-type="float" office:value="86" table:formula="of:=LEFT([.B548];1)*10+RIGHT([.B548];1)" table:style-name="ce1">
            <text:p>86</text:p>
          </table:table-cell>
          <table:table-cell office:value-type="string" office:string-value="8694two2twomgxxzfxr6" table:formula="of:=COM.MICROSOFT.REDUCE([.A548];[NumberText.$A$1]:[NumberText.$A$9];COM.MICROSOFT.LAMBDA(_xlpm.a;_xlpm.b;SUBSTITUTE(_xlpm.a;_xlpm.b;VLOOKUP(_xlpm.b;[NumberText.$A$1:.$B$9];2;FALSE))))" table:number-matrix-columns-spanned="1" table:number-matrix-rows-spanned="1" table:style-name="ce1">
            <text:p>8694two2twomgxxzfxr6</text:p>
          </table:table-cell>
          <table:table-cell office:value-type="string" office:string-value="869426" table:formula="of:=COM.MICROSOFT.TEXTJOIN(&quot;&quot;;TRUE;IFERROR(MID([.D548];ROW(INDIRECT(&quot;1:100&quot;));1)+0;&quot;&quot;))" table:number-matrix-columns-spanned="1" table:number-matrix-rows-spanned="1" table:style-name="ce1">
            <text:p>869426</text:p>
          </table:table-cell>
          <table:table-cell office:value-type="float" office:value="86" table:formula="of:=LEFT([.E548];1)*10+RIGHT([.E548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eight75seventhreerpchfour8</text:p>
          </table:table-cell>
          <table:table-cell office:value-type="string" office:string-value="758" table:formula="of:=COM.MICROSOFT.TEXTJOIN(&quot;&quot;;TRUE;IFERROR(MID([.A549];ROW(INDIRECT(&quot;1:100&quot;));1)+0;&quot;&quot;))" table:number-matrix-columns-spanned="1" table:number-matrix-rows-spanned="1" table:style-name="ce1">
            <text:p>758</text:p>
          </table:table-cell>
          <table:table-cell office:value-type="float" office:value="78" table:formula="of:=LEFT([.B549];1)*10+RIGHT([.B549];1)" table:style-name="ce1">
            <text:p>78</text:p>
          </table:table-cell>
          <table:table-cell office:value-type="string" office:string-value="six6sixeight8eight75seven7seventhree3threerpchfour4four8" table:formula="of:=COM.MICROSOFT.REDUCE([.A549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eight8eight75seven7seventhree3threerpchfour4four8</text:p>
          </table:table-cell>
          <table:table-cell office:value-type="string" office:string-value="68757348" table:formula="of:=COM.MICROSOFT.TEXTJOIN(&quot;&quot;;TRUE;IFERROR(MID([.D549];ROW(INDIRECT(&quot;1:100&quot;));1)+0;&quot;&quot;))" table:number-matrix-columns-spanned="1" table:number-matrix-rows-spanned="1" table:style-name="ce1">
            <text:p>68757348</text:p>
          </table:table-cell>
          <table:table-cell office:value-type="float" office:value="68" table:formula="of:=LEFT([.E549];1)*10+RIGHT([.E549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lv5</text:p>
          </table:table-cell>
          <table:table-cell office:value-type="string" office:string-value="5" table:formula="of:=COM.MICROSOFT.TEXTJOIN(&quot;&quot;;TRUE;IFERROR(MID([.A55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50];1)*10+RIGHT([.B550];1)" table:style-name="ce1">
            <text:p>55</text:p>
          </table:table-cell>
          <table:table-cell office:value-type="string" office:string-value="llv5" table:formula="of:=COM.MICROSOFT.REDUCE([.A550];[NumberText.$A$1]:[NumberText.$A$9];COM.MICROSOFT.LAMBDA(_xlpm.a;_xlpm.b;SUBSTITUTE(_xlpm.a;_xlpm.b;VLOOKUP(_xlpm.b;[NumberText.$A$1:.$B$9];2;FALSE))))" table:number-matrix-columns-spanned="1" table:number-matrix-rows-spanned="1" table:style-name="ce1">
            <text:p>llv5</text:p>
          </table:table-cell>
          <table:table-cell office:value-type="string" office:string-value="5" table:formula="of:=COM.MICROSOFT.TEXTJOIN(&quot;&quot;;TRUE;IFERROR(MID([.D55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550];1)*10+RIGHT([.E550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xcbfffgc6sixone</text:p>
          </table:table-cell>
          <table:table-cell office:value-type="string" office:string-value="6" table:formula="of:=COM.MICROSOFT.TEXTJOIN(&quot;&quot;;TRUE;IFERROR(MID([.A55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51];1)*10+RIGHT([.B551];1)" table:style-name="ce1">
            <text:p>66</text:p>
          </table:table-cell>
          <table:table-cell office:value-type="string" office:string-value="skxcbfffgc6six6sixone1one" table:formula="of:=COM.MICROSOFT.REDUCE([.A551];[NumberText.$A$1]:[NumberText.$A$9];COM.MICROSOFT.LAMBDA(_xlpm.a;_xlpm.b;SUBSTITUTE(_xlpm.a;_xlpm.b;VLOOKUP(_xlpm.b;[NumberText.$A$1:.$B$9];2;FALSE))))" table:number-matrix-columns-spanned="1" table:number-matrix-rows-spanned="1" table:style-name="ce1">
            <text:p>skxcbfffgc6six6sixone1one</text:p>
          </table:table-cell>
          <table:table-cell office:value-type="string" office:string-value="661" table:formula="of:=COM.MICROSOFT.TEXTJOIN(&quot;&quot;;TRUE;IFERROR(MID([.D551];ROW(INDIRECT(&quot;1:100&quot;));1)+0;&quot;&quot;))" table:number-matrix-columns-spanned="1" table:number-matrix-rows-spanned="1" table:style-name="ce1">
            <text:p>661</text:p>
          </table:table-cell>
          <table:table-cell office:value-type="float" office:value="61" table:formula="of:=LEFT([.E551];1)*10+RIGHT([.E551];1)" table:style-name="ce1">
            <text:p>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lhjbzbsg4lsfgpkmcz7vjxzbrshbseven</text:p>
          </table:table-cell>
          <table:table-cell office:value-type="string" office:string-value="347" table:formula="of:=COM.MICROSOFT.TEXTJOIN(&quot;&quot;;TRUE;IFERROR(MID([.A552];ROW(INDIRECT(&quot;1:100&quot;));1)+0;&quot;&quot;))" table:number-matrix-columns-spanned="1" table:number-matrix-rows-spanned="1" table:style-name="ce1">
            <text:p>347</text:p>
          </table:table-cell>
          <table:table-cell office:value-type="float" office:value="37" table:formula="of:=LEFT([.B552];1)*10+RIGHT([.B552];1)" table:style-name="ce1">
            <text:p>37</text:p>
          </table:table-cell>
          <table:table-cell office:value-type="string" office:string-value="3lhjbzbsg4lsfgpkmcz7vjxzbrshbseven7seven" table:formula="of:=COM.MICROSOFT.REDUCE([.A552];[NumberText.$A$1]:[NumberText.$A$9];COM.MICROSOFT.LAMBDA(_xlpm.a;_xlpm.b;SUBSTITUTE(_xlpm.a;_xlpm.b;VLOOKUP(_xlpm.b;[NumberText.$A$1:.$B$9];2;FALSE))))" table:number-matrix-columns-spanned="1" table:number-matrix-rows-spanned="1" table:style-name="ce1">
            <text:p>3lhjbzbsg4lsfgpkmcz7vjxzbrshbseven7seven</text:p>
          </table:table-cell>
          <table:table-cell office:value-type="string" office:string-value="3477" table:formula="of:=COM.MICROSOFT.TEXTJOIN(&quot;&quot;;TRUE;IFERROR(MID([.D552];ROW(INDIRECT(&quot;1:100&quot;));1)+0;&quot;&quot;))" table:number-matrix-columns-spanned="1" table:number-matrix-rows-spanned="1" table:style-name="ce1">
            <text:p>3477</text:p>
          </table:table-cell>
          <table:table-cell office:value-type="float" office:value="37" table:formula="of:=LEFT([.E552];1)*10+RIGHT([.E552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onecjlkpqdljd3five5</text:p>
          </table:table-cell>
          <table:table-cell office:value-type="string" office:string-value="435" table:formula="of:=COM.MICROSOFT.TEXTJOIN(&quot;&quot;;TRUE;IFERROR(MID([.A553];ROW(INDIRECT(&quot;1:100&quot;));1)+0;&quot;&quot;))" table:number-matrix-columns-spanned="1" table:number-matrix-rows-spanned="1" table:style-name="ce1">
            <text:p>435</text:p>
          </table:table-cell>
          <table:table-cell office:value-type="float" office:value="45" table:formula="of:=LEFT([.B553];1)*10+RIGHT([.B553];1)" table:style-name="ce1">
            <text:p>45</text:p>
          </table:table-cell>
          <table:table-cell office:value-type="string" office:string-value="4one1onecjlkpqdljd3five5five5" table:formula="of:=COM.MICROSOFT.REDUCE([.A553];[NumberText.$A$1]:[NumberText.$A$9];COM.MICROSOFT.LAMBDA(_xlpm.a;_xlpm.b;SUBSTITUTE(_xlpm.a;_xlpm.b;VLOOKUP(_xlpm.b;[NumberText.$A$1:.$B$9];2;FALSE))))" table:number-matrix-columns-spanned="1" table:number-matrix-rows-spanned="1" table:style-name="ce1">
            <text:p>4one1onecjlkpqdljd3five5five5</text:p>
          </table:table-cell>
          <table:table-cell office:value-type="string" office:string-value="41355" table:formula="of:=COM.MICROSOFT.TEXTJOIN(&quot;&quot;;TRUE;IFERROR(MID([.D553];ROW(INDIRECT(&quot;1:100&quot;));1)+0;&quot;&quot;))" table:number-matrix-columns-spanned="1" table:number-matrix-rows-spanned="1" table:style-name="ce1">
            <text:p>41355</text:p>
          </table:table-cell>
          <table:table-cell office:value-type="float" office:value="45" table:formula="of:=LEFT([.E553];1)*10+RIGHT([.E553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two2mvdtvqpnonetvphxsk8</text:p>
          </table:table-cell>
          <table:table-cell office:value-type="string" office:string-value="28" table:formula="of:=COM.MICROSOFT.TEXTJOIN(&quot;&quot;;TRUE;IFERROR(MID([.A554];ROW(INDIRECT(&quot;1:100&quot;));1)+0;&quot;&quot;))" table:number-matrix-columns-spanned="1" table:number-matrix-rows-spanned="1" table:style-name="ce1">
            <text:p>28</text:p>
          </table:table-cell>
          <table:table-cell office:value-type="float" office:value="28" table:formula="of:=LEFT([.B554];1)*10+RIGHT([.B554];1)" table:style-name="ce1">
            <text:p>28</text:p>
          </table:table-cell>
          <table:table-cell office:value-type="string" office:string-value="eight8eighttwo2two2mvdtvqpnone1onetvphxsk8" table:formula="of:=COM.MICROSOFT.REDUCE([.A554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two2two2mvdtvqpnone1onetvphxsk8</text:p>
          </table:table-cell>
          <table:table-cell office:value-type="string" office:string-value="82218" table:formula="of:=COM.MICROSOFT.TEXTJOIN(&quot;&quot;;TRUE;IFERROR(MID([.D554];ROW(INDIRECT(&quot;1:100&quot;));1)+0;&quot;&quot;))" table:number-matrix-columns-spanned="1" table:number-matrix-rows-spanned="1" table:style-name="ce1">
            <text:p>82218</text:p>
          </table:table-cell>
          <table:table-cell office:value-type="float" office:value="88" table:formula="of:=LEFT([.E554];1)*10+RIGHT([.E554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195one</text:p>
          </table:table-cell>
          <table:table-cell office:value-type="string" office:string-value="15195" table:formula="of:=COM.MICROSOFT.TEXTJOIN(&quot;&quot;;TRUE;IFERROR(MID([.A555];ROW(INDIRECT(&quot;1:100&quot;));1)+0;&quot;&quot;))" table:number-matrix-columns-spanned="1" table:number-matrix-rows-spanned="1" table:style-name="ce1">
            <text:p>15195</text:p>
          </table:table-cell>
          <table:table-cell office:value-type="float" office:value="15" table:formula="of:=LEFT([.B555];1)*10+RIGHT([.B555];1)" table:style-name="ce1">
            <text:p>15</text:p>
          </table:table-cell>
          <table:table-cell office:value-type="string" office:string-value="15195one1one" table:formula="of:=COM.MICROSOFT.REDUCE([.A555];[NumberText.$A$1]:[NumberText.$A$9];COM.MICROSOFT.LAMBDA(_xlpm.a;_xlpm.b;SUBSTITUTE(_xlpm.a;_xlpm.b;VLOOKUP(_xlpm.b;[NumberText.$A$1:.$B$9];2;FALSE))))" table:number-matrix-columns-spanned="1" table:number-matrix-rows-spanned="1" table:style-name="ce1">
            <text:p>15195one1one</text:p>
          </table:table-cell>
          <table:table-cell office:value-type="string" office:string-value="151951" table:formula="of:=COM.MICROSOFT.TEXTJOIN(&quot;&quot;;TRUE;IFERROR(MID([.D555];ROW(INDIRECT(&quot;1:100&quot;));1)+0;&quot;&quot;))" table:number-matrix-columns-spanned="1" table:number-matrix-rows-spanned="1" table:style-name="ce1">
            <text:p>151951</text:p>
          </table:table-cell>
          <table:table-cell office:value-type="float" office:value="11" table:formula="of:=LEFT([.E555];1)*10+RIGHT([.E555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dx9nine6qrnqrjxq59</text:p>
          </table:table-cell>
          <table:table-cell office:value-type="string" office:string-value="9659" table:formula="of:=COM.MICROSOFT.TEXTJOIN(&quot;&quot;;TRUE;IFERROR(MID([.A556];ROW(INDIRECT(&quot;1:100&quot;));1)+0;&quot;&quot;))" table:number-matrix-columns-spanned="1" table:number-matrix-rows-spanned="1" table:style-name="ce1">
            <text:p>9659</text:p>
          </table:table-cell>
          <table:table-cell office:value-type="float" office:value="99" table:formula="of:=LEFT([.B556];1)*10+RIGHT([.B556];1)" table:style-name="ce1">
            <text:p>99</text:p>
          </table:table-cell>
          <table:table-cell office:value-type="string" office:string-value="kdx9nine9nine6qrnqrjxq59" table:formula="of:=COM.MICROSOFT.REDUCE([.A556];[NumberText.$A$1]:[NumberText.$A$9];COM.MICROSOFT.LAMBDA(_xlpm.a;_xlpm.b;SUBSTITUTE(_xlpm.a;_xlpm.b;VLOOKUP(_xlpm.b;[NumberText.$A$1:.$B$9];2;FALSE))))" table:number-matrix-columns-spanned="1" table:number-matrix-rows-spanned="1" table:style-name="ce1">
            <text:p>kdx9nine9nine6qrnqrjxq59</text:p>
          </table:table-cell>
          <table:table-cell office:value-type="string" office:string-value="99659" table:formula="of:=COM.MICROSOFT.TEXTJOIN(&quot;&quot;;TRUE;IFERROR(MID([.D556];ROW(INDIRECT(&quot;1:100&quot;));1)+0;&quot;&quot;))" table:number-matrix-columns-spanned="1" table:number-matrix-rows-spanned="1" table:style-name="ce1">
            <text:p>99659</text:p>
          </table:table-cell>
          <table:table-cell office:value-type="float" office:value="99" table:formula="of:=LEFT([.E556];1)*10+RIGHT([.E556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lhjmbh4fivetwo6pdzbnzt</text:p>
          </table:table-cell>
          <table:table-cell office:value-type="string" office:string-value="46" table:formula="of:=COM.MICROSOFT.TEXTJOIN(&quot;&quot;;TRUE;IFERROR(MID([.A557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B557];1)*10+RIGHT([.B557];1)" table:style-name="ce1">
            <text:p>46</text:p>
          </table:table-cell>
          <table:table-cell office:value-type="string" office:string-value="two2twolhjmbh4five5fivetwo2two6pdzbnzt" table:formula="of:=COM.MICROSOFT.REDUCE([.A557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lhjmbh4five5fivetwo2two6pdzbnzt</text:p>
          </table:table-cell>
          <table:table-cell office:value-type="string" office:string-value="24526" table:formula="of:=COM.MICROSOFT.TEXTJOIN(&quot;&quot;;TRUE;IFERROR(MID([.D557];ROW(INDIRECT(&quot;1:100&quot;));1)+0;&quot;&quot;))" table:number-matrix-columns-spanned="1" table:number-matrix-rows-spanned="1" table:style-name="ce1">
            <text:p>24526</text:p>
          </table:table-cell>
          <table:table-cell office:value-type="float" office:value="26" table:formula="of:=LEFT([.E557];1)*10+RIGHT([.E557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bvfour7</text:p>
          </table:table-cell>
          <table:table-cell office:value-type="string" office:string-value="7" table:formula="of:=COM.MICROSOFT.TEXTJOIN(&quot;&quot;;TRUE;IFERROR(MID([.A558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558];1)*10+RIGHT([.B558];1)" table:style-name="ce1">
            <text:p>77</text:p>
          </table:table-cell>
          <table:table-cell office:value-type="string" office:string-value="pbvfour4four7" table:formula="of:=COM.MICROSOFT.REDUCE([.A558];[NumberText.$A$1]:[NumberText.$A$9];COM.MICROSOFT.LAMBDA(_xlpm.a;_xlpm.b;SUBSTITUTE(_xlpm.a;_xlpm.b;VLOOKUP(_xlpm.b;[NumberText.$A$1:.$B$9];2;FALSE))))" table:number-matrix-columns-spanned="1" table:number-matrix-rows-spanned="1" table:style-name="ce1">
            <text:p>pbvfour4four7</text:p>
          </table:table-cell>
          <table:table-cell office:value-type="string" office:string-value="47" table:formula="of:=COM.MICROSOFT.TEXTJOIN(&quot;&quot;;TRUE;IFERROR(MID([.D558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E558];1)*10+RIGHT([.E558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gxrsbk2</text:p>
          </table:table-cell>
          <table:table-cell office:value-type="string" office:string-value="2" table:formula="of:=COM.MICROSOFT.TEXTJOIN(&quot;&quot;;TRUE;IFERROR(MID([.A55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59];1)*10+RIGHT([.B559];1)" table:style-name="ce1">
            <text:p>22</text:p>
          </table:table-cell>
          <table:table-cell office:value-type="string" office:string-value="tgxrsbk2" table:formula="of:=COM.MICROSOFT.REDUCE([.A559];[NumberText.$A$1]:[NumberText.$A$9];COM.MICROSOFT.LAMBDA(_xlpm.a;_xlpm.b;SUBSTITUTE(_xlpm.a;_xlpm.b;VLOOKUP(_xlpm.b;[NumberText.$A$1:.$B$9];2;FALSE))))" table:number-matrix-columns-spanned="1" table:number-matrix-rows-spanned="1" table:style-name="ce1">
            <text:p>tgxrsbk2</text:p>
          </table:table-cell>
          <table:table-cell office:value-type="string" office:string-value="2" table:formula="of:=COM.MICROSOFT.TEXTJOIN(&quot;&quot;;TRUE;IFERROR(MID([.D55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559];1)*10+RIGHT([.E55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ournineone58sixthree9</text:p>
          </table:table-cell>
          <table:table-cell office:value-type="string" office:string-value="589" table:formula="of:=COM.MICROSOFT.TEXTJOIN(&quot;&quot;;TRUE;IFERROR(MID([.A560];ROW(INDIRECT(&quot;1:100&quot;));1)+0;&quot;&quot;))" table:number-matrix-columns-spanned="1" table:number-matrix-rows-spanned="1" table:style-name="ce1">
            <text:p>589</text:p>
          </table:table-cell>
          <table:table-cell office:value-type="float" office:value="59" table:formula="of:=LEFT([.B560];1)*10+RIGHT([.B560];1)" table:style-name="ce1">
            <text:p>59</text:p>
          </table:table-cell>
          <table:table-cell office:value-type="string" office:string-value="hfour4fournine9nineone1one58six6sixthree3three9" table:formula="of:=COM.MICROSOFT.REDUCE([.A560];[NumberText.$A$1]:[NumberText.$A$9];COM.MICROSOFT.LAMBDA(_xlpm.a;_xlpm.b;SUBSTITUTE(_xlpm.a;_xlpm.b;VLOOKUP(_xlpm.b;[NumberText.$A$1:.$B$9];2;FALSE))))" table:number-matrix-columns-spanned="1" table:number-matrix-rows-spanned="1" table:style-name="ce1">
            <text:p>hfour4fournine9nineone1one58six6sixthree3three9</text:p>
          </table:table-cell>
          <table:table-cell office:value-type="string" office:string-value="49158639" table:formula="of:=COM.MICROSOFT.TEXTJOIN(&quot;&quot;;TRUE;IFERROR(MID([.D560];ROW(INDIRECT(&quot;1:100&quot;));1)+0;&quot;&quot;))" table:number-matrix-columns-spanned="1" table:number-matrix-rows-spanned="1" table:style-name="ce1">
            <text:p>49158639</text:p>
          </table:table-cell>
          <table:table-cell office:value-type="float" office:value="49" table:formula="of:=LEFT([.E560];1)*10+RIGHT([.E560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ftwonesix5dhthkcnzqseventhreenineeightnine</text:p>
          </table:table-cell>
          <table:table-cell office:value-type="string" office:string-value="5" table:formula="of:=COM.MICROSOFT.TEXTJOIN(&quot;&quot;;TRUE;IFERROR(MID([.A561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61];1)*10+RIGHT([.B561];1)" table:style-name="ce1">
            <text:p>55</text:p>
          </table:table-cell>
          <table:table-cell office:value-type="string" office:string-value="hmftwo2twone1onesix6six5dhthkcnzqseven7seventhree3threenine9nineeight8eightnine9nine" table:formula="of:=COM.MICROSOFT.REDUCE([.A561];[NumberText.$A$1]:[NumberText.$A$9];COM.MICROSOFT.LAMBDA(_xlpm.a;_xlpm.b;SUBSTITUTE(_xlpm.a;_xlpm.b;VLOOKUP(_xlpm.b;[NumberText.$A$1:.$B$9];2;FALSE))))" table:number-matrix-columns-spanned="1" table:number-matrix-rows-spanned="1" table:style-name="ce1">
            <text:p>hmftwo2twone1onesix6six5dhthkcnzqseven7seventhree3threenine9nineeight8eightnine9nine</text:p>
          </table:table-cell>
          <table:table-cell office:value-type="string" office:string-value="216573989" table:formula="of:=COM.MICROSOFT.TEXTJOIN(&quot;&quot;;TRUE;IFERROR(MID([.D561];ROW(INDIRECT(&quot;1:100&quot;));1)+0;&quot;&quot;))" table:number-matrix-columns-spanned="1" table:number-matrix-rows-spanned="1" table:style-name="ce1">
            <text:p>216573989</text:p>
          </table:table-cell>
          <table:table-cell office:value-type="float" office:value="29" table:formula="of:=LEFT([.E561];1)*10+RIGHT([.E561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jmmjclsnsdhhj</text:p>
          </table:table-cell>
          <table:table-cell office:value-type="string" office:string-value="9" table:formula="of:=COM.MICROSOFT.TEXTJOIN(&quot;&quot;;TRUE;IFERROR(MID([.A562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562];1)*10+RIGHT([.B562];1)" table:style-name="ce1">
            <text:p>99</text:p>
          </table:table-cell>
          <table:table-cell office:value-type="string" office:string-value="9jmmjclsnsdhhj" table:formula="of:=COM.MICROSOFT.REDUCE([.A562];[NumberText.$A$1]:[NumberText.$A$9];COM.MICROSOFT.LAMBDA(_xlpm.a;_xlpm.b;SUBSTITUTE(_xlpm.a;_xlpm.b;VLOOKUP(_xlpm.b;[NumberText.$A$1:.$B$9];2;FALSE))))" table:number-matrix-columns-spanned="1" table:number-matrix-rows-spanned="1" table:style-name="ce1">
            <text:p>9jmmjclsnsdhhj</text:p>
          </table:table-cell>
          <table:table-cell office:value-type="string" office:string-value="9" table:formula="of:=COM.MICROSOFT.TEXTJOIN(&quot;&quot;;TRUE;IFERROR(MID([.D562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562];1)*10+RIGHT([.E562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jjvctthreefourxsdlvsgtqj1335seven</text:p>
          </table:table-cell>
          <table:table-cell office:value-type="string" office:string-value="1335" table:formula="of:=COM.MICROSOFT.TEXTJOIN(&quot;&quot;;TRUE;IFERROR(MID([.A563];ROW(INDIRECT(&quot;1:100&quot;));1)+0;&quot;&quot;))" table:number-matrix-columns-spanned="1" table:number-matrix-rows-spanned="1" table:style-name="ce1">
            <text:p>1335</text:p>
          </table:table-cell>
          <table:table-cell office:value-type="float" office:value="15" table:formula="of:=LEFT([.B563];1)*10+RIGHT([.B563];1)" table:style-name="ce1">
            <text:p>15</text:p>
          </table:table-cell>
          <table:table-cell office:value-type="string" office:string-value="hljjvctthree3threefour4fourxsdlvsgtqj1335seven7seven" table:formula="of:=COM.MICROSOFT.REDUCE([.A563];[NumberText.$A$1]:[NumberText.$A$9];COM.MICROSOFT.LAMBDA(_xlpm.a;_xlpm.b;SUBSTITUTE(_xlpm.a;_xlpm.b;VLOOKUP(_xlpm.b;[NumberText.$A$1:.$B$9];2;FALSE))))" table:number-matrix-columns-spanned="1" table:number-matrix-rows-spanned="1" table:style-name="ce1">
            <text:p>hljjvctthree3threefour4fourxsdlvsgtqj1335seven7seven</text:p>
          </table:table-cell>
          <table:table-cell office:value-type="string" office:string-value="3413357" table:formula="of:=COM.MICROSOFT.TEXTJOIN(&quot;&quot;;TRUE;IFERROR(MID([.D563];ROW(INDIRECT(&quot;1:100&quot;));1)+0;&quot;&quot;))" table:number-matrix-columns-spanned="1" table:number-matrix-rows-spanned="1" table:style-name="ce1">
            <text:p>3413357</text:p>
          </table:table-cell>
          <table:table-cell office:value-type="float" office:value="37" table:formula="of:=LEFT([.E563];1)*10+RIGHT([.E563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office:string-value="172" table:formula="of:=COM.MICROSOFT.TEXTJOIN(&quot;&quot;;TRUE;IFERROR(MID([.A564];ROW(INDIRECT(&quot;1:100&quot;));1)+0;&quot;&quot;))" table:number-matrix-columns-spanned="1" table:number-matrix-rows-spanned="1" table:style-name="ce1">
            <text:p>172</text:p>
          </table:table-cell>
          <table:table-cell office:value-type="float" office:value="12" table:formula="of:=LEFT([.B564];1)*10+RIGHT([.B564];1)" table:style-name="ce1">
            <text:p>12</text:p>
          </table:table-cell>
          <table:table-cell office:value-type="string" office:string-value="172" table:formula="of:=COM.MICROSOFT.REDUCE([.A564];[NumberText.$A$1]:[NumberText.$A$9];COM.MICROSOFT.LAMBDA(_xlpm.a;_xlpm.b;SUBSTITUTE(_xlpm.a;_xlpm.b;VLOOKUP(_xlpm.b;[NumberText.$A$1:.$B$9];2;FALSE))))" table:number-matrix-columns-spanned="1" table:number-matrix-rows-spanned="1" table:style-name="ce1">
            <text:p>172</text:p>
          </table:table-cell>
          <table:table-cell office:value-type="string" office:string-value="172" table:formula="of:=COM.MICROSOFT.TEXTJOIN(&quot;&quot;;TRUE;IFERROR(MID([.D564];ROW(INDIRECT(&quot;1:100&quot;));1)+0;&quot;&quot;))" table:number-matrix-columns-spanned="1" table:number-matrix-rows-spanned="1" table:style-name="ce1">
            <text:p>172</text:p>
          </table:table-cell>
          <table:table-cell office:value-type="float" office:value="12" table:formula="of:=LEFT([.E564];1)*10+RIGHT([.E564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gbfpjff</text:p>
          </table:table-cell>
          <table:table-cell office:value-type="string" office:string-value="2" table:formula="of:=COM.MICROSOFT.TEXTJOIN(&quot;&quot;;TRUE;IFERROR(MID([.A56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65];1)*10+RIGHT([.B565];1)" table:style-name="ce1">
            <text:p>22</text:p>
          </table:table-cell>
          <table:table-cell office:value-type="string" office:string-value="2gbfpjff" table:formula="of:=COM.MICROSOFT.REDUCE([.A565];[NumberText.$A$1]:[NumberText.$A$9];COM.MICROSOFT.LAMBDA(_xlpm.a;_xlpm.b;SUBSTITUTE(_xlpm.a;_xlpm.b;VLOOKUP(_xlpm.b;[NumberText.$A$1:.$B$9];2;FALSE))))" table:number-matrix-columns-spanned="1" table:number-matrix-rows-spanned="1" table:style-name="ce1">
            <text:p>2gbfpjff</text:p>
          </table:table-cell>
          <table:table-cell office:value-type="string" office:string-value="2" table:formula="of:=COM.MICROSOFT.TEXTJOIN(&quot;&quot;;TRUE;IFERROR(MID([.D56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565];1)*10+RIGHT([.E565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5sevengvddnphnine</text:p>
          </table:table-cell>
          <table:table-cell office:value-type="string" office:string-value="5" table:formula="of:=COM.MICROSOFT.TEXTJOIN(&quot;&quot;;TRUE;IFERROR(MID([.A56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66];1)*10+RIGHT([.B566];1)" table:style-name="ce1">
            <text:p>55</text:p>
          </table:table-cell>
          <table:table-cell office:value-type="string" office:string-value="five5five5seven7sevengvddnphnine9nine" table:formula="of:=COM.MICROSOFT.REDUCE([.A566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5seven7sevengvddnphnine9nine</text:p>
          </table:table-cell>
          <table:table-cell office:value-type="string" office:string-value="5579" table:formula="of:=COM.MICROSOFT.TEXTJOIN(&quot;&quot;;TRUE;IFERROR(MID([.D566];ROW(INDIRECT(&quot;1:100&quot;));1)+0;&quot;&quot;))" table:number-matrix-columns-spanned="1" table:number-matrix-rows-spanned="1" table:style-name="ce1">
            <text:p>5579</text:p>
          </table:table-cell>
          <table:table-cell office:value-type="float" office:value="59" table:formula="of:=LEFT([.E566];1)*10+RIGHT([.E566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eightfourssptsqlhzxonetfg2hkmrcpfzcz</text:p>
          </table:table-cell>
          <table:table-cell office:value-type="string" office:string-value="2" table:formula="of:=COM.MICROSOFT.TEXTJOIN(&quot;&quot;;TRUE;IFERROR(MID([.A56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67];1)*10+RIGHT([.B567];1)" table:style-name="ce1">
            <text:p>22</text:p>
          </table:table-cell>
          <table:table-cell office:value-type="string" office:string-value="six6sixeight8eightfour4fourssptsqlhzxone1onetfg2hkmrcpfzcz" table:formula="of:=COM.MICROSOFT.REDUCE([.A567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eight8eightfour4fourssptsqlhzxone1onetfg2hkmrcpfzcz</text:p>
          </table:table-cell>
          <table:table-cell office:value-type="string" office:string-value="68412" table:formula="of:=COM.MICROSOFT.TEXTJOIN(&quot;&quot;;TRUE;IFERROR(MID([.D567];ROW(INDIRECT(&quot;1:100&quot;));1)+0;&quot;&quot;))" table:number-matrix-columns-spanned="1" table:number-matrix-rows-spanned="1" table:style-name="ce1">
            <text:p>68412</text:p>
          </table:table-cell>
          <table:table-cell office:value-type="float" office:value="62" table:formula="of:=LEFT([.E567];1)*10+RIGHT([.E56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4csjjgl42three</text:p>
          </table:table-cell>
          <table:table-cell office:value-type="string" office:string-value="9442" table:formula="of:=COM.MICROSOFT.TEXTJOIN(&quot;&quot;;TRUE;IFERROR(MID([.A568];ROW(INDIRECT(&quot;1:100&quot;));1)+0;&quot;&quot;))" table:number-matrix-columns-spanned="1" table:number-matrix-rows-spanned="1" table:style-name="ce1">
            <text:p>9442</text:p>
          </table:table-cell>
          <table:table-cell office:value-type="float" office:value="92" table:formula="of:=LEFT([.B568];1)*10+RIGHT([.B568];1)" table:style-name="ce1">
            <text:p>92</text:p>
          </table:table-cell>
          <table:table-cell office:value-type="string" office:string-value="94csjjgl42three3three" table:formula="of:=COM.MICROSOFT.REDUCE([.A568];[NumberText.$A$1]:[NumberText.$A$9];COM.MICROSOFT.LAMBDA(_xlpm.a;_xlpm.b;SUBSTITUTE(_xlpm.a;_xlpm.b;VLOOKUP(_xlpm.b;[NumberText.$A$1:.$B$9];2;FALSE))))" table:number-matrix-columns-spanned="1" table:number-matrix-rows-spanned="1" table:style-name="ce1">
            <text:p>94csjjgl42three3three</text:p>
          </table:table-cell>
          <table:table-cell office:value-type="string" office:string-value="94423" table:formula="of:=COM.MICROSOFT.TEXTJOIN(&quot;&quot;;TRUE;IFERROR(MID([.D568];ROW(INDIRECT(&quot;1:100&quot;));1)+0;&quot;&quot;))" table:number-matrix-columns-spanned="1" table:number-matrix-rows-spanned="1" table:style-name="ce1">
            <text:p>94423</text:p>
          </table:table-cell>
          <table:table-cell office:value-type="float" office:value="93" table:formula="of:=LEFT([.E568];1)*10+RIGHT([.E568];1)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bkxxv6</text:p>
          </table:table-cell>
          <table:table-cell office:value-type="string" office:string-value="46" table:formula="of:=COM.MICROSOFT.TEXTJOIN(&quot;&quot;;TRUE;IFERROR(MID([.A569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B569];1)*10+RIGHT([.B569];1)" table:style-name="ce1">
            <text:p>46</text:p>
          </table:table-cell>
          <table:table-cell office:value-type="string" office:string-value="4bkxxv6" table:formula="of:=COM.MICROSOFT.REDUCE([.A569];[NumberText.$A$1]:[NumberText.$A$9];COM.MICROSOFT.LAMBDA(_xlpm.a;_xlpm.b;SUBSTITUTE(_xlpm.a;_xlpm.b;VLOOKUP(_xlpm.b;[NumberText.$A$1:.$B$9];2;FALSE))))" table:number-matrix-columns-spanned="1" table:number-matrix-rows-spanned="1" table:style-name="ce1">
            <text:p>4bkxxv6</text:p>
          </table:table-cell>
          <table:table-cell office:value-type="string" office:string-value="46" table:formula="of:=COM.MICROSOFT.TEXTJOIN(&quot;&quot;;TRUE;IFERROR(MID([.D569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E569];1)*10+RIGHT([.E569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gdgoneqmhxfpnfqkrbkjeightbmjjlrnsc5</text:p>
          </table:table-cell>
          <table:table-cell office:value-type="string" office:string-value="5" table:formula="of:=COM.MICROSOFT.TEXTJOIN(&quot;&quot;;TRUE;IFERROR(MID([.A57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70];1)*10+RIGHT([.B570];1)" table:style-name="ce1">
            <text:p>55</text:p>
          </table:table-cell>
          <table:table-cell office:value-type="string" office:string-value="pgdgone1oneqmhxfpnfqkrbkjeight8eightbmjjlrnsc5" table:formula="of:=COM.MICROSOFT.REDUCE([.A570];[NumberText.$A$1]:[NumberText.$A$9];COM.MICROSOFT.LAMBDA(_xlpm.a;_xlpm.b;SUBSTITUTE(_xlpm.a;_xlpm.b;VLOOKUP(_xlpm.b;[NumberText.$A$1:.$B$9];2;FALSE))))" table:number-matrix-columns-spanned="1" table:number-matrix-rows-spanned="1" table:style-name="ce1">
            <text:p>pgdgone1oneqmhxfpnfqkrbkjeight8eightbmjjlrnsc5</text:p>
          </table:table-cell>
          <table:table-cell office:value-type="string" office:string-value="185" table:formula="of:=COM.MICROSOFT.TEXTJOIN(&quot;&quot;;TRUE;IFERROR(MID([.D570];ROW(INDIRECT(&quot;1:100&quot;));1)+0;&quot;&quot;))" table:number-matrix-columns-spanned="1" table:number-matrix-rows-spanned="1" table:style-name="ce1">
            <text:p>185</text:p>
          </table:table-cell>
          <table:table-cell office:value-type="float" office:value="15" table:formula="of:=LEFT([.E570];1)*10+RIGHT([.E570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ninetwo55fvsxspzt</text:p>
          </table:table-cell>
          <table:table-cell office:value-type="string" office:string-value="55" table:formula="of:=COM.MICROSOFT.TEXTJOIN(&quot;&quot;;TRUE;IFERROR(MID([.A571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B571];1)*10+RIGHT([.B571];1)" table:style-name="ce1">
            <text:p>55</text:p>
          </table:table-cell>
          <table:table-cell office:value-type="string" office:string-value="nine9ninenine9ninetwo2two55fvsxspzt" table:formula="of:=COM.MICROSOFT.REDUCE([.A571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nine9ninetwo2two55fvsxspzt</text:p>
          </table:table-cell>
          <table:table-cell office:value-type="string" office:string-value="99255" table:formula="of:=COM.MICROSOFT.TEXTJOIN(&quot;&quot;;TRUE;IFERROR(MID([.D571];ROW(INDIRECT(&quot;1:100&quot;));1)+0;&quot;&quot;))" table:number-matrix-columns-spanned="1" table:number-matrix-rows-spanned="1" table:style-name="ce1">
            <text:p>99255</text:p>
          </table:table-cell>
          <table:table-cell office:value-type="float" office:value="95" table:formula="of:=LEFT([.E571];1)*10+RIGHT([.E571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2jqffghbqvfmjtjone78</text:p>
          </table:table-cell>
          <table:table-cell office:value-type="string" office:string-value="3278" table:formula="of:=COM.MICROSOFT.TEXTJOIN(&quot;&quot;;TRUE;IFERROR(MID([.A572];ROW(INDIRECT(&quot;1:100&quot;));1)+0;&quot;&quot;))" table:number-matrix-columns-spanned="1" table:number-matrix-rows-spanned="1" table:style-name="ce1">
            <text:p>3278</text:p>
          </table:table-cell>
          <table:table-cell office:value-type="float" office:value="38" table:formula="of:=LEFT([.B572];1)*10+RIGHT([.B572];1)" table:style-name="ce1">
            <text:p>38</text:p>
          </table:table-cell>
          <table:table-cell office:value-type="string" office:string-value="32jqffghbqvfmjtjone1one78" table:formula="of:=COM.MICROSOFT.REDUCE([.A572];[NumberText.$A$1]:[NumberText.$A$9];COM.MICROSOFT.LAMBDA(_xlpm.a;_xlpm.b;SUBSTITUTE(_xlpm.a;_xlpm.b;VLOOKUP(_xlpm.b;[NumberText.$A$1:.$B$9];2;FALSE))))" table:number-matrix-columns-spanned="1" table:number-matrix-rows-spanned="1" table:style-name="ce1">
            <text:p>32jqffghbqvfmjtjone1one78</text:p>
          </table:table-cell>
          <table:table-cell office:value-type="string" office:string-value="32178" table:formula="of:=COM.MICROSOFT.TEXTJOIN(&quot;&quot;;TRUE;IFERROR(MID([.D572];ROW(INDIRECT(&quot;1:100&quot;));1)+0;&quot;&quot;))" table:number-matrix-columns-spanned="1" table:number-matrix-rows-spanned="1" table:style-name="ce1">
            <text:p>32178</text:p>
          </table:table-cell>
          <table:table-cell office:value-type="float" office:value="38" table:formula="of:=LEFT([.E572];1)*10+RIGHT([.E572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eightfour6eight9eight1</text:p>
          </table:table-cell>
          <table:table-cell office:value-type="string" office:string-value="93691" table:formula="of:=COM.MICROSOFT.TEXTJOIN(&quot;&quot;;TRUE;IFERROR(MID([.A573];ROW(INDIRECT(&quot;1:100&quot;));1)+0;&quot;&quot;))" table:number-matrix-columns-spanned="1" table:number-matrix-rows-spanned="1" table:style-name="ce1">
            <text:p>93691</text:p>
          </table:table-cell>
          <table:table-cell office:value-type="float" office:value="91" table:formula="of:=LEFT([.B573];1)*10+RIGHT([.B573];1)" table:style-name="ce1">
            <text:p>91</text:p>
          </table:table-cell>
          <table:table-cell office:value-type="string" office:string-value="93eight8eightfour4four6eight8eight9eight8eight1" table:formula="of:=COM.MICROSOFT.REDUCE([.A573];[NumberText.$A$1]:[NumberText.$A$9];COM.MICROSOFT.LAMBDA(_xlpm.a;_xlpm.b;SUBSTITUTE(_xlpm.a;_xlpm.b;VLOOKUP(_xlpm.b;[NumberText.$A$1:.$B$9];2;FALSE))))" table:number-matrix-columns-spanned="1" table:number-matrix-rows-spanned="1" table:style-name="ce1">
            <text:p>93eight8eightfour4four6eight8eight9eight8eight1</text:p>
          </table:table-cell>
          <table:table-cell office:value-type="string" office:string-value="938468981" table:formula="of:=COM.MICROSOFT.TEXTJOIN(&quot;&quot;;TRUE;IFERROR(MID([.D573];ROW(INDIRECT(&quot;1:100&quot;));1)+0;&quot;&quot;))" table:number-matrix-columns-spanned="1" table:number-matrix-rows-spanned="1" table:style-name="ce1">
            <text:p>938468981</text:p>
          </table:table-cell>
          <table:table-cell office:value-type="float" office:value="91" table:formula="of:=LEFT([.E573];1)*10+RIGHT([.E573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8jrdmfxgxpntx8nhpljjdx</text:p>
          </table:table-cell>
          <table:table-cell office:value-type="string" office:string-value="7688" table:formula="of:=COM.MICROSOFT.TEXTJOIN(&quot;&quot;;TRUE;IFERROR(MID([.A574];ROW(INDIRECT(&quot;1:100&quot;));1)+0;&quot;&quot;))" table:number-matrix-columns-spanned="1" table:number-matrix-rows-spanned="1" table:style-name="ce1">
            <text:p>7688</text:p>
          </table:table-cell>
          <table:table-cell office:value-type="float" office:value="78" table:formula="of:=LEFT([.B574];1)*10+RIGHT([.B574];1)" table:style-name="ce1">
            <text:p>78</text:p>
          </table:table-cell>
          <table:table-cell office:value-type="string" office:string-value="768jrdmfxgxpntx8nhpljjdx" table:formula="of:=COM.MICROSOFT.REDUCE([.A574];[NumberText.$A$1]:[NumberText.$A$9];COM.MICROSOFT.LAMBDA(_xlpm.a;_xlpm.b;SUBSTITUTE(_xlpm.a;_xlpm.b;VLOOKUP(_xlpm.b;[NumberText.$A$1:.$B$9];2;FALSE))))" table:number-matrix-columns-spanned="1" table:number-matrix-rows-spanned="1" table:style-name="ce1">
            <text:p>768jrdmfxgxpntx8nhpljjdx</text:p>
          </table:table-cell>
          <table:table-cell office:value-type="string" office:string-value="7688" table:formula="of:=COM.MICROSOFT.TEXTJOIN(&quot;&quot;;TRUE;IFERROR(MID([.D574];ROW(INDIRECT(&quot;1:100&quot;));1)+0;&quot;&quot;))" table:number-matrix-columns-spanned="1" table:number-matrix-rows-spanned="1" table:style-name="ce1">
            <text:p>7688</text:p>
          </table:table-cell>
          <table:table-cell office:value-type="float" office:value="78" table:formula="of:=LEFT([.E574];1)*10+RIGHT([.E574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33zpvpggklseven4lcqsixthree</text:p>
          </table:table-cell>
          <table:table-cell office:value-type="string" office:string-value="334" table:formula="of:=COM.MICROSOFT.TEXTJOIN(&quot;&quot;;TRUE;IFERROR(MID([.A575];ROW(INDIRECT(&quot;1:100&quot;));1)+0;&quot;&quot;))" table:number-matrix-columns-spanned="1" table:number-matrix-rows-spanned="1" table:style-name="ce1">
            <text:p>334</text:p>
          </table:table-cell>
          <table:table-cell office:value-type="float" office:value="34" table:formula="of:=LEFT([.B575];1)*10+RIGHT([.B575];1)" table:style-name="ce1">
            <text:p>34</text:p>
          </table:table-cell>
          <table:table-cell office:value-type="string" office:string-value="eight8eight33zpvpggklseven7seven4lcqsix6sixthree3three" table:formula="of:=COM.MICROSOFT.REDUCE([.A575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33zpvpggklseven7seven4lcqsix6sixthree3three</text:p>
          </table:table-cell>
          <table:table-cell office:value-type="string" office:string-value="8337463" table:formula="of:=COM.MICROSOFT.TEXTJOIN(&quot;&quot;;TRUE;IFERROR(MID([.D575];ROW(INDIRECT(&quot;1:100&quot;));1)+0;&quot;&quot;))" table:number-matrix-columns-spanned="1" table:number-matrix-rows-spanned="1" table:style-name="ce1">
            <text:p>8337463</text:p>
          </table:table-cell>
          <table:table-cell office:value-type="float" office:value="83" table:formula="of:=LEFT([.E575];1)*10+RIGHT([.E575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grmone4</text:p>
          </table:table-cell>
          <table:table-cell office:value-type="string" office:string-value="4" table:formula="of:=COM.MICROSOFT.TEXTJOIN(&quot;&quot;;TRUE;IFERROR(MID([.A576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576];1)*10+RIGHT([.B576];1)" table:style-name="ce1">
            <text:p>44</text:p>
          </table:table-cell>
          <table:table-cell office:value-type="string" office:string-value="four4fourgrmone1one4" table:formula="of:=COM.MICROSOFT.REDUCE([.A576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grmone1one4</text:p>
          </table:table-cell>
          <table:table-cell office:value-type="string" office:string-value="414" table:formula="of:=COM.MICROSOFT.TEXTJOIN(&quot;&quot;;TRUE;IFERROR(MID([.D576];ROW(INDIRECT(&quot;1:100&quot;));1)+0;&quot;&quot;))" table:number-matrix-columns-spanned="1" table:number-matrix-rows-spanned="1" table:style-name="ce1">
            <text:p>414</text:p>
          </table:table-cell>
          <table:table-cell office:value-type="float" office:value="44" table:formula="of:=LEFT([.E576];1)*10+RIGHT([.E576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knine9qsevenrjhjeight</text:p>
          </table:table-cell>
          <table:table-cell office:value-type="string" office:string-value="9" table:formula="of:=COM.MICROSOFT.TEXTJOIN(&quot;&quot;;TRUE;IFERROR(MID([.A577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577];1)*10+RIGHT([.B577];1)" table:style-name="ce1">
            <text:p>99</text:p>
          </table:table-cell>
          <table:table-cell office:value-type="string" office:string-value="bcknine9nine9qseven7sevenrjhjeight8eight" table:formula="of:=COM.MICROSOFT.REDUCE([.A577];[NumberText.$A$1]:[NumberText.$A$9];COM.MICROSOFT.LAMBDA(_xlpm.a;_xlpm.b;SUBSTITUTE(_xlpm.a;_xlpm.b;VLOOKUP(_xlpm.b;[NumberText.$A$1:.$B$9];2;FALSE))))" table:number-matrix-columns-spanned="1" table:number-matrix-rows-spanned="1" table:style-name="ce1">
            <text:p>bcknine9nine9qseven7sevenrjhjeight8eight</text:p>
          </table:table-cell>
          <table:table-cell office:value-type="string" office:string-value="9978" table:formula="of:=COM.MICROSOFT.TEXTJOIN(&quot;&quot;;TRUE;IFERROR(MID([.D577];ROW(INDIRECT(&quot;1:100&quot;));1)+0;&quot;&quot;))" table:number-matrix-columns-spanned="1" table:number-matrix-rows-spanned="1" table:style-name="ce1">
            <text:p>9978</text:p>
          </table:table-cell>
          <table:table-cell office:value-type="float" office:value="98" table:formula="of:=LEFT([.E577];1)*10+RIGHT([.E577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onevqm</text:p>
          </table:table-cell>
          <table:table-cell office:value-type="string" office:string-value="5" table:formula="of:=COM.MICROSOFT.TEXTJOIN(&quot;&quot;;TRUE;IFERROR(MID([.A57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578];1)*10+RIGHT([.B578];1)" table:style-name="ce1">
            <text:p>55</text:p>
          </table:table-cell>
          <table:table-cell office:value-type="string" office:string-value="5one1onevqm" table:formula="of:=COM.MICROSOFT.REDUCE([.A578];[NumberText.$A$1]:[NumberText.$A$9];COM.MICROSOFT.LAMBDA(_xlpm.a;_xlpm.b;SUBSTITUTE(_xlpm.a;_xlpm.b;VLOOKUP(_xlpm.b;[NumberText.$A$1:.$B$9];2;FALSE))))" table:number-matrix-columns-spanned="1" table:number-matrix-rows-spanned="1" table:style-name="ce1">
            <text:p>5one1onevqm</text:p>
          </table:table-cell>
          <table:table-cell office:value-type="string" office:string-value="51" table:formula="of:=COM.MICROSOFT.TEXTJOIN(&quot;&quot;;TRUE;IFERROR(MID([.D578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E578];1)*10+RIGHT([.E578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8mmqhhljtwo39mfnpmfqthree</text:p>
          </table:table-cell>
          <table:table-cell office:value-type="string" office:string-value="57839" table:formula="of:=COM.MICROSOFT.TEXTJOIN(&quot;&quot;;TRUE;IFERROR(MID([.A579];ROW(INDIRECT(&quot;1:100&quot;));1)+0;&quot;&quot;))" table:number-matrix-columns-spanned="1" table:number-matrix-rows-spanned="1" table:style-name="ce1">
            <text:p>57839</text:p>
          </table:table-cell>
          <table:table-cell office:value-type="float" office:value="59" table:formula="of:=LEFT([.B579];1)*10+RIGHT([.B579];1)" table:style-name="ce1">
            <text:p>59</text:p>
          </table:table-cell>
          <table:table-cell office:value-type="string" office:string-value="578mmqhhljtwo2two39mfnpmfqthree3three" table:formula="of:=COM.MICROSOFT.REDUCE([.A579];[NumberText.$A$1]:[NumberText.$A$9];COM.MICROSOFT.LAMBDA(_xlpm.a;_xlpm.b;SUBSTITUTE(_xlpm.a;_xlpm.b;VLOOKUP(_xlpm.b;[NumberText.$A$1:.$B$9];2;FALSE))))" table:number-matrix-columns-spanned="1" table:number-matrix-rows-spanned="1" table:style-name="ce1">
            <text:p>578mmqhhljtwo2two39mfnpmfqthree3three</text:p>
          </table:table-cell>
          <table:table-cell office:value-type="string" office:string-value="5782393" table:formula="of:=COM.MICROSOFT.TEXTJOIN(&quot;&quot;;TRUE;IFERROR(MID([.D579];ROW(INDIRECT(&quot;1:100&quot;));1)+0;&quot;&quot;))" table:number-matrix-columns-spanned="1" table:number-matrix-rows-spanned="1" table:style-name="ce1">
            <text:p>5782393</text:p>
          </table:table-cell>
          <table:table-cell office:value-type="float" office:value="53" table:formula="of:=LEFT([.E579];1)*10+RIGHT([.E579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cmts43eightfdphfivejsx</text:p>
          </table:table-cell>
          <table:table-cell office:value-type="string" office:string-value="43" table:formula="of:=COM.MICROSOFT.TEXTJOIN(&quot;&quot;;TRUE;IFERROR(MID([.A580];ROW(INDIRECT(&quot;1:100&quot;));1)+0;&quot;&quot;))" table:number-matrix-columns-spanned="1" table:number-matrix-rows-spanned="1" table:style-name="ce1">
            <text:p>43</text:p>
          </table:table-cell>
          <table:table-cell office:value-type="float" office:value="43" table:formula="of:=LEFT([.B580];1)*10+RIGHT([.B580];1)" table:style-name="ce1">
            <text:p>43</text:p>
          </table:table-cell>
          <table:table-cell office:value-type="string" office:string-value="five5fivecmts43eight8eightfdphfive5fivejsx" table:formula="of:=COM.MICROSOFT.REDUCE([.A580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cmts43eight8eightfdphfive5fivejsx</text:p>
          </table:table-cell>
          <table:table-cell office:value-type="string" office:string-value="54385" table:formula="of:=COM.MICROSOFT.TEXTJOIN(&quot;&quot;;TRUE;IFERROR(MID([.D580];ROW(INDIRECT(&quot;1:100&quot;));1)+0;&quot;&quot;))" table:number-matrix-columns-spanned="1" table:number-matrix-rows-spanned="1" table:style-name="ce1">
            <text:p>54385</text:p>
          </table:table-cell>
          <table:table-cell office:value-type="float" office:value="55" table:formula="of:=LEFT([.E580];1)*10+RIGHT([.E580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vkqvl</text:p>
          </table:table-cell>
          <table:table-cell office:value-type="string" office:string-value="8" table:formula="of:=COM.MICROSOFT.TEXTJOIN(&quot;&quot;;TRUE;IFERROR(MID([.A58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581];1)*10+RIGHT([.B581];1)" table:style-name="ce1">
            <text:p>88</text:p>
          </table:table-cell>
          <table:table-cell office:value-type="string" office:string-value="8vkqvl" table:formula="of:=COM.MICROSOFT.REDUCE([.A581];[NumberText.$A$1]:[NumberText.$A$9];COM.MICROSOFT.LAMBDA(_xlpm.a;_xlpm.b;SUBSTITUTE(_xlpm.a;_xlpm.b;VLOOKUP(_xlpm.b;[NumberText.$A$1:.$B$9];2;FALSE))))" table:number-matrix-columns-spanned="1" table:number-matrix-rows-spanned="1" table:style-name="ce1">
            <text:p>8vkqvl</text:p>
          </table:table-cell>
          <table:table-cell office:value-type="string" office:string-value="8" table:formula="of:=COM.MICROSOFT.TEXTJOIN(&quot;&quot;;TRUE;IFERROR(MID([.D58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E581];1)*10+RIGHT([.E581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oneone27fourseventwo</text:p>
          </table:table-cell>
          <table:table-cell office:value-type="string" office:string-value="827" table:formula="of:=COM.MICROSOFT.TEXTJOIN(&quot;&quot;;TRUE;IFERROR(MID([.A582];ROW(INDIRECT(&quot;1:100&quot;));1)+0;&quot;&quot;))" table:number-matrix-columns-spanned="1" table:number-matrix-rows-spanned="1" table:style-name="ce1">
            <text:p>827</text:p>
          </table:table-cell>
          <table:table-cell office:value-type="float" office:value="87" table:formula="of:=LEFT([.B582];1)*10+RIGHT([.B582];1)" table:style-name="ce1">
            <text:p>87</text:p>
          </table:table-cell>
          <table:table-cell office:value-type="string" office:string-value="8one1oneone1one27four4fourseven7seventwo2two" table:formula="of:=COM.MICROSOFT.REDUCE([.A582];[NumberText.$A$1]:[NumberText.$A$9];COM.MICROSOFT.LAMBDA(_xlpm.a;_xlpm.b;SUBSTITUTE(_xlpm.a;_xlpm.b;VLOOKUP(_xlpm.b;[NumberText.$A$1:.$B$9];2;FALSE))))" table:number-matrix-columns-spanned="1" table:number-matrix-rows-spanned="1" table:style-name="ce1">
            <text:p>8one1oneone1one27four4fourseven7seventwo2two</text:p>
          </table:table-cell>
          <table:table-cell office:value-type="string" office:string-value="81127472" table:formula="of:=COM.MICROSOFT.TEXTJOIN(&quot;&quot;;TRUE;IFERROR(MID([.D582];ROW(INDIRECT(&quot;1:100&quot;));1)+0;&quot;&quot;))" table:number-matrix-columns-spanned="1" table:number-matrix-rows-spanned="1" table:style-name="ce1">
            <text:p>81127472</text:p>
          </table:table-cell>
          <table:table-cell office:value-type="float" office:value="82" table:formula="of:=LEFT([.E582];1)*10+RIGHT([.E582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fsixfivethree3cmjtvkzhqkcksmljxxzbjd</text:p>
          </table:table-cell>
          <table:table-cell office:value-type="string" office:string-value="3" table:formula="of:=COM.MICROSOFT.TEXTJOIN(&quot;&quot;;TRUE;IFERROR(MID([.A58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583];1)*10+RIGHT([.B583];1)" table:style-name="ce1">
            <text:p>33</text:p>
          </table:table-cell>
          <table:table-cell office:value-type="string" office:string-value="jfsix6sixfive5fivethree3three3cmjtvkzhqkcksmljxxzbjd" table:formula="of:=COM.MICROSOFT.REDUCE([.A583];[NumberText.$A$1]:[NumberText.$A$9];COM.MICROSOFT.LAMBDA(_xlpm.a;_xlpm.b;SUBSTITUTE(_xlpm.a;_xlpm.b;VLOOKUP(_xlpm.b;[NumberText.$A$1:.$B$9];2;FALSE))))" table:number-matrix-columns-spanned="1" table:number-matrix-rows-spanned="1" table:style-name="ce1">
            <text:p>jfsix6sixfive5fivethree3three3cmjtvkzhqkcksmljxxzbjd</text:p>
          </table:table-cell>
          <table:table-cell office:value-type="string" office:string-value="6533" table:formula="of:=COM.MICROSOFT.TEXTJOIN(&quot;&quot;;TRUE;IFERROR(MID([.D583];ROW(INDIRECT(&quot;1:100&quot;));1)+0;&quot;&quot;))" table:number-matrix-columns-spanned="1" table:number-matrix-rows-spanned="1" table:style-name="ce1">
            <text:p>6533</text:p>
          </table:table-cell>
          <table:table-cell office:value-type="float" office:value="63" table:formula="of:=LEFT([.E583];1)*10+RIGHT([.E583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6sixpdvtrnrtffltrs</text:p>
          </table:table-cell>
          <table:table-cell office:value-type="string" office:string-value="6" table:formula="of:=COM.MICROSOFT.TEXTJOIN(&quot;&quot;;TRUE;IFERROR(MID([.A58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84];1)*10+RIGHT([.B584];1)" table:style-name="ce1">
            <text:p>66</text:p>
          </table:table-cell>
          <table:table-cell office:value-type="string" office:string-value="three3three6six6sixpdvtrnrtffltrs" table:formula="of:=COM.MICROSOFT.REDUCE([.A584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6six6sixpdvtrnrtffltrs</text:p>
          </table:table-cell>
          <table:table-cell office:value-type="string" office:string-value="366" table:formula="of:=COM.MICROSOFT.TEXTJOIN(&quot;&quot;;TRUE;IFERROR(MID([.D584];ROW(INDIRECT(&quot;1:100&quot;));1)+0;&quot;&quot;))" table:number-matrix-columns-spanned="1" table:number-matrix-rows-spanned="1" table:style-name="ce1">
            <text:p>366</text:p>
          </table:table-cell>
          <table:table-cell office:value-type="float" office:value="36" table:formula="of:=LEFT([.E584];1)*10+RIGHT([.E584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ltvvfkcdqjtwo89two8j</text:p>
          </table:table-cell>
          <table:table-cell office:value-type="string" office:string-value="898" table:formula="of:=COM.MICROSOFT.TEXTJOIN(&quot;&quot;;TRUE;IFERROR(MID([.A585];ROW(INDIRECT(&quot;1:100&quot;));1)+0;&quot;&quot;))" table:number-matrix-columns-spanned="1" table:number-matrix-rows-spanned="1" table:style-name="ce1">
            <text:p>898</text:p>
          </table:table-cell>
          <table:table-cell office:value-type="float" office:value="88" table:formula="of:=LEFT([.B585];1)*10+RIGHT([.B585];1)" table:style-name="ce1">
            <text:p>88</text:p>
          </table:table-cell>
          <table:table-cell office:value-type="string" office:string-value="three3threeltvvfkcdqjtwo2two89two2two8j" table:formula="of:=COM.MICROSOFT.REDUCE([.A585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ltvvfkcdqjtwo2two89two2two8j</text:p>
          </table:table-cell>
          <table:table-cell office:value-type="string" office:string-value="328928" table:formula="of:=COM.MICROSOFT.TEXTJOIN(&quot;&quot;;TRUE;IFERROR(MID([.D585];ROW(INDIRECT(&quot;1:100&quot;));1)+0;&quot;&quot;))" table:number-matrix-columns-spanned="1" table:number-matrix-rows-spanned="1" table:style-name="ce1">
            <text:p>328928</text:p>
          </table:table-cell>
          <table:table-cell office:value-type="float" office:value="38" table:formula="of:=LEFT([.E585];1)*10+RIGHT([.E585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ixeightfivesixjjmknrgd1qpsbpjrffjl</text:p>
          </table:table-cell>
          <table:table-cell office:value-type="string" office:string-value="51" table:formula="of:=COM.MICROSOFT.TEXTJOIN(&quot;&quot;;TRUE;IFERROR(MID([.A586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B586];1)*10+RIGHT([.B586];1)" table:style-name="ce1">
            <text:p>51</text:p>
          </table:table-cell>
          <table:table-cell office:value-type="string" office:string-value="5six6sixeight8eightfive5fivesix6sixjjmknrgd1qpsbpjrffjl" table:formula="of:=COM.MICROSOFT.REDUCE([.A586];[NumberText.$A$1]:[NumberText.$A$9];COM.MICROSOFT.LAMBDA(_xlpm.a;_xlpm.b;SUBSTITUTE(_xlpm.a;_xlpm.b;VLOOKUP(_xlpm.b;[NumberText.$A$1:.$B$9];2;FALSE))))" table:number-matrix-columns-spanned="1" table:number-matrix-rows-spanned="1" table:style-name="ce1">
            <text:p>5six6sixeight8eightfive5fivesix6sixjjmknrgd1qpsbpjrffjl</text:p>
          </table:table-cell>
          <table:table-cell office:value-type="string" office:string-value="568561" table:formula="of:=COM.MICROSOFT.TEXTJOIN(&quot;&quot;;TRUE;IFERROR(MID([.D586];ROW(INDIRECT(&quot;1:100&quot;));1)+0;&quot;&quot;))" table:number-matrix-columns-spanned="1" table:number-matrix-rows-spanned="1" table:style-name="ce1">
            <text:p>568561</text:p>
          </table:table-cell>
          <table:table-cell office:value-type="float" office:value="51" table:formula="of:=LEFT([.E586];1)*10+RIGHT([.E586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rmgfkckxxxsvfclhtgcjthree3</text:p>
          </table:table-cell>
          <table:table-cell office:value-type="string" office:string-value="3" table:formula="of:=COM.MICROSOFT.TEXTJOIN(&quot;&quot;;TRUE;IFERROR(MID([.A587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587];1)*10+RIGHT([.B587];1)" table:style-name="ce1">
            <text:p>33</text:p>
          </table:table-cell>
          <table:table-cell office:value-type="string" office:string-value="eight8eightrmgfkckxxxsvfclhtgcjthree3three3" table:formula="of:=COM.MICROSOFT.REDUCE([.A587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rmgfkckxxxsvfclhtgcjthree3three3</text:p>
          </table:table-cell>
          <table:table-cell office:value-type="string" office:string-value="833" table:formula="of:=COM.MICROSOFT.TEXTJOIN(&quot;&quot;;TRUE;IFERROR(MID([.D587];ROW(INDIRECT(&quot;1:100&quot;));1)+0;&quot;&quot;))" table:number-matrix-columns-spanned="1" table:number-matrix-rows-spanned="1" table:style-name="ce1">
            <text:p>833</text:p>
          </table:table-cell>
          <table:table-cell office:value-type="float" office:value="83" table:formula="of:=LEFT([.E587];1)*10+RIGHT([.E587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nfbp8eightjv35eight</text:p>
          </table:table-cell>
          <table:table-cell office:value-type="string" office:string-value="835" table:formula="of:=COM.MICROSOFT.TEXTJOIN(&quot;&quot;;TRUE;IFERROR(MID([.A588];ROW(INDIRECT(&quot;1:100&quot;));1)+0;&quot;&quot;))" table:number-matrix-columns-spanned="1" table:number-matrix-rows-spanned="1" table:style-name="ce1">
            <text:p>835</text:p>
          </table:table-cell>
          <table:table-cell office:value-type="float" office:value="85" table:formula="of:=LEFT([.B588];1)*10+RIGHT([.B588];1)" table:style-name="ce1">
            <text:p>85</text:p>
          </table:table-cell>
          <table:table-cell office:value-type="string" office:string-value="rnfbp8eight8eightjv35eight8eight" table:formula="of:=COM.MICROSOFT.REDUCE([.A588];[NumberText.$A$1]:[NumberText.$A$9];COM.MICROSOFT.LAMBDA(_xlpm.a;_xlpm.b;SUBSTITUTE(_xlpm.a;_xlpm.b;VLOOKUP(_xlpm.b;[NumberText.$A$1:.$B$9];2;FALSE))))" table:number-matrix-columns-spanned="1" table:number-matrix-rows-spanned="1" table:style-name="ce1">
            <text:p>rnfbp8eight8eightjv35eight8eight</text:p>
          </table:table-cell>
          <table:table-cell office:value-type="string" office:string-value="88358" table:formula="of:=COM.MICROSOFT.TEXTJOIN(&quot;&quot;;TRUE;IFERROR(MID([.D588];ROW(INDIRECT(&quot;1:100&quot;));1)+0;&quot;&quot;))" table:number-matrix-columns-spanned="1" table:number-matrix-rows-spanned="1" table:style-name="ce1">
            <text:p>88358</text:p>
          </table:table-cell>
          <table:table-cell office:value-type="float" office:value="88" table:formula="of:=LEFT([.E588];1)*10+RIGHT([.E588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rrssqrfkvmq</text:p>
          </table:table-cell>
          <table:table-cell office:value-type="string" office:string-value="2" table:formula="of:=COM.MICROSOFT.TEXTJOIN(&quot;&quot;;TRUE;IFERROR(MID([.A58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89];1)*10+RIGHT([.B589];1)" table:style-name="ce1">
            <text:p>22</text:p>
          </table:table-cell>
          <table:table-cell office:value-type="string" office:string-value="2rrssqrfkvmq" table:formula="of:=COM.MICROSOFT.REDUCE([.A589];[NumberText.$A$1]:[NumberText.$A$9];COM.MICROSOFT.LAMBDA(_xlpm.a;_xlpm.b;SUBSTITUTE(_xlpm.a;_xlpm.b;VLOOKUP(_xlpm.b;[NumberText.$A$1:.$B$9];2;FALSE))))" table:number-matrix-columns-spanned="1" table:number-matrix-rows-spanned="1" table:style-name="ce1">
            <text:p>2rrssqrfkvmq</text:p>
          </table:table-cell>
          <table:table-cell office:value-type="string" office:string-value="2" table:formula="of:=COM.MICROSOFT.TEXTJOIN(&quot;&quot;;TRUE;IFERROR(MID([.D58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589];1)*10+RIGHT([.E58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mghdmg6threetzsdx</text:p>
          </table:table-cell>
          <table:table-cell office:value-type="string" office:string-value="6" table:formula="of:=COM.MICROSOFT.TEXTJOIN(&quot;&quot;;TRUE;IFERROR(MID([.A59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590];1)*10+RIGHT([.B590];1)" table:style-name="ce1">
            <text:p>66</text:p>
          </table:table-cell>
          <table:table-cell office:value-type="string" office:string-value="dcmghdmg6three3threetzsdx" table:formula="of:=COM.MICROSOFT.REDUCE([.A590];[NumberText.$A$1]:[NumberText.$A$9];COM.MICROSOFT.LAMBDA(_xlpm.a;_xlpm.b;SUBSTITUTE(_xlpm.a;_xlpm.b;VLOOKUP(_xlpm.b;[NumberText.$A$1:.$B$9];2;FALSE))))" table:number-matrix-columns-spanned="1" table:number-matrix-rows-spanned="1" table:style-name="ce1">
            <text:p>dcmghdmg6three3threetzsdx</text:p>
          </table:table-cell>
          <table:table-cell office:value-type="string" office:string-value="63" table:formula="of:=COM.MICROSOFT.TEXTJOIN(&quot;&quot;;TRUE;IFERROR(MID([.D590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E590];1)*10+RIGHT([.E590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zhfivefivejvbtncm2</text:p>
          </table:table-cell>
          <table:table-cell office:value-type="string" office:string-value="2" table:formula="of:=COM.MICROSOFT.TEXTJOIN(&quot;&quot;;TRUE;IFERROR(MID([.A59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591];1)*10+RIGHT([.B591];1)" table:style-name="ce1">
            <text:p>22</text:p>
          </table:table-cell>
          <table:table-cell office:value-type="string" office:string-value="qzhfive5fivefive5fivejvbtncm2" table:formula="of:=COM.MICROSOFT.REDUCE([.A591];[NumberText.$A$1]:[NumberText.$A$9];COM.MICROSOFT.LAMBDA(_xlpm.a;_xlpm.b;SUBSTITUTE(_xlpm.a;_xlpm.b;VLOOKUP(_xlpm.b;[NumberText.$A$1:.$B$9];2;FALSE))))" table:number-matrix-columns-spanned="1" table:number-matrix-rows-spanned="1" table:style-name="ce1">
            <text:p>qzhfive5fivefive5fivejvbtncm2</text:p>
          </table:table-cell>
          <table:table-cell office:value-type="string" office:string-value="552" table:formula="of:=COM.MICROSOFT.TEXTJOIN(&quot;&quot;;TRUE;IFERROR(MID([.D591];ROW(INDIRECT(&quot;1:100&quot;));1)+0;&quot;&quot;))" table:number-matrix-columns-spanned="1" table:number-matrix-rows-spanned="1" table:style-name="ce1">
            <text:p>552</text:p>
          </table:table-cell>
          <table:table-cell office:value-type="float" office:value="52" table:formula="of:=LEFT([.E591];1)*10+RIGHT([.E591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spvjnsevenqhmkngfivesix15jtpk</text:p>
          </table:table-cell>
          <table:table-cell office:value-type="string" office:string-value="15" table:formula="of:=COM.MICROSOFT.TEXTJOIN(&quot;&quot;;TRUE;IFERROR(MID([.A592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B592];1)*10+RIGHT([.B592];1)" table:style-name="ce1">
            <text:p>15</text:p>
          </table:table-cell>
          <table:table-cell office:value-type="string" office:string-value="gcspvjnseven7sevenqhmkngfive5fivesix6six15jtpk" table:formula="of:=COM.MICROSOFT.REDUCE([.A592];[NumberText.$A$1]:[NumberText.$A$9];COM.MICROSOFT.LAMBDA(_xlpm.a;_xlpm.b;SUBSTITUTE(_xlpm.a;_xlpm.b;VLOOKUP(_xlpm.b;[NumberText.$A$1:.$B$9];2;FALSE))))" table:number-matrix-columns-spanned="1" table:number-matrix-rows-spanned="1" table:style-name="ce1">
            <text:p>gcspvjnseven7sevenqhmkngfive5fivesix6six15jtpk</text:p>
          </table:table-cell>
          <table:table-cell office:value-type="string" office:string-value="75615" table:formula="of:=COM.MICROSOFT.TEXTJOIN(&quot;&quot;;TRUE;IFERROR(MID([.D592];ROW(INDIRECT(&quot;1:100&quot;));1)+0;&quot;&quot;))" table:number-matrix-columns-spanned="1" table:number-matrix-rows-spanned="1" table:style-name="ce1">
            <text:p>75615</text:p>
          </table:table-cell>
          <table:table-cell office:value-type="float" office:value="75" table:formula="of:=LEFT([.E592];1)*10+RIGHT([.E592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kmlmh5six1sixone2hgtlsix</text:p>
          </table:table-cell>
          <table:table-cell office:value-type="string" office:string-value="512" table:formula="of:=COM.MICROSOFT.TEXTJOIN(&quot;&quot;;TRUE;IFERROR(MID([.A593];ROW(INDIRECT(&quot;1:100&quot;));1)+0;&quot;&quot;))" table:number-matrix-columns-spanned="1" table:number-matrix-rows-spanned="1" table:style-name="ce1">
            <text:p>512</text:p>
          </table:table-cell>
          <table:table-cell office:value-type="float" office:value="52" table:formula="of:=LEFT([.B593];1)*10+RIGHT([.B593];1)" table:style-name="ce1">
            <text:p>52</text:p>
          </table:table-cell>
          <table:table-cell office:value-type="string" office:string-value="bkmlmh5six6six1six6sixone1one2hgtlsix6six" table:formula="of:=COM.MICROSOFT.REDUCE([.A593];[NumberText.$A$1]:[NumberText.$A$9];COM.MICROSOFT.LAMBDA(_xlpm.a;_xlpm.b;SUBSTITUTE(_xlpm.a;_xlpm.b;VLOOKUP(_xlpm.b;[NumberText.$A$1:.$B$9];2;FALSE))))" table:number-matrix-columns-spanned="1" table:number-matrix-rows-spanned="1" table:style-name="ce1">
            <text:p>bkmlmh5six6six1six6sixone1one2hgtlsix6six</text:p>
          </table:table-cell>
          <table:table-cell office:value-type="string" office:string-value="5616126" table:formula="of:=COM.MICROSOFT.TEXTJOIN(&quot;&quot;;TRUE;IFERROR(MID([.D593];ROW(INDIRECT(&quot;1:100&quot;));1)+0;&quot;&quot;))" table:number-matrix-columns-spanned="1" table:number-matrix-rows-spanned="1" table:style-name="ce1">
            <text:p>5616126</text:p>
          </table:table-cell>
          <table:table-cell office:value-type="float" office:value="56" table:formula="of:=LEFT([.E593];1)*10+RIGHT([.E593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rmjshdhm681vc</text:p>
          </table:table-cell>
          <table:table-cell office:value-type="string" office:string-value="8681" table:formula="of:=COM.MICROSOFT.TEXTJOIN(&quot;&quot;;TRUE;IFERROR(MID([.A594];ROW(INDIRECT(&quot;1:100&quot;));1)+0;&quot;&quot;))" table:number-matrix-columns-spanned="1" table:number-matrix-rows-spanned="1" table:style-name="ce1">
            <text:p>8681</text:p>
          </table:table-cell>
          <table:table-cell office:value-type="float" office:value="81" table:formula="of:=LEFT([.B594];1)*10+RIGHT([.B594];1)" table:style-name="ce1">
            <text:p>81</text:p>
          </table:table-cell>
          <table:table-cell office:value-type="string" office:string-value="8rmjshdhm681vc" table:formula="of:=COM.MICROSOFT.REDUCE([.A594];[NumberText.$A$1]:[NumberText.$A$9];COM.MICROSOFT.LAMBDA(_xlpm.a;_xlpm.b;SUBSTITUTE(_xlpm.a;_xlpm.b;VLOOKUP(_xlpm.b;[NumberText.$A$1:.$B$9];2;FALSE))))" table:number-matrix-columns-spanned="1" table:number-matrix-rows-spanned="1" table:style-name="ce1">
            <text:p>8rmjshdhm681vc</text:p>
          </table:table-cell>
          <table:table-cell office:value-type="string" office:string-value="8681" table:formula="of:=COM.MICROSOFT.TEXTJOIN(&quot;&quot;;TRUE;IFERROR(MID([.D594];ROW(INDIRECT(&quot;1:100&quot;));1)+0;&quot;&quot;))" table:number-matrix-columns-spanned="1" table:number-matrix-rows-spanned="1" table:style-name="ce1">
            <text:p>8681</text:p>
          </table:table-cell>
          <table:table-cell office:value-type="float" office:value="81" table:formula="of:=LEFT([.E594];1)*10+RIGHT([.E594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tx32</text:p>
          </table:table-cell>
          <table:table-cell office:value-type="string" office:string-value="32" table:formula="of:=COM.MICROSOFT.TEXTJOIN(&quot;&quot;;TRUE;IFERROR(MID([.A595];ROW(INDIRECT(&quot;1:100&quot;));1)+0;&quot;&quot;))" table:number-matrix-columns-spanned="1" table:number-matrix-rows-spanned="1" table:style-name="ce1">
            <text:p>32</text:p>
          </table:table-cell>
          <table:table-cell office:value-type="float" office:value="32" table:formula="of:=LEFT([.B595];1)*10+RIGHT([.B595];1)" table:style-name="ce1">
            <text:p>32</text:p>
          </table:table-cell>
          <table:table-cell office:value-type="string" office:string-value="six6sixtx32" table:formula="of:=COM.MICROSOFT.REDUCE([.A595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tx32</text:p>
          </table:table-cell>
          <table:table-cell office:value-type="string" office:string-value="632" table:formula="of:=COM.MICROSOFT.TEXTJOIN(&quot;&quot;;TRUE;IFERROR(MID([.D595];ROW(INDIRECT(&quot;1:100&quot;));1)+0;&quot;&quot;))" table:number-matrix-columns-spanned="1" table:number-matrix-rows-spanned="1" table:style-name="ce1">
            <text:p>632</text:p>
          </table:table-cell>
          <table:table-cell office:value-type="float" office:value="62" table:formula="of:=LEFT([.E595];1)*10+RIGHT([.E595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ourtwo6</text:p>
          </table:table-cell>
          <table:table-cell office:value-type="string" office:string-value="76" table:formula="of:=COM.MICROSOFT.TEXTJOIN(&quot;&quot;;TRUE;IFERROR(MID([.A596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596];1)*10+RIGHT([.B596];1)" table:style-name="ce1">
            <text:p>76</text:p>
          </table:table-cell>
          <table:table-cell office:value-type="string" office:string-value="7four4fourtwo2two6" table:formula="of:=COM.MICROSOFT.REDUCE([.A596];[NumberText.$A$1]:[NumberText.$A$9];COM.MICROSOFT.LAMBDA(_xlpm.a;_xlpm.b;SUBSTITUTE(_xlpm.a;_xlpm.b;VLOOKUP(_xlpm.b;[NumberText.$A$1:.$B$9];2;FALSE))))" table:number-matrix-columns-spanned="1" table:number-matrix-rows-spanned="1" table:style-name="ce1">
            <text:p>7four4fourtwo2two6</text:p>
          </table:table-cell>
          <table:table-cell office:value-type="string" office:string-value="7426" table:formula="of:=COM.MICROSOFT.TEXTJOIN(&quot;&quot;;TRUE;IFERROR(MID([.D596];ROW(INDIRECT(&quot;1:100&quot;));1)+0;&quot;&quot;))" table:number-matrix-columns-spanned="1" table:number-matrix-rows-spanned="1" table:style-name="ce1">
            <text:p>7426</text:p>
          </table:table-cell>
          <table:table-cell office:value-type="float" office:value="76" table:formula="of:=LEFT([.E596];1)*10+RIGHT([.E596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grcxeightsevenzgmcllfjqn7</text:p>
          </table:table-cell>
          <table:table-cell office:value-type="string" office:string-value="7" table:formula="of:=COM.MICROSOFT.TEXTJOIN(&quot;&quot;;TRUE;IFERROR(MID([.A597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597];1)*10+RIGHT([.B597];1)" table:style-name="ce1">
            <text:p>77</text:p>
          </table:table-cell>
          <table:table-cell office:value-type="string" office:string-value="xgrcxeight8eightseven7sevenzgmcllfjqn7" table:formula="of:=COM.MICROSOFT.REDUCE([.A597];[NumberText.$A$1]:[NumberText.$A$9];COM.MICROSOFT.LAMBDA(_xlpm.a;_xlpm.b;SUBSTITUTE(_xlpm.a;_xlpm.b;VLOOKUP(_xlpm.b;[NumberText.$A$1:.$B$9];2;FALSE))))" table:number-matrix-columns-spanned="1" table:number-matrix-rows-spanned="1" table:style-name="ce1">
            <text:p>xgrcxeight8eightseven7sevenzgmcllfjqn7</text:p>
          </table:table-cell>
          <table:table-cell office:value-type="string" office:string-value="877" table:formula="of:=COM.MICROSOFT.TEXTJOIN(&quot;&quot;;TRUE;IFERROR(MID([.D597];ROW(INDIRECT(&quot;1:100&quot;));1)+0;&quot;&quot;))" table:number-matrix-columns-spanned="1" table:number-matrix-rows-spanned="1" table:style-name="ce1">
            <text:p>877</text:p>
          </table:table-cell>
          <table:table-cell office:value-type="float" office:value="87" table:formula="of:=LEFT([.E597];1)*10+RIGHT([.E597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3fivethreefour8nine</text:p>
          </table:table-cell>
          <table:table-cell office:value-type="string" office:string-value="5538" table:formula="of:=COM.MICROSOFT.TEXTJOIN(&quot;&quot;;TRUE;IFERROR(MID([.A598];ROW(INDIRECT(&quot;1:100&quot;));1)+0;&quot;&quot;))" table:number-matrix-columns-spanned="1" table:number-matrix-rows-spanned="1" table:style-name="ce1">
            <text:p>5538</text:p>
          </table:table-cell>
          <table:table-cell office:value-type="float" office:value="58" table:formula="of:=LEFT([.B598];1)*10+RIGHT([.B598];1)" table:style-name="ce1">
            <text:p>58</text:p>
          </table:table-cell>
          <table:table-cell office:value-type="string" office:string-value="553five5fivethree3threefour4four8nine9nine" table:formula="of:=COM.MICROSOFT.REDUCE([.A598];[NumberText.$A$1]:[NumberText.$A$9];COM.MICROSOFT.LAMBDA(_xlpm.a;_xlpm.b;SUBSTITUTE(_xlpm.a;_xlpm.b;VLOOKUP(_xlpm.b;[NumberText.$A$1:.$B$9];2;FALSE))))" table:number-matrix-columns-spanned="1" table:number-matrix-rows-spanned="1" table:style-name="ce1">
            <text:p>553five5fivethree3threefour4four8nine9nine</text:p>
          </table:table-cell>
          <table:table-cell office:value-type="string" office:string-value="55353489" table:formula="of:=COM.MICROSOFT.TEXTJOIN(&quot;&quot;;TRUE;IFERROR(MID([.D598];ROW(INDIRECT(&quot;1:100&quot;));1)+0;&quot;&quot;))" table:number-matrix-columns-spanned="1" table:number-matrix-rows-spanned="1" table:style-name="ce1">
            <text:p>55353489</text:p>
          </table:table-cell>
          <table:table-cell office:value-type="float" office:value="59" table:formula="of:=LEFT([.E598];1)*10+RIGHT([.E598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4mxbmct</text:p>
          </table:table-cell>
          <table:table-cell office:value-type="string" office:string-value="4" table:formula="of:=COM.MICROSOFT.TEXTJOIN(&quot;&quot;;TRUE;IFERROR(MID([.A599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599];1)*10+RIGHT([.B599];1)" table:style-name="ce1">
            <text:p>44</text:p>
          </table:table-cell>
          <table:table-cell office:value-type="string" office:string-value="one1one4mxbmct" table:formula="of:=COM.MICROSOFT.REDUCE([.A599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4mxbmct</text:p>
          </table:table-cell>
          <table:table-cell office:value-type="string" office:string-value="14" table:formula="of:=COM.MICROSOFT.TEXTJOIN(&quot;&quot;;TRUE;IFERROR(MID([.D599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E599];1)*10+RIGHT([.E599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6ninetwofour</text:p>
          </table:table-cell>
          <table:table-cell office:value-type="string" office:string-value="6" table:formula="of:=COM.MICROSOFT.TEXTJOIN(&quot;&quot;;TRUE;IFERROR(MID([.A60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600];1)*10+RIGHT([.B600];1)" table:style-name="ce1">
            <text:p>66</text:p>
          </table:table-cell>
          <table:table-cell office:value-type="string" office:string-value="three3three6nine9ninetwo2twofour4four" table:formula="of:=COM.MICROSOFT.REDUCE([.A600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6nine9ninetwo2twofour4four</text:p>
          </table:table-cell>
          <table:table-cell office:value-type="string" office:string-value="36924" table:formula="of:=COM.MICROSOFT.TEXTJOIN(&quot;&quot;;TRUE;IFERROR(MID([.D600];ROW(INDIRECT(&quot;1:100&quot;));1)+0;&quot;&quot;))" table:number-matrix-columns-spanned="1" table:number-matrix-rows-spanned="1" table:style-name="ce1">
            <text:p>36924</text:p>
          </table:table-cell>
          <table:table-cell office:value-type="float" office:value="34" table:formula="of:=LEFT([.E600];1)*10+RIGHT([.E600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bbbxqhhlmj651eightkfdqdgvh9three</text:p>
          </table:table-cell>
          <table:table-cell office:value-type="string" office:string-value="16519" table:formula="of:=COM.MICROSOFT.TEXTJOIN(&quot;&quot;;TRUE;IFERROR(MID([.A601];ROW(INDIRECT(&quot;1:100&quot;));1)+0;&quot;&quot;))" table:number-matrix-columns-spanned="1" table:number-matrix-rows-spanned="1" table:style-name="ce1">
            <text:p>16519</text:p>
          </table:table-cell>
          <table:table-cell office:value-type="float" office:value="19" table:formula="of:=LEFT([.B601];1)*10+RIGHT([.B601];1)" table:style-name="ce1">
            <text:p>19</text:p>
          </table:table-cell>
          <table:table-cell office:value-type="string" office:string-value="1bbbxqhhlmj651eight8eightkfdqdgvh9three3three" table:formula="of:=COM.MICROSOFT.REDUCE([.A601];[NumberText.$A$1]:[NumberText.$A$9];COM.MICROSOFT.LAMBDA(_xlpm.a;_xlpm.b;SUBSTITUTE(_xlpm.a;_xlpm.b;VLOOKUP(_xlpm.b;[NumberText.$A$1:.$B$9];2;FALSE))))" table:number-matrix-columns-spanned="1" table:number-matrix-rows-spanned="1" table:style-name="ce1">
            <text:p>1bbbxqhhlmj651eight8eightkfdqdgvh9three3three</text:p>
          </table:table-cell>
          <table:table-cell office:value-type="string" office:string-value="1651893" table:formula="of:=COM.MICROSOFT.TEXTJOIN(&quot;&quot;;TRUE;IFERROR(MID([.D601];ROW(INDIRECT(&quot;1:100&quot;));1)+0;&quot;&quot;))" table:number-matrix-columns-spanned="1" table:number-matrix-rows-spanned="1" table:style-name="ce1">
            <text:p>1651893</text:p>
          </table:table-cell>
          <table:table-cell office:value-type="float" office:value="13" table:formula="of:=LEFT([.E601];1)*10+RIGHT([.E601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4414" table:style-name="ce1">
            <text:p>4414</text:p>
          </table:table-cell>
          <table:table-cell office:value-type="string" office:string-value="4414" table:formula="of:=COM.MICROSOFT.TEXTJOIN(&quot;&quot;;TRUE;IFERROR(MID([.A602];ROW(INDIRECT(&quot;1:100&quot;));1)+0;&quot;&quot;))" table:number-matrix-columns-spanned="1" table:number-matrix-rows-spanned="1" table:style-name="ce1">
            <text:p>4414</text:p>
          </table:table-cell>
          <table:table-cell office:value-type="float" office:value="44" table:formula="of:=LEFT([.B602];1)*10+RIGHT([.B602];1)" table:style-name="ce1">
            <text:p>44</text:p>
          </table:table-cell>
          <table:table-cell office:value-type="string" office:string-value="4414" table:formula="of:=COM.MICROSOFT.REDUCE([.A602];[NumberText.$A$1]:[NumberText.$A$9];COM.MICROSOFT.LAMBDA(_xlpm.a;_xlpm.b;SUBSTITUTE(_xlpm.a;_xlpm.b;VLOOKUP(_xlpm.b;[NumberText.$A$1:.$B$9];2;FALSE))))" table:number-matrix-columns-spanned="1" table:number-matrix-rows-spanned="1" table:style-name="ce1">
            <text:p>4414</text:p>
          </table:table-cell>
          <table:table-cell office:value-type="string" office:string-value="4414" table:formula="of:=COM.MICROSOFT.TEXTJOIN(&quot;&quot;;TRUE;IFERROR(MID([.D602];ROW(INDIRECT(&quot;1:100&quot;));1)+0;&quot;&quot;))" table:number-matrix-columns-spanned="1" table:number-matrix-rows-spanned="1" table:style-name="ce1">
            <text:p>4414</text:p>
          </table:table-cell>
          <table:table-cell office:value-type="float" office:value="44" table:formula="of:=LEFT([.E602];1)*10+RIGHT([.E602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nxsixone92</text:p>
          </table:table-cell>
          <table:table-cell office:value-type="string" office:string-value="92" table:formula="of:=COM.MICROSOFT.TEXTJOIN(&quot;&quot;;TRUE;IFERROR(MID([.A603];ROW(INDIRECT(&quot;1:100&quot;));1)+0;&quot;&quot;))" table:number-matrix-columns-spanned="1" table:number-matrix-rows-spanned="1" table:style-name="ce1">
            <text:p>92</text:p>
          </table:table-cell>
          <table:table-cell office:value-type="float" office:value="92" table:formula="of:=LEFT([.B603];1)*10+RIGHT([.B603];1)" table:style-name="ce1">
            <text:p>92</text:p>
          </table:table-cell>
          <table:table-cell office:value-type="string" office:string-value="mnxsix6sixone1one92" table:formula="of:=COM.MICROSOFT.REDUCE([.A603];[NumberText.$A$1]:[NumberText.$A$9];COM.MICROSOFT.LAMBDA(_xlpm.a;_xlpm.b;SUBSTITUTE(_xlpm.a;_xlpm.b;VLOOKUP(_xlpm.b;[NumberText.$A$1:.$B$9];2;FALSE))))" table:number-matrix-columns-spanned="1" table:number-matrix-rows-spanned="1" table:style-name="ce1">
            <text:p>mnxsix6sixone1one92</text:p>
          </table:table-cell>
          <table:table-cell office:value-type="string" office:string-value="6192" table:formula="of:=COM.MICROSOFT.TEXTJOIN(&quot;&quot;;TRUE;IFERROR(MID([.D603];ROW(INDIRECT(&quot;1:100&quot;));1)+0;&quot;&quot;))" table:number-matrix-columns-spanned="1" table:number-matrix-rows-spanned="1" table:style-name="ce1">
            <text:p>6192</text:p>
          </table:table-cell>
          <table:table-cell office:value-type="float" office:value="62" table:formula="of:=LEFT([.E603];1)*10+RIGHT([.E603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1six8</text:p>
          </table:table-cell>
          <table:table-cell office:value-type="string" office:string-value="618" table:formula="of:=COM.MICROSOFT.TEXTJOIN(&quot;&quot;;TRUE;IFERROR(MID([.A604];ROW(INDIRECT(&quot;1:100&quot;));1)+0;&quot;&quot;))" table:number-matrix-columns-spanned="1" table:number-matrix-rows-spanned="1" table:style-name="ce1">
            <text:p>618</text:p>
          </table:table-cell>
          <table:table-cell office:value-type="float" office:value="68" table:formula="of:=LEFT([.B604];1)*10+RIGHT([.B604];1)" table:style-name="ce1">
            <text:p>68</text:p>
          </table:table-cell>
          <table:table-cell office:value-type="string" office:string-value="61six6six8" table:formula="of:=COM.MICROSOFT.REDUCE([.A604];[NumberText.$A$1]:[NumberText.$A$9];COM.MICROSOFT.LAMBDA(_xlpm.a;_xlpm.b;SUBSTITUTE(_xlpm.a;_xlpm.b;VLOOKUP(_xlpm.b;[NumberText.$A$1:.$B$9];2;FALSE))))" table:number-matrix-columns-spanned="1" table:number-matrix-rows-spanned="1" table:style-name="ce1">
            <text:p>61six6six8</text:p>
          </table:table-cell>
          <table:table-cell office:value-type="string" office:string-value="6168" table:formula="of:=COM.MICROSOFT.TEXTJOIN(&quot;&quot;;TRUE;IFERROR(MID([.D604];ROW(INDIRECT(&quot;1:100&quot;));1)+0;&quot;&quot;))" table:number-matrix-columns-spanned="1" table:number-matrix-rows-spanned="1" table:style-name="ce1">
            <text:p>6168</text:p>
          </table:table-cell>
          <table:table-cell office:value-type="float" office:value="68" table:formula="of:=LEFT([.E604];1)*10+RIGHT([.E604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8mrcpfive1</text:p>
          </table:table-cell>
          <table:table-cell office:value-type="string" office:string-value="81" table:formula="of:=COM.MICROSOFT.TEXTJOIN(&quot;&quot;;TRUE;IFERROR(MID([.A605];ROW(INDIRECT(&quot;1:100&quot;));1)+0;&quot;&quot;))" table:number-matrix-columns-spanned="1" table:number-matrix-rows-spanned="1" table:style-name="ce1">
            <text:p>81</text:p>
          </table:table-cell>
          <table:table-cell office:value-type="float" office:value="81" table:formula="of:=LEFT([.B605];1)*10+RIGHT([.B605];1)" table:style-name="ce1">
            <text:p>81</text:p>
          </table:table-cell>
          <table:table-cell office:value-type="string" office:string-value="eight8eight8mrcpfive5five1" table:formula="of:=COM.MICROSOFT.REDUCE([.A605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8mrcpfive5five1</text:p>
          </table:table-cell>
          <table:table-cell office:value-type="string" office:string-value="8851" table:formula="of:=COM.MICROSOFT.TEXTJOIN(&quot;&quot;;TRUE;IFERROR(MID([.D605];ROW(INDIRECT(&quot;1:100&quot;));1)+0;&quot;&quot;))" table:number-matrix-columns-spanned="1" table:number-matrix-rows-spanned="1" table:style-name="ce1">
            <text:p>8851</text:p>
          </table:table-cell>
          <table:table-cell office:value-type="float" office:value="81" table:formula="of:=LEFT([.E605];1)*10+RIGHT([.E605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svmfivezbkzkqsix7mxjdgtsqbfvdbnlqtfiveoneightgj</text:p>
          </table:table-cell>
          <table:table-cell office:value-type="string" office:string-value="7" table:formula="of:=COM.MICROSOFT.TEXTJOIN(&quot;&quot;;TRUE;IFERROR(MID([.A60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606];1)*10+RIGHT([.B606];1)" table:style-name="ce1">
            <text:p>77</text:p>
          </table:table-cell>
          <table:table-cell office:value-type="string" office:string-value="crsvmfive5fivezbkzkqsix6six7mxjdgtsqbfvdbnlqtfive5fiveone1oneight8eightgj" table:formula="of:=COM.MICROSOFT.REDUCE([.A606];[NumberText.$A$1]:[NumberText.$A$9];COM.MICROSOFT.LAMBDA(_xlpm.a;_xlpm.b;SUBSTITUTE(_xlpm.a;_xlpm.b;VLOOKUP(_xlpm.b;[NumberText.$A$1:.$B$9];2;FALSE))))" table:number-matrix-columns-spanned="1" table:number-matrix-rows-spanned="1" table:style-name="ce1">
            <text:p>crsvmfive5fivezbkzkqsix6six7mxjdgtsqbfvdbnlqtfive5fiveone1oneight8eightgj</text:p>
          </table:table-cell>
          <table:table-cell office:value-type="string" office:string-value="567518" table:formula="of:=COM.MICROSOFT.TEXTJOIN(&quot;&quot;;TRUE;IFERROR(MID([.D606];ROW(INDIRECT(&quot;1:100&quot;));1)+0;&quot;&quot;))" table:number-matrix-columns-spanned="1" table:number-matrix-rows-spanned="1" table:style-name="ce1">
            <text:p>567518</text:p>
          </table:table-cell>
          <table:table-cell office:value-type="float" office:value="58" table:formula="of:=LEFT([.E606];1)*10+RIGHT([.E606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dmzznftdbqj</text:p>
          </table:table-cell>
          <table:table-cell office:value-type="string" office:string-value="4" table:formula="of:=COM.MICROSOFT.TEXTJOIN(&quot;&quot;;TRUE;IFERROR(MID([.A607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607];1)*10+RIGHT([.B607];1)" table:style-name="ce1">
            <text:p>44</text:p>
          </table:table-cell>
          <table:table-cell office:value-type="string" office:string-value="4dmzznftdbqj" table:formula="of:=COM.MICROSOFT.REDUCE([.A607];[NumberText.$A$1]:[NumberText.$A$9];COM.MICROSOFT.LAMBDA(_xlpm.a;_xlpm.b;SUBSTITUTE(_xlpm.a;_xlpm.b;VLOOKUP(_xlpm.b;[NumberText.$A$1:.$B$9];2;FALSE))))" table:number-matrix-columns-spanned="1" table:number-matrix-rows-spanned="1" table:style-name="ce1">
            <text:p>4dmzznftdbqj</text:p>
          </table:table-cell>
          <table:table-cell office:value-type="string" office:string-value="4" table:formula="of:=COM.MICROSOFT.TEXTJOIN(&quot;&quot;;TRUE;IFERROR(MID([.D607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E607];1)*10+RIGHT([.E607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25</text:p>
          </table:table-cell>
          <table:table-cell office:value-type="string" office:string-value="25" table:formula="of:=COM.MICROSOFT.TEXTJOIN(&quot;&quot;;TRUE;IFERROR(MID([.A608];ROW(INDIRECT(&quot;1:100&quot;));1)+0;&quot;&quot;))" table:number-matrix-columns-spanned="1" table:number-matrix-rows-spanned="1" table:style-name="ce1">
            <text:p>25</text:p>
          </table:table-cell>
          <table:table-cell office:value-type="float" office:value="25" table:formula="of:=LEFT([.B608];1)*10+RIGHT([.B608];1)" table:style-name="ce1">
            <text:p>25</text:p>
          </table:table-cell>
          <table:table-cell office:value-type="string" office:string-value="seven7seven25" table:formula="of:=COM.MICROSOFT.REDUCE([.A608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25</text:p>
          </table:table-cell>
          <table:table-cell office:value-type="string" office:string-value="725" table:formula="of:=COM.MICROSOFT.TEXTJOIN(&quot;&quot;;TRUE;IFERROR(MID([.D608];ROW(INDIRECT(&quot;1:100&quot;));1)+0;&quot;&quot;))" table:number-matrix-columns-spanned="1" table:number-matrix-rows-spanned="1" table:style-name="ce1">
            <text:p>725</text:p>
          </table:table-cell>
          <table:table-cell office:value-type="float" office:value="75" table:formula="of:=LEFT([.E608];1)*10+RIGHT([.E608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lhpvphqvh8one1ffkq</text:p>
          </table:table-cell>
          <table:table-cell office:value-type="string" office:string-value="81" table:formula="of:=COM.MICROSOFT.TEXTJOIN(&quot;&quot;;TRUE;IFERROR(MID([.A609];ROW(INDIRECT(&quot;1:100&quot;));1)+0;&quot;&quot;))" table:number-matrix-columns-spanned="1" table:number-matrix-rows-spanned="1" table:style-name="ce1">
            <text:p>81</text:p>
          </table:table-cell>
          <table:table-cell office:value-type="float" office:value="81" table:formula="of:=LEFT([.B609];1)*10+RIGHT([.B609];1)" table:style-name="ce1">
            <text:p>81</text:p>
          </table:table-cell>
          <table:table-cell office:value-type="string" office:string-value="fhlhpvphqvh8one1one1ffkq" table:formula="of:=COM.MICROSOFT.REDUCE([.A609];[NumberText.$A$1]:[NumberText.$A$9];COM.MICROSOFT.LAMBDA(_xlpm.a;_xlpm.b;SUBSTITUTE(_xlpm.a;_xlpm.b;VLOOKUP(_xlpm.b;[NumberText.$A$1:.$B$9];2;FALSE))))" table:number-matrix-columns-spanned="1" table:number-matrix-rows-spanned="1" table:style-name="ce1">
            <text:p>fhlhpvphqvh8one1one1ffkq</text:p>
          </table:table-cell>
          <table:table-cell office:value-type="string" office:string-value="811" table:formula="of:=COM.MICROSOFT.TEXTJOIN(&quot;&quot;;TRUE;IFERROR(MID([.D609];ROW(INDIRECT(&quot;1:100&quot;));1)+0;&quot;&quot;))" table:number-matrix-columns-spanned="1" table:number-matrix-rows-spanned="1" table:style-name="ce1">
            <text:p>811</text:p>
          </table:table-cell>
          <table:table-cell office:value-type="float" office:value="81" table:formula="of:=LEFT([.E609];1)*10+RIGHT([.E609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boneighteightonefive1ninenineninetwonine</text:p>
          </table:table-cell>
          <table:table-cell office:value-type="string" office:string-value="1" table:formula="of:=COM.MICROSOFT.TEXTJOIN(&quot;&quot;;TRUE;IFERROR(MID([.A610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610];1)*10+RIGHT([.B610];1)" table:style-name="ce1">
            <text:p>11</text:p>
          </table:table-cell>
          <table:table-cell office:value-type="string" office:string-value="mbone1oneight8eighteight8eightone1onefive5five1nine9ninenine9ninenine9ninetwo2twonine9nine" table:formula="of:=COM.MICROSOFT.REDUCE([.A610];[NumberText.$A$1]:[NumberText.$A$9];COM.MICROSOFT.LAMBDA(_xlpm.a;_xlpm.b;SUBSTITUTE(_xlpm.a;_xlpm.b;VLOOKUP(_xlpm.b;[NumberText.$A$1:.$B$9];2;FALSE))))" table:number-matrix-columns-spanned="1" table:number-matrix-rows-spanned="1" table:style-name="ce1">
            <text:p>mbone1oneight8eighteight8eightone1onefive5five1nine9ninenine9ninenine9ninetwo2twonine9nine</text:p>
          </table:table-cell>
          <table:table-cell office:value-type="string" office:string-value="18815199929" table:formula="of:=COM.MICROSOFT.TEXTJOIN(&quot;&quot;;TRUE;IFERROR(MID([.D610];ROW(INDIRECT(&quot;1:100&quot;));1)+0;&quot;&quot;))" table:number-matrix-columns-spanned="1" table:number-matrix-rows-spanned="1" table:style-name="ce1">
            <text:p>18815199929</text:p>
          </table:table-cell>
          <table:table-cell office:value-type="float" office:value="19" table:formula="of:=LEFT([.E610];1)*10+RIGHT([.E610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fiveonexc5</text:p>
          </table:table-cell>
          <table:table-cell office:value-type="string" office:string-value="825" table:formula="of:=COM.MICROSOFT.TEXTJOIN(&quot;&quot;;TRUE;IFERROR(MID([.A611];ROW(INDIRECT(&quot;1:100&quot;));1)+0;&quot;&quot;))" table:number-matrix-columns-spanned="1" table:number-matrix-rows-spanned="1" table:style-name="ce1">
            <text:p>825</text:p>
          </table:table-cell>
          <table:table-cell office:value-type="float" office:value="85" table:formula="of:=LEFT([.B611];1)*10+RIGHT([.B611];1)" table:style-name="ce1">
            <text:p>85</text:p>
          </table:table-cell>
          <table:table-cell office:value-type="string" office:string-value="82five5fiveone1onexc5" table:formula="of:=COM.MICROSOFT.REDUCE([.A611];[NumberText.$A$1]:[NumberText.$A$9];COM.MICROSOFT.LAMBDA(_xlpm.a;_xlpm.b;SUBSTITUTE(_xlpm.a;_xlpm.b;VLOOKUP(_xlpm.b;[NumberText.$A$1:.$B$9];2;FALSE))))" table:number-matrix-columns-spanned="1" table:number-matrix-rows-spanned="1" table:style-name="ce1">
            <text:p>82five5fiveone1onexc5</text:p>
          </table:table-cell>
          <table:table-cell office:value-type="string" office:string-value="82515" table:formula="of:=COM.MICROSOFT.TEXTJOIN(&quot;&quot;;TRUE;IFERROR(MID([.D611];ROW(INDIRECT(&quot;1:100&quot;));1)+0;&quot;&quot;))" table:number-matrix-columns-spanned="1" table:number-matrix-rows-spanned="1" table:style-name="ce1">
            <text:p>82515</text:p>
          </table:table-cell>
          <table:table-cell office:value-type="float" office:value="85" table:formula="of:=LEFT([.E611];1)*10+RIGHT([.E611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7qbhvbqnmxtlpczsx</text:p>
          </table:table-cell>
          <table:table-cell office:value-type="string" office:string-value="97" table:formula="of:=COM.MICROSOFT.TEXTJOIN(&quot;&quot;;TRUE;IFERROR(MID([.A612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B612];1)*10+RIGHT([.B612];1)" table:style-name="ce1">
            <text:p>97</text:p>
          </table:table-cell>
          <table:table-cell office:value-type="string" office:string-value="97qbhvbqnmxtlpczsx" table:formula="of:=COM.MICROSOFT.REDUCE([.A612];[NumberText.$A$1]:[NumberText.$A$9];COM.MICROSOFT.LAMBDA(_xlpm.a;_xlpm.b;SUBSTITUTE(_xlpm.a;_xlpm.b;VLOOKUP(_xlpm.b;[NumberText.$A$1:.$B$9];2;FALSE))))" table:number-matrix-columns-spanned="1" table:number-matrix-rows-spanned="1" table:style-name="ce1">
            <text:p>97qbhvbqnmxtlpczsx</text:p>
          </table:table-cell>
          <table:table-cell office:value-type="string" office:string-value="97" table:formula="of:=COM.MICROSOFT.TEXTJOIN(&quot;&quot;;TRUE;IFERROR(MID([.D612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E612];1)*10+RIGHT([.E612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hgzzjkx5</text:p>
          </table:table-cell>
          <table:table-cell office:value-type="string" office:string-value="5" table:formula="of:=COM.MICROSOFT.TEXTJOIN(&quot;&quot;;TRUE;IFERROR(MID([.A613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613];1)*10+RIGHT([.B613];1)" table:style-name="ce1">
            <text:p>55</text:p>
          </table:table-cell>
          <table:table-cell office:value-type="string" office:string-value="nhgzzjkx5" table:formula="of:=COM.MICROSOFT.REDUCE([.A613];[NumberText.$A$1]:[NumberText.$A$9];COM.MICROSOFT.LAMBDA(_xlpm.a;_xlpm.b;SUBSTITUTE(_xlpm.a;_xlpm.b;VLOOKUP(_xlpm.b;[NumberText.$A$1:.$B$9];2;FALSE))))" table:number-matrix-columns-spanned="1" table:number-matrix-rows-spanned="1" table:style-name="ce1">
            <text:p>nhgzzjkx5</text:p>
          </table:table-cell>
          <table:table-cell office:value-type="string" office:string-value="5" table:formula="of:=COM.MICROSOFT.TEXTJOIN(&quot;&quot;;TRUE;IFERROR(MID([.D613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613];1)*10+RIGHT([.E613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xlrk9</text:p>
          </table:table-cell>
          <table:table-cell office:value-type="string" office:string-value="9" table:formula="of:=COM.MICROSOFT.TEXTJOIN(&quot;&quot;;TRUE;IFERROR(MID([.A61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14];1)*10+RIGHT([.B614];1)" table:style-name="ce1">
            <text:p>99</text:p>
          </table:table-cell>
          <table:table-cell office:value-type="string" office:string-value="hgxlrk9" table:formula="of:=COM.MICROSOFT.REDUCE([.A614];[NumberText.$A$1]:[NumberText.$A$9];COM.MICROSOFT.LAMBDA(_xlpm.a;_xlpm.b;SUBSTITUTE(_xlpm.a;_xlpm.b;VLOOKUP(_xlpm.b;[NumberText.$A$1:.$B$9];2;FALSE))))" table:number-matrix-columns-spanned="1" table:number-matrix-rows-spanned="1" table:style-name="ce1">
            <text:p>hgxlrk9</text:p>
          </table:table-cell>
          <table:table-cell office:value-type="string" office:string-value="9" table:formula="of:=COM.MICROSOFT.TEXTJOIN(&quot;&quot;;TRUE;IFERROR(MID([.D61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614];1)*10+RIGHT([.E614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wonine9fivetdxmjqppxr</text:p>
          </table:table-cell>
          <table:table-cell office:value-type="string" office:string-value="89" table:formula="of:=COM.MICROSOFT.TEXTJOIN(&quot;&quot;;TRUE;IFERROR(MID([.A615];ROW(INDIRECT(&quot;1:100&quot;));1)+0;&quot;&quot;))" table:number-matrix-columns-spanned="1" table:number-matrix-rows-spanned="1" table:style-name="ce1">
            <text:p>89</text:p>
          </table:table-cell>
          <table:table-cell office:value-type="float" office:value="89" table:formula="of:=LEFT([.B615];1)*10+RIGHT([.B615];1)" table:style-name="ce1">
            <text:p>89</text:p>
          </table:table-cell>
          <table:table-cell office:value-type="string" office:string-value="8two2twonine9nine9five5fivetdxmjqppxr" table:formula="of:=COM.MICROSOFT.REDUCE([.A615];[NumberText.$A$1]:[NumberText.$A$9];COM.MICROSOFT.LAMBDA(_xlpm.a;_xlpm.b;SUBSTITUTE(_xlpm.a;_xlpm.b;VLOOKUP(_xlpm.b;[NumberText.$A$1:.$B$9];2;FALSE))))" table:number-matrix-columns-spanned="1" table:number-matrix-rows-spanned="1" table:style-name="ce1">
            <text:p>8two2twonine9nine9five5fivetdxmjqppxr</text:p>
          </table:table-cell>
          <table:table-cell office:value-type="string" office:string-value="82995" table:formula="of:=COM.MICROSOFT.TEXTJOIN(&quot;&quot;;TRUE;IFERROR(MID([.D615];ROW(INDIRECT(&quot;1:100&quot;));1)+0;&quot;&quot;))" table:number-matrix-columns-spanned="1" table:number-matrix-rows-spanned="1" table:style-name="ce1">
            <text:p>82995</text:p>
          </table:table-cell>
          <table:table-cell office:value-type="float" office:value="85" table:formula="of:=LEFT([.E615];1)*10+RIGHT([.E615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three99sevenfourkzvd2</text:p>
          </table:table-cell>
          <table:table-cell office:value-type="string" office:string-value="992" table:formula="of:=COM.MICROSOFT.TEXTJOIN(&quot;&quot;;TRUE;IFERROR(MID([.A616];ROW(INDIRECT(&quot;1:100&quot;));1)+0;&quot;&quot;))" table:number-matrix-columns-spanned="1" table:number-matrix-rows-spanned="1" table:style-name="ce1">
            <text:p>992</text:p>
          </table:table-cell>
          <table:table-cell office:value-type="float" office:value="92" table:formula="of:=LEFT([.B616];1)*10+RIGHT([.B616];1)" table:style-name="ce1">
            <text:p>92</text:p>
          </table:table-cell>
          <table:table-cell office:value-type="string" office:string-value="one1onethree3three99seven7sevenfour4fourkzvd2" table:formula="of:=COM.MICROSOFT.REDUCE([.A61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three3three99seven7sevenfour4fourkzvd2</text:p>
          </table:table-cell>
          <table:table-cell office:value-type="string" office:string-value="1399742" table:formula="of:=COM.MICROSOFT.TEXTJOIN(&quot;&quot;;TRUE;IFERROR(MID([.D616];ROW(INDIRECT(&quot;1:100&quot;));1)+0;&quot;&quot;))" table:number-matrix-columns-spanned="1" table:number-matrix-rows-spanned="1" table:style-name="ce1">
            <text:p>1399742</text:p>
          </table:table-cell>
          <table:table-cell office:value-type="float" office:value="12" table:formula="of:=LEFT([.E616];1)*10+RIGHT([.E616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qjfvbndzcthree1ftoneightkm</text:p>
          </table:table-cell>
          <table:table-cell office:value-type="string" office:string-value="1" table:formula="of:=COM.MICROSOFT.TEXTJOIN(&quot;&quot;;TRUE;IFERROR(MID([.A617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617];1)*10+RIGHT([.B617];1)" table:style-name="ce1">
            <text:p>11</text:p>
          </table:table-cell>
          <table:table-cell office:value-type="string" office:string-value="sdqjfvbndzcthree3three1ftone1oneight8eightkm" table:formula="of:=COM.MICROSOFT.REDUCE([.A617];[NumberText.$A$1]:[NumberText.$A$9];COM.MICROSOFT.LAMBDA(_xlpm.a;_xlpm.b;SUBSTITUTE(_xlpm.a;_xlpm.b;VLOOKUP(_xlpm.b;[NumberText.$A$1:.$B$9];2;FALSE))))" table:number-matrix-columns-spanned="1" table:number-matrix-rows-spanned="1" table:style-name="ce1">
            <text:p>sdqjfvbndzcthree3three1ftone1oneight8eightkm</text:p>
          </table:table-cell>
          <table:table-cell office:value-type="string" office:string-value="3118" table:formula="of:=COM.MICROSOFT.TEXTJOIN(&quot;&quot;;TRUE;IFERROR(MID([.D617];ROW(INDIRECT(&quot;1:100&quot;));1)+0;&quot;&quot;))" table:number-matrix-columns-spanned="1" table:number-matrix-rows-spanned="1" table:style-name="ce1">
            <text:p>3118</text:p>
          </table:table-cell>
          <table:table-cell office:value-type="float" office:value="38" table:formula="of:=LEFT([.E617];1)*10+RIGHT([.E617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rcllqcxt</text:p>
          </table:table-cell>
          <table:table-cell office:value-type="string" office:string-value="5" table:formula="of:=COM.MICROSOFT.TEXTJOIN(&quot;&quot;;TRUE;IFERROR(MID([.A61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618];1)*10+RIGHT([.B618];1)" table:style-name="ce1">
            <text:p>55</text:p>
          </table:table-cell>
          <table:table-cell office:value-type="string" office:string-value="5rcllqcxt" table:formula="of:=COM.MICROSOFT.REDUCE([.A618];[NumberText.$A$1]:[NumberText.$A$9];COM.MICROSOFT.LAMBDA(_xlpm.a;_xlpm.b;SUBSTITUTE(_xlpm.a;_xlpm.b;VLOOKUP(_xlpm.b;[NumberText.$A$1:.$B$9];2;FALSE))))" table:number-matrix-columns-spanned="1" table:number-matrix-rows-spanned="1" table:style-name="ce1">
            <text:p>5rcllqcxt</text:p>
          </table:table-cell>
          <table:table-cell office:value-type="string" office:string-value="5" table:formula="of:=COM.MICROSOFT.TEXTJOIN(&quot;&quot;;TRUE;IFERROR(MID([.D61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618];1)*10+RIGHT([.E618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jdntvhsixsckfpndjzkeightsix3nlgpsvsfhk</text:p>
          </table:table-cell>
          <table:table-cell office:value-type="string" office:string-value="3" table:formula="of:=COM.MICROSOFT.TEXTJOIN(&quot;&quot;;TRUE;IFERROR(MID([.A619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19];1)*10+RIGHT([.B619];1)" table:style-name="ce1">
            <text:p>33</text:p>
          </table:table-cell>
          <table:table-cell office:value-type="string" office:string-value="three3threejdntvhsix6sixsckfpndjzkeight8eightsix6six3nlgpsvsfhk" table:formula="of:=COM.MICROSOFT.REDUCE([.A619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jdntvhsix6sixsckfpndjzkeight8eightsix6six3nlgpsvsfhk</text:p>
          </table:table-cell>
          <table:table-cell office:value-type="string" office:string-value="36863" table:formula="of:=COM.MICROSOFT.TEXTJOIN(&quot;&quot;;TRUE;IFERROR(MID([.D619];ROW(INDIRECT(&quot;1:100&quot;));1)+0;&quot;&quot;))" table:number-matrix-columns-spanned="1" table:number-matrix-rows-spanned="1" table:style-name="ce1">
            <text:p>36863</text:p>
          </table:table-cell>
          <table:table-cell office:value-type="float" office:value="33" table:formula="of:=LEFT([.E619];1)*10+RIGHT([.E619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4fctwoxmczbkz</text:p>
          </table:table-cell>
          <table:table-cell office:value-type="string" office:string-value="94" table:formula="of:=COM.MICROSOFT.TEXTJOIN(&quot;&quot;;TRUE;IFERROR(MID([.A620];ROW(INDIRECT(&quot;1:100&quot;));1)+0;&quot;&quot;))" table:number-matrix-columns-spanned="1" table:number-matrix-rows-spanned="1" table:style-name="ce1">
            <text:p>94</text:p>
          </table:table-cell>
          <table:table-cell office:value-type="float" office:value="94" table:formula="of:=LEFT([.B620];1)*10+RIGHT([.B620];1)" table:style-name="ce1">
            <text:p>94</text:p>
          </table:table-cell>
          <table:table-cell office:value-type="string" office:string-value="94fctwo2twoxmczbkz" table:formula="of:=COM.MICROSOFT.REDUCE([.A620];[NumberText.$A$1]:[NumberText.$A$9];COM.MICROSOFT.LAMBDA(_xlpm.a;_xlpm.b;SUBSTITUTE(_xlpm.a;_xlpm.b;VLOOKUP(_xlpm.b;[NumberText.$A$1:.$B$9];2;FALSE))))" table:number-matrix-columns-spanned="1" table:number-matrix-rows-spanned="1" table:style-name="ce1">
            <text:p>94fctwo2twoxmczbkz</text:p>
          </table:table-cell>
          <table:table-cell office:value-type="string" office:string-value="942" table:formula="of:=COM.MICROSOFT.TEXTJOIN(&quot;&quot;;TRUE;IFERROR(MID([.D620];ROW(INDIRECT(&quot;1:100&quot;));1)+0;&quot;&quot;))" table:number-matrix-columns-spanned="1" table:number-matrix-rows-spanned="1" table:style-name="ce1">
            <text:p>942</text:p>
          </table:table-cell>
          <table:table-cell office:value-type="float" office:value="92" table:formula="of:=LEFT([.E620];1)*10+RIGHT([.E620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eight35tbqjxglldsevenxmthmmlhsix</text:p>
          </table:table-cell>
          <table:table-cell office:value-type="string" office:string-value="435" table:formula="of:=COM.MICROSOFT.TEXTJOIN(&quot;&quot;;TRUE;IFERROR(MID([.A621];ROW(INDIRECT(&quot;1:100&quot;));1)+0;&quot;&quot;))" table:number-matrix-columns-spanned="1" table:number-matrix-rows-spanned="1" table:style-name="ce1">
            <text:p>435</text:p>
          </table:table-cell>
          <table:table-cell office:value-type="float" office:value="45" table:formula="of:=LEFT([.B621];1)*10+RIGHT([.B621];1)" table:style-name="ce1">
            <text:p>45</text:p>
          </table:table-cell>
          <table:table-cell office:value-type="string" office:string-value="4eight8eight35tbqjxglldseven7sevenxmthmmlhsix6six" table:formula="of:=COM.MICROSOFT.REDUCE([.A621];[NumberText.$A$1]:[NumberText.$A$9];COM.MICROSOFT.LAMBDA(_xlpm.a;_xlpm.b;SUBSTITUTE(_xlpm.a;_xlpm.b;VLOOKUP(_xlpm.b;[NumberText.$A$1:.$B$9];2;FALSE))))" table:number-matrix-columns-spanned="1" table:number-matrix-rows-spanned="1" table:style-name="ce1">
            <text:p>4eight8eight35tbqjxglldseven7sevenxmthmmlhsix6six</text:p>
          </table:table-cell>
          <table:table-cell office:value-type="string" office:string-value="483576" table:formula="of:=COM.MICROSOFT.TEXTJOIN(&quot;&quot;;TRUE;IFERROR(MID([.D621];ROW(INDIRECT(&quot;1:100&quot;));1)+0;&quot;&quot;))" table:number-matrix-columns-spanned="1" table:number-matrix-rows-spanned="1" table:style-name="ce1">
            <text:p>483576</text:p>
          </table:table-cell>
          <table:table-cell office:value-type="float" office:value="46" table:formula="of:=LEFT([.E621];1)*10+RIGHT([.E621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125</text:p>
          </table:table-cell>
          <table:table-cell office:value-type="string" office:string-value="125" table:formula="of:=COM.MICROSOFT.TEXTJOIN(&quot;&quot;;TRUE;IFERROR(MID([.A622];ROW(INDIRECT(&quot;1:100&quot;));1)+0;&quot;&quot;))" table:number-matrix-columns-spanned="1" table:number-matrix-rows-spanned="1" table:style-name="ce1">
            <text:p>125</text:p>
          </table:table-cell>
          <table:table-cell office:value-type="float" office:value="15" table:formula="of:=LEFT([.B622];1)*10+RIGHT([.B622];1)" table:style-name="ce1">
            <text:p>15</text:p>
          </table:table-cell>
          <table:table-cell office:value-type="string" office:string-value="three3three125" table:formula="of:=COM.MICROSOFT.REDUCE([.A622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125</text:p>
          </table:table-cell>
          <table:table-cell office:value-type="string" office:string-value="3125" table:formula="of:=COM.MICROSOFT.TEXTJOIN(&quot;&quot;;TRUE;IFERROR(MID([.D622];ROW(INDIRECT(&quot;1:100&quot;));1)+0;&quot;&quot;))" table:number-matrix-columns-spanned="1" table:number-matrix-rows-spanned="1" table:style-name="ce1">
            <text:p>3125</text:p>
          </table:table-cell>
          <table:table-cell office:value-type="float" office:value="35" table:formula="of:=LEFT([.E622];1)*10+RIGHT([.E622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njtlmxtbr4541ninedz7</text:p>
          </table:table-cell>
          <table:table-cell office:value-type="string" office:string-value="345417" table:formula="of:=COM.MICROSOFT.TEXTJOIN(&quot;&quot;;TRUE;IFERROR(MID([.A623];ROW(INDIRECT(&quot;1:100&quot;));1)+0;&quot;&quot;))" table:number-matrix-columns-spanned="1" table:number-matrix-rows-spanned="1" table:style-name="ce1">
            <text:p>345417</text:p>
          </table:table-cell>
          <table:table-cell office:value-type="float" office:value="37" table:formula="of:=LEFT([.B623];1)*10+RIGHT([.B623];1)" table:style-name="ce1">
            <text:p>37</text:p>
          </table:table-cell>
          <table:table-cell office:value-type="string" office:string-value="3njtlmxtbr4541nine9ninedz7" table:formula="of:=COM.MICROSOFT.REDUCE([.A623];[NumberText.$A$1]:[NumberText.$A$9];COM.MICROSOFT.LAMBDA(_xlpm.a;_xlpm.b;SUBSTITUTE(_xlpm.a;_xlpm.b;VLOOKUP(_xlpm.b;[NumberText.$A$1:.$B$9];2;FALSE))))" table:number-matrix-columns-spanned="1" table:number-matrix-rows-spanned="1" table:style-name="ce1">
            <text:p>3njtlmxtbr4541nine9ninedz7</text:p>
          </table:table-cell>
          <table:table-cell office:value-type="string" office:string-value="3454197" table:formula="of:=COM.MICROSOFT.TEXTJOIN(&quot;&quot;;TRUE;IFERROR(MID([.D623];ROW(INDIRECT(&quot;1:100&quot;));1)+0;&quot;&quot;))" table:number-matrix-columns-spanned="1" table:number-matrix-rows-spanned="1" table:style-name="ce1">
            <text:p>3454197</text:p>
          </table:table-cell>
          <table:table-cell office:value-type="float" office:value="37" table:formula="of:=LEFT([.E623];1)*10+RIGHT([.E623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ptzpzqrjmxlrmbfbpn9ss4sqcprfmcqg</text:p>
          </table:table-cell>
          <table:table-cell office:value-type="string" office:string-value="994" table:formula="of:=COM.MICROSOFT.TEXTJOIN(&quot;&quot;;TRUE;IFERROR(MID([.A624];ROW(INDIRECT(&quot;1:100&quot;));1)+0;&quot;&quot;))" table:number-matrix-columns-spanned="1" table:number-matrix-rows-spanned="1" table:style-name="ce1">
            <text:p>994</text:p>
          </table:table-cell>
          <table:table-cell office:value-type="float" office:value="94" table:formula="of:=LEFT([.B624];1)*10+RIGHT([.B624];1)" table:style-name="ce1">
            <text:p>94</text:p>
          </table:table-cell>
          <table:table-cell office:value-type="string" office:string-value="9ptzpzqrjmxlrmbfbpn9ss4sqcprfmcqg" table:formula="of:=COM.MICROSOFT.REDUCE([.A624];[NumberText.$A$1]:[NumberText.$A$9];COM.MICROSOFT.LAMBDA(_xlpm.a;_xlpm.b;SUBSTITUTE(_xlpm.a;_xlpm.b;VLOOKUP(_xlpm.b;[NumberText.$A$1:.$B$9];2;FALSE))))" table:number-matrix-columns-spanned="1" table:number-matrix-rows-spanned="1" table:style-name="ce1">
            <text:p>9ptzpzqrjmxlrmbfbpn9ss4sqcprfmcqg</text:p>
          </table:table-cell>
          <table:table-cell office:value-type="string" office:string-value="994" table:formula="of:=COM.MICROSOFT.TEXTJOIN(&quot;&quot;;TRUE;IFERROR(MID([.D624];ROW(INDIRECT(&quot;1:100&quot;));1)+0;&quot;&quot;))" table:number-matrix-columns-spanned="1" table:number-matrix-rows-spanned="1" table:style-name="ce1">
            <text:p>994</text:p>
          </table:table-cell>
          <table:table-cell office:value-type="float" office:value="94" table:formula="of:=LEFT([.E624];1)*10+RIGHT([.E624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dpmkdtvjxzjbddn7pvkxzskddrhcsjvthree7</text:p>
          </table:table-cell>
          <table:table-cell office:value-type="string" office:string-value="877" table:formula="of:=COM.MICROSOFT.TEXTJOIN(&quot;&quot;;TRUE;IFERROR(MID([.A625];ROW(INDIRECT(&quot;1:100&quot;));1)+0;&quot;&quot;))" table:number-matrix-columns-spanned="1" table:number-matrix-rows-spanned="1" table:style-name="ce1">
            <text:p>877</text:p>
          </table:table-cell>
          <table:table-cell office:value-type="float" office:value="87" table:formula="of:=LEFT([.B625];1)*10+RIGHT([.B625];1)" table:style-name="ce1">
            <text:p>87</text:p>
          </table:table-cell>
          <table:table-cell office:value-type="string" office:string-value="8dpmkdtvjxzjbddn7pvkxzskddrhcsjvthree3three7" table:formula="of:=COM.MICROSOFT.REDUCE([.A625];[NumberText.$A$1]:[NumberText.$A$9];COM.MICROSOFT.LAMBDA(_xlpm.a;_xlpm.b;SUBSTITUTE(_xlpm.a;_xlpm.b;VLOOKUP(_xlpm.b;[NumberText.$A$1:.$B$9];2;FALSE))))" table:number-matrix-columns-spanned="1" table:number-matrix-rows-spanned="1" table:style-name="ce1">
            <text:p>8dpmkdtvjxzjbddn7pvkxzskddrhcsjvthree3three7</text:p>
          </table:table-cell>
          <table:table-cell office:value-type="string" office:string-value="8737" table:formula="of:=COM.MICROSOFT.TEXTJOIN(&quot;&quot;;TRUE;IFERROR(MID([.D625];ROW(INDIRECT(&quot;1:100&quot;));1)+0;&quot;&quot;))" table:number-matrix-columns-spanned="1" table:number-matrix-rows-spanned="1" table:style-name="ce1">
            <text:p>8737</text:p>
          </table:table-cell>
          <table:table-cell office:value-type="float" office:value="87" table:formula="of:=LEFT([.E625];1)*10+RIGHT([.E625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xshbfcmf3cfdkeight</text:p>
          </table:table-cell>
          <table:table-cell office:value-type="string" office:string-value="3" table:formula="of:=COM.MICROSOFT.TEXTJOIN(&quot;&quot;;TRUE;IFERROR(MID([.A626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26];1)*10+RIGHT([.B626];1)" table:style-name="ce1">
            <text:p>33</text:p>
          </table:table-cell>
          <table:table-cell office:value-type="string" office:string-value="xxshbfcmf3cfdkeight8eight" table:formula="of:=COM.MICROSOFT.REDUCE([.A626];[NumberText.$A$1]:[NumberText.$A$9];COM.MICROSOFT.LAMBDA(_xlpm.a;_xlpm.b;SUBSTITUTE(_xlpm.a;_xlpm.b;VLOOKUP(_xlpm.b;[NumberText.$A$1:.$B$9];2;FALSE))))" table:number-matrix-columns-spanned="1" table:number-matrix-rows-spanned="1" table:style-name="ce1">
            <text:p>xxshbfcmf3cfdkeight8eight</text:p>
          </table:table-cell>
          <table:table-cell office:value-type="string" office:string-value="38" table:formula="of:=COM.MICROSOFT.TEXTJOIN(&quot;&quot;;TRUE;IFERROR(MID([.D626];ROW(INDIRECT(&quot;1:100&quot;));1)+0;&quot;&quot;))" table:number-matrix-columns-spanned="1" table:number-matrix-rows-spanned="1" table:style-name="ce1">
            <text:p>38</text:p>
          </table:table-cell>
          <table:table-cell office:value-type="float" office:value="38" table:formula="of:=LEFT([.E626];1)*10+RIGHT([.E626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9ninefour472</text:p>
          </table:table-cell>
          <table:table-cell office:value-type="string" office:string-value="9472" table:formula="of:=COM.MICROSOFT.TEXTJOIN(&quot;&quot;;TRUE;IFERROR(MID([.A627];ROW(INDIRECT(&quot;1:100&quot;));1)+0;&quot;&quot;))" table:number-matrix-columns-spanned="1" table:number-matrix-rows-spanned="1" table:style-name="ce1">
            <text:p>9472</text:p>
          </table:table-cell>
          <table:table-cell office:value-type="float" office:value="92" table:formula="of:=LEFT([.B627];1)*10+RIGHT([.B627];1)" table:style-name="ce1">
            <text:p>92</text:p>
          </table:table-cell>
          <table:table-cell office:value-type="string" office:string-value="six6six9nine9ninefour4four472" table:formula="of:=COM.MICROSOFT.REDUCE([.A627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9nine9ninefour4four472</text:p>
          </table:table-cell>
          <table:table-cell office:value-type="string" office:string-value="6994472" table:formula="of:=COM.MICROSOFT.TEXTJOIN(&quot;&quot;;TRUE;IFERROR(MID([.D627];ROW(INDIRECT(&quot;1:100&quot;));1)+0;&quot;&quot;))" table:number-matrix-columns-spanned="1" table:number-matrix-rows-spanned="1" table:style-name="ce1">
            <text:p>6994472</text:p>
          </table:table-cell>
          <table:table-cell office:value-type="float" office:value="62" table:formula="of:=LEFT([.E627];1)*10+RIGHT([.E62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rvxfmjzd4five</text:p>
          </table:table-cell>
          <table:table-cell office:value-type="string" office:string-value="4" table:formula="of:=COM.MICROSOFT.TEXTJOIN(&quot;&quot;;TRUE;IFERROR(MID([.A62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628];1)*10+RIGHT([.B628];1)" table:style-name="ce1">
            <text:p>44</text:p>
          </table:table-cell>
          <table:table-cell office:value-type="string" office:string-value="four4fourrvxfmjzd4five5five" table:formula="of:=COM.MICROSOFT.REDUCE([.A628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rvxfmjzd4five5five</text:p>
          </table:table-cell>
          <table:table-cell office:value-type="string" office:string-value="445" table:formula="of:=COM.MICROSOFT.TEXTJOIN(&quot;&quot;;TRUE;IFERROR(MID([.D628];ROW(INDIRECT(&quot;1:100&quot;));1)+0;&quot;&quot;))" table:number-matrix-columns-spanned="1" table:number-matrix-rows-spanned="1" table:style-name="ce1">
            <text:p>445</text:p>
          </table:table-cell>
          <table:table-cell office:value-type="float" office:value="45" table:formula="of:=LEFT([.E628];1)*10+RIGHT([.E628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fivesix</text:p>
          </table:table-cell>
          <table:table-cell office:value-type="string" office:string-value="1" table:formula="of:=COM.MICROSOFT.TEXTJOIN(&quot;&quot;;TRUE;IFERROR(MID([.A629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629];1)*10+RIGHT([.B629];1)" table:style-name="ce1">
            <text:p>11</text:p>
          </table:table-cell>
          <table:table-cell office:value-type="string" office:string-value="1five5fivesix6six" table:formula="of:=COM.MICROSOFT.REDUCE([.A629];[NumberText.$A$1]:[NumberText.$A$9];COM.MICROSOFT.LAMBDA(_xlpm.a;_xlpm.b;SUBSTITUTE(_xlpm.a;_xlpm.b;VLOOKUP(_xlpm.b;[NumberText.$A$1:.$B$9];2;FALSE))))" table:number-matrix-columns-spanned="1" table:number-matrix-rows-spanned="1" table:style-name="ce1">
            <text:p>1five5fivesix6six</text:p>
          </table:table-cell>
          <table:table-cell office:value-type="string" office:string-value="156" table:formula="of:=COM.MICROSOFT.TEXTJOIN(&quot;&quot;;TRUE;IFERROR(MID([.D629];ROW(INDIRECT(&quot;1:100&quot;));1)+0;&quot;&quot;))" table:number-matrix-columns-spanned="1" table:number-matrix-rows-spanned="1" table:style-name="ce1">
            <text:p>156</text:p>
          </table:table-cell>
          <table:table-cell office:value-type="float" office:value="16" table:formula="of:=LEFT([.E629];1)*10+RIGHT([.E629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nine3six9</text:p>
          </table:table-cell>
          <table:table-cell office:value-type="string" office:string-value="39" table:formula="of:=COM.MICROSOFT.TEXTJOIN(&quot;&quot;;TRUE;IFERROR(MID([.A630];ROW(INDIRECT(&quot;1:100&quot;));1)+0;&quot;&quot;))" table:number-matrix-columns-spanned="1" table:number-matrix-rows-spanned="1" table:style-name="ce1">
            <text:p>39</text:p>
          </table:table-cell>
          <table:table-cell office:value-type="float" office:value="39" table:formula="of:=LEFT([.B630];1)*10+RIGHT([.B630];1)" table:style-name="ce1">
            <text:p>39</text:p>
          </table:table-cell>
          <table:table-cell office:value-type="string" office:string-value="two2twonine9nine3six6six9" table:formula="of:=COM.MICROSOFT.REDUCE([.A630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nine9nine3six6six9</text:p>
          </table:table-cell>
          <table:table-cell office:value-type="string" office:string-value="29369" table:formula="of:=COM.MICROSOFT.TEXTJOIN(&quot;&quot;;TRUE;IFERROR(MID([.D630];ROW(INDIRECT(&quot;1:100&quot;));1)+0;&quot;&quot;))" table:number-matrix-columns-spanned="1" table:number-matrix-rows-spanned="1" table:style-name="ce1">
            <text:p>29369</text:p>
          </table:table-cell>
          <table:table-cell office:value-type="float" office:value="29" table:formula="of:=LEFT([.E630];1)*10+RIGHT([.E630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8onethreethree</text:p>
          </table:table-cell>
          <table:table-cell office:value-type="string" office:string-value="8" table:formula="of:=COM.MICROSOFT.TEXTJOIN(&quot;&quot;;TRUE;IFERROR(MID([.A63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631];1)*10+RIGHT([.B631];1)" table:style-name="ce1">
            <text:p>88</text:p>
          </table:table-cell>
          <table:table-cell office:value-type="string" office:string-value="nine9nine8one1onethree3threethree3three" table:formula="of:=COM.MICROSOFT.REDUCE([.A631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8one1onethree3threethree3three</text:p>
          </table:table-cell>
          <table:table-cell office:value-type="string" office:string-value="98133" table:formula="of:=COM.MICROSOFT.TEXTJOIN(&quot;&quot;;TRUE;IFERROR(MID([.D631];ROW(INDIRECT(&quot;1:100&quot;));1)+0;&quot;&quot;))" table:number-matrix-columns-spanned="1" table:number-matrix-rows-spanned="1" table:style-name="ce1">
            <text:p>98133</text:p>
          </table:table-cell>
          <table:table-cell office:value-type="float" office:value="93" table:formula="of:=LEFT([.E631];1)*10+RIGHT([.E631];1)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eighttwotwo7onethree</text:p>
          </table:table-cell>
          <table:table-cell office:value-type="string" office:string-value="7" table:formula="of:=COM.MICROSOFT.TEXTJOIN(&quot;&quot;;TRUE;IFERROR(MID([.A632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632];1)*10+RIGHT([.B632];1)" table:style-name="ce1">
            <text:p>77</text:p>
          </table:table-cell>
          <table:table-cell office:value-type="string" office:string-value="four4foureight8eighttwo2twotwo2two7one1onethree3three" table:formula="of:=COM.MICROSOFT.REDUCE([.A632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eight8eighttwo2twotwo2two7one1onethree3three</text:p>
          </table:table-cell>
          <table:table-cell office:value-type="string" office:string-value="4822713" table:formula="of:=COM.MICROSOFT.TEXTJOIN(&quot;&quot;;TRUE;IFERROR(MID([.D632];ROW(INDIRECT(&quot;1:100&quot;));1)+0;&quot;&quot;))" table:number-matrix-columns-spanned="1" table:number-matrix-rows-spanned="1" table:style-name="ce1">
            <text:p>4822713</text:p>
          </table:table-cell>
          <table:table-cell office:value-type="float" office:value="43" table:formula="of:=LEFT([.E632];1)*10+RIGHT([.E632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prtlnjptoneninefiveninefive</text:p>
          </table:table-cell>
          <table:table-cell office:value-type="string" office:string-value="9" table:formula="of:=COM.MICROSOFT.TEXTJOIN(&quot;&quot;;TRUE;IFERROR(MID([.A63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33];1)*10+RIGHT([.B633];1)" table:style-name="ce1">
            <text:p>99</text:p>
          </table:table-cell>
          <table:table-cell office:value-type="string" office:string-value="9prtlnjptone1onenine9ninefive5fivenine9ninefive5five" table:formula="of:=COM.MICROSOFT.REDUCE([.A633];[NumberText.$A$1]:[NumberText.$A$9];COM.MICROSOFT.LAMBDA(_xlpm.a;_xlpm.b;SUBSTITUTE(_xlpm.a;_xlpm.b;VLOOKUP(_xlpm.b;[NumberText.$A$1:.$B$9];2;FALSE))))" table:number-matrix-columns-spanned="1" table:number-matrix-rows-spanned="1" table:style-name="ce1">
            <text:p>9prtlnjptone1onenine9ninefive5fivenine9ninefive5five</text:p>
          </table:table-cell>
          <table:table-cell office:value-type="string" office:string-value="919595" table:formula="of:=COM.MICROSOFT.TEXTJOIN(&quot;&quot;;TRUE;IFERROR(MID([.D633];ROW(INDIRECT(&quot;1:100&quot;));1)+0;&quot;&quot;))" table:number-matrix-columns-spanned="1" table:number-matrix-rows-spanned="1" table:style-name="ce1">
            <text:p>919595</text:p>
          </table:table-cell>
          <table:table-cell office:value-type="float" office:value="95" table:formula="of:=LEFT([.E633];1)*10+RIGHT([.E633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jqxpthqzdxpmmbvpjljjxhlhsql8kztpthreesevenoneights</text:p>
          </table:table-cell>
          <table:table-cell office:value-type="string" office:string-value="8" table:formula="of:=COM.MICROSOFT.TEXTJOIN(&quot;&quot;;TRUE;IFERROR(MID([.A634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634];1)*10+RIGHT([.B634];1)" table:style-name="ce1">
            <text:p>88</text:p>
          </table:table-cell>
          <table:table-cell office:value-type="string" office:string-value="cljqxpthqzdxpmmbvpjljjxhlhsql8kztpthree3threeseven7sevenone1oneight8eights" table:formula="of:=COM.MICROSOFT.REDUCE([.A634];[NumberText.$A$1]:[NumberText.$A$9];COM.MICROSOFT.LAMBDA(_xlpm.a;_xlpm.b;SUBSTITUTE(_xlpm.a;_xlpm.b;VLOOKUP(_xlpm.b;[NumberText.$A$1:.$B$9];2;FALSE))))" table:number-matrix-columns-spanned="1" table:number-matrix-rows-spanned="1" table:style-name="ce1">
            <text:p>cljqxpthqzdxpmmbvpjljjxhlhsql8kztpthree3threeseven7sevenone1oneight8eights</text:p>
          </table:table-cell>
          <table:table-cell office:value-type="string" office:string-value="83718" table:formula="of:=COM.MICROSOFT.TEXTJOIN(&quot;&quot;;TRUE;IFERROR(MID([.D634];ROW(INDIRECT(&quot;1:100&quot;));1)+0;&quot;&quot;))" table:number-matrix-columns-spanned="1" table:number-matrix-rows-spanned="1" table:style-name="ce1">
            <text:p>83718</text:p>
          </table:table-cell>
          <table:table-cell office:value-type="float" office:value="88" table:formula="of:=LEFT([.E634];1)*10+RIGHT([.E634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ixtwonetfh</text:p>
          </table:table-cell>
          <table:table-cell office:value-type="string" office:string-value="9" table:formula="of:=COM.MICROSOFT.TEXTJOIN(&quot;&quot;;TRUE;IFERROR(MID([.A63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35];1)*10+RIGHT([.B635];1)" table:style-name="ce1">
            <text:p>99</text:p>
          </table:table-cell>
          <table:table-cell office:value-type="string" office:string-value="9six6sixtwo2twone1onetfh" table:formula="of:=COM.MICROSOFT.REDUCE([.A635];[NumberText.$A$1]:[NumberText.$A$9];COM.MICROSOFT.LAMBDA(_xlpm.a;_xlpm.b;SUBSTITUTE(_xlpm.a;_xlpm.b;VLOOKUP(_xlpm.b;[NumberText.$A$1:.$B$9];2;FALSE))))" table:number-matrix-columns-spanned="1" table:number-matrix-rows-spanned="1" table:style-name="ce1">
            <text:p>9six6sixtwo2twone1onetfh</text:p>
          </table:table-cell>
          <table:table-cell office:value-type="string" office:string-value="9621" table:formula="of:=COM.MICROSOFT.TEXTJOIN(&quot;&quot;;TRUE;IFERROR(MID([.D635];ROW(INDIRECT(&quot;1:100&quot;));1)+0;&quot;&quot;))" table:number-matrix-columns-spanned="1" table:number-matrix-rows-spanned="1" table:style-name="ce1">
            <text:p>9621</text:p>
          </table:table-cell>
          <table:table-cell office:value-type="float" office:value="91" table:formula="of:=LEFT([.E635];1)*10+RIGHT([.E635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scmxpcqlthrmthcdhplpnqlq2</text:p>
          </table:table-cell>
          <table:table-cell office:value-type="string" office:string-value="2" table:formula="of:=COM.MICROSOFT.TEXTJOIN(&quot;&quot;;TRUE;IFERROR(MID([.A63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636];1)*10+RIGHT([.B636];1)" table:style-name="ce1">
            <text:p>22</text:p>
          </table:table-cell>
          <table:table-cell office:value-type="string" office:string-value="kscmxpcqlthrmthcdhplpnqlq2" table:formula="of:=COM.MICROSOFT.REDUCE([.A636];[NumberText.$A$1]:[NumberText.$A$9];COM.MICROSOFT.LAMBDA(_xlpm.a;_xlpm.b;SUBSTITUTE(_xlpm.a;_xlpm.b;VLOOKUP(_xlpm.b;[NumberText.$A$1:.$B$9];2;FALSE))))" table:number-matrix-columns-spanned="1" table:number-matrix-rows-spanned="1" table:style-name="ce1">
            <text:p>kscmxpcqlthrmthcdhplpnqlq2</text:p>
          </table:table-cell>
          <table:table-cell office:value-type="string" office:string-value="2" table:formula="of:=COM.MICROSOFT.TEXTJOIN(&quot;&quot;;TRUE;IFERROR(MID([.D63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636];1)*10+RIGHT([.E636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qjfvkmnineeightninefourtwo1</text:p>
          </table:table-cell>
          <table:table-cell office:value-type="string" office:string-value="1" table:formula="of:=COM.MICROSOFT.TEXTJOIN(&quot;&quot;;TRUE;IFERROR(MID([.A637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637];1)*10+RIGHT([.B637];1)" table:style-name="ce1">
            <text:p>11</text:p>
          </table:table-cell>
          <table:table-cell office:value-type="string" office:string-value="five5fiveqjfvkmnine9nineeight8eightnine9ninefour4fourtwo2two1" table:formula="of:=COM.MICROSOFT.REDUCE([.A637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qjfvkmnine9nineeight8eightnine9ninefour4fourtwo2two1</text:p>
          </table:table-cell>
          <table:table-cell office:value-type="string" office:string-value="5989421" table:formula="of:=COM.MICROSOFT.TEXTJOIN(&quot;&quot;;TRUE;IFERROR(MID([.D637];ROW(INDIRECT(&quot;1:100&quot;));1)+0;&quot;&quot;))" table:number-matrix-columns-spanned="1" table:number-matrix-rows-spanned="1" table:style-name="ce1">
            <text:p>5989421</text:p>
          </table:table-cell>
          <table:table-cell office:value-type="float" office:value="51" table:formula="of:=LEFT([.E637];1)*10+RIGHT([.E637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5sixeightfxkshmninethreeeight</text:p>
          </table:table-cell>
          <table:table-cell office:value-type="string" office:string-value="5" table:formula="of:=COM.MICROSOFT.TEXTJOIN(&quot;&quot;;TRUE;IFERROR(MID([.A638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638];1)*10+RIGHT([.B638];1)" table:style-name="ce1">
            <text:p>55</text:p>
          </table:table-cell>
          <table:table-cell office:value-type="string" office:string-value="one1one5six6sixeight8eightfxkshmnine9ninethree3threeeight8eight" table:formula="of:=COM.MICROSOFT.REDUCE([.A638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5six6sixeight8eightfxkshmnine9ninethree3threeeight8eight</text:p>
          </table:table-cell>
          <table:table-cell office:value-type="string" office:string-value="1568938" table:formula="of:=COM.MICROSOFT.TEXTJOIN(&quot;&quot;;TRUE;IFERROR(MID([.D638];ROW(INDIRECT(&quot;1:100&quot;));1)+0;&quot;&quot;))" table:number-matrix-columns-spanned="1" table:number-matrix-rows-spanned="1" table:style-name="ce1">
            <text:p>1568938</text:p>
          </table:table-cell>
          <table:table-cell office:value-type="float" office:value="18" table:formula="of:=LEFT([.E638];1)*10+RIGHT([.E638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nine4</text:p>
          </table:table-cell>
          <table:table-cell office:value-type="string" office:string-value="44" table:formula="of:=COM.MICROSOFT.TEXTJOIN(&quot;&quot;;TRUE;IFERROR(MID([.A639];ROW(INDIRECT(&quot;1:100&quot;));1)+0;&quot;&quot;))" table:number-matrix-columns-spanned="1" table:number-matrix-rows-spanned="1" table:style-name="ce1">
            <text:p>44</text:p>
          </table:table-cell>
          <table:table-cell office:value-type="float" office:value="44" table:formula="of:=LEFT([.B639];1)*10+RIGHT([.B639];1)" table:style-name="ce1">
            <text:p>44</text:p>
          </table:table-cell>
          <table:table-cell office:value-type="string" office:string-value="4nine9nine4" table:formula="of:=COM.MICROSOFT.REDUCE([.A639];[NumberText.$A$1]:[NumberText.$A$9];COM.MICROSOFT.LAMBDA(_xlpm.a;_xlpm.b;SUBSTITUTE(_xlpm.a;_xlpm.b;VLOOKUP(_xlpm.b;[NumberText.$A$1:.$B$9];2;FALSE))))" table:number-matrix-columns-spanned="1" table:number-matrix-rows-spanned="1" table:style-name="ce1">
            <text:p>4nine9nine4</text:p>
          </table:table-cell>
          <table:table-cell office:value-type="string" office:string-value="494" table:formula="of:=COM.MICROSOFT.TEXTJOIN(&quot;&quot;;TRUE;IFERROR(MID([.D639];ROW(INDIRECT(&quot;1:100&quot;));1)+0;&quot;&quot;))" table:number-matrix-columns-spanned="1" table:number-matrix-rows-spanned="1" table:style-name="ce1">
            <text:p>494</text:p>
          </table:table-cell>
          <table:table-cell office:value-type="float" office:value="44" table:formula="of:=LEFT([.E639];1)*10+RIGHT([.E639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office:string-value="27" table:formula="of:=COM.MICROSOFT.TEXTJOIN(&quot;&quot;;TRUE;IFERROR(MID([.A640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640];1)*10+RIGHT([.B640];1)" table:style-name="ce1">
            <text:p>27</text:p>
          </table:table-cell>
          <table:table-cell office:value-type="string" office:string-value="27" table:formula="of:=COM.MICROSOFT.REDUCE([.A640];[NumberText.$A$1]:[NumberText.$A$9];COM.MICROSOFT.LAMBDA(_xlpm.a;_xlpm.b;SUBSTITUTE(_xlpm.a;_xlpm.b;VLOOKUP(_xlpm.b;[NumberText.$A$1:.$B$9];2;FALSE))))" table:number-matrix-columns-spanned="1" table:number-matrix-rows-spanned="1" table:style-name="ce1">
            <text:p>27</text:p>
          </table:table-cell>
          <table:table-cell office:value-type="string" office:string-value="27" table:formula="of:=COM.MICROSOFT.TEXTJOIN(&quot;&quot;;TRUE;IFERROR(MID([.D640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E640];1)*10+RIGHT([.E640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tz73sixkgsjrtcxkb1</text:p>
          </table:table-cell>
          <table:table-cell office:value-type="string" office:string-value="731" table:formula="of:=COM.MICROSOFT.TEXTJOIN(&quot;&quot;;TRUE;IFERROR(MID([.A641];ROW(INDIRECT(&quot;1:100&quot;));1)+0;&quot;&quot;))" table:number-matrix-columns-spanned="1" table:number-matrix-rows-spanned="1" table:style-name="ce1">
            <text:p>731</text:p>
          </table:table-cell>
          <table:table-cell office:value-type="float" office:value="71" table:formula="of:=LEFT([.B641];1)*10+RIGHT([.B641];1)" table:style-name="ce1">
            <text:p>71</text:p>
          </table:table-cell>
          <table:table-cell office:value-type="string" office:string-value="ggtz73six6sixkgsjrtcxkb1" table:formula="of:=COM.MICROSOFT.REDUCE([.A641];[NumberText.$A$1]:[NumberText.$A$9];COM.MICROSOFT.LAMBDA(_xlpm.a;_xlpm.b;SUBSTITUTE(_xlpm.a;_xlpm.b;VLOOKUP(_xlpm.b;[NumberText.$A$1:.$B$9];2;FALSE))))" table:number-matrix-columns-spanned="1" table:number-matrix-rows-spanned="1" table:style-name="ce1">
            <text:p>ggtz73six6sixkgsjrtcxkb1</text:p>
          </table:table-cell>
          <table:table-cell office:value-type="string" office:string-value="7361" table:formula="of:=COM.MICROSOFT.TEXTJOIN(&quot;&quot;;TRUE;IFERROR(MID([.D641];ROW(INDIRECT(&quot;1:100&quot;));1)+0;&quot;&quot;))" table:number-matrix-columns-spanned="1" table:number-matrix-rows-spanned="1" table:style-name="ce1">
            <text:p>7361</text:p>
          </table:table-cell>
          <table:table-cell office:value-type="float" office:value="71" table:formula="of:=LEFT([.E641];1)*10+RIGHT([.E641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vxsgvrpbxqcgpb2fzmcvknkr99seven</text:p>
          </table:table-cell>
          <table:table-cell office:value-type="string" office:string-value="299" table:formula="of:=COM.MICROSOFT.TEXTJOIN(&quot;&quot;;TRUE;IFERROR(MID([.A642];ROW(INDIRECT(&quot;1:100&quot;));1)+0;&quot;&quot;))" table:number-matrix-columns-spanned="1" table:number-matrix-rows-spanned="1" table:style-name="ce1">
            <text:p>299</text:p>
          </table:table-cell>
          <table:table-cell office:value-type="float" office:value="29" table:formula="of:=LEFT([.B642];1)*10+RIGHT([.B642];1)" table:style-name="ce1">
            <text:p>29</text:p>
          </table:table-cell>
          <table:table-cell office:value-type="string" office:string-value="qvxsgvrpbxqcgpb2fzmcvknkr99seven7seven" table:formula="of:=COM.MICROSOFT.REDUCE([.A642];[NumberText.$A$1]:[NumberText.$A$9];COM.MICROSOFT.LAMBDA(_xlpm.a;_xlpm.b;SUBSTITUTE(_xlpm.a;_xlpm.b;VLOOKUP(_xlpm.b;[NumberText.$A$1:.$B$9];2;FALSE))))" table:number-matrix-columns-spanned="1" table:number-matrix-rows-spanned="1" table:style-name="ce1">
            <text:p>qvxsgvrpbxqcgpb2fzmcvknkr99seven7seven</text:p>
          </table:table-cell>
          <table:table-cell office:value-type="string" office:string-value="2997" table:formula="of:=COM.MICROSOFT.TEXTJOIN(&quot;&quot;;TRUE;IFERROR(MID([.D642];ROW(INDIRECT(&quot;1:100&quot;));1)+0;&quot;&quot;))" table:number-matrix-columns-spanned="1" table:number-matrix-rows-spanned="1" table:style-name="ce1">
            <text:p>2997</text:p>
          </table:table-cell>
          <table:table-cell office:value-type="float" office:value="27" table:formula="of:=LEFT([.E642];1)*10+RIGHT([.E642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eight8ksgdlxj638fivetcgb</text:p>
          </table:table-cell>
          <table:table-cell office:value-type="string" office:string-value="68638" table:formula="of:=COM.MICROSOFT.TEXTJOIN(&quot;&quot;;TRUE;IFERROR(MID([.A643];ROW(INDIRECT(&quot;1:100&quot;));1)+0;&quot;&quot;))" table:number-matrix-columns-spanned="1" table:number-matrix-rows-spanned="1" table:style-name="ce1">
            <text:p>68638</text:p>
          </table:table-cell>
          <table:table-cell office:value-type="float" office:value="68" table:formula="of:=LEFT([.B643];1)*10+RIGHT([.B643];1)" table:style-name="ce1">
            <text:p>68</text:p>
          </table:table-cell>
          <table:table-cell office:value-type="string" office:string-value="6eight8eight8ksgdlxj638five5fivetcgb" table:formula="of:=COM.MICROSOFT.REDUCE([.A643];[NumberText.$A$1]:[NumberText.$A$9];COM.MICROSOFT.LAMBDA(_xlpm.a;_xlpm.b;SUBSTITUTE(_xlpm.a;_xlpm.b;VLOOKUP(_xlpm.b;[NumberText.$A$1:.$B$9];2;FALSE))))" table:number-matrix-columns-spanned="1" table:number-matrix-rows-spanned="1" table:style-name="ce1">
            <text:p>6eight8eight8ksgdlxj638five5fivetcgb</text:p>
          </table:table-cell>
          <table:table-cell office:value-type="string" office:string-value="6886385" table:formula="of:=COM.MICROSOFT.TEXTJOIN(&quot;&quot;;TRUE;IFERROR(MID([.D643];ROW(INDIRECT(&quot;1:100&quot;));1)+0;&quot;&quot;))" table:number-matrix-columns-spanned="1" table:number-matrix-rows-spanned="1" table:style-name="ce1">
            <text:p>6886385</text:p>
          </table:table-cell>
          <table:table-cell office:value-type="float" office:value="65" table:formula="of:=LEFT([.E643];1)*10+RIGHT([.E643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mvc3fourrvbztjchbmqtxtgfrrqphninefive1</text:p>
          </table:table-cell>
          <table:table-cell office:value-type="string" office:string-value="31" table:formula="of:=COM.MICROSOFT.TEXTJOIN(&quot;&quot;;TRUE;IFERROR(MID([.A644];ROW(INDIRECT(&quot;1:100&quot;));1)+0;&quot;&quot;))" table:number-matrix-columns-spanned="1" table:number-matrix-rows-spanned="1" table:style-name="ce1">
            <text:p>31</text:p>
          </table:table-cell>
          <table:table-cell office:value-type="float" office:value="31" table:formula="of:=LEFT([.B644];1)*10+RIGHT([.B644];1)" table:style-name="ce1">
            <text:p>31</text:p>
          </table:table-cell>
          <table:table-cell office:value-type="string" office:string-value="mmvc3four4fourrvbztjchbmqtxtgfrrqphnine9ninefive5five1" table:formula="of:=COM.MICROSOFT.REDUCE([.A644];[NumberText.$A$1]:[NumberText.$A$9];COM.MICROSOFT.LAMBDA(_xlpm.a;_xlpm.b;SUBSTITUTE(_xlpm.a;_xlpm.b;VLOOKUP(_xlpm.b;[NumberText.$A$1:.$B$9];2;FALSE))))" table:number-matrix-columns-spanned="1" table:number-matrix-rows-spanned="1" table:style-name="ce1">
            <text:p>mmvc3four4fourrvbztjchbmqtxtgfrrqphnine9ninefive5five1</text:p>
          </table:table-cell>
          <table:table-cell office:value-type="string" office:string-value="34951" table:formula="of:=COM.MICROSOFT.TEXTJOIN(&quot;&quot;;TRUE;IFERROR(MID([.D644];ROW(INDIRECT(&quot;1:100&quot;));1)+0;&quot;&quot;))" table:number-matrix-columns-spanned="1" table:number-matrix-rows-spanned="1" table:style-name="ce1">
            <text:p>34951</text:p>
          </table:table-cell>
          <table:table-cell office:value-type="float" office:value="31" table:formula="of:=LEFT([.E644];1)*10+RIGHT([.E644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qzbzxsevenfivegrvtbckqcj</text:p>
          </table:table-cell>
          <table:table-cell office:value-type="string" office:string-value="3" table:formula="of:=COM.MICROSOFT.TEXTJOIN(&quot;&quot;;TRUE;IFERROR(MID([.A645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45];1)*10+RIGHT([.B645];1)" table:style-name="ce1">
            <text:p>33</text:p>
          </table:table-cell>
          <table:table-cell office:value-type="string" office:string-value="3qzbzxseven7sevenfive5fivegrvtbckqcj" table:formula="of:=COM.MICROSOFT.REDUCE([.A645];[NumberText.$A$1]:[NumberText.$A$9];COM.MICROSOFT.LAMBDA(_xlpm.a;_xlpm.b;SUBSTITUTE(_xlpm.a;_xlpm.b;VLOOKUP(_xlpm.b;[NumberText.$A$1:.$B$9];2;FALSE))))" table:number-matrix-columns-spanned="1" table:number-matrix-rows-spanned="1" table:style-name="ce1">
            <text:p>3qzbzxseven7sevenfive5fivegrvtbckqcj</text:p>
          </table:table-cell>
          <table:table-cell office:value-type="string" office:string-value="375" table:formula="of:=COM.MICROSOFT.TEXTJOIN(&quot;&quot;;TRUE;IFERROR(MID([.D645];ROW(INDIRECT(&quot;1:100&quot;));1)+0;&quot;&quot;))" table:number-matrix-columns-spanned="1" table:number-matrix-rows-spanned="1" table:style-name="ce1">
            <text:p>375</text:p>
          </table:table-cell>
          <table:table-cell office:value-type="float" office:value="35" table:formula="of:=LEFT([.E645];1)*10+RIGHT([.E645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twokzpgl2hrvqlhkthreenine4</text:p>
          </table:table-cell>
          <table:table-cell office:value-type="string" office:string-value="24" table:formula="of:=COM.MICROSOFT.TEXTJOIN(&quot;&quot;;TRUE;IFERROR(MID([.A646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B646];1)*10+RIGHT([.B646];1)" table:style-name="ce1">
            <text:p>24</text:p>
          </table:table-cell>
          <table:table-cell office:value-type="string" office:string-value="eight8eighttwo2twokzpgl2hrvqlhkthree3threenine9nine4" table:formula="of:=COM.MICROSOFT.REDUCE([.A646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two2twokzpgl2hrvqlhkthree3threenine9nine4</text:p>
          </table:table-cell>
          <table:table-cell office:value-type="string" office:string-value="822394" table:formula="of:=COM.MICROSOFT.TEXTJOIN(&quot;&quot;;TRUE;IFERROR(MID([.D646];ROW(INDIRECT(&quot;1:100&quot;));1)+0;&quot;&quot;))" table:number-matrix-columns-spanned="1" table:number-matrix-rows-spanned="1" table:style-name="ce1">
            <text:p>822394</text:p>
          </table:table-cell>
          <table:table-cell office:value-type="float" office:value="84" table:formula="of:=LEFT([.E646];1)*10+RIGHT([.E646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woeighteightxtsbrseven</text:p>
          </table:table-cell>
          <table:table-cell office:value-type="string" office:string-value="8" table:formula="of:=COM.MICROSOFT.TEXTJOIN(&quot;&quot;;TRUE;IFERROR(MID([.A647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647];1)*10+RIGHT([.B647];1)" table:style-name="ce1">
            <text:p>88</text:p>
          </table:table-cell>
          <table:table-cell office:value-type="string" office:string-value="8two2twoeight8eighteight8eightxtsbrseven7seven" table:formula="of:=COM.MICROSOFT.REDUCE([.A647];[NumberText.$A$1]:[NumberText.$A$9];COM.MICROSOFT.LAMBDA(_xlpm.a;_xlpm.b;SUBSTITUTE(_xlpm.a;_xlpm.b;VLOOKUP(_xlpm.b;[NumberText.$A$1:.$B$9];2;FALSE))))" table:number-matrix-columns-spanned="1" table:number-matrix-rows-spanned="1" table:style-name="ce1">
            <text:p>8two2twoeight8eighteight8eightxtsbrseven7seven</text:p>
          </table:table-cell>
          <table:table-cell office:value-type="string" office:string-value="82887" table:formula="of:=COM.MICROSOFT.TEXTJOIN(&quot;&quot;;TRUE;IFERROR(MID([.D647];ROW(INDIRECT(&quot;1:100&quot;));1)+0;&quot;&quot;))" table:number-matrix-columns-spanned="1" table:number-matrix-rows-spanned="1" table:style-name="ce1">
            <text:p>82887</text:p>
          </table:table-cell>
          <table:table-cell office:value-type="float" office:value="87" table:formula="of:=LEFT([.E647];1)*10+RIGHT([.E647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5mghp7vpnvtpx2c</text:p>
          </table:table-cell>
          <table:table-cell office:value-type="string" office:string-value="572" table:formula="of:=COM.MICROSOFT.TEXTJOIN(&quot;&quot;;TRUE;IFERROR(MID([.A648];ROW(INDIRECT(&quot;1:100&quot;));1)+0;&quot;&quot;))" table:number-matrix-columns-spanned="1" table:number-matrix-rows-spanned="1" table:style-name="ce1">
            <text:p>572</text:p>
          </table:table-cell>
          <table:table-cell office:value-type="float" office:value="52" table:formula="of:=LEFT([.B648];1)*10+RIGHT([.B648];1)" table:style-name="ce1">
            <text:p>52</text:p>
          </table:table-cell>
          <table:table-cell office:value-type="string" office:string-value="nine9nine5mghp7vpnvtpx2c" table:formula="of:=COM.MICROSOFT.REDUCE([.A648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5mghp7vpnvtpx2c</text:p>
          </table:table-cell>
          <table:table-cell office:value-type="string" office:string-value="9572" table:formula="of:=COM.MICROSOFT.TEXTJOIN(&quot;&quot;;TRUE;IFERROR(MID([.D648];ROW(INDIRECT(&quot;1:100&quot;));1)+0;&quot;&quot;))" table:number-matrix-columns-spanned="1" table:number-matrix-rows-spanned="1" table:style-name="ce1">
            <text:p>9572</text:p>
          </table:table-cell>
          <table:table-cell office:value-type="float" office:value="92" table:formula="of:=LEFT([.E648];1)*10+RIGHT([.E648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xkmx5qnpjhtdfjfsix2xqqplvm5gmvjm</text:p>
          </table:table-cell>
          <table:table-cell office:value-type="string" office:string-value="525" table:formula="of:=COM.MICROSOFT.TEXTJOIN(&quot;&quot;;TRUE;IFERROR(MID([.A649];ROW(INDIRECT(&quot;1:100&quot;));1)+0;&quot;&quot;))" table:number-matrix-columns-spanned="1" table:number-matrix-rows-spanned="1" table:style-name="ce1">
            <text:p>525</text:p>
          </table:table-cell>
          <table:table-cell office:value-type="float" office:value="55" table:formula="of:=LEFT([.B649];1)*10+RIGHT([.B649];1)" table:style-name="ce1">
            <text:p>55</text:p>
          </table:table-cell>
          <table:table-cell office:value-type="string" office:string-value="hkxkmx5qnpjhtdfjfsix6six2xqqplvm5gmvjm" table:formula="of:=COM.MICROSOFT.REDUCE([.A649];[NumberText.$A$1]:[NumberText.$A$9];COM.MICROSOFT.LAMBDA(_xlpm.a;_xlpm.b;SUBSTITUTE(_xlpm.a;_xlpm.b;VLOOKUP(_xlpm.b;[NumberText.$A$1:.$B$9];2;FALSE))))" table:number-matrix-columns-spanned="1" table:number-matrix-rows-spanned="1" table:style-name="ce1">
            <text:p>hkxkmx5qnpjhtdfjfsix6six2xqqplvm5gmvjm</text:p>
          </table:table-cell>
          <table:table-cell office:value-type="string" office:string-value="5625" table:formula="of:=COM.MICROSOFT.TEXTJOIN(&quot;&quot;;TRUE;IFERROR(MID([.D649];ROW(INDIRECT(&quot;1:100&quot;));1)+0;&quot;&quot;))" table:number-matrix-columns-spanned="1" table:number-matrix-rows-spanned="1" table:style-name="ce1">
            <text:p>5625</text:p>
          </table:table-cell>
          <table:table-cell office:value-type="float" office:value="55" table:formula="of:=LEFT([.E649];1)*10+RIGHT([.E649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9cgvzhvgjvl8</text:p>
          </table:table-cell>
          <table:table-cell office:value-type="string" office:string-value="698" table:formula="of:=COM.MICROSOFT.TEXTJOIN(&quot;&quot;;TRUE;IFERROR(MID([.A650];ROW(INDIRECT(&quot;1:100&quot;));1)+0;&quot;&quot;))" table:number-matrix-columns-spanned="1" table:number-matrix-rows-spanned="1" table:style-name="ce1">
            <text:p>698</text:p>
          </table:table-cell>
          <table:table-cell office:value-type="float" office:value="68" table:formula="of:=LEFT([.B650];1)*10+RIGHT([.B650];1)" table:style-name="ce1">
            <text:p>68</text:p>
          </table:table-cell>
          <table:table-cell office:value-type="string" office:string-value="69cgvzhvgjvl8" table:formula="of:=COM.MICROSOFT.REDUCE([.A650];[NumberText.$A$1]:[NumberText.$A$9];COM.MICROSOFT.LAMBDA(_xlpm.a;_xlpm.b;SUBSTITUTE(_xlpm.a;_xlpm.b;VLOOKUP(_xlpm.b;[NumberText.$A$1:.$B$9];2;FALSE))))" table:number-matrix-columns-spanned="1" table:number-matrix-rows-spanned="1" table:style-name="ce1">
            <text:p>69cgvzhvgjvl8</text:p>
          </table:table-cell>
          <table:table-cell office:value-type="string" office:string-value="698" table:formula="of:=COM.MICROSOFT.TEXTJOIN(&quot;&quot;;TRUE;IFERROR(MID([.D650];ROW(INDIRECT(&quot;1:100&quot;));1)+0;&quot;&quot;))" table:number-matrix-columns-spanned="1" table:number-matrix-rows-spanned="1" table:style-name="ce1">
            <text:p>698</text:p>
          </table:table-cell>
          <table:table-cell office:value-type="float" office:value="68" table:formula="of:=LEFT([.E650];1)*10+RIGHT([.E650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blzj6three</text:p>
          </table:table-cell>
          <table:table-cell office:value-type="string" office:string-value="6" table:formula="of:=COM.MICROSOFT.TEXTJOIN(&quot;&quot;;TRUE;IFERROR(MID([.A65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651];1)*10+RIGHT([.B651];1)" table:style-name="ce1">
            <text:p>66</text:p>
          </table:table-cell>
          <table:table-cell office:value-type="string" office:string-value="three3threeblzj6three3three" table:formula="of:=COM.MICROSOFT.REDUCE([.A651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blzj6three3three</text:p>
          </table:table-cell>
          <table:table-cell office:value-type="string" office:string-value="363" table:formula="of:=COM.MICROSOFT.TEXTJOIN(&quot;&quot;;TRUE;IFERROR(MID([.D651];ROW(INDIRECT(&quot;1:100&quot;));1)+0;&quot;&quot;))" table:number-matrix-columns-spanned="1" table:number-matrix-rows-spanned="1" table:style-name="ce1">
            <text:p>363</text:p>
          </table:table-cell>
          <table:table-cell office:value-type="float" office:value="33" table:formula="of:=LEFT([.E651];1)*10+RIGHT([.E651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bxpmnfbtpk5hcgqkbkqblznxgsdvklmtmqjxsxdcgqvmsprxrrnfchfbnd</text:p>
          </table:table-cell>
          <table:table-cell office:value-type="string" office:string-value="35" table:formula="of:=COM.MICROSOFT.TEXTJOIN(&quot;&quot;;TRUE;IFERROR(MID([.A652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652];1)*10+RIGHT([.B652];1)" table:style-name="ce1">
            <text:p>35</text:p>
          </table:table-cell>
          <table:table-cell office:value-type="string" office:string-value="3bxpmnfbtpk5hcgqkbkqblznxgsdvklmtmqjxsxdcgqvmsprxrrnfchfbnd" table:formula="of:=COM.MICROSOFT.REDUCE([.A652];[NumberText.$A$1]:[NumberText.$A$9];COM.MICROSOFT.LAMBDA(_xlpm.a;_xlpm.b;SUBSTITUTE(_xlpm.a;_xlpm.b;VLOOKUP(_xlpm.b;[NumberText.$A$1:.$B$9];2;FALSE))))" table:number-matrix-columns-spanned="1" table:number-matrix-rows-spanned="1" table:style-name="ce1">
            <text:p>3bxpmnfbtpk5hcgqkbkqblznxgsdvklmtmqjxsxdcgqvmsprxrrnfchfbnd</text:p>
          </table:table-cell>
          <table:table-cell office:value-type="string" office:string-value="35" table:formula="of:=COM.MICROSOFT.TEXTJOIN(&quot;&quot;;TRUE;IFERROR(MID([.D652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E652];1)*10+RIGHT([.E652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fbrrcjgzzllmcbdrgmrcfsevenh</text:p>
          </table:table-cell>
          <table:table-cell office:value-type="string" office:string-value="1" table:formula="of:=COM.MICROSOFT.TEXTJOIN(&quot;&quot;;TRUE;IFERROR(MID([.A65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653];1)*10+RIGHT([.B653];1)" table:style-name="ce1">
            <text:p>11</text:p>
          </table:table-cell>
          <table:table-cell office:value-type="string" office:string-value="1fbrrcjgzzllmcbdrgmrcfseven7sevenh" table:formula="of:=COM.MICROSOFT.REDUCE([.A653];[NumberText.$A$1]:[NumberText.$A$9];COM.MICROSOFT.LAMBDA(_xlpm.a;_xlpm.b;SUBSTITUTE(_xlpm.a;_xlpm.b;VLOOKUP(_xlpm.b;[NumberText.$A$1:.$B$9];2;FALSE))))" table:number-matrix-columns-spanned="1" table:number-matrix-rows-spanned="1" table:style-name="ce1">
            <text:p>1fbrrcjgzzllmcbdrgmrcfseven7sevenh</text:p>
          </table:table-cell>
          <table:table-cell office:value-type="string" office:string-value="17" table:formula="of:=COM.MICROSOFT.TEXTJOIN(&quot;&quot;;TRUE;IFERROR(MID([.D653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E653];1)*10+RIGHT([.E653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8onezbp</text:p>
          </table:table-cell>
          <table:table-cell office:value-type="string" office:string-value="58" table:formula="of:=COM.MICROSOFT.TEXTJOIN(&quot;&quot;;TRUE;IFERROR(MID([.A654];ROW(INDIRECT(&quot;1:100&quot;));1)+0;&quot;&quot;))" table:number-matrix-columns-spanned="1" table:number-matrix-rows-spanned="1" table:style-name="ce1">
            <text:p>58</text:p>
          </table:table-cell>
          <table:table-cell office:value-type="float" office:value="58" table:formula="of:=LEFT([.B654];1)*10+RIGHT([.B654];1)" table:style-name="ce1">
            <text:p>58</text:p>
          </table:table-cell>
          <table:table-cell office:value-type="string" office:string-value="58one1onezbp" table:formula="of:=COM.MICROSOFT.REDUCE([.A654];[NumberText.$A$1]:[NumberText.$A$9];COM.MICROSOFT.LAMBDA(_xlpm.a;_xlpm.b;SUBSTITUTE(_xlpm.a;_xlpm.b;VLOOKUP(_xlpm.b;[NumberText.$A$1:.$B$9];2;FALSE))))" table:number-matrix-columns-spanned="1" table:number-matrix-rows-spanned="1" table:style-name="ce1">
            <text:p>58one1onezbp</text:p>
          </table:table-cell>
          <table:table-cell office:value-type="string" office:string-value="581" table:formula="of:=COM.MICROSOFT.TEXTJOIN(&quot;&quot;;TRUE;IFERROR(MID([.D654];ROW(INDIRECT(&quot;1:100&quot;));1)+0;&quot;&quot;))" table:number-matrix-columns-spanned="1" table:number-matrix-rows-spanned="1" table:style-name="ce1">
            <text:p>581</text:p>
          </table:table-cell>
          <table:table-cell office:value-type="float" office:value="51" table:formula="of:=LEFT([.E654];1)*10+RIGHT([.E654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bqfkmkk46cctvmstvhvrtwoone</text:p>
          </table:table-cell>
          <table:table-cell office:value-type="string" office:string-value="146" table:formula="of:=COM.MICROSOFT.TEXTJOIN(&quot;&quot;;TRUE;IFERROR(MID([.A655];ROW(INDIRECT(&quot;1:100&quot;));1)+0;&quot;&quot;))" table:number-matrix-columns-spanned="1" table:number-matrix-rows-spanned="1" table:style-name="ce1">
            <text:p>146</text:p>
          </table:table-cell>
          <table:table-cell office:value-type="float" office:value="16" table:formula="of:=LEFT([.B655];1)*10+RIGHT([.B655];1)" table:style-name="ce1">
            <text:p>16</text:p>
          </table:table-cell>
          <table:table-cell office:value-type="string" office:string-value="1bqfkmkk46cctvmstvhvrtwo2twoone1one" table:formula="of:=COM.MICROSOFT.REDUCE([.A655];[NumberText.$A$1]:[NumberText.$A$9];COM.MICROSOFT.LAMBDA(_xlpm.a;_xlpm.b;SUBSTITUTE(_xlpm.a;_xlpm.b;VLOOKUP(_xlpm.b;[NumberText.$A$1:.$B$9];2;FALSE))))" table:number-matrix-columns-spanned="1" table:number-matrix-rows-spanned="1" table:style-name="ce1">
            <text:p>1bqfkmkk46cctvmstvhvrtwo2twoone1one</text:p>
          </table:table-cell>
          <table:table-cell office:value-type="string" office:string-value="14621" table:formula="of:=COM.MICROSOFT.TEXTJOIN(&quot;&quot;;TRUE;IFERROR(MID([.D655];ROW(INDIRECT(&quot;1:100&quot;));1)+0;&quot;&quot;))" table:number-matrix-columns-spanned="1" table:number-matrix-rows-spanned="1" table:style-name="ce1">
            <text:p>14621</text:p>
          </table:table-cell>
          <table:table-cell office:value-type="float" office:value="11" table:formula="of:=LEFT([.E655];1)*10+RIGHT([.E655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meightwo9sbjvleightdsevenseven</text:p>
          </table:table-cell>
          <table:table-cell office:value-type="string" office:string-value="9" table:formula="of:=COM.MICROSOFT.TEXTJOIN(&quot;&quot;;TRUE;IFERROR(MID([.A656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56];1)*10+RIGHT([.B656];1)" table:style-name="ce1">
            <text:p>99</text:p>
          </table:table-cell>
          <table:table-cell office:value-type="string" office:string-value="mmeight8eightwo2two9sbjvleight8eightdseven7sevenseven7seven" table:formula="of:=COM.MICROSOFT.REDUCE([.A656];[NumberText.$A$1]:[NumberText.$A$9];COM.MICROSOFT.LAMBDA(_xlpm.a;_xlpm.b;SUBSTITUTE(_xlpm.a;_xlpm.b;VLOOKUP(_xlpm.b;[NumberText.$A$1:.$B$9];2;FALSE))))" table:number-matrix-columns-spanned="1" table:number-matrix-rows-spanned="1" table:style-name="ce1">
            <text:p>mmeight8eightwo2two9sbjvleight8eightdseven7sevenseven7seven</text:p>
          </table:table-cell>
          <table:table-cell office:value-type="string" office:string-value="829877" table:formula="of:=COM.MICROSOFT.TEXTJOIN(&quot;&quot;;TRUE;IFERROR(MID([.D656];ROW(INDIRECT(&quot;1:100&quot;));1)+0;&quot;&quot;))" table:number-matrix-columns-spanned="1" table:number-matrix-rows-spanned="1" table:style-name="ce1">
            <text:p>829877</text:p>
          </table:table-cell>
          <table:table-cell office:value-type="float" office:value="87" table:formula="of:=LEFT([.E656];1)*10+RIGHT([.E656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gdsqgflkvonetwo</text:p>
          </table:table-cell>
          <table:table-cell office:value-type="string" office:string-value="9" table:formula="of:=COM.MICROSOFT.TEXTJOIN(&quot;&quot;;TRUE;IFERROR(MID([.A657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57];1)*10+RIGHT([.B657];1)" table:style-name="ce1">
            <text:p>99</text:p>
          </table:table-cell>
          <table:table-cell office:value-type="string" office:string-value="9gdsqgflkvone1onetwo2two" table:formula="of:=COM.MICROSOFT.REDUCE([.A657];[NumberText.$A$1]:[NumberText.$A$9];COM.MICROSOFT.LAMBDA(_xlpm.a;_xlpm.b;SUBSTITUTE(_xlpm.a;_xlpm.b;VLOOKUP(_xlpm.b;[NumberText.$A$1:.$B$9];2;FALSE))))" table:number-matrix-columns-spanned="1" table:number-matrix-rows-spanned="1" table:style-name="ce1">
            <text:p>9gdsqgflkvone1onetwo2two</text:p>
          </table:table-cell>
          <table:table-cell office:value-type="string" office:string-value="912" table:formula="of:=COM.MICROSOFT.TEXTJOIN(&quot;&quot;;TRUE;IFERROR(MID([.D657];ROW(INDIRECT(&quot;1:100&quot;));1)+0;&quot;&quot;))" table:number-matrix-columns-spanned="1" table:number-matrix-rows-spanned="1" table:style-name="ce1">
            <text:p>912</text:p>
          </table:table-cell>
          <table:table-cell office:value-type="float" office:value="92" table:formula="of:=LEFT([.E657];1)*10+RIGHT([.E657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lgpmxdgjtzx3two5foursixeightwomb</text:p>
          </table:table-cell>
          <table:table-cell office:value-type="string" office:string-value="335" table:formula="of:=COM.MICROSOFT.TEXTJOIN(&quot;&quot;;TRUE;IFERROR(MID([.A658];ROW(INDIRECT(&quot;1:100&quot;));1)+0;&quot;&quot;))" table:number-matrix-columns-spanned="1" table:number-matrix-rows-spanned="1" table:style-name="ce1">
            <text:p>335</text:p>
          </table:table-cell>
          <table:table-cell office:value-type="float" office:value="35" table:formula="of:=LEFT([.B658];1)*10+RIGHT([.B658];1)" table:style-name="ce1">
            <text:p>35</text:p>
          </table:table-cell>
          <table:table-cell office:value-type="string" office:string-value="3lgpmxdgjtzx3two2two5four4foursix6sixeight8eightwo2twomb" table:formula="of:=COM.MICROSOFT.REDUCE([.A658];[NumberText.$A$1]:[NumberText.$A$9];COM.MICROSOFT.LAMBDA(_xlpm.a;_xlpm.b;SUBSTITUTE(_xlpm.a;_xlpm.b;VLOOKUP(_xlpm.b;[NumberText.$A$1:.$B$9];2;FALSE))))" table:number-matrix-columns-spanned="1" table:number-matrix-rows-spanned="1" table:style-name="ce1">
            <text:p>3lgpmxdgjtzx3two2two5four4foursix6sixeight8eightwo2twomb</text:p>
          </table:table-cell>
          <table:table-cell office:value-type="string" office:string-value="33254682" table:formula="of:=COM.MICROSOFT.TEXTJOIN(&quot;&quot;;TRUE;IFERROR(MID([.D658];ROW(INDIRECT(&quot;1:100&quot;));1)+0;&quot;&quot;))" table:number-matrix-columns-spanned="1" table:number-matrix-rows-spanned="1" table:style-name="ce1">
            <text:p>33254682</text:p>
          </table:table-cell>
          <table:table-cell office:value-type="float" office:value="32" table:formula="of:=LEFT([.E658];1)*10+RIGHT([.E658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kbeightfive9eighthxngnrbmp</text:p>
          </table:table-cell>
          <table:table-cell office:value-type="string" office:string-value="9" table:formula="of:=COM.MICROSOFT.TEXTJOIN(&quot;&quot;;TRUE;IFERROR(MID([.A659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59];1)*10+RIGHT([.B659];1)" table:style-name="ce1">
            <text:p>99</text:p>
          </table:table-cell>
          <table:table-cell office:value-type="string" office:string-value="dbkbeight8eightfive5five9eight8eighthxngnrbmp" table:formula="of:=COM.MICROSOFT.REDUCE([.A659];[NumberText.$A$1]:[NumberText.$A$9];COM.MICROSOFT.LAMBDA(_xlpm.a;_xlpm.b;SUBSTITUTE(_xlpm.a;_xlpm.b;VLOOKUP(_xlpm.b;[NumberText.$A$1:.$B$9];2;FALSE))))" table:number-matrix-columns-spanned="1" table:number-matrix-rows-spanned="1" table:style-name="ce1">
            <text:p>dbkbeight8eightfive5five9eight8eighthxngnrbmp</text:p>
          </table:table-cell>
          <table:table-cell office:value-type="string" office:string-value="8598" table:formula="of:=COM.MICROSOFT.TEXTJOIN(&quot;&quot;;TRUE;IFERROR(MID([.D659];ROW(INDIRECT(&quot;1:100&quot;));1)+0;&quot;&quot;))" table:number-matrix-columns-spanned="1" table:number-matrix-rows-spanned="1" table:style-name="ce1">
            <text:p>8598</text:p>
          </table:table-cell>
          <table:table-cell office:value-type="float" office:value="88" table:formula="of:=LEFT([.E659];1)*10+RIGHT([.E659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cpkxggtrdsrh</text:p>
          </table:table-cell>
          <table:table-cell office:value-type="string" office:string-value="2" table:formula="of:=COM.MICROSOFT.TEXTJOIN(&quot;&quot;;TRUE;IFERROR(MID([.A66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660];1)*10+RIGHT([.B660];1)" table:style-name="ce1">
            <text:p>22</text:p>
          </table:table-cell>
          <table:table-cell office:value-type="string" office:string-value="2cpkxggtrdsrh" table:formula="of:=COM.MICROSOFT.REDUCE([.A660];[NumberText.$A$1]:[NumberText.$A$9];COM.MICROSOFT.LAMBDA(_xlpm.a;_xlpm.b;SUBSTITUTE(_xlpm.a;_xlpm.b;VLOOKUP(_xlpm.b;[NumberText.$A$1:.$B$9];2;FALSE))))" table:number-matrix-columns-spanned="1" table:number-matrix-rows-spanned="1" table:style-name="ce1">
            <text:p>2cpkxggtrdsrh</text:p>
          </table:table-cell>
          <table:table-cell office:value-type="string" office:string-value="2" table:formula="of:=COM.MICROSOFT.TEXTJOIN(&quot;&quot;;TRUE;IFERROR(MID([.D66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660];1)*10+RIGHT([.E660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sgcdcrlhlqdpone9eight17sixbbtzpmdf</text:p>
          </table:table-cell>
          <table:table-cell office:value-type="string" office:string-value="917" table:formula="of:=COM.MICROSOFT.TEXTJOIN(&quot;&quot;;TRUE;IFERROR(MID([.A661];ROW(INDIRECT(&quot;1:100&quot;));1)+0;&quot;&quot;))" table:number-matrix-columns-spanned="1" table:number-matrix-rows-spanned="1" table:style-name="ce1">
            <text:p>917</text:p>
          </table:table-cell>
          <table:table-cell office:value-type="float" office:value="97" table:formula="of:=LEFT([.B661];1)*10+RIGHT([.B661];1)" table:style-name="ce1">
            <text:p>97</text:p>
          </table:table-cell>
          <table:table-cell office:value-type="string" office:string-value="zsgcdcrlhlqdpone1one9eight8eight17six6sixbbtzpmdf" table:formula="of:=COM.MICROSOFT.REDUCE([.A661];[NumberText.$A$1]:[NumberText.$A$9];COM.MICROSOFT.LAMBDA(_xlpm.a;_xlpm.b;SUBSTITUTE(_xlpm.a;_xlpm.b;VLOOKUP(_xlpm.b;[NumberText.$A$1:.$B$9];2;FALSE))))" table:number-matrix-columns-spanned="1" table:number-matrix-rows-spanned="1" table:style-name="ce1">
            <text:p>zsgcdcrlhlqdpone1one9eight8eight17six6sixbbtzpmdf</text:p>
          </table:table-cell>
          <table:table-cell office:value-type="string" office:string-value="198176" table:formula="of:=COM.MICROSOFT.TEXTJOIN(&quot;&quot;;TRUE;IFERROR(MID([.D661];ROW(INDIRECT(&quot;1:100&quot;));1)+0;&quot;&quot;))" table:number-matrix-columns-spanned="1" table:number-matrix-rows-spanned="1" table:style-name="ce1">
            <text:p>198176</text:p>
          </table:table-cell>
          <table:table-cell office:value-type="float" office:value="16" table:formula="of:=LEFT([.E661];1)*10+RIGHT([.E661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rskkplgsbl9qqzfrzh67four4</text:p>
          </table:table-cell>
          <table:table-cell office:value-type="string" office:string-value="59674" table:formula="of:=COM.MICROSOFT.TEXTJOIN(&quot;&quot;;TRUE;IFERROR(MID([.A662];ROW(INDIRECT(&quot;1:100&quot;));1)+0;&quot;&quot;))" table:number-matrix-columns-spanned="1" table:number-matrix-rows-spanned="1" table:style-name="ce1">
            <text:p>59674</text:p>
          </table:table-cell>
          <table:table-cell office:value-type="float" office:value="54" table:formula="of:=LEFT([.B662];1)*10+RIGHT([.B662];1)" table:style-name="ce1">
            <text:p>54</text:p>
          </table:table-cell>
          <table:table-cell office:value-type="string" office:string-value="5rskkplgsbl9qqzfrzh67four4four4" table:formula="of:=COM.MICROSOFT.REDUCE([.A662];[NumberText.$A$1]:[NumberText.$A$9];COM.MICROSOFT.LAMBDA(_xlpm.a;_xlpm.b;SUBSTITUTE(_xlpm.a;_xlpm.b;VLOOKUP(_xlpm.b;[NumberText.$A$1:.$B$9];2;FALSE))))" table:number-matrix-columns-spanned="1" table:number-matrix-rows-spanned="1" table:style-name="ce1">
            <text:p>5rskkplgsbl9qqzfrzh67four4four4</text:p>
          </table:table-cell>
          <table:table-cell office:value-type="string" office:string-value="596744" table:formula="of:=COM.MICROSOFT.TEXTJOIN(&quot;&quot;;TRUE;IFERROR(MID([.D662];ROW(INDIRECT(&quot;1:100&quot;));1)+0;&quot;&quot;))" table:number-matrix-columns-spanned="1" table:number-matrix-rows-spanned="1" table:style-name="ce1">
            <text:p>596744</text:p>
          </table:table-cell>
          <table:table-cell office:value-type="float" office:value="54" table:formula="of:=LEFT([.E662];1)*10+RIGHT([.E662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856threezgbhrzjcfour</text:p>
          </table:table-cell>
          <table:table-cell office:value-type="string" office:string-value="856" table:formula="of:=COM.MICROSOFT.TEXTJOIN(&quot;&quot;;TRUE;IFERROR(MID([.A663];ROW(INDIRECT(&quot;1:100&quot;));1)+0;&quot;&quot;))" table:number-matrix-columns-spanned="1" table:number-matrix-rows-spanned="1" table:style-name="ce1">
            <text:p>856</text:p>
          </table:table-cell>
          <table:table-cell office:value-type="float" office:value="86" table:formula="of:=LEFT([.B663];1)*10+RIGHT([.B663];1)" table:style-name="ce1">
            <text:p>86</text:p>
          </table:table-cell>
          <table:table-cell office:value-type="string" office:string-value="nine9nine856three3threezgbhrzjcfour4four" table:formula="of:=COM.MICROSOFT.REDUCE([.A66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856three3threezgbhrzjcfour4four</text:p>
          </table:table-cell>
          <table:table-cell office:value-type="string" office:string-value="985634" table:formula="of:=COM.MICROSOFT.TEXTJOIN(&quot;&quot;;TRUE;IFERROR(MID([.D663];ROW(INDIRECT(&quot;1:100&quot;));1)+0;&quot;&quot;))" table:number-matrix-columns-spanned="1" table:number-matrix-rows-spanned="1" table:style-name="ce1">
            <text:p>985634</text:p>
          </table:table-cell>
          <table:table-cell office:value-type="float" office:value="94" table:formula="of:=LEFT([.E663];1)*10+RIGHT([.E663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qnnine87lflxddvtfb9lfjdknvgl8</text:p>
          </table:table-cell>
          <table:table-cell office:value-type="string" office:string-value="8798" table:formula="of:=COM.MICROSOFT.TEXTJOIN(&quot;&quot;;TRUE;IFERROR(MID([.A664];ROW(INDIRECT(&quot;1:100&quot;));1)+0;&quot;&quot;))" table:number-matrix-columns-spanned="1" table:number-matrix-rows-spanned="1" table:style-name="ce1">
            <text:p>8798</text:p>
          </table:table-cell>
          <table:table-cell office:value-type="float" office:value="88" table:formula="of:=LEFT([.B664];1)*10+RIGHT([.B664];1)" table:style-name="ce1">
            <text:p>88</text:p>
          </table:table-cell>
          <table:table-cell office:value-type="string" office:string-value="kqnnine9nine87lflxddvtfb9lfjdknvgl8" table:formula="of:=COM.MICROSOFT.REDUCE([.A664];[NumberText.$A$1]:[NumberText.$A$9];COM.MICROSOFT.LAMBDA(_xlpm.a;_xlpm.b;SUBSTITUTE(_xlpm.a;_xlpm.b;VLOOKUP(_xlpm.b;[NumberText.$A$1:.$B$9];2;FALSE))))" table:number-matrix-columns-spanned="1" table:number-matrix-rows-spanned="1" table:style-name="ce1">
            <text:p>kqnnine9nine87lflxddvtfb9lfjdknvgl8</text:p>
          </table:table-cell>
          <table:table-cell office:value-type="string" office:string-value="98798" table:formula="of:=COM.MICROSOFT.TEXTJOIN(&quot;&quot;;TRUE;IFERROR(MID([.D664];ROW(INDIRECT(&quot;1:100&quot;));1)+0;&quot;&quot;))" table:number-matrix-columns-spanned="1" table:number-matrix-rows-spanned="1" table:style-name="ce1">
            <text:p>98798</text:p>
          </table:table-cell>
          <table:table-cell office:value-type="float" office:value="98" table:formula="of:=LEFT([.E664];1)*10+RIGHT([.E664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gtwo8zxvnfour7xxfnmqpzhzone4</text:p>
          </table:table-cell>
          <table:table-cell office:value-type="string" office:string-value="874" table:formula="of:=COM.MICROSOFT.TEXTJOIN(&quot;&quot;;TRUE;IFERROR(MID([.A665];ROW(INDIRECT(&quot;1:100&quot;));1)+0;&quot;&quot;))" table:number-matrix-columns-spanned="1" table:number-matrix-rows-spanned="1" table:style-name="ce1">
            <text:p>874</text:p>
          </table:table-cell>
          <table:table-cell office:value-type="float" office:value="84" table:formula="of:=LEFT([.B665];1)*10+RIGHT([.B665];1)" table:style-name="ce1">
            <text:p>84</text:p>
          </table:table-cell>
          <table:table-cell office:value-type="string" office:string-value="fsgtwo2two8zxvnfour4four7xxfnmqpzhzone1one4" table:formula="of:=COM.MICROSOFT.REDUCE([.A665];[NumberText.$A$1]:[NumberText.$A$9];COM.MICROSOFT.LAMBDA(_xlpm.a;_xlpm.b;SUBSTITUTE(_xlpm.a;_xlpm.b;VLOOKUP(_xlpm.b;[NumberText.$A$1:.$B$9];2;FALSE))))" table:number-matrix-columns-spanned="1" table:number-matrix-rows-spanned="1" table:style-name="ce1">
            <text:p>fsgtwo2two8zxvnfour4four7xxfnmqpzhzone1one4</text:p>
          </table:table-cell>
          <table:table-cell office:value-type="string" office:string-value="284714" table:formula="of:=COM.MICROSOFT.TEXTJOIN(&quot;&quot;;TRUE;IFERROR(MID([.D665];ROW(INDIRECT(&quot;1:100&quot;));1)+0;&quot;&quot;))" table:number-matrix-columns-spanned="1" table:number-matrix-rows-spanned="1" table:style-name="ce1">
            <text:p>284714</text:p>
          </table:table-cell>
          <table:table-cell office:value-type="float" office:value="24" table:formula="of:=LEFT([.E665];1)*10+RIGHT([.E665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d9sixnsrpqmvvjh2xghxhm</text:p>
          </table:table-cell>
          <table:table-cell office:value-type="string" office:string-value="92" table:formula="of:=COM.MICROSOFT.TEXTJOIN(&quot;&quot;;TRUE;IFERROR(MID([.A666];ROW(INDIRECT(&quot;1:100&quot;));1)+0;&quot;&quot;))" table:number-matrix-columns-spanned="1" table:number-matrix-rows-spanned="1" table:style-name="ce1">
            <text:p>92</text:p>
          </table:table-cell>
          <table:table-cell office:value-type="float" office:value="92" table:formula="of:=LEFT([.B666];1)*10+RIGHT([.B666];1)" table:style-name="ce1">
            <text:p>92</text:p>
          </table:table-cell>
          <table:table-cell office:value-type="string" office:string-value="ddd9six6sixnsrpqmvvjh2xghxhm" table:formula="of:=COM.MICROSOFT.REDUCE([.A666];[NumberText.$A$1]:[NumberText.$A$9];COM.MICROSOFT.LAMBDA(_xlpm.a;_xlpm.b;SUBSTITUTE(_xlpm.a;_xlpm.b;VLOOKUP(_xlpm.b;[NumberText.$A$1:.$B$9];2;FALSE))))" table:number-matrix-columns-spanned="1" table:number-matrix-rows-spanned="1" table:style-name="ce1">
            <text:p>ddd9six6sixnsrpqmvvjh2xghxhm</text:p>
          </table:table-cell>
          <table:table-cell office:value-type="string" office:string-value="962" table:formula="of:=COM.MICROSOFT.TEXTJOIN(&quot;&quot;;TRUE;IFERROR(MID([.D666];ROW(INDIRECT(&quot;1:100&quot;));1)+0;&quot;&quot;))" table:number-matrix-columns-spanned="1" table:number-matrix-rows-spanned="1" table:style-name="ce1">
            <text:p>962</text:p>
          </table:table-cell>
          <table:table-cell office:value-type="float" office:value="92" table:formula="of:=LEFT([.E666];1)*10+RIGHT([.E666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office:string-value="836" table:formula="of:=COM.MICROSOFT.TEXTJOIN(&quot;&quot;;TRUE;IFERROR(MID([.A667];ROW(INDIRECT(&quot;1:100&quot;));1)+0;&quot;&quot;))" table:number-matrix-columns-spanned="1" table:number-matrix-rows-spanned="1" table:style-name="ce1">
            <text:p>836</text:p>
          </table:table-cell>
          <table:table-cell office:value-type="float" office:value="86" table:formula="of:=LEFT([.B667];1)*10+RIGHT([.B667];1)" table:style-name="ce1">
            <text:p>86</text:p>
          </table:table-cell>
          <table:table-cell office:value-type="string" office:string-value="836" table:formula="of:=COM.MICROSOFT.REDUCE([.A667];[NumberText.$A$1]:[NumberText.$A$9];COM.MICROSOFT.LAMBDA(_xlpm.a;_xlpm.b;SUBSTITUTE(_xlpm.a;_xlpm.b;VLOOKUP(_xlpm.b;[NumberText.$A$1:.$B$9];2;FALSE))))" table:number-matrix-columns-spanned="1" table:number-matrix-rows-spanned="1" table:style-name="ce1">
            <text:p>836</text:p>
          </table:table-cell>
          <table:table-cell office:value-type="string" office:string-value="836" table:formula="of:=COM.MICROSOFT.TEXTJOIN(&quot;&quot;;TRUE;IFERROR(MID([.D667];ROW(INDIRECT(&quot;1:100&quot;));1)+0;&quot;&quot;))" table:number-matrix-columns-spanned="1" table:number-matrix-rows-spanned="1" table:style-name="ce1">
            <text:p>836</text:p>
          </table:table-cell>
          <table:table-cell office:value-type="float" office:value="86" table:formula="of:=LEFT([.E667];1)*10+RIGHT([.E667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xglt36ljcbvgc16hxcbtqjz</text:p>
          </table:table-cell>
          <table:table-cell office:value-type="string" office:string-value="3616" table:formula="of:=COM.MICROSOFT.TEXTJOIN(&quot;&quot;;TRUE;IFERROR(MID([.A668];ROW(INDIRECT(&quot;1:100&quot;));1)+0;&quot;&quot;))" table:number-matrix-columns-spanned="1" table:number-matrix-rows-spanned="1" table:style-name="ce1">
            <text:p>3616</text:p>
          </table:table-cell>
          <table:table-cell office:value-type="float" office:value="36" table:formula="of:=LEFT([.B668];1)*10+RIGHT([.B668];1)" table:style-name="ce1">
            <text:p>36</text:p>
          </table:table-cell>
          <table:table-cell office:value-type="string" office:string-value="nxglt36ljcbvgc16hxcbtqjz" table:formula="of:=COM.MICROSOFT.REDUCE([.A668];[NumberText.$A$1]:[NumberText.$A$9];COM.MICROSOFT.LAMBDA(_xlpm.a;_xlpm.b;SUBSTITUTE(_xlpm.a;_xlpm.b;VLOOKUP(_xlpm.b;[NumberText.$A$1:.$B$9];2;FALSE))))" table:number-matrix-columns-spanned="1" table:number-matrix-rows-spanned="1" table:style-name="ce1">
            <text:p>nxglt36ljcbvgc16hxcbtqjz</text:p>
          </table:table-cell>
          <table:table-cell office:value-type="string" office:string-value="3616" table:formula="of:=COM.MICROSOFT.TEXTJOIN(&quot;&quot;;TRUE;IFERROR(MID([.D668];ROW(INDIRECT(&quot;1:100&quot;));1)+0;&quot;&quot;))" table:number-matrix-columns-spanned="1" table:number-matrix-rows-spanned="1" table:style-name="ce1">
            <text:p>3616</text:p>
          </table:table-cell>
          <table:table-cell office:value-type="float" office:value="36" table:formula="of:=LEFT([.E668];1)*10+RIGHT([.E668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19fourhnvh7fgqklf11</text:p>
          </table:table-cell>
          <table:table-cell office:value-type="string" office:string-value="19711" table:formula="of:=COM.MICROSOFT.TEXTJOIN(&quot;&quot;;TRUE;IFERROR(MID([.A669];ROW(INDIRECT(&quot;1:100&quot;));1)+0;&quot;&quot;))" table:number-matrix-columns-spanned="1" table:number-matrix-rows-spanned="1" table:style-name="ce1">
            <text:p>19711</text:p>
          </table:table-cell>
          <table:table-cell office:value-type="float" office:value="11" table:formula="of:=LEFT([.B669];1)*10+RIGHT([.B669];1)" table:style-name="ce1">
            <text:p>11</text:p>
          </table:table-cell>
          <table:table-cell office:value-type="string" office:string-value="nine9nine19four4fourhnvh7fgqklf11" table:formula="of:=COM.MICROSOFT.REDUCE([.A669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19four4fourhnvh7fgqklf11</text:p>
          </table:table-cell>
          <table:table-cell office:value-type="string" office:string-value="9194711" table:formula="of:=COM.MICROSOFT.TEXTJOIN(&quot;&quot;;TRUE;IFERROR(MID([.D669];ROW(INDIRECT(&quot;1:100&quot;));1)+0;&quot;&quot;))" table:number-matrix-columns-spanned="1" table:number-matrix-rows-spanned="1" table:style-name="ce1">
            <text:p>9194711</text:p>
          </table:table-cell>
          <table:table-cell office:value-type="float" office:value="91" table:formula="of:=LEFT([.E669];1)*10+RIGHT([.E669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kvsphrpmhbnfl2nhcflhsbks4</text:p>
          </table:table-cell>
          <table:table-cell office:value-type="string" office:string-value="24" table:formula="of:=COM.MICROSOFT.TEXTJOIN(&quot;&quot;;TRUE;IFERROR(MID([.A670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B670];1)*10+RIGHT([.B670];1)" table:style-name="ce1">
            <text:p>24</text:p>
          </table:table-cell>
          <table:table-cell office:value-type="string" office:string-value="jkvsphrpmhbnfl2nhcflhsbks4" table:formula="of:=COM.MICROSOFT.REDUCE([.A670];[NumberText.$A$1]:[NumberText.$A$9];COM.MICROSOFT.LAMBDA(_xlpm.a;_xlpm.b;SUBSTITUTE(_xlpm.a;_xlpm.b;VLOOKUP(_xlpm.b;[NumberText.$A$1:.$B$9];2;FALSE))))" table:number-matrix-columns-spanned="1" table:number-matrix-rows-spanned="1" table:style-name="ce1">
            <text:p>jkvsphrpmhbnfl2nhcflhsbks4</text:p>
          </table:table-cell>
          <table:table-cell office:value-type="string" office:string-value="24" table:formula="of:=COM.MICROSOFT.TEXTJOIN(&quot;&quot;;TRUE;IFERROR(MID([.D670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E670];1)*10+RIGHT([.E670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nine2dsgkmrzlrzptfpk672</text:p>
          </table:table-cell>
          <table:table-cell office:value-type="string" office:string-value="72672" table:formula="of:=COM.MICROSOFT.TEXTJOIN(&quot;&quot;;TRUE;IFERROR(MID([.A671];ROW(INDIRECT(&quot;1:100&quot;));1)+0;&quot;&quot;))" table:number-matrix-columns-spanned="1" table:number-matrix-rows-spanned="1" table:style-name="ce1">
            <text:p>72672</text:p>
          </table:table-cell>
          <table:table-cell office:value-type="float" office:value="72" table:formula="of:=LEFT([.B671];1)*10+RIGHT([.B671];1)" table:style-name="ce1">
            <text:p>72</text:p>
          </table:table-cell>
          <table:table-cell office:value-type="string" office:string-value="7nine9nine2dsgkmrzlrzptfpk672" table:formula="of:=COM.MICROSOFT.REDUCE([.A671];[NumberText.$A$1]:[NumberText.$A$9];COM.MICROSOFT.LAMBDA(_xlpm.a;_xlpm.b;SUBSTITUTE(_xlpm.a;_xlpm.b;VLOOKUP(_xlpm.b;[NumberText.$A$1:.$B$9];2;FALSE))))" table:number-matrix-columns-spanned="1" table:number-matrix-rows-spanned="1" table:style-name="ce1">
            <text:p>7nine9nine2dsgkmrzlrzptfpk672</text:p>
          </table:table-cell>
          <table:table-cell office:value-type="string" office:string-value="792672" table:formula="of:=COM.MICROSOFT.TEXTJOIN(&quot;&quot;;TRUE;IFERROR(MID([.D671];ROW(INDIRECT(&quot;1:100&quot;));1)+0;&quot;&quot;))" table:number-matrix-columns-spanned="1" table:number-matrix-rows-spanned="1" table:style-name="ce1">
            <text:p>792672</text:p>
          </table:table-cell>
          <table:table-cell office:value-type="float" office:value="72" table:formula="of:=LEFT([.E671];1)*10+RIGHT([.E671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tmztrjdrbk</text:p>
          </table:table-cell>
          <table:table-cell office:value-type="string" office:string-value="6" table:formula="of:=COM.MICROSOFT.TEXTJOIN(&quot;&quot;;TRUE;IFERROR(MID([.A67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672];1)*10+RIGHT([.B672];1)" table:style-name="ce1">
            <text:p>66</text:p>
          </table:table-cell>
          <table:table-cell office:value-type="string" office:string-value="6vtmztrjdrbk" table:formula="of:=COM.MICROSOFT.REDUCE([.A672];[NumberText.$A$1]:[NumberText.$A$9];COM.MICROSOFT.LAMBDA(_xlpm.a;_xlpm.b;SUBSTITUTE(_xlpm.a;_xlpm.b;VLOOKUP(_xlpm.b;[NumberText.$A$1:.$B$9];2;FALSE))))" table:number-matrix-columns-spanned="1" table:number-matrix-rows-spanned="1" table:style-name="ce1">
            <text:p>6vtmztrjdrbk</text:p>
          </table:table-cell>
          <table:table-cell office:value-type="string" office:string-value="6" table:formula="of:=COM.MICROSOFT.TEXTJOIN(&quot;&quot;;TRUE;IFERROR(MID([.D67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672];1)*10+RIGHT([.E672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vgsshzzsrtwo</text:p>
          </table:table-cell>
          <table:table-cell office:value-type="string" office:string-value="4" table:formula="of:=COM.MICROSOFT.TEXTJOIN(&quot;&quot;;TRUE;IFERROR(MID([.A673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673];1)*10+RIGHT([.B673];1)" table:style-name="ce1">
            <text:p>44</text:p>
          </table:table-cell>
          <table:table-cell office:value-type="string" office:string-value="4vgsshzzsrtwo2two" table:formula="of:=COM.MICROSOFT.REDUCE([.A673];[NumberText.$A$1]:[NumberText.$A$9];COM.MICROSOFT.LAMBDA(_xlpm.a;_xlpm.b;SUBSTITUTE(_xlpm.a;_xlpm.b;VLOOKUP(_xlpm.b;[NumberText.$A$1:.$B$9];2;FALSE))))" table:number-matrix-columns-spanned="1" table:number-matrix-rows-spanned="1" table:style-name="ce1">
            <text:p>4vgsshzzsrtwo2two</text:p>
          </table:table-cell>
          <table:table-cell office:value-type="string" office:string-value="42" table:formula="of:=COM.MICROSOFT.TEXTJOIN(&quot;&quot;;TRUE;IFERROR(MID([.D673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E673];1)*10+RIGHT([.E673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xfjcxdcnxs7seventhree2</text:p>
          </table:table-cell>
          <table:table-cell office:value-type="string" office:string-value="72" table:formula="of:=COM.MICROSOFT.TEXTJOIN(&quot;&quot;;TRUE;IFERROR(MID([.A674];ROW(INDIRECT(&quot;1:100&quot;));1)+0;&quot;&quot;))" table:number-matrix-columns-spanned="1" table:number-matrix-rows-spanned="1" table:style-name="ce1">
            <text:p>72</text:p>
          </table:table-cell>
          <table:table-cell office:value-type="float" office:value="72" table:formula="of:=LEFT([.B674];1)*10+RIGHT([.B674];1)" table:style-name="ce1">
            <text:p>72</text:p>
          </table:table-cell>
          <table:table-cell office:value-type="string" office:string-value="nine9ninexfjcxdcnxs7seven7seventhree3three2" table:formula="of:=COM.MICROSOFT.REDUCE([.A674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xfjcxdcnxs7seven7seventhree3three2</text:p>
          </table:table-cell>
          <table:table-cell office:value-type="string" office:string-value="97732" table:formula="of:=COM.MICROSOFT.TEXTJOIN(&quot;&quot;;TRUE;IFERROR(MID([.D674];ROW(INDIRECT(&quot;1:100&quot;));1)+0;&quot;&quot;))" table:number-matrix-columns-spanned="1" table:number-matrix-rows-spanned="1" table:style-name="ce1">
            <text:p>97732</text:p>
          </table:table-cell>
          <table:table-cell office:value-type="float" office:value="92" table:formula="of:=LEFT([.E674];1)*10+RIGHT([.E674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vvqcqp97twommjjlclbtdjbxkveightwos</text:p>
          </table:table-cell>
          <table:table-cell office:value-type="string" office:string-value="97" table:formula="of:=COM.MICROSOFT.TEXTJOIN(&quot;&quot;;TRUE;IFERROR(MID([.A675];ROW(INDIRECT(&quot;1:100&quot;));1)+0;&quot;&quot;))" table:number-matrix-columns-spanned="1" table:number-matrix-rows-spanned="1" table:style-name="ce1">
            <text:p>97</text:p>
          </table:table-cell>
          <table:table-cell office:value-type="float" office:value="97" table:formula="of:=LEFT([.B675];1)*10+RIGHT([.B675];1)" table:style-name="ce1">
            <text:p>97</text:p>
          </table:table-cell>
          <table:table-cell office:value-type="string" office:string-value="hsvvqcqp97two2twommjjlclbtdjbxkveight8eightwo2twos" table:formula="of:=COM.MICROSOFT.REDUCE([.A675];[NumberText.$A$1]:[NumberText.$A$9];COM.MICROSOFT.LAMBDA(_xlpm.a;_xlpm.b;SUBSTITUTE(_xlpm.a;_xlpm.b;VLOOKUP(_xlpm.b;[NumberText.$A$1:.$B$9];2;FALSE))))" table:number-matrix-columns-spanned="1" table:number-matrix-rows-spanned="1" table:style-name="ce1">
            <text:p>hsvvqcqp97two2twommjjlclbtdjbxkveight8eightwo2twos</text:p>
          </table:table-cell>
          <table:table-cell office:value-type="string" office:string-value="97282" table:formula="of:=COM.MICROSOFT.TEXTJOIN(&quot;&quot;;TRUE;IFERROR(MID([.D675];ROW(INDIRECT(&quot;1:100&quot;));1)+0;&quot;&quot;))" table:number-matrix-columns-spanned="1" table:number-matrix-rows-spanned="1" table:style-name="ce1">
            <text:p>97282</text:p>
          </table:table-cell>
          <table:table-cell office:value-type="float" office:value="92" table:formula="of:=LEFT([.E675];1)*10+RIGHT([.E675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dlcvvseven3</text:p>
          </table:table-cell>
          <table:table-cell office:value-type="string" office:string-value="3" table:formula="of:=COM.MICROSOFT.TEXTJOIN(&quot;&quot;;TRUE;IFERROR(MID([.A676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676];1)*10+RIGHT([.B676];1)" table:style-name="ce1">
            <text:p>33</text:p>
          </table:table-cell>
          <table:table-cell office:value-type="string" office:string-value="three3threedlcvvseven7seven3" table:formula="of:=COM.MICROSOFT.REDUCE([.A676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dlcvvseven7seven3</text:p>
          </table:table-cell>
          <table:table-cell office:value-type="string" office:string-value="373" table:formula="of:=COM.MICROSOFT.TEXTJOIN(&quot;&quot;;TRUE;IFERROR(MID([.D676];ROW(INDIRECT(&quot;1:100&quot;));1)+0;&quot;&quot;))" table:number-matrix-columns-spanned="1" table:number-matrix-rows-spanned="1" table:style-name="ce1">
            <text:p>373</text:p>
          </table:table-cell>
          <table:table-cell office:value-type="float" office:value="33" table:formula="of:=LEFT([.E676];1)*10+RIGHT([.E676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6xqfbhzfmqknine7</text:p>
          </table:table-cell>
          <table:table-cell office:value-type="string" office:string-value="3667" table:formula="of:=COM.MICROSOFT.TEXTJOIN(&quot;&quot;;TRUE;IFERROR(MID([.A677];ROW(INDIRECT(&quot;1:100&quot;));1)+0;&quot;&quot;))" table:number-matrix-columns-spanned="1" table:number-matrix-rows-spanned="1" table:style-name="ce1">
            <text:p>3667</text:p>
          </table:table-cell>
          <table:table-cell office:value-type="float" office:value="37" table:formula="of:=LEFT([.B677];1)*10+RIGHT([.B677];1)" table:style-name="ce1">
            <text:p>37</text:p>
          </table:table-cell>
          <table:table-cell office:value-type="string" office:string-value="366xqfbhzfmqknine9nine7" table:formula="of:=COM.MICROSOFT.REDUCE([.A677];[NumberText.$A$1]:[NumberText.$A$9];COM.MICROSOFT.LAMBDA(_xlpm.a;_xlpm.b;SUBSTITUTE(_xlpm.a;_xlpm.b;VLOOKUP(_xlpm.b;[NumberText.$A$1:.$B$9];2;FALSE))))" table:number-matrix-columns-spanned="1" table:number-matrix-rows-spanned="1" table:style-name="ce1">
            <text:p>366xqfbhzfmqknine9nine7</text:p>
          </table:table-cell>
          <table:table-cell office:value-type="string" office:string-value="36697" table:formula="of:=COM.MICROSOFT.TEXTJOIN(&quot;&quot;;TRUE;IFERROR(MID([.D677];ROW(INDIRECT(&quot;1:100&quot;));1)+0;&quot;&quot;))" table:number-matrix-columns-spanned="1" table:number-matrix-rows-spanned="1" table:style-name="ce1">
            <text:p>36697</text:p>
          </table:table-cell>
          <table:table-cell office:value-type="float" office:value="37" table:formula="of:=LEFT([.E677];1)*10+RIGHT([.E677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zrqqfouronehhrmkg4one5</text:p>
          </table:table-cell>
          <table:table-cell office:value-type="string" office:string-value="45" table:formula="of:=COM.MICROSOFT.TEXTJOIN(&quot;&quot;;TRUE;IFERROR(MID([.A678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678];1)*10+RIGHT([.B678];1)" table:style-name="ce1">
            <text:p>45</text:p>
          </table:table-cell>
          <table:table-cell office:value-type="string" office:string-value="jzrqqfour4fourone1onehhrmkg4one1one5" table:formula="of:=COM.MICROSOFT.REDUCE([.A678];[NumberText.$A$1]:[NumberText.$A$9];COM.MICROSOFT.LAMBDA(_xlpm.a;_xlpm.b;SUBSTITUTE(_xlpm.a;_xlpm.b;VLOOKUP(_xlpm.b;[NumberText.$A$1:.$B$9];2;FALSE))))" table:number-matrix-columns-spanned="1" table:number-matrix-rows-spanned="1" table:style-name="ce1">
            <text:p>jzrqqfour4fourone1onehhrmkg4one1one5</text:p>
          </table:table-cell>
          <table:table-cell office:value-type="string" office:string-value="41415" table:formula="of:=COM.MICROSOFT.TEXTJOIN(&quot;&quot;;TRUE;IFERROR(MID([.D678];ROW(INDIRECT(&quot;1:100&quot;));1)+0;&quot;&quot;))" table:number-matrix-columns-spanned="1" table:number-matrix-rows-spanned="1" table:style-name="ce1">
            <text:p>41415</text:p>
          </table:table-cell>
          <table:table-cell office:value-type="float" office:value="45" table:formula="of:=LEFT([.E678];1)*10+RIGHT([.E678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xcbccrp141kmcsrdlgcdzpcb1nine</text:p>
          </table:table-cell>
          <table:table-cell office:value-type="string" office:string-value="81411" table:formula="of:=COM.MICROSOFT.TEXTJOIN(&quot;&quot;;TRUE;IFERROR(MID([.A679];ROW(INDIRECT(&quot;1:100&quot;));1)+0;&quot;&quot;))" table:number-matrix-columns-spanned="1" table:number-matrix-rows-spanned="1" table:style-name="ce1">
            <text:p>81411</text:p>
          </table:table-cell>
          <table:table-cell office:value-type="float" office:value="81" table:formula="of:=LEFT([.B679];1)*10+RIGHT([.B679];1)" table:style-name="ce1">
            <text:p>81</text:p>
          </table:table-cell>
          <table:table-cell office:value-type="string" office:string-value="8xcbccrp141kmcsrdlgcdzpcb1nine9nine" table:formula="of:=COM.MICROSOFT.REDUCE([.A679];[NumberText.$A$1]:[NumberText.$A$9];COM.MICROSOFT.LAMBDA(_xlpm.a;_xlpm.b;SUBSTITUTE(_xlpm.a;_xlpm.b;VLOOKUP(_xlpm.b;[NumberText.$A$1:.$B$9];2;FALSE))))" table:number-matrix-columns-spanned="1" table:number-matrix-rows-spanned="1" table:style-name="ce1">
            <text:p>8xcbccrp141kmcsrdlgcdzpcb1nine9nine</text:p>
          </table:table-cell>
          <table:table-cell office:value-type="string" office:string-value="814119" table:formula="of:=COM.MICROSOFT.TEXTJOIN(&quot;&quot;;TRUE;IFERROR(MID([.D679];ROW(INDIRECT(&quot;1:100&quot;));1)+0;&quot;&quot;))" table:number-matrix-columns-spanned="1" table:number-matrix-rows-spanned="1" table:style-name="ce1">
            <text:p>814119</text:p>
          </table:table-cell>
          <table:table-cell office:value-type="float" office:value="89" table:formula="of:=LEFT([.E679];1)*10+RIGHT([.E679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9rdrphcgk</text:p>
          </table:table-cell>
          <table:table-cell office:value-type="string" office:string-value="59" table:formula="of:=COM.MICROSOFT.TEXTJOIN(&quot;&quot;;TRUE;IFERROR(MID([.A680];ROW(INDIRECT(&quot;1:100&quot;));1)+0;&quot;&quot;))" table:number-matrix-columns-spanned="1" table:number-matrix-rows-spanned="1" table:style-name="ce1">
            <text:p>59</text:p>
          </table:table-cell>
          <table:table-cell office:value-type="float" office:value="59" table:formula="of:=LEFT([.B680];1)*10+RIGHT([.B680];1)" table:style-name="ce1">
            <text:p>59</text:p>
          </table:table-cell>
          <table:table-cell office:value-type="string" office:string-value="59rdrphcgk" table:formula="of:=COM.MICROSOFT.REDUCE([.A680];[NumberText.$A$1]:[NumberText.$A$9];COM.MICROSOFT.LAMBDA(_xlpm.a;_xlpm.b;SUBSTITUTE(_xlpm.a;_xlpm.b;VLOOKUP(_xlpm.b;[NumberText.$A$1:.$B$9];2;FALSE))))" table:number-matrix-columns-spanned="1" table:number-matrix-rows-spanned="1" table:style-name="ce1">
            <text:p>59rdrphcgk</text:p>
          </table:table-cell>
          <table:table-cell office:value-type="string" office:string-value="59" table:formula="of:=COM.MICROSOFT.TEXTJOIN(&quot;&quot;;TRUE;IFERROR(MID([.D680];ROW(INDIRECT(&quot;1:100&quot;));1)+0;&quot;&quot;))" table:number-matrix-columns-spanned="1" table:number-matrix-rows-spanned="1" table:style-name="ce1">
            <text:p>59</text:p>
          </table:table-cell>
          <table:table-cell office:value-type="float" office:value="59" table:formula="of:=LEFT([.E680];1)*10+RIGHT([.E680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twoqmlk22eightfive</text:p>
          </table:table-cell>
          <table:table-cell office:value-type="string" office:string-value="22" table:formula="of:=COM.MICROSOFT.TEXTJOIN(&quot;&quot;;TRUE;IFERROR(MID([.A681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681];1)*10+RIGHT([.B681];1)" table:style-name="ce1">
            <text:p>22</text:p>
          </table:table-cell>
          <table:table-cell office:value-type="string" office:string-value="five5fivetwo2twoqmlk22eight8eightfive5five" table:formula="of:=COM.MICROSOFT.REDUCE([.A681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two2twoqmlk22eight8eightfive5five</text:p>
          </table:table-cell>
          <table:table-cell office:value-type="string" office:string-value="522285" table:formula="of:=COM.MICROSOFT.TEXTJOIN(&quot;&quot;;TRUE;IFERROR(MID([.D681];ROW(INDIRECT(&quot;1:100&quot;));1)+0;&quot;&quot;))" table:number-matrix-columns-spanned="1" table:number-matrix-rows-spanned="1" table:style-name="ce1">
            <text:p>522285</text:p>
          </table:table-cell>
          <table:table-cell office:value-type="float" office:value="55" table:formula="of:=LEFT([.E681];1)*10+RIGHT([.E681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nsphtvfourtwojljxnvgrkk3slv6four</text:p>
          </table:table-cell>
          <table:table-cell office:value-type="string" office:string-value="36" table:formula="of:=COM.MICROSOFT.TEXTJOIN(&quot;&quot;;TRUE;IFERROR(MID([.A682];ROW(INDIRECT(&quot;1:100&quot;));1)+0;&quot;&quot;))" table:number-matrix-columns-spanned="1" table:number-matrix-rows-spanned="1" table:style-name="ce1">
            <text:p>36</text:p>
          </table:table-cell>
          <table:table-cell office:value-type="float" office:value="36" table:formula="of:=LEFT([.B682];1)*10+RIGHT([.B682];1)" table:style-name="ce1">
            <text:p>36</text:p>
          </table:table-cell>
          <table:table-cell office:value-type="string" office:string-value="qnsphtvfour4fourtwo2twojljxnvgrkk3slv6four4four" table:formula="of:=COM.MICROSOFT.REDUCE([.A682];[NumberText.$A$1]:[NumberText.$A$9];COM.MICROSOFT.LAMBDA(_xlpm.a;_xlpm.b;SUBSTITUTE(_xlpm.a;_xlpm.b;VLOOKUP(_xlpm.b;[NumberText.$A$1:.$B$9];2;FALSE))))" table:number-matrix-columns-spanned="1" table:number-matrix-rows-spanned="1" table:style-name="ce1">
            <text:p>qnsphtvfour4fourtwo2twojljxnvgrkk3slv6four4four</text:p>
          </table:table-cell>
          <table:table-cell office:value-type="string" office:string-value="42364" table:formula="of:=COM.MICROSOFT.TEXTJOIN(&quot;&quot;;TRUE;IFERROR(MID([.D682];ROW(INDIRECT(&quot;1:100&quot;));1)+0;&quot;&quot;))" table:number-matrix-columns-spanned="1" table:number-matrix-rows-spanned="1" table:style-name="ce1">
            <text:p>42364</text:p>
          </table:table-cell>
          <table:table-cell office:value-type="float" office:value="44" table:formula="of:=LEFT([.E682];1)*10+RIGHT([.E682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dfbnfnpsevennqtjthreethree6</text:p>
          </table:table-cell>
          <table:table-cell office:value-type="string" office:string-value="136" table:formula="of:=COM.MICROSOFT.TEXTJOIN(&quot;&quot;;TRUE;IFERROR(MID([.A683];ROW(INDIRECT(&quot;1:100&quot;));1)+0;&quot;&quot;))" table:number-matrix-columns-spanned="1" table:number-matrix-rows-spanned="1" table:style-name="ce1">
            <text:p>136</text:p>
          </table:table-cell>
          <table:table-cell office:value-type="float" office:value="16" table:formula="of:=LEFT([.B683];1)*10+RIGHT([.B683];1)" table:style-name="ce1">
            <text:p>16</text:p>
          </table:table-cell>
          <table:table-cell office:value-type="string" office:string-value="13dfbnfnpseven7sevennqtjthree3threethree3three6" table:formula="of:=COM.MICROSOFT.REDUCE([.A683];[NumberText.$A$1]:[NumberText.$A$9];COM.MICROSOFT.LAMBDA(_xlpm.a;_xlpm.b;SUBSTITUTE(_xlpm.a;_xlpm.b;VLOOKUP(_xlpm.b;[NumberText.$A$1:.$B$9];2;FALSE))))" table:number-matrix-columns-spanned="1" table:number-matrix-rows-spanned="1" table:style-name="ce1">
            <text:p>13dfbnfnpseven7sevennqtjthree3threethree3three6</text:p>
          </table:table-cell>
          <table:table-cell office:value-type="string" office:string-value="137336" table:formula="of:=COM.MICROSOFT.TEXTJOIN(&quot;&quot;;TRUE;IFERROR(MID([.D683];ROW(INDIRECT(&quot;1:100&quot;));1)+0;&quot;&quot;))" table:number-matrix-columns-spanned="1" table:number-matrix-rows-spanned="1" table:style-name="ce1">
            <text:p>137336</text:p>
          </table:table-cell>
          <table:table-cell office:value-type="float" office:value="16" table:formula="of:=LEFT([.E683];1)*10+RIGHT([.E683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dtncvsix34oneeighthpfouroneightv</text:p>
          </table:table-cell>
          <table:table-cell office:value-type="string" office:string-value="434" table:formula="of:=COM.MICROSOFT.TEXTJOIN(&quot;&quot;;TRUE;IFERROR(MID([.A684];ROW(INDIRECT(&quot;1:100&quot;));1)+0;&quot;&quot;))" table:number-matrix-columns-spanned="1" table:number-matrix-rows-spanned="1" table:style-name="ce1">
            <text:p>434</text:p>
          </table:table-cell>
          <table:table-cell office:value-type="float" office:value="44" table:formula="of:=LEFT([.B684];1)*10+RIGHT([.B684];1)" table:style-name="ce1">
            <text:p>44</text:p>
          </table:table-cell>
          <table:table-cell office:value-type="string" office:string-value="4dtncvsix6six34one1oneeight8eighthpfour4fourone1oneight8eightv" table:formula="of:=COM.MICROSOFT.REDUCE([.A684];[NumberText.$A$1]:[NumberText.$A$9];COM.MICROSOFT.LAMBDA(_xlpm.a;_xlpm.b;SUBSTITUTE(_xlpm.a;_xlpm.b;VLOOKUP(_xlpm.b;[NumberText.$A$1:.$B$9];2;FALSE))))" table:number-matrix-columns-spanned="1" table:number-matrix-rows-spanned="1" table:style-name="ce1">
            <text:p>4dtncvsix6six34one1oneeight8eighthpfour4fourone1oneight8eightv</text:p>
          </table:table-cell>
          <table:table-cell office:value-type="string" office:string-value="463418418" table:formula="of:=COM.MICROSOFT.TEXTJOIN(&quot;&quot;;TRUE;IFERROR(MID([.D684];ROW(INDIRECT(&quot;1:100&quot;));1)+0;&quot;&quot;))" table:number-matrix-columns-spanned="1" table:number-matrix-rows-spanned="1" table:style-name="ce1">
            <text:p>463418418</text:p>
          </table:table-cell>
          <table:table-cell office:value-type="float" office:value="48" table:formula="of:=LEFT([.E684];1)*10+RIGHT([.E684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dhqninefive88nine</text:p>
          </table:table-cell>
          <table:table-cell office:value-type="string" office:string-value="88" table:formula="of:=COM.MICROSOFT.TEXTJOIN(&quot;&quot;;TRUE;IFERROR(MID([.A685];ROW(INDIRECT(&quot;1:100&quot;));1)+0;&quot;&quot;))" table:number-matrix-columns-spanned="1" table:number-matrix-rows-spanned="1" table:style-name="ce1">
            <text:p>88</text:p>
          </table:table-cell>
          <table:table-cell office:value-type="float" office:value="88" table:formula="of:=LEFT([.B685];1)*10+RIGHT([.B685];1)" table:style-name="ce1">
            <text:p>88</text:p>
          </table:table-cell>
          <table:table-cell office:value-type="string" office:string-value="xdhqnine9ninefive5five88nine9nine" table:formula="of:=COM.MICROSOFT.REDUCE([.A685];[NumberText.$A$1]:[NumberText.$A$9];COM.MICROSOFT.LAMBDA(_xlpm.a;_xlpm.b;SUBSTITUTE(_xlpm.a;_xlpm.b;VLOOKUP(_xlpm.b;[NumberText.$A$1:.$B$9];2;FALSE))))" table:number-matrix-columns-spanned="1" table:number-matrix-rows-spanned="1" table:style-name="ce1">
            <text:p>xdhqnine9ninefive5five88nine9nine</text:p>
          </table:table-cell>
          <table:table-cell office:value-type="string" office:string-value="95889" table:formula="of:=COM.MICROSOFT.TEXTJOIN(&quot;&quot;;TRUE;IFERROR(MID([.D685];ROW(INDIRECT(&quot;1:100&quot;));1)+0;&quot;&quot;))" table:number-matrix-columns-spanned="1" table:number-matrix-rows-spanned="1" table:style-name="ce1">
            <text:p>95889</text:p>
          </table:table-cell>
          <table:table-cell office:value-type="float" office:value="99" table:formula="of:=LEFT([.E685];1)*10+RIGHT([.E685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hnnl8nineonehm7four</text:p>
          </table:table-cell>
          <table:table-cell office:value-type="string" office:string-value="687" table:formula="of:=COM.MICROSOFT.TEXTJOIN(&quot;&quot;;TRUE;IFERROR(MID([.A686];ROW(INDIRECT(&quot;1:100&quot;));1)+0;&quot;&quot;))" table:number-matrix-columns-spanned="1" table:number-matrix-rows-spanned="1" table:style-name="ce1">
            <text:p>687</text:p>
          </table:table-cell>
          <table:table-cell office:value-type="float" office:value="67" table:formula="of:=LEFT([.B686];1)*10+RIGHT([.B686];1)" table:style-name="ce1">
            <text:p>67</text:p>
          </table:table-cell>
          <table:table-cell office:value-type="string" office:string-value="6hnnl8nine9nineone1onehm7four4four" table:formula="of:=COM.MICROSOFT.REDUCE([.A686];[NumberText.$A$1]:[NumberText.$A$9];COM.MICROSOFT.LAMBDA(_xlpm.a;_xlpm.b;SUBSTITUTE(_xlpm.a;_xlpm.b;VLOOKUP(_xlpm.b;[NumberText.$A$1:.$B$9];2;FALSE))))" table:number-matrix-columns-spanned="1" table:number-matrix-rows-spanned="1" table:style-name="ce1">
            <text:p>6hnnl8nine9nineone1onehm7four4four</text:p>
          </table:table-cell>
          <table:table-cell office:value-type="string" office:string-value="689174" table:formula="of:=COM.MICROSOFT.TEXTJOIN(&quot;&quot;;TRUE;IFERROR(MID([.D686];ROW(INDIRECT(&quot;1:100&quot;));1)+0;&quot;&quot;))" table:number-matrix-columns-spanned="1" table:number-matrix-rows-spanned="1" table:style-name="ce1">
            <text:p>689174</text:p>
          </table:table-cell>
          <table:table-cell office:value-type="float" office:value="64" table:formula="of:=LEFT([.E686];1)*10+RIGHT([.E686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fournine8five2six</text:p>
          </table:table-cell>
          <table:table-cell office:value-type="string" office:string-value="82" table:formula="of:=COM.MICROSOFT.TEXTJOIN(&quot;&quot;;TRUE;IFERROR(MID([.A687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687];1)*10+RIGHT([.B687];1)" table:style-name="ce1">
            <text:p>82</text:p>
          </table:table-cell>
          <table:table-cell office:value-type="string" office:string-value="seven7sevenfour4fournine9nine8five5five2six6six" table:formula="of:=COM.MICROSOFT.REDUCE([.A687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four4fournine9nine8five5five2six6six</text:p>
          </table:table-cell>
          <table:table-cell office:value-type="string" office:string-value="7498526" table:formula="of:=COM.MICROSOFT.TEXTJOIN(&quot;&quot;;TRUE;IFERROR(MID([.D687];ROW(INDIRECT(&quot;1:100&quot;));1)+0;&quot;&quot;))" table:number-matrix-columns-spanned="1" table:number-matrix-rows-spanned="1" table:style-name="ce1">
            <text:p>7498526</text:p>
          </table:table-cell>
          <table:table-cell office:value-type="float" office:value="76" table:formula="of:=LEFT([.E687];1)*10+RIGHT([.E687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nczlzjqdtmdgsgxch94one3knlxjvqtrjlsx2</text:p>
          </table:table-cell>
          <table:table-cell office:value-type="string" office:string-value="9432" table:formula="of:=COM.MICROSOFT.TEXTJOIN(&quot;&quot;;TRUE;IFERROR(MID([.A688];ROW(INDIRECT(&quot;1:100&quot;));1)+0;&quot;&quot;))" table:number-matrix-columns-spanned="1" table:number-matrix-rows-spanned="1" table:style-name="ce1">
            <text:p>9432</text:p>
          </table:table-cell>
          <table:table-cell office:value-type="float" office:value="92" table:formula="of:=LEFT([.B688];1)*10+RIGHT([.B688];1)" table:style-name="ce1">
            <text:p>92</text:p>
          </table:table-cell>
          <table:table-cell office:value-type="string" office:string-value="vnczlzjqdtmdgsgxch94one1one3knlxjvqtrjlsx2" table:formula="of:=COM.MICROSOFT.REDUCE([.A688];[NumberText.$A$1]:[NumberText.$A$9];COM.MICROSOFT.LAMBDA(_xlpm.a;_xlpm.b;SUBSTITUTE(_xlpm.a;_xlpm.b;VLOOKUP(_xlpm.b;[NumberText.$A$1:.$B$9];2;FALSE))))" table:number-matrix-columns-spanned="1" table:number-matrix-rows-spanned="1" table:style-name="ce1">
            <text:p>vnczlzjqdtmdgsgxch94one1one3knlxjvqtrjlsx2</text:p>
          </table:table-cell>
          <table:table-cell office:value-type="string" office:string-value="94132" table:formula="of:=COM.MICROSOFT.TEXTJOIN(&quot;&quot;;TRUE;IFERROR(MID([.D688];ROW(INDIRECT(&quot;1:100&quot;));1)+0;&quot;&quot;))" table:number-matrix-columns-spanned="1" table:number-matrix-rows-spanned="1" table:style-name="ce1">
            <text:p>94132</text:p>
          </table:table-cell>
          <table:table-cell office:value-type="float" office:value="92" table:formula="of:=LEFT([.E688];1)*10+RIGHT([.E688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eight14kkzrsqmgkhjb</text:p>
          </table:table-cell>
          <table:table-cell office:value-type="string" office:string-value="14" table:formula="of:=COM.MICROSOFT.TEXTJOIN(&quot;&quot;;TRUE;IFERROR(MID([.A689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B689];1)*10+RIGHT([.B689];1)" table:style-name="ce1">
            <text:p>14</text:p>
          </table:table-cell>
          <table:table-cell office:value-type="string" office:string-value="two2twoeight8eight14kkzrsqmgkhjb" table:formula="of:=COM.MICROSOFT.REDUCE([.A689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eight8eight14kkzrsqmgkhjb</text:p>
          </table:table-cell>
          <table:table-cell office:value-type="string" office:string-value="2814" table:formula="of:=COM.MICROSOFT.TEXTJOIN(&quot;&quot;;TRUE;IFERROR(MID([.D689];ROW(INDIRECT(&quot;1:100&quot;));1)+0;&quot;&quot;))" table:number-matrix-columns-spanned="1" table:number-matrix-rows-spanned="1" table:style-name="ce1">
            <text:p>2814</text:p>
          </table:table-cell>
          <table:table-cell office:value-type="float" office:value="24" table:formula="of:=LEFT([.E689];1)*10+RIGHT([.E689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hqrzxrhskngj9ninenjcnbdtjhjtdh</text:p>
          </table:table-cell>
          <table:table-cell office:value-type="string" office:string-value="9" table:formula="of:=COM.MICROSOFT.TEXTJOIN(&quot;&quot;;TRUE;IFERROR(MID([.A690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90];1)*10+RIGHT([.B690];1)" table:style-name="ce1">
            <text:p>99</text:p>
          </table:table-cell>
          <table:table-cell office:value-type="string" office:string-value="jhqrzxrhskngj9nine9ninenjcnbdtjhjtdh" table:formula="of:=COM.MICROSOFT.REDUCE([.A690];[NumberText.$A$1]:[NumberText.$A$9];COM.MICROSOFT.LAMBDA(_xlpm.a;_xlpm.b;SUBSTITUTE(_xlpm.a;_xlpm.b;VLOOKUP(_xlpm.b;[NumberText.$A$1:.$B$9];2;FALSE))))" table:number-matrix-columns-spanned="1" table:number-matrix-rows-spanned="1" table:style-name="ce1">
            <text:p>jhqrzxrhskngj9nine9ninenjcnbdtjhjtdh</text:p>
          </table:table-cell>
          <table:table-cell office:value-type="string" office:string-value="99" table:formula="of:=COM.MICROSOFT.TEXTJOIN(&quot;&quot;;TRUE;IFERROR(MID([.D690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E690];1)*10+RIGHT([.E690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grrlxnlvthreernfghspmc</text:p>
          </table:table-cell>
          <table:table-cell office:value-type="string" office:string-value="2" table:formula="of:=COM.MICROSOFT.TEXTJOIN(&quot;&quot;;TRUE;IFERROR(MID([.A69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691];1)*10+RIGHT([.B691];1)" table:style-name="ce1">
            <text:p>22</text:p>
          </table:table-cell>
          <table:table-cell office:value-type="string" office:string-value="2grrlxnlvthree3threernfghspmc" table:formula="of:=COM.MICROSOFT.REDUCE([.A691];[NumberText.$A$1]:[NumberText.$A$9];COM.MICROSOFT.LAMBDA(_xlpm.a;_xlpm.b;SUBSTITUTE(_xlpm.a;_xlpm.b;VLOOKUP(_xlpm.b;[NumberText.$A$1:.$B$9];2;FALSE))))" table:number-matrix-columns-spanned="1" table:number-matrix-rows-spanned="1" table:style-name="ce1">
            <text:p>2grrlxnlvthree3threernfghspmc</text:p>
          </table:table-cell>
          <table:table-cell office:value-type="string" office:string-value="23" table:formula="of:=COM.MICROSOFT.TEXTJOIN(&quot;&quot;;TRUE;IFERROR(MID([.D691];ROW(INDIRECT(&quot;1:100&quot;));1)+0;&quot;&quot;))" table:number-matrix-columns-spanned="1" table:number-matrix-rows-spanned="1" table:style-name="ce1">
            <text:p>23</text:p>
          </table:table-cell>
          <table:table-cell office:value-type="float" office:value="23" table:formula="of:=LEFT([.E691];1)*10+RIGHT([.E691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8hjbsevenfive5threenpgtnkftp</text:p>
          </table:table-cell>
          <table:table-cell office:value-type="string" office:string-value="85" table:formula="of:=COM.MICROSOFT.TEXTJOIN(&quot;&quot;;TRUE;IFERROR(MID([.A692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B692];1)*10+RIGHT([.B692];1)" table:style-name="ce1">
            <text:p>85</text:p>
          </table:table-cell>
          <table:table-cell office:value-type="string" office:string-value="two2two8hjbseven7sevenfive5five5three3threenpgtnkftp" table:formula="of:=COM.MICROSOFT.REDUCE([.A692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8hjbseven7sevenfive5five5three3threenpgtnkftp</text:p>
          </table:table-cell>
          <table:table-cell office:value-type="string" office:string-value="287553" table:formula="of:=COM.MICROSOFT.TEXTJOIN(&quot;&quot;;TRUE;IFERROR(MID([.D692];ROW(INDIRECT(&quot;1:100&quot;));1)+0;&quot;&quot;))" table:number-matrix-columns-spanned="1" table:number-matrix-rows-spanned="1" table:style-name="ce1">
            <text:p>287553</text:p>
          </table:table-cell>
          <table:table-cell office:value-type="float" office:value="23" table:formula="of:=LEFT([.E692];1)*10+RIGHT([.E692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8sixfive1five7</text:p>
          </table:table-cell>
          <table:table-cell office:value-type="string" office:string-value="817" table:formula="of:=COM.MICROSOFT.TEXTJOIN(&quot;&quot;;TRUE;IFERROR(MID([.A693];ROW(INDIRECT(&quot;1:100&quot;));1)+0;&quot;&quot;))" table:number-matrix-columns-spanned="1" table:number-matrix-rows-spanned="1" table:style-name="ce1">
            <text:p>817</text:p>
          </table:table-cell>
          <table:table-cell office:value-type="float" office:value="87" table:formula="of:=LEFT([.B693];1)*10+RIGHT([.B693];1)" table:style-name="ce1">
            <text:p>87</text:p>
          </table:table-cell>
          <table:table-cell office:value-type="string" office:string-value="d8six6sixfive5five1five5five7" table:formula="of:=COM.MICROSOFT.REDUCE([.A693];[NumberText.$A$1]:[NumberText.$A$9];COM.MICROSOFT.LAMBDA(_xlpm.a;_xlpm.b;SUBSTITUTE(_xlpm.a;_xlpm.b;VLOOKUP(_xlpm.b;[NumberText.$A$1:.$B$9];2;FALSE))))" table:number-matrix-columns-spanned="1" table:number-matrix-rows-spanned="1" table:style-name="ce1">
            <text:p>d8six6sixfive5five1five5five7</text:p>
          </table:table-cell>
          <table:table-cell office:value-type="string" office:string-value="865157" table:formula="of:=COM.MICROSOFT.TEXTJOIN(&quot;&quot;;TRUE;IFERROR(MID([.D693];ROW(INDIRECT(&quot;1:100&quot;));1)+0;&quot;&quot;))" table:number-matrix-columns-spanned="1" table:number-matrix-rows-spanned="1" table:style-name="ce1">
            <text:p>865157</text:p>
          </table:table-cell>
          <table:table-cell office:value-type="float" office:value="87" table:formula="of:=LEFT([.E693];1)*10+RIGHT([.E693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three9</text:p>
          </table:table-cell>
          <table:table-cell office:value-type="string" office:string-value="9" table:formula="of:=COM.MICROSOFT.TEXTJOIN(&quot;&quot;;TRUE;IFERROR(MID([.A69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694];1)*10+RIGHT([.B694];1)" table:style-name="ce1">
            <text:p>99</text:p>
          </table:table-cell>
          <table:table-cell office:value-type="string" office:string-value="six6sixthree3three9" table:formula="of:=COM.MICROSOFT.REDUCE([.A694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three3three9</text:p>
          </table:table-cell>
          <table:table-cell office:value-type="string" office:string-value="639" table:formula="of:=COM.MICROSOFT.TEXTJOIN(&quot;&quot;;TRUE;IFERROR(MID([.D694];ROW(INDIRECT(&quot;1:100&quot;));1)+0;&quot;&quot;))" table:number-matrix-columns-spanned="1" table:number-matrix-rows-spanned="1" table:style-name="ce1">
            <text:p>639</text:p>
          </table:table-cell>
          <table:table-cell office:value-type="float" office:value="69" table:formula="of:=LEFT([.E694];1)*10+RIGHT([.E694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spqf2gptcsrvlln9</text:p>
          </table:table-cell>
          <table:table-cell office:value-type="string" office:string-value="29" table:formula="of:=COM.MICROSOFT.TEXTJOIN(&quot;&quot;;TRUE;IFERROR(MID([.A695];ROW(INDIRECT(&quot;1:100&quot;));1)+0;&quot;&quot;))" table:number-matrix-columns-spanned="1" table:number-matrix-rows-spanned="1" table:style-name="ce1">
            <text:p>29</text:p>
          </table:table-cell>
          <table:table-cell office:value-type="float" office:value="29" table:formula="of:=LEFT([.B695];1)*10+RIGHT([.B695];1)" table:style-name="ce1">
            <text:p>29</text:p>
          </table:table-cell>
          <table:table-cell office:value-type="string" office:string-value="six6sixspqf2gptcsrvlln9" table:formula="of:=COM.MICROSOFT.REDUCE([.A695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spqf2gptcsrvlln9</text:p>
          </table:table-cell>
          <table:table-cell office:value-type="string" office:string-value="629" table:formula="of:=COM.MICROSOFT.TEXTJOIN(&quot;&quot;;TRUE;IFERROR(MID([.D695];ROW(INDIRECT(&quot;1:100&quot;));1)+0;&quot;&quot;))" table:number-matrix-columns-spanned="1" table:number-matrix-rows-spanned="1" table:style-name="ce1">
            <text:p>629</text:p>
          </table:table-cell>
          <table:table-cell office:value-type="float" office:value="69" table:formula="of:=LEFT([.E695];1)*10+RIGHT([.E695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8nine</text:p>
          </table:table-cell>
          <table:table-cell office:value-type="string" office:string-value="8" table:formula="of:=COM.MICROSOFT.TEXTJOIN(&quot;&quot;;TRUE;IFERROR(MID([.A696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696];1)*10+RIGHT([.B696];1)" table:style-name="ce1">
            <text:p>88</text:p>
          </table:table-cell>
          <table:table-cell office:value-type="string" office:string-value="seven7seven8nine9nine" table:formula="of:=COM.MICROSOFT.REDUCE([.A696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8nine9nine</text:p>
          </table:table-cell>
          <table:table-cell office:value-type="string" office:string-value="789" table:formula="of:=COM.MICROSOFT.TEXTJOIN(&quot;&quot;;TRUE;IFERROR(MID([.D696];ROW(INDIRECT(&quot;1:100&quot;));1)+0;&quot;&quot;))" table:number-matrix-columns-spanned="1" table:number-matrix-rows-spanned="1" table:style-name="ce1">
            <text:p>789</text:p>
          </table:table-cell>
          <table:table-cell office:value-type="float" office:value="79" table:formula="of:=LEFT([.E696];1)*10+RIGHT([.E696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qeightwo7svvjqs75qgp3hpvn</text:p>
          </table:table-cell>
          <table:table-cell office:value-type="string" office:string-value="7753" table:formula="of:=COM.MICROSOFT.TEXTJOIN(&quot;&quot;;TRUE;IFERROR(MID([.A697];ROW(INDIRECT(&quot;1:100&quot;));1)+0;&quot;&quot;))" table:number-matrix-columns-spanned="1" table:number-matrix-rows-spanned="1" table:style-name="ce1">
            <text:p>7753</text:p>
          </table:table-cell>
          <table:table-cell office:value-type="float" office:value="73" table:formula="of:=LEFT([.B697];1)*10+RIGHT([.B697];1)" table:style-name="ce1">
            <text:p>73</text:p>
          </table:table-cell>
          <table:table-cell office:value-type="string" office:string-value="nqeight8eightwo2two7svvjqs75qgp3hpvn" table:formula="of:=COM.MICROSOFT.REDUCE([.A697];[NumberText.$A$1]:[NumberText.$A$9];COM.MICROSOFT.LAMBDA(_xlpm.a;_xlpm.b;SUBSTITUTE(_xlpm.a;_xlpm.b;VLOOKUP(_xlpm.b;[NumberText.$A$1:.$B$9];2;FALSE))))" table:number-matrix-columns-spanned="1" table:number-matrix-rows-spanned="1" table:style-name="ce1">
            <text:p>nqeight8eightwo2two7svvjqs75qgp3hpvn</text:p>
          </table:table-cell>
          <table:table-cell office:value-type="string" office:string-value="827753" table:formula="of:=COM.MICROSOFT.TEXTJOIN(&quot;&quot;;TRUE;IFERROR(MID([.D697];ROW(INDIRECT(&quot;1:100&quot;));1)+0;&quot;&quot;))" table:number-matrix-columns-spanned="1" table:number-matrix-rows-spanned="1" table:style-name="ce1">
            <text:p>827753</text:p>
          </table:table-cell>
          <table:table-cell office:value-type="float" office:value="83" table:formula="of:=LEFT([.E697];1)*10+RIGHT([.E697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rsixxffsdvvrf74five3</text:p>
          </table:table-cell>
          <table:table-cell office:value-type="string" office:string-value="743" table:formula="of:=COM.MICROSOFT.TEXTJOIN(&quot;&quot;;TRUE;IFERROR(MID([.A698];ROW(INDIRECT(&quot;1:100&quot;));1)+0;&quot;&quot;))" table:number-matrix-columns-spanned="1" table:number-matrix-rows-spanned="1" table:style-name="ce1">
            <text:p>743</text:p>
          </table:table-cell>
          <table:table-cell office:value-type="float" office:value="73" table:formula="of:=LEFT([.B698];1)*10+RIGHT([.B698];1)" table:style-name="ce1">
            <text:p>73</text:p>
          </table:table-cell>
          <table:table-cell office:value-type="string" office:string-value="qrsix6sixxffsdvvrf74five5five3" table:formula="of:=COM.MICROSOFT.REDUCE([.A698];[NumberText.$A$1]:[NumberText.$A$9];COM.MICROSOFT.LAMBDA(_xlpm.a;_xlpm.b;SUBSTITUTE(_xlpm.a;_xlpm.b;VLOOKUP(_xlpm.b;[NumberText.$A$1:.$B$9];2;FALSE))))" table:number-matrix-columns-spanned="1" table:number-matrix-rows-spanned="1" table:style-name="ce1">
            <text:p>qrsix6sixxffsdvvrf74five5five3</text:p>
          </table:table-cell>
          <table:table-cell office:value-type="string" office:string-value="67453" table:formula="of:=COM.MICROSOFT.TEXTJOIN(&quot;&quot;;TRUE;IFERROR(MID([.D698];ROW(INDIRECT(&quot;1:100&quot;));1)+0;&quot;&quot;))" table:number-matrix-columns-spanned="1" table:number-matrix-rows-spanned="1" table:style-name="ce1">
            <text:p>67453</text:p>
          </table:table-cell>
          <table:table-cell office:value-type="float" office:value="63" table:formula="of:=LEFT([.E698];1)*10+RIGHT([.E698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threeskqgcgprrjmcxksixtwo969</text:p>
          </table:table-cell>
          <table:table-cell office:value-type="string" office:string-value="5969" table:formula="of:=COM.MICROSOFT.TEXTJOIN(&quot;&quot;;TRUE;IFERROR(MID([.A699];ROW(INDIRECT(&quot;1:100&quot;));1)+0;&quot;&quot;))" table:number-matrix-columns-spanned="1" table:number-matrix-rows-spanned="1" table:style-name="ce1">
            <text:p>5969</text:p>
          </table:table-cell>
          <table:table-cell office:value-type="float" office:value="59" table:formula="of:=LEFT([.B699];1)*10+RIGHT([.B699];1)" table:style-name="ce1">
            <text:p>59</text:p>
          </table:table-cell>
          <table:table-cell office:value-type="string" office:string-value="5three3threeskqgcgprrjmcxksix6sixtwo2two969" table:formula="of:=COM.MICROSOFT.REDUCE([.A699];[NumberText.$A$1]:[NumberText.$A$9];COM.MICROSOFT.LAMBDA(_xlpm.a;_xlpm.b;SUBSTITUTE(_xlpm.a;_xlpm.b;VLOOKUP(_xlpm.b;[NumberText.$A$1:.$B$9];2;FALSE))))" table:number-matrix-columns-spanned="1" table:number-matrix-rows-spanned="1" table:style-name="ce1">
            <text:p>5three3threeskqgcgprrjmcxksix6sixtwo2two969</text:p>
          </table:table-cell>
          <table:table-cell office:value-type="string" office:string-value="5362969" table:formula="of:=COM.MICROSOFT.TEXTJOIN(&quot;&quot;;TRUE;IFERROR(MID([.D699];ROW(INDIRECT(&quot;1:100&quot;));1)+0;&quot;&quot;))" table:number-matrix-columns-spanned="1" table:number-matrix-rows-spanned="1" table:style-name="ce1">
            <text:p>5362969</text:p>
          </table:table-cell>
          <table:table-cell office:value-type="float" office:value="59" table:formula="of:=LEFT([.E699];1)*10+RIGHT([.E699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btlvlseven13fh</text:p>
          </table:table-cell>
          <table:table-cell office:value-type="string" office:string-value="13" table:formula="of:=COM.MICROSOFT.TEXTJOIN(&quot;&quot;;TRUE;IFERROR(MID([.A700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700];1)*10+RIGHT([.B700];1)" table:style-name="ce1">
            <text:p>13</text:p>
          </table:table-cell>
          <table:table-cell office:value-type="string" office:string-value="bdbtlvlseven7seven13fh" table:formula="of:=COM.MICROSOFT.REDUCE([.A700];[NumberText.$A$1]:[NumberText.$A$9];COM.MICROSOFT.LAMBDA(_xlpm.a;_xlpm.b;SUBSTITUTE(_xlpm.a;_xlpm.b;VLOOKUP(_xlpm.b;[NumberText.$A$1:.$B$9];2;FALSE))))" table:number-matrix-columns-spanned="1" table:number-matrix-rows-spanned="1" table:style-name="ce1">
            <text:p>bdbtlvlseven7seven13fh</text:p>
          </table:table-cell>
          <table:table-cell office:value-type="string" office:string-value="713" table:formula="of:=COM.MICROSOFT.TEXTJOIN(&quot;&quot;;TRUE;IFERROR(MID([.D700];ROW(INDIRECT(&quot;1:100&quot;));1)+0;&quot;&quot;))" table:number-matrix-columns-spanned="1" table:number-matrix-rows-spanned="1" table:style-name="ce1">
            <text:p>713</text:p>
          </table:table-cell>
          <table:table-cell office:value-type="float" office:value="73" table:formula="of:=LEFT([.E700];1)*10+RIGHT([.E700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two1eightfour7jqdd</text:p>
          </table:table-cell>
          <table:table-cell office:value-type="string" office:string-value="217" table:formula="of:=COM.MICROSOFT.TEXTJOIN(&quot;&quot;;TRUE;IFERROR(MID([.A701];ROW(INDIRECT(&quot;1:100&quot;));1)+0;&quot;&quot;))" table:number-matrix-columns-spanned="1" table:number-matrix-rows-spanned="1" table:style-name="ce1">
            <text:p>217</text:p>
          </table:table-cell>
          <table:table-cell office:value-type="float" office:value="27" table:formula="of:=LEFT([.B701];1)*10+RIGHT([.B701];1)" table:style-name="ce1">
            <text:p>27</text:p>
          </table:table-cell>
          <table:table-cell office:value-type="string" office:string-value="2two2two1eight8eightfour4four7jqdd" table:formula="of:=COM.MICROSOFT.REDUCE([.A701];[NumberText.$A$1]:[NumberText.$A$9];COM.MICROSOFT.LAMBDA(_xlpm.a;_xlpm.b;SUBSTITUTE(_xlpm.a;_xlpm.b;VLOOKUP(_xlpm.b;[NumberText.$A$1:.$B$9];2;FALSE))))" table:number-matrix-columns-spanned="1" table:number-matrix-rows-spanned="1" table:style-name="ce1">
            <text:p>2two2two1eight8eightfour4four7jqdd</text:p>
          </table:table-cell>
          <table:table-cell office:value-type="string" office:string-value="221847" table:formula="of:=COM.MICROSOFT.TEXTJOIN(&quot;&quot;;TRUE;IFERROR(MID([.D701];ROW(INDIRECT(&quot;1:100&quot;));1)+0;&quot;&quot;))" table:number-matrix-columns-spanned="1" table:number-matrix-rows-spanned="1" table:style-name="ce1">
            <text:p>221847</text:p>
          </table:table-cell>
          <table:table-cell office:value-type="float" office:value="27" table:formula="of:=LEFT([.E701];1)*10+RIGHT([.E701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8ninefournffzbnbhkpjqh32</text:p>
          </table:table-cell>
          <table:table-cell office:value-type="string" office:string-value="832" table:formula="of:=COM.MICROSOFT.TEXTJOIN(&quot;&quot;;TRUE;IFERROR(MID([.A702];ROW(INDIRECT(&quot;1:100&quot;));1)+0;&quot;&quot;))" table:number-matrix-columns-spanned="1" table:number-matrix-rows-spanned="1" table:style-name="ce1">
            <text:p>832</text:p>
          </table:table-cell>
          <table:table-cell office:value-type="float" office:value="82" table:formula="of:=LEFT([.B702];1)*10+RIGHT([.B702];1)" table:style-name="ce1">
            <text:p>82</text:p>
          </table:table-cell>
          <table:table-cell office:value-type="string" office:string-value="three3three8nine9ninefour4fournffzbnbhkpjqh32" table:formula="of:=COM.MICROSOFT.REDUCE([.A702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8nine9ninefour4fournffzbnbhkpjqh32</text:p>
          </table:table-cell>
          <table:table-cell office:value-type="string" office:string-value="389432" table:formula="of:=COM.MICROSOFT.TEXTJOIN(&quot;&quot;;TRUE;IFERROR(MID([.D702];ROW(INDIRECT(&quot;1:100&quot;));1)+0;&quot;&quot;))" table:number-matrix-columns-spanned="1" table:number-matrix-rows-spanned="1" table:style-name="ce1">
            <text:p>389432</text:p>
          </table:table-cell>
          <table:table-cell office:value-type="float" office:value="32" table:formula="of:=LEFT([.E702];1)*10+RIGHT([.E702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qzmhnjttdnine41sevenpcxqkvr</text:p>
          </table:table-cell>
          <table:table-cell office:value-type="string" office:string-value="41" table:formula="of:=COM.MICROSOFT.TEXTJOIN(&quot;&quot;;TRUE;IFERROR(MID([.A703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B703];1)*10+RIGHT([.B703];1)" table:style-name="ce1">
            <text:p>41</text:p>
          </table:table-cell>
          <table:table-cell office:value-type="string" office:string-value="six6sixqzmhnjttdnine9nine41seven7sevenpcxqkvr" table:formula="of:=COM.MICROSOFT.REDUCE([.A703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qzmhnjttdnine9nine41seven7sevenpcxqkvr</text:p>
          </table:table-cell>
          <table:table-cell office:value-type="string" office:string-value="69417" table:formula="of:=COM.MICROSOFT.TEXTJOIN(&quot;&quot;;TRUE;IFERROR(MID([.D703];ROW(INDIRECT(&quot;1:100&quot;));1)+0;&quot;&quot;))" table:number-matrix-columns-spanned="1" table:number-matrix-rows-spanned="1" table:style-name="ce1">
            <text:p>69417</text:p>
          </table:table-cell>
          <table:table-cell office:value-type="float" office:value="67" table:formula="of:=LEFT([.E703];1)*10+RIGHT([.E703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nine2fourseven2</text:p>
          </table:table-cell>
          <table:table-cell office:value-type="string" office:string-value="22" table:formula="of:=COM.MICROSOFT.TEXTJOIN(&quot;&quot;;TRUE;IFERROR(MID([.A704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704];1)*10+RIGHT([.B704];1)" table:style-name="ce1">
            <text:p>22</text:p>
          </table:table-cell>
          <table:table-cell office:value-type="string" office:string-value="five5fivenine9nine2four4fourseven7seven2" table:formula="of:=COM.MICROSOFT.REDUCE([.A704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nine9nine2four4fourseven7seven2</text:p>
          </table:table-cell>
          <table:table-cell office:value-type="string" office:string-value="592472" table:formula="of:=COM.MICROSOFT.TEXTJOIN(&quot;&quot;;TRUE;IFERROR(MID([.D704];ROW(INDIRECT(&quot;1:100&quot;));1)+0;&quot;&quot;))" table:number-matrix-columns-spanned="1" table:number-matrix-rows-spanned="1" table:style-name="ce1">
            <text:p>592472</text:p>
          </table:table-cell>
          <table:table-cell office:value-type="float" office:value="52" table:formula="of:=LEFT([.E704];1)*10+RIGHT([.E704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jjhrjbmvvngqd3three7ninekpneight</text:p>
          </table:table-cell>
          <table:table-cell office:value-type="string" office:string-value="37" table:formula="of:=COM.MICROSOFT.TEXTJOIN(&quot;&quot;;TRUE;IFERROR(MID([.A705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B705];1)*10+RIGHT([.B705];1)" table:style-name="ce1">
            <text:p>37</text:p>
          </table:table-cell>
          <table:table-cell office:value-type="string" office:string-value="six6sixjjhrjbmvvngqd3three3three7nine9ninekpneight8eight" table:formula="of:=COM.MICROSOFT.REDUCE([.A705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jjhrjbmvvngqd3three3three7nine9ninekpneight8eight</text:p>
          </table:table-cell>
          <table:table-cell office:value-type="string" office:string-value="633798" table:formula="of:=COM.MICROSOFT.TEXTJOIN(&quot;&quot;;TRUE;IFERROR(MID([.D705];ROW(INDIRECT(&quot;1:100&quot;));1)+0;&quot;&quot;))" table:number-matrix-columns-spanned="1" table:number-matrix-rows-spanned="1" table:style-name="ce1">
            <text:p>633798</text:p>
          </table:table-cell>
          <table:table-cell office:value-type="float" office:value="68" table:formula="of:=LEFT([.E705];1)*10+RIGHT([.E705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lttrkpcljbbrmponeightbb</text:p>
          </table:table-cell>
          <table:table-cell office:value-type="string" office:string-value="11" table:formula="of:=COM.MICROSOFT.TEXTJOIN(&quot;&quot;;TRUE;IFERROR(MID([.A706];ROW(INDIRECT(&quot;1:100&quot;));1)+0;&quot;&quot;))" table:number-matrix-columns-spanned="1" table:number-matrix-rows-spanned="1" table:style-name="ce1">
            <text:p>11</text:p>
          </table:table-cell>
          <table:table-cell office:value-type="float" office:value="11" table:formula="of:=LEFT([.B706];1)*10+RIGHT([.B706];1)" table:style-name="ce1">
            <text:p>11</text:p>
          </table:table-cell>
          <table:table-cell office:value-type="string" office:string-value="11lttrkpcljbbrmpone1oneight8eightbb" table:formula="of:=COM.MICROSOFT.REDUCE([.A706];[NumberText.$A$1]:[NumberText.$A$9];COM.MICROSOFT.LAMBDA(_xlpm.a;_xlpm.b;SUBSTITUTE(_xlpm.a;_xlpm.b;VLOOKUP(_xlpm.b;[NumberText.$A$1:.$B$9];2;FALSE))))" table:number-matrix-columns-spanned="1" table:number-matrix-rows-spanned="1" table:style-name="ce1">
            <text:p>11lttrkpcljbbrmpone1oneight8eightbb</text:p>
          </table:table-cell>
          <table:table-cell office:value-type="string" office:string-value="1118" table:formula="of:=COM.MICROSOFT.TEXTJOIN(&quot;&quot;;TRUE;IFERROR(MID([.D706];ROW(INDIRECT(&quot;1:100&quot;));1)+0;&quot;&quot;))" table:number-matrix-columns-spanned="1" table:number-matrix-rows-spanned="1" table:style-name="ce1">
            <text:p>1118</text:p>
          </table:table-cell>
          <table:table-cell office:value-type="float" office:value="18" table:formula="of:=LEFT([.E706];1)*10+RIGHT([.E706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xgkvgrjtsix84</text:p>
          </table:table-cell>
          <table:table-cell office:value-type="string" office:string-value="84" table:formula="of:=COM.MICROSOFT.TEXTJOIN(&quot;&quot;;TRUE;IFERROR(MID([.A707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B707];1)*10+RIGHT([.B707];1)" table:style-name="ce1">
            <text:p>84</text:p>
          </table:table-cell>
          <table:table-cell office:value-type="string" office:string-value="frxgkvgrjtsix6six84" table:formula="of:=COM.MICROSOFT.REDUCE([.A707];[NumberText.$A$1]:[NumberText.$A$9];COM.MICROSOFT.LAMBDA(_xlpm.a;_xlpm.b;SUBSTITUTE(_xlpm.a;_xlpm.b;VLOOKUP(_xlpm.b;[NumberText.$A$1:.$B$9];2;FALSE))))" table:number-matrix-columns-spanned="1" table:number-matrix-rows-spanned="1" table:style-name="ce1">
            <text:p>frxgkvgrjtsix6six84</text:p>
          </table:table-cell>
          <table:table-cell office:value-type="string" office:string-value="684" table:formula="of:=COM.MICROSOFT.TEXTJOIN(&quot;&quot;;TRUE;IFERROR(MID([.D707];ROW(INDIRECT(&quot;1:100&quot;));1)+0;&quot;&quot;))" table:number-matrix-columns-spanned="1" table:number-matrix-rows-spanned="1" table:style-name="ce1">
            <text:p>684</text:p>
          </table:table-cell>
          <table:table-cell office:value-type="float" office:value="64" table:formula="of:=LEFT([.E707];1)*10+RIGHT([.E707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eightonesix8fivenlfhkfgp</text:p>
          </table:table-cell>
          <table:table-cell office:value-type="string" office:string-value="768" table:formula="of:=COM.MICROSOFT.TEXTJOIN(&quot;&quot;;TRUE;IFERROR(MID([.A708];ROW(INDIRECT(&quot;1:100&quot;));1)+0;&quot;&quot;))" table:number-matrix-columns-spanned="1" table:number-matrix-rows-spanned="1" table:style-name="ce1">
            <text:p>768</text:p>
          </table:table-cell>
          <table:table-cell office:value-type="float" office:value="78" table:formula="of:=LEFT([.B708];1)*10+RIGHT([.B708];1)" table:style-name="ce1">
            <text:p>78</text:p>
          </table:table-cell>
          <table:table-cell office:value-type="string" office:string-value="76eight8eightone1onesix6six8five5fivenlfhkfgp" table:formula="of:=COM.MICROSOFT.REDUCE([.A708];[NumberText.$A$1]:[NumberText.$A$9];COM.MICROSOFT.LAMBDA(_xlpm.a;_xlpm.b;SUBSTITUTE(_xlpm.a;_xlpm.b;VLOOKUP(_xlpm.b;[NumberText.$A$1:.$B$9];2;FALSE))))" table:number-matrix-columns-spanned="1" table:number-matrix-rows-spanned="1" table:style-name="ce1">
            <text:p>76eight8eightone1onesix6six8five5fivenlfhkfgp</text:p>
          </table:table-cell>
          <table:table-cell office:value-type="string" office:string-value="7681685" table:formula="of:=COM.MICROSOFT.TEXTJOIN(&quot;&quot;;TRUE;IFERROR(MID([.D708];ROW(INDIRECT(&quot;1:100&quot;));1)+0;&quot;&quot;))" table:number-matrix-columns-spanned="1" table:number-matrix-rows-spanned="1" table:style-name="ce1">
            <text:p>7681685</text:p>
          </table:table-cell>
          <table:table-cell office:value-type="float" office:value="75" table:formula="of:=LEFT([.E708];1)*10+RIGHT([.E708];1)" table:style-name="ce1">
            <text:p>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pqlrklpnfljvpfkdklkgrjp1ninevfour</text:p>
          </table:table-cell>
          <table:table-cell office:value-type="string" office:string-value="1" table:formula="of:=COM.MICROSOFT.TEXTJOIN(&quot;&quot;;TRUE;IFERROR(MID([.A709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709];1)*10+RIGHT([.B709];1)" table:style-name="ce1">
            <text:p>11</text:p>
          </table:table-cell>
          <table:table-cell office:value-type="string" office:string-value="four4fourpqlrklpnfljvpfkdklkgrjp1nine9ninevfour4four" table:formula="of:=COM.MICROSOFT.REDUCE([.A709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pqlrklpnfljvpfkdklkgrjp1nine9ninevfour4four</text:p>
          </table:table-cell>
          <table:table-cell office:value-type="string" office:string-value="4194" table:formula="of:=COM.MICROSOFT.TEXTJOIN(&quot;&quot;;TRUE;IFERROR(MID([.D709];ROW(INDIRECT(&quot;1:100&quot;));1)+0;&quot;&quot;))" table:number-matrix-columns-spanned="1" table:number-matrix-rows-spanned="1" table:style-name="ce1">
            <text:p>4194</text:p>
          </table:table-cell>
          <table:table-cell office:value-type="float" office:value="44" table:formula="of:=LEFT([.E709];1)*10+RIGHT([.E709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ix75tr1</text:p>
          </table:table-cell>
          <table:table-cell office:value-type="string" office:string-value="1751" table:formula="of:=COM.MICROSOFT.TEXTJOIN(&quot;&quot;;TRUE;IFERROR(MID([.A710];ROW(INDIRECT(&quot;1:100&quot;));1)+0;&quot;&quot;))" table:number-matrix-columns-spanned="1" table:number-matrix-rows-spanned="1" table:style-name="ce1">
            <text:p>1751</text:p>
          </table:table-cell>
          <table:table-cell office:value-type="float" office:value="11" table:formula="of:=LEFT([.B710];1)*10+RIGHT([.B710];1)" table:style-name="ce1">
            <text:p>11</text:p>
          </table:table-cell>
          <table:table-cell office:value-type="string" office:string-value="1six6six75tr1" table:formula="of:=COM.MICROSOFT.REDUCE([.A710];[NumberText.$A$1]:[NumberText.$A$9];COM.MICROSOFT.LAMBDA(_xlpm.a;_xlpm.b;SUBSTITUTE(_xlpm.a;_xlpm.b;VLOOKUP(_xlpm.b;[NumberText.$A$1:.$B$9];2;FALSE))))" table:number-matrix-columns-spanned="1" table:number-matrix-rows-spanned="1" table:style-name="ce1">
            <text:p>1six6six75tr1</text:p>
          </table:table-cell>
          <table:table-cell office:value-type="string" office:string-value="16751" table:formula="of:=COM.MICROSOFT.TEXTJOIN(&quot;&quot;;TRUE;IFERROR(MID([.D710];ROW(INDIRECT(&quot;1:100&quot;));1)+0;&quot;&quot;))" table:number-matrix-columns-spanned="1" table:number-matrix-rows-spanned="1" table:style-name="ce1">
            <text:p>16751</text:p>
          </table:table-cell>
          <table:table-cell office:value-type="float" office:value="11" table:formula="of:=LEFT([.E710];1)*10+RIGHT([.E710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jdvxhmjvstninejccxrqhb1qkpmnzx8xfpp</text:p>
          </table:table-cell>
          <table:table-cell office:value-type="string" office:string-value="18" table:formula="of:=COM.MICROSOFT.TEXTJOIN(&quot;&quot;;TRUE;IFERROR(MID([.A711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711];1)*10+RIGHT([.B711];1)" table:style-name="ce1">
            <text:p>18</text:p>
          </table:table-cell>
          <table:table-cell office:value-type="string" office:string-value="cjdvxhmjvstnine9ninejccxrqhb1qkpmnzx8xfpp" table:formula="of:=COM.MICROSOFT.REDUCE([.A711];[NumberText.$A$1]:[NumberText.$A$9];COM.MICROSOFT.LAMBDA(_xlpm.a;_xlpm.b;SUBSTITUTE(_xlpm.a;_xlpm.b;VLOOKUP(_xlpm.b;[NumberText.$A$1:.$B$9];2;FALSE))))" table:number-matrix-columns-spanned="1" table:number-matrix-rows-spanned="1" table:style-name="ce1">
            <text:p>cjdvxhmjvstnine9ninejccxrqhb1qkpmnzx8xfpp</text:p>
          </table:table-cell>
          <table:table-cell office:value-type="string" office:string-value="918" table:formula="of:=COM.MICROSOFT.TEXTJOIN(&quot;&quot;;TRUE;IFERROR(MID([.D711];ROW(INDIRECT(&quot;1:100&quot;));1)+0;&quot;&quot;))" table:number-matrix-columns-spanned="1" table:number-matrix-rows-spanned="1" table:style-name="ce1">
            <text:p>918</text:p>
          </table:table-cell>
          <table:table-cell office:value-type="float" office:value="98" table:formula="of:=LEFT([.E711];1)*10+RIGHT([.E711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ixfourone6pzlnczvlsmmp</text:p>
          </table:table-cell>
          <table:table-cell office:value-type="string" office:string-value="86" table:formula="of:=COM.MICROSOFT.TEXTJOIN(&quot;&quot;;TRUE;IFERROR(MID([.A712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B712];1)*10+RIGHT([.B712];1)" table:style-name="ce1">
            <text:p>86</text:p>
          </table:table-cell>
          <table:table-cell office:value-type="string" office:string-value="8six6sixfour4fourone1one6pzlnczvlsmmp" table:formula="of:=COM.MICROSOFT.REDUCE([.A712];[NumberText.$A$1]:[NumberText.$A$9];COM.MICROSOFT.LAMBDA(_xlpm.a;_xlpm.b;SUBSTITUTE(_xlpm.a;_xlpm.b;VLOOKUP(_xlpm.b;[NumberText.$A$1:.$B$9];2;FALSE))))" table:number-matrix-columns-spanned="1" table:number-matrix-rows-spanned="1" table:style-name="ce1">
            <text:p>8six6sixfour4fourone1one6pzlnczvlsmmp</text:p>
          </table:table-cell>
          <table:table-cell office:value-type="string" office:string-value="86416" table:formula="of:=COM.MICROSOFT.TEXTJOIN(&quot;&quot;;TRUE;IFERROR(MID([.D712];ROW(INDIRECT(&quot;1:100&quot;));1)+0;&quot;&quot;))" table:number-matrix-columns-spanned="1" table:number-matrix-rows-spanned="1" table:style-name="ce1">
            <text:p>86416</text:p>
          </table:table-cell>
          <table:table-cell office:value-type="float" office:value="86" table:formula="of:=LEFT([.E712];1)*10+RIGHT([.E712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rkl37jqlvjjsbrtqsix6</text:p>
          </table:table-cell>
          <table:table-cell office:value-type="string" office:string-value="376" table:formula="of:=COM.MICROSOFT.TEXTJOIN(&quot;&quot;;TRUE;IFERROR(MID([.A713];ROW(INDIRECT(&quot;1:100&quot;));1)+0;&quot;&quot;))" table:number-matrix-columns-spanned="1" table:number-matrix-rows-spanned="1" table:style-name="ce1">
            <text:p>376</text:p>
          </table:table-cell>
          <table:table-cell office:value-type="float" office:value="36" table:formula="of:=LEFT([.B713];1)*10+RIGHT([.B713];1)" table:style-name="ce1">
            <text:p>36</text:p>
          </table:table-cell>
          <table:table-cell office:value-type="string" office:string-value="eight8eightrkl37jqlvjjsbrtqsix6six6" table:formula="of:=COM.MICROSOFT.REDUCE([.A713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rkl37jqlvjjsbrtqsix6six6</text:p>
          </table:table-cell>
          <table:table-cell office:value-type="string" office:string-value="83766" table:formula="of:=COM.MICROSOFT.TEXTJOIN(&quot;&quot;;TRUE;IFERROR(MID([.D713];ROW(INDIRECT(&quot;1:100&quot;));1)+0;&quot;&quot;))" table:number-matrix-columns-spanned="1" table:number-matrix-rows-spanned="1" table:style-name="ce1">
            <text:p>83766</text:p>
          </table:table-cell>
          <table:table-cell office:value-type="float" office:value="86" table:formula="of:=LEFT([.E713];1)*10+RIGHT([.E713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smrjvmrtlppm69857seven</text:p>
          </table:table-cell>
          <table:table-cell office:value-type="string" office:string-value="69857" table:formula="of:=COM.MICROSOFT.TEXTJOIN(&quot;&quot;;TRUE;IFERROR(MID([.A714];ROW(INDIRECT(&quot;1:100&quot;));1)+0;&quot;&quot;))" table:number-matrix-columns-spanned="1" table:number-matrix-rows-spanned="1" table:style-name="ce1">
            <text:p>69857</text:p>
          </table:table-cell>
          <table:table-cell office:value-type="float" office:value="67" table:formula="of:=LEFT([.B714];1)*10+RIGHT([.B714];1)" table:style-name="ce1">
            <text:p>67</text:p>
          </table:table-cell>
          <table:table-cell office:value-type="string" office:string-value="one1onesmrjvmrtlppm69857seven7seven" table:formula="of:=COM.MICROSOFT.REDUCE([.A714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smrjvmrtlppm69857seven7seven</text:p>
          </table:table-cell>
          <table:table-cell office:value-type="string" office:string-value="1698577" table:formula="of:=COM.MICROSOFT.TEXTJOIN(&quot;&quot;;TRUE;IFERROR(MID([.D714];ROW(INDIRECT(&quot;1:100&quot;));1)+0;&quot;&quot;))" table:number-matrix-columns-spanned="1" table:number-matrix-rows-spanned="1" table:style-name="ce1">
            <text:p>1698577</text:p>
          </table:table-cell>
          <table:table-cell office:value-type="float" office:value="17" table:formula="of:=LEFT([.E714];1)*10+RIGHT([.E714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rgsktnbone8sjxjzbrplnmfvkknpxqv</text:p>
          </table:table-cell>
          <table:table-cell office:value-type="string" office:string-value="48" table:formula="of:=COM.MICROSOFT.TEXTJOIN(&quot;&quot;;TRUE;IFERROR(MID([.A715];ROW(INDIRECT(&quot;1:100&quot;));1)+0;&quot;&quot;))" table:number-matrix-columns-spanned="1" table:number-matrix-rows-spanned="1" table:style-name="ce1">
            <text:p>48</text:p>
          </table:table-cell>
          <table:table-cell office:value-type="float" office:value="48" table:formula="of:=LEFT([.B715];1)*10+RIGHT([.B715];1)" table:style-name="ce1">
            <text:p>48</text:p>
          </table:table-cell>
          <table:table-cell office:value-type="string" office:string-value="4rgsktnbone1one8sjxjzbrplnmfvkknpxqv" table:formula="of:=COM.MICROSOFT.REDUCE([.A715];[NumberText.$A$1]:[NumberText.$A$9];COM.MICROSOFT.LAMBDA(_xlpm.a;_xlpm.b;SUBSTITUTE(_xlpm.a;_xlpm.b;VLOOKUP(_xlpm.b;[NumberText.$A$1:.$B$9];2;FALSE))))" table:number-matrix-columns-spanned="1" table:number-matrix-rows-spanned="1" table:style-name="ce1">
            <text:p>4rgsktnbone1one8sjxjzbrplnmfvkknpxqv</text:p>
          </table:table-cell>
          <table:table-cell office:value-type="string" office:string-value="418" table:formula="of:=COM.MICROSOFT.TEXTJOIN(&quot;&quot;;TRUE;IFERROR(MID([.D715];ROW(INDIRECT(&quot;1:100&quot;));1)+0;&quot;&quot;))" table:number-matrix-columns-spanned="1" table:number-matrix-rows-spanned="1" table:style-name="ce1">
            <text:p>418</text:p>
          </table:table-cell>
          <table:table-cell office:value-type="float" office:value="48" table:formula="of:=LEFT([.E715];1)*10+RIGHT([.E715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fteightwonsdffone8sixxdpeightseven</text:p>
          </table:table-cell>
          <table:table-cell office:value-type="string" office:string-value="8" table:formula="of:=COM.MICROSOFT.TEXTJOIN(&quot;&quot;;TRUE;IFERROR(MID([.A716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716];1)*10+RIGHT([.B716];1)" table:style-name="ce1">
            <text:p>88</text:p>
          </table:table-cell>
          <table:table-cell office:value-type="string" office:string-value="tfteight8eightwo2twonsdffone1one8six6sixxdpeight8eightseven7seven" table:formula="of:=COM.MICROSOFT.REDUCE([.A716];[NumberText.$A$1]:[NumberText.$A$9];COM.MICROSOFT.LAMBDA(_xlpm.a;_xlpm.b;SUBSTITUTE(_xlpm.a;_xlpm.b;VLOOKUP(_xlpm.b;[NumberText.$A$1:.$B$9];2;FALSE))))" table:number-matrix-columns-spanned="1" table:number-matrix-rows-spanned="1" table:style-name="ce1">
            <text:p>tfteight8eightwo2twonsdffone1one8six6sixxdpeight8eightseven7seven</text:p>
          </table:table-cell>
          <table:table-cell office:value-type="string" office:string-value="8218687" table:formula="of:=COM.MICROSOFT.TEXTJOIN(&quot;&quot;;TRUE;IFERROR(MID([.D716];ROW(INDIRECT(&quot;1:100&quot;));1)+0;&quot;&quot;))" table:number-matrix-columns-spanned="1" table:number-matrix-rows-spanned="1" table:style-name="ce1">
            <text:p>8218687</text:p>
          </table:table-cell>
          <table:table-cell office:value-type="float" office:value="87" table:formula="of:=LEFT([.E716];1)*10+RIGHT([.E716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9one2two</text:p>
          </table:table-cell>
          <table:table-cell office:value-type="string" office:string-value="6392" table:formula="of:=COM.MICROSOFT.TEXTJOIN(&quot;&quot;;TRUE;IFERROR(MID([.A717];ROW(INDIRECT(&quot;1:100&quot;));1)+0;&quot;&quot;))" table:number-matrix-columns-spanned="1" table:number-matrix-rows-spanned="1" table:style-name="ce1">
            <text:p>6392</text:p>
          </table:table-cell>
          <table:table-cell office:value-type="float" office:value="62" table:formula="of:=LEFT([.B717];1)*10+RIGHT([.B717];1)" table:style-name="ce1">
            <text:p>62</text:p>
          </table:table-cell>
          <table:table-cell office:value-type="string" office:string-value="639one1one2two2two" table:formula="of:=COM.MICROSOFT.REDUCE([.A717];[NumberText.$A$1]:[NumberText.$A$9];COM.MICROSOFT.LAMBDA(_xlpm.a;_xlpm.b;SUBSTITUTE(_xlpm.a;_xlpm.b;VLOOKUP(_xlpm.b;[NumberText.$A$1:.$B$9];2;FALSE))))" table:number-matrix-columns-spanned="1" table:number-matrix-rows-spanned="1" table:style-name="ce1">
            <text:p>639one1one2two2two</text:p>
          </table:table-cell>
          <table:table-cell office:value-type="string" office:string-value="639122" table:formula="of:=COM.MICROSOFT.TEXTJOIN(&quot;&quot;;TRUE;IFERROR(MID([.D717];ROW(INDIRECT(&quot;1:100&quot;));1)+0;&quot;&quot;))" table:number-matrix-columns-spanned="1" table:number-matrix-rows-spanned="1" table:style-name="ce1">
            <text:p>639122</text:p>
          </table:table-cell>
          <table:table-cell office:value-type="float" office:value="62" table:formula="of:=LEFT([.E717];1)*10+RIGHT([.E71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mk55</text:p>
          </table:table-cell>
          <table:table-cell office:value-type="string" office:string-value="55" table:formula="of:=COM.MICROSOFT.TEXTJOIN(&quot;&quot;;TRUE;IFERROR(MID([.A718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B718];1)*10+RIGHT([.B718];1)" table:style-name="ce1">
            <text:p>55</text:p>
          </table:table-cell>
          <table:table-cell office:value-type="string" office:string-value="smk55" table:formula="of:=COM.MICROSOFT.REDUCE([.A718];[NumberText.$A$1]:[NumberText.$A$9];COM.MICROSOFT.LAMBDA(_xlpm.a;_xlpm.b;SUBSTITUTE(_xlpm.a;_xlpm.b;VLOOKUP(_xlpm.b;[NumberText.$A$1:.$B$9];2;FALSE))))" table:number-matrix-columns-spanned="1" table:number-matrix-rows-spanned="1" table:style-name="ce1">
            <text:p>smk55</text:p>
          </table:table-cell>
          <table:table-cell office:value-type="string" office:string-value="55" table:formula="of:=COM.MICROSOFT.TEXTJOIN(&quot;&quot;;TRUE;IFERROR(MID([.D718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E718];1)*10+RIGHT([.E718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cjbckhbtmkcgrvmp3</text:p>
          </table:table-cell>
          <table:table-cell office:value-type="string" office:string-value="63" table:formula="of:=COM.MICROSOFT.TEXTJOIN(&quot;&quot;;TRUE;IFERROR(MID([.A719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719];1)*10+RIGHT([.B719];1)" table:style-name="ce1">
            <text:p>63</text:p>
          </table:table-cell>
          <table:table-cell office:value-type="string" office:string-value="6cjbckhbtmkcgrvmp3" table:formula="of:=COM.MICROSOFT.REDUCE([.A719];[NumberText.$A$1]:[NumberText.$A$9];COM.MICROSOFT.LAMBDA(_xlpm.a;_xlpm.b;SUBSTITUTE(_xlpm.a;_xlpm.b;VLOOKUP(_xlpm.b;[NumberText.$A$1:.$B$9];2;FALSE))))" table:number-matrix-columns-spanned="1" table:number-matrix-rows-spanned="1" table:style-name="ce1">
            <text:p>6cjbckhbtmkcgrvmp3</text:p>
          </table:table-cell>
          <table:table-cell office:value-type="string" office:string-value="63" table:formula="of:=COM.MICROSOFT.TEXTJOIN(&quot;&quot;;TRUE;IFERROR(MID([.D719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E719];1)*10+RIGHT([.E719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dnf9</text:p>
          </table:table-cell>
          <table:table-cell office:value-type="string" office:string-value="9" table:formula="of:=COM.MICROSOFT.TEXTJOIN(&quot;&quot;;TRUE;IFERROR(MID([.A720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720];1)*10+RIGHT([.B720];1)" table:style-name="ce1">
            <text:p>99</text:p>
          </table:table-cell>
          <table:table-cell office:value-type="string" office:string-value="rdnf9" table:formula="of:=COM.MICROSOFT.REDUCE([.A720];[NumberText.$A$1]:[NumberText.$A$9];COM.MICROSOFT.LAMBDA(_xlpm.a;_xlpm.b;SUBSTITUTE(_xlpm.a;_xlpm.b;VLOOKUP(_xlpm.b;[NumberText.$A$1:.$B$9];2;FALSE))))" table:number-matrix-columns-spanned="1" table:number-matrix-rows-spanned="1" table:style-name="ce1">
            <text:p>rdnf9</text:p>
          </table:table-cell>
          <table:table-cell office:value-type="string" office:string-value="9" table:formula="of:=COM.MICROSOFT.TEXTJOIN(&quot;&quot;;TRUE;IFERROR(MID([.D720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720];1)*10+RIGHT([.E720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jjkdspeighthteight37</text:p>
          </table:table-cell>
          <table:table-cell office:value-type="string" office:string-value="137" table:formula="of:=COM.MICROSOFT.TEXTJOIN(&quot;&quot;;TRUE;IFERROR(MID([.A721];ROW(INDIRECT(&quot;1:100&quot;));1)+0;&quot;&quot;))" table:number-matrix-columns-spanned="1" table:number-matrix-rows-spanned="1" table:style-name="ce1">
            <text:p>137</text:p>
          </table:table-cell>
          <table:table-cell office:value-type="float" office:value="17" table:formula="of:=LEFT([.B721];1)*10+RIGHT([.B721];1)" table:style-name="ce1">
            <text:p>17</text:p>
          </table:table-cell>
          <table:table-cell office:value-type="string" office:string-value="1jjkdspeight8eighthteight8eight37" table:formula="of:=COM.MICROSOFT.REDUCE([.A721];[NumberText.$A$1]:[NumberText.$A$9];COM.MICROSOFT.LAMBDA(_xlpm.a;_xlpm.b;SUBSTITUTE(_xlpm.a;_xlpm.b;VLOOKUP(_xlpm.b;[NumberText.$A$1:.$B$9];2;FALSE))))" table:number-matrix-columns-spanned="1" table:number-matrix-rows-spanned="1" table:style-name="ce1">
            <text:p>1jjkdspeight8eighthteight8eight37</text:p>
          </table:table-cell>
          <table:table-cell office:value-type="string" office:string-value="18837" table:formula="of:=COM.MICROSOFT.TEXTJOIN(&quot;&quot;;TRUE;IFERROR(MID([.D721];ROW(INDIRECT(&quot;1:100&quot;));1)+0;&quot;&quot;))" table:number-matrix-columns-spanned="1" table:number-matrix-rows-spanned="1" table:style-name="ce1">
            <text:p>18837</text:p>
          </table:table-cell>
          <table:table-cell office:value-type="float" office:value="17" table:formula="of:=LEFT([.E721];1)*10+RIGHT([.E721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gh3dcmhx4sixnphphhbpninevbqhs</text:p>
          </table:table-cell>
          <table:table-cell office:value-type="string" office:string-value="134" table:formula="of:=COM.MICROSOFT.TEXTJOIN(&quot;&quot;;TRUE;IFERROR(MID([.A722];ROW(INDIRECT(&quot;1:100&quot;));1)+0;&quot;&quot;))" table:number-matrix-columns-spanned="1" table:number-matrix-rows-spanned="1" table:style-name="ce1">
            <text:p>134</text:p>
          </table:table-cell>
          <table:table-cell office:value-type="float" office:value="14" table:formula="of:=LEFT([.B722];1)*10+RIGHT([.B722];1)" table:style-name="ce1">
            <text:p>14</text:p>
          </table:table-cell>
          <table:table-cell office:value-type="string" office:string-value="1gh3dcmhx4six6sixnphphhbpnine9ninevbqhs" table:formula="of:=COM.MICROSOFT.REDUCE([.A722];[NumberText.$A$1]:[NumberText.$A$9];COM.MICROSOFT.LAMBDA(_xlpm.a;_xlpm.b;SUBSTITUTE(_xlpm.a;_xlpm.b;VLOOKUP(_xlpm.b;[NumberText.$A$1:.$B$9];2;FALSE))))" table:number-matrix-columns-spanned="1" table:number-matrix-rows-spanned="1" table:style-name="ce1">
            <text:p>1gh3dcmhx4six6sixnphphhbpnine9ninevbqhs</text:p>
          </table:table-cell>
          <table:table-cell office:value-type="string" office:string-value="13469" table:formula="of:=COM.MICROSOFT.TEXTJOIN(&quot;&quot;;TRUE;IFERROR(MID([.D722];ROW(INDIRECT(&quot;1:100&quot;));1)+0;&quot;&quot;))" table:number-matrix-columns-spanned="1" table:number-matrix-rows-spanned="1" table:style-name="ce1">
            <text:p>13469</text:p>
          </table:table-cell>
          <table:table-cell office:value-type="float" office:value="19" table:formula="of:=LEFT([.E722];1)*10+RIGHT([.E722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pstbqtdmbvk9jstvtgzrdl</text:p>
          </table:table-cell>
          <table:table-cell office:value-type="string" office:string-value="9" table:formula="of:=COM.MICROSOFT.TEXTJOIN(&quot;&quot;;TRUE;IFERROR(MID([.A72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723];1)*10+RIGHT([.B723];1)" table:style-name="ce1">
            <text:p>99</text:p>
          </table:table-cell>
          <table:table-cell office:value-type="string" office:string-value="vpstbqtdmbvk9jstvtgzrdl" table:formula="of:=COM.MICROSOFT.REDUCE([.A723];[NumberText.$A$1]:[NumberText.$A$9];COM.MICROSOFT.LAMBDA(_xlpm.a;_xlpm.b;SUBSTITUTE(_xlpm.a;_xlpm.b;VLOOKUP(_xlpm.b;[NumberText.$A$1:.$B$9];2;FALSE))))" table:number-matrix-columns-spanned="1" table:number-matrix-rows-spanned="1" table:style-name="ce1">
            <text:p>vpstbqtdmbvk9jstvtgzrdl</text:p>
          </table:table-cell>
          <table:table-cell office:value-type="string" office:string-value="9" table:formula="of:=COM.MICROSOFT.TEXTJOIN(&quot;&quot;;TRUE;IFERROR(MID([.D723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723];1)*10+RIGHT([.E723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seventwo</text:p>
          </table:table-cell>
          <table:table-cell office:value-type="string" office:string-value="91" table:formula="of:=COM.MICROSOFT.TEXTJOIN(&quot;&quot;;TRUE;IFERROR(MID([.A724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724];1)*10+RIGHT([.B724];1)" table:style-name="ce1">
            <text:p>91</text:p>
          </table:table-cell>
          <table:table-cell office:value-type="string" office:string-value="91seven7seventwo2two" table:formula="of:=COM.MICROSOFT.REDUCE([.A724];[NumberText.$A$1]:[NumberText.$A$9];COM.MICROSOFT.LAMBDA(_xlpm.a;_xlpm.b;SUBSTITUTE(_xlpm.a;_xlpm.b;VLOOKUP(_xlpm.b;[NumberText.$A$1:.$B$9];2;FALSE))))" table:number-matrix-columns-spanned="1" table:number-matrix-rows-spanned="1" table:style-name="ce1">
            <text:p>91seven7seventwo2two</text:p>
          </table:table-cell>
          <table:table-cell office:value-type="string" office:string-value="9172" table:formula="of:=COM.MICROSOFT.TEXTJOIN(&quot;&quot;;TRUE;IFERROR(MID([.D724];ROW(INDIRECT(&quot;1:100&quot;));1)+0;&quot;&quot;))" table:number-matrix-columns-spanned="1" table:number-matrix-rows-spanned="1" table:style-name="ce1">
            <text:p>9172</text:p>
          </table:table-cell>
          <table:table-cell office:value-type="float" office:value="92" table:formula="of:=LEFT([.E724];1)*10+RIGHT([.E724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sdpflkxfzfivethreenine</text:p>
          </table:table-cell>
          <table:table-cell office:value-type="string" office:string-value="7" table:formula="of:=COM.MICROSOFT.TEXTJOIN(&quot;&quot;;TRUE;IFERROR(MID([.A72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725];1)*10+RIGHT([.B725];1)" table:style-name="ce1">
            <text:p>77</text:p>
          </table:table-cell>
          <table:table-cell office:value-type="string" office:string-value="7sdpflkxfzfive5fivethree3threenine9nine" table:formula="of:=COM.MICROSOFT.REDUCE([.A725];[NumberText.$A$1]:[NumberText.$A$9];COM.MICROSOFT.LAMBDA(_xlpm.a;_xlpm.b;SUBSTITUTE(_xlpm.a;_xlpm.b;VLOOKUP(_xlpm.b;[NumberText.$A$1:.$B$9];2;FALSE))))" table:number-matrix-columns-spanned="1" table:number-matrix-rows-spanned="1" table:style-name="ce1">
            <text:p>7sdpflkxfzfive5fivethree3threenine9nine</text:p>
          </table:table-cell>
          <table:table-cell office:value-type="string" office:string-value="7539" table:formula="of:=COM.MICROSOFT.TEXTJOIN(&quot;&quot;;TRUE;IFERROR(MID([.D725];ROW(INDIRECT(&quot;1:100&quot;));1)+0;&quot;&quot;))" table:number-matrix-columns-spanned="1" table:number-matrix-rows-spanned="1" table:style-name="ce1">
            <text:p>7539</text:p>
          </table:table-cell>
          <table:table-cell office:value-type="float" office:value="79" table:formula="of:=LEFT([.E725];1)*10+RIGHT([.E725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vgcrpphhbzghtbcv6</text:p>
          </table:table-cell>
          <table:table-cell office:value-type="string" office:string-value="6" table:formula="of:=COM.MICROSOFT.TEXTJOIN(&quot;&quot;;TRUE;IFERROR(MID([.A726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726];1)*10+RIGHT([.B726];1)" table:style-name="ce1">
            <text:p>66</text:p>
          </table:table-cell>
          <table:table-cell office:value-type="string" office:string-value="gvgcrpphhbzghtbcv6" table:formula="of:=COM.MICROSOFT.REDUCE([.A726];[NumberText.$A$1]:[NumberText.$A$9];COM.MICROSOFT.LAMBDA(_xlpm.a;_xlpm.b;SUBSTITUTE(_xlpm.a;_xlpm.b;VLOOKUP(_xlpm.b;[NumberText.$A$1:.$B$9];2;FALSE))))" table:number-matrix-columns-spanned="1" table:number-matrix-rows-spanned="1" table:style-name="ce1">
            <text:p>gvgcrpphhbzghtbcv6</text:p>
          </table:table-cell>
          <table:table-cell office:value-type="string" office:string-value="6" table:formula="of:=COM.MICROSOFT.TEXTJOIN(&quot;&quot;;TRUE;IFERROR(MID([.D726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726];1)*10+RIGHT([.E726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vnine5ddgzroneone</text:p>
          </table:table-cell>
          <table:table-cell office:value-type="string" office:string-value="5" table:formula="of:=COM.MICROSOFT.TEXTJOIN(&quot;&quot;;TRUE;IFERROR(MID([.A727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727];1)*10+RIGHT([.B727];1)" table:style-name="ce1">
            <text:p>55</text:p>
          </table:table-cell>
          <table:table-cell office:value-type="string" office:string-value="vvnine9nine5ddgzrone1oneone1one" table:formula="of:=COM.MICROSOFT.REDUCE([.A727];[NumberText.$A$1]:[NumberText.$A$9];COM.MICROSOFT.LAMBDA(_xlpm.a;_xlpm.b;SUBSTITUTE(_xlpm.a;_xlpm.b;VLOOKUP(_xlpm.b;[NumberText.$A$1:.$B$9];2;FALSE))))" table:number-matrix-columns-spanned="1" table:number-matrix-rows-spanned="1" table:style-name="ce1">
            <text:p>vvnine9nine5ddgzrone1oneone1one</text:p>
          </table:table-cell>
          <table:table-cell office:value-type="string" office:string-value="9511" table:formula="of:=COM.MICROSOFT.TEXTJOIN(&quot;&quot;;TRUE;IFERROR(MID([.D727];ROW(INDIRECT(&quot;1:100&quot;));1)+0;&quot;&quot;))" table:number-matrix-columns-spanned="1" table:number-matrix-rows-spanned="1" table:style-name="ce1">
            <text:p>9511</text:p>
          </table:table-cell>
          <table:table-cell office:value-type="float" office:value="91" table:formula="of:=LEFT([.E727];1)*10+RIGHT([.E727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our6684one</text:p>
          </table:table-cell>
          <table:table-cell office:value-type="string" office:string-value="56684" table:formula="of:=COM.MICROSOFT.TEXTJOIN(&quot;&quot;;TRUE;IFERROR(MID([.A728];ROW(INDIRECT(&quot;1:100&quot;));1)+0;&quot;&quot;))" table:number-matrix-columns-spanned="1" table:number-matrix-rows-spanned="1" table:style-name="ce1">
            <text:p>56684</text:p>
          </table:table-cell>
          <table:table-cell office:value-type="float" office:value="54" table:formula="of:=LEFT([.B728];1)*10+RIGHT([.B728];1)" table:style-name="ce1">
            <text:p>54</text:p>
          </table:table-cell>
          <table:table-cell office:value-type="string" office:string-value="5four4four6684one1one" table:formula="of:=COM.MICROSOFT.REDUCE([.A728];[NumberText.$A$1]:[NumberText.$A$9];COM.MICROSOFT.LAMBDA(_xlpm.a;_xlpm.b;SUBSTITUTE(_xlpm.a;_xlpm.b;VLOOKUP(_xlpm.b;[NumberText.$A$1:.$B$9];2;FALSE))))" table:number-matrix-columns-spanned="1" table:number-matrix-rows-spanned="1" table:style-name="ce1">
            <text:p>5four4four6684one1one</text:p>
          </table:table-cell>
          <table:table-cell office:value-type="string" office:string-value="5466841" table:formula="of:=COM.MICROSOFT.TEXTJOIN(&quot;&quot;;TRUE;IFERROR(MID([.D728];ROW(INDIRECT(&quot;1:100&quot;));1)+0;&quot;&quot;))" table:number-matrix-columns-spanned="1" table:number-matrix-rows-spanned="1" table:style-name="ce1">
            <text:p>5466841</text:p>
          </table:table-cell>
          <table:table-cell office:value-type="float" office:value="51" table:formula="of:=LEFT([.E728];1)*10+RIGHT([.E728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mspptjjtwocr2one</text:p>
          </table:table-cell>
          <table:table-cell office:value-type="string" office:string-value="2" table:formula="of:=COM.MICROSOFT.TEXTJOIN(&quot;&quot;;TRUE;IFERROR(MID([.A72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29];1)*10+RIGHT([.B729];1)" table:style-name="ce1">
            <text:p>22</text:p>
          </table:table-cell>
          <table:table-cell office:value-type="string" office:string-value="dmspptjjtwo2twocr2one1one" table:formula="of:=COM.MICROSOFT.REDUCE([.A729];[NumberText.$A$1]:[NumberText.$A$9];COM.MICROSOFT.LAMBDA(_xlpm.a;_xlpm.b;SUBSTITUTE(_xlpm.a;_xlpm.b;VLOOKUP(_xlpm.b;[NumberText.$A$1:.$B$9];2;FALSE))))" table:number-matrix-columns-spanned="1" table:number-matrix-rows-spanned="1" table:style-name="ce1">
            <text:p>dmspptjjtwo2twocr2one1one</text:p>
          </table:table-cell>
          <table:table-cell office:value-type="string" office:string-value="221" table:formula="of:=COM.MICROSOFT.TEXTJOIN(&quot;&quot;;TRUE;IFERROR(MID([.D729];ROW(INDIRECT(&quot;1:100&quot;));1)+0;&quot;&quot;))" table:number-matrix-columns-spanned="1" table:number-matrix-rows-spanned="1" table:style-name="ce1">
            <text:p>221</text:p>
          </table:table-cell>
          <table:table-cell office:value-type="float" office:value="21" table:formula="of:=LEFT([.E729];1)*10+RIGHT([.E729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ftzx6fdsfv</text:p>
          </table:table-cell>
          <table:table-cell office:value-type="string" office:string-value="6" table:formula="of:=COM.MICROSOFT.TEXTJOIN(&quot;&quot;;TRUE;IFERROR(MID([.A73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730];1)*10+RIGHT([.B730];1)" table:style-name="ce1">
            <text:p>66</text:p>
          </table:table-cell>
          <table:table-cell office:value-type="string" office:string-value="six6sixftzx6fdsfv" table:formula="of:=COM.MICROSOFT.REDUCE([.A730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ftzx6fdsfv</text:p>
          </table:table-cell>
          <table:table-cell office:value-type="string" office:string-value="66" table:formula="of:=COM.MICROSOFT.TEXTJOIN(&quot;&quot;;TRUE;IFERROR(MID([.D730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E730];1)*10+RIGHT([.E730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ix8twotccbsdnpxg32tsix</text:p>
          </table:table-cell>
          <table:table-cell office:value-type="string" office:string-value="5832" table:formula="of:=COM.MICROSOFT.TEXTJOIN(&quot;&quot;;TRUE;IFERROR(MID([.A731];ROW(INDIRECT(&quot;1:100&quot;));1)+0;&quot;&quot;))" table:number-matrix-columns-spanned="1" table:number-matrix-rows-spanned="1" table:style-name="ce1">
            <text:p>5832</text:p>
          </table:table-cell>
          <table:table-cell office:value-type="float" office:value="52" table:formula="of:=LEFT([.B731];1)*10+RIGHT([.B731];1)" table:style-name="ce1">
            <text:p>52</text:p>
          </table:table-cell>
          <table:table-cell office:value-type="string" office:string-value="5six6six8two2twotccbsdnpxg32tsix6six" table:formula="of:=COM.MICROSOFT.REDUCE([.A731];[NumberText.$A$1]:[NumberText.$A$9];COM.MICROSOFT.LAMBDA(_xlpm.a;_xlpm.b;SUBSTITUTE(_xlpm.a;_xlpm.b;VLOOKUP(_xlpm.b;[NumberText.$A$1:.$B$9];2;FALSE))))" table:number-matrix-columns-spanned="1" table:number-matrix-rows-spanned="1" table:style-name="ce1">
            <text:p>5six6six8two2twotccbsdnpxg32tsix6six</text:p>
          </table:table-cell>
          <table:table-cell office:value-type="string" office:string-value="5682326" table:formula="of:=COM.MICROSOFT.TEXTJOIN(&quot;&quot;;TRUE;IFERROR(MID([.D731];ROW(INDIRECT(&quot;1:100&quot;));1)+0;&quot;&quot;))" table:number-matrix-columns-spanned="1" table:number-matrix-rows-spanned="1" table:style-name="ce1">
            <text:p>5682326</text:p>
          </table:table-cell>
          <table:table-cell office:value-type="float" office:value="56" table:formula="of:=LEFT([.E731];1)*10+RIGHT([.E731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fkdbdfournktdmgqnt4vqkzbzonekdqhbcmfgfiveone</text:p>
          </table:table-cell>
          <table:table-cell office:value-type="string" office:string-value="4" table:formula="of:=COM.MICROSOFT.TEXTJOIN(&quot;&quot;;TRUE;IFERROR(MID([.A73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732];1)*10+RIGHT([.B732];1)" table:style-name="ce1">
            <text:p>44</text:p>
          </table:table-cell>
          <table:table-cell office:value-type="string" office:string-value="mfkdbdfour4fournktdmgqnt4vqkzbzone1onekdqhbcmfgfive5fiveone1one" table:formula="of:=COM.MICROSOFT.REDUCE([.A732];[NumberText.$A$1]:[NumberText.$A$9];COM.MICROSOFT.LAMBDA(_xlpm.a;_xlpm.b;SUBSTITUTE(_xlpm.a;_xlpm.b;VLOOKUP(_xlpm.b;[NumberText.$A$1:.$B$9];2;FALSE))))" table:number-matrix-columns-spanned="1" table:number-matrix-rows-spanned="1" table:style-name="ce1">
            <text:p>mfkdbdfour4fournktdmgqnt4vqkzbzone1onekdqhbcmfgfive5fiveone1one</text:p>
          </table:table-cell>
          <table:table-cell office:value-type="string" office:string-value="44151" table:formula="of:=COM.MICROSOFT.TEXTJOIN(&quot;&quot;;TRUE;IFERROR(MID([.D732];ROW(INDIRECT(&quot;1:100&quot;));1)+0;&quot;&quot;))" table:number-matrix-columns-spanned="1" table:number-matrix-rows-spanned="1" table:style-name="ce1">
            <text:p>44151</text:p>
          </table:table-cell>
          <table:table-cell office:value-type="float" office:value="41" table:formula="of:=LEFT([.E732];1)*10+RIGHT([.E732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2476</text:p>
          </table:table-cell>
          <table:table-cell office:value-type="string" office:string-value="2476" table:formula="of:=COM.MICROSOFT.TEXTJOIN(&quot;&quot;;TRUE;IFERROR(MID([.A733];ROW(INDIRECT(&quot;1:100&quot;));1)+0;&quot;&quot;))" table:number-matrix-columns-spanned="1" table:number-matrix-rows-spanned="1" table:style-name="ce1">
            <text:p>2476</text:p>
          </table:table-cell>
          <table:table-cell office:value-type="float" office:value="26" table:formula="of:=LEFT([.B733];1)*10+RIGHT([.B733];1)" table:style-name="ce1">
            <text:p>26</text:p>
          </table:table-cell>
          <table:table-cell office:value-type="string" office:string-value="nine9nine2476" table:formula="of:=COM.MICROSOFT.REDUCE([.A73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2476</text:p>
          </table:table-cell>
          <table:table-cell office:value-type="string" office:string-value="92476" table:formula="of:=COM.MICROSOFT.TEXTJOIN(&quot;&quot;;TRUE;IFERROR(MID([.D733];ROW(INDIRECT(&quot;1:100&quot;));1)+0;&quot;&quot;))" table:number-matrix-columns-spanned="1" table:number-matrix-rows-spanned="1" table:style-name="ce1">
            <text:p>92476</text:p>
          </table:table-cell>
          <table:table-cell office:value-type="float" office:value="96" table:formula="of:=LEFT([.E733];1)*10+RIGHT([.E733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rxd2eightninefourmd</text:p>
          </table:table-cell>
          <table:table-cell office:value-type="string" office:string-value="82" table:formula="of:=COM.MICROSOFT.TEXTJOIN(&quot;&quot;;TRUE;IFERROR(MID([.A734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734];1)*10+RIGHT([.B734];1)" table:style-name="ce1">
            <text:p>82</text:p>
          </table:table-cell>
          <table:table-cell office:value-type="string" office:string-value="8rxd2eight8eightnine9ninefour4fourmd" table:formula="of:=COM.MICROSOFT.REDUCE([.A734];[NumberText.$A$1]:[NumberText.$A$9];COM.MICROSOFT.LAMBDA(_xlpm.a;_xlpm.b;SUBSTITUTE(_xlpm.a;_xlpm.b;VLOOKUP(_xlpm.b;[NumberText.$A$1:.$B$9];2;FALSE))))" table:number-matrix-columns-spanned="1" table:number-matrix-rows-spanned="1" table:style-name="ce1">
            <text:p>8rxd2eight8eightnine9ninefour4fourmd</text:p>
          </table:table-cell>
          <table:table-cell office:value-type="string" office:string-value="82894" table:formula="of:=COM.MICROSOFT.TEXTJOIN(&quot;&quot;;TRUE;IFERROR(MID([.D734];ROW(INDIRECT(&quot;1:100&quot;));1)+0;&quot;&quot;))" table:number-matrix-columns-spanned="1" table:number-matrix-rows-spanned="1" table:style-name="ce1">
            <text:p>82894</text:p>
          </table:table-cell>
          <table:table-cell office:value-type="float" office:value="84" table:formula="of:=LEFT([.E734];1)*10+RIGHT([.E734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1hqfcqs4cpvpsqjfhptwo6six</text:p>
          </table:table-cell>
          <table:table-cell office:value-type="string" office:string-value="146" table:formula="of:=COM.MICROSOFT.TEXTJOIN(&quot;&quot;;TRUE;IFERROR(MID([.A735];ROW(INDIRECT(&quot;1:100&quot;));1)+0;&quot;&quot;))" table:number-matrix-columns-spanned="1" table:number-matrix-rows-spanned="1" table:style-name="ce1">
            <text:p>146</text:p>
          </table:table-cell>
          <table:table-cell office:value-type="float" office:value="16" table:formula="of:=LEFT([.B735];1)*10+RIGHT([.B735];1)" table:style-name="ce1">
            <text:p>16</text:p>
          </table:table-cell>
          <table:table-cell office:value-type="string" office:string-value="eight8eight1hqfcqs4cpvpsqjfhptwo2two6six6six" table:formula="of:=COM.MICROSOFT.REDUCE([.A735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1hqfcqs4cpvpsqjfhptwo2two6six6six</text:p>
          </table:table-cell>
          <table:table-cell office:value-type="string" office:string-value="814266" table:formula="of:=COM.MICROSOFT.TEXTJOIN(&quot;&quot;;TRUE;IFERROR(MID([.D735];ROW(INDIRECT(&quot;1:100&quot;));1)+0;&quot;&quot;))" table:number-matrix-columns-spanned="1" table:number-matrix-rows-spanned="1" table:style-name="ce1">
            <text:p>814266</text:p>
          </table:table-cell>
          <table:table-cell office:value-type="float" office:value="86" table:formula="of:=LEFT([.E735];1)*10+RIGHT([.E735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z</text:p>
          </table:table-cell>
          <table:table-cell office:value-type="string" office:string-value="5" table:formula="of:=COM.MICROSOFT.TEXTJOIN(&quot;&quot;;TRUE;IFERROR(MID([.A73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736];1)*10+RIGHT([.B736];1)" table:style-name="ce1">
            <text:p>55</text:p>
          </table:table-cell>
          <table:table-cell office:value-type="string" office:string-value="5z" table:formula="of:=COM.MICROSOFT.REDUCE([.A736];[NumberText.$A$1]:[NumberText.$A$9];COM.MICROSOFT.LAMBDA(_xlpm.a;_xlpm.b;SUBSTITUTE(_xlpm.a;_xlpm.b;VLOOKUP(_xlpm.b;[NumberText.$A$1:.$B$9];2;FALSE))))" table:number-matrix-columns-spanned="1" table:number-matrix-rows-spanned="1" table:style-name="ce1">
            <text:p>5z</text:p>
          </table:table-cell>
          <table:table-cell office:value-type="string" office:string-value="5" table:formula="of:=COM.MICROSOFT.TEXTJOIN(&quot;&quot;;TRUE;IFERROR(MID([.D73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736];1)*10+RIGHT([.E736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qcj948nine6xmgnxmxnn</text:p>
          </table:table-cell>
          <table:table-cell office:value-type="string" office:string-value="9486" table:formula="of:=COM.MICROSOFT.TEXTJOIN(&quot;&quot;;TRUE;IFERROR(MID([.A737];ROW(INDIRECT(&quot;1:100&quot;));1)+0;&quot;&quot;))" table:number-matrix-columns-spanned="1" table:number-matrix-rows-spanned="1" table:style-name="ce1">
            <text:p>9486</text:p>
          </table:table-cell>
          <table:table-cell office:value-type="float" office:value="96" table:formula="of:=LEFT([.B737];1)*10+RIGHT([.B737];1)" table:style-name="ce1">
            <text:p>96</text:p>
          </table:table-cell>
          <table:table-cell office:value-type="string" office:string-value="bqcj948nine9nine6xmgnxmxnn" table:formula="of:=COM.MICROSOFT.REDUCE([.A737];[NumberText.$A$1]:[NumberText.$A$9];COM.MICROSOFT.LAMBDA(_xlpm.a;_xlpm.b;SUBSTITUTE(_xlpm.a;_xlpm.b;VLOOKUP(_xlpm.b;[NumberText.$A$1:.$B$9];2;FALSE))))" table:number-matrix-columns-spanned="1" table:number-matrix-rows-spanned="1" table:style-name="ce1">
            <text:p>bqcj948nine9nine6xmgnxmxnn</text:p>
          </table:table-cell>
          <table:table-cell office:value-type="string" office:string-value="94896" table:formula="of:=COM.MICROSOFT.TEXTJOIN(&quot;&quot;;TRUE;IFERROR(MID([.D737];ROW(INDIRECT(&quot;1:100&quot;));1)+0;&quot;&quot;))" table:number-matrix-columns-spanned="1" table:number-matrix-rows-spanned="1" table:style-name="ce1">
            <text:p>94896</text:p>
          </table:table-cell>
          <table:table-cell office:value-type="float" office:value="96" table:formula="of:=LEFT([.E737];1)*10+RIGHT([.E737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1lzdv65bhllvrc</text:p>
          </table:table-cell>
          <table:table-cell office:value-type="string" office:string-value="165" table:formula="of:=COM.MICROSOFT.TEXTJOIN(&quot;&quot;;TRUE;IFERROR(MID([.A738];ROW(INDIRECT(&quot;1:100&quot;));1)+0;&quot;&quot;))" table:number-matrix-columns-spanned="1" table:number-matrix-rows-spanned="1" table:style-name="ce1">
            <text:p>165</text:p>
          </table:table-cell>
          <table:table-cell office:value-type="float" office:value="15" table:formula="of:=LEFT([.B738];1)*10+RIGHT([.B738];1)" table:style-name="ce1">
            <text:p>15</text:p>
          </table:table-cell>
          <table:table-cell office:value-type="string" office:string-value="two2two1lzdv65bhllvrc" table:formula="of:=COM.MICROSOFT.REDUCE([.A738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1lzdv65bhllvrc</text:p>
          </table:table-cell>
          <table:table-cell office:value-type="string" office:string-value="2165" table:formula="of:=COM.MICROSOFT.TEXTJOIN(&quot;&quot;;TRUE;IFERROR(MID([.D738];ROW(INDIRECT(&quot;1:100&quot;));1)+0;&quot;&quot;))" table:number-matrix-columns-spanned="1" table:number-matrix-rows-spanned="1" table:style-name="ce1">
            <text:p>2165</text:p>
          </table:table-cell>
          <table:table-cell office:value-type="float" office:value="25" table:formula="of:=LEFT([.E738];1)*10+RIGHT([.E738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vjkl3ninespltvdszvnfvzpcvrctphvp49</text:p>
          </table:table-cell>
          <table:table-cell office:value-type="string" office:string-value="349" table:formula="of:=COM.MICROSOFT.TEXTJOIN(&quot;&quot;;TRUE;IFERROR(MID([.A739];ROW(INDIRECT(&quot;1:100&quot;));1)+0;&quot;&quot;))" table:number-matrix-columns-spanned="1" table:number-matrix-rows-spanned="1" table:style-name="ce1">
            <text:p>349</text:p>
          </table:table-cell>
          <table:table-cell office:value-type="float" office:value="39" table:formula="of:=LEFT([.B739];1)*10+RIGHT([.B739];1)" table:style-name="ce1">
            <text:p>39</text:p>
          </table:table-cell>
          <table:table-cell office:value-type="string" office:string-value="seven7sevenvjkl3nine9ninespltvdszvnfvzpcvrctphvp49" table:formula="of:=COM.MICROSOFT.REDUCE([.A739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vjkl3nine9ninespltvdszvnfvzpcvrctphvp49</text:p>
          </table:table-cell>
          <table:table-cell office:value-type="string" office:string-value="73949" table:formula="of:=COM.MICROSOFT.TEXTJOIN(&quot;&quot;;TRUE;IFERROR(MID([.D739];ROW(INDIRECT(&quot;1:100&quot;));1)+0;&quot;&quot;))" table:number-matrix-columns-spanned="1" table:number-matrix-rows-spanned="1" table:style-name="ce1">
            <text:p>73949</text:p>
          </table:table-cell>
          <table:table-cell office:value-type="float" office:value="79" table:formula="of:=LEFT([.E739];1)*10+RIGHT([.E739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mzjxftf5eight</text:p>
          </table:table-cell>
          <table:table-cell office:value-type="string" office:string-value="45" table:formula="of:=COM.MICROSOFT.TEXTJOIN(&quot;&quot;;TRUE;IFERROR(MID([.A740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740];1)*10+RIGHT([.B740];1)" table:style-name="ce1">
            <text:p>45</text:p>
          </table:table-cell>
          <table:table-cell office:value-type="string" office:string-value="4mzjxftf5eight8eight" table:formula="of:=COM.MICROSOFT.REDUCE([.A740];[NumberText.$A$1]:[NumberText.$A$9];COM.MICROSOFT.LAMBDA(_xlpm.a;_xlpm.b;SUBSTITUTE(_xlpm.a;_xlpm.b;VLOOKUP(_xlpm.b;[NumberText.$A$1:.$B$9];2;FALSE))))" table:number-matrix-columns-spanned="1" table:number-matrix-rows-spanned="1" table:style-name="ce1">
            <text:p>4mzjxftf5eight8eight</text:p>
          </table:table-cell>
          <table:table-cell office:value-type="string" office:string-value="458" table:formula="of:=COM.MICROSOFT.TEXTJOIN(&quot;&quot;;TRUE;IFERROR(MID([.D740];ROW(INDIRECT(&quot;1:100&quot;));1)+0;&quot;&quot;))" table:number-matrix-columns-spanned="1" table:number-matrix-rows-spanned="1" table:style-name="ce1">
            <text:p>458</text:p>
          </table:table-cell>
          <table:table-cell office:value-type="float" office:value="48" table:formula="of:=LEFT([.E740];1)*10+RIGHT([.E740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hbrxcbgjhhxpzfn5lllsknk7six</text:p>
          </table:table-cell>
          <table:table-cell office:value-type="string" office:string-value="57" table:formula="of:=COM.MICROSOFT.TEXTJOIN(&quot;&quot;;TRUE;IFERROR(MID([.A741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B741];1)*10+RIGHT([.B741];1)" table:style-name="ce1">
            <text:p>57</text:p>
          </table:table-cell>
          <table:table-cell office:value-type="string" office:string-value="five5fivehbrxcbgjhhxpzfn5lllsknk7six6six" table:formula="of:=COM.MICROSOFT.REDUCE([.A741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hbrxcbgjhhxpzfn5lllsknk7six6six</text:p>
          </table:table-cell>
          <table:table-cell office:value-type="string" office:string-value="5576" table:formula="of:=COM.MICROSOFT.TEXTJOIN(&quot;&quot;;TRUE;IFERROR(MID([.D741];ROW(INDIRECT(&quot;1:100&quot;));1)+0;&quot;&quot;))" table:number-matrix-columns-spanned="1" table:number-matrix-rows-spanned="1" table:style-name="ce1">
            <text:p>5576</text:p>
          </table:table-cell>
          <table:table-cell office:value-type="float" office:value="56" table:formula="of:=LEFT([.E741];1)*10+RIGHT([.E741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n5ttwo166</text:p>
          </table:table-cell>
          <table:table-cell office:value-type="string" office:string-value="65166" table:formula="of:=COM.MICROSOFT.TEXTJOIN(&quot;&quot;;TRUE;IFERROR(MID([.A742];ROW(INDIRECT(&quot;1:100&quot;));1)+0;&quot;&quot;))" table:number-matrix-columns-spanned="1" table:number-matrix-rows-spanned="1" table:style-name="ce1">
            <text:p>65166</text:p>
          </table:table-cell>
          <table:table-cell office:value-type="float" office:value="66" table:formula="of:=LEFT([.B742];1)*10+RIGHT([.B742];1)" table:style-name="ce1">
            <text:p>66</text:p>
          </table:table-cell>
          <table:table-cell office:value-type="string" office:string-value="6n5ttwo2two166" table:formula="of:=COM.MICROSOFT.REDUCE([.A742];[NumberText.$A$1]:[NumberText.$A$9];COM.MICROSOFT.LAMBDA(_xlpm.a;_xlpm.b;SUBSTITUTE(_xlpm.a;_xlpm.b;VLOOKUP(_xlpm.b;[NumberText.$A$1:.$B$9];2;FALSE))))" table:number-matrix-columns-spanned="1" table:number-matrix-rows-spanned="1" table:style-name="ce1">
            <text:p>6n5ttwo2two166</text:p>
          </table:table-cell>
          <table:table-cell office:value-type="string" office:string-value="652166" table:formula="of:=COM.MICROSOFT.TEXTJOIN(&quot;&quot;;TRUE;IFERROR(MID([.D742];ROW(INDIRECT(&quot;1:100&quot;));1)+0;&quot;&quot;))" table:number-matrix-columns-spanned="1" table:number-matrix-rows-spanned="1" table:style-name="ce1">
            <text:p>652166</text:p>
          </table:table-cell>
          <table:table-cell office:value-type="float" office:value="66" table:formula="of:=LEFT([.E742];1)*10+RIGHT([.E742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qdfhc3</text:p>
          </table:table-cell>
          <table:table-cell office:value-type="string" office:string-value="3" table:formula="of:=COM.MICROSOFT.TEXTJOIN(&quot;&quot;;TRUE;IFERROR(MID([.A74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743];1)*10+RIGHT([.B743];1)" table:style-name="ce1">
            <text:p>33</text:p>
          </table:table-cell>
          <table:table-cell office:value-type="string" office:string-value="fqdfhc3" table:formula="of:=COM.MICROSOFT.REDUCE([.A743];[NumberText.$A$1]:[NumberText.$A$9];COM.MICROSOFT.LAMBDA(_xlpm.a;_xlpm.b;SUBSTITUTE(_xlpm.a;_xlpm.b;VLOOKUP(_xlpm.b;[NumberText.$A$1:.$B$9];2;FALSE))))" table:number-matrix-columns-spanned="1" table:number-matrix-rows-spanned="1" table:style-name="ce1">
            <text:p>fqdfhc3</text:p>
          </table:table-cell>
          <table:table-cell office:value-type="string" office:string-value="3" table:formula="of:=COM.MICROSOFT.TEXTJOIN(&quot;&quot;;TRUE;IFERROR(MID([.D74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E743];1)*10+RIGHT([.E743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cph</text:p>
          </table:table-cell>
          <table:table-cell office:value-type="string" office:string-value="6" table:formula="of:=COM.MICROSOFT.TEXTJOIN(&quot;&quot;;TRUE;IFERROR(MID([.A74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744];1)*10+RIGHT([.B744];1)" table:style-name="ce1">
            <text:p>66</text:p>
          </table:table-cell>
          <table:table-cell office:value-type="string" office:string-value="6cph" table:formula="of:=COM.MICROSOFT.REDUCE([.A744];[NumberText.$A$1]:[NumberText.$A$9];COM.MICROSOFT.LAMBDA(_xlpm.a;_xlpm.b;SUBSTITUTE(_xlpm.a;_xlpm.b;VLOOKUP(_xlpm.b;[NumberText.$A$1:.$B$9];2;FALSE))))" table:number-matrix-columns-spanned="1" table:number-matrix-rows-spanned="1" table:style-name="ce1">
            <text:p>6cph</text:p>
          </table:table-cell>
          <table:table-cell office:value-type="string" office:string-value="6" table:formula="of:=COM.MICROSOFT.TEXTJOIN(&quot;&quot;;TRUE;IFERROR(MID([.D74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744];1)*10+RIGHT([.E744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zqqvnlkjv3sevenbdssvckmdm</text:p>
          </table:table-cell>
          <table:table-cell office:value-type="string" office:string-value="3" table:formula="of:=COM.MICROSOFT.TEXTJOIN(&quot;&quot;;TRUE;IFERROR(MID([.A745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745];1)*10+RIGHT([.B745];1)" table:style-name="ce1">
            <text:p>33</text:p>
          </table:table-cell>
          <table:table-cell office:value-type="string" office:string-value="lzqqvnlkjv3seven7sevenbdssvckmdm" table:formula="of:=COM.MICROSOFT.REDUCE([.A745];[NumberText.$A$1]:[NumberText.$A$9];COM.MICROSOFT.LAMBDA(_xlpm.a;_xlpm.b;SUBSTITUTE(_xlpm.a;_xlpm.b;VLOOKUP(_xlpm.b;[NumberText.$A$1:.$B$9];2;FALSE))))" table:number-matrix-columns-spanned="1" table:number-matrix-rows-spanned="1" table:style-name="ce1">
            <text:p>lzqqvnlkjv3seven7sevenbdssvckmdm</text:p>
          </table:table-cell>
          <table:table-cell office:value-type="string" office:string-value="37" table:formula="of:=COM.MICROSOFT.TEXTJOIN(&quot;&quot;;TRUE;IFERROR(MID([.D745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E745];1)*10+RIGHT([.E745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dpgpfsevenvzsix87</text:p>
          </table:table-cell>
          <table:table-cell office:value-type="string" office:string-value="87" table:formula="of:=COM.MICROSOFT.TEXTJOIN(&quot;&quot;;TRUE;IFERROR(MID([.A746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B746];1)*10+RIGHT([.B746];1)" table:style-name="ce1">
            <text:p>87</text:p>
          </table:table-cell>
          <table:table-cell office:value-type="string" office:string-value="bbdpgpfseven7sevenvzsix6six87" table:formula="of:=COM.MICROSOFT.REDUCE([.A746];[NumberText.$A$1]:[NumberText.$A$9];COM.MICROSOFT.LAMBDA(_xlpm.a;_xlpm.b;SUBSTITUTE(_xlpm.a;_xlpm.b;VLOOKUP(_xlpm.b;[NumberText.$A$1:.$B$9];2;FALSE))))" table:number-matrix-columns-spanned="1" table:number-matrix-rows-spanned="1" table:style-name="ce1">
            <text:p>bbdpgpfseven7sevenvzsix6six87</text:p>
          </table:table-cell>
          <table:table-cell office:value-type="string" office:string-value="7687" table:formula="of:=COM.MICROSOFT.TEXTJOIN(&quot;&quot;;TRUE;IFERROR(MID([.D746];ROW(INDIRECT(&quot;1:100&quot;));1)+0;&quot;&quot;))" table:number-matrix-columns-spanned="1" table:number-matrix-rows-spanned="1" table:style-name="ce1">
            <text:p>7687</text:p>
          </table:table-cell>
          <table:table-cell office:value-type="float" office:value="77" table:formula="of:=LEFT([.E746];1)*10+RIGHT([.E746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4sznxkfb4npmjbv4one</text:p>
          </table:table-cell>
          <table:table-cell office:value-type="string" office:string-value="75444" table:formula="of:=COM.MICROSOFT.TEXTJOIN(&quot;&quot;;TRUE;IFERROR(MID([.A747];ROW(INDIRECT(&quot;1:100&quot;));1)+0;&quot;&quot;))" table:number-matrix-columns-spanned="1" table:number-matrix-rows-spanned="1" table:style-name="ce1">
            <text:p>75444</text:p>
          </table:table-cell>
          <table:table-cell office:value-type="float" office:value="74" table:formula="of:=LEFT([.B747];1)*10+RIGHT([.B747];1)" table:style-name="ce1">
            <text:p>74</text:p>
          </table:table-cell>
          <table:table-cell office:value-type="string" office:string-value="754sznxkfb4npmjbv4one1one" table:formula="of:=COM.MICROSOFT.REDUCE([.A747];[NumberText.$A$1]:[NumberText.$A$9];COM.MICROSOFT.LAMBDA(_xlpm.a;_xlpm.b;SUBSTITUTE(_xlpm.a;_xlpm.b;VLOOKUP(_xlpm.b;[NumberText.$A$1:.$B$9];2;FALSE))))" table:number-matrix-columns-spanned="1" table:number-matrix-rows-spanned="1" table:style-name="ce1">
            <text:p>754sznxkfb4npmjbv4one1one</text:p>
          </table:table-cell>
          <table:table-cell office:value-type="string" office:string-value="754441" table:formula="of:=COM.MICROSOFT.TEXTJOIN(&quot;&quot;;TRUE;IFERROR(MID([.D747];ROW(INDIRECT(&quot;1:100&quot;));1)+0;&quot;&quot;))" table:number-matrix-columns-spanned="1" table:number-matrix-rows-spanned="1" table:style-name="ce1">
            <text:p>754441</text:p>
          </table:table-cell>
          <table:table-cell office:value-type="float" office:value="71" table:formula="of:=LEFT([.E747];1)*10+RIGHT([.E747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three984dsxsninefour</text:p>
          </table:table-cell>
          <table:table-cell office:value-type="string" office:string-value="984" table:formula="of:=COM.MICROSOFT.TEXTJOIN(&quot;&quot;;TRUE;IFERROR(MID([.A748];ROW(INDIRECT(&quot;1:100&quot;));1)+0;&quot;&quot;))" table:number-matrix-columns-spanned="1" table:number-matrix-rows-spanned="1" table:style-name="ce1">
            <text:p>984</text:p>
          </table:table-cell>
          <table:table-cell office:value-type="float" office:value="94" table:formula="of:=LEFT([.B748];1)*10+RIGHT([.B748];1)" table:style-name="ce1">
            <text:p>94</text:p>
          </table:table-cell>
          <table:table-cell office:value-type="string" office:string-value="two2twothree3three984dsxsnine9ninefour4four" table:formula="of:=COM.MICROSOFT.REDUCE([.A748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three3three984dsxsnine9ninefour4four</text:p>
          </table:table-cell>
          <table:table-cell office:value-type="string" office:string-value="2398494" table:formula="of:=COM.MICROSOFT.TEXTJOIN(&quot;&quot;;TRUE;IFERROR(MID([.D748];ROW(INDIRECT(&quot;1:100&quot;));1)+0;&quot;&quot;))" table:number-matrix-columns-spanned="1" table:number-matrix-rows-spanned="1" table:style-name="ce1">
            <text:p>2398494</text:p>
          </table:table-cell>
          <table:table-cell office:value-type="float" office:value="24" table:formula="of:=LEFT([.E748];1)*10+RIGHT([.E748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mpjgh71jhfrjgrpbd2d7</text:p>
          </table:table-cell>
          <table:table-cell office:value-type="string" office:string-value="7127" table:formula="of:=COM.MICROSOFT.TEXTJOIN(&quot;&quot;;TRUE;IFERROR(MID([.A749];ROW(INDIRECT(&quot;1:100&quot;));1)+0;&quot;&quot;))" table:number-matrix-columns-spanned="1" table:number-matrix-rows-spanned="1" table:style-name="ce1">
            <text:p>7127</text:p>
          </table:table-cell>
          <table:table-cell office:value-type="float" office:value="77" table:formula="of:=LEFT([.B749];1)*10+RIGHT([.B749];1)" table:style-name="ce1">
            <text:p>77</text:p>
          </table:table-cell>
          <table:table-cell office:value-type="string" office:string-value="kmpjgh71jhfrjgrpbd2d7" table:formula="of:=COM.MICROSOFT.REDUCE([.A749];[NumberText.$A$1]:[NumberText.$A$9];COM.MICROSOFT.LAMBDA(_xlpm.a;_xlpm.b;SUBSTITUTE(_xlpm.a;_xlpm.b;VLOOKUP(_xlpm.b;[NumberText.$A$1:.$B$9];2;FALSE))))" table:number-matrix-columns-spanned="1" table:number-matrix-rows-spanned="1" table:style-name="ce1">
            <text:p>kmpjgh71jhfrjgrpbd2d7</text:p>
          </table:table-cell>
          <table:table-cell office:value-type="string" office:string-value="7127" table:formula="of:=COM.MICROSOFT.TEXTJOIN(&quot;&quot;;TRUE;IFERROR(MID([.D749];ROW(INDIRECT(&quot;1:100&quot;));1)+0;&quot;&quot;))" table:number-matrix-columns-spanned="1" table:number-matrix-rows-spanned="1" table:style-name="ce1">
            <text:p>7127</text:p>
          </table:table-cell>
          <table:table-cell office:value-type="float" office:value="77" table:formula="of:=LEFT([.E749];1)*10+RIGHT([.E749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tgptfvcjnk2</text:p>
          </table:table-cell>
          <table:table-cell office:value-type="string" office:string-value="272" table:formula="of:=COM.MICROSOFT.TEXTJOIN(&quot;&quot;;TRUE;IFERROR(MID([.A750];ROW(INDIRECT(&quot;1:100&quot;));1)+0;&quot;&quot;))" table:number-matrix-columns-spanned="1" table:number-matrix-rows-spanned="1" table:style-name="ce1">
            <text:p>272</text:p>
          </table:table-cell>
          <table:table-cell office:value-type="float" office:value="22" table:formula="of:=LEFT([.B750];1)*10+RIGHT([.B750];1)" table:style-name="ce1">
            <text:p>22</text:p>
          </table:table-cell>
          <table:table-cell office:value-type="string" office:string-value="27tgptfvcjnk2" table:formula="of:=COM.MICROSOFT.REDUCE([.A750];[NumberText.$A$1]:[NumberText.$A$9];COM.MICROSOFT.LAMBDA(_xlpm.a;_xlpm.b;SUBSTITUTE(_xlpm.a;_xlpm.b;VLOOKUP(_xlpm.b;[NumberText.$A$1:.$B$9];2;FALSE))))" table:number-matrix-columns-spanned="1" table:number-matrix-rows-spanned="1" table:style-name="ce1">
            <text:p>27tgptfvcjnk2</text:p>
          </table:table-cell>
          <table:table-cell office:value-type="string" office:string-value="272" table:formula="of:=COM.MICROSOFT.TEXTJOIN(&quot;&quot;;TRUE;IFERROR(MID([.D750];ROW(INDIRECT(&quot;1:100&quot;));1)+0;&quot;&quot;))" table:number-matrix-columns-spanned="1" table:number-matrix-rows-spanned="1" table:style-name="ce1">
            <text:p>272</text:p>
          </table:table-cell>
          <table:table-cell office:value-type="float" office:value="22" table:formula="of:=LEFT([.E750];1)*10+RIGHT([.E750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five497cdcktxcjfivezdrdhczbp</text:p>
          </table:table-cell>
          <table:table-cell office:value-type="string" office:string-value="497" table:formula="of:=COM.MICROSOFT.TEXTJOIN(&quot;&quot;;TRUE;IFERROR(MID([.A751];ROW(INDIRECT(&quot;1:100&quot;));1)+0;&quot;&quot;))" table:number-matrix-columns-spanned="1" table:number-matrix-rows-spanned="1" table:style-name="ce1">
            <text:p>497</text:p>
          </table:table-cell>
          <table:table-cell office:value-type="float" office:value="47" table:formula="of:=LEFT([.B751];1)*10+RIGHT([.B751];1)" table:style-name="ce1">
            <text:p>47</text:p>
          </table:table-cell>
          <table:table-cell office:value-type="string" office:string-value="one1onefive5five497cdcktxcjfive5fivezdrdhczbp" table:formula="of:=COM.MICROSOFT.REDUCE([.A751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five5five497cdcktxcjfive5fivezdrdhczbp</text:p>
          </table:table-cell>
          <table:table-cell office:value-type="string" office:string-value="154975" table:formula="of:=COM.MICROSOFT.TEXTJOIN(&quot;&quot;;TRUE;IFERROR(MID([.D751];ROW(INDIRECT(&quot;1:100&quot;));1)+0;&quot;&quot;))" table:number-matrix-columns-spanned="1" table:number-matrix-rows-spanned="1" table:style-name="ce1">
            <text:p>154975</text:p>
          </table:table-cell>
          <table:table-cell office:value-type="float" office:value="15" table:formula="of:=LEFT([.E751];1)*10+RIGHT([.E751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176threeseven1</text:p>
          </table:table-cell>
          <table:table-cell office:value-type="string" office:string-value="791761" table:formula="of:=COM.MICROSOFT.TEXTJOIN(&quot;&quot;;TRUE;IFERROR(MID([.A752];ROW(INDIRECT(&quot;1:100&quot;));1)+0;&quot;&quot;))" table:number-matrix-columns-spanned="1" table:number-matrix-rows-spanned="1" table:style-name="ce1">
            <text:p>791761</text:p>
          </table:table-cell>
          <table:table-cell office:value-type="float" office:value="71" table:formula="of:=LEFT([.B752];1)*10+RIGHT([.B752];1)" table:style-name="ce1">
            <text:p>71</text:p>
          </table:table-cell>
          <table:table-cell office:value-type="string" office:string-value="79176three3threeseven7seven1" table:formula="of:=COM.MICROSOFT.REDUCE([.A752];[NumberText.$A$1]:[NumberText.$A$9];COM.MICROSOFT.LAMBDA(_xlpm.a;_xlpm.b;SUBSTITUTE(_xlpm.a;_xlpm.b;VLOOKUP(_xlpm.b;[NumberText.$A$1:.$B$9];2;FALSE))))" table:number-matrix-columns-spanned="1" table:number-matrix-rows-spanned="1" table:style-name="ce1">
            <text:p>79176three3threeseven7seven1</text:p>
          </table:table-cell>
          <table:table-cell office:value-type="string" office:string-value="79176371" table:formula="of:=COM.MICROSOFT.TEXTJOIN(&quot;&quot;;TRUE;IFERROR(MID([.D752];ROW(INDIRECT(&quot;1:100&quot;));1)+0;&quot;&quot;))" table:number-matrix-columns-spanned="1" table:number-matrix-rows-spanned="1" table:style-name="ce1">
            <text:p>79176371</text:p>
          </table:table-cell>
          <table:table-cell office:value-type="float" office:value="71" table:formula="of:=LEFT([.E752];1)*10+RIGHT([.E752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sseven1rmlbcpct</text:p>
          </table:table-cell>
          <table:table-cell office:value-type="string" office:string-value="1" table:formula="of:=COM.MICROSOFT.TEXTJOIN(&quot;&quot;;TRUE;IFERROR(MID([.A753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753];1)*10+RIGHT([.B753];1)" table:style-name="ce1">
            <text:p>11</text:p>
          </table:table-cell>
          <table:table-cell office:value-type="string" office:string-value="csseven7seven1rmlbcpct" table:formula="of:=COM.MICROSOFT.REDUCE([.A753];[NumberText.$A$1]:[NumberText.$A$9];COM.MICROSOFT.LAMBDA(_xlpm.a;_xlpm.b;SUBSTITUTE(_xlpm.a;_xlpm.b;VLOOKUP(_xlpm.b;[NumberText.$A$1:.$B$9];2;FALSE))))" table:number-matrix-columns-spanned="1" table:number-matrix-rows-spanned="1" table:style-name="ce1">
            <text:p>csseven7seven1rmlbcpct</text:p>
          </table:table-cell>
          <table:table-cell office:value-type="string" office:string-value="71" table:formula="of:=COM.MICROSOFT.TEXTJOIN(&quot;&quot;;TRUE;IFERROR(MID([.D753];ROW(INDIRECT(&quot;1:100&quot;));1)+0;&quot;&quot;))" table:number-matrix-columns-spanned="1" table:number-matrix-rows-spanned="1" table:style-name="ce1">
            <text:p>71</text:p>
          </table:table-cell>
          <table:table-cell office:value-type="float" office:value="71" table:formula="of:=LEFT([.E753];1)*10+RIGHT([.E753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lzlz4tsngmgh</text:p>
          </table:table-cell>
          <table:table-cell office:value-type="string" office:string-value="14" table:formula="of:=COM.MICROSOFT.TEXTJOIN(&quot;&quot;;TRUE;IFERROR(MID([.A754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B754];1)*10+RIGHT([.B754];1)" table:style-name="ce1">
            <text:p>14</text:p>
          </table:table-cell>
          <table:table-cell office:value-type="string" office:string-value="1lzlz4tsngmgh" table:formula="of:=COM.MICROSOFT.REDUCE([.A754];[NumberText.$A$1]:[NumberText.$A$9];COM.MICROSOFT.LAMBDA(_xlpm.a;_xlpm.b;SUBSTITUTE(_xlpm.a;_xlpm.b;VLOOKUP(_xlpm.b;[NumberText.$A$1:.$B$9];2;FALSE))))" table:number-matrix-columns-spanned="1" table:number-matrix-rows-spanned="1" table:style-name="ce1">
            <text:p>1lzlz4tsngmgh</text:p>
          </table:table-cell>
          <table:table-cell office:value-type="string" office:string-value="14" table:formula="of:=COM.MICROSOFT.TEXTJOIN(&quot;&quot;;TRUE;IFERROR(MID([.D754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E754];1)*10+RIGHT([.E754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vxshddzg2eightpxkzfnvdfzeightseven</text:p>
          </table:table-cell>
          <table:table-cell office:value-type="string" office:string-value="2" table:formula="of:=COM.MICROSOFT.TEXTJOIN(&quot;&quot;;TRUE;IFERROR(MID([.A755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55];1)*10+RIGHT([.B755];1)" table:style-name="ce1">
            <text:p>22</text:p>
          </table:table-cell>
          <table:table-cell office:value-type="string" office:string-value="zvxshddzg2eight8eightpxkzfnvdfzeight8eightseven7seven" table:formula="of:=COM.MICROSOFT.REDUCE([.A755];[NumberText.$A$1]:[NumberText.$A$9];COM.MICROSOFT.LAMBDA(_xlpm.a;_xlpm.b;SUBSTITUTE(_xlpm.a;_xlpm.b;VLOOKUP(_xlpm.b;[NumberText.$A$1:.$B$9];2;FALSE))))" table:number-matrix-columns-spanned="1" table:number-matrix-rows-spanned="1" table:style-name="ce1">
            <text:p>zvxshddzg2eight8eightpxkzfnvdfzeight8eightseven7seven</text:p>
          </table:table-cell>
          <table:table-cell office:value-type="string" office:string-value="2887" table:formula="of:=COM.MICROSOFT.TEXTJOIN(&quot;&quot;;TRUE;IFERROR(MID([.D755];ROW(INDIRECT(&quot;1:100&quot;));1)+0;&quot;&quot;))" table:number-matrix-columns-spanned="1" table:number-matrix-rows-spanned="1" table:style-name="ce1">
            <text:p>2887</text:p>
          </table:table-cell>
          <table:table-cell office:value-type="float" office:value="27" table:formula="of:=LEFT([.E755];1)*10+RIGHT([.E755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sixnine93seven8</text:p>
          </table:table-cell>
          <table:table-cell office:value-type="string" office:string-value="938" table:formula="of:=COM.MICROSOFT.TEXTJOIN(&quot;&quot;;TRUE;IFERROR(MID([.A756];ROW(INDIRECT(&quot;1:100&quot;));1)+0;&quot;&quot;))" table:number-matrix-columns-spanned="1" table:number-matrix-rows-spanned="1" table:style-name="ce1">
            <text:p>938</text:p>
          </table:table-cell>
          <table:table-cell office:value-type="float" office:value="98" table:formula="of:=LEFT([.B756];1)*10+RIGHT([.B756];1)" table:style-name="ce1">
            <text:p>98</text:p>
          </table:table-cell>
          <table:table-cell office:value-type="string" office:string-value="nine9ninesix6sixnine9nine93seven7seven8" table:formula="of:=COM.MICROSOFT.REDUCE([.A756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six6sixnine9nine93seven7seven8</text:p>
          </table:table-cell>
          <table:table-cell office:value-type="string" office:string-value="9699378" table:formula="of:=COM.MICROSOFT.TEXTJOIN(&quot;&quot;;TRUE;IFERROR(MID([.D756];ROW(INDIRECT(&quot;1:100&quot;));1)+0;&quot;&quot;))" table:number-matrix-columns-spanned="1" table:number-matrix-rows-spanned="1" table:style-name="ce1">
            <text:p>9699378</text:p>
          </table:table-cell>
          <table:table-cell office:value-type="float" office:value="98" table:formula="of:=LEFT([.E756];1)*10+RIGHT([.E756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wofiveeightmfour</text:p>
          </table:table-cell>
          <table:table-cell office:value-type="string" office:string-value="1" table:formula="of:=COM.MICROSOFT.TEXTJOIN(&quot;&quot;;TRUE;IFERROR(MID([.A757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757];1)*10+RIGHT([.B757];1)" table:style-name="ce1">
            <text:p>11</text:p>
          </table:table-cell>
          <table:table-cell office:value-type="string" office:string-value="1two2twofive5fiveeight8eightmfour4four" table:formula="of:=COM.MICROSOFT.REDUCE([.A757];[NumberText.$A$1]:[NumberText.$A$9];COM.MICROSOFT.LAMBDA(_xlpm.a;_xlpm.b;SUBSTITUTE(_xlpm.a;_xlpm.b;VLOOKUP(_xlpm.b;[NumberText.$A$1:.$B$9];2;FALSE))))" table:number-matrix-columns-spanned="1" table:number-matrix-rows-spanned="1" table:style-name="ce1">
            <text:p>1two2twofive5fiveeight8eightmfour4four</text:p>
          </table:table-cell>
          <table:table-cell office:value-type="string" office:string-value="12584" table:formula="of:=COM.MICROSOFT.TEXTJOIN(&quot;&quot;;TRUE;IFERROR(MID([.D757];ROW(INDIRECT(&quot;1:100&quot;));1)+0;&quot;&quot;))" table:number-matrix-columns-spanned="1" table:number-matrix-rows-spanned="1" table:style-name="ce1">
            <text:p>12584</text:p>
          </table:table-cell>
          <table:table-cell office:value-type="float" office:value="14" table:formula="of:=LEFT([.E757];1)*10+RIGHT([.E757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3cmbbbxbqr74flchvgjbr45</text:p>
          </table:table-cell>
          <table:table-cell office:value-type="string" office:string-value="37445" table:formula="of:=COM.MICROSOFT.TEXTJOIN(&quot;&quot;;TRUE;IFERROR(MID([.A758];ROW(INDIRECT(&quot;1:100&quot;));1)+0;&quot;&quot;))" table:number-matrix-columns-spanned="1" table:number-matrix-rows-spanned="1" table:style-name="ce1">
            <text:p>37445</text:p>
          </table:table-cell>
          <table:table-cell office:value-type="float" office:value="35" table:formula="of:=LEFT([.B758];1)*10+RIGHT([.B758];1)" table:style-name="ce1">
            <text:p>35</text:p>
          </table:table-cell>
          <table:table-cell office:value-type="string" office:string-value="six6six3cmbbbxbqr74flchvgjbr45" table:formula="of:=COM.MICROSOFT.REDUCE([.A758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3cmbbbxbqr74flchvgjbr45</text:p>
          </table:table-cell>
          <table:table-cell office:value-type="string" office:string-value="637445" table:formula="of:=COM.MICROSOFT.TEXTJOIN(&quot;&quot;;TRUE;IFERROR(MID([.D758];ROW(INDIRECT(&quot;1:100&quot;));1)+0;&quot;&quot;))" table:number-matrix-columns-spanned="1" table:number-matrix-rows-spanned="1" table:style-name="ce1">
            <text:p>637445</text:p>
          </table:table-cell>
          <table:table-cell office:value-type="float" office:value="65" table:formula="of:=LEFT([.E758];1)*10+RIGHT([.E758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nine31two9dvsghkrjj</text:p>
          </table:table-cell>
          <table:table-cell office:value-type="string" office:string-value="7319" table:formula="of:=COM.MICROSOFT.TEXTJOIN(&quot;&quot;;TRUE;IFERROR(MID([.A759];ROW(INDIRECT(&quot;1:100&quot;));1)+0;&quot;&quot;))" table:number-matrix-columns-spanned="1" table:number-matrix-rows-spanned="1" table:style-name="ce1">
            <text:p>7319</text:p>
          </table:table-cell>
          <table:table-cell office:value-type="float" office:value="79" table:formula="of:=LEFT([.B759];1)*10+RIGHT([.B759];1)" table:style-name="ce1">
            <text:p>79</text:p>
          </table:table-cell>
          <table:table-cell office:value-type="string" office:string-value="7nine9nine31two2two9dvsghkrjj" table:formula="of:=COM.MICROSOFT.REDUCE([.A759];[NumberText.$A$1]:[NumberText.$A$9];COM.MICROSOFT.LAMBDA(_xlpm.a;_xlpm.b;SUBSTITUTE(_xlpm.a;_xlpm.b;VLOOKUP(_xlpm.b;[NumberText.$A$1:.$B$9];2;FALSE))))" table:number-matrix-columns-spanned="1" table:number-matrix-rows-spanned="1" table:style-name="ce1">
            <text:p>7nine9nine31two2two9dvsghkrjj</text:p>
          </table:table-cell>
          <table:table-cell office:value-type="string" office:string-value="793129" table:formula="of:=COM.MICROSOFT.TEXTJOIN(&quot;&quot;;TRUE;IFERROR(MID([.D759];ROW(INDIRECT(&quot;1:100&quot;));1)+0;&quot;&quot;))" table:number-matrix-columns-spanned="1" table:number-matrix-rows-spanned="1" table:style-name="ce1">
            <text:p>793129</text:p>
          </table:table-cell>
          <table:table-cell office:value-type="float" office:value="79" table:formula="of:=LEFT([.E759];1)*10+RIGHT([.E759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5four</text:p>
          </table:table-cell>
          <table:table-cell office:value-type="string" office:string-value="5" table:formula="of:=COM.MICROSOFT.TEXTJOIN(&quot;&quot;;TRUE;IFERROR(MID([.A76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760];1)*10+RIGHT([.B760];1)" table:style-name="ce1">
            <text:p>55</text:p>
          </table:table-cell>
          <table:table-cell office:value-type="string" office:string-value="five5five5four4four" table:formula="of:=COM.MICROSOFT.REDUCE([.A760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5four4four</text:p>
          </table:table-cell>
          <table:table-cell office:value-type="string" office:string-value="554" table:formula="of:=COM.MICROSOFT.TEXTJOIN(&quot;&quot;;TRUE;IFERROR(MID([.D760];ROW(INDIRECT(&quot;1:100&quot;));1)+0;&quot;&quot;))" table:number-matrix-columns-spanned="1" table:number-matrix-rows-spanned="1" table:style-name="ce1">
            <text:p>554</text:p>
          </table:table-cell>
          <table:table-cell office:value-type="float" office:value="54" table:formula="of:=LEFT([.E760];1)*10+RIGHT([.E760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eightthreefourseventrgxdqclq2</text:p>
          </table:table-cell>
          <table:table-cell office:value-type="string" office:string-value="2" table:formula="of:=COM.MICROSOFT.TEXTJOIN(&quot;&quot;;TRUE;IFERROR(MID([.A761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61];1)*10+RIGHT([.B761];1)" table:style-name="ce1">
            <text:p>22</text:p>
          </table:table-cell>
          <table:table-cell office:value-type="string" office:string-value="seven7seveneight8eightthree3threefour4fourseven7seventrgxdqclq2" table:formula="of:=COM.MICROSOFT.REDUCE([.A761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eight8eightthree3threefour4fourseven7seventrgxdqclq2</text:p>
          </table:table-cell>
          <table:table-cell office:value-type="string" office:string-value="783472" table:formula="of:=COM.MICROSOFT.TEXTJOIN(&quot;&quot;;TRUE;IFERROR(MID([.D761];ROW(INDIRECT(&quot;1:100&quot;));1)+0;&quot;&quot;))" table:number-matrix-columns-spanned="1" table:number-matrix-rows-spanned="1" table:style-name="ce1">
            <text:p>783472</text:p>
          </table:table-cell>
          <table:table-cell office:value-type="float" office:value="72" table:formula="of:=LEFT([.E761];1)*10+RIGHT([.E761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dfgddsevenldmzckmvxjmk92fourdcpfgcrpd</text:p>
          </table:table-cell>
          <table:table-cell office:value-type="string" office:string-value="592" table:formula="of:=COM.MICROSOFT.TEXTJOIN(&quot;&quot;;TRUE;IFERROR(MID([.A762];ROW(INDIRECT(&quot;1:100&quot;));1)+0;&quot;&quot;))" table:number-matrix-columns-spanned="1" table:number-matrix-rows-spanned="1" table:style-name="ce1">
            <text:p>592</text:p>
          </table:table-cell>
          <table:table-cell office:value-type="float" office:value="52" table:formula="of:=LEFT([.B762];1)*10+RIGHT([.B762];1)" table:style-name="ce1">
            <text:p>52</text:p>
          </table:table-cell>
          <table:table-cell office:value-type="string" office:string-value="5dfgddseven7sevenldmzckmvxjmk92four4fourdcpfgcrpd" table:formula="of:=COM.MICROSOFT.REDUCE([.A762];[NumberText.$A$1]:[NumberText.$A$9];COM.MICROSOFT.LAMBDA(_xlpm.a;_xlpm.b;SUBSTITUTE(_xlpm.a;_xlpm.b;VLOOKUP(_xlpm.b;[NumberText.$A$1:.$B$9];2;FALSE))))" table:number-matrix-columns-spanned="1" table:number-matrix-rows-spanned="1" table:style-name="ce1">
            <text:p>5dfgddseven7sevenldmzckmvxjmk92four4fourdcpfgcrpd</text:p>
          </table:table-cell>
          <table:table-cell office:value-type="string" office:string-value="57924" table:formula="of:=COM.MICROSOFT.TEXTJOIN(&quot;&quot;;TRUE;IFERROR(MID([.D762];ROW(INDIRECT(&quot;1:100&quot;));1)+0;&quot;&quot;))" table:number-matrix-columns-spanned="1" table:number-matrix-rows-spanned="1" table:style-name="ce1">
            <text:p>57924</text:p>
          </table:table-cell>
          <table:table-cell office:value-type="float" office:value="54" table:formula="of:=LEFT([.E762];1)*10+RIGHT([.E762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kbhrflzmgp3lqgxgszmzvndr47zcllcfg</text:p>
          </table:table-cell>
          <table:table-cell office:value-type="string" office:string-value="347" table:formula="of:=COM.MICROSOFT.TEXTJOIN(&quot;&quot;;TRUE;IFERROR(MID([.A763];ROW(INDIRECT(&quot;1:100&quot;));1)+0;&quot;&quot;))" table:number-matrix-columns-spanned="1" table:number-matrix-rows-spanned="1" table:style-name="ce1">
            <text:p>347</text:p>
          </table:table-cell>
          <table:table-cell office:value-type="float" office:value="37" table:formula="of:=LEFT([.B763];1)*10+RIGHT([.B763];1)" table:style-name="ce1">
            <text:p>37</text:p>
          </table:table-cell>
          <table:table-cell office:value-type="string" office:string-value="nine9ninekbhrflzmgp3lqgxgszmzvndr47zcllcfg" table:formula="of:=COM.MICROSOFT.REDUCE([.A76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kbhrflzmgp3lqgxgszmzvndr47zcllcfg</text:p>
          </table:table-cell>
          <table:table-cell office:value-type="string" office:string-value="9347" table:formula="of:=COM.MICROSOFT.TEXTJOIN(&quot;&quot;;TRUE;IFERROR(MID([.D763];ROW(INDIRECT(&quot;1:100&quot;));1)+0;&quot;&quot;))" table:number-matrix-columns-spanned="1" table:number-matrix-rows-spanned="1" table:style-name="ce1">
            <text:p>9347</text:p>
          </table:table-cell>
          <table:table-cell office:value-type="float" office:value="97" table:formula="of:=LEFT([.E763];1)*10+RIGHT([.E763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sixonefivekfvbfh66p</text:p>
          </table:table-cell>
          <table:table-cell office:value-type="string" office:string-value="66" table:formula="of:=COM.MICROSOFT.TEXTJOIN(&quot;&quot;;TRUE;IFERROR(MID([.A764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764];1)*10+RIGHT([.B764];1)" table:style-name="ce1">
            <text:p>66</text:p>
          </table:table-cell>
          <table:table-cell office:value-type="string" office:string-value="sqsix6sixone1onefive5fivekfvbfh66p" table:formula="of:=COM.MICROSOFT.REDUCE([.A764];[NumberText.$A$1]:[NumberText.$A$9];COM.MICROSOFT.LAMBDA(_xlpm.a;_xlpm.b;SUBSTITUTE(_xlpm.a;_xlpm.b;VLOOKUP(_xlpm.b;[NumberText.$A$1:.$B$9];2;FALSE))))" table:number-matrix-columns-spanned="1" table:number-matrix-rows-spanned="1" table:style-name="ce1">
            <text:p>sqsix6sixone1onefive5fivekfvbfh66p</text:p>
          </table:table-cell>
          <table:table-cell office:value-type="string" office:string-value="61566" table:formula="of:=COM.MICROSOFT.TEXTJOIN(&quot;&quot;;TRUE;IFERROR(MID([.D764];ROW(INDIRECT(&quot;1:100&quot;));1)+0;&quot;&quot;))" table:number-matrix-columns-spanned="1" table:number-matrix-rows-spanned="1" table:style-name="ce1">
            <text:p>61566</text:p>
          </table:table-cell>
          <table:table-cell office:value-type="float" office:value="66" table:formula="of:=LEFT([.E764];1)*10+RIGHT([.E764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srkdrrgsftlqjdz19</text:p>
          </table:table-cell>
          <table:table-cell office:value-type="string" office:string-value="19" table:formula="of:=COM.MICROSOFT.TEXTJOIN(&quot;&quot;;TRUE;IFERROR(MID([.A765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B765];1)*10+RIGHT([.B765];1)" table:style-name="ce1">
            <text:p>19</text:p>
          </table:table-cell>
          <table:table-cell office:value-type="string" office:string-value="bssrkdrrgsftlqjdz19" table:formula="of:=COM.MICROSOFT.REDUCE([.A765];[NumberText.$A$1]:[NumberText.$A$9];COM.MICROSOFT.LAMBDA(_xlpm.a;_xlpm.b;SUBSTITUTE(_xlpm.a;_xlpm.b;VLOOKUP(_xlpm.b;[NumberText.$A$1:.$B$9];2;FALSE))))" table:number-matrix-columns-spanned="1" table:number-matrix-rows-spanned="1" table:style-name="ce1">
            <text:p>bssrkdrrgsftlqjdz19</text:p>
          </table:table-cell>
          <table:table-cell office:value-type="string" office:string-value="19" table:formula="of:=COM.MICROSOFT.TEXTJOIN(&quot;&quot;;TRUE;IFERROR(MID([.D765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E765];1)*10+RIGHT([.E765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qcbhfive6</text:p>
          </table:table-cell>
          <table:table-cell office:value-type="string" office:string-value="6" table:formula="of:=COM.MICROSOFT.TEXTJOIN(&quot;&quot;;TRUE;IFERROR(MID([.A766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766];1)*10+RIGHT([.B766];1)" table:style-name="ce1">
            <text:p>66</text:p>
          </table:table-cell>
          <table:table-cell office:value-type="string" office:string-value="bqcbhfive5five6" table:formula="of:=COM.MICROSOFT.REDUCE([.A766];[NumberText.$A$1]:[NumberText.$A$9];COM.MICROSOFT.LAMBDA(_xlpm.a;_xlpm.b;SUBSTITUTE(_xlpm.a;_xlpm.b;VLOOKUP(_xlpm.b;[NumberText.$A$1:.$B$9];2;FALSE))))" table:number-matrix-columns-spanned="1" table:number-matrix-rows-spanned="1" table:style-name="ce1">
            <text:p>bqcbhfive5five6</text:p>
          </table:table-cell>
          <table:table-cell office:value-type="string" office:string-value="56" table:formula="of:=COM.MICROSOFT.TEXTJOIN(&quot;&quot;;TRUE;IFERROR(MID([.D766];ROW(INDIRECT(&quot;1:100&quot;));1)+0;&quot;&quot;))" table:number-matrix-columns-spanned="1" table:number-matrix-rows-spanned="1" table:style-name="ce1">
            <text:p>56</text:p>
          </table:table-cell>
          <table:table-cell office:value-type="float" office:value="56" table:formula="of:=LEFT([.E766];1)*10+RIGHT([.E766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t3fivemdrnrvngsb1seven5</text:p>
          </table:table-cell>
          <table:table-cell office:value-type="string" office:string-value="315" table:formula="of:=COM.MICROSOFT.TEXTJOIN(&quot;&quot;;TRUE;IFERROR(MID([.A767];ROW(INDIRECT(&quot;1:100&quot;));1)+0;&quot;&quot;))" table:number-matrix-columns-spanned="1" table:number-matrix-rows-spanned="1" table:style-name="ce1">
            <text:p>315</text:p>
          </table:table-cell>
          <table:table-cell office:value-type="float" office:value="35" table:formula="of:=LEFT([.B767];1)*10+RIGHT([.B767];1)" table:style-name="ce1">
            <text:p>35</text:p>
          </table:table-cell>
          <table:table-cell office:value-type="string" office:string-value="jt3five5fivemdrnrvngsb1seven7seven5" table:formula="of:=COM.MICROSOFT.REDUCE([.A767];[NumberText.$A$1]:[NumberText.$A$9];COM.MICROSOFT.LAMBDA(_xlpm.a;_xlpm.b;SUBSTITUTE(_xlpm.a;_xlpm.b;VLOOKUP(_xlpm.b;[NumberText.$A$1:.$B$9];2;FALSE))))" table:number-matrix-columns-spanned="1" table:number-matrix-rows-spanned="1" table:style-name="ce1">
            <text:p>jt3five5fivemdrnrvngsb1seven7seven5</text:p>
          </table:table-cell>
          <table:table-cell office:value-type="string" office:string-value="35175" table:formula="of:=COM.MICROSOFT.TEXTJOIN(&quot;&quot;;TRUE;IFERROR(MID([.D767];ROW(INDIRECT(&quot;1:100&quot;));1)+0;&quot;&quot;))" table:number-matrix-columns-spanned="1" table:number-matrix-rows-spanned="1" table:style-name="ce1">
            <text:p>35175</text:p>
          </table:table-cell>
          <table:table-cell office:value-type="float" office:value="35" table:formula="of:=LEFT([.E767];1)*10+RIGHT([.E767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dninesbj11eight</text:p>
          </table:table-cell>
          <table:table-cell office:value-type="string" office:string-value="11" table:formula="of:=COM.MICROSOFT.TEXTJOIN(&quot;&quot;;TRUE;IFERROR(MID([.A768];ROW(INDIRECT(&quot;1:100&quot;));1)+0;&quot;&quot;))" table:number-matrix-columns-spanned="1" table:number-matrix-rows-spanned="1" table:style-name="ce1">
            <text:p>11</text:p>
          </table:table-cell>
          <table:table-cell office:value-type="float" office:value="11" table:formula="of:=LEFT([.B768];1)*10+RIGHT([.B768];1)" table:style-name="ce1">
            <text:p>11</text:p>
          </table:table-cell>
          <table:table-cell office:value-type="string" office:string-value="svdnine9ninesbj11eight8eight" table:formula="of:=COM.MICROSOFT.REDUCE([.A768];[NumberText.$A$1]:[NumberText.$A$9];COM.MICROSOFT.LAMBDA(_xlpm.a;_xlpm.b;SUBSTITUTE(_xlpm.a;_xlpm.b;VLOOKUP(_xlpm.b;[NumberText.$A$1:.$B$9];2;FALSE))))" table:number-matrix-columns-spanned="1" table:number-matrix-rows-spanned="1" table:style-name="ce1">
            <text:p>svdnine9ninesbj11eight8eight</text:p>
          </table:table-cell>
          <table:table-cell office:value-type="string" office:string-value="9118" table:formula="of:=COM.MICROSOFT.TEXTJOIN(&quot;&quot;;TRUE;IFERROR(MID([.D768];ROW(INDIRECT(&quot;1:100&quot;));1)+0;&quot;&quot;))" table:number-matrix-columns-spanned="1" table:number-matrix-rows-spanned="1" table:style-name="ce1">
            <text:p>9118</text:p>
          </table:table-cell>
          <table:table-cell office:value-type="float" office:value="98" table:formula="of:=LEFT([.E768];1)*10+RIGHT([.E768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phltdc</text:p>
          </table:table-cell>
          <table:table-cell office:value-type="string" office:string-value="2" table:formula="of:=COM.MICROSOFT.TEXTJOIN(&quot;&quot;;TRUE;IFERROR(MID([.A76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69];1)*10+RIGHT([.B769];1)" table:style-name="ce1">
            <text:p>22</text:p>
          </table:table-cell>
          <table:table-cell office:value-type="string" office:string-value="2phltdc" table:formula="of:=COM.MICROSOFT.REDUCE([.A769];[NumberText.$A$1]:[NumberText.$A$9];COM.MICROSOFT.LAMBDA(_xlpm.a;_xlpm.b;SUBSTITUTE(_xlpm.a;_xlpm.b;VLOOKUP(_xlpm.b;[NumberText.$A$1:.$B$9];2;FALSE))))" table:number-matrix-columns-spanned="1" table:number-matrix-rows-spanned="1" table:style-name="ce1">
            <text:p>2phltdc</text:p>
          </table:table-cell>
          <table:table-cell office:value-type="string" office:string-value="2" table:formula="of:=COM.MICROSOFT.TEXTJOIN(&quot;&quot;;TRUE;IFERROR(MID([.D76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769];1)*10+RIGHT([.E76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69sevenvksvlthqskfkx9</text:p>
          </table:table-cell>
          <table:table-cell office:value-type="string" office:string-value="14699" table:formula="of:=COM.MICROSOFT.TEXTJOIN(&quot;&quot;;TRUE;IFERROR(MID([.A770];ROW(INDIRECT(&quot;1:100&quot;));1)+0;&quot;&quot;))" table:number-matrix-columns-spanned="1" table:number-matrix-rows-spanned="1" table:style-name="ce1">
            <text:p>14699</text:p>
          </table:table-cell>
          <table:table-cell office:value-type="float" office:value="19" table:formula="of:=LEFT([.B770];1)*10+RIGHT([.B770];1)" table:style-name="ce1">
            <text:p>19</text:p>
          </table:table-cell>
          <table:table-cell office:value-type="string" office:string-value="1469seven7sevenvksvlthqskfkx9" table:formula="of:=COM.MICROSOFT.REDUCE([.A770];[NumberText.$A$1]:[NumberText.$A$9];COM.MICROSOFT.LAMBDA(_xlpm.a;_xlpm.b;SUBSTITUTE(_xlpm.a;_xlpm.b;VLOOKUP(_xlpm.b;[NumberText.$A$1:.$B$9];2;FALSE))))" table:number-matrix-columns-spanned="1" table:number-matrix-rows-spanned="1" table:style-name="ce1">
            <text:p>1469seven7sevenvksvlthqskfkx9</text:p>
          </table:table-cell>
          <table:table-cell office:value-type="string" office:string-value="146979" table:formula="of:=COM.MICROSOFT.TEXTJOIN(&quot;&quot;;TRUE;IFERROR(MID([.D770];ROW(INDIRECT(&quot;1:100&quot;));1)+0;&quot;&quot;))" table:number-matrix-columns-spanned="1" table:number-matrix-rows-spanned="1" table:style-name="ce1">
            <text:p>146979</text:p>
          </table:table-cell>
          <table:table-cell office:value-type="float" office:value="19" table:formula="of:=LEFT([.E770];1)*10+RIGHT([.E770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cfivefourdbbvtnjbrc</text:p>
          </table:table-cell>
          <table:table-cell office:value-type="string" office:string-value="7" table:formula="of:=COM.MICROSOFT.TEXTJOIN(&quot;&quot;;TRUE;IFERROR(MID([.A771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771];1)*10+RIGHT([.B771];1)" table:style-name="ce1">
            <text:p>77</text:p>
          </table:table-cell>
          <table:table-cell office:value-type="string" office:string-value="7fcfive5fivefour4fourdbbvtnjbrc" table:formula="of:=COM.MICROSOFT.REDUCE([.A771];[NumberText.$A$1]:[NumberText.$A$9];COM.MICROSOFT.LAMBDA(_xlpm.a;_xlpm.b;SUBSTITUTE(_xlpm.a;_xlpm.b;VLOOKUP(_xlpm.b;[NumberText.$A$1:.$B$9];2;FALSE))))" table:number-matrix-columns-spanned="1" table:number-matrix-rows-spanned="1" table:style-name="ce1">
            <text:p>7fcfive5fivefour4fourdbbvtnjbrc</text:p>
          </table:table-cell>
          <table:table-cell office:value-type="string" office:string-value="754" table:formula="of:=COM.MICROSOFT.TEXTJOIN(&quot;&quot;;TRUE;IFERROR(MID([.D771];ROW(INDIRECT(&quot;1:100&quot;));1)+0;&quot;&quot;))" table:number-matrix-columns-spanned="1" table:number-matrix-rows-spanned="1" table:style-name="ce1">
            <text:p>754</text:p>
          </table:table-cell>
          <table:table-cell office:value-type="float" office:value="74" table:formula="of:=LEFT([.E771];1)*10+RIGHT([.E771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seven4</text:p>
          </table:table-cell>
          <table:table-cell office:value-type="string" office:string-value="64" table:formula="of:=COM.MICROSOFT.TEXTJOIN(&quot;&quot;;TRUE;IFERROR(MID([.A772];ROW(INDIRECT(&quot;1:100&quot;));1)+0;&quot;&quot;))" table:number-matrix-columns-spanned="1" table:number-matrix-rows-spanned="1" table:style-name="ce1">
            <text:p>64</text:p>
          </table:table-cell>
          <table:table-cell office:value-type="float" office:value="64" table:formula="of:=LEFT([.B772];1)*10+RIGHT([.B772];1)" table:style-name="ce1">
            <text:p>64</text:p>
          </table:table-cell>
          <table:table-cell office:value-type="string" office:string-value="6seven7seven4" table:formula="of:=COM.MICROSOFT.REDUCE([.A772];[NumberText.$A$1]:[NumberText.$A$9];COM.MICROSOFT.LAMBDA(_xlpm.a;_xlpm.b;SUBSTITUTE(_xlpm.a;_xlpm.b;VLOOKUP(_xlpm.b;[NumberText.$A$1:.$B$9];2;FALSE))))" table:number-matrix-columns-spanned="1" table:number-matrix-rows-spanned="1" table:style-name="ce1">
            <text:p>6seven7seven4</text:p>
          </table:table-cell>
          <table:table-cell office:value-type="string" office:string-value="674" table:formula="of:=COM.MICROSOFT.TEXTJOIN(&quot;&quot;;TRUE;IFERROR(MID([.D772];ROW(INDIRECT(&quot;1:100&quot;));1)+0;&quot;&quot;))" table:number-matrix-columns-spanned="1" table:number-matrix-rows-spanned="1" table:style-name="ce1">
            <text:p>674</text:p>
          </table:table-cell>
          <table:table-cell office:value-type="float" office:value="64" table:formula="of:=LEFT([.E772];1)*10+RIGHT([.E772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rmfqtjkzfive69eight8</text:p>
          </table:table-cell>
          <table:table-cell office:value-type="string" office:string-value="698" table:formula="of:=COM.MICROSOFT.TEXTJOIN(&quot;&quot;;TRUE;IFERROR(MID([.A773];ROW(INDIRECT(&quot;1:100&quot;));1)+0;&quot;&quot;))" table:number-matrix-columns-spanned="1" table:number-matrix-rows-spanned="1" table:style-name="ce1">
            <text:p>698</text:p>
          </table:table-cell>
          <table:table-cell office:value-type="float" office:value="68" table:formula="of:=LEFT([.B773];1)*10+RIGHT([.B773];1)" table:style-name="ce1">
            <text:p>68</text:p>
          </table:table-cell>
          <table:table-cell office:value-type="string" office:string-value="lrmfqtjkzfive5five69eight8eight8" table:formula="of:=COM.MICROSOFT.REDUCE([.A773];[NumberText.$A$1]:[NumberText.$A$9];COM.MICROSOFT.LAMBDA(_xlpm.a;_xlpm.b;SUBSTITUTE(_xlpm.a;_xlpm.b;VLOOKUP(_xlpm.b;[NumberText.$A$1:.$B$9];2;FALSE))))" table:number-matrix-columns-spanned="1" table:number-matrix-rows-spanned="1" table:style-name="ce1">
            <text:p>lrmfqtjkzfive5five69eight8eight8</text:p>
          </table:table-cell>
          <table:table-cell office:value-type="string" office:string-value="56988" table:formula="of:=COM.MICROSOFT.TEXTJOIN(&quot;&quot;;TRUE;IFERROR(MID([.D773];ROW(INDIRECT(&quot;1:100&quot;));1)+0;&quot;&quot;))" table:number-matrix-columns-spanned="1" table:number-matrix-rows-spanned="1" table:style-name="ce1">
            <text:p>56988</text:p>
          </table:table-cell>
          <table:table-cell office:value-type="float" office:value="58" table:formula="of:=LEFT([.E773];1)*10+RIGHT([.E773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mngmr9ninenineninesh</text:p>
          </table:table-cell>
          <table:table-cell office:value-type="string" office:string-value="9" table:formula="of:=COM.MICROSOFT.TEXTJOIN(&quot;&quot;;TRUE;IFERROR(MID([.A774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774];1)*10+RIGHT([.B774];1)" table:style-name="ce1">
            <text:p>99</text:p>
          </table:table-cell>
          <table:table-cell office:value-type="string" office:string-value="zmngmr9nine9ninenine9ninenine9ninesh" table:formula="of:=COM.MICROSOFT.REDUCE([.A774];[NumberText.$A$1]:[NumberText.$A$9];COM.MICROSOFT.LAMBDA(_xlpm.a;_xlpm.b;SUBSTITUTE(_xlpm.a;_xlpm.b;VLOOKUP(_xlpm.b;[NumberText.$A$1:.$B$9];2;FALSE))))" table:number-matrix-columns-spanned="1" table:number-matrix-rows-spanned="1" table:style-name="ce1">
            <text:p>zmngmr9nine9ninenine9ninenine9ninesh</text:p>
          </table:table-cell>
          <table:table-cell office:value-type="string" office:string-value="9999" table:formula="of:=COM.MICROSOFT.TEXTJOIN(&quot;&quot;;TRUE;IFERROR(MID([.D774];ROW(INDIRECT(&quot;1:100&quot;));1)+0;&quot;&quot;))" table:number-matrix-columns-spanned="1" table:number-matrix-rows-spanned="1" table:style-name="ce1">
            <text:p>9999</text:p>
          </table:table-cell>
          <table:table-cell office:value-type="float" office:value="99" table:formula="of:=LEFT([.E774];1)*10+RIGHT([.E774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rxvdxgtfour7one6</text:p>
          </table:table-cell>
          <table:table-cell office:value-type="string" office:string-value="76" table:formula="of:=COM.MICROSOFT.TEXTJOIN(&quot;&quot;;TRUE;IFERROR(MID([.A775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775];1)*10+RIGHT([.B775];1)" table:style-name="ce1">
            <text:p>76</text:p>
          </table:table-cell>
          <table:table-cell office:value-type="string" office:string-value="qrxvdxgtfour4four7one1one6" table:formula="of:=COM.MICROSOFT.REDUCE([.A775];[NumberText.$A$1]:[NumberText.$A$9];COM.MICROSOFT.LAMBDA(_xlpm.a;_xlpm.b;SUBSTITUTE(_xlpm.a;_xlpm.b;VLOOKUP(_xlpm.b;[NumberText.$A$1:.$B$9];2;FALSE))))" table:number-matrix-columns-spanned="1" table:number-matrix-rows-spanned="1" table:style-name="ce1">
            <text:p>qrxvdxgtfour4four7one1one6</text:p>
          </table:table-cell>
          <table:table-cell office:value-type="string" office:string-value="4716" table:formula="of:=COM.MICROSOFT.TEXTJOIN(&quot;&quot;;TRUE;IFERROR(MID([.D775];ROW(INDIRECT(&quot;1:100&quot;));1)+0;&quot;&quot;))" table:number-matrix-columns-spanned="1" table:number-matrix-rows-spanned="1" table:style-name="ce1">
            <text:p>4716</text:p>
          </table:table-cell>
          <table:table-cell office:value-type="float" office:value="46" table:formula="of:=LEFT([.E775];1)*10+RIGHT([.E775];1)" table:style-name="ce1">
            <text:p>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mjpkgdtrp52shpcrtb</text:p>
          </table:table-cell>
          <table:table-cell office:value-type="string" office:string-value="52" table:formula="of:=COM.MICROSOFT.TEXTJOIN(&quot;&quot;;TRUE;IFERROR(MID([.A776];ROW(INDIRECT(&quot;1:100&quot;));1)+0;&quot;&quot;))" table:number-matrix-columns-spanned="1" table:number-matrix-rows-spanned="1" table:style-name="ce1">
            <text:p>52</text:p>
          </table:table-cell>
          <table:table-cell office:value-type="float" office:value="52" table:formula="of:=LEFT([.B776];1)*10+RIGHT([.B776];1)" table:style-name="ce1">
            <text:p>52</text:p>
          </table:table-cell>
          <table:table-cell office:value-type="string" office:string-value="eight8eightmjpkgdtrp52shpcrtb" table:formula="of:=COM.MICROSOFT.REDUCE([.A776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mjpkgdtrp52shpcrtb</text:p>
          </table:table-cell>
          <table:table-cell office:value-type="string" office:string-value="852" table:formula="of:=COM.MICROSOFT.TEXTJOIN(&quot;&quot;;TRUE;IFERROR(MID([.D776];ROW(INDIRECT(&quot;1:100&quot;));1)+0;&quot;&quot;))" table:number-matrix-columns-spanned="1" table:number-matrix-rows-spanned="1" table:style-name="ce1">
            <text:p>852</text:p>
          </table:table-cell>
          <table:table-cell office:value-type="float" office:value="82" table:formula="of:=LEFT([.E776];1)*10+RIGHT([.E776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k7fournine</text:p>
          </table:table-cell>
          <table:table-cell office:value-type="string" office:string-value="547" table:formula="of:=COM.MICROSOFT.TEXTJOIN(&quot;&quot;;TRUE;IFERROR(MID([.A777];ROW(INDIRECT(&quot;1:100&quot;));1)+0;&quot;&quot;))" table:number-matrix-columns-spanned="1" table:number-matrix-rows-spanned="1" table:style-name="ce1">
            <text:p>547</text:p>
          </table:table-cell>
          <table:table-cell office:value-type="float" office:value="57" table:formula="of:=LEFT([.B777];1)*10+RIGHT([.B777];1)" table:style-name="ce1">
            <text:p>57</text:p>
          </table:table-cell>
          <table:table-cell office:value-type="string" office:string-value="54k7four4fournine9nine" table:formula="of:=COM.MICROSOFT.REDUCE([.A777];[NumberText.$A$1]:[NumberText.$A$9];COM.MICROSOFT.LAMBDA(_xlpm.a;_xlpm.b;SUBSTITUTE(_xlpm.a;_xlpm.b;VLOOKUP(_xlpm.b;[NumberText.$A$1:.$B$9];2;FALSE))))" table:number-matrix-columns-spanned="1" table:number-matrix-rows-spanned="1" table:style-name="ce1">
            <text:p>54k7four4fournine9nine</text:p>
          </table:table-cell>
          <table:table-cell office:value-type="string" office:string-value="54749" table:formula="of:=COM.MICROSOFT.TEXTJOIN(&quot;&quot;;TRUE;IFERROR(MID([.D777];ROW(INDIRECT(&quot;1:100&quot;));1)+0;&quot;&quot;))" table:number-matrix-columns-spanned="1" table:number-matrix-rows-spanned="1" table:style-name="ce1">
            <text:p>54749</text:p>
          </table:table-cell>
          <table:table-cell office:value-type="float" office:value="59" table:formula="of:=LEFT([.E777];1)*10+RIGHT([.E777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dbshl6874</text:p>
          </table:table-cell>
          <table:table-cell office:value-type="string" office:string-value="76874" table:formula="of:=COM.MICROSOFT.TEXTJOIN(&quot;&quot;;TRUE;IFERROR(MID([.A778];ROW(INDIRECT(&quot;1:100&quot;));1)+0;&quot;&quot;))" table:number-matrix-columns-spanned="1" table:number-matrix-rows-spanned="1" table:style-name="ce1">
            <text:p>76874</text:p>
          </table:table-cell>
          <table:table-cell office:value-type="float" office:value="74" table:formula="of:=LEFT([.B778];1)*10+RIGHT([.B778];1)" table:style-name="ce1">
            <text:p>74</text:p>
          </table:table-cell>
          <table:table-cell office:value-type="string" office:string-value="7fdbshl6874" table:formula="of:=COM.MICROSOFT.REDUCE([.A778];[NumberText.$A$1]:[NumberText.$A$9];COM.MICROSOFT.LAMBDA(_xlpm.a;_xlpm.b;SUBSTITUTE(_xlpm.a;_xlpm.b;VLOOKUP(_xlpm.b;[NumberText.$A$1:.$B$9];2;FALSE))))" table:number-matrix-columns-spanned="1" table:number-matrix-rows-spanned="1" table:style-name="ce1">
            <text:p>7fdbshl6874</text:p>
          </table:table-cell>
          <table:table-cell office:value-type="string" office:string-value="76874" table:formula="of:=COM.MICROSOFT.TEXTJOIN(&quot;&quot;;TRUE;IFERROR(MID([.D778];ROW(INDIRECT(&quot;1:100&quot;));1)+0;&quot;&quot;))" table:number-matrix-columns-spanned="1" table:number-matrix-rows-spanned="1" table:style-name="ce1">
            <text:p>76874</text:p>
          </table:table-cell>
          <table:table-cell office:value-type="float" office:value="74" table:formula="of:=LEFT([.E778];1)*10+RIGHT([.E778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fjvrhccqrc1fourcrg96</text:p>
          </table:table-cell>
          <table:table-cell office:value-type="string" office:string-value="196" table:formula="of:=COM.MICROSOFT.TEXTJOIN(&quot;&quot;;TRUE;IFERROR(MID([.A779];ROW(INDIRECT(&quot;1:100&quot;));1)+0;&quot;&quot;))" table:number-matrix-columns-spanned="1" table:number-matrix-rows-spanned="1" table:style-name="ce1">
            <text:p>196</text:p>
          </table:table-cell>
          <table:table-cell office:value-type="float" office:value="16" table:formula="of:=LEFT([.B779];1)*10+RIGHT([.B779];1)" table:style-name="ce1">
            <text:p>16</text:p>
          </table:table-cell>
          <table:table-cell office:value-type="string" office:string-value="jfjvrhccqrc1four4fourcrg96" table:formula="of:=COM.MICROSOFT.REDUCE([.A779];[NumberText.$A$1]:[NumberText.$A$9];COM.MICROSOFT.LAMBDA(_xlpm.a;_xlpm.b;SUBSTITUTE(_xlpm.a;_xlpm.b;VLOOKUP(_xlpm.b;[NumberText.$A$1:.$B$9];2;FALSE))))" table:number-matrix-columns-spanned="1" table:number-matrix-rows-spanned="1" table:style-name="ce1">
            <text:p>jfjvrhccqrc1four4fourcrg96</text:p>
          </table:table-cell>
          <table:table-cell office:value-type="string" office:string-value="1496" table:formula="of:=COM.MICROSOFT.TEXTJOIN(&quot;&quot;;TRUE;IFERROR(MID([.D779];ROW(INDIRECT(&quot;1:100&quot;));1)+0;&quot;&quot;))" table:number-matrix-columns-spanned="1" table:number-matrix-rows-spanned="1" table:style-name="ce1">
            <text:p>1496</text:p>
          </table:table-cell>
          <table:table-cell office:value-type="float" office:value="16" table:formula="of:=LEFT([.E779];1)*10+RIGHT([.E779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evenncqhkgtzmtncmxhflmfsxfsmsmqh</text:p>
          </table:table-cell>
          <table:table-cell office:value-type="string" office:string-value="1" table:formula="of:=COM.MICROSOFT.TEXTJOIN(&quot;&quot;;TRUE;IFERROR(MID([.A780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780];1)*10+RIGHT([.B780];1)" table:style-name="ce1">
            <text:p>11</text:p>
          </table:table-cell>
          <table:table-cell office:value-type="string" office:string-value="1seven7sevenncqhkgtzmtncmxhflmfsxfsmsmqh" table:formula="of:=COM.MICROSOFT.REDUCE([.A780];[NumberText.$A$1]:[NumberText.$A$9];COM.MICROSOFT.LAMBDA(_xlpm.a;_xlpm.b;SUBSTITUTE(_xlpm.a;_xlpm.b;VLOOKUP(_xlpm.b;[NumberText.$A$1:.$B$9];2;FALSE))))" table:number-matrix-columns-spanned="1" table:number-matrix-rows-spanned="1" table:style-name="ce1">
            <text:p>1seven7sevenncqhkgtzmtncmxhflmfsxfsmsmqh</text:p>
          </table:table-cell>
          <table:table-cell office:value-type="string" office:string-value="17" table:formula="of:=COM.MICROSOFT.TEXTJOIN(&quot;&quot;;TRUE;IFERROR(MID([.D780];ROW(INDIRECT(&quot;1:100&quot;));1)+0;&quot;&quot;))" table:number-matrix-columns-spanned="1" table:number-matrix-rows-spanned="1" table:style-name="ce1">
            <text:p>17</text:p>
          </table:table-cell>
          <table:table-cell office:value-type="float" office:value="17" table:formula="of:=LEFT([.E780];1)*10+RIGHT([.E780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fourjmxfdbqnrsr</text:p>
          </table:table-cell>
          <table:table-cell office:value-type="string" office:string-value="79" table:formula="of:=COM.MICROSOFT.TEXTJOIN(&quot;&quot;;TRUE;IFERROR(MID([.A781];ROW(INDIRECT(&quot;1:100&quot;));1)+0;&quot;&quot;))" table:number-matrix-columns-spanned="1" table:number-matrix-rows-spanned="1" table:style-name="ce1">
            <text:p>79</text:p>
          </table:table-cell>
          <table:table-cell office:value-type="float" office:value="79" table:formula="of:=LEFT([.B781];1)*10+RIGHT([.B781];1)" table:style-name="ce1">
            <text:p>79</text:p>
          </table:table-cell>
          <table:table-cell office:value-type="string" office:string-value="79four4fourjmxfdbqnrsr" table:formula="of:=COM.MICROSOFT.REDUCE([.A781];[NumberText.$A$1]:[NumberText.$A$9];COM.MICROSOFT.LAMBDA(_xlpm.a;_xlpm.b;SUBSTITUTE(_xlpm.a;_xlpm.b;VLOOKUP(_xlpm.b;[NumberText.$A$1:.$B$9];2;FALSE))))" table:number-matrix-columns-spanned="1" table:number-matrix-rows-spanned="1" table:style-name="ce1">
            <text:p>79four4fourjmxfdbqnrsr</text:p>
          </table:table-cell>
          <table:table-cell office:value-type="string" office:string-value="794" table:formula="of:=COM.MICROSOFT.TEXTJOIN(&quot;&quot;;TRUE;IFERROR(MID([.D781];ROW(INDIRECT(&quot;1:100&quot;));1)+0;&quot;&quot;))" table:number-matrix-columns-spanned="1" table:number-matrix-rows-spanned="1" table:style-name="ce1">
            <text:p>794</text:p>
          </table:table-cell>
          <table:table-cell office:value-type="float" office:value="74" table:formula="of:=LEFT([.E781];1)*10+RIGHT([.E781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three6tcbp3x</text:p>
          </table:table-cell>
          <table:table-cell office:value-type="string" office:string-value="63" table:formula="of:=COM.MICROSOFT.TEXTJOIN(&quot;&quot;;TRUE;IFERROR(MID([.A782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782];1)*10+RIGHT([.B782];1)" table:style-name="ce1">
            <text:p>63</text:p>
          </table:table-cell>
          <table:table-cell office:value-type="string" office:string-value="sjthree3three6tcbp3x" table:formula="of:=COM.MICROSOFT.REDUCE([.A782];[NumberText.$A$1]:[NumberText.$A$9];COM.MICROSOFT.LAMBDA(_xlpm.a;_xlpm.b;SUBSTITUTE(_xlpm.a;_xlpm.b;VLOOKUP(_xlpm.b;[NumberText.$A$1:.$B$9];2;FALSE))))" table:number-matrix-columns-spanned="1" table:number-matrix-rows-spanned="1" table:style-name="ce1">
            <text:p>sjthree3three6tcbp3x</text:p>
          </table:table-cell>
          <table:table-cell office:value-type="string" office:string-value="363" table:formula="of:=COM.MICROSOFT.TEXTJOIN(&quot;&quot;;TRUE;IFERROR(MID([.D782];ROW(INDIRECT(&quot;1:100&quot;));1)+0;&quot;&quot;))" table:number-matrix-columns-spanned="1" table:number-matrix-rows-spanned="1" table:style-name="ce1">
            <text:p>363</text:p>
          </table:table-cell>
          <table:table-cell office:value-type="float" office:value="33" table:formula="of:=LEFT([.E782];1)*10+RIGHT([.E782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vrzmdzfnpkkdcvone2lttcbzhhddbnlnhxgsblhtlvdcpnzjvvqszrthree</text:p>
          </table:table-cell>
          <table:table-cell office:value-type="string" office:string-value="2" table:formula="of:=COM.MICROSOFT.TEXTJOIN(&quot;&quot;;TRUE;IFERROR(MID([.A783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783];1)*10+RIGHT([.B783];1)" table:style-name="ce1">
            <text:p>22</text:p>
          </table:table-cell>
          <table:table-cell office:value-type="string" office:string-value="qvrzmdzfnpkkdcvone1one2lttcbzhhddbnlnhxgsblhtlvdcpnzjvvqszrthree3three" table:formula="of:=COM.MICROSOFT.REDUCE([.A783];[NumberText.$A$1]:[NumberText.$A$9];COM.MICROSOFT.LAMBDA(_xlpm.a;_xlpm.b;SUBSTITUTE(_xlpm.a;_xlpm.b;VLOOKUP(_xlpm.b;[NumberText.$A$1:.$B$9];2;FALSE))))" table:number-matrix-columns-spanned="1" table:number-matrix-rows-spanned="1" table:style-name="ce1">
            <text:p>qvrzmdzfnpkkdcvone1one2lttcbzhhddbnlnhxgsblhtlvdcpnzjvvqszrthree3three</text:p>
          </table:table-cell>
          <table:table-cell office:value-type="string" office:string-value="123" table:formula="of:=COM.MICROSOFT.TEXTJOIN(&quot;&quot;;TRUE;IFERROR(MID([.D783];ROW(INDIRECT(&quot;1:100&quot;));1)+0;&quot;&quot;))" table:number-matrix-columns-spanned="1" table:number-matrix-rows-spanned="1" table:style-name="ce1">
            <text:p>123</text:p>
          </table:table-cell>
          <table:table-cell office:value-type="float" office:value="13" table:formula="of:=LEFT([.E783];1)*10+RIGHT([.E783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dfxcz63two515</text:p>
          </table:table-cell>
          <table:table-cell office:value-type="string" office:string-value="63515" table:formula="of:=COM.MICROSOFT.TEXTJOIN(&quot;&quot;;TRUE;IFERROR(MID([.A784];ROW(INDIRECT(&quot;1:100&quot;));1)+0;&quot;&quot;))" table:number-matrix-columns-spanned="1" table:number-matrix-rows-spanned="1" table:style-name="ce1">
            <text:p>63515</text:p>
          </table:table-cell>
          <table:table-cell office:value-type="float" office:value="65" table:formula="of:=LEFT([.B784];1)*10+RIGHT([.B784];1)" table:style-name="ce1">
            <text:p>65</text:p>
          </table:table-cell>
          <table:table-cell office:value-type="string" office:string-value="nine9ninedfxcz63two2two515" table:formula="of:=COM.MICROSOFT.REDUCE([.A784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dfxcz63two2two515</text:p>
          </table:table-cell>
          <table:table-cell office:value-type="string" office:string-value="9632515" table:formula="of:=COM.MICROSOFT.TEXTJOIN(&quot;&quot;;TRUE;IFERROR(MID([.D784];ROW(INDIRECT(&quot;1:100&quot;));1)+0;&quot;&quot;))" table:number-matrix-columns-spanned="1" table:number-matrix-rows-spanned="1" table:style-name="ce1">
            <text:p>9632515</text:p>
          </table:table-cell>
          <table:table-cell office:value-type="float" office:value="95" table:formula="of:=LEFT([.E784];1)*10+RIGHT([.E784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8sevenvgznbsxzhfgzq19</text:p>
          </table:table-cell>
          <table:table-cell office:value-type="string" office:string-value="4819" table:formula="of:=COM.MICROSOFT.TEXTJOIN(&quot;&quot;;TRUE;IFERROR(MID([.A785];ROW(INDIRECT(&quot;1:100&quot;));1)+0;&quot;&quot;))" table:number-matrix-columns-spanned="1" table:number-matrix-rows-spanned="1" table:style-name="ce1">
            <text:p>4819</text:p>
          </table:table-cell>
          <table:table-cell office:value-type="float" office:value="49" table:formula="of:=LEFT([.B785];1)*10+RIGHT([.B785];1)" table:style-name="ce1">
            <text:p>49</text:p>
          </table:table-cell>
          <table:table-cell office:value-type="string" office:string-value="48seven7sevenvgznbsxzhfgzq19" table:formula="of:=COM.MICROSOFT.REDUCE([.A785];[NumberText.$A$1]:[NumberText.$A$9];COM.MICROSOFT.LAMBDA(_xlpm.a;_xlpm.b;SUBSTITUTE(_xlpm.a;_xlpm.b;VLOOKUP(_xlpm.b;[NumberText.$A$1:.$B$9];2;FALSE))))" table:number-matrix-columns-spanned="1" table:number-matrix-rows-spanned="1" table:style-name="ce1">
            <text:p>48seven7sevenvgznbsxzhfgzq19</text:p>
          </table:table-cell>
          <table:table-cell office:value-type="string" office:string-value="48719" table:formula="of:=COM.MICROSOFT.TEXTJOIN(&quot;&quot;;TRUE;IFERROR(MID([.D785];ROW(INDIRECT(&quot;1:100&quot;));1)+0;&quot;&quot;))" table:number-matrix-columns-spanned="1" table:number-matrix-rows-spanned="1" table:style-name="ce1">
            <text:p>48719</text:p>
          </table:table-cell>
          <table:table-cell office:value-type="float" office:value="49" table:formula="of:=LEFT([.E785];1)*10+RIGHT([.E785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xjbtzvtfn3five3</text:p>
          </table:table-cell>
          <table:table-cell office:value-type="string" office:string-value="33" table:formula="of:=COM.MICROSOFT.TEXTJOIN(&quot;&quot;;TRUE;IFERROR(MID([.A786];ROW(INDIRECT(&quot;1:100&quot;));1)+0;&quot;&quot;))" table:number-matrix-columns-spanned="1" table:number-matrix-rows-spanned="1" table:style-name="ce1">
            <text:p>33</text:p>
          </table:table-cell>
          <table:table-cell office:value-type="float" office:value="33" table:formula="of:=LEFT([.B786];1)*10+RIGHT([.B786];1)" table:style-name="ce1">
            <text:p>33</text:p>
          </table:table-cell>
          <table:table-cell office:value-type="string" office:string-value="dxjbtzvtfn3five5five3" table:formula="of:=COM.MICROSOFT.REDUCE([.A786];[NumberText.$A$1]:[NumberText.$A$9];COM.MICROSOFT.LAMBDA(_xlpm.a;_xlpm.b;SUBSTITUTE(_xlpm.a;_xlpm.b;VLOOKUP(_xlpm.b;[NumberText.$A$1:.$B$9];2;FALSE))))" table:number-matrix-columns-spanned="1" table:number-matrix-rows-spanned="1" table:style-name="ce1">
            <text:p>dxjbtzvtfn3five5five3</text:p>
          </table:table-cell>
          <table:table-cell office:value-type="string" office:string-value="353" table:formula="of:=COM.MICROSOFT.TEXTJOIN(&quot;&quot;;TRUE;IFERROR(MID([.D786];ROW(INDIRECT(&quot;1:100&quot;));1)+0;&quot;&quot;))" table:number-matrix-columns-spanned="1" table:number-matrix-rows-spanned="1" table:style-name="ce1">
            <text:p>353</text:p>
          </table:table-cell>
          <table:table-cell office:value-type="float" office:value="33" table:formula="of:=LEFT([.E786];1)*10+RIGHT([.E786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1gxfcfppffg74</text:p>
          </table:table-cell>
          <table:table-cell office:value-type="string" office:string-value="174" table:formula="of:=COM.MICROSOFT.TEXTJOIN(&quot;&quot;;TRUE;IFERROR(MID([.A787];ROW(INDIRECT(&quot;1:100&quot;));1)+0;&quot;&quot;))" table:number-matrix-columns-spanned="1" table:number-matrix-rows-spanned="1" table:style-name="ce1">
            <text:p>174</text:p>
          </table:table-cell>
          <table:table-cell office:value-type="float" office:value="14" table:formula="of:=LEFT([.B787];1)*10+RIGHT([.B787];1)" table:style-name="ce1">
            <text:p>14</text:p>
          </table:table-cell>
          <table:table-cell office:value-type="string" office:string-value="five5five1gxfcfppffg74" table:formula="of:=COM.MICROSOFT.REDUCE([.A787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1gxfcfppffg74</text:p>
          </table:table-cell>
          <table:table-cell office:value-type="string" office:string-value="5174" table:formula="of:=COM.MICROSOFT.TEXTJOIN(&quot;&quot;;TRUE;IFERROR(MID([.D787];ROW(INDIRECT(&quot;1:100&quot;));1)+0;&quot;&quot;))" table:number-matrix-columns-spanned="1" table:number-matrix-rows-spanned="1" table:style-name="ce1">
            <text:p>5174</text:p>
          </table:table-cell>
          <table:table-cell office:value-type="float" office:value="54" table:formula="of:=LEFT([.E787];1)*10+RIGHT([.E787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ncrnhmv766nine</text:p>
          </table:table-cell>
          <table:table-cell office:value-type="string" office:string-value="78766" table:formula="of:=COM.MICROSOFT.TEXTJOIN(&quot;&quot;;TRUE;IFERROR(MID([.A788];ROW(INDIRECT(&quot;1:100&quot;));1)+0;&quot;&quot;))" table:number-matrix-columns-spanned="1" table:number-matrix-rows-spanned="1" table:style-name="ce1">
            <text:p>78766</text:p>
          </table:table-cell>
          <table:table-cell office:value-type="float" office:value="76" table:formula="of:=LEFT([.B788];1)*10+RIGHT([.B788];1)" table:style-name="ce1">
            <text:p>76</text:p>
          </table:table-cell>
          <table:table-cell office:value-type="string" office:string-value="78ncrnhmv766nine9nine" table:formula="of:=COM.MICROSOFT.REDUCE([.A788];[NumberText.$A$1]:[NumberText.$A$9];COM.MICROSOFT.LAMBDA(_xlpm.a;_xlpm.b;SUBSTITUTE(_xlpm.a;_xlpm.b;VLOOKUP(_xlpm.b;[NumberText.$A$1:.$B$9];2;FALSE))))" table:number-matrix-columns-spanned="1" table:number-matrix-rows-spanned="1" table:style-name="ce1">
            <text:p>78ncrnhmv766nine9nine</text:p>
          </table:table-cell>
          <table:table-cell office:value-type="string" office:string-value="787669" table:formula="of:=COM.MICROSOFT.TEXTJOIN(&quot;&quot;;TRUE;IFERROR(MID([.D788];ROW(INDIRECT(&quot;1:100&quot;));1)+0;&quot;&quot;))" table:number-matrix-columns-spanned="1" table:number-matrix-rows-spanned="1" table:style-name="ce1">
            <text:p>787669</text:p>
          </table:table-cell>
          <table:table-cell office:value-type="float" office:value="79" table:formula="of:=LEFT([.E788];1)*10+RIGHT([.E788];1)" table:style-name="ce1">
            <text:p>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7qmgeightjhddgnineone</text:p>
          </table:table-cell>
          <table:table-cell office:value-type="string" office:string-value="7" table:formula="of:=COM.MICROSOFT.TEXTJOIN(&quot;&quot;;TRUE;IFERROR(MID([.A789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789];1)*10+RIGHT([.B789];1)" table:style-name="ce1">
            <text:p>77</text:p>
          </table:table-cell>
          <table:table-cell office:value-type="string" office:string-value="two2two7qmgeight8eightjhddgnine9nineone1one" table:formula="of:=COM.MICROSOFT.REDUCE([.A789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7qmgeight8eightjhddgnine9nineone1one</text:p>
          </table:table-cell>
          <table:table-cell office:value-type="string" office:string-value="27891" table:formula="of:=COM.MICROSOFT.TEXTJOIN(&quot;&quot;;TRUE;IFERROR(MID([.D789];ROW(INDIRECT(&quot;1:100&quot;));1)+0;&quot;&quot;))" table:number-matrix-columns-spanned="1" table:number-matrix-rows-spanned="1" table:style-name="ce1">
            <text:p>27891</text:p>
          </table:table-cell>
          <table:table-cell office:value-type="float" office:value="21" table:formula="of:=LEFT([.E789];1)*10+RIGHT([.E789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httksbpbhzmgglfour7</text:p>
          </table:table-cell>
          <table:table-cell office:value-type="string" office:string-value="7" table:formula="of:=COM.MICROSOFT.TEXTJOIN(&quot;&quot;;TRUE;IFERROR(MID([.A790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790];1)*10+RIGHT([.B790];1)" table:style-name="ce1">
            <text:p>77</text:p>
          </table:table-cell>
          <table:table-cell office:value-type="string" office:string-value="jhttksbpbhzmgglfour4four7" table:formula="of:=COM.MICROSOFT.REDUCE([.A790];[NumberText.$A$1]:[NumberText.$A$9];COM.MICROSOFT.LAMBDA(_xlpm.a;_xlpm.b;SUBSTITUTE(_xlpm.a;_xlpm.b;VLOOKUP(_xlpm.b;[NumberText.$A$1:.$B$9];2;FALSE))))" table:number-matrix-columns-spanned="1" table:number-matrix-rows-spanned="1" table:style-name="ce1">
            <text:p>jhttksbpbhzmgglfour4four7</text:p>
          </table:table-cell>
          <table:table-cell office:value-type="string" office:string-value="47" table:formula="of:=COM.MICROSOFT.TEXTJOIN(&quot;&quot;;TRUE;IFERROR(MID([.D790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E790];1)*10+RIGHT([.E790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oneight3ckvpkxtwozzxr1onethree</text:p>
          </table:table-cell>
          <table:table-cell office:value-type="string" office:string-value="31" table:formula="of:=COM.MICROSOFT.TEXTJOIN(&quot;&quot;;TRUE;IFERROR(MID([.A791];ROW(INDIRECT(&quot;1:100&quot;));1)+0;&quot;&quot;))" table:number-matrix-columns-spanned="1" table:number-matrix-rows-spanned="1" table:style-name="ce1">
            <text:p>31</text:p>
          </table:table-cell>
          <table:table-cell office:value-type="float" office:value="31" table:formula="of:=LEFT([.B791];1)*10+RIGHT([.B791];1)" table:style-name="ce1">
            <text:p>31</text:p>
          </table:table-cell>
          <table:table-cell office:value-type="string" office:string-value="blone1oneight8eight3ckvpkxtwo2twozzxr1one1onethree3three" table:formula="of:=COM.MICROSOFT.REDUCE([.A791];[NumberText.$A$1]:[NumberText.$A$9];COM.MICROSOFT.LAMBDA(_xlpm.a;_xlpm.b;SUBSTITUTE(_xlpm.a;_xlpm.b;VLOOKUP(_xlpm.b;[NumberText.$A$1:.$B$9];2;FALSE))))" table:number-matrix-columns-spanned="1" table:number-matrix-rows-spanned="1" table:style-name="ce1">
            <text:p>blone1oneight8eight3ckvpkxtwo2twozzxr1one1onethree3three</text:p>
          </table:table-cell>
          <table:table-cell office:value-type="string" office:string-value="1832113" table:formula="of:=COM.MICROSOFT.TEXTJOIN(&quot;&quot;;TRUE;IFERROR(MID([.D791];ROW(INDIRECT(&quot;1:100&quot;));1)+0;&quot;&quot;))" table:number-matrix-columns-spanned="1" table:number-matrix-rows-spanned="1" table:style-name="ce1">
            <text:p>1832113</text:p>
          </table:table-cell>
          <table:table-cell office:value-type="float" office:value="13" table:formula="of:=LEFT([.E791];1)*10+RIGHT([.E791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hmppdtvfonecrjzlktlnkpzdbqtvtwo4</text:p>
          </table:table-cell>
          <table:table-cell office:value-type="string" office:string-value="4" table:formula="of:=COM.MICROSOFT.TEXTJOIN(&quot;&quot;;TRUE;IFERROR(MID([.A79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792];1)*10+RIGHT([.B792];1)" table:style-name="ce1">
            <text:p>44</text:p>
          </table:table-cell>
          <table:table-cell office:value-type="string" office:string-value="mhmppdtvfone1onecrjzlktlnkpzdbqtvtwo2two4" table:formula="of:=COM.MICROSOFT.REDUCE([.A792];[NumberText.$A$1]:[NumberText.$A$9];COM.MICROSOFT.LAMBDA(_xlpm.a;_xlpm.b;SUBSTITUTE(_xlpm.a;_xlpm.b;VLOOKUP(_xlpm.b;[NumberText.$A$1:.$B$9];2;FALSE))))" table:number-matrix-columns-spanned="1" table:number-matrix-rows-spanned="1" table:style-name="ce1">
            <text:p>mhmppdtvfone1onecrjzlktlnkpzdbqtvtwo2two4</text:p>
          </table:table-cell>
          <table:table-cell office:value-type="string" office:string-value="124" table:formula="of:=COM.MICROSOFT.TEXTJOIN(&quot;&quot;;TRUE;IFERROR(MID([.D792];ROW(INDIRECT(&quot;1:100&quot;));1)+0;&quot;&quot;))" table:number-matrix-columns-spanned="1" table:number-matrix-rows-spanned="1" table:style-name="ce1">
            <text:p>124</text:p>
          </table:table-cell>
          <table:table-cell office:value-type="float" office:value="14" table:formula="of:=LEFT([.E792];1)*10+RIGHT([.E792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9tjchxninethreesix</text:p>
          </table:table-cell>
          <table:table-cell office:value-type="string" office:string-value="179" table:formula="of:=COM.MICROSOFT.TEXTJOIN(&quot;&quot;;TRUE;IFERROR(MID([.A793];ROW(INDIRECT(&quot;1:100&quot;));1)+0;&quot;&quot;))" table:number-matrix-columns-spanned="1" table:number-matrix-rows-spanned="1" table:style-name="ce1">
            <text:p>179</text:p>
          </table:table-cell>
          <table:table-cell office:value-type="float" office:value="19" table:formula="of:=LEFT([.B793];1)*10+RIGHT([.B793];1)" table:style-name="ce1">
            <text:p>19</text:p>
          </table:table-cell>
          <table:table-cell office:value-type="string" office:string-value="179tjchxnine9ninethree3threesix6six" table:formula="of:=COM.MICROSOFT.REDUCE([.A793];[NumberText.$A$1]:[NumberText.$A$9];COM.MICROSOFT.LAMBDA(_xlpm.a;_xlpm.b;SUBSTITUTE(_xlpm.a;_xlpm.b;VLOOKUP(_xlpm.b;[NumberText.$A$1:.$B$9];2;FALSE))))" table:number-matrix-columns-spanned="1" table:number-matrix-rows-spanned="1" table:style-name="ce1">
            <text:p>179tjchxnine9ninethree3threesix6six</text:p>
          </table:table-cell>
          <table:table-cell office:value-type="string" office:string-value="179936" table:formula="of:=COM.MICROSOFT.TEXTJOIN(&quot;&quot;;TRUE;IFERROR(MID([.D793];ROW(INDIRECT(&quot;1:100&quot;));1)+0;&quot;&quot;))" table:number-matrix-columns-spanned="1" table:number-matrix-rows-spanned="1" table:style-name="ce1">
            <text:p>179936</text:p>
          </table:table-cell>
          <table:table-cell office:value-type="float" office:value="16" table:formula="of:=LEFT([.E793];1)*10+RIGHT([.E793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pcfnsftnjbhlpcjrc8pbnnhtlrjzmmjk</text:p>
          </table:table-cell>
          <table:table-cell office:value-type="string" office:string-value="8" table:formula="of:=COM.MICROSOFT.TEXTJOIN(&quot;&quot;;TRUE;IFERROR(MID([.A794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794];1)*10+RIGHT([.B794];1)" table:style-name="ce1">
            <text:p>88</text:p>
          </table:table-cell>
          <table:table-cell office:value-type="string" office:string-value="dpcfnsftnjbhlpcjrc8pbnnhtlrjzmmjk" table:formula="of:=COM.MICROSOFT.REDUCE([.A794];[NumberText.$A$1]:[NumberText.$A$9];COM.MICROSOFT.LAMBDA(_xlpm.a;_xlpm.b;SUBSTITUTE(_xlpm.a;_xlpm.b;VLOOKUP(_xlpm.b;[NumberText.$A$1:.$B$9];2;FALSE))))" table:number-matrix-columns-spanned="1" table:number-matrix-rows-spanned="1" table:style-name="ce1">
            <text:p>dpcfnsftnjbhlpcjrc8pbnnhtlrjzmmjk</text:p>
          </table:table-cell>
          <table:table-cell office:value-type="string" office:string-value="8" table:formula="of:=COM.MICROSOFT.TEXTJOIN(&quot;&quot;;TRUE;IFERROR(MID([.D794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E794];1)*10+RIGHT([.E794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bn16one2crfour</text:p>
          </table:table-cell>
          <table:table-cell office:value-type="string" office:string-value="162" table:formula="of:=COM.MICROSOFT.TEXTJOIN(&quot;&quot;;TRUE;IFERROR(MID([.A795];ROW(INDIRECT(&quot;1:100&quot;));1)+0;&quot;&quot;))" table:number-matrix-columns-spanned="1" table:number-matrix-rows-spanned="1" table:style-name="ce1">
            <text:p>162</text:p>
          </table:table-cell>
          <table:table-cell office:value-type="float" office:value="12" table:formula="of:=LEFT([.B795];1)*10+RIGHT([.B795];1)" table:style-name="ce1">
            <text:p>12</text:p>
          </table:table-cell>
          <table:table-cell office:value-type="string" office:string-value="nine9ninebn16one1one2crfour4four" table:formula="of:=COM.MICROSOFT.REDUCE([.A795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bn16one1one2crfour4four</text:p>
          </table:table-cell>
          <table:table-cell office:value-type="string" office:string-value="916124" table:formula="of:=COM.MICROSOFT.TEXTJOIN(&quot;&quot;;TRUE;IFERROR(MID([.D795];ROW(INDIRECT(&quot;1:100&quot;));1)+0;&quot;&quot;))" table:number-matrix-columns-spanned="1" table:number-matrix-rows-spanned="1" table:style-name="ce1">
            <text:p>916124</text:p>
          </table:table-cell>
          <table:table-cell office:value-type="float" office:value="94" table:formula="of:=LEFT([.E795];1)*10+RIGHT([.E795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fivesix8nine1zgpqpr</text:p>
          </table:table-cell>
          <table:table-cell office:value-type="string" office:string-value="81" table:formula="of:=COM.MICROSOFT.TEXTJOIN(&quot;&quot;;TRUE;IFERROR(MID([.A796];ROW(INDIRECT(&quot;1:100&quot;));1)+0;&quot;&quot;))" table:number-matrix-columns-spanned="1" table:number-matrix-rows-spanned="1" table:style-name="ce1">
            <text:p>81</text:p>
          </table:table-cell>
          <table:table-cell office:value-type="float" office:value="81" table:formula="of:=LEFT([.B796];1)*10+RIGHT([.B796];1)" table:style-name="ce1">
            <text:p>81</text:p>
          </table:table-cell>
          <table:table-cell office:value-type="string" office:string-value="mfive5fivesix6six8nine9nine1zgpqpr" table:formula="of:=COM.MICROSOFT.REDUCE([.A796];[NumberText.$A$1]:[NumberText.$A$9];COM.MICROSOFT.LAMBDA(_xlpm.a;_xlpm.b;SUBSTITUTE(_xlpm.a;_xlpm.b;VLOOKUP(_xlpm.b;[NumberText.$A$1:.$B$9];2;FALSE))))" table:number-matrix-columns-spanned="1" table:number-matrix-rows-spanned="1" table:style-name="ce1">
            <text:p>mfive5fivesix6six8nine9nine1zgpqpr</text:p>
          </table:table-cell>
          <table:table-cell office:value-type="string" office:string-value="56891" table:formula="of:=COM.MICROSOFT.TEXTJOIN(&quot;&quot;;TRUE;IFERROR(MID([.D796];ROW(INDIRECT(&quot;1:100&quot;));1)+0;&quot;&quot;))" table:number-matrix-columns-spanned="1" table:number-matrix-rows-spanned="1" table:style-name="ce1">
            <text:p>56891</text:p>
          </table:table-cell>
          <table:table-cell office:value-type="float" office:value="51" table:formula="of:=LEFT([.E796];1)*10+RIGHT([.E796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44fourfivegfive</text:p>
          </table:table-cell>
          <table:table-cell office:value-type="string" office:string-value="44" table:formula="of:=COM.MICROSOFT.TEXTJOIN(&quot;&quot;;TRUE;IFERROR(MID([.A797];ROW(INDIRECT(&quot;1:100&quot;));1)+0;&quot;&quot;))" table:number-matrix-columns-spanned="1" table:number-matrix-rows-spanned="1" table:style-name="ce1">
            <text:p>44</text:p>
          </table:table-cell>
          <table:table-cell office:value-type="float" office:value="44" table:formula="of:=LEFT([.B797];1)*10+RIGHT([.B797];1)" table:style-name="ce1">
            <text:p>44</text:p>
          </table:table-cell>
          <table:table-cell office:value-type="string" office:string-value="eight8eight44four4fourfive5fivegfive5five" table:formula="of:=COM.MICROSOFT.REDUCE([.A797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44four4fourfive5fivegfive5five</text:p>
          </table:table-cell>
          <table:table-cell office:value-type="string" office:string-value="844455" table:formula="of:=COM.MICROSOFT.TEXTJOIN(&quot;&quot;;TRUE;IFERROR(MID([.D797];ROW(INDIRECT(&quot;1:100&quot;));1)+0;&quot;&quot;))" table:number-matrix-columns-spanned="1" table:number-matrix-rows-spanned="1" table:style-name="ce1">
            <text:p>844455</text:p>
          </table:table-cell>
          <table:table-cell office:value-type="float" office:value="85" table:formula="of:=LEFT([.E797];1)*10+RIGHT([.E797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qhsltnzsfivervftmdm1hthcml</text:p>
          </table:table-cell>
          <table:table-cell office:value-type="string" office:string-value="21" table:formula="of:=COM.MICROSOFT.TEXTJOIN(&quot;&quot;;TRUE;IFERROR(MID([.A798];ROW(INDIRECT(&quot;1:100&quot;));1)+0;&quot;&quot;))" table:number-matrix-columns-spanned="1" table:number-matrix-rows-spanned="1" table:style-name="ce1">
            <text:p>21</text:p>
          </table:table-cell>
          <table:table-cell office:value-type="float" office:value="21" table:formula="of:=LEFT([.B798];1)*10+RIGHT([.B798];1)" table:style-name="ce1">
            <text:p>21</text:p>
          </table:table-cell>
          <table:table-cell office:value-type="string" office:string-value="2qhsltnzsfive5fivervftmdm1hthcml" table:formula="of:=COM.MICROSOFT.REDUCE([.A798];[NumberText.$A$1]:[NumberText.$A$9];COM.MICROSOFT.LAMBDA(_xlpm.a;_xlpm.b;SUBSTITUTE(_xlpm.a;_xlpm.b;VLOOKUP(_xlpm.b;[NumberText.$A$1:.$B$9];2;FALSE))))" table:number-matrix-columns-spanned="1" table:number-matrix-rows-spanned="1" table:style-name="ce1">
            <text:p>2qhsltnzsfive5fivervftmdm1hthcml</text:p>
          </table:table-cell>
          <table:table-cell office:value-type="string" office:string-value="251" table:formula="of:=COM.MICROSOFT.TEXTJOIN(&quot;&quot;;TRUE;IFERROR(MID([.D798];ROW(INDIRECT(&quot;1:100&quot;));1)+0;&quot;&quot;))" table:number-matrix-columns-spanned="1" table:number-matrix-rows-spanned="1" table:style-name="ce1">
            <text:p>251</text:p>
          </table:table-cell>
          <table:table-cell office:value-type="float" office:value="21" table:formula="of:=LEFT([.E798];1)*10+RIGHT([.E798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oneightvrxctb9sixhkhmfivejm</text:p>
          </table:table-cell>
          <table:table-cell office:value-type="string" office:string-value="9" table:formula="of:=COM.MICROSOFT.TEXTJOIN(&quot;&quot;;TRUE;IFERROR(MID([.A799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799];1)*10+RIGHT([.B799];1)" table:style-name="ce1">
            <text:p>99</text:p>
          </table:table-cell>
          <table:table-cell office:value-type="string" office:string-value="sjone1oneight8eightvrxctb9six6sixhkhmfive5fivejm" table:formula="of:=COM.MICROSOFT.REDUCE([.A799];[NumberText.$A$1]:[NumberText.$A$9];COM.MICROSOFT.LAMBDA(_xlpm.a;_xlpm.b;SUBSTITUTE(_xlpm.a;_xlpm.b;VLOOKUP(_xlpm.b;[NumberText.$A$1:.$B$9];2;FALSE))))" table:number-matrix-columns-spanned="1" table:number-matrix-rows-spanned="1" table:style-name="ce1">
            <text:p>sjone1oneight8eightvrxctb9six6sixhkhmfive5fivejm</text:p>
          </table:table-cell>
          <table:table-cell office:value-type="string" office:string-value="18965" table:formula="of:=COM.MICROSOFT.TEXTJOIN(&quot;&quot;;TRUE;IFERROR(MID([.D799];ROW(INDIRECT(&quot;1:100&quot;));1)+0;&quot;&quot;))" table:number-matrix-columns-spanned="1" table:number-matrix-rows-spanned="1" table:style-name="ce1">
            <text:p>18965</text:p>
          </table:table-cell>
          <table:table-cell office:value-type="float" office:value="15" table:formula="of:=LEFT([.E799];1)*10+RIGHT([.E799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threehdctsfqflggzkhpn</text:p>
          </table:table-cell>
          <table:table-cell office:value-type="string" office:string-value="7" table:formula="of:=COM.MICROSOFT.TEXTJOIN(&quot;&quot;;TRUE;IFERROR(MID([.A800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00];1)*10+RIGHT([.B800];1)" table:style-name="ce1">
            <text:p>77</text:p>
          </table:table-cell>
          <table:table-cell office:value-type="string" office:string-value="7three3threehdctsfqflggzkhpn" table:formula="of:=COM.MICROSOFT.REDUCE([.A800];[NumberText.$A$1]:[NumberText.$A$9];COM.MICROSOFT.LAMBDA(_xlpm.a;_xlpm.b;SUBSTITUTE(_xlpm.a;_xlpm.b;VLOOKUP(_xlpm.b;[NumberText.$A$1:.$B$9];2;FALSE))))" table:number-matrix-columns-spanned="1" table:number-matrix-rows-spanned="1" table:style-name="ce1">
            <text:p>7three3threehdctsfqflggzkhpn</text:p>
          </table:table-cell>
          <table:table-cell office:value-type="string" office:string-value="73" table:formula="of:=COM.MICROSOFT.TEXTJOIN(&quot;&quot;;TRUE;IFERROR(MID([.D800];ROW(INDIRECT(&quot;1:100&quot;));1)+0;&quot;&quot;))" table:number-matrix-columns-spanned="1" table:number-matrix-rows-spanned="1" table:style-name="ce1">
            <text:p>73</text:p>
          </table:table-cell>
          <table:table-cell office:value-type="float" office:value="73" table:formula="of:=LEFT([.E800];1)*10+RIGHT([.E800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ightfourkhpkprrcl6six</text:p>
          </table:table-cell>
          <table:table-cell office:value-type="string" office:string-value="6" table:formula="of:=COM.MICROSOFT.TEXTJOIN(&quot;&quot;;TRUE;IFERROR(MID([.A80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01];1)*10+RIGHT([.B801];1)" table:style-name="ce1">
            <text:p>66</text:p>
          </table:table-cell>
          <table:table-cell office:value-type="string" office:string-value="seight8eightfour4fourkhpkprrcl6six6six" table:formula="of:=COM.MICROSOFT.REDUCE([.A801];[NumberText.$A$1]:[NumberText.$A$9];COM.MICROSOFT.LAMBDA(_xlpm.a;_xlpm.b;SUBSTITUTE(_xlpm.a;_xlpm.b;VLOOKUP(_xlpm.b;[NumberText.$A$1:.$B$9];2;FALSE))))" table:number-matrix-columns-spanned="1" table:number-matrix-rows-spanned="1" table:style-name="ce1">
            <text:p>seight8eightfour4fourkhpkprrcl6six6six</text:p>
          </table:table-cell>
          <table:table-cell office:value-type="string" office:string-value="8466" table:formula="of:=COM.MICROSOFT.TEXTJOIN(&quot;&quot;;TRUE;IFERROR(MID([.D801];ROW(INDIRECT(&quot;1:100&quot;));1)+0;&quot;&quot;))" table:number-matrix-columns-spanned="1" table:number-matrix-rows-spanned="1" table:style-name="ce1">
            <text:p>8466</text:p>
          </table:table-cell>
          <table:table-cell office:value-type="float" office:value="86" table:formula="of:=LEFT([.E801];1)*10+RIGHT([.E801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kdff7</text:p>
          </table:table-cell>
          <table:table-cell office:value-type="string" office:string-value="7" table:formula="of:=COM.MICROSOFT.TEXTJOIN(&quot;&quot;;TRUE;IFERROR(MID([.A802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02];1)*10+RIGHT([.B802];1)" table:style-name="ce1">
            <text:p>77</text:p>
          </table:table-cell>
          <table:table-cell office:value-type="string" office:string-value="four4fourkdff7" table:formula="of:=COM.MICROSOFT.REDUCE([.A802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kdff7</text:p>
          </table:table-cell>
          <table:table-cell office:value-type="string" office:string-value="47" table:formula="of:=COM.MICROSOFT.TEXTJOIN(&quot;&quot;;TRUE;IFERROR(MID([.D802];ROW(INDIRECT(&quot;1:100&quot;));1)+0;&quot;&quot;))" table:number-matrix-columns-spanned="1" table:number-matrix-rows-spanned="1" table:style-name="ce1">
            <text:p>47</text:p>
          </table:table-cell>
          <table:table-cell office:value-type="float" office:value="47" table:formula="of:=LEFT([.E802];1)*10+RIGHT([.E802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seven3four1r1gcjtckvn</text:p>
          </table:table-cell>
          <table:table-cell office:value-type="string" office:string-value="57311" table:formula="of:=COM.MICROSOFT.TEXTJOIN(&quot;&quot;;TRUE;IFERROR(MID([.A803];ROW(INDIRECT(&quot;1:100&quot;));1)+0;&quot;&quot;))" table:number-matrix-columns-spanned="1" table:number-matrix-rows-spanned="1" table:style-name="ce1">
            <text:p>57311</text:p>
          </table:table-cell>
          <table:table-cell office:value-type="float" office:value="51" table:formula="of:=LEFT([.B803];1)*10+RIGHT([.B803];1)" table:style-name="ce1">
            <text:p>51</text:p>
          </table:table-cell>
          <table:table-cell office:value-type="string" office:string-value="57seven7seven3four4four1r1gcjtckvn" table:formula="of:=COM.MICROSOFT.REDUCE([.A803];[NumberText.$A$1]:[NumberText.$A$9];COM.MICROSOFT.LAMBDA(_xlpm.a;_xlpm.b;SUBSTITUTE(_xlpm.a;_xlpm.b;VLOOKUP(_xlpm.b;[NumberText.$A$1:.$B$9];2;FALSE))))" table:number-matrix-columns-spanned="1" table:number-matrix-rows-spanned="1" table:style-name="ce1">
            <text:p>57seven7seven3four4four1r1gcjtckvn</text:p>
          </table:table-cell>
          <table:table-cell office:value-type="string" office:string-value="5773411" table:formula="of:=COM.MICROSOFT.TEXTJOIN(&quot;&quot;;TRUE;IFERROR(MID([.D803];ROW(INDIRECT(&quot;1:100&quot;));1)+0;&quot;&quot;))" table:number-matrix-columns-spanned="1" table:number-matrix-rows-spanned="1" table:style-name="ce1">
            <text:p>5773411</text:p>
          </table:table-cell>
          <table:table-cell office:value-type="float" office:value="51" table:formula="of:=LEFT([.E803];1)*10+RIGHT([.E803];1)" table:style-name="ce1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mfdzgv7fivesix4nvlq3</text:p>
          </table:table-cell>
          <table:table-cell office:value-type="string" office:string-value="743" table:formula="of:=COM.MICROSOFT.TEXTJOIN(&quot;&quot;;TRUE;IFERROR(MID([.A804];ROW(INDIRECT(&quot;1:100&quot;));1)+0;&quot;&quot;))" table:number-matrix-columns-spanned="1" table:number-matrix-rows-spanned="1" table:style-name="ce1">
            <text:p>743</text:p>
          </table:table-cell>
          <table:table-cell office:value-type="float" office:value="73" table:formula="of:=LEFT([.B804];1)*10+RIGHT([.B804];1)" table:style-name="ce1">
            <text:p>73</text:p>
          </table:table-cell>
          <table:table-cell office:value-type="string" office:string-value="gmfdzgv7five5fivesix6six4nvlq3" table:formula="of:=COM.MICROSOFT.REDUCE([.A804];[NumberText.$A$1]:[NumberText.$A$9];COM.MICROSOFT.LAMBDA(_xlpm.a;_xlpm.b;SUBSTITUTE(_xlpm.a;_xlpm.b;VLOOKUP(_xlpm.b;[NumberText.$A$1:.$B$9];2;FALSE))))" table:number-matrix-columns-spanned="1" table:number-matrix-rows-spanned="1" table:style-name="ce1">
            <text:p>gmfdzgv7five5fivesix6six4nvlq3</text:p>
          </table:table-cell>
          <table:table-cell office:value-type="string" office:string-value="75643" table:formula="of:=COM.MICROSOFT.TEXTJOIN(&quot;&quot;;TRUE;IFERROR(MID([.D804];ROW(INDIRECT(&quot;1:100&quot;));1)+0;&quot;&quot;))" table:number-matrix-columns-spanned="1" table:number-matrix-rows-spanned="1" table:style-name="ce1">
            <text:p>75643</text:p>
          </table:table-cell>
          <table:table-cell office:value-type="float" office:value="73" table:formula="of:=LEFT([.E804];1)*10+RIGHT([.E804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p7</text:p>
          </table:table-cell>
          <table:table-cell office:value-type="string" office:string-value="7" table:formula="of:=COM.MICROSOFT.TEXTJOIN(&quot;&quot;;TRUE;IFERROR(MID([.A80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05];1)*10+RIGHT([.B805];1)" table:style-name="ce1">
            <text:p>77</text:p>
          </table:table-cell>
          <table:table-cell office:value-type="string" office:string-value="thp7" table:formula="of:=COM.MICROSOFT.REDUCE([.A805];[NumberText.$A$1]:[NumberText.$A$9];COM.MICROSOFT.LAMBDA(_xlpm.a;_xlpm.b;SUBSTITUTE(_xlpm.a;_xlpm.b;VLOOKUP(_xlpm.b;[NumberText.$A$1:.$B$9];2;FALSE))))" table:number-matrix-columns-spanned="1" table:number-matrix-rows-spanned="1" table:style-name="ce1">
            <text:p>thp7</text:p>
          </table:table-cell>
          <table:table-cell office:value-type="string" office:string-value="7" table:formula="of:=COM.MICROSOFT.TEXTJOIN(&quot;&quot;;TRUE;IFERROR(MID([.D805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805];1)*10+RIGHT([.E805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d5plhtvtgxmgkmhlr5nine</text:p>
          </table:table-cell>
          <table:table-cell office:value-type="string" office:string-value="55" table:formula="of:=COM.MICROSOFT.TEXTJOIN(&quot;&quot;;TRUE;IFERROR(MID([.A806];ROW(INDIRECT(&quot;1:100&quot;));1)+0;&quot;&quot;))" table:number-matrix-columns-spanned="1" table:number-matrix-rows-spanned="1" table:style-name="ce1">
            <text:p>55</text:p>
          </table:table-cell>
          <table:table-cell office:value-type="float" office:value="55" table:formula="of:=LEFT([.B806];1)*10+RIGHT([.B806];1)" table:style-name="ce1">
            <text:p>55</text:p>
          </table:table-cell>
          <table:table-cell office:value-type="string" office:string-value="xd5plhtvtgxmgkmhlr5nine9nine" table:formula="of:=COM.MICROSOFT.REDUCE([.A806];[NumberText.$A$1]:[NumberText.$A$9];COM.MICROSOFT.LAMBDA(_xlpm.a;_xlpm.b;SUBSTITUTE(_xlpm.a;_xlpm.b;VLOOKUP(_xlpm.b;[NumberText.$A$1:.$B$9];2;FALSE))))" table:number-matrix-columns-spanned="1" table:number-matrix-rows-spanned="1" table:style-name="ce1">
            <text:p>xd5plhtvtgxmgkmhlr5nine9nine</text:p>
          </table:table-cell>
          <table:table-cell office:value-type="string" office:string-value="559" table:formula="of:=COM.MICROSOFT.TEXTJOIN(&quot;&quot;;TRUE;IFERROR(MID([.D806];ROW(INDIRECT(&quot;1:100&quot;));1)+0;&quot;&quot;))" table:number-matrix-columns-spanned="1" table:number-matrix-rows-spanned="1" table:style-name="ce1">
            <text:p>559</text:p>
          </table:table-cell>
          <table:table-cell office:value-type="float" office:value="59" table:formula="of:=LEFT([.E806];1)*10+RIGHT([.E806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ourdf</text:p>
          </table:table-cell>
          <table:table-cell office:value-type="string" office:string-value="7" table:formula="of:=COM.MICROSOFT.TEXTJOIN(&quot;&quot;;TRUE;IFERROR(MID([.A807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07];1)*10+RIGHT([.B807];1)" table:style-name="ce1">
            <text:p>77</text:p>
          </table:table-cell>
          <table:table-cell office:value-type="string" office:string-value="7four4fourdf" table:formula="of:=COM.MICROSOFT.REDUCE([.A807];[NumberText.$A$1]:[NumberText.$A$9];COM.MICROSOFT.LAMBDA(_xlpm.a;_xlpm.b;SUBSTITUTE(_xlpm.a;_xlpm.b;VLOOKUP(_xlpm.b;[NumberText.$A$1:.$B$9];2;FALSE))))" table:number-matrix-columns-spanned="1" table:number-matrix-rows-spanned="1" table:style-name="ce1">
            <text:p>7four4fourdf</text:p>
          </table:table-cell>
          <table:table-cell office:value-type="string" office:string-value="74" table:formula="of:=COM.MICROSOFT.TEXTJOIN(&quot;&quot;;TRUE;IFERROR(MID([.D807];ROW(INDIRECT(&quot;1:100&quot;));1)+0;&quot;&quot;))" table:number-matrix-columns-spanned="1" table:number-matrix-rows-spanned="1" table:style-name="ce1">
            <text:p>74</text:p>
          </table:table-cell>
          <table:table-cell office:value-type="float" office:value="74" table:formula="of:=LEFT([.E807];1)*10+RIGHT([.E807];1)" table:style-name="ce1">
            <text:p>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nkjgdctpm2221four8pvnhxdtrvs</text:p>
          </table:table-cell>
          <table:table-cell office:value-type="string" office:string-value="22218" table:formula="of:=COM.MICROSOFT.TEXTJOIN(&quot;&quot;;TRUE;IFERROR(MID([.A808];ROW(INDIRECT(&quot;1:100&quot;));1)+0;&quot;&quot;))" table:number-matrix-columns-spanned="1" table:number-matrix-rows-spanned="1" table:style-name="ce1">
            <text:p>22218</text:p>
          </table:table-cell>
          <table:table-cell office:value-type="float" office:value="28" table:formula="of:=LEFT([.B808];1)*10+RIGHT([.B808];1)" table:style-name="ce1">
            <text:p>28</text:p>
          </table:table-cell>
          <table:table-cell office:value-type="string" office:string-value="pnkjgdctpm2221four4four8pvnhxdtrvs" table:formula="of:=COM.MICROSOFT.REDUCE([.A808];[NumberText.$A$1]:[NumberText.$A$9];COM.MICROSOFT.LAMBDA(_xlpm.a;_xlpm.b;SUBSTITUTE(_xlpm.a;_xlpm.b;VLOOKUP(_xlpm.b;[NumberText.$A$1:.$B$9];2;FALSE))))" table:number-matrix-columns-spanned="1" table:number-matrix-rows-spanned="1" table:style-name="ce1">
            <text:p>pnkjgdctpm2221four4four8pvnhxdtrvs</text:p>
          </table:table-cell>
          <table:table-cell office:value-type="string" office:string-value="222148" table:formula="of:=COM.MICROSOFT.TEXTJOIN(&quot;&quot;;TRUE;IFERROR(MID([.D808];ROW(INDIRECT(&quot;1:100&quot;));1)+0;&quot;&quot;))" table:number-matrix-columns-spanned="1" table:number-matrix-rows-spanned="1" table:style-name="ce1">
            <text:p>222148</text:p>
          </table:table-cell>
          <table:table-cell office:value-type="float" office:value="28" table:formula="of:=LEFT([.E808];1)*10+RIGHT([.E808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gtq27nineninesixeight</text:p>
          </table:table-cell>
          <table:table-cell office:value-type="string" office:string-value="27" table:formula="of:=COM.MICROSOFT.TEXTJOIN(&quot;&quot;;TRUE;IFERROR(MID([.A809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809];1)*10+RIGHT([.B809];1)" table:style-name="ce1">
            <text:p>27</text:p>
          </table:table-cell>
          <table:table-cell office:value-type="string" office:string-value="hngtq27nine9ninenine9ninesix6sixeight8eight" table:formula="of:=COM.MICROSOFT.REDUCE([.A809];[NumberText.$A$1]:[NumberText.$A$9];COM.MICROSOFT.LAMBDA(_xlpm.a;_xlpm.b;SUBSTITUTE(_xlpm.a;_xlpm.b;VLOOKUP(_xlpm.b;[NumberText.$A$1:.$B$9];2;FALSE))))" table:number-matrix-columns-spanned="1" table:number-matrix-rows-spanned="1" table:style-name="ce1">
            <text:p>hngtq27nine9ninenine9ninesix6sixeight8eight</text:p>
          </table:table-cell>
          <table:table-cell office:value-type="string" office:string-value="279968" table:formula="of:=COM.MICROSOFT.TEXTJOIN(&quot;&quot;;TRUE;IFERROR(MID([.D809];ROW(INDIRECT(&quot;1:100&quot;));1)+0;&quot;&quot;))" table:number-matrix-columns-spanned="1" table:number-matrix-rows-spanned="1" table:style-name="ce1">
            <text:p>279968</text:p>
          </table:table-cell>
          <table:table-cell office:value-type="float" office:value="28" table:formula="of:=LEFT([.E809];1)*10+RIGHT([.E809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ivejpfbsqtx1fourseven</text:p>
          </table:table-cell>
          <table:table-cell office:value-type="string" office:string-value="21" table:formula="of:=COM.MICROSOFT.TEXTJOIN(&quot;&quot;;TRUE;IFERROR(MID([.A810];ROW(INDIRECT(&quot;1:100&quot;));1)+0;&quot;&quot;))" table:number-matrix-columns-spanned="1" table:number-matrix-rows-spanned="1" table:style-name="ce1">
            <text:p>21</text:p>
          </table:table-cell>
          <table:table-cell office:value-type="float" office:value="21" table:formula="of:=LEFT([.B810];1)*10+RIGHT([.B810];1)" table:style-name="ce1">
            <text:p>21</text:p>
          </table:table-cell>
          <table:table-cell office:value-type="string" office:string-value="2five5fivejpfbsqtx1four4fourseven7seven" table:formula="of:=COM.MICROSOFT.REDUCE([.A810];[NumberText.$A$1]:[NumberText.$A$9];COM.MICROSOFT.LAMBDA(_xlpm.a;_xlpm.b;SUBSTITUTE(_xlpm.a;_xlpm.b;VLOOKUP(_xlpm.b;[NumberText.$A$1:.$B$9];2;FALSE))))" table:number-matrix-columns-spanned="1" table:number-matrix-rows-spanned="1" table:style-name="ce1">
            <text:p>2five5fivejpfbsqtx1four4fourseven7seven</text:p>
          </table:table-cell>
          <table:table-cell office:value-type="string" office:string-value="25147" table:formula="of:=COM.MICROSOFT.TEXTJOIN(&quot;&quot;;TRUE;IFERROR(MID([.D810];ROW(INDIRECT(&quot;1:100&quot;));1)+0;&quot;&quot;))" table:number-matrix-columns-spanned="1" table:number-matrix-rows-spanned="1" table:style-name="ce1">
            <text:p>25147</text:p>
          </table:table-cell>
          <table:table-cell office:value-type="float" office:value="27" table:formula="of:=LEFT([.E810];1)*10+RIGHT([.E810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9jpjsbljgz</text:p>
          </table:table-cell>
          <table:table-cell office:value-type="string" office:string-value="19" table:formula="of:=COM.MICROSOFT.TEXTJOIN(&quot;&quot;;TRUE;IFERROR(MID([.A811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B811];1)*10+RIGHT([.B811];1)" table:style-name="ce1">
            <text:p>19</text:p>
          </table:table-cell>
          <table:table-cell office:value-type="string" office:string-value="19jpjsbljgz" table:formula="of:=COM.MICROSOFT.REDUCE([.A811];[NumberText.$A$1]:[NumberText.$A$9];COM.MICROSOFT.LAMBDA(_xlpm.a;_xlpm.b;SUBSTITUTE(_xlpm.a;_xlpm.b;VLOOKUP(_xlpm.b;[NumberText.$A$1:.$B$9];2;FALSE))))" table:number-matrix-columns-spanned="1" table:number-matrix-rows-spanned="1" table:style-name="ce1">
            <text:p>19jpjsbljgz</text:p>
          </table:table-cell>
          <table:table-cell office:value-type="string" office:string-value="19" table:formula="of:=COM.MICROSOFT.TEXTJOIN(&quot;&quot;;TRUE;IFERROR(MID([.D811];ROW(INDIRECT(&quot;1:100&quot;));1)+0;&quot;&quot;))" table:number-matrix-columns-spanned="1" table:number-matrix-rows-spanned="1" table:style-name="ce1">
            <text:p>19</text:p>
          </table:table-cell>
          <table:table-cell office:value-type="float" office:value="19" table:formula="of:=LEFT([.E811];1)*10+RIGHT([.E811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three5twoeighttwoqponefive</text:p>
          </table:table-cell>
          <table:table-cell office:value-type="string" office:string-value="5" table:formula="of:=COM.MICROSOFT.TEXTJOIN(&quot;&quot;;TRUE;IFERROR(MID([.A812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812];1)*10+RIGHT([.B812];1)" table:style-name="ce1">
            <text:p>55</text:p>
          </table:table-cell>
          <table:table-cell office:value-type="string" office:string-value="nine9ninethree3three5two2twoeight8eighttwo2twoqpone1onefive5five" table:formula="of:=COM.MICROSOFT.REDUCE([.A812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three3three5two2twoeight8eighttwo2twoqpone1onefive5five</text:p>
          </table:table-cell>
          <table:table-cell office:value-type="string" office:string-value="93528215" table:formula="of:=COM.MICROSOFT.TEXTJOIN(&quot;&quot;;TRUE;IFERROR(MID([.D812];ROW(INDIRECT(&quot;1:100&quot;));1)+0;&quot;&quot;))" table:number-matrix-columns-spanned="1" table:number-matrix-rows-spanned="1" table:style-name="ce1">
            <text:p>93528215</text:p>
          </table:table-cell>
          <table:table-cell office:value-type="float" office:value="95" table:formula="of:=LEFT([.E812];1)*10+RIGHT([.E812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klmbcj5mstwo8</text:p>
          </table:table-cell>
          <table:table-cell office:value-type="string" office:string-value="58" table:formula="of:=COM.MICROSOFT.TEXTJOIN(&quot;&quot;;TRUE;IFERROR(MID([.A813];ROW(INDIRECT(&quot;1:100&quot;));1)+0;&quot;&quot;))" table:number-matrix-columns-spanned="1" table:number-matrix-rows-spanned="1" table:style-name="ce1">
            <text:p>58</text:p>
          </table:table-cell>
          <table:table-cell office:value-type="float" office:value="58" table:formula="of:=LEFT([.B813];1)*10+RIGHT([.B813];1)" table:style-name="ce1">
            <text:p>58</text:p>
          </table:table-cell>
          <table:table-cell office:value-type="string" office:string-value="gklmbcj5mstwo2two8" table:formula="of:=COM.MICROSOFT.REDUCE([.A813];[NumberText.$A$1]:[NumberText.$A$9];COM.MICROSOFT.LAMBDA(_xlpm.a;_xlpm.b;SUBSTITUTE(_xlpm.a;_xlpm.b;VLOOKUP(_xlpm.b;[NumberText.$A$1:.$B$9];2;FALSE))))" table:number-matrix-columns-spanned="1" table:number-matrix-rows-spanned="1" table:style-name="ce1">
            <text:p>gklmbcj5mstwo2two8</text:p>
          </table:table-cell>
          <table:table-cell office:value-type="string" office:string-value="528" table:formula="of:=COM.MICROSOFT.TEXTJOIN(&quot;&quot;;TRUE;IFERROR(MID([.D813];ROW(INDIRECT(&quot;1:100&quot;));1)+0;&quot;&quot;))" table:number-matrix-columns-spanned="1" table:number-matrix-rows-spanned="1" table:style-name="ce1">
            <text:p>528</text:p>
          </table:table-cell>
          <table:table-cell office:value-type="float" office:value="58" table:formula="of:=LEFT([.E813];1)*10+RIGHT([.E813];1)" table:style-name="ce1">
            <text:p>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beightwo31jjzltcqzhklm26</text:p>
          </table:table-cell>
          <table:table-cell office:value-type="string" office:string-value="3126" table:formula="of:=COM.MICROSOFT.TEXTJOIN(&quot;&quot;;TRUE;IFERROR(MID([.A814];ROW(INDIRECT(&quot;1:100&quot;));1)+0;&quot;&quot;))" table:number-matrix-columns-spanned="1" table:number-matrix-rows-spanned="1" table:style-name="ce1">
            <text:p>3126</text:p>
          </table:table-cell>
          <table:table-cell office:value-type="float" office:value="36" table:formula="of:=LEFT([.B814];1)*10+RIGHT([.B814];1)" table:style-name="ce1">
            <text:p>36</text:p>
          </table:table-cell>
          <table:table-cell office:value-type="string" office:string-value="phbeight8eightwo2two31jjzltcqzhklm26" table:formula="of:=COM.MICROSOFT.REDUCE([.A814];[NumberText.$A$1]:[NumberText.$A$9];COM.MICROSOFT.LAMBDA(_xlpm.a;_xlpm.b;SUBSTITUTE(_xlpm.a;_xlpm.b;VLOOKUP(_xlpm.b;[NumberText.$A$1:.$B$9];2;FALSE))))" table:number-matrix-columns-spanned="1" table:number-matrix-rows-spanned="1" table:style-name="ce1">
            <text:p>phbeight8eightwo2two31jjzltcqzhklm26</text:p>
          </table:table-cell>
          <table:table-cell office:value-type="string" office:string-value="823126" table:formula="of:=COM.MICROSOFT.TEXTJOIN(&quot;&quot;;TRUE;IFERROR(MID([.D814];ROW(INDIRECT(&quot;1:100&quot;));1)+0;&quot;&quot;))" table:number-matrix-columns-spanned="1" table:number-matrix-rows-spanned="1" table:style-name="ce1">
            <text:p>823126</text:p>
          </table:table-cell>
          <table:table-cell office:value-type="float" office:value="86" table:formula="of:=LEFT([.E814];1)*10+RIGHT([.E814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tslpzsxh43</text:p>
          </table:table-cell>
          <table:table-cell office:value-type="string" office:string-value="43" table:formula="of:=COM.MICROSOFT.TEXTJOIN(&quot;&quot;;TRUE;IFERROR(MID([.A815];ROW(INDIRECT(&quot;1:100&quot;));1)+0;&quot;&quot;))" table:number-matrix-columns-spanned="1" table:number-matrix-rows-spanned="1" table:style-name="ce1">
            <text:p>43</text:p>
          </table:table-cell>
          <table:table-cell office:value-type="float" office:value="43" table:formula="of:=LEFT([.B815];1)*10+RIGHT([.B815];1)" table:style-name="ce1">
            <text:p>43</text:p>
          </table:table-cell>
          <table:table-cell office:value-type="string" office:string-value="jtslpzsxh43" table:formula="of:=COM.MICROSOFT.REDUCE([.A815];[NumberText.$A$1]:[NumberText.$A$9];COM.MICROSOFT.LAMBDA(_xlpm.a;_xlpm.b;SUBSTITUTE(_xlpm.a;_xlpm.b;VLOOKUP(_xlpm.b;[NumberText.$A$1:.$B$9];2;FALSE))))" table:number-matrix-columns-spanned="1" table:number-matrix-rows-spanned="1" table:style-name="ce1">
            <text:p>jtslpzsxh43</text:p>
          </table:table-cell>
          <table:table-cell office:value-type="string" office:string-value="43" table:formula="of:=COM.MICROSOFT.TEXTJOIN(&quot;&quot;;TRUE;IFERROR(MID([.D815];ROW(INDIRECT(&quot;1:100&quot;));1)+0;&quot;&quot;))" table:number-matrix-columns-spanned="1" table:number-matrix-rows-spanned="1" table:style-name="ce1">
            <text:p>43</text:p>
          </table:table-cell>
          <table:table-cell office:value-type="float" office:value="43" table:formula="of:=LEFT([.E815];1)*10+RIGHT([.E815];1)" table:style-name="ce1">
            <text:p>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k7</text:p>
          </table:table-cell>
          <table:table-cell office:value-type="string" office:string-value="7" table:formula="of:=COM.MICROSOFT.TEXTJOIN(&quot;&quot;;TRUE;IFERROR(MID([.A81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16];1)*10+RIGHT([.B816];1)" table:style-name="ce1">
            <text:p>77</text:p>
          </table:table-cell>
          <table:table-cell office:value-type="string" office:string-value="drk7" table:formula="of:=COM.MICROSOFT.REDUCE([.A816];[NumberText.$A$1]:[NumberText.$A$9];COM.MICROSOFT.LAMBDA(_xlpm.a;_xlpm.b;SUBSTITUTE(_xlpm.a;_xlpm.b;VLOOKUP(_xlpm.b;[NumberText.$A$1:.$B$9];2;FALSE))))" table:number-matrix-columns-spanned="1" table:number-matrix-rows-spanned="1" table:style-name="ce1">
            <text:p>drk7</text:p>
          </table:table-cell>
          <table:table-cell office:value-type="string" office:string-value="7" table:formula="of:=COM.MICROSOFT.TEXTJOIN(&quot;&quot;;TRUE;IFERROR(MID([.D816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816];1)*10+RIGHT([.E816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dxcsvgqkmz</text:p>
          </table:table-cell>
          <table:table-cell office:value-type="string" office:string-value="5" table:formula="of:=COM.MICROSOFT.TEXTJOIN(&quot;&quot;;TRUE;IFERROR(MID([.A817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817];1)*10+RIGHT([.B817];1)" table:style-name="ce1">
            <text:p>55</text:p>
          </table:table-cell>
          <table:table-cell office:value-type="string" office:string-value="5dxcsvgqkmz" table:formula="of:=COM.MICROSOFT.REDUCE([.A817];[NumberText.$A$1]:[NumberText.$A$9];COM.MICROSOFT.LAMBDA(_xlpm.a;_xlpm.b;SUBSTITUTE(_xlpm.a;_xlpm.b;VLOOKUP(_xlpm.b;[NumberText.$A$1:.$B$9];2;FALSE))))" table:number-matrix-columns-spanned="1" table:number-matrix-rows-spanned="1" table:style-name="ce1">
            <text:p>5dxcsvgqkmz</text:p>
          </table:table-cell>
          <table:table-cell office:value-type="string" office:string-value="5" table:formula="of:=COM.MICROSOFT.TEXTJOIN(&quot;&quot;;TRUE;IFERROR(MID([.D817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E817];1)*10+RIGHT([.E817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nrgv9</text:p>
          </table:table-cell>
          <table:table-cell office:value-type="string" office:string-value="9" table:formula="of:=COM.MICROSOFT.TEXTJOIN(&quot;&quot;;TRUE;IFERROR(MID([.A81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818];1)*10+RIGHT([.B818];1)" table:style-name="ce1">
            <text:p>99</text:p>
          </table:table-cell>
          <table:table-cell office:value-type="string" office:string-value="jnrgv9" table:formula="of:=COM.MICROSOFT.REDUCE([.A818];[NumberText.$A$1]:[NumberText.$A$9];COM.MICROSOFT.LAMBDA(_xlpm.a;_xlpm.b;SUBSTITUTE(_xlpm.a;_xlpm.b;VLOOKUP(_xlpm.b;[NumberText.$A$1:.$B$9];2;FALSE))))" table:number-matrix-columns-spanned="1" table:number-matrix-rows-spanned="1" table:style-name="ce1">
            <text:p>jnrgv9</text:p>
          </table:table-cell>
          <table:table-cell office:value-type="string" office:string-value="9" table:formula="of:=COM.MICROSOFT.TEXTJOIN(&quot;&quot;;TRUE;IFERROR(MID([.D818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818];1)*10+RIGHT([.E818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sttntwo6</text:p>
          </table:table-cell>
          <table:table-cell office:value-type="string" office:string-value="6" table:formula="of:=COM.MICROSOFT.TEXTJOIN(&quot;&quot;;TRUE;IFERROR(MID([.A819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19];1)*10+RIGHT([.B819];1)" table:style-name="ce1">
            <text:p>66</text:p>
          </table:table-cell>
          <table:table-cell office:value-type="string" office:string-value="nsttntwo2two6" table:formula="of:=COM.MICROSOFT.REDUCE([.A819];[NumberText.$A$1]:[NumberText.$A$9];COM.MICROSOFT.LAMBDA(_xlpm.a;_xlpm.b;SUBSTITUTE(_xlpm.a;_xlpm.b;VLOOKUP(_xlpm.b;[NumberText.$A$1:.$B$9];2;FALSE))))" table:number-matrix-columns-spanned="1" table:number-matrix-rows-spanned="1" table:style-name="ce1">
            <text:p>nsttntwo2two6</text:p>
          </table:table-cell>
          <table:table-cell office:value-type="string" office:string-value="26" table:formula="of:=COM.MICROSOFT.TEXTJOIN(&quot;&quot;;TRUE;IFERROR(MID([.D819];ROW(INDIRECT(&quot;1:100&quot;));1)+0;&quot;&quot;))" table:number-matrix-columns-spanned="1" table:number-matrix-rows-spanned="1" table:style-name="ce1">
            <text:p>26</text:p>
          </table:table-cell>
          <table:table-cell office:value-type="float" office:value="26" table:formula="of:=LEFT([.E819];1)*10+RIGHT([.E819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qbfrlcfmmnqpmbbtqgdsjqndqfive</text:p>
          </table:table-cell>
          <table:table-cell office:value-type="string" office:string-value="6" table:formula="of:=COM.MICROSOFT.TEXTJOIN(&quot;&quot;;TRUE;IFERROR(MID([.A82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20];1)*10+RIGHT([.B820];1)" table:style-name="ce1">
            <text:p>66</text:p>
          </table:table-cell>
          <table:table-cell office:value-type="string" office:string-value="6qbfrlcfmmnqpmbbtqgdsjqndqfive5five" table:formula="of:=COM.MICROSOFT.REDUCE([.A820];[NumberText.$A$1]:[NumberText.$A$9];COM.MICROSOFT.LAMBDA(_xlpm.a;_xlpm.b;SUBSTITUTE(_xlpm.a;_xlpm.b;VLOOKUP(_xlpm.b;[NumberText.$A$1:.$B$9];2;FALSE))))" table:number-matrix-columns-spanned="1" table:number-matrix-rows-spanned="1" table:style-name="ce1">
            <text:p>6qbfrlcfmmnqpmbbtqgdsjqndqfive5five</text:p>
          </table:table-cell>
          <table:table-cell office:value-type="string" office:string-value="65" table:formula="of:=COM.MICROSOFT.TEXTJOIN(&quot;&quot;;TRUE;IFERROR(MID([.D820];ROW(INDIRECT(&quot;1:100&quot;));1)+0;&quot;&quot;))" table:number-matrix-columns-spanned="1" table:number-matrix-rows-spanned="1" table:style-name="ce1">
            <text:p>65</text:p>
          </table:table-cell>
          <table:table-cell office:value-type="float" office:value="65" table:formula="of:=LEFT([.E820];1)*10+RIGHT([.E820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mgdjlpdsixfive6</text:p>
          </table:table-cell>
          <table:table-cell office:value-type="string" office:string-value="26" table:formula="of:=COM.MICROSOFT.TEXTJOIN(&quot;&quot;;TRUE;IFERROR(MID([.A821];ROW(INDIRECT(&quot;1:100&quot;));1)+0;&quot;&quot;))" table:number-matrix-columns-spanned="1" table:number-matrix-rows-spanned="1" table:style-name="ce1">
            <text:p>26</text:p>
          </table:table-cell>
          <table:table-cell office:value-type="float" office:value="26" table:formula="of:=LEFT([.B821];1)*10+RIGHT([.B821];1)" table:style-name="ce1">
            <text:p>26</text:p>
          </table:table-cell>
          <table:table-cell office:value-type="string" office:string-value="2mgdjlpdsix6sixfive5five6" table:formula="of:=COM.MICROSOFT.REDUCE([.A821];[NumberText.$A$1]:[NumberText.$A$9];COM.MICROSOFT.LAMBDA(_xlpm.a;_xlpm.b;SUBSTITUTE(_xlpm.a;_xlpm.b;VLOOKUP(_xlpm.b;[NumberText.$A$1:.$B$9];2;FALSE))))" table:number-matrix-columns-spanned="1" table:number-matrix-rows-spanned="1" table:style-name="ce1">
            <text:p>2mgdjlpdsix6sixfive5five6</text:p>
          </table:table-cell>
          <table:table-cell office:value-type="string" office:string-value="2656" table:formula="of:=COM.MICROSOFT.TEXTJOIN(&quot;&quot;;TRUE;IFERROR(MID([.D821];ROW(INDIRECT(&quot;1:100&quot;));1)+0;&quot;&quot;))" table:number-matrix-columns-spanned="1" table:number-matrix-rows-spanned="1" table:style-name="ce1">
            <text:p>2656</text:p>
          </table:table-cell>
          <table:table-cell office:value-type="float" office:value="26" table:formula="of:=LEFT([.E821];1)*10+RIGHT([.E821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fivesix6</text:p>
          </table:table-cell>
          <table:table-cell office:value-type="string" office:string-value="6" table:formula="of:=COM.MICROSOFT.TEXTJOIN(&quot;&quot;;TRUE;IFERROR(MID([.A822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22];1)*10+RIGHT([.B822];1)" table:style-name="ce1">
            <text:p>66</text:p>
          </table:table-cell>
          <table:table-cell office:value-type="string" office:string-value="seven7sevenfive5fivesix6six6" table:formula="of:=COM.MICROSOFT.REDUCE([.A822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five5fivesix6six6</text:p>
          </table:table-cell>
          <table:table-cell office:value-type="string" office:string-value="7566" table:formula="of:=COM.MICROSOFT.TEXTJOIN(&quot;&quot;;TRUE;IFERROR(MID([.D822];ROW(INDIRECT(&quot;1:100&quot;));1)+0;&quot;&quot;))" table:number-matrix-columns-spanned="1" table:number-matrix-rows-spanned="1" table:style-name="ce1">
            <text:p>7566</text:p>
          </table:table-cell>
          <table:table-cell office:value-type="float" office:value="76" table:formula="of:=LEFT([.E822];1)*10+RIGHT([.E822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nrfvb13onebsrclqnflppzchtp21</text:p>
          </table:table-cell>
          <table:table-cell office:value-type="string" office:string-value="31321" table:formula="of:=COM.MICROSOFT.TEXTJOIN(&quot;&quot;;TRUE;IFERROR(MID([.A823];ROW(INDIRECT(&quot;1:100&quot;));1)+0;&quot;&quot;))" table:number-matrix-columns-spanned="1" table:number-matrix-rows-spanned="1" table:style-name="ce1">
            <text:p>31321</text:p>
          </table:table-cell>
          <table:table-cell office:value-type="float" office:value="31" table:formula="of:=LEFT([.B823];1)*10+RIGHT([.B823];1)" table:style-name="ce1">
            <text:p>31</text:p>
          </table:table-cell>
          <table:table-cell office:value-type="string" office:string-value="3nrfvb13one1onebsrclqnflppzchtp21" table:formula="of:=COM.MICROSOFT.REDUCE([.A823];[NumberText.$A$1]:[NumberText.$A$9];COM.MICROSOFT.LAMBDA(_xlpm.a;_xlpm.b;SUBSTITUTE(_xlpm.a;_xlpm.b;VLOOKUP(_xlpm.b;[NumberText.$A$1:.$B$9];2;FALSE))))" table:number-matrix-columns-spanned="1" table:number-matrix-rows-spanned="1" table:style-name="ce1">
            <text:p>3nrfvb13one1onebsrclqnflppzchtp21</text:p>
          </table:table-cell>
          <table:table-cell office:value-type="string" office:string-value="313121" table:formula="of:=COM.MICROSOFT.TEXTJOIN(&quot;&quot;;TRUE;IFERROR(MID([.D823];ROW(INDIRECT(&quot;1:100&quot;));1)+0;&quot;&quot;))" table:number-matrix-columns-spanned="1" table:number-matrix-rows-spanned="1" table:style-name="ce1">
            <text:p>313121</text:p>
          </table:table-cell>
          <table:table-cell office:value-type="float" office:value="31" table:formula="of:=LEFT([.E823];1)*10+RIGHT([.E823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mpgdvfive7</text:p>
          </table:table-cell>
          <table:table-cell office:value-type="string" office:string-value="7" table:formula="of:=COM.MICROSOFT.TEXTJOIN(&quot;&quot;;TRUE;IFERROR(MID([.A824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824];1)*10+RIGHT([.B824];1)" table:style-name="ce1">
            <text:p>77</text:p>
          </table:table-cell>
          <table:table-cell office:value-type="string" office:string-value="dmpgdvfive5five7" table:formula="of:=COM.MICROSOFT.REDUCE([.A824];[NumberText.$A$1]:[NumberText.$A$9];COM.MICROSOFT.LAMBDA(_xlpm.a;_xlpm.b;SUBSTITUTE(_xlpm.a;_xlpm.b;VLOOKUP(_xlpm.b;[NumberText.$A$1:.$B$9];2;FALSE))))" table:number-matrix-columns-spanned="1" table:number-matrix-rows-spanned="1" table:style-name="ce1">
            <text:p>dmpgdvfive5five7</text:p>
          </table:table-cell>
          <table:table-cell office:value-type="string" office:string-value="57" table:formula="of:=COM.MICROSOFT.TEXTJOIN(&quot;&quot;;TRUE;IFERROR(MID([.D824];ROW(INDIRECT(&quot;1:100&quot;));1)+0;&quot;&quot;))" table:number-matrix-columns-spanned="1" table:number-matrix-rows-spanned="1" table:style-name="ce1">
            <text:p>57</text:p>
          </table:table-cell>
          <table:table-cell office:value-type="float" office:value="57" table:formula="of:=LEFT([.E824];1)*10+RIGHT([.E824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pvqjzhvjoneghqxnvsixjxflzqj4</text:p>
          </table:table-cell>
          <table:table-cell office:value-type="string" office:string-value="4" table:formula="of:=COM.MICROSOFT.TEXTJOIN(&quot;&quot;;TRUE;IFERROR(MID([.A825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825];1)*10+RIGHT([.B825];1)" table:style-name="ce1">
            <text:p>44</text:p>
          </table:table-cell>
          <table:table-cell office:value-type="string" office:string-value="lpvqjzhvjone1oneghqxnvsix6sixjxflzqj4" table:formula="of:=COM.MICROSOFT.REDUCE([.A825];[NumberText.$A$1]:[NumberText.$A$9];COM.MICROSOFT.LAMBDA(_xlpm.a;_xlpm.b;SUBSTITUTE(_xlpm.a;_xlpm.b;VLOOKUP(_xlpm.b;[NumberText.$A$1:.$B$9];2;FALSE))))" table:number-matrix-columns-spanned="1" table:number-matrix-rows-spanned="1" table:style-name="ce1">
            <text:p>lpvqjzhvjone1oneghqxnvsix6sixjxflzqj4</text:p>
          </table:table-cell>
          <table:table-cell office:value-type="string" office:string-value="164" table:formula="of:=COM.MICROSOFT.TEXTJOIN(&quot;&quot;;TRUE;IFERROR(MID([.D825];ROW(INDIRECT(&quot;1:100&quot;));1)+0;&quot;&quot;))" table:number-matrix-columns-spanned="1" table:number-matrix-rows-spanned="1" table:style-name="ce1">
            <text:p>164</text:p>
          </table:table-cell>
          <table:table-cell office:value-type="float" office:value="14" table:formula="of:=LEFT([.E825];1)*10+RIGHT([.E825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gqzxvnnfnlcffour2</text:p>
          </table:table-cell>
          <table:table-cell office:value-type="string" office:string-value="2" table:formula="of:=COM.MICROSOFT.TEXTJOIN(&quot;&quot;;TRUE;IFERROR(MID([.A826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26];1)*10+RIGHT([.B826];1)" table:style-name="ce1">
            <text:p>22</text:p>
          </table:table-cell>
          <table:table-cell office:value-type="string" office:string-value="one1onegqzxvnnfnlcffour4four2" table:formula="of:=COM.MICROSOFT.REDUCE([.A82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gqzxvnnfnlcffour4four2</text:p>
          </table:table-cell>
          <table:table-cell office:value-type="string" office:string-value="142" table:formula="of:=COM.MICROSOFT.TEXTJOIN(&quot;&quot;;TRUE;IFERROR(MID([.D826];ROW(INDIRECT(&quot;1:100&quot;));1)+0;&quot;&quot;))" table:number-matrix-columns-spanned="1" table:number-matrix-rows-spanned="1" table:style-name="ce1">
            <text:p>142</text:p>
          </table:table-cell>
          <table:table-cell office:value-type="float" office:value="12" table:formula="of:=LEFT([.E826];1)*10+RIGHT([.E826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sglbskbzd2drjzqhnq</text:p>
          </table:table-cell>
          <table:table-cell office:value-type="string" office:string-value="2" table:formula="of:=COM.MICROSOFT.TEXTJOIN(&quot;&quot;;TRUE;IFERROR(MID([.A82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27];1)*10+RIGHT([.B827];1)" table:style-name="ce1">
            <text:p>22</text:p>
          </table:table-cell>
          <table:table-cell office:value-type="string" office:string-value="nsglbskbzd2drjzqhnq" table:formula="of:=COM.MICROSOFT.REDUCE([.A827];[NumberText.$A$1]:[NumberText.$A$9];COM.MICROSOFT.LAMBDA(_xlpm.a;_xlpm.b;SUBSTITUTE(_xlpm.a;_xlpm.b;VLOOKUP(_xlpm.b;[NumberText.$A$1:.$B$9];2;FALSE))))" table:number-matrix-columns-spanned="1" table:number-matrix-rows-spanned="1" table:style-name="ce1">
            <text:p>nsglbskbzd2drjzqhnq</text:p>
          </table:table-cell>
          <table:table-cell office:value-type="string" office:string-value="2" table:formula="of:=COM.MICROSOFT.TEXTJOIN(&quot;&quot;;TRUE;IFERROR(MID([.D82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827];1)*10+RIGHT([.E827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8seven</text:p>
          </table:table-cell>
          <table:table-cell office:value-type="string" office:string-value="8" table:formula="of:=COM.MICROSOFT.TEXTJOIN(&quot;&quot;;TRUE;IFERROR(MID([.A828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28];1)*10+RIGHT([.B828];1)" table:style-name="ce1">
            <text:p>88</text:p>
          </table:table-cell>
          <table:table-cell office:value-type="string" office:string-value="nine9nine8seven7seven" table:formula="of:=COM.MICROSOFT.REDUCE([.A828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8seven7seven</text:p>
          </table:table-cell>
          <table:table-cell office:value-type="string" office:string-value="987" table:formula="of:=COM.MICROSOFT.TEXTJOIN(&quot;&quot;;TRUE;IFERROR(MID([.D828];ROW(INDIRECT(&quot;1:100&quot;));1)+0;&quot;&quot;))" table:number-matrix-columns-spanned="1" table:number-matrix-rows-spanned="1" table:style-name="ce1">
            <text:p>987</text:p>
          </table:table-cell>
          <table:table-cell office:value-type="float" office:value="97" table:formula="of:=LEFT([.E828];1)*10+RIGHT([.E828];1)" table:style-name="ce1">
            <text:p>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fspthhjbh92rseven1</text:p>
          </table:table-cell>
          <table:table-cell office:value-type="string" office:string-value="921" table:formula="of:=COM.MICROSOFT.TEXTJOIN(&quot;&quot;;TRUE;IFERROR(MID([.A829];ROW(INDIRECT(&quot;1:100&quot;));1)+0;&quot;&quot;))" table:number-matrix-columns-spanned="1" table:number-matrix-rows-spanned="1" table:style-name="ce1">
            <text:p>921</text:p>
          </table:table-cell>
          <table:table-cell office:value-type="float" office:value="91" table:formula="of:=LEFT([.B829];1)*10+RIGHT([.B829];1)" table:style-name="ce1">
            <text:p>91</text:p>
          </table:table-cell>
          <table:table-cell office:value-type="string" office:string-value="rfspthhjbh92rseven7seven1" table:formula="of:=COM.MICROSOFT.REDUCE([.A829];[NumberText.$A$1]:[NumberText.$A$9];COM.MICROSOFT.LAMBDA(_xlpm.a;_xlpm.b;SUBSTITUTE(_xlpm.a;_xlpm.b;VLOOKUP(_xlpm.b;[NumberText.$A$1:.$B$9];2;FALSE))))" table:number-matrix-columns-spanned="1" table:number-matrix-rows-spanned="1" table:style-name="ce1">
            <text:p>rfspthhjbh92rseven7seven1</text:p>
          </table:table-cell>
          <table:table-cell office:value-type="string" office:string-value="9271" table:formula="of:=COM.MICROSOFT.TEXTJOIN(&quot;&quot;;TRUE;IFERROR(MID([.D829];ROW(INDIRECT(&quot;1:100&quot;));1)+0;&quot;&quot;))" table:number-matrix-columns-spanned="1" table:number-matrix-rows-spanned="1" table:style-name="ce1">
            <text:p>9271</text:p>
          </table:table-cell>
          <table:table-cell office:value-type="float" office:value="91" table:formula="of:=LEFT([.E829];1)*10+RIGHT([.E829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2ctjnb</text:p>
          </table:table-cell>
          <table:table-cell office:value-type="string" office:string-value="2" table:formula="of:=COM.MICROSOFT.TEXTJOIN(&quot;&quot;;TRUE;IFERROR(MID([.A83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30];1)*10+RIGHT([.B830];1)" table:style-name="ce1">
            <text:p>22</text:p>
          </table:table-cell>
          <table:table-cell office:value-type="string" office:string-value="nine9nine2ctjnb" table:formula="of:=COM.MICROSOFT.REDUCE([.A830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2ctjnb</text:p>
          </table:table-cell>
          <table:table-cell office:value-type="string" office:string-value="92" table:formula="of:=COM.MICROSOFT.TEXTJOIN(&quot;&quot;;TRUE;IFERROR(MID([.D830];ROW(INDIRECT(&quot;1:100&quot;));1)+0;&quot;&quot;))" table:number-matrix-columns-spanned="1" table:number-matrix-rows-spanned="1" table:style-name="ce1">
            <text:p>92</text:p>
          </table:table-cell>
          <table:table-cell office:value-type="float" office:value="92" table:formula="of:=LEFT([.E830];1)*10+RIGHT([.E830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zkgvtxjt8twoonefour</text:p>
          </table:table-cell>
          <table:table-cell office:value-type="string" office:string-value="8" table:formula="of:=COM.MICROSOFT.TEXTJOIN(&quot;&quot;;TRUE;IFERROR(MID([.A83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31];1)*10+RIGHT([.B831];1)" table:style-name="ce1">
            <text:p>88</text:p>
          </table:table-cell>
          <table:table-cell office:value-type="string" office:string-value="gzkgvtxjt8two2twoone1onefour4four" table:formula="of:=COM.MICROSOFT.REDUCE([.A831];[NumberText.$A$1]:[NumberText.$A$9];COM.MICROSOFT.LAMBDA(_xlpm.a;_xlpm.b;SUBSTITUTE(_xlpm.a;_xlpm.b;VLOOKUP(_xlpm.b;[NumberText.$A$1:.$B$9];2;FALSE))))" table:number-matrix-columns-spanned="1" table:number-matrix-rows-spanned="1" table:style-name="ce1">
            <text:p>gzkgvtxjt8two2twoone1onefour4four</text:p>
          </table:table-cell>
          <table:table-cell office:value-type="string" office:string-value="8214" table:formula="of:=COM.MICROSOFT.TEXTJOIN(&quot;&quot;;TRUE;IFERROR(MID([.D831];ROW(INDIRECT(&quot;1:100&quot;));1)+0;&quot;&quot;))" table:number-matrix-columns-spanned="1" table:number-matrix-rows-spanned="1" table:style-name="ce1">
            <text:p>8214</text:p>
          </table:table-cell>
          <table:table-cell office:value-type="float" office:value="84" table:formula="of:=LEFT([.E831];1)*10+RIGHT([.E831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plxnlr8bfjklthree</text:p>
          </table:table-cell>
          <table:table-cell office:value-type="string" office:string-value="8" table:formula="of:=COM.MICROSOFT.TEXTJOIN(&quot;&quot;;TRUE;IFERROR(MID([.A832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32];1)*10+RIGHT([.B832];1)" table:style-name="ce1">
            <text:p>88</text:p>
          </table:table-cell>
          <table:table-cell office:value-type="string" office:string-value="tplxnlr8bfjklthree3three" table:formula="of:=COM.MICROSOFT.REDUCE([.A832];[NumberText.$A$1]:[NumberText.$A$9];COM.MICROSOFT.LAMBDA(_xlpm.a;_xlpm.b;SUBSTITUTE(_xlpm.a;_xlpm.b;VLOOKUP(_xlpm.b;[NumberText.$A$1:.$B$9];2;FALSE))))" table:number-matrix-columns-spanned="1" table:number-matrix-rows-spanned="1" table:style-name="ce1">
            <text:p>tplxnlr8bfjklthree3three</text:p>
          </table:table-cell>
          <table:table-cell office:value-type="string" office:string-value="83" table:formula="of:=COM.MICROSOFT.TEXTJOIN(&quot;&quot;;TRUE;IFERROR(MID([.D832];ROW(INDIRECT(&quot;1:100&quot;));1)+0;&quot;&quot;))" table:number-matrix-columns-spanned="1" table:number-matrix-rows-spanned="1" table:style-name="ce1">
            <text:p>83</text:p>
          </table:table-cell>
          <table:table-cell office:value-type="float" office:value="83" table:formula="of:=LEFT([.E832];1)*10+RIGHT([.E832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qrxrtdvmj8fournmj</text:p>
          </table:table-cell>
          <table:table-cell office:value-type="string" office:string-value="8" table:formula="of:=COM.MICROSOFT.TEXTJOIN(&quot;&quot;;TRUE;IFERROR(MID([.A833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33];1)*10+RIGHT([.B833];1)" table:style-name="ce1">
            <text:p>88</text:p>
          </table:table-cell>
          <table:table-cell office:value-type="string" office:string-value="jqrxrtdvmj8four4fournmj" table:formula="of:=COM.MICROSOFT.REDUCE([.A833];[NumberText.$A$1]:[NumberText.$A$9];COM.MICROSOFT.LAMBDA(_xlpm.a;_xlpm.b;SUBSTITUTE(_xlpm.a;_xlpm.b;VLOOKUP(_xlpm.b;[NumberText.$A$1:.$B$9];2;FALSE))))" table:number-matrix-columns-spanned="1" table:number-matrix-rows-spanned="1" table:style-name="ce1">
            <text:p>jqrxrtdvmj8four4fournmj</text:p>
          </table:table-cell>
          <table:table-cell office:value-type="string" office:string-value="84" table:formula="of:=COM.MICROSOFT.TEXTJOIN(&quot;&quot;;TRUE;IFERROR(MID([.D833];ROW(INDIRECT(&quot;1:100&quot;));1)+0;&quot;&quot;))" table:number-matrix-columns-spanned="1" table:number-matrix-rows-spanned="1" table:style-name="ce1">
            <text:p>84</text:p>
          </table:table-cell>
          <table:table-cell office:value-type="float" office:value="84" table:formula="of:=LEFT([.E833];1)*10+RIGHT([.E833];1)" table:style-name="ce1">
            <text:p>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gxvglbcqkdsdcsl</text:p>
          </table:table-cell>
          <table:table-cell office:value-type="string" office:string-value="6" table:formula="of:=COM.MICROSOFT.TEXTJOIN(&quot;&quot;;TRUE;IFERROR(MID([.A83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34];1)*10+RIGHT([.B834];1)" table:style-name="ce1">
            <text:p>66</text:p>
          </table:table-cell>
          <table:table-cell office:value-type="string" office:string-value="6gxvglbcqkdsdcsl" table:formula="of:=COM.MICROSOFT.REDUCE([.A834];[NumberText.$A$1]:[NumberText.$A$9];COM.MICROSOFT.LAMBDA(_xlpm.a;_xlpm.b;SUBSTITUTE(_xlpm.a;_xlpm.b;VLOOKUP(_xlpm.b;[NumberText.$A$1:.$B$9];2;FALSE))))" table:number-matrix-columns-spanned="1" table:number-matrix-rows-spanned="1" table:style-name="ce1">
            <text:p>6gxvglbcqkdsdcsl</text:p>
          </table:table-cell>
          <table:table-cell office:value-type="string" office:string-value="6" table:formula="of:=COM.MICROSOFT.TEXTJOIN(&quot;&quot;;TRUE;IFERROR(MID([.D834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834];1)*10+RIGHT([.E834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zjk9ccbmkzmtsf</text:p>
          </table:table-cell>
          <table:table-cell office:value-type="string" office:string-value="9" table:formula="of:=COM.MICROSOFT.TEXTJOIN(&quot;&quot;;TRUE;IFERROR(MID([.A83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835];1)*10+RIGHT([.B835];1)" table:style-name="ce1">
            <text:p>99</text:p>
          </table:table-cell>
          <table:table-cell office:value-type="string" office:string-value="pzjk9ccbmkzmtsf" table:formula="of:=COM.MICROSOFT.REDUCE([.A835];[NumberText.$A$1]:[NumberText.$A$9];COM.MICROSOFT.LAMBDA(_xlpm.a;_xlpm.b;SUBSTITUTE(_xlpm.a;_xlpm.b;VLOOKUP(_xlpm.b;[NumberText.$A$1:.$B$9];2;FALSE))))" table:number-matrix-columns-spanned="1" table:number-matrix-rows-spanned="1" table:style-name="ce1">
            <text:p>pzjk9ccbmkzmtsf</text:p>
          </table:table-cell>
          <table:table-cell office:value-type="string" office:string-value="9" table:formula="of:=COM.MICROSOFT.TEXTJOIN(&quot;&quot;;TRUE;IFERROR(MID([.D83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835];1)*10+RIGHT([.E835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dzpknfhbsixczkrqbpfour76sevensbvltnjccjllng</text:p>
          </table:table-cell>
          <table:table-cell office:value-type="string" office:string-value="76" table:formula="of:=COM.MICROSOFT.TEXTJOIN(&quot;&quot;;TRUE;IFERROR(MID([.A836];ROW(INDIRECT(&quot;1:100&quot;));1)+0;&quot;&quot;))" table:number-matrix-columns-spanned="1" table:number-matrix-rows-spanned="1" table:style-name="ce1">
            <text:p>76</text:p>
          </table:table-cell>
          <table:table-cell office:value-type="float" office:value="76" table:formula="of:=LEFT([.B836];1)*10+RIGHT([.B836];1)" table:style-name="ce1">
            <text:p>76</text:p>
          </table:table-cell>
          <table:table-cell office:value-type="string" office:string-value="qdzpknfhbsix6sixczkrqbpfour4four76seven7sevensbvltnjccjllng" table:formula="of:=COM.MICROSOFT.REDUCE([.A836];[NumberText.$A$1]:[NumberText.$A$9];COM.MICROSOFT.LAMBDA(_xlpm.a;_xlpm.b;SUBSTITUTE(_xlpm.a;_xlpm.b;VLOOKUP(_xlpm.b;[NumberText.$A$1:.$B$9];2;FALSE))))" table:number-matrix-columns-spanned="1" table:number-matrix-rows-spanned="1" table:style-name="ce1">
            <text:p>qdzpknfhbsix6sixczkrqbpfour4four76seven7sevensbvltnjccjllng</text:p>
          </table:table-cell>
          <table:table-cell office:value-type="string" office:string-value="64767" table:formula="of:=COM.MICROSOFT.TEXTJOIN(&quot;&quot;;TRUE;IFERROR(MID([.D836];ROW(INDIRECT(&quot;1:100&quot;));1)+0;&quot;&quot;))" table:number-matrix-columns-spanned="1" table:number-matrix-rows-spanned="1" table:style-name="ce1">
            <text:p>64767</text:p>
          </table:table-cell>
          <table:table-cell office:value-type="float" office:value="67" table:formula="of:=LEFT([.E836];1)*10+RIGHT([.E836];1)" table:style-name="ce1">
            <text:p>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1zrhqxzfivetwo</text:p>
          </table:table-cell>
          <table:table-cell office:value-type="string" office:string-value="1" table:formula="of:=COM.MICROSOFT.TEXTJOIN(&quot;&quot;;TRUE;IFERROR(MID([.A837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837];1)*10+RIGHT([.B837];1)" table:style-name="ce1">
            <text:p>11</text:p>
          </table:table-cell>
          <table:table-cell office:value-type="string" office:string-value="six6six1zrhqxzfive5fivetwo2two" table:formula="of:=COM.MICROSOFT.REDUCE([.A837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1zrhqxzfive5fivetwo2two</text:p>
          </table:table-cell>
          <table:table-cell office:value-type="string" office:string-value="6152" table:formula="of:=COM.MICROSOFT.TEXTJOIN(&quot;&quot;;TRUE;IFERROR(MID([.D837];ROW(INDIRECT(&quot;1:100&quot;));1)+0;&quot;&quot;))" table:number-matrix-columns-spanned="1" table:number-matrix-rows-spanned="1" table:style-name="ce1">
            <text:p>6152</text:p>
          </table:table-cell>
          <table:table-cell office:value-type="float" office:value="62" table:formula="of:=LEFT([.E837];1)*10+RIGHT([.E837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jhmfkvjgxtbgszmpd54jbsscgrninethree</text:p>
          </table:table-cell>
          <table:table-cell office:value-type="string" office:string-value="54" table:formula="of:=COM.MICROSOFT.TEXTJOIN(&quot;&quot;;TRUE;IFERROR(MID([.A838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838];1)*10+RIGHT([.B838];1)" table:style-name="ce1">
            <text:p>54</text:p>
          </table:table-cell>
          <table:table-cell office:value-type="string" office:string-value="xjhmfkvjgxtbgszmpd54jbsscgrnine9ninethree3three" table:formula="of:=COM.MICROSOFT.REDUCE([.A838];[NumberText.$A$1]:[NumberText.$A$9];COM.MICROSOFT.LAMBDA(_xlpm.a;_xlpm.b;SUBSTITUTE(_xlpm.a;_xlpm.b;VLOOKUP(_xlpm.b;[NumberText.$A$1:.$B$9];2;FALSE))))" table:number-matrix-columns-spanned="1" table:number-matrix-rows-spanned="1" table:style-name="ce1">
            <text:p>xjhmfkvjgxtbgszmpd54jbsscgrnine9ninethree3three</text:p>
          </table:table-cell>
          <table:table-cell office:value-type="string" office:string-value="5493" table:formula="of:=COM.MICROSOFT.TEXTJOIN(&quot;&quot;;TRUE;IFERROR(MID([.D838];ROW(INDIRECT(&quot;1:100&quot;));1)+0;&quot;&quot;))" table:number-matrix-columns-spanned="1" table:number-matrix-rows-spanned="1" table:style-name="ce1">
            <text:p>5493</text:p>
          </table:table-cell>
          <table:table-cell office:value-type="float" office:value="53" table:formula="of:=LEFT([.E838];1)*10+RIGHT([.E838];1)" table:style-name="ce1">
            <text:p>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ndbtlq22</text:p>
          </table:table-cell>
          <table:table-cell office:value-type="string" office:string-value="22" table:formula="of:=COM.MICROSOFT.TEXTJOIN(&quot;&quot;;TRUE;IFERROR(MID([.A839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839];1)*10+RIGHT([.B839];1)" table:style-name="ce1">
            <text:p>22</text:p>
          </table:table-cell>
          <table:table-cell office:value-type="string" office:string-value="cndbtlq22" table:formula="of:=COM.MICROSOFT.REDUCE([.A839];[NumberText.$A$1]:[NumberText.$A$9];COM.MICROSOFT.LAMBDA(_xlpm.a;_xlpm.b;SUBSTITUTE(_xlpm.a;_xlpm.b;VLOOKUP(_xlpm.b;[NumberText.$A$1:.$B$9];2;FALSE))))" table:number-matrix-columns-spanned="1" table:number-matrix-rows-spanned="1" table:style-name="ce1">
            <text:p>cndbtlq22</text:p>
          </table:table-cell>
          <table:table-cell office:value-type="string" office:string-value="22" table:formula="of:=COM.MICROSOFT.TEXTJOIN(&quot;&quot;;TRUE;IFERROR(MID([.D839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E839];1)*10+RIGHT([.E83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onesevenzrrv7mhsvjtwokqbfvvrs5</text:p>
          </table:table-cell>
          <table:table-cell office:value-type="string" office:string-value="75" table:formula="of:=COM.MICROSOFT.TEXTJOIN(&quot;&quot;;TRUE;IFERROR(MID([.A840];ROW(INDIRECT(&quot;1:100&quot;));1)+0;&quot;&quot;))" table:number-matrix-columns-spanned="1" table:number-matrix-rows-spanned="1" table:style-name="ce1">
            <text:p>75</text:p>
          </table:table-cell>
          <table:table-cell office:value-type="float" office:value="75" table:formula="of:=LEFT([.B840];1)*10+RIGHT([.B840];1)" table:style-name="ce1">
            <text:p>75</text:p>
          </table:table-cell>
          <table:table-cell office:value-type="string" office:string-value="four4fourone1oneseven7sevenzrrv7mhsvjtwo2twokqbfvvrs5" table:formula="of:=COM.MICROSOFT.REDUCE([.A840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one1oneseven7sevenzrrv7mhsvjtwo2twokqbfvvrs5</text:p>
          </table:table-cell>
          <table:table-cell office:value-type="string" office:string-value="417725" table:formula="of:=COM.MICROSOFT.TEXTJOIN(&quot;&quot;;TRUE;IFERROR(MID([.D840];ROW(INDIRECT(&quot;1:100&quot;));1)+0;&quot;&quot;))" table:number-matrix-columns-spanned="1" table:number-matrix-rows-spanned="1" table:style-name="ce1">
            <text:p>417725</text:p>
          </table:table-cell>
          <table:table-cell office:value-type="float" office:value="45" table:formula="of:=LEFT([.E840];1)*10+RIGHT([.E840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onefive59phkxdbndgch5seven</text:p>
          </table:table-cell>
          <table:table-cell office:value-type="string" office:string-value="595" table:formula="of:=COM.MICROSOFT.TEXTJOIN(&quot;&quot;;TRUE;IFERROR(MID([.A841];ROW(INDIRECT(&quot;1:100&quot;));1)+0;&quot;&quot;))" table:number-matrix-columns-spanned="1" table:number-matrix-rows-spanned="1" table:style-name="ce1">
            <text:p>595</text:p>
          </table:table-cell>
          <table:table-cell office:value-type="float" office:value="55" table:formula="of:=LEFT([.B841];1)*10+RIGHT([.B841];1)" table:style-name="ce1">
            <text:p>55</text:p>
          </table:table-cell>
          <table:table-cell office:value-type="string" office:string-value="two2twoone1onefive5five59phkxdbndgch5seven7seven" table:formula="of:=COM.MICROSOFT.REDUCE([.A841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one1onefive5five59phkxdbndgch5seven7seven</text:p>
          </table:table-cell>
          <table:table-cell office:value-type="string" office:string-value="2155957" table:formula="of:=COM.MICROSOFT.TEXTJOIN(&quot;&quot;;TRUE;IFERROR(MID([.D841];ROW(INDIRECT(&quot;1:100&quot;));1)+0;&quot;&quot;))" table:number-matrix-columns-spanned="1" table:number-matrix-rows-spanned="1" table:style-name="ce1">
            <text:p>2155957</text:p>
          </table:table-cell>
          <table:table-cell office:value-type="float" office:value="27" table:formula="of:=LEFT([.E841];1)*10+RIGHT([.E841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woninethreeckdkd5</text:p>
          </table:table-cell>
          <table:table-cell office:value-type="string" office:string-value="85" table:formula="of:=COM.MICROSOFT.TEXTJOIN(&quot;&quot;;TRUE;IFERROR(MID([.A842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B842];1)*10+RIGHT([.B842];1)" table:style-name="ce1">
            <text:p>85</text:p>
          </table:table-cell>
          <table:table-cell office:value-type="string" office:string-value="8two2twonine9ninethree3threeckdkd5" table:formula="of:=COM.MICROSOFT.REDUCE([.A842];[NumberText.$A$1]:[NumberText.$A$9];COM.MICROSOFT.LAMBDA(_xlpm.a;_xlpm.b;SUBSTITUTE(_xlpm.a;_xlpm.b;VLOOKUP(_xlpm.b;[NumberText.$A$1:.$B$9];2;FALSE))))" table:number-matrix-columns-spanned="1" table:number-matrix-rows-spanned="1" table:style-name="ce1">
            <text:p>8two2twonine9ninethree3threeckdkd5</text:p>
          </table:table-cell>
          <table:table-cell office:value-type="string" office:string-value="82935" table:formula="of:=COM.MICROSOFT.TEXTJOIN(&quot;&quot;;TRUE;IFERROR(MID([.D842];ROW(INDIRECT(&quot;1:100&quot;));1)+0;&quot;&quot;))" table:number-matrix-columns-spanned="1" table:number-matrix-rows-spanned="1" table:style-name="ce1">
            <text:p>82935</text:p>
          </table:table-cell>
          <table:table-cell office:value-type="float" office:value="85" table:formula="of:=LEFT([.E842];1)*10+RIGHT([.E842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four6jfxnfgjvcrszrpsrkhh</text:p>
          </table:table-cell>
          <table:table-cell office:value-type="string" office:string-value="96" table:formula="of:=COM.MICROSOFT.TEXTJOIN(&quot;&quot;;TRUE;IFERROR(MID([.A843];ROW(INDIRECT(&quot;1:100&quot;));1)+0;&quot;&quot;))" table:number-matrix-columns-spanned="1" table:number-matrix-rows-spanned="1" table:style-name="ce1">
            <text:p>96</text:p>
          </table:table-cell>
          <table:table-cell office:value-type="float" office:value="96" table:formula="of:=LEFT([.B843];1)*10+RIGHT([.B843];1)" table:style-name="ce1">
            <text:p>96</text:p>
          </table:table-cell>
          <table:table-cell office:value-type="string" office:string-value="9four4four6jfxnfgjvcrszrpsrkhh" table:formula="of:=COM.MICROSOFT.REDUCE([.A843];[NumberText.$A$1]:[NumberText.$A$9];COM.MICROSOFT.LAMBDA(_xlpm.a;_xlpm.b;SUBSTITUTE(_xlpm.a;_xlpm.b;VLOOKUP(_xlpm.b;[NumberText.$A$1:.$B$9];2;FALSE))))" table:number-matrix-columns-spanned="1" table:number-matrix-rows-spanned="1" table:style-name="ce1">
            <text:p>9four4four6jfxnfgjvcrszrpsrkhh</text:p>
          </table:table-cell>
          <table:table-cell office:value-type="string" office:string-value="946" table:formula="of:=COM.MICROSOFT.TEXTJOIN(&quot;&quot;;TRUE;IFERROR(MID([.D843];ROW(INDIRECT(&quot;1:100&quot;));1)+0;&quot;&quot;))" table:number-matrix-columns-spanned="1" table:number-matrix-rows-spanned="1" table:style-name="ce1">
            <text:p>946</text:p>
          </table:table-cell>
          <table:table-cell office:value-type="float" office:value="96" table:formula="of:=LEFT([.E843];1)*10+RIGHT([.E843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93psn4qdldmfnqsix4</text:p>
          </table:table-cell>
          <table:table-cell office:value-type="string" office:string-value="99344" table:formula="of:=COM.MICROSOFT.TEXTJOIN(&quot;&quot;;TRUE;IFERROR(MID([.A844];ROW(INDIRECT(&quot;1:100&quot;));1)+0;&quot;&quot;))" table:number-matrix-columns-spanned="1" table:number-matrix-rows-spanned="1" table:style-name="ce1">
            <text:p>99344</text:p>
          </table:table-cell>
          <table:table-cell office:value-type="float" office:value="94" table:formula="of:=LEFT([.B844];1)*10+RIGHT([.B844];1)" table:style-name="ce1">
            <text:p>94</text:p>
          </table:table-cell>
          <table:table-cell office:value-type="string" office:string-value="993psn4qdldmfnqsix6six4" table:formula="of:=COM.MICROSOFT.REDUCE([.A844];[NumberText.$A$1]:[NumberText.$A$9];COM.MICROSOFT.LAMBDA(_xlpm.a;_xlpm.b;SUBSTITUTE(_xlpm.a;_xlpm.b;VLOOKUP(_xlpm.b;[NumberText.$A$1:.$B$9];2;FALSE))))" table:number-matrix-columns-spanned="1" table:number-matrix-rows-spanned="1" table:style-name="ce1">
            <text:p>993psn4qdldmfnqsix6six4</text:p>
          </table:table-cell>
          <table:table-cell office:value-type="string" office:string-value="993464" table:formula="of:=COM.MICROSOFT.TEXTJOIN(&quot;&quot;;TRUE;IFERROR(MID([.D844];ROW(INDIRECT(&quot;1:100&quot;));1)+0;&quot;&quot;))" table:number-matrix-columns-spanned="1" table:number-matrix-rows-spanned="1" table:style-name="ce1">
            <text:p>993464</text:p>
          </table:table-cell>
          <table:table-cell office:value-type="float" office:value="94" table:formula="of:=LEFT([.E844];1)*10+RIGHT([.E844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2tzxknj</text:p>
          </table:table-cell>
          <table:table-cell office:value-type="string" office:string-value="42" table:formula="of:=COM.MICROSOFT.TEXTJOIN(&quot;&quot;;TRUE;IFERROR(MID([.A845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B845];1)*10+RIGHT([.B845];1)" table:style-name="ce1">
            <text:p>42</text:p>
          </table:table-cell>
          <table:table-cell office:value-type="string" office:string-value="42tzxknj" table:formula="of:=COM.MICROSOFT.REDUCE([.A845];[NumberText.$A$1]:[NumberText.$A$9];COM.MICROSOFT.LAMBDA(_xlpm.a;_xlpm.b;SUBSTITUTE(_xlpm.a;_xlpm.b;VLOOKUP(_xlpm.b;[NumberText.$A$1:.$B$9];2;FALSE))))" table:number-matrix-columns-spanned="1" table:number-matrix-rows-spanned="1" table:style-name="ce1">
            <text:p>42tzxknj</text:p>
          </table:table-cell>
          <table:table-cell office:value-type="string" office:string-value="42" table:formula="of:=COM.MICROSOFT.TEXTJOIN(&quot;&quot;;TRUE;IFERROR(MID([.D845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E845];1)*10+RIGHT([.E845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vzpl8six</text:p>
          </table:table-cell>
          <table:table-cell office:value-type="string" office:string-value="8" table:formula="of:=COM.MICROSOFT.TEXTJOIN(&quot;&quot;;TRUE;IFERROR(MID([.A846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46];1)*10+RIGHT([.B846];1)" table:style-name="ce1">
            <text:p>88</text:p>
          </table:table-cell>
          <table:table-cell office:value-type="string" office:string-value="vvzpl8six6six" table:formula="of:=COM.MICROSOFT.REDUCE([.A846];[NumberText.$A$1]:[NumberText.$A$9];COM.MICROSOFT.LAMBDA(_xlpm.a;_xlpm.b;SUBSTITUTE(_xlpm.a;_xlpm.b;VLOOKUP(_xlpm.b;[NumberText.$A$1:.$B$9];2;FALSE))))" table:number-matrix-columns-spanned="1" table:number-matrix-rows-spanned="1" table:style-name="ce1">
            <text:p>vvzpl8six6six</text:p>
          </table:table-cell>
          <table:table-cell office:value-type="string" office:string-value="86" table:formula="of:=COM.MICROSOFT.TEXTJOIN(&quot;&quot;;TRUE;IFERROR(MID([.D846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E846];1)*10+RIGHT([.E846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vpchdjxczsvjjqljnmpdeightone2seven</text:p>
          </table:table-cell>
          <table:table-cell office:value-type="string" office:string-value="82" table:formula="of:=COM.MICROSOFT.TEXTJOIN(&quot;&quot;;TRUE;IFERROR(MID([.A847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847];1)*10+RIGHT([.B847];1)" table:style-name="ce1">
            <text:p>82</text:p>
          </table:table-cell>
          <table:table-cell office:value-type="string" office:string-value="8vpchdjxczsvjjqljnmpdeight8eightone1one2seven7seven" table:formula="of:=COM.MICROSOFT.REDUCE([.A847];[NumberText.$A$1]:[NumberText.$A$9];COM.MICROSOFT.LAMBDA(_xlpm.a;_xlpm.b;SUBSTITUTE(_xlpm.a;_xlpm.b;VLOOKUP(_xlpm.b;[NumberText.$A$1:.$B$9];2;FALSE))))" table:number-matrix-columns-spanned="1" table:number-matrix-rows-spanned="1" table:style-name="ce1">
            <text:p>8vpchdjxczsvjjqljnmpdeight8eightone1one2seven7seven</text:p>
          </table:table-cell>
          <table:table-cell office:value-type="string" office:string-value="88127" table:formula="of:=COM.MICROSOFT.TEXTJOIN(&quot;&quot;;TRUE;IFERROR(MID([.D847];ROW(INDIRECT(&quot;1:100&quot;));1)+0;&quot;&quot;))" table:number-matrix-columns-spanned="1" table:number-matrix-rows-spanned="1" table:style-name="ce1">
            <text:p>88127</text:p>
          </table:table-cell>
          <table:table-cell office:value-type="float" office:value="87" table:formula="of:=LEFT([.E847];1)*10+RIGHT([.E847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nine51sixcdb</text:p>
          </table:table-cell>
          <table:table-cell office:value-type="string" office:string-value="51" table:formula="of:=COM.MICROSOFT.TEXTJOIN(&quot;&quot;;TRUE;IFERROR(MID([.A848];ROW(INDIRECT(&quot;1:100&quot;));1)+0;&quot;&quot;))" table:number-matrix-columns-spanned="1" table:number-matrix-rows-spanned="1" table:style-name="ce1">
            <text:p>51</text:p>
          </table:table-cell>
          <table:table-cell office:value-type="float" office:value="51" table:formula="of:=LEFT([.B848];1)*10+RIGHT([.B848];1)" table:style-name="ce1">
            <text:p>51</text:p>
          </table:table-cell>
          <table:table-cell office:value-type="string" office:string-value="five5fivenine9nine51six6sixcdb" table:formula="of:=COM.MICROSOFT.REDUCE([.A848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nine9nine51six6sixcdb</text:p>
          </table:table-cell>
          <table:table-cell office:value-type="string" office:string-value="59516" table:formula="of:=COM.MICROSOFT.TEXTJOIN(&quot;&quot;;TRUE;IFERROR(MID([.D848];ROW(INDIRECT(&quot;1:100&quot;));1)+0;&quot;&quot;))" table:number-matrix-columns-spanned="1" table:number-matrix-rows-spanned="1" table:style-name="ce1">
            <text:p>59516</text:p>
          </table:table-cell>
          <table:table-cell office:value-type="float" office:value="56" table:formula="of:=LEFT([.E848];1)*10+RIGHT([.E848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kkvsone5kjzvqqc</text:p>
          </table:table-cell>
          <table:table-cell office:value-type="string" office:string-value="5" table:formula="of:=COM.MICROSOFT.TEXTJOIN(&quot;&quot;;TRUE;IFERROR(MID([.A849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849];1)*10+RIGHT([.B849];1)" table:style-name="ce1">
            <text:p>55</text:p>
          </table:table-cell>
          <table:table-cell office:value-type="string" office:string-value="dfkkvsone1one5kjzvqqc" table:formula="of:=COM.MICROSOFT.REDUCE([.A849];[NumberText.$A$1]:[NumberText.$A$9];COM.MICROSOFT.LAMBDA(_xlpm.a;_xlpm.b;SUBSTITUTE(_xlpm.a;_xlpm.b;VLOOKUP(_xlpm.b;[NumberText.$A$1:.$B$9];2;FALSE))))" table:number-matrix-columns-spanned="1" table:number-matrix-rows-spanned="1" table:style-name="ce1">
            <text:p>dfkkvsone1one5kjzvqqc</text:p>
          </table:table-cell>
          <table:table-cell office:value-type="string" office:string-value="15" table:formula="of:=COM.MICROSOFT.TEXTJOIN(&quot;&quot;;TRUE;IFERROR(MID([.D849];ROW(INDIRECT(&quot;1:100&quot;));1)+0;&quot;&quot;))" table:number-matrix-columns-spanned="1" table:number-matrix-rows-spanned="1" table:style-name="ce1">
            <text:p>15</text:p>
          </table:table-cell>
          <table:table-cell office:value-type="float" office:value="15" table:formula="of:=LEFT([.E849];1)*10+RIGHT([.E849];1)" table:style-name="ce1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even8pxtrdrkqcqhdklgsixzxtjmtblzzcc</text:p>
          </table:table-cell>
          <table:table-cell office:value-type="string" office:string-value="88" table:formula="of:=COM.MICROSOFT.TEXTJOIN(&quot;&quot;;TRUE;IFERROR(MID([.A850];ROW(INDIRECT(&quot;1:100&quot;));1)+0;&quot;&quot;))" table:number-matrix-columns-spanned="1" table:number-matrix-rows-spanned="1" table:style-name="ce1">
            <text:p>88</text:p>
          </table:table-cell>
          <table:table-cell office:value-type="float" office:value="88" table:formula="of:=LEFT([.B850];1)*10+RIGHT([.B850];1)" table:style-name="ce1">
            <text:p>88</text:p>
          </table:table-cell>
          <table:table-cell office:value-type="string" office:string-value="8seven7seven8pxtrdrkqcqhdklgsix6sixzxtjmtblzzcc" table:formula="of:=COM.MICROSOFT.REDUCE([.A850];[NumberText.$A$1]:[NumberText.$A$9];COM.MICROSOFT.LAMBDA(_xlpm.a;_xlpm.b;SUBSTITUTE(_xlpm.a;_xlpm.b;VLOOKUP(_xlpm.b;[NumberText.$A$1:.$B$9];2;FALSE))))" table:number-matrix-columns-spanned="1" table:number-matrix-rows-spanned="1" table:style-name="ce1">
            <text:p>8seven7seven8pxtrdrkqcqhdklgsix6sixzxtjmtblzzcc</text:p>
          </table:table-cell>
          <table:table-cell office:value-type="string" office:string-value="8786" table:formula="of:=COM.MICROSOFT.TEXTJOIN(&quot;&quot;;TRUE;IFERROR(MID([.D850];ROW(INDIRECT(&quot;1:100&quot;));1)+0;&quot;&quot;))" table:number-matrix-columns-spanned="1" table:number-matrix-rows-spanned="1" table:style-name="ce1">
            <text:p>8786</text:p>
          </table:table-cell>
          <table:table-cell office:value-type="float" office:value="86" table:formula="of:=LEFT([.E850];1)*10+RIGHT([.E850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vzsqnxd9xscsix4rvpsix</text:p>
          </table:table-cell>
          <table:table-cell office:value-type="string" office:string-value="94" table:formula="of:=COM.MICROSOFT.TEXTJOIN(&quot;&quot;;TRUE;IFERROR(MID([.A851];ROW(INDIRECT(&quot;1:100&quot;));1)+0;&quot;&quot;))" table:number-matrix-columns-spanned="1" table:number-matrix-rows-spanned="1" table:style-name="ce1">
            <text:p>94</text:p>
          </table:table-cell>
          <table:table-cell office:value-type="float" office:value="94" table:formula="of:=LEFT([.B851];1)*10+RIGHT([.B851];1)" table:style-name="ce1">
            <text:p>94</text:p>
          </table:table-cell>
          <table:table-cell office:value-type="string" office:string-value="ddvzsqnxd9xscsix6six4rvpsix6six" table:formula="of:=COM.MICROSOFT.REDUCE([.A851];[NumberText.$A$1]:[NumberText.$A$9];COM.MICROSOFT.LAMBDA(_xlpm.a;_xlpm.b;SUBSTITUTE(_xlpm.a;_xlpm.b;VLOOKUP(_xlpm.b;[NumberText.$A$1:.$B$9];2;FALSE))))" table:number-matrix-columns-spanned="1" table:number-matrix-rows-spanned="1" table:style-name="ce1">
            <text:p>ddvzsqnxd9xscsix6six4rvpsix6six</text:p>
          </table:table-cell>
          <table:table-cell office:value-type="string" office:string-value="9646" table:formula="of:=COM.MICROSOFT.TEXTJOIN(&quot;&quot;;TRUE;IFERROR(MID([.D851];ROW(INDIRECT(&quot;1:100&quot;));1)+0;&quot;&quot;))" table:number-matrix-columns-spanned="1" table:number-matrix-rows-spanned="1" table:style-name="ce1">
            <text:p>9646</text:p>
          </table:table-cell>
          <table:table-cell office:value-type="float" office:value="96" table:formula="of:=LEFT([.E851];1)*10+RIGHT([.E851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nsvxf9one88</text:p>
          </table:table-cell>
          <table:table-cell office:value-type="string" office:string-value="75988" table:formula="of:=COM.MICROSOFT.TEXTJOIN(&quot;&quot;;TRUE;IFERROR(MID([.A852];ROW(INDIRECT(&quot;1:100&quot;));1)+0;&quot;&quot;))" table:number-matrix-columns-spanned="1" table:number-matrix-rows-spanned="1" table:style-name="ce1">
            <text:p>75988</text:p>
          </table:table-cell>
          <table:table-cell office:value-type="float" office:value="78" table:formula="of:=LEFT([.B852];1)*10+RIGHT([.B852];1)" table:style-name="ce1">
            <text:p>78</text:p>
          </table:table-cell>
          <table:table-cell office:value-type="string" office:string-value="75nsvxf9one1one88" table:formula="of:=COM.MICROSOFT.REDUCE([.A852];[NumberText.$A$1]:[NumberText.$A$9];COM.MICROSOFT.LAMBDA(_xlpm.a;_xlpm.b;SUBSTITUTE(_xlpm.a;_xlpm.b;VLOOKUP(_xlpm.b;[NumberText.$A$1:.$B$9];2;FALSE))))" table:number-matrix-columns-spanned="1" table:number-matrix-rows-spanned="1" table:style-name="ce1">
            <text:p>75nsvxf9one1one88</text:p>
          </table:table-cell>
          <table:table-cell office:value-type="string" office:string-value="759188" table:formula="of:=COM.MICROSOFT.TEXTJOIN(&quot;&quot;;TRUE;IFERROR(MID([.D852];ROW(INDIRECT(&quot;1:100&quot;));1)+0;&quot;&quot;))" table:number-matrix-columns-spanned="1" table:number-matrix-rows-spanned="1" table:style-name="ce1">
            <text:p>759188</text:p>
          </table:table-cell>
          <table:table-cell office:value-type="float" office:value="78" table:formula="of:=LEFT([.E852];1)*10+RIGHT([.E852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8ninetmmqx2</text:p>
          </table:table-cell>
          <table:table-cell office:value-type="string" office:string-value="382" table:formula="of:=COM.MICROSOFT.TEXTJOIN(&quot;&quot;;TRUE;IFERROR(MID([.A853];ROW(INDIRECT(&quot;1:100&quot;));1)+0;&quot;&quot;))" table:number-matrix-columns-spanned="1" table:number-matrix-rows-spanned="1" table:style-name="ce1">
            <text:p>382</text:p>
          </table:table-cell>
          <table:table-cell office:value-type="float" office:value="32" table:formula="of:=LEFT([.B853];1)*10+RIGHT([.B853];1)" table:style-name="ce1">
            <text:p>32</text:p>
          </table:table-cell>
          <table:table-cell office:value-type="string" office:string-value="38nine9ninetmmqx2" table:formula="of:=COM.MICROSOFT.REDUCE([.A853];[NumberText.$A$1]:[NumberText.$A$9];COM.MICROSOFT.LAMBDA(_xlpm.a;_xlpm.b;SUBSTITUTE(_xlpm.a;_xlpm.b;VLOOKUP(_xlpm.b;[NumberText.$A$1:.$B$9];2;FALSE))))" table:number-matrix-columns-spanned="1" table:number-matrix-rows-spanned="1" table:style-name="ce1">
            <text:p>38nine9ninetmmqx2</text:p>
          </table:table-cell>
          <table:table-cell office:value-type="string" office:string-value="3892" table:formula="of:=COM.MICROSOFT.TEXTJOIN(&quot;&quot;;TRUE;IFERROR(MID([.D853];ROW(INDIRECT(&quot;1:100&quot;));1)+0;&quot;&quot;))" table:number-matrix-columns-spanned="1" table:number-matrix-rows-spanned="1" table:style-name="ce1">
            <text:p>3892</text:p>
          </table:table-cell>
          <table:table-cell office:value-type="float" office:value="32" table:formula="of:=LEFT([.E853];1)*10+RIGHT([.E853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xjqgrdthree2vhpgrcdtqeight</text:p>
          </table:table-cell>
          <table:table-cell office:value-type="string" office:string-value="2" table:formula="of:=COM.MICROSOFT.TEXTJOIN(&quot;&quot;;TRUE;IFERROR(MID([.A85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54];1)*10+RIGHT([.B854];1)" table:style-name="ce1">
            <text:p>22</text:p>
          </table:table-cell>
          <table:table-cell office:value-type="string" office:string-value="sxjqgrdthree3three2vhpgrcdtqeight8eight" table:formula="of:=COM.MICROSOFT.REDUCE([.A854];[NumberText.$A$1]:[NumberText.$A$9];COM.MICROSOFT.LAMBDA(_xlpm.a;_xlpm.b;SUBSTITUTE(_xlpm.a;_xlpm.b;VLOOKUP(_xlpm.b;[NumberText.$A$1:.$B$9];2;FALSE))))" table:number-matrix-columns-spanned="1" table:number-matrix-rows-spanned="1" table:style-name="ce1">
            <text:p>sxjqgrdthree3three2vhpgrcdtqeight8eight</text:p>
          </table:table-cell>
          <table:table-cell office:value-type="string" office:string-value="328" table:formula="of:=COM.MICROSOFT.TEXTJOIN(&quot;&quot;;TRUE;IFERROR(MID([.D854];ROW(INDIRECT(&quot;1:100&quot;));1)+0;&quot;&quot;))" table:number-matrix-columns-spanned="1" table:number-matrix-rows-spanned="1" table:style-name="ce1">
            <text:p>328</text:p>
          </table:table-cell>
          <table:table-cell office:value-type="float" office:value="38" table:formula="of:=LEFT([.E854];1)*10+RIGHT([.E854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kthndjc</text:p>
          </table:table-cell>
          <table:table-cell office:value-type="string" office:string-value="63" table:formula="of:=COM.MICROSOFT.TEXTJOIN(&quot;&quot;;TRUE;IFERROR(MID([.A855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855];1)*10+RIGHT([.B855];1)" table:style-name="ce1">
            <text:p>63</text:p>
          </table:table-cell>
          <table:table-cell office:value-type="string" office:string-value="63kthndjc" table:formula="of:=COM.MICROSOFT.REDUCE([.A855];[NumberText.$A$1]:[NumberText.$A$9];COM.MICROSOFT.LAMBDA(_xlpm.a;_xlpm.b;SUBSTITUTE(_xlpm.a;_xlpm.b;VLOOKUP(_xlpm.b;[NumberText.$A$1:.$B$9];2;FALSE))))" table:number-matrix-columns-spanned="1" table:number-matrix-rows-spanned="1" table:style-name="ce1">
            <text:p>63kthndjc</text:p>
          </table:table-cell>
          <table:table-cell office:value-type="string" office:string-value="63" table:formula="of:=COM.MICROSOFT.TEXTJOIN(&quot;&quot;;TRUE;IFERROR(MID([.D855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E855];1)*10+RIGHT([.E855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gbdkfm56two6fourthree5</text:p>
          </table:table-cell>
          <table:table-cell office:value-type="string" office:string-value="5665" table:formula="of:=COM.MICROSOFT.TEXTJOIN(&quot;&quot;;TRUE;IFERROR(MID([.A856];ROW(INDIRECT(&quot;1:100&quot;));1)+0;&quot;&quot;))" table:number-matrix-columns-spanned="1" table:number-matrix-rows-spanned="1" table:style-name="ce1">
            <text:p>5665</text:p>
          </table:table-cell>
          <table:table-cell office:value-type="float" office:value="55" table:formula="of:=LEFT([.B856];1)*10+RIGHT([.B856];1)" table:style-name="ce1">
            <text:p>55</text:p>
          </table:table-cell>
          <table:table-cell office:value-type="string" office:string-value="qgbdkfm56two2two6four4fourthree3three5" table:formula="of:=COM.MICROSOFT.REDUCE([.A856];[NumberText.$A$1]:[NumberText.$A$9];COM.MICROSOFT.LAMBDA(_xlpm.a;_xlpm.b;SUBSTITUTE(_xlpm.a;_xlpm.b;VLOOKUP(_xlpm.b;[NumberText.$A$1:.$B$9];2;FALSE))))" table:number-matrix-columns-spanned="1" table:number-matrix-rows-spanned="1" table:style-name="ce1">
            <text:p>qgbdkfm56two2two6four4fourthree3three5</text:p>
          </table:table-cell>
          <table:table-cell office:value-type="string" office:string-value="5626435" table:formula="of:=COM.MICROSOFT.TEXTJOIN(&quot;&quot;;TRUE;IFERROR(MID([.D856];ROW(INDIRECT(&quot;1:100&quot;));1)+0;&quot;&quot;))" table:number-matrix-columns-spanned="1" table:number-matrix-rows-spanned="1" table:style-name="ce1">
            <text:p>5626435</text:p>
          </table:table-cell>
          <table:table-cell office:value-type="float" office:value="55" table:formula="of:=LEFT([.E856];1)*10+RIGHT([.E856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ve79</text:p>
          </table:table-cell>
          <table:table-cell office:value-type="string" office:string-value="79" table:formula="of:=COM.MICROSOFT.TEXTJOIN(&quot;&quot;;TRUE;IFERROR(MID([.A857];ROW(INDIRECT(&quot;1:100&quot;));1)+0;&quot;&quot;))" table:number-matrix-columns-spanned="1" table:number-matrix-rows-spanned="1" table:style-name="ce1">
            <text:p>79</text:p>
          </table:table-cell>
          <table:table-cell office:value-type="float" office:value="79" table:formula="of:=LEFT([.B857];1)*10+RIGHT([.B857];1)" table:style-name="ce1">
            <text:p>79</text:p>
          </table:table-cell>
          <table:table-cell office:value-type="string" office:string-value="five5five79" table:formula="of:=COM.MICROSOFT.REDUCE([.A857];[NumberText.$A$1]:[NumberText.$A$9];COM.MICROSOFT.LAMBDA(_xlpm.a;_xlpm.b;SUBSTITUTE(_xlpm.a;_xlpm.b;VLOOKUP(_xlpm.b;[NumberText.$A$1:.$B$9];2;FALSE))))" table:number-matrix-columns-spanned="1" table:number-matrix-rows-spanned="1" table:style-name="ce1">
            <text:p>five5five79</text:p>
          </table:table-cell>
          <table:table-cell office:value-type="string" office:string-value="579" table:formula="of:=COM.MICROSOFT.TEXTJOIN(&quot;&quot;;TRUE;IFERROR(MID([.D857];ROW(INDIRECT(&quot;1:100&quot;));1)+0;&quot;&quot;))" table:number-matrix-columns-spanned="1" table:number-matrix-rows-spanned="1" table:style-name="ce1">
            <text:p>579</text:p>
          </table:table-cell>
          <table:table-cell office:value-type="float" office:value="59" table:formula="of:=LEFT([.E857];1)*10+RIGHT([.E857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b2seven7one7</text:p>
          </table:table-cell>
          <table:table-cell office:value-type="string" office:string-value="277" table:formula="of:=COM.MICROSOFT.TEXTJOIN(&quot;&quot;;TRUE;IFERROR(MID([.A858];ROW(INDIRECT(&quot;1:100&quot;));1)+0;&quot;&quot;))" table:number-matrix-columns-spanned="1" table:number-matrix-rows-spanned="1" table:style-name="ce1">
            <text:p>277</text:p>
          </table:table-cell>
          <table:table-cell office:value-type="float" office:value="27" table:formula="of:=LEFT([.B858];1)*10+RIGHT([.B858];1)" table:style-name="ce1">
            <text:p>27</text:p>
          </table:table-cell>
          <table:table-cell office:value-type="string" office:string-value="jpb2seven7seven7one1one7" table:formula="of:=COM.MICROSOFT.REDUCE([.A858];[NumberText.$A$1]:[NumberText.$A$9];COM.MICROSOFT.LAMBDA(_xlpm.a;_xlpm.b;SUBSTITUTE(_xlpm.a;_xlpm.b;VLOOKUP(_xlpm.b;[NumberText.$A$1:.$B$9];2;FALSE))))" table:number-matrix-columns-spanned="1" table:number-matrix-rows-spanned="1" table:style-name="ce1">
            <text:p>jpb2seven7seven7one1one7</text:p>
          </table:table-cell>
          <table:table-cell office:value-type="string" office:string-value="27717" table:formula="of:=COM.MICROSOFT.TEXTJOIN(&quot;&quot;;TRUE;IFERROR(MID([.D858];ROW(INDIRECT(&quot;1:100&quot;));1)+0;&quot;&quot;))" table:number-matrix-columns-spanned="1" table:number-matrix-rows-spanned="1" table:style-name="ce1">
            <text:p>27717</text:p>
          </table:table-cell>
          <table:table-cell office:value-type="float" office:value="27" table:formula="of:=LEFT([.E858];1)*10+RIGHT([.E858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5sbgbpzkjjkjhsvgksgjvfrsbpbdzgd2</text:p>
          </table:table-cell>
          <table:table-cell office:value-type="string" office:string-value="52" table:formula="of:=COM.MICROSOFT.TEXTJOIN(&quot;&quot;;TRUE;IFERROR(MID([.A859];ROW(INDIRECT(&quot;1:100&quot;));1)+0;&quot;&quot;))" table:number-matrix-columns-spanned="1" table:number-matrix-rows-spanned="1" table:style-name="ce1">
            <text:p>52</text:p>
          </table:table-cell>
          <table:table-cell office:value-type="float" office:value="52" table:formula="of:=LEFT([.B859];1)*10+RIGHT([.B859];1)" table:style-name="ce1">
            <text:p>52</text:p>
          </table:table-cell>
          <table:table-cell office:value-type="string" office:string-value="four4four5sbgbpzkjjkjhsvgksgjvfrsbpbdzgd2" table:formula="of:=COM.MICROSOFT.REDUCE([.A859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5sbgbpzkjjkjhsvgksgjvfrsbpbdzgd2</text:p>
          </table:table-cell>
          <table:table-cell office:value-type="string" office:string-value="452" table:formula="of:=COM.MICROSOFT.TEXTJOIN(&quot;&quot;;TRUE;IFERROR(MID([.D859];ROW(INDIRECT(&quot;1:100&quot;));1)+0;&quot;&quot;))" table:number-matrix-columns-spanned="1" table:number-matrix-rows-spanned="1" table:style-name="ce1">
            <text:p>452</text:p>
          </table:table-cell>
          <table:table-cell office:value-type="float" office:value="42" table:formula="of:=LEFT([.E859];1)*10+RIGHT([.E859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lxpsixninextzlpbn6</text:p>
          </table:table-cell>
          <table:table-cell office:value-type="string" office:string-value="6" table:formula="of:=COM.MICROSOFT.TEXTJOIN(&quot;&quot;;TRUE;IFERROR(MID([.A860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60];1)*10+RIGHT([.B860];1)" table:style-name="ce1">
            <text:p>66</text:p>
          </table:table-cell>
          <table:table-cell office:value-type="string" office:string-value="xlxpsix6sixnine9ninextzlpbn6" table:formula="of:=COM.MICROSOFT.REDUCE([.A860];[NumberText.$A$1]:[NumberText.$A$9];COM.MICROSOFT.LAMBDA(_xlpm.a;_xlpm.b;SUBSTITUTE(_xlpm.a;_xlpm.b;VLOOKUP(_xlpm.b;[NumberText.$A$1:.$B$9];2;FALSE))))" table:number-matrix-columns-spanned="1" table:number-matrix-rows-spanned="1" table:style-name="ce1">
            <text:p>xlxpsix6sixnine9ninextzlpbn6</text:p>
          </table:table-cell>
          <table:table-cell office:value-type="string" office:string-value="696" table:formula="of:=COM.MICROSOFT.TEXTJOIN(&quot;&quot;;TRUE;IFERROR(MID([.D860];ROW(INDIRECT(&quot;1:100&quot;));1)+0;&quot;&quot;))" table:number-matrix-columns-spanned="1" table:number-matrix-rows-spanned="1" table:style-name="ce1">
            <text:p>696</text:p>
          </table:table-cell>
          <table:table-cell office:value-type="float" office:value="66" table:formula="of:=LEFT([.E860];1)*10+RIGHT([.E860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zbvzlflf8twoeight</text:p>
          </table:table-cell>
          <table:table-cell office:value-type="string" office:string-value="8" table:formula="of:=COM.MICROSOFT.TEXTJOIN(&quot;&quot;;TRUE;IFERROR(MID([.A861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861];1)*10+RIGHT([.B861];1)" table:style-name="ce1">
            <text:p>88</text:p>
          </table:table-cell>
          <table:table-cell office:value-type="string" office:string-value="jzbvzlflf8two2twoeight8eight" table:formula="of:=COM.MICROSOFT.REDUCE([.A861];[NumberText.$A$1]:[NumberText.$A$9];COM.MICROSOFT.LAMBDA(_xlpm.a;_xlpm.b;SUBSTITUTE(_xlpm.a;_xlpm.b;VLOOKUP(_xlpm.b;[NumberText.$A$1:.$B$9];2;FALSE))))" table:number-matrix-columns-spanned="1" table:number-matrix-rows-spanned="1" table:style-name="ce1">
            <text:p>jzbvzlflf8two2twoeight8eight</text:p>
          </table:table-cell>
          <table:table-cell office:value-type="string" office:string-value="828" table:formula="of:=COM.MICROSOFT.TEXTJOIN(&quot;&quot;;TRUE;IFERROR(MID([.D861];ROW(INDIRECT(&quot;1:100&quot;));1)+0;&quot;&quot;))" table:number-matrix-columns-spanned="1" table:number-matrix-rows-spanned="1" table:style-name="ce1">
            <text:p>828</text:p>
          </table:table-cell>
          <table:table-cell office:value-type="float" office:value="88" table:formula="of:=LEFT([.E861];1)*10+RIGHT([.E861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vjtr6eightninenjtvt</text:p>
          </table:table-cell>
          <table:table-cell office:value-type="string" office:string-value="46" table:formula="of:=COM.MICROSOFT.TEXTJOIN(&quot;&quot;;TRUE;IFERROR(MID([.A862];ROW(INDIRECT(&quot;1:100&quot;));1)+0;&quot;&quot;))" table:number-matrix-columns-spanned="1" table:number-matrix-rows-spanned="1" table:style-name="ce1">
            <text:p>46</text:p>
          </table:table-cell>
          <table:table-cell office:value-type="float" office:value="46" table:formula="of:=LEFT([.B862];1)*10+RIGHT([.B862];1)" table:style-name="ce1">
            <text:p>46</text:p>
          </table:table-cell>
          <table:table-cell office:value-type="string" office:string-value="4vjtr6eight8eightnine9ninenjtvt" table:formula="of:=COM.MICROSOFT.REDUCE([.A862];[NumberText.$A$1]:[NumberText.$A$9];COM.MICROSOFT.LAMBDA(_xlpm.a;_xlpm.b;SUBSTITUTE(_xlpm.a;_xlpm.b;VLOOKUP(_xlpm.b;[NumberText.$A$1:.$B$9];2;FALSE))))" table:number-matrix-columns-spanned="1" table:number-matrix-rows-spanned="1" table:style-name="ce1">
            <text:p>4vjtr6eight8eightnine9ninenjtvt</text:p>
          </table:table-cell>
          <table:table-cell office:value-type="string" office:string-value="4689" table:formula="of:=COM.MICROSOFT.TEXTJOIN(&quot;&quot;;TRUE;IFERROR(MID([.D862];ROW(INDIRECT(&quot;1:100&quot;));1)+0;&quot;&quot;))" table:number-matrix-columns-spanned="1" table:number-matrix-rows-spanned="1" table:style-name="ce1">
            <text:p>4689</text:p>
          </table:table-cell>
          <table:table-cell office:value-type="float" office:value="49" table:formula="of:=LEFT([.E862];1)*10+RIGHT([.E862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twonine3vmrgkjzkpfoursixtbcktpn</text:p>
          </table:table-cell>
          <table:table-cell office:value-type="string" office:string-value="33" table:formula="of:=COM.MICROSOFT.TEXTJOIN(&quot;&quot;;TRUE;IFERROR(MID([.A863];ROW(INDIRECT(&quot;1:100&quot;));1)+0;&quot;&quot;))" table:number-matrix-columns-spanned="1" table:number-matrix-rows-spanned="1" table:style-name="ce1">
            <text:p>33</text:p>
          </table:table-cell>
          <table:table-cell office:value-type="float" office:value="33" table:formula="of:=LEFT([.B863];1)*10+RIGHT([.B863];1)" table:style-name="ce1">
            <text:p>33</text:p>
          </table:table-cell>
          <table:table-cell office:value-type="string" office:string-value="3two2twonine9nine3vmrgkjzkpfour4foursix6sixtbcktpn" table:formula="of:=COM.MICROSOFT.REDUCE([.A863];[NumberText.$A$1]:[NumberText.$A$9];COM.MICROSOFT.LAMBDA(_xlpm.a;_xlpm.b;SUBSTITUTE(_xlpm.a;_xlpm.b;VLOOKUP(_xlpm.b;[NumberText.$A$1:.$B$9];2;FALSE))))" table:number-matrix-columns-spanned="1" table:number-matrix-rows-spanned="1" table:style-name="ce1">
            <text:p>3two2twonine9nine3vmrgkjzkpfour4foursix6sixtbcktpn</text:p>
          </table:table-cell>
          <table:table-cell office:value-type="string" office:string-value="329346" table:formula="of:=COM.MICROSOFT.TEXTJOIN(&quot;&quot;;TRUE;IFERROR(MID([.D863];ROW(INDIRECT(&quot;1:100&quot;));1)+0;&quot;&quot;))" table:number-matrix-columns-spanned="1" table:number-matrix-rows-spanned="1" table:style-name="ce1">
            <text:p>329346</text:p>
          </table:table-cell>
          <table:table-cell office:value-type="float" office:value="36" table:formula="of:=LEFT([.E863];1)*10+RIGHT([.E863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1fourbfhxlntrqfxxztmj4</text:p>
          </table:table-cell>
          <table:table-cell office:value-type="string" office:string-value="14" table:formula="of:=COM.MICROSOFT.TEXTJOIN(&quot;&quot;;TRUE;IFERROR(MID([.A864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B864];1)*10+RIGHT([.B864];1)" table:style-name="ce1">
            <text:p>14</text:p>
          </table:table-cell>
          <table:table-cell office:value-type="string" office:string-value="six6six1four4fourbfhxlntrqfxxztmj4" table:formula="of:=COM.MICROSOFT.REDUCE([.A864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1four4fourbfhxlntrqfxxztmj4</text:p>
          </table:table-cell>
          <table:table-cell office:value-type="string" office:string-value="6144" table:formula="of:=COM.MICROSOFT.TEXTJOIN(&quot;&quot;;TRUE;IFERROR(MID([.D864];ROW(INDIRECT(&quot;1:100&quot;));1)+0;&quot;&quot;))" table:number-matrix-columns-spanned="1" table:number-matrix-rows-spanned="1" table:style-name="ce1">
            <text:p>6144</text:p>
          </table:table-cell>
          <table:table-cell office:value-type="float" office:value="64" table:formula="of:=LEFT([.E864];1)*10+RIGHT([.E864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rbhfourfour6jspsxkn2eight5four</text:p>
          </table:table-cell>
          <table:table-cell office:value-type="string" office:string-value="625" table:formula="of:=COM.MICROSOFT.TEXTJOIN(&quot;&quot;;TRUE;IFERROR(MID([.A865];ROW(INDIRECT(&quot;1:100&quot;));1)+0;&quot;&quot;))" table:number-matrix-columns-spanned="1" table:number-matrix-rows-spanned="1" table:style-name="ce1">
            <text:p>625</text:p>
          </table:table-cell>
          <table:table-cell office:value-type="float" office:value="65" table:formula="of:=LEFT([.B865];1)*10+RIGHT([.B865];1)" table:style-name="ce1">
            <text:p>65</text:p>
          </table:table-cell>
          <table:table-cell office:value-type="string" office:string-value="jrbhfour4fourfour4four6jspsxkn2eight8eight5four4four" table:formula="of:=COM.MICROSOFT.REDUCE([.A865];[NumberText.$A$1]:[NumberText.$A$9];COM.MICROSOFT.LAMBDA(_xlpm.a;_xlpm.b;SUBSTITUTE(_xlpm.a;_xlpm.b;VLOOKUP(_xlpm.b;[NumberText.$A$1:.$B$9];2;FALSE))))" table:number-matrix-columns-spanned="1" table:number-matrix-rows-spanned="1" table:style-name="ce1">
            <text:p>jrbhfour4fourfour4four6jspsxkn2eight8eight5four4four</text:p>
          </table:table-cell>
          <table:table-cell office:value-type="string" office:string-value="4462854" table:formula="of:=COM.MICROSOFT.TEXTJOIN(&quot;&quot;;TRUE;IFERROR(MID([.D865];ROW(INDIRECT(&quot;1:100&quot;));1)+0;&quot;&quot;))" table:number-matrix-columns-spanned="1" table:number-matrix-rows-spanned="1" table:style-name="ce1">
            <text:p>4462854</text:p>
          </table:table-cell>
          <table:table-cell office:value-type="float" office:value="44" table:formula="of:=LEFT([.E865];1)*10+RIGHT([.E865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cvjmdlnf15cfghpszt9</text:p>
          </table:table-cell>
          <table:table-cell office:value-type="string" office:string-value="159" table:formula="of:=COM.MICROSOFT.TEXTJOIN(&quot;&quot;;TRUE;IFERROR(MID([.A866];ROW(INDIRECT(&quot;1:100&quot;));1)+0;&quot;&quot;))" table:number-matrix-columns-spanned="1" table:number-matrix-rows-spanned="1" table:style-name="ce1">
            <text:p>159</text:p>
          </table:table-cell>
          <table:table-cell office:value-type="float" office:value="19" table:formula="of:=LEFT([.B866];1)*10+RIGHT([.B866];1)" table:style-name="ce1">
            <text:p>19</text:p>
          </table:table-cell>
          <table:table-cell office:value-type="string" office:string-value="pcvjmdlnf15cfghpszt9" table:formula="of:=COM.MICROSOFT.REDUCE([.A866];[NumberText.$A$1]:[NumberText.$A$9];COM.MICROSOFT.LAMBDA(_xlpm.a;_xlpm.b;SUBSTITUTE(_xlpm.a;_xlpm.b;VLOOKUP(_xlpm.b;[NumberText.$A$1:.$B$9];2;FALSE))))" table:number-matrix-columns-spanned="1" table:number-matrix-rows-spanned="1" table:style-name="ce1">
            <text:p>pcvjmdlnf15cfghpszt9</text:p>
          </table:table-cell>
          <table:table-cell office:value-type="string" office:string-value="159" table:formula="of:=COM.MICROSOFT.TEXTJOIN(&quot;&quot;;TRUE;IFERROR(MID([.D866];ROW(INDIRECT(&quot;1:100&quot;));1)+0;&quot;&quot;))" table:number-matrix-columns-spanned="1" table:number-matrix-rows-spanned="1" table:style-name="ce1">
            <text:p>159</text:p>
          </table:table-cell>
          <table:table-cell office:value-type="float" office:value="19" table:formula="of:=LEFT([.E866];1)*10+RIGHT([.E866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lxktgpvvq1sevenone9</text:p>
          </table:table-cell>
          <table:table-cell office:value-type="string" office:string-value="419" table:formula="of:=COM.MICROSOFT.TEXTJOIN(&quot;&quot;;TRUE;IFERROR(MID([.A867];ROW(INDIRECT(&quot;1:100&quot;));1)+0;&quot;&quot;))" table:number-matrix-columns-spanned="1" table:number-matrix-rows-spanned="1" table:style-name="ce1">
            <text:p>419</text:p>
          </table:table-cell>
          <table:table-cell office:value-type="float" office:value="49" table:formula="of:=LEFT([.B867];1)*10+RIGHT([.B867];1)" table:style-name="ce1">
            <text:p>49</text:p>
          </table:table-cell>
          <table:table-cell office:value-type="string" office:string-value="4lxktgpvvq1seven7sevenone1one9" table:formula="of:=COM.MICROSOFT.REDUCE([.A867];[NumberText.$A$1]:[NumberText.$A$9];COM.MICROSOFT.LAMBDA(_xlpm.a;_xlpm.b;SUBSTITUTE(_xlpm.a;_xlpm.b;VLOOKUP(_xlpm.b;[NumberText.$A$1:.$B$9];2;FALSE))))" table:number-matrix-columns-spanned="1" table:number-matrix-rows-spanned="1" table:style-name="ce1">
            <text:p>4lxktgpvvq1seven7sevenone1one9</text:p>
          </table:table-cell>
          <table:table-cell office:value-type="string" office:string-value="41719" table:formula="of:=COM.MICROSOFT.TEXTJOIN(&quot;&quot;;TRUE;IFERROR(MID([.D867];ROW(INDIRECT(&quot;1:100&quot;));1)+0;&quot;&quot;))" table:number-matrix-columns-spanned="1" table:number-matrix-rows-spanned="1" table:style-name="ce1">
            <text:p>41719</text:p>
          </table:table-cell>
          <table:table-cell office:value-type="float" office:value="49" table:formula="of:=LEFT([.E867];1)*10+RIGHT([.E867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sixhllhbxkbd2three</text:p>
          </table:table-cell>
          <table:table-cell office:value-type="string" office:string-value="2" table:formula="of:=COM.MICROSOFT.TEXTJOIN(&quot;&quot;;TRUE;IFERROR(MID([.A868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68];1)*10+RIGHT([.B868];1)" table:style-name="ce1">
            <text:p>22</text:p>
          </table:table-cell>
          <table:table-cell office:value-type="string" office:string-value="two2twosix6sixhllhbxkbd2three3three" table:formula="of:=COM.MICROSOFT.REDUCE([.A868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six6sixhllhbxkbd2three3three</text:p>
          </table:table-cell>
          <table:table-cell office:value-type="string" office:string-value="2623" table:formula="of:=COM.MICROSOFT.TEXTJOIN(&quot;&quot;;TRUE;IFERROR(MID([.D868];ROW(INDIRECT(&quot;1:100&quot;));1)+0;&quot;&quot;))" table:number-matrix-columns-spanned="1" table:number-matrix-rows-spanned="1" table:style-name="ce1">
            <text:p>2623</text:p>
          </table:table-cell>
          <table:table-cell office:value-type="float" office:value="23" table:formula="of:=LEFT([.E868];1)*10+RIGHT([.E868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ightwo3eightvrhseven89onelxvhqxkhm</text:p>
          </table:table-cell>
          <table:table-cell office:value-type="string" office:string-value="389" table:formula="of:=COM.MICROSOFT.TEXTJOIN(&quot;&quot;;TRUE;IFERROR(MID([.A869];ROW(INDIRECT(&quot;1:100&quot;));1)+0;&quot;&quot;))" table:number-matrix-columns-spanned="1" table:number-matrix-rows-spanned="1" table:style-name="ce1">
            <text:p>389</text:p>
          </table:table-cell>
          <table:table-cell office:value-type="float" office:value="39" table:formula="of:=LEFT([.B869];1)*10+RIGHT([.B869];1)" table:style-name="ce1">
            <text:p>39</text:p>
          </table:table-cell>
          <table:table-cell office:value-type="string" office:string-value="veight8eightwo2two3eight8eightvrhseven7seven89one1onelxvhqxkhm" table:formula="of:=COM.MICROSOFT.REDUCE([.A869];[NumberText.$A$1]:[NumberText.$A$9];COM.MICROSOFT.LAMBDA(_xlpm.a;_xlpm.b;SUBSTITUTE(_xlpm.a;_xlpm.b;VLOOKUP(_xlpm.b;[NumberText.$A$1:.$B$9];2;FALSE))))" table:number-matrix-columns-spanned="1" table:number-matrix-rows-spanned="1" table:style-name="ce1">
            <text:p>veight8eightwo2two3eight8eightvrhseven7seven89one1onelxvhqxkhm</text:p>
          </table:table-cell>
          <table:table-cell office:value-type="string" office:string-value="82387891" table:formula="of:=COM.MICROSOFT.TEXTJOIN(&quot;&quot;;TRUE;IFERROR(MID([.D869];ROW(INDIRECT(&quot;1:100&quot;));1)+0;&quot;&quot;))" table:number-matrix-columns-spanned="1" table:number-matrix-rows-spanned="1" table:style-name="ce1">
            <text:p>82387891</text:p>
          </table:table-cell>
          <table:table-cell office:value-type="float" office:value="81" table:formula="of:=LEFT([.E869];1)*10+RIGHT([.E869];1)" table:style-name="ce1">
            <text:p>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ixfkdpcjcgcbgfzlbgblj</text:p>
          </table:table-cell>
          <table:table-cell office:value-type="string" office:string-value="2" table:formula="of:=COM.MICROSOFT.TEXTJOIN(&quot;&quot;;TRUE;IFERROR(MID([.A870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70];1)*10+RIGHT([.B870];1)" table:style-name="ce1">
            <text:p>22</text:p>
          </table:table-cell>
          <table:table-cell office:value-type="string" office:string-value="2six6sixfkdpcjcgcbgfzlbgblj" table:formula="of:=COM.MICROSOFT.REDUCE([.A870];[NumberText.$A$1]:[NumberText.$A$9];COM.MICROSOFT.LAMBDA(_xlpm.a;_xlpm.b;SUBSTITUTE(_xlpm.a;_xlpm.b;VLOOKUP(_xlpm.b;[NumberText.$A$1:.$B$9];2;FALSE))))" table:number-matrix-columns-spanned="1" table:number-matrix-rows-spanned="1" table:style-name="ce1">
            <text:p>2six6sixfkdpcjcgcbgfzlbgblj</text:p>
          </table:table-cell>
          <table:table-cell office:value-type="string" office:string-value="26" table:formula="of:=COM.MICROSOFT.TEXTJOIN(&quot;&quot;;TRUE;IFERROR(MID([.D870];ROW(INDIRECT(&quot;1:100&quot;));1)+0;&quot;&quot;))" table:number-matrix-columns-spanned="1" table:number-matrix-rows-spanned="1" table:style-name="ce1">
            <text:p>26</text:p>
          </table:table-cell>
          <table:table-cell office:value-type="float" office:value="26" table:formula="of:=LEFT([.E870];1)*10+RIGHT([.E870];1)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7jtmdfdjcnine</text:p>
          </table:table-cell>
          <table:table-cell office:value-type="string" office:string-value="457" table:formula="of:=COM.MICROSOFT.TEXTJOIN(&quot;&quot;;TRUE;IFERROR(MID([.A871];ROW(INDIRECT(&quot;1:100&quot;));1)+0;&quot;&quot;))" table:number-matrix-columns-spanned="1" table:number-matrix-rows-spanned="1" table:style-name="ce1">
            <text:p>457</text:p>
          </table:table-cell>
          <table:table-cell office:value-type="float" office:value="47" table:formula="of:=LEFT([.B871];1)*10+RIGHT([.B871];1)" table:style-name="ce1">
            <text:p>47</text:p>
          </table:table-cell>
          <table:table-cell office:value-type="string" office:string-value="457jtmdfdjcnine9nine" table:formula="of:=COM.MICROSOFT.REDUCE([.A871];[NumberText.$A$1]:[NumberText.$A$9];COM.MICROSOFT.LAMBDA(_xlpm.a;_xlpm.b;SUBSTITUTE(_xlpm.a;_xlpm.b;VLOOKUP(_xlpm.b;[NumberText.$A$1:.$B$9];2;FALSE))))" table:number-matrix-columns-spanned="1" table:number-matrix-rows-spanned="1" table:style-name="ce1">
            <text:p>457jtmdfdjcnine9nine</text:p>
          </table:table-cell>
          <table:table-cell office:value-type="string" office:string-value="4579" table:formula="of:=COM.MICROSOFT.TEXTJOIN(&quot;&quot;;TRUE;IFERROR(MID([.D871];ROW(INDIRECT(&quot;1:100&quot;));1)+0;&quot;&quot;))" table:number-matrix-columns-spanned="1" table:number-matrix-rows-spanned="1" table:style-name="ce1">
            <text:p>4579</text:p>
          </table:table-cell>
          <table:table-cell office:value-type="float" office:value="49" table:formula="of:=LEFT([.E871];1)*10+RIGHT([.E871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64</text:p>
          </table:table-cell>
          <table:table-cell office:value-type="string" office:string-value="64" table:formula="of:=COM.MICROSOFT.TEXTJOIN(&quot;&quot;;TRUE;IFERROR(MID([.A872];ROW(INDIRECT(&quot;1:100&quot;));1)+0;&quot;&quot;))" table:number-matrix-columns-spanned="1" table:number-matrix-rows-spanned="1" table:style-name="ce1">
            <text:p>64</text:p>
          </table:table-cell>
          <table:table-cell office:value-type="float" office:value="64" table:formula="of:=LEFT([.B872];1)*10+RIGHT([.B872];1)" table:style-name="ce1">
            <text:p>64</text:p>
          </table:table-cell>
          <table:table-cell office:value-type="string" office:string-value="three3three64" table:formula="of:=COM.MICROSOFT.REDUCE([.A872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64</text:p>
          </table:table-cell>
          <table:table-cell office:value-type="string" office:string-value="364" table:formula="of:=COM.MICROSOFT.TEXTJOIN(&quot;&quot;;TRUE;IFERROR(MID([.D872];ROW(INDIRECT(&quot;1:100&quot;));1)+0;&quot;&quot;))" table:number-matrix-columns-spanned="1" table:number-matrix-rows-spanned="1" table:style-name="ce1">
            <text:p>364</text:p>
          </table:table-cell>
          <table:table-cell office:value-type="float" office:value="34" table:formula="of:=LEFT([.E872];1)*10+RIGHT([.E872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qgjfseven4sevenoneslgeight</text:p>
          </table:table-cell>
          <table:table-cell office:value-type="string" office:string-value="4" table:formula="of:=COM.MICROSOFT.TEXTJOIN(&quot;&quot;;TRUE;IFERROR(MID([.A873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873];1)*10+RIGHT([.B873];1)" table:style-name="ce1">
            <text:p>44</text:p>
          </table:table-cell>
          <table:table-cell office:value-type="string" office:string-value="pqgjfseven7seven4seven7sevenone1oneslgeight8eight" table:formula="of:=COM.MICROSOFT.REDUCE([.A873];[NumberText.$A$1]:[NumberText.$A$9];COM.MICROSOFT.LAMBDA(_xlpm.a;_xlpm.b;SUBSTITUTE(_xlpm.a;_xlpm.b;VLOOKUP(_xlpm.b;[NumberText.$A$1:.$B$9];2;FALSE))))" table:number-matrix-columns-spanned="1" table:number-matrix-rows-spanned="1" table:style-name="ce1">
            <text:p>pqgjfseven7seven4seven7sevenone1oneslgeight8eight</text:p>
          </table:table-cell>
          <table:table-cell office:value-type="string" office:string-value="74718" table:formula="of:=COM.MICROSOFT.TEXTJOIN(&quot;&quot;;TRUE;IFERROR(MID([.D873];ROW(INDIRECT(&quot;1:100&quot;));1)+0;&quot;&quot;))" table:number-matrix-columns-spanned="1" table:number-matrix-rows-spanned="1" table:style-name="ce1">
            <text:p>74718</text:p>
          </table:table-cell>
          <table:table-cell office:value-type="float" office:value="78" table:formula="of:=LEFT([.E873];1)*10+RIGHT([.E873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vcptwo1twonineone</text:p>
          </table:table-cell>
          <table:table-cell office:value-type="string" office:string-value="911" table:formula="of:=COM.MICROSOFT.TEXTJOIN(&quot;&quot;;TRUE;IFERROR(MID([.A874];ROW(INDIRECT(&quot;1:100&quot;));1)+0;&quot;&quot;))" table:number-matrix-columns-spanned="1" table:number-matrix-rows-spanned="1" table:style-name="ce1">
            <text:p>911</text:p>
          </table:table-cell>
          <table:table-cell office:value-type="float" office:value="91" table:formula="of:=LEFT([.B874];1)*10+RIGHT([.B874];1)" table:style-name="ce1">
            <text:p>91</text:p>
          </table:table-cell>
          <table:table-cell office:value-type="string" office:string-value="91vcptwo2two1two2twonine9nineone1one" table:formula="of:=COM.MICROSOFT.REDUCE([.A874];[NumberText.$A$1]:[NumberText.$A$9];COM.MICROSOFT.LAMBDA(_xlpm.a;_xlpm.b;SUBSTITUTE(_xlpm.a;_xlpm.b;VLOOKUP(_xlpm.b;[NumberText.$A$1:.$B$9];2;FALSE))))" table:number-matrix-columns-spanned="1" table:number-matrix-rows-spanned="1" table:style-name="ce1">
            <text:p>91vcptwo2two1two2twonine9nineone1one</text:p>
          </table:table-cell>
          <table:table-cell office:value-type="string" office:string-value="9121291" table:formula="of:=COM.MICROSOFT.TEXTJOIN(&quot;&quot;;TRUE;IFERROR(MID([.D874];ROW(INDIRECT(&quot;1:100&quot;));1)+0;&quot;&quot;))" table:number-matrix-columns-spanned="1" table:number-matrix-rows-spanned="1" table:style-name="ce1">
            <text:p>9121291</text:p>
          </table:table-cell>
          <table:table-cell office:value-type="float" office:value="91" table:formula="of:=LEFT([.E874];1)*10+RIGHT([.E874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63fourzjpdmk1</text:p>
          </table:table-cell>
          <table:table-cell office:value-type="string" office:string-value="631" table:formula="of:=COM.MICROSOFT.TEXTJOIN(&quot;&quot;;TRUE;IFERROR(MID([.A875];ROW(INDIRECT(&quot;1:100&quot;));1)+0;&quot;&quot;))" table:number-matrix-columns-spanned="1" table:number-matrix-rows-spanned="1" table:style-name="ce1">
            <text:p>631</text:p>
          </table:table-cell>
          <table:table-cell office:value-type="float" office:value="61" table:formula="of:=LEFT([.B875];1)*10+RIGHT([.B875];1)" table:style-name="ce1">
            <text:p>61</text:p>
          </table:table-cell>
          <table:table-cell office:value-type="string" office:string-value="seven7seven63four4fourzjpdmk1" table:formula="of:=COM.MICROSOFT.REDUCE([.A875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63four4fourzjpdmk1</text:p>
          </table:table-cell>
          <table:table-cell office:value-type="string" office:string-value="76341" table:formula="of:=COM.MICROSOFT.TEXTJOIN(&quot;&quot;;TRUE;IFERROR(MID([.D875];ROW(INDIRECT(&quot;1:100&quot;));1)+0;&quot;&quot;))" table:number-matrix-columns-spanned="1" table:number-matrix-rows-spanned="1" table:style-name="ce1">
            <text:p>76341</text:p>
          </table:table-cell>
          <table:table-cell office:value-type="float" office:value="71" table:formula="of:=LEFT([.E875];1)*10+RIGHT([.E875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fivetwofrbtm6f9five</text:p>
          </table:table-cell>
          <table:table-cell office:value-type="string" office:string-value="869" table:formula="of:=COM.MICROSOFT.TEXTJOIN(&quot;&quot;;TRUE;IFERROR(MID([.A876];ROW(INDIRECT(&quot;1:100&quot;));1)+0;&quot;&quot;))" table:number-matrix-columns-spanned="1" table:number-matrix-rows-spanned="1" table:style-name="ce1">
            <text:p>869</text:p>
          </table:table-cell>
          <table:table-cell office:value-type="float" office:value="89" table:formula="of:=LEFT([.B876];1)*10+RIGHT([.B876];1)" table:style-name="ce1">
            <text:p>89</text:p>
          </table:table-cell>
          <table:table-cell office:value-type="string" office:string-value="8five5fivetwo2twofrbtm6f9five5five" table:formula="of:=COM.MICROSOFT.REDUCE([.A876];[NumberText.$A$1]:[NumberText.$A$9];COM.MICROSOFT.LAMBDA(_xlpm.a;_xlpm.b;SUBSTITUTE(_xlpm.a;_xlpm.b;VLOOKUP(_xlpm.b;[NumberText.$A$1:.$B$9];2;FALSE))))" table:number-matrix-columns-spanned="1" table:number-matrix-rows-spanned="1" table:style-name="ce1">
            <text:p>8five5fivetwo2twofrbtm6f9five5five</text:p>
          </table:table-cell>
          <table:table-cell office:value-type="string" office:string-value="852695" table:formula="of:=COM.MICROSOFT.TEXTJOIN(&quot;&quot;;TRUE;IFERROR(MID([.D876];ROW(INDIRECT(&quot;1:100&quot;));1)+0;&quot;&quot;))" table:number-matrix-columns-spanned="1" table:number-matrix-rows-spanned="1" table:style-name="ce1">
            <text:p>852695</text:p>
          </table:table-cell>
          <table:table-cell office:value-type="float" office:value="85" table:formula="of:=LEFT([.E876];1)*10+RIGHT([.E876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chrtbctkgpnine65fourbhpqnchhlz6</text:p>
          </table:table-cell>
          <table:table-cell office:value-type="string" office:string-value="656" table:formula="of:=COM.MICROSOFT.TEXTJOIN(&quot;&quot;;TRUE;IFERROR(MID([.A877];ROW(INDIRECT(&quot;1:100&quot;));1)+0;&quot;&quot;))" table:number-matrix-columns-spanned="1" table:number-matrix-rows-spanned="1" table:style-name="ce1">
            <text:p>656</text:p>
          </table:table-cell>
          <table:table-cell office:value-type="float" office:value="66" table:formula="of:=LEFT([.B877];1)*10+RIGHT([.B877];1)" table:style-name="ce1">
            <text:p>66</text:p>
          </table:table-cell>
          <table:table-cell office:value-type="string" office:string-value="seven7sevenchrtbctkgpnine9nine65four4fourbhpqnchhlz6" table:formula="of:=COM.MICROSOFT.REDUCE([.A877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chrtbctkgpnine9nine65four4fourbhpqnchhlz6</text:p>
          </table:table-cell>
          <table:table-cell office:value-type="string" office:string-value="796546" table:formula="of:=COM.MICROSOFT.TEXTJOIN(&quot;&quot;;TRUE;IFERROR(MID([.D877];ROW(INDIRECT(&quot;1:100&quot;));1)+0;&quot;&quot;))" table:number-matrix-columns-spanned="1" table:number-matrix-rows-spanned="1" table:style-name="ce1">
            <text:p>796546</text:p>
          </table:table-cell>
          <table:table-cell office:value-type="float" office:value="76" table:formula="of:=LEFT([.E877];1)*10+RIGHT([.E877];1)" table:style-name="ce1">
            <text:p>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kdqrbtdbj9bt41hklvlrbrcpx</text:p>
          </table:table-cell>
          <table:table-cell office:value-type="string" office:string-value="941" table:formula="of:=COM.MICROSOFT.TEXTJOIN(&quot;&quot;;TRUE;IFERROR(MID([.A878];ROW(INDIRECT(&quot;1:100&quot;));1)+0;&quot;&quot;))" table:number-matrix-columns-spanned="1" table:number-matrix-rows-spanned="1" table:style-name="ce1">
            <text:p>941</text:p>
          </table:table-cell>
          <table:table-cell office:value-type="float" office:value="91" table:formula="of:=LEFT([.B878];1)*10+RIGHT([.B878];1)" table:style-name="ce1">
            <text:p>91</text:p>
          </table:table-cell>
          <table:table-cell office:value-type="string" office:string-value="rkdqrbtdbj9bt41hklvlrbrcpx" table:formula="of:=COM.MICROSOFT.REDUCE([.A878];[NumberText.$A$1]:[NumberText.$A$9];COM.MICROSOFT.LAMBDA(_xlpm.a;_xlpm.b;SUBSTITUTE(_xlpm.a;_xlpm.b;VLOOKUP(_xlpm.b;[NumberText.$A$1:.$B$9];2;FALSE))))" table:number-matrix-columns-spanned="1" table:number-matrix-rows-spanned="1" table:style-name="ce1">
            <text:p>rkdqrbtdbj9bt41hklvlrbrcpx</text:p>
          </table:table-cell>
          <table:table-cell office:value-type="string" office:string-value="941" table:formula="of:=COM.MICROSOFT.TEXTJOIN(&quot;&quot;;TRUE;IFERROR(MID([.D878];ROW(INDIRECT(&quot;1:100&quot;));1)+0;&quot;&quot;))" table:number-matrix-columns-spanned="1" table:number-matrix-rows-spanned="1" table:style-name="ce1">
            <text:p>941</text:p>
          </table:table-cell>
          <table:table-cell office:value-type="float" office:value="91" table:formula="of:=LEFT([.E878];1)*10+RIGHT([.E878];1)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hree1gmdeighteightqbgsevenhljbpzbdtt</text:p>
          </table:table-cell>
          <table:table-cell office:value-type="string" office:string-value="11" table:formula="of:=COM.MICROSOFT.TEXTJOIN(&quot;&quot;;TRUE;IFERROR(MID([.A879];ROW(INDIRECT(&quot;1:100&quot;));1)+0;&quot;&quot;))" table:number-matrix-columns-spanned="1" table:number-matrix-rows-spanned="1" table:style-name="ce1">
            <text:p>11</text:p>
          </table:table-cell>
          <table:table-cell office:value-type="float" office:value="11" table:formula="of:=LEFT([.B879];1)*10+RIGHT([.B879];1)" table:style-name="ce1">
            <text:p>11</text:p>
          </table:table-cell>
          <table:table-cell office:value-type="string" office:string-value="1three3three1gmdeight8eighteight8eightqbgseven7sevenhljbpzbdtt" table:formula="of:=COM.MICROSOFT.REDUCE([.A879];[NumberText.$A$1]:[NumberText.$A$9];COM.MICROSOFT.LAMBDA(_xlpm.a;_xlpm.b;SUBSTITUTE(_xlpm.a;_xlpm.b;VLOOKUP(_xlpm.b;[NumberText.$A$1:.$B$9];2;FALSE))))" table:number-matrix-columns-spanned="1" table:number-matrix-rows-spanned="1" table:style-name="ce1">
            <text:p>1three3three1gmdeight8eighteight8eightqbgseven7sevenhljbpzbdtt</text:p>
          </table:table-cell>
          <table:table-cell office:value-type="string" office:string-value="131887" table:formula="of:=COM.MICROSOFT.TEXTJOIN(&quot;&quot;;TRUE;IFERROR(MID([.D879];ROW(INDIRECT(&quot;1:100&quot;));1)+0;&quot;&quot;))" table:number-matrix-columns-spanned="1" table:number-matrix-rows-spanned="1" table:style-name="ce1">
            <text:p>131887</text:p>
          </table:table-cell>
          <table:table-cell office:value-type="float" office:value="17" table:formula="of:=LEFT([.E879];1)*10+RIGHT([.E879];1)" table:style-name="ce1">
            <text:p>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rkbbkfcznine6nine6</text:p>
          </table:table-cell>
          <table:table-cell office:value-type="string" office:string-value="66" table:formula="of:=COM.MICROSOFT.TEXTJOIN(&quot;&quot;;TRUE;IFERROR(MID([.A880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880];1)*10+RIGHT([.B880];1)" table:style-name="ce1">
            <text:p>66</text:p>
          </table:table-cell>
          <table:table-cell office:value-type="string" office:string-value="srkbbkfcznine9nine6nine9nine6" table:formula="of:=COM.MICROSOFT.REDUCE([.A880];[NumberText.$A$1]:[NumberText.$A$9];COM.MICROSOFT.LAMBDA(_xlpm.a;_xlpm.b;SUBSTITUTE(_xlpm.a;_xlpm.b;VLOOKUP(_xlpm.b;[NumberText.$A$1:.$B$9];2;FALSE))))" table:number-matrix-columns-spanned="1" table:number-matrix-rows-spanned="1" table:style-name="ce1">
            <text:p>srkbbkfcznine9nine6nine9nine6</text:p>
          </table:table-cell>
          <table:table-cell office:value-type="string" office:string-value="9696" table:formula="of:=COM.MICROSOFT.TEXTJOIN(&quot;&quot;;TRUE;IFERROR(MID([.D880];ROW(INDIRECT(&quot;1:100&quot;));1)+0;&quot;&quot;))" table:number-matrix-columns-spanned="1" table:number-matrix-rows-spanned="1" table:style-name="ce1">
            <text:p>9696</text:p>
          </table:table-cell>
          <table:table-cell office:value-type="float" office:value="96" table:formula="of:=LEFT([.E880];1)*10+RIGHT([.E880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kmzbjzsxtgr9drtbdl</text:p>
          </table:table-cell>
          <table:table-cell office:value-type="string" office:string-value="89" table:formula="of:=COM.MICROSOFT.TEXTJOIN(&quot;&quot;;TRUE;IFERROR(MID([.A881];ROW(INDIRECT(&quot;1:100&quot;));1)+0;&quot;&quot;))" table:number-matrix-columns-spanned="1" table:number-matrix-rows-spanned="1" table:style-name="ce1">
            <text:p>89</text:p>
          </table:table-cell>
          <table:table-cell office:value-type="float" office:value="89" table:formula="of:=LEFT([.B881];1)*10+RIGHT([.B881];1)" table:style-name="ce1">
            <text:p>89</text:p>
          </table:table-cell>
          <table:table-cell office:value-type="string" office:string-value="8kmzbjzsxtgr9drtbdl" table:formula="of:=COM.MICROSOFT.REDUCE([.A881];[NumberText.$A$1]:[NumberText.$A$9];COM.MICROSOFT.LAMBDA(_xlpm.a;_xlpm.b;SUBSTITUTE(_xlpm.a;_xlpm.b;VLOOKUP(_xlpm.b;[NumberText.$A$1:.$B$9];2;FALSE))))" table:number-matrix-columns-spanned="1" table:number-matrix-rows-spanned="1" table:style-name="ce1">
            <text:p>8kmzbjzsxtgr9drtbdl</text:p>
          </table:table-cell>
          <table:table-cell office:value-type="string" office:string-value="89" table:formula="of:=COM.MICROSOFT.TEXTJOIN(&quot;&quot;;TRUE;IFERROR(MID([.D881];ROW(INDIRECT(&quot;1:100&quot;));1)+0;&quot;&quot;))" table:number-matrix-columns-spanned="1" table:number-matrix-rows-spanned="1" table:style-name="ce1">
            <text:p>89</text:p>
          </table:table-cell>
          <table:table-cell office:value-type="float" office:value="89" table:formula="of:=LEFT([.E881];1)*10+RIGHT([.E881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six412smjfxscst</text:p>
          </table:table-cell>
          <table:table-cell office:value-type="string" office:string-value="24412" table:formula="of:=COM.MICROSOFT.TEXTJOIN(&quot;&quot;;TRUE;IFERROR(MID([.A882];ROW(INDIRECT(&quot;1:100&quot;));1)+0;&quot;&quot;))" table:number-matrix-columns-spanned="1" table:number-matrix-rows-spanned="1" table:style-name="ce1">
            <text:p>24412</text:p>
          </table:table-cell>
          <table:table-cell office:value-type="float" office:value="22" table:formula="of:=LEFT([.B882];1)*10+RIGHT([.B882];1)" table:style-name="ce1">
            <text:p>22</text:p>
          </table:table-cell>
          <table:table-cell office:value-type="string" office:string-value="24six6six412smjfxscst" table:formula="of:=COM.MICROSOFT.REDUCE([.A882];[NumberText.$A$1]:[NumberText.$A$9];COM.MICROSOFT.LAMBDA(_xlpm.a;_xlpm.b;SUBSTITUTE(_xlpm.a;_xlpm.b;VLOOKUP(_xlpm.b;[NumberText.$A$1:.$B$9];2;FALSE))))" table:number-matrix-columns-spanned="1" table:number-matrix-rows-spanned="1" table:style-name="ce1">
            <text:p>24six6six412smjfxscst</text:p>
          </table:table-cell>
          <table:table-cell office:value-type="string" office:string-value="246412" table:formula="of:=COM.MICROSOFT.TEXTJOIN(&quot;&quot;;TRUE;IFERROR(MID([.D882];ROW(INDIRECT(&quot;1:100&quot;));1)+0;&quot;&quot;))" table:number-matrix-columns-spanned="1" table:number-matrix-rows-spanned="1" table:style-name="ce1">
            <text:p>246412</text:p>
          </table:table-cell>
          <table:table-cell office:value-type="float" office:value="22" table:formula="of:=LEFT([.E882];1)*10+RIGHT([.E882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cktpshfdr5djvrngchrh176</text:p>
          </table:table-cell>
          <table:table-cell office:value-type="string" office:string-value="95176" table:formula="of:=COM.MICROSOFT.TEXTJOIN(&quot;&quot;;TRUE;IFERROR(MID([.A883];ROW(INDIRECT(&quot;1:100&quot;));1)+0;&quot;&quot;))" table:number-matrix-columns-spanned="1" table:number-matrix-rows-spanned="1" table:style-name="ce1">
            <text:p>95176</text:p>
          </table:table-cell>
          <table:table-cell office:value-type="float" office:value="96" table:formula="of:=LEFT([.B883];1)*10+RIGHT([.B883];1)" table:style-name="ce1">
            <text:p>96</text:p>
          </table:table-cell>
          <table:table-cell office:value-type="string" office:string-value="9cktpshfdr5djvrngchrh176" table:formula="of:=COM.MICROSOFT.REDUCE([.A883];[NumberText.$A$1]:[NumberText.$A$9];COM.MICROSOFT.LAMBDA(_xlpm.a;_xlpm.b;SUBSTITUTE(_xlpm.a;_xlpm.b;VLOOKUP(_xlpm.b;[NumberText.$A$1:.$B$9];2;FALSE))))" table:number-matrix-columns-spanned="1" table:number-matrix-rows-spanned="1" table:style-name="ce1">
            <text:p>9cktpshfdr5djvrngchrh176</text:p>
          </table:table-cell>
          <table:table-cell office:value-type="string" office:string-value="95176" table:formula="of:=COM.MICROSOFT.TEXTJOIN(&quot;&quot;;TRUE;IFERROR(MID([.D883];ROW(INDIRECT(&quot;1:100&quot;));1)+0;&quot;&quot;))" table:number-matrix-columns-spanned="1" table:number-matrix-rows-spanned="1" table:style-name="ce1">
            <text:p>95176</text:p>
          </table:table-cell>
          <table:table-cell office:value-type="float" office:value="96" table:formula="of:=LEFT([.E883];1)*10+RIGHT([.E883];1)" table:style-name="ce1">
            <text:p>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mjknvteightmvsdgt8seventhree3mzfk</text:p>
          </table:table-cell>
          <table:table-cell office:value-type="string" office:string-value="283" table:formula="of:=COM.MICROSOFT.TEXTJOIN(&quot;&quot;;TRUE;IFERROR(MID([.A884];ROW(INDIRECT(&quot;1:100&quot;));1)+0;&quot;&quot;))" table:number-matrix-columns-spanned="1" table:number-matrix-rows-spanned="1" table:style-name="ce1">
            <text:p>283</text:p>
          </table:table-cell>
          <table:table-cell office:value-type="float" office:value="23" table:formula="of:=LEFT([.B884];1)*10+RIGHT([.B884];1)" table:style-name="ce1">
            <text:p>23</text:p>
          </table:table-cell>
          <table:table-cell office:value-type="string" office:string-value="2mjknvteight8eightmvsdgt8seven7seventhree3three3mzfk" table:formula="of:=COM.MICROSOFT.REDUCE([.A884];[NumberText.$A$1]:[NumberText.$A$9];COM.MICROSOFT.LAMBDA(_xlpm.a;_xlpm.b;SUBSTITUTE(_xlpm.a;_xlpm.b;VLOOKUP(_xlpm.b;[NumberText.$A$1:.$B$9];2;FALSE))))" table:number-matrix-columns-spanned="1" table:number-matrix-rows-spanned="1" table:style-name="ce1">
            <text:p>2mjknvteight8eightmvsdgt8seven7seventhree3three3mzfk</text:p>
          </table:table-cell>
          <table:table-cell office:value-type="string" office:string-value="288733" table:formula="of:=COM.MICROSOFT.TEXTJOIN(&quot;&quot;;TRUE;IFERROR(MID([.D884];ROW(INDIRECT(&quot;1:100&quot;));1)+0;&quot;&quot;))" table:number-matrix-columns-spanned="1" table:number-matrix-rows-spanned="1" table:style-name="ce1">
            <text:p>288733</text:p>
          </table:table-cell>
          <table:table-cell office:value-type="float" office:value="23" table:formula="of:=LEFT([.E884];1)*10+RIGHT([.E884];1)" table:style-name="ce1">
            <text:p>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hldtk27two</text:p>
          </table:table-cell>
          <table:table-cell office:value-type="string" office:string-value="27" table:formula="of:=COM.MICROSOFT.TEXTJOIN(&quot;&quot;;TRUE;IFERROR(MID([.A885];ROW(INDIRECT(&quot;1:100&quot;));1)+0;&quot;&quot;))" table:number-matrix-columns-spanned="1" table:number-matrix-rows-spanned="1" table:style-name="ce1">
            <text:p>27</text:p>
          </table:table-cell>
          <table:table-cell office:value-type="float" office:value="27" table:formula="of:=LEFT([.B885];1)*10+RIGHT([.B885];1)" table:style-name="ce1">
            <text:p>27</text:p>
          </table:table-cell>
          <table:table-cell office:value-type="string" office:string-value="vhldtk27two2two" table:formula="of:=COM.MICROSOFT.REDUCE([.A885];[NumberText.$A$1]:[NumberText.$A$9];COM.MICROSOFT.LAMBDA(_xlpm.a;_xlpm.b;SUBSTITUTE(_xlpm.a;_xlpm.b;VLOOKUP(_xlpm.b;[NumberText.$A$1:.$B$9];2;FALSE))))" table:number-matrix-columns-spanned="1" table:number-matrix-rows-spanned="1" table:style-name="ce1">
            <text:p>vhldtk27two2two</text:p>
          </table:table-cell>
          <table:table-cell office:value-type="string" office:string-value="272" table:formula="of:=COM.MICROSOFT.TEXTJOIN(&quot;&quot;;TRUE;IFERROR(MID([.D885];ROW(INDIRECT(&quot;1:100&quot;));1)+0;&quot;&quot;))" table:number-matrix-columns-spanned="1" table:number-matrix-rows-spanned="1" table:style-name="ce1">
            <text:p>272</text:p>
          </table:table-cell>
          <table:table-cell office:value-type="float" office:value="22" table:formula="of:=LEFT([.E885];1)*10+RIGHT([.E885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hree2ninepqnine</text:p>
          </table:table-cell>
          <table:table-cell office:value-type="string" office:string-value="62" table:formula="of:=COM.MICROSOFT.TEXTJOIN(&quot;&quot;;TRUE;IFERROR(MID([.A886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B886];1)*10+RIGHT([.B886];1)" table:style-name="ce1">
            <text:p>62</text:p>
          </table:table-cell>
          <table:table-cell office:value-type="string" office:string-value="6three3three2nine9ninepqnine9nine" table:formula="of:=COM.MICROSOFT.REDUCE([.A886];[NumberText.$A$1]:[NumberText.$A$9];COM.MICROSOFT.LAMBDA(_xlpm.a;_xlpm.b;SUBSTITUTE(_xlpm.a;_xlpm.b;VLOOKUP(_xlpm.b;[NumberText.$A$1:.$B$9];2;FALSE))))" table:number-matrix-columns-spanned="1" table:number-matrix-rows-spanned="1" table:style-name="ce1">
            <text:p>6three3three2nine9ninepqnine9nine</text:p>
          </table:table-cell>
          <table:table-cell office:value-type="string" office:string-value="63299" table:formula="of:=COM.MICROSOFT.TEXTJOIN(&quot;&quot;;TRUE;IFERROR(MID([.D886];ROW(INDIRECT(&quot;1:100&quot;));1)+0;&quot;&quot;))" table:number-matrix-columns-spanned="1" table:number-matrix-rows-spanned="1" table:style-name="ce1">
            <text:p>63299</text:p>
          </table:table-cell>
          <table:table-cell office:value-type="float" office:value="69" table:formula="of:=LEFT([.E886];1)*10+RIGHT([.E886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ourzbtqnclrtpsix2six94</text:p>
          </table:table-cell>
          <table:table-cell office:value-type="string" office:string-value="2294" table:formula="of:=COM.MICROSOFT.TEXTJOIN(&quot;&quot;;TRUE;IFERROR(MID([.A887];ROW(INDIRECT(&quot;1:100&quot;));1)+0;&quot;&quot;))" table:number-matrix-columns-spanned="1" table:number-matrix-rows-spanned="1" table:style-name="ce1">
            <text:p>2294</text:p>
          </table:table-cell>
          <table:table-cell office:value-type="float" office:value="24" table:formula="of:=LEFT([.B887];1)*10+RIGHT([.B887];1)" table:style-name="ce1">
            <text:p>24</text:p>
          </table:table-cell>
          <table:table-cell office:value-type="string" office:string-value="2four4fourzbtqnclrtpsix6six2six6six94" table:formula="of:=COM.MICROSOFT.REDUCE([.A887];[NumberText.$A$1]:[NumberText.$A$9];COM.MICROSOFT.LAMBDA(_xlpm.a;_xlpm.b;SUBSTITUTE(_xlpm.a;_xlpm.b;VLOOKUP(_xlpm.b;[NumberText.$A$1:.$B$9];2;FALSE))))" table:number-matrix-columns-spanned="1" table:number-matrix-rows-spanned="1" table:style-name="ce1">
            <text:p>2four4fourzbtqnclrtpsix6six2six6six94</text:p>
          </table:table-cell>
          <table:table-cell office:value-type="string" office:string-value="2462694" table:formula="of:=COM.MICROSOFT.TEXTJOIN(&quot;&quot;;TRUE;IFERROR(MID([.D887];ROW(INDIRECT(&quot;1:100&quot;));1)+0;&quot;&quot;))" table:number-matrix-columns-spanned="1" table:number-matrix-rows-spanned="1" table:style-name="ce1">
            <text:p>2462694</text:p>
          </table:table-cell>
          <table:table-cell office:value-type="float" office:value="24" table:formula="of:=LEFT([.E887];1)*10+RIGHT([.E887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x6five</text:p>
          </table:table-cell>
          <table:table-cell office:value-type="string" office:string-value="6" table:formula="of:=COM.MICROSOFT.TEXTJOIN(&quot;&quot;;TRUE;IFERROR(MID([.A888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888];1)*10+RIGHT([.B888];1)" table:style-name="ce1">
            <text:p>66</text:p>
          </table:table-cell>
          <table:table-cell office:value-type="string" office:string-value="six6six6five5five" table:formula="of:=COM.MICROSOFT.REDUCE([.A888];[NumberText.$A$1]:[NumberText.$A$9];COM.MICROSOFT.LAMBDA(_xlpm.a;_xlpm.b;SUBSTITUTE(_xlpm.a;_xlpm.b;VLOOKUP(_xlpm.b;[NumberText.$A$1:.$B$9];2;FALSE))))" table:number-matrix-columns-spanned="1" table:number-matrix-rows-spanned="1" table:style-name="ce1">
            <text:p>six6six6five5five</text:p>
          </table:table-cell>
          <table:table-cell office:value-type="string" office:string-value="665" table:formula="of:=COM.MICROSOFT.TEXTJOIN(&quot;&quot;;TRUE;IFERROR(MID([.D888];ROW(INDIRECT(&quot;1:100&quot;));1)+0;&quot;&quot;))" table:number-matrix-columns-spanned="1" table:number-matrix-rows-spanned="1" table:style-name="ce1">
            <text:p>665</text:p>
          </table:table-cell>
          <table:table-cell office:value-type="float" office:value="65" table:formula="of:=LEFT([.E888];1)*10+RIGHT([.E888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2eightppzmczmgsixnine</text:p>
          </table:table-cell>
          <table:table-cell office:value-type="string" office:string-value="2" table:formula="of:=COM.MICROSOFT.TEXTJOIN(&quot;&quot;;TRUE;IFERROR(MID([.A889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889];1)*10+RIGHT([.B889];1)" table:style-name="ce1">
            <text:p>22</text:p>
          </table:table-cell>
          <table:table-cell office:value-type="string" office:string-value="one1one2eight8eightppzmczmgsix6sixnine9nine" table:formula="of:=COM.MICROSOFT.REDUCE([.A889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2eight8eightppzmczmgsix6sixnine9nine</text:p>
          </table:table-cell>
          <table:table-cell office:value-type="string" office:string-value="12869" table:formula="of:=COM.MICROSOFT.TEXTJOIN(&quot;&quot;;TRUE;IFERROR(MID([.D889];ROW(INDIRECT(&quot;1:100&quot;));1)+0;&quot;&quot;))" table:number-matrix-columns-spanned="1" table:number-matrix-rows-spanned="1" table:style-name="ce1">
            <text:p>12869</text:p>
          </table:table-cell>
          <table:table-cell office:value-type="float" office:value="19" table:formula="of:=LEFT([.E889];1)*10+RIGHT([.E889];1)" table:style-name="ce1">
            <text:p>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qljk7vchkfcfhkhmbjlkcfour</text:p>
          </table:table-cell>
          <table:table-cell office:value-type="string" office:string-value="157" table:formula="of:=COM.MICROSOFT.TEXTJOIN(&quot;&quot;;TRUE;IFERROR(MID([.A890];ROW(INDIRECT(&quot;1:100&quot;));1)+0;&quot;&quot;))" table:number-matrix-columns-spanned="1" table:number-matrix-rows-spanned="1" table:style-name="ce1">
            <text:p>157</text:p>
          </table:table-cell>
          <table:table-cell office:value-type="float" office:value="17" table:formula="of:=LEFT([.B890];1)*10+RIGHT([.B890];1)" table:style-name="ce1">
            <text:p>17</text:p>
          </table:table-cell>
          <table:table-cell office:value-type="string" office:string-value="15qljk7vchkfcfhkhmbjlkcfour4four" table:formula="of:=COM.MICROSOFT.REDUCE([.A890];[NumberText.$A$1]:[NumberText.$A$9];COM.MICROSOFT.LAMBDA(_xlpm.a;_xlpm.b;SUBSTITUTE(_xlpm.a;_xlpm.b;VLOOKUP(_xlpm.b;[NumberText.$A$1:.$B$9];2;FALSE))))" table:number-matrix-columns-spanned="1" table:number-matrix-rows-spanned="1" table:style-name="ce1">
            <text:p>15qljk7vchkfcfhkhmbjlkcfour4four</text:p>
          </table:table-cell>
          <table:table-cell office:value-type="string" office:string-value="1574" table:formula="of:=COM.MICROSOFT.TEXTJOIN(&quot;&quot;;TRUE;IFERROR(MID([.D890];ROW(INDIRECT(&quot;1:100&quot;));1)+0;&quot;&quot;))" table:number-matrix-columns-spanned="1" table:number-matrix-rows-spanned="1" table:style-name="ce1">
            <text:p>1574</text:p>
          </table:table-cell>
          <table:table-cell office:value-type="float" office:value="14" table:formula="of:=LEFT([.E890];1)*10+RIGHT([.E890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9four</text:p>
          </table:table-cell>
          <table:table-cell office:value-type="string" office:string-value="99" table:formula="of:=COM.MICROSOFT.TEXTJOIN(&quot;&quot;;TRUE;IFERROR(MID([.A891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891];1)*10+RIGHT([.B891];1)" table:style-name="ce1">
            <text:p>99</text:p>
          </table:table-cell>
          <table:table-cell office:value-type="string" office:string-value="99four4four" table:formula="of:=COM.MICROSOFT.REDUCE([.A891];[NumberText.$A$1]:[NumberText.$A$9];COM.MICROSOFT.LAMBDA(_xlpm.a;_xlpm.b;SUBSTITUTE(_xlpm.a;_xlpm.b;VLOOKUP(_xlpm.b;[NumberText.$A$1:.$B$9];2;FALSE))))" table:number-matrix-columns-spanned="1" table:number-matrix-rows-spanned="1" table:style-name="ce1">
            <text:p>99four4four</text:p>
          </table:table-cell>
          <table:table-cell office:value-type="string" office:string-value="994" table:formula="of:=COM.MICROSOFT.TEXTJOIN(&quot;&quot;;TRUE;IFERROR(MID([.D891];ROW(INDIRECT(&quot;1:100&quot;));1)+0;&quot;&quot;))" table:number-matrix-columns-spanned="1" table:number-matrix-rows-spanned="1" table:style-name="ce1">
            <text:p>994</text:p>
          </table:table-cell>
          <table:table-cell office:value-type="float" office:value="94" table:formula="of:=LEFT([.E891];1)*10+RIGHT([.E891];1)" table:style-name="ce1">
            <text:p>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hrgkkbrnczkdt3n</text:p>
          </table:table-cell>
          <table:table-cell office:value-type="string" office:string-value="3" table:formula="of:=COM.MICROSOFT.TEXTJOIN(&quot;&quot;;TRUE;IFERROR(MID([.A892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892];1)*10+RIGHT([.B892];1)" table:style-name="ce1">
            <text:p>33</text:p>
          </table:table-cell>
          <table:table-cell office:value-type="string" office:string-value="dhrgkkbrnczkdt3n" table:formula="of:=COM.MICROSOFT.REDUCE([.A892];[NumberText.$A$1]:[NumberText.$A$9];COM.MICROSOFT.LAMBDA(_xlpm.a;_xlpm.b;SUBSTITUTE(_xlpm.a;_xlpm.b;VLOOKUP(_xlpm.b;[NumberText.$A$1:.$B$9];2;FALSE))))" table:number-matrix-columns-spanned="1" table:number-matrix-rows-spanned="1" table:style-name="ce1">
            <text:p>dhrgkkbrnczkdt3n</text:p>
          </table:table-cell>
          <table:table-cell office:value-type="string" office:string-value="3" table:formula="of:=COM.MICROSOFT.TEXTJOIN(&quot;&quot;;TRUE;IFERROR(MID([.D892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E892];1)*10+RIGHT([.E892];1)" table:style-name="ce1">
            <text:p>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211sevenhnbjbrxtk</text:p>
          </table:table-cell>
          <table:table-cell office:value-type="string" office:string-value="89211" table:formula="of:=COM.MICROSOFT.TEXTJOIN(&quot;&quot;;TRUE;IFERROR(MID([.A893];ROW(INDIRECT(&quot;1:100&quot;));1)+0;&quot;&quot;))" table:number-matrix-columns-spanned="1" table:number-matrix-rows-spanned="1" table:style-name="ce1">
            <text:p>89211</text:p>
          </table:table-cell>
          <table:table-cell office:value-type="float" office:value="81" table:formula="of:=LEFT([.B893];1)*10+RIGHT([.B893];1)" table:style-name="ce1">
            <text:p>81</text:p>
          </table:table-cell>
          <table:table-cell office:value-type="string" office:string-value="89211seven7sevenhnbjbrxtk" table:formula="of:=COM.MICROSOFT.REDUCE([.A893];[NumberText.$A$1]:[NumberText.$A$9];COM.MICROSOFT.LAMBDA(_xlpm.a;_xlpm.b;SUBSTITUTE(_xlpm.a;_xlpm.b;VLOOKUP(_xlpm.b;[NumberText.$A$1:.$B$9];2;FALSE))))" table:number-matrix-columns-spanned="1" table:number-matrix-rows-spanned="1" table:style-name="ce1">
            <text:p>89211seven7sevenhnbjbrxtk</text:p>
          </table:table-cell>
          <table:table-cell office:value-type="string" office:string-value="892117" table:formula="of:=COM.MICROSOFT.TEXTJOIN(&quot;&quot;;TRUE;IFERROR(MID([.D893];ROW(INDIRECT(&quot;1:100&quot;));1)+0;&quot;&quot;))" table:number-matrix-columns-spanned="1" table:number-matrix-rows-spanned="1" table:style-name="ce1">
            <text:p>892117</text:p>
          </table:table-cell>
          <table:table-cell office:value-type="float" office:value="87" table:formula="of:=LEFT([.E893];1)*10+RIGHT([.E893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3rrbpnrknine911nine</text:p>
          </table:table-cell>
          <table:table-cell office:value-type="string" office:string-value="663911" table:formula="of:=COM.MICROSOFT.TEXTJOIN(&quot;&quot;;TRUE;IFERROR(MID([.A894];ROW(INDIRECT(&quot;1:100&quot;));1)+0;&quot;&quot;))" table:number-matrix-columns-spanned="1" table:number-matrix-rows-spanned="1" table:style-name="ce1">
            <text:p>663911</text:p>
          </table:table-cell>
          <table:table-cell office:value-type="float" office:value="61" table:formula="of:=LEFT([.B894];1)*10+RIGHT([.B894];1)" table:style-name="ce1">
            <text:p>61</text:p>
          </table:table-cell>
          <table:table-cell office:value-type="string" office:string-value="663rrbpnrknine9nine911nine9nine" table:formula="of:=COM.MICROSOFT.REDUCE([.A894];[NumberText.$A$1]:[NumberText.$A$9];COM.MICROSOFT.LAMBDA(_xlpm.a;_xlpm.b;SUBSTITUTE(_xlpm.a;_xlpm.b;VLOOKUP(_xlpm.b;[NumberText.$A$1:.$B$9];2;FALSE))))" table:number-matrix-columns-spanned="1" table:number-matrix-rows-spanned="1" table:style-name="ce1">
            <text:p>663rrbpnrknine9nine911nine9nine</text:p>
          </table:table-cell>
          <table:table-cell office:value-type="string" office:string-value="66399119" table:formula="of:=COM.MICROSOFT.TEXTJOIN(&quot;&quot;;TRUE;IFERROR(MID([.D894];ROW(INDIRECT(&quot;1:100&quot;));1)+0;&quot;&quot;))" table:number-matrix-columns-spanned="1" table:number-matrix-rows-spanned="1" table:style-name="ce1">
            <text:p>66399119</text:p>
          </table:table-cell>
          <table:table-cell office:value-type="float" office:value="69" table:formula="of:=LEFT([.E894];1)*10+RIGHT([.E894];1)" table:style-name="ce1">
            <text:p>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ntffsix9</text:p>
          </table:table-cell>
          <table:table-cell office:value-type="string" office:string-value="29" table:formula="of:=COM.MICROSOFT.TEXTJOIN(&quot;&quot;;TRUE;IFERROR(MID([.A895];ROW(INDIRECT(&quot;1:100&quot;));1)+0;&quot;&quot;))" table:number-matrix-columns-spanned="1" table:number-matrix-rows-spanned="1" table:style-name="ce1">
            <text:p>29</text:p>
          </table:table-cell>
          <table:table-cell office:value-type="float" office:value="29" table:formula="of:=LEFT([.B895];1)*10+RIGHT([.B895];1)" table:style-name="ce1">
            <text:p>29</text:p>
          </table:table-cell>
          <table:table-cell office:value-type="string" office:string-value="2ntffsix6six9" table:formula="of:=COM.MICROSOFT.REDUCE([.A895];[NumberText.$A$1]:[NumberText.$A$9];COM.MICROSOFT.LAMBDA(_xlpm.a;_xlpm.b;SUBSTITUTE(_xlpm.a;_xlpm.b;VLOOKUP(_xlpm.b;[NumberText.$A$1:.$B$9];2;FALSE))))" table:number-matrix-columns-spanned="1" table:number-matrix-rows-spanned="1" table:style-name="ce1">
            <text:p>2ntffsix6six9</text:p>
          </table:table-cell>
          <table:table-cell office:value-type="string" office:string-value="269" table:formula="of:=COM.MICROSOFT.TEXTJOIN(&quot;&quot;;TRUE;IFERROR(MID([.D895];ROW(INDIRECT(&quot;1:100&quot;));1)+0;&quot;&quot;))" table:number-matrix-columns-spanned="1" table:number-matrix-rows-spanned="1" table:style-name="ce1">
            <text:p>269</text:p>
          </table:table-cell>
          <table:table-cell office:value-type="float" office:value="29" table:formula="of:=LEFT([.E895];1)*10+RIGHT([.E895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mdpcrvqfoursixqeight</text:p>
          </table:table-cell>
          <table:table-cell office:value-type="string" office:string-value="4" table:formula="of:=COM.MICROSOFT.TEXTJOIN(&quot;&quot;;TRUE;IFERROR(MID([.A896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896];1)*10+RIGHT([.B896];1)" table:style-name="ce1">
            <text:p>44</text:p>
          </table:table-cell>
          <table:table-cell office:value-type="string" office:string-value="4mdpcrvqfour4foursix6sixqeight8eight" table:formula="of:=COM.MICROSOFT.REDUCE([.A896];[NumberText.$A$1]:[NumberText.$A$9];COM.MICROSOFT.LAMBDA(_xlpm.a;_xlpm.b;SUBSTITUTE(_xlpm.a;_xlpm.b;VLOOKUP(_xlpm.b;[NumberText.$A$1:.$B$9];2;FALSE))))" table:number-matrix-columns-spanned="1" table:number-matrix-rows-spanned="1" table:style-name="ce1">
            <text:p>4mdpcrvqfour4foursix6sixqeight8eight</text:p>
          </table:table-cell>
          <table:table-cell office:value-type="string" office:string-value="4468" table:formula="of:=COM.MICROSOFT.TEXTJOIN(&quot;&quot;;TRUE;IFERROR(MID([.D896];ROW(INDIRECT(&quot;1:100&quot;));1)+0;&quot;&quot;))" table:number-matrix-columns-spanned="1" table:number-matrix-rows-spanned="1" table:style-name="ce1">
            <text:p>4468</text:p>
          </table:table-cell>
          <table:table-cell office:value-type="float" office:value="48" table:formula="of:=LEFT([.E896];1)*10+RIGHT([.E896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bjjqkfive3jqnqhvkmtbddrdqxseven</text:p>
          </table:table-cell>
          <table:table-cell office:value-type="string" office:string-value="3" table:formula="of:=COM.MICROSOFT.TEXTJOIN(&quot;&quot;;TRUE;IFERROR(MID([.A897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897];1)*10+RIGHT([.B897];1)" table:style-name="ce1">
            <text:p>33</text:p>
          </table:table-cell>
          <table:table-cell office:value-type="string" office:string-value="jbjjqkfive5five3jqnqhvkmtbddrdqxseven7seven" table:formula="of:=COM.MICROSOFT.REDUCE([.A897];[NumberText.$A$1]:[NumberText.$A$9];COM.MICROSOFT.LAMBDA(_xlpm.a;_xlpm.b;SUBSTITUTE(_xlpm.a;_xlpm.b;VLOOKUP(_xlpm.b;[NumberText.$A$1:.$B$9];2;FALSE))))" table:number-matrix-columns-spanned="1" table:number-matrix-rows-spanned="1" table:style-name="ce1">
            <text:p>jbjjqkfive5five3jqnqhvkmtbddrdqxseven7seven</text:p>
          </table:table-cell>
          <table:table-cell office:value-type="string" office:string-value="537" table:formula="of:=COM.MICROSOFT.TEXTJOIN(&quot;&quot;;TRUE;IFERROR(MID([.D897];ROW(INDIRECT(&quot;1:100&quot;));1)+0;&quot;&quot;))" table:number-matrix-columns-spanned="1" table:number-matrix-rows-spanned="1" table:style-name="ce1">
            <text:p>537</text:p>
          </table:table-cell>
          <table:table-cell office:value-type="float" office:value="57" table:formula="of:=LEFT([.E897];1)*10+RIGHT([.E897];1)" table:style-name="ce1">
            <text:p>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gvrgdsxptwovfkpgdlmlhz34</text:p>
          </table:table-cell>
          <table:table-cell office:value-type="string" office:string-value="234" table:formula="of:=COM.MICROSOFT.TEXTJOIN(&quot;&quot;;TRUE;IFERROR(MID([.A898];ROW(INDIRECT(&quot;1:100&quot;));1)+0;&quot;&quot;))" table:number-matrix-columns-spanned="1" table:number-matrix-rows-spanned="1" table:style-name="ce1">
            <text:p>234</text:p>
          </table:table-cell>
          <table:table-cell office:value-type="float" office:value="24" table:formula="of:=LEFT([.B898];1)*10+RIGHT([.B898];1)" table:style-name="ce1">
            <text:p>24</text:p>
          </table:table-cell>
          <table:table-cell office:value-type="string" office:string-value="2gvrgdsxptwo2twovfkpgdlmlhz34" table:formula="of:=COM.MICROSOFT.REDUCE([.A898];[NumberText.$A$1]:[NumberText.$A$9];COM.MICROSOFT.LAMBDA(_xlpm.a;_xlpm.b;SUBSTITUTE(_xlpm.a;_xlpm.b;VLOOKUP(_xlpm.b;[NumberText.$A$1:.$B$9];2;FALSE))))" table:number-matrix-columns-spanned="1" table:number-matrix-rows-spanned="1" table:style-name="ce1">
            <text:p>2gvrgdsxptwo2twovfkpgdlmlhz34</text:p>
          </table:table-cell>
          <table:table-cell office:value-type="string" office:string-value="2234" table:formula="of:=COM.MICROSOFT.TEXTJOIN(&quot;&quot;;TRUE;IFERROR(MID([.D898];ROW(INDIRECT(&quot;1:100&quot;));1)+0;&quot;&quot;))" table:number-matrix-columns-spanned="1" table:number-matrix-rows-spanned="1" table:style-name="ce1">
            <text:p>2234</text:p>
          </table:table-cell>
          <table:table-cell office:value-type="float" office:value="24" table:formula="of:=LEFT([.E898];1)*10+RIGHT([.E898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qfrx82</text:p>
          </table:table-cell>
          <table:table-cell office:value-type="string" office:string-value="82" table:formula="of:=COM.MICROSOFT.TEXTJOIN(&quot;&quot;;TRUE;IFERROR(MID([.A899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B899];1)*10+RIGHT([.B899];1)" table:style-name="ce1">
            <text:p>82</text:p>
          </table:table-cell>
          <table:table-cell office:value-type="string" office:string-value="rqfrx82" table:formula="of:=COM.MICROSOFT.REDUCE([.A899];[NumberText.$A$1]:[NumberText.$A$9];COM.MICROSOFT.LAMBDA(_xlpm.a;_xlpm.b;SUBSTITUTE(_xlpm.a;_xlpm.b;VLOOKUP(_xlpm.b;[NumberText.$A$1:.$B$9];2;FALSE))))" table:number-matrix-columns-spanned="1" table:number-matrix-rows-spanned="1" table:style-name="ce1">
            <text:p>rqfrx82</text:p>
          </table:table-cell>
          <table:table-cell office:value-type="string" office:string-value="82" table:formula="of:=COM.MICROSOFT.TEXTJOIN(&quot;&quot;;TRUE;IFERROR(MID([.D899];ROW(INDIRECT(&quot;1:100&quot;));1)+0;&quot;&quot;))" table:number-matrix-columns-spanned="1" table:number-matrix-rows-spanned="1" table:style-name="ce1">
            <text:p>82</text:p>
          </table:table-cell>
          <table:table-cell office:value-type="float" office:value="82" table:formula="of:=LEFT([.E899];1)*10+RIGHT([.E899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rzlxeight66eight1five</text:p>
          </table:table-cell>
          <table:table-cell office:value-type="string" office:string-value="661" table:formula="of:=COM.MICROSOFT.TEXTJOIN(&quot;&quot;;TRUE;IFERROR(MID([.A900];ROW(INDIRECT(&quot;1:100&quot;));1)+0;&quot;&quot;))" table:number-matrix-columns-spanned="1" table:number-matrix-rows-spanned="1" table:style-name="ce1">
            <text:p>661</text:p>
          </table:table-cell>
          <table:table-cell office:value-type="float" office:value="61" table:formula="of:=LEFT([.B900];1)*10+RIGHT([.B900];1)" table:style-name="ce1">
            <text:p>61</text:p>
          </table:table-cell>
          <table:table-cell office:value-type="string" office:string-value="two2tworzlxeight8eight66eight8eight1five5five" table:formula="of:=COM.MICROSOFT.REDUCE([.A900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rzlxeight8eight66eight8eight1five5five</text:p>
          </table:table-cell>
          <table:table-cell office:value-type="string" office:string-value="2866815" table:formula="of:=COM.MICROSOFT.TEXTJOIN(&quot;&quot;;TRUE;IFERROR(MID([.D900];ROW(INDIRECT(&quot;1:100&quot;));1)+0;&quot;&quot;))" table:number-matrix-columns-spanned="1" table:number-matrix-rows-spanned="1" table:style-name="ce1">
            <text:p>2866815</text:p>
          </table:table-cell>
          <table:table-cell office:value-type="float" office:value="25" table:formula="of:=LEFT([.E900];1)*10+RIGHT([.E900];1)" table:style-name="ce1">
            <text:p>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1jgknfftttjbjz</text:p>
          </table:table-cell>
          <table:table-cell office:value-type="string" office:string-value="1" table:formula="of:=COM.MICROSOFT.TEXTJOIN(&quot;&quot;;TRUE;IFERROR(MID([.A90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901];1)*10+RIGHT([.B901];1)" table:style-name="ce1">
            <text:p>11</text:p>
          </table:table-cell>
          <table:table-cell office:value-type="string" office:string-value="md1jgknfftttjbjz" table:formula="of:=COM.MICROSOFT.REDUCE([.A901];[NumberText.$A$1]:[NumberText.$A$9];COM.MICROSOFT.LAMBDA(_xlpm.a;_xlpm.b;SUBSTITUTE(_xlpm.a;_xlpm.b;VLOOKUP(_xlpm.b;[NumberText.$A$1:.$B$9];2;FALSE))))" table:number-matrix-columns-spanned="1" table:number-matrix-rows-spanned="1" table:style-name="ce1">
            <text:p>md1jgknfftttjbjz</text:p>
          </table:table-cell>
          <table:table-cell office:value-type="string" office:string-value="1" table:formula="of:=COM.MICROSOFT.TEXTJOIN(&quot;&quot;;TRUE;IFERROR(MID([.D901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E901];1)*10+RIGHT([.E901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ctqctkone37cmpbslgpzh3</text:p>
          </table:table-cell>
          <table:table-cell office:value-type="string" office:string-value="373" table:formula="of:=COM.MICROSOFT.TEXTJOIN(&quot;&quot;;TRUE;IFERROR(MID([.A902];ROW(INDIRECT(&quot;1:100&quot;));1)+0;&quot;&quot;))" table:number-matrix-columns-spanned="1" table:number-matrix-rows-spanned="1" table:style-name="ce1">
            <text:p>373</text:p>
          </table:table-cell>
          <table:table-cell office:value-type="float" office:value="33" table:formula="of:=LEFT([.B902];1)*10+RIGHT([.B902];1)" table:style-name="ce1">
            <text:p>33</text:p>
          </table:table-cell>
          <table:table-cell office:value-type="string" office:string-value="tctqctkone1one37cmpbslgpzh3" table:formula="of:=COM.MICROSOFT.REDUCE([.A902];[NumberText.$A$1]:[NumberText.$A$9];COM.MICROSOFT.LAMBDA(_xlpm.a;_xlpm.b;SUBSTITUTE(_xlpm.a;_xlpm.b;VLOOKUP(_xlpm.b;[NumberText.$A$1:.$B$9];2;FALSE))))" table:number-matrix-columns-spanned="1" table:number-matrix-rows-spanned="1" table:style-name="ce1">
            <text:p>tctqctkone1one37cmpbslgpzh3</text:p>
          </table:table-cell>
          <table:table-cell office:value-type="string" office:string-value="1373" table:formula="of:=COM.MICROSOFT.TEXTJOIN(&quot;&quot;;TRUE;IFERROR(MID([.D902];ROW(INDIRECT(&quot;1:100&quot;));1)+0;&quot;&quot;))" table:number-matrix-columns-spanned="1" table:number-matrix-rows-spanned="1" table:style-name="ce1">
            <text:p>1373</text:p>
          </table:table-cell>
          <table:table-cell office:value-type="float" office:value="13" table:formula="of:=LEFT([.E902];1)*10+RIGHT([.E902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sixsixfpxg</text:p>
          </table:table-cell>
          <table:table-cell office:value-type="string" office:string-value="3" table:formula="of:=COM.MICROSOFT.TEXTJOIN(&quot;&quot;;TRUE;IFERROR(MID([.A903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903];1)*10+RIGHT([.B903];1)" table:style-name="ce1">
            <text:p>33</text:p>
          </table:table-cell>
          <table:table-cell office:value-type="string" office:string-value="3six6sixsix6sixfpxg" table:formula="of:=COM.MICROSOFT.REDUCE([.A903];[NumberText.$A$1]:[NumberText.$A$9];COM.MICROSOFT.LAMBDA(_xlpm.a;_xlpm.b;SUBSTITUTE(_xlpm.a;_xlpm.b;VLOOKUP(_xlpm.b;[NumberText.$A$1:.$B$9];2;FALSE))))" table:number-matrix-columns-spanned="1" table:number-matrix-rows-spanned="1" table:style-name="ce1">
            <text:p>3six6sixsix6sixfpxg</text:p>
          </table:table-cell>
          <table:table-cell office:value-type="string" office:string-value="366" table:formula="of:=COM.MICROSOFT.TEXTJOIN(&quot;&quot;;TRUE;IFERROR(MID([.D903];ROW(INDIRECT(&quot;1:100&quot;));1)+0;&quot;&quot;))" table:number-matrix-columns-spanned="1" table:number-matrix-rows-spanned="1" table:style-name="ce1">
            <text:p>366</text:p>
          </table:table-cell>
          <table:table-cell office:value-type="float" office:value="36" table:formula="of:=LEFT([.E903];1)*10+RIGHT([.E903];1)" table:style-name="ce1">
            <text:p>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6bld42brzxr</text:p>
          </table:table-cell>
          <table:table-cell office:value-type="string" office:string-value="642" table:formula="of:=COM.MICROSOFT.TEXTJOIN(&quot;&quot;;TRUE;IFERROR(MID([.A904];ROW(INDIRECT(&quot;1:100&quot;));1)+0;&quot;&quot;))" table:number-matrix-columns-spanned="1" table:number-matrix-rows-spanned="1" table:style-name="ce1">
            <text:p>642</text:p>
          </table:table-cell>
          <table:table-cell office:value-type="float" office:value="62" table:formula="of:=LEFT([.B904];1)*10+RIGHT([.B904];1)" table:style-name="ce1">
            <text:p>62</text:p>
          </table:table-cell>
          <table:table-cell office:value-type="string" office:string-value="seven7seven6bld42brzxr" table:formula="of:=COM.MICROSOFT.REDUCE([.A904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6bld42brzxr</text:p>
          </table:table-cell>
          <table:table-cell office:value-type="string" office:string-value="7642" table:formula="of:=COM.MICROSOFT.TEXTJOIN(&quot;&quot;;TRUE;IFERROR(MID([.D904];ROW(INDIRECT(&quot;1:100&quot;));1)+0;&quot;&quot;))" table:number-matrix-columns-spanned="1" table:number-matrix-rows-spanned="1" table:style-name="ce1">
            <text:p>7642</text:p>
          </table:table-cell>
          <table:table-cell office:value-type="float" office:value="72" table:formula="of:=LEFT([.E904];1)*10+RIGHT([.E904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wo4seven9zpgb5</text:p>
          </table:table-cell>
          <table:table-cell office:value-type="string" office:string-value="6495" table:formula="of:=COM.MICROSOFT.TEXTJOIN(&quot;&quot;;TRUE;IFERROR(MID([.A905];ROW(INDIRECT(&quot;1:100&quot;));1)+0;&quot;&quot;))" table:number-matrix-columns-spanned="1" table:number-matrix-rows-spanned="1" table:style-name="ce1">
            <text:p>6495</text:p>
          </table:table-cell>
          <table:table-cell office:value-type="float" office:value="65" table:formula="of:=LEFT([.B905];1)*10+RIGHT([.B905];1)" table:style-name="ce1">
            <text:p>65</text:p>
          </table:table-cell>
          <table:table-cell office:value-type="string" office:string-value="6two2two4seven7seven9zpgb5" table:formula="of:=COM.MICROSOFT.REDUCE([.A905];[NumberText.$A$1]:[NumberText.$A$9];COM.MICROSOFT.LAMBDA(_xlpm.a;_xlpm.b;SUBSTITUTE(_xlpm.a;_xlpm.b;VLOOKUP(_xlpm.b;[NumberText.$A$1:.$B$9];2;FALSE))))" table:number-matrix-columns-spanned="1" table:number-matrix-rows-spanned="1" table:style-name="ce1">
            <text:p>6two2two4seven7seven9zpgb5</text:p>
          </table:table-cell>
          <table:table-cell office:value-type="string" office:string-value="624795" table:formula="of:=COM.MICROSOFT.TEXTJOIN(&quot;&quot;;TRUE;IFERROR(MID([.D905];ROW(INDIRECT(&quot;1:100&quot;));1)+0;&quot;&quot;))" table:number-matrix-columns-spanned="1" table:number-matrix-rows-spanned="1" table:style-name="ce1">
            <text:p>624795</text:p>
          </table:table-cell>
          <table:table-cell office:value-type="float" office:value="65" table:formula="of:=LEFT([.E905];1)*10+RIGHT([.E905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13</text:p>
          </table:table-cell>
          <table:table-cell office:value-type="string" office:string-value="13" table:formula="of:=COM.MICROSOFT.TEXTJOIN(&quot;&quot;;TRUE;IFERROR(MID([.A906];ROW(INDIRECT(&quot;1:100&quot;));1)+0;&quot;&quot;))" table:number-matrix-columns-spanned="1" table:number-matrix-rows-spanned="1" table:style-name="ce1">
            <text:p>13</text:p>
          </table:table-cell>
          <table:table-cell office:value-type="float" office:value="13" table:formula="of:=LEFT([.B906];1)*10+RIGHT([.B906];1)" table:style-name="ce1">
            <text:p>13</text:p>
          </table:table-cell>
          <table:table-cell office:value-type="string" office:string-value="nine9nine13" table:formula="of:=COM.MICROSOFT.REDUCE([.A906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13</text:p>
          </table:table-cell>
          <table:table-cell office:value-type="string" office:string-value="913" table:formula="of:=COM.MICROSOFT.TEXTJOIN(&quot;&quot;;TRUE;IFERROR(MID([.D906];ROW(INDIRECT(&quot;1:100&quot;));1)+0;&quot;&quot;))" table:number-matrix-columns-spanned="1" table:number-matrix-rows-spanned="1" table:style-name="ce1">
            <text:p>913</text:p>
          </table:table-cell>
          <table:table-cell office:value-type="float" office:value="93" table:formula="of:=LEFT([.E906];1)*10+RIGHT([.E906];1)" table:style-name="ce1">
            <text:p>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68</text:p>
          </table:table-cell>
          <table:table-cell office:value-type="string" office:string-value="68" table:formula="of:=COM.MICROSOFT.TEXTJOIN(&quot;&quot;;TRUE;IFERROR(MID([.A907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B907];1)*10+RIGHT([.B907];1)" table:style-name="ce1">
            <text:p>68</text:p>
          </table:table-cell>
          <table:table-cell office:value-type="string" office:string-value="d68" table:formula="of:=COM.MICROSOFT.REDUCE([.A907];[NumberText.$A$1]:[NumberText.$A$9];COM.MICROSOFT.LAMBDA(_xlpm.a;_xlpm.b;SUBSTITUTE(_xlpm.a;_xlpm.b;VLOOKUP(_xlpm.b;[NumberText.$A$1:.$B$9];2;FALSE))))" table:number-matrix-columns-spanned="1" table:number-matrix-rows-spanned="1" table:style-name="ce1">
            <text:p>d68</text:p>
          </table:table-cell>
          <table:table-cell office:value-type="string" office:string-value="68" table:formula="of:=COM.MICROSOFT.TEXTJOIN(&quot;&quot;;TRUE;IFERROR(MID([.D907];ROW(INDIRECT(&quot;1:100&quot;));1)+0;&quot;&quot;))" table:number-matrix-columns-spanned="1" table:number-matrix-rows-spanned="1" table:style-name="ce1">
            <text:p>68</text:p>
          </table:table-cell>
          <table:table-cell office:value-type="float" office:value="68" table:formula="of:=LEFT([.E907];1)*10+RIGHT([.E907];1)" table:style-name="ce1">
            <text:p>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lxvsgksbbtwo52eight3three8</text:p>
          </table:table-cell>
          <table:table-cell office:value-type="string" office:string-value="35238" table:formula="of:=COM.MICROSOFT.TEXTJOIN(&quot;&quot;;TRUE;IFERROR(MID([.A908];ROW(INDIRECT(&quot;1:100&quot;));1)+0;&quot;&quot;))" table:number-matrix-columns-spanned="1" table:number-matrix-rows-spanned="1" table:style-name="ce1">
            <text:p>35238</text:p>
          </table:table-cell>
          <table:table-cell office:value-type="float" office:value="38" table:formula="of:=LEFT([.B908];1)*10+RIGHT([.B908];1)" table:style-name="ce1">
            <text:p>38</text:p>
          </table:table-cell>
          <table:table-cell office:value-type="string" office:string-value="3lxvsgksbbtwo2two52eight8eight3three3three8" table:formula="of:=COM.MICROSOFT.REDUCE([.A908];[NumberText.$A$1]:[NumberText.$A$9];COM.MICROSOFT.LAMBDA(_xlpm.a;_xlpm.b;SUBSTITUTE(_xlpm.a;_xlpm.b;VLOOKUP(_xlpm.b;[NumberText.$A$1:.$B$9];2;FALSE))))" table:number-matrix-columns-spanned="1" table:number-matrix-rows-spanned="1" table:style-name="ce1">
            <text:p>3lxvsgksbbtwo2two52eight8eight3three3three8</text:p>
          </table:table-cell>
          <table:table-cell office:value-type="string" office:string-value="32528338" table:formula="of:=COM.MICROSOFT.TEXTJOIN(&quot;&quot;;TRUE;IFERROR(MID([.D908];ROW(INDIRECT(&quot;1:100&quot;));1)+0;&quot;&quot;))" table:number-matrix-columns-spanned="1" table:number-matrix-rows-spanned="1" table:style-name="ce1">
            <text:p>32528338</text:p>
          </table:table-cell>
          <table:table-cell office:value-type="float" office:value="38" table:formula="of:=LEFT([.E908];1)*10+RIGHT([.E908];1)" table:style-name="ce1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ltlnlzc8</text:p>
          </table:table-cell>
          <table:table-cell office:value-type="string" office:string-value="8" table:formula="of:=COM.MICROSOFT.TEXTJOIN(&quot;&quot;;TRUE;IFERROR(MID([.A909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909];1)*10+RIGHT([.B909];1)" table:style-name="ce1">
            <text:p>88</text:p>
          </table:table-cell>
          <table:table-cell office:value-type="string" office:string-value="bpltlnlzc8" table:formula="of:=COM.MICROSOFT.REDUCE([.A909];[NumberText.$A$1]:[NumberText.$A$9];COM.MICROSOFT.LAMBDA(_xlpm.a;_xlpm.b;SUBSTITUTE(_xlpm.a;_xlpm.b;VLOOKUP(_xlpm.b;[NumberText.$A$1:.$B$9];2;FALSE))))" table:number-matrix-columns-spanned="1" table:number-matrix-rows-spanned="1" table:style-name="ce1">
            <text:p>bpltlnlzc8</text:p>
          </table:table-cell>
          <table:table-cell office:value-type="string" office:string-value="8" table:formula="of:=COM.MICROSOFT.TEXTJOIN(&quot;&quot;;TRUE;IFERROR(MID([.D909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E909];1)*10+RIGHT([.E909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2five1threedmkg</text:p>
          </table:table-cell>
          <table:table-cell office:value-type="string" office:string-value="21" table:formula="of:=COM.MICROSOFT.TEXTJOIN(&quot;&quot;;TRUE;IFERROR(MID([.A910];ROW(INDIRECT(&quot;1:100&quot;));1)+0;&quot;&quot;))" table:number-matrix-columns-spanned="1" table:number-matrix-rows-spanned="1" table:style-name="ce1">
            <text:p>21</text:p>
          </table:table-cell>
          <table:table-cell office:value-type="float" office:value="21" table:formula="of:=LEFT([.B910];1)*10+RIGHT([.B910];1)" table:style-name="ce1">
            <text:p>21</text:p>
          </table:table-cell>
          <table:table-cell office:value-type="string" office:string-value="seven7seven2five5five1three3threedmkg" table:formula="of:=COM.MICROSOFT.REDUCE([.A910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2five5five1three3threedmkg</text:p>
          </table:table-cell>
          <table:table-cell office:value-type="string" office:string-value="72513" table:formula="of:=COM.MICROSOFT.TEXTJOIN(&quot;&quot;;TRUE;IFERROR(MID([.D910];ROW(INDIRECT(&quot;1:100&quot;));1)+0;&quot;&quot;))" table:number-matrix-columns-spanned="1" table:number-matrix-rows-spanned="1" table:style-name="ce1">
            <text:p>72513</text:p>
          </table:table-cell>
          <table:table-cell office:value-type="float" office:value="73" table:formula="of:=LEFT([.E910];1)*10+RIGHT([.E910];1)" table:style-name="ce1">
            <text:p>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pkvhlkhknhjpq9tgpmnndgtlqjx1vkdkvtqhtwodrbr</text:p>
          </table:table-cell>
          <table:table-cell office:value-type="string" office:string-value="91" table:formula="of:=COM.MICROSOFT.TEXTJOIN(&quot;&quot;;TRUE;IFERROR(MID([.A911];ROW(INDIRECT(&quot;1:100&quot;));1)+0;&quot;&quot;))" table:number-matrix-columns-spanned="1" table:number-matrix-rows-spanned="1" table:style-name="ce1">
            <text:p>91</text:p>
          </table:table-cell>
          <table:table-cell office:value-type="float" office:value="91" table:formula="of:=LEFT([.B911];1)*10+RIGHT([.B911];1)" table:style-name="ce1">
            <text:p>91</text:p>
          </table:table-cell>
          <table:table-cell office:value-type="string" office:string-value="hpkvhlkhknhjpq9tgpmnndgtlqjx1vkdkvtqhtwo2twodrbr" table:formula="of:=COM.MICROSOFT.REDUCE([.A911];[NumberText.$A$1]:[NumberText.$A$9];COM.MICROSOFT.LAMBDA(_xlpm.a;_xlpm.b;SUBSTITUTE(_xlpm.a;_xlpm.b;VLOOKUP(_xlpm.b;[NumberText.$A$1:.$B$9];2;FALSE))))" table:number-matrix-columns-spanned="1" table:number-matrix-rows-spanned="1" table:style-name="ce1">
            <text:p>hpkvhlkhknhjpq9tgpmnndgtlqjx1vkdkvtqhtwo2twodrbr</text:p>
          </table:table-cell>
          <table:table-cell office:value-type="string" office:string-value="912" table:formula="of:=COM.MICROSOFT.TEXTJOIN(&quot;&quot;;TRUE;IFERROR(MID([.D911];ROW(INDIRECT(&quot;1:100&quot;));1)+0;&quot;&quot;))" table:number-matrix-columns-spanned="1" table:number-matrix-rows-spanned="1" table:style-name="ce1">
            <text:p>912</text:p>
          </table:table-cell>
          <table:table-cell office:value-type="float" office:value="92" table:formula="of:=LEFT([.E911];1)*10+RIGHT([.E911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fivesxgpxhdvts7four5</text:p>
          </table:table-cell>
          <table:table-cell office:value-type="string" office:string-value="75" table:formula="of:=COM.MICROSOFT.TEXTJOIN(&quot;&quot;;TRUE;IFERROR(MID([.A912];ROW(INDIRECT(&quot;1:100&quot;));1)+0;&quot;&quot;))" table:number-matrix-columns-spanned="1" table:number-matrix-rows-spanned="1" table:style-name="ce1">
            <text:p>75</text:p>
          </table:table-cell>
          <table:table-cell office:value-type="float" office:value="75" table:formula="of:=LEFT([.B912];1)*10+RIGHT([.B912];1)" table:style-name="ce1">
            <text:p>75</text:p>
          </table:table-cell>
          <table:table-cell office:value-type="string" office:string-value="four4fourfive5fivesxgpxhdvts7four4four5" table:formula="of:=COM.MICROSOFT.REDUCE([.A912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five5fivesxgpxhdvts7four4four5</text:p>
          </table:table-cell>
          <table:table-cell office:value-type="string" office:string-value="45745" table:formula="of:=COM.MICROSOFT.TEXTJOIN(&quot;&quot;;TRUE;IFERROR(MID([.D912];ROW(INDIRECT(&quot;1:100&quot;));1)+0;&quot;&quot;))" table:number-matrix-columns-spanned="1" table:number-matrix-rows-spanned="1" table:style-name="ce1">
            <text:p>45745</text:p>
          </table:table-cell>
          <table:table-cell office:value-type="float" office:value="45" table:formula="of:=LEFT([.E912];1)*10+RIGHT([.E912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rgrjkkrb1</text:p>
          </table:table-cell>
          <table:table-cell office:value-type="string" office:string-value="71" table:formula="of:=COM.MICROSOFT.TEXTJOIN(&quot;&quot;;TRUE;IFERROR(MID([.A913];ROW(INDIRECT(&quot;1:100&quot;));1)+0;&quot;&quot;))" table:number-matrix-columns-spanned="1" table:number-matrix-rows-spanned="1" table:style-name="ce1">
            <text:p>71</text:p>
          </table:table-cell>
          <table:table-cell office:value-type="float" office:value="71" table:formula="of:=LEFT([.B913];1)*10+RIGHT([.B913];1)" table:style-name="ce1">
            <text:p>71</text:p>
          </table:table-cell>
          <table:table-cell office:value-type="string" office:string-value="7frgrjkkrb1" table:formula="of:=COM.MICROSOFT.REDUCE([.A913];[NumberText.$A$1]:[NumberText.$A$9];COM.MICROSOFT.LAMBDA(_xlpm.a;_xlpm.b;SUBSTITUTE(_xlpm.a;_xlpm.b;VLOOKUP(_xlpm.b;[NumberText.$A$1:.$B$9];2;FALSE))))" table:number-matrix-columns-spanned="1" table:number-matrix-rows-spanned="1" table:style-name="ce1">
            <text:p>7frgrjkkrb1</text:p>
          </table:table-cell>
          <table:table-cell office:value-type="string" office:string-value="71" table:formula="of:=COM.MICROSOFT.TEXTJOIN(&quot;&quot;;TRUE;IFERROR(MID([.D913];ROW(INDIRECT(&quot;1:100&quot;));1)+0;&quot;&quot;))" table:number-matrix-columns-spanned="1" table:number-matrix-rows-spanned="1" table:style-name="ce1">
            <text:p>71</text:p>
          </table:table-cell>
          <table:table-cell office:value-type="float" office:value="71" table:formula="of:=LEFT([.E913];1)*10+RIGHT([.E913];1)" table:style-name="ce1">
            <text:p>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threettvptwobjhmxvpsvmljtvnpkpsvr</text:p>
          </table:table-cell>
          <table:table-cell office:value-type="string" office:string-value="2" table:formula="of:=COM.MICROSOFT.TEXTJOIN(&quot;&quot;;TRUE;IFERROR(MID([.A91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14];1)*10+RIGHT([.B914];1)" table:style-name="ce1">
            <text:p>22</text:p>
          </table:table-cell>
          <table:table-cell office:value-type="string" office:string-value="2three3threettvptwo2twobjhmxvpsvmljtvnpkpsvr" table:formula="of:=COM.MICROSOFT.REDUCE([.A914];[NumberText.$A$1]:[NumberText.$A$9];COM.MICROSOFT.LAMBDA(_xlpm.a;_xlpm.b;SUBSTITUTE(_xlpm.a;_xlpm.b;VLOOKUP(_xlpm.b;[NumberText.$A$1:.$B$9];2;FALSE))))" table:number-matrix-columns-spanned="1" table:number-matrix-rows-spanned="1" table:style-name="ce1">
            <text:p>2three3threettvptwo2twobjhmxvpsvmljtvnpkpsvr</text:p>
          </table:table-cell>
          <table:table-cell office:value-type="string" office:string-value="232" table:formula="of:=COM.MICROSOFT.TEXTJOIN(&quot;&quot;;TRUE;IFERROR(MID([.D914];ROW(INDIRECT(&quot;1:100&quot;));1)+0;&quot;&quot;))" table:number-matrix-columns-spanned="1" table:number-matrix-rows-spanned="1" table:style-name="ce1">
            <text:p>232</text:p>
          </table:table-cell>
          <table:table-cell office:value-type="float" office:value="22" table:formula="of:=LEFT([.E914];1)*10+RIGHT([.E914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fivelxtcbbn9xgtwohmmhnfhcknc</text:p>
          </table:table-cell>
          <table:table-cell office:value-type="string" office:string-value="99" table:formula="of:=COM.MICROSOFT.TEXTJOIN(&quot;&quot;;TRUE;IFERROR(MID([.A915];ROW(INDIRECT(&quot;1:100&quot;));1)+0;&quot;&quot;))" table:number-matrix-columns-spanned="1" table:number-matrix-rows-spanned="1" table:style-name="ce1">
            <text:p>99</text:p>
          </table:table-cell>
          <table:table-cell office:value-type="float" office:value="99" table:formula="of:=LEFT([.B915];1)*10+RIGHT([.B915];1)" table:style-name="ce1">
            <text:p>99</text:p>
          </table:table-cell>
          <table:table-cell office:value-type="string" office:string-value="9five5fivelxtcbbn9xgtwo2twohmmhnfhcknc" table:formula="of:=COM.MICROSOFT.REDUCE([.A915];[NumberText.$A$1]:[NumberText.$A$9];COM.MICROSOFT.LAMBDA(_xlpm.a;_xlpm.b;SUBSTITUTE(_xlpm.a;_xlpm.b;VLOOKUP(_xlpm.b;[NumberText.$A$1:.$B$9];2;FALSE))))" table:number-matrix-columns-spanned="1" table:number-matrix-rows-spanned="1" table:style-name="ce1">
            <text:p>9five5fivelxtcbbn9xgtwo2twohmmhnfhcknc</text:p>
          </table:table-cell>
          <table:table-cell office:value-type="string" office:string-value="9592" table:formula="of:=COM.MICROSOFT.TEXTJOIN(&quot;&quot;;TRUE;IFERROR(MID([.D915];ROW(INDIRECT(&quot;1:100&quot;));1)+0;&quot;&quot;))" table:number-matrix-columns-spanned="1" table:number-matrix-rows-spanned="1" table:style-name="ce1">
            <text:p>9592</text:p>
          </table:table-cell>
          <table:table-cell office:value-type="float" office:value="92" table:formula="of:=LEFT([.E915];1)*10+RIGHT([.E915];1)" table:style-name="ce1">
            <text:p>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qztfvd6gkhxnstjjxnbl69hzkghsjrd</text:p>
          </table:table-cell>
          <table:table-cell office:value-type="string" office:string-value="669" table:formula="of:=COM.MICROSOFT.TEXTJOIN(&quot;&quot;;TRUE;IFERROR(MID([.A916];ROW(INDIRECT(&quot;1:100&quot;));1)+0;&quot;&quot;))" table:number-matrix-columns-spanned="1" table:number-matrix-rows-spanned="1" table:style-name="ce1">
            <text:p>669</text:p>
          </table:table-cell>
          <table:table-cell office:value-type="float" office:value="69" table:formula="of:=LEFT([.B916];1)*10+RIGHT([.B916];1)" table:style-name="ce1">
            <text:p>69</text:p>
          </table:table-cell>
          <table:table-cell office:value-type="string" office:string-value="four4fourqztfvd6gkhxnstjjxnbl69hzkghsjrd" table:formula="of:=COM.MICROSOFT.REDUCE([.A916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qztfvd6gkhxnstjjxnbl69hzkghsjrd</text:p>
          </table:table-cell>
          <table:table-cell office:value-type="string" office:string-value="4669" table:formula="of:=COM.MICROSOFT.TEXTJOIN(&quot;&quot;;TRUE;IFERROR(MID([.D916];ROW(INDIRECT(&quot;1:100&quot;));1)+0;&quot;&quot;))" table:number-matrix-columns-spanned="1" table:number-matrix-rows-spanned="1" table:style-name="ce1">
            <text:p>4669</text:p>
          </table:table-cell>
          <table:table-cell office:value-type="float" office:value="49" table:formula="of:=LEFT([.E916];1)*10+RIGHT([.E916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spgqcjfcqdgq6xsgxrls</text:p>
          </table:table-cell>
          <table:table-cell office:value-type="string" office:string-value="6" table:formula="of:=COM.MICROSOFT.TEXTJOIN(&quot;&quot;;TRUE;IFERROR(MID([.A91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917];1)*10+RIGHT([.B917];1)" table:style-name="ce1">
            <text:p>66</text:p>
          </table:table-cell>
          <table:table-cell office:value-type="string" office:string-value="pspgqcjfcqdgq6xsgxrls" table:formula="of:=COM.MICROSOFT.REDUCE([.A917];[NumberText.$A$1]:[NumberText.$A$9];COM.MICROSOFT.LAMBDA(_xlpm.a;_xlpm.b;SUBSTITUTE(_xlpm.a;_xlpm.b;VLOOKUP(_xlpm.b;[NumberText.$A$1:.$B$9];2;FALSE))))" table:number-matrix-columns-spanned="1" table:number-matrix-rows-spanned="1" table:style-name="ce1">
            <text:p>pspgqcjfcqdgq6xsgxrls</text:p>
          </table:table-cell>
          <table:table-cell office:value-type="string" office:string-value="6" table:formula="of:=COM.MICROSOFT.TEXTJOIN(&quot;&quot;;TRUE;IFERROR(MID([.D917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E917];1)*10+RIGHT([.E917];1)" table:style-name="ce1">
            <text:p>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six6lrfkmvjdfivetwo9</text:p>
          </table:table-cell>
          <table:table-cell office:value-type="string" office:string-value="69" table:formula="of:=COM.MICROSOFT.TEXTJOIN(&quot;&quot;;TRUE;IFERROR(MID([.A918];ROW(INDIRECT(&quot;1:100&quot;));1)+0;&quot;&quot;))" table:number-matrix-columns-spanned="1" table:number-matrix-rows-spanned="1" table:style-name="ce1">
            <text:p>69</text:p>
          </table:table-cell>
          <table:table-cell office:value-type="float" office:value="69" table:formula="of:=LEFT([.B918];1)*10+RIGHT([.B918];1)" table:style-name="ce1">
            <text:p>69</text:p>
          </table:table-cell>
          <table:table-cell office:value-type="string" office:string-value="three3threesix6six6lrfkmvjdfive5fivetwo2two9" table:formula="of:=COM.MICROSOFT.REDUCE([.A918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six6six6lrfkmvjdfive5fivetwo2two9</text:p>
          </table:table-cell>
          <table:table-cell office:value-type="string" office:string-value="366529" table:formula="of:=COM.MICROSOFT.TEXTJOIN(&quot;&quot;;TRUE;IFERROR(MID([.D918];ROW(INDIRECT(&quot;1:100&quot;));1)+0;&quot;&quot;))" table:number-matrix-columns-spanned="1" table:number-matrix-rows-spanned="1" table:style-name="ce1">
            <text:p>366529</text:p>
          </table:table-cell>
          <table:table-cell office:value-type="float" office:value="39" table:formula="of:=LEFT([.E918];1)*10+RIGHT([.E918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djgpj54</text:p>
          </table:table-cell>
          <table:table-cell office:value-type="string" office:string-value="54" table:formula="of:=COM.MICROSOFT.TEXTJOIN(&quot;&quot;;TRUE;IFERROR(MID([.A919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919];1)*10+RIGHT([.B919];1)" table:style-name="ce1">
            <text:p>54</text:p>
          </table:table-cell>
          <table:table-cell office:value-type="string" office:string-value="kdjgpj54" table:formula="of:=COM.MICROSOFT.REDUCE([.A919];[NumberText.$A$1]:[NumberText.$A$9];COM.MICROSOFT.LAMBDA(_xlpm.a;_xlpm.b;SUBSTITUTE(_xlpm.a;_xlpm.b;VLOOKUP(_xlpm.b;[NumberText.$A$1:.$B$9];2;FALSE))))" table:number-matrix-columns-spanned="1" table:number-matrix-rows-spanned="1" table:style-name="ce1">
            <text:p>kdjgpj54</text:p>
          </table:table-cell>
          <table:table-cell office:value-type="string" office:string-value="54" table:formula="of:=COM.MICROSOFT.TEXTJOIN(&quot;&quot;;TRUE;IFERROR(MID([.D919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E919];1)*10+RIGHT([.E919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eightsevenfive1</text:p>
          </table:table-cell>
          <table:table-cell office:value-type="string" office:string-value="1" table:formula="of:=COM.MICROSOFT.TEXTJOIN(&quot;&quot;;TRUE;IFERROR(MID([.A920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920];1)*10+RIGHT([.B920];1)" table:style-name="ce1">
            <text:p>11</text:p>
          </table:table-cell>
          <table:table-cell office:value-type="string" office:string-value="one1oneeight8eightseven7sevenfive5five1" table:formula="of:=COM.MICROSOFT.REDUCE([.A920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eight8eightseven7sevenfive5five1</text:p>
          </table:table-cell>
          <table:table-cell office:value-type="string" office:string-value="18751" table:formula="of:=COM.MICROSOFT.TEXTJOIN(&quot;&quot;;TRUE;IFERROR(MID([.D920];ROW(INDIRECT(&quot;1:100&quot;));1)+0;&quot;&quot;))" table:number-matrix-columns-spanned="1" table:number-matrix-rows-spanned="1" table:style-name="ce1">
            <text:p>18751</text:p>
          </table:table-cell>
          <table:table-cell office:value-type="float" office:value="11" table:formula="of:=LEFT([.E920];1)*10+RIGHT([.E920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4onefournine64</text:p>
          </table:table-cell>
          <table:table-cell office:value-type="string" office:string-value="464" table:formula="of:=COM.MICROSOFT.TEXTJOIN(&quot;&quot;;TRUE;IFERROR(MID([.A921];ROW(INDIRECT(&quot;1:100&quot;));1)+0;&quot;&quot;))" table:number-matrix-columns-spanned="1" table:number-matrix-rows-spanned="1" table:style-name="ce1">
            <text:p>464</text:p>
          </table:table-cell>
          <table:table-cell office:value-type="float" office:value="44" table:formula="of:=LEFT([.B921];1)*10+RIGHT([.B921];1)" table:style-name="ce1">
            <text:p>44</text:p>
          </table:table-cell>
          <table:table-cell office:value-type="string" office:string-value="one1one4one1onefour4fournine9nine64" table:formula="of:=COM.MICROSOFT.REDUCE([.A921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4one1onefour4fournine9nine64</text:p>
          </table:table-cell>
          <table:table-cell office:value-type="string" office:string-value="1414964" table:formula="of:=COM.MICROSOFT.TEXTJOIN(&quot;&quot;;TRUE;IFERROR(MID([.D921];ROW(INDIRECT(&quot;1:100&quot;));1)+0;&quot;&quot;))" table:number-matrix-columns-spanned="1" table:number-matrix-rows-spanned="1" table:style-name="ce1">
            <text:p>1414964</text:p>
          </table:table-cell>
          <table:table-cell office:value-type="float" office:value="14" table:formula="of:=LEFT([.E921];1)*10+RIGHT([.E921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hhcpntsthreezl9hjdnnine</text:p>
          </table:table-cell>
          <table:table-cell office:value-type="string" office:string-value="459" table:formula="of:=COM.MICROSOFT.TEXTJOIN(&quot;&quot;;TRUE;IFERROR(MID([.A922];ROW(INDIRECT(&quot;1:100&quot;));1)+0;&quot;&quot;))" table:number-matrix-columns-spanned="1" table:number-matrix-rows-spanned="1" table:style-name="ce1">
            <text:p>459</text:p>
          </table:table-cell>
          <table:table-cell office:value-type="float" office:value="49" table:formula="of:=LEFT([.B922];1)*10+RIGHT([.B922];1)" table:style-name="ce1">
            <text:p>49</text:p>
          </table:table-cell>
          <table:table-cell office:value-type="string" office:string-value="45hhcpntsthree3threezl9hjdnnine9nine" table:formula="of:=COM.MICROSOFT.REDUCE([.A922];[NumberText.$A$1]:[NumberText.$A$9];COM.MICROSOFT.LAMBDA(_xlpm.a;_xlpm.b;SUBSTITUTE(_xlpm.a;_xlpm.b;VLOOKUP(_xlpm.b;[NumberText.$A$1:.$B$9];2;FALSE))))" table:number-matrix-columns-spanned="1" table:number-matrix-rows-spanned="1" table:style-name="ce1">
            <text:p>45hhcpntsthree3threezl9hjdnnine9nine</text:p>
          </table:table-cell>
          <table:table-cell office:value-type="string" office:string-value="45399" table:formula="of:=COM.MICROSOFT.TEXTJOIN(&quot;&quot;;TRUE;IFERROR(MID([.D922];ROW(INDIRECT(&quot;1:100&quot;));1)+0;&quot;&quot;))" table:number-matrix-columns-spanned="1" table:number-matrix-rows-spanned="1" table:style-name="ce1">
            <text:p>45399</text:p>
          </table:table-cell>
          <table:table-cell office:value-type="float" office:value="49" table:formula="of:=LEFT([.E922];1)*10+RIGHT([.E922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ninenineninegczplbj81</text:p>
          </table:table-cell>
          <table:table-cell office:value-type="string" office:string-value="1781" table:formula="of:=COM.MICROSOFT.TEXTJOIN(&quot;&quot;;TRUE;IFERROR(MID([.A923];ROW(INDIRECT(&quot;1:100&quot;));1)+0;&quot;&quot;))" table:number-matrix-columns-spanned="1" table:number-matrix-rows-spanned="1" table:style-name="ce1">
            <text:p>1781</text:p>
          </table:table-cell>
          <table:table-cell office:value-type="float" office:value="11" table:formula="of:=LEFT([.B923];1)*10+RIGHT([.B923];1)" table:style-name="ce1">
            <text:p>11</text:p>
          </table:table-cell>
          <table:table-cell office:value-type="string" office:string-value="17nine9ninenine9ninenine9ninegczplbj81" table:formula="of:=COM.MICROSOFT.REDUCE([.A923];[NumberText.$A$1]:[NumberText.$A$9];COM.MICROSOFT.LAMBDA(_xlpm.a;_xlpm.b;SUBSTITUTE(_xlpm.a;_xlpm.b;VLOOKUP(_xlpm.b;[NumberText.$A$1:.$B$9];2;FALSE))))" table:number-matrix-columns-spanned="1" table:number-matrix-rows-spanned="1" table:style-name="ce1">
            <text:p>17nine9ninenine9ninenine9ninegczplbj81</text:p>
          </table:table-cell>
          <table:table-cell office:value-type="string" office:string-value="1799981" table:formula="of:=COM.MICROSOFT.TEXTJOIN(&quot;&quot;;TRUE;IFERROR(MID([.D923];ROW(INDIRECT(&quot;1:100&quot;));1)+0;&quot;&quot;))" table:number-matrix-columns-spanned="1" table:number-matrix-rows-spanned="1" table:style-name="ce1">
            <text:p>1799981</text:p>
          </table:table-cell>
          <table:table-cell office:value-type="float" office:value="11" table:formula="of:=LEFT([.E923];1)*10+RIGHT([.E923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1threetwosevencphdv</text:p>
          </table:table-cell>
          <table:table-cell office:value-type="string" office:string-value="31" table:formula="of:=COM.MICROSOFT.TEXTJOIN(&quot;&quot;;TRUE;IFERROR(MID([.A924];ROW(INDIRECT(&quot;1:100&quot;));1)+0;&quot;&quot;))" table:number-matrix-columns-spanned="1" table:number-matrix-rows-spanned="1" table:style-name="ce1">
            <text:p>31</text:p>
          </table:table-cell>
          <table:table-cell office:value-type="float" office:value="31" table:formula="of:=LEFT([.B924];1)*10+RIGHT([.B924];1)" table:style-name="ce1">
            <text:p>31</text:p>
          </table:table-cell>
          <table:table-cell office:value-type="string" office:string-value="31three3threetwo2twoseven7sevencphdv" table:formula="of:=COM.MICROSOFT.REDUCE([.A924];[NumberText.$A$1]:[NumberText.$A$9];COM.MICROSOFT.LAMBDA(_xlpm.a;_xlpm.b;SUBSTITUTE(_xlpm.a;_xlpm.b;VLOOKUP(_xlpm.b;[NumberText.$A$1:.$B$9];2;FALSE))))" table:number-matrix-columns-spanned="1" table:number-matrix-rows-spanned="1" table:style-name="ce1">
            <text:p>31three3threetwo2twoseven7sevencphdv</text:p>
          </table:table-cell>
          <table:table-cell office:value-type="string" office:string-value="31327" table:formula="of:=COM.MICROSOFT.TEXTJOIN(&quot;&quot;;TRUE;IFERROR(MID([.D924];ROW(INDIRECT(&quot;1:100&quot;));1)+0;&quot;&quot;))" table:number-matrix-columns-spanned="1" table:number-matrix-rows-spanned="1" table:style-name="ce1">
            <text:p>31327</text:p>
          </table:table-cell>
          <table:table-cell office:value-type="float" office:value="37" table:formula="of:=LEFT([.E924];1)*10+RIGHT([.E924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eightvsrzjmdbtqhhqtjfjrhllhbgzgzjzvdhddstxpp4</text:p>
          </table:table-cell>
          <table:table-cell office:value-type="string" office:string-value="54" table:formula="of:=COM.MICROSOFT.TEXTJOIN(&quot;&quot;;TRUE;IFERROR(MID([.A925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B925];1)*10+RIGHT([.B925];1)" table:style-name="ce1">
            <text:p>54</text:p>
          </table:table-cell>
          <table:table-cell office:value-type="string" office:string-value="5eight8eightvsrzjmdbtqhhqtjfjrhllhbgzgzjzvdhddstxpp4" table:formula="of:=COM.MICROSOFT.REDUCE([.A925];[NumberText.$A$1]:[NumberText.$A$9];COM.MICROSOFT.LAMBDA(_xlpm.a;_xlpm.b;SUBSTITUTE(_xlpm.a;_xlpm.b;VLOOKUP(_xlpm.b;[NumberText.$A$1:.$B$9];2;FALSE))))" table:number-matrix-columns-spanned="1" table:number-matrix-rows-spanned="1" table:style-name="ce1">
            <text:p>5eight8eightvsrzjmdbtqhhqtjfjrhllhbgzgzjzvdhddstxpp4</text:p>
          </table:table-cell>
          <table:table-cell office:value-type="string" office:string-value="584" table:formula="of:=COM.MICROSOFT.TEXTJOIN(&quot;&quot;;TRUE;IFERROR(MID([.D925];ROW(INDIRECT(&quot;1:100&quot;));1)+0;&quot;&quot;))" table:number-matrix-columns-spanned="1" table:number-matrix-rows-spanned="1" table:style-name="ce1">
            <text:p>584</text:p>
          </table:table-cell>
          <table:table-cell office:value-type="float" office:value="54" table:formula="of:=LEFT([.E925];1)*10+RIGHT([.E925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gghlbtsevenqxxjbnd14onetwo</text:p>
          </table:table-cell>
          <table:table-cell office:value-type="string" office:string-value="14" table:formula="of:=COM.MICROSOFT.TEXTJOIN(&quot;&quot;;TRUE;IFERROR(MID([.A926];ROW(INDIRECT(&quot;1:100&quot;));1)+0;&quot;&quot;))" table:number-matrix-columns-spanned="1" table:number-matrix-rows-spanned="1" table:style-name="ce1">
            <text:p>14</text:p>
          </table:table-cell>
          <table:table-cell office:value-type="float" office:value="14" table:formula="of:=LEFT([.B926];1)*10+RIGHT([.B926];1)" table:style-name="ce1">
            <text:p>14</text:p>
          </table:table-cell>
          <table:table-cell office:value-type="string" office:string-value="pgghlbtseven7sevenqxxjbnd14one1onetwo2two" table:formula="of:=COM.MICROSOFT.REDUCE([.A926];[NumberText.$A$1]:[NumberText.$A$9];COM.MICROSOFT.LAMBDA(_xlpm.a;_xlpm.b;SUBSTITUTE(_xlpm.a;_xlpm.b;VLOOKUP(_xlpm.b;[NumberText.$A$1:.$B$9];2;FALSE))))" table:number-matrix-columns-spanned="1" table:number-matrix-rows-spanned="1" table:style-name="ce1">
            <text:p>pgghlbtseven7sevenqxxjbnd14one1onetwo2two</text:p>
          </table:table-cell>
          <table:table-cell office:value-type="string" office:string-value="71412" table:formula="of:=COM.MICROSOFT.TEXTJOIN(&quot;&quot;;TRUE;IFERROR(MID([.D926];ROW(INDIRECT(&quot;1:100&quot;));1)+0;&quot;&quot;))" table:number-matrix-columns-spanned="1" table:number-matrix-rows-spanned="1" table:style-name="ce1">
            <text:p>71412</text:p>
          </table:table-cell>
          <table:table-cell office:value-type="float" office:value="72" table:formula="of:=LEFT([.E926];1)*10+RIGHT([.E926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ljgmcxnqgxcrfourfourtworjtwo</text:p>
          </table:table-cell>
          <table:table-cell office:value-type="string" office:string-value="3" table:formula="of:=COM.MICROSOFT.TEXTJOIN(&quot;&quot;;TRUE;IFERROR(MID([.A927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927];1)*10+RIGHT([.B927];1)" table:style-name="ce1">
            <text:p>33</text:p>
          </table:table-cell>
          <table:table-cell office:value-type="string" office:string-value="3ljgmcxnqgxcrfour4fourfour4fourtwo2tworjtwo2two" table:formula="of:=COM.MICROSOFT.REDUCE([.A927];[NumberText.$A$1]:[NumberText.$A$9];COM.MICROSOFT.LAMBDA(_xlpm.a;_xlpm.b;SUBSTITUTE(_xlpm.a;_xlpm.b;VLOOKUP(_xlpm.b;[NumberText.$A$1:.$B$9];2;FALSE))))" table:number-matrix-columns-spanned="1" table:number-matrix-rows-spanned="1" table:style-name="ce1">
            <text:p>3ljgmcxnqgxcrfour4fourfour4fourtwo2tworjtwo2two</text:p>
          </table:table-cell>
          <table:table-cell office:value-type="string" office:string-value="34422" table:formula="of:=COM.MICROSOFT.TEXTJOIN(&quot;&quot;;TRUE;IFERROR(MID([.D927];ROW(INDIRECT(&quot;1:100&quot;));1)+0;&quot;&quot;))" table:number-matrix-columns-spanned="1" table:number-matrix-rows-spanned="1" table:style-name="ce1">
            <text:p>34422</text:p>
          </table:table-cell>
          <table:table-cell office:value-type="float" office:value="32" table:formula="of:=LEFT([.E927];1)*10+RIGHT([.E927];1)" table:style-name="ce1">
            <text:p>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seventhree59</text:p>
          </table:table-cell>
          <table:table-cell office:value-type="string" office:string-value="59" table:formula="of:=COM.MICROSOFT.TEXTJOIN(&quot;&quot;;TRUE;IFERROR(MID([.A928];ROW(INDIRECT(&quot;1:100&quot;));1)+0;&quot;&quot;))" table:number-matrix-columns-spanned="1" table:number-matrix-rows-spanned="1" table:style-name="ce1">
            <text:p>59</text:p>
          </table:table-cell>
          <table:table-cell office:value-type="float" office:value="59" table:formula="of:=LEFT([.B928];1)*10+RIGHT([.B928];1)" table:style-name="ce1">
            <text:p>59</text:p>
          </table:table-cell>
          <table:table-cell office:value-type="string" office:string-value="eight8eightseven7seventhree3three59" table:formula="of:=COM.MICROSOFT.REDUCE([.A92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seven7seventhree3three59</text:p>
          </table:table-cell>
          <table:table-cell office:value-type="string" office:string-value="87359" table:formula="of:=COM.MICROSOFT.TEXTJOIN(&quot;&quot;;TRUE;IFERROR(MID([.D928];ROW(INDIRECT(&quot;1:100&quot;));1)+0;&quot;&quot;))" table:number-matrix-columns-spanned="1" table:number-matrix-rows-spanned="1" table:style-name="ce1">
            <text:p>87359</text:p>
          </table:table-cell>
          <table:table-cell office:value-type="float" office:value="89" table:formula="of:=LEFT([.E928];1)*10+RIGHT([.E928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nhsccljtzszftnqtfour5</text:p>
          </table:table-cell>
          <table:table-cell office:value-type="string" office:string-value="35" table:formula="of:=COM.MICROSOFT.TEXTJOIN(&quot;&quot;;TRUE;IFERROR(MID([.A929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929];1)*10+RIGHT([.B929];1)" table:style-name="ce1">
            <text:p>35</text:p>
          </table:table-cell>
          <table:table-cell office:value-type="string" office:string-value="3nhsccljtzszftnqtfour4four5" table:formula="of:=COM.MICROSOFT.REDUCE([.A929];[NumberText.$A$1]:[NumberText.$A$9];COM.MICROSOFT.LAMBDA(_xlpm.a;_xlpm.b;SUBSTITUTE(_xlpm.a;_xlpm.b;VLOOKUP(_xlpm.b;[NumberText.$A$1:.$B$9];2;FALSE))))" table:number-matrix-columns-spanned="1" table:number-matrix-rows-spanned="1" table:style-name="ce1">
            <text:p>3nhsccljtzszftnqtfour4four5</text:p>
          </table:table-cell>
          <table:table-cell office:value-type="string" office:string-value="345" table:formula="of:=COM.MICROSOFT.TEXTJOIN(&quot;&quot;;TRUE;IFERROR(MID([.D929];ROW(INDIRECT(&quot;1:100&quot;));1)+0;&quot;&quot;))" table:number-matrix-columns-spanned="1" table:number-matrix-rows-spanned="1" table:style-name="ce1">
            <text:p>345</text:p>
          </table:table-cell>
          <table:table-cell office:value-type="float" office:value="35" table:formula="of:=LEFT([.E929];1)*10+RIGHT([.E929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fourthreeone3five</text:p>
          </table:table-cell>
          <table:table-cell office:value-type="string" office:string-value="3" table:formula="of:=COM.MICROSOFT.TEXTJOIN(&quot;&quot;;TRUE;IFERROR(MID([.A930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930];1)*10+RIGHT([.B930];1)" table:style-name="ce1">
            <text:p>33</text:p>
          </table:table-cell>
          <table:table-cell office:value-type="string" office:string-value="three3threefour4fourthree3threeone1one3five5five" table:formula="of:=COM.MICROSOFT.REDUCE([.A930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four4fourthree3threeone1one3five5five</text:p>
          </table:table-cell>
          <table:table-cell office:value-type="string" office:string-value="343135" table:formula="of:=COM.MICROSOFT.TEXTJOIN(&quot;&quot;;TRUE;IFERROR(MID([.D930];ROW(INDIRECT(&quot;1:100&quot;));1)+0;&quot;&quot;))" table:number-matrix-columns-spanned="1" table:number-matrix-rows-spanned="1" table:style-name="ce1">
            <text:p>343135</text:p>
          </table:table-cell>
          <table:table-cell office:value-type="float" office:value="35" table:formula="of:=LEFT([.E930];1)*10+RIGHT([.E930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pzgzjv7tz</text:p>
          </table:table-cell>
          <table:table-cell office:value-type="string" office:string-value="37" table:formula="of:=COM.MICROSOFT.TEXTJOIN(&quot;&quot;;TRUE;IFERROR(MID([.A931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B931];1)*10+RIGHT([.B931];1)" table:style-name="ce1">
            <text:p>37</text:p>
          </table:table-cell>
          <table:table-cell office:value-type="string" office:string-value="3pzgzjv7tz" table:formula="of:=COM.MICROSOFT.REDUCE([.A931];[NumberText.$A$1]:[NumberText.$A$9];COM.MICROSOFT.LAMBDA(_xlpm.a;_xlpm.b;SUBSTITUTE(_xlpm.a;_xlpm.b;VLOOKUP(_xlpm.b;[NumberText.$A$1:.$B$9];2;FALSE))))" table:number-matrix-columns-spanned="1" table:number-matrix-rows-spanned="1" table:style-name="ce1">
            <text:p>3pzgzjv7tz</text:p>
          </table:table-cell>
          <table:table-cell office:value-type="string" office:string-value="37" table:formula="of:=COM.MICROSOFT.TEXTJOIN(&quot;&quot;;TRUE;IFERROR(MID([.D931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E931];1)*10+RIGHT([.E931];1)" table:style-name="ce1">
            <text:p>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xgntksdr45tvnxfcjdnn</text:p>
          </table:table-cell>
          <table:table-cell office:value-type="string" office:string-value="45" table:formula="of:=COM.MICROSOFT.TEXTJOIN(&quot;&quot;;TRUE;IFERROR(MID([.A932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932];1)*10+RIGHT([.B932];1)" table:style-name="ce1">
            <text:p>45</text:p>
          </table:table-cell>
          <table:table-cell office:value-type="string" office:string-value="qxgntksdr45tvnxfcjdnn" table:formula="of:=COM.MICROSOFT.REDUCE([.A932];[NumberText.$A$1]:[NumberText.$A$9];COM.MICROSOFT.LAMBDA(_xlpm.a;_xlpm.b;SUBSTITUTE(_xlpm.a;_xlpm.b;VLOOKUP(_xlpm.b;[NumberText.$A$1:.$B$9];2;FALSE))))" table:number-matrix-columns-spanned="1" table:number-matrix-rows-spanned="1" table:style-name="ce1">
            <text:p>qxgntksdr45tvnxfcjdnn</text:p>
          </table:table-cell>
          <table:table-cell office:value-type="string" office:string-value="45" table:formula="of:=COM.MICROSOFT.TEXTJOIN(&quot;&quot;;TRUE;IFERROR(MID([.D932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E932];1)*10+RIGHT([.E932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even9threejdzrzdfcpgbnhrrmfkkskg2two</text:p>
          </table:table-cell>
          <table:table-cell office:value-type="string" office:string-value="592" table:formula="of:=COM.MICROSOFT.TEXTJOIN(&quot;&quot;;TRUE;IFERROR(MID([.A933];ROW(INDIRECT(&quot;1:100&quot;));1)+0;&quot;&quot;))" table:number-matrix-columns-spanned="1" table:number-matrix-rows-spanned="1" table:style-name="ce1">
            <text:p>592</text:p>
          </table:table-cell>
          <table:table-cell office:value-type="float" office:value="52" table:formula="of:=LEFT([.B933];1)*10+RIGHT([.B933];1)" table:style-name="ce1">
            <text:p>52</text:p>
          </table:table-cell>
          <table:table-cell office:value-type="string" office:string-value="5seven7seven9three3threejdzrzdfcpgbnhrrmfkkskg2two2two" table:formula="of:=COM.MICROSOFT.REDUCE([.A933];[NumberText.$A$1]:[NumberText.$A$9];COM.MICROSOFT.LAMBDA(_xlpm.a;_xlpm.b;SUBSTITUTE(_xlpm.a;_xlpm.b;VLOOKUP(_xlpm.b;[NumberText.$A$1:.$B$9];2;FALSE))))" table:number-matrix-columns-spanned="1" table:number-matrix-rows-spanned="1" table:style-name="ce1">
            <text:p>5seven7seven9three3threejdzrzdfcpgbnhrrmfkkskg2two2two</text:p>
          </table:table-cell>
          <table:table-cell office:value-type="string" office:string-value="579322" table:formula="of:=COM.MICROSOFT.TEXTJOIN(&quot;&quot;;TRUE;IFERROR(MID([.D933];ROW(INDIRECT(&quot;1:100&quot;));1)+0;&quot;&quot;))" table:number-matrix-columns-spanned="1" table:number-matrix-rows-spanned="1" table:style-name="ce1">
            <text:p>579322</text:p>
          </table:table-cell>
          <table:table-cell office:value-type="float" office:value="52" table:formula="of:=LEFT([.E933];1)*10+RIGHT([.E933];1)" table:style-name="ce1">
            <text:p>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8bjnlcjbeightfivefourqvtbvjsb9nine</text:p>
          </table:table-cell>
          <table:table-cell office:value-type="string" office:string-value="389" table:formula="of:=COM.MICROSOFT.TEXTJOIN(&quot;&quot;;TRUE;IFERROR(MID([.A934];ROW(INDIRECT(&quot;1:100&quot;));1)+0;&quot;&quot;))" table:number-matrix-columns-spanned="1" table:number-matrix-rows-spanned="1" table:style-name="ce1">
            <text:p>389</text:p>
          </table:table-cell>
          <table:table-cell office:value-type="float" office:value="39" table:formula="of:=LEFT([.B934];1)*10+RIGHT([.B934];1)" table:style-name="ce1">
            <text:p>39</text:p>
          </table:table-cell>
          <table:table-cell office:value-type="string" office:string-value="38bjnlcjbeight8eightfive5fivefour4fourqvtbvjsb9nine9nine" table:formula="of:=COM.MICROSOFT.REDUCE([.A934];[NumberText.$A$1]:[NumberText.$A$9];COM.MICROSOFT.LAMBDA(_xlpm.a;_xlpm.b;SUBSTITUTE(_xlpm.a;_xlpm.b;VLOOKUP(_xlpm.b;[NumberText.$A$1:.$B$9];2;FALSE))))" table:number-matrix-columns-spanned="1" table:number-matrix-rows-spanned="1" table:style-name="ce1">
            <text:p>38bjnlcjbeight8eightfive5fivefour4fourqvtbvjsb9nine9nine</text:p>
          </table:table-cell>
          <table:table-cell office:value-type="string" office:string-value="3885499" table:formula="of:=COM.MICROSOFT.TEXTJOIN(&quot;&quot;;TRUE;IFERROR(MID([.D934];ROW(INDIRECT(&quot;1:100&quot;));1)+0;&quot;&quot;))" table:number-matrix-columns-spanned="1" table:number-matrix-rows-spanned="1" table:style-name="ce1">
            <text:p>3885499</text:p>
          </table:table-cell>
          <table:table-cell office:value-type="float" office:value="39" table:formula="of:=LEFT([.E934];1)*10+RIGHT([.E934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mxqtzlpfngzlsnl9</text:p>
          </table:table-cell>
          <table:table-cell office:value-type="string" office:string-value="9" table:formula="of:=COM.MICROSOFT.TEXTJOIN(&quot;&quot;;TRUE;IFERROR(MID([.A93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935];1)*10+RIGHT([.B935];1)" table:style-name="ce1">
            <text:p>99</text:p>
          </table:table-cell>
          <table:table-cell office:value-type="string" office:string-value="nmxqtzlpfngzlsnl9" table:formula="of:=COM.MICROSOFT.REDUCE([.A935];[NumberText.$A$1]:[NumberText.$A$9];COM.MICROSOFT.LAMBDA(_xlpm.a;_xlpm.b;SUBSTITUTE(_xlpm.a;_xlpm.b;VLOOKUP(_xlpm.b;[NumberText.$A$1:.$B$9];2;FALSE))))" table:number-matrix-columns-spanned="1" table:number-matrix-rows-spanned="1" table:style-name="ce1">
            <text:p>nmxqtzlpfngzlsnl9</text:p>
          </table:table-cell>
          <table:table-cell office:value-type="string" office:string-value="9" table:formula="of:=COM.MICROSOFT.TEXTJOIN(&quot;&quot;;TRUE;IFERROR(MID([.D93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E935];1)*10+RIGHT([.E935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ight8five3two1gsknxznbf9</text:p>
          </table:table-cell>
          <table:table-cell office:value-type="string" office:string-value="98319" table:formula="of:=COM.MICROSOFT.TEXTJOIN(&quot;&quot;;TRUE;IFERROR(MID([.A936];ROW(INDIRECT(&quot;1:100&quot;));1)+0;&quot;&quot;))" table:number-matrix-columns-spanned="1" table:number-matrix-rows-spanned="1" table:style-name="ce1">
            <text:p>98319</text:p>
          </table:table-cell>
          <table:table-cell office:value-type="float" office:value="99" table:formula="of:=LEFT([.B936];1)*10+RIGHT([.B936];1)" table:style-name="ce1">
            <text:p>99</text:p>
          </table:table-cell>
          <table:table-cell office:value-type="string" office:string-value="9eight8eight8five5five3two2two1gsknxznbf9" table:formula="of:=COM.MICROSOFT.REDUCE([.A936];[NumberText.$A$1]:[NumberText.$A$9];COM.MICROSOFT.LAMBDA(_xlpm.a;_xlpm.b;SUBSTITUTE(_xlpm.a;_xlpm.b;VLOOKUP(_xlpm.b;[NumberText.$A$1:.$B$9];2;FALSE))))" table:number-matrix-columns-spanned="1" table:number-matrix-rows-spanned="1" table:style-name="ce1">
            <text:p>9eight8eight8five5five3two2two1gsknxznbf9</text:p>
          </table:table-cell>
          <table:table-cell office:value-type="string" office:string-value="98853219" table:formula="of:=COM.MICROSOFT.TEXTJOIN(&quot;&quot;;TRUE;IFERROR(MID([.D936];ROW(INDIRECT(&quot;1:100&quot;));1)+0;&quot;&quot;))" table:number-matrix-columns-spanned="1" table:number-matrix-rows-spanned="1" table:style-name="ce1">
            <text:p>98853219</text:p>
          </table:table-cell>
          <table:table-cell office:value-type="float" office:value="99" table:formula="of:=LEFT([.E936];1)*10+RIGHT([.E936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18jkqmprjlqcpdthreefive16</text:p>
          </table:table-cell>
          <table:table-cell office:value-type="string" office:string-value="51816" table:formula="of:=COM.MICROSOFT.TEXTJOIN(&quot;&quot;;TRUE;IFERROR(MID([.A937];ROW(INDIRECT(&quot;1:100&quot;));1)+0;&quot;&quot;))" table:number-matrix-columns-spanned="1" table:number-matrix-rows-spanned="1" table:style-name="ce1">
            <text:p>51816</text:p>
          </table:table-cell>
          <table:table-cell office:value-type="float" office:value="56" table:formula="of:=LEFT([.B937];1)*10+RIGHT([.B937];1)" table:style-name="ce1">
            <text:p>56</text:p>
          </table:table-cell>
          <table:table-cell office:value-type="string" office:string-value="518jkqmprjlqcpdthree3threefive5five16" table:formula="of:=COM.MICROSOFT.REDUCE([.A937];[NumberText.$A$1]:[NumberText.$A$9];COM.MICROSOFT.LAMBDA(_xlpm.a;_xlpm.b;SUBSTITUTE(_xlpm.a;_xlpm.b;VLOOKUP(_xlpm.b;[NumberText.$A$1:.$B$9];2;FALSE))))" table:number-matrix-columns-spanned="1" table:number-matrix-rows-spanned="1" table:style-name="ce1">
            <text:p>518jkqmprjlqcpdthree3threefive5five16</text:p>
          </table:table-cell>
          <table:table-cell office:value-type="string" office:string-value="5183516" table:formula="of:=COM.MICROSOFT.TEXTJOIN(&quot;&quot;;TRUE;IFERROR(MID([.D937];ROW(INDIRECT(&quot;1:100&quot;));1)+0;&quot;&quot;))" table:number-matrix-columns-spanned="1" table:number-matrix-rows-spanned="1" table:style-name="ce1">
            <text:p>5183516</text:p>
          </table:table-cell>
          <table:table-cell office:value-type="float" office:value="56" table:formula="of:=LEFT([.E937];1)*10+RIGHT([.E937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lzjznblrj3three</text:p>
          </table:table-cell>
          <table:table-cell office:value-type="string" office:string-value="63" table:formula="of:=COM.MICROSOFT.TEXTJOIN(&quot;&quot;;TRUE;IFERROR(MID([.A938];ROW(INDIRECT(&quot;1:100&quot;));1)+0;&quot;&quot;))" table:number-matrix-columns-spanned="1" table:number-matrix-rows-spanned="1" table:style-name="ce1">
            <text:p>63</text:p>
          </table:table-cell>
          <table:table-cell office:value-type="float" office:value="63" table:formula="of:=LEFT([.B938];1)*10+RIGHT([.B938];1)" table:style-name="ce1">
            <text:p>63</text:p>
          </table:table-cell>
          <table:table-cell office:value-type="string" office:string-value="6lzjznblrj3three3three" table:formula="of:=COM.MICROSOFT.REDUCE([.A938];[NumberText.$A$1]:[NumberText.$A$9];COM.MICROSOFT.LAMBDA(_xlpm.a;_xlpm.b;SUBSTITUTE(_xlpm.a;_xlpm.b;VLOOKUP(_xlpm.b;[NumberText.$A$1:.$B$9];2;FALSE))))" table:number-matrix-columns-spanned="1" table:number-matrix-rows-spanned="1" table:style-name="ce1">
            <text:p>6lzjznblrj3three3three</text:p>
          </table:table-cell>
          <table:table-cell office:value-type="string" office:string-value="633" table:formula="of:=COM.MICROSOFT.TEXTJOIN(&quot;&quot;;TRUE;IFERROR(MID([.D938];ROW(INDIRECT(&quot;1:100&quot;));1)+0;&quot;&quot;))" table:number-matrix-columns-spanned="1" table:number-matrix-rows-spanned="1" table:style-name="ce1">
            <text:p>633</text:p>
          </table:table-cell>
          <table:table-cell office:value-type="float" office:value="63" table:formula="of:=LEFT([.E938];1)*10+RIGHT([.E938];1)" table:style-name="ce1">
            <text:p>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7blbxznlvgk</text:p>
          </table:table-cell>
          <table:table-cell office:value-type="string" office:string-value="7" table:formula="of:=COM.MICROSOFT.TEXTJOIN(&quot;&quot;;TRUE;IFERROR(MID([.A939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39];1)*10+RIGHT([.B939];1)" table:style-name="ce1">
            <text:p>77</text:p>
          </table:table-cell>
          <table:table-cell office:value-type="string" office:string-value="f7blbxznlvgk" table:formula="of:=COM.MICROSOFT.REDUCE([.A939];[NumberText.$A$1]:[NumberText.$A$9];COM.MICROSOFT.LAMBDA(_xlpm.a;_xlpm.b;SUBSTITUTE(_xlpm.a;_xlpm.b;VLOOKUP(_xlpm.b;[NumberText.$A$1:.$B$9];2;FALSE))))" table:number-matrix-columns-spanned="1" table:number-matrix-rows-spanned="1" table:style-name="ce1">
            <text:p>f7blbxznlvgk</text:p>
          </table:table-cell>
          <table:table-cell office:value-type="string" office:string-value="7" table:formula="of:=COM.MICROSOFT.TEXTJOIN(&quot;&quot;;TRUE;IFERROR(MID([.D939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939];1)*10+RIGHT([.E939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7jtlrvlzhzronehn</text:p>
          </table:table-cell>
          <table:table-cell office:value-type="string" office:string-value="37" table:formula="of:=COM.MICROSOFT.TEXTJOIN(&quot;&quot;;TRUE;IFERROR(MID([.A940];ROW(INDIRECT(&quot;1:100&quot;));1)+0;&quot;&quot;))" table:number-matrix-columns-spanned="1" table:number-matrix-rows-spanned="1" table:style-name="ce1">
            <text:p>37</text:p>
          </table:table-cell>
          <table:table-cell office:value-type="float" office:value="37" table:formula="of:=LEFT([.B940];1)*10+RIGHT([.B940];1)" table:style-name="ce1">
            <text:p>37</text:p>
          </table:table-cell>
          <table:table-cell office:value-type="string" office:string-value="37jtlrvlzhzrone1onehn" table:formula="of:=COM.MICROSOFT.REDUCE([.A940];[NumberText.$A$1]:[NumberText.$A$9];COM.MICROSOFT.LAMBDA(_xlpm.a;_xlpm.b;SUBSTITUTE(_xlpm.a;_xlpm.b;VLOOKUP(_xlpm.b;[NumberText.$A$1:.$B$9];2;FALSE))))" table:number-matrix-columns-spanned="1" table:number-matrix-rows-spanned="1" table:style-name="ce1">
            <text:p>37jtlrvlzhzrone1onehn</text:p>
          </table:table-cell>
          <table:table-cell office:value-type="string" office:string-value="371" table:formula="of:=COM.MICROSOFT.TEXTJOIN(&quot;&quot;;TRUE;IFERROR(MID([.D940];ROW(INDIRECT(&quot;1:100&quot;));1)+0;&quot;&quot;))" table:number-matrix-columns-spanned="1" table:number-matrix-rows-spanned="1" table:style-name="ce1">
            <text:p>371</text:p>
          </table:table-cell>
          <table:table-cell office:value-type="float" office:value="31" table:formula="of:=LEFT([.E940];1)*10+RIGHT([.E940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pckhlcsbeight6</text:p>
          </table:table-cell>
          <table:table-cell office:value-type="string" office:string-value="6" table:formula="of:=COM.MICROSOFT.TEXTJOIN(&quot;&quot;;TRUE;IFERROR(MID([.A94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941];1)*10+RIGHT([.B941];1)" table:style-name="ce1">
            <text:p>66</text:p>
          </table:table-cell>
          <table:table-cell office:value-type="string" office:string-value="kpckhlcsbeight8eight6" table:formula="of:=COM.MICROSOFT.REDUCE([.A941];[NumberText.$A$1]:[NumberText.$A$9];COM.MICROSOFT.LAMBDA(_xlpm.a;_xlpm.b;SUBSTITUTE(_xlpm.a;_xlpm.b;VLOOKUP(_xlpm.b;[NumberText.$A$1:.$B$9];2;FALSE))))" table:number-matrix-columns-spanned="1" table:number-matrix-rows-spanned="1" table:style-name="ce1">
            <text:p>kpckhlcsbeight8eight6</text:p>
          </table:table-cell>
          <table:table-cell office:value-type="string" office:string-value="86" table:formula="of:=COM.MICROSOFT.TEXTJOIN(&quot;&quot;;TRUE;IFERROR(MID([.D941];ROW(INDIRECT(&quot;1:100&quot;));1)+0;&quot;&quot;))" table:number-matrix-columns-spanned="1" table:number-matrix-rows-spanned="1" table:style-name="ce1">
            <text:p>86</text:p>
          </table:table-cell>
          <table:table-cell office:value-type="float" office:value="86" table:formula="of:=LEFT([.E941];1)*10+RIGHT([.E941];1)" table:style-name="ce1">
            <text:p>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dfptmfourtwoeightfoursixonefive</text:p>
          </table:table-cell>
          <table:table-cell office:value-type="string" office:string-value="8" table:formula="of:=COM.MICROSOFT.TEXTJOIN(&quot;&quot;;TRUE;IFERROR(MID([.A942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942];1)*10+RIGHT([.B942];1)" table:style-name="ce1">
            <text:p>88</text:p>
          </table:table-cell>
          <table:table-cell office:value-type="string" office:string-value="8dfptmfour4fourtwo2twoeight8eightfour4foursix6sixone1onefive5five" table:formula="of:=COM.MICROSOFT.REDUCE([.A942];[NumberText.$A$1]:[NumberText.$A$9];COM.MICROSOFT.LAMBDA(_xlpm.a;_xlpm.b;SUBSTITUTE(_xlpm.a;_xlpm.b;VLOOKUP(_xlpm.b;[NumberText.$A$1:.$B$9];2;FALSE))))" table:number-matrix-columns-spanned="1" table:number-matrix-rows-spanned="1" table:style-name="ce1">
            <text:p>8dfptmfour4fourtwo2twoeight8eightfour4foursix6sixone1onefive5five</text:p>
          </table:table-cell>
          <table:table-cell office:value-type="string" office:string-value="84284615" table:formula="of:=COM.MICROSOFT.TEXTJOIN(&quot;&quot;;TRUE;IFERROR(MID([.D942];ROW(INDIRECT(&quot;1:100&quot;));1)+0;&quot;&quot;))" table:number-matrix-columns-spanned="1" table:number-matrix-rows-spanned="1" table:style-name="ce1">
            <text:p>84284615</text:p>
          </table:table-cell>
          <table:table-cell office:value-type="float" office:value="85" table:formula="of:=LEFT([.E942];1)*10+RIGHT([.E942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necdrxlgdkm7nineseventwotbbcgninekbxssd</text:p>
          </table:table-cell>
          <table:table-cell office:value-type="string" office:string-value="7" table:formula="of:=COM.MICROSOFT.TEXTJOIN(&quot;&quot;;TRUE;IFERROR(MID([.A94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43];1)*10+RIGHT([.B943];1)" table:style-name="ce1">
            <text:p>77</text:p>
          </table:table-cell>
          <table:table-cell office:value-type="string" office:string-value="nine9ninecdrxlgdkm7nine9nineseven7seventwo2twotbbcgnine9ninekbxssd" table:formula="of:=COM.MICROSOFT.REDUCE([.A943];[NumberText.$A$1]:[NumberText.$A$9];COM.MICROSOFT.LAMBDA(_xlpm.a;_xlpm.b;SUBSTITUTE(_xlpm.a;_xlpm.b;VLOOKUP(_xlpm.b;[NumberText.$A$1:.$B$9];2;FALSE))))" table:number-matrix-columns-spanned="1" table:number-matrix-rows-spanned="1" table:style-name="ce1">
            <text:p>nine9ninecdrxlgdkm7nine9nineseven7seventwo2twotbbcgnine9ninekbxssd</text:p>
          </table:table-cell>
          <table:table-cell office:value-type="string" office:string-value="979729" table:formula="of:=COM.MICROSOFT.TEXTJOIN(&quot;&quot;;TRUE;IFERROR(MID([.D943];ROW(INDIRECT(&quot;1:100&quot;));1)+0;&quot;&quot;))" table:number-matrix-columns-spanned="1" table:number-matrix-rows-spanned="1" table:style-name="ce1">
            <text:p>979729</text:p>
          </table:table-cell>
          <table:table-cell office:value-type="float" office:value="99" table:formula="of:=LEFT([.E943];1)*10+RIGHT([.E943];1)" table:style-name="ce1">
            <text:p>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rhkgmnsbxbhb2ccnncrbstjfbmnlbxsxbkr</text:p>
          </table:table-cell>
          <table:table-cell office:value-type="string" office:string-value="2" table:formula="of:=COM.MICROSOFT.TEXTJOIN(&quot;&quot;;TRUE;IFERROR(MID([.A94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44];1)*10+RIGHT([.B944];1)" table:style-name="ce1">
            <text:p>22</text:p>
          </table:table-cell>
          <table:table-cell office:value-type="string" office:string-value="rrhkgmnsbxbhb2ccnncrbstjfbmnlbxsxbkr" table:formula="of:=COM.MICROSOFT.REDUCE([.A944];[NumberText.$A$1]:[NumberText.$A$9];COM.MICROSOFT.LAMBDA(_xlpm.a;_xlpm.b;SUBSTITUTE(_xlpm.a;_xlpm.b;VLOOKUP(_xlpm.b;[NumberText.$A$1:.$B$9];2;FALSE))))" table:number-matrix-columns-spanned="1" table:number-matrix-rows-spanned="1" table:style-name="ce1">
            <text:p>rrhkgmnsbxbhb2ccnncrbstjfbmnlbxsxbkr</text:p>
          </table:table-cell>
          <table:table-cell office:value-type="string" office:string-value="2" table:formula="of:=COM.MICROSOFT.TEXTJOIN(&quot;&quot;;TRUE;IFERROR(MID([.D944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944];1)*10+RIGHT([.E944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lrvjtdsevenfivefive3sevensixeightseven</text:p>
          </table:table-cell>
          <table:table-cell office:value-type="string" office:string-value="3" table:formula="of:=COM.MICROSOFT.TEXTJOIN(&quot;&quot;;TRUE;IFERROR(MID([.A945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945];1)*10+RIGHT([.B945];1)" table:style-name="ce1">
            <text:p>33</text:p>
          </table:table-cell>
          <table:table-cell office:value-type="string" office:string-value="cflrvjtdseven7sevenfive5fivefive5five3seven7sevensix6sixeight8eightseven7seven" table:formula="of:=COM.MICROSOFT.REDUCE([.A945];[NumberText.$A$1]:[NumberText.$A$9];COM.MICROSOFT.LAMBDA(_xlpm.a;_xlpm.b;SUBSTITUTE(_xlpm.a;_xlpm.b;VLOOKUP(_xlpm.b;[NumberText.$A$1:.$B$9];2;FALSE))))" table:number-matrix-columns-spanned="1" table:number-matrix-rows-spanned="1" table:style-name="ce1">
            <text:p>cflrvjtdseven7sevenfive5fivefive5five3seven7sevensix6sixeight8eightseven7seven</text:p>
          </table:table-cell>
          <table:table-cell office:value-type="string" office:string-value="75537687" table:formula="of:=COM.MICROSOFT.TEXTJOIN(&quot;&quot;;TRUE;IFERROR(MID([.D945];ROW(INDIRECT(&quot;1:100&quot;));1)+0;&quot;&quot;))" table:number-matrix-columns-spanned="1" table:number-matrix-rows-spanned="1" table:style-name="ce1">
            <text:p>75537687</text:p>
          </table:table-cell>
          <table:table-cell office:value-type="float" office:value="77" table:formula="of:=LEFT([.E945];1)*10+RIGHT([.E945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ninenrznrcpdqhxfglb</text:p>
          </table:table-cell>
          <table:table-cell office:value-type="string" office:string-value="41" table:formula="of:=COM.MICROSOFT.TEXTJOIN(&quot;&quot;;TRUE;IFERROR(MID([.A946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B946];1)*10+RIGHT([.B946];1)" table:style-name="ce1">
            <text:p>41</text:p>
          </table:table-cell>
          <table:table-cell office:value-type="string" office:string-value="41nine9ninenrznrcpdqhxfglb" table:formula="of:=COM.MICROSOFT.REDUCE([.A946];[NumberText.$A$1]:[NumberText.$A$9];COM.MICROSOFT.LAMBDA(_xlpm.a;_xlpm.b;SUBSTITUTE(_xlpm.a;_xlpm.b;VLOOKUP(_xlpm.b;[NumberText.$A$1:.$B$9];2;FALSE))))" table:number-matrix-columns-spanned="1" table:number-matrix-rows-spanned="1" table:style-name="ce1">
            <text:p>41nine9ninenrznrcpdqhxfglb</text:p>
          </table:table-cell>
          <table:table-cell office:value-type="string" office:string-value="419" table:formula="of:=COM.MICROSOFT.TEXTJOIN(&quot;&quot;;TRUE;IFERROR(MID([.D946];ROW(INDIRECT(&quot;1:100&quot;));1)+0;&quot;&quot;))" table:number-matrix-columns-spanned="1" table:number-matrix-rows-spanned="1" table:style-name="ce1">
            <text:p>419</text:p>
          </table:table-cell>
          <table:table-cell office:value-type="float" office:value="49" table:formula="of:=LEFT([.E946];1)*10+RIGHT([.E946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fivesixtqbbmzllvbnjnk2fivesix</text:p>
          </table:table-cell>
          <table:table-cell office:value-type="string" office:string-value="2" table:formula="of:=COM.MICROSOFT.TEXTJOIN(&quot;&quot;;TRUE;IFERROR(MID([.A94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47];1)*10+RIGHT([.B947];1)" table:style-name="ce1">
            <text:p>22</text:p>
          </table:table-cell>
          <table:table-cell office:value-type="string" office:string-value="gffive5fivesix6sixtqbbmzllvbnjnk2five5fivesix6six" table:formula="of:=COM.MICROSOFT.REDUCE([.A947];[NumberText.$A$1]:[NumberText.$A$9];COM.MICROSOFT.LAMBDA(_xlpm.a;_xlpm.b;SUBSTITUTE(_xlpm.a;_xlpm.b;VLOOKUP(_xlpm.b;[NumberText.$A$1:.$B$9];2;FALSE))))" table:number-matrix-columns-spanned="1" table:number-matrix-rows-spanned="1" table:style-name="ce1">
            <text:p>gffive5fivesix6sixtqbbmzllvbnjnk2five5fivesix6six</text:p>
          </table:table-cell>
          <table:table-cell office:value-type="string" office:string-value="56256" table:formula="of:=COM.MICROSOFT.TEXTJOIN(&quot;&quot;;TRUE;IFERROR(MID([.D947];ROW(INDIRECT(&quot;1:100&quot;));1)+0;&quot;&quot;))" table:number-matrix-columns-spanned="1" table:number-matrix-rows-spanned="1" table:style-name="ce1">
            <text:p>56256</text:p>
          </table:table-cell>
          <table:table-cell office:value-type="float" office:value="56" table:formula="of:=LEFT([.E947];1)*10+RIGHT([.E947];1)" table:style-name="ce1">
            <text:p>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311seven</text:p>
          </table:table-cell>
          <table:table-cell office:value-type="string" office:string-value="311" table:formula="of:=COM.MICROSOFT.TEXTJOIN(&quot;&quot;;TRUE;IFERROR(MID([.A948];ROW(INDIRECT(&quot;1:100&quot;));1)+0;&quot;&quot;))" table:number-matrix-columns-spanned="1" table:number-matrix-rows-spanned="1" table:style-name="ce1">
            <text:p>311</text:p>
          </table:table-cell>
          <table:table-cell office:value-type="float" office:value="31" table:formula="of:=LEFT([.B948];1)*10+RIGHT([.B948];1)" table:style-name="ce1">
            <text:p>31</text:p>
          </table:table-cell>
          <table:table-cell office:value-type="string" office:string-value="eight8eight311seven7seven" table:formula="of:=COM.MICROSOFT.REDUCE([.A948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311seven7seven</text:p>
          </table:table-cell>
          <table:table-cell office:value-type="string" office:string-value="83117" table:formula="of:=COM.MICROSOFT.TEXTJOIN(&quot;&quot;;TRUE;IFERROR(MID([.D948];ROW(INDIRECT(&quot;1:100&quot;));1)+0;&quot;&quot;))" table:number-matrix-columns-spanned="1" table:number-matrix-rows-spanned="1" table:style-name="ce1">
            <text:p>83117</text:p>
          </table:table-cell>
          <table:table-cell office:value-type="float" office:value="87" table:formula="of:=LEFT([.E948];1)*10+RIGHT([.E948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2mpqbgktxhs359btkzqdfzvtrzmltxt</text:p>
          </table:table-cell>
          <table:table-cell office:value-type="string" office:string-value="52359" table:formula="of:=COM.MICROSOFT.TEXTJOIN(&quot;&quot;;TRUE;IFERROR(MID([.A949];ROW(INDIRECT(&quot;1:100&quot;));1)+0;&quot;&quot;))" table:number-matrix-columns-spanned="1" table:number-matrix-rows-spanned="1" table:style-name="ce1">
            <text:p>52359</text:p>
          </table:table-cell>
          <table:table-cell office:value-type="float" office:value="59" table:formula="of:=LEFT([.B949];1)*10+RIGHT([.B949];1)" table:style-name="ce1">
            <text:p>59</text:p>
          </table:table-cell>
          <table:table-cell office:value-type="string" office:string-value="52mpqbgktxhs359btkzqdfzvtrzmltxt" table:formula="of:=COM.MICROSOFT.REDUCE([.A949];[NumberText.$A$1]:[NumberText.$A$9];COM.MICROSOFT.LAMBDA(_xlpm.a;_xlpm.b;SUBSTITUTE(_xlpm.a;_xlpm.b;VLOOKUP(_xlpm.b;[NumberText.$A$1:.$B$9];2;FALSE))))" table:number-matrix-columns-spanned="1" table:number-matrix-rows-spanned="1" table:style-name="ce1">
            <text:p>52mpqbgktxhs359btkzqdfzvtrzmltxt</text:p>
          </table:table-cell>
          <table:table-cell office:value-type="string" office:string-value="52359" table:formula="of:=COM.MICROSOFT.TEXTJOIN(&quot;&quot;;TRUE;IFERROR(MID([.D949];ROW(INDIRECT(&quot;1:100&quot;));1)+0;&quot;&quot;))" table:number-matrix-columns-spanned="1" table:number-matrix-rows-spanned="1" table:style-name="ce1">
            <text:p>52359</text:p>
          </table:table-cell>
          <table:table-cell office:value-type="float" office:value="59" table:formula="of:=LEFT([.E949];1)*10+RIGHT([.E949];1)" table:style-name="ce1">
            <text:p>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gxnk2rvnmdcmqvqvgkml34</text:p>
          </table:table-cell>
          <table:table-cell office:value-type="string" office:string-value="234" table:formula="of:=COM.MICROSOFT.TEXTJOIN(&quot;&quot;;TRUE;IFERROR(MID([.A950];ROW(INDIRECT(&quot;1:100&quot;));1)+0;&quot;&quot;))" table:number-matrix-columns-spanned="1" table:number-matrix-rows-spanned="1" table:style-name="ce1">
            <text:p>234</text:p>
          </table:table-cell>
          <table:table-cell office:value-type="float" office:value="24" table:formula="of:=LEFT([.B950];1)*10+RIGHT([.B950];1)" table:style-name="ce1">
            <text:p>24</text:p>
          </table:table-cell>
          <table:table-cell office:value-type="string" office:string-value="one1onegxnk2rvnmdcmqvqvgkml34" table:formula="of:=COM.MICROSOFT.REDUCE([.A950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gxnk2rvnmdcmqvqvgkml34</text:p>
          </table:table-cell>
          <table:table-cell office:value-type="string" office:string-value="1234" table:formula="of:=COM.MICROSOFT.TEXTJOIN(&quot;&quot;;TRUE;IFERROR(MID([.D950];ROW(INDIRECT(&quot;1:100&quot;));1)+0;&quot;&quot;))" table:number-matrix-columns-spanned="1" table:number-matrix-rows-spanned="1" table:style-name="ce1">
            <text:p>1234</text:p>
          </table:table-cell>
          <table:table-cell office:value-type="float" office:value="14" table:formula="of:=LEFT([.E950];1)*10+RIGHT([.E950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zeightwoeightrbvknvpt7</text:p>
          </table:table-cell>
          <table:table-cell office:value-type="string" office:string-value="7" table:formula="of:=COM.MICROSOFT.TEXTJOIN(&quot;&quot;;TRUE;IFERROR(MID([.A951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51];1)*10+RIGHT([.B951];1)" table:style-name="ce1">
            <text:p>77</text:p>
          </table:table-cell>
          <table:table-cell office:value-type="string" office:string-value="gfzeight8eightwo2twoeight8eightrbvknvpt7" table:formula="of:=COM.MICROSOFT.REDUCE([.A951];[NumberText.$A$1]:[NumberText.$A$9];COM.MICROSOFT.LAMBDA(_xlpm.a;_xlpm.b;SUBSTITUTE(_xlpm.a;_xlpm.b;VLOOKUP(_xlpm.b;[NumberText.$A$1:.$B$9];2;FALSE))))" table:number-matrix-columns-spanned="1" table:number-matrix-rows-spanned="1" table:style-name="ce1">
            <text:p>gfzeight8eightwo2twoeight8eightrbvknvpt7</text:p>
          </table:table-cell>
          <table:table-cell office:value-type="string" office:string-value="8287" table:formula="of:=COM.MICROSOFT.TEXTJOIN(&quot;&quot;;TRUE;IFERROR(MID([.D951];ROW(INDIRECT(&quot;1:100&quot;));1)+0;&quot;&quot;))" table:number-matrix-columns-spanned="1" table:number-matrix-rows-spanned="1" table:style-name="ce1">
            <text:p>8287</text:p>
          </table:table-cell>
          <table:table-cell office:value-type="float" office:value="87" table:formula="of:=LEFT([.E951];1)*10+RIGHT([.E951];1)" table:style-name="ce1">
            <text:p>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ct2</text:p>
          </table:table-cell>
          <table:table-cell office:value-type="string" office:string-value="12" table:formula="of:=COM.MICROSOFT.TEXTJOIN(&quot;&quot;;TRUE;IFERROR(MID([.A952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B952];1)*10+RIGHT([.B952];1)" table:style-name="ce1">
            <text:p>12</text:p>
          </table:table-cell>
          <table:table-cell office:value-type="string" office:string-value="1ct2" table:formula="of:=COM.MICROSOFT.REDUCE([.A952];[NumberText.$A$1]:[NumberText.$A$9];COM.MICROSOFT.LAMBDA(_xlpm.a;_xlpm.b;SUBSTITUTE(_xlpm.a;_xlpm.b;VLOOKUP(_xlpm.b;[NumberText.$A$1:.$B$9];2;FALSE))))" table:number-matrix-columns-spanned="1" table:number-matrix-rows-spanned="1" table:style-name="ce1">
            <text:p>1ct2</text:p>
          </table:table-cell>
          <table:table-cell office:value-type="string" office:string-value="12" table:formula="of:=COM.MICROSOFT.TEXTJOIN(&quot;&quot;;TRUE;IFERROR(MID([.D952];ROW(INDIRECT(&quot;1:100&quot;));1)+0;&quot;&quot;))" table:number-matrix-columns-spanned="1" table:number-matrix-rows-spanned="1" table:style-name="ce1">
            <text:p>12</text:p>
          </table:table-cell>
          <table:table-cell office:value-type="float" office:value="12" table:formula="of:=LEFT([.E952];1)*10+RIGHT([.E952];1)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ctqtxtgseven66zhslvvdninetwo</text:p>
          </table:table-cell>
          <table:table-cell office:value-type="string" office:string-value="66" table:formula="of:=COM.MICROSOFT.TEXTJOIN(&quot;&quot;;TRUE;IFERROR(MID([.A953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953];1)*10+RIGHT([.B953];1)" table:style-name="ce1">
            <text:p>66</text:p>
          </table:table-cell>
          <table:table-cell office:value-type="string" office:string-value="zctqtxtgseven7seven66zhslvvdnine9ninetwo2two" table:formula="of:=COM.MICROSOFT.REDUCE([.A953];[NumberText.$A$1]:[NumberText.$A$9];COM.MICROSOFT.LAMBDA(_xlpm.a;_xlpm.b;SUBSTITUTE(_xlpm.a;_xlpm.b;VLOOKUP(_xlpm.b;[NumberText.$A$1:.$B$9];2;FALSE))))" table:number-matrix-columns-spanned="1" table:number-matrix-rows-spanned="1" table:style-name="ce1">
            <text:p>zctqtxtgseven7seven66zhslvvdnine9ninetwo2two</text:p>
          </table:table-cell>
          <table:table-cell office:value-type="string" office:string-value="76692" table:formula="of:=COM.MICROSOFT.TEXTJOIN(&quot;&quot;;TRUE;IFERROR(MID([.D953];ROW(INDIRECT(&quot;1:100&quot;));1)+0;&quot;&quot;))" table:number-matrix-columns-spanned="1" table:number-matrix-rows-spanned="1" table:style-name="ce1">
            <text:p>76692</text:p>
          </table:table-cell>
          <table:table-cell office:value-type="float" office:value="72" table:formula="of:=LEFT([.E953];1)*10+RIGHT([.E953];1)" table:style-name="ce1">
            <text:p>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sixbfn8mxfkthf5</text:p>
          </table:table-cell>
          <table:table-cell office:value-type="string" office:string-value="5485" table:formula="of:=COM.MICROSOFT.TEXTJOIN(&quot;&quot;;TRUE;IFERROR(MID([.A954];ROW(INDIRECT(&quot;1:100&quot;));1)+0;&quot;&quot;))" table:number-matrix-columns-spanned="1" table:number-matrix-rows-spanned="1" table:style-name="ce1">
            <text:p>5485</text:p>
          </table:table-cell>
          <table:table-cell office:value-type="float" office:value="55" table:formula="of:=LEFT([.B954];1)*10+RIGHT([.B954];1)" table:style-name="ce1">
            <text:p>55</text:p>
          </table:table-cell>
          <table:table-cell office:value-type="string" office:string-value="54six6sixbfn8mxfkthf5" table:formula="of:=COM.MICROSOFT.REDUCE([.A954];[NumberText.$A$1]:[NumberText.$A$9];COM.MICROSOFT.LAMBDA(_xlpm.a;_xlpm.b;SUBSTITUTE(_xlpm.a;_xlpm.b;VLOOKUP(_xlpm.b;[NumberText.$A$1:.$B$9];2;FALSE))))" table:number-matrix-columns-spanned="1" table:number-matrix-rows-spanned="1" table:style-name="ce1">
            <text:p>54six6sixbfn8mxfkthf5</text:p>
          </table:table-cell>
          <table:table-cell office:value-type="string" office:string-value="54685" table:formula="of:=COM.MICROSOFT.TEXTJOIN(&quot;&quot;;TRUE;IFERROR(MID([.D954];ROW(INDIRECT(&quot;1:100&quot;));1)+0;&quot;&quot;))" table:number-matrix-columns-spanned="1" table:number-matrix-rows-spanned="1" table:style-name="ce1">
            <text:p>54685</text:p>
          </table:table-cell>
          <table:table-cell office:value-type="float" office:value="55" table:formula="of:=LEFT([.E954];1)*10+RIGHT([.E954];1)" table:style-name="ce1">
            <text:p>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974seven9dclxbmfive</text:p>
          </table:table-cell>
          <table:table-cell office:value-type="string" office:string-value="99749" table:formula="of:=COM.MICROSOFT.TEXTJOIN(&quot;&quot;;TRUE;IFERROR(MID([.A955];ROW(INDIRECT(&quot;1:100&quot;));1)+0;&quot;&quot;))" table:number-matrix-columns-spanned="1" table:number-matrix-rows-spanned="1" table:style-name="ce1">
            <text:p>99749</text:p>
          </table:table-cell>
          <table:table-cell office:value-type="float" office:value="99" table:formula="of:=LEFT([.B955];1)*10+RIGHT([.B955];1)" table:style-name="ce1">
            <text:p>99</text:p>
          </table:table-cell>
          <table:table-cell office:value-type="string" office:string-value="9974seven7seven9dclxbmfive5five" table:formula="of:=COM.MICROSOFT.REDUCE([.A955];[NumberText.$A$1]:[NumberText.$A$9];COM.MICROSOFT.LAMBDA(_xlpm.a;_xlpm.b;SUBSTITUTE(_xlpm.a;_xlpm.b;VLOOKUP(_xlpm.b;[NumberText.$A$1:.$B$9];2;FALSE))))" table:number-matrix-columns-spanned="1" table:number-matrix-rows-spanned="1" table:style-name="ce1">
            <text:p>9974seven7seven9dclxbmfive5five</text:p>
          </table:table-cell>
          <table:table-cell office:value-type="string" office:string-value="9974795" table:formula="of:=COM.MICROSOFT.TEXTJOIN(&quot;&quot;;TRUE;IFERROR(MID([.D955];ROW(INDIRECT(&quot;1:100&quot;));1)+0;&quot;&quot;))" table:number-matrix-columns-spanned="1" table:number-matrix-rows-spanned="1" table:style-name="ce1">
            <text:p>9974795</text:p>
          </table:table-cell>
          <table:table-cell office:value-type="float" office:value="95" table:formula="of:=LEFT([.E955];1)*10+RIGHT([.E955];1)" table:style-name="ce1">
            <text:p>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four6mjtssrxjjsleight2foureight</text:p>
          </table:table-cell>
          <table:table-cell office:value-type="string" office:string-value="62" table:formula="of:=COM.MICROSOFT.TEXTJOIN(&quot;&quot;;TRUE;IFERROR(MID([.A956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B956];1)*10+RIGHT([.B956];1)" table:style-name="ce1">
            <text:p>62</text:p>
          </table:table-cell>
          <table:table-cell office:value-type="string" office:string-value="one1onefour4four6mjtssrxjjsleight8eight2four4foureight8eight" table:formula="of:=COM.MICROSOFT.REDUCE([.A95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four4four6mjtssrxjjsleight8eight2four4foureight8eight</text:p>
          </table:table-cell>
          <table:table-cell office:value-type="string" office:string-value="1468248" table:formula="of:=COM.MICROSOFT.TEXTJOIN(&quot;&quot;;TRUE;IFERROR(MID([.D956];ROW(INDIRECT(&quot;1:100&quot;));1)+0;&quot;&quot;))" table:number-matrix-columns-spanned="1" table:number-matrix-rows-spanned="1" table:style-name="ce1">
            <text:p>1468248</text:p>
          </table:table-cell>
          <table:table-cell office:value-type="float" office:value="18" table:formula="of:=LEFT([.E956];1)*10+RIGHT([.E956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sixsmmzsvbpl9two</text:p>
          </table:table-cell>
          <table:table-cell office:value-type="string" office:string-value="8189" table:formula="of:=COM.MICROSOFT.TEXTJOIN(&quot;&quot;;TRUE;IFERROR(MID([.A957];ROW(INDIRECT(&quot;1:100&quot;));1)+0;&quot;&quot;))" table:number-matrix-columns-spanned="1" table:number-matrix-rows-spanned="1" table:style-name="ce1">
            <text:p>8189</text:p>
          </table:table-cell>
          <table:table-cell office:value-type="float" office:value="89" table:formula="of:=LEFT([.B957];1)*10+RIGHT([.B957];1)" table:style-name="ce1">
            <text:p>89</text:p>
          </table:table-cell>
          <table:table-cell office:value-type="string" office:string-value="818six6sixsmmzsvbpl9two2two" table:formula="of:=COM.MICROSOFT.REDUCE([.A957];[NumberText.$A$1]:[NumberText.$A$9];COM.MICROSOFT.LAMBDA(_xlpm.a;_xlpm.b;SUBSTITUTE(_xlpm.a;_xlpm.b;VLOOKUP(_xlpm.b;[NumberText.$A$1:.$B$9];2;FALSE))))" table:number-matrix-columns-spanned="1" table:number-matrix-rows-spanned="1" table:style-name="ce1">
            <text:p>818six6sixsmmzsvbpl9two2two</text:p>
          </table:table-cell>
          <table:table-cell office:value-type="string" office:string-value="818692" table:formula="of:=COM.MICROSOFT.TEXTJOIN(&quot;&quot;;TRUE;IFERROR(MID([.D957];ROW(INDIRECT(&quot;1:100&quot;));1)+0;&quot;&quot;))" table:number-matrix-columns-spanned="1" table:number-matrix-rows-spanned="1" table:style-name="ce1">
            <text:p>818692</text:p>
          </table:table-cell>
          <table:table-cell office:value-type="float" office:value="82" table:formula="of:=LEFT([.E957];1)*10+RIGHT([.E957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jqnpzlp83qxlj</text:p>
          </table:table-cell>
          <table:table-cell office:value-type="string" office:string-value="83" table:formula="of:=COM.MICROSOFT.TEXTJOIN(&quot;&quot;;TRUE;IFERROR(MID([.A958];ROW(INDIRECT(&quot;1:100&quot;));1)+0;&quot;&quot;))" table:number-matrix-columns-spanned="1" table:number-matrix-rows-spanned="1" table:style-name="ce1">
            <text:p>83</text:p>
          </table:table-cell>
          <table:table-cell office:value-type="float" office:value="83" table:formula="of:=LEFT([.B958];1)*10+RIGHT([.B958];1)" table:style-name="ce1">
            <text:p>83</text:p>
          </table:table-cell>
          <table:table-cell office:value-type="string" office:string-value="rjqnpzlp83qxlj" table:formula="of:=COM.MICROSOFT.REDUCE([.A958];[NumberText.$A$1]:[NumberText.$A$9];COM.MICROSOFT.LAMBDA(_xlpm.a;_xlpm.b;SUBSTITUTE(_xlpm.a;_xlpm.b;VLOOKUP(_xlpm.b;[NumberText.$A$1:.$B$9];2;FALSE))))" table:number-matrix-columns-spanned="1" table:number-matrix-rows-spanned="1" table:style-name="ce1">
            <text:p>rjqnpzlp83qxlj</text:p>
          </table:table-cell>
          <table:table-cell office:value-type="string" office:string-value="83" table:formula="of:=COM.MICROSOFT.TEXTJOIN(&quot;&quot;;TRUE;IFERROR(MID([.D958];ROW(INDIRECT(&quot;1:100&quot;));1)+0;&quot;&quot;))" table:number-matrix-columns-spanned="1" table:number-matrix-rows-spanned="1" table:style-name="ce1">
            <text:p>83</text:p>
          </table:table-cell>
          <table:table-cell office:value-type="float" office:value="83" table:formula="of:=LEFT([.E958];1)*10+RIGHT([.E958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xqztv22</text:p>
          </table:table-cell>
          <table:table-cell office:value-type="string" office:string-value="22" table:formula="of:=COM.MICROSOFT.TEXTJOIN(&quot;&quot;;TRUE;IFERROR(MID([.A959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B959];1)*10+RIGHT([.B959];1)" table:style-name="ce1">
            <text:p>22</text:p>
          </table:table-cell>
          <table:table-cell office:value-type="string" office:string-value="sxqztv22" table:formula="of:=COM.MICROSOFT.REDUCE([.A959];[NumberText.$A$1]:[NumberText.$A$9];COM.MICROSOFT.LAMBDA(_xlpm.a;_xlpm.b;SUBSTITUTE(_xlpm.a;_xlpm.b;VLOOKUP(_xlpm.b;[NumberText.$A$1:.$B$9];2;FALSE))))" table:number-matrix-columns-spanned="1" table:number-matrix-rows-spanned="1" table:style-name="ce1">
            <text:p>sxqztv22</text:p>
          </table:table-cell>
          <table:table-cell office:value-type="string" office:string-value="22" table:formula="of:=COM.MICROSOFT.TEXTJOIN(&quot;&quot;;TRUE;IFERROR(MID([.D959];ROW(INDIRECT(&quot;1:100&quot;));1)+0;&quot;&quot;))" table:number-matrix-columns-spanned="1" table:number-matrix-rows-spanned="1" table:style-name="ce1">
            <text:p>22</text:p>
          </table:table-cell>
          <table:table-cell office:value-type="float" office:value="22" table:formula="of:=LEFT([.E959];1)*10+RIGHT([.E959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tsvhfszvj</text:p>
          </table:table-cell>
          <table:table-cell office:value-type="string" office:string-value="8" table:formula="of:=COM.MICROSOFT.TEXTJOIN(&quot;&quot;;TRUE;IFERROR(MID([.A960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960];1)*10+RIGHT([.B960];1)" table:style-name="ce1">
            <text:p>88</text:p>
          </table:table-cell>
          <table:table-cell office:value-type="string" office:string-value="8tsvhfszvj" table:formula="of:=COM.MICROSOFT.REDUCE([.A960];[NumberText.$A$1]:[NumberText.$A$9];COM.MICROSOFT.LAMBDA(_xlpm.a;_xlpm.b;SUBSTITUTE(_xlpm.a;_xlpm.b;VLOOKUP(_xlpm.b;[NumberText.$A$1:.$B$9];2;FALSE))))" table:number-matrix-columns-spanned="1" table:number-matrix-rows-spanned="1" table:style-name="ce1">
            <text:p>8tsvhfszvj</text:p>
          </table:table-cell>
          <table:table-cell office:value-type="string" office:string-value="8" table:formula="of:=COM.MICROSOFT.TEXTJOIN(&quot;&quot;;TRUE;IFERROR(MID([.D960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E960];1)*10+RIGHT([.E960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5mninefour68</text:p>
          </table:table-cell>
          <table:table-cell office:value-type="string" office:string-value="568" table:formula="of:=COM.MICROSOFT.TEXTJOIN(&quot;&quot;;TRUE;IFERROR(MID([.A961];ROW(INDIRECT(&quot;1:100&quot;));1)+0;&quot;&quot;))" table:number-matrix-columns-spanned="1" table:number-matrix-rows-spanned="1" table:style-name="ce1">
            <text:p>568</text:p>
          </table:table-cell>
          <table:table-cell office:value-type="float" office:value="58" table:formula="of:=LEFT([.B961];1)*10+RIGHT([.B961];1)" table:style-name="ce1">
            <text:p>58</text:p>
          </table:table-cell>
          <table:table-cell office:value-type="string" office:string-value="one1one5mnine9ninefour4four68" table:formula="of:=COM.MICROSOFT.REDUCE([.A961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5mnine9ninefour4four68</text:p>
          </table:table-cell>
          <table:table-cell office:value-type="string" office:string-value="159468" table:formula="of:=COM.MICROSOFT.TEXTJOIN(&quot;&quot;;TRUE;IFERROR(MID([.D961];ROW(INDIRECT(&quot;1:100&quot;));1)+0;&quot;&quot;))" table:number-matrix-columns-spanned="1" table:number-matrix-rows-spanned="1" table:style-name="ce1">
            <text:p>159468</text:p>
          </table:table-cell>
          <table:table-cell office:value-type="float" office:value="18" table:formula="of:=LEFT([.E961];1)*10+RIGHT([.E961];1)" table:style-name="ce1">
            <text:p>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7threeone</text:p>
          </table:table-cell>
          <table:table-cell office:value-type="string" office:string-value="7" table:formula="of:=COM.MICROSOFT.TEXTJOIN(&quot;&quot;;TRUE;IFERROR(MID([.A962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62];1)*10+RIGHT([.B962];1)" table:style-name="ce1">
            <text:p>77</text:p>
          </table:table-cell>
          <table:table-cell office:value-type="string" office:string-value="three3three7three3threeone1one" table:formula="of:=COM.MICROSOFT.REDUCE([.A962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7three3threeone1one</text:p>
          </table:table-cell>
          <table:table-cell office:value-type="string" office:string-value="3731" table:formula="of:=COM.MICROSOFT.TEXTJOIN(&quot;&quot;;TRUE;IFERROR(MID([.D962];ROW(INDIRECT(&quot;1:100&quot;));1)+0;&quot;&quot;))" table:number-matrix-columns-spanned="1" table:number-matrix-rows-spanned="1" table:style-name="ce1">
            <text:p>3731</text:p>
          </table:table-cell>
          <table:table-cell office:value-type="float" office:value="31" table:formula="of:=LEFT([.E962];1)*10+RIGHT([.E962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cnq2jdjvmlh5mqnnnrsqgppkfxjfjsevendrq</text:p>
          </table:table-cell>
          <table:table-cell office:value-type="string" office:string-value="25" table:formula="of:=COM.MICROSOFT.TEXTJOIN(&quot;&quot;;TRUE;IFERROR(MID([.A963];ROW(INDIRECT(&quot;1:100&quot;));1)+0;&quot;&quot;))" table:number-matrix-columns-spanned="1" table:number-matrix-rows-spanned="1" table:style-name="ce1">
            <text:p>25</text:p>
          </table:table-cell>
          <table:table-cell office:value-type="float" office:value="25" table:formula="of:=LEFT([.B963];1)*10+RIGHT([.B963];1)" table:style-name="ce1">
            <text:p>25</text:p>
          </table:table-cell>
          <table:table-cell office:value-type="string" office:string-value="seven7sevencnq2jdjvmlh5mqnnnrsqgppkfxjfjseven7sevendrq" table:formula="of:=COM.MICROSOFT.REDUCE([.A963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cnq2jdjvmlh5mqnnnrsqgppkfxjfjseven7sevendrq</text:p>
          </table:table-cell>
          <table:table-cell office:value-type="string" office:string-value="7257" table:formula="of:=COM.MICROSOFT.TEXTJOIN(&quot;&quot;;TRUE;IFERROR(MID([.D963];ROW(INDIRECT(&quot;1:100&quot;));1)+0;&quot;&quot;))" table:number-matrix-columns-spanned="1" table:number-matrix-rows-spanned="1" table:style-name="ce1">
            <text:p>7257</text:p>
          </table:table-cell>
          <table:table-cell office:value-type="float" office:value="77" table:formula="of:=LEFT([.E963];1)*10+RIGHT([.E963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zmxbvgschsqxbk5lltxpseventhreevrhsvdkk</text:p>
          </table:table-cell>
          <table:table-cell office:value-type="string" office:string-value="85" table:formula="of:=COM.MICROSOFT.TEXTJOIN(&quot;&quot;;TRUE;IFERROR(MID([.A964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B964];1)*10+RIGHT([.B964];1)" table:style-name="ce1">
            <text:p>85</text:p>
          </table:table-cell>
          <table:table-cell office:value-type="string" office:string-value="8zmxbvgschsqxbk5lltxpseven7seventhree3threevrhsvdkk" table:formula="of:=COM.MICROSOFT.REDUCE([.A964];[NumberText.$A$1]:[NumberText.$A$9];COM.MICROSOFT.LAMBDA(_xlpm.a;_xlpm.b;SUBSTITUTE(_xlpm.a;_xlpm.b;VLOOKUP(_xlpm.b;[NumberText.$A$1:.$B$9];2;FALSE))))" table:number-matrix-columns-spanned="1" table:number-matrix-rows-spanned="1" table:style-name="ce1">
            <text:p>8zmxbvgschsqxbk5lltxpseven7seventhree3threevrhsvdkk</text:p>
          </table:table-cell>
          <table:table-cell office:value-type="string" office:string-value="8573" table:formula="of:=COM.MICROSOFT.TEXTJOIN(&quot;&quot;;TRUE;IFERROR(MID([.D964];ROW(INDIRECT(&quot;1:100&quot;));1)+0;&quot;&quot;))" table:number-matrix-columns-spanned="1" table:number-matrix-rows-spanned="1" table:style-name="ce1">
            <text:p>8573</text:p>
          </table:table-cell>
          <table:table-cell office:value-type="float" office:value="83" table:formula="of:=LEFT([.E964];1)*10+RIGHT([.E964];1)" table:style-name="ce1">
            <text:p>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ven2ngbqlxkjl27eighttjprz</text:p>
          </table:table-cell>
          <table:table-cell office:value-type="string" office:string-value="227" table:formula="of:=COM.MICROSOFT.TEXTJOIN(&quot;&quot;;TRUE;IFERROR(MID([.A965];ROW(INDIRECT(&quot;1:100&quot;));1)+0;&quot;&quot;))" table:number-matrix-columns-spanned="1" table:number-matrix-rows-spanned="1" table:style-name="ce1">
            <text:p>227</text:p>
          </table:table-cell>
          <table:table-cell office:value-type="float" office:value="27" table:formula="of:=LEFT([.B965];1)*10+RIGHT([.B965];1)" table:style-name="ce1">
            <text:p>27</text:p>
          </table:table-cell>
          <table:table-cell office:value-type="string" office:string-value="seven7seven2ngbqlxkjl27eight8eighttjprz" table:formula="of:=COM.MICROSOFT.REDUCE([.A965];[NumberText.$A$1]:[NumberText.$A$9];COM.MICROSOFT.LAMBDA(_xlpm.a;_xlpm.b;SUBSTITUTE(_xlpm.a;_xlpm.b;VLOOKUP(_xlpm.b;[NumberText.$A$1:.$B$9];2;FALSE))))" table:number-matrix-columns-spanned="1" table:number-matrix-rows-spanned="1" table:style-name="ce1">
            <text:p>seven7seven2ngbqlxkjl27eight8eighttjprz</text:p>
          </table:table-cell>
          <table:table-cell office:value-type="string" office:string-value="72278" table:formula="of:=COM.MICROSOFT.TEXTJOIN(&quot;&quot;;TRUE;IFERROR(MID([.D965];ROW(INDIRECT(&quot;1:100&quot;));1)+0;&quot;&quot;))" table:number-matrix-columns-spanned="1" table:number-matrix-rows-spanned="1" table:style-name="ce1">
            <text:p>72278</text:p>
          </table:table-cell>
          <table:table-cell office:value-type="float" office:value="78" table:formula="of:=LEFT([.E965];1)*10+RIGHT([.E965];1)" table:style-name="ce1">
            <text:p>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fskxtnqpqninevczrltkg18hmgjmqt</text:p>
          </table:table-cell>
          <table:table-cell office:value-type="string" office:string-value="18" table:formula="of:=COM.MICROSOFT.TEXTJOIN(&quot;&quot;;TRUE;IFERROR(MID([.A966];ROW(INDIRECT(&quot;1:100&quot;));1)+0;&quot;&quot;))" table:number-matrix-columns-spanned="1" table:number-matrix-rows-spanned="1" table:style-name="ce1">
            <text:p>18</text:p>
          </table:table-cell>
          <table:table-cell office:value-type="float" office:value="18" table:formula="of:=LEFT([.B966];1)*10+RIGHT([.B966];1)" table:style-name="ce1">
            <text:p>18</text:p>
          </table:table-cell>
          <table:table-cell office:value-type="string" office:string-value="ccfskxtnqpqnine9ninevczrltkg18hmgjmqt" table:formula="of:=COM.MICROSOFT.REDUCE([.A966];[NumberText.$A$1]:[NumberText.$A$9];COM.MICROSOFT.LAMBDA(_xlpm.a;_xlpm.b;SUBSTITUTE(_xlpm.a;_xlpm.b;VLOOKUP(_xlpm.b;[NumberText.$A$1:.$B$9];2;FALSE))))" table:number-matrix-columns-spanned="1" table:number-matrix-rows-spanned="1" table:style-name="ce1">
            <text:p>ccfskxtnqpqnine9ninevczrltkg18hmgjmqt</text:p>
          </table:table-cell>
          <table:table-cell office:value-type="string" office:string-value="918" table:formula="of:=COM.MICROSOFT.TEXTJOIN(&quot;&quot;;TRUE;IFERROR(MID([.D966];ROW(INDIRECT(&quot;1:100&quot;));1)+0;&quot;&quot;))" table:number-matrix-columns-spanned="1" table:number-matrix-rows-spanned="1" table:style-name="ce1">
            <text:p>918</text:p>
          </table:table-cell>
          <table:table-cell office:value-type="float" office:value="98" table:formula="of:=LEFT([.E966];1)*10+RIGHT([.E966];1)" table:style-name="ce1">
            <text:p>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pgtv4nine5lnqvglvdrxvqmc</text:p>
          </table:table-cell>
          <table:table-cell office:value-type="string" office:string-value="45" table:formula="of:=COM.MICROSOFT.TEXTJOIN(&quot;&quot;;TRUE;IFERROR(MID([.A967];ROW(INDIRECT(&quot;1:100&quot;));1)+0;&quot;&quot;))" table:number-matrix-columns-spanned="1" table:number-matrix-rows-spanned="1" table:style-name="ce1">
            <text:p>45</text:p>
          </table:table-cell>
          <table:table-cell office:value-type="float" office:value="45" table:formula="of:=LEFT([.B967];1)*10+RIGHT([.B967];1)" table:style-name="ce1">
            <text:p>45</text:p>
          </table:table-cell>
          <table:table-cell office:value-type="string" office:string-value="npgtv4nine9nine5lnqvglvdrxvqmc" table:formula="of:=COM.MICROSOFT.REDUCE([.A967];[NumberText.$A$1]:[NumberText.$A$9];COM.MICROSOFT.LAMBDA(_xlpm.a;_xlpm.b;SUBSTITUTE(_xlpm.a;_xlpm.b;VLOOKUP(_xlpm.b;[NumberText.$A$1:.$B$9];2;FALSE))))" table:number-matrix-columns-spanned="1" table:number-matrix-rows-spanned="1" table:style-name="ce1">
            <text:p>npgtv4nine9nine5lnqvglvdrxvqmc</text:p>
          </table:table-cell>
          <table:table-cell office:value-type="string" office:string-value="495" table:formula="of:=COM.MICROSOFT.TEXTJOIN(&quot;&quot;;TRUE;IFERROR(MID([.D967];ROW(INDIRECT(&quot;1:100&quot;));1)+0;&quot;&quot;))" table:number-matrix-columns-spanned="1" table:number-matrix-rows-spanned="1" table:style-name="ce1">
            <text:p>495</text:p>
          </table:table-cell>
          <table:table-cell office:value-type="float" office:value="45" table:formula="of:=LEFT([.E967];1)*10+RIGHT([.E967];1)" table:style-name="ce1">
            <text:p>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vg4zrtpxnknbone</text:p>
          </table:table-cell>
          <table:table-cell office:value-type="string" office:string-value="4" table:formula="of:=COM.MICROSOFT.TEXTJOIN(&quot;&quot;;TRUE;IFERROR(MID([.A96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968];1)*10+RIGHT([.B968];1)" table:style-name="ce1">
            <text:p>44</text:p>
          </table:table-cell>
          <table:table-cell office:value-type="string" office:string-value="kvg4zrtpxnknbone1one" table:formula="of:=COM.MICROSOFT.REDUCE([.A968];[NumberText.$A$1]:[NumberText.$A$9];COM.MICROSOFT.LAMBDA(_xlpm.a;_xlpm.b;SUBSTITUTE(_xlpm.a;_xlpm.b;VLOOKUP(_xlpm.b;[NumberText.$A$1:.$B$9];2;FALSE))))" table:number-matrix-columns-spanned="1" table:number-matrix-rows-spanned="1" table:style-name="ce1">
            <text:p>kvg4zrtpxnknbone1one</text:p>
          </table:table-cell>
          <table:table-cell office:value-type="string" office:string-value="41" table:formula="of:=COM.MICROSOFT.TEXTJOIN(&quot;&quot;;TRUE;IFERROR(MID([.D968];ROW(INDIRECT(&quot;1:100&quot;));1)+0;&quot;&quot;))" table:number-matrix-columns-spanned="1" table:number-matrix-rows-spanned="1" table:style-name="ce1">
            <text:p>41</text:p>
          </table:table-cell>
          <table:table-cell office:value-type="float" office:value="41" table:formula="of:=LEFT([.E968];1)*10+RIGHT([.E968];1)" table:style-name="ce1">
            <text:p>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reeeight1tsdcthree5zxrshttlsmseven9</text:p>
          </table:table-cell>
          <table:table-cell office:value-type="string" office:string-value="159" table:formula="of:=COM.MICROSOFT.TEXTJOIN(&quot;&quot;;TRUE;IFERROR(MID([.A969];ROW(INDIRECT(&quot;1:100&quot;));1)+0;&quot;&quot;))" table:number-matrix-columns-spanned="1" table:number-matrix-rows-spanned="1" table:style-name="ce1">
            <text:p>159</text:p>
          </table:table-cell>
          <table:table-cell office:value-type="float" office:value="19" table:formula="of:=LEFT([.B969];1)*10+RIGHT([.B969];1)" table:style-name="ce1">
            <text:p>19</text:p>
          </table:table-cell>
          <table:table-cell office:value-type="string" office:string-value="three3threeeight8eight1tsdcthree3three5zxrshttlsmseven7seven9" table:formula="of:=COM.MICROSOFT.REDUCE([.A969];[NumberText.$A$1]:[NumberText.$A$9];COM.MICROSOFT.LAMBDA(_xlpm.a;_xlpm.b;SUBSTITUTE(_xlpm.a;_xlpm.b;VLOOKUP(_xlpm.b;[NumberText.$A$1:.$B$9];2;FALSE))))" table:number-matrix-columns-spanned="1" table:number-matrix-rows-spanned="1" table:style-name="ce1">
            <text:p>three3threeeight8eight1tsdcthree3three5zxrshttlsmseven7seven9</text:p>
          </table:table-cell>
          <table:table-cell office:value-type="string" office:string-value="3813579" table:formula="of:=COM.MICROSOFT.TEXTJOIN(&quot;&quot;;TRUE;IFERROR(MID([.D969];ROW(INDIRECT(&quot;1:100&quot;));1)+0;&quot;&quot;))" table:number-matrix-columns-spanned="1" table:number-matrix-rows-spanned="1" table:style-name="ce1">
            <text:p>3813579</text:p>
          </table:table-cell>
          <table:table-cell office:value-type="float" office:value="39" table:formula="of:=LEFT([.E969];1)*10+RIGHT([.E969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float" office:value="35448284" table:style-name="ce1">
            <text:p>35448284</text:p>
          </table:table-cell>
          <table:table-cell office:value-type="string" office:string-value="35448284" table:formula="of:=COM.MICROSOFT.TEXTJOIN(&quot;&quot;;TRUE;IFERROR(MID([.A970];ROW(INDIRECT(&quot;1:100&quot;));1)+0;&quot;&quot;))" table:number-matrix-columns-spanned="1" table:number-matrix-rows-spanned="1" table:style-name="ce1">
            <text:p>35448284</text:p>
          </table:table-cell>
          <table:table-cell office:value-type="float" office:value="34" table:formula="of:=LEFT([.B970];1)*10+RIGHT([.B970];1)" table:style-name="ce1">
            <text:p>34</text:p>
          </table:table-cell>
          <table:table-cell office:value-type="string" office:string-value="35448284" table:formula="of:=COM.MICROSOFT.REDUCE([.A970];[NumberText.$A$1]:[NumberText.$A$9];COM.MICROSOFT.LAMBDA(_xlpm.a;_xlpm.b;SUBSTITUTE(_xlpm.a;_xlpm.b;VLOOKUP(_xlpm.b;[NumberText.$A$1:.$B$9];2;FALSE))))" table:number-matrix-columns-spanned="1" table:number-matrix-rows-spanned="1" table:style-name="ce1">
            <text:p>35448284</text:p>
          </table:table-cell>
          <table:table-cell office:value-type="string" office:string-value="35448284" table:formula="of:=COM.MICROSOFT.TEXTJOIN(&quot;&quot;;TRUE;IFERROR(MID([.D970];ROW(INDIRECT(&quot;1:100&quot;));1)+0;&quot;&quot;))" table:number-matrix-columns-spanned="1" table:number-matrix-rows-spanned="1" table:style-name="ce1">
            <text:p>35448284</text:p>
          </table:table-cell>
          <table:table-cell office:value-type="float" office:value="34" table:formula="of:=LEFT([.E970];1)*10+RIGHT([.E970];1)" table:style-name="ce1">
            <text:p>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iveqplkfftsj</text:p>
          </table:table-cell>
          <table:table-cell office:value-type="string" office:string-value="6" table:formula="of:=COM.MICROSOFT.TEXTJOIN(&quot;&quot;;TRUE;IFERROR(MID([.A971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971];1)*10+RIGHT([.B971];1)" table:style-name="ce1">
            <text:p>66</text:p>
          </table:table-cell>
          <table:table-cell office:value-type="string" office:string-value="6five5fiveqplkfftsj" table:formula="of:=COM.MICROSOFT.REDUCE([.A971];[NumberText.$A$1]:[NumberText.$A$9];COM.MICROSOFT.LAMBDA(_xlpm.a;_xlpm.b;SUBSTITUTE(_xlpm.a;_xlpm.b;VLOOKUP(_xlpm.b;[NumberText.$A$1:.$B$9];2;FALSE))))" table:number-matrix-columns-spanned="1" table:number-matrix-rows-spanned="1" table:style-name="ce1">
            <text:p>6five5fiveqplkfftsj</text:p>
          </table:table-cell>
          <table:table-cell office:value-type="string" office:string-value="65" table:formula="of:=COM.MICROSOFT.TEXTJOIN(&quot;&quot;;TRUE;IFERROR(MID([.D971];ROW(INDIRECT(&quot;1:100&quot;));1)+0;&quot;&quot;))" table:number-matrix-columns-spanned="1" table:number-matrix-rows-spanned="1" table:style-name="ce1">
            <text:p>65</text:p>
          </table:table-cell>
          <table:table-cell office:value-type="float" office:value="65" table:formula="of:=LEFT([.E971];1)*10+RIGHT([.E971];1)" table:style-name="ce1">
            <text:p>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dmrjhzhfiverlgntcckbqzjgth4gfddcrz</text:p>
          </table:table-cell>
          <table:table-cell office:value-type="string" office:string-value="4" table:formula="of:=COM.MICROSOFT.TEXTJOIN(&quot;&quot;;TRUE;IFERROR(MID([.A972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972];1)*10+RIGHT([.B972];1)" table:style-name="ce1">
            <text:p>44</text:p>
          </table:table-cell>
          <table:table-cell office:value-type="string" office:string-value="pldmrjhzhfive5fiverlgntcckbqzjgth4gfddcrz" table:formula="of:=COM.MICROSOFT.REDUCE([.A972];[NumberText.$A$1]:[NumberText.$A$9];COM.MICROSOFT.LAMBDA(_xlpm.a;_xlpm.b;SUBSTITUTE(_xlpm.a;_xlpm.b;VLOOKUP(_xlpm.b;[NumberText.$A$1:.$B$9];2;FALSE))))" table:number-matrix-columns-spanned="1" table:number-matrix-rows-spanned="1" table:style-name="ce1">
            <text:p>pldmrjhzhfive5fiverlgntcckbqzjgth4gfddcrz</text:p>
          </table:table-cell>
          <table:table-cell office:value-type="string" office:string-value="54" table:formula="of:=COM.MICROSOFT.TEXTJOIN(&quot;&quot;;TRUE;IFERROR(MID([.D972];ROW(INDIRECT(&quot;1:100&quot;));1)+0;&quot;&quot;))" table:number-matrix-columns-spanned="1" table:number-matrix-rows-spanned="1" table:style-name="ce1">
            <text:p>54</text:p>
          </table:table-cell>
          <table:table-cell office:value-type="float" office:value="54" table:formula="of:=LEFT([.E972];1)*10+RIGHT([.E972];1)" table:style-name="ce1">
            <text:p>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ivesix2</text:p>
          </table:table-cell>
          <table:table-cell office:value-type="string" office:string-value="62" table:formula="of:=COM.MICROSOFT.TEXTJOIN(&quot;&quot;;TRUE;IFERROR(MID([.A973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B973];1)*10+RIGHT([.B973];1)" table:style-name="ce1">
            <text:p>62</text:p>
          </table:table-cell>
          <table:table-cell office:value-type="string" office:string-value="6five5fivesix6six2" table:formula="of:=COM.MICROSOFT.REDUCE([.A973];[NumberText.$A$1]:[NumberText.$A$9];COM.MICROSOFT.LAMBDA(_xlpm.a;_xlpm.b;SUBSTITUTE(_xlpm.a;_xlpm.b;VLOOKUP(_xlpm.b;[NumberText.$A$1:.$B$9];2;FALSE))))" table:number-matrix-columns-spanned="1" table:number-matrix-rows-spanned="1" table:style-name="ce1">
            <text:p>6five5fivesix6six2</text:p>
          </table:table-cell>
          <table:table-cell office:value-type="string" office:string-value="6562" table:formula="of:=COM.MICROSOFT.TEXTJOIN(&quot;&quot;;TRUE;IFERROR(MID([.D973];ROW(INDIRECT(&quot;1:100&quot;));1)+0;&quot;&quot;))" table:number-matrix-columns-spanned="1" table:number-matrix-rows-spanned="1" table:style-name="ce1">
            <text:p>6562</text:p>
          </table:table-cell>
          <table:table-cell office:value-type="float" office:value="62" table:formula="of:=LEFT([.E973];1)*10+RIGHT([.E973];1)" table:style-name="ce1">
            <text:p>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ksz6m6pneightnvpvvx</text:p>
          </table:table-cell>
          <table:table-cell office:value-type="string" office:string-value="66" table:formula="of:=COM.MICROSOFT.TEXTJOIN(&quot;&quot;;TRUE;IFERROR(MID([.A974];ROW(INDIRECT(&quot;1:100&quot;));1)+0;&quot;&quot;))" table:number-matrix-columns-spanned="1" table:number-matrix-rows-spanned="1" table:style-name="ce1">
            <text:p>66</text:p>
          </table:table-cell>
          <table:table-cell office:value-type="float" office:value="66" table:formula="of:=LEFT([.B974];1)*10+RIGHT([.B974];1)" table:style-name="ce1">
            <text:p>66</text:p>
          </table:table-cell>
          <table:table-cell office:value-type="string" office:string-value="eight8eightksz6m6pneight8eightnvpvvx" table:formula="of:=COM.MICROSOFT.REDUCE([.A974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ksz6m6pneight8eightnvpvvx</text:p>
          </table:table-cell>
          <table:table-cell office:value-type="string" office:string-value="8668" table:formula="of:=COM.MICROSOFT.TEXTJOIN(&quot;&quot;;TRUE;IFERROR(MID([.D974];ROW(INDIRECT(&quot;1:100&quot;));1)+0;&quot;&quot;))" table:number-matrix-columns-spanned="1" table:number-matrix-rows-spanned="1" table:style-name="ce1">
            <text:p>8668</text:p>
          </table:table-cell>
          <table:table-cell office:value-type="float" office:value="88" table:formula="of:=LEFT([.E974];1)*10+RIGHT([.E974];1)" table:style-name="ce1">
            <text:p>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fourbqxtmbvzsfnrxqmvlbfzvdthree</text:p>
          </table:table-cell>
          <table:table-cell office:value-type="string" office:string-value="1" table:formula="of:=COM.MICROSOFT.TEXTJOIN(&quot;&quot;;TRUE;IFERROR(MID([.A975];ROW(INDIRECT(&quot;1:100&quot;));1)+0;&quot;&quot;))" table:number-matrix-columns-spanned="1" table:number-matrix-rows-spanned="1" table:style-name="ce1">
            <text:p>1</text:p>
          </table:table-cell>
          <table:table-cell office:value-type="float" office:value="11" table:formula="of:=LEFT([.B975];1)*10+RIGHT([.B975];1)" table:style-name="ce1">
            <text:p>11</text:p>
          </table:table-cell>
          <table:table-cell office:value-type="string" office:string-value="1four4fourbqxtmbvzsfnrxqmvlbfzvdthree3three" table:formula="of:=COM.MICROSOFT.REDUCE([.A975];[NumberText.$A$1]:[NumberText.$A$9];COM.MICROSOFT.LAMBDA(_xlpm.a;_xlpm.b;SUBSTITUTE(_xlpm.a;_xlpm.b;VLOOKUP(_xlpm.b;[NumberText.$A$1:.$B$9];2;FALSE))))" table:number-matrix-columns-spanned="1" table:number-matrix-rows-spanned="1" table:style-name="ce1">
            <text:p>1four4fourbqxtmbvzsfnrxqmvlbfzvdthree3three</text:p>
          </table:table-cell>
          <table:table-cell office:value-type="string" office:string-value="143" table:formula="of:=COM.MICROSOFT.TEXTJOIN(&quot;&quot;;TRUE;IFERROR(MID([.D975];ROW(INDIRECT(&quot;1:100&quot;));1)+0;&quot;&quot;))" table:number-matrix-columns-spanned="1" table:number-matrix-rows-spanned="1" table:style-name="ce1">
            <text:p>143</text:p>
          </table:table-cell>
          <table:table-cell office:value-type="float" office:value="13" table:formula="of:=LEFT([.E975];1)*10+RIGHT([.E975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43sixthree5one</text:p>
          </table:table-cell>
          <table:table-cell office:value-type="string" office:string-value="435" table:formula="of:=COM.MICROSOFT.TEXTJOIN(&quot;&quot;;TRUE;IFERROR(MID([.A976];ROW(INDIRECT(&quot;1:100&quot;));1)+0;&quot;&quot;))" table:number-matrix-columns-spanned="1" table:number-matrix-rows-spanned="1" table:style-name="ce1">
            <text:p>435</text:p>
          </table:table-cell>
          <table:table-cell office:value-type="float" office:value="45" table:formula="of:=LEFT([.B976];1)*10+RIGHT([.B976];1)" table:style-name="ce1">
            <text:p>45</text:p>
          </table:table-cell>
          <table:table-cell office:value-type="string" office:string-value="two2two43six6sixthree3three5one1one" table:formula="of:=COM.MICROSOFT.REDUCE([.A976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43six6sixthree3three5one1one</text:p>
          </table:table-cell>
          <table:table-cell office:value-type="string" office:string-value="2436351" table:formula="of:=COM.MICROSOFT.TEXTJOIN(&quot;&quot;;TRUE;IFERROR(MID([.D976];ROW(INDIRECT(&quot;1:100&quot;));1)+0;&quot;&quot;))" table:number-matrix-columns-spanned="1" table:number-matrix-rows-spanned="1" table:style-name="ce1">
            <text:p>2436351</text:p>
          </table:table-cell>
          <table:table-cell office:value-type="float" office:value="21" table:formula="of:=LEFT([.E976];1)*10+RIGHT([.E976];1)" table:style-name="ce1">
            <text:p>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qf2</text:p>
          </table:table-cell>
          <table:table-cell office:value-type="string" office:string-value="2" table:formula="of:=COM.MICROSOFT.TEXTJOIN(&quot;&quot;;TRUE;IFERROR(MID([.A97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77];1)*10+RIGHT([.B977];1)" table:style-name="ce1">
            <text:p>22</text:p>
          </table:table-cell>
          <table:table-cell office:value-type="string" office:string-value="cqf2" table:formula="of:=COM.MICROSOFT.REDUCE([.A977];[NumberText.$A$1]:[NumberText.$A$9];COM.MICROSOFT.LAMBDA(_xlpm.a;_xlpm.b;SUBSTITUTE(_xlpm.a;_xlpm.b;VLOOKUP(_xlpm.b;[NumberText.$A$1:.$B$9];2;FALSE))))" table:number-matrix-columns-spanned="1" table:number-matrix-rows-spanned="1" table:style-name="ce1">
            <text:p>cqf2</text:p>
          </table:table-cell>
          <table:table-cell office:value-type="string" office:string-value="2" table:formula="of:=COM.MICROSOFT.TEXTJOIN(&quot;&quot;;TRUE;IFERROR(MID([.D977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977];1)*10+RIGHT([.E977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ltseven8three64</text:p>
          </table:table-cell>
          <table:table-cell office:value-type="string" office:string-value="864" table:formula="of:=COM.MICROSOFT.TEXTJOIN(&quot;&quot;;TRUE;IFERROR(MID([.A978];ROW(INDIRECT(&quot;1:100&quot;));1)+0;&quot;&quot;))" table:number-matrix-columns-spanned="1" table:number-matrix-rows-spanned="1" table:style-name="ce1">
            <text:p>864</text:p>
          </table:table-cell>
          <table:table-cell office:value-type="float" office:value="84" table:formula="of:=LEFT([.B978];1)*10+RIGHT([.B978];1)" table:style-name="ce1">
            <text:p>84</text:p>
          </table:table-cell>
          <table:table-cell office:value-type="string" office:string-value="two2twoltseven7seven8three3three64" table:formula="of:=COM.MICROSOFT.REDUCE([.A978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ltseven7seven8three3three64</text:p>
          </table:table-cell>
          <table:table-cell office:value-type="string" office:string-value="278364" table:formula="of:=COM.MICROSOFT.TEXTJOIN(&quot;&quot;;TRUE;IFERROR(MID([.D978];ROW(INDIRECT(&quot;1:100&quot;));1)+0;&quot;&quot;))" table:number-matrix-columns-spanned="1" table:number-matrix-rows-spanned="1" table:style-name="ce1">
            <text:p>278364</text:p>
          </table:table-cell>
          <table:table-cell office:value-type="float" office:value="24" table:formula="of:=LEFT([.E978];1)*10+RIGHT([.E978];1)" table:style-name="ce1">
            <text:p>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ourprlhcc</text:p>
          </table:table-cell>
          <table:table-cell office:value-type="string" office:string-value="6" table:formula="of:=COM.MICROSOFT.TEXTJOIN(&quot;&quot;;TRUE;IFERROR(MID([.A979];ROW(INDIRECT(&quot;1:100&quot;));1)+0;&quot;&quot;))" table:number-matrix-columns-spanned="1" table:number-matrix-rows-spanned="1" table:style-name="ce1">
            <text:p>6</text:p>
          </table:table-cell>
          <table:table-cell office:value-type="float" office:value="66" table:formula="of:=LEFT([.B979];1)*10+RIGHT([.B979];1)" table:style-name="ce1">
            <text:p>66</text:p>
          </table:table-cell>
          <table:table-cell office:value-type="string" office:string-value="6four4fourprlhcc" table:formula="of:=COM.MICROSOFT.REDUCE([.A979];[NumberText.$A$1]:[NumberText.$A$9];COM.MICROSOFT.LAMBDA(_xlpm.a;_xlpm.b;SUBSTITUTE(_xlpm.a;_xlpm.b;VLOOKUP(_xlpm.b;[NumberText.$A$1:.$B$9];2;FALSE))))" table:number-matrix-columns-spanned="1" table:number-matrix-rows-spanned="1" table:style-name="ce1">
            <text:p>6four4fourprlhcc</text:p>
          </table:table-cell>
          <table:table-cell office:value-type="string" office:string-value="64" table:formula="of:=COM.MICROSOFT.TEXTJOIN(&quot;&quot;;TRUE;IFERROR(MID([.D979];ROW(INDIRECT(&quot;1:100&quot;));1)+0;&quot;&quot;))" table:number-matrix-columns-spanned="1" table:number-matrix-rows-spanned="1" table:style-name="ce1">
            <text:p>64</text:p>
          </table:table-cell>
          <table:table-cell office:value-type="float" office:value="64" table:formula="of:=LEFT([.E979];1)*10+RIGHT([.E979];1)" table:style-name="ce1">
            <text:p>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qoneightsevenqthreebksixgdqt93dm</text:p>
          </table:table-cell>
          <table:table-cell office:value-type="string" office:string-value="93" table:formula="of:=COM.MICROSOFT.TEXTJOIN(&quot;&quot;;TRUE;IFERROR(MID([.A980];ROW(INDIRECT(&quot;1:100&quot;));1)+0;&quot;&quot;))" table:number-matrix-columns-spanned="1" table:number-matrix-rows-spanned="1" table:style-name="ce1">
            <text:p>93</text:p>
          </table:table-cell>
          <table:table-cell office:value-type="float" office:value="93" table:formula="of:=LEFT([.B980];1)*10+RIGHT([.B980];1)" table:style-name="ce1">
            <text:p>93</text:p>
          </table:table-cell>
          <table:table-cell office:value-type="string" office:string-value="fgqone1oneight8eightseven7sevenqthree3threebksix6sixgdqt93dm" table:formula="of:=COM.MICROSOFT.REDUCE([.A980];[NumberText.$A$1]:[NumberText.$A$9];COM.MICROSOFT.LAMBDA(_xlpm.a;_xlpm.b;SUBSTITUTE(_xlpm.a;_xlpm.b;VLOOKUP(_xlpm.b;[NumberText.$A$1:.$B$9];2;FALSE))))" table:number-matrix-columns-spanned="1" table:number-matrix-rows-spanned="1" table:style-name="ce1">
            <text:p>fgqone1oneight8eightseven7sevenqthree3threebksix6sixgdqt93dm</text:p>
          </table:table-cell>
          <table:table-cell office:value-type="string" office:string-value="1873693" table:formula="of:=COM.MICROSOFT.TEXTJOIN(&quot;&quot;;TRUE;IFERROR(MID([.D980];ROW(INDIRECT(&quot;1:100&quot;));1)+0;&quot;&quot;))" table:number-matrix-columns-spanned="1" table:number-matrix-rows-spanned="1" table:style-name="ce1">
            <text:p>1873693</text:p>
          </table:table-cell>
          <table:table-cell office:value-type="float" office:value="13" table:formula="of:=LEFT([.E980];1)*10+RIGHT([.E980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jczd3sixseven5</text:p>
          </table:table-cell>
          <table:table-cell office:value-type="string" office:string-value="35" table:formula="of:=COM.MICROSOFT.TEXTJOIN(&quot;&quot;;TRUE;IFERROR(MID([.A981];ROW(INDIRECT(&quot;1:100&quot;));1)+0;&quot;&quot;))" table:number-matrix-columns-spanned="1" table:number-matrix-rows-spanned="1" table:style-name="ce1">
            <text:p>35</text:p>
          </table:table-cell>
          <table:table-cell office:value-type="float" office:value="35" table:formula="of:=LEFT([.B981];1)*10+RIGHT([.B981];1)" table:style-name="ce1">
            <text:p>35</text:p>
          </table:table-cell>
          <table:table-cell office:value-type="string" office:string-value="xjczd3six6sixseven7seven5" table:formula="of:=COM.MICROSOFT.REDUCE([.A981];[NumberText.$A$1]:[NumberText.$A$9];COM.MICROSOFT.LAMBDA(_xlpm.a;_xlpm.b;SUBSTITUTE(_xlpm.a;_xlpm.b;VLOOKUP(_xlpm.b;[NumberText.$A$1:.$B$9];2;FALSE))))" table:number-matrix-columns-spanned="1" table:number-matrix-rows-spanned="1" table:style-name="ce1">
            <text:p>xjczd3six6sixseven7seven5</text:p>
          </table:table-cell>
          <table:table-cell office:value-type="string" office:string-value="3675" table:formula="of:=COM.MICROSOFT.TEXTJOIN(&quot;&quot;;TRUE;IFERROR(MID([.D981];ROW(INDIRECT(&quot;1:100&quot;));1)+0;&quot;&quot;))" table:number-matrix-columns-spanned="1" table:number-matrix-rows-spanned="1" table:style-name="ce1">
            <text:p>3675</text:p>
          </table:table-cell>
          <table:table-cell office:value-type="float" office:value="35" table:formula="of:=LEFT([.E981];1)*10+RIGHT([.E981];1)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fzgshnxqnptrckbrt2</text:p>
          </table:table-cell>
          <table:table-cell office:value-type="string" office:string-value="2" table:formula="of:=COM.MICROSOFT.TEXTJOIN(&quot;&quot;;TRUE;IFERROR(MID([.A982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B982];1)*10+RIGHT([.B982];1)" table:style-name="ce1">
            <text:p>22</text:p>
          </table:table-cell>
          <table:table-cell office:value-type="string" office:string-value="kfzgshnxqnptrckbrt2" table:formula="of:=COM.MICROSOFT.REDUCE([.A982];[NumberText.$A$1]:[NumberText.$A$9];COM.MICROSOFT.LAMBDA(_xlpm.a;_xlpm.b;SUBSTITUTE(_xlpm.a;_xlpm.b;VLOOKUP(_xlpm.b;[NumberText.$A$1:.$B$9];2;FALSE))))" table:number-matrix-columns-spanned="1" table:number-matrix-rows-spanned="1" table:style-name="ce1">
            <text:p>kfzgshnxqnptrckbrt2</text:p>
          </table:table-cell>
          <table:table-cell office:value-type="string" office:string-value="2" table:formula="of:=COM.MICROSOFT.TEXTJOIN(&quot;&quot;;TRUE;IFERROR(MID([.D982];ROW(INDIRECT(&quot;1:100&quot;));1)+0;&quot;&quot;))" table:number-matrix-columns-spanned="1" table:number-matrix-rows-spanned="1" table:style-name="ce1">
            <text:p>2</text:p>
          </table:table-cell>
          <table:table-cell office:value-type="float" office:value="22" table:formula="of:=LEFT([.E982];1)*10+RIGHT([.E982];1)" table:style-name="ce1">
            <text:p>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rrdcl624</text:p>
          </table:table-cell>
          <table:table-cell office:value-type="string" office:string-value="624" table:formula="of:=COM.MICROSOFT.TEXTJOIN(&quot;&quot;;TRUE;IFERROR(MID([.A983];ROW(INDIRECT(&quot;1:100&quot;));1)+0;&quot;&quot;))" table:number-matrix-columns-spanned="1" table:number-matrix-rows-spanned="1" table:style-name="ce1">
            <text:p>624</text:p>
          </table:table-cell>
          <table:table-cell office:value-type="float" office:value="64" table:formula="of:=LEFT([.B983];1)*10+RIGHT([.B983];1)" table:style-name="ce1">
            <text:p>64</text:p>
          </table:table-cell>
          <table:table-cell office:value-type="string" office:string-value="four4fourrrdcl624" table:formula="of:=COM.MICROSOFT.REDUCE([.A983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rrdcl624</text:p>
          </table:table-cell>
          <table:table-cell office:value-type="string" office:string-value="4624" table:formula="of:=COM.MICROSOFT.TEXTJOIN(&quot;&quot;;TRUE;IFERROR(MID([.D983];ROW(INDIRECT(&quot;1:100&quot;));1)+0;&quot;&quot;))" table:number-matrix-columns-spanned="1" table:number-matrix-rows-spanned="1" table:style-name="ce1">
            <text:p>4624</text:p>
          </table:table-cell>
          <table:table-cell office:value-type="float" office:value="44" table:formula="of:=LEFT([.E983];1)*10+RIGHT([.E983];1)" table:style-name="ce1">
            <text:p>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vhfqspcpsxndjqlonesixthree24kdmqvone</text:p>
          </table:table-cell>
          <table:table-cell office:value-type="string" office:string-value="24" table:formula="of:=COM.MICROSOFT.TEXTJOIN(&quot;&quot;;TRUE;IFERROR(MID([.A984];ROW(INDIRECT(&quot;1:100&quot;));1)+0;&quot;&quot;))" table:number-matrix-columns-spanned="1" table:number-matrix-rows-spanned="1" table:style-name="ce1">
            <text:p>24</text:p>
          </table:table-cell>
          <table:table-cell office:value-type="float" office:value="24" table:formula="of:=LEFT([.B984];1)*10+RIGHT([.B984];1)" table:style-name="ce1">
            <text:p>24</text:p>
          </table:table-cell>
          <table:table-cell office:value-type="string" office:string-value="kvhfqspcpsxndjqlone1onesix6sixthree3three24kdmqvone1one" table:formula="of:=COM.MICROSOFT.REDUCE([.A984];[NumberText.$A$1]:[NumberText.$A$9];COM.MICROSOFT.LAMBDA(_xlpm.a;_xlpm.b;SUBSTITUTE(_xlpm.a;_xlpm.b;VLOOKUP(_xlpm.b;[NumberText.$A$1:.$B$9];2;FALSE))))" table:number-matrix-columns-spanned="1" table:number-matrix-rows-spanned="1" table:style-name="ce1">
            <text:p>kvhfqspcpsxndjqlone1onesix6sixthree3three24kdmqvone1one</text:p>
          </table:table-cell>
          <table:table-cell office:value-type="string" office:string-value="163241" table:formula="of:=COM.MICROSOFT.TEXTJOIN(&quot;&quot;;TRUE;IFERROR(MID([.D984];ROW(INDIRECT(&quot;1:100&quot;));1)+0;&quot;&quot;))" table:number-matrix-columns-spanned="1" table:number-matrix-rows-spanned="1" table:style-name="ce1">
            <text:p>163241</text:p>
          </table:table-cell>
          <table:table-cell office:value-type="float" office:value="11" table:formula="of:=LEFT([.E984];1)*10+RIGHT([.E984];1)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eightfivetwo</text:p>
          </table:table-cell>
          <table:table-cell office:value-type="string" office:string-value="8" table:formula="of:=COM.MICROSOFT.TEXTJOIN(&quot;&quot;;TRUE;IFERROR(MID([.A985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985];1)*10+RIGHT([.B985];1)" table:style-name="ce1">
            <text:p>88</text:p>
          </table:table-cell>
          <table:table-cell office:value-type="string" office:string-value="8eight8eightfive5fivetwo2two" table:formula="of:=COM.MICROSOFT.REDUCE([.A985];[NumberText.$A$1]:[NumberText.$A$9];COM.MICROSOFT.LAMBDA(_xlpm.a;_xlpm.b;SUBSTITUTE(_xlpm.a;_xlpm.b;VLOOKUP(_xlpm.b;[NumberText.$A$1:.$B$9];2;FALSE))))" table:number-matrix-columns-spanned="1" table:number-matrix-rows-spanned="1" table:style-name="ce1">
            <text:p>8eight8eightfive5fivetwo2two</text:p>
          </table:table-cell>
          <table:table-cell office:value-type="string" office:string-value="8852" table:formula="of:=COM.MICROSOFT.TEXTJOIN(&quot;&quot;;TRUE;IFERROR(MID([.D985];ROW(INDIRECT(&quot;1:100&quot;));1)+0;&quot;&quot;))" table:number-matrix-columns-spanned="1" table:number-matrix-rows-spanned="1" table:style-name="ce1">
            <text:p>8852</text:p>
          </table:table-cell>
          <table:table-cell office:value-type="float" office:value="82" table:formula="of:=LEFT([.E985];1)*10+RIGHT([.E985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sevenseven5fourlrkkqtfkrmdlsmd</text:p>
          </table:table-cell>
          <table:table-cell office:value-type="string" office:string-value="5" table:formula="of:=COM.MICROSOFT.TEXTJOIN(&quot;&quot;;TRUE;IFERROR(MID([.A986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986];1)*10+RIGHT([.B986];1)" table:style-name="ce1">
            <text:p>55</text:p>
          </table:table-cell>
          <table:table-cell office:value-type="string" office:string-value="one1oneseven7sevenseven7seven5four4fourlrkkqtfkrmdlsmd" table:formula="of:=COM.MICROSOFT.REDUCE([.A986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seven7sevenseven7seven5four4fourlrkkqtfkrmdlsmd</text:p>
          </table:table-cell>
          <table:table-cell office:value-type="string" office:string-value="17754" table:formula="of:=COM.MICROSOFT.TEXTJOIN(&quot;&quot;;TRUE;IFERROR(MID([.D986];ROW(INDIRECT(&quot;1:100&quot;));1)+0;&quot;&quot;))" table:number-matrix-columns-spanned="1" table:number-matrix-rows-spanned="1" table:style-name="ce1">
            <text:p>17754</text:p>
          </table:table-cell>
          <table:table-cell office:value-type="float" office:value="14" table:formula="of:=LEFT([.E986];1)*10+RIGHT([.E986];1)" table:style-name="ce1">
            <text:p>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ffvtzkbjnkdtvfsfthree431lrpgmtv</text:p>
          </table:table-cell>
          <table:table-cell office:value-type="string" office:string-value="431" table:formula="of:=COM.MICROSOFT.TEXTJOIN(&quot;&quot;;TRUE;IFERROR(MID([.A987];ROW(INDIRECT(&quot;1:100&quot;));1)+0;&quot;&quot;))" table:number-matrix-columns-spanned="1" table:number-matrix-rows-spanned="1" table:style-name="ce1">
            <text:p>431</text:p>
          </table:table-cell>
          <table:table-cell office:value-type="float" office:value="41" table:formula="of:=LEFT([.B987];1)*10+RIGHT([.B987];1)" table:style-name="ce1">
            <text:p>41</text:p>
          </table:table-cell>
          <table:table-cell office:value-type="string" office:string-value="jffvtzkbjnkdtvfsfthree3three431lrpgmtv" table:formula="of:=COM.MICROSOFT.REDUCE([.A987];[NumberText.$A$1]:[NumberText.$A$9];COM.MICROSOFT.LAMBDA(_xlpm.a;_xlpm.b;SUBSTITUTE(_xlpm.a;_xlpm.b;VLOOKUP(_xlpm.b;[NumberText.$A$1:.$B$9];2;FALSE))))" table:number-matrix-columns-spanned="1" table:number-matrix-rows-spanned="1" table:style-name="ce1">
            <text:p>jffvtzkbjnkdtvfsfthree3three431lrpgmtv</text:p>
          </table:table-cell>
          <table:table-cell office:value-type="string" office:string-value="3431" table:formula="of:=COM.MICROSOFT.TEXTJOIN(&quot;&quot;;TRUE;IFERROR(MID([.D987];ROW(INDIRECT(&quot;1:100&quot;));1)+0;&quot;&quot;))" table:number-matrix-columns-spanned="1" table:number-matrix-rows-spanned="1" table:style-name="ce1">
            <text:p>3431</text:p>
          </table:table-cell>
          <table:table-cell office:value-type="float" office:value="31" table:formula="of:=LEFT([.E987];1)*10+RIGHT([.E987];1)" table:style-name="ce1">
            <text:p>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vsptrzbone4tfnpgrfourvsix</text:p>
          </table:table-cell>
          <table:table-cell office:value-type="string" office:string-value="4" table:formula="of:=COM.MICROSOFT.TEXTJOIN(&quot;&quot;;TRUE;IFERROR(MID([.A988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988];1)*10+RIGHT([.B988];1)" table:style-name="ce1">
            <text:p>44</text:p>
          </table:table-cell>
          <table:table-cell office:value-type="string" office:string-value="bbvsptrzbone1one4tfnpgrfour4fourvsix6six" table:formula="of:=COM.MICROSOFT.REDUCE([.A988];[NumberText.$A$1]:[NumberText.$A$9];COM.MICROSOFT.LAMBDA(_xlpm.a;_xlpm.b;SUBSTITUTE(_xlpm.a;_xlpm.b;VLOOKUP(_xlpm.b;[NumberText.$A$1:.$B$9];2;FALSE))))" table:number-matrix-columns-spanned="1" table:number-matrix-rows-spanned="1" table:style-name="ce1">
            <text:p>bbvsptrzbone1one4tfnpgrfour4fourvsix6six</text:p>
          </table:table-cell>
          <table:table-cell office:value-type="string" office:string-value="1446" table:formula="of:=COM.MICROSOFT.TEXTJOIN(&quot;&quot;;TRUE;IFERROR(MID([.D988];ROW(INDIRECT(&quot;1:100&quot;));1)+0;&quot;&quot;))" table:number-matrix-columns-spanned="1" table:number-matrix-rows-spanned="1" table:style-name="ce1">
            <text:p>1446</text:p>
          </table:table-cell>
          <table:table-cell office:value-type="float" office:value="16" table:formula="of:=LEFT([.E988];1)*10+RIGHT([.E988];1)" table:style-name="ce1">
            <text:p>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seventhreekmxsz335eight</text:p>
          </table:table-cell>
          <table:table-cell office:value-type="string" office:string-value="4335" table:formula="of:=COM.MICROSOFT.TEXTJOIN(&quot;&quot;;TRUE;IFERROR(MID([.A989];ROW(INDIRECT(&quot;1:100&quot;));1)+0;&quot;&quot;))" table:number-matrix-columns-spanned="1" table:number-matrix-rows-spanned="1" table:style-name="ce1">
            <text:p>4335</text:p>
          </table:table-cell>
          <table:table-cell office:value-type="float" office:value="45" table:formula="of:=LEFT([.B989];1)*10+RIGHT([.B989];1)" table:style-name="ce1">
            <text:p>45</text:p>
          </table:table-cell>
          <table:table-cell office:value-type="string" office:string-value="4seven7seventhree3threekmxsz335eight8eight" table:formula="of:=COM.MICROSOFT.REDUCE([.A989];[NumberText.$A$1]:[NumberText.$A$9];COM.MICROSOFT.LAMBDA(_xlpm.a;_xlpm.b;SUBSTITUTE(_xlpm.a;_xlpm.b;VLOOKUP(_xlpm.b;[NumberText.$A$1:.$B$9];2;FALSE))))" table:number-matrix-columns-spanned="1" table:number-matrix-rows-spanned="1" table:style-name="ce1">
            <text:p>4seven7seventhree3threekmxsz335eight8eight</text:p>
          </table:table-cell>
          <table:table-cell office:value-type="string" office:string-value="4733358" table:formula="of:=COM.MICROSOFT.TEXTJOIN(&quot;&quot;;TRUE;IFERROR(MID([.D989];ROW(INDIRECT(&quot;1:100&quot;));1)+0;&quot;&quot;))" table:number-matrix-columns-spanned="1" table:number-matrix-rows-spanned="1" table:style-name="ce1">
            <text:p>4733358</text:p>
          </table:table-cell>
          <table:table-cell office:value-type="float" office:value="48" table:formula="of:=LEFT([.E989];1)*10+RIGHT([.E989];1)" table:style-name="ce1">
            <text:p>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ghtbrcv5</text:p>
          </table:table-cell>
          <table:table-cell office:value-type="string" office:string-value="5" table:formula="of:=COM.MICROSOFT.TEXTJOIN(&quot;&quot;;TRUE;IFERROR(MID([.A990];ROW(INDIRECT(&quot;1:100&quot;));1)+0;&quot;&quot;))" table:number-matrix-columns-spanned="1" table:number-matrix-rows-spanned="1" table:style-name="ce1">
            <text:p>5</text:p>
          </table:table-cell>
          <table:table-cell office:value-type="float" office:value="55" table:formula="of:=LEFT([.B990];1)*10+RIGHT([.B990];1)" table:style-name="ce1">
            <text:p>55</text:p>
          </table:table-cell>
          <table:table-cell office:value-type="string" office:string-value="eight8eightbrcv5" table:formula="of:=COM.MICROSOFT.REDUCE([.A990];[NumberText.$A$1]:[NumberText.$A$9];COM.MICROSOFT.LAMBDA(_xlpm.a;_xlpm.b;SUBSTITUTE(_xlpm.a;_xlpm.b;VLOOKUP(_xlpm.b;[NumberText.$A$1:.$B$9];2;FALSE))))" table:number-matrix-columns-spanned="1" table:number-matrix-rows-spanned="1" table:style-name="ce1">
            <text:p>eight8eightbrcv5</text:p>
          </table:table-cell>
          <table:table-cell office:value-type="string" office:string-value="85" table:formula="of:=COM.MICROSOFT.TEXTJOIN(&quot;&quot;;TRUE;IFERROR(MID([.D990];ROW(INDIRECT(&quot;1:100&quot;));1)+0;&quot;&quot;))" table:number-matrix-columns-spanned="1" table:number-matrix-rows-spanned="1" table:style-name="ce1">
            <text:p>85</text:p>
          </table:table-cell>
          <table:table-cell office:value-type="float" office:value="85" table:formula="of:=LEFT([.E990];1)*10+RIGHT([.E990];1)" table:style-name="ce1">
            <text:p>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2eightbppsplzgcfournine5seven</text:p>
          </table:table-cell>
          <table:table-cell office:value-type="string" office:string-value="25" table:formula="of:=COM.MICROSOFT.TEXTJOIN(&quot;&quot;;TRUE;IFERROR(MID([.A991];ROW(INDIRECT(&quot;1:100&quot;));1)+0;&quot;&quot;))" table:number-matrix-columns-spanned="1" table:number-matrix-rows-spanned="1" table:style-name="ce1">
            <text:p>25</text:p>
          </table:table-cell>
          <table:table-cell office:value-type="float" office:value="25" table:formula="of:=LEFT([.B991];1)*10+RIGHT([.B991];1)" table:style-name="ce1">
            <text:p>25</text:p>
          </table:table-cell>
          <table:table-cell office:value-type="string" office:string-value="two2two2eight8eightbppsplzgcfour4fournine9nine5seven7seven" table:formula="of:=COM.MICROSOFT.REDUCE([.A991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2eight8eightbppsplzgcfour4fournine9nine5seven7seven</text:p>
          </table:table-cell>
          <table:table-cell office:value-type="string" office:string-value="2284957" table:formula="of:=COM.MICROSOFT.TEXTJOIN(&quot;&quot;;TRUE;IFERROR(MID([.D991];ROW(INDIRECT(&quot;1:100&quot;));1)+0;&quot;&quot;))" table:number-matrix-columns-spanned="1" table:number-matrix-rows-spanned="1" table:style-name="ce1">
            <text:p>2284957</text:p>
          </table:table-cell>
          <table:table-cell office:value-type="float" office:value="27" table:formula="of:=LEFT([.E991];1)*10+RIGHT([.E991];1)" table:style-name="ce1">
            <text:p>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three5kcdhqzeighteightkbzszgv8nine</text:p>
          </table:table-cell>
          <table:table-cell office:value-type="string" office:string-value="58" table:formula="of:=COM.MICROSOFT.TEXTJOIN(&quot;&quot;;TRUE;IFERROR(MID([.A992];ROW(INDIRECT(&quot;1:100&quot;));1)+0;&quot;&quot;))" table:number-matrix-columns-spanned="1" table:number-matrix-rows-spanned="1" table:style-name="ce1">
            <text:p>58</text:p>
          </table:table-cell>
          <table:table-cell office:value-type="float" office:value="58" table:formula="of:=LEFT([.B992];1)*10+RIGHT([.B992];1)" table:style-name="ce1">
            <text:p>58</text:p>
          </table:table-cell>
          <table:table-cell office:value-type="string" office:string-value="four4fourthree3three5kcdhqzeight8eighteight8eightkbzszgv8nine9nine" table:formula="of:=COM.MICROSOFT.REDUCE([.A992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three3three5kcdhqzeight8eighteight8eightkbzszgv8nine9nine</text:p>
          </table:table-cell>
          <table:table-cell office:value-type="string" office:string-value="4358889" table:formula="of:=COM.MICROSOFT.TEXTJOIN(&quot;&quot;;TRUE;IFERROR(MID([.D992];ROW(INDIRECT(&quot;1:100&quot;));1)+0;&quot;&quot;))" table:number-matrix-columns-spanned="1" table:number-matrix-rows-spanned="1" table:style-name="ce1">
            <text:p>4358889</text:p>
          </table:table-cell>
          <table:table-cell office:value-type="float" office:value="49" table:formula="of:=LEFT([.E992];1)*10+RIGHT([.E992];1)" table:style-name="ce1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gxrddnnbv7rkt</text:p>
          </table:table-cell>
          <table:table-cell office:value-type="string" office:string-value="7" table:formula="of:=COM.MICROSOFT.TEXTJOIN(&quot;&quot;;TRUE;IFERROR(MID([.A99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B993];1)*10+RIGHT([.B993];1)" table:style-name="ce1">
            <text:p>77</text:p>
          </table:table-cell>
          <table:table-cell office:value-type="string" office:string-value="rgxrddnnbv7rkt" table:formula="of:=COM.MICROSOFT.REDUCE([.A993];[NumberText.$A$1]:[NumberText.$A$9];COM.MICROSOFT.LAMBDA(_xlpm.a;_xlpm.b;SUBSTITUTE(_xlpm.a;_xlpm.b;VLOOKUP(_xlpm.b;[NumberText.$A$1:.$B$9];2;FALSE))))" table:number-matrix-columns-spanned="1" table:number-matrix-rows-spanned="1" table:style-name="ce1">
            <text:p>rgxrddnnbv7rkt</text:p>
          </table:table-cell>
          <table:table-cell office:value-type="string" office:string-value="7" table:formula="of:=COM.MICROSOFT.TEXTJOIN(&quot;&quot;;TRUE;IFERROR(MID([.D993];ROW(INDIRECT(&quot;1:100&quot;));1)+0;&quot;&quot;))" table:number-matrix-columns-spanned="1" table:number-matrix-rows-spanned="1" table:style-name="ce1">
            <text:p>7</text:p>
          </table:table-cell>
          <table:table-cell office:value-type="float" office:value="77" table:formula="of:=LEFT([.E993];1)*10+RIGHT([.E993];1)" table:style-name="ce1">
            <text:p>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ffmvpcsvfoureightqpnzzjksgchnine9jlgjqb</text:p>
          </table:table-cell>
          <table:table-cell office:value-type="string" office:string-value="89" table:formula="of:=COM.MICROSOFT.TEXTJOIN(&quot;&quot;;TRUE;IFERROR(MID([.A994];ROW(INDIRECT(&quot;1:100&quot;));1)+0;&quot;&quot;))" table:number-matrix-columns-spanned="1" table:number-matrix-rows-spanned="1" table:style-name="ce1">
            <text:p>89</text:p>
          </table:table-cell>
          <table:table-cell office:value-type="float" office:value="89" table:formula="of:=LEFT([.B994];1)*10+RIGHT([.B994];1)" table:style-name="ce1">
            <text:p>89</text:p>
          </table:table-cell>
          <table:table-cell office:value-type="string" office:string-value="8ffmvpcsvfour4foureight8eightqpnzzjksgchnine9nine9jlgjqb" table:formula="of:=COM.MICROSOFT.REDUCE([.A994];[NumberText.$A$1]:[NumberText.$A$9];COM.MICROSOFT.LAMBDA(_xlpm.a;_xlpm.b;SUBSTITUTE(_xlpm.a;_xlpm.b;VLOOKUP(_xlpm.b;[NumberText.$A$1:.$B$9];2;FALSE))))" table:number-matrix-columns-spanned="1" table:number-matrix-rows-spanned="1" table:style-name="ce1">
            <text:p>8ffmvpcsvfour4foureight8eightqpnzzjksgchnine9nine9jlgjqb</text:p>
          </table:table-cell>
          <table:table-cell office:value-type="string" office:string-value="84899" table:formula="of:=COM.MICROSOFT.TEXTJOIN(&quot;&quot;;TRUE;IFERROR(MID([.D994];ROW(INDIRECT(&quot;1:100&quot;));1)+0;&quot;&quot;))" table:number-matrix-columns-spanned="1" table:number-matrix-rows-spanned="1" table:style-name="ce1">
            <text:p>84899</text:p>
          </table:table-cell>
          <table:table-cell office:value-type="float" office:value="89" table:formula="of:=LEFT([.E994];1)*10+RIGHT([.E994];1)" table:style-name="ce1">
            <text:p>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9tfvjqsgqsixnine</text:p>
          </table:table-cell>
          <table:table-cell office:value-type="string" office:string-value="9" table:formula="of:=COM.MICROSOFT.TEXTJOIN(&quot;&quot;;TRUE;IFERROR(MID([.A995];ROW(INDIRECT(&quot;1:100&quot;));1)+0;&quot;&quot;))" table:number-matrix-columns-spanned="1" table:number-matrix-rows-spanned="1" table:style-name="ce1">
            <text:p>9</text:p>
          </table:table-cell>
          <table:table-cell office:value-type="float" office:value="99" table:formula="of:=LEFT([.B995];1)*10+RIGHT([.B995];1)" table:style-name="ce1">
            <text:p>99</text:p>
          </table:table-cell>
          <table:table-cell office:value-type="string" office:string-value="two2two9tfvjqsgqsix6sixnine9nine" table:formula="of:=COM.MICROSOFT.REDUCE([.A995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9tfvjqsgqsix6sixnine9nine</text:p>
          </table:table-cell>
          <table:table-cell office:value-type="string" office:string-value="2969" table:formula="of:=COM.MICROSOFT.TEXTJOIN(&quot;&quot;;TRUE;IFERROR(MID([.D995];ROW(INDIRECT(&quot;1:100&quot;));1)+0;&quot;&quot;))" table:number-matrix-columns-spanned="1" table:number-matrix-rows-spanned="1" table:style-name="ce1">
            <text:p>2969</text:p>
          </table:table-cell>
          <table:table-cell office:value-type="float" office:value="29" table:formula="of:=LEFT([.E995];1)*10+RIGHT([.E995];1)" table:style-name="ce1">
            <text:p>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zn4two</text:p>
          </table:table-cell>
          <table:table-cell office:value-type="string" office:string-value="4" table:formula="of:=COM.MICROSOFT.TEXTJOIN(&quot;&quot;;TRUE;IFERROR(MID([.A996];ROW(INDIRECT(&quot;1:100&quot;));1)+0;&quot;&quot;))" table:number-matrix-columns-spanned="1" table:number-matrix-rows-spanned="1" table:style-name="ce1">
            <text:p>4</text:p>
          </table:table-cell>
          <table:table-cell office:value-type="float" office:value="44" table:formula="of:=LEFT([.B996];1)*10+RIGHT([.B996];1)" table:style-name="ce1">
            <text:p>44</text:p>
          </table:table-cell>
          <table:table-cell office:value-type="string" office:string-value="bzn4two2two" table:formula="of:=COM.MICROSOFT.REDUCE([.A996];[NumberText.$A$1]:[NumberText.$A$9];COM.MICROSOFT.LAMBDA(_xlpm.a;_xlpm.b;SUBSTITUTE(_xlpm.a;_xlpm.b;VLOOKUP(_xlpm.b;[NumberText.$A$1:.$B$9];2;FALSE))))" table:number-matrix-columns-spanned="1" table:number-matrix-rows-spanned="1" table:style-name="ce1">
            <text:p>bzn4two2two</text:p>
          </table:table-cell>
          <table:table-cell office:value-type="string" office:string-value="42" table:formula="of:=COM.MICROSOFT.TEXTJOIN(&quot;&quot;;TRUE;IFERROR(MID([.D996];ROW(INDIRECT(&quot;1:100&quot;));1)+0;&quot;&quot;))" table:number-matrix-columns-spanned="1" table:number-matrix-rows-spanned="1" table:style-name="ce1">
            <text:p>42</text:p>
          </table:table-cell>
          <table:table-cell office:value-type="float" office:value="42" table:formula="of:=LEFT([.E996];1)*10+RIGHT([.E996];1)" table:style-name="ce1">
            <text:p>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lfeighteight6hjddxzcone2</text:p>
          </table:table-cell>
          <table:table-cell office:value-type="string" office:string-value="62" table:formula="of:=COM.MICROSOFT.TEXTJOIN(&quot;&quot;;TRUE;IFERROR(MID([.A997];ROW(INDIRECT(&quot;1:100&quot;));1)+0;&quot;&quot;))" table:number-matrix-columns-spanned="1" table:number-matrix-rows-spanned="1" table:style-name="ce1">
            <text:p>62</text:p>
          </table:table-cell>
          <table:table-cell office:value-type="float" office:value="62" table:formula="of:=LEFT([.B997];1)*10+RIGHT([.B997];1)" table:style-name="ce1">
            <text:p>62</text:p>
          </table:table-cell>
          <table:table-cell office:value-type="string" office:string-value="sqlfeight8eighteight8eight6hjddxzcone1one2" table:formula="of:=COM.MICROSOFT.REDUCE([.A997];[NumberText.$A$1]:[NumberText.$A$9];COM.MICROSOFT.LAMBDA(_xlpm.a;_xlpm.b;SUBSTITUTE(_xlpm.a;_xlpm.b;VLOOKUP(_xlpm.b;[NumberText.$A$1:.$B$9];2;FALSE))))" table:number-matrix-columns-spanned="1" table:number-matrix-rows-spanned="1" table:style-name="ce1">
            <text:p>sqlfeight8eighteight8eight6hjddxzcone1one2</text:p>
          </table:table-cell>
          <table:table-cell office:value-type="string" office:string-value="88612" table:formula="of:=COM.MICROSOFT.TEXTJOIN(&quot;&quot;;TRUE;IFERROR(MID([.D997];ROW(INDIRECT(&quot;1:100&quot;));1)+0;&quot;&quot;))" table:number-matrix-columns-spanned="1" table:number-matrix-rows-spanned="1" table:style-name="ce1">
            <text:p>88612</text:p>
          </table:table-cell>
          <table:table-cell office:value-type="float" office:value="82" table:formula="of:=LEFT([.E997];1)*10+RIGHT([.E997];1)" table:style-name="ce1">
            <text:p>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fivekmfnqlctddfivelcthnine</text:p>
          </table:table-cell>
          <table:table-cell office:value-type="string" office:string-value="3" table:formula="of:=COM.MICROSOFT.TEXTJOIN(&quot;&quot;;TRUE;IFERROR(MID([.A998];ROW(INDIRECT(&quot;1:100&quot;));1)+0;&quot;&quot;))" table:number-matrix-columns-spanned="1" table:number-matrix-rows-spanned="1" table:style-name="ce1">
            <text:p>3</text:p>
          </table:table-cell>
          <table:table-cell office:value-type="float" office:value="33" table:formula="of:=LEFT([.B998];1)*10+RIGHT([.B998];1)" table:style-name="ce1">
            <text:p>33</text:p>
          </table:table-cell>
          <table:table-cell office:value-type="string" office:string-value="3five5fivekmfnqlctddfive5fivelcthnine9nine" table:formula="of:=COM.MICROSOFT.REDUCE([.A998];[NumberText.$A$1]:[NumberText.$A$9];COM.MICROSOFT.LAMBDA(_xlpm.a;_xlpm.b;SUBSTITUTE(_xlpm.a;_xlpm.b;VLOOKUP(_xlpm.b;[NumberText.$A$1:.$B$9];2;FALSE))))" table:number-matrix-columns-spanned="1" table:number-matrix-rows-spanned="1" table:style-name="ce1">
            <text:p>3five5fivekmfnqlctddfive5fivelcthnine9nine</text:p>
          </table:table-cell>
          <table:table-cell office:value-type="string" office:string-value="3559" table:formula="of:=COM.MICROSOFT.TEXTJOIN(&quot;&quot;;TRUE;IFERROR(MID([.D998];ROW(INDIRECT(&quot;1:100&quot;));1)+0;&quot;&quot;))" table:number-matrix-columns-spanned="1" table:number-matrix-rows-spanned="1" table:style-name="ce1">
            <text:p>3559</text:p>
          </table:table-cell>
          <table:table-cell office:value-type="float" office:value="39" table:formula="of:=LEFT([.E998];1)*10+RIGHT([.E998];1)" table:style-name="ce1">
            <text:p>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wodn8</text:p>
          </table:table-cell>
          <table:table-cell office:value-type="string" office:string-value="8" table:formula="of:=COM.MICROSOFT.TEXTJOIN(&quot;&quot;;TRUE;IFERROR(MID([.A999];ROW(INDIRECT(&quot;1:100&quot;));1)+0;&quot;&quot;))" table:number-matrix-columns-spanned="1" table:number-matrix-rows-spanned="1" table:style-name="ce1">
            <text:p>8</text:p>
          </table:table-cell>
          <table:table-cell office:value-type="float" office:value="88" table:formula="of:=LEFT([.B999];1)*10+RIGHT([.B999];1)" table:style-name="ce1">
            <text:p>88</text:p>
          </table:table-cell>
          <table:table-cell office:value-type="string" office:string-value="two2twodn8" table:formula="of:=COM.MICROSOFT.REDUCE([.A999];[NumberText.$A$1]:[NumberText.$A$9];COM.MICROSOFT.LAMBDA(_xlpm.a;_xlpm.b;SUBSTITUTE(_xlpm.a;_xlpm.b;VLOOKUP(_xlpm.b;[NumberText.$A$1:.$B$9];2;FALSE))))" table:number-matrix-columns-spanned="1" table:number-matrix-rows-spanned="1" table:style-name="ce1">
            <text:p>two2twodn8</text:p>
          </table:table-cell>
          <table:table-cell office:value-type="string" office:string-value="28" table:formula="of:=COM.MICROSOFT.TEXTJOIN(&quot;&quot;;TRUE;IFERROR(MID([.D999];ROW(INDIRECT(&quot;1:100&quot;));1)+0;&quot;&quot;))" table:number-matrix-columns-spanned="1" table:number-matrix-rows-spanned="1" table:style-name="ce1">
            <text:p>28</text:p>
          </table:table-cell>
          <table:table-cell office:value-type="float" office:value="28" table:formula="of:=LEFT([.E999];1)*10+RIGHT([.E999];1)" table:style-name="ce1">
            <text:p>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e5six913lbrcc</text:p>
          </table:table-cell>
          <table:table-cell office:value-type="string" office:string-value="5913" table:formula="of:=COM.MICROSOFT.TEXTJOIN(&quot;&quot;;TRUE;IFERROR(MID([.A1000];ROW(INDIRECT(&quot;1:100&quot;));1)+0;&quot;&quot;))" table:number-matrix-columns-spanned="1" table:number-matrix-rows-spanned="1" table:style-name="ce1">
            <text:p>5913</text:p>
          </table:table-cell>
          <table:table-cell office:value-type="float" office:value="53" table:formula="of:=LEFT([.B1000];1)*10+RIGHT([.B1000];1)" table:style-name="ce1">
            <text:p>53</text:p>
          </table:table-cell>
          <table:table-cell office:value-type="string" office:string-value="one1one5six6six913lbrcc" table:formula="of:=COM.MICROSOFT.REDUCE([.A1000];[NumberText.$A$1]:[NumberText.$A$9];COM.MICROSOFT.LAMBDA(_xlpm.a;_xlpm.b;SUBSTITUTE(_xlpm.a;_xlpm.b;VLOOKUP(_xlpm.b;[NumberText.$A$1:.$B$9];2;FALSE))))" table:number-matrix-columns-spanned="1" table:number-matrix-rows-spanned="1" table:style-name="ce1">
            <text:p>one1one5six6six913lbrcc</text:p>
          </table:table-cell>
          <table:table-cell office:value-type="string" office:string-value="156913" table:formula="of:=COM.MICROSOFT.TEXTJOIN(&quot;&quot;;TRUE;IFERROR(MID([.D1000];ROW(INDIRECT(&quot;1:100&quot;));1)+0;&quot;&quot;))" table:number-matrix-columns-spanned="1" table:number-matrix-rows-spanned="1" table:style-name="ce1">
            <text:p>156913</text:p>
          </table:table-cell>
          <table:table-cell office:value-type="float" office:value="13" table:formula="of:=LEFT([.E1000];1)*10+RIGHT([.E1000];1)" table:style-name="ce1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ureightmppchbgz8lqbzqbjztwo7cksqxns</text:p>
          </table:table-cell>
          <table:table-cell office:value-type="string" office:string-value="87" table:formula="of:=COM.MICROSOFT.TEXTJOIN(&quot;&quot;;TRUE;IFERROR(MID([.A1001];ROW(INDIRECT(&quot;1:100&quot;));1)+0;&quot;&quot;))" table:number-matrix-columns-spanned="1" table:number-matrix-rows-spanned="1" table:style-name="ce1">
            <text:p>87</text:p>
          </table:table-cell>
          <table:table-cell office:value-type="float" office:value="87" table:formula="of:=LEFT([.B1001];1)*10+RIGHT([.B1001];1)" table:style-name="ce1">
            <text:p>87</text:p>
          </table:table-cell>
          <table:table-cell office:value-type="string" office:string-value="four4foureight8eightmppchbgz8lqbzqbjztwo2two7cksqxns" table:formula="of:=COM.MICROSOFT.REDUCE([.A1001];[NumberText.$A$1]:[NumberText.$A$9];COM.MICROSOFT.LAMBDA(_xlpm.a;_xlpm.b;SUBSTITUTE(_xlpm.a;_xlpm.b;VLOOKUP(_xlpm.b;[NumberText.$A$1:.$B$9];2;FALSE))))" table:number-matrix-columns-spanned="1" table:number-matrix-rows-spanned="1" table:style-name="ce1">
            <text:p>four4foureight8eightmppchbgz8lqbzqbjztwo2two7cksqxns</text:p>
          </table:table-cell>
          <table:table-cell office:value-type="string" office:string-value="48827" table:formula="of:=COM.MICROSOFT.TEXTJOIN(&quot;&quot;;TRUE;IFERROR(MID([.D1001];ROW(INDIRECT(&quot;1:100&quot;));1)+0;&quot;&quot;))" table:number-matrix-columns-spanned="1" table:number-matrix-rows-spanned="1" table:style-name="ce1">
            <text:p>48827</text:p>
          </table:table-cell>
          <table:table-cell office:value-type="float" office:value="47" table:formula="of:=LEFT([.E1001];1)*10+RIGHT([.E1001];1)" table:style-name="ce1">
            <text:p>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vhzgfpkhkone93nine</text:p>
          </table:table-cell>
          <table:table-cell office:value-type="string" office:string-value="93" table:formula="of:=COM.MICROSOFT.TEXTJOIN(&quot;&quot;;TRUE;IFERROR(MID([.A1002];ROW(INDIRECT(&quot;1:100&quot;));1)+0;&quot;&quot;))" table:number-matrix-columns-spanned="1" table:number-matrix-rows-spanned="1" table:style-name="ce1">
            <text:p>93</text:p>
          </table:table-cell>
          <table:table-cell office:value-type="float" office:value="93" table:formula="of:=LEFT([.B1002];1)*10+RIGHT([.B1002];1)" table:style-name="ce1">
            <text:p>93</text:p>
          </table:table-cell>
          <table:table-cell office:value-type="string" office:string-value="zvhzgfpkhkone1one93nine9nine" table:formula="of:=COM.MICROSOFT.REDUCE([.A1002];[NumberText.$A$1]:[NumberText.$A$9];COM.MICROSOFT.LAMBDA(_xlpm.a;_xlpm.b;SUBSTITUTE(_xlpm.a;_xlpm.b;VLOOKUP(_xlpm.b;[NumberText.$A$1:.$B$9];2;FALSE))))" table:number-matrix-columns-spanned="1" table:number-matrix-rows-spanned="1" table:style-name="ce1">
            <text:p>zvhzgfpkhkone1one93nine9nine</text:p>
          </table:table-cell>
          <table:table-cell office:value-type="string" office:string-value="1939" table:formula="of:=COM.MICROSOFT.TEXTJOIN(&quot;&quot;;TRUE;IFERROR(MID([.D1002];ROW(INDIRECT(&quot;1:100&quot;));1)+0;&quot;&quot;))" table:number-matrix-columns-spanned="1" table:number-matrix-rows-spanned="1" table:style-name="ce1">
            <text:p>1939</text:p>
          </table:table-cell>
          <table:table-cell office:value-type="float" office:value="19" table:formula="of:=LEFT([.E1002];1)*10+RIGHT([.E1002];1)" table:style-name="ce1">
            <text:p>19</text:p>
          </table:table-cell>
          <table:table-cell table:number-columns-repeated="16378"/>
        </table:table-row>
        <table:table-row table:number-rows-repeated="1047574" table:style-name="ro1">
          <table:table-cell table:number-columns-repeated="16384"/>
        </table:table-row>
      </table:table>
      <table:table table:name="NumberText" table:style-name="ta1">
        <table:table-column table:style-name="co6" table:default-cell-style-name="ce1"/>
        <table:table-column table:style-name="co5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one</text:p>
          </table:table-cell>
          <table:table-cell office:value-type="string" table:style-name="ce1">
            <text:p>one1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o</text:p>
          </table:table-cell>
          <table:table-cell office:value-type="string" table:style-name="ce1">
            <text:p>two2tw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ee</text:p>
          </table:table-cell>
          <table:table-cell office:value-type="string" table:style-name="ce1">
            <text:p>three3th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r</text:p>
          </table:table-cell>
          <table:table-cell office:value-type="string" table:style-name="ce1">
            <text:p>four4f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ve</text:p>
          </table:table-cell>
          <table:table-cell office:value-type="string" table:style-name="ce1">
            <text:p>five5f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x</text:p>
          </table:table-cell>
          <table:table-cell office:value-type="string" table:style-name="ce1">
            <text:p>six6si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en</text:p>
          </table:table-cell>
          <table:table-cell office:value-type="string" table:style-name="ce1">
            <text:p>seven7sev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ight</text:p>
          </table:table-cell>
          <table:table-cell office:value-type="string" table:style-name="ce1">
            <text:p>eight8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ne</text:p>
          </table:table-cell>
          <table:table-cell office:value-type="string" table:style-name="ce1">
            <text:p>nine9nine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Stephane Vanraes</meta:initial-creator>
    <dc:creator>Stephane Vanraes</dc:creator>
    <meta:creation-date>2023-12-01T10:34:35Z</meta:creation-date>
    <dc:date>2023-12-01T11:20:42Z</dc:date>
  </office:meta>
</office:document-meta>
</file>